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4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b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geș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ă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h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strița-Năsău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oșan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ăi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șo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cureșt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ză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ălăraș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aș-Sever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u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stanț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vas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âmboviț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laț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urgi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r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ghi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nedoa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aș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alomiț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lfo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amureș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hedinț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reș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amț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hov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ăla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u Ma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bi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ceav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leorm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iș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lce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âlce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lu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ancea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SERT INTO `countries` (`id`, `name`) VALUES (NULL, 'România');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Alba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Arad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Argeș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Bacău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Bihor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Bistrița-Năsăud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Botoșani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Brăila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Brașov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București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Buzău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Călărași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Caraș-Severin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Cluj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Constanța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Covasna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Dâmbovița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Dolj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Galați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Giurgiu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Gorj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Harghita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Hunedoara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Iași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Ialomița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Ilfov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Maramureș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Mehedinți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Mureș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Neamț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Olt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Prahova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Sălaj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Satu Mare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Sibiu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Suceava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Teleorman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Timiș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Tulcea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Vâlcea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Vaslui'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INTO `regions` (`id`, `country_id`, `name`) VALUES (NULL, (SELECT id FROM `countries` WHERE name = 'România'), 'Vrancea');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INSERT INTO `cities` (`id`, `region_id`, `name`) VALUES (NULL, (SELECT id FROM `regions` WHERE name = '</text:p>
          </table:table-cell>
          <table:table-cell table:number-columns-repeated="7"/>
          <table:table-cell office:value-type="string" calcext:value-type="string">
            <text:p>'), '</text:p>
          </table:table-cell>
          <table:table-cell office:value-type="string" calcext:value-type="string">
            <text:p>');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Abrud</text:p>
          </table:table-cell>
          <table:table-cell/>
          <table:table-cell table:formula="of:=CONCATENATE([.$C$91];[.A95];[.$K$91];[.B95];[.$L$91])" office:value-type="string" office:string-value="INSERT INTO `cities` (`id`, `region_id`, `name`) VALUES (NULL, (SELECT id FROM `regions` WHERE name = 'Alba'), 'Abrud');" calcext:value-type="string">
            <text:p>INSERT INTO `cities` (`id`, `region_id`, `name`) VALUES (NULL, (SELECT id FROM `regions` WHERE name = 'Alba'), 'Abru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Aiud</text:p>
          </table:table-cell>
          <table:table-cell/>
          <table:table-cell table:formula="of:=CONCATENATE([.$C$91];[.A96];[.$K$91];[.B96];[.$L$91])" office:value-type="string" office:string-value="INSERT INTO `cities` (`id`, `region_id`, `name`) VALUES (NULL, (SELECT id FROM `regions` WHERE name = 'Alba'), 'Aiud');" calcext:value-type="string">
            <text:p>INSERT INTO `cities` (`id`, `region_id`, `name`) VALUES (NULL, (SELECT id FROM `regions` WHERE name = 'Alba'), 'Aiu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Albac</text:p>
          </table:table-cell>
          <table:table-cell/>
          <table:table-cell table:formula="of:=CONCATENATE([.$C$91];[.A97];[.$K$91];[.B97];[.$L$91])" office:value-type="string" office:string-value="INSERT INTO `cities` (`id`, `region_id`, `name`) VALUES (NULL, (SELECT id FROM `regions` WHERE name = 'Alba'), 'Albac');" calcext:value-type="string">
            <text:p>INSERT INTO `cities` (`id`, `region_id`, `name`) VALUES (NULL, (SELECT id FROM `regions` WHERE name = 'Alba'), 'Alba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Alba Iulia</text:p>
          </table:table-cell>
          <table:table-cell/>
          <table:table-cell table:formula="of:=CONCATENATE([.$C$91];[.A98];[.$K$91];[.B98];[.$L$91])" office:value-type="string" office:string-value="INSERT INTO `cities` (`id`, `region_id`, `name`) VALUES (NULL, (SELECT id FROM `regions` WHERE name = 'Alba'), 'Alba Iulia');" calcext:value-type="string">
            <text:p>INSERT INTO `cities` (`id`, `region_id`, `name`) VALUES (NULL, (SELECT id FROM `regions` WHERE name = 'Alba'), 'Alba Iul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Almașu Mare</text:p>
          </table:table-cell>
          <table:table-cell/>
          <table:table-cell table:formula="of:=CONCATENATE([.$C$91];[.A99];[.$K$91];[.B99];[.$L$91])" office:value-type="string" office:string-value="INSERT INTO `cities` (`id`, `region_id`, `name`) VALUES (NULL, (SELECT id FROM `regions` WHERE name = 'Alba'), 'Almașu Mare');" calcext:value-type="string">
            <text:p>INSERT INTO `cities` (`id`, `region_id`, `name`) VALUES (NULL, (SELECT id FROM `regions` WHERE name = 'Alba'), 'Almaș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Arieșeni</text:p>
          </table:table-cell>
          <table:table-cell/>
          <table:table-cell table:formula="of:=CONCATENATE([.$C$91];[.A100];[.$K$91];[.B100];[.$L$91])" office:value-type="string" office:string-value="INSERT INTO `cities` (`id`, `region_id`, `name`) VALUES (NULL, (SELECT id FROM `regions` WHERE name = 'Alba'), 'Arieșeni');" calcext:value-type="string">
            <text:p>INSERT INTO `cities` (`id`, `region_id`, `name`) VALUES (NULL, (SELECT id FROM `regions` WHERE name = 'Alba'), 'Arie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Avram Iancu</text:p>
          </table:table-cell>
          <table:table-cell/>
          <table:table-cell table:formula="of:=CONCATENATE([.$C$91];[.A101];[.$K$91];[.B101];[.$L$91])" office:value-type="string" office:string-value="INSERT INTO `cities` (`id`, `region_id`, `name`) VALUES (NULL, (SELECT id FROM `regions` WHERE name = 'Alba'), 'Avram Iancu');" calcext:value-type="string">
            <text:p>INSERT INTO `cities` (`id`, `region_id`, `name`) VALUES (NULL, (SELECT id FROM `regions` WHERE name = 'Alba'), 'Avram Ian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Baia de Arieș</text:p>
          </table:table-cell>
          <table:table-cell/>
          <table:table-cell table:formula="of:=CONCATENATE([.$C$91];[.A102];[.$K$91];[.B102];[.$L$91])" office:value-type="string" office:string-value="INSERT INTO `cities` (`id`, `region_id`, `name`) VALUES (NULL, (SELECT id FROM `regions` WHERE name = 'Alba'), 'Baia de Arieș');" calcext:value-type="string">
            <text:p>INSERT INTO `cities` (`id`, `region_id`, `name`) VALUES (NULL, (SELECT id FROM `regions` WHERE name = 'Alba'), 'Baia de Ari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Berghin</text:p>
          </table:table-cell>
          <table:table-cell/>
          <table:table-cell table:formula="of:=CONCATENATE([.$C$91];[.A103];[.$K$91];[.B103];[.$L$91])" office:value-type="string" office:string-value="INSERT INTO `cities` (`id`, `region_id`, `name`) VALUES (NULL, (SELECT id FROM `regions` WHERE name = 'Alba'), 'Berghin');" calcext:value-type="string">
            <text:p>INSERT INTO `cities` (`id`, `region_id`, `name`) VALUES (NULL, (SELECT id FROM `regions` WHERE name = 'Alba'), 'Bergh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Bistra</text:p>
          </table:table-cell>
          <table:table-cell/>
          <table:table-cell table:formula="of:=CONCATENATE([.$C$91];[.A104];[.$K$91];[.B104];[.$L$91])" office:value-type="string" office:string-value="INSERT INTO `cities` (`id`, `region_id`, `name`) VALUES (NULL, (SELECT id FROM `regions` WHERE name = 'Alba'), 'Bistra');" calcext:value-type="string">
            <text:p>INSERT INTO `cities` (`id`, `region_id`, `name`) VALUES (NULL, (SELECT id FROM `regions` WHERE name = 'Alba'), 'Bist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Blaj</text:p>
          </table:table-cell>
          <table:table-cell/>
          <table:table-cell table:formula="of:=CONCATENATE([.$C$91];[.A105];[.$K$91];[.B105];[.$L$91])" office:value-type="string" office:string-value="INSERT INTO `cities` (`id`, `region_id`, `name`) VALUES (NULL, (SELECT id FROM `regions` WHERE name = 'Alba'), 'Blaj');" calcext:value-type="string">
            <text:p>INSERT INTO `cities` (`id`, `region_id`, `name`) VALUES (NULL, (SELECT id FROM `regions` WHERE name = 'Alba'), 'Blaj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Blandiana</text:p>
          </table:table-cell>
          <table:table-cell/>
          <table:table-cell table:formula="of:=CONCATENATE([.$C$91];[.A106];[.$K$91];[.B106];[.$L$91])" office:value-type="string" office:string-value="INSERT INTO `cities` (`id`, `region_id`, `name`) VALUES (NULL, (SELECT id FROM `regions` WHERE name = 'Alba'), 'Blandiana');" calcext:value-type="string">
            <text:p>INSERT INTO `cities` (`id`, `region_id`, `name`) VALUES (NULL, (SELECT id FROM `regions` WHERE name = 'Alba'), 'Blandi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Bucerdea Grânoasă</text:p>
          </table:table-cell>
          <table:table-cell/>
          <table:table-cell table:formula="of:=CONCATENATE([.$C$91];[.A107];[.$K$91];[.B107];[.$L$91])" office:value-type="string" office:string-value="INSERT INTO `cities` (`id`, `region_id`, `name`) VALUES (NULL, (SELECT id FROM `regions` WHERE name = 'Alba'), 'Bucerdea Grânoasă');" calcext:value-type="string">
            <text:p>INSERT INTO `cities` (`id`, `region_id`, `name`) VALUES (NULL, (SELECT id FROM `regions` WHERE name = 'Alba'), 'Bucerdea Grânoas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Bucium</text:p>
          </table:table-cell>
          <table:table-cell/>
          <table:table-cell table:formula="of:=CONCATENATE([.$C$91];[.A108];[.$K$91];[.B108];[.$L$91])" office:value-type="string" office:string-value="INSERT INTO `cities` (`id`, `region_id`, `name`) VALUES (NULL, (SELECT id FROM `regions` WHERE name = 'Alba'), 'Bucium');" calcext:value-type="string">
            <text:p>INSERT INTO `cities` (`id`, `region_id`, `name`) VALUES (NULL, (SELECT id FROM `regions` WHERE name = 'Alba'), 'Bucium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Câlnic</text:p>
          </table:table-cell>
          <table:table-cell/>
          <table:table-cell table:formula="of:=CONCATENATE([.$C$91];[.A109];[.$K$91];[.B109];[.$L$91])" office:value-type="string" office:string-value="INSERT INTO `cities` (`id`, `region_id`, `name`) VALUES (NULL, (SELECT id FROM `regions` WHERE name = 'Alba'), 'Câlnic');" calcext:value-type="string">
            <text:p>INSERT INTO `cities` (`id`, `region_id`, `name`) VALUES (NULL, (SELECT id FROM `regions` WHERE name = 'Alba'), 'Câlni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Câmpeni</text:p>
          </table:table-cell>
          <table:table-cell/>
          <table:table-cell table:formula="of:=CONCATENATE([.$C$91];[.A110];[.$K$91];[.B110];[.$L$91])" office:value-type="string" office:string-value="INSERT INTO `cities` (`id`, `region_id`, `name`) VALUES (NULL, (SELECT id FROM `regions` WHERE name = 'Alba'), 'Câmpeni');" calcext:value-type="string">
            <text:p>INSERT INTO `cities` (`id`, `region_id`, `name`) VALUES (NULL, (SELECT id FROM `regions` WHERE name = 'Alba'), 'Câmp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Cenade</text:p>
          </table:table-cell>
          <table:table-cell/>
          <table:table-cell table:formula="of:=CONCATENATE([.$C$91];[.A111];[.$K$91];[.B111];[.$L$91])" office:value-type="string" office:string-value="INSERT INTO `cities` (`id`, `region_id`, `name`) VALUES (NULL, (SELECT id FROM `regions` WHERE name = 'Alba'), 'Cenade');" calcext:value-type="string">
            <text:p>INSERT INTO `cities` (`id`, `region_id`, `name`) VALUES (NULL, (SELECT id FROM `regions` WHERE name = 'Alba'), 'Cenad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Cergău</text:p>
          </table:table-cell>
          <table:table-cell/>
          <table:table-cell table:formula="of:=CONCATENATE([.$C$91];[.A112];[.$K$91];[.B112];[.$L$91])" office:value-type="string" office:string-value="INSERT INTO `cities` (`id`, `region_id`, `name`) VALUES (NULL, (SELECT id FROM `regions` WHERE name = 'Alba'), 'Cergău');" calcext:value-type="string">
            <text:p>INSERT INTO `cities` (`id`, `region_id`, `name`) VALUES (NULL, (SELECT id FROM `regions` WHERE name = 'Alba'), 'Cerg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Ceru-Băcăinți</text:p>
          </table:table-cell>
          <table:table-cell/>
          <table:table-cell table:formula="of:=CONCATENATE([.$C$91];[.A113];[.$K$91];[.B113];[.$L$91])" office:value-type="string" office:string-value="INSERT INTO `cities` (`id`, `region_id`, `name`) VALUES (NULL, (SELECT id FROM `regions` WHERE name = 'Alba'), 'Ceru-Băcăinți');" calcext:value-type="string">
            <text:p>INSERT INTO `cities` (`id`, `region_id`, `name`) VALUES (NULL, (SELECT id FROM `regions` WHERE name = 'Alba'), 'Ceru-Băcăin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Cetatea de Baltă</text:p>
          </table:table-cell>
          <table:table-cell/>
          <table:table-cell table:formula="of:=CONCATENATE([.$C$91];[.A114];[.$K$91];[.B114];[.$L$91])" office:value-type="string" office:string-value="INSERT INTO `cities` (`id`, `region_id`, `name`) VALUES (NULL, (SELECT id FROM `regions` WHERE name = 'Alba'), 'Cetatea de Baltă');" calcext:value-type="string">
            <text:p>INSERT INTO `cities` (`id`, `region_id`, `name`) VALUES (NULL, (SELECT id FROM `regions` WHERE name = 'Alba'), 'Cetatea de Balt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Ciugud</text:p>
          </table:table-cell>
          <table:table-cell/>
          <table:table-cell table:formula="of:=CONCATENATE([.$C$91];[.A115];[.$K$91];[.B115];[.$L$91])" office:value-type="string" office:string-value="INSERT INTO `cities` (`id`, `region_id`, `name`) VALUES (NULL, (SELECT id FROM `regions` WHERE name = 'Alba'), 'Ciugud');" calcext:value-type="string">
            <text:p>INSERT INTO `cities` (`id`, `region_id`, `name`) VALUES (NULL, (SELECT id FROM `regions` WHERE name = 'Alba'), 'Ciugu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Ciuruleasa</text:p>
          </table:table-cell>
          <table:table-cell/>
          <table:table-cell table:formula="of:=CONCATENATE([.$C$91];[.A116];[.$K$91];[.B116];[.$L$91])" office:value-type="string" office:string-value="INSERT INTO `cities` (`id`, `region_id`, `name`) VALUES (NULL, (SELECT id FROM `regions` WHERE name = 'Alba'), 'Ciuruleasa');" calcext:value-type="string">
            <text:p>INSERT INTO `cities` (`id`, `region_id`, `name`) VALUES (NULL, (SELECT id FROM `regions` WHERE name = 'Alba'), 'Ciurule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Crăciunelu de Jos</text:p>
          </table:table-cell>
          <table:table-cell/>
          <table:table-cell table:formula="of:=CONCATENATE([.$C$91];[.A117];[.$K$91];[.B117];[.$L$91])" office:value-type="string" office:string-value="INSERT INTO `cities` (`id`, `region_id`, `name`) VALUES (NULL, (SELECT id FROM `regions` WHERE name = 'Alba'), 'Crăciunelu de Jos');" calcext:value-type="string">
            <text:p>INSERT INTO `cities` (`id`, `region_id`, `name`) VALUES (NULL, (SELECT id FROM `regions` WHERE name = 'Alba'), 'Crăciunel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Cricău</text:p>
          </table:table-cell>
          <table:table-cell/>
          <table:table-cell table:formula="of:=CONCATENATE([.$C$91];[.A118];[.$K$91];[.B118];[.$L$91])" office:value-type="string" office:string-value="INSERT INTO `cities` (`id`, `region_id`, `name`) VALUES (NULL, (SELECT id FROM `regions` WHERE name = 'Alba'), 'Cricău');" calcext:value-type="string">
            <text:p>INSERT INTO `cities` (`id`, `region_id`, `name`) VALUES (NULL, (SELECT id FROM `regions` WHERE name = 'Alba'), 'Cric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Cugir</text:p>
          </table:table-cell>
          <table:table-cell/>
          <table:table-cell table:formula="of:=CONCATENATE([.$C$91];[.A119];[.$K$91];[.B119];[.$L$91])" office:value-type="string" office:string-value="INSERT INTO `cities` (`id`, `region_id`, `name`) VALUES (NULL, (SELECT id FROM `regions` WHERE name = 'Alba'), 'Cugir');" calcext:value-type="string">
            <text:p>INSERT INTO `cities` (`id`, `region_id`, `name`) VALUES (NULL, (SELECT id FROM `regions` WHERE name = 'Alba'), 'Cugi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Cut</text:p>
          </table:table-cell>
          <table:table-cell/>
          <table:table-cell table:formula="of:=CONCATENATE([.$C$91];[.A120];[.$K$91];[.B120];[.$L$91])" office:value-type="string" office:string-value="INSERT INTO `cities` (`id`, `region_id`, `name`) VALUES (NULL, (SELECT id FROM `regions` WHERE name = 'Alba'), 'Cut');" calcext:value-type="string">
            <text:p>INSERT INTO `cities` (`id`, `region_id`, `name`) VALUES (NULL, (SELECT id FROM `regions` WHERE name = 'Alba'), 'Cu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Daia Română</text:p>
          </table:table-cell>
          <table:table-cell/>
          <table:table-cell table:formula="of:=CONCATENATE([.$C$91];[.A121];[.$K$91];[.B121];[.$L$91])" office:value-type="string" office:string-value="INSERT INTO `cities` (`id`, `region_id`, `name`) VALUES (NULL, (SELECT id FROM `regions` WHERE name = 'Alba'), 'Daia Română');" calcext:value-type="string">
            <text:p>INSERT INTO `cities` (`id`, `region_id`, `name`) VALUES (NULL, (SELECT id FROM `regions` WHERE name = 'Alba'), 'Daia Român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Doștat</text:p>
          </table:table-cell>
          <table:table-cell/>
          <table:table-cell table:formula="of:=CONCATENATE([.$C$91];[.A122];[.$K$91];[.B122];[.$L$91])" office:value-type="string" office:string-value="INSERT INTO `cities` (`id`, `region_id`, `name`) VALUES (NULL, (SELECT id FROM `regions` WHERE name = 'Alba'), 'Doștat');" calcext:value-type="string">
            <text:p>INSERT INTO `cities` (`id`, `region_id`, `name`) VALUES (NULL, (SELECT id FROM `regions` WHERE name = 'Alba'), 'Doșta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Fărău</text:p>
          </table:table-cell>
          <table:table-cell/>
          <table:table-cell table:formula="of:=CONCATENATE([.$C$91];[.A123];[.$K$91];[.B123];[.$L$91])" office:value-type="string" office:string-value="INSERT INTO `cities` (`id`, `region_id`, `name`) VALUES (NULL, (SELECT id FROM `regions` WHERE name = 'Alba'), 'Fărău');" calcext:value-type="string">
            <text:p>INSERT INTO `cities` (`id`, `region_id`, `name`) VALUES (NULL, (SELECT id FROM `regions` WHERE name = 'Alba'), 'Făr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Galda de Jos</text:p>
          </table:table-cell>
          <table:table-cell/>
          <table:table-cell table:formula="of:=CONCATENATE([.$C$91];[.A124];[.$K$91];[.B124];[.$L$91])" office:value-type="string" office:string-value="INSERT INTO `cities` (`id`, `region_id`, `name`) VALUES (NULL, (SELECT id FROM `regions` WHERE name = 'Alba'), 'Galda de Jos');" calcext:value-type="string">
            <text:p>INSERT INTO `cities` (`id`, `region_id`, `name`) VALUES (NULL, (SELECT id FROM `regions` WHERE name = 'Alba'), 'Galda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Gârbova</text:p>
          </table:table-cell>
          <table:table-cell/>
          <table:table-cell table:formula="of:=CONCATENATE([.$C$91];[.A125];[.$K$91];[.B125];[.$L$91])" office:value-type="string" office:string-value="INSERT INTO `cities` (`id`, `region_id`, `name`) VALUES (NULL, (SELECT id FROM `regions` WHERE name = 'Alba'), 'Gârbova');" calcext:value-type="string">
            <text:p>INSERT INTO `cities` (`id`, `region_id`, `name`) VALUES (NULL, (SELECT id FROM `regions` WHERE name = 'Alba'), 'Gârb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Gârda de Sus</text:p>
          </table:table-cell>
          <table:table-cell/>
          <table:table-cell table:formula="of:=CONCATENATE([.$C$91];[.A126];[.$K$91];[.B126];[.$L$91])" office:value-type="string" office:string-value="INSERT INTO `cities` (`id`, `region_id`, `name`) VALUES (NULL, (SELECT id FROM `regions` WHERE name = 'Alba'), 'Gârda de Sus');" calcext:value-type="string">
            <text:p>INSERT INTO `cities` (`id`, `region_id`, `name`) VALUES (NULL, (SELECT id FROM `regions` WHERE name = 'Alba'), 'Gârda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Hopârta</text:p>
          </table:table-cell>
          <table:table-cell/>
          <table:table-cell table:formula="of:=CONCATENATE([.$C$91];[.A127];[.$K$91];[.B127];[.$L$91])" office:value-type="string" office:string-value="INSERT INTO `cities` (`id`, `region_id`, `name`) VALUES (NULL, (SELECT id FROM `regions` WHERE name = 'Alba'), 'Hopârta');" calcext:value-type="string">
            <text:p>INSERT INTO `cities` (`id`, `region_id`, `name`) VALUES (NULL, (SELECT id FROM `regions` WHERE name = 'Alba'), 'Hopâr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Horea</text:p>
          </table:table-cell>
          <table:table-cell/>
          <table:table-cell table:formula="of:=CONCATENATE([.$C$91];[.A128];[.$K$91];[.B128];[.$L$91])" office:value-type="string" office:string-value="INSERT INTO `cities` (`id`, `region_id`, `name`) VALUES (NULL, (SELECT id FROM `regions` WHERE name = 'Alba'), 'Horea');" calcext:value-type="string">
            <text:p>INSERT INTO `cities` (`id`, `region_id`, `name`) VALUES (NULL, (SELECT id FROM `regions` WHERE name = 'Alba'), 'Hor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Ighiu</text:p>
          </table:table-cell>
          <table:table-cell/>
          <table:table-cell table:formula="of:=CONCATENATE([.$C$91];[.A129];[.$K$91];[.B129];[.$L$91])" office:value-type="string" office:string-value="INSERT INTO `cities` (`id`, `region_id`, `name`) VALUES (NULL, (SELECT id FROM `regions` WHERE name = 'Alba'), 'Ighiu');" calcext:value-type="string">
            <text:p>INSERT INTO `cities` (`id`, `region_id`, `name`) VALUES (NULL, (SELECT id FROM `regions` WHERE name = 'Alba'), 'Igh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Întregalde</text:p>
          </table:table-cell>
          <table:table-cell/>
          <table:table-cell table:formula="of:=CONCATENATE([.$C$91];[.A130];[.$K$91];[.B130];[.$L$91])" office:value-type="string" office:string-value="INSERT INTO `cities` (`id`, `region_id`, `name`) VALUES (NULL, (SELECT id FROM `regions` WHERE name = 'Alba'), 'Întregalde');" calcext:value-type="string">
            <text:p>INSERT INTO `cities` (`id`, `region_id`, `name`) VALUES (NULL, (SELECT id FROM `regions` WHERE name = 'Alba'), 'Întregald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Jidvei</text:p>
          </table:table-cell>
          <table:table-cell/>
          <table:table-cell table:formula="of:=CONCATENATE([.$C$91];[.A131];[.$K$91];[.B131];[.$L$91])" office:value-type="string" office:string-value="INSERT INTO `cities` (`id`, `region_id`, `name`) VALUES (NULL, (SELECT id FROM `regions` WHERE name = 'Alba'), 'Jidvei');" calcext:value-type="string">
            <text:p>INSERT INTO `cities` (`id`, `region_id`, `name`) VALUES (NULL, (SELECT id FROM `regions` WHERE name = 'Alba'), 'Jidv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Livezile</text:p>
          </table:table-cell>
          <table:table-cell/>
          <table:table-cell table:formula="of:=CONCATENATE([.$C$91];[.A132];[.$K$91];[.B132];[.$L$91])" office:value-type="string" office:string-value="INSERT INTO `cities` (`id`, `region_id`, `name`) VALUES (NULL, (SELECT id FROM `regions` WHERE name = 'Alba'), 'Livezile');" calcext:value-type="string">
            <text:p>INSERT INTO `cities` (`id`, `region_id`, `name`) VALUES (NULL, (SELECT id FROM `regions` WHERE name = 'Alba'), 'Livezi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Lopadea Nouă</text:p>
          </table:table-cell>
          <table:table-cell/>
          <table:table-cell table:formula="of:=CONCATENATE([.$C$91];[.A133];[.$K$91];[.B133];[.$L$91])" office:value-type="string" office:string-value="INSERT INTO `cities` (`id`, `region_id`, `name`) VALUES (NULL, (SELECT id FROM `regions` WHERE name = 'Alba'), 'Lopadea Nouă');" calcext:value-type="string">
            <text:p>INSERT INTO `cities` (`id`, `region_id`, `name`) VALUES (NULL, (SELECT id FROM `regions` WHERE name = 'Alba'), 'Lopadea Nou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Lunca Mureșului</text:p>
          </table:table-cell>
          <table:table-cell/>
          <table:table-cell table:formula="of:=CONCATENATE([.$C$91];[.A134];[.$K$91];[.B134];[.$L$91])" office:value-type="string" office:string-value="INSERT INTO `cities` (`id`, `region_id`, `name`) VALUES (NULL, (SELECT id FROM `regions` WHERE name = 'Alba'), 'Lunca Mureșului');" calcext:value-type="string">
            <text:p>INSERT INTO `cities` (`id`, `region_id`, `name`) VALUES (NULL, (SELECT id FROM `regions` WHERE name = 'Alba'), 'Lunca Mureș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Lupșa</text:p>
          </table:table-cell>
          <table:table-cell/>
          <table:table-cell table:formula="of:=CONCATENATE([.$C$91];[.A135];[.$K$91];[.B135];[.$L$91])" office:value-type="string" office:string-value="INSERT INTO `cities` (`id`, `region_id`, `name`) VALUES (NULL, (SELECT id FROM `regions` WHERE name = 'Alba'), 'Lupșa');" calcext:value-type="string">
            <text:p>INSERT INTO `cities` (`id`, `region_id`, `name`) VALUES (NULL, (SELECT id FROM `regions` WHERE name = 'Alba'), 'Lupș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Meteș</text:p>
          </table:table-cell>
          <table:table-cell/>
          <table:table-cell table:formula="of:=CONCATENATE([.$C$91];[.A136];[.$K$91];[.B136];[.$L$91])" office:value-type="string" office:string-value="INSERT INTO `cities` (`id`, `region_id`, `name`) VALUES (NULL, (SELECT id FROM `regions` WHERE name = 'Alba'), 'Meteș');" calcext:value-type="string">
            <text:p>INSERT INTO `cities` (`id`, `region_id`, `name`) VALUES (NULL, (SELECT id FROM `regions` WHERE name = 'Alba'), 'Met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Mihalț</text:p>
          </table:table-cell>
          <table:table-cell/>
          <table:table-cell table:formula="of:=CONCATENATE([.$C$91];[.A137];[.$K$91];[.B137];[.$L$91])" office:value-type="string" office:string-value="INSERT INTO `cities` (`id`, `region_id`, `name`) VALUES (NULL, (SELECT id FROM `regions` WHERE name = 'Alba'), 'Mihalț');" calcext:value-type="string">
            <text:p>INSERT INTO `cities` (`id`, `region_id`, `name`) VALUES (NULL, (SELECT id FROM `regions` WHERE name = 'Alba'), 'Mihal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Mirăslău</text:p>
          </table:table-cell>
          <table:table-cell/>
          <table:table-cell table:formula="of:=CONCATENATE([.$C$91];[.A138];[.$K$91];[.B138];[.$L$91])" office:value-type="string" office:string-value="INSERT INTO `cities` (`id`, `region_id`, `name`) VALUES (NULL, (SELECT id FROM `regions` WHERE name = 'Alba'), 'Mirăslău');" calcext:value-type="string">
            <text:p>INSERT INTO `cities` (`id`, `region_id`, `name`) VALUES (NULL, (SELECT id FROM `regions` WHERE name = 'Alba'), 'Mirăsl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Mogoș</text:p>
          </table:table-cell>
          <table:table-cell/>
          <table:table-cell table:formula="of:=CONCATENATE([.$C$91];[.A139];[.$K$91];[.B139];[.$L$91])" office:value-type="string" office:string-value="INSERT INTO `cities` (`id`, `region_id`, `name`) VALUES (NULL, (SELECT id FROM `regions` WHERE name = 'Alba'), 'Mogoș');" calcext:value-type="string">
            <text:p>INSERT INTO `cities` (`id`, `region_id`, `name`) VALUES (NULL, (SELECT id FROM `regions` WHERE name = 'Alba'), 'Mogo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Noșlac</text:p>
          </table:table-cell>
          <table:table-cell/>
          <table:table-cell table:formula="of:=CONCATENATE([.$C$91];[.A140];[.$K$91];[.B140];[.$L$91])" office:value-type="string" office:string-value="INSERT INTO `cities` (`id`, `region_id`, `name`) VALUES (NULL, (SELECT id FROM `regions` WHERE name = 'Alba'), 'Noșlac');" calcext:value-type="string">
            <text:p>INSERT INTO `cities` (`id`, `region_id`, `name`) VALUES (NULL, (SELECT id FROM `regions` WHERE name = 'Alba'), 'Noșla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Ocna Mureș</text:p>
          </table:table-cell>
          <table:table-cell/>
          <table:table-cell table:formula="of:=CONCATENATE([.$C$91];[.A141];[.$K$91];[.B141];[.$L$91])" office:value-type="string" office:string-value="INSERT INTO `cities` (`id`, `region_id`, `name`) VALUES (NULL, (SELECT id FROM `regions` WHERE name = 'Alba'), 'Ocna Mureș');" calcext:value-type="string">
            <text:p>INSERT INTO `cities` (`id`, `region_id`, `name`) VALUES (NULL, (SELECT id FROM `regions` WHERE name = 'Alba'), 'Ocna Mur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Ocoliș</text:p>
          </table:table-cell>
          <table:table-cell/>
          <table:table-cell table:formula="of:=CONCATENATE([.$C$91];[.A142];[.$K$91];[.B142];[.$L$91])" office:value-type="string" office:string-value="INSERT INTO `cities` (`id`, `region_id`, `name`) VALUES (NULL, (SELECT id FROM `regions` WHERE name = 'Alba'), 'Ocoliș');" calcext:value-type="string">
            <text:p>INSERT INTO `cities` (`id`, `region_id`, `name`) VALUES (NULL, (SELECT id FROM `regions` WHERE name = 'Alba'), 'Ocol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Ohaba</text:p>
          </table:table-cell>
          <table:table-cell/>
          <table:table-cell table:formula="of:=CONCATENATE([.$C$91];[.A143];[.$K$91];[.B143];[.$L$91])" office:value-type="string" office:string-value="INSERT INTO `cities` (`id`, `region_id`, `name`) VALUES (NULL, (SELECT id FROM `regions` WHERE name = 'Alba'), 'Ohaba');" calcext:value-type="string">
            <text:p>INSERT INTO `cities` (`id`, `region_id`, `name`) VALUES (NULL, (SELECT id FROM `regions` WHERE name = 'Alba'), 'Ohab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Pianu</text:p>
          </table:table-cell>
          <table:table-cell/>
          <table:table-cell table:formula="of:=CONCATENATE([.$C$91];[.A144];[.$K$91];[.B144];[.$L$91])" office:value-type="string" office:string-value="INSERT INTO `cities` (`id`, `region_id`, `name`) VALUES (NULL, (SELECT id FROM `regions` WHERE name = 'Alba'), 'Pianu');" calcext:value-type="string">
            <text:p>INSERT INTO `cities` (`id`, `region_id`, `name`) VALUES (NULL, (SELECT id FROM `regions` WHERE name = 'Alba'), 'Pi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Poiana Vadului</text:p>
          </table:table-cell>
          <table:table-cell/>
          <table:table-cell table:formula="of:=CONCATENATE([.$C$91];[.A145];[.$K$91];[.B145];[.$L$91])" office:value-type="string" office:string-value="INSERT INTO `cities` (`id`, `region_id`, `name`) VALUES (NULL, (SELECT id FROM `regions` WHERE name = 'Alba'), 'Poiana Vadului');" calcext:value-type="string">
            <text:p>INSERT INTO `cities` (`id`, `region_id`, `name`) VALUES (NULL, (SELECT id FROM `regions` WHERE name = 'Alba'), 'Poiana Vad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Ponor</text:p>
          </table:table-cell>
          <table:table-cell/>
          <table:table-cell table:formula="of:=CONCATENATE([.$C$91];[.A146];[.$K$91];[.B146];[.$L$91])" office:value-type="string" office:string-value="INSERT INTO `cities` (`id`, `region_id`, `name`) VALUES (NULL, (SELECT id FROM `regions` WHERE name = 'Alba'), 'Ponor');" calcext:value-type="string">
            <text:p>INSERT INTO `cities` (`id`, `region_id`, `name`) VALUES (NULL, (SELECT id FROM `regions` WHERE name = 'Alba'), 'Pon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Poșaga</text:p>
          </table:table-cell>
          <table:table-cell/>
          <table:table-cell table:formula="of:=CONCATENATE([.$C$91];[.A147];[.$K$91];[.B147];[.$L$91])" office:value-type="string" office:string-value="INSERT INTO `cities` (`id`, `region_id`, `name`) VALUES (NULL, (SELECT id FROM `regions` WHERE name = 'Alba'), 'Poșaga');" calcext:value-type="string">
            <text:p>INSERT INTO `cities` (`id`, `region_id`, `name`) VALUES (NULL, (SELECT id FROM `regions` WHERE name = 'Alba'), 'Poșag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Rădești</text:p>
          </table:table-cell>
          <table:table-cell/>
          <table:table-cell table:formula="of:=CONCATENATE([.$C$91];[.A148];[.$K$91];[.B148];[.$L$91])" office:value-type="string" office:string-value="INSERT INTO `cities` (`id`, `region_id`, `name`) VALUES (NULL, (SELECT id FROM `regions` WHERE name = 'Alba'), 'Rădești');" calcext:value-type="string">
            <text:p>INSERT INTO `cities` (`id`, `region_id`, `name`) VALUES (NULL, (SELECT id FROM `regions` WHERE name = 'Alba'), 'Ră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Râmeț</text:p>
          </table:table-cell>
          <table:table-cell/>
          <table:table-cell table:formula="of:=CONCATENATE([.$C$91];[.A149];[.$K$91];[.B149];[.$L$91])" office:value-type="string" office:string-value="INSERT INTO `cities` (`id`, `region_id`, `name`) VALUES (NULL, (SELECT id FROM `regions` WHERE name = 'Alba'), 'Râmeț');" calcext:value-type="string">
            <text:p>INSERT INTO `cities` (`id`, `region_id`, `name`) VALUES (NULL, (SELECT id FROM `regions` WHERE name = 'Alba'), 'Râme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Rimetea</text:p>
          </table:table-cell>
          <table:table-cell/>
          <table:table-cell table:formula="of:=CONCATENATE([.$C$91];[.A150];[.$K$91];[.B150];[.$L$91])" office:value-type="string" office:string-value="INSERT INTO `cities` (`id`, `region_id`, `name`) VALUES (NULL, (SELECT id FROM `regions` WHERE name = 'Alba'), 'Rimetea');" calcext:value-type="string">
            <text:p>INSERT INTO `cities` (`id`, `region_id`, `name`) VALUES (NULL, (SELECT id FROM `regions` WHERE name = 'Alba'), 'Rime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Roșia de Secaș</text:p>
          </table:table-cell>
          <table:table-cell/>
          <table:table-cell table:formula="of:=CONCATENATE([.$C$91];[.A151];[.$K$91];[.B151];[.$L$91])" office:value-type="string" office:string-value="INSERT INTO `cities` (`id`, `region_id`, `name`) VALUES (NULL, (SELECT id FROM `regions` WHERE name = 'Alba'), 'Roșia de Secaș');" calcext:value-type="string">
            <text:p>INSERT INTO `cities` (`id`, `region_id`, `name`) VALUES (NULL, (SELECT id FROM `regions` WHERE name = 'Alba'), 'Roșia de Sec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Roșia Montană</text:p>
          </table:table-cell>
          <table:table-cell/>
          <table:table-cell table:formula="of:=CONCATENATE([.$C$91];[.A152];[.$K$91];[.B152];[.$L$91])" office:value-type="string" office:string-value="INSERT INTO `cities` (`id`, `region_id`, `name`) VALUES (NULL, (SELECT id FROM `regions` WHERE name = 'Alba'), 'Roșia Montană');" calcext:value-type="string">
            <text:p>INSERT INTO `cities` (`id`, `region_id`, `name`) VALUES (NULL, (SELECT id FROM `regions` WHERE name = 'Alba'), 'Roșia Montan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Sălciua</text:p>
          </table:table-cell>
          <table:table-cell/>
          <table:table-cell table:formula="of:=CONCATENATE([.$C$91];[.A153];[.$K$91];[.B153];[.$L$91])" office:value-type="string" office:string-value="INSERT INTO `cities` (`id`, `region_id`, `name`) VALUES (NULL, (SELECT id FROM `regions` WHERE name = 'Alba'), 'Sălciua');" calcext:value-type="string">
            <text:p>INSERT INTO `cities` (`id`, `region_id`, `name`) VALUES (NULL, (SELECT id FROM `regions` WHERE name = 'Alba'), 'Sălciu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Săliștea</text:p>
          </table:table-cell>
          <table:table-cell/>
          <table:table-cell table:formula="of:=CONCATENATE([.$C$91];[.A154];[.$K$91];[.B154];[.$L$91])" office:value-type="string" office:string-value="INSERT INTO `cities` (`id`, `region_id`, `name`) VALUES (NULL, (SELECT id FROM `regions` WHERE name = 'Alba'), 'Săliștea');" calcext:value-type="string">
            <text:p>INSERT INTO `cities` (`id`, `region_id`, `name`) VALUES (NULL, (SELECT id FROM `regions` WHERE name = 'Alba'), 'Săliș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Sâncel</text:p>
          </table:table-cell>
          <table:table-cell/>
          <table:table-cell table:formula="of:=CONCATENATE([.$C$91];[.A155];[.$K$91];[.B155];[.$L$91])" office:value-type="string" office:string-value="INSERT INTO `cities` (`id`, `region_id`, `name`) VALUES (NULL, (SELECT id FROM `regions` WHERE name = 'Alba'), 'Sâncel');" calcext:value-type="string">
            <text:p>INSERT INTO `cities` (`id`, `region_id`, `name`) VALUES (NULL, (SELECT id FROM `regions` WHERE name = 'Alba'), 'Sânc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Sântimbru</text:p>
          </table:table-cell>
          <table:table-cell/>
          <table:table-cell table:formula="of:=CONCATENATE([.$C$91];[.A156];[.$K$91];[.B156];[.$L$91])" office:value-type="string" office:string-value="INSERT INTO `cities` (`id`, `region_id`, `name`) VALUES (NULL, (SELECT id FROM `regions` WHERE name = 'Alba'), 'Sântimbru');" calcext:value-type="string">
            <text:p>INSERT INTO `cities` (`id`, `region_id`, `name`) VALUES (NULL, (SELECT id FROM `regions` WHERE name = 'Alba'), 'Sântimb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Săsciori</text:p>
          </table:table-cell>
          <table:table-cell/>
          <table:table-cell table:formula="of:=CONCATENATE([.$C$91];[.A157];[.$K$91];[.B157];[.$L$91])" office:value-type="string" office:string-value="INSERT INTO `cities` (`id`, `region_id`, `name`) VALUES (NULL, (SELECT id FROM `regions` WHERE name = 'Alba'), 'Săsciori');" calcext:value-type="string">
            <text:p>INSERT INTO `cities` (`id`, `region_id`, `name`) VALUES (NULL, (SELECT id FROM `regions` WHERE name = 'Alba'), 'Săscio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Scărișoara</text:p>
          </table:table-cell>
          <table:table-cell/>
          <table:table-cell table:formula="of:=CONCATENATE([.$C$91];[.A158];[.$K$91];[.B158];[.$L$91])" office:value-type="string" office:string-value="INSERT INTO `cities` (`id`, `region_id`, `name`) VALUES (NULL, (SELECT id FROM `regions` WHERE name = 'Alba'), 'Scărișoara');" calcext:value-type="string">
            <text:p>INSERT INTO `cities` (`id`, `region_id`, `name`) VALUES (NULL, (SELECT id FROM `regions` WHERE name = 'Alba'), 'Scăriș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Sebeș</text:p>
          </table:table-cell>
          <table:table-cell/>
          <table:table-cell table:formula="of:=CONCATENATE([.$C$91];[.A159];[.$K$91];[.B159];[.$L$91])" office:value-type="string" office:string-value="INSERT INTO `cities` (`id`, `region_id`, `name`) VALUES (NULL, (SELECT id FROM `regions` WHERE name = 'Alba'), 'Sebeș');" calcext:value-type="string">
            <text:p>INSERT INTO `cities` (`id`, `region_id`, `name`) VALUES (NULL, (SELECT id FROM `regions` WHERE name = 'Alba'), 'Seb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Șibot</text:p>
          </table:table-cell>
          <table:table-cell/>
          <table:table-cell table:formula="of:=CONCATENATE([.$C$91];[.A160];[.$K$91];[.B160];[.$L$91])" office:value-type="string" office:string-value="INSERT INTO `cities` (`id`, `region_id`, `name`) VALUES (NULL, (SELECT id FROM `regions` WHERE name = 'Alba'), 'Șibot');" calcext:value-type="string">
            <text:p>INSERT INTO `cities` (`id`, `region_id`, `name`) VALUES (NULL, (SELECT id FROM `regions` WHERE name = 'Alba'), 'Șibo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Sohodol</text:p>
          </table:table-cell>
          <table:table-cell/>
          <table:table-cell table:formula="of:=CONCATENATE([.$C$91];[.A161];[.$K$91];[.B161];[.$L$91])" office:value-type="string" office:string-value="INSERT INTO `cities` (`id`, `region_id`, `name`) VALUES (NULL, (SELECT id FROM `regions` WHERE name = 'Alba'), 'Sohodol');" calcext:value-type="string">
            <text:p>INSERT INTO `cities` (`id`, `region_id`, `name`) VALUES (NULL, (SELECT id FROM `regions` WHERE name = 'Alba'), 'Sohodo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Șona</text:p>
          </table:table-cell>
          <table:table-cell/>
          <table:table-cell table:formula="of:=CONCATENATE([.$C$91];[.A162];[.$K$91];[.B162];[.$L$91])" office:value-type="string" office:string-value="INSERT INTO `cities` (`id`, `region_id`, `name`) VALUES (NULL, (SELECT id FROM `regions` WHERE name = 'Alba'), 'Șona');" calcext:value-type="string">
            <text:p>INSERT INTO `cities` (`id`, `region_id`, `name`) VALUES (NULL, (SELECT id FROM `regions` WHERE name = 'Alba'), 'Șo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Șpring</text:p>
          </table:table-cell>
          <table:table-cell/>
          <table:table-cell table:formula="of:=CONCATENATE([.$C$91];[.A163];[.$K$91];[.B163];[.$L$91])" office:value-type="string" office:string-value="INSERT INTO `cities` (`id`, `region_id`, `name`) VALUES (NULL, (SELECT id FROM `regions` WHERE name = 'Alba'), 'Șpring');" calcext:value-type="string">
            <text:p>INSERT INTO `cities` (`id`, `region_id`, `name`) VALUES (NULL, (SELECT id FROM `regions` WHERE name = 'Alba'), 'Șprin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Stremț</text:p>
          </table:table-cell>
          <table:table-cell/>
          <table:table-cell table:formula="of:=CONCATENATE([.$C$91];[.A164];[.$K$91];[.B164];[.$L$91])" office:value-type="string" office:string-value="INSERT INTO `cities` (`id`, `region_id`, `name`) VALUES (NULL, (SELECT id FROM `regions` WHERE name = 'Alba'), 'Stremț');" calcext:value-type="string">
            <text:p>INSERT INTO `cities` (`id`, `region_id`, `name`) VALUES (NULL, (SELECT id FROM `regions` WHERE name = 'Alba'), 'Strem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Șugag</text:p>
          </table:table-cell>
          <table:table-cell/>
          <table:table-cell table:formula="of:=CONCATENATE([.$C$91];[.A165];[.$K$91];[.B165];[.$L$91])" office:value-type="string" office:string-value="INSERT INTO `cities` (`id`, `region_id`, `name`) VALUES (NULL, (SELECT id FROM `regions` WHERE name = 'Alba'), 'Șugag');" calcext:value-type="string">
            <text:p>INSERT INTO `cities` (`id`, `region_id`, `name`) VALUES (NULL, (SELECT id FROM `regions` WHERE name = 'Alba'), 'Șuga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Teiuș</text:p>
          </table:table-cell>
          <table:table-cell/>
          <table:table-cell table:formula="of:=CONCATENATE([.$C$91];[.A166];[.$K$91];[.B166];[.$L$91])" office:value-type="string" office:string-value="INSERT INTO `cities` (`id`, `region_id`, `name`) VALUES (NULL, (SELECT id FROM `regions` WHERE name = 'Alba'), 'Teiuș');" calcext:value-type="string">
            <text:p>INSERT INTO `cities` (`id`, `region_id`, `name`) VALUES (NULL, (SELECT id FROM `regions` WHERE name = 'Alba'), 'Tei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Unirea</text:p>
          </table:table-cell>
          <table:table-cell/>
          <table:table-cell table:formula="of:=CONCATENATE([.$C$91];[.A167];[.$K$91];[.B167];[.$L$91])" office:value-type="string" office:string-value="INSERT INTO `cities` (`id`, `region_id`, `name`) VALUES (NULL, (SELECT id FROM `regions` WHERE name = 'Alba'), 'Unirea');" calcext:value-type="string">
            <text:p>INSERT INTO `cities` (`id`, `region_id`, `name`) VALUES (NULL, (SELECT id FROM `regions` WHERE name = 'Alba'), 'Unir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Vadu Moților</text:p>
          </table:table-cell>
          <table:table-cell/>
          <table:table-cell table:formula="of:=CONCATENATE([.$C$91];[.A168];[.$K$91];[.B168];[.$L$91])" office:value-type="string" office:string-value="INSERT INTO `cities` (`id`, `region_id`, `name`) VALUES (NULL, (SELECT id FROM `regions` WHERE name = 'Alba'), 'Vadu Moților');" calcext:value-type="string">
            <text:p>INSERT INTO `cities` (`id`, `region_id`, `name`) VALUES (NULL, (SELECT id FROM `regions` WHERE name = 'Alba'), 'Vadu Moțil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Valea Lungă</text:p>
          </table:table-cell>
          <table:table-cell/>
          <table:table-cell table:formula="of:=CONCATENATE([.$C$91];[.A169];[.$K$91];[.B169];[.$L$91])" office:value-type="string" office:string-value="INSERT INTO `cities` (`id`, `region_id`, `name`) VALUES (NULL, (SELECT id FROM `regions` WHERE name = 'Alba'), 'Valea Lungă');" calcext:value-type="string">
            <text:p>INSERT INTO `cities` (`id`, `region_id`, `name`) VALUES (NULL, (SELECT id FROM `regions` WHERE name = 'Alba'), 'Valea Lung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Vidra</text:p>
          </table:table-cell>
          <table:table-cell/>
          <table:table-cell table:formula="of:=CONCATENATE([.$C$91];[.A170];[.$K$91];[.B170];[.$L$91])" office:value-type="string" office:string-value="INSERT INTO `cities` (`id`, `region_id`, `name`) VALUES (NULL, (SELECT id FROM `regions` WHERE name = 'Alba'), 'Vidra');" calcext:value-type="string">
            <text:p>INSERT INTO `cities` (`id`, `region_id`, `name`) VALUES (NULL, (SELECT id FROM `regions` WHERE name = 'Alba'), 'Vid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Vințu de Jos</text:p>
          </table:table-cell>
          <table:table-cell/>
          <table:table-cell table:formula="of:=CONCATENATE([.$C$91];[.A171];[.$K$91];[.B171];[.$L$91])" office:value-type="string" office:string-value="INSERT INTO `cities` (`id`, `region_id`, `name`) VALUES (NULL, (SELECT id FROM `regions` WHERE name = 'Alba'), 'Vințu de Jos');" calcext:value-type="string">
            <text:p>INSERT INTO `cities` (`id`, `region_id`, `name`) VALUES (NULL, (SELECT id FROM `regions` WHERE name = 'Alba'), 'Vinț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Zlatna</text:p>
          </table:table-cell>
          <table:table-cell/>
          <table:table-cell table:formula="of:=CONCATENATE([.$C$91];[.A172];[.$K$91];[.B172];[.$L$91])" office:value-type="string" office:string-value="INSERT INTO `cities` (`id`, `region_id`, `name`) VALUES (NULL, (SELECT id FROM `regions` WHERE name = 'Alba'), 'Zlatna');" calcext:value-type="string">
            <text:p>INSERT INTO `cities` (`id`, `region_id`, `name`) VALUES (NULL, (SELECT id FROM `regions` WHERE name = 'Alba'), 'Zlatna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Almaș</text:p>
          </table:table-cell>
          <table:table-cell/>
          <table:table-cell table:formula="of:=CONCATENATE([.$C$91];[.A174];[.$K$91];[.B174];[.$L$91])" office:value-type="string" office:string-value="INSERT INTO `cities` (`id`, `region_id`, `name`) VALUES (NULL, (SELECT id FROM `regions` WHERE name = 'Arad'), 'Almaș');" calcext:value-type="string">
            <text:p>INSERT INTO `cities` (`id`, `region_id`, `name`) VALUES (NULL, (SELECT id FROM `regions` WHERE name = 'Arad'), 'Alm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Apateu</text:p>
          </table:table-cell>
          <table:table-cell/>
          <table:table-cell table:formula="of:=CONCATENATE([.$C$91];[.A175];[.$K$91];[.B175];[.$L$91])" office:value-type="string" office:string-value="INSERT INTO `cities` (`id`, `region_id`, `name`) VALUES (NULL, (SELECT id FROM `regions` WHERE name = 'Arad'), 'Apateu');" calcext:value-type="string">
            <text:p>INSERT INTO `cities` (`id`, `region_id`, `name`) VALUES (NULL, (SELECT id FROM `regions` WHERE name = 'Arad'), 'Apateu');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rad</text:p>
          </table:table-cell>
          <table:table-cell/>
          <table:table-cell table:formula="of:=CONCATENATE([.$C$91];[.A176];[.$K$91];[.B176];[.$L$91])" office:value-type="string" office:string-value="INSERT INTO `cities` (`id`, `region_id`, `name`) VALUES (NULL, (SELECT id FROM `regions` WHERE name = 'Arad'), 'Arad');" calcext:value-type="string">
            <text:p>INSERT INTO `cities` (`id`, `region_id`, `name`) VALUES (NULL, (SELECT id FROM `regions` WHERE name = 'Arad'), 'Ara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Archiș</text:p>
          </table:table-cell>
          <table:table-cell/>
          <table:table-cell table:formula="of:=CONCATENATE([.$C$91];[.A177];[.$K$91];[.B177];[.$L$91])" office:value-type="string" office:string-value="INSERT INTO `cities` (`id`, `region_id`, `name`) VALUES (NULL, (SELECT id FROM `regions` WHERE name = 'Arad'), 'Archiș');" calcext:value-type="string">
            <text:p>INSERT INTO `cities` (`id`, `region_id`, `name`) VALUES (NULL, (SELECT id FROM `regions` WHERE name = 'Arad'), 'Arch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Bârsa</text:p>
          </table:table-cell>
          <table:table-cell/>
          <table:table-cell table:formula="of:=CONCATENATE([.$C$91];[.A178];[.$K$91];[.B178];[.$L$91])" office:value-type="string" office:string-value="INSERT INTO `cities` (`id`, `region_id`, `name`) VALUES (NULL, (SELECT id FROM `regions` WHERE name = 'Arad'), 'Bârsa');" calcext:value-type="string">
            <text:p>INSERT INTO `cities` (`id`, `region_id`, `name`) VALUES (NULL, (SELECT id FROM `regions` WHERE name = 'Arad'), 'Bâr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Bârzava</text:p>
          </table:table-cell>
          <table:table-cell/>
          <table:table-cell table:formula="of:=CONCATENATE([.$C$91];[.A179];[.$K$91];[.B179];[.$L$91])" office:value-type="string" office:string-value="INSERT INTO `cities` (`id`, `region_id`, `name`) VALUES (NULL, (SELECT id FROM `regions` WHERE name = 'Arad'), 'Bârzava');" calcext:value-type="string">
            <text:p>INSERT INTO `cities` (`id`, `region_id`, `name`) VALUES (NULL, (SELECT id FROM `regions` WHERE name = 'Arad'), 'Bârza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Bata</text:p>
          </table:table-cell>
          <table:table-cell/>
          <table:table-cell table:formula="of:=CONCATENATE([.$C$91];[.A180];[.$K$91];[.B180];[.$L$91])" office:value-type="string" office:string-value="INSERT INTO `cities` (`id`, `region_id`, `name`) VALUES (NULL, (SELECT id FROM `regions` WHERE name = 'Arad'), 'Bata');" calcext:value-type="string">
            <text:p>INSERT INTO `cities` (`id`, `region_id`, `name`) VALUES (NULL, (SELECT id FROM `regions` WHERE name = 'Arad'), 'Ba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Beliu</text:p>
          </table:table-cell>
          <table:table-cell/>
          <table:table-cell table:formula="of:=CONCATENATE([.$C$91];[.A181];[.$K$91];[.B181];[.$L$91])" office:value-type="string" office:string-value="INSERT INTO `cities` (`id`, `region_id`, `name`) VALUES (NULL, (SELECT id FROM `regions` WHERE name = 'Arad'), 'Beliu');" calcext:value-type="string">
            <text:p>INSERT INTO `cities` (`id`, `region_id`, `name`) VALUES (NULL, (SELECT id FROM `regions` WHERE name = 'Arad'), 'Bel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Birchiș</text:p>
          </table:table-cell>
          <table:table-cell/>
          <table:table-cell table:formula="of:=CONCATENATE([.$C$91];[.A182];[.$K$91];[.B182];[.$L$91])" office:value-type="string" office:string-value="INSERT INTO `cities` (`id`, `region_id`, `name`) VALUES (NULL, (SELECT id FROM `regions` WHERE name = 'Arad'), 'Birchiș');" calcext:value-type="string">
            <text:p>INSERT INTO `cities` (`id`, `region_id`, `name`) VALUES (NULL, (SELECT id FROM `regions` WHERE name = 'Arad'), 'Birch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Bocsig</text:p>
          </table:table-cell>
          <table:table-cell/>
          <table:table-cell table:formula="of:=CONCATENATE([.$C$91];[.A183];[.$K$91];[.B183];[.$L$91])" office:value-type="string" office:string-value="INSERT INTO `cities` (`id`, `region_id`, `name`) VALUES (NULL, (SELECT id FROM `regions` WHERE name = 'Arad'), 'Bocsig');" calcext:value-type="string">
            <text:p>INSERT INTO `cities` (`id`, `region_id`, `name`) VALUES (NULL, (SELECT id FROM `regions` WHERE name = 'Arad'), 'Bocsi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Brazii</text:p>
          </table:table-cell>
          <table:table-cell/>
          <table:table-cell table:formula="of:=CONCATENATE([.$C$91];[.A184];[.$K$91];[.B184];[.$L$91])" office:value-type="string" office:string-value="INSERT INTO `cities` (`id`, `region_id`, `name`) VALUES (NULL, (SELECT id FROM `regions` WHERE name = 'Arad'), 'Brazii');" calcext:value-type="string">
            <text:p>INSERT INTO `cities` (`id`, `region_id`, `name`) VALUES (NULL, (SELECT id FROM `regions` WHERE name = 'Arad'), 'Braz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Buteni</text:p>
          </table:table-cell>
          <table:table-cell/>
          <table:table-cell table:formula="of:=CONCATENATE([.$C$91];[.A185];[.$K$91];[.B185];[.$L$91])" office:value-type="string" office:string-value="INSERT INTO `cities` (`id`, `region_id`, `name`) VALUES (NULL, (SELECT id FROM `regions` WHERE name = 'Arad'), 'Buteni');" calcext:value-type="string">
            <text:p>INSERT INTO `cities` (`id`, `region_id`, `name`) VALUES (NULL, (SELECT id FROM `regions` WHERE name = 'Arad'), 'Bu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Cărand</text:p>
          </table:table-cell>
          <table:table-cell/>
          <table:table-cell table:formula="of:=CONCATENATE([.$C$91];[.A186];[.$K$91];[.B186];[.$L$91])" office:value-type="string" office:string-value="INSERT INTO `cities` (`id`, `region_id`, `name`) VALUES (NULL, (SELECT id FROM `regions` WHERE name = 'Arad'), 'Cărand');" calcext:value-type="string">
            <text:p>INSERT INTO `cities` (`id`, `region_id`, `name`) VALUES (NULL, (SELECT id FROM `regions` WHERE name = 'Arad'), 'Căran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Cermei</text:p>
          </table:table-cell>
          <table:table-cell/>
          <table:table-cell table:formula="of:=CONCATENATE([.$C$91];[.A187];[.$K$91];[.B187];[.$L$91])" office:value-type="string" office:string-value="INSERT INTO `cities` (`id`, `region_id`, `name`) VALUES (NULL, (SELECT id FROM `regions` WHERE name = 'Arad'), 'Cermei');" calcext:value-type="string">
            <text:p>INSERT INTO `cities` (`id`, `region_id`, `name`) VALUES (NULL, (SELECT id FROM `regions` WHERE name = 'Arad'), 'Cerm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Chisindia</text:p>
          </table:table-cell>
          <table:table-cell/>
          <table:table-cell table:formula="of:=CONCATENATE([.$C$91];[.A188];[.$K$91];[.B188];[.$L$91])" office:value-type="string" office:string-value="INSERT INTO `cities` (`id`, `region_id`, `name`) VALUES (NULL, (SELECT id FROM `regions` WHERE name = 'Arad'), 'Chisindia');" calcext:value-type="string">
            <text:p>INSERT INTO `cities` (`id`, `region_id`, `name`) VALUES (NULL, (SELECT id FROM `regions` WHERE name = 'Arad'), 'Chisind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Chișineu-Criș</text:p>
          </table:table-cell>
          <table:table-cell/>
          <table:table-cell table:formula="of:=CONCATENATE([.$C$91];[.A189];[.$K$91];[.B189];[.$L$91])" office:value-type="string" office:string-value="INSERT INTO `cities` (`id`, `region_id`, `name`) VALUES (NULL, (SELECT id FROM `regions` WHERE name = 'Arad'), 'Chișineu-Criș');" calcext:value-type="string">
            <text:p>INSERT INTO `cities` (`id`, `region_id`, `name`) VALUES (NULL, (SELECT id FROM `regions` WHERE name = 'Arad'), 'Chișineu-Cr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Conop</text:p>
          </table:table-cell>
          <table:table-cell/>
          <table:table-cell table:formula="of:=CONCATENATE([.$C$91];[.A190];[.$K$91];[.B190];[.$L$91])" office:value-type="string" office:string-value="INSERT INTO `cities` (`id`, `region_id`, `name`) VALUES (NULL, (SELECT id FROM `regions` WHERE name = 'Arad'), 'Conop');" calcext:value-type="string">
            <text:p>INSERT INTO `cities` (`id`, `region_id`, `name`) VALUES (NULL, (SELECT id FROM `regions` WHERE name = 'Arad'), 'Conop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Covăsânț</text:p>
          </table:table-cell>
          <table:table-cell/>
          <table:table-cell table:formula="of:=CONCATENATE([.$C$91];[.A191];[.$K$91];[.B191];[.$L$91])" office:value-type="string" office:string-value="INSERT INTO `cities` (`id`, `region_id`, `name`) VALUES (NULL, (SELECT id FROM `regions` WHERE name = 'Arad'), 'Covăsânț');" calcext:value-type="string">
            <text:p>INSERT INTO `cities` (`id`, `region_id`, `name`) VALUES (NULL, (SELECT id FROM `regions` WHERE name = 'Arad'), 'Covăsân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Craiva</text:p>
          </table:table-cell>
          <table:table-cell/>
          <table:table-cell table:formula="of:=CONCATENATE([.$C$91];[.A192];[.$K$91];[.B192];[.$L$91])" office:value-type="string" office:string-value="INSERT INTO `cities` (`id`, `region_id`, `name`) VALUES (NULL, (SELECT id FROM `regions` WHERE name = 'Arad'), 'Craiva');" calcext:value-type="string">
            <text:p>INSERT INTO `cities` (`id`, `region_id`, `name`) VALUES (NULL, (SELECT id FROM `regions` WHERE name = 'Arad'), 'Crai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Curtici</text:p>
          </table:table-cell>
          <table:table-cell/>
          <table:table-cell table:formula="of:=CONCATENATE([.$C$91];[.A193];[.$K$91];[.B193];[.$L$91])" office:value-type="string" office:string-value="INSERT INTO `cities` (`id`, `region_id`, `name`) VALUES (NULL, (SELECT id FROM `regions` WHERE name = 'Arad'), 'Curtici');" calcext:value-type="string">
            <text:p>INSERT INTO `cities` (`id`, `region_id`, `name`) VALUES (NULL, (SELECT id FROM `regions` WHERE name = 'Arad'), 'Curti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Dezna</text:p>
          </table:table-cell>
          <table:table-cell/>
          <table:table-cell table:formula="of:=CONCATENATE([.$C$91];[.A194];[.$K$91];[.B194];[.$L$91])" office:value-type="string" office:string-value="INSERT INTO `cities` (`id`, `region_id`, `name`) VALUES (NULL, (SELECT id FROM `regions` WHERE name = 'Arad'), 'Dezna');" calcext:value-type="string">
            <text:p>INSERT INTO `cities` (`id`, `region_id`, `name`) VALUES (NULL, (SELECT id FROM `regions` WHERE name = 'Arad'), 'Dez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Dieci</text:p>
          </table:table-cell>
          <table:table-cell/>
          <table:table-cell table:formula="of:=CONCATENATE([.$C$91];[.A195];[.$K$91];[.B195];[.$L$91])" office:value-type="string" office:string-value="INSERT INTO `cities` (`id`, `region_id`, `name`) VALUES (NULL, (SELECT id FROM `regions` WHERE name = 'Arad'), 'Dieci');" calcext:value-type="string">
            <text:p>INSERT INTO `cities` (`id`, `region_id`, `name`) VALUES (NULL, (SELECT id FROM `regions` WHERE name = 'Arad'), 'Die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Dorobanți</text:p>
          </table:table-cell>
          <table:table-cell/>
          <table:table-cell table:formula="of:=CONCATENATE([.$C$91];[.A196];[.$K$91];[.B196];[.$L$91])" office:value-type="string" office:string-value="INSERT INTO `cities` (`id`, `region_id`, `name`) VALUES (NULL, (SELECT id FROM `regions` WHERE name = 'Arad'), 'Dorobanți');" calcext:value-type="string">
            <text:p>INSERT INTO `cities` (`id`, `region_id`, `name`) VALUES (NULL, (SELECT id FROM `regions` WHERE name = 'Arad'), 'Doroban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Fântânele</text:p>
          </table:table-cell>
          <table:table-cell/>
          <table:table-cell table:formula="of:=CONCATENATE([.$C$91];[.A197];[.$K$91];[.B197];[.$L$91])" office:value-type="string" office:string-value="INSERT INTO `cities` (`id`, `region_id`, `name`) VALUES (NULL, (SELECT id FROM `regions` WHERE name = 'Arad'), 'Fântânele');" calcext:value-type="string">
            <text:p>INSERT INTO `cities` (`id`, `region_id`, `name`) VALUES (NULL, (SELECT id FROM `regions` WHERE name = 'Arad'), 'Fântân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Felnac</text:p>
          </table:table-cell>
          <table:table-cell/>
          <table:table-cell table:formula="of:=CONCATENATE([.$C$91];[.A198];[.$K$91];[.B198];[.$L$91])" office:value-type="string" office:string-value="INSERT INTO `cities` (`id`, `region_id`, `name`) VALUES (NULL, (SELECT id FROM `regions` WHERE name = 'Arad'), 'Felnac');" calcext:value-type="string">
            <text:p>INSERT INTO `cities` (`id`, `region_id`, `name`) VALUES (NULL, (SELECT id FROM `regions` WHERE name = 'Arad'), 'Felna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Frumușeni</text:p>
          </table:table-cell>
          <table:table-cell/>
          <table:table-cell table:formula="of:=CONCATENATE([.$C$91];[.A199];[.$K$91];[.B199];[.$L$91])" office:value-type="string" office:string-value="INSERT INTO `cities` (`id`, `region_id`, `name`) VALUES (NULL, (SELECT id FROM `regions` WHERE name = 'Arad'), 'Frumușeni');" calcext:value-type="string">
            <text:p>INSERT INTO `cities` (`id`, `region_id`, `name`) VALUES (NULL, (SELECT id FROM `regions` WHERE name = 'Arad'), 'Frumu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Ghioroc</text:p>
          </table:table-cell>
          <table:table-cell/>
          <table:table-cell table:formula="of:=CONCATENATE([.$C$91];[.A200];[.$K$91];[.B200];[.$L$91])" office:value-type="string" office:string-value="INSERT INTO `cities` (`id`, `region_id`, `name`) VALUES (NULL, (SELECT id FROM `regions` WHERE name = 'Arad'), 'Ghioroc');" calcext:value-type="string">
            <text:p>INSERT INTO `cities` (`id`, `region_id`, `name`) VALUES (NULL, (SELECT id FROM `regions` WHERE name = 'Arad'), 'Ghioro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Grăniceri</text:p>
          </table:table-cell>
          <table:table-cell/>
          <table:table-cell table:formula="of:=CONCATENATE([.$C$91];[.A201];[.$K$91];[.B201];[.$L$91])" office:value-type="string" office:string-value="INSERT INTO `cities` (`id`, `region_id`, `name`) VALUES (NULL, (SELECT id FROM `regions` WHERE name = 'Arad'), 'Grăniceri');" calcext:value-type="string">
            <text:p>INSERT INTO `cities` (`id`, `region_id`, `name`) VALUES (NULL, (SELECT id FROM `regions` WHERE name = 'Arad'), 'Grănice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Gurahonț</text:p>
          </table:table-cell>
          <table:table-cell/>
          <table:table-cell table:formula="of:=CONCATENATE([.$C$91];[.A202];[.$K$91];[.B202];[.$L$91])" office:value-type="string" office:string-value="INSERT INTO `cities` (`id`, `region_id`, `name`) VALUES (NULL, (SELECT id FROM `regions` WHERE name = 'Arad'), 'Gurahonț');" calcext:value-type="string">
            <text:p>INSERT INTO `cities` (`id`, `region_id`, `name`) VALUES (NULL, (SELECT id FROM `regions` WHERE name = 'Arad'), 'Gurahon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Hălmăgel</text:p>
          </table:table-cell>
          <table:table-cell/>
          <table:table-cell table:formula="of:=CONCATENATE([.$C$91];[.A203];[.$K$91];[.B203];[.$L$91])" office:value-type="string" office:string-value="INSERT INTO `cities` (`id`, `region_id`, `name`) VALUES (NULL, (SELECT id FROM `regions` WHERE name = 'Arad'), 'Hălmăgel');" calcext:value-type="string">
            <text:p>INSERT INTO `cities` (`id`, `region_id`, `name`) VALUES (NULL, (SELECT id FROM `regions` WHERE name = 'Arad'), 'Hălmăg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Hălmagiu</text:p>
          </table:table-cell>
          <table:table-cell/>
          <table:table-cell table:formula="of:=CONCATENATE([.$C$91];[.A204];[.$K$91];[.B204];[.$L$91])" office:value-type="string" office:string-value="INSERT INTO `cities` (`id`, `region_id`, `name`) VALUES (NULL, (SELECT id FROM `regions` WHERE name = 'Arad'), 'Hălmagiu');" calcext:value-type="string">
            <text:p>INSERT INTO `cities` (`id`, `region_id`, `name`) VALUES (NULL, (SELECT id FROM `regions` WHERE name = 'Arad'), 'Hălmag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Hășmaș</text:p>
          </table:table-cell>
          <table:table-cell/>
          <table:table-cell table:formula="of:=CONCATENATE([.$C$91];[.A205];[.$K$91];[.B205];[.$L$91])" office:value-type="string" office:string-value="INSERT INTO `cities` (`id`, `region_id`, `name`) VALUES (NULL, (SELECT id FROM `regions` WHERE name = 'Arad'), 'Hășmaș');" calcext:value-type="string">
            <text:p>INSERT INTO `cities` (`id`, `region_id`, `name`) VALUES (NULL, (SELECT id FROM `regions` WHERE name = 'Arad'), 'Hășm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Ignești</text:p>
          </table:table-cell>
          <table:table-cell/>
          <table:table-cell table:formula="of:=CONCATENATE([.$C$91];[.A206];[.$K$91];[.B206];[.$L$91])" office:value-type="string" office:string-value="INSERT INTO `cities` (`id`, `region_id`, `name`) VALUES (NULL, (SELECT id FROM `regions` WHERE name = 'Arad'), 'Ignești');" calcext:value-type="string">
            <text:p>INSERT INTO `cities` (`id`, `region_id`, `name`) VALUES (NULL, (SELECT id FROM `regions` WHERE name = 'Arad'), 'Ig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Ineu</text:p>
          </table:table-cell>
          <table:table-cell/>
          <table:table-cell table:formula="of:=CONCATENATE([.$C$91];[.A207];[.$K$91];[.B207];[.$L$91])" office:value-type="string" office:string-value="INSERT INTO `cities` (`id`, `region_id`, `name`) VALUES (NULL, (SELECT id FROM `regions` WHERE name = 'Arad'), 'Ineu');" calcext:value-type="string">
            <text:p>INSERT INTO `cities` (`id`, `region_id`, `name`) VALUES (NULL, (SELECT id FROM `regions` WHERE name = 'Arad'), 'Ine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Iratoșu</text:p>
          </table:table-cell>
          <table:table-cell/>
          <table:table-cell table:formula="of:=CONCATENATE([.$C$91];[.A208];[.$K$91];[.B208];[.$L$91])" office:value-type="string" office:string-value="INSERT INTO `cities` (`id`, `region_id`, `name`) VALUES (NULL, (SELECT id FROM `regions` WHERE name = 'Arad'), 'Iratoșu');" calcext:value-type="string">
            <text:p>INSERT INTO `cities` (`id`, `region_id`, `name`) VALUES (NULL, (SELECT id FROM `regions` WHERE name = 'Arad'), 'Iratoș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Lipova</text:p>
          </table:table-cell>
          <table:table-cell/>
          <table:table-cell table:formula="of:=CONCATENATE([.$C$91];[.A209];[.$K$91];[.B209];[.$L$91])" office:value-type="string" office:string-value="INSERT INTO `cities` (`id`, `region_id`, `name`) VALUES (NULL, (SELECT id FROM `regions` WHERE name = 'Arad'), 'Lipova');" calcext:value-type="string">
            <text:p>INSERT INTO `cities` (`id`, `region_id`, `name`) VALUES (NULL, (SELECT id FROM `regions` WHERE name = 'Arad'), 'Lip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Livada</text:p>
          </table:table-cell>
          <table:table-cell/>
          <table:table-cell table:formula="of:=CONCATENATE([.$C$91];[.A210];[.$K$91];[.B210];[.$L$91])" office:value-type="string" office:string-value="INSERT INTO `cities` (`id`, `region_id`, `name`) VALUES (NULL, (SELECT id FROM `regions` WHERE name = 'Arad'), 'Livada');" calcext:value-type="string">
            <text:p>INSERT INTO `cities` (`id`, `region_id`, `name`) VALUES (NULL, (SELECT id FROM `regions` WHERE name = 'Arad'), 'Livad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Macea</text:p>
          </table:table-cell>
          <table:table-cell/>
          <table:table-cell table:formula="of:=CONCATENATE([.$C$91];[.A211];[.$K$91];[.B211];[.$L$91])" office:value-type="string" office:string-value="INSERT INTO `cities` (`id`, `region_id`, `name`) VALUES (NULL, (SELECT id FROM `regions` WHERE name = 'Arad'), 'Macea');" calcext:value-type="string">
            <text:p>INSERT INTO `cities` (`id`, `region_id`, `name`) VALUES (NULL, (SELECT id FROM `regions` WHERE name = 'Arad'), 'Ma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Mișca</text:p>
          </table:table-cell>
          <table:table-cell/>
          <table:table-cell table:formula="of:=CONCATENATE([.$C$91];[.A212];[.$K$91];[.B212];[.$L$91])" office:value-type="string" office:string-value="INSERT INTO `cities` (`id`, `region_id`, `name`) VALUES (NULL, (SELECT id FROM `regions` WHERE name = 'Arad'), 'Mișca');" calcext:value-type="string">
            <text:p>INSERT INTO `cities` (`id`, `region_id`, `name`) VALUES (NULL, (SELECT id FROM `regions` WHERE name = 'Arad'), 'Miș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Moneasa</text:p>
          </table:table-cell>
          <table:table-cell/>
          <table:table-cell table:formula="of:=CONCATENATE([.$C$91];[.A213];[.$K$91];[.B213];[.$L$91])" office:value-type="string" office:string-value="INSERT INTO `cities` (`id`, `region_id`, `name`) VALUES (NULL, (SELECT id FROM `regions` WHERE name = 'Arad'), 'Moneasa');" calcext:value-type="string">
            <text:p>INSERT INTO `cities` (`id`, `region_id`, `name`) VALUES (NULL, (SELECT id FROM `regions` WHERE name = 'Arad'), 'Mone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Nădlac</text:p>
          </table:table-cell>
          <table:table-cell/>
          <table:table-cell table:formula="of:=CONCATENATE([.$C$91];[.A214];[.$K$91];[.B214];[.$L$91])" office:value-type="string" office:string-value="INSERT INTO `cities` (`id`, `region_id`, `name`) VALUES (NULL, (SELECT id FROM `regions` WHERE name = 'Arad'), 'Nădlac');" calcext:value-type="string">
            <text:p>INSERT INTO `cities` (`id`, `region_id`, `name`) VALUES (NULL, (SELECT id FROM `regions` WHERE name = 'Arad'), 'Nădla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Olari</text:p>
          </table:table-cell>
          <table:table-cell/>
          <table:table-cell table:formula="of:=CONCATENATE([.$C$91];[.A215];[.$K$91];[.B215];[.$L$91])" office:value-type="string" office:string-value="INSERT INTO `cities` (`id`, `region_id`, `name`) VALUES (NULL, (SELECT id FROM `regions` WHERE name = 'Arad'), 'Olari');" calcext:value-type="string">
            <text:p>INSERT INTO `cities` (`id`, `region_id`, `name`) VALUES (NULL, (SELECT id FROM `regions` WHERE name = 'Arad'), 'Ol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Pâncota</text:p>
          </table:table-cell>
          <table:table-cell/>
          <table:table-cell table:formula="of:=CONCATENATE([.$C$91];[.A216];[.$K$91];[.B216];[.$L$91])" office:value-type="string" office:string-value="INSERT INTO `cities` (`id`, `region_id`, `name`) VALUES (NULL, (SELECT id FROM `regions` WHERE name = 'Arad'), 'Pâncota');" calcext:value-type="string">
            <text:p>INSERT INTO `cities` (`id`, `region_id`, `name`) VALUES (NULL, (SELECT id FROM `regions` WHERE name = 'Arad'), 'Pânco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Păuliș</text:p>
          </table:table-cell>
          <table:table-cell/>
          <table:table-cell table:formula="of:=CONCATENATE([.$C$91];[.A217];[.$K$91];[.B217];[.$L$91])" office:value-type="string" office:string-value="INSERT INTO `cities` (`id`, `region_id`, `name`) VALUES (NULL, (SELECT id FROM `regions` WHERE name = 'Arad'), 'Păuliș');" calcext:value-type="string">
            <text:p>INSERT INTO `cities` (`id`, `region_id`, `name`) VALUES (NULL, (SELECT id FROM `regions` WHERE name = 'Arad'), 'Păul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Pecica</text:p>
          </table:table-cell>
          <table:table-cell/>
          <table:table-cell table:formula="of:=CONCATENATE([.$C$91];[.A218];[.$K$91];[.B218];[.$L$91])" office:value-type="string" office:string-value="INSERT INTO `cities` (`id`, `region_id`, `name`) VALUES (NULL, (SELECT id FROM `regions` WHERE name = 'Arad'), 'Pecica');" calcext:value-type="string">
            <text:p>INSERT INTO `cities` (`id`, `region_id`, `name`) VALUES (NULL, (SELECT id FROM `regions` WHERE name = 'Arad'), 'Peci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Peregu Mare</text:p>
          </table:table-cell>
          <table:table-cell/>
          <table:table-cell table:formula="of:=CONCATENATE([.$C$91];[.A219];[.$K$91];[.B219];[.$L$91])" office:value-type="string" office:string-value="INSERT INTO `cities` (`id`, `region_id`, `name`) VALUES (NULL, (SELECT id FROM `regions` WHERE name = 'Arad'), 'Peregu Mare');" calcext:value-type="string">
            <text:p>INSERT INTO `cities` (`id`, `region_id`, `name`) VALUES (NULL, (SELECT id FROM `regions` WHERE name = 'Arad'), 'Pereg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Petriș</text:p>
          </table:table-cell>
          <table:table-cell/>
          <table:table-cell table:formula="of:=CONCATENATE([.$C$91];[.A220];[.$K$91];[.B220];[.$L$91])" office:value-type="string" office:string-value="INSERT INTO `cities` (`id`, `region_id`, `name`) VALUES (NULL, (SELECT id FROM `regions` WHERE name = 'Arad'), 'Petriș');" calcext:value-type="string">
            <text:p>INSERT INTO `cities` (`id`, `region_id`, `name`) VALUES (NULL, (SELECT id FROM `regions` WHERE name = 'Arad'), 'Petr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Pilu</text:p>
          </table:table-cell>
          <table:table-cell/>
          <table:table-cell table:formula="of:=CONCATENATE([.$C$91];[.A221];[.$K$91];[.B221];[.$L$91])" office:value-type="string" office:string-value="INSERT INTO `cities` (`id`, `region_id`, `name`) VALUES (NULL, (SELECT id FROM `regions` WHERE name = 'Arad'), 'Pilu');" calcext:value-type="string">
            <text:p>INSERT INTO `cities` (`id`, `region_id`, `name`) VALUES (NULL, (SELECT id FROM `regions` WHERE name = 'Arad'), 'Pil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Pleșcuța</text:p>
          </table:table-cell>
          <table:table-cell/>
          <table:table-cell table:formula="of:=CONCATENATE([.$C$91];[.A222];[.$K$91];[.B222];[.$L$91])" office:value-type="string" office:string-value="INSERT INTO `cities` (`id`, `region_id`, `name`) VALUES (NULL, (SELECT id FROM `regions` WHERE name = 'Arad'), 'Pleșcuța');" calcext:value-type="string">
            <text:p>INSERT INTO `cities` (`id`, `region_id`, `name`) VALUES (NULL, (SELECT id FROM `regions` WHERE name = 'Arad'), 'Pleșcu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Șagu</text:p>
          </table:table-cell>
          <table:table-cell/>
          <table:table-cell table:formula="of:=CONCATENATE([.$C$91];[.A223];[.$K$91];[.B223];[.$L$91])" office:value-type="string" office:string-value="INSERT INTO `cities` (`id`, `region_id`, `name`) VALUES (NULL, (SELECT id FROM `regions` WHERE name = 'Arad'), 'Șagu');" calcext:value-type="string">
            <text:p>INSERT INTO `cities` (`id`, `region_id`, `name`) VALUES (NULL, (SELECT id FROM `regions` WHERE name = 'Arad'), 'Șag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Sântana</text:p>
          </table:table-cell>
          <table:table-cell/>
          <table:table-cell table:formula="of:=CONCATENATE([.$C$91];[.A224];[.$K$91];[.B224];[.$L$91])" office:value-type="string" office:string-value="INSERT INTO `cities` (`id`, `region_id`, `name`) VALUES (NULL, (SELECT id FROM `regions` WHERE name = 'Arad'), 'Sântana');" calcext:value-type="string">
            <text:p>INSERT INTO `cities` (`id`, `region_id`, `name`) VALUES (NULL, (SELECT id FROM `regions` WHERE name = 'Arad'), 'Sânt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Săvârșin</text:p>
          </table:table-cell>
          <table:table-cell/>
          <table:table-cell table:formula="of:=CONCATENATE([.$C$91];[.A225];[.$K$91];[.B225];[.$L$91])" office:value-type="string" office:string-value="INSERT INTO `cities` (`id`, `region_id`, `name`) VALUES (NULL, (SELECT id FROM `regions` WHERE name = 'Arad'), 'Săvârșin');" calcext:value-type="string">
            <text:p>INSERT INTO `cities` (`id`, `region_id`, `name`) VALUES (NULL, (SELECT id FROM `regions` WHERE name = 'Arad'), 'Săvârș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Sebiș</text:p>
          </table:table-cell>
          <table:table-cell/>
          <table:table-cell table:formula="of:=CONCATENATE([.$C$91];[.A226];[.$K$91];[.B226];[.$L$91])" office:value-type="string" office:string-value="INSERT INTO `cities` (`id`, `region_id`, `name`) VALUES (NULL, (SELECT id FROM `regions` WHERE name = 'Arad'), 'Sebiș');" calcext:value-type="string">
            <text:p>INSERT INTO `cities` (`id`, `region_id`, `name`) VALUES (NULL, (SELECT id FROM `regions` WHERE name = 'Arad'), 'Seb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Secusigiu</text:p>
          </table:table-cell>
          <table:table-cell/>
          <table:table-cell table:formula="of:=CONCATENATE([.$C$91];[.A227];[.$K$91];[.B227];[.$L$91])" office:value-type="string" office:string-value="INSERT INTO `cities` (`id`, `region_id`, `name`) VALUES (NULL, (SELECT id FROM `regions` WHERE name = 'Arad'), 'Secusigiu');" calcext:value-type="string">
            <text:p>INSERT INTO `cities` (`id`, `region_id`, `name`) VALUES (NULL, (SELECT id FROM `regions` WHERE name = 'Arad'), 'Secusig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Șeitin</text:p>
          </table:table-cell>
          <table:table-cell/>
          <table:table-cell table:formula="of:=CONCATENATE([.$C$91];[.A228];[.$K$91];[.B228];[.$L$91])" office:value-type="string" office:string-value="INSERT INTO `cities` (`id`, `region_id`, `name`) VALUES (NULL, (SELECT id FROM `regions` WHERE name = 'Arad'), 'Șeitin');" calcext:value-type="string">
            <text:p>INSERT INTO `cities` (`id`, `region_id`, `name`) VALUES (NULL, (SELECT id FROM `regions` WHERE name = 'Arad'), 'Șeit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Seleuș</text:p>
          </table:table-cell>
          <table:table-cell/>
          <table:table-cell table:formula="of:=CONCATENATE([.$C$91];[.A229];[.$K$91];[.B229];[.$L$91])" office:value-type="string" office:string-value="INSERT INTO `cities` (`id`, `region_id`, `name`) VALUES (NULL, (SELECT id FROM `regions` WHERE name = 'Arad'), 'Seleuș');" calcext:value-type="string">
            <text:p>INSERT INTO `cities` (`id`, `region_id`, `name`) VALUES (NULL, (SELECT id FROM `regions` WHERE name = 'Arad'), 'Sele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Semlac</text:p>
          </table:table-cell>
          <table:table-cell/>
          <table:table-cell table:formula="of:=CONCATENATE([.$C$91];[.A230];[.$K$91];[.B230];[.$L$91])" office:value-type="string" office:string-value="INSERT INTO `cities` (`id`, `region_id`, `name`) VALUES (NULL, (SELECT id FROM `regions` WHERE name = 'Arad'), 'Semlac');" calcext:value-type="string">
            <text:p>INSERT INTO `cities` (`id`, `region_id`, `name`) VALUES (NULL, (SELECT id FROM `regions` WHERE name = 'Arad'), 'Semla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Șepreuș</text:p>
          </table:table-cell>
          <table:table-cell/>
          <table:table-cell table:formula="of:=CONCATENATE([.$C$91];[.A231];[.$K$91];[.B231];[.$L$91])" office:value-type="string" office:string-value="INSERT INTO `cities` (`id`, `region_id`, `name`) VALUES (NULL, (SELECT id FROM `regions` WHERE name = 'Arad'), 'Șepreuș');" calcext:value-type="string">
            <text:p>INSERT INTO `cities` (`id`, `region_id`, `name`) VALUES (NULL, (SELECT id FROM `regions` WHERE name = 'Arad'), 'Șepre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Șicula</text:p>
          </table:table-cell>
          <table:table-cell/>
          <table:table-cell table:formula="of:=CONCATENATE([.$C$91];[.A232];[.$K$91];[.B232];[.$L$91])" office:value-type="string" office:string-value="INSERT INTO `cities` (`id`, `region_id`, `name`) VALUES (NULL, (SELECT id FROM `regions` WHERE name = 'Arad'), 'Șicula');" calcext:value-type="string">
            <text:p>INSERT INTO `cities` (`id`, `region_id`, `name`) VALUES (NULL, (SELECT id FROM `regions` WHERE name = 'Arad'), 'Șicu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Șilindia</text:p>
          </table:table-cell>
          <table:table-cell/>
          <table:table-cell table:formula="of:=CONCATENATE([.$C$91];[.A233];[.$K$91];[.B233];[.$L$91])" office:value-type="string" office:string-value="INSERT INTO `cities` (`id`, `region_id`, `name`) VALUES (NULL, (SELECT id FROM `regions` WHERE name = 'Arad'), 'Șilindia');" calcext:value-type="string">
            <text:p>INSERT INTO `cities` (`id`, `region_id`, `name`) VALUES (NULL, (SELECT id FROM `regions` WHERE name = 'Arad'), 'Șilind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Șimand</text:p>
          </table:table-cell>
          <table:table-cell/>
          <table:table-cell table:formula="of:=CONCATENATE([.$C$91];[.A234];[.$K$91];[.B234];[.$L$91])" office:value-type="string" office:string-value="INSERT INTO `cities` (`id`, `region_id`, `name`) VALUES (NULL, (SELECT id FROM `regions` WHERE name = 'Arad'), 'Șimand');" calcext:value-type="string">
            <text:p>INSERT INTO `cities` (`id`, `region_id`, `name`) VALUES (NULL, (SELECT id FROM `regions` WHERE name = 'Arad'), 'Șiman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Sintea Mare</text:p>
          </table:table-cell>
          <table:table-cell/>
          <table:table-cell table:formula="of:=CONCATENATE([.$C$91];[.A235];[.$K$91];[.B235];[.$L$91])" office:value-type="string" office:string-value="INSERT INTO `cities` (`id`, `region_id`, `name`) VALUES (NULL, (SELECT id FROM `regions` WHERE name = 'Arad'), 'Sintea Mare');" calcext:value-type="string">
            <text:p>INSERT INTO `cities` (`id`, `region_id`, `name`) VALUES (NULL, (SELECT id FROM `regions` WHERE name = 'Arad'), 'Sinte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Șiria</text:p>
          </table:table-cell>
          <table:table-cell/>
          <table:table-cell table:formula="of:=CONCATENATE([.$C$91];[.A236];[.$K$91];[.B236];[.$L$91])" office:value-type="string" office:string-value="INSERT INTO `cities` (`id`, `region_id`, `name`) VALUES (NULL, (SELECT id FROM `regions` WHERE name = 'Arad'), 'Șiria');" calcext:value-type="string">
            <text:p>INSERT INTO `cities` (`id`, `region_id`, `name`) VALUES (NULL, (SELECT id FROM `regions` WHERE name = 'Arad'), 'Șir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Șiștarovăț</text:p>
          </table:table-cell>
          <table:table-cell/>
          <table:table-cell table:formula="of:=CONCATENATE([.$C$91];[.A237];[.$K$91];[.B237];[.$L$91])" office:value-type="string" office:string-value="INSERT INTO `cities` (`id`, `region_id`, `name`) VALUES (NULL, (SELECT id FROM `regions` WHERE name = 'Arad'), 'Șiștarovăț');" calcext:value-type="string">
            <text:p>INSERT INTO `cities` (`id`, `region_id`, `name`) VALUES (NULL, (SELECT id FROM `regions` WHERE name = 'Arad'), 'Șiștarovă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Socodor</text:p>
          </table:table-cell>
          <table:table-cell/>
          <table:table-cell table:formula="of:=CONCATENATE([.$C$91];[.A238];[.$K$91];[.B238];[.$L$91])" office:value-type="string" office:string-value="INSERT INTO `cities` (`id`, `region_id`, `name`) VALUES (NULL, (SELECT id FROM `regions` WHERE name = 'Arad'), 'Socodor');" calcext:value-type="string">
            <text:p>INSERT INTO `cities` (`id`, `region_id`, `name`) VALUES (NULL, (SELECT id FROM `regions` WHERE name = 'Arad'), 'Socod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Șofronea</text:p>
          </table:table-cell>
          <table:table-cell/>
          <table:table-cell table:formula="of:=CONCATENATE([.$C$91];[.A239];[.$K$91];[.B239];[.$L$91])" office:value-type="string" office:string-value="INSERT INTO `cities` (`id`, `region_id`, `name`) VALUES (NULL, (SELECT id FROM `regions` WHERE name = 'Arad'), 'Șofronea');" calcext:value-type="string">
            <text:p>INSERT INTO `cities` (`id`, `region_id`, `name`) VALUES (NULL, (SELECT id FROM `regions` WHERE name = 'Arad'), 'Șofron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Târnova</text:p>
          </table:table-cell>
          <table:table-cell/>
          <table:table-cell table:formula="of:=CONCATENATE([.$C$91];[.A240];[.$K$91];[.B240];[.$L$91])" office:value-type="string" office:string-value="INSERT INTO `cities` (`id`, `region_id`, `name`) VALUES (NULL, (SELECT id FROM `regions` WHERE name = 'Arad'), 'Târnova');" calcext:value-type="string">
            <text:p>INSERT INTO `cities` (`id`, `region_id`, `name`) VALUES (NULL, (SELECT id FROM `regions` WHERE name = 'Arad'), 'Târn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Tauț</text:p>
          </table:table-cell>
          <table:table-cell/>
          <table:table-cell table:formula="of:=CONCATENATE([.$C$91];[.A241];[.$K$91];[.B241];[.$L$91])" office:value-type="string" office:string-value="INSERT INTO `cities` (`id`, `region_id`, `name`) VALUES (NULL, (SELECT id FROM `regions` WHERE name = 'Arad'), 'Tauț');" calcext:value-type="string">
            <text:p>INSERT INTO `cities` (`id`, `region_id`, `name`) VALUES (NULL, (SELECT id FROM `regions` WHERE name = 'Arad'), 'Tau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Ususău (Dorgoş)</text:p>
          </table:table-cell>
          <table:table-cell/>
          <table:table-cell table:formula="of:=CONCATENATE([.$C$91];[.A242];[.$K$91];[.B242];[.$L$91])" office:value-type="string" office:string-value="INSERT INTO `cities` (`id`, `region_id`, `name`) VALUES (NULL, (SELECT id FROM `regions` WHERE name = 'Arad'), 'Ususău (Dorgoş)');" calcext:value-type="string">
            <text:p>INSERT INTO `cities` (`id`, `region_id`, `name`) VALUES (NULL, (SELECT id FROM `regions` WHERE name = 'Arad'), 'Ususău (Dorgoş)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Vărădia de Mureș</text:p>
          </table:table-cell>
          <table:table-cell/>
          <table:table-cell table:formula="of:=CONCATENATE([.$C$91];[.A243];[.$K$91];[.B243];[.$L$91])" office:value-type="string" office:string-value="INSERT INTO `cities` (`id`, `region_id`, `name`) VALUES (NULL, (SELECT id FROM `regions` WHERE name = 'Arad'), 'Vărădia de Mureș');" calcext:value-type="string">
            <text:p>INSERT INTO `cities` (`id`, `region_id`, `name`) VALUES (NULL, (SELECT id FROM `regions` WHERE name = 'Arad'), 'Vărădia de Mur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Vârfurile</text:p>
          </table:table-cell>
          <table:table-cell/>
          <table:table-cell table:formula="of:=CONCATENATE([.$C$91];[.A244];[.$K$91];[.B244];[.$L$91])" office:value-type="string" office:string-value="INSERT INTO `cities` (`id`, `region_id`, `name`) VALUES (NULL, (SELECT id FROM `regions` WHERE name = 'Arad'), 'Vârfurile');" calcext:value-type="string">
            <text:p>INSERT INTO `cities` (`id`, `region_id`, `name`) VALUES (NULL, (SELECT id FROM `regions` WHERE name = 'Arad'), 'Vârfuri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Vinga</text:p>
          </table:table-cell>
          <table:table-cell/>
          <table:table-cell table:formula="of:=CONCATENATE([.$C$91];[.A245];[.$K$91];[.B245];[.$L$91])" office:value-type="string" office:string-value="INSERT INTO `cities` (`id`, `region_id`, `name`) VALUES (NULL, (SELECT id FROM `regions` WHERE name = 'Arad'), 'Vinga');" calcext:value-type="string">
            <text:p>INSERT INTO `cities` (`id`, `region_id`, `name`) VALUES (NULL, (SELECT id FROM `regions` WHERE name = 'Arad'), 'Ving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Vladimirescu</text:p>
          </table:table-cell>
          <table:table-cell/>
          <table:table-cell table:formula="of:=CONCATENATE([.$C$91];[.A246];[.$K$91];[.B246];[.$L$91])" office:value-type="string" office:string-value="INSERT INTO `cities` (`id`, `region_id`, `name`) VALUES (NULL, (SELECT id FROM `regions` WHERE name = 'Arad'), 'Vladimirescu');" calcext:value-type="string">
            <text:p>INSERT INTO `cities` (`id`, `region_id`, `name`) VALUES (NULL, (SELECT id FROM `regions` WHERE name = 'Arad'), 'Vladimires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Zăbrani</text:p>
          </table:table-cell>
          <table:table-cell/>
          <table:table-cell table:formula="of:=CONCATENATE([.$C$91];[.A247];[.$K$91];[.B247];[.$L$91])" office:value-type="string" office:string-value="INSERT INTO `cities` (`id`, `region_id`, `name`) VALUES (NULL, (SELECT id FROM `regions` WHERE name = 'Arad'), 'Zăbrani');" calcext:value-type="string">
            <text:p>INSERT INTO `cities` (`id`, `region_id`, `name`) VALUES (NULL, (SELECT id FROM `regions` WHERE name = 'Arad'), 'Zăbr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Zădăreni</text:p>
          </table:table-cell>
          <table:table-cell/>
          <table:table-cell table:formula="of:=CONCATENATE([.$C$91];[.A248];[.$K$91];[.B248];[.$L$91])" office:value-type="string" office:string-value="INSERT INTO `cities` (`id`, `region_id`, `name`) VALUES (NULL, (SELECT id FROM `regions` WHERE name = 'Arad'), 'Zădăreni');" calcext:value-type="string">
            <text:p>INSERT INTO `cities` (`id`, `region_id`, `name`) VALUES (NULL, (SELECT id FROM `regions` WHERE name = 'Arad'), 'Zădă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Zărand</text:p>
          </table:table-cell>
          <table:table-cell/>
          <table:table-cell table:formula="of:=CONCATENATE([.$C$91];[.A249];[.$K$91];[.B249];[.$L$91])" office:value-type="string" office:string-value="INSERT INTO `cities` (`id`, `region_id`, `name`) VALUES (NULL, (SELECT id FROM `regions` WHERE name = 'Arad'), 'Zărand');" calcext:value-type="string">
            <text:p>INSERT INTO `cities` (`id`, `region_id`, `name`) VALUES (NULL, (SELECT id FROM `regions` WHERE name = 'Arad'), 'Zăran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Zerind</text:p>
          </table:table-cell>
          <table:table-cell/>
          <table:table-cell table:formula="of:=CONCATENATE([.$C$91];[.A250];[.$K$91];[.B250];[.$L$91])" office:value-type="string" office:string-value="INSERT INTO `cities` (`id`, `region_id`, `name`) VALUES (NULL, (SELECT id FROM `regions` WHERE name = 'Arad'), 'Zerind');" calcext:value-type="string">
            <text:p>INSERT INTO `cities` (`id`, `region_id`, `name`) VALUES (NULL, (SELECT id FROM `regions` WHERE name = 'Arad'), 'Zerin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Zimandu Nou</text:p>
          </table:table-cell>
          <table:table-cell/>
          <table:table-cell table:formula="of:=CONCATENATE([.$C$91];[.A251];[.$K$91];[.B251];[.$L$91])" office:value-type="string" office:string-value="INSERT INTO `cities` (`id`, `region_id`, `name`) VALUES (NULL, (SELECT id FROM `regions` WHERE name = 'Arad'), 'Zimandu Nou');" calcext:value-type="string">
            <text:p>INSERT INTO `cities` (`id`, `region_id`, `name`) VALUES (NULL, (SELECT id FROM `regions` WHERE name = 'Arad'), 'Zimandu Nou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Albeștii de Argeș</text:p>
          </table:table-cell>
          <table:table-cell/>
          <table:table-cell table:formula="of:=CONCATENATE([.$C$91];[.A253];[.$K$91];[.B253];[.$L$91])" office:value-type="string" office:string-value="INSERT INTO `cities` (`id`, `region_id`, `name`) VALUES (NULL, (SELECT id FROM `regions` WHERE name = 'Argeș'), 'Albeștii de Argeș');" calcext:value-type="string">
            <text:p>INSERT INTO `cities` (`id`, `region_id`, `name`) VALUES (NULL, (SELECT id FROM `regions` WHERE name = 'Argeș'), 'Albeștii de Arg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Albeștii de Muscel</text:p>
          </table:table-cell>
          <table:table-cell/>
          <table:table-cell table:formula="of:=CONCATENATE([.$C$91];[.A254];[.$K$91];[.B254];[.$L$91])" office:value-type="string" office:string-value="INSERT INTO `cities` (`id`, `region_id`, `name`) VALUES (NULL, (SELECT id FROM `regions` WHERE name = 'Argeș'), 'Albeștii de Muscel');" calcext:value-type="string">
            <text:p>INSERT INTO `cities` (`id`, `region_id`, `name`) VALUES (NULL, (SELECT id FROM `regions` WHERE name = 'Argeș'), 'Albeștii de Musc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Albota</text:p>
          </table:table-cell>
          <table:table-cell/>
          <table:table-cell table:formula="of:=CONCATENATE([.$C$91];[.A255];[.$K$91];[.B255];[.$L$91])" office:value-type="string" office:string-value="INSERT INTO `cities` (`id`, `region_id`, `name`) VALUES (NULL, (SELECT id FROM `regions` WHERE name = 'Argeș'), 'Albota');" calcext:value-type="string">
            <text:p>INSERT INTO `cities` (`id`, `region_id`, `name`) VALUES (NULL, (SELECT id FROM `regions` WHERE name = 'Argeș'), 'Albo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Aninoasa</text:p>
          </table:table-cell>
          <table:table-cell/>
          <table:table-cell table:formula="of:=CONCATENATE([.$C$91];[.A256];[.$K$91];[.B256];[.$L$91])" office:value-type="string" office:string-value="INSERT INTO `cities` (`id`, `region_id`, `name`) VALUES (NULL, (SELECT id FROM `regions` WHERE name = 'Argeș'), 'Aninoasa');" calcext:value-type="string">
            <text:p>INSERT INTO `cities` (`id`, `region_id`, `name`) VALUES (NULL, (SELECT id FROM `regions` WHERE name = 'Argeș'), 'Anino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Arefu</text:p>
          </table:table-cell>
          <table:table-cell/>
          <table:table-cell table:formula="of:=CONCATENATE([.$C$91];[.A257];[.$K$91];[.B257];[.$L$91])" office:value-type="string" office:string-value="INSERT INTO `cities` (`id`, `region_id`, `name`) VALUES (NULL, (SELECT id FROM `regions` WHERE name = 'Argeș'), 'Arefu');" calcext:value-type="string">
            <text:p>INSERT INTO `cities` (`id`, `region_id`, `name`) VALUES (NULL, (SELECT id FROM `regions` WHERE name = 'Argeș'), 'Aref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Băbana</text:p>
          </table:table-cell>
          <table:table-cell/>
          <table:table-cell table:formula="of:=CONCATENATE([.$C$91];[.A258];[.$K$91];[.B258];[.$L$91])" office:value-type="string" office:string-value="INSERT INTO `cities` (`id`, `region_id`, `name`) VALUES (NULL, (SELECT id FROM `regions` WHERE name = 'Argeș'), 'Băbana');" calcext:value-type="string">
            <text:p>INSERT INTO `cities` (`id`, `region_id`, `name`) VALUES (NULL, (SELECT id FROM `regions` WHERE name = 'Argeș'), 'Băb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Băiculești</text:p>
          </table:table-cell>
          <table:table-cell/>
          <table:table-cell table:formula="of:=CONCATENATE([.$C$91];[.A259];[.$K$91];[.B259];[.$L$91])" office:value-type="string" office:string-value="INSERT INTO `cities` (`id`, `region_id`, `name`) VALUES (NULL, (SELECT id FROM `regions` WHERE name = 'Argeș'), 'Băiculești');" calcext:value-type="string">
            <text:p>INSERT INTO `cities` (`id`, `region_id`, `name`) VALUES (NULL, (SELECT id FROM `regions` WHERE name = 'Argeș'), 'Băic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Bălilești</text:p>
          </table:table-cell>
          <table:table-cell/>
          <table:table-cell table:formula="of:=CONCATENATE([.$C$91];[.A260];[.$K$91];[.B260];[.$L$91])" office:value-type="string" office:string-value="INSERT INTO `cities` (`id`, `region_id`, `name`) VALUES (NULL, (SELECT id FROM `regions` WHERE name = 'Argeș'), 'Bălilești');" calcext:value-type="string">
            <text:p>INSERT INTO `cities` (`id`, `region_id`, `name`) VALUES (NULL, (SELECT id FROM `regions` WHERE name = 'Argeș'), 'Băli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Bârla</text:p>
          </table:table-cell>
          <table:table-cell/>
          <table:table-cell table:formula="of:=CONCATENATE([.$C$91];[.A261];[.$K$91];[.B261];[.$L$91])" office:value-type="string" office:string-value="INSERT INTO `cities` (`id`, `region_id`, `name`) VALUES (NULL, (SELECT id FROM `regions` WHERE name = 'Argeș'), 'Bârla');" calcext:value-type="string">
            <text:p>INSERT INTO `cities` (`id`, `region_id`, `name`) VALUES (NULL, (SELECT id FROM `regions` WHERE name = 'Argeș'), 'Bâr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Bascov</text:p>
          </table:table-cell>
          <table:table-cell/>
          <table:table-cell table:formula="of:=CONCATENATE([.$C$91];[.A262];[.$K$91];[.B262];[.$L$91])" office:value-type="string" office:string-value="INSERT INTO `cities` (`id`, `region_id`, `name`) VALUES (NULL, (SELECT id FROM `regions` WHERE name = 'Argeș'), 'Bascov');" calcext:value-type="string">
            <text:p>INSERT INTO `cities` (`id`, `region_id`, `name`) VALUES (NULL, (SELECT id FROM `regions` WHERE name = 'Argeș'), 'Basco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Beleți-Negrești</text:p>
          </table:table-cell>
          <table:table-cell/>
          <table:table-cell table:formula="of:=CONCATENATE([.$C$91];[.A263];[.$K$91];[.B263];[.$L$91])" office:value-type="string" office:string-value="INSERT INTO `cities` (`id`, `region_id`, `name`) VALUES (NULL, (SELECT id FROM `regions` WHERE name = 'Argeș'), 'Beleți-Negrești');" calcext:value-type="string">
            <text:p>INSERT INTO `cities` (`id`, `region_id`, `name`) VALUES (NULL, (SELECT id FROM `regions` WHERE name = 'Argeș'), 'Beleți-Neg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Berevoești</text:p>
          </table:table-cell>
          <table:table-cell/>
          <table:table-cell table:formula="of:=CONCATENATE([.$C$91];[.A264];[.$K$91];[.B264];[.$L$91])" office:value-type="string" office:string-value="INSERT INTO `cities` (`id`, `region_id`, `name`) VALUES (NULL, (SELECT id FROM `regions` WHERE name = 'Argeș'), 'Berevoești');" calcext:value-type="string">
            <text:p>INSERT INTO `cities` (`id`, `region_id`, `name`) VALUES (NULL, (SELECT id FROM `regions` WHERE name = 'Argeș'), 'Berevo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Bogați</text:p>
          </table:table-cell>
          <table:table-cell/>
          <table:table-cell table:formula="of:=CONCATENATE([.$C$91];[.A265];[.$K$91];[.B265];[.$L$91])" office:value-type="string" office:string-value="INSERT INTO `cities` (`id`, `region_id`, `name`) VALUES (NULL, (SELECT id FROM `regions` WHERE name = 'Argeș'), 'Bogați');" calcext:value-type="string">
            <text:p>INSERT INTO `cities` (`id`, `region_id`, `name`) VALUES (NULL, (SELECT id FROM `regions` WHERE name = 'Argeș'), 'Boga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Boteni</text:p>
          </table:table-cell>
          <table:table-cell/>
          <table:table-cell table:formula="of:=CONCATENATE([.$C$91];[.A266];[.$K$91];[.B266];[.$L$91])" office:value-type="string" office:string-value="INSERT INTO `cities` (`id`, `region_id`, `name`) VALUES (NULL, (SELECT id FROM `regions` WHERE name = 'Argeș'), 'Boteni');" calcext:value-type="string">
            <text:p>INSERT INTO `cities` (`id`, `region_id`, `name`) VALUES (NULL, (SELECT id FROM `regions` WHERE name = 'Argeș'), 'Bo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Boțești</text:p>
          </table:table-cell>
          <table:table-cell/>
          <table:table-cell table:formula="of:=CONCATENATE([.$C$91];[.A267];[.$K$91];[.B267];[.$L$91])" office:value-type="string" office:string-value="INSERT INTO `cities` (`id`, `region_id`, `name`) VALUES (NULL, (SELECT id FROM `regions` WHERE name = 'Argeș'), 'Boțești');" calcext:value-type="string">
            <text:p>INSERT INTO `cities` (`id`, `region_id`, `name`) VALUES (NULL, (SELECT id FROM `regions` WHERE name = 'Argeș'), 'Boț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Bradu</text:p>
          </table:table-cell>
          <table:table-cell/>
          <table:table-cell table:formula="of:=CONCATENATE([.$C$91];[.A268];[.$K$91];[.B268];[.$L$91])" office:value-type="string" office:string-value="INSERT INTO `cities` (`id`, `region_id`, `name`) VALUES (NULL, (SELECT id FROM `regions` WHERE name = 'Argeș'), 'Bradu');" calcext:value-type="string">
            <text:p>INSERT INTO `cities` (`id`, `region_id`, `name`) VALUES (NULL, (SELECT id FROM `regions` WHERE name = 'Argeș'), 'Brad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Brăduleț</text:p>
          </table:table-cell>
          <table:table-cell/>
          <table:table-cell table:formula="of:=CONCATENATE([.$C$91];[.A269];[.$K$91];[.B269];[.$L$91])" office:value-type="string" office:string-value="INSERT INTO `cities` (`id`, `region_id`, `name`) VALUES (NULL, (SELECT id FROM `regions` WHERE name = 'Argeș'), 'Brăduleț');" calcext:value-type="string">
            <text:p>INSERT INTO `cities` (`id`, `region_id`, `name`) VALUES (NULL, (SELECT id FROM `regions` WHERE name = 'Argeș'), 'Brădule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Budeasa</text:p>
          </table:table-cell>
          <table:table-cell/>
          <table:table-cell table:formula="of:=CONCATENATE([.$C$91];[.A270];[.$K$91];[.B270];[.$L$91])" office:value-type="string" office:string-value="INSERT INTO `cities` (`id`, `region_id`, `name`) VALUES (NULL, (SELECT id FROM `regions` WHERE name = 'Argeș'), 'Budeasa');" calcext:value-type="string">
            <text:p>INSERT INTO `cities` (`id`, `region_id`, `name`) VALUES (NULL, (SELECT id FROM `regions` WHERE name = 'Argeș'), 'Bude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Bughea de Jos</text:p>
          </table:table-cell>
          <table:table-cell/>
          <table:table-cell table:formula="of:=CONCATENATE([.$C$91];[.A271];[.$K$91];[.B271];[.$L$91])" office:value-type="string" office:string-value="INSERT INTO `cities` (`id`, `region_id`, `name`) VALUES (NULL, (SELECT id FROM `regions` WHERE name = 'Argeș'), 'Bughea de Jos');" calcext:value-type="string">
            <text:p>INSERT INTO `cities` (`id`, `region_id`, `name`) VALUES (NULL, (SELECT id FROM `regions` WHERE name = 'Argeș'), 'Bughea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Bughea de Sus</text:p>
          </table:table-cell>
          <table:table-cell/>
          <table:table-cell table:formula="of:=CONCATENATE([.$C$91];[.A272];[.$K$91];[.B272];[.$L$91])" office:value-type="string" office:string-value="INSERT INTO `cities` (`id`, `region_id`, `name`) VALUES (NULL, (SELECT id FROM `regions` WHERE name = 'Argeș'), 'Bughea de Sus');" calcext:value-type="string">
            <text:p>INSERT INTO `cities` (`id`, `region_id`, `name`) VALUES (NULL, (SELECT id FROM `regions` WHERE name = 'Argeș'), 'Bughea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Buzoești</text:p>
          </table:table-cell>
          <table:table-cell/>
          <table:table-cell table:formula="of:=CONCATENATE([.$C$91];[.A273];[.$K$91];[.B273];[.$L$91])" office:value-type="string" office:string-value="INSERT INTO `cities` (`id`, `region_id`, `name`) VALUES (NULL, (SELECT id FROM `regions` WHERE name = 'Argeș'), 'Buzoești');" calcext:value-type="string">
            <text:p>INSERT INTO `cities` (`id`, `region_id`, `name`) VALUES (NULL, (SELECT id FROM `regions` WHERE name = 'Argeș'), 'Buzo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Căldăraru</text:p>
          </table:table-cell>
          <table:table-cell/>
          <table:table-cell table:formula="of:=CONCATENATE([.$C$91];[.A274];[.$K$91];[.B274];[.$L$91])" office:value-type="string" office:string-value="INSERT INTO `cities` (`id`, `region_id`, `name`) VALUES (NULL, (SELECT id FROM `regions` WHERE name = 'Argeș'), 'Căldăraru');" calcext:value-type="string">
            <text:p>INSERT INTO `cities` (`id`, `region_id`, `name`) VALUES (NULL, (SELECT id FROM `regions` WHERE name = 'Argeș'), 'Căldăra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Călinești</text:p>
          </table:table-cell>
          <table:table-cell/>
          <table:table-cell table:formula="of:=CONCATENATE([.$C$91];[.A275];[.$K$91];[.B275];[.$L$91])" office:value-type="string" office:string-value="INSERT INTO `cities` (`id`, `region_id`, `name`) VALUES (NULL, (SELECT id FROM `regions` WHERE name = 'Argeș'), 'Călinești');" calcext:value-type="string">
            <text:p>INSERT INTO `cities` (`id`, `region_id`, `name`) VALUES (NULL, (SELECT id FROM `regions` WHERE name = 'Argeș'), 'Căl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Câmpulung</text:p>
          </table:table-cell>
          <table:table-cell/>
          <table:table-cell table:formula="of:=CONCATENATE([.$C$91];[.A276];[.$K$91];[.B276];[.$L$91])" office:value-type="string" office:string-value="INSERT INTO `cities` (`id`, `region_id`, `name`) VALUES (NULL, (SELECT id FROM `regions` WHERE name = 'Argeș'), 'Câmpulung');" calcext:value-type="string">
            <text:p>INSERT INTO `cities` (`id`, `region_id`, `name`) VALUES (NULL, (SELECT id FROM `regions` WHERE name = 'Argeș'), 'Câmpulun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Căteasca</text:p>
          </table:table-cell>
          <table:table-cell/>
          <table:table-cell table:formula="of:=CONCATENATE([.$C$91];[.A277];[.$K$91];[.B277];[.$L$91])" office:value-type="string" office:string-value="INSERT INTO `cities` (`id`, `region_id`, `name`) VALUES (NULL, (SELECT id FROM `regions` WHERE name = 'Argeș'), 'Căteasca');" calcext:value-type="string">
            <text:p>INSERT INTO `cities` (`id`, `region_id`, `name`) VALUES (NULL, (SELECT id FROM `regions` WHERE name = 'Argeș'), 'Căteas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Cepari</text:p>
          </table:table-cell>
          <table:table-cell/>
          <table:table-cell table:formula="of:=CONCATENATE([.$C$91];[.A278];[.$K$91];[.B278];[.$L$91])" office:value-type="string" office:string-value="INSERT INTO `cities` (`id`, `region_id`, `name`) VALUES (NULL, (SELECT id FROM `regions` WHERE name = 'Argeș'), 'Cepari');" calcext:value-type="string">
            <text:p>INSERT INTO `cities` (`id`, `region_id`, `name`) VALUES (NULL, (SELECT id FROM `regions` WHERE name = 'Argeș'), 'Cep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Cetățeni</text:p>
          </table:table-cell>
          <table:table-cell/>
          <table:table-cell table:formula="of:=CONCATENATE([.$C$91];[.A279];[.$K$91];[.B279];[.$L$91])" office:value-type="string" office:string-value="INSERT INTO `cities` (`id`, `region_id`, `name`) VALUES (NULL, (SELECT id FROM `regions` WHERE name = 'Argeș'), 'Cetățeni');" calcext:value-type="string">
            <text:p>INSERT INTO `cities` (`id`, `region_id`, `name`) VALUES (NULL, (SELECT id FROM `regions` WHERE name = 'Argeș'), 'Cetăț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Cicănești</text:p>
          </table:table-cell>
          <table:table-cell/>
          <table:table-cell table:formula="of:=CONCATENATE([.$C$91];[.A280];[.$K$91];[.B280];[.$L$91])" office:value-type="string" office:string-value="INSERT INTO `cities` (`id`, `region_id`, `name`) VALUES (NULL, (SELECT id FROM `regions` WHERE name = 'Argeș'), 'Cicănești');" calcext:value-type="string">
            <text:p>INSERT INTO `cities` (`id`, `region_id`, `name`) VALUES (NULL, (SELECT id FROM `regions` WHERE name = 'Argeș'), 'Cic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Ciofrângeni</text:p>
          </table:table-cell>
          <table:table-cell/>
          <table:table-cell table:formula="of:=CONCATENATE([.$C$91];[.A281];[.$K$91];[.B281];[.$L$91])" office:value-type="string" office:string-value="INSERT INTO `cities` (`id`, `region_id`, `name`) VALUES (NULL, (SELECT id FROM `regions` WHERE name = 'Argeș'), 'Ciofrângeni');" calcext:value-type="string">
            <text:p>INSERT INTO `cities` (`id`, `region_id`, `name`) VALUES (NULL, (SELECT id FROM `regions` WHERE name = 'Argeș'), 'Ciofrâng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Ciomăgești</text:p>
          </table:table-cell>
          <table:table-cell/>
          <table:table-cell table:formula="of:=CONCATENATE([.$C$91];[.A282];[.$K$91];[.B282];[.$L$91])" office:value-type="string" office:string-value="INSERT INTO `cities` (`id`, `region_id`, `name`) VALUES (NULL, (SELECT id FROM `regions` WHERE name = 'Argeș'), 'Ciomăgești');" calcext:value-type="string">
            <text:p>INSERT INTO `cities` (`id`, `region_id`, `name`) VALUES (NULL, (SELECT id FROM `regions` WHERE name = 'Argeș'), 'Ciomăg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Cocu</text:p>
          </table:table-cell>
          <table:table-cell/>
          <table:table-cell table:formula="of:=CONCATENATE([.$C$91];[.A283];[.$K$91];[.B283];[.$L$91])" office:value-type="string" office:string-value="INSERT INTO `cities` (`id`, `region_id`, `name`) VALUES (NULL, (SELECT id FROM `regions` WHERE name = 'Argeș'), 'Cocu');" calcext:value-type="string">
            <text:p>INSERT INTO `cities` (`id`, `region_id`, `name`) VALUES (NULL, (SELECT id FROM `regions` WHERE name = 'Argeș'), 'Co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Corbeni</text:p>
          </table:table-cell>
          <table:table-cell/>
          <table:table-cell table:formula="of:=CONCATENATE([.$C$91];[.A284];[.$K$91];[.B284];[.$L$91])" office:value-type="string" office:string-value="INSERT INTO `cities` (`id`, `region_id`, `name`) VALUES (NULL, (SELECT id FROM `regions` WHERE name = 'Argeș'), 'Corbeni');" calcext:value-type="string">
            <text:p>INSERT INTO `cities` (`id`, `region_id`, `name`) VALUES (NULL, (SELECT id FROM `regions` WHERE name = 'Argeș'), 'Corb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Corbi</text:p>
          </table:table-cell>
          <table:table-cell/>
          <table:table-cell table:formula="of:=CONCATENATE([.$C$91];[.A285];[.$K$91];[.B285];[.$L$91])" office:value-type="string" office:string-value="INSERT INTO `cities` (`id`, `region_id`, `name`) VALUES (NULL, (SELECT id FROM `regions` WHERE name = 'Argeș'), 'Corbi');" calcext:value-type="string">
            <text:p>INSERT INTO `cities` (`id`, `region_id`, `name`) VALUES (NULL, (SELECT id FROM `regions` WHERE name = 'Argeș'), 'Corb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Coșești</text:p>
          </table:table-cell>
          <table:table-cell/>
          <table:table-cell table:formula="of:=CONCATENATE([.$C$91];[.A286];[.$K$91];[.B286];[.$L$91])" office:value-type="string" office:string-value="INSERT INTO `cities` (`id`, `region_id`, `name`) VALUES (NULL, (SELECT id FROM `regions` WHERE name = 'Argeș'), 'Coșești');" calcext:value-type="string">
            <text:p>INSERT INTO `cities` (`id`, `region_id`, `name`) VALUES (NULL, (SELECT id FROM `regions` WHERE name = 'Argeș'), 'Co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Costești</text:p>
          </table:table-cell>
          <table:table-cell/>
          <table:table-cell table:formula="of:=CONCATENATE([.$C$91];[.A287];[.$K$91];[.B287];[.$L$91])" office:value-type="string" office:string-value="INSERT INTO `cities` (`id`, `region_id`, `name`) VALUES (NULL, (SELECT id FROM `regions` WHERE name = 'Argeș'), 'Costești');" calcext:value-type="string">
            <text:p>INSERT INTO `cities` (`id`, `region_id`, `name`) VALUES (NULL, (SELECT id FROM `regions` WHERE name = 'Argeș'), 'Cos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Cotmeana</text:p>
          </table:table-cell>
          <table:table-cell/>
          <table:table-cell table:formula="of:=CONCATENATE([.$C$91];[.A288];[.$K$91];[.B288];[.$L$91])" office:value-type="string" office:string-value="INSERT INTO `cities` (`id`, `region_id`, `name`) VALUES (NULL, (SELECT id FROM `regions` WHERE name = 'Argeș'), 'Cotmeana');" calcext:value-type="string">
            <text:p>INSERT INTO `cities` (`id`, `region_id`, `name`) VALUES (NULL, (SELECT id FROM `regions` WHERE name = 'Argeș'), 'Cotme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Cuca</text:p>
          </table:table-cell>
          <table:table-cell/>
          <table:table-cell table:formula="of:=CONCATENATE([.$C$91];[.A289];[.$K$91];[.B289];[.$L$91])" office:value-type="string" office:string-value="INSERT INTO `cities` (`id`, `region_id`, `name`) VALUES (NULL, (SELECT id FROM `regions` WHERE name = 'Argeș'), 'Cuca');" calcext:value-type="string">
            <text:p>INSERT INTO `cities` (`id`, `region_id`, `name`) VALUES (NULL, (SELECT id FROM `regions` WHERE name = 'Argeș'), 'Cu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Curtea de Argeș</text:p>
          </table:table-cell>
          <table:table-cell/>
          <table:table-cell table:formula="of:=CONCATENATE([.$C$91];[.A290];[.$K$91];[.B290];[.$L$91])" office:value-type="string" office:string-value="INSERT INTO `cities` (`id`, `region_id`, `name`) VALUES (NULL, (SELECT id FROM `regions` WHERE name = 'Argeș'), 'Curtea de Argeș');" calcext:value-type="string">
            <text:p>INSERT INTO `cities` (`id`, `region_id`, `name`) VALUES (NULL, (SELECT id FROM `regions` WHERE name = 'Argeș'), 'Curtea de Arg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Dâmbovicioara</text:p>
          </table:table-cell>
          <table:table-cell/>
          <table:table-cell table:formula="of:=CONCATENATE([.$C$91];[.A291];[.$K$91];[.B291];[.$L$91])" office:value-type="string" office:string-value="INSERT INTO `cities` (`id`, `region_id`, `name`) VALUES (NULL, (SELECT id FROM `regions` WHERE name = 'Argeș'), 'Dâmbovicioara');" calcext:value-type="string">
            <text:p>INSERT INTO `cities` (`id`, `region_id`, `name`) VALUES (NULL, (SELECT id FROM `regions` WHERE name = 'Argeș'), 'Dâmbovici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Dârmănești</text:p>
          </table:table-cell>
          <table:table-cell/>
          <table:table-cell table:formula="of:=CONCATENATE([.$C$91];[.A292];[.$K$91];[.B292];[.$L$91])" office:value-type="string" office:string-value="INSERT INTO `cities` (`id`, `region_id`, `name`) VALUES (NULL, (SELECT id FROM `regions` WHERE name = 'Argeș'), 'Dârmănești');" calcext:value-type="string">
            <text:p>INSERT INTO `cities` (`id`, `region_id`, `name`) VALUES (NULL, (SELECT id FROM `regions` WHERE name = 'Argeș'), 'Dârm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Davidești</text:p>
          </table:table-cell>
          <table:table-cell/>
          <table:table-cell table:formula="of:=CONCATENATE([.$C$91];[.A293];[.$K$91];[.B293];[.$L$91])" office:value-type="string" office:string-value="INSERT INTO `cities` (`id`, `region_id`, `name`) VALUES (NULL, (SELECT id FROM `regions` WHERE name = 'Argeș'), 'Davidești');" calcext:value-type="string">
            <text:p>INSERT INTO `cities` (`id`, `region_id`, `name`) VALUES (NULL, (SELECT id FROM `regions` WHERE name = 'Argeș'), 'Davi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Dobrești</text:p>
          </table:table-cell>
          <table:table-cell/>
          <table:table-cell table:formula="of:=CONCATENATE([.$C$91];[.A294];[.$K$91];[.B294];[.$L$91])" office:value-type="string" office:string-value="INSERT INTO `cities` (`id`, `region_id`, `name`) VALUES (NULL, (SELECT id FROM `regions` WHERE name = 'Argeș'), 'Dobrești');" calcext:value-type="string">
            <text:p>INSERT INTO `cities` (`id`, `region_id`, `name`) VALUES (NULL, (SELECT id FROM `regions` WHERE name = 'Argeș'), 'Dob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Domnești</text:p>
          </table:table-cell>
          <table:table-cell/>
          <table:table-cell table:formula="of:=CONCATENATE([.$C$91];[.A295];[.$K$91];[.B295];[.$L$91])" office:value-type="string" office:string-value="INSERT INTO `cities` (`id`, `region_id`, `name`) VALUES (NULL, (SELECT id FROM `regions` WHERE name = 'Argeș'), 'Domnești');" calcext:value-type="string">
            <text:p>INSERT INTO `cities` (`id`, `region_id`, `name`) VALUES (NULL, (SELECT id FROM `regions` WHERE name = 'Argeș'), 'Dom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Drăganu</text:p>
          </table:table-cell>
          <table:table-cell/>
          <table:table-cell table:formula="of:=CONCATENATE([.$C$91];[.A296];[.$K$91];[.B296];[.$L$91])" office:value-type="string" office:string-value="INSERT INTO `cities` (`id`, `region_id`, `name`) VALUES (NULL, (SELECT id FROM `regions` WHERE name = 'Argeș'), 'Drăganu');" calcext:value-type="string">
            <text:p>INSERT INTO `cities` (`id`, `region_id`, `name`) VALUES (NULL, (SELECT id FROM `regions` WHERE name = 'Argeș'), 'Drăg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Dragoslavele</text:p>
          </table:table-cell>
          <table:table-cell/>
          <table:table-cell table:formula="of:=CONCATENATE([.$C$91];[.A297];[.$K$91];[.B297];[.$L$91])" office:value-type="string" office:string-value="INSERT INTO `cities` (`id`, `region_id`, `name`) VALUES (NULL, (SELECT id FROM `regions` WHERE name = 'Argeș'), 'Dragoslavele');" calcext:value-type="string">
            <text:p>INSERT INTO `cities` (`id`, `region_id`, `name`) VALUES (NULL, (SELECT id FROM `regions` WHERE name = 'Argeș'), 'Dragoslav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Godeni</text:p>
          </table:table-cell>
          <table:table-cell/>
          <table:table-cell table:formula="of:=CONCATENATE([.$C$91];[.A298];[.$K$91];[.B298];[.$L$91])" office:value-type="string" office:string-value="INSERT INTO `cities` (`id`, `region_id`, `name`) VALUES (NULL, (SELECT id FROM `regions` WHERE name = 'Argeș'), 'Godeni');" calcext:value-type="string">
            <text:p>INSERT INTO `cities` (`id`, `region_id`, `name`) VALUES (NULL, (SELECT id FROM `regions` WHERE name = 'Argeș'), 'God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Hârsești</text:p>
          </table:table-cell>
          <table:table-cell/>
          <table:table-cell table:formula="of:=CONCATENATE([.$C$91];[.A299];[.$K$91];[.B299];[.$L$91])" office:value-type="string" office:string-value="INSERT INTO `cities` (`id`, `region_id`, `name`) VALUES (NULL, (SELECT id FROM `regions` WHERE name = 'Argeș'), 'Hârsești');" calcext:value-type="string">
            <text:p>INSERT INTO `cities` (`id`, `region_id`, `name`) VALUES (NULL, (SELECT id FROM `regions` WHERE name = 'Argeș'), 'Hârs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Hârtiești</text:p>
          </table:table-cell>
          <table:table-cell/>
          <table:table-cell table:formula="of:=CONCATENATE([.$C$91];[.A300];[.$K$91];[.B300];[.$L$91])" office:value-type="string" office:string-value="INSERT INTO `cities` (`id`, `region_id`, `name`) VALUES (NULL, (SELECT id FROM `regions` WHERE name = 'Argeș'), 'Hârtiești');" calcext:value-type="string">
            <text:p>INSERT INTO `cities` (`id`, `region_id`, `name`) VALUES (NULL, (SELECT id FROM `regions` WHERE name = 'Argeș'), 'Hârt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Izvoru</text:p>
          </table:table-cell>
          <table:table-cell/>
          <table:table-cell table:formula="of:=CONCATENATE([.$C$91];[.A301];[.$K$91];[.B301];[.$L$91])" office:value-type="string" office:string-value="INSERT INTO `cities` (`id`, `region_id`, `name`) VALUES (NULL, (SELECT id FROM `regions` WHERE name = 'Argeș'), 'Izvoru');" calcext:value-type="string">
            <text:p>INSERT INTO `cities` (`id`, `region_id`, `name`) VALUES (NULL, (SELECT id FROM `regions` WHERE name = 'Argeș'), 'Izvo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Leordeni</text:p>
          </table:table-cell>
          <table:table-cell/>
          <table:table-cell table:formula="of:=CONCATENATE([.$C$91];[.A302];[.$K$91];[.B302];[.$L$91])" office:value-type="string" office:string-value="INSERT INTO `cities` (`id`, `region_id`, `name`) VALUES (NULL, (SELECT id FROM `regions` WHERE name = 'Argeș'), 'Leordeni');" calcext:value-type="string">
            <text:p>INSERT INTO `cities` (`id`, `region_id`, `name`) VALUES (NULL, (SELECT id FROM `regions` WHERE name = 'Argeș'), 'Leord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Lerești</text:p>
          </table:table-cell>
          <table:table-cell/>
          <table:table-cell table:formula="of:=CONCATENATE([.$C$91];[.A303];[.$K$91];[.B303];[.$L$91])" office:value-type="string" office:string-value="INSERT INTO `cities` (`id`, `region_id`, `name`) VALUES (NULL, (SELECT id FROM `regions` WHERE name = 'Argeș'), 'Lerești');" calcext:value-type="string">
            <text:p>INSERT INTO `cities` (`id`, `region_id`, `name`) VALUES (NULL, (SELECT id FROM `regions` WHERE name = 'Argeș'), 'Le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Lunca Corbului</text:p>
          </table:table-cell>
          <table:table-cell/>
          <table:table-cell table:formula="of:=CONCATENATE([.$C$91];[.A304];[.$K$91];[.B304];[.$L$91])" office:value-type="string" office:string-value="INSERT INTO `cities` (`id`, `region_id`, `name`) VALUES (NULL, (SELECT id FROM `regions` WHERE name = 'Argeș'), 'Lunca Corbului');" calcext:value-type="string">
            <text:p>INSERT INTO `cities` (`id`, `region_id`, `name`) VALUES (NULL, (SELECT id FROM `regions` WHERE name = 'Argeș'), 'Lunca Corb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Mălureni</text:p>
          </table:table-cell>
          <table:table-cell/>
          <table:table-cell table:formula="of:=CONCATENATE([.$C$91];[.A305];[.$K$91];[.B305];[.$L$91])" office:value-type="string" office:string-value="INSERT INTO `cities` (`id`, `region_id`, `name`) VALUES (NULL, (SELECT id FROM `regions` WHERE name = 'Argeș'), 'Mălureni');" calcext:value-type="string">
            <text:p>INSERT INTO `cities` (`id`, `region_id`, `name`) VALUES (NULL, (SELECT id FROM `regions` WHERE name = 'Argeș'), 'Mălu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Mărăcineni</text:p>
          </table:table-cell>
          <table:table-cell/>
          <table:table-cell table:formula="of:=CONCATENATE([.$C$91];[.A306];[.$K$91];[.B306];[.$L$91])" office:value-type="string" office:string-value="INSERT INTO `cities` (`id`, `region_id`, `name`) VALUES (NULL, (SELECT id FROM `regions` WHERE name = 'Argeș'), 'Mărăcineni');" calcext:value-type="string">
            <text:p>INSERT INTO `cities` (`id`, `region_id`, `name`) VALUES (NULL, (SELECT id FROM `regions` WHERE name = 'Argeș'), 'Mărăcin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Merișani</text:p>
          </table:table-cell>
          <table:table-cell/>
          <table:table-cell table:formula="of:=CONCATENATE([.$C$91];[.A307];[.$K$91];[.B307];[.$L$91])" office:value-type="string" office:string-value="INSERT INTO `cities` (`id`, `region_id`, `name`) VALUES (NULL, (SELECT id FROM `regions` WHERE name = 'Argeș'), 'Merișani');" calcext:value-type="string">
            <text:p>INSERT INTO `cities` (`id`, `region_id`, `name`) VALUES (NULL, (SELECT id FROM `regions` WHERE name = 'Argeș'), 'Meri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Micești</text:p>
          </table:table-cell>
          <table:table-cell/>
          <table:table-cell table:formula="of:=CONCATENATE([.$C$91];[.A308];[.$K$91];[.B308];[.$L$91])" office:value-type="string" office:string-value="INSERT INTO `cities` (`id`, `region_id`, `name`) VALUES (NULL, (SELECT id FROM `regions` WHERE name = 'Argeș'), 'Micești');" calcext:value-type="string">
            <text:p>INSERT INTO `cities` (`id`, `region_id`, `name`) VALUES (NULL, (SELECT id FROM `regions` WHERE name = 'Argeș'), 'Mi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Mihăești</text:p>
          </table:table-cell>
          <table:table-cell/>
          <table:table-cell table:formula="of:=CONCATENATE([.$C$91];[.A309];[.$K$91];[.B309];[.$L$91])" office:value-type="string" office:string-value="INSERT INTO `cities` (`id`, `region_id`, `name`) VALUES (NULL, (SELECT id FROM `regions` WHERE name = 'Argeș'), 'Mihăești');" calcext:value-type="string">
            <text:p>INSERT INTO `cities` (`id`, `region_id`, `name`) VALUES (NULL, (SELECT id FROM `regions` WHERE name = 'Argeș'), 'Mihă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Mioarele</text:p>
          </table:table-cell>
          <table:table-cell/>
          <table:table-cell table:formula="of:=CONCATENATE([.$C$91];[.A310];[.$K$91];[.B310];[.$L$91])" office:value-type="string" office:string-value="INSERT INTO `cities` (`id`, `region_id`, `name`) VALUES (NULL, (SELECT id FROM `regions` WHERE name = 'Argeș'), 'Mioarele');" calcext:value-type="string">
            <text:p>INSERT INTO `cities` (`id`, `region_id`, `name`) VALUES (NULL, (SELECT id FROM `regions` WHERE name = 'Argeș'), 'Mioar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Mioveni (Colibaşi)</text:p>
          </table:table-cell>
          <table:table-cell/>
          <table:table-cell table:formula="of:=CONCATENATE([.$C$91];[.A311];[.$K$91];[.B311];[.$L$91])" office:value-type="string" office:string-value="INSERT INTO `cities` (`id`, `region_id`, `name`) VALUES (NULL, (SELECT id FROM `regions` WHERE name = 'Argeș'), 'Mioveni (Colibaşi)');" calcext:value-type="string">
            <text:p>INSERT INTO `cities` (`id`, `region_id`, `name`) VALUES (NULL, (SELECT id FROM `regions` WHERE name = 'Argeș'), 'Mioveni (Colibaşi)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Miroși</text:p>
          </table:table-cell>
          <table:table-cell/>
          <table:table-cell table:formula="of:=CONCATENATE([.$C$91];[.A312];[.$K$91];[.B312];[.$L$91])" office:value-type="string" office:string-value="INSERT INTO `cities` (`id`, `region_id`, `name`) VALUES (NULL, (SELECT id FROM `regions` WHERE name = 'Argeș'), 'Miroși');" calcext:value-type="string">
            <text:p>INSERT INTO `cities` (`id`, `region_id`, `name`) VALUES (NULL, (SELECT id FROM `regions` WHERE name = 'Argeș'), 'Miro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Morărești</text:p>
          </table:table-cell>
          <table:table-cell/>
          <table:table-cell table:formula="of:=CONCATENATE([.$C$91];[.A313];[.$K$91];[.B313];[.$L$91])" office:value-type="string" office:string-value="INSERT INTO `cities` (`id`, `region_id`, `name`) VALUES (NULL, (SELECT id FROM `regions` WHERE name = 'Argeș'), 'Morărești');" calcext:value-type="string">
            <text:p>INSERT INTO `cities` (`id`, `region_id`, `name`) VALUES (NULL, (SELECT id FROM `regions` WHERE name = 'Argeș'), 'Moră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Moșoaia</text:p>
          </table:table-cell>
          <table:table-cell/>
          <table:table-cell table:formula="of:=CONCATENATE([.$C$91];[.A314];[.$K$91];[.B314];[.$L$91])" office:value-type="string" office:string-value="INSERT INTO `cities` (`id`, `region_id`, `name`) VALUES (NULL, (SELECT id FROM `regions` WHERE name = 'Argeș'), 'Moșoaia');" calcext:value-type="string">
            <text:p>INSERT INTO `cities` (`id`, `region_id`, `name`) VALUES (NULL, (SELECT id FROM `regions` WHERE name = 'Argeș'), 'Moșo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Mozăceni</text:p>
          </table:table-cell>
          <table:table-cell/>
          <table:table-cell table:formula="of:=CONCATENATE([.$C$91];[.A315];[.$K$91];[.B315];[.$L$91])" office:value-type="string" office:string-value="INSERT INTO `cities` (`id`, `region_id`, `name`) VALUES (NULL, (SELECT id FROM `regions` WHERE name = 'Argeș'), 'Mozăceni');" calcext:value-type="string">
            <text:p>INSERT INTO `cities` (`id`, `region_id`, `name`) VALUES (NULL, (SELECT id FROM `regions` WHERE name = 'Argeș'), 'Moză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Mușătești</text:p>
          </table:table-cell>
          <table:table-cell/>
          <table:table-cell table:formula="of:=CONCATENATE([.$C$91];[.A316];[.$K$91];[.B316];[.$L$91])" office:value-type="string" office:string-value="INSERT INTO `cities` (`id`, `region_id`, `name`) VALUES (NULL, (SELECT id FROM `regions` WHERE name = 'Argeș'), 'Mușătești');" calcext:value-type="string">
            <text:p>INSERT INTO `cities` (`id`, `region_id`, `name`) VALUES (NULL, (SELECT id FROM `regions` WHERE name = 'Argeș'), 'Mușă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Negrași</text:p>
          </table:table-cell>
          <table:table-cell/>
          <table:table-cell table:formula="of:=CONCATENATE([.$C$91];[.A317];[.$K$91];[.B317];[.$L$91])" office:value-type="string" office:string-value="INSERT INTO `cities` (`id`, `region_id`, `name`) VALUES (NULL, (SELECT id FROM `regions` WHERE name = 'Argeș'), 'Negrași');" calcext:value-type="string">
            <text:p>INSERT INTO `cities` (`id`, `region_id`, `name`) VALUES (NULL, (SELECT id FROM `regions` WHERE name = 'Argeș'), 'Negra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Nucșoara</text:p>
          </table:table-cell>
          <table:table-cell/>
          <table:table-cell table:formula="of:=CONCATENATE([.$C$91];[.A318];[.$K$91];[.B318];[.$L$91])" office:value-type="string" office:string-value="INSERT INTO `cities` (`id`, `region_id`, `name`) VALUES (NULL, (SELECT id FROM `regions` WHERE name = 'Argeș'), 'Nucșoara');" calcext:value-type="string">
            <text:p>INSERT INTO `cities` (`id`, `region_id`, `name`) VALUES (NULL, (SELECT id FROM `regions` WHERE name = 'Argeș'), 'Nucș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Oarja</text:p>
          </table:table-cell>
          <table:table-cell/>
          <table:table-cell table:formula="of:=CONCATENATE([.$C$91];[.A319];[.$K$91];[.B319];[.$L$91])" office:value-type="string" office:string-value="INSERT INTO `cities` (`id`, `region_id`, `name`) VALUES (NULL, (SELECT id FROM `regions` WHERE name = 'Argeș'), 'Oarja');" calcext:value-type="string">
            <text:p>INSERT INTO `cities` (`id`, `region_id`, `name`) VALUES (NULL, (SELECT id FROM `regions` WHERE name = 'Argeș'), 'Oarj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Pietroșani</text:p>
          </table:table-cell>
          <table:table-cell/>
          <table:table-cell table:formula="of:=CONCATENATE([.$C$91];[.A320];[.$K$91];[.B320];[.$L$91])" office:value-type="string" office:string-value="INSERT INTO `cities` (`id`, `region_id`, `name`) VALUES (NULL, (SELECT id FROM `regions` WHERE name = 'Argeș'), 'Pietroșani');" calcext:value-type="string">
            <text:p>INSERT INTO `cities` (`id`, `region_id`, `name`) VALUES (NULL, (SELECT id FROM `regions` WHERE name = 'Argeș'), 'Pietro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Pitești</text:p>
          </table:table-cell>
          <table:table-cell/>
          <table:table-cell table:formula="of:=CONCATENATE([.$C$91];[.A321];[.$K$91];[.B321];[.$L$91])" office:value-type="string" office:string-value="INSERT INTO `cities` (`id`, `region_id`, `name`) VALUES (NULL, (SELECT id FROM `regions` WHERE name = 'Argeș'), 'Pitești');" calcext:value-type="string">
            <text:p>INSERT INTO `cities` (`id`, `region_id`, `name`) VALUES (NULL, (SELECT id FROM `regions` WHERE name = 'Argeș'), 'Pi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Poiana Lacului</text:p>
          </table:table-cell>
          <table:table-cell/>
          <table:table-cell table:formula="of:=CONCATENATE([.$C$91];[.A322];[.$K$91];[.B322];[.$L$91])" office:value-type="string" office:string-value="INSERT INTO `cities` (`id`, `region_id`, `name`) VALUES (NULL, (SELECT id FROM `regions` WHERE name = 'Argeș'), 'Poiana Lacului');" calcext:value-type="string">
            <text:p>INSERT INTO `cities` (`id`, `region_id`, `name`) VALUES (NULL, (SELECT id FROM `regions` WHERE name = 'Argeș'), 'Poiana Lac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Poienarii de Argeș</text:p>
          </table:table-cell>
          <table:table-cell/>
          <table:table-cell table:formula="of:=CONCATENATE([.$C$91];[.A323];[.$K$91];[.B323];[.$L$91])" office:value-type="string" office:string-value="INSERT INTO `cities` (`id`, `region_id`, `name`) VALUES (NULL, (SELECT id FROM `regions` WHERE name = 'Argeș'), 'Poienarii de Argeș');" calcext:value-type="string">
            <text:p>INSERT INTO `cities` (`id`, `region_id`, `name`) VALUES (NULL, (SELECT id FROM `regions` WHERE name = 'Argeș'), 'Poienarii de Arg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Poienarii de Muscel</text:p>
          </table:table-cell>
          <table:table-cell/>
          <table:table-cell table:formula="of:=CONCATENATE([.$C$91];[.A324];[.$K$91];[.B324];[.$L$91])" office:value-type="string" office:string-value="INSERT INTO `cities` (`id`, `region_id`, `name`) VALUES (NULL, (SELECT id FROM `regions` WHERE name = 'Argeș'), 'Poienarii de Muscel');" calcext:value-type="string">
            <text:p>INSERT INTO `cities` (`id`, `region_id`, `name`) VALUES (NULL, (SELECT id FROM `regions` WHERE name = 'Argeș'), 'Poienarii de Musc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Popești</text:p>
          </table:table-cell>
          <table:table-cell/>
          <table:table-cell table:formula="of:=CONCATENATE([.$C$91];[.A325];[.$K$91];[.B325];[.$L$91])" office:value-type="string" office:string-value="INSERT INTO `cities` (`id`, `region_id`, `name`) VALUES (NULL, (SELECT id FROM `regions` WHERE name = 'Argeș'), 'Popești');" calcext:value-type="string">
            <text:p>INSERT INTO `cities` (`id`, `region_id`, `name`) VALUES (NULL, (SELECT id FROM `regions` WHERE name = 'Argeș'), 'Pop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Priboieni</text:p>
          </table:table-cell>
          <table:table-cell/>
          <table:table-cell table:formula="of:=CONCATENATE([.$C$91];[.A326];[.$K$91];[.B326];[.$L$91])" office:value-type="string" office:string-value="INSERT INTO `cities` (`id`, `region_id`, `name`) VALUES (NULL, (SELECT id FROM `regions` WHERE name = 'Argeș'), 'Priboieni');" calcext:value-type="string">
            <text:p>INSERT INTO `cities` (`id`, `region_id`, `name`) VALUES (NULL, (SELECT id FROM `regions` WHERE name = 'Argeș'), 'Pribo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Râca</text:p>
          </table:table-cell>
          <table:table-cell/>
          <table:table-cell table:formula="of:=CONCATENATE([.$C$91];[.A327];[.$K$91];[.B327];[.$L$91])" office:value-type="string" office:string-value="INSERT INTO `cities` (`id`, `region_id`, `name`) VALUES (NULL, (SELECT id FROM `regions` WHERE name = 'Argeș'), 'Râca');" calcext:value-type="string">
            <text:p>INSERT INTO `cities` (`id`, `region_id`, `name`) VALUES (NULL, (SELECT id FROM `regions` WHERE name = 'Argeș'), 'Râ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Rătești</text:p>
          </table:table-cell>
          <table:table-cell/>
          <table:table-cell table:formula="of:=CONCATENATE([.$C$91];[.A328];[.$K$91];[.B328];[.$L$91])" office:value-type="string" office:string-value="INSERT INTO `cities` (`id`, `region_id`, `name`) VALUES (NULL, (SELECT id FROM `regions` WHERE name = 'Argeș'), 'Rătești');" calcext:value-type="string">
            <text:p>INSERT INTO `cities` (`id`, `region_id`, `name`) VALUES (NULL, (SELECT id FROM `regions` WHERE name = 'Argeș'), 'Ră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Recea</text:p>
          </table:table-cell>
          <table:table-cell/>
          <table:table-cell table:formula="of:=CONCATENATE([.$C$91];[.A329];[.$K$91];[.B329];[.$L$91])" office:value-type="string" office:string-value="INSERT INTO `cities` (`id`, `region_id`, `name`) VALUES (NULL, (SELECT id FROM `regions` WHERE name = 'Argeș'), 'Recea');" calcext:value-type="string">
            <text:p>INSERT INTO `cities` (`id`, `region_id`, `name`) VALUES (NULL, (SELECT id FROM `regions` WHERE name = 'Argeș'), 'Re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Rociu</text:p>
          </table:table-cell>
          <table:table-cell/>
          <table:table-cell table:formula="of:=CONCATENATE([.$C$91];[.A330];[.$K$91];[.B330];[.$L$91])" office:value-type="string" office:string-value="INSERT INTO `cities` (`id`, `region_id`, `name`) VALUES (NULL, (SELECT id FROM `regions` WHERE name = 'Argeș'), 'Rociu');" calcext:value-type="string">
            <text:p>INSERT INTO `cities` (`id`, `region_id`, `name`) VALUES (NULL, (SELECT id FROM `regions` WHERE name = 'Argeș'), 'Roc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Rucăr</text:p>
          </table:table-cell>
          <table:table-cell/>
          <table:table-cell table:formula="of:=CONCATENATE([.$C$91];[.A331];[.$K$91];[.B331];[.$L$91])" office:value-type="string" office:string-value="INSERT INTO `cities` (`id`, `region_id`, `name`) VALUES (NULL, (SELECT id FROM `regions` WHERE name = 'Argeș'), 'Rucăr');" calcext:value-type="string">
            <text:p>INSERT INTO `cities` (`id`, `region_id`, `name`) VALUES (NULL, (SELECT id FROM `regions` WHERE name = 'Argeș'), 'Rucă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Sălătrucu</text:p>
          </table:table-cell>
          <table:table-cell/>
          <table:table-cell table:formula="of:=CONCATENATE([.$C$91];[.A332];[.$K$91];[.B332];[.$L$91])" office:value-type="string" office:string-value="INSERT INTO `cities` (`id`, `region_id`, `name`) VALUES (NULL, (SELECT id FROM `regions` WHERE name = 'Argeș'), 'Sălătrucu');" calcext:value-type="string">
            <text:p>INSERT INTO `cities` (`id`, `region_id`, `name`) VALUES (NULL, (SELECT id FROM `regions` WHERE name = 'Argeș'), 'Sălătru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Săpata</text:p>
          </table:table-cell>
          <table:table-cell/>
          <table:table-cell table:formula="of:=CONCATENATE([.$C$91];[.A333];[.$K$91];[.B333];[.$L$91])" office:value-type="string" office:string-value="INSERT INTO `cities` (`id`, `region_id`, `name`) VALUES (NULL, (SELECT id FROM `regions` WHERE name = 'Argeș'), 'Săpata');" calcext:value-type="string">
            <text:p>INSERT INTO `cities` (`id`, `region_id`, `name`) VALUES (NULL, (SELECT id FROM `regions` WHERE name = 'Argeș'), 'Săpa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Schitu Golești</text:p>
          </table:table-cell>
          <table:table-cell/>
          <table:table-cell table:formula="of:=CONCATENATE([.$C$91];[.A334];[.$K$91];[.B334];[.$L$91])" office:value-type="string" office:string-value="INSERT INTO `cities` (`id`, `region_id`, `name`) VALUES (NULL, (SELECT id FROM `regions` WHERE name = 'Argeș'), 'Schitu Golești');" calcext:value-type="string">
            <text:p>INSERT INTO `cities` (`id`, `region_id`, `name`) VALUES (NULL, (SELECT id FROM `regions` WHERE name = 'Argeș'), 'Schitu Go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Slobozia</text:p>
          </table:table-cell>
          <table:table-cell/>
          <table:table-cell table:formula="of:=CONCATENATE([.$C$91];[.A335];[.$K$91];[.B335];[.$L$91])" office:value-type="string" office:string-value="INSERT INTO `cities` (`id`, `region_id`, `name`) VALUES (NULL, (SELECT id FROM `regions` WHERE name = 'Argeș'), 'Slobozia');" calcext:value-type="string">
            <text:p>INSERT INTO `cities` (`id`, `region_id`, `name`) VALUES (NULL, (SELECT id FROM `regions` WHERE name = 'Argeș'), 'Sloboz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Stâlpeni</text:p>
          </table:table-cell>
          <table:table-cell/>
          <table:table-cell table:formula="of:=CONCATENATE([.$C$91];[.A336];[.$K$91];[.B336];[.$L$91])" office:value-type="string" office:string-value="INSERT INTO `cities` (`id`, `region_id`, `name`) VALUES (NULL, (SELECT id FROM `regions` WHERE name = 'Argeș'), 'Stâlpeni');" calcext:value-type="string">
            <text:p>INSERT INTO `cities` (`id`, `region_id`, `name`) VALUES (NULL, (SELECT id FROM `regions` WHERE name = 'Argeș'), 'Stâlp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Ștefan cel Mare</text:p>
          </table:table-cell>
          <table:table-cell/>
          <table:table-cell table:formula="of:=CONCATENATE([.$C$91];[.A337];[.$K$91];[.B337];[.$L$91])" office:value-type="string" office:string-value="INSERT INTO `cities` (`id`, `region_id`, `name`) VALUES (NULL, (SELECT id FROM `regions` WHERE name = 'Argeș'), 'Ștefan cel Mare');" calcext:value-type="string">
            <text:p>INSERT INTO `cities` (`id`, `region_id`, `name`) VALUES (NULL, (SELECT id FROM `regions` WHERE name = 'Argeș'), 'Ștefan cel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Ștefănești (Florica)</text:p>
          </table:table-cell>
          <table:table-cell/>
          <table:table-cell table:formula="of:=CONCATENATE([.$C$91];[.A338];[.$K$91];[.B338];[.$L$91])" office:value-type="string" office:string-value="INSERT INTO `cities` (`id`, `region_id`, `name`) VALUES (NULL, (SELECT id FROM `regions` WHERE name = 'Argeș'), 'Ștefănești (Florica)');" calcext:value-type="string">
            <text:p>INSERT INTO `cities` (`id`, `region_id`, `name`) VALUES (NULL, (SELECT id FROM `regions` WHERE name = 'Argeș'), 'Ștefănești (Florica)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Stoenești</text:p>
          </table:table-cell>
          <table:table-cell/>
          <table:table-cell table:formula="of:=CONCATENATE([.$C$91];[.A339];[.$K$91];[.B339];[.$L$91])" office:value-type="string" office:string-value="INSERT INTO `cities` (`id`, `region_id`, `name`) VALUES (NULL, (SELECT id FROM `regions` WHERE name = 'Argeș'), 'Stoenești');" calcext:value-type="string">
            <text:p>INSERT INTO `cities` (`id`, `region_id`, `name`) VALUES (NULL, (SELECT id FROM `regions` WHERE name = 'Argeș'), 'Stoe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Stolnici</text:p>
          </table:table-cell>
          <table:table-cell/>
          <table:table-cell table:formula="of:=CONCATENATE([.$C$91];[.A340];[.$K$91];[.B340];[.$L$91])" office:value-type="string" office:string-value="INSERT INTO `cities` (`id`, `region_id`, `name`) VALUES (NULL, (SELECT id FROM `regions` WHERE name = 'Argeș'), 'Stolnici');" calcext:value-type="string">
            <text:p>INSERT INTO `cities` (`id`, `region_id`, `name`) VALUES (NULL, (SELECT id FROM `regions` WHERE name = 'Argeș'), 'Stolni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Șuici</text:p>
          </table:table-cell>
          <table:table-cell/>
          <table:table-cell table:formula="of:=CONCATENATE([.$C$91];[.A341];[.$K$91];[.B341];[.$L$91])" office:value-type="string" office:string-value="INSERT INTO `cities` (`id`, `region_id`, `name`) VALUES (NULL, (SELECT id FROM `regions` WHERE name = 'Argeș'), 'Șuici');" calcext:value-type="string">
            <text:p>INSERT INTO `cities` (`id`, `region_id`, `name`) VALUES (NULL, (SELECT id FROM `regions` WHERE name = 'Argeș'), 'Șui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Suseni</text:p>
          </table:table-cell>
          <table:table-cell/>
          <table:table-cell table:formula="of:=CONCATENATE([.$C$91];[.A342];[.$K$91];[.B342];[.$L$91])" office:value-type="string" office:string-value="INSERT INTO `cities` (`id`, `region_id`, `name`) VALUES (NULL, (SELECT id FROM `regions` WHERE name = 'Argeș'), 'Suseni');" calcext:value-type="string">
            <text:p>INSERT INTO `cities` (`id`, `region_id`, `name`) VALUES (NULL, (SELECT id FROM `regions` WHERE name = 'Argeș'), 'Sus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Teiu</text:p>
          </table:table-cell>
          <table:table-cell/>
          <table:table-cell table:formula="of:=CONCATENATE([.$C$91];[.A343];[.$K$91];[.B343];[.$L$91])" office:value-type="string" office:string-value="INSERT INTO `cities` (`id`, `region_id`, `name`) VALUES (NULL, (SELECT id FROM `regions` WHERE name = 'Argeș'), 'Teiu');" calcext:value-type="string">
            <text:p>INSERT INTO `cities` (`id`, `region_id`, `name`) VALUES (NULL, (SELECT id FROM `regions` WHERE name = 'Argeș'), 'Te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Tigveni</text:p>
          </table:table-cell>
          <table:table-cell/>
          <table:table-cell table:formula="of:=CONCATENATE([.$C$91];[.A344];[.$K$91];[.B344];[.$L$91])" office:value-type="string" office:string-value="INSERT INTO `cities` (`id`, `region_id`, `name`) VALUES (NULL, (SELECT id FROM `regions` WHERE name = 'Argeș'), 'Tigveni');" calcext:value-type="string">
            <text:p>INSERT INTO `cities` (`id`, `region_id`, `name`) VALUES (NULL, (SELECT id FROM `regions` WHERE name = 'Argeș'), 'Tigv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Țițești</text:p>
          </table:table-cell>
          <table:table-cell/>
          <table:table-cell table:formula="of:=CONCATENATE([.$C$91];[.A345];[.$K$91];[.B345];[.$L$91])" office:value-type="string" office:string-value="INSERT INTO `cities` (`id`, `region_id`, `name`) VALUES (NULL, (SELECT id FROM `regions` WHERE name = 'Argeș'), 'Țițești');" calcext:value-type="string">
            <text:p>INSERT INTO `cities` (`id`, `region_id`, `name`) VALUES (NULL, (SELECT id FROM `regions` WHERE name = 'Argeș'), 'Țiț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Topoloveni</text:p>
          </table:table-cell>
          <table:table-cell/>
          <table:table-cell table:formula="of:=CONCATENATE([.$C$91];[.A346];[.$K$91];[.B346];[.$L$91])" office:value-type="string" office:string-value="INSERT INTO `cities` (`id`, `region_id`, `name`) VALUES (NULL, (SELECT id FROM `regions` WHERE name = 'Argeș'), 'Topoloveni');" calcext:value-type="string">
            <text:p>INSERT INTO `cities` (`id`, `region_id`, `name`) VALUES (NULL, (SELECT id FROM `regions` WHERE name = 'Argeș'), 'Topolov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Uda</text:p>
          </table:table-cell>
          <table:table-cell/>
          <table:table-cell table:formula="of:=CONCATENATE([.$C$91];[.A347];[.$K$91];[.B347];[.$L$91])" office:value-type="string" office:string-value="INSERT INTO `cities` (`id`, `region_id`, `name`) VALUES (NULL, (SELECT id FROM `regions` WHERE name = 'Argeș'), 'Uda');" calcext:value-type="string">
            <text:p>INSERT INTO `cities` (`id`, `region_id`, `name`) VALUES (NULL, (SELECT id FROM `regions` WHERE name = 'Argeș'), 'Ud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Ungheni</text:p>
          </table:table-cell>
          <table:table-cell/>
          <table:table-cell table:formula="of:=CONCATENATE([.$C$91];[.A348];[.$K$91];[.B348];[.$L$91])" office:value-type="string" office:string-value="INSERT INTO `cities` (`id`, `region_id`, `name`) VALUES (NULL, (SELECT id FROM `regions` WHERE name = 'Argeș'), 'Ungheni');" calcext:value-type="string">
            <text:p>INSERT INTO `cities` (`id`, `region_id`, `name`) VALUES (NULL, (SELECT id FROM `regions` WHERE name = 'Argeș'), 'Ungh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Valea Danului</text:p>
          </table:table-cell>
          <table:table-cell/>
          <table:table-cell table:formula="of:=CONCATENATE([.$C$91];[.A349];[.$K$91];[.B349];[.$L$91])" office:value-type="string" office:string-value="INSERT INTO `cities` (`id`, `region_id`, `name`) VALUES (NULL, (SELECT id FROM `regions` WHERE name = 'Argeș'), 'Valea Danului');" calcext:value-type="string">
            <text:p>INSERT INTO `cities` (`id`, `region_id`, `name`) VALUES (NULL, (SELECT id FROM `regions` WHERE name = 'Argeș'), 'Valea Dan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Valea Iașului</text:p>
          </table:table-cell>
          <table:table-cell/>
          <table:table-cell table:formula="of:=CONCATENATE([.$C$91];[.A350];[.$K$91];[.B350];[.$L$91])" office:value-type="string" office:string-value="INSERT INTO `cities` (`id`, `region_id`, `name`) VALUES (NULL, (SELECT id FROM `regions` WHERE name = 'Argeș'), 'Valea Iașului');" calcext:value-type="string">
            <text:p>INSERT INTO `cities` (`id`, `region_id`, `name`) VALUES (NULL, (SELECT id FROM `regions` WHERE name = 'Argeș'), 'Valea Iaș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Valea Mare-Pravăț</text:p>
          </table:table-cell>
          <table:table-cell/>
          <table:table-cell table:formula="of:=CONCATENATE([.$C$91];[.A351];[.$K$91];[.B351];[.$L$91])" office:value-type="string" office:string-value="INSERT INTO `cities` (`id`, `region_id`, `name`) VALUES (NULL, (SELECT id FROM `regions` WHERE name = 'Argeș'), 'Valea Mare-Pravăț');" calcext:value-type="string">
            <text:p>INSERT INTO `cities` (`id`, `region_id`, `name`) VALUES (NULL, (SELECT id FROM `regions` WHERE name = 'Argeș'), 'Valea Mare-Pravă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Vedea</text:p>
          </table:table-cell>
          <table:table-cell/>
          <table:table-cell table:formula="of:=CONCATENATE([.$C$91];[.A352];[.$K$91];[.B352];[.$L$91])" office:value-type="string" office:string-value="INSERT INTO `cities` (`id`, `region_id`, `name`) VALUES (NULL, (SELECT id FROM `regions` WHERE name = 'Argeș'), 'Vedea');" calcext:value-type="string">
            <text:p>INSERT INTO `cities` (`id`, `region_id`, `name`) VALUES (NULL, (SELECT id FROM `regions` WHERE name = 'Argeș'), 'Ved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Vlădești</text:p>
          </table:table-cell>
          <table:table-cell/>
          <table:table-cell table:formula="of:=CONCATENATE([.$C$91];[.A353];[.$K$91];[.B353];[.$L$91])" office:value-type="string" office:string-value="INSERT INTO `cities` (`id`, `region_id`, `name`) VALUES (NULL, (SELECT id FROM `regions` WHERE name = 'Argeș'), 'Vlădești');" calcext:value-type="string">
            <text:p>INSERT INTO `cities` (`id`, `region_id`, `name`) VALUES (NULL, (SELECT id FROM `regions` WHERE name = 'Argeș'), 'Vlă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Vulturești</text:p>
          </table:table-cell>
          <table:table-cell/>
          <table:table-cell table:formula="of:=CONCATENATE([.$C$91];[.A354];[.$K$91];[.B354];[.$L$91])" office:value-type="string" office:string-value="INSERT INTO `cities` (`id`, `region_id`, `name`) VALUES (NULL, (SELECT id FROM `regions` WHERE name = 'Argeș'), 'Vulturești');" calcext:value-type="string">
            <text:p>INSERT INTO `cities` (`id`, `region_id`, `name`) VALUES (NULL, (SELECT id FROM `regions` WHERE name = 'Argeș'), 'Vulturești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Agăș</text:p>
          </table:table-cell>
          <table:table-cell/>
          <table:table-cell table:formula="of:=CONCATENATE([.$C$91];[.A356];[.$K$91];[.B356];[.$L$91])" office:value-type="string" office:string-value="INSERT INTO `cities` (`id`, `region_id`, `name`) VALUES (NULL, (SELECT id FROM `regions` WHERE name = 'Bacău'), 'Agăș');" calcext:value-type="string">
            <text:p>INSERT INTO `cities` (`id`, `region_id`, `name`) VALUES (NULL, (SELECT id FROM `regions` WHERE name = 'Bacău'), 'Agă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Ardeoani</text:p>
          </table:table-cell>
          <table:table-cell/>
          <table:table-cell table:formula="of:=CONCATENATE([.$C$91];[.A357];[.$K$91];[.B357];[.$L$91])" office:value-type="string" office:string-value="INSERT INTO `cities` (`id`, `region_id`, `name`) VALUES (NULL, (SELECT id FROM `regions` WHERE name = 'Bacău'), 'Ardeoani');" calcext:value-type="string">
            <text:p>INSERT INTO `cities` (`id`, `region_id`, `name`) VALUES (NULL, (SELECT id FROM `regions` WHERE name = 'Bacău'), 'Ardeo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Asău</text:p>
          </table:table-cell>
          <table:table-cell/>
          <table:table-cell table:formula="of:=CONCATENATE([.$C$91];[.A358];[.$K$91];[.B358];[.$L$91])" office:value-type="string" office:string-value="INSERT INTO `cities` (`id`, `region_id`, `name`) VALUES (NULL, (SELECT id FROM `regions` WHERE name = 'Bacău'), 'Asău');" calcext:value-type="string">
            <text:p>INSERT INTO `cities` (`id`, `region_id`, `name`) VALUES (NULL, (SELECT id FROM `regions` WHERE name = 'Bacău'), 'Asău');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Bacău</text:p>
          </table:table-cell>
          <table:table-cell/>
          <table:table-cell table:formula="of:=CONCATENATE([.$C$91];[.A359];[.$K$91];[.B359];[.$L$91])" office:value-type="string" office:string-value="INSERT INTO `cities` (`id`, `region_id`, `name`) VALUES (NULL, (SELECT id FROM `regions` WHERE name = 'Bacău'), 'Bacău');" calcext:value-type="string">
            <text:p>INSERT INTO `cities` (`id`, `region_id`, `name`) VALUES (NULL, (SELECT id FROM `regions` WHERE name = 'Bacău'), 'Bac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Balcani</text:p>
          </table:table-cell>
          <table:table-cell/>
          <table:table-cell table:formula="of:=CONCATENATE([.$C$91];[.A360];[.$K$91];[.B360];[.$L$91])" office:value-type="string" office:string-value="INSERT INTO `cities` (`id`, `region_id`, `name`) VALUES (NULL, (SELECT id FROM `regions` WHERE name = 'Bacău'), 'Balcani');" calcext:value-type="string">
            <text:p>INSERT INTO `cities` (`id`, `region_id`, `name`) VALUES (NULL, (SELECT id FROM `regions` WHERE name = 'Bacău'), 'Balc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Bârsănești</text:p>
          </table:table-cell>
          <table:table-cell/>
          <table:table-cell table:formula="of:=CONCATENATE([.$C$91];[.A361];[.$K$91];[.B361];[.$L$91])" office:value-type="string" office:string-value="INSERT INTO `cities` (`id`, `region_id`, `name`) VALUES (NULL, (SELECT id FROM `regions` WHERE name = 'Bacău'), 'Bârsănești');" calcext:value-type="string">
            <text:p>INSERT INTO `cities` (`id`, `region_id`, `name`) VALUES (NULL, (SELECT id FROM `regions` WHERE name = 'Bacău'), 'Bârs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Berești-Bistrița</text:p>
          </table:table-cell>
          <table:table-cell/>
          <table:table-cell table:formula="of:=CONCATENATE([.$C$91];[.A362];[.$K$91];[.B362];[.$L$91])" office:value-type="string" office:string-value="INSERT INTO `cities` (`id`, `region_id`, `name`) VALUES (NULL, (SELECT id FROM `regions` WHERE name = 'Bacău'), 'Berești-Bistrița');" calcext:value-type="string">
            <text:p>INSERT INTO `cities` (`id`, `region_id`, `name`) VALUES (NULL, (SELECT id FROM `regions` WHERE name = 'Bacău'), 'Berești-Bistr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Berești-Tazlău</text:p>
          </table:table-cell>
          <table:table-cell/>
          <table:table-cell table:formula="of:=CONCATENATE([.$C$91];[.A363];[.$K$91];[.B363];[.$L$91])" office:value-type="string" office:string-value="INSERT INTO `cities` (`id`, `region_id`, `name`) VALUES (NULL, (SELECT id FROM `regions` WHERE name = 'Bacău'), 'Berești-Tazlău');" calcext:value-type="string">
            <text:p>INSERT INTO `cities` (`id`, `region_id`, `name`) VALUES (NULL, (SELECT id FROM `regions` WHERE name = 'Bacău'), 'Berești-Tazl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Berzunți</text:p>
          </table:table-cell>
          <table:table-cell/>
          <table:table-cell table:formula="of:=CONCATENATE([.$C$91];[.A364];[.$K$91];[.B364];[.$L$91])" office:value-type="string" office:string-value="INSERT INTO `cities` (`id`, `region_id`, `name`) VALUES (NULL, (SELECT id FROM `regions` WHERE name = 'Bacău'), 'Berzunți');" calcext:value-type="string">
            <text:p>INSERT INTO `cities` (`id`, `region_id`, `name`) VALUES (NULL, (SELECT id FROM `regions` WHERE name = 'Bacău'), 'Berzun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Blăgești</text:p>
          </table:table-cell>
          <table:table-cell/>
          <table:table-cell table:formula="of:=CONCATENATE([.$C$91];[.A365];[.$K$91];[.B365];[.$L$91])" office:value-type="string" office:string-value="INSERT INTO `cities` (`id`, `region_id`, `name`) VALUES (NULL, (SELECT id FROM `regions` WHERE name = 'Bacău'), 'Blăgești');" calcext:value-type="string">
            <text:p>INSERT INTO `cities` (`id`, `region_id`, `name`) VALUES (NULL, (SELECT id FROM `regions` WHERE name = 'Bacău'), 'Blăg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Bogdănești</text:p>
          </table:table-cell>
          <table:table-cell/>
          <table:table-cell table:formula="of:=CONCATENATE([.$C$91];[.A366];[.$K$91];[.B366];[.$L$91])" office:value-type="string" office:string-value="INSERT INTO `cities` (`id`, `region_id`, `name`) VALUES (NULL, (SELECT id FROM `regions` WHERE name = 'Bacău'), 'Bogdănești');" calcext:value-type="string">
            <text:p>INSERT INTO `cities` (`id`, `region_id`, `name`) VALUES (NULL, (SELECT id FROM `regions` WHERE name = 'Bacău'), 'Bogd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Brusturoasa</text:p>
          </table:table-cell>
          <table:table-cell/>
          <table:table-cell table:formula="of:=CONCATENATE([.$C$91];[.A367];[.$K$91];[.B367];[.$L$91])" office:value-type="string" office:string-value="INSERT INTO `cities` (`id`, `region_id`, `name`) VALUES (NULL, (SELECT id FROM `regions` WHERE name = 'Bacău'), 'Brusturoasa');" calcext:value-type="string">
            <text:p>INSERT INTO `cities` (`id`, `region_id`, `name`) VALUES (NULL, (SELECT id FROM `regions` WHERE name = 'Bacău'), 'Brusturo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Buciumi</text:p>
          </table:table-cell>
          <table:table-cell/>
          <table:table-cell table:formula="of:=CONCATENATE([.$C$91];[.A368];[.$K$91];[.B368];[.$L$91])" office:value-type="string" office:string-value="INSERT INTO `cities` (`id`, `region_id`, `name`) VALUES (NULL, (SELECT id FROM `regions` WHERE name = 'Bacău'), 'Buciumi');" calcext:value-type="string">
            <text:p>INSERT INTO `cities` (`id`, `region_id`, `name`) VALUES (NULL, (SELECT id FROM `regions` WHERE name = 'Bacău'), 'Bucium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Buhoci</text:p>
          </table:table-cell>
          <table:table-cell/>
          <table:table-cell table:formula="of:=CONCATENATE([.$C$91];[.A369];[.$K$91];[.B369];[.$L$91])" office:value-type="string" office:string-value="INSERT INTO `cities` (`id`, `region_id`, `name`) VALUES (NULL, (SELECT id FROM `regions` WHERE name = 'Bacău'), 'Buhoci');" calcext:value-type="string">
            <text:p>INSERT INTO `cities` (`id`, `region_id`, `name`) VALUES (NULL, (SELECT id FROM `regions` WHERE name = 'Bacău'), 'Buho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Buhuși</text:p>
          </table:table-cell>
          <table:table-cell/>
          <table:table-cell table:formula="of:=CONCATENATE([.$C$91];[.A370];[.$K$91];[.B370];[.$L$91])" office:value-type="string" office:string-value="INSERT INTO `cities` (`id`, `region_id`, `name`) VALUES (NULL, (SELECT id FROM `regions` WHERE name = 'Bacău'), 'Buhuși');" calcext:value-type="string">
            <text:p>INSERT INTO `cities` (`id`, `region_id`, `name`) VALUES (NULL, (SELECT id FROM `regions` WHERE name = 'Bacău'), 'Buhu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Căiuți</text:p>
          </table:table-cell>
          <table:table-cell/>
          <table:table-cell table:formula="of:=CONCATENATE([.$C$91];[.A371];[.$K$91];[.B371];[.$L$91])" office:value-type="string" office:string-value="INSERT INTO `cities` (`id`, `region_id`, `name`) VALUES (NULL, (SELECT id FROM `regions` WHERE name = 'Bacău'), 'Căiuți');" calcext:value-type="string">
            <text:p>INSERT INTO `cities` (`id`, `region_id`, `name`) VALUES (NULL, (SELECT id FROM `regions` WHERE name = 'Bacău'), 'Căiu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Cașin</text:p>
          </table:table-cell>
          <table:table-cell/>
          <table:table-cell table:formula="of:=CONCATENATE([.$C$91];[.A372];[.$K$91];[.B372];[.$L$91])" office:value-type="string" office:string-value="INSERT INTO `cities` (`id`, `region_id`, `name`) VALUES (NULL, (SELECT id FROM `regions` WHERE name = 'Bacău'), 'Cașin');" calcext:value-type="string">
            <text:p>INSERT INTO `cities` (`id`, `region_id`, `name`) VALUES (NULL, (SELECT id FROM `regions` WHERE name = 'Bacău'), 'Caș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Cleja</text:p>
          </table:table-cell>
          <table:table-cell/>
          <table:table-cell table:formula="of:=CONCATENATE([.$C$91];[.A373];[.$K$91];[.B373];[.$L$91])" office:value-type="string" office:string-value="INSERT INTO `cities` (`id`, `region_id`, `name`) VALUES (NULL, (SELECT id FROM `regions` WHERE name = 'Bacău'), 'Cleja');" calcext:value-type="string">
            <text:p>INSERT INTO `cities` (`id`, `region_id`, `name`) VALUES (NULL, (SELECT id FROM `regions` WHERE name = 'Bacău'), 'Clej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Colonești</text:p>
          </table:table-cell>
          <table:table-cell/>
          <table:table-cell table:formula="of:=CONCATENATE([.$C$91];[.A374];[.$K$91];[.B374];[.$L$91])" office:value-type="string" office:string-value="INSERT INTO `cities` (`id`, `region_id`, `name`) VALUES (NULL, (SELECT id FROM `regions` WHERE name = 'Bacău'), 'Colonești');" calcext:value-type="string">
            <text:p>INSERT INTO `cities` (`id`, `region_id`, `name`) VALUES (NULL, (SELECT id FROM `regions` WHERE name = 'Bacău'), 'Colo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Comănești</text:p>
          </table:table-cell>
          <table:table-cell/>
          <table:table-cell table:formula="of:=CONCATENATE([.$C$91];[.A375];[.$K$91];[.B375];[.$L$91])" office:value-type="string" office:string-value="INSERT INTO `cities` (`id`, `region_id`, `name`) VALUES (NULL, (SELECT id FROM `regions` WHERE name = 'Bacău'), 'Comănești');" calcext:value-type="string">
            <text:p>INSERT INTO `cities` (`id`, `region_id`, `name`) VALUES (NULL, (SELECT id FROM `regions` WHERE name = 'Bacău'), 'Com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Corbasca</text:p>
          </table:table-cell>
          <table:table-cell/>
          <table:table-cell table:formula="of:=CONCATENATE([.$C$91];[.A376];[.$K$91];[.B376];[.$L$91])" office:value-type="string" office:string-value="INSERT INTO `cities` (`id`, `region_id`, `name`) VALUES (NULL, (SELECT id FROM `regions` WHERE name = 'Bacău'), 'Corbasca');" calcext:value-type="string">
            <text:p>INSERT INTO `cities` (`id`, `region_id`, `name`) VALUES (NULL, (SELECT id FROM `regions` WHERE name = 'Bacău'), 'Corbas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Coțofănești</text:p>
          </table:table-cell>
          <table:table-cell/>
          <table:table-cell table:formula="of:=CONCATENATE([.$C$91];[.A377];[.$K$91];[.B377];[.$L$91])" office:value-type="string" office:string-value="INSERT INTO `cities` (`id`, `region_id`, `name`) VALUES (NULL, (SELECT id FROM `regions` WHERE name = 'Bacău'), 'Coțofănești');" calcext:value-type="string">
            <text:p>INSERT INTO `cities` (`id`, `region_id`, `name`) VALUES (NULL, (SELECT id FROM `regions` WHERE name = 'Bacău'), 'Coțof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Dămienești</text:p>
          </table:table-cell>
          <table:table-cell/>
          <table:table-cell table:formula="of:=CONCATENATE([.$C$91];[.A378];[.$K$91];[.B378];[.$L$91])" office:value-type="string" office:string-value="INSERT INTO `cities` (`id`, `region_id`, `name`) VALUES (NULL, (SELECT id FROM `regions` WHERE name = 'Bacău'), 'Dămienești');" calcext:value-type="string">
            <text:p>INSERT INTO `cities` (`id`, `region_id`, `name`) VALUES (NULL, (SELECT id FROM `regions` WHERE name = 'Bacău'), 'Dămie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Dărmănești</text:p>
          </table:table-cell>
          <table:table-cell/>
          <table:table-cell table:formula="of:=CONCATENATE([.$C$91];[.A379];[.$K$91];[.B379];[.$L$91])" office:value-type="string" office:string-value="INSERT INTO `cities` (`id`, `region_id`, `name`) VALUES (NULL, (SELECT id FROM `regions` WHERE name = 'Bacău'), 'Dărmănești');" calcext:value-type="string">
            <text:p>INSERT INTO `cities` (`id`, `region_id`, `name`) VALUES (NULL, (SELECT id FROM `regions` WHERE name = 'Bacău'), 'Dărm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Dealu Morii</text:p>
          </table:table-cell>
          <table:table-cell/>
          <table:table-cell table:formula="of:=CONCATENATE([.$C$91];[.A380];[.$K$91];[.B380];[.$L$91])" office:value-type="string" office:string-value="INSERT INTO `cities` (`id`, `region_id`, `name`) VALUES (NULL, (SELECT id FROM `regions` WHERE name = 'Bacău'), 'Dealu Morii');" calcext:value-type="string">
            <text:p>INSERT INTO `cities` (`id`, `region_id`, `name`) VALUES (NULL, (SELECT id FROM `regions` WHERE name = 'Bacău'), 'Dealu Mor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Dofteana</text:p>
          </table:table-cell>
          <table:table-cell/>
          <table:table-cell table:formula="of:=CONCATENATE([.$C$91];[.A381];[.$K$91];[.B381];[.$L$91])" office:value-type="string" office:string-value="INSERT INTO `cities` (`id`, `region_id`, `name`) VALUES (NULL, (SELECT id FROM `regions` WHERE name = 'Bacău'), 'Dofteana');" calcext:value-type="string">
            <text:p>INSERT INTO `cities` (`id`, `region_id`, `name`) VALUES (NULL, (SELECT id FROM `regions` WHERE name = 'Bacău'), 'Dofte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Faraoani</text:p>
          </table:table-cell>
          <table:table-cell/>
          <table:table-cell table:formula="of:=CONCATENATE([.$C$91];[.A382];[.$K$91];[.B382];[.$L$91])" office:value-type="string" office:string-value="INSERT INTO `cities` (`id`, `region_id`, `name`) VALUES (NULL, (SELECT id FROM `regions` WHERE name = 'Bacău'), 'Faraoani');" calcext:value-type="string">
            <text:p>INSERT INTO `cities` (`id`, `region_id`, `name`) VALUES (NULL, (SELECT id FROM `regions` WHERE name = 'Bacău'), 'Farao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Filipeni</text:p>
          </table:table-cell>
          <table:table-cell/>
          <table:table-cell table:formula="of:=CONCATENATE([.$C$91];[.A383];[.$K$91];[.B383];[.$L$91])" office:value-type="string" office:string-value="INSERT INTO `cities` (`id`, `region_id`, `name`) VALUES (NULL, (SELECT id FROM `regions` WHERE name = 'Bacău'), 'Filipeni');" calcext:value-type="string">
            <text:p>INSERT INTO `cities` (`id`, `region_id`, `name`) VALUES (NULL, (SELECT id FROM `regions` WHERE name = 'Bacău'), 'Filip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Filipești</text:p>
          </table:table-cell>
          <table:table-cell/>
          <table:table-cell table:formula="of:=CONCATENATE([.$C$91];[.A384];[.$K$91];[.B384];[.$L$91])" office:value-type="string" office:string-value="INSERT INTO `cities` (`id`, `region_id`, `name`) VALUES (NULL, (SELECT id FROM `regions` WHERE name = 'Bacău'), 'Filipești');" calcext:value-type="string">
            <text:p>INSERT INTO `cities` (`id`, `region_id`, `name`) VALUES (NULL, (SELECT id FROM `regions` WHERE name = 'Bacău'), 'Filip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Găiceana</text:p>
          </table:table-cell>
          <table:table-cell/>
          <table:table-cell table:formula="of:=CONCATENATE([.$C$91];[.A385];[.$K$91];[.B385];[.$L$91])" office:value-type="string" office:string-value="INSERT INTO `cities` (`id`, `region_id`, `name`) VALUES (NULL, (SELECT id FROM `regions` WHERE name = 'Bacău'), 'Găiceana');" calcext:value-type="string">
            <text:p>INSERT INTO `cities` (`id`, `region_id`, `name`) VALUES (NULL, (SELECT id FROM `regions` WHERE name = 'Bacău'), 'Găice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Gârleni</text:p>
          </table:table-cell>
          <table:table-cell/>
          <table:table-cell table:formula="of:=CONCATENATE([.$C$91];[.A386];[.$K$91];[.B386];[.$L$91])" office:value-type="string" office:string-value="INSERT INTO `cities` (`id`, `region_id`, `name`) VALUES (NULL, (SELECT id FROM `regions` WHERE name = 'Bacău'), 'Gârleni');" calcext:value-type="string">
            <text:p>INSERT INTO `cities` (`id`, `region_id`, `name`) VALUES (NULL, (SELECT id FROM `regions` WHERE name = 'Bacău'), 'Gâr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Ghimeș-Făget</text:p>
          </table:table-cell>
          <table:table-cell/>
          <table:table-cell table:formula="of:=CONCATENATE([.$C$91];[.A387];[.$K$91];[.B387];[.$L$91])" office:value-type="string" office:string-value="INSERT INTO `cities` (`id`, `region_id`, `name`) VALUES (NULL, (SELECT id FROM `regions` WHERE name = 'Bacău'), 'Ghimeș-Făget');" calcext:value-type="string">
            <text:p>INSERT INTO `cities` (`id`, `region_id`, `name`) VALUES (NULL, (SELECT id FROM `regions` WHERE name = 'Bacău'), 'Ghimeș-Făge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Gioseni</text:p>
          </table:table-cell>
          <table:table-cell/>
          <table:table-cell table:formula="of:=CONCATENATE([.$C$91];[.A388];[.$K$91];[.B388];[.$L$91])" office:value-type="string" office:string-value="INSERT INTO `cities` (`id`, `region_id`, `name`) VALUES (NULL, (SELECT id FROM `regions` WHERE name = 'Bacău'), 'Gioseni');" calcext:value-type="string">
            <text:p>INSERT INTO `cities` (`id`, `region_id`, `name`) VALUES (NULL, (SELECT id FROM `regions` WHERE name = 'Bacău'), 'Gios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Glăvănești</text:p>
          </table:table-cell>
          <table:table-cell/>
          <table:table-cell table:formula="of:=CONCATENATE([.$C$91];[.A389];[.$K$91];[.B389];[.$L$91])" office:value-type="string" office:string-value="INSERT INTO `cities` (`id`, `region_id`, `name`) VALUES (NULL, (SELECT id FROM `regions` WHERE name = 'Bacău'), 'Glăvănești');" calcext:value-type="string">
            <text:p>INSERT INTO `cities` (`id`, `region_id`, `name`) VALUES (NULL, (SELECT id FROM `regions` WHERE name = 'Bacău'), 'Glăv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Gura Văii</text:p>
          </table:table-cell>
          <table:table-cell/>
          <table:table-cell table:formula="of:=CONCATENATE([.$C$91];[.A390];[.$K$91];[.B390];[.$L$91])" office:value-type="string" office:string-value="INSERT INTO `cities` (`id`, `region_id`, `name`) VALUES (NULL, (SELECT id FROM `regions` WHERE name = 'Bacău'), 'Gura Văii');" calcext:value-type="string">
            <text:p>INSERT INTO `cities` (`id`, `region_id`, `name`) VALUES (NULL, (SELECT id FROM `regions` WHERE name = 'Bacău'), 'Gura Vă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Helegiu</text:p>
          </table:table-cell>
          <table:table-cell/>
          <table:table-cell table:formula="of:=CONCATENATE([.$C$91];[.A391];[.$K$91];[.B391];[.$L$91])" office:value-type="string" office:string-value="INSERT INTO `cities` (`id`, `region_id`, `name`) VALUES (NULL, (SELECT id FROM `regions` WHERE name = 'Bacău'), 'Helegiu');" calcext:value-type="string">
            <text:p>INSERT INTO `cities` (`id`, `region_id`, `name`) VALUES (NULL, (SELECT id FROM `regions` WHERE name = 'Bacău'), 'Heleg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Hemeiuș</text:p>
          </table:table-cell>
          <table:table-cell/>
          <table:table-cell table:formula="of:=CONCATENATE([.$C$91];[.A392];[.$K$91];[.B392];[.$L$91])" office:value-type="string" office:string-value="INSERT INTO `cities` (`id`, `region_id`, `name`) VALUES (NULL, (SELECT id FROM `regions` WHERE name = 'Bacău'), 'Hemeiuș');" calcext:value-type="string">
            <text:p>INSERT INTO `cities` (`id`, `region_id`, `name`) VALUES (NULL, (SELECT id FROM `regions` WHERE name = 'Bacău'), 'Hemei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Horgești</text:p>
          </table:table-cell>
          <table:table-cell/>
          <table:table-cell table:formula="of:=CONCATENATE([.$C$91];[.A393];[.$K$91];[.B393];[.$L$91])" office:value-type="string" office:string-value="INSERT INTO `cities` (`id`, `region_id`, `name`) VALUES (NULL, (SELECT id FROM `regions` WHERE name = 'Bacău'), 'Horgești');" calcext:value-type="string">
            <text:p>INSERT INTO `cities` (`id`, `region_id`, `name`) VALUES (NULL, (SELECT id FROM `regions` WHERE name = 'Bacău'), 'Horg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Huruiești</text:p>
          </table:table-cell>
          <table:table-cell/>
          <table:table-cell table:formula="of:=CONCATENATE([.$C$91];[.A394];[.$K$91];[.B394];[.$L$91])" office:value-type="string" office:string-value="INSERT INTO `cities` (`id`, `region_id`, `name`) VALUES (NULL, (SELECT id FROM `regions` WHERE name = 'Bacău'), 'Huruiești');" calcext:value-type="string">
            <text:p>INSERT INTO `cities` (`id`, `region_id`, `name`) VALUES (NULL, (SELECT id FROM `regions` WHERE name = 'Bacău'), 'Huru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Itești</text:p>
          </table:table-cell>
          <table:table-cell/>
          <table:table-cell table:formula="of:=CONCATENATE([.$C$91];[.A395];[.$K$91];[.B395];[.$L$91])" office:value-type="string" office:string-value="INSERT INTO `cities` (`id`, `region_id`, `name`) VALUES (NULL, (SELECT id FROM `regions` WHERE name = 'Bacău'), 'Itești');" calcext:value-type="string">
            <text:p>INSERT INTO `cities` (`id`, `region_id`, `name`) VALUES (NULL, (SELECT id FROM `regions` WHERE name = 'Bacău'), 'I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Izvoru Berheciului</text:p>
          </table:table-cell>
          <table:table-cell/>
          <table:table-cell table:formula="of:=CONCATENATE([.$C$91];[.A396];[.$K$91];[.B396];[.$L$91])" office:value-type="string" office:string-value="INSERT INTO `cities` (`id`, `region_id`, `name`) VALUES (NULL, (SELECT id FROM `regions` WHERE name = 'Bacău'), 'Izvoru Berheciului');" calcext:value-type="string">
            <text:p>INSERT INTO `cities` (`id`, `region_id`, `name`) VALUES (NULL, (SELECT id FROM `regions` WHERE name = 'Bacău'), 'Izvoru Berheci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Letea Veche</text:p>
          </table:table-cell>
          <table:table-cell/>
          <table:table-cell table:formula="of:=CONCATENATE([.$C$91];[.A397];[.$K$91];[.B397];[.$L$91])" office:value-type="string" office:string-value="INSERT INTO `cities` (`id`, `region_id`, `name`) VALUES (NULL, (SELECT id FROM `regions` WHERE name = 'Bacău'), 'Letea Veche');" calcext:value-type="string">
            <text:p>INSERT INTO `cities` (`id`, `region_id`, `name`) VALUES (NULL, (SELECT id FROM `regions` WHERE name = 'Bacău'), 'Letea Vech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Lipova</text:p>
          </table:table-cell>
          <table:table-cell/>
          <table:table-cell table:formula="of:=CONCATENATE([.$C$91];[.A398];[.$K$91];[.B398];[.$L$91])" office:value-type="string" office:string-value="INSERT INTO `cities` (`id`, `region_id`, `name`) VALUES (NULL, (SELECT id FROM `regions` WHERE name = 'Bacău'), 'Lipova');" calcext:value-type="string">
            <text:p>INSERT INTO `cities` (`id`, `region_id`, `name`) VALUES (NULL, (SELECT id FROM `regions` WHERE name = 'Bacău'), 'Lip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Livezi</text:p>
          </table:table-cell>
          <table:table-cell/>
          <table:table-cell table:formula="of:=CONCATENATE([.$C$91];[.A399];[.$K$91];[.B399];[.$L$91])" office:value-type="string" office:string-value="INSERT INTO `cities` (`id`, `region_id`, `name`) VALUES (NULL, (SELECT id FROM `regions` WHERE name = 'Bacău'), 'Livezi');" calcext:value-type="string">
            <text:p>INSERT INTO `cities` (`id`, `region_id`, `name`) VALUES (NULL, (SELECT id FROM `regions` WHERE name = 'Bacău'), 'Livez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Luizi-Călugăra</text:p>
          </table:table-cell>
          <table:table-cell/>
          <table:table-cell table:formula="of:=CONCATENATE([.$C$91];[.A400];[.$K$91];[.B400];[.$L$91])" office:value-type="string" office:string-value="INSERT INTO `cities` (`id`, `region_id`, `name`) VALUES (NULL, (SELECT id FROM `regions` WHERE name = 'Bacău'), 'Luizi-Călugăra');" calcext:value-type="string">
            <text:p>INSERT INTO `cities` (`id`, `region_id`, `name`) VALUES (NULL, (SELECT id FROM `regions` WHERE name = 'Bacău'), 'Luizi-Călugă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Măgirești</text:p>
          </table:table-cell>
          <table:table-cell/>
          <table:table-cell table:formula="of:=CONCATENATE([.$C$91];[.A401];[.$K$91];[.B401];[.$L$91])" office:value-type="string" office:string-value="INSERT INTO `cities` (`id`, `region_id`, `name`) VALUES (NULL, (SELECT id FROM `regions` WHERE name = 'Bacău'), 'Măgirești');" calcext:value-type="string">
            <text:p>INSERT INTO `cities` (`id`, `region_id`, `name`) VALUES (NULL, (SELECT id FROM `regions` WHERE name = 'Bacău'), 'Măgi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Măgura</text:p>
          </table:table-cell>
          <table:table-cell/>
          <table:table-cell table:formula="of:=CONCATENATE([.$C$91];[.A402];[.$K$91];[.B402];[.$L$91])" office:value-type="string" office:string-value="INSERT INTO `cities` (`id`, `region_id`, `name`) VALUES (NULL, (SELECT id FROM `regions` WHERE name = 'Bacău'), 'Măgura');" calcext:value-type="string">
            <text:p>INSERT INTO `cities` (`id`, `region_id`, `name`) VALUES (NULL, (SELECT id FROM `regions` WHERE name = 'Bacău'), 'Măgu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Mănăstirea Cașin</text:p>
          </table:table-cell>
          <table:table-cell/>
          <table:table-cell table:formula="of:=CONCATENATE([.$C$91];[.A403];[.$K$91];[.B403];[.$L$91])" office:value-type="string" office:string-value="INSERT INTO `cities` (`id`, `region_id`, `name`) VALUES (NULL, (SELECT id FROM `regions` WHERE name = 'Bacău'), 'Mănăstirea Cașin');" calcext:value-type="string">
            <text:p>INSERT INTO `cities` (`id`, `region_id`, `name`) VALUES (NULL, (SELECT id FROM `regions` WHERE name = 'Bacău'), 'Mănăstirea Caș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Mărgineni</text:p>
          </table:table-cell>
          <table:table-cell/>
          <table:table-cell table:formula="of:=CONCATENATE([.$C$91];[.A404];[.$K$91];[.B404];[.$L$91])" office:value-type="string" office:string-value="INSERT INTO `cities` (`id`, `region_id`, `name`) VALUES (NULL, (SELECT id FROM `regions` WHERE name = 'Bacău'), 'Mărgineni');" calcext:value-type="string">
            <text:p>INSERT INTO `cities` (`id`, `region_id`, `name`) VALUES (NULL, (SELECT id FROM `regions` WHERE name = 'Bacău'), 'Mărgin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Moinești</text:p>
          </table:table-cell>
          <table:table-cell/>
          <table:table-cell table:formula="of:=CONCATENATE([.$C$91];[.A405];[.$K$91];[.B405];[.$L$91])" office:value-type="string" office:string-value="INSERT INTO `cities` (`id`, `region_id`, `name`) VALUES (NULL, (SELECT id FROM `regions` WHERE name = 'Bacău'), 'Moinești');" calcext:value-type="string">
            <text:p>INSERT INTO `cities` (`id`, `region_id`, `name`) VALUES (NULL, (SELECT id FROM `regions` WHERE name = 'Bacău'), 'Mo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Motoșeni</text:p>
          </table:table-cell>
          <table:table-cell/>
          <table:table-cell table:formula="of:=CONCATENATE([.$C$91];[.A406];[.$K$91];[.B406];[.$L$91])" office:value-type="string" office:string-value="INSERT INTO `cities` (`id`, `region_id`, `name`) VALUES (NULL, (SELECT id FROM `regions` WHERE name = 'Bacău'), 'Motoșeni');" calcext:value-type="string">
            <text:p>INSERT INTO `cities` (`id`, `region_id`, `name`) VALUES (NULL, (SELECT id FROM `regions` WHERE name = 'Bacău'), 'Moto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Negri</text:p>
          </table:table-cell>
          <table:table-cell/>
          <table:table-cell table:formula="of:=CONCATENATE([.$C$91];[.A407];[.$K$91];[.B407];[.$L$91])" office:value-type="string" office:string-value="INSERT INTO `cities` (`id`, `region_id`, `name`) VALUES (NULL, (SELECT id FROM `regions` WHERE name = 'Bacău'), 'Negri');" calcext:value-type="string">
            <text:p>INSERT INTO `cities` (`id`, `region_id`, `name`) VALUES (NULL, (SELECT id FROM `regions` WHERE name = 'Bacău'), 'Neg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Nicolae Bălcescu</text:p>
          </table:table-cell>
          <table:table-cell/>
          <table:table-cell table:formula="of:=CONCATENATE([.$C$91];[.A408];[.$K$91];[.B408];[.$L$91])" office:value-type="string" office:string-value="INSERT INTO `cities` (`id`, `region_id`, `name`) VALUES (NULL, (SELECT id FROM `regions` WHERE name = 'Bacău'), 'Nicolae Bălcescu');" calcext:value-type="string">
            <text:p>INSERT INTO `cities` (`id`, `region_id`, `name`) VALUES (NULL, (SELECT id FROM `regions` WHERE name = 'Bacău'), 'Nicolae Bălces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Odobești</text:p>
          </table:table-cell>
          <table:table-cell/>
          <table:table-cell table:formula="of:=CONCATENATE([.$C$91];[.A409];[.$K$91];[.B409];[.$L$91])" office:value-type="string" office:string-value="INSERT INTO `cities` (`id`, `region_id`, `name`) VALUES (NULL, (SELECT id FROM `regions` WHERE name = 'Bacău'), 'Odobești');" calcext:value-type="string">
            <text:p>INSERT INTO `cities` (`id`, `region_id`, `name`) VALUES (NULL, (SELECT id FROM `regions` WHERE name = 'Bacău'), 'Odob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Oituz</text:p>
          </table:table-cell>
          <table:table-cell/>
          <table:table-cell table:formula="of:=CONCATENATE([.$C$91];[.A410];[.$K$91];[.B410];[.$L$91])" office:value-type="string" office:string-value="INSERT INTO `cities` (`id`, `region_id`, `name`) VALUES (NULL, (SELECT id FROM `regions` WHERE name = 'Bacău'), 'Oituz');" calcext:value-type="string">
            <text:p>INSERT INTO `cities` (`id`, `region_id`, `name`) VALUES (NULL, (SELECT id FROM `regions` WHERE name = 'Bacău'), 'Oituz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Oncești</text:p>
          </table:table-cell>
          <table:table-cell/>
          <table:table-cell table:formula="of:=CONCATENATE([.$C$91];[.A411];[.$K$91];[.B411];[.$L$91])" office:value-type="string" office:string-value="INSERT INTO `cities` (`id`, `region_id`, `name`) VALUES (NULL, (SELECT id FROM `regions` WHERE name = 'Bacău'), 'Oncești');" calcext:value-type="string">
            <text:p>INSERT INTO `cities` (`id`, `region_id`, `name`) VALUES (NULL, (SELECT id FROM `regions` WHERE name = 'Bacău'), 'On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Onești</text:p>
          </table:table-cell>
          <table:table-cell/>
          <table:table-cell table:formula="of:=CONCATENATE([.$C$91];[.A412];[.$K$91];[.B412];[.$L$91])" office:value-type="string" office:string-value="INSERT INTO `cities` (`id`, `region_id`, `name`) VALUES (NULL, (SELECT id FROM `regions` WHERE name = 'Bacău'), 'Onești');" calcext:value-type="string">
            <text:p>INSERT INTO `cities` (`id`, `region_id`, `name`) VALUES (NULL, (SELECT id FROM `regions` WHERE name = 'Bacău'), 'O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Orbeni</text:p>
          </table:table-cell>
          <table:table-cell/>
          <table:table-cell table:formula="of:=CONCATENATE([.$C$91];[.A413];[.$K$91];[.B413];[.$L$91])" office:value-type="string" office:string-value="INSERT INTO `cities` (`id`, `region_id`, `name`) VALUES (NULL, (SELECT id FROM `regions` WHERE name = 'Bacău'), 'Orbeni');" calcext:value-type="string">
            <text:p>INSERT INTO `cities` (`id`, `region_id`, `name`) VALUES (NULL, (SELECT id FROM `regions` WHERE name = 'Bacău'), 'Orb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Palanca</text:p>
          </table:table-cell>
          <table:table-cell/>
          <table:table-cell table:formula="of:=CONCATENATE([.$C$91];[.A414];[.$K$91];[.B414];[.$L$91])" office:value-type="string" office:string-value="INSERT INTO `cities` (`id`, `region_id`, `name`) VALUES (NULL, (SELECT id FROM `regions` WHERE name = 'Bacău'), 'Palanca');" calcext:value-type="string">
            <text:p>INSERT INTO `cities` (`id`, `region_id`, `name`) VALUES (NULL, (SELECT id FROM `regions` WHERE name = 'Bacău'), 'Palan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Pâncești</text:p>
          </table:table-cell>
          <table:table-cell/>
          <table:table-cell table:formula="of:=CONCATENATE([.$C$91];[.A415];[.$K$91];[.B415];[.$L$91])" office:value-type="string" office:string-value="INSERT INTO `cities` (`id`, `region_id`, `name`) VALUES (NULL, (SELECT id FROM `regions` WHERE name = 'Bacău'), 'Pâncești');" calcext:value-type="string">
            <text:p>INSERT INTO `cities` (`id`, `region_id`, `name`) VALUES (NULL, (SELECT id FROM `regions` WHERE name = 'Bacău'), 'Pân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Parava</text:p>
          </table:table-cell>
          <table:table-cell/>
          <table:table-cell table:formula="of:=CONCATENATE([.$C$91];[.A416];[.$K$91];[.B416];[.$L$91])" office:value-type="string" office:string-value="INSERT INTO `cities` (`id`, `region_id`, `name`) VALUES (NULL, (SELECT id FROM `regions` WHERE name = 'Bacău'), 'Parava');" calcext:value-type="string">
            <text:p>INSERT INTO `cities` (`id`, `region_id`, `name`) VALUES (NULL, (SELECT id FROM `regions` WHERE name = 'Bacău'), 'Para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Pârgărești</text:p>
          </table:table-cell>
          <table:table-cell/>
          <table:table-cell table:formula="of:=CONCATENATE([.$C$91];[.A417];[.$K$91];[.B417];[.$L$91])" office:value-type="string" office:string-value="INSERT INTO `cities` (`id`, `region_id`, `name`) VALUES (NULL, (SELECT id FROM `regions` WHERE name = 'Bacău'), 'Pârgărești');" calcext:value-type="string">
            <text:p>INSERT INTO `cities` (`id`, `region_id`, `name`) VALUES (NULL, (SELECT id FROM `regions` WHERE name = 'Bacău'), 'Pârgă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Parincea</text:p>
          </table:table-cell>
          <table:table-cell/>
          <table:table-cell table:formula="of:=CONCATENATE([.$C$91];[.A418];[.$K$91];[.B418];[.$L$91])" office:value-type="string" office:string-value="INSERT INTO `cities` (`id`, `region_id`, `name`) VALUES (NULL, (SELECT id FROM `regions` WHERE name = 'Bacău'), 'Parincea');" calcext:value-type="string">
            <text:p>INSERT INTO `cities` (`id`, `region_id`, `name`) VALUES (NULL, (SELECT id FROM `regions` WHERE name = 'Bacău'), 'Parin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Pârjol</text:p>
          </table:table-cell>
          <table:table-cell/>
          <table:table-cell table:formula="of:=CONCATENATE([.$C$91];[.A419];[.$K$91];[.B419];[.$L$91])" office:value-type="string" office:string-value="INSERT INTO `cities` (`id`, `region_id`, `name`) VALUES (NULL, (SELECT id FROM `regions` WHERE name = 'Bacău'), 'Pârjol');" calcext:value-type="string">
            <text:p>INSERT INTO `cities` (`id`, `region_id`, `name`) VALUES (NULL, (SELECT id FROM `regions` WHERE name = 'Bacău'), 'Pârjo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Plopana</text:p>
          </table:table-cell>
          <table:table-cell/>
          <table:table-cell table:formula="of:=CONCATENATE([.$C$91];[.A420];[.$K$91];[.B420];[.$L$91])" office:value-type="string" office:string-value="INSERT INTO `cities` (`id`, `region_id`, `name`) VALUES (NULL, (SELECT id FROM `regions` WHERE name = 'Bacău'), 'Plopana');" calcext:value-type="string">
            <text:p>INSERT INTO `cities` (`id`, `region_id`, `name`) VALUES (NULL, (SELECT id FROM `regions` WHERE name = 'Bacău'), 'Plop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Poduri</text:p>
          </table:table-cell>
          <table:table-cell/>
          <table:table-cell table:formula="of:=CONCATENATE([.$C$91];[.A421];[.$K$91];[.B421];[.$L$91])" office:value-type="string" office:string-value="INSERT INTO `cities` (`id`, `region_id`, `name`) VALUES (NULL, (SELECT id FROM `regions` WHERE name = 'Bacău'), 'Poduri');" calcext:value-type="string">
            <text:p>INSERT INTO `cities` (`id`, `region_id`, `name`) VALUES (NULL, (SELECT id FROM `regions` WHERE name = 'Bacău'), 'Podu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Podu Turcului</text:p>
          </table:table-cell>
          <table:table-cell/>
          <table:table-cell table:formula="of:=CONCATENATE([.$C$91];[.A422];[.$K$91];[.B422];[.$L$91])" office:value-type="string" office:string-value="INSERT INTO `cities` (`id`, `region_id`, `name`) VALUES (NULL, (SELECT id FROM `regions` WHERE name = 'Bacău'), 'Podu Turcului');" calcext:value-type="string">
            <text:p>INSERT INTO `cities` (`id`, `region_id`, `name`) VALUES (NULL, (SELECT id FROM `regions` WHERE name = 'Bacău'), 'Podu Turc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Prăjești</text:p>
          </table:table-cell>
          <table:table-cell/>
          <table:table-cell table:formula="of:=CONCATENATE([.$C$91];[.A423];[.$K$91];[.B423];[.$L$91])" office:value-type="string" office:string-value="INSERT INTO `cities` (`id`, `region_id`, `name`) VALUES (NULL, (SELECT id FROM `regions` WHERE name = 'Bacău'), 'Prăjești');" calcext:value-type="string">
            <text:p>INSERT INTO `cities` (`id`, `region_id`, `name`) VALUES (NULL, (SELECT id FROM `regions` WHERE name = 'Bacău'), 'Prăj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Răcăciuni</text:p>
          </table:table-cell>
          <table:table-cell/>
          <table:table-cell table:formula="of:=CONCATENATE([.$C$91];[.A424];[.$K$91];[.B424];[.$L$91])" office:value-type="string" office:string-value="INSERT INTO `cities` (`id`, `region_id`, `name`) VALUES (NULL, (SELECT id FROM `regions` WHERE name = 'Bacău'), 'Răcăciuni');" calcext:value-type="string">
            <text:p>INSERT INTO `cities` (`id`, `region_id`, `name`) VALUES (NULL, (SELECT id FROM `regions` WHERE name = 'Bacău'), 'Răcăciu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Răchitoasa</text:p>
          </table:table-cell>
          <table:table-cell/>
          <table:table-cell table:formula="of:=CONCATENATE([.$C$91];[.A425];[.$K$91];[.B425];[.$L$91])" office:value-type="string" office:string-value="INSERT INTO `cities` (`id`, `region_id`, `name`) VALUES (NULL, (SELECT id FROM `regions` WHERE name = 'Bacău'), 'Răchitoasa');" calcext:value-type="string">
            <text:p>INSERT INTO `cities` (`id`, `region_id`, `name`) VALUES (NULL, (SELECT id FROM `regions` WHERE name = 'Bacău'), 'Răchito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Racova</text:p>
          </table:table-cell>
          <table:table-cell/>
          <table:table-cell table:formula="of:=CONCATENATE([.$C$91];[.A426];[.$K$91];[.B426];[.$L$91])" office:value-type="string" office:string-value="INSERT INTO `cities` (`id`, `region_id`, `name`) VALUES (NULL, (SELECT id FROM `regions` WHERE name = 'Bacău'), 'Racova');" calcext:value-type="string">
            <text:p>INSERT INTO `cities` (`id`, `region_id`, `name`) VALUES (NULL, (SELECT id FROM `regions` WHERE name = 'Bacău'), 'Rac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Roșiori</text:p>
          </table:table-cell>
          <table:table-cell/>
          <table:table-cell table:formula="of:=CONCATENATE([.$C$91];[.A427];[.$K$91];[.B427];[.$L$91])" office:value-type="string" office:string-value="INSERT INTO `cities` (`id`, `region_id`, `name`) VALUES (NULL, (SELECT id FROM `regions` WHERE name = 'Bacău'), 'Roșiori');" calcext:value-type="string">
            <text:p>INSERT INTO `cities` (`id`, `region_id`, `name`) VALUES (NULL, (SELECT id FROM `regions` WHERE name = 'Bacău'), 'Roșio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Sănduleni</text:p>
          </table:table-cell>
          <table:table-cell/>
          <table:table-cell table:formula="of:=CONCATENATE([.$C$91];[.A428];[.$K$91];[.B428];[.$L$91])" office:value-type="string" office:string-value="INSERT INTO `cities` (`id`, `region_id`, `name`) VALUES (NULL, (SELECT id FROM `regions` WHERE name = 'Bacău'), 'Sănduleni');" calcext:value-type="string">
            <text:p>INSERT INTO `cities` (`id`, `region_id`, `name`) VALUES (NULL, (SELECT id FROM `regions` WHERE name = 'Bacău'), 'Săndu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Sărata</text:p>
          </table:table-cell>
          <table:table-cell/>
          <table:table-cell table:formula="of:=CONCATENATE([.$C$91];[.A429];[.$K$91];[.B429];[.$L$91])" office:value-type="string" office:string-value="INSERT INTO `cities` (`id`, `region_id`, `name`) VALUES (NULL, (SELECT id FROM `regions` WHERE name = 'Bacău'), 'Sărata');" calcext:value-type="string">
            <text:p>INSERT INTO `cities` (`id`, `region_id`, `name`) VALUES (NULL, (SELECT id FROM `regions` WHERE name = 'Bacău'), 'Săra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Sascut</text:p>
          </table:table-cell>
          <table:table-cell/>
          <table:table-cell table:formula="of:=CONCATENATE([.$C$91];[.A430];[.$K$91];[.B430];[.$L$91])" office:value-type="string" office:string-value="INSERT INTO `cities` (`id`, `region_id`, `name`) VALUES (NULL, (SELECT id FROM `regions` WHERE name = 'Bacău'), 'Sascut');" calcext:value-type="string">
            <text:p>INSERT INTO `cities` (`id`, `region_id`, `name`) VALUES (NULL, (SELECT id FROM `regions` WHERE name = 'Bacău'), 'Sascu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Săucești</text:p>
          </table:table-cell>
          <table:table-cell/>
          <table:table-cell table:formula="of:=CONCATENATE([.$C$91];[.A431];[.$K$91];[.B431];[.$L$91])" office:value-type="string" office:string-value="INSERT INTO `cities` (`id`, `region_id`, `name`) VALUES (NULL, (SELECT id FROM `regions` WHERE name = 'Bacău'), 'Săucești');" calcext:value-type="string">
            <text:p>INSERT INTO `cities` (`id`, `region_id`, `name`) VALUES (NULL, (SELECT id FROM `regions` WHERE name = 'Bacău'), 'Său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Scorțeni</text:p>
          </table:table-cell>
          <table:table-cell/>
          <table:table-cell table:formula="of:=CONCATENATE([.$C$91];[.A432];[.$K$91];[.B432];[.$L$91])" office:value-type="string" office:string-value="INSERT INTO `cities` (`id`, `region_id`, `name`) VALUES (NULL, (SELECT id FROM `regions` WHERE name = 'Bacău'), 'Scorțeni');" calcext:value-type="string">
            <text:p>INSERT INTO `cities` (`id`, `region_id`, `name`) VALUES (NULL, (SELECT id FROM `regions` WHERE name = 'Bacău'), 'Scorț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Secuieni</text:p>
          </table:table-cell>
          <table:table-cell/>
          <table:table-cell table:formula="of:=CONCATENATE([.$C$91];[.A433];[.$K$91];[.B433];[.$L$91])" office:value-type="string" office:string-value="INSERT INTO `cities` (`id`, `region_id`, `name`) VALUES (NULL, (SELECT id FROM `regions` WHERE name = 'Bacău'), 'Secuieni');" calcext:value-type="string">
            <text:p>INSERT INTO `cities` (`id`, `region_id`, `name`) VALUES (NULL, (SELECT id FROM `regions` WHERE name = 'Bacău'), 'Secu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Slănic-Moldova</text:p>
          </table:table-cell>
          <table:table-cell/>
          <table:table-cell table:formula="of:=CONCATENATE([.$C$91];[.A434];[.$K$91];[.B434];[.$L$91])" office:value-type="string" office:string-value="INSERT INTO `cities` (`id`, `region_id`, `name`) VALUES (NULL, (SELECT id FROM `regions` WHERE name = 'Bacău'), 'Slănic-Moldova');" calcext:value-type="string">
            <text:p>INSERT INTO `cities` (`id`, `region_id`, `name`) VALUES (NULL, (SELECT id FROM `regions` WHERE name = 'Bacău'), 'Slănic-Mold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Solonț</text:p>
          </table:table-cell>
          <table:table-cell/>
          <table:table-cell table:formula="of:=CONCATENATE([.$C$91];[.A435];[.$K$91];[.B435];[.$L$91])" office:value-type="string" office:string-value="INSERT INTO `cities` (`id`, `region_id`, `name`) VALUES (NULL, (SELECT id FROM `regions` WHERE name = 'Bacău'), 'Solonț');" calcext:value-type="string">
            <text:p>INSERT INTO `cities` (`id`, `region_id`, `name`) VALUES (NULL, (SELECT id FROM `regions` WHERE name = 'Bacău'), 'Solon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Stănișești</text:p>
          </table:table-cell>
          <table:table-cell/>
          <table:table-cell table:formula="of:=CONCATENATE([.$C$91];[.A436];[.$K$91];[.B436];[.$L$91])" office:value-type="string" office:string-value="INSERT INTO `cities` (`id`, `region_id`, `name`) VALUES (NULL, (SELECT id FROM `regions` WHERE name = 'Bacău'), 'Stănișești');" calcext:value-type="string">
            <text:p>INSERT INTO `cities` (`id`, `region_id`, `name`) VALUES (NULL, (SELECT id FROM `regions` WHERE name = 'Bacău'), 'Stăni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Ștefan cel Mare</text:p>
          </table:table-cell>
          <table:table-cell/>
          <table:table-cell table:formula="of:=CONCATENATE([.$C$91];[.A437];[.$K$91];[.B437];[.$L$91])" office:value-type="string" office:string-value="INSERT INTO `cities` (`id`, `region_id`, `name`) VALUES (NULL, (SELECT id FROM `regions` WHERE name = 'Bacău'), 'Ștefan cel Mare');" calcext:value-type="string">
            <text:p>INSERT INTO `cities` (`id`, `region_id`, `name`) VALUES (NULL, (SELECT id FROM `regions` WHERE name = 'Bacău'), 'Ștefan cel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Strugari</text:p>
          </table:table-cell>
          <table:table-cell/>
          <table:table-cell table:formula="of:=CONCATENATE([.$C$91];[.A438];[.$K$91];[.B438];[.$L$91])" office:value-type="string" office:string-value="INSERT INTO `cities` (`id`, `region_id`, `name`) VALUES (NULL, (SELECT id FROM `regions` WHERE name = 'Bacău'), 'Strugari');" calcext:value-type="string">
            <text:p>INSERT INTO `cities` (`id`, `region_id`, `name`) VALUES (NULL, (SELECT id FROM `regions` WHERE name = 'Bacău'), 'Strug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Tamași</text:p>
          </table:table-cell>
          <table:table-cell/>
          <table:table-cell table:formula="of:=CONCATENATE([.$C$91];[.A439];[.$K$91];[.B439];[.$L$91])" office:value-type="string" office:string-value="INSERT INTO `cities` (`id`, `region_id`, `name`) VALUES (NULL, (SELECT id FROM `regions` WHERE name = 'Bacău'), 'Tamași');" calcext:value-type="string">
            <text:p>INSERT INTO `cities` (`id`, `region_id`, `name`) VALUES (NULL, (SELECT id FROM `regions` WHERE name = 'Bacău'), 'Tama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Târgu Ocna</text:p>
          </table:table-cell>
          <table:table-cell/>
          <table:table-cell table:formula="of:=CONCATENATE([.$C$91];[.A440];[.$K$91];[.B440];[.$L$91])" office:value-type="string" office:string-value="INSERT INTO `cities` (`id`, `region_id`, `name`) VALUES (NULL, (SELECT id FROM `regions` WHERE name = 'Bacău'), 'Târgu Ocna');" calcext:value-type="string">
            <text:p>INSERT INTO `cities` (`id`, `region_id`, `name`) VALUES (NULL, (SELECT id FROM `regions` WHERE name = 'Bacău'), 'Târgu Oc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Târgu Trotuș</text:p>
          </table:table-cell>
          <table:table-cell/>
          <table:table-cell table:formula="of:=CONCATENATE([.$C$91];[.A441];[.$K$91];[.B441];[.$L$91])" office:value-type="string" office:string-value="INSERT INTO `cities` (`id`, `region_id`, `name`) VALUES (NULL, (SELECT id FROM `regions` WHERE name = 'Bacău'), 'Târgu Trotuș');" calcext:value-type="string">
            <text:p>INSERT INTO `cities` (`id`, `region_id`, `name`) VALUES (NULL, (SELECT id FROM `regions` WHERE name = 'Bacău'), 'Târgu Trot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Tătărăști</text:p>
          </table:table-cell>
          <table:table-cell/>
          <table:table-cell table:formula="of:=CONCATENATE([.$C$91];[.A442];[.$K$91];[.B442];[.$L$91])" office:value-type="string" office:string-value="INSERT INTO `cities` (`id`, `region_id`, `name`) VALUES (NULL, (SELECT id FROM `regions` WHERE name = 'Bacău'), 'Tătărăști');" calcext:value-type="string">
            <text:p>INSERT INTO `cities` (`id`, `region_id`, `name`) VALUES (NULL, (SELECT id FROM `regions` WHERE name = 'Bacău'), 'Tătără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Traian</text:p>
          </table:table-cell>
          <table:table-cell/>
          <table:table-cell table:formula="of:=CONCATENATE([.$C$91];[.A443];[.$K$91];[.B443];[.$L$91])" office:value-type="string" office:string-value="INSERT INTO `cities` (`id`, `region_id`, `name`) VALUES (NULL, (SELECT id FROM `regions` WHERE name = 'Bacău'), 'Traian');" calcext:value-type="string">
            <text:p>INSERT INTO `cities` (`id`, `region_id`, `name`) VALUES (NULL, (SELECT id FROM `regions` WHERE name = 'Bacău'), 'Trai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Ungureni</text:p>
          </table:table-cell>
          <table:table-cell/>
          <table:table-cell table:formula="of:=CONCATENATE([.$C$91];[.A444];[.$K$91];[.B444];[.$L$91])" office:value-type="string" office:string-value="INSERT INTO `cities` (`id`, `region_id`, `name`) VALUES (NULL, (SELECT id FROM `regions` WHERE name = 'Bacău'), 'Ungureni');" calcext:value-type="string">
            <text:p>INSERT INTO `cities` (`id`, `region_id`, `name`) VALUES (NULL, (SELECT id FROM `regions` WHERE name = 'Bacău'), 'Ungu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Urechești</text:p>
          </table:table-cell>
          <table:table-cell/>
          <table:table-cell table:formula="of:=CONCATENATE([.$C$91];[.A445];[.$K$91];[.B445];[.$L$91])" office:value-type="string" office:string-value="INSERT INTO `cities` (`id`, `region_id`, `name`) VALUES (NULL, (SELECT id FROM `regions` WHERE name = 'Bacău'), 'Urechești');" calcext:value-type="string">
            <text:p>INSERT INTO `cities` (`id`, `region_id`, `name`) VALUES (NULL, (SELECT id FROM `regions` WHERE name = 'Bacău'), 'Urech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Valea Seacă</text:p>
          </table:table-cell>
          <table:table-cell/>
          <table:table-cell table:formula="of:=CONCATENATE([.$C$91];[.A446];[.$K$91];[.B446];[.$L$91])" office:value-type="string" office:string-value="INSERT INTO `cities` (`id`, `region_id`, `name`) VALUES (NULL, (SELECT id FROM `regions` WHERE name = 'Bacău'), 'Valea Seacă');" calcext:value-type="string">
            <text:p>INSERT INTO `cities` (`id`, `region_id`, `name`) VALUES (NULL, (SELECT id FROM `regions` WHERE name = 'Bacău'), 'Valea Seac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Vultureni</text:p>
          </table:table-cell>
          <table:table-cell/>
          <table:table-cell table:formula="of:=CONCATENATE([.$C$91];[.A447];[.$K$91];[.B447];[.$L$91])" office:value-type="string" office:string-value="INSERT INTO `cities` (`id`, `region_id`, `name`) VALUES (NULL, (SELECT id FROM `regions` WHERE name = 'Bacău'), 'Vultureni');" calcext:value-type="string">
            <text:p>INSERT INTO `cities` (`id`, `region_id`, `name`) VALUES (NULL, (SELECT id FROM `regions` WHERE name = 'Bacău'), 'Vultu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Zemeș</text:p>
          </table:table-cell>
          <table:table-cell/>
          <table:table-cell table:formula="of:=CONCATENATE([.$C$91];[.A448];[.$K$91];[.B448];[.$L$91])" office:value-type="string" office:string-value="INSERT INTO `cities` (`id`, `region_id`, `name`) VALUES (NULL, (SELECT id FROM `regions` WHERE name = 'Bacău'), 'Zemeș');" calcext:value-type="string">
            <text:p>INSERT INTO `cities` (`id`, `region_id`, `name`) VALUES (NULL, (SELECT id FROM `regions` WHERE name = 'Bacău'), 'Zemeș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Abram</text:p>
          </table:table-cell>
          <table:table-cell/>
          <table:table-cell table:formula="of:=CONCATENATE([.$C$91];[.A450];[.$K$91];[.B450];[.$L$91])" office:value-type="string" office:string-value="INSERT INTO `cities` (`id`, `region_id`, `name`) VALUES (NULL, (SELECT id FROM `regions` WHERE name = 'Bihor'), 'Abram');" calcext:value-type="string">
            <text:p>INSERT INTO `cities` (`id`, `region_id`, `name`) VALUES (NULL, (SELECT id FROM `regions` WHERE name = 'Bihor'), 'Abram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Abrămuț</text:p>
          </table:table-cell>
          <table:table-cell/>
          <table:table-cell table:formula="of:=CONCATENATE([.$C$91];[.A451];[.$K$91];[.B451];[.$L$91])" office:value-type="string" office:string-value="INSERT INTO `cities` (`id`, `region_id`, `name`) VALUES (NULL, (SELECT id FROM `regions` WHERE name = 'Bihor'), 'Abrămuț');" calcext:value-type="string">
            <text:p>INSERT INTO `cities` (`id`, `region_id`, `name`) VALUES (NULL, (SELECT id FROM `regions` WHERE name = 'Bihor'), 'Abrămu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Aleșd</text:p>
          </table:table-cell>
          <table:table-cell/>
          <table:table-cell table:formula="of:=CONCATENATE([.$C$91];[.A452];[.$K$91];[.B452];[.$L$91])" office:value-type="string" office:string-value="INSERT INTO `cities` (`id`, `region_id`, `name`) VALUES (NULL, (SELECT id FROM `regions` WHERE name = 'Bihor'), 'Aleșd');" calcext:value-type="string">
            <text:p>INSERT INTO `cities` (`id`, `region_id`, `name`) VALUES (NULL, (SELECT id FROM `regions` WHERE name = 'Bihor'), 'Aleș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Aștileu</text:p>
          </table:table-cell>
          <table:table-cell/>
          <table:table-cell table:formula="of:=CONCATENATE([.$C$91];[.A453];[.$K$91];[.B453];[.$L$91])" office:value-type="string" office:string-value="INSERT INTO `cities` (`id`, `region_id`, `name`) VALUES (NULL, (SELECT id FROM `regions` WHERE name = 'Bihor'), 'Aștileu');" calcext:value-type="string">
            <text:p>INSERT INTO `cities` (`id`, `region_id`, `name`) VALUES (NULL, (SELECT id FROM `regions` WHERE name = 'Bihor'), 'Aștile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Aușeu</text:p>
          </table:table-cell>
          <table:table-cell/>
          <table:table-cell table:formula="of:=CONCATENATE([.$C$91];[.A454];[.$K$91];[.B454];[.$L$91])" office:value-type="string" office:string-value="INSERT INTO `cities` (`id`, `region_id`, `name`) VALUES (NULL, (SELECT id FROM `regions` WHERE name = 'Bihor'), 'Aușeu');" calcext:value-type="string">
            <text:p>INSERT INTO `cities` (`id`, `region_id`, `name`) VALUES (NULL, (SELECT id FROM `regions` WHERE name = 'Bihor'), 'Aușe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Avram Iancu</text:p>
          </table:table-cell>
          <table:table-cell/>
          <table:table-cell table:formula="of:=CONCATENATE([.$C$91];[.A455];[.$K$91];[.B455];[.$L$91])" office:value-type="string" office:string-value="INSERT INTO `cities` (`id`, `region_id`, `name`) VALUES (NULL, (SELECT id FROM `regions` WHERE name = 'Bihor'), 'Avram Iancu');" calcext:value-type="string">
            <text:p>INSERT INTO `cities` (`id`, `region_id`, `name`) VALUES (NULL, (SELECT id FROM `regions` WHERE name = 'Bihor'), 'Avram Ian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Balc</text:p>
          </table:table-cell>
          <table:table-cell/>
          <table:table-cell table:formula="of:=CONCATENATE([.$C$91];[.A456];[.$K$91];[.B456];[.$L$91])" office:value-type="string" office:string-value="INSERT INTO `cities` (`id`, `region_id`, `name`) VALUES (NULL, (SELECT id FROM `regions` WHERE name = 'Bihor'), 'Balc');" calcext:value-type="string">
            <text:p>INSERT INTO `cities` (`id`, `region_id`, `name`) VALUES (NULL, (SELECT id FROM `regions` WHERE name = 'Bihor'), 'Bal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Batăr</text:p>
          </table:table-cell>
          <table:table-cell/>
          <table:table-cell table:formula="of:=CONCATENATE([.$C$91];[.A457];[.$K$91];[.B457];[.$L$91])" office:value-type="string" office:string-value="INSERT INTO `cities` (`id`, `region_id`, `name`) VALUES (NULL, (SELECT id FROM `regions` WHERE name = 'Bihor'), 'Batăr');" calcext:value-type="string">
            <text:p>INSERT INTO `cities` (`id`, `region_id`, `name`) VALUES (NULL, (SELECT id FROM `regions` WHERE name = 'Bihor'), 'Bată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Beiuș</text:p>
          </table:table-cell>
          <table:table-cell/>
          <table:table-cell table:formula="of:=CONCATENATE([.$C$91];[.A458];[.$K$91];[.B458];[.$L$91])" office:value-type="string" office:string-value="INSERT INTO `cities` (`id`, `region_id`, `name`) VALUES (NULL, (SELECT id FROM `regions` WHERE name = 'Bihor'), 'Beiuș');" calcext:value-type="string">
            <text:p>INSERT INTO `cities` (`id`, `region_id`, `name`) VALUES (NULL, (SELECT id FROM `regions` WHERE name = 'Bihor'), 'Bei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Biharia</text:p>
          </table:table-cell>
          <table:table-cell/>
          <table:table-cell table:formula="of:=CONCATENATE([.$C$91];[.A459];[.$K$91];[.B459];[.$L$91])" office:value-type="string" office:string-value="INSERT INTO `cities` (`id`, `region_id`, `name`) VALUES (NULL, (SELECT id FROM `regions` WHERE name = 'Bihor'), 'Biharia');" calcext:value-type="string">
            <text:p>INSERT INTO `cities` (`id`, `region_id`, `name`) VALUES (NULL, (SELECT id FROM `regions` WHERE name = 'Bihor'), 'Bihar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Boianu Mare</text:p>
          </table:table-cell>
          <table:table-cell/>
          <table:table-cell table:formula="of:=CONCATENATE([.$C$91];[.A460];[.$K$91];[.B460];[.$L$91])" office:value-type="string" office:string-value="INSERT INTO `cities` (`id`, `region_id`, `name`) VALUES (NULL, (SELECT id FROM `regions` WHERE name = 'Bihor'), 'Boianu Mare');" calcext:value-type="string">
            <text:p>INSERT INTO `cities` (`id`, `region_id`, `name`) VALUES (NULL, (SELECT id FROM `regions` WHERE name = 'Bihor'), 'Boian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Borod</text:p>
          </table:table-cell>
          <table:table-cell/>
          <table:table-cell table:formula="of:=CONCATENATE([.$C$91];[.A461];[.$K$91];[.B461];[.$L$91])" office:value-type="string" office:string-value="INSERT INTO `cities` (`id`, `region_id`, `name`) VALUES (NULL, (SELECT id FROM `regions` WHERE name = 'Bihor'), 'Borod');" calcext:value-type="string">
            <text:p>INSERT INTO `cities` (`id`, `region_id`, `name`) VALUES (NULL, (SELECT id FROM `regions` WHERE name = 'Bihor'), 'Boro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Borș</text:p>
          </table:table-cell>
          <table:table-cell/>
          <table:table-cell table:formula="of:=CONCATENATE([.$C$91];[.A462];[.$K$91];[.B462];[.$L$91])" office:value-type="string" office:string-value="INSERT INTO `cities` (`id`, `region_id`, `name`) VALUES (NULL, (SELECT id FROM `regions` WHERE name = 'Bihor'), 'Borș');" calcext:value-type="string">
            <text:p>INSERT INTO `cities` (`id`, `region_id`, `name`) VALUES (NULL, (SELECT id FROM `regions` WHERE name = 'Bihor'), 'Bor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Bratca</text:p>
          </table:table-cell>
          <table:table-cell/>
          <table:table-cell table:formula="of:=CONCATENATE([.$C$91];[.A463];[.$K$91];[.B463];[.$L$91])" office:value-type="string" office:string-value="INSERT INTO `cities` (`id`, `region_id`, `name`) VALUES (NULL, (SELECT id FROM `regions` WHERE name = 'Bihor'), 'Bratca');" calcext:value-type="string">
            <text:p>INSERT INTO `cities` (`id`, `region_id`, `name`) VALUES (NULL, (SELECT id FROM `regions` WHERE name = 'Bihor'), 'Brat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Brusturi</text:p>
          </table:table-cell>
          <table:table-cell/>
          <table:table-cell table:formula="of:=CONCATENATE([.$C$91];[.A464];[.$K$91];[.B464];[.$L$91])" office:value-type="string" office:string-value="INSERT INTO `cities` (`id`, `region_id`, `name`) VALUES (NULL, (SELECT id FROM `regions` WHERE name = 'Bihor'), 'Brusturi');" calcext:value-type="string">
            <text:p>INSERT INTO `cities` (`id`, `region_id`, `name`) VALUES (NULL, (SELECT id FROM `regions` WHERE name = 'Bihor'), 'Brustu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Budureasa</text:p>
          </table:table-cell>
          <table:table-cell/>
          <table:table-cell table:formula="of:=CONCATENATE([.$C$91];[.A465];[.$K$91];[.B465];[.$L$91])" office:value-type="string" office:string-value="INSERT INTO `cities` (`id`, `region_id`, `name`) VALUES (NULL, (SELECT id FROM `regions` WHERE name = 'Bihor'), 'Budureasa');" calcext:value-type="string">
            <text:p>INSERT INTO `cities` (`id`, `region_id`, `name`) VALUES (NULL, (SELECT id FROM `regions` WHERE name = 'Bihor'), 'Budure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Buduslău</text:p>
          </table:table-cell>
          <table:table-cell/>
          <table:table-cell table:formula="of:=CONCATENATE([.$C$91];[.A466];[.$K$91];[.B466];[.$L$91])" office:value-type="string" office:string-value="INSERT INTO `cities` (`id`, `region_id`, `name`) VALUES (NULL, (SELECT id FROM `regions` WHERE name = 'Bihor'), 'Buduslău');" calcext:value-type="string">
            <text:p>INSERT INTO `cities` (`id`, `region_id`, `name`) VALUES (NULL, (SELECT id FROM `regions` WHERE name = 'Bihor'), 'Budusl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Bulz</text:p>
          </table:table-cell>
          <table:table-cell/>
          <table:table-cell table:formula="of:=CONCATENATE([.$C$91];[.A467];[.$K$91];[.B467];[.$L$91])" office:value-type="string" office:string-value="INSERT INTO `cities` (`id`, `region_id`, `name`) VALUES (NULL, (SELECT id FROM `regions` WHERE name = 'Bihor'), 'Bulz');" calcext:value-type="string">
            <text:p>INSERT INTO `cities` (`id`, `region_id`, `name`) VALUES (NULL, (SELECT id FROM `regions` WHERE name = 'Bihor'), 'Bulz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Buntești</text:p>
          </table:table-cell>
          <table:table-cell/>
          <table:table-cell table:formula="of:=CONCATENATE([.$C$91];[.A468];[.$K$91];[.B468];[.$L$91])" office:value-type="string" office:string-value="INSERT INTO `cities` (`id`, `region_id`, `name`) VALUES (NULL, (SELECT id FROM `regions` WHERE name = 'Bihor'), 'Buntești');" calcext:value-type="string">
            <text:p>INSERT INTO `cities` (`id`, `region_id`, `name`) VALUES (NULL, (SELECT id FROM `regions` WHERE name = 'Bihor'), 'Bun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Căbești</text:p>
          </table:table-cell>
          <table:table-cell/>
          <table:table-cell table:formula="of:=CONCATENATE([.$C$91];[.A469];[.$K$91];[.B469];[.$L$91])" office:value-type="string" office:string-value="INSERT INTO `cities` (`id`, `region_id`, `name`) VALUES (NULL, (SELECT id FROM `regions` WHERE name = 'Bihor'), 'Căbești');" calcext:value-type="string">
            <text:p>INSERT INTO `cities` (`id`, `region_id`, `name`) VALUES (NULL, (SELECT id FROM `regions` WHERE name = 'Bihor'), 'Căb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Câmpani</text:p>
          </table:table-cell>
          <table:table-cell/>
          <table:table-cell table:formula="of:=CONCATENATE([.$C$91];[.A470];[.$K$91];[.B470];[.$L$91])" office:value-type="string" office:string-value="INSERT INTO `cities` (`id`, `region_id`, `name`) VALUES (NULL, (SELECT id FROM `regions` WHERE name = 'Bihor'), 'Câmpani');" calcext:value-type="string">
            <text:p>INSERT INTO `cities` (`id`, `region_id`, `name`) VALUES (NULL, (SELECT id FROM `regions` WHERE name = 'Bihor'), 'Câmp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Căpâlna</text:p>
          </table:table-cell>
          <table:table-cell/>
          <table:table-cell table:formula="of:=CONCATENATE([.$C$91];[.A471];[.$K$91];[.B471];[.$L$91])" office:value-type="string" office:string-value="INSERT INTO `cities` (`id`, `region_id`, `name`) VALUES (NULL, (SELECT id FROM `regions` WHERE name = 'Bihor'), 'Căpâlna');" calcext:value-type="string">
            <text:p>INSERT INTO `cities` (`id`, `region_id`, `name`) VALUES (NULL, (SELECT id FROM `regions` WHERE name = 'Bihor'), 'Căpâl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Cărpinet</text:p>
          </table:table-cell>
          <table:table-cell/>
          <table:table-cell table:formula="of:=CONCATENATE([.$C$91];[.A472];[.$K$91];[.B472];[.$L$91])" office:value-type="string" office:string-value="INSERT INTO `cities` (`id`, `region_id`, `name`) VALUES (NULL, (SELECT id FROM `regions` WHERE name = 'Bihor'), 'Cărpinet');" calcext:value-type="string">
            <text:p>INSERT INTO `cities` (`id`, `region_id`, `name`) VALUES (NULL, (SELECT id FROM `regions` WHERE name = 'Bihor'), 'Cărpine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Cefa</text:p>
          </table:table-cell>
          <table:table-cell/>
          <table:table-cell table:formula="of:=CONCATENATE([.$C$91];[.A473];[.$K$91];[.B473];[.$L$91])" office:value-type="string" office:string-value="INSERT INTO `cities` (`id`, `region_id`, `name`) VALUES (NULL, (SELECT id FROM `regions` WHERE name = 'Bihor'), 'Cefa');" calcext:value-type="string">
            <text:p>INSERT INTO `cities` (`id`, `region_id`, `name`) VALUES (NULL, (SELECT id FROM `regions` WHERE name = 'Bihor'), 'Cef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Ceica</text:p>
          </table:table-cell>
          <table:table-cell/>
          <table:table-cell table:formula="of:=CONCATENATE([.$C$91];[.A474];[.$K$91];[.B474];[.$L$91])" office:value-type="string" office:string-value="INSERT INTO `cities` (`id`, `region_id`, `name`) VALUES (NULL, (SELECT id FROM `regions` WHERE name = 'Bihor'), 'Ceica');" calcext:value-type="string">
            <text:p>INSERT INTO `cities` (`id`, `region_id`, `name`) VALUES (NULL, (SELECT id FROM `regions` WHERE name = 'Bihor'), 'Cei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Cetariu</text:p>
          </table:table-cell>
          <table:table-cell/>
          <table:table-cell table:formula="of:=CONCATENATE([.$C$91];[.A475];[.$K$91];[.B475];[.$L$91])" office:value-type="string" office:string-value="INSERT INTO `cities` (`id`, `region_id`, `name`) VALUES (NULL, (SELECT id FROM `regions` WHERE name = 'Bihor'), 'Cetariu');" calcext:value-type="string">
            <text:p>INSERT INTO `cities` (`id`, `region_id`, `name`) VALUES (NULL, (SELECT id FROM `regions` WHERE name = 'Bihor'), 'Cetar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Cherechiu</text:p>
          </table:table-cell>
          <table:table-cell/>
          <table:table-cell table:formula="of:=CONCATENATE([.$C$91];[.A476];[.$K$91];[.B476];[.$L$91])" office:value-type="string" office:string-value="INSERT INTO `cities` (`id`, `region_id`, `name`) VALUES (NULL, (SELECT id FROM `regions` WHERE name = 'Bihor'), 'Cherechiu');" calcext:value-type="string">
            <text:p>INSERT INTO `cities` (`id`, `region_id`, `name`) VALUES (NULL, (SELECT id FROM `regions` WHERE name = 'Bihor'), 'Cherech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Chișlaz</text:p>
          </table:table-cell>
          <table:table-cell/>
          <table:table-cell table:formula="of:=CONCATENATE([.$C$91];[.A477];[.$K$91];[.B477];[.$L$91])" office:value-type="string" office:string-value="INSERT INTO `cities` (`id`, `region_id`, `name`) VALUES (NULL, (SELECT id FROM `regions` WHERE name = 'Bihor'), 'Chișlaz');" calcext:value-type="string">
            <text:p>INSERT INTO `cities` (`id`, `region_id`, `name`) VALUES (NULL, (SELECT id FROM `regions` WHERE name = 'Bihor'), 'Chișlaz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Ciuhoi</text:p>
          </table:table-cell>
          <table:table-cell/>
          <table:table-cell table:formula="of:=CONCATENATE([.$C$91];[.A478];[.$K$91];[.B478];[.$L$91])" office:value-type="string" office:string-value="INSERT INTO `cities` (`id`, `region_id`, `name`) VALUES (NULL, (SELECT id FROM `regions` WHERE name = 'Bihor'), 'Ciuhoi');" calcext:value-type="string">
            <text:p>INSERT INTO `cities` (`id`, `region_id`, `name`) VALUES (NULL, (SELECT id FROM `regions` WHERE name = 'Bihor'), 'Ciuho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Ciumeghiu</text:p>
          </table:table-cell>
          <table:table-cell/>
          <table:table-cell table:formula="of:=CONCATENATE([.$C$91];[.A479];[.$K$91];[.B479];[.$L$91])" office:value-type="string" office:string-value="INSERT INTO `cities` (`id`, `region_id`, `name`) VALUES (NULL, (SELECT id FROM `regions` WHERE name = 'Bihor'), 'Ciumeghiu');" calcext:value-type="string">
            <text:p>INSERT INTO `cities` (`id`, `region_id`, `name`) VALUES (NULL, (SELECT id FROM `regions` WHERE name = 'Bihor'), 'Ciumegh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Cociuba Mare</text:p>
          </table:table-cell>
          <table:table-cell/>
          <table:table-cell table:formula="of:=CONCATENATE([.$C$91];[.A480];[.$K$91];[.B480];[.$L$91])" office:value-type="string" office:string-value="INSERT INTO `cities` (`id`, `region_id`, `name`) VALUES (NULL, (SELECT id FROM `regions` WHERE name = 'Bihor'), 'Cociuba Mare');" calcext:value-type="string">
            <text:p>INSERT INTO `cities` (`id`, `region_id`, `name`) VALUES (NULL, (SELECT id FROM `regions` WHERE name = 'Bihor'), 'Cociub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Copăcel</text:p>
          </table:table-cell>
          <table:table-cell/>
          <table:table-cell table:formula="of:=CONCATENATE([.$C$91];[.A481];[.$K$91];[.B481];[.$L$91])" office:value-type="string" office:string-value="INSERT INTO `cities` (`id`, `region_id`, `name`) VALUES (NULL, (SELECT id FROM `regions` WHERE name = 'Bihor'), 'Copăcel');" calcext:value-type="string">
            <text:p>INSERT INTO `cities` (`id`, `region_id`, `name`) VALUES (NULL, (SELECT id FROM `regions` WHERE name = 'Bihor'), 'Copăc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Criștioru de Jos</text:p>
          </table:table-cell>
          <table:table-cell/>
          <table:table-cell table:formula="of:=CONCATENATE([.$C$91];[.A482];[.$K$91];[.B482];[.$L$91])" office:value-type="string" office:string-value="INSERT INTO `cities` (`id`, `region_id`, `name`) VALUES (NULL, (SELECT id FROM `regions` WHERE name = 'Bihor'), 'Criștioru de Jos');" calcext:value-type="string">
            <text:p>INSERT INTO `cities` (`id`, `region_id`, `name`) VALUES (NULL, (SELECT id FROM `regions` WHERE name = 'Bihor'), 'Criștior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Curățele</text:p>
          </table:table-cell>
          <table:table-cell/>
          <table:table-cell table:formula="of:=CONCATENATE([.$C$91];[.A483];[.$K$91];[.B483];[.$L$91])" office:value-type="string" office:string-value="INSERT INTO `cities` (`id`, `region_id`, `name`) VALUES (NULL, (SELECT id FROM `regions` WHERE name = 'Bihor'), 'Curățele');" calcext:value-type="string">
            <text:p>INSERT INTO `cities` (`id`, `region_id`, `name`) VALUES (NULL, (SELECT id FROM `regions` WHERE name = 'Bihor'), 'Curăț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Curtuișeni</text:p>
          </table:table-cell>
          <table:table-cell/>
          <table:table-cell table:formula="of:=CONCATENATE([.$C$91];[.A484];[.$K$91];[.B484];[.$L$91])" office:value-type="string" office:string-value="INSERT INTO `cities` (`id`, `region_id`, `name`) VALUES (NULL, (SELECT id FROM `regions` WHERE name = 'Bihor'), 'Curtuișeni');" calcext:value-type="string">
            <text:p>INSERT INTO `cities` (`id`, `region_id`, `name`) VALUES (NULL, (SELECT id FROM `regions` WHERE name = 'Bihor'), 'Curtui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Derna</text:p>
          </table:table-cell>
          <table:table-cell/>
          <table:table-cell table:formula="of:=CONCATENATE([.$C$91];[.A485];[.$K$91];[.B485];[.$L$91])" office:value-type="string" office:string-value="INSERT INTO `cities` (`id`, `region_id`, `name`) VALUES (NULL, (SELECT id FROM `regions` WHERE name = 'Bihor'), 'Derna');" calcext:value-type="string">
            <text:p>INSERT INTO `cities` (`id`, `region_id`, `name`) VALUES (NULL, (SELECT id FROM `regions` WHERE name = 'Bihor'), 'Der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Diosig</text:p>
          </table:table-cell>
          <table:table-cell/>
          <table:table-cell table:formula="of:=CONCATENATE([.$C$91];[.A486];[.$K$91];[.B486];[.$L$91])" office:value-type="string" office:string-value="INSERT INTO `cities` (`id`, `region_id`, `name`) VALUES (NULL, (SELECT id FROM `regions` WHERE name = 'Bihor'), 'Diosig');" calcext:value-type="string">
            <text:p>INSERT INTO `cities` (`id`, `region_id`, `name`) VALUES (NULL, (SELECT id FROM `regions` WHERE name = 'Bihor'), 'Diosi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Dobrești</text:p>
          </table:table-cell>
          <table:table-cell/>
          <table:table-cell table:formula="of:=CONCATENATE([.$C$91];[.A487];[.$K$91];[.B487];[.$L$91])" office:value-type="string" office:string-value="INSERT INTO `cities` (`id`, `region_id`, `name`) VALUES (NULL, (SELECT id FROM `regions` WHERE name = 'Bihor'), 'Dobrești');" calcext:value-type="string">
            <text:p>INSERT INTO `cities` (`id`, `region_id`, `name`) VALUES (NULL, (SELECT id FROM `regions` WHERE name = 'Bihor'), 'Dob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Drăgănești</text:p>
          </table:table-cell>
          <table:table-cell/>
          <table:table-cell table:formula="of:=CONCATENATE([.$C$91];[.A488];[.$K$91];[.B488];[.$L$91])" office:value-type="string" office:string-value="INSERT INTO `cities` (`id`, `region_id`, `name`) VALUES (NULL, (SELECT id FROM `regions` WHERE name = 'Bihor'), 'Drăgănești');" calcext:value-type="string">
            <text:p>INSERT INTO `cities` (`id`, `region_id`, `name`) VALUES (NULL, (SELECT id FROM `regions` WHERE name = 'Bihor'), 'Drăg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Drăgești</text:p>
          </table:table-cell>
          <table:table-cell/>
          <table:table-cell table:formula="of:=CONCATENATE([.$C$91];[.A489];[.$K$91];[.B489];[.$L$91])" office:value-type="string" office:string-value="INSERT INTO `cities` (`id`, `region_id`, `name`) VALUES (NULL, (SELECT id FROM `regions` WHERE name = 'Bihor'), 'Drăgești');" calcext:value-type="string">
            <text:p>INSERT INTO `cities` (`id`, `region_id`, `name`) VALUES (NULL, (SELECT id FROM `regions` WHERE name = 'Bihor'), 'Drăg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Finiș</text:p>
          </table:table-cell>
          <table:table-cell/>
          <table:table-cell table:formula="of:=CONCATENATE([.$C$91];[.A490];[.$K$91];[.B490];[.$L$91])" office:value-type="string" office:string-value="INSERT INTO `cities` (`id`, `region_id`, `name`) VALUES (NULL, (SELECT id FROM `regions` WHERE name = 'Bihor'), 'Finiș');" calcext:value-type="string">
            <text:p>INSERT INTO `cities` (`id`, `region_id`, `name`) VALUES (NULL, (SELECT id FROM `regions` WHERE name = 'Bihor'), 'Fin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Gepiu</text:p>
          </table:table-cell>
          <table:table-cell/>
          <table:table-cell table:formula="of:=CONCATENATE([.$C$91];[.A491];[.$K$91];[.B491];[.$L$91])" office:value-type="string" office:string-value="INSERT INTO `cities` (`id`, `region_id`, `name`) VALUES (NULL, (SELECT id FROM `regions` WHERE name = 'Bihor'), 'Gepiu');" calcext:value-type="string">
            <text:p>INSERT INTO `cities` (`id`, `region_id`, `name`) VALUES (NULL, (SELECT id FROM `regions` WHERE name = 'Bihor'), 'Gep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Girișu de Criș</text:p>
          </table:table-cell>
          <table:table-cell/>
          <table:table-cell table:formula="of:=CONCATENATE([.$C$91];[.A492];[.$K$91];[.B492];[.$L$91])" office:value-type="string" office:string-value="INSERT INTO `cities` (`id`, `region_id`, `name`) VALUES (NULL, (SELECT id FROM `regions` WHERE name = 'Bihor'), 'Girișu de Criș');" calcext:value-type="string">
            <text:p>INSERT INTO `cities` (`id`, `region_id`, `name`) VALUES (NULL, (SELECT id FROM `regions` WHERE name = 'Bihor'), 'Girișu de Cr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Hidișelu de Sus</text:p>
          </table:table-cell>
          <table:table-cell/>
          <table:table-cell table:formula="of:=CONCATENATE([.$C$91];[.A493];[.$K$91];[.B493];[.$L$91])" office:value-type="string" office:string-value="INSERT INTO `cities` (`id`, `region_id`, `name`) VALUES (NULL, (SELECT id FROM `regions` WHERE name = 'Bihor'), 'Hidișelu de Sus');" calcext:value-type="string">
            <text:p>INSERT INTO `cities` (`id`, `region_id`, `name`) VALUES (NULL, (SELECT id FROM `regions` WHERE name = 'Bihor'), 'Hidișelu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Holod</text:p>
          </table:table-cell>
          <table:table-cell/>
          <table:table-cell table:formula="of:=CONCATENATE([.$C$91];[.A494];[.$K$91];[.B494];[.$L$91])" office:value-type="string" office:string-value="INSERT INTO `cities` (`id`, `region_id`, `name`) VALUES (NULL, (SELECT id FROM `regions` WHERE name = 'Bihor'), 'Holod');" calcext:value-type="string">
            <text:p>INSERT INTO `cities` (`id`, `region_id`, `name`) VALUES (NULL, (SELECT id FROM `regions` WHERE name = 'Bihor'), 'Holo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Husasău de Tinca</text:p>
          </table:table-cell>
          <table:table-cell/>
          <table:table-cell table:formula="of:=CONCATENATE([.$C$91];[.A495];[.$K$91];[.B495];[.$L$91])" office:value-type="string" office:string-value="INSERT INTO `cities` (`id`, `region_id`, `name`) VALUES (NULL, (SELECT id FROM `regions` WHERE name = 'Bihor'), 'Husasău de Tinca');" calcext:value-type="string">
            <text:p>INSERT INTO `cities` (`id`, `region_id`, `name`) VALUES (NULL, (SELECT id FROM `regions` WHERE name = 'Bihor'), 'Husasău de Tin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Ineu</text:p>
          </table:table-cell>
          <table:table-cell/>
          <table:table-cell table:formula="of:=CONCATENATE([.$C$91];[.A496];[.$K$91];[.B496];[.$L$91])" office:value-type="string" office:string-value="INSERT INTO `cities` (`id`, `region_id`, `name`) VALUES (NULL, (SELECT id FROM `regions` WHERE name = 'Bihor'), 'Ineu');" calcext:value-type="string">
            <text:p>INSERT INTO `cities` (`id`, `region_id`, `name`) VALUES (NULL, (SELECT id FROM `regions` WHERE name = 'Bihor'), 'Ine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Lăzăreni</text:p>
          </table:table-cell>
          <table:table-cell/>
          <table:table-cell table:formula="of:=CONCATENATE([.$C$91];[.A497];[.$K$91];[.B497];[.$L$91])" office:value-type="string" office:string-value="INSERT INTO `cities` (`id`, `region_id`, `name`) VALUES (NULL, (SELECT id FROM `regions` WHERE name = 'Bihor'), 'Lăzăreni');" calcext:value-type="string">
            <text:p>INSERT INTO `cities` (`id`, `region_id`, `name`) VALUES (NULL, (SELECT id FROM `regions` WHERE name = 'Bihor'), 'Lăză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Lazuri de Beiuș</text:p>
          </table:table-cell>
          <table:table-cell/>
          <table:table-cell table:formula="of:=CONCATENATE([.$C$91];[.A498];[.$K$91];[.B498];[.$L$91])" office:value-type="string" office:string-value="INSERT INTO `cities` (`id`, `region_id`, `name`) VALUES (NULL, (SELECT id FROM `regions` WHERE name = 'Bihor'), 'Lazuri de Beiuș');" calcext:value-type="string">
            <text:p>INSERT INTO `cities` (`id`, `region_id`, `name`) VALUES (NULL, (SELECT id FROM `regions` WHERE name = 'Bihor'), 'Lazuri de Bei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Lugașu de Jos</text:p>
          </table:table-cell>
          <table:table-cell/>
          <table:table-cell table:formula="of:=CONCATENATE([.$C$91];[.A499];[.$K$91];[.B499];[.$L$91])" office:value-type="string" office:string-value="INSERT INTO `cities` (`id`, `region_id`, `name`) VALUES (NULL, (SELECT id FROM `regions` WHERE name = 'Bihor'), 'Lugașu de Jos');" calcext:value-type="string">
            <text:p>INSERT INTO `cities` (`id`, `region_id`, `name`) VALUES (NULL, (SELECT id FROM `regions` WHERE name = 'Bihor'), 'Lugaș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Lunca</text:p>
          </table:table-cell>
          <table:table-cell/>
          <table:table-cell table:formula="of:=CONCATENATE([.$C$91];[.A500];[.$K$91];[.B500];[.$L$91])" office:value-type="string" office:string-value="INSERT INTO `cities` (`id`, `region_id`, `name`) VALUES (NULL, (SELECT id FROM `regions` WHERE name = 'Bihor'), 'Lunca');" calcext:value-type="string">
            <text:p>INSERT INTO `cities` (`id`, `region_id`, `name`) VALUES (NULL, (SELECT id FROM `regions` WHERE name = 'Bihor'), 'Lun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Mădăras</text:p>
          </table:table-cell>
          <table:table-cell/>
          <table:table-cell table:formula="of:=CONCATENATE([.$C$91];[.A501];[.$K$91];[.B501];[.$L$91])" office:value-type="string" office:string-value="INSERT INTO `cities` (`id`, `region_id`, `name`) VALUES (NULL, (SELECT id FROM `regions` WHERE name = 'Bihor'), 'Mădăras');" calcext:value-type="string">
            <text:p>INSERT INTO `cities` (`id`, `region_id`, `name`) VALUES (NULL, (SELECT id FROM `regions` WHERE name = 'Bihor'), 'Mădăra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Măgești</text:p>
          </table:table-cell>
          <table:table-cell/>
          <table:table-cell table:formula="of:=CONCATENATE([.$C$91];[.A502];[.$K$91];[.B502];[.$L$91])" office:value-type="string" office:string-value="INSERT INTO `cities` (`id`, `region_id`, `name`) VALUES (NULL, (SELECT id FROM `regions` WHERE name = 'Bihor'), 'Măgești');" calcext:value-type="string">
            <text:p>INSERT INTO `cities` (`id`, `region_id`, `name`) VALUES (NULL, (SELECT id FROM `regions` WHERE name = 'Bihor'), 'Măg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Marghita</text:p>
          </table:table-cell>
          <table:table-cell/>
          <table:table-cell table:formula="of:=CONCATENATE([.$C$91];[.A503];[.$K$91];[.B503];[.$L$91])" office:value-type="string" office:string-value="INSERT INTO `cities` (`id`, `region_id`, `name`) VALUES (NULL, (SELECT id FROM `regions` WHERE name = 'Bihor'), 'Marghita');" calcext:value-type="string">
            <text:p>INSERT INTO `cities` (`id`, `region_id`, `name`) VALUES (NULL, (SELECT id FROM `regions` WHERE name = 'Bihor'), 'Marghi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Nojorid</text:p>
          </table:table-cell>
          <table:table-cell/>
          <table:table-cell table:formula="of:=CONCATENATE([.$C$91];[.A504];[.$K$91];[.B504];[.$L$91])" office:value-type="string" office:string-value="INSERT INTO `cities` (`id`, `region_id`, `name`) VALUES (NULL, (SELECT id FROM `regions` WHERE name = 'Bihor'), 'Nojorid');" calcext:value-type="string">
            <text:p>INSERT INTO `cities` (`id`, `region_id`, `name`) VALUES (NULL, (SELECT id FROM `regions` WHERE name = 'Bihor'), 'Nojori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Nucet</text:p>
          </table:table-cell>
          <table:table-cell/>
          <table:table-cell table:formula="of:=CONCATENATE([.$C$91];[.A505];[.$K$91];[.B505];[.$L$91])" office:value-type="string" office:string-value="INSERT INTO `cities` (`id`, `region_id`, `name`) VALUES (NULL, (SELECT id FROM `regions` WHERE name = 'Bihor'), 'Nucet');" calcext:value-type="string">
            <text:p>INSERT INTO `cities` (`id`, `region_id`, `name`) VALUES (NULL, (SELECT id FROM `regions` WHERE name = 'Bihor'), 'Nuce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Olcea</text:p>
          </table:table-cell>
          <table:table-cell/>
          <table:table-cell table:formula="of:=CONCATENATE([.$C$91];[.A506];[.$K$91];[.B506];[.$L$91])" office:value-type="string" office:string-value="INSERT INTO `cities` (`id`, `region_id`, `name`) VALUES (NULL, (SELECT id FROM `regions` WHERE name = 'Bihor'), 'Olcea');" calcext:value-type="string">
            <text:p>INSERT INTO `cities` (`id`, `region_id`, `name`) VALUES (NULL, (SELECT id FROM `regions` WHERE name = 'Bihor'), 'Ol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Oradea</text:p>
          </table:table-cell>
          <table:table-cell/>
          <table:table-cell table:formula="of:=CONCATENATE([.$C$91];[.A507];[.$K$91];[.B507];[.$L$91])" office:value-type="string" office:string-value="INSERT INTO `cities` (`id`, `region_id`, `name`) VALUES (NULL, (SELECT id FROM `regions` WHERE name = 'Bihor'), 'Oradea');" calcext:value-type="string">
            <text:p>INSERT INTO `cities` (`id`, `region_id`, `name`) VALUES (NULL, (SELECT id FROM `regions` WHERE name = 'Bihor'), 'Orad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Oșorhei</text:p>
          </table:table-cell>
          <table:table-cell/>
          <table:table-cell table:formula="of:=CONCATENATE([.$C$91];[.A508];[.$K$91];[.B508];[.$L$91])" office:value-type="string" office:string-value="INSERT INTO `cities` (`id`, `region_id`, `name`) VALUES (NULL, (SELECT id FROM `regions` WHERE name = 'Bihor'), 'Oșorhei');" calcext:value-type="string">
            <text:p>INSERT INTO `cities` (`id`, `region_id`, `name`) VALUES (NULL, (SELECT id FROM `regions` WHERE name = 'Bihor'), 'Oșorh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Paleu</text:p>
          </table:table-cell>
          <table:table-cell/>
          <table:table-cell table:formula="of:=CONCATENATE([.$C$91];[.A509];[.$K$91];[.B509];[.$L$91])" office:value-type="string" office:string-value="INSERT INTO `cities` (`id`, `region_id`, `name`) VALUES (NULL, (SELECT id FROM `regions` WHERE name = 'Bihor'), 'Paleu');" calcext:value-type="string">
            <text:p>INSERT INTO `cities` (`id`, `region_id`, `name`) VALUES (NULL, (SELECT id FROM `regions` WHERE name = 'Bihor'), 'Pale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Pietroasa</text:p>
          </table:table-cell>
          <table:table-cell/>
          <table:table-cell table:formula="of:=CONCATENATE([.$C$91];[.A510];[.$K$91];[.B510];[.$L$91])" office:value-type="string" office:string-value="INSERT INTO `cities` (`id`, `region_id`, `name`) VALUES (NULL, (SELECT id FROM `regions` WHERE name = 'Bihor'), 'Pietroasa');" calcext:value-type="string">
            <text:p>INSERT INTO `cities` (`id`, `region_id`, `name`) VALUES (NULL, (SELECT id FROM `regions` WHERE name = 'Bihor'), 'Pietro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Pocola</text:p>
          </table:table-cell>
          <table:table-cell/>
          <table:table-cell table:formula="of:=CONCATENATE([.$C$91];[.A511];[.$K$91];[.B511];[.$L$91])" office:value-type="string" office:string-value="INSERT INTO `cities` (`id`, `region_id`, `name`) VALUES (NULL, (SELECT id FROM `regions` WHERE name = 'Bihor'), 'Pocola');" calcext:value-type="string">
            <text:p>INSERT INTO `cities` (`id`, `region_id`, `name`) VALUES (NULL, (SELECT id FROM `regions` WHERE name = 'Bihor'), 'Poco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Pomezeu</text:p>
          </table:table-cell>
          <table:table-cell/>
          <table:table-cell table:formula="of:=CONCATENATE([.$C$91];[.A512];[.$K$91];[.B512];[.$L$91])" office:value-type="string" office:string-value="INSERT INTO `cities` (`id`, `region_id`, `name`) VALUES (NULL, (SELECT id FROM `regions` WHERE name = 'Bihor'), 'Pomezeu');" calcext:value-type="string">
            <text:p>INSERT INTO `cities` (`id`, `region_id`, `name`) VALUES (NULL, (SELECT id FROM `regions` WHERE name = 'Bihor'), 'Pomeze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Popești</text:p>
          </table:table-cell>
          <table:table-cell/>
          <table:table-cell table:formula="of:=CONCATENATE([.$C$91];[.A513];[.$K$91];[.B513];[.$L$91])" office:value-type="string" office:string-value="INSERT INTO `cities` (`id`, `region_id`, `name`) VALUES (NULL, (SELECT id FROM `regions` WHERE name = 'Bihor'), 'Popești');" calcext:value-type="string">
            <text:p>INSERT INTO `cities` (`id`, `region_id`, `name`) VALUES (NULL, (SELECT id FROM `regions` WHERE name = 'Bihor'), 'Pop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Răbăgani</text:p>
          </table:table-cell>
          <table:table-cell/>
          <table:table-cell table:formula="of:=CONCATENATE([.$C$91];[.A514];[.$K$91];[.B514];[.$L$91])" office:value-type="string" office:string-value="INSERT INTO `cities` (`id`, `region_id`, `name`) VALUES (NULL, (SELECT id FROM `regions` WHERE name = 'Bihor'), 'Răbăgani');" calcext:value-type="string">
            <text:p>INSERT INTO `cities` (`id`, `region_id`, `name`) VALUES (NULL, (SELECT id FROM `regions` WHERE name = 'Bihor'), 'Răbăg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Remetea</text:p>
          </table:table-cell>
          <table:table-cell/>
          <table:table-cell table:formula="of:=CONCATENATE([.$C$91];[.A515];[.$K$91];[.B515];[.$L$91])" office:value-type="string" office:string-value="INSERT INTO `cities` (`id`, `region_id`, `name`) VALUES (NULL, (SELECT id FROM `regions` WHERE name = 'Bihor'), 'Remetea');" calcext:value-type="string">
            <text:p>INSERT INTO `cities` (`id`, `region_id`, `name`) VALUES (NULL, (SELECT id FROM `regions` WHERE name = 'Bihor'), 'Reme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Rieni</text:p>
          </table:table-cell>
          <table:table-cell/>
          <table:table-cell table:formula="of:=CONCATENATE([.$C$91];[.A516];[.$K$91];[.B516];[.$L$91])" office:value-type="string" office:string-value="INSERT INTO `cities` (`id`, `region_id`, `name`) VALUES (NULL, (SELECT id FROM `regions` WHERE name = 'Bihor'), 'Rieni');" calcext:value-type="string">
            <text:p>INSERT INTO `cities` (`id`, `region_id`, `name`) VALUES (NULL, (SELECT id FROM `regions` WHERE name = 'Bihor'), 'R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Roșia</text:p>
          </table:table-cell>
          <table:table-cell/>
          <table:table-cell table:formula="of:=CONCATENATE([.$C$91];[.A517];[.$K$91];[.B517];[.$L$91])" office:value-type="string" office:string-value="INSERT INTO `cities` (`id`, `region_id`, `name`) VALUES (NULL, (SELECT id FROM `regions` WHERE name = 'Bihor'), 'Roșia');" calcext:value-type="string">
            <text:p>INSERT INTO `cities` (`id`, `region_id`, `name`) VALUES (NULL, (SELECT id FROM `regions` WHERE name = 'Bihor'), 'Roș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Roșiori</text:p>
          </table:table-cell>
          <table:table-cell/>
          <table:table-cell table:formula="of:=CONCATENATE([.$C$91];[.A518];[.$K$91];[.B518];[.$L$91])" office:value-type="string" office:string-value="INSERT INTO `cities` (`id`, `region_id`, `name`) VALUES (NULL, (SELECT id FROM `regions` WHERE name = 'Bihor'), 'Roșiori');" calcext:value-type="string">
            <text:p>INSERT INTO `cities` (`id`, `region_id`, `name`) VALUES (NULL, (SELECT id FROM `regions` WHERE name = 'Bihor'), 'Roșio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Săcădat</text:p>
          </table:table-cell>
          <table:table-cell/>
          <table:table-cell table:formula="of:=CONCATENATE([.$C$91];[.A519];[.$K$91];[.B519];[.$L$91])" office:value-type="string" office:string-value="INSERT INTO `cities` (`id`, `region_id`, `name`) VALUES (NULL, (SELECT id FROM `regions` WHERE name = 'Bihor'), 'Săcădat');" calcext:value-type="string">
            <text:p>INSERT INTO `cities` (`id`, `region_id`, `name`) VALUES (NULL, (SELECT id FROM `regions` WHERE name = 'Bihor'), 'Săcăda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Săcueni</text:p>
          </table:table-cell>
          <table:table-cell/>
          <table:table-cell table:formula="of:=CONCATENATE([.$C$91];[.A520];[.$K$91];[.B520];[.$L$91])" office:value-type="string" office:string-value="INSERT INTO `cities` (`id`, `region_id`, `name`) VALUES (NULL, (SELECT id FROM `regions` WHERE name = 'Bihor'), 'Săcueni');" calcext:value-type="string">
            <text:p>INSERT INTO `cities` (`id`, `region_id`, `name`) VALUES (NULL, (SELECT id FROM `regions` WHERE name = 'Bihor'), 'Săcu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Sălacea</text:p>
          </table:table-cell>
          <table:table-cell/>
          <table:table-cell table:formula="of:=CONCATENATE([.$C$91];[.A521];[.$K$91];[.B521];[.$L$91])" office:value-type="string" office:string-value="INSERT INTO `cities` (`id`, `region_id`, `name`) VALUES (NULL, (SELECT id FROM `regions` WHERE name = 'Bihor'), 'Sălacea');" calcext:value-type="string">
            <text:p>INSERT INTO `cities` (`id`, `region_id`, `name`) VALUES (NULL, (SELECT id FROM `regions` WHERE name = 'Bihor'), 'Săla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Sălard</text:p>
          </table:table-cell>
          <table:table-cell/>
          <table:table-cell table:formula="of:=CONCATENATE([.$C$91];[.A522];[.$K$91];[.B522];[.$L$91])" office:value-type="string" office:string-value="INSERT INTO `cities` (`id`, `region_id`, `name`) VALUES (NULL, (SELECT id FROM `regions` WHERE name = 'Bihor'), 'Sălard');" calcext:value-type="string">
            <text:p>INSERT INTO `cities` (`id`, `region_id`, `name`) VALUES (NULL, (SELECT id FROM `regions` WHERE name = 'Bihor'), 'Sălar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Salonta</text:p>
          </table:table-cell>
          <table:table-cell/>
          <table:table-cell table:formula="of:=CONCATENATE([.$C$91];[.A523];[.$K$91];[.B523];[.$L$91])" office:value-type="string" office:string-value="INSERT INTO `cities` (`id`, `region_id`, `name`) VALUES (NULL, (SELECT id FROM `regions` WHERE name = 'Bihor'), 'Salonta');" calcext:value-type="string">
            <text:p>INSERT INTO `cities` (`id`, `region_id`, `name`) VALUES (NULL, (SELECT id FROM `regions` WHERE name = 'Bihor'), 'Salon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Sâmbăta</text:p>
          </table:table-cell>
          <table:table-cell/>
          <table:table-cell table:formula="of:=CONCATENATE([.$C$91];[.A524];[.$K$91];[.B524];[.$L$91])" office:value-type="string" office:string-value="INSERT INTO `cities` (`id`, `region_id`, `name`) VALUES (NULL, (SELECT id FROM `regions` WHERE name = 'Bihor'), 'Sâmbăta');" calcext:value-type="string">
            <text:p>INSERT INTO `cities` (`id`, `region_id`, `name`) VALUES (NULL, (SELECT id FROM `regions` WHERE name = 'Bihor'), 'Sâmbă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Sânmartin</text:p>
          </table:table-cell>
          <table:table-cell/>
          <table:table-cell table:formula="of:=CONCATENATE([.$C$91];[.A525];[.$K$91];[.B525];[.$L$91])" office:value-type="string" office:string-value="INSERT INTO `cities` (`id`, `region_id`, `name`) VALUES (NULL, (SELECT id FROM `regions` WHERE name = 'Bihor'), 'Sânmartin');" calcext:value-type="string">
            <text:p>INSERT INTO `cities` (`id`, `region_id`, `name`) VALUES (NULL, (SELECT id FROM `regions` WHERE name = 'Bihor'), 'Sânmart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Sânnicolau Român</text:p>
          </table:table-cell>
          <table:table-cell/>
          <table:table-cell table:formula="of:=CONCATENATE([.$C$91];[.A526];[.$K$91];[.B526];[.$L$91])" office:value-type="string" office:string-value="INSERT INTO `cities` (`id`, `region_id`, `name`) VALUES (NULL, (SELECT id FROM `regions` WHERE name = 'Bihor'), 'Sânnicolau Român');" calcext:value-type="string">
            <text:p>INSERT INTO `cities` (`id`, `region_id`, `name`) VALUES (NULL, (SELECT id FROM `regions` WHERE name = 'Bihor'), 'Sânnicolau Româ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Sântandrei</text:p>
          </table:table-cell>
          <table:table-cell/>
          <table:table-cell table:formula="of:=CONCATENATE([.$C$91];[.A527];[.$K$91];[.B527];[.$L$91])" office:value-type="string" office:string-value="INSERT INTO `cities` (`id`, `region_id`, `name`) VALUES (NULL, (SELECT id FROM `regions` WHERE name = 'Bihor'), 'Sântandrei');" calcext:value-type="string">
            <text:p>INSERT INTO `cities` (`id`, `region_id`, `name`) VALUES (NULL, (SELECT id FROM `regions` WHERE name = 'Bihor'), 'Sântandr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Sârbi</text:p>
          </table:table-cell>
          <table:table-cell/>
          <table:table-cell table:formula="of:=CONCATENATE([.$C$91];[.A528];[.$K$91];[.B528];[.$L$91])" office:value-type="string" office:string-value="INSERT INTO `cities` (`id`, `region_id`, `name`) VALUES (NULL, (SELECT id FROM `regions` WHERE name = 'Bihor'), 'Sârbi');" calcext:value-type="string">
            <text:p>INSERT INTO `cities` (`id`, `region_id`, `name`) VALUES (NULL, (SELECT id FROM `regions` WHERE name = 'Bihor'), 'Sârb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Șimian</text:p>
          </table:table-cell>
          <table:table-cell/>
          <table:table-cell table:formula="of:=CONCATENATE([.$C$91];[.A529];[.$K$91];[.B529];[.$L$91])" office:value-type="string" office:string-value="INSERT INTO `cities` (`id`, `region_id`, `name`) VALUES (NULL, (SELECT id FROM `regions` WHERE name = 'Bihor'), 'Șimian');" calcext:value-type="string">
            <text:p>INSERT INTO `cities` (`id`, `region_id`, `name`) VALUES (NULL, (SELECT id FROM `regions` WHERE name = 'Bihor'), 'Șimi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Șinteu</text:p>
          </table:table-cell>
          <table:table-cell/>
          <table:table-cell table:formula="of:=CONCATENATE([.$C$91];[.A530];[.$K$91];[.B530];[.$L$91])" office:value-type="string" office:string-value="INSERT INTO `cities` (`id`, `region_id`, `name`) VALUES (NULL, (SELECT id FROM `regions` WHERE name = 'Bihor'), 'Șinteu');" calcext:value-type="string">
            <text:p>INSERT INTO `cities` (`id`, `region_id`, `name`) VALUES (NULL, (SELECT id FROM `regions` WHERE name = 'Bihor'), 'Șinte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Șoimi</text:p>
          </table:table-cell>
          <table:table-cell/>
          <table:table-cell table:formula="of:=CONCATENATE([.$C$91];[.A531];[.$K$91];[.B531];[.$L$91])" office:value-type="string" office:string-value="INSERT INTO `cities` (`id`, `region_id`, `name`) VALUES (NULL, (SELECT id FROM `regions` WHERE name = 'Bihor'), 'Șoimi');" calcext:value-type="string">
            <text:p>INSERT INTO `cities` (`id`, `region_id`, `name`) VALUES (NULL, (SELECT id FROM `regions` WHERE name = 'Bihor'), 'Șoim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Spinuș</text:p>
          </table:table-cell>
          <table:table-cell/>
          <table:table-cell table:formula="of:=CONCATENATE([.$C$91];[.A532];[.$K$91];[.B532];[.$L$91])" office:value-type="string" office:string-value="INSERT INTO `cities` (`id`, `region_id`, `name`) VALUES (NULL, (SELECT id FROM `regions` WHERE name = 'Bihor'), 'Spinuș');" calcext:value-type="string">
            <text:p>INSERT INTO `cities` (`id`, `region_id`, `name`) VALUES (NULL, (SELECT id FROM `regions` WHERE name = 'Bihor'), 'Spin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Ștei</text:p>
          </table:table-cell>
          <table:table-cell/>
          <table:table-cell table:formula="of:=CONCATENATE([.$C$91];[.A533];[.$K$91];[.B533];[.$L$91])" office:value-type="string" office:string-value="INSERT INTO `cities` (`id`, `region_id`, `name`) VALUES (NULL, (SELECT id FROM `regions` WHERE name = 'Bihor'), 'Ștei');" calcext:value-type="string">
            <text:p>INSERT INTO `cities` (`id`, `region_id`, `name`) VALUES (NULL, (SELECT id FROM `regions` WHERE name = 'Bihor'), 'Șt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Șuncuiuș</text:p>
          </table:table-cell>
          <table:table-cell/>
          <table:table-cell table:formula="of:=CONCATENATE([.$C$91];[.A534];[.$K$91];[.B534];[.$L$91])" office:value-type="string" office:string-value="INSERT INTO `cities` (`id`, `region_id`, `name`) VALUES (NULL, (SELECT id FROM `regions` WHERE name = 'Bihor'), 'Șuncuiuș');" calcext:value-type="string">
            <text:p>INSERT INTO `cities` (`id`, `region_id`, `name`) VALUES (NULL, (SELECT id FROM `regions` WHERE name = 'Bihor'), 'Șuncui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Suplacu de Barcău</text:p>
          </table:table-cell>
          <table:table-cell/>
          <table:table-cell table:formula="of:=CONCATENATE([.$C$91];[.A535];[.$K$91];[.B535];[.$L$91])" office:value-type="string" office:string-value="INSERT INTO `cities` (`id`, `region_id`, `name`) VALUES (NULL, (SELECT id FROM `regions` WHERE name = 'Bihor'), 'Suplacu de Barcău');" calcext:value-type="string">
            <text:p>INSERT INTO `cities` (`id`, `region_id`, `name`) VALUES (NULL, (SELECT id FROM `regions` WHERE name = 'Bihor'), 'Suplacu de Barc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Tămășeu</text:p>
          </table:table-cell>
          <table:table-cell/>
          <table:table-cell table:formula="of:=CONCATENATE([.$C$91];[.A536];[.$K$91];[.B536];[.$L$91])" office:value-type="string" office:string-value="INSERT INTO `cities` (`id`, `region_id`, `name`) VALUES (NULL, (SELECT id FROM `regions` WHERE name = 'Bihor'), 'Tămășeu');" calcext:value-type="string">
            <text:p>INSERT INTO `cities` (`id`, `region_id`, `name`) VALUES (NULL, (SELECT id FROM `regions` WHERE name = 'Bihor'), 'Tămășe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Tărcaia</text:p>
          </table:table-cell>
          <table:table-cell/>
          <table:table-cell table:formula="of:=CONCATENATE([.$C$91];[.A537];[.$K$91];[.B537];[.$L$91])" office:value-type="string" office:string-value="INSERT INTO `cities` (`id`, `region_id`, `name`) VALUES (NULL, (SELECT id FROM `regions` WHERE name = 'Bihor'), 'Tărcaia');" calcext:value-type="string">
            <text:p>INSERT INTO `cities` (`id`, `region_id`, `name`) VALUES (NULL, (SELECT id FROM `regions` WHERE name = 'Bihor'), 'Tărc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Tarcea</text:p>
          </table:table-cell>
          <table:table-cell/>
          <table:table-cell table:formula="of:=CONCATENATE([.$C$91];[.A538];[.$K$91];[.B538];[.$L$91])" office:value-type="string" office:string-value="INSERT INTO `cities` (`id`, `region_id`, `name`) VALUES (NULL, (SELECT id FROM `regions` WHERE name = 'Bihor'), 'Tarcea');" calcext:value-type="string">
            <text:p>INSERT INTO `cities` (`id`, `region_id`, `name`) VALUES (NULL, (SELECT id FROM `regions` WHERE name = 'Bihor'), 'Tar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Tăuteu</text:p>
          </table:table-cell>
          <table:table-cell/>
          <table:table-cell table:formula="of:=CONCATENATE([.$C$91];[.A539];[.$K$91];[.B539];[.$L$91])" office:value-type="string" office:string-value="INSERT INTO `cities` (`id`, `region_id`, `name`) VALUES (NULL, (SELECT id FROM `regions` WHERE name = 'Bihor'), 'Tăuteu');" calcext:value-type="string">
            <text:p>INSERT INTO `cities` (`id`, `region_id`, `name`) VALUES (NULL, (SELECT id FROM `regions` WHERE name = 'Bihor'), 'Tăute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Țețchea</text:p>
          </table:table-cell>
          <table:table-cell/>
          <table:table-cell table:formula="of:=CONCATENATE([.$C$91];[.A540];[.$K$91];[.B540];[.$L$91])" office:value-type="string" office:string-value="INSERT INTO `cities` (`id`, `region_id`, `name`) VALUES (NULL, (SELECT id FROM `regions` WHERE name = 'Bihor'), 'Țețchea');" calcext:value-type="string">
            <text:p>INSERT INTO `cities` (`id`, `region_id`, `name`) VALUES (NULL, (SELECT id FROM `regions` WHERE name = 'Bihor'), 'Țețch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Tileagd</text:p>
          </table:table-cell>
          <table:table-cell/>
          <table:table-cell table:formula="of:=CONCATENATE([.$C$91];[.A541];[.$K$91];[.B541];[.$L$91])" office:value-type="string" office:string-value="INSERT INTO `cities` (`id`, `region_id`, `name`) VALUES (NULL, (SELECT id FROM `regions` WHERE name = 'Bihor'), 'Tileagd');" calcext:value-type="string">
            <text:p>INSERT INTO `cities` (`id`, `region_id`, `name`) VALUES (NULL, (SELECT id FROM `regions` WHERE name = 'Bihor'), 'Tileag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Tinca</text:p>
          </table:table-cell>
          <table:table-cell/>
          <table:table-cell table:formula="of:=CONCATENATE([.$C$91];[.A542];[.$K$91];[.B542];[.$L$91])" office:value-type="string" office:string-value="INSERT INTO `cities` (`id`, `region_id`, `name`) VALUES (NULL, (SELECT id FROM `regions` WHERE name = 'Bihor'), 'Tinca');" calcext:value-type="string">
            <text:p>INSERT INTO `cities` (`id`, `region_id`, `name`) VALUES (NULL, (SELECT id FROM `regions` WHERE name = 'Bihor'), 'Tin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Toboliu</text:p>
          </table:table-cell>
          <table:table-cell/>
          <table:table-cell table:formula="of:=CONCATENATE([.$C$91];[.A543];[.$K$91];[.B543];[.$L$91])" office:value-type="string" office:string-value="INSERT INTO `cities` (`id`, `region_id`, `name`) VALUES (NULL, (SELECT id FROM `regions` WHERE name = 'Bihor'), 'Toboliu');" calcext:value-type="string">
            <text:p>INSERT INTO `cities` (`id`, `region_id`, `name`) VALUES (NULL, (SELECT id FROM `regions` WHERE name = 'Bihor'), 'Tobol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Tulca</text:p>
          </table:table-cell>
          <table:table-cell/>
          <table:table-cell table:formula="of:=CONCATENATE([.$C$91];[.A544];[.$K$91];[.B544];[.$L$91])" office:value-type="string" office:string-value="INSERT INTO `cities` (`id`, `region_id`, `name`) VALUES (NULL, (SELECT id FROM `regions` WHERE name = 'Bihor'), 'Tulca');" calcext:value-type="string">
            <text:p>INSERT INTO `cities` (`id`, `region_id`, `name`) VALUES (NULL, (SELECT id FROM `regions` WHERE name = 'Bihor'), 'Tul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Uileacu de Beiuș</text:p>
          </table:table-cell>
          <table:table-cell/>
          <table:table-cell table:formula="of:=CONCATENATE([.$C$91];[.A545];[.$K$91];[.B545];[.$L$91])" office:value-type="string" office:string-value="INSERT INTO `cities` (`id`, `region_id`, `name`) VALUES (NULL, (SELECT id FROM `regions` WHERE name = 'Bihor'), 'Uileacu de Beiuș');" calcext:value-type="string">
            <text:p>INSERT INTO `cities` (`id`, `region_id`, `name`) VALUES (NULL, (SELECT id FROM `regions` WHERE name = 'Bihor'), 'Uileacu de Bei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Vadu Crișului</text:p>
          </table:table-cell>
          <table:table-cell/>
          <table:table-cell table:formula="of:=CONCATENATE([.$C$91];[.A546];[.$K$91];[.B546];[.$L$91])" office:value-type="string" office:string-value="INSERT INTO `cities` (`id`, `region_id`, `name`) VALUES (NULL, (SELECT id FROM `regions` WHERE name = 'Bihor'), 'Vadu Crișului');" calcext:value-type="string">
            <text:p>INSERT INTO `cities` (`id`, `region_id`, `name`) VALUES (NULL, (SELECT id FROM `regions` WHERE name = 'Bihor'), 'Vadu Criș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Valea lui Mihai</text:p>
          </table:table-cell>
          <table:table-cell/>
          <table:table-cell table:formula="of:=CONCATENATE([.$C$91];[.A547];[.$K$91];[.B547];[.$L$91])" office:value-type="string" office:string-value="INSERT INTO `cities` (`id`, `region_id`, `name`) VALUES (NULL, (SELECT id FROM `regions` WHERE name = 'Bihor'), 'Valea lui Mihai');" calcext:value-type="string">
            <text:p>INSERT INTO `cities` (`id`, `region_id`, `name`) VALUES (NULL, (SELECT id FROM `regions` WHERE name = 'Bihor'), 'Valea lui Miha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Vârciorog</text:p>
          </table:table-cell>
          <table:table-cell/>
          <table:table-cell table:formula="of:=CONCATENATE([.$C$91];[.A548];[.$K$91];[.B548];[.$L$91])" office:value-type="string" office:string-value="INSERT INTO `cities` (`id`, `region_id`, `name`) VALUES (NULL, (SELECT id FROM `regions` WHERE name = 'Bihor'), 'Vârciorog');" calcext:value-type="string">
            <text:p>INSERT INTO `cities` (`id`, `region_id`, `name`) VALUES (NULL, (SELECT id FROM `regions` WHERE name = 'Bihor'), 'Vârcioro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Vașcău</text:p>
          </table:table-cell>
          <table:table-cell/>
          <table:table-cell table:formula="of:=CONCATENATE([.$C$91];[.A549];[.$K$91];[.B549];[.$L$91])" office:value-type="string" office:string-value="INSERT INTO `cities` (`id`, `region_id`, `name`) VALUES (NULL, (SELECT id FROM `regions` WHERE name = 'Bihor'), 'Vașcău');" calcext:value-type="string">
            <text:p>INSERT INTO `cities` (`id`, `region_id`, `name`) VALUES (NULL, (SELECT id FROM `regions` WHERE name = 'Bihor'), 'Vașc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Viișoara</text:p>
          </table:table-cell>
          <table:table-cell/>
          <table:table-cell table:formula="of:=CONCATENATE([.$C$91];[.A550];[.$K$91];[.B550];[.$L$91])" office:value-type="string" office:string-value="INSERT INTO `cities` (`id`, `region_id`, `name`) VALUES (NULL, (SELECT id FROM `regions` WHERE name = 'Bihor'), 'Viișoara');" calcext:value-type="string">
            <text:p>INSERT INTO `cities` (`id`, `region_id`, `name`) VALUES (NULL, (SELECT id FROM `regions` WHERE name = 'Bihor'), 'Viișoara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Beclean</text:p>
          </table:table-cell>
          <table:table-cell/>
          <table:table-cell table:formula="of:=CONCATENATE([.$C$91];[.A552];[.$K$91];[.B552];[.$L$91])" office:value-type="string" office:string-value="INSERT INTO `cities` (`id`, `region_id`, `name`) VALUES (NULL, (SELECT id FROM `regions` WHERE name = 'Bistrița-Năsăud'), 'Beclean');" calcext:value-type="string">
            <text:p>INSERT INTO `cities` (`id`, `region_id`, `name`) VALUES (NULL, (SELECT id FROM `regions` WHERE name = 'Bistrița-Năsăud'), 'Becle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Bistrița</text:p>
          </table:table-cell>
          <table:table-cell/>
          <table:table-cell table:formula="of:=CONCATENATE([.$C$91];[.A553];[.$K$91];[.B553];[.$L$91])" office:value-type="string" office:string-value="INSERT INTO `cities` (`id`, `region_id`, `name`) VALUES (NULL, (SELECT id FROM `regions` WHERE name = 'Bistrița-Năsăud'), 'Bistrița');" calcext:value-type="string">
            <text:p>INSERT INTO `cities` (`id`, `region_id`, `name`) VALUES (NULL, (SELECT id FROM `regions` WHERE name = 'Bistrița-Năsăud'), 'Bistr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Bistrița Bârgăului</text:p>
          </table:table-cell>
          <table:table-cell/>
          <table:table-cell table:formula="of:=CONCATENATE([.$C$91];[.A554];[.$K$91];[.B554];[.$L$91])" office:value-type="string" office:string-value="INSERT INTO `cities` (`id`, `region_id`, `name`) VALUES (NULL, (SELECT id FROM `regions` WHERE name = 'Bistrița-Năsăud'), 'Bistrița Bârgăului');" calcext:value-type="string">
            <text:p>INSERT INTO `cities` (`id`, `region_id`, `name`) VALUES (NULL, (SELECT id FROM `regions` WHERE name = 'Bistrița-Năsăud'), 'Bistrița Bârgă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Braniștea</text:p>
          </table:table-cell>
          <table:table-cell/>
          <table:table-cell table:formula="of:=CONCATENATE([.$C$91];[.A555];[.$K$91];[.B555];[.$L$91])" office:value-type="string" office:string-value="INSERT INTO `cities` (`id`, `region_id`, `name`) VALUES (NULL, (SELECT id FROM `regions` WHERE name = 'Bistrița-Năsăud'), 'Braniștea');" calcext:value-type="string">
            <text:p>INSERT INTO `cities` (`id`, `region_id`, `name`) VALUES (NULL, (SELECT id FROM `regions` WHERE name = 'Bistrița-Năsăud'), 'Braniș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Budacu de Jos</text:p>
          </table:table-cell>
          <table:table-cell/>
          <table:table-cell table:formula="of:=CONCATENATE([.$C$91];[.A556];[.$K$91];[.B556];[.$L$91])" office:value-type="string" office:string-value="INSERT INTO `cities` (`id`, `region_id`, `name`) VALUES (NULL, (SELECT id FROM `regions` WHERE name = 'Bistrița-Năsăud'), 'Budacu de Jos');" calcext:value-type="string">
            <text:p>INSERT INTO `cities` (`id`, `region_id`, `name`) VALUES (NULL, (SELECT id FROM `regions` WHERE name = 'Bistrița-Năsăud'), 'Budac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Budești</text:p>
          </table:table-cell>
          <table:table-cell/>
          <table:table-cell table:formula="of:=CONCATENATE([.$C$91];[.A557];[.$K$91];[.B557];[.$L$91])" office:value-type="string" office:string-value="INSERT INTO `cities` (`id`, `region_id`, `name`) VALUES (NULL, (SELECT id FROM `regions` WHERE name = 'Bistrița-Năsăud'), 'Budești');" calcext:value-type="string">
            <text:p>INSERT INTO `cities` (`id`, `region_id`, `name`) VALUES (NULL, (SELECT id FROM `regions` WHERE name = 'Bistrița-Năsăud'), 'Bu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Căianu Mic</text:p>
          </table:table-cell>
          <table:table-cell/>
          <table:table-cell table:formula="of:=CONCATENATE([.$C$91];[.A558];[.$K$91];[.B558];[.$L$91])" office:value-type="string" office:string-value="INSERT INTO `cities` (`id`, `region_id`, `name`) VALUES (NULL, (SELECT id FROM `regions` WHERE name = 'Bistrița-Năsăud'), 'Căianu Mic');" calcext:value-type="string">
            <text:p>INSERT INTO `cities` (`id`, `region_id`, `name`) VALUES (NULL, (SELECT id FROM `regions` WHERE name = 'Bistrița-Năsăud'), 'Căianu Mi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Cetate</text:p>
          </table:table-cell>
          <table:table-cell/>
          <table:table-cell table:formula="of:=CONCATENATE([.$C$91];[.A559];[.$K$91];[.B559];[.$L$91])" office:value-type="string" office:string-value="INSERT INTO `cities` (`id`, `region_id`, `name`) VALUES (NULL, (SELECT id FROM `regions` WHERE name = 'Bistrița-Năsăud'), 'Cetate');" calcext:value-type="string">
            <text:p>INSERT INTO `cities` (`id`, `region_id`, `name`) VALUES (NULL, (SELECT id FROM `regions` WHERE name = 'Bistrița-Năsăud'), 'Cetat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Chiochiș</text:p>
          </table:table-cell>
          <table:table-cell/>
          <table:table-cell table:formula="of:=CONCATENATE([.$C$91];[.A560];[.$K$91];[.B560];[.$L$91])" office:value-type="string" office:string-value="INSERT INTO `cities` (`id`, `region_id`, `name`) VALUES (NULL, (SELECT id FROM `regions` WHERE name = 'Bistrița-Năsăud'), 'Chiochiș');" calcext:value-type="string">
            <text:p>INSERT INTO `cities` (`id`, `region_id`, `name`) VALUES (NULL, (SELECT id FROM `regions` WHERE name = 'Bistrița-Năsăud'), 'Chioch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Chiuza</text:p>
          </table:table-cell>
          <table:table-cell/>
          <table:table-cell table:formula="of:=CONCATENATE([.$C$91];[.A561];[.$K$91];[.B561];[.$L$91])" office:value-type="string" office:string-value="INSERT INTO `cities` (`id`, `region_id`, `name`) VALUES (NULL, (SELECT id FROM `regions` WHERE name = 'Bistrița-Năsăud'), 'Chiuza');" calcext:value-type="string">
            <text:p>INSERT INTO `cities` (`id`, `region_id`, `name`) VALUES (NULL, (SELECT id FROM `regions` WHERE name = 'Bistrița-Năsăud'), 'Chiuz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Ciceu-Giurgești</text:p>
          </table:table-cell>
          <table:table-cell/>
          <table:table-cell table:formula="of:=CONCATENATE([.$C$91];[.A562];[.$K$91];[.B562];[.$L$91])" office:value-type="string" office:string-value="INSERT INTO `cities` (`id`, `region_id`, `name`) VALUES (NULL, (SELECT id FROM `regions` WHERE name = 'Bistrița-Năsăud'), 'Ciceu-Giurgești');" calcext:value-type="string">
            <text:p>INSERT INTO `cities` (`id`, `region_id`, `name`) VALUES (NULL, (SELECT id FROM `regions` WHERE name = 'Bistrița-Năsăud'), 'Ciceu-Giurg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Ciceu-Mihăiești</text:p>
          </table:table-cell>
          <table:table-cell/>
          <table:table-cell table:formula="of:=CONCATENATE([.$C$91];[.A563];[.$K$91];[.B563];[.$L$91])" office:value-type="string" office:string-value="INSERT INTO `cities` (`id`, `region_id`, `name`) VALUES (NULL, (SELECT id FROM `regions` WHERE name = 'Bistrița-Năsăud'), 'Ciceu-Mihăiești');" calcext:value-type="string">
            <text:p>INSERT INTO `cities` (`id`, `region_id`, `name`) VALUES (NULL, (SELECT id FROM `regions` WHERE name = 'Bistrița-Năsăud'), 'Ciceu-Mihă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Coșbuc</text:p>
          </table:table-cell>
          <table:table-cell/>
          <table:table-cell table:formula="of:=CONCATENATE([.$C$91];[.A564];[.$K$91];[.B564];[.$L$91])" office:value-type="string" office:string-value="INSERT INTO `cities` (`id`, `region_id`, `name`) VALUES (NULL, (SELECT id FROM `regions` WHERE name = 'Bistrița-Năsăud'), 'Coșbuc');" calcext:value-type="string">
            <text:p>INSERT INTO `cities` (`id`, `region_id`, `name`) VALUES (NULL, (SELECT id FROM `regions` WHERE name = 'Bistrița-Năsăud'), 'Coșbu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Dumitra</text:p>
          </table:table-cell>
          <table:table-cell/>
          <table:table-cell table:formula="of:=CONCATENATE([.$C$91];[.A565];[.$K$91];[.B565];[.$L$91])" office:value-type="string" office:string-value="INSERT INTO `cities` (`id`, `region_id`, `name`) VALUES (NULL, (SELECT id FROM `regions` WHERE name = 'Bistrița-Năsăud'), 'Dumitra');" calcext:value-type="string">
            <text:p>INSERT INTO `cities` (`id`, `region_id`, `name`) VALUES (NULL, (SELECT id FROM `regions` WHERE name = 'Bistrița-Năsăud'), 'Dumit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Dumitrița</text:p>
          </table:table-cell>
          <table:table-cell/>
          <table:table-cell table:formula="of:=CONCATENATE([.$C$91];[.A566];[.$K$91];[.B566];[.$L$91])" office:value-type="string" office:string-value="INSERT INTO `cities` (`id`, `region_id`, `name`) VALUES (NULL, (SELECT id FROM `regions` WHERE name = 'Bistrița-Năsăud'), 'Dumitrița');" calcext:value-type="string">
            <text:p>INSERT INTO `cities` (`id`, `region_id`, `name`) VALUES (NULL, (SELECT id FROM `regions` WHERE name = 'Bistrița-Năsăud'), 'Dumitr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Feldru</text:p>
          </table:table-cell>
          <table:table-cell/>
          <table:table-cell table:formula="of:=CONCATENATE([.$C$91];[.A567];[.$K$91];[.B567];[.$L$91])" office:value-type="string" office:string-value="INSERT INTO `cities` (`id`, `region_id`, `name`) VALUES (NULL, (SELECT id FROM `regions` WHERE name = 'Bistrița-Năsăud'), 'Feldru');" calcext:value-type="string">
            <text:p>INSERT INTO `cities` (`id`, `region_id`, `name`) VALUES (NULL, (SELECT id FROM `regions` WHERE name = 'Bistrița-Năsăud'), 'Feld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Galații Bistriței</text:p>
          </table:table-cell>
          <table:table-cell/>
          <table:table-cell table:formula="of:=CONCATENATE([.$C$91];[.A568];[.$K$91];[.B568];[.$L$91])" office:value-type="string" office:string-value="INSERT INTO `cities` (`id`, `region_id`, `name`) VALUES (NULL, (SELECT id FROM `regions` WHERE name = 'Bistrița-Năsăud'), 'Galații Bistriței');" calcext:value-type="string">
            <text:p>INSERT INTO `cities` (`id`, `region_id`, `name`) VALUES (NULL, (SELECT id FROM `regions` WHERE name = 'Bistrița-Năsăud'), 'Galații Bistriț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Ilva Mare</text:p>
          </table:table-cell>
          <table:table-cell/>
          <table:table-cell table:formula="of:=CONCATENATE([.$C$91];[.A569];[.$K$91];[.B569];[.$L$91])" office:value-type="string" office:string-value="INSERT INTO `cities` (`id`, `region_id`, `name`) VALUES (NULL, (SELECT id FROM `regions` WHERE name = 'Bistrița-Năsăud'), 'Ilva Mare');" calcext:value-type="string">
            <text:p>INSERT INTO `cities` (`id`, `region_id`, `name`) VALUES (NULL, (SELECT id FROM `regions` WHERE name = 'Bistrița-Năsăud'), 'Ilv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Ilva Mică</text:p>
          </table:table-cell>
          <table:table-cell/>
          <table:table-cell table:formula="of:=CONCATENATE([.$C$91];[.A570];[.$K$91];[.B570];[.$L$91])" office:value-type="string" office:string-value="INSERT INTO `cities` (`id`, `region_id`, `name`) VALUES (NULL, (SELECT id FROM `regions` WHERE name = 'Bistrița-Năsăud'), 'Ilva Mică');" calcext:value-type="string">
            <text:p>INSERT INTO `cities` (`id`, `region_id`, `name`) VALUES (NULL, (SELECT id FROM `regions` WHERE name = 'Bistrița-Năsăud'), 'Ilva Mic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Josenii Bârgăului</text:p>
          </table:table-cell>
          <table:table-cell/>
          <table:table-cell table:formula="of:=CONCATENATE([.$C$91];[.A571];[.$K$91];[.B571];[.$L$91])" office:value-type="string" office:string-value="INSERT INTO `cities` (`id`, `region_id`, `name`) VALUES (NULL, (SELECT id FROM `regions` WHERE name = 'Bistrița-Năsăud'), 'Josenii Bârgăului');" calcext:value-type="string">
            <text:p>INSERT INTO `cities` (`id`, `region_id`, `name`) VALUES (NULL, (SELECT id FROM `regions` WHERE name = 'Bistrița-Năsăud'), 'Josenii Bârgă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Lechința</text:p>
          </table:table-cell>
          <table:table-cell/>
          <table:table-cell table:formula="of:=CONCATENATE([.$C$91];[.A572];[.$K$91];[.B572];[.$L$91])" office:value-type="string" office:string-value="INSERT INTO `cities` (`id`, `region_id`, `name`) VALUES (NULL, (SELECT id FROM `regions` WHERE name = 'Bistrița-Năsăud'), 'Lechința');" calcext:value-type="string">
            <text:p>INSERT INTO `cities` (`id`, `region_id`, `name`) VALUES (NULL, (SELECT id FROM `regions` WHERE name = 'Bistrița-Năsăud'), 'Lechin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Leșu</text:p>
          </table:table-cell>
          <table:table-cell/>
          <table:table-cell table:formula="of:=CONCATENATE([.$C$91];[.A573];[.$K$91];[.B573];[.$L$91])" office:value-type="string" office:string-value="INSERT INTO `cities` (`id`, `region_id`, `name`) VALUES (NULL, (SELECT id FROM `regions` WHERE name = 'Bistrița-Năsăud'), 'Leșu');" calcext:value-type="string">
            <text:p>INSERT INTO `cities` (`id`, `region_id`, `name`) VALUES (NULL, (SELECT id FROM `regions` WHERE name = 'Bistrița-Năsăud'), 'Leș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Livezile</text:p>
          </table:table-cell>
          <table:table-cell/>
          <table:table-cell table:formula="of:=CONCATENATE([.$C$91];[.A574];[.$K$91];[.B574];[.$L$91])" office:value-type="string" office:string-value="INSERT INTO `cities` (`id`, `region_id`, `name`) VALUES (NULL, (SELECT id FROM `regions` WHERE name = 'Bistrița-Năsăud'), 'Livezile');" calcext:value-type="string">
            <text:p>INSERT INTO `cities` (`id`, `region_id`, `name`) VALUES (NULL, (SELECT id FROM `regions` WHERE name = 'Bistrița-Năsăud'), 'Livezi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Lunca Ilvei</text:p>
          </table:table-cell>
          <table:table-cell/>
          <table:table-cell table:formula="of:=CONCATENATE([.$C$91];[.A575];[.$K$91];[.B575];[.$L$91])" office:value-type="string" office:string-value="INSERT INTO `cities` (`id`, `region_id`, `name`) VALUES (NULL, (SELECT id FROM `regions` WHERE name = 'Bistrița-Năsăud'), 'Lunca Ilvei');" calcext:value-type="string">
            <text:p>INSERT INTO `cities` (`id`, `region_id`, `name`) VALUES (NULL, (SELECT id FROM `regions` WHERE name = 'Bistrița-Năsăud'), 'Lunca Ilv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Măgura Ilvei</text:p>
          </table:table-cell>
          <table:table-cell/>
          <table:table-cell table:formula="of:=CONCATENATE([.$C$91];[.A576];[.$K$91];[.B576];[.$L$91])" office:value-type="string" office:string-value="INSERT INTO `cities` (`id`, `region_id`, `name`) VALUES (NULL, (SELECT id FROM `regions` WHERE name = 'Bistrița-Năsăud'), 'Măgura Ilvei');" calcext:value-type="string">
            <text:p>INSERT INTO `cities` (`id`, `region_id`, `name`) VALUES (NULL, (SELECT id FROM `regions` WHERE name = 'Bistrița-Năsăud'), 'Măgura Ilv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Maieru</text:p>
          </table:table-cell>
          <table:table-cell/>
          <table:table-cell table:formula="of:=CONCATENATE([.$C$91];[.A577];[.$K$91];[.B577];[.$L$91])" office:value-type="string" office:string-value="INSERT INTO `cities` (`id`, `region_id`, `name`) VALUES (NULL, (SELECT id FROM `regions` WHERE name = 'Bistrița-Năsăud'), 'Maieru');" calcext:value-type="string">
            <text:p>INSERT INTO `cities` (`id`, `region_id`, `name`) VALUES (NULL, (SELECT id FROM `regions` WHERE name = 'Bistrița-Năsăud'), 'Maie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Mărișelu</text:p>
          </table:table-cell>
          <table:table-cell/>
          <table:table-cell table:formula="of:=CONCATENATE([.$C$91];[.A578];[.$K$91];[.B578];[.$L$91])" office:value-type="string" office:string-value="INSERT INTO `cities` (`id`, `region_id`, `name`) VALUES (NULL, (SELECT id FROM `regions` WHERE name = 'Bistrița-Năsăud'), 'Mărișelu');" calcext:value-type="string">
            <text:p>INSERT INTO `cities` (`id`, `region_id`, `name`) VALUES (NULL, (SELECT id FROM `regions` WHERE name = 'Bistrița-Năsăud'), 'Mărișel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Matei</text:p>
          </table:table-cell>
          <table:table-cell/>
          <table:table-cell table:formula="of:=CONCATENATE([.$C$91];[.A579];[.$K$91];[.B579];[.$L$91])" office:value-type="string" office:string-value="INSERT INTO `cities` (`id`, `region_id`, `name`) VALUES (NULL, (SELECT id FROM `regions` WHERE name = 'Bistrița-Năsăud'), 'Matei');" calcext:value-type="string">
            <text:p>INSERT INTO `cities` (`id`, `region_id`, `name`) VALUES (NULL, (SELECT id FROM `regions` WHERE name = 'Bistrița-Năsăud'), 'Mat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Miceștii de Câmpie</text:p>
          </table:table-cell>
          <table:table-cell/>
          <table:table-cell table:formula="of:=CONCATENATE([.$C$91];[.A580];[.$K$91];[.B580];[.$L$91])" office:value-type="string" office:string-value="INSERT INTO `cities` (`id`, `region_id`, `name`) VALUES (NULL, (SELECT id FROM `regions` WHERE name = 'Bistrița-Năsăud'), 'Miceștii de Câmpie');" calcext:value-type="string">
            <text:p>INSERT INTO `cities` (`id`, `region_id`, `name`) VALUES (NULL, (SELECT id FROM `regions` WHERE name = 'Bistrița-Năsăud'), 'Miceștii de Câmpi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Milaș</text:p>
          </table:table-cell>
          <table:table-cell/>
          <table:table-cell table:formula="of:=CONCATENATE([.$C$91];[.A581];[.$K$91];[.B581];[.$L$91])" office:value-type="string" office:string-value="INSERT INTO `cities` (`id`, `region_id`, `name`) VALUES (NULL, (SELECT id FROM `regions` WHERE name = 'Bistrița-Năsăud'), 'Milaș');" calcext:value-type="string">
            <text:p>INSERT INTO `cities` (`id`, `region_id`, `name`) VALUES (NULL, (SELECT id FROM `regions` WHERE name = 'Bistrița-Năsăud'), 'Mil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Monor</text:p>
          </table:table-cell>
          <table:table-cell/>
          <table:table-cell table:formula="of:=CONCATENATE([.$C$91];[.A582];[.$K$91];[.B582];[.$L$91])" office:value-type="string" office:string-value="INSERT INTO `cities` (`id`, `region_id`, `name`) VALUES (NULL, (SELECT id FROM `regions` WHERE name = 'Bistrița-Năsăud'), 'Monor');" calcext:value-type="string">
            <text:p>INSERT INTO `cities` (`id`, `region_id`, `name`) VALUES (NULL, (SELECT id FROM `regions` WHERE name = 'Bistrița-Năsăud'), 'Mon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Năsăud</text:p>
          </table:table-cell>
          <table:table-cell/>
          <table:table-cell table:formula="of:=CONCATENATE([.$C$91];[.A583];[.$K$91];[.B583];[.$L$91])" office:value-type="string" office:string-value="INSERT INTO `cities` (`id`, `region_id`, `name`) VALUES (NULL, (SELECT id FROM `regions` WHERE name = 'Bistrița-Năsăud'), 'Năsăud');" calcext:value-type="string">
            <text:p>INSERT INTO `cities` (`id`, `region_id`, `name`) VALUES (NULL, (SELECT id FROM `regions` WHERE name = 'Bistrița-Năsăud'), 'Năsău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Negrilești</text:p>
          </table:table-cell>
          <table:table-cell/>
          <table:table-cell table:formula="of:=CONCATENATE([.$C$91];[.A584];[.$K$91];[.B584];[.$L$91])" office:value-type="string" office:string-value="INSERT INTO `cities` (`id`, `region_id`, `name`) VALUES (NULL, (SELECT id FROM `regions` WHERE name = 'Bistrița-Năsăud'), 'Negrilești');" calcext:value-type="string">
            <text:p>INSERT INTO `cities` (`id`, `region_id`, `name`) VALUES (NULL, (SELECT id FROM `regions` WHERE name = 'Bistrița-Năsăud'), 'Negri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Nimigea</text:p>
          </table:table-cell>
          <table:table-cell/>
          <table:table-cell table:formula="of:=CONCATENATE([.$C$91];[.A585];[.$K$91];[.B585];[.$L$91])" office:value-type="string" office:string-value="INSERT INTO `cities` (`id`, `region_id`, `name`) VALUES (NULL, (SELECT id FROM `regions` WHERE name = 'Bistrița-Năsăud'), 'Nimigea');" calcext:value-type="string">
            <text:p>INSERT INTO `cities` (`id`, `region_id`, `name`) VALUES (NULL, (SELECT id FROM `regions` WHERE name = 'Bistrița-Năsăud'), 'Nimig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Nușeni</text:p>
          </table:table-cell>
          <table:table-cell/>
          <table:table-cell table:formula="of:=CONCATENATE([.$C$91];[.A586];[.$K$91];[.B586];[.$L$91])" office:value-type="string" office:string-value="INSERT INTO `cities` (`id`, `region_id`, `name`) VALUES (NULL, (SELECT id FROM `regions` WHERE name = 'Bistrița-Năsăud'), 'Nușeni');" calcext:value-type="string">
            <text:p>INSERT INTO `cities` (`id`, `region_id`, `name`) VALUES (NULL, (SELECT id FROM `regions` WHERE name = 'Bistrița-Năsăud'), 'Nu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Parva</text:p>
          </table:table-cell>
          <table:table-cell/>
          <table:table-cell table:formula="of:=CONCATENATE([.$C$91];[.A587];[.$K$91];[.B587];[.$L$91])" office:value-type="string" office:string-value="INSERT INTO `cities` (`id`, `region_id`, `name`) VALUES (NULL, (SELECT id FROM `regions` WHERE name = 'Bistrița-Năsăud'), 'Parva');" calcext:value-type="string">
            <text:p>INSERT INTO `cities` (`id`, `region_id`, `name`) VALUES (NULL, (SELECT id FROM `regions` WHERE name = 'Bistrița-Năsăud'), 'Par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Petru Rareș</text:p>
          </table:table-cell>
          <table:table-cell/>
          <table:table-cell table:formula="of:=CONCATENATE([.$C$91];[.A588];[.$K$91];[.B588];[.$L$91])" office:value-type="string" office:string-value="INSERT INTO `cities` (`id`, `region_id`, `name`) VALUES (NULL, (SELECT id FROM `regions` WHERE name = 'Bistrița-Năsăud'), 'Petru Rareș');" calcext:value-type="string">
            <text:p>INSERT INTO `cities` (`id`, `region_id`, `name`) VALUES (NULL, (SELECT id FROM `regions` WHERE name = 'Bistrița-Năsăud'), 'Petru Rar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Poiana Ilvei</text:p>
          </table:table-cell>
          <table:table-cell/>
          <table:table-cell table:formula="of:=CONCATENATE([.$C$91];[.A589];[.$K$91];[.B589];[.$L$91])" office:value-type="string" office:string-value="INSERT INTO `cities` (`id`, `region_id`, `name`) VALUES (NULL, (SELECT id FROM `regions` WHERE name = 'Bistrița-Năsăud'), 'Poiana Ilvei');" calcext:value-type="string">
            <text:p>INSERT INTO `cities` (`id`, `region_id`, `name`) VALUES (NULL, (SELECT id FROM `regions` WHERE name = 'Bistrița-Năsăud'), 'Poiana Ilv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Prundu Bârgăului</text:p>
          </table:table-cell>
          <table:table-cell/>
          <table:table-cell table:formula="of:=CONCATENATE([.$C$91];[.A590];[.$K$91];[.B590];[.$L$91])" office:value-type="string" office:string-value="INSERT INTO `cities` (`id`, `region_id`, `name`) VALUES (NULL, (SELECT id FROM `regions` WHERE name = 'Bistrița-Năsăud'), 'Prundu Bârgăului');" calcext:value-type="string">
            <text:p>INSERT INTO `cities` (`id`, `region_id`, `name`) VALUES (NULL, (SELECT id FROM `regions` WHERE name = 'Bistrița-Năsăud'), 'Prundu Bârgă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Rebra</text:p>
          </table:table-cell>
          <table:table-cell/>
          <table:table-cell table:formula="of:=CONCATENATE([.$C$91];[.A591];[.$K$91];[.B591];[.$L$91])" office:value-type="string" office:string-value="INSERT INTO `cities` (`id`, `region_id`, `name`) VALUES (NULL, (SELECT id FROM `regions` WHERE name = 'Bistrița-Năsăud'), 'Rebra');" calcext:value-type="string">
            <text:p>INSERT INTO `cities` (`id`, `region_id`, `name`) VALUES (NULL, (SELECT id FROM `regions` WHERE name = 'Bistrița-Năsăud'), 'Reb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Rebrișoara</text:p>
          </table:table-cell>
          <table:table-cell/>
          <table:table-cell table:formula="of:=CONCATENATE([.$C$91];[.A592];[.$K$91];[.B592];[.$L$91])" office:value-type="string" office:string-value="INSERT INTO `cities` (`id`, `region_id`, `name`) VALUES (NULL, (SELECT id FROM `regions` WHERE name = 'Bistrița-Năsăud'), 'Rebrișoara');" calcext:value-type="string">
            <text:p>INSERT INTO `cities` (`id`, `region_id`, `name`) VALUES (NULL, (SELECT id FROM `regions` WHERE name = 'Bistrița-Năsăud'), 'Rebriș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Rodna</text:p>
          </table:table-cell>
          <table:table-cell/>
          <table:table-cell table:formula="of:=CONCATENATE([.$C$91];[.A593];[.$K$91];[.B593];[.$L$91])" office:value-type="string" office:string-value="INSERT INTO `cities` (`id`, `region_id`, `name`) VALUES (NULL, (SELECT id FROM `regions` WHERE name = 'Bistrița-Năsăud'), 'Rodna');" calcext:value-type="string">
            <text:p>INSERT INTO `cities` (`id`, `region_id`, `name`) VALUES (NULL, (SELECT id FROM `regions` WHERE name = 'Bistrița-Năsăud'), 'Rod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Romuli</text:p>
          </table:table-cell>
          <table:table-cell/>
          <table:table-cell table:formula="of:=CONCATENATE([.$C$91];[.A594];[.$K$91];[.B594];[.$L$91])" office:value-type="string" office:string-value="INSERT INTO `cities` (`id`, `region_id`, `name`) VALUES (NULL, (SELECT id FROM `regions` WHERE name = 'Bistrița-Năsăud'), 'Romuli');" calcext:value-type="string">
            <text:p>INSERT INTO `cities` (`id`, `region_id`, `name`) VALUES (NULL, (SELECT id FROM `regions` WHERE name = 'Bistrița-Năsăud'), 'Romul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Runcu Salvei</text:p>
          </table:table-cell>
          <table:table-cell/>
          <table:table-cell table:formula="of:=CONCATENATE([.$C$91];[.A595];[.$K$91];[.B595];[.$L$91])" office:value-type="string" office:string-value="INSERT INTO `cities` (`id`, `region_id`, `name`) VALUES (NULL, (SELECT id FROM `regions` WHERE name = 'Bistrița-Năsăud'), 'Runcu Salvei');" calcext:value-type="string">
            <text:p>INSERT INTO `cities` (`id`, `region_id`, `name`) VALUES (NULL, (SELECT id FROM `regions` WHERE name = 'Bistrița-Năsăud'), 'Runcu Salv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Salva</text:p>
          </table:table-cell>
          <table:table-cell/>
          <table:table-cell table:formula="of:=CONCATENATE([.$C$91];[.A596];[.$K$91];[.B596];[.$L$91])" office:value-type="string" office:string-value="INSERT INTO `cities` (`id`, `region_id`, `name`) VALUES (NULL, (SELECT id FROM `regions` WHERE name = 'Bistrița-Năsăud'), 'Salva');" calcext:value-type="string">
            <text:p>INSERT INTO `cities` (`id`, `region_id`, `name`) VALUES (NULL, (SELECT id FROM `regions` WHERE name = 'Bistrița-Năsăud'), 'Sal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Sângeorz-Băi</text:p>
          </table:table-cell>
          <table:table-cell/>
          <table:table-cell table:formula="of:=CONCATENATE([.$C$91];[.A597];[.$K$91];[.B597];[.$L$91])" office:value-type="string" office:string-value="INSERT INTO `cities` (`id`, `region_id`, `name`) VALUES (NULL, (SELECT id FROM `regions` WHERE name = 'Bistrița-Năsăud'), 'Sângeorz-Băi');" calcext:value-type="string">
            <text:p>INSERT INTO `cities` (`id`, `region_id`, `name`) VALUES (NULL, (SELECT id FROM `regions` WHERE name = 'Bistrița-Năsăud'), 'Sângeorz-Bă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Sânmihaiu de Câmpie</text:p>
          </table:table-cell>
          <table:table-cell/>
          <table:table-cell table:formula="of:=CONCATENATE([.$C$91];[.A598];[.$K$91];[.B598];[.$L$91])" office:value-type="string" office:string-value="INSERT INTO `cities` (`id`, `region_id`, `name`) VALUES (NULL, (SELECT id FROM `regions` WHERE name = 'Bistrița-Năsăud'), 'Sânmihaiu de Câmpie');" calcext:value-type="string">
            <text:p>INSERT INTO `cities` (`id`, `region_id`, `name`) VALUES (NULL, (SELECT id FROM `regions` WHERE name = 'Bistrița-Năsăud'), 'Sânmihaiu de Câmpi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Șanț</text:p>
          </table:table-cell>
          <table:table-cell/>
          <table:table-cell table:formula="of:=CONCATENATE([.$C$91];[.A599];[.$K$91];[.B599];[.$L$91])" office:value-type="string" office:string-value="INSERT INTO `cities` (`id`, `region_id`, `name`) VALUES (NULL, (SELECT id FROM `regions` WHERE name = 'Bistrița-Năsăud'), 'Șanț');" calcext:value-type="string">
            <text:p>INSERT INTO `cities` (`id`, `region_id`, `name`) VALUES (NULL, (SELECT id FROM `regions` WHERE name = 'Bistrița-Năsăud'), 'Șan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Șieu</text:p>
          </table:table-cell>
          <table:table-cell/>
          <table:table-cell table:formula="of:=CONCATENATE([.$C$91];[.A600];[.$K$91];[.B600];[.$L$91])" office:value-type="string" office:string-value="INSERT INTO `cities` (`id`, `region_id`, `name`) VALUES (NULL, (SELECT id FROM `regions` WHERE name = 'Bistrița-Năsăud'), 'Șieu');" calcext:value-type="string">
            <text:p>INSERT INTO `cities` (`id`, `region_id`, `name`) VALUES (NULL, (SELECT id FROM `regions` WHERE name = 'Bistrița-Năsăud'), 'Șie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Șieu-Măgheruș</text:p>
          </table:table-cell>
          <table:table-cell/>
          <table:table-cell table:formula="of:=CONCATENATE([.$C$91];[.A601];[.$K$91];[.B601];[.$L$91])" office:value-type="string" office:string-value="INSERT INTO `cities` (`id`, `region_id`, `name`) VALUES (NULL, (SELECT id FROM `regions` WHERE name = 'Bistrița-Năsăud'), 'Șieu-Măgheruș');" calcext:value-type="string">
            <text:p>INSERT INTO `cities` (`id`, `region_id`, `name`) VALUES (NULL, (SELECT id FROM `regions` WHERE name = 'Bistrița-Năsăud'), 'Șieu-Măgher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Șieu-Odorhei</text:p>
          </table:table-cell>
          <table:table-cell/>
          <table:table-cell table:formula="of:=CONCATENATE([.$C$91];[.A602];[.$K$91];[.B602];[.$L$91])" office:value-type="string" office:string-value="INSERT INTO `cities` (`id`, `region_id`, `name`) VALUES (NULL, (SELECT id FROM `regions` WHERE name = 'Bistrița-Năsăud'), 'Șieu-Odorhei');" calcext:value-type="string">
            <text:p>INSERT INTO `cities` (`id`, `region_id`, `name`) VALUES (NULL, (SELECT id FROM `regions` WHERE name = 'Bistrița-Năsăud'), 'Șieu-Odorh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Șieuț</text:p>
          </table:table-cell>
          <table:table-cell/>
          <table:table-cell table:formula="of:=CONCATENATE([.$C$91];[.A603];[.$K$91];[.B603];[.$L$91])" office:value-type="string" office:string-value="INSERT INTO `cities` (`id`, `region_id`, `name`) VALUES (NULL, (SELECT id FROM `regions` WHERE name = 'Bistrița-Năsăud'), 'Șieuț');" calcext:value-type="string">
            <text:p>INSERT INTO `cities` (`id`, `region_id`, `name`) VALUES (NULL, (SELECT id FROM `regions` WHERE name = 'Bistrița-Năsăud'), 'Șieu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Silivașu de Câmpie</text:p>
          </table:table-cell>
          <table:table-cell/>
          <table:table-cell table:formula="of:=CONCATENATE([.$C$91];[.A604];[.$K$91];[.B604];[.$L$91])" office:value-type="string" office:string-value="INSERT INTO `cities` (`id`, `region_id`, `name`) VALUES (NULL, (SELECT id FROM `regions` WHERE name = 'Bistrița-Năsăud'), 'Silivașu de Câmpie');" calcext:value-type="string">
            <text:p>INSERT INTO `cities` (`id`, `region_id`, `name`) VALUES (NULL, (SELECT id FROM `regions` WHERE name = 'Bistrița-Năsăud'), 'Silivașu de Câmpi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Șintereag</text:p>
          </table:table-cell>
          <table:table-cell/>
          <table:table-cell table:formula="of:=CONCATENATE([.$C$91];[.A605];[.$K$91];[.B605];[.$L$91])" office:value-type="string" office:string-value="INSERT INTO `cities` (`id`, `region_id`, `name`) VALUES (NULL, (SELECT id FROM `regions` WHERE name = 'Bistrița-Năsăud'), 'Șintereag');" calcext:value-type="string">
            <text:p>INSERT INTO `cities` (`id`, `region_id`, `name`) VALUES (NULL, (SELECT id FROM `regions` WHERE name = 'Bistrița-Năsăud'), 'Șinterea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Spermezeu</text:p>
          </table:table-cell>
          <table:table-cell/>
          <table:table-cell table:formula="of:=CONCATENATE([.$C$91];[.A606];[.$K$91];[.B606];[.$L$91])" office:value-type="string" office:string-value="INSERT INTO `cities` (`id`, `region_id`, `name`) VALUES (NULL, (SELECT id FROM `regions` WHERE name = 'Bistrița-Năsăud'), 'Spermezeu');" calcext:value-type="string">
            <text:p>INSERT INTO `cities` (`id`, `region_id`, `name`) VALUES (NULL, (SELECT id FROM `regions` WHERE name = 'Bistrița-Năsăud'), 'Spermeze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Târlișua</text:p>
          </table:table-cell>
          <table:table-cell/>
          <table:table-cell table:formula="of:=CONCATENATE([.$C$91];[.A607];[.$K$91];[.B607];[.$L$91])" office:value-type="string" office:string-value="INSERT INTO `cities` (`id`, `region_id`, `name`) VALUES (NULL, (SELECT id FROM `regions` WHERE name = 'Bistrița-Năsăud'), 'Târlișua');" calcext:value-type="string">
            <text:p>INSERT INTO `cities` (`id`, `region_id`, `name`) VALUES (NULL, (SELECT id FROM `regions` WHERE name = 'Bistrița-Năsăud'), 'Târlișu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Teaca</text:p>
          </table:table-cell>
          <table:table-cell/>
          <table:table-cell table:formula="of:=CONCATENATE([.$C$91];[.A608];[.$K$91];[.B608];[.$L$91])" office:value-type="string" office:string-value="INSERT INTO `cities` (`id`, `region_id`, `name`) VALUES (NULL, (SELECT id FROM `regions` WHERE name = 'Bistrița-Năsăud'), 'Teaca');" calcext:value-type="string">
            <text:p>INSERT INTO `cities` (`id`, `region_id`, `name`) VALUES (NULL, (SELECT id FROM `regions` WHERE name = 'Bistrița-Năsăud'), 'Tea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Telciu</text:p>
          </table:table-cell>
          <table:table-cell/>
          <table:table-cell table:formula="of:=CONCATENATE([.$C$91];[.A609];[.$K$91];[.B609];[.$L$91])" office:value-type="string" office:string-value="INSERT INTO `cities` (`id`, `region_id`, `name`) VALUES (NULL, (SELECT id FROM `regions` WHERE name = 'Bistrița-Năsăud'), 'Telciu');" calcext:value-type="string">
            <text:p>INSERT INTO `cities` (`id`, `region_id`, `name`) VALUES (NULL, (SELECT id FROM `regions` WHERE name = 'Bistrița-Năsăud'), 'Telc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Tiha Bârgăului</text:p>
          </table:table-cell>
          <table:table-cell/>
          <table:table-cell table:formula="of:=CONCATENATE([.$C$91];[.A610];[.$K$91];[.B610];[.$L$91])" office:value-type="string" office:string-value="INSERT INTO `cities` (`id`, `region_id`, `name`) VALUES (NULL, (SELECT id FROM `regions` WHERE name = 'Bistrița-Năsăud'), 'Tiha Bârgăului');" calcext:value-type="string">
            <text:p>INSERT INTO `cities` (`id`, `region_id`, `name`) VALUES (NULL, (SELECT id FROM `regions` WHERE name = 'Bistrița-Năsăud'), 'Tiha Bârgă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Uriu</text:p>
          </table:table-cell>
          <table:table-cell/>
          <table:table-cell table:formula="of:=CONCATENATE([.$C$91];[.A611];[.$K$91];[.B611];[.$L$91])" office:value-type="string" office:string-value="INSERT INTO `cities` (`id`, `region_id`, `name`) VALUES (NULL, (SELECT id FROM `regions` WHERE name = 'Bistrița-Năsăud'), 'Uriu');" calcext:value-type="string">
            <text:p>INSERT INTO `cities` (`id`, `region_id`, `name`) VALUES (NULL, (SELECT id FROM `regions` WHERE name = 'Bistrița-Năsăud'), 'Ur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Urmeniș</text:p>
          </table:table-cell>
          <table:table-cell/>
          <table:table-cell table:formula="of:=CONCATENATE([.$C$91];[.A612];[.$K$91];[.B612];[.$L$91])" office:value-type="string" office:string-value="INSERT INTO `cities` (`id`, `region_id`, `name`) VALUES (NULL, (SELECT id FROM `regions` WHERE name = 'Bistrița-Năsăud'), 'Urmeniș');" calcext:value-type="string">
            <text:p>INSERT INTO `cities` (`id`, `region_id`, `name`) VALUES (NULL, (SELECT id FROM `regions` WHERE name = 'Bistrița-Năsăud'), 'Urmen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Zagra</text:p>
          </table:table-cell>
          <table:table-cell/>
          <table:table-cell table:formula="of:=CONCATENATE([.$C$91];[.A613];[.$K$91];[.B613];[.$L$91])" office:value-type="string" office:string-value="INSERT INTO `cities` (`id`, `region_id`, `name`) VALUES (NULL, (SELECT id FROM `regions` WHERE name = 'Bistrița-Năsăud'), 'Zagra');" calcext:value-type="string">
            <text:p>INSERT INTO `cities` (`id`, `region_id`, `name`) VALUES (NULL, (SELECT id FROM `regions` WHERE name = 'Bistrița-Năsăud'), 'Zagra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Adășeni</text:p>
          </table:table-cell>
          <table:table-cell/>
          <table:table-cell table:formula="of:=CONCATENATE([.$C$91];[.A615];[.$K$91];[.B615];[.$L$91])" office:value-type="string" office:string-value="INSERT INTO `cities` (`id`, `region_id`, `name`) VALUES (NULL, (SELECT id FROM `regions` WHERE name = 'Botoșani'), 'Adășeni');" calcext:value-type="string">
            <text:p>INSERT INTO `cities` (`id`, `region_id`, `name`) VALUES (NULL, (SELECT id FROM `regions` WHERE name = 'Botoșani'), 'Adă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Albești</text:p>
          </table:table-cell>
          <table:table-cell/>
          <table:table-cell table:formula="of:=CONCATENATE([.$C$91];[.A616];[.$K$91];[.B616];[.$L$91])" office:value-type="string" office:string-value="INSERT INTO `cities` (`id`, `region_id`, `name`) VALUES (NULL, (SELECT id FROM `regions` WHERE name = 'Botoșani'), 'Albești');" calcext:value-type="string">
            <text:p>INSERT INTO `cities` (`id`, `region_id`, `name`) VALUES (NULL, (SELECT id FROM `regions` WHERE name = 'Botoșani'), 'Alb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Avrămeni</text:p>
          </table:table-cell>
          <table:table-cell/>
          <table:table-cell table:formula="of:=CONCATENATE([.$C$91];[.A617];[.$K$91];[.B617];[.$L$91])" office:value-type="string" office:string-value="INSERT INTO `cities` (`id`, `region_id`, `name`) VALUES (NULL, (SELECT id FROM `regions` WHERE name = 'Botoșani'), 'Avrămeni');" calcext:value-type="string">
            <text:p>INSERT INTO `cities` (`id`, `region_id`, `name`) VALUES (NULL, (SELECT id FROM `regions` WHERE name = 'Botoșani'), 'Avrăm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Bălușeni</text:p>
          </table:table-cell>
          <table:table-cell/>
          <table:table-cell table:formula="of:=CONCATENATE([.$C$91];[.A618];[.$K$91];[.B618];[.$L$91])" office:value-type="string" office:string-value="INSERT INTO `cities` (`id`, `region_id`, `name`) VALUES (NULL, (SELECT id FROM `regions` WHERE name = 'Botoșani'), 'Bălușeni');" calcext:value-type="string">
            <text:p>INSERT INTO `cities` (`id`, `region_id`, `name`) VALUES (NULL, (SELECT id FROM `regions` WHERE name = 'Botoșani'), 'Bălu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Blândești</text:p>
          </table:table-cell>
          <table:table-cell/>
          <table:table-cell table:formula="of:=CONCATENATE([.$C$91];[.A619];[.$K$91];[.B619];[.$L$91])" office:value-type="string" office:string-value="INSERT INTO `cities` (`id`, `region_id`, `name`) VALUES (NULL, (SELECT id FROM `regions` WHERE name = 'Botoșani'), 'Blândești');" calcext:value-type="string">
            <text:p>INSERT INTO `cities` (`id`, `region_id`, `name`) VALUES (NULL, (SELECT id FROM `regions` WHERE name = 'Botoșani'), 'Blândești');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Botoșani</text:p>
          </table:table-cell>
          <table:table-cell/>
          <table:table-cell table:formula="of:=CONCATENATE([.$C$91];[.A620];[.$K$91];[.B620];[.$L$91])" office:value-type="string" office:string-value="INSERT INTO `cities` (`id`, `region_id`, `name`) VALUES (NULL, (SELECT id FROM `regions` WHERE name = 'Botoșani'), 'Botoșani');" calcext:value-type="string">
            <text:p>INSERT INTO `cities` (`id`, `region_id`, `name`) VALUES (NULL, (SELECT id FROM `regions` WHERE name = 'Botoșani'), 'Boto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Brăești</text:p>
          </table:table-cell>
          <table:table-cell/>
          <table:table-cell table:formula="of:=CONCATENATE([.$C$91];[.A621];[.$K$91];[.B621];[.$L$91])" office:value-type="string" office:string-value="INSERT INTO `cities` (`id`, `region_id`, `name`) VALUES (NULL, (SELECT id FROM `regions` WHERE name = 'Botoșani'), 'Brăești');" calcext:value-type="string">
            <text:p>INSERT INTO `cities` (`id`, `region_id`, `name`) VALUES (NULL, (SELECT id FROM `regions` WHERE name = 'Botoșani'), 'Bră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Broscăuți</text:p>
          </table:table-cell>
          <table:table-cell/>
          <table:table-cell table:formula="of:=CONCATENATE([.$C$91];[.A622];[.$K$91];[.B622];[.$L$91])" office:value-type="string" office:string-value="INSERT INTO `cities` (`id`, `region_id`, `name`) VALUES (NULL, (SELECT id FROM `regions` WHERE name = 'Botoșani'), 'Broscăuți');" calcext:value-type="string">
            <text:p>INSERT INTO `cities` (`id`, `region_id`, `name`) VALUES (NULL, (SELECT id FROM `regions` WHERE name = 'Botoșani'), 'Broscău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Bucecea</text:p>
          </table:table-cell>
          <table:table-cell/>
          <table:table-cell table:formula="of:=CONCATENATE([.$C$91];[.A623];[.$K$91];[.B623];[.$L$91])" office:value-type="string" office:string-value="INSERT INTO `cities` (`id`, `region_id`, `name`) VALUES (NULL, (SELECT id FROM `regions` WHERE name = 'Botoșani'), 'Bucecea');" calcext:value-type="string">
            <text:p>INSERT INTO `cities` (`id`, `region_id`, `name`) VALUES (NULL, (SELECT id FROM `regions` WHERE name = 'Botoșani'), 'Buce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Călărași</text:p>
          </table:table-cell>
          <table:table-cell/>
          <table:table-cell table:formula="of:=CONCATENATE([.$C$91];[.A624];[.$K$91];[.B624];[.$L$91])" office:value-type="string" office:string-value="INSERT INTO `cities` (`id`, `region_id`, `name`) VALUES (NULL, (SELECT id FROM `regions` WHERE name = 'Botoșani'), 'Călărași');" calcext:value-type="string">
            <text:p>INSERT INTO `cities` (`id`, `region_id`, `name`) VALUES (NULL, (SELECT id FROM `regions` WHERE name = 'Botoșani'), 'Călăra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Cândești</text:p>
          </table:table-cell>
          <table:table-cell/>
          <table:table-cell table:formula="of:=CONCATENATE([.$C$91];[.A625];[.$K$91];[.B625];[.$L$91])" office:value-type="string" office:string-value="INSERT INTO `cities` (`id`, `region_id`, `name`) VALUES (NULL, (SELECT id FROM `regions` WHERE name = 'Botoșani'), 'Cândești');" calcext:value-type="string">
            <text:p>INSERT INTO `cities` (`id`, `region_id`, `name`) VALUES (NULL, (SELECT id FROM `regions` WHERE name = 'Botoșani'), 'Cân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Concești</text:p>
          </table:table-cell>
          <table:table-cell/>
          <table:table-cell table:formula="of:=CONCATENATE([.$C$91];[.A626];[.$K$91];[.B626];[.$L$91])" office:value-type="string" office:string-value="INSERT INTO `cities` (`id`, `region_id`, `name`) VALUES (NULL, (SELECT id FROM `regions` WHERE name = 'Botoșani'), 'Concești');" calcext:value-type="string">
            <text:p>INSERT INTO `cities` (`id`, `region_id`, `name`) VALUES (NULL, (SELECT id FROM `regions` WHERE name = 'Botoșani'), 'Con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Copălău</text:p>
          </table:table-cell>
          <table:table-cell/>
          <table:table-cell table:formula="of:=CONCATENATE([.$C$91];[.A627];[.$K$91];[.B627];[.$L$91])" office:value-type="string" office:string-value="INSERT INTO `cities` (`id`, `region_id`, `name`) VALUES (NULL, (SELECT id FROM `regions` WHERE name = 'Botoșani'), 'Copălău');" calcext:value-type="string">
            <text:p>INSERT INTO `cities` (`id`, `region_id`, `name`) VALUES (NULL, (SELECT id FROM `regions` WHERE name = 'Botoșani'), 'Copăl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Cordăreni</text:p>
          </table:table-cell>
          <table:table-cell/>
          <table:table-cell table:formula="of:=CONCATENATE([.$C$91];[.A628];[.$K$91];[.B628];[.$L$91])" office:value-type="string" office:string-value="INSERT INTO `cities` (`id`, `region_id`, `name`) VALUES (NULL, (SELECT id FROM `regions` WHERE name = 'Botoșani'), 'Cordăreni');" calcext:value-type="string">
            <text:p>INSERT INTO `cities` (`id`, `region_id`, `name`) VALUES (NULL, (SELECT id FROM `regions` WHERE name = 'Botoșani'), 'Cordă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Corlăteni</text:p>
          </table:table-cell>
          <table:table-cell/>
          <table:table-cell table:formula="of:=CONCATENATE([.$C$91];[.A629];[.$K$91];[.B629];[.$L$91])" office:value-type="string" office:string-value="INSERT INTO `cities` (`id`, `region_id`, `name`) VALUES (NULL, (SELECT id FROM `regions` WHERE name = 'Botoșani'), 'Corlăteni');" calcext:value-type="string">
            <text:p>INSERT INTO `cities` (`id`, `region_id`, `name`) VALUES (NULL, (SELECT id FROM `regions` WHERE name = 'Botoșani'), 'Corlă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Corni</text:p>
          </table:table-cell>
          <table:table-cell/>
          <table:table-cell table:formula="of:=CONCATENATE([.$C$91];[.A630];[.$K$91];[.B630];[.$L$91])" office:value-type="string" office:string-value="INSERT INTO `cities` (`id`, `region_id`, `name`) VALUES (NULL, (SELECT id FROM `regions` WHERE name = 'Botoșani'), 'Corni');" calcext:value-type="string">
            <text:p>INSERT INTO `cities` (`id`, `region_id`, `name`) VALUES (NULL, (SELECT id FROM `regions` WHERE name = 'Botoșani'), 'Cor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Coșula</text:p>
          </table:table-cell>
          <table:table-cell/>
          <table:table-cell table:formula="of:=CONCATENATE([.$C$91];[.A631];[.$K$91];[.B631];[.$L$91])" office:value-type="string" office:string-value="INSERT INTO `cities` (`id`, `region_id`, `name`) VALUES (NULL, (SELECT id FROM `regions` WHERE name = 'Botoșani'), 'Coșula');" calcext:value-type="string">
            <text:p>INSERT INTO `cities` (`id`, `region_id`, `name`) VALUES (NULL, (SELECT id FROM `regions` WHERE name = 'Botoșani'), 'Coșu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Coțușca</text:p>
          </table:table-cell>
          <table:table-cell/>
          <table:table-cell table:formula="of:=CONCATENATE([.$C$91];[.A632];[.$K$91];[.B632];[.$L$91])" office:value-type="string" office:string-value="INSERT INTO `cities` (`id`, `region_id`, `name`) VALUES (NULL, (SELECT id FROM `regions` WHERE name = 'Botoșani'), 'Coțușca');" calcext:value-type="string">
            <text:p>INSERT INTO `cities` (`id`, `region_id`, `name`) VALUES (NULL, (SELECT id FROM `regions` WHERE name = 'Botoșani'), 'Coțuș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Cristești</text:p>
          </table:table-cell>
          <table:table-cell/>
          <table:table-cell table:formula="of:=CONCATENATE([.$C$91];[.A633];[.$K$91];[.B633];[.$L$91])" office:value-type="string" office:string-value="INSERT INTO `cities` (`id`, `region_id`, `name`) VALUES (NULL, (SELECT id FROM `regions` WHERE name = 'Botoșani'), 'Cristești');" calcext:value-type="string">
            <text:p>INSERT INTO `cities` (`id`, `region_id`, `name`) VALUES (NULL, (SELECT id FROM `regions` WHERE name = 'Botoșani'), 'Cris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Cristinești</text:p>
          </table:table-cell>
          <table:table-cell/>
          <table:table-cell table:formula="of:=CONCATENATE([.$C$91];[.A634];[.$K$91];[.B634];[.$L$91])" office:value-type="string" office:string-value="INSERT INTO `cities` (`id`, `region_id`, `name`) VALUES (NULL, (SELECT id FROM `regions` WHERE name = 'Botoșani'), 'Cristinești');" calcext:value-type="string">
            <text:p>INSERT INTO `cities` (`id`, `region_id`, `name`) VALUES (NULL, (SELECT id FROM `regions` WHERE name = 'Botoșani'), 'Crist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Curtești</text:p>
          </table:table-cell>
          <table:table-cell/>
          <table:table-cell table:formula="of:=CONCATENATE([.$C$91];[.A635];[.$K$91];[.B635];[.$L$91])" office:value-type="string" office:string-value="INSERT INTO `cities` (`id`, `region_id`, `name`) VALUES (NULL, (SELECT id FROM `regions` WHERE name = 'Botoșani'), 'Curtești');" calcext:value-type="string">
            <text:p>INSERT INTO `cities` (`id`, `region_id`, `name`) VALUES (NULL, (SELECT id FROM `regions` WHERE name = 'Botoșani'), 'Cur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Dângeni</text:p>
          </table:table-cell>
          <table:table-cell/>
          <table:table-cell table:formula="of:=CONCATENATE([.$C$91];[.A636];[.$K$91];[.B636];[.$L$91])" office:value-type="string" office:string-value="INSERT INTO `cities` (`id`, `region_id`, `name`) VALUES (NULL, (SELECT id FROM `regions` WHERE name = 'Botoșani'), 'Dângeni');" calcext:value-type="string">
            <text:p>INSERT INTO `cities` (`id`, `region_id`, `name`) VALUES (NULL, (SELECT id FROM `regions` WHERE name = 'Botoșani'), 'Dâng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Darabani</text:p>
          </table:table-cell>
          <table:table-cell/>
          <table:table-cell table:formula="of:=CONCATENATE([.$C$91];[.A637];[.$K$91];[.B637];[.$L$91])" office:value-type="string" office:string-value="INSERT INTO `cities` (`id`, `region_id`, `name`) VALUES (NULL, (SELECT id FROM `regions` WHERE name = 'Botoșani'), 'Darabani');" calcext:value-type="string">
            <text:p>INSERT INTO `cities` (`id`, `region_id`, `name`) VALUES (NULL, (SELECT id FROM `regions` WHERE name = 'Botoșani'), 'Darab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Dersca</text:p>
          </table:table-cell>
          <table:table-cell/>
          <table:table-cell table:formula="of:=CONCATENATE([.$C$91];[.A638];[.$K$91];[.B638];[.$L$91])" office:value-type="string" office:string-value="INSERT INTO `cities` (`id`, `region_id`, `name`) VALUES (NULL, (SELECT id FROM `regions` WHERE name = 'Botoșani'), 'Dersca');" calcext:value-type="string">
            <text:p>INSERT INTO `cities` (`id`, `region_id`, `name`) VALUES (NULL, (SELECT id FROM `regions` WHERE name = 'Botoșani'), 'Ders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Dimăcheni</text:p>
          </table:table-cell>
          <table:table-cell/>
          <table:table-cell table:formula="of:=CONCATENATE([.$C$91];[.A639];[.$K$91];[.B639];[.$L$91])" office:value-type="string" office:string-value="INSERT INTO `cities` (`id`, `region_id`, `name`) VALUES (NULL, (SELECT id FROM `regions` WHERE name = 'Botoșani'), 'Dimăcheni');" calcext:value-type="string">
            <text:p>INSERT INTO `cities` (`id`, `region_id`, `name`) VALUES (NULL, (SELECT id FROM `regions` WHERE name = 'Botoșani'), 'Dimăch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Dobârceni</text:p>
          </table:table-cell>
          <table:table-cell/>
          <table:table-cell table:formula="of:=CONCATENATE([.$C$91];[.A640];[.$K$91];[.B640];[.$L$91])" office:value-type="string" office:string-value="INSERT INTO `cities` (`id`, `region_id`, `name`) VALUES (NULL, (SELECT id FROM `regions` WHERE name = 'Botoșani'), 'Dobârceni');" calcext:value-type="string">
            <text:p>INSERT INTO `cities` (`id`, `region_id`, `name`) VALUES (NULL, (SELECT id FROM `regions` WHERE name = 'Botoșani'), 'Dobâr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Dorohoi</text:p>
          </table:table-cell>
          <table:table-cell/>
          <table:table-cell table:formula="of:=CONCATENATE([.$C$91];[.A641];[.$K$91];[.B641];[.$L$91])" office:value-type="string" office:string-value="INSERT INTO `cities` (`id`, `region_id`, `name`) VALUES (NULL, (SELECT id FROM `regions` WHERE name = 'Botoșani'), 'Dorohoi');" calcext:value-type="string">
            <text:p>INSERT INTO `cities` (`id`, `region_id`, `name`) VALUES (NULL, (SELECT id FROM `regions` WHERE name = 'Botoșani'), 'Doroho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Drăgușeni</text:p>
          </table:table-cell>
          <table:table-cell/>
          <table:table-cell table:formula="of:=CONCATENATE([.$C$91];[.A642];[.$K$91];[.B642];[.$L$91])" office:value-type="string" office:string-value="INSERT INTO `cities` (`id`, `region_id`, `name`) VALUES (NULL, (SELECT id FROM `regions` WHERE name = 'Botoșani'), 'Drăgușeni');" calcext:value-type="string">
            <text:p>INSERT INTO `cities` (`id`, `region_id`, `name`) VALUES (NULL, (SELECT id FROM `regions` WHERE name = 'Botoșani'), 'Drăgu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Durnești</text:p>
          </table:table-cell>
          <table:table-cell/>
          <table:table-cell table:formula="of:=CONCATENATE([.$C$91];[.A643];[.$K$91];[.B643];[.$L$91])" office:value-type="string" office:string-value="INSERT INTO `cities` (`id`, `region_id`, `name`) VALUES (NULL, (SELECT id FROM `regions` WHERE name = 'Botoșani'), 'Durnești');" calcext:value-type="string">
            <text:p>INSERT INTO `cities` (`id`, `region_id`, `name`) VALUES (NULL, (SELECT id FROM `regions` WHERE name = 'Botoșani'), 'Dur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Flămânzi</text:p>
          </table:table-cell>
          <table:table-cell/>
          <table:table-cell table:formula="of:=CONCATENATE([.$C$91];[.A644];[.$K$91];[.B644];[.$L$91])" office:value-type="string" office:string-value="INSERT INTO `cities` (`id`, `region_id`, `name`) VALUES (NULL, (SELECT id FROM `regions` WHERE name = 'Botoșani'), 'Flămânzi');" calcext:value-type="string">
            <text:p>INSERT INTO `cities` (`id`, `region_id`, `name`) VALUES (NULL, (SELECT id FROM `regions` WHERE name = 'Botoșani'), 'Flămânz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Frumușica</text:p>
          </table:table-cell>
          <table:table-cell/>
          <table:table-cell table:formula="of:=CONCATENATE([.$C$91];[.A645];[.$K$91];[.B645];[.$L$91])" office:value-type="string" office:string-value="INSERT INTO `cities` (`id`, `region_id`, `name`) VALUES (NULL, (SELECT id FROM `regions` WHERE name = 'Botoșani'), 'Frumușica');" calcext:value-type="string">
            <text:p>INSERT INTO `cities` (`id`, `region_id`, `name`) VALUES (NULL, (SELECT id FROM `regions` WHERE name = 'Botoșani'), 'Frumuși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George Enescu</text:p>
          </table:table-cell>
          <table:table-cell/>
          <table:table-cell table:formula="of:=CONCATENATE([.$C$91];[.A646];[.$K$91];[.B646];[.$L$91])" office:value-type="string" office:string-value="INSERT INTO `cities` (`id`, `region_id`, `name`) VALUES (NULL, (SELECT id FROM `regions` WHERE name = 'Botoșani'), 'George Enescu');" calcext:value-type="string">
            <text:p>INSERT INTO `cities` (`id`, `region_id`, `name`) VALUES (NULL, (SELECT id FROM `regions` WHERE name = 'Botoșani'), 'George Enes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Gorbănești</text:p>
          </table:table-cell>
          <table:table-cell/>
          <table:table-cell table:formula="of:=CONCATENATE([.$C$91];[.A647];[.$K$91];[.B647];[.$L$91])" office:value-type="string" office:string-value="INSERT INTO `cities` (`id`, `region_id`, `name`) VALUES (NULL, (SELECT id FROM `regions` WHERE name = 'Botoșani'), 'Gorbănești');" calcext:value-type="string">
            <text:p>INSERT INTO `cities` (`id`, `region_id`, `name`) VALUES (NULL, (SELECT id FROM `regions` WHERE name = 'Botoșani'), 'Gorb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Hănești</text:p>
          </table:table-cell>
          <table:table-cell/>
          <table:table-cell table:formula="of:=CONCATENATE([.$C$91];[.A648];[.$K$91];[.B648];[.$L$91])" office:value-type="string" office:string-value="INSERT INTO `cities` (`id`, `region_id`, `name`) VALUES (NULL, (SELECT id FROM `regions` WHERE name = 'Botoșani'), 'Hănești');" calcext:value-type="string">
            <text:p>INSERT INTO `cities` (`id`, `region_id`, `name`) VALUES (NULL, (SELECT id FROM `regions` WHERE name = 'Botoșani'), 'H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Havârna</text:p>
          </table:table-cell>
          <table:table-cell/>
          <table:table-cell table:formula="of:=CONCATENATE([.$C$91];[.A649];[.$K$91];[.B649];[.$L$91])" office:value-type="string" office:string-value="INSERT INTO `cities` (`id`, `region_id`, `name`) VALUES (NULL, (SELECT id FROM `regions` WHERE name = 'Botoșani'), 'Havârna');" calcext:value-type="string">
            <text:p>INSERT INTO `cities` (`id`, `region_id`, `name`) VALUES (NULL, (SELECT id FROM `regions` WHERE name = 'Botoșani'), 'Havâr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Hilișeu-Horia</text:p>
          </table:table-cell>
          <table:table-cell/>
          <table:table-cell table:formula="of:=CONCATENATE([.$C$91];[.A650];[.$K$91];[.B650];[.$L$91])" office:value-type="string" office:string-value="INSERT INTO `cities` (`id`, `region_id`, `name`) VALUES (NULL, (SELECT id FROM `regions` WHERE name = 'Botoșani'), 'Hilișeu-Horia');" calcext:value-type="string">
            <text:p>INSERT INTO `cities` (`id`, `region_id`, `name`) VALUES (NULL, (SELECT id FROM `regions` WHERE name = 'Botoșani'), 'Hilișeu-Hor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Hlipiceni</text:p>
          </table:table-cell>
          <table:table-cell/>
          <table:table-cell table:formula="of:=CONCATENATE([.$C$91];[.A651];[.$K$91];[.B651];[.$L$91])" office:value-type="string" office:string-value="INSERT INTO `cities` (`id`, `region_id`, `name`) VALUES (NULL, (SELECT id FROM `regions` WHERE name = 'Botoșani'), 'Hlipiceni');" calcext:value-type="string">
            <text:p>INSERT INTO `cities` (`id`, `region_id`, `name`) VALUES (NULL, (SELECT id FROM `regions` WHERE name = 'Botoșani'), 'Hlipi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Hudești</text:p>
          </table:table-cell>
          <table:table-cell/>
          <table:table-cell table:formula="of:=CONCATENATE([.$C$91];[.A652];[.$K$91];[.B652];[.$L$91])" office:value-type="string" office:string-value="INSERT INTO `cities` (`id`, `region_id`, `name`) VALUES (NULL, (SELECT id FROM `regions` WHERE name = 'Botoșani'), 'Hudești');" calcext:value-type="string">
            <text:p>INSERT INTO `cities` (`id`, `region_id`, `name`) VALUES (NULL, (SELECT id FROM `regions` WHERE name = 'Botoșani'), 'Hu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Ibănești</text:p>
          </table:table-cell>
          <table:table-cell/>
          <table:table-cell table:formula="of:=CONCATENATE([.$C$91];[.A653];[.$K$91];[.B653];[.$L$91])" office:value-type="string" office:string-value="INSERT INTO `cities` (`id`, `region_id`, `name`) VALUES (NULL, (SELECT id FROM `regions` WHERE name = 'Botoșani'), 'Ibănești');" calcext:value-type="string">
            <text:p>INSERT INTO `cities` (`id`, `region_id`, `name`) VALUES (NULL, (SELECT id FROM `regions` WHERE name = 'Botoșani'), 'Ib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Leorda</text:p>
          </table:table-cell>
          <table:table-cell/>
          <table:table-cell table:formula="of:=CONCATENATE([.$C$91];[.A654];[.$K$91];[.B654];[.$L$91])" office:value-type="string" office:string-value="INSERT INTO `cities` (`id`, `region_id`, `name`) VALUES (NULL, (SELECT id FROM `regions` WHERE name = 'Botoșani'), 'Leorda');" calcext:value-type="string">
            <text:p>INSERT INTO `cities` (`id`, `region_id`, `name`) VALUES (NULL, (SELECT id FROM `regions` WHERE name = 'Botoșani'), 'Leord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Lozna</text:p>
          </table:table-cell>
          <table:table-cell/>
          <table:table-cell table:formula="of:=CONCATENATE([.$C$91];[.A655];[.$K$91];[.B655];[.$L$91])" office:value-type="string" office:string-value="INSERT INTO `cities` (`id`, `region_id`, `name`) VALUES (NULL, (SELECT id FROM `regions` WHERE name = 'Botoșani'), 'Lozna');" calcext:value-type="string">
            <text:p>INSERT INTO `cities` (`id`, `region_id`, `name`) VALUES (NULL, (SELECT id FROM `regions` WHERE name = 'Botoșani'), 'Loz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Lunca</text:p>
          </table:table-cell>
          <table:table-cell/>
          <table:table-cell table:formula="of:=CONCATENATE([.$C$91];[.A656];[.$K$91];[.B656];[.$L$91])" office:value-type="string" office:string-value="INSERT INTO `cities` (`id`, `region_id`, `name`) VALUES (NULL, (SELECT id FROM `regions` WHERE name = 'Botoșani'), 'Lunca');" calcext:value-type="string">
            <text:p>INSERT INTO `cities` (`id`, `region_id`, `name`) VALUES (NULL, (SELECT id FROM `regions` WHERE name = 'Botoșani'), 'Lun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Manoleasa</text:p>
          </table:table-cell>
          <table:table-cell/>
          <table:table-cell table:formula="of:=CONCATENATE([.$C$91];[.A657];[.$K$91];[.B657];[.$L$91])" office:value-type="string" office:string-value="INSERT INTO `cities` (`id`, `region_id`, `name`) VALUES (NULL, (SELECT id FROM `regions` WHERE name = 'Botoșani'), 'Manoleasa');" calcext:value-type="string">
            <text:p>INSERT INTO `cities` (`id`, `region_id`, `name`) VALUES (NULL, (SELECT id FROM `regions` WHERE name = 'Botoșani'), 'Manole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Mihai Eminescu</text:p>
          </table:table-cell>
          <table:table-cell/>
          <table:table-cell table:formula="of:=CONCATENATE([.$C$91];[.A658];[.$K$91];[.B658];[.$L$91])" office:value-type="string" office:string-value="INSERT INTO `cities` (`id`, `region_id`, `name`) VALUES (NULL, (SELECT id FROM `regions` WHERE name = 'Botoșani'), 'Mihai Eminescu');" calcext:value-type="string">
            <text:p>INSERT INTO `cities` (`id`, `region_id`, `name`) VALUES (NULL, (SELECT id FROM `regions` WHERE name = 'Botoșani'), 'Mihai Emines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Mihăileni</text:p>
          </table:table-cell>
          <table:table-cell/>
          <table:table-cell table:formula="of:=CONCATENATE([.$C$91];[.A659];[.$K$91];[.B659];[.$L$91])" office:value-type="string" office:string-value="INSERT INTO `cities` (`id`, `region_id`, `name`) VALUES (NULL, (SELECT id FROM `regions` WHERE name = 'Botoșani'), 'Mihăileni');" calcext:value-type="string">
            <text:p>INSERT INTO `cities` (`id`, `region_id`, `name`) VALUES (NULL, (SELECT id FROM `regions` WHERE name = 'Botoșani'), 'Mihăi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Mihălășeni</text:p>
          </table:table-cell>
          <table:table-cell/>
          <table:table-cell table:formula="of:=CONCATENATE([.$C$91];[.A660];[.$K$91];[.B660];[.$L$91])" office:value-type="string" office:string-value="INSERT INTO `cities` (`id`, `region_id`, `name`) VALUES (NULL, (SELECT id FROM `regions` WHERE name = 'Botoșani'), 'Mihălășeni');" calcext:value-type="string">
            <text:p>INSERT INTO `cities` (`id`, `region_id`, `name`) VALUES (NULL, (SELECT id FROM `regions` WHERE name = 'Botoșani'), 'Mihălă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Mileanca</text:p>
          </table:table-cell>
          <table:table-cell/>
          <table:table-cell table:formula="of:=CONCATENATE([.$C$91];[.A661];[.$K$91];[.B661];[.$L$91])" office:value-type="string" office:string-value="INSERT INTO `cities` (`id`, `region_id`, `name`) VALUES (NULL, (SELECT id FROM `regions` WHERE name = 'Botoșani'), 'Mileanca');" calcext:value-type="string">
            <text:p>INSERT INTO `cities` (`id`, `region_id`, `name`) VALUES (NULL, (SELECT id FROM `regions` WHERE name = 'Botoșani'), 'Milean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Mitoc</text:p>
          </table:table-cell>
          <table:table-cell/>
          <table:table-cell table:formula="of:=CONCATENATE([.$C$91];[.A662];[.$K$91];[.B662];[.$L$91])" office:value-type="string" office:string-value="INSERT INTO `cities` (`id`, `region_id`, `name`) VALUES (NULL, (SELECT id FROM `regions` WHERE name = 'Botoșani'), 'Mitoc');" calcext:value-type="string">
            <text:p>INSERT INTO `cities` (`id`, `region_id`, `name`) VALUES (NULL, (SELECT id FROM `regions` WHERE name = 'Botoșani'), 'Mito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Nicșeni</text:p>
          </table:table-cell>
          <table:table-cell/>
          <table:table-cell table:formula="of:=CONCATENATE([.$C$91];[.A663];[.$K$91];[.B663];[.$L$91])" office:value-type="string" office:string-value="INSERT INTO `cities` (`id`, `region_id`, `name`) VALUES (NULL, (SELECT id FROM `regions` WHERE name = 'Botoșani'), 'Nicșeni');" calcext:value-type="string">
            <text:p>INSERT INTO `cities` (`id`, `region_id`, `name`) VALUES (NULL, (SELECT id FROM `regions` WHERE name = 'Botoșani'), 'Nic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Păltiniș</text:p>
          </table:table-cell>
          <table:table-cell/>
          <table:table-cell table:formula="of:=CONCATENATE([.$C$91];[.A664];[.$K$91];[.B664];[.$L$91])" office:value-type="string" office:string-value="INSERT INTO `cities` (`id`, `region_id`, `name`) VALUES (NULL, (SELECT id FROM `regions` WHERE name = 'Botoșani'), 'Păltiniș');" calcext:value-type="string">
            <text:p>INSERT INTO `cities` (`id`, `region_id`, `name`) VALUES (NULL, (SELECT id FROM `regions` WHERE name = 'Botoșani'), 'Păltin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Pomârla</text:p>
          </table:table-cell>
          <table:table-cell/>
          <table:table-cell table:formula="of:=CONCATENATE([.$C$91];[.A665];[.$K$91];[.B665];[.$L$91])" office:value-type="string" office:string-value="INSERT INTO `cities` (`id`, `region_id`, `name`) VALUES (NULL, (SELECT id FROM `regions` WHERE name = 'Botoșani'), 'Pomârla');" calcext:value-type="string">
            <text:p>INSERT INTO `cities` (`id`, `region_id`, `name`) VALUES (NULL, (SELECT id FROM `regions` WHERE name = 'Botoșani'), 'Pomâr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Prăjeni</text:p>
          </table:table-cell>
          <table:table-cell/>
          <table:table-cell table:formula="of:=CONCATENATE([.$C$91];[.A666];[.$K$91];[.B666];[.$L$91])" office:value-type="string" office:string-value="INSERT INTO `cities` (`id`, `region_id`, `name`) VALUES (NULL, (SELECT id FROM `regions` WHERE name = 'Botoșani'), 'Prăjeni');" calcext:value-type="string">
            <text:p>INSERT INTO `cities` (`id`, `region_id`, `name`) VALUES (NULL, (SELECT id FROM `regions` WHERE name = 'Botoșani'), 'Prăj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Răchiți</text:p>
          </table:table-cell>
          <table:table-cell/>
          <table:table-cell table:formula="of:=CONCATENATE([.$C$91];[.A667];[.$K$91];[.B667];[.$L$91])" office:value-type="string" office:string-value="INSERT INTO `cities` (`id`, `region_id`, `name`) VALUES (NULL, (SELECT id FROM `regions` WHERE name = 'Botoșani'), 'Răchiți');" calcext:value-type="string">
            <text:p>INSERT INTO `cities` (`id`, `region_id`, `name`) VALUES (NULL, (SELECT id FROM `regions` WHERE name = 'Botoșani'), 'Răchi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Rădăuți-Prut</text:p>
          </table:table-cell>
          <table:table-cell/>
          <table:table-cell table:formula="of:=CONCATENATE([.$C$91];[.A668];[.$K$91];[.B668];[.$L$91])" office:value-type="string" office:string-value="INSERT INTO `cities` (`id`, `region_id`, `name`) VALUES (NULL, (SELECT id FROM `regions` WHERE name = 'Botoșani'), 'Rădăuți-Prut');" calcext:value-type="string">
            <text:p>INSERT INTO `cities` (`id`, `region_id`, `name`) VALUES (NULL, (SELECT id FROM `regions` WHERE name = 'Botoșani'), 'Rădăuți-Pru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Răuseni</text:p>
          </table:table-cell>
          <table:table-cell/>
          <table:table-cell table:formula="of:=CONCATENATE([.$C$91];[.A669];[.$K$91];[.B669];[.$L$91])" office:value-type="string" office:string-value="INSERT INTO `cities` (`id`, `region_id`, `name`) VALUES (NULL, (SELECT id FROM `regions` WHERE name = 'Botoșani'), 'Răuseni');" calcext:value-type="string">
            <text:p>INSERT INTO `cities` (`id`, `region_id`, `name`) VALUES (NULL, (SELECT id FROM `regions` WHERE name = 'Botoșani'), 'Răus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Ripiceni</text:p>
          </table:table-cell>
          <table:table-cell/>
          <table:table-cell table:formula="of:=CONCATENATE([.$C$91];[.A670];[.$K$91];[.B670];[.$L$91])" office:value-type="string" office:string-value="INSERT INTO `cities` (`id`, `region_id`, `name`) VALUES (NULL, (SELECT id FROM `regions` WHERE name = 'Botoșani'), 'Ripiceni');" calcext:value-type="string">
            <text:p>INSERT INTO `cities` (`id`, `region_id`, `name`) VALUES (NULL, (SELECT id FROM `regions` WHERE name = 'Botoșani'), 'Ripi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Roma</text:p>
          </table:table-cell>
          <table:table-cell/>
          <table:table-cell table:formula="of:=CONCATENATE([.$C$91];[.A671];[.$K$91];[.B671];[.$L$91])" office:value-type="string" office:string-value="INSERT INTO `cities` (`id`, `region_id`, `name`) VALUES (NULL, (SELECT id FROM `regions` WHERE name = 'Botoșani'), 'Roma');" calcext:value-type="string">
            <text:p>INSERT INTO `cities` (`id`, `region_id`, `name`) VALUES (NULL, (SELECT id FROM `regions` WHERE name = 'Botoșani'), 'Rom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Românești</text:p>
          </table:table-cell>
          <table:table-cell/>
          <table:table-cell table:formula="of:=CONCATENATE([.$C$91];[.A672];[.$K$91];[.B672];[.$L$91])" office:value-type="string" office:string-value="INSERT INTO `cities` (`id`, `region_id`, `name`) VALUES (NULL, (SELECT id FROM `regions` WHERE name = 'Botoșani'), 'Românești');" calcext:value-type="string">
            <text:p>INSERT INTO `cities` (`id`, `region_id`, `name`) VALUES (NULL, (SELECT id FROM `regions` WHERE name = 'Botoșani'), 'Româ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Santa Mare</text:p>
          </table:table-cell>
          <table:table-cell/>
          <table:table-cell table:formula="of:=CONCATENATE([.$C$91];[.A673];[.$K$91];[.B673];[.$L$91])" office:value-type="string" office:string-value="INSERT INTO `cities` (`id`, `region_id`, `name`) VALUES (NULL, (SELECT id FROM `regions` WHERE name = 'Botoșani'), 'Santa Mare');" calcext:value-type="string">
            <text:p>INSERT INTO `cities` (`id`, `region_id`, `name`) VALUES (NULL, (SELECT id FROM `regions` WHERE name = 'Botoșani'), 'Sant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Săveni</text:p>
          </table:table-cell>
          <table:table-cell/>
          <table:table-cell table:formula="of:=CONCATENATE([.$C$91];[.A674];[.$K$91];[.B674];[.$L$91])" office:value-type="string" office:string-value="INSERT INTO `cities` (`id`, `region_id`, `name`) VALUES (NULL, (SELECT id FROM `regions` WHERE name = 'Botoșani'), 'Săveni');" calcext:value-type="string">
            <text:p>INSERT INTO `cities` (`id`, `region_id`, `name`) VALUES (NULL, (SELECT id FROM `regions` WHERE name = 'Botoșani'), 'Săv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Șendriceni</text:p>
          </table:table-cell>
          <table:table-cell/>
          <table:table-cell table:formula="of:=CONCATENATE([.$C$91];[.A675];[.$K$91];[.B675];[.$L$91])" office:value-type="string" office:string-value="INSERT INTO `cities` (`id`, `region_id`, `name`) VALUES (NULL, (SELECT id FROM `regions` WHERE name = 'Botoșani'), 'Șendriceni');" calcext:value-type="string">
            <text:p>INSERT INTO `cities` (`id`, `region_id`, `name`) VALUES (NULL, (SELECT id FROM `regions` WHERE name = 'Botoșani'), 'Șendri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Stăuceni</text:p>
          </table:table-cell>
          <table:table-cell/>
          <table:table-cell table:formula="of:=CONCATENATE([.$C$91];[.A676];[.$K$91];[.B676];[.$L$91])" office:value-type="string" office:string-value="INSERT INTO `cities` (`id`, `region_id`, `name`) VALUES (NULL, (SELECT id FROM `regions` WHERE name = 'Botoșani'), 'Stăuceni');" calcext:value-type="string">
            <text:p>INSERT INTO `cities` (`id`, `region_id`, `name`) VALUES (NULL, (SELECT id FROM `regions` WHERE name = 'Botoșani'), 'Stău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Ștefănești</text:p>
          </table:table-cell>
          <table:table-cell/>
          <table:table-cell table:formula="of:=CONCATENATE([.$C$91];[.A677];[.$K$91];[.B677];[.$L$91])" office:value-type="string" office:string-value="INSERT INTO `cities` (`id`, `region_id`, `name`) VALUES (NULL, (SELECT id FROM `regions` WHERE name = 'Botoșani'), 'Ștefănești');" calcext:value-type="string">
            <text:p>INSERT INTO `cities` (`id`, `region_id`, `name`) VALUES (NULL, (SELECT id FROM `regions` WHERE name = 'Botoșani'), 'Ștef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Știubieni</text:p>
          </table:table-cell>
          <table:table-cell/>
          <table:table-cell table:formula="of:=CONCATENATE([.$C$91];[.A678];[.$K$91];[.B678];[.$L$91])" office:value-type="string" office:string-value="INSERT INTO `cities` (`id`, `region_id`, `name`) VALUES (NULL, (SELECT id FROM `regions` WHERE name = 'Botoșani'), 'Știubieni');" calcext:value-type="string">
            <text:p>INSERT INTO `cities` (`id`, `region_id`, `name`) VALUES (NULL, (SELECT id FROM `regions` WHERE name = 'Botoșani'), 'Știub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Suharău</text:p>
          </table:table-cell>
          <table:table-cell/>
          <table:table-cell table:formula="of:=CONCATENATE([.$C$91];[.A679];[.$K$91];[.B679];[.$L$91])" office:value-type="string" office:string-value="INSERT INTO `cities` (`id`, `region_id`, `name`) VALUES (NULL, (SELECT id FROM `regions` WHERE name = 'Botoșani'), 'Suharău');" calcext:value-type="string">
            <text:p>INSERT INTO `cities` (`id`, `region_id`, `name`) VALUES (NULL, (SELECT id FROM `regions` WHERE name = 'Botoșani'), 'Suhar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Sulița</text:p>
          </table:table-cell>
          <table:table-cell/>
          <table:table-cell table:formula="of:=CONCATENATE([.$C$91];[.A680];[.$K$91];[.B680];[.$L$91])" office:value-type="string" office:string-value="INSERT INTO `cities` (`id`, `region_id`, `name`) VALUES (NULL, (SELECT id FROM `regions` WHERE name = 'Botoșani'), 'Sulița');" calcext:value-type="string">
            <text:p>INSERT INTO `cities` (`id`, `region_id`, `name`) VALUES (NULL, (SELECT id FROM `regions` WHERE name = 'Botoșani'), 'Sul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Todireni</text:p>
          </table:table-cell>
          <table:table-cell/>
          <table:table-cell table:formula="of:=CONCATENATE([.$C$91];[.A681];[.$K$91];[.B681];[.$L$91])" office:value-type="string" office:string-value="INSERT INTO `cities` (`id`, `region_id`, `name`) VALUES (NULL, (SELECT id FROM `regions` WHERE name = 'Botoșani'), 'Todireni');" calcext:value-type="string">
            <text:p>INSERT INTO `cities` (`id`, `region_id`, `name`) VALUES (NULL, (SELECT id FROM `regions` WHERE name = 'Botoșani'), 'Todi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Trușești</text:p>
          </table:table-cell>
          <table:table-cell/>
          <table:table-cell table:formula="of:=CONCATENATE([.$C$91];[.A682];[.$K$91];[.B682];[.$L$91])" office:value-type="string" office:string-value="INSERT INTO `cities` (`id`, `region_id`, `name`) VALUES (NULL, (SELECT id FROM `regions` WHERE name = 'Botoșani'), 'Trușești');" calcext:value-type="string">
            <text:p>INSERT INTO `cities` (`id`, `region_id`, `name`) VALUES (NULL, (SELECT id FROM `regions` WHERE name = 'Botoșani'), 'Tru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Tudora</text:p>
          </table:table-cell>
          <table:table-cell/>
          <table:table-cell table:formula="of:=CONCATENATE([.$C$91];[.A683];[.$K$91];[.B683];[.$L$91])" office:value-type="string" office:string-value="INSERT INTO `cities` (`id`, `region_id`, `name`) VALUES (NULL, (SELECT id FROM `regions` WHERE name = 'Botoșani'), 'Tudora');" calcext:value-type="string">
            <text:p>INSERT INTO `cities` (`id`, `region_id`, `name`) VALUES (NULL, (SELECT id FROM `regions` WHERE name = 'Botoșani'), 'Tudo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Ungureni</text:p>
          </table:table-cell>
          <table:table-cell/>
          <table:table-cell table:formula="of:=CONCATENATE([.$C$91];[.A684];[.$K$91];[.B684];[.$L$91])" office:value-type="string" office:string-value="INSERT INTO `cities` (`id`, `region_id`, `name`) VALUES (NULL, (SELECT id FROM `regions` WHERE name = 'Botoșani'), 'Ungureni');" calcext:value-type="string">
            <text:p>INSERT INTO `cities` (`id`, `region_id`, `name`) VALUES (NULL, (SELECT id FROM `regions` WHERE name = 'Botoșani'), 'Ungu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Unțeni</text:p>
          </table:table-cell>
          <table:table-cell/>
          <table:table-cell table:formula="of:=CONCATENATE([.$C$91];[.A685];[.$K$91];[.B685];[.$L$91])" office:value-type="string" office:string-value="INSERT INTO `cities` (`id`, `region_id`, `name`) VALUES (NULL, (SELECT id FROM `regions` WHERE name = 'Botoșani'), 'Unțeni');" calcext:value-type="string">
            <text:p>INSERT INTO `cities` (`id`, `region_id`, `name`) VALUES (NULL, (SELECT id FROM `regions` WHERE name = 'Botoșani'), 'Unț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Văculești</text:p>
          </table:table-cell>
          <table:table-cell/>
          <table:table-cell table:formula="of:=CONCATENATE([.$C$91];[.A686];[.$K$91];[.B686];[.$L$91])" office:value-type="string" office:string-value="INSERT INTO `cities` (`id`, `region_id`, `name`) VALUES (NULL, (SELECT id FROM `regions` WHERE name = 'Botoșani'), 'Văculești');" calcext:value-type="string">
            <text:p>INSERT INTO `cities` (`id`, `region_id`, `name`) VALUES (NULL, (SELECT id FROM `regions` WHERE name = 'Botoșani'), 'Văc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Vârfu Câmpului</text:p>
          </table:table-cell>
          <table:table-cell/>
          <table:table-cell table:formula="of:=CONCATENATE([.$C$91];[.A687];[.$K$91];[.B687];[.$L$91])" office:value-type="string" office:string-value="INSERT INTO `cities` (`id`, `region_id`, `name`) VALUES (NULL, (SELECT id FROM `regions` WHERE name = 'Botoșani'), 'Vârfu Câmpului');" calcext:value-type="string">
            <text:p>INSERT INTO `cities` (`id`, `region_id`, `name`) VALUES (NULL, (SELECT id FROM `regions` WHERE name = 'Botoșani'), 'Vârfu Câmp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Viișoara</text:p>
          </table:table-cell>
          <table:table-cell/>
          <table:table-cell table:formula="of:=CONCATENATE([.$C$91];[.A688];[.$K$91];[.B688];[.$L$91])" office:value-type="string" office:string-value="INSERT INTO `cities` (`id`, `region_id`, `name`) VALUES (NULL, (SELECT id FROM `regions` WHERE name = 'Botoșani'), 'Viișoara');" calcext:value-type="string">
            <text:p>INSERT INTO `cities` (`id`, `region_id`, `name`) VALUES (NULL, (SELECT id FROM `regions` WHERE name = 'Botoșani'), 'Viiș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Vlădeni</text:p>
          </table:table-cell>
          <table:table-cell/>
          <table:table-cell table:formula="of:=CONCATENATE([.$C$91];[.A689];[.$K$91];[.B689];[.$L$91])" office:value-type="string" office:string-value="INSERT INTO `cities` (`id`, `region_id`, `name`) VALUES (NULL, (SELECT id FROM `regions` WHERE name = 'Botoșani'), 'Vlădeni');" calcext:value-type="string">
            <text:p>INSERT INTO `cities` (`id`, `region_id`, `name`) VALUES (NULL, (SELECT id FROM `regions` WHERE name = 'Botoșani'), 'Vlăd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Vlăsinești</text:p>
          </table:table-cell>
          <table:table-cell/>
          <table:table-cell table:formula="of:=CONCATENATE([.$C$91];[.A690];[.$K$91];[.B690];[.$L$91])" office:value-type="string" office:string-value="INSERT INTO `cities` (`id`, `region_id`, `name`) VALUES (NULL, (SELECT id FROM `regions` WHERE name = 'Botoșani'), 'Vlăsinești');" calcext:value-type="string">
            <text:p>INSERT INTO `cities` (`id`, `region_id`, `name`) VALUES (NULL, (SELECT id FROM `regions` WHERE name = 'Botoșani'), 'Vlăs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Vorniceni</text:p>
          </table:table-cell>
          <table:table-cell/>
          <table:table-cell table:formula="of:=CONCATENATE([.$C$91];[.A691];[.$K$91];[.B691];[.$L$91])" office:value-type="string" office:string-value="INSERT INTO `cities` (`id`, `region_id`, `name`) VALUES (NULL, (SELECT id FROM `regions` WHERE name = 'Botoșani'), 'Vorniceni');" calcext:value-type="string">
            <text:p>INSERT INTO `cities` (`id`, `region_id`, `name`) VALUES (NULL, (SELECT id FROM `regions` WHERE name = 'Botoșani'), 'Vorni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Vorona</text:p>
          </table:table-cell>
          <table:table-cell/>
          <table:table-cell table:formula="of:=CONCATENATE([.$C$91];[.A692];[.$K$91];[.B692];[.$L$91])" office:value-type="string" office:string-value="INSERT INTO `cities` (`id`, `region_id`, `name`) VALUES (NULL, (SELECT id FROM `regions` WHERE name = 'Botoșani'), 'Vorona');" calcext:value-type="string">
            <text:p>INSERT INTO `cities` (`id`, `region_id`, `name`) VALUES (NULL, (SELECT id FROM `regions` WHERE name = 'Botoșani'), 'Vorona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Bărăganul</text:p>
          </table:table-cell>
          <table:table-cell/>
          <table:table-cell table:formula="of:=CONCATENATE([.$C$91];[.A694];[.$K$91];[.B694];[.$L$91])" office:value-type="string" office:string-value="INSERT INTO `cities` (`id`, `region_id`, `name`) VALUES (NULL, (SELECT id FROM `regions` WHERE name = 'Brăila'), 'Bărăganul');" calcext:value-type="string">
            <text:p>INSERT INTO `cities` (`id`, `region_id`, `name`) VALUES (NULL, (SELECT id FROM `regions` WHERE name = 'Brăila'), 'Bărăganu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Berteștii de Jos</text:p>
          </table:table-cell>
          <table:table-cell/>
          <table:table-cell table:formula="of:=CONCATENATE([.$C$91];[.A695];[.$K$91];[.B695];[.$L$91])" office:value-type="string" office:string-value="INSERT INTO `cities` (`id`, `region_id`, `name`) VALUES (NULL, (SELECT id FROM `regions` WHERE name = 'Brăila'), 'Berteștii de Jos');" calcext:value-type="string">
            <text:p>INSERT INTO `cities` (`id`, `region_id`, `name`) VALUES (NULL, (SELECT id FROM `regions` WHERE name = 'Brăila'), 'Berteștii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Bordei Verde</text:p>
          </table:table-cell>
          <table:table-cell/>
          <table:table-cell table:formula="of:=CONCATENATE([.$C$91];[.A696];[.$K$91];[.B696];[.$L$91])" office:value-type="string" office:string-value="INSERT INTO `cities` (`id`, `region_id`, `name`) VALUES (NULL, (SELECT id FROM `regions` WHERE name = 'Brăila'), 'Bordei Verde');" calcext:value-type="string">
            <text:p>INSERT INTO `cities` (`id`, `region_id`, `name`) VALUES (NULL, (SELECT id FROM `regions` WHERE name = 'Brăila'), 'Bordei Verde');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Brăila</text:p>
          </table:table-cell>
          <table:table-cell/>
          <table:table-cell table:formula="of:=CONCATENATE([.$C$91];[.A697];[.$K$91];[.B697];[.$L$91])" office:value-type="string" office:string-value="INSERT INTO `cities` (`id`, `region_id`, `name`) VALUES (NULL, (SELECT id FROM `regions` WHERE name = 'Brăila'), 'Brăila');" calcext:value-type="string">
            <text:p>INSERT INTO `cities` (`id`, `region_id`, `name`) VALUES (NULL, (SELECT id FROM `regions` WHERE name = 'Brăila'), 'Brăi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Cazasu</text:p>
          </table:table-cell>
          <table:table-cell/>
          <table:table-cell table:formula="of:=CONCATENATE([.$C$91];[.A698];[.$K$91];[.B698];[.$L$91])" office:value-type="string" office:string-value="INSERT INTO `cities` (`id`, `region_id`, `name`) VALUES (NULL, (SELECT id FROM `regions` WHERE name = 'Brăila'), 'Cazasu');" calcext:value-type="string">
            <text:p>INSERT INTO `cities` (`id`, `region_id`, `name`) VALUES (NULL, (SELECT id FROM `regions` WHERE name = 'Brăila'), 'Cazas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Chiscani</text:p>
          </table:table-cell>
          <table:table-cell/>
          <table:table-cell table:formula="of:=CONCATENATE([.$C$91];[.A699];[.$K$91];[.B699];[.$L$91])" office:value-type="string" office:string-value="INSERT INTO `cities` (`id`, `region_id`, `name`) VALUES (NULL, (SELECT id FROM `regions` WHERE name = 'Brăila'), 'Chiscani');" calcext:value-type="string">
            <text:p>INSERT INTO `cities` (`id`, `region_id`, `name`) VALUES (NULL, (SELECT id FROM `regions` WHERE name = 'Brăila'), 'Chisc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Ciocile</text:p>
          </table:table-cell>
          <table:table-cell/>
          <table:table-cell table:formula="of:=CONCATENATE([.$C$91];[.A700];[.$K$91];[.B700];[.$L$91])" office:value-type="string" office:string-value="INSERT INTO `cities` (`id`, `region_id`, `name`) VALUES (NULL, (SELECT id FROM `regions` WHERE name = 'Brăila'), 'Ciocile');" calcext:value-type="string">
            <text:p>INSERT INTO `cities` (`id`, `region_id`, `name`) VALUES (NULL, (SELECT id FROM `regions` WHERE name = 'Brăila'), 'Cioci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Cireșu</text:p>
          </table:table-cell>
          <table:table-cell/>
          <table:table-cell table:formula="of:=CONCATENATE([.$C$91];[.A701];[.$K$91];[.B701];[.$L$91])" office:value-type="string" office:string-value="INSERT INTO `cities` (`id`, `region_id`, `name`) VALUES (NULL, (SELECT id FROM `regions` WHERE name = 'Brăila'), 'Cireșu');" calcext:value-type="string">
            <text:p>INSERT INTO `cities` (`id`, `region_id`, `name`) VALUES (NULL, (SELECT id FROM `regions` WHERE name = 'Brăila'), 'Cireș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Dudești</text:p>
          </table:table-cell>
          <table:table-cell/>
          <table:table-cell table:formula="of:=CONCATENATE([.$C$91];[.A702];[.$K$91];[.B702];[.$L$91])" office:value-type="string" office:string-value="INSERT INTO `cities` (`id`, `region_id`, `name`) VALUES (NULL, (SELECT id FROM `regions` WHERE name = 'Brăila'), 'Dudești');" calcext:value-type="string">
            <text:p>INSERT INTO `cities` (`id`, `region_id`, `name`) VALUES (NULL, (SELECT id FROM `regions` WHERE name = 'Brăila'), 'Du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Făurei</text:p>
          </table:table-cell>
          <table:table-cell/>
          <table:table-cell table:formula="of:=CONCATENATE([.$C$91];[.A703];[.$K$91];[.B703];[.$L$91])" office:value-type="string" office:string-value="INSERT INTO `cities` (`id`, `region_id`, `name`) VALUES (NULL, (SELECT id FROM `regions` WHERE name = 'Brăila'), 'Făurei');" calcext:value-type="string">
            <text:p>INSERT INTO `cities` (`id`, `region_id`, `name`) VALUES (NULL, (SELECT id FROM `regions` WHERE name = 'Brăila'), 'Făur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Frecăței</text:p>
          </table:table-cell>
          <table:table-cell/>
          <table:table-cell table:formula="of:=CONCATENATE([.$C$91];[.A704];[.$K$91];[.B704];[.$L$91])" office:value-type="string" office:string-value="INSERT INTO `cities` (`id`, `region_id`, `name`) VALUES (NULL, (SELECT id FROM `regions` WHERE name = 'Brăila'), 'Frecăței');" calcext:value-type="string">
            <text:p>INSERT INTO `cities` (`id`, `region_id`, `name`) VALUES (NULL, (SELECT id FROM `regions` WHERE name = 'Brăila'), 'Frecăț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Galbenu</text:p>
          </table:table-cell>
          <table:table-cell/>
          <table:table-cell table:formula="of:=CONCATENATE([.$C$91];[.A705];[.$K$91];[.B705];[.$L$91])" office:value-type="string" office:string-value="INSERT INTO `cities` (`id`, `region_id`, `name`) VALUES (NULL, (SELECT id FROM `regions` WHERE name = 'Brăila'), 'Galbenu');" calcext:value-type="string">
            <text:p>INSERT INTO `cities` (`id`, `region_id`, `name`) VALUES (NULL, (SELECT id FROM `regions` WHERE name = 'Brăila'), 'Galbe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Gemenele</text:p>
          </table:table-cell>
          <table:table-cell/>
          <table:table-cell table:formula="of:=CONCATENATE([.$C$91];[.A706];[.$K$91];[.B706];[.$L$91])" office:value-type="string" office:string-value="INSERT INTO `cities` (`id`, `region_id`, `name`) VALUES (NULL, (SELECT id FROM `regions` WHERE name = 'Brăila'), 'Gemenele');" calcext:value-type="string">
            <text:p>INSERT INTO `cities` (`id`, `region_id`, `name`) VALUES (NULL, (SELECT id FROM `regions` WHERE name = 'Brăila'), 'Gemen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Grădiștea</text:p>
          </table:table-cell>
          <table:table-cell/>
          <table:table-cell table:formula="of:=CONCATENATE([.$C$91];[.A707];[.$K$91];[.B707];[.$L$91])" office:value-type="string" office:string-value="INSERT INTO `cities` (`id`, `region_id`, `name`) VALUES (NULL, (SELECT id FROM `regions` WHERE name = 'Brăila'), 'Grădiștea');" calcext:value-type="string">
            <text:p>INSERT INTO `cities` (`id`, `region_id`, `name`) VALUES (NULL, (SELECT id FROM `regions` WHERE name = 'Brăila'), 'Grădiș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Gropeni</text:p>
          </table:table-cell>
          <table:table-cell/>
          <table:table-cell table:formula="of:=CONCATENATE([.$C$91];[.A708];[.$K$91];[.B708];[.$L$91])" office:value-type="string" office:string-value="INSERT INTO `cities` (`id`, `region_id`, `name`) VALUES (NULL, (SELECT id FROM `regions` WHERE name = 'Brăila'), 'Gropeni');" calcext:value-type="string">
            <text:p>INSERT INTO `cities` (`id`, `region_id`, `name`) VALUES (NULL, (SELECT id FROM `regions` WHERE name = 'Brăila'), 'Grop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Ianca</text:p>
          </table:table-cell>
          <table:table-cell/>
          <table:table-cell table:formula="of:=CONCATENATE([.$C$91];[.A709];[.$K$91];[.B709];[.$L$91])" office:value-type="string" office:string-value="INSERT INTO `cities` (`id`, `region_id`, `name`) VALUES (NULL, (SELECT id FROM `regions` WHERE name = 'Brăila'), 'Ianca');" calcext:value-type="string">
            <text:p>INSERT INTO `cities` (`id`, `region_id`, `name`) VALUES (NULL, (SELECT id FROM `regions` WHERE name = 'Brăila'), 'Ian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Însurăței</text:p>
          </table:table-cell>
          <table:table-cell/>
          <table:table-cell table:formula="of:=CONCATENATE([.$C$91];[.A710];[.$K$91];[.B710];[.$L$91])" office:value-type="string" office:string-value="INSERT INTO `cities` (`id`, `region_id`, `name`) VALUES (NULL, (SELECT id FROM `regions` WHERE name = 'Brăila'), 'Însurăței');" calcext:value-type="string">
            <text:p>INSERT INTO `cities` (`id`, `region_id`, `name`) VALUES (NULL, (SELECT id FROM `regions` WHERE name = 'Brăila'), 'Însurăț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Jirlău</text:p>
          </table:table-cell>
          <table:table-cell/>
          <table:table-cell table:formula="of:=CONCATENATE([.$C$91];[.A711];[.$K$91];[.B711];[.$L$91])" office:value-type="string" office:string-value="INSERT INTO `cities` (`id`, `region_id`, `name`) VALUES (NULL, (SELECT id FROM `regions` WHERE name = 'Brăila'), 'Jirlău');" calcext:value-type="string">
            <text:p>INSERT INTO `cities` (`id`, `region_id`, `name`) VALUES (NULL, (SELECT id FROM `regions` WHERE name = 'Brăila'), 'Jirl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Mărașu</text:p>
          </table:table-cell>
          <table:table-cell/>
          <table:table-cell table:formula="of:=CONCATENATE([.$C$91];[.A712];[.$K$91];[.B712];[.$L$91])" office:value-type="string" office:string-value="INSERT INTO `cities` (`id`, `region_id`, `name`) VALUES (NULL, (SELECT id FROM `regions` WHERE name = 'Brăila'), 'Mărașu');" calcext:value-type="string">
            <text:p>INSERT INTO `cities` (`id`, `region_id`, `name`) VALUES (NULL, (SELECT id FROM `regions` WHERE name = 'Brăila'), 'Măraș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Măxineni</text:p>
          </table:table-cell>
          <table:table-cell/>
          <table:table-cell table:formula="of:=CONCATENATE([.$C$91];[.A713];[.$K$91];[.B713];[.$L$91])" office:value-type="string" office:string-value="INSERT INTO `cities` (`id`, `region_id`, `name`) VALUES (NULL, (SELECT id FROM `regions` WHERE name = 'Brăila'), 'Măxineni');" calcext:value-type="string">
            <text:p>INSERT INTO `cities` (`id`, `region_id`, `name`) VALUES (NULL, (SELECT id FROM `regions` WHERE name = 'Brăila'), 'Măxin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Mircea Vodă</text:p>
          </table:table-cell>
          <table:table-cell/>
          <table:table-cell table:formula="of:=CONCATENATE([.$C$91];[.A714];[.$K$91];[.B714];[.$L$91])" office:value-type="string" office:string-value="INSERT INTO `cities` (`id`, `region_id`, `name`) VALUES (NULL, (SELECT id FROM `regions` WHERE name = 'Brăila'), 'Mircea Vodă');" calcext:value-type="string">
            <text:p>INSERT INTO `cities` (`id`, `region_id`, `name`) VALUES (NULL, (SELECT id FROM `regions` WHERE name = 'Brăila'), 'Mircea Vod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Movila Miresii</text:p>
          </table:table-cell>
          <table:table-cell/>
          <table:table-cell table:formula="of:=CONCATENATE([.$C$91];[.A715];[.$K$91];[.B715];[.$L$91])" office:value-type="string" office:string-value="INSERT INTO `cities` (`id`, `region_id`, `name`) VALUES (NULL, (SELECT id FROM `regions` WHERE name = 'Brăila'), 'Movila Miresii');" calcext:value-type="string">
            <text:p>INSERT INTO `cities` (`id`, `region_id`, `name`) VALUES (NULL, (SELECT id FROM `regions` WHERE name = 'Brăila'), 'Movila Mires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Racovița</text:p>
          </table:table-cell>
          <table:table-cell/>
          <table:table-cell table:formula="of:=CONCATENATE([.$C$91];[.A716];[.$K$91];[.B716];[.$L$91])" office:value-type="string" office:string-value="INSERT INTO `cities` (`id`, `region_id`, `name`) VALUES (NULL, (SELECT id FROM `regions` WHERE name = 'Brăila'), 'Racovița');" calcext:value-type="string">
            <text:p>INSERT INTO `cities` (`id`, `region_id`, `name`) VALUES (NULL, (SELECT id FROM `regions` WHERE name = 'Brăila'), 'Racov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Râmnicelu</text:p>
          </table:table-cell>
          <table:table-cell/>
          <table:table-cell table:formula="of:=CONCATENATE([.$C$91];[.A717];[.$K$91];[.B717];[.$L$91])" office:value-type="string" office:string-value="INSERT INTO `cities` (`id`, `region_id`, `name`) VALUES (NULL, (SELECT id FROM `regions` WHERE name = 'Brăila'), 'Râmnicelu');" calcext:value-type="string">
            <text:p>INSERT INTO `cities` (`id`, `region_id`, `name`) VALUES (NULL, (SELECT id FROM `regions` WHERE name = 'Brăila'), 'Râmnicel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Romanu</text:p>
          </table:table-cell>
          <table:table-cell/>
          <table:table-cell table:formula="of:=CONCATENATE([.$C$91];[.A718];[.$K$91];[.B718];[.$L$91])" office:value-type="string" office:string-value="INSERT INTO `cities` (`id`, `region_id`, `name`) VALUES (NULL, (SELECT id FROM `regions` WHERE name = 'Brăila'), 'Romanu');" calcext:value-type="string">
            <text:p>INSERT INTO `cities` (`id`, `region_id`, `name`) VALUES (NULL, (SELECT id FROM `regions` WHERE name = 'Brăila'), 'Rom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Roșiori</text:p>
          </table:table-cell>
          <table:table-cell/>
          <table:table-cell table:formula="of:=CONCATENATE([.$C$91];[.A719];[.$K$91];[.B719];[.$L$91])" office:value-type="string" office:string-value="INSERT INTO `cities` (`id`, `region_id`, `name`) VALUES (NULL, (SELECT id FROM `regions` WHERE name = 'Brăila'), 'Roșiori');" calcext:value-type="string">
            <text:p>INSERT INTO `cities` (`id`, `region_id`, `name`) VALUES (NULL, (SELECT id FROM `regions` WHERE name = 'Brăila'), 'Roșio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Salcia Tudor</text:p>
          </table:table-cell>
          <table:table-cell/>
          <table:table-cell table:formula="of:=CONCATENATE([.$C$91];[.A720];[.$K$91];[.B720];[.$L$91])" office:value-type="string" office:string-value="INSERT INTO `cities` (`id`, `region_id`, `name`) VALUES (NULL, (SELECT id FROM `regions` WHERE name = 'Brăila'), 'Salcia Tudor');" calcext:value-type="string">
            <text:p>INSERT INTO `cities` (`id`, `region_id`, `name`) VALUES (NULL, (SELECT id FROM `regions` WHERE name = 'Brăila'), 'Salcia Tud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Scorțaru Nou</text:p>
          </table:table-cell>
          <table:table-cell/>
          <table:table-cell table:formula="of:=CONCATENATE([.$C$91];[.A721];[.$K$91];[.B721];[.$L$91])" office:value-type="string" office:string-value="INSERT INTO `cities` (`id`, `region_id`, `name`) VALUES (NULL, (SELECT id FROM `regions` WHERE name = 'Brăila'), 'Scorțaru Nou');" calcext:value-type="string">
            <text:p>INSERT INTO `cities` (`id`, `region_id`, `name`) VALUES (NULL, (SELECT id FROM `regions` WHERE name = 'Brăila'), 'Scorțaru No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Siliștea</text:p>
          </table:table-cell>
          <table:table-cell/>
          <table:table-cell table:formula="of:=CONCATENATE([.$C$91];[.A722];[.$K$91];[.B722];[.$L$91])" office:value-type="string" office:string-value="INSERT INTO `cities` (`id`, `region_id`, `name`) VALUES (NULL, (SELECT id FROM `regions` WHERE name = 'Brăila'), 'Siliștea');" calcext:value-type="string">
            <text:p>INSERT INTO `cities` (`id`, `region_id`, `name`) VALUES (NULL, (SELECT id FROM `regions` WHERE name = 'Brăila'), 'Siliș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Stăncuța</text:p>
          </table:table-cell>
          <table:table-cell/>
          <table:table-cell table:formula="of:=CONCATENATE([.$C$91];[.A723];[.$K$91];[.B723];[.$L$91])" office:value-type="string" office:string-value="INSERT INTO `cities` (`id`, `region_id`, `name`) VALUES (NULL, (SELECT id FROM `regions` WHERE name = 'Brăila'), 'Stăncuța');" calcext:value-type="string">
            <text:p>INSERT INTO `cities` (`id`, `region_id`, `name`) VALUES (NULL, (SELECT id FROM `regions` WHERE name = 'Brăila'), 'Stăncu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Surdila-Găiseanca</text:p>
          </table:table-cell>
          <table:table-cell/>
          <table:table-cell table:formula="of:=CONCATENATE([.$C$91];[.A724];[.$K$91];[.B724];[.$L$91])" office:value-type="string" office:string-value="INSERT INTO `cities` (`id`, `region_id`, `name`) VALUES (NULL, (SELECT id FROM `regions` WHERE name = 'Brăila'), 'Surdila-Găiseanca');" calcext:value-type="string">
            <text:p>INSERT INTO `cities` (`id`, `region_id`, `name`) VALUES (NULL, (SELECT id FROM `regions` WHERE name = 'Brăila'), 'Surdila-Găisean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Surdila-Greci</text:p>
          </table:table-cell>
          <table:table-cell/>
          <table:table-cell table:formula="of:=CONCATENATE([.$C$91];[.A725];[.$K$91];[.B725];[.$L$91])" office:value-type="string" office:string-value="INSERT INTO `cities` (`id`, `region_id`, `name`) VALUES (NULL, (SELECT id FROM `regions` WHERE name = 'Brăila'), 'Surdila-Greci');" calcext:value-type="string">
            <text:p>INSERT INTO `cities` (`id`, `region_id`, `name`) VALUES (NULL, (SELECT id FROM `regions` WHERE name = 'Brăila'), 'Surdila-Gre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Șuțești</text:p>
          </table:table-cell>
          <table:table-cell/>
          <table:table-cell table:formula="of:=CONCATENATE([.$C$91];[.A726];[.$K$91];[.B726];[.$L$91])" office:value-type="string" office:string-value="INSERT INTO `cities` (`id`, `region_id`, `name`) VALUES (NULL, (SELECT id FROM `regions` WHERE name = 'Brăila'), 'Șuțești');" calcext:value-type="string">
            <text:p>INSERT INTO `cities` (`id`, `region_id`, `name`) VALUES (NULL, (SELECT id FROM `regions` WHERE name = 'Brăila'), 'Șuț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Tichilești</text:p>
          </table:table-cell>
          <table:table-cell/>
          <table:table-cell table:formula="of:=CONCATENATE([.$C$91];[.A727];[.$K$91];[.B727];[.$L$91])" office:value-type="string" office:string-value="INSERT INTO `cities` (`id`, `region_id`, `name`) VALUES (NULL, (SELECT id FROM `regions` WHERE name = 'Brăila'), 'Tichilești');" calcext:value-type="string">
            <text:p>INSERT INTO `cities` (`id`, `region_id`, `name`) VALUES (NULL, (SELECT id FROM `regions` WHERE name = 'Brăila'), 'Tichi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Traian</text:p>
          </table:table-cell>
          <table:table-cell/>
          <table:table-cell table:formula="of:=CONCATENATE([.$C$91];[.A728];[.$K$91];[.B728];[.$L$91])" office:value-type="string" office:string-value="INSERT INTO `cities` (`id`, `region_id`, `name`) VALUES (NULL, (SELECT id FROM `regions` WHERE name = 'Brăila'), 'Traian');" calcext:value-type="string">
            <text:p>INSERT INTO `cities` (`id`, `region_id`, `name`) VALUES (NULL, (SELECT id FROM `regions` WHERE name = 'Brăila'), 'Trai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Tudor Vladimirescu</text:p>
          </table:table-cell>
          <table:table-cell/>
          <table:table-cell table:formula="of:=CONCATENATE([.$C$91];[.A729];[.$K$91];[.B729];[.$L$91])" office:value-type="string" office:string-value="INSERT INTO `cities` (`id`, `region_id`, `name`) VALUES (NULL, (SELECT id FROM `regions` WHERE name = 'Brăila'), 'Tudor Vladimirescu');" calcext:value-type="string">
            <text:p>INSERT INTO `cities` (`id`, `region_id`, `name`) VALUES (NULL, (SELECT id FROM `regions` WHERE name = 'Brăila'), 'Tudor Vladimires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Tufești</text:p>
          </table:table-cell>
          <table:table-cell/>
          <table:table-cell table:formula="of:=CONCATENATE([.$C$91];[.A730];[.$K$91];[.B730];[.$L$91])" office:value-type="string" office:string-value="INSERT INTO `cities` (`id`, `region_id`, `name`) VALUES (NULL, (SELECT id FROM `regions` WHERE name = 'Brăila'), 'Tufești');" calcext:value-type="string">
            <text:p>INSERT INTO `cities` (`id`, `region_id`, `name`) VALUES (NULL, (SELECT id FROM `regions` WHERE name = 'Brăila'), 'Tuf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Ulmu</text:p>
          </table:table-cell>
          <table:table-cell/>
          <table:table-cell table:formula="of:=CONCATENATE([.$C$91];[.A731];[.$K$91];[.B731];[.$L$91])" office:value-type="string" office:string-value="INSERT INTO `cities` (`id`, `region_id`, `name`) VALUES (NULL, (SELECT id FROM `regions` WHERE name = 'Brăila'), 'Ulmu');" calcext:value-type="string">
            <text:p>INSERT INTO `cities` (`id`, `region_id`, `name`) VALUES (NULL, (SELECT id FROM `regions` WHERE name = 'Brăila'), 'Ulm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Unirea</text:p>
          </table:table-cell>
          <table:table-cell/>
          <table:table-cell table:formula="of:=CONCATENATE([.$C$91];[.A732];[.$K$91];[.B732];[.$L$91])" office:value-type="string" office:string-value="INSERT INTO `cities` (`id`, `region_id`, `name`) VALUES (NULL, (SELECT id FROM `regions` WHERE name = 'Brăila'), 'Unirea');" calcext:value-type="string">
            <text:p>INSERT INTO `cities` (`id`, `region_id`, `name`) VALUES (NULL, (SELECT id FROM `regions` WHERE name = 'Brăila'), 'Unir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Vădeni</text:p>
          </table:table-cell>
          <table:table-cell/>
          <table:table-cell table:formula="of:=CONCATENATE([.$C$91];[.A733];[.$K$91];[.B733];[.$L$91])" office:value-type="string" office:string-value="INSERT INTO `cities` (`id`, `region_id`, `name`) VALUES (NULL, (SELECT id FROM `regions` WHERE name = 'Brăila'), 'Vădeni');" calcext:value-type="string">
            <text:p>INSERT INTO `cities` (`id`, `region_id`, `name`) VALUES (NULL, (SELECT id FROM `regions` WHERE name = 'Brăila'), 'Văd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Victoria</text:p>
          </table:table-cell>
          <table:table-cell/>
          <table:table-cell table:formula="of:=CONCATENATE([.$C$91];[.A734];[.$K$91];[.B734];[.$L$91])" office:value-type="string" office:string-value="INSERT INTO `cities` (`id`, `region_id`, `name`) VALUES (NULL, (SELECT id FROM `regions` WHERE name = 'Brăila'), 'Victoria');" calcext:value-type="string">
            <text:p>INSERT INTO `cities` (`id`, `region_id`, `name`) VALUES (NULL, (SELECT id FROM `regions` WHERE name = 'Brăila'), 'Victor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Vișani</text:p>
          </table:table-cell>
          <table:table-cell/>
          <table:table-cell table:formula="of:=CONCATENATE([.$C$91];[.A735];[.$K$91];[.B735];[.$L$91])" office:value-type="string" office:string-value="INSERT INTO `cities` (`id`, `region_id`, `name`) VALUES (NULL, (SELECT id FROM `regions` WHERE name = 'Brăila'), 'Vișani');" calcext:value-type="string">
            <text:p>INSERT INTO `cities` (`id`, `region_id`, `name`) VALUES (NULL, (SELECT id FROM `regions` WHERE name = 'Brăila'), 'Vi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Viziru</text:p>
          </table:table-cell>
          <table:table-cell/>
          <table:table-cell table:formula="of:=CONCATENATE([.$C$91];[.A736];[.$K$91];[.B736];[.$L$91])" office:value-type="string" office:string-value="INSERT INTO `cities` (`id`, `region_id`, `name`) VALUES (NULL, (SELECT id FROM `regions` WHERE name = 'Brăila'), 'Viziru');" calcext:value-type="string">
            <text:p>INSERT INTO `cities` (`id`, `region_id`, `name`) VALUES (NULL, (SELECT id FROM `regions` WHERE name = 'Brăila'), 'Vizi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Zăvoaia</text:p>
          </table:table-cell>
          <table:table-cell/>
          <table:table-cell table:formula="of:=CONCATENATE([.$C$91];[.A737];[.$K$91];[.B737];[.$L$91])" office:value-type="string" office:string-value="INSERT INTO `cities` (`id`, `region_id`, `name`) VALUES (NULL, (SELECT id FROM `regions` WHERE name = 'Brăila'), 'Zăvoaia');" calcext:value-type="string">
            <text:p>INSERT INTO `cities` (`id`, `region_id`, `name`) VALUES (NULL, (SELECT id FROM `regions` WHERE name = 'Brăila'), 'Zăvoaia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Apața</text:p>
          </table:table-cell>
          <table:table-cell/>
          <table:table-cell table:formula="of:=CONCATENATE([.$C$91];[.A739];[.$K$91];[.B739];[.$L$91])" office:value-type="string" office:string-value="INSERT INTO `cities` (`id`, `region_id`, `name`) VALUES (NULL, (SELECT id FROM `regions` WHERE name = 'Brașov'), 'Apața');" calcext:value-type="string">
            <text:p>INSERT INTO `cities` (`id`, `region_id`, `name`) VALUES (NULL, (SELECT id FROM `regions` WHERE name = 'Brașov'), 'Apa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Augustin</text:p>
          </table:table-cell>
          <table:table-cell/>
          <table:table-cell table:formula="of:=CONCATENATE([.$C$91];[.A740];[.$K$91];[.B740];[.$L$91])" office:value-type="string" office:string-value="INSERT INTO `cities` (`id`, `region_id`, `name`) VALUES (NULL, (SELECT id FROM `regions` WHERE name = 'Brașov'), 'Augustin');" calcext:value-type="string">
            <text:p>INSERT INTO `cities` (`id`, `region_id`, `name`) VALUES (NULL, (SELECT id FROM `regions` WHERE name = 'Brașov'), 'August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Beclean</text:p>
          </table:table-cell>
          <table:table-cell/>
          <table:table-cell table:formula="of:=CONCATENATE([.$C$91];[.A741];[.$K$91];[.B741];[.$L$91])" office:value-type="string" office:string-value="INSERT INTO `cities` (`id`, `region_id`, `name`) VALUES (NULL, (SELECT id FROM `regions` WHERE name = 'Brașov'), 'Beclean');" calcext:value-type="string">
            <text:p>INSERT INTO `cities` (`id`, `region_id`, `name`) VALUES (NULL, (SELECT id FROM `regions` WHERE name = 'Brașov'), 'Becle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Bod</text:p>
          </table:table-cell>
          <table:table-cell/>
          <table:table-cell table:formula="of:=CONCATENATE([.$C$91];[.A742];[.$K$91];[.B742];[.$L$91])" office:value-type="string" office:string-value="INSERT INTO `cities` (`id`, `region_id`, `name`) VALUES (NULL, (SELECT id FROM `regions` WHERE name = 'Brașov'), 'Bod');" calcext:value-type="string">
            <text:p>INSERT INTO `cities` (`id`, `region_id`, `name`) VALUES (NULL, (SELECT id FROM `regions` WHERE name = 'Brașov'), 'Bo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Bran</text:p>
          </table:table-cell>
          <table:table-cell/>
          <table:table-cell table:formula="of:=CONCATENATE([.$C$91];[.A743];[.$K$91];[.B743];[.$L$91])" office:value-type="string" office:string-value="INSERT INTO `cities` (`id`, `region_id`, `name`) VALUES (NULL, (SELECT id FROM `regions` WHERE name = 'Brașov'), 'Bran');" calcext:value-type="string">
            <text:p>INSERT INTO `cities` (`id`, `region_id`, `name`) VALUES (NULL, (SELECT id FROM `regions` WHERE name = 'Brașov'), 'Bran');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Brașov</text:p>
          </table:table-cell>
          <table:table-cell/>
          <table:table-cell table:formula="of:=CONCATENATE([.$C$91];[.A744];[.$K$91];[.B744];[.$L$91])" office:value-type="string" office:string-value="INSERT INTO `cities` (`id`, `region_id`, `name`) VALUES (NULL, (SELECT id FROM `regions` WHERE name = 'Brașov'), 'Brașov');" calcext:value-type="string">
            <text:p>INSERT INTO `cities` (`id`, `region_id`, `name`) VALUES (NULL, (SELECT id FROM `regions` WHERE name = 'Brașov'), 'Brașo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Budila</text:p>
          </table:table-cell>
          <table:table-cell/>
          <table:table-cell table:formula="of:=CONCATENATE([.$C$91];[.A745];[.$K$91];[.B745];[.$L$91])" office:value-type="string" office:string-value="INSERT INTO `cities` (`id`, `region_id`, `name`) VALUES (NULL, (SELECT id FROM `regions` WHERE name = 'Brașov'), 'Budila');" calcext:value-type="string">
            <text:p>INSERT INTO `cities` (`id`, `region_id`, `name`) VALUES (NULL, (SELECT id FROM `regions` WHERE name = 'Brașov'), 'Budi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Bunești</text:p>
          </table:table-cell>
          <table:table-cell/>
          <table:table-cell table:formula="of:=CONCATENATE([.$C$91];[.A746];[.$K$91];[.B746];[.$L$91])" office:value-type="string" office:string-value="INSERT INTO `cities` (`id`, `region_id`, `name`) VALUES (NULL, (SELECT id FROM `regions` WHERE name = 'Brașov'), 'Bunești');" calcext:value-type="string">
            <text:p>INSERT INTO `cities` (`id`, `region_id`, `name`) VALUES (NULL, (SELECT id FROM `regions` WHERE name = 'Brașov'), 'Bu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Cața</text:p>
          </table:table-cell>
          <table:table-cell/>
          <table:table-cell table:formula="of:=CONCATENATE([.$C$91];[.A747];[.$K$91];[.B747];[.$L$91])" office:value-type="string" office:string-value="INSERT INTO `cities` (`id`, `region_id`, `name`) VALUES (NULL, (SELECT id FROM `regions` WHERE name = 'Brașov'), 'Cața');" calcext:value-type="string">
            <text:p>INSERT INTO `cities` (`id`, `region_id`, `name`) VALUES (NULL, (SELECT id FROM `regions` WHERE name = 'Brașov'), 'Ca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Cincu</text:p>
          </table:table-cell>
          <table:table-cell/>
          <table:table-cell table:formula="of:=CONCATENATE([.$C$91];[.A748];[.$K$91];[.B748];[.$L$91])" office:value-type="string" office:string-value="INSERT INTO `cities` (`id`, `region_id`, `name`) VALUES (NULL, (SELECT id FROM `regions` WHERE name = 'Brașov'), 'Cincu');" calcext:value-type="string">
            <text:p>INSERT INTO `cities` (`id`, `region_id`, `name`) VALUES (NULL, (SELECT id FROM `regions` WHERE name = 'Brașov'), 'Cin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Codlea</text:p>
          </table:table-cell>
          <table:table-cell/>
          <table:table-cell table:formula="of:=CONCATENATE([.$C$91];[.A749];[.$K$91];[.B749];[.$L$91])" office:value-type="string" office:string-value="INSERT INTO `cities` (`id`, `region_id`, `name`) VALUES (NULL, (SELECT id FROM `regions` WHERE name = 'Brașov'), 'Codlea');" calcext:value-type="string">
            <text:p>INSERT INTO `cities` (`id`, `region_id`, `name`) VALUES (NULL, (SELECT id FROM `regions` WHERE name = 'Brașov'), 'Codl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Comăna</text:p>
          </table:table-cell>
          <table:table-cell/>
          <table:table-cell table:formula="of:=CONCATENATE([.$C$91];[.A750];[.$K$91];[.B750];[.$L$91])" office:value-type="string" office:string-value="INSERT INTO `cities` (`id`, `region_id`, `name`) VALUES (NULL, (SELECT id FROM `regions` WHERE name = 'Brașov'), 'Comăna');" calcext:value-type="string">
            <text:p>INSERT INTO `cities` (`id`, `region_id`, `name`) VALUES (NULL, (SELECT id FROM `regions` WHERE name = 'Brașov'), 'Comă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Cristian</text:p>
          </table:table-cell>
          <table:table-cell/>
          <table:table-cell table:formula="of:=CONCATENATE([.$C$91];[.A751];[.$K$91];[.B751];[.$L$91])" office:value-type="string" office:string-value="INSERT INTO `cities` (`id`, `region_id`, `name`) VALUES (NULL, (SELECT id FROM `regions` WHERE name = 'Brașov'), 'Cristian');" calcext:value-type="string">
            <text:p>INSERT INTO `cities` (`id`, `region_id`, `name`) VALUES (NULL, (SELECT id FROM `regions` WHERE name = 'Brașov'), 'Cristi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Crizbav</text:p>
          </table:table-cell>
          <table:table-cell/>
          <table:table-cell table:formula="of:=CONCATENATE([.$C$91];[.A752];[.$K$91];[.B752];[.$L$91])" office:value-type="string" office:string-value="INSERT INTO `cities` (`id`, `region_id`, `name`) VALUES (NULL, (SELECT id FROM `regions` WHERE name = 'Brașov'), 'Crizbav');" calcext:value-type="string">
            <text:p>INSERT INTO `cities` (`id`, `region_id`, `name`) VALUES (NULL, (SELECT id FROM `regions` WHERE name = 'Brașov'), 'Crizba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Drăguș</text:p>
          </table:table-cell>
          <table:table-cell/>
          <table:table-cell table:formula="of:=CONCATENATE([.$C$91];[.A753];[.$K$91];[.B753];[.$L$91])" office:value-type="string" office:string-value="INSERT INTO `cities` (`id`, `region_id`, `name`) VALUES (NULL, (SELECT id FROM `regions` WHERE name = 'Brașov'), 'Drăguș');" calcext:value-type="string">
            <text:p>INSERT INTO `cities` (`id`, `region_id`, `name`) VALUES (NULL, (SELECT id FROM `regions` WHERE name = 'Brașov'), 'Drăg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Dumbrăvița</text:p>
          </table:table-cell>
          <table:table-cell/>
          <table:table-cell table:formula="of:=CONCATENATE([.$C$91];[.A754];[.$K$91];[.B754];[.$L$91])" office:value-type="string" office:string-value="INSERT INTO `cities` (`id`, `region_id`, `name`) VALUES (NULL, (SELECT id FROM `regions` WHERE name = 'Brașov'), 'Dumbrăvița');" calcext:value-type="string">
            <text:p>INSERT INTO `cities` (`id`, `region_id`, `name`) VALUES (NULL, (SELECT id FROM `regions` WHERE name = 'Brașov'), 'Dumbrăv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Făgăraș</text:p>
          </table:table-cell>
          <table:table-cell/>
          <table:table-cell table:formula="of:=CONCATENATE([.$C$91];[.A755];[.$K$91];[.B755];[.$L$91])" office:value-type="string" office:string-value="INSERT INTO `cities` (`id`, `region_id`, `name`) VALUES (NULL, (SELECT id FROM `regions` WHERE name = 'Brașov'), 'Făgăraș');" calcext:value-type="string">
            <text:p>INSERT INTO `cities` (`id`, `region_id`, `name`) VALUES (NULL, (SELECT id FROM `regions` WHERE name = 'Brașov'), 'Făgăr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Feldioara</text:p>
          </table:table-cell>
          <table:table-cell/>
          <table:table-cell table:formula="of:=CONCATENATE([.$C$91];[.A756];[.$K$91];[.B756];[.$L$91])" office:value-type="string" office:string-value="INSERT INTO `cities` (`id`, `region_id`, `name`) VALUES (NULL, (SELECT id FROM `regions` WHERE name = 'Brașov'), 'Feldioara');" calcext:value-type="string">
            <text:p>INSERT INTO `cities` (`id`, `region_id`, `name`) VALUES (NULL, (SELECT id FROM `regions` WHERE name = 'Brașov'), 'Feldi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Fundata</text:p>
          </table:table-cell>
          <table:table-cell/>
          <table:table-cell table:formula="of:=CONCATENATE([.$C$91];[.A757];[.$K$91];[.B757];[.$L$91])" office:value-type="string" office:string-value="INSERT INTO `cities` (`id`, `region_id`, `name`) VALUES (NULL, (SELECT id FROM `regions` WHERE name = 'Brașov'), 'Fundata');" calcext:value-type="string">
            <text:p>INSERT INTO `cities` (`id`, `region_id`, `name`) VALUES (NULL, (SELECT id FROM `regions` WHERE name = 'Brașov'), 'Funda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Ghimbav</text:p>
          </table:table-cell>
          <table:table-cell/>
          <table:table-cell table:formula="of:=CONCATENATE([.$C$91];[.A758];[.$K$91];[.B758];[.$L$91])" office:value-type="string" office:string-value="INSERT INTO `cities` (`id`, `region_id`, `name`) VALUES (NULL, (SELECT id FROM `regions` WHERE name = 'Brașov'), 'Ghimbav');" calcext:value-type="string">
            <text:p>INSERT INTO `cities` (`id`, `region_id`, `name`) VALUES (NULL, (SELECT id FROM `regions` WHERE name = 'Brașov'), 'Ghimba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Hălchiu</text:p>
          </table:table-cell>
          <table:table-cell/>
          <table:table-cell table:formula="of:=CONCATENATE([.$C$91];[.A759];[.$K$91];[.B759];[.$L$91])" office:value-type="string" office:string-value="INSERT INTO `cities` (`id`, `region_id`, `name`) VALUES (NULL, (SELECT id FROM `regions` WHERE name = 'Brașov'), 'Hălchiu');" calcext:value-type="string">
            <text:p>INSERT INTO `cities` (`id`, `region_id`, `name`) VALUES (NULL, (SELECT id FROM `regions` WHERE name = 'Brașov'), 'Hălch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Hărman</text:p>
          </table:table-cell>
          <table:table-cell/>
          <table:table-cell table:formula="of:=CONCATENATE([.$C$91];[.A760];[.$K$91];[.B760];[.$L$91])" office:value-type="string" office:string-value="INSERT INTO `cities` (`id`, `region_id`, `name`) VALUES (NULL, (SELECT id FROM `regions` WHERE name = 'Brașov'), 'Hărman');" calcext:value-type="string">
            <text:p>INSERT INTO `cities` (`id`, `region_id`, `name`) VALUES (NULL, (SELECT id FROM `regions` WHERE name = 'Brașov'), 'Hărm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Hârseni</text:p>
          </table:table-cell>
          <table:table-cell/>
          <table:table-cell table:formula="of:=CONCATENATE([.$C$91];[.A761];[.$K$91];[.B761];[.$L$91])" office:value-type="string" office:string-value="INSERT INTO `cities` (`id`, `region_id`, `name`) VALUES (NULL, (SELECT id FROM `regions` WHERE name = 'Brașov'), 'Hârseni');" calcext:value-type="string">
            <text:p>INSERT INTO `cities` (`id`, `region_id`, `name`) VALUES (NULL, (SELECT id FROM `regions` WHERE name = 'Brașov'), 'Hârs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Hoghiz</text:p>
          </table:table-cell>
          <table:table-cell/>
          <table:table-cell table:formula="of:=CONCATENATE([.$C$91];[.A762];[.$K$91];[.B762];[.$L$91])" office:value-type="string" office:string-value="INSERT INTO `cities` (`id`, `region_id`, `name`) VALUES (NULL, (SELECT id FROM `regions` WHERE name = 'Brașov'), 'Hoghiz');" calcext:value-type="string">
            <text:p>INSERT INTO `cities` (`id`, `region_id`, `name`) VALUES (NULL, (SELECT id FROM `regions` WHERE name = 'Brașov'), 'Hoghiz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Holbav</text:p>
          </table:table-cell>
          <table:table-cell/>
          <table:table-cell table:formula="of:=CONCATENATE([.$C$91];[.A763];[.$K$91];[.B763];[.$L$91])" office:value-type="string" office:string-value="INSERT INTO `cities` (`id`, `region_id`, `name`) VALUES (NULL, (SELECT id FROM `regions` WHERE name = 'Brașov'), 'Holbav');" calcext:value-type="string">
            <text:p>INSERT INTO `cities` (`id`, `region_id`, `name`) VALUES (NULL, (SELECT id FROM `regions` WHERE name = 'Brașov'), 'Holba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Homorod</text:p>
          </table:table-cell>
          <table:table-cell/>
          <table:table-cell table:formula="of:=CONCATENATE([.$C$91];[.A764];[.$K$91];[.B764];[.$L$91])" office:value-type="string" office:string-value="INSERT INTO `cities` (`id`, `region_id`, `name`) VALUES (NULL, (SELECT id FROM `regions` WHERE name = 'Brașov'), 'Homorod');" calcext:value-type="string">
            <text:p>INSERT INTO `cities` (`id`, `region_id`, `name`) VALUES (NULL, (SELECT id FROM `regions` WHERE name = 'Brașov'), 'Homoro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Jibert</text:p>
          </table:table-cell>
          <table:table-cell/>
          <table:table-cell table:formula="of:=CONCATENATE([.$C$91];[.A765];[.$K$91];[.B765];[.$L$91])" office:value-type="string" office:string-value="INSERT INTO `cities` (`id`, `region_id`, `name`) VALUES (NULL, (SELECT id FROM `regions` WHERE name = 'Brașov'), 'Jibert');" calcext:value-type="string">
            <text:p>INSERT INTO `cities` (`id`, `region_id`, `name`) VALUES (NULL, (SELECT id FROM `regions` WHERE name = 'Brașov'), 'Jiber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Lisa</text:p>
          </table:table-cell>
          <table:table-cell/>
          <table:table-cell table:formula="of:=CONCATENATE([.$C$91];[.A766];[.$K$91];[.B766];[.$L$91])" office:value-type="string" office:string-value="INSERT INTO `cities` (`id`, `region_id`, `name`) VALUES (NULL, (SELECT id FROM `regions` WHERE name = 'Brașov'), 'Lisa');" calcext:value-type="string">
            <text:p>INSERT INTO `cities` (`id`, `region_id`, `name`) VALUES (NULL, (SELECT id FROM `regions` WHERE name = 'Brașov'), 'Li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Măieruș</text:p>
          </table:table-cell>
          <table:table-cell/>
          <table:table-cell table:formula="of:=CONCATENATE([.$C$91];[.A767];[.$K$91];[.B767];[.$L$91])" office:value-type="string" office:string-value="INSERT INTO `cities` (`id`, `region_id`, `name`) VALUES (NULL, (SELECT id FROM `regions` WHERE name = 'Brașov'), 'Măieruș');" calcext:value-type="string">
            <text:p>INSERT INTO `cities` (`id`, `region_id`, `name`) VALUES (NULL, (SELECT id FROM `regions` WHERE name = 'Brașov'), 'Măier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Mândra</text:p>
          </table:table-cell>
          <table:table-cell/>
          <table:table-cell table:formula="of:=CONCATENATE([.$C$91];[.A768];[.$K$91];[.B768];[.$L$91])" office:value-type="string" office:string-value="INSERT INTO `cities` (`id`, `region_id`, `name`) VALUES (NULL, (SELECT id FROM `regions` WHERE name = 'Brașov'), 'Mândra');" calcext:value-type="string">
            <text:p>INSERT INTO `cities` (`id`, `region_id`, `name`) VALUES (NULL, (SELECT id FROM `regions` WHERE name = 'Brașov'), 'Mând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Moieciu</text:p>
          </table:table-cell>
          <table:table-cell/>
          <table:table-cell table:formula="of:=CONCATENATE([.$C$91];[.A769];[.$K$91];[.B769];[.$L$91])" office:value-type="string" office:string-value="INSERT INTO `cities` (`id`, `region_id`, `name`) VALUES (NULL, (SELECT id FROM `regions` WHERE name = 'Brașov'), 'Moieciu');" calcext:value-type="string">
            <text:p>INSERT INTO `cities` (`id`, `region_id`, `name`) VALUES (NULL, (SELECT id FROM `regions` WHERE name = 'Brașov'), 'Moiec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Ormeniș</text:p>
          </table:table-cell>
          <table:table-cell/>
          <table:table-cell table:formula="of:=CONCATENATE([.$C$91];[.A770];[.$K$91];[.B770];[.$L$91])" office:value-type="string" office:string-value="INSERT INTO `cities` (`id`, `region_id`, `name`) VALUES (NULL, (SELECT id FROM `regions` WHERE name = 'Brașov'), 'Ormeniș');" calcext:value-type="string">
            <text:p>INSERT INTO `cities` (`id`, `region_id`, `name`) VALUES (NULL, (SELECT id FROM `regions` WHERE name = 'Brașov'), 'Ormen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Părău</text:p>
          </table:table-cell>
          <table:table-cell/>
          <table:table-cell table:formula="of:=CONCATENATE([.$C$91];[.A771];[.$K$91];[.B771];[.$L$91])" office:value-type="string" office:string-value="INSERT INTO `cities` (`id`, `region_id`, `name`) VALUES (NULL, (SELECT id FROM `regions` WHERE name = 'Brașov'), 'Părău');" calcext:value-type="string">
            <text:p>INSERT INTO `cities` (`id`, `region_id`, `name`) VALUES (NULL, (SELECT id FROM `regions` WHERE name = 'Brașov'), 'Păr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Poiana Mărului</text:p>
          </table:table-cell>
          <table:table-cell/>
          <table:table-cell table:formula="of:=CONCATENATE([.$C$91];[.A772];[.$K$91];[.B772];[.$L$91])" office:value-type="string" office:string-value="INSERT INTO `cities` (`id`, `region_id`, `name`) VALUES (NULL, (SELECT id FROM `regions` WHERE name = 'Brașov'), 'Poiana Mărului');" calcext:value-type="string">
            <text:p>INSERT INTO `cities` (`id`, `region_id`, `name`) VALUES (NULL, (SELECT id FROM `regions` WHERE name = 'Brașov'), 'Poiana Măr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Predeal</text:p>
          </table:table-cell>
          <table:table-cell/>
          <table:table-cell table:formula="of:=CONCATENATE([.$C$91];[.A773];[.$K$91];[.B773];[.$L$91])" office:value-type="string" office:string-value="INSERT INTO `cities` (`id`, `region_id`, `name`) VALUES (NULL, (SELECT id FROM `regions` WHERE name = 'Brașov'), 'Predeal');" calcext:value-type="string">
            <text:p>INSERT INTO `cities` (`id`, `region_id`, `name`) VALUES (NULL, (SELECT id FROM `regions` WHERE name = 'Brașov'), 'Predea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Prejmer</text:p>
          </table:table-cell>
          <table:table-cell/>
          <table:table-cell table:formula="of:=CONCATENATE([.$C$91];[.A774];[.$K$91];[.B774];[.$L$91])" office:value-type="string" office:string-value="INSERT INTO `cities` (`id`, `region_id`, `name`) VALUES (NULL, (SELECT id FROM `regions` WHERE name = 'Brașov'), 'Prejmer');" calcext:value-type="string">
            <text:p>INSERT INTO `cities` (`id`, `region_id`, `name`) VALUES (NULL, (SELECT id FROM `regions` WHERE name = 'Brașov'), 'Prejme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Racoș</text:p>
          </table:table-cell>
          <table:table-cell/>
          <table:table-cell table:formula="of:=CONCATENATE([.$C$91];[.A775];[.$K$91];[.B775];[.$L$91])" office:value-type="string" office:string-value="INSERT INTO `cities` (`id`, `region_id`, `name`) VALUES (NULL, (SELECT id FROM `regions` WHERE name = 'Brașov'), 'Racoș');" calcext:value-type="string">
            <text:p>INSERT INTO `cities` (`id`, `region_id`, `name`) VALUES (NULL, (SELECT id FROM `regions` WHERE name = 'Brașov'), 'Raco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Râșnov</text:p>
          </table:table-cell>
          <table:table-cell/>
          <table:table-cell table:formula="of:=CONCATENATE([.$C$91];[.A776];[.$K$91];[.B776];[.$L$91])" office:value-type="string" office:string-value="INSERT INTO `cities` (`id`, `region_id`, `name`) VALUES (NULL, (SELECT id FROM `regions` WHERE name = 'Brașov'), 'Râșnov');" calcext:value-type="string">
            <text:p>INSERT INTO `cities` (`id`, `region_id`, `name`) VALUES (NULL, (SELECT id FROM `regions` WHERE name = 'Brașov'), 'Râșno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Recea</text:p>
          </table:table-cell>
          <table:table-cell/>
          <table:table-cell table:formula="of:=CONCATENATE([.$C$91];[.A777];[.$K$91];[.B777];[.$L$91])" office:value-type="string" office:string-value="INSERT INTO `cities` (`id`, `region_id`, `name`) VALUES (NULL, (SELECT id FROM `regions` WHERE name = 'Brașov'), 'Recea');" calcext:value-type="string">
            <text:p>INSERT INTO `cities` (`id`, `region_id`, `name`) VALUES (NULL, (SELECT id FROM `regions` WHERE name = 'Brașov'), 'Re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Rupea (Cohalm)</text:p>
          </table:table-cell>
          <table:table-cell/>
          <table:table-cell table:formula="of:=CONCATENATE([.$C$91];[.A778];[.$K$91];[.B778];[.$L$91])" office:value-type="string" office:string-value="INSERT INTO `cities` (`id`, `region_id`, `name`) VALUES (NULL, (SELECT id FROM `regions` WHERE name = 'Brașov'), 'Rupea (Cohalm)');" calcext:value-type="string">
            <text:p>INSERT INTO `cities` (`id`, `region_id`, `name`) VALUES (NULL, (SELECT id FROM `regions` WHERE name = 'Brașov'), 'Rupea (Cohalm)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Săcele</text:p>
          </table:table-cell>
          <table:table-cell/>
          <table:table-cell table:formula="of:=CONCATENATE([.$C$91];[.A779];[.$K$91];[.B779];[.$L$91])" office:value-type="string" office:string-value="INSERT INTO `cities` (`id`, `region_id`, `name`) VALUES (NULL, (SELECT id FROM `regions` WHERE name = 'Brașov'), 'Săcele');" calcext:value-type="string">
            <text:p>INSERT INTO `cities` (`id`, `region_id`, `name`) VALUES (NULL, (SELECT id FROM `regions` WHERE name = 'Brașov'), 'Săc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Sâmbăta de Sus</text:p>
          </table:table-cell>
          <table:table-cell/>
          <table:table-cell table:formula="of:=CONCATENATE([.$C$91];[.A780];[.$K$91];[.B780];[.$L$91])" office:value-type="string" office:string-value="INSERT INTO `cities` (`id`, `region_id`, `name`) VALUES (NULL, (SELECT id FROM `regions` WHERE name = 'Brașov'), 'Sâmbăta de Sus');" calcext:value-type="string">
            <text:p>INSERT INTO `cities` (`id`, `region_id`, `name`) VALUES (NULL, (SELECT id FROM `regions` WHERE name = 'Brașov'), 'Sâmbăta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Sânpetru</text:p>
          </table:table-cell>
          <table:table-cell/>
          <table:table-cell table:formula="of:=CONCATENATE([.$C$91];[.A781];[.$K$91];[.B781];[.$L$91])" office:value-type="string" office:string-value="INSERT INTO `cities` (`id`, `region_id`, `name`) VALUES (NULL, (SELECT id FROM `regions` WHERE name = 'Brașov'), 'Sânpetru');" calcext:value-type="string">
            <text:p>INSERT INTO `cities` (`id`, `region_id`, `name`) VALUES (NULL, (SELECT id FROM `regions` WHERE name = 'Brașov'), 'Sânpet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Șercaia</text:p>
          </table:table-cell>
          <table:table-cell/>
          <table:table-cell table:formula="of:=CONCATENATE([.$C$91];[.A782];[.$K$91];[.B782];[.$L$91])" office:value-type="string" office:string-value="INSERT INTO `cities` (`id`, `region_id`, `name`) VALUES (NULL, (SELECT id FROM `regions` WHERE name = 'Brașov'), 'Șercaia');" calcext:value-type="string">
            <text:p>INSERT INTO `cities` (`id`, `region_id`, `name`) VALUES (NULL, (SELECT id FROM `regions` WHERE name = 'Brașov'), 'Șerc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Șinca</text:p>
          </table:table-cell>
          <table:table-cell/>
          <table:table-cell table:formula="of:=CONCATENATE([.$C$91];[.A783];[.$K$91];[.B783];[.$L$91])" office:value-type="string" office:string-value="INSERT INTO `cities` (`id`, `region_id`, `name`) VALUES (NULL, (SELECT id FROM `regions` WHERE name = 'Brașov'), 'Șinca');" calcext:value-type="string">
            <text:p>INSERT INTO `cities` (`id`, `region_id`, `name`) VALUES (NULL, (SELECT id FROM `regions` WHERE name = 'Brașov'), 'Șin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Șinca Nouă</text:p>
          </table:table-cell>
          <table:table-cell/>
          <table:table-cell table:formula="of:=CONCATENATE([.$C$91];[.A784];[.$K$91];[.B784];[.$L$91])" office:value-type="string" office:string-value="INSERT INTO `cities` (`id`, `region_id`, `name`) VALUES (NULL, (SELECT id FROM `regions` WHERE name = 'Brașov'), 'Șinca Nouă');" calcext:value-type="string">
            <text:p>INSERT INTO `cities` (`id`, `region_id`, `name`) VALUES (NULL, (SELECT id FROM `regions` WHERE name = 'Brașov'), 'Șinca Nou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Șoarș</text:p>
          </table:table-cell>
          <table:table-cell/>
          <table:table-cell table:formula="of:=CONCATENATE([.$C$91];[.A785];[.$K$91];[.B785];[.$L$91])" office:value-type="string" office:string-value="INSERT INTO `cities` (`id`, `region_id`, `name`) VALUES (NULL, (SELECT id FROM `regions` WHERE name = 'Brașov'), 'Șoarș');" calcext:value-type="string">
            <text:p>INSERT INTO `cities` (`id`, `region_id`, `name`) VALUES (NULL, (SELECT id FROM `regions` WHERE name = 'Brașov'), 'Șoar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Tărlungeni</text:p>
          </table:table-cell>
          <table:table-cell/>
          <table:table-cell table:formula="of:=CONCATENATE([.$C$91];[.A786];[.$K$91];[.B786];[.$L$91])" office:value-type="string" office:string-value="INSERT INTO `cities` (`id`, `region_id`, `name`) VALUES (NULL, (SELECT id FROM `regions` WHERE name = 'Brașov'), 'Tărlungeni');" calcext:value-type="string">
            <text:p>INSERT INTO `cities` (`id`, `region_id`, `name`) VALUES (NULL, (SELECT id FROM `regions` WHERE name = 'Brașov'), 'Tărlung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Teliu</text:p>
          </table:table-cell>
          <table:table-cell/>
          <table:table-cell table:formula="of:=CONCATENATE([.$C$91];[.A787];[.$K$91];[.B787];[.$L$91])" office:value-type="string" office:string-value="INSERT INTO `cities` (`id`, `region_id`, `name`) VALUES (NULL, (SELECT id FROM `regions` WHERE name = 'Brașov'), 'Teliu');" calcext:value-type="string">
            <text:p>INSERT INTO `cities` (`id`, `region_id`, `name`) VALUES (NULL, (SELECT id FROM `regions` WHERE name = 'Brașov'), 'Tel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Ticușu</text:p>
          </table:table-cell>
          <table:table-cell/>
          <table:table-cell table:formula="of:=CONCATENATE([.$C$91];[.A788];[.$K$91];[.B788];[.$L$91])" office:value-type="string" office:string-value="INSERT INTO `cities` (`id`, `region_id`, `name`) VALUES (NULL, (SELECT id FROM `regions` WHERE name = 'Brașov'), 'Ticușu');" calcext:value-type="string">
            <text:p>INSERT INTO `cities` (`id`, `region_id`, `name`) VALUES (NULL, (SELECT id FROM `regions` WHERE name = 'Brașov'), 'Ticuș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Ucea</text:p>
          </table:table-cell>
          <table:table-cell/>
          <table:table-cell table:formula="of:=CONCATENATE([.$C$91];[.A789];[.$K$91];[.B789];[.$L$91])" office:value-type="string" office:string-value="INSERT INTO `cities` (`id`, `region_id`, `name`) VALUES (NULL, (SELECT id FROM `regions` WHERE name = 'Brașov'), 'Ucea');" calcext:value-type="string">
            <text:p>INSERT INTO `cities` (`id`, `region_id`, `name`) VALUES (NULL, (SELECT id FROM `regions` WHERE name = 'Brașov'), 'U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Ungra</text:p>
          </table:table-cell>
          <table:table-cell/>
          <table:table-cell table:formula="of:=CONCATENATE([.$C$91];[.A790];[.$K$91];[.B790];[.$L$91])" office:value-type="string" office:string-value="INSERT INTO `cities` (`id`, `region_id`, `name`) VALUES (NULL, (SELECT id FROM `regions` WHERE name = 'Brașov'), 'Ungra');" calcext:value-type="string">
            <text:p>INSERT INTO `cities` (`id`, `region_id`, `name`) VALUES (NULL, (SELECT id FROM `regions` WHERE name = 'Brașov'), 'Ung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Vama Buzăului</text:p>
          </table:table-cell>
          <table:table-cell/>
          <table:table-cell table:formula="of:=CONCATENATE([.$C$91];[.A791];[.$K$91];[.B791];[.$L$91])" office:value-type="string" office:string-value="INSERT INTO `cities` (`id`, `region_id`, `name`) VALUES (NULL, (SELECT id FROM `regions` WHERE name = 'Brașov'), 'Vama Buzăului');" calcext:value-type="string">
            <text:p>INSERT INTO `cities` (`id`, `region_id`, `name`) VALUES (NULL, (SELECT id FROM `regions` WHERE name = 'Brașov'), 'Vama Buză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Victoria (Ucea Fabricii, Ucea Roşie, Ucea-Colonie)</text:p>
          </table:table-cell>
          <table:table-cell/>
          <table:table-cell table:formula="of:=CONCATENATE([.$C$91];[.A792];[.$K$91];[.B792];[.$L$91])" office:value-type="string" office:string-value="INSERT INTO `cities` (`id`, `region_id`, `name`) VALUES (NULL, (SELECT id FROM `regions` WHERE name = 'Brașov'), 'Victoria (Ucea Fabricii, Ucea Roşie, Ucea-Colonie)');" calcext:value-type="string">
            <text:p>INSERT INTO `cities` (`id`, `region_id`, `name`) VALUES (NULL, (SELECT id FROM `regions` WHERE name = 'Brașov'), 'Victoria (Ucea Fabricii, Ucea Roşie, Ucea-Colonie)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Viștea</text:p>
          </table:table-cell>
          <table:table-cell/>
          <table:table-cell table:formula="of:=CONCATENATE([.$C$91];[.A793];[.$K$91];[.B793];[.$L$91])" office:value-type="string" office:string-value="INSERT INTO `cities` (`id`, `region_id`, `name`) VALUES (NULL, (SELECT id FROM `regions` WHERE name = 'Brașov'), 'Viștea');" calcext:value-type="string">
            <text:p>INSERT INTO `cities` (`id`, `region_id`, `name`) VALUES (NULL, (SELECT id FROM `regions` WHERE name = 'Brașov'), 'Viș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Voila</text:p>
          </table:table-cell>
          <table:table-cell/>
          <table:table-cell table:formula="of:=CONCATENATE([.$C$91];[.A794];[.$K$91];[.B794];[.$L$91])" office:value-type="string" office:string-value="INSERT INTO `cities` (`id`, `region_id`, `name`) VALUES (NULL, (SELECT id FROM `regions` WHERE name = 'Brașov'), 'Voila');" calcext:value-type="string">
            <text:p>INSERT INTO `cities` (`id`, `region_id`, `name`) VALUES (NULL, (SELECT id FROM `regions` WHERE name = 'Brașov'), 'Voi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Vulcan</text:p>
          </table:table-cell>
          <table:table-cell/>
          <table:table-cell table:formula="of:=CONCATENATE([.$C$91];[.A795];[.$K$91];[.B795];[.$L$91])" office:value-type="string" office:string-value="INSERT INTO `cities` (`id`, `region_id`, `name`) VALUES (NULL, (SELECT id FROM `regions` WHERE name = 'Brașov'), 'Vulcan');" calcext:value-type="string">
            <text:p>INSERT INTO `cities` (`id`, `region_id`, `name`) VALUES (NULL, (SELECT id FROM `regions` WHERE name = 'Brașov'), 'Vulc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Zărnești</text:p>
          </table:table-cell>
          <table:table-cell/>
          <table:table-cell table:formula="of:=CONCATENATE([.$C$91];[.A796];[.$K$91];[.B796];[.$L$91])" office:value-type="string" office:string-value="INSERT INTO `cities` (`id`, `region_id`, `name`) VALUES (NULL, (SELECT id FROM `regions` WHERE name = 'Brașov'), 'Zărnești');" calcext:value-type="string">
            <text:p>INSERT INTO `cities` (`id`, `region_id`, `name`) VALUES (NULL, (SELECT id FROM `regions` WHERE name = 'Brașov'), 'Zărnești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ucurești</text:p>
          </table:table-cell>
          <table:table-cell office:value-type="string" calcext:value-type="string">
            <text:p>Sectorul 1</text:p>
          </table:table-cell>
          <table:table-cell/>
          <table:table-cell table:formula="of:=CONCATENATE([.$C$91];[.A798];[.$K$91];[.B798];[.$L$91])" office:value-type="string" office:string-value="INSERT INTO `cities` (`id`, `region_id`, `name`) VALUES (NULL, (SELECT id FROM `regions` WHERE name = 'București'), 'Sectorul 1');" calcext:value-type="string">
            <text:p>INSERT INTO `cities` (`id`, `region_id`, `name`) VALUES (NULL, (SELECT id FROM `regions` WHERE name = 'București'), 'Sectorul 1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curești</text:p>
          </table:table-cell>
          <table:table-cell office:value-type="string" calcext:value-type="string">
            <text:p>Sectorul 2</text:p>
          </table:table-cell>
          <table:table-cell/>
          <table:table-cell table:formula="of:=CONCATENATE([.$C$91];[.A799];[.$K$91];[.B799];[.$L$91])" office:value-type="string" office:string-value="INSERT INTO `cities` (`id`, `region_id`, `name`) VALUES (NULL, (SELECT id FROM `regions` WHERE name = 'București'), 'Sectorul 2');" calcext:value-type="string">
            <text:p>INSERT INTO `cities` (`id`, `region_id`, `name`) VALUES (NULL, (SELECT id FROM `regions` WHERE name = 'București'), 'Sectorul 2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curești</text:p>
          </table:table-cell>
          <table:table-cell office:value-type="string" calcext:value-type="string">
            <text:p>Sectorul 3</text:p>
          </table:table-cell>
          <table:table-cell/>
          <table:table-cell table:formula="of:=CONCATENATE([.$C$91];[.A800];[.$K$91];[.B800];[.$L$91])" office:value-type="string" office:string-value="INSERT INTO `cities` (`id`, `region_id`, `name`) VALUES (NULL, (SELECT id FROM `regions` WHERE name = 'București'), 'Sectorul 3');" calcext:value-type="string">
            <text:p>INSERT INTO `cities` (`id`, `region_id`, `name`) VALUES (NULL, (SELECT id FROM `regions` WHERE name = 'București'), 'Sectorul 3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curești</text:p>
          </table:table-cell>
          <table:table-cell office:value-type="string" calcext:value-type="string">
            <text:p>Sectorul 4</text:p>
          </table:table-cell>
          <table:table-cell/>
          <table:table-cell table:formula="of:=CONCATENATE([.$C$91];[.A801];[.$K$91];[.B801];[.$L$91])" office:value-type="string" office:string-value="INSERT INTO `cities` (`id`, `region_id`, `name`) VALUES (NULL, (SELECT id FROM `regions` WHERE name = 'București'), 'Sectorul 4');" calcext:value-type="string">
            <text:p>INSERT INTO `cities` (`id`, `region_id`, `name`) VALUES (NULL, (SELECT id FROM `regions` WHERE name = 'București'), 'Sectorul 4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curești</text:p>
          </table:table-cell>
          <table:table-cell office:value-type="string" calcext:value-type="string">
            <text:p>Sectorul 5</text:p>
          </table:table-cell>
          <table:table-cell/>
          <table:table-cell table:formula="of:=CONCATENATE([.$C$91];[.A802];[.$K$91];[.B802];[.$L$91])" office:value-type="string" office:string-value="INSERT INTO `cities` (`id`, `region_id`, `name`) VALUES (NULL, (SELECT id FROM `regions` WHERE name = 'București'), 'Sectorul 5');" calcext:value-type="string">
            <text:p>INSERT INTO `cities` (`id`, `region_id`, `name`) VALUES (NULL, (SELECT id FROM `regions` WHERE name = 'București'), 'Sectorul 5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curești</text:p>
          </table:table-cell>
          <table:table-cell office:value-type="string" calcext:value-type="string">
            <text:p>Sectorul 6</text:p>
          </table:table-cell>
          <table:table-cell/>
          <table:table-cell table:formula="of:=CONCATENATE([.$C$91];[.A803];[.$K$91];[.B803];[.$L$91])" office:value-type="string" office:string-value="INSERT INTO `cities` (`id`, `region_id`, `name`) VALUES (NULL, (SELECT id FROM `regions` WHERE name = 'București'), 'Sectorul 6');" calcext:value-type="string">
            <text:p>INSERT INTO `cities` (`id`, `region_id`, `name`) VALUES (NULL, (SELECT id FROM `regions` WHERE name = 'București'), 'Sectorul 6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Amaru</text:p>
          </table:table-cell>
          <table:table-cell/>
          <table:table-cell table:formula="of:=CONCATENATE([.$C$91];[.A805];[.$K$91];[.B805];[.$L$91])" office:value-type="string" office:string-value="INSERT INTO `cities` (`id`, `region_id`, `name`) VALUES (NULL, (SELECT id FROM `regions` WHERE name = 'Buzău'), 'Amaru');" calcext:value-type="string">
            <text:p>INSERT INTO `cities` (`id`, `region_id`, `name`) VALUES (NULL, (SELECT id FROM `regions` WHERE name = 'Buzău'), 'Ama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Bălăceanu</text:p>
          </table:table-cell>
          <table:table-cell/>
          <table:table-cell table:formula="of:=CONCATENATE([.$C$91];[.A806];[.$K$91];[.B806];[.$L$91])" office:value-type="string" office:string-value="INSERT INTO `cities` (`id`, `region_id`, `name`) VALUES (NULL, (SELECT id FROM `regions` WHERE name = 'Buzău'), 'Bălăceanu');" calcext:value-type="string">
            <text:p>INSERT INTO `cities` (`id`, `region_id`, `name`) VALUES (NULL, (SELECT id FROM `regions` WHERE name = 'Buzău'), 'Bălăce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Balta Albă</text:p>
          </table:table-cell>
          <table:table-cell/>
          <table:table-cell table:formula="of:=CONCATENATE([.$C$91];[.A807];[.$K$91];[.B807];[.$L$91])" office:value-type="string" office:string-value="INSERT INTO `cities` (`id`, `region_id`, `name`) VALUES (NULL, (SELECT id FROM `regions` WHERE name = 'Buzău'), 'Balta Albă');" calcext:value-type="string">
            <text:p>INSERT INTO `cities` (`id`, `region_id`, `name`) VALUES (NULL, (SELECT id FROM `regions` WHERE name = 'Buzău'), 'Balta Alb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Beceni</text:p>
          </table:table-cell>
          <table:table-cell/>
          <table:table-cell table:formula="of:=CONCATENATE([.$C$91];[.A808];[.$K$91];[.B808];[.$L$91])" office:value-type="string" office:string-value="INSERT INTO `cities` (`id`, `region_id`, `name`) VALUES (NULL, (SELECT id FROM `regions` WHERE name = 'Buzău'), 'Beceni');" calcext:value-type="string">
            <text:p>INSERT INTO `cities` (`id`, `region_id`, `name`) VALUES (NULL, (SELECT id FROM `regions` WHERE name = 'Buzău'), 'Be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Berca</text:p>
          </table:table-cell>
          <table:table-cell/>
          <table:table-cell table:formula="of:=CONCATENATE([.$C$91];[.A809];[.$K$91];[.B809];[.$L$91])" office:value-type="string" office:string-value="INSERT INTO `cities` (`id`, `region_id`, `name`) VALUES (NULL, (SELECT id FROM `regions` WHERE name = 'Buzău'), 'Berca');" calcext:value-type="string">
            <text:p>INSERT INTO `cities` (`id`, `region_id`, `name`) VALUES (NULL, (SELECT id FROM `regions` WHERE name = 'Buzău'), 'Ber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Bisoca</text:p>
          </table:table-cell>
          <table:table-cell/>
          <table:table-cell table:formula="of:=CONCATENATE([.$C$91];[.A810];[.$K$91];[.B810];[.$L$91])" office:value-type="string" office:string-value="INSERT INTO `cities` (`id`, `region_id`, `name`) VALUES (NULL, (SELECT id FROM `regions` WHERE name = 'Buzău'), 'Bisoca');" calcext:value-type="string">
            <text:p>INSERT INTO `cities` (`id`, `region_id`, `name`) VALUES (NULL, (SELECT id FROM `regions` WHERE name = 'Buzău'), 'Biso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Blăjani</text:p>
          </table:table-cell>
          <table:table-cell/>
          <table:table-cell table:formula="of:=CONCATENATE([.$C$91];[.A811];[.$K$91];[.B811];[.$L$91])" office:value-type="string" office:string-value="INSERT INTO `cities` (`id`, `region_id`, `name`) VALUES (NULL, (SELECT id FROM `regions` WHERE name = 'Buzău'), 'Blăjani');" calcext:value-type="string">
            <text:p>INSERT INTO `cities` (`id`, `region_id`, `name`) VALUES (NULL, (SELECT id FROM `regions` WHERE name = 'Buzău'), 'Blăj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Boldu</text:p>
          </table:table-cell>
          <table:table-cell/>
          <table:table-cell table:formula="of:=CONCATENATE([.$C$91];[.A812];[.$K$91];[.B812];[.$L$91])" office:value-type="string" office:string-value="INSERT INTO `cities` (`id`, `region_id`, `name`) VALUES (NULL, (SELECT id FROM `regions` WHERE name = 'Buzău'), 'Boldu');" calcext:value-type="string">
            <text:p>INSERT INTO `cities` (`id`, `region_id`, `name`) VALUES (NULL, (SELECT id FROM `regions` WHERE name = 'Buzău'), 'Bold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Bozioru</text:p>
          </table:table-cell>
          <table:table-cell/>
          <table:table-cell table:formula="of:=CONCATENATE([.$C$91];[.A813];[.$K$91];[.B813];[.$L$91])" office:value-type="string" office:string-value="INSERT INTO `cities` (`id`, `region_id`, `name`) VALUES (NULL, (SELECT id FROM `regions` WHERE name = 'Buzău'), 'Bozioru');" calcext:value-type="string">
            <text:p>INSERT INTO `cities` (`id`, `region_id`, `name`) VALUES (NULL, (SELECT id FROM `regions` WHERE name = 'Buzău'), 'Bozio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Brădeanu</text:p>
          </table:table-cell>
          <table:table-cell/>
          <table:table-cell table:formula="of:=CONCATENATE([.$C$91];[.A814];[.$K$91];[.B814];[.$L$91])" office:value-type="string" office:string-value="INSERT INTO `cities` (`id`, `region_id`, `name`) VALUES (NULL, (SELECT id FROM `regions` WHERE name = 'Buzău'), 'Brădeanu');" calcext:value-type="string">
            <text:p>INSERT INTO `cities` (`id`, `region_id`, `name`) VALUES (NULL, (SELECT id FROM `regions` WHERE name = 'Buzău'), 'Brăde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Brăești</text:p>
          </table:table-cell>
          <table:table-cell/>
          <table:table-cell table:formula="of:=CONCATENATE([.$C$91];[.A815];[.$K$91];[.B815];[.$L$91])" office:value-type="string" office:string-value="INSERT INTO `cities` (`id`, `region_id`, `name`) VALUES (NULL, (SELECT id FROM `regions` WHERE name = 'Buzău'), 'Brăești');" calcext:value-type="string">
            <text:p>INSERT INTO `cities` (`id`, `region_id`, `name`) VALUES (NULL, (SELECT id FROM `regions` WHERE name = 'Buzău'), 'Bră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Breaza</text:p>
          </table:table-cell>
          <table:table-cell/>
          <table:table-cell table:formula="of:=CONCATENATE([.$C$91];[.A816];[.$K$91];[.B816];[.$L$91])" office:value-type="string" office:string-value="INSERT INTO `cities` (`id`, `region_id`, `name`) VALUES (NULL, (SELECT id FROM `regions` WHERE name = 'Buzău'), 'Breaza');" calcext:value-type="string">
            <text:p>INSERT INTO `cities` (`id`, `region_id`, `name`) VALUES (NULL, (SELECT id FROM `regions` WHERE name = 'Buzău'), 'Breaz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Buda</text:p>
          </table:table-cell>
          <table:table-cell/>
          <table:table-cell table:formula="of:=CONCATENATE([.$C$91];[.A817];[.$K$91];[.B817];[.$L$91])" office:value-type="string" office:string-value="INSERT INTO `cities` (`id`, `region_id`, `name`) VALUES (NULL, (SELECT id FROM `regions` WHERE name = 'Buzău'), 'Buda');" calcext:value-type="string">
            <text:p>INSERT INTO `cities` (`id`, `region_id`, `name`) VALUES (NULL, (SELECT id FROM `regions` WHERE name = 'Buzău'), 'Buda');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Buzău</text:p>
          </table:table-cell>
          <table:table-cell/>
          <table:table-cell table:formula="of:=CONCATENATE([.$C$91];[.A818];[.$K$91];[.B818];[.$L$91])" office:value-type="string" office:string-value="INSERT INTO `cities` (`id`, `region_id`, `name`) VALUES (NULL, (SELECT id FROM `regions` WHERE name = 'Buzău'), 'Buzău');" calcext:value-type="string">
            <text:p>INSERT INTO `cities` (`id`, `region_id`, `name`) VALUES (NULL, (SELECT id FROM `regions` WHERE name = 'Buzău'), 'Buz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Calvini</text:p>
          </table:table-cell>
          <table:table-cell/>
          <table:table-cell table:formula="of:=CONCATENATE([.$C$91];[.A819];[.$K$91];[.B819];[.$L$91])" office:value-type="string" office:string-value="INSERT INTO `cities` (`id`, `region_id`, `name`) VALUES (NULL, (SELECT id FROM `regions` WHERE name = 'Buzău'), 'Calvini');" calcext:value-type="string">
            <text:p>INSERT INTO `cities` (`id`, `region_id`, `name`) VALUES (NULL, (SELECT id FROM `regions` WHERE name = 'Buzău'), 'Calvi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Cănești</text:p>
          </table:table-cell>
          <table:table-cell/>
          <table:table-cell table:formula="of:=CONCATENATE([.$C$91];[.A820];[.$K$91];[.B820];[.$L$91])" office:value-type="string" office:string-value="INSERT INTO `cities` (`id`, `region_id`, `name`) VALUES (NULL, (SELECT id FROM `regions` WHERE name = 'Buzău'), 'Cănești');" calcext:value-type="string">
            <text:p>INSERT INTO `cities` (`id`, `region_id`, `name`) VALUES (NULL, (SELECT id FROM `regions` WHERE name = 'Buzău'), 'C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C.A. Rosetti</text:p>
          </table:table-cell>
          <table:table-cell/>
          <table:table-cell table:formula="of:=CONCATENATE([.$C$91];[.A821];[.$K$91];[.B821];[.$L$91])" office:value-type="string" office:string-value="INSERT INTO `cities` (`id`, `region_id`, `name`) VALUES (NULL, (SELECT id FROM `regions` WHERE name = 'Buzău'), 'C.A. Rosetti');" calcext:value-type="string">
            <text:p>INSERT INTO `cities` (`id`, `region_id`, `name`) VALUES (NULL, (SELECT id FROM `regions` WHERE name = 'Buzău'), 'C.A. Roset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Cătina</text:p>
          </table:table-cell>
          <table:table-cell/>
          <table:table-cell table:formula="of:=CONCATENATE([.$C$91];[.A822];[.$K$91];[.B822];[.$L$91])" office:value-type="string" office:string-value="INSERT INTO `cities` (`id`, `region_id`, `name`) VALUES (NULL, (SELECT id FROM `regions` WHERE name = 'Buzău'), 'Cătina');" calcext:value-type="string">
            <text:p>INSERT INTO `cities` (`id`, `region_id`, `name`) VALUES (NULL, (SELECT id FROM `regions` WHERE name = 'Buzău'), 'Căt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Cernătești</text:p>
          </table:table-cell>
          <table:table-cell/>
          <table:table-cell table:formula="of:=CONCATENATE([.$C$91];[.A823];[.$K$91];[.B823];[.$L$91])" office:value-type="string" office:string-value="INSERT INTO `cities` (`id`, `region_id`, `name`) VALUES (NULL, (SELECT id FROM `regions` WHERE name = 'Buzău'), 'Cernătești');" calcext:value-type="string">
            <text:p>INSERT INTO `cities` (`id`, `region_id`, `name`) VALUES (NULL, (SELECT id FROM `regions` WHERE name = 'Buzău'), 'Cernă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Chiliile</text:p>
          </table:table-cell>
          <table:table-cell/>
          <table:table-cell table:formula="of:=CONCATENATE([.$C$91];[.A824];[.$K$91];[.B824];[.$L$91])" office:value-type="string" office:string-value="INSERT INTO `cities` (`id`, `region_id`, `name`) VALUES (NULL, (SELECT id FROM `regions` WHERE name = 'Buzău'), 'Chiliile');" calcext:value-type="string">
            <text:p>INSERT INTO `cities` (`id`, `region_id`, `name`) VALUES (NULL, (SELECT id FROM `regions` WHERE name = 'Buzău'), 'Chilii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Chiojdu</text:p>
          </table:table-cell>
          <table:table-cell/>
          <table:table-cell table:formula="of:=CONCATENATE([.$C$91];[.A825];[.$K$91];[.B825];[.$L$91])" office:value-type="string" office:string-value="INSERT INTO `cities` (`id`, `region_id`, `name`) VALUES (NULL, (SELECT id FROM `regions` WHERE name = 'Buzău'), 'Chiojdu');" calcext:value-type="string">
            <text:p>INSERT INTO `cities` (`id`, `region_id`, `name`) VALUES (NULL, (SELECT id FROM `regions` WHERE name = 'Buzău'), 'Chiojd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Cilibia</text:p>
          </table:table-cell>
          <table:table-cell/>
          <table:table-cell table:formula="of:=CONCATENATE([.$C$91];[.A826];[.$K$91];[.B826];[.$L$91])" office:value-type="string" office:string-value="INSERT INTO `cities` (`id`, `region_id`, `name`) VALUES (NULL, (SELECT id FROM `regions` WHERE name = 'Buzău'), 'Cilibia');" calcext:value-type="string">
            <text:p>INSERT INTO `cities` (`id`, `region_id`, `name`) VALUES (NULL, (SELECT id FROM `regions` WHERE name = 'Buzău'), 'Cilib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Cislău</text:p>
          </table:table-cell>
          <table:table-cell/>
          <table:table-cell table:formula="of:=CONCATENATE([.$C$91];[.A827];[.$K$91];[.B827];[.$L$91])" office:value-type="string" office:string-value="INSERT INTO `cities` (`id`, `region_id`, `name`) VALUES (NULL, (SELECT id FROM `regions` WHERE name = 'Buzău'), 'Cislău');" calcext:value-type="string">
            <text:p>INSERT INTO `cities` (`id`, `region_id`, `name`) VALUES (NULL, (SELECT id FROM `regions` WHERE name = 'Buzău'), 'Cisl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Cochirleanca</text:p>
          </table:table-cell>
          <table:table-cell/>
          <table:table-cell table:formula="of:=CONCATENATE([.$C$91];[.A828];[.$K$91];[.B828];[.$L$91])" office:value-type="string" office:string-value="INSERT INTO `cities` (`id`, `region_id`, `name`) VALUES (NULL, (SELECT id FROM `regions` WHERE name = 'Buzău'), 'Cochirleanca');" calcext:value-type="string">
            <text:p>INSERT INTO `cities` (`id`, `region_id`, `name`) VALUES (NULL, (SELECT id FROM `regions` WHERE name = 'Buzău'), 'Cochirlean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Colți</text:p>
          </table:table-cell>
          <table:table-cell/>
          <table:table-cell table:formula="of:=CONCATENATE([.$C$91];[.A829];[.$K$91];[.B829];[.$L$91])" office:value-type="string" office:string-value="INSERT INTO `cities` (`id`, `region_id`, `name`) VALUES (NULL, (SELECT id FROM `regions` WHERE name = 'Buzău'), 'Colți');" calcext:value-type="string">
            <text:p>INSERT INTO `cities` (`id`, `region_id`, `name`) VALUES (NULL, (SELECT id FROM `regions` WHERE name = 'Buzău'), 'Col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Costești</text:p>
          </table:table-cell>
          <table:table-cell/>
          <table:table-cell table:formula="of:=CONCATENATE([.$C$91];[.A830];[.$K$91];[.B830];[.$L$91])" office:value-type="string" office:string-value="INSERT INTO `cities` (`id`, `region_id`, `name`) VALUES (NULL, (SELECT id FROM `regions` WHERE name = 'Buzău'), 'Costești');" calcext:value-type="string">
            <text:p>INSERT INTO `cities` (`id`, `region_id`, `name`) VALUES (NULL, (SELECT id FROM `regions` WHERE name = 'Buzău'), 'Cos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Cozieni</text:p>
          </table:table-cell>
          <table:table-cell/>
          <table:table-cell table:formula="of:=CONCATENATE([.$C$91];[.A831];[.$K$91];[.B831];[.$L$91])" office:value-type="string" office:string-value="INSERT INTO `cities` (`id`, `region_id`, `name`) VALUES (NULL, (SELECT id FROM `regions` WHERE name = 'Buzău'), 'Cozieni');" calcext:value-type="string">
            <text:p>INSERT INTO `cities` (`id`, `region_id`, `name`) VALUES (NULL, (SELECT id FROM `regions` WHERE name = 'Buzău'), 'Coz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Florica</text:p>
          </table:table-cell>
          <table:table-cell/>
          <table:table-cell table:formula="of:=CONCATENATE([.$C$91];[.A832];[.$K$91];[.B832];[.$L$91])" office:value-type="string" office:string-value="INSERT INTO `cities` (`id`, `region_id`, `name`) VALUES (NULL, (SELECT id FROM `regions` WHERE name = 'Buzău'), 'Florica');" calcext:value-type="string">
            <text:p>INSERT INTO `cities` (`id`, `region_id`, `name`) VALUES (NULL, (SELECT id FROM `regions` WHERE name = 'Buzău'), 'Flori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Gălbinași</text:p>
          </table:table-cell>
          <table:table-cell/>
          <table:table-cell table:formula="of:=CONCATENATE([.$C$91];[.A833];[.$K$91];[.B833];[.$L$91])" office:value-type="string" office:string-value="INSERT INTO `cities` (`id`, `region_id`, `name`) VALUES (NULL, (SELECT id FROM `regions` WHERE name = 'Buzău'), 'Gălbinași');" calcext:value-type="string">
            <text:p>INSERT INTO `cities` (`id`, `region_id`, `name`) VALUES (NULL, (SELECT id FROM `regions` WHERE name = 'Buzău'), 'Gălbina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Gherăseni</text:p>
          </table:table-cell>
          <table:table-cell/>
          <table:table-cell table:formula="of:=CONCATENATE([.$C$91];[.A834];[.$K$91];[.B834];[.$L$91])" office:value-type="string" office:string-value="INSERT INTO `cities` (`id`, `region_id`, `name`) VALUES (NULL, (SELECT id FROM `regions` WHERE name = 'Buzău'), 'Gherăseni');" calcext:value-type="string">
            <text:p>INSERT INTO `cities` (`id`, `region_id`, `name`) VALUES (NULL, (SELECT id FROM `regions` WHERE name = 'Buzău'), 'Gherăs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Ghergheasa</text:p>
          </table:table-cell>
          <table:table-cell/>
          <table:table-cell table:formula="of:=CONCATENATE([.$C$91];[.A835];[.$K$91];[.B835];[.$L$91])" office:value-type="string" office:string-value="INSERT INTO `cities` (`id`, `region_id`, `name`) VALUES (NULL, (SELECT id FROM `regions` WHERE name = 'Buzău'), 'Ghergheasa');" calcext:value-type="string">
            <text:p>INSERT INTO `cities` (`id`, `region_id`, `name`) VALUES (NULL, (SELECT id FROM `regions` WHERE name = 'Buzău'), 'Gherghe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Glodeanu Sărat</text:p>
          </table:table-cell>
          <table:table-cell/>
          <table:table-cell table:formula="of:=CONCATENATE([.$C$91];[.A836];[.$K$91];[.B836];[.$L$91])" office:value-type="string" office:string-value="INSERT INTO `cities` (`id`, `region_id`, `name`) VALUES (NULL, (SELECT id FROM `regions` WHERE name = 'Buzău'), 'Glodeanu Sărat');" calcext:value-type="string">
            <text:p>INSERT INTO `cities` (`id`, `region_id`, `name`) VALUES (NULL, (SELECT id FROM `regions` WHERE name = 'Buzău'), 'Glodeanu Săra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Glodeanu-Siliștea</text:p>
          </table:table-cell>
          <table:table-cell/>
          <table:table-cell table:formula="of:=CONCATENATE([.$C$91];[.A837];[.$K$91];[.B837];[.$L$91])" office:value-type="string" office:string-value="INSERT INTO `cities` (`id`, `region_id`, `name`) VALUES (NULL, (SELECT id FROM `regions` WHERE name = 'Buzău'), 'Glodeanu-Siliștea');" calcext:value-type="string">
            <text:p>INSERT INTO `cities` (`id`, `region_id`, `name`) VALUES (NULL, (SELECT id FROM `regions` WHERE name = 'Buzău'), 'Glodeanu-Siliș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Grebănu</text:p>
          </table:table-cell>
          <table:table-cell/>
          <table:table-cell table:formula="of:=CONCATENATE([.$C$91];[.A838];[.$K$91];[.B838];[.$L$91])" office:value-type="string" office:string-value="INSERT INTO `cities` (`id`, `region_id`, `name`) VALUES (NULL, (SELECT id FROM `regions` WHERE name = 'Buzău'), 'Grebănu');" calcext:value-type="string">
            <text:p>INSERT INTO `cities` (`id`, `region_id`, `name`) VALUES (NULL, (SELECT id FROM `regions` WHERE name = 'Buzău'), 'Grebă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Gura Teghii</text:p>
          </table:table-cell>
          <table:table-cell/>
          <table:table-cell table:formula="of:=CONCATENATE([.$C$91];[.A839];[.$K$91];[.B839];[.$L$91])" office:value-type="string" office:string-value="INSERT INTO `cities` (`id`, `region_id`, `name`) VALUES (NULL, (SELECT id FROM `regions` WHERE name = 'Buzău'), 'Gura Teghii');" calcext:value-type="string">
            <text:p>INSERT INTO `cities` (`id`, `region_id`, `name`) VALUES (NULL, (SELECT id FROM `regions` WHERE name = 'Buzău'), 'Gura Tegh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Largu</text:p>
          </table:table-cell>
          <table:table-cell/>
          <table:table-cell table:formula="of:=CONCATENATE([.$C$91];[.A840];[.$K$91];[.B840];[.$L$91])" office:value-type="string" office:string-value="INSERT INTO `cities` (`id`, `region_id`, `name`) VALUES (NULL, (SELECT id FROM `regions` WHERE name = 'Buzău'), 'Largu');" calcext:value-type="string">
            <text:p>INSERT INTO `cities` (`id`, `region_id`, `name`) VALUES (NULL, (SELECT id FROM `regions` WHERE name = 'Buzău'), 'Larg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Lopătari</text:p>
          </table:table-cell>
          <table:table-cell/>
          <table:table-cell table:formula="of:=CONCATENATE([.$C$91];[.A841];[.$K$91];[.B841];[.$L$91])" office:value-type="string" office:string-value="INSERT INTO `cities` (`id`, `region_id`, `name`) VALUES (NULL, (SELECT id FROM `regions` WHERE name = 'Buzău'), 'Lopătari');" calcext:value-type="string">
            <text:p>INSERT INTO `cities` (`id`, `region_id`, `name`) VALUES (NULL, (SELECT id FROM `regions` WHERE name = 'Buzău'), 'Lopăt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Luciu</text:p>
          </table:table-cell>
          <table:table-cell/>
          <table:table-cell table:formula="of:=CONCATENATE([.$C$91];[.A842];[.$K$91];[.B842];[.$L$91])" office:value-type="string" office:string-value="INSERT INTO `cities` (`id`, `region_id`, `name`) VALUES (NULL, (SELECT id FROM `regions` WHERE name = 'Buzău'), 'Luciu');" calcext:value-type="string">
            <text:p>INSERT INTO `cities` (`id`, `region_id`, `name`) VALUES (NULL, (SELECT id FROM `regions` WHERE name = 'Buzău'), 'Luc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Măgura</text:p>
          </table:table-cell>
          <table:table-cell/>
          <table:table-cell table:formula="of:=CONCATENATE([.$C$91];[.A843];[.$K$91];[.B843];[.$L$91])" office:value-type="string" office:string-value="INSERT INTO `cities` (`id`, `region_id`, `name`) VALUES (NULL, (SELECT id FROM `regions` WHERE name = 'Buzău'), 'Măgura');" calcext:value-type="string">
            <text:p>INSERT INTO `cities` (`id`, `region_id`, `name`) VALUES (NULL, (SELECT id FROM `regions` WHERE name = 'Buzău'), 'Măgu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Mânzălești</text:p>
          </table:table-cell>
          <table:table-cell/>
          <table:table-cell table:formula="of:=CONCATENATE([.$C$91];[.A844];[.$K$91];[.B844];[.$L$91])" office:value-type="string" office:string-value="INSERT INTO `cities` (`id`, `region_id`, `name`) VALUES (NULL, (SELECT id FROM `regions` WHERE name = 'Buzău'), 'Mânzălești');" calcext:value-type="string">
            <text:p>INSERT INTO `cities` (`id`, `region_id`, `name`) VALUES (NULL, (SELECT id FROM `regions` WHERE name = 'Buzău'), 'Mânză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Mărăcineni</text:p>
          </table:table-cell>
          <table:table-cell/>
          <table:table-cell table:formula="of:=CONCATENATE([.$C$91];[.A845];[.$K$91];[.B845];[.$L$91])" office:value-type="string" office:string-value="INSERT INTO `cities` (`id`, `region_id`, `name`) VALUES (NULL, (SELECT id FROM `regions` WHERE name = 'Buzău'), 'Mărăcineni');" calcext:value-type="string">
            <text:p>INSERT INTO `cities` (`id`, `region_id`, `name`) VALUES (NULL, (SELECT id FROM `regions` WHERE name = 'Buzău'), 'Mărăcin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Mărgăritești</text:p>
          </table:table-cell>
          <table:table-cell/>
          <table:table-cell table:formula="of:=CONCATENATE([.$C$91];[.A846];[.$K$91];[.B846];[.$L$91])" office:value-type="string" office:string-value="INSERT INTO `cities` (`id`, `region_id`, `name`) VALUES (NULL, (SELECT id FROM `regions` WHERE name = 'Buzău'), 'Mărgăritești');" calcext:value-type="string">
            <text:p>INSERT INTO `cities` (`id`, `region_id`, `name`) VALUES (NULL, (SELECT id FROM `regions` WHERE name = 'Buzău'), 'Mărgări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Merei</text:p>
          </table:table-cell>
          <table:table-cell/>
          <table:table-cell table:formula="of:=CONCATENATE([.$C$91];[.A847];[.$K$91];[.B847];[.$L$91])" office:value-type="string" office:string-value="INSERT INTO `cities` (`id`, `region_id`, `name`) VALUES (NULL, (SELECT id FROM `regions` WHERE name = 'Buzău'), 'Merei');" calcext:value-type="string">
            <text:p>INSERT INTO `cities` (`id`, `region_id`, `name`) VALUES (NULL, (SELECT id FROM `regions` WHERE name = 'Buzău'), 'Mer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Mihăilești</text:p>
          </table:table-cell>
          <table:table-cell/>
          <table:table-cell table:formula="of:=CONCATENATE([.$C$91];[.A848];[.$K$91];[.B848];[.$L$91])" office:value-type="string" office:string-value="INSERT INTO `cities` (`id`, `region_id`, `name`) VALUES (NULL, (SELECT id FROM `regions` WHERE name = 'Buzău'), 'Mihăilești');" calcext:value-type="string">
            <text:p>INSERT INTO `cities` (`id`, `region_id`, `name`) VALUES (NULL, (SELECT id FROM `regions` WHERE name = 'Buzău'), 'Mihăi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Movila Banului</text:p>
          </table:table-cell>
          <table:table-cell/>
          <table:table-cell table:formula="of:=CONCATENATE([.$C$91];[.A849];[.$K$91];[.B849];[.$L$91])" office:value-type="string" office:string-value="INSERT INTO `cities` (`id`, `region_id`, `name`) VALUES (NULL, (SELECT id FROM `regions` WHERE name = 'Buzău'), 'Movila Banului');" calcext:value-type="string">
            <text:p>INSERT INTO `cities` (`id`, `region_id`, `name`) VALUES (NULL, (SELECT id FROM `regions` WHERE name = 'Buzău'), 'Movila Ban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Murgești</text:p>
          </table:table-cell>
          <table:table-cell/>
          <table:table-cell table:formula="of:=CONCATENATE([.$C$91];[.A850];[.$K$91];[.B850];[.$L$91])" office:value-type="string" office:string-value="INSERT INTO `cities` (`id`, `region_id`, `name`) VALUES (NULL, (SELECT id FROM `regions` WHERE name = 'Buzău'), 'Murgești');" calcext:value-type="string">
            <text:p>INSERT INTO `cities` (`id`, `region_id`, `name`) VALUES (NULL, (SELECT id FROM `regions` WHERE name = 'Buzău'), 'Murg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Năeni</text:p>
          </table:table-cell>
          <table:table-cell/>
          <table:table-cell table:formula="of:=CONCATENATE([.$C$91];[.A851];[.$K$91];[.B851];[.$L$91])" office:value-type="string" office:string-value="INSERT INTO `cities` (`id`, `region_id`, `name`) VALUES (NULL, (SELECT id FROM `regions` WHERE name = 'Buzău'), 'Năeni');" calcext:value-type="string">
            <text:p>INSERT INTO `cities` (`id`, `region_id`, `name`) VALUES (NULL, (SELECT id FROM `regions` WHERE name = 'Buzău'), 'Nă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Nehoiu</text:p>
          </table:table-cell>
          <table:table-cell/>
          <table:table-cell table:formula="of:=CONCATENATE([.$C$91];[.A852];[.$K$91];[.B852];[.$L$91])" office:value-type="string" office:string-value="INSERT INTO `cities` (`id`, `region_id`, `name`) VALUES (NULL, (SELECT id FROM `regions` WHERE name = 'Buzău'), 'Nehoiu');" calcext:value-type="string">
            <text:p>INSERT INTO `cities` (`id`, `region_id`, `name`) VALUES (NULL, (SELECT id FROM `regions` WHERE name = 'Buzău'), 'Neho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Odăile</text:p>
          </table:table-cell>
          <table:table-cell/>
          <table:table-cell table:formula="of:=CONCATENATE([.$C$91];[.A853];[.$K$91];[.B853];[.$L$91])" office:value-type="string" office:string-value="INSERT INTO `cities` (`id`, `region_id`, `name`) VALUES (NULL, (SELECT id FROM `regions` WHERE name = 'Buzău'), 'Odăile');" calcext:value-type="string">
            <text:p>INSERT INTO `cities` (`id`, `region_id`, `name`) VALUES (NULL, (SELECT id FROM `regions` WHERE name = 'Buzău'), 'Odăi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Padina</text:p>
          </table:table-cell>
          <table:table-cell/>
          <table:table-cell table:formula="of:=CONCATENATE([.$C$91];[.A854];[.$K$91];[.B854];[.$L$91])" office:value-type="string" office:string-value="INSERT INTO `cities` (`id`, `region_id`, `name`) VALUES (NULL, (SELECT id FROM `regions` WHERE name = 'Buzău'), 'Padina');" calcext:value-type="string">
            <text:p>INSERT INTO `cities` (`id`, `region_id`, `name`) VALUES (NULL, (SELECT id FROM `regions` WHERE name = 'Buzău'), 'Pad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Pănătău</text:p>
          </table:table-cell>
          <table:table-cell/>
          <table:table-cell table:formula="of:=CONCATENATE([.$C$91];[.A855];[.$K$91];[.B855];[.$L$91])" office:value-type="string" office:string-value="INSERT INTO `cities` (`id`, `region_id`, `name`) VALUES (NULL, (SELECT id FROM `regions` WHERE name = 'Buzău'), 'Pănătău');" calcext:value-type="string">
            <text:p>INSERT INTO `cities` (`id`, `region_id`, `name`) VALUES (NULL, (SELECT id FROM `regions` WHERE name = 'Buzău'), 'Pănăt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Pardoși</text:p>
          </table:table-cell>
          <table:table-cell/>
          <table:table-cell table:formula="of:=CONCATENATE([.$C$91];[.A856];[.$K$91];[.B856];[.$L$91])" office:value-type="string" office:string-value="INSERT INTO `cities` (`id`, `region_id`, `name`) VALUES (NULL, (SELECT id FROM `regions` WHERE name = 'Buzău'), 'Pardoși');" calcext:value-type="string">
            <text:p>INSERT INTO `cities` (`id`, `region_id`, `name`) VALUES (NULL, (SELECT id FROM `regions` WHERE name = 'Buzău'), 'Pardo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Pârscov</text:p>
          </table:table-cell>
          <table:table-cell/>
          <table:table-cell table:formula="of:=CONCATENATE([.$C$91];[.A857];[.$K$91];[.B857];[.$L$91])" office:value-type="string" office:string-value="INSERT INTO `cities` (`id`, `region_id`, `name`) VALUES (NULL, (SELECT id FROM `regions` WHERE name = 'Buzău'), 'Pârscov');" calcext:value-type="string">
            <text:p>INSERT INTO `cities` (`id`, `region_id`, `name`) VALUES (NULL, (SELECT id FROM `regions` WHERE name = 'Buzău'), 'Pârsco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Pătârlagele</text:p>
          </table:table-cell>
          <table:table-cell/>
          <table:table-cell table:formula="of:=CONCATENATE([.$C$91];[.A858];[.$K$91];[.B858];[.$L$91])" office:value-type="string" office:string-value="INSERT INTO `cities` (`id`, `region_id`, `name`) VALUES (NULL, (SELECT id FROM `regions` WHERE name = 'Buzău'), 'Pătârlagele');" calcext:value-type="string">
            <text:p>INSERT INTO `cities` (`id`, `region_id`, `name`) VALUES (NULL, (SELECT id FROM `regions` WHERE name = 'Buzău'), 'Pătârlag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Pietroasele</text:p>
          </table:table-cell>
          <table:table-cell/>
          <table:table-cell table:formula="of:=CONCATENATE([.$C$91];[.A859];[.$K$91];[.B859];[.$L$91])" office:value-type="string" office:string-value="INSERT INTO `cities` (`id`, `region_id`, `name`) VALUES (NULL, (SELECT id FROM `regions` WHERE name = 'Buzău'), 'Pietroasele');" calcext:value-type="string">
            <text:p>INSERT INTO `cities` (`id`, `region_id`, `name`) VALUES (NULL, (SELECT id FROM `regions` WHERE name = 'Buzău'), 'Pietroas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Podgoria</text:p>
          </table:table-cell>
          <table:table-cell/>
          <table:table-cell table:formula="of:=CONCATENATE([.$C$91];[.A860];[.$K$91];[.B860];[.$L$91])" office:value-type="string" office:string-value="INSERT INTO `cities` (`id`, `region_id`, `name`) VALUES (NULL, (SELECT id FROM `regions` WHERE name = 'Buzău'), 'Podgoria');" calcext:value-type="string">
            <text:p>INSERT INTO `cities` (`id`, `region_id`, `name`) VALUES (NULL, (SELECT id FROM `regions` WHERE name = 'Buzău'), 'Podgor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Pogoanele</text:p>
          </table:table-cell>
          <table:table-cell/>
          <table:table-cell table:formula="of:=CONCATENATE([.$C$91];[.A861];[.$K$91];[.B861];[.$L$91])" office:value-type="string" office:string-value="INSERT INTO `cities` (`id`, `region_id`, `name`) VALUES (NULL, (SELECT id FROM `regions` WHERE name = 'Buzău'), 'Pogoanele');" calcext:value-type="string">
            <text:p>INSERT INTO `cities` (`id`, `region_id`, `name`) VALUES (NULL, (SELECT id FROM `regions` WHERE name = 'Buzău'), 'Pogoan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Poșta Câlnău</text:p>
          </table:table-cell>
          <table:table-cell/>
          <table:table-cell table:formula="of:=CONCATENATE([.$C$91];[.A862];[.$K$91];[.B862];[.$L$91])" office:value-type="string" office:string-value="INSERT INTO `cities` (`id`, `region_id`, `name`) VALUES (NULL, (SELECT id FROM `regions` WHERE name = 'Buzău'), 'Poșta Câlnău');" calcext:value-type="string">
            <text:p>INSERT INTO `cities` (`id`, `region_id`, `name`) VALUES (NULL, (SELECT id FROM `regions` WHERE name = 'Buzău'), 'Poșta Câln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Puiești</text:p>
          </table:table-cell>
          <table:table-cell/>
          <table:table-cell table:formula="of:=CONCATENATE([.$C$91];[.A863];[.$K$91];[.B863];[.$L$91])" office:value-type="string" office:string-value="INSERT INTO `cities` (`id`, `region_id`, `name`) VALUES (NULL, (SELECT id FROM `regions` WHERE name = 'Buzău'), 'Puiești');" calcext:value-type="string">
            <text:p>INSERT INTO `cities` (`id`, `region_id`, `name`) VALUES (NULL, (SELECT id FROM `regions` WHERE name = 'Buzău'), 'Pu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Racovițeni</text:p>
          </table:table-cell>
          <table:table-cell/>
          <table:table-cell table:formula="of:=CONCATENATE([.$C$91];[.A864];[.$K$91];[.B864];[.$L$91])" office:value-type="string" office:string-value="INSERT INTO `cities` (`id`, `region_id`, `name`) VALUES (NULL, (SELECT id FROM `regions` WHERE name = 'Buzău'), 'Racovițeni');" calcext:value-type="string">
            <text:p>INSERT INTO `cities` (`id`, `region_id`, `name`) VALUES (NULL, (SELECT id FROM `regions` WHERE name = 'Buzău'), 'Racoviț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Râmnicelu</text:p>
          </table:table-cell>
          <table:table-cell/>
          <table:table-cell table:formula="of:=CONCATENATE([.$C$91];[.A865];[.$K$91];[.B865];[.$L$91])" office:value-type="string" office:string-value="INSERT INTO `cities` (`id`, `region_id`, `name`) VALUES (NULL, (SELECT id FROM `regions` WHERE name = 'Buzău'), 'Râmnicelu');" calcext:value-type="string">
            <text:p>INSERT INTO `cities` (`id`, `region_id`, `name`) VALUES (NULL, (SELECT id FROM `regions` WHERE name = 'Buzău'), 'Râmnicel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Râmnicu Sărat</text:p>
          </table:table-cell>
          <table:table-cell/>
          <table:table-cell table:formula="of:=CONCATENATE([.$C$91];[.A866];[.$K$91];[.B866];[.$L$91])" office:value-type="string" office:string-value="INSERT INTO `cities` (`id`, `region_id`, `name`) VALUES (NULL, (SELECT id FROM `regions` WHERE name = 'Buzău'), 'Râmnicu Sărat');" calcext:value-type="string">
            <text:p>INSERT INTO `cities` (`id`, `region_id`, `name`) VALUES (NULL, (SELECT id FROM `regions` WHERE name = 'Buzău'), 'Râmnicu Săra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Robeasca</text:p>
          </table:table-cell>
          <table:table-cell/>
          <table:table-cell table:formula="of:=CONCATENATE([.$C$91];[.A867];[.$K$91];[.B867];[.$L$91])" office:value-type="string" office:string-value="INSERT INTO `cities` (`id`, `region_id`, `name`) VALUES (NULL, (SELECT id FROM `regions` WHERE name = 'Buzău'), 'Robeasca');" calcext:value-type="string">
            <text:p>INSERT INTO `cities` (`id`, `region_id`, `name`) VALUES (NULL, (SELECT id FROM `regions` WHERE name = 'Buzău'), 'Robeas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Rușețu</text:p>
          </table:table-cell>
          <table:table-cell/>
          <table:table-cell table:formula="of:=CONCATENATE([.$C$91];[.A868];[.$K$91];[.B868];[.$L$91])" office:value-type="string" office:string-value="INSERT INTO `cities` (`id`, `region_id`, `name`) VALUES (NULL, (SELECT id FROM `regions` WHERE name = 'Buzău'), 'Rușețu');" calcext:value-type="string">
            <text:p>INSERT INTO `cities` (`id`, `region_id`, `name`) VALUES (NULL, (SELECT id FROM `regions` WHERE name = 'Buzău'), 'Rușeț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Săgeata</text:p>
          </table:table-cell>
          <table:table-cell/>
          <table:table-cell table:formula="of:=CONCATENATE([.$C$91];[.A869];[.$K$91];[.B869];[.$L$91])" office:value-type="string" office:string-value="INSERT INTO `cities` (`id`, `region_id`, `name`) VALUES (NULL, (SELECT id FROM `regions` WHERE name = 'Buzău'), 'Săgeata');" calcext:value-type="string">
            <text:p>INSERT INTO `cities` (`id`, `region_id`, `name`) VALUES (NULL, (SELECT id FROM `regions` WHERE name = 'Buzău'), 'Săgea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Săhăteni</text:p>
          </table:table-cell>
          <table:table-cell/>
          <table:table-cell table:formula="of:=CONCATENATE([.$C$91];[.A870];[.$K$91];[.B870];[.$L$91])" office:value-type="string" office:string-value="INSERT INTO `cities` (`id`, `region_id`, `name`) VALUES (NULL, (SELECT id FROM `regions` WHERE name = 'Buzău'), 'Săhăteni');" calcext:value-type="string">
            <text:p>INSERT INTO `cities` (`id`, `region_id`, `name`) VALUES (NULL, (SELECT id FROM `regions` WHERE name = 'Buzău'), 'Săhă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Săpoca</text:p>
          </table:table-cell>
          <table:table-cell/>
          <table:table-cell table:formula="of:=CONCATENATE([.$C$91];[.A871];[.$K$91];[.B871];[.$L$91])" office:value-type="string" office:string-value="INSERT INTO `cities` (`id`, `region_id`, `name`) VALUES (NULL, (SELECT id FROM `regions` WHERE name = 'Buzău'), 'Săpoca');" calcext:value-type="string">
            <text:p>INSERT INTO `cities` (`id`, `region_id`, `name`) VALUES (NULL, (SELECT id FROM `regions` WHERE name = 'Buzău'), 'Săpo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Sărulești</text:p>
          </table:table-cell>
          <table:table-cell/>
          <table:table-cell table:formula="of:=CONCATENATE([.$C$91];[.A872];[.$K$91];[.B872];[.$L$91])" office:value-type="string" office:string-value="INSERT INTO `cities` (`id`, `region_id`, `name`) VALUES (NULL, (SELECT id FROM `regions` WHERE name = 'Buzău'), 'Sărulești');" calcext:value-type="string">
            <text:p>INSERT INTO `cities` (`id`, `region_id`, `name`) VALUES (NULL, (SELECT id FROM `regions` WHERE name = 'Buzău'), 'Săr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Scorțoasa</text:p>
          </table:table-cell>
          <table:table-cell/>
          <table:table-cell table:formula="of:=CONCATENATE([.$C$91];[.A873];[.$K$91];[.B873];[.$L$91])" office:value-type="string" office:string-value="INSERT INTO `cities` (`id`, `region_id`, `name`) VALUES (NULL, (SELECT id FROM `regions` WHERE name = 'Buzău'), 'Scorțoasa');" calcext:value-type="string">
            <text:p>INSERT INTO `cities` (`id`, `region_id`, `name`) VALUES (NULL, (SELECT id FROM `regions` WHERE name = 'Buzău'), 'Scorțo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Scutelnici</text:p>
          </table:table-cell>
          <table:table-cell/>
          <table:table-cell table:formula="of:=CONCATENATE([.$C$91];[.A874];[.$K$91];[.B874];[.$L$91])" office:value-type="string" office:string-value="INSERT INTO `cities` (`id`, `region_id`, `name`) VALUES (NULL, (SELECT id FROM `regions` WHERE name = 'Buzău'), 'Scutelnici');" calcext:value-type="string">
            <text:p>INSERT INTO `cities` (`id`, `region_id`, `name`) VALUES (NULL, (SELECT id FROM `regions` WHERE name = 'Buzău'), 'Scutelni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Siriu</text:p>
          </table:table-cell>
          <table:table-cell/>
          <table:table-cell table:formula="of:=CONCATENATE([.$C$91];[.A875];[.$K$91];[.B875];[.$L$91])" office:value-type="string" office:string-value="INSERT INTO `cities` (`id`, `region_id`, `name`) VALUES (NULL, (SELECT id FROM `regions` WHERE name = 'Buzău'), 'Siriu');" calcext:value-type="string">
            <text:p>INSERT INTO `cities` (`id`, `region_id`, `name`) VALUES (NULL, (SELECT id FROM `regions` WHERE name = 'Buzău'), 'Sir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Smeeni</text:p>
          </table:table-cell>
          <table:table-cell/>
          <table:table-cell table:formula="of:=CONCATENATE([.$C$91];[.A876];[.$K$91];[.B876];[.$L$91])" office:value-type="string" office:string-value="INSERT INTO `cities` (`id`, `region_id`, `name`) VALUES (NULL, (SELECT id FROM `regions` WHERE name = 'Buzău'), 'Smeeni');" calcext:value-type="string">
            <text:p>INSERT INTO `cities` (`id`, `region_id`, `name`) VALUES (NULL, (SELECT id FROM `regions` WHERE name = 'Buzău'), 'Sme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Stâlpu</text:p>
          </table:table-cell>
          <table:table-cell/>
          <table:table-cell table:formula="of:=CONCATENATE([.$C$91];[.A877];[.$K$91];[.B877];[.$L$91])" office:value-type="string" office:string-value="INSERT INTO `cities` (`id`, `region_id`, `name`) VALUES (NULL, (SELECT id FROM `regions` WHERE name = 'Buzău'), 'Stâlpu');" calcext:value-type="string">
            <text:p>INSERT INTO `cities` (`id`, `region_id`, `name`) VALUES (NULL, (SELECT id FROM `regions` WHERE name = 'Buzău'), 'Stâlp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Țintești</text:p>
          </table:table-cell>
          <table:table-cell/>
          <table:table-cell table:formula="of:=CONCATENATE([.$C$91];[.A878];[.$K$91];[.B878];[.$L$91])" office:value-type="string" office:string-value="INSERT INTO `cities` (`id`, `region_id`, `name`) VALUES (NULL, (SELECT id FROM `regions` WHERE name = 'Buzău'), 'Țintești');" calcext:value-type="string">
            <text:p>INSERT INTO `cities` (`id`, `region_id`, `name`) VALUES (NULL, (SELECT id FROM `regions` WHERE name = 'Buzău'), 'Țin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Tisău</text:p>
          </table:table-cell>
          <table:table-cell/>
          <table:table-cell table:formula="of:=CONCATENATE([.$C$91];[.A879];[.$K$91];[.B879];[.$L$91])" office:value-type="string" office:string-value="INSERT INTO `cities` (`id`, `region_id`, `name`) VALUES (NULL, (SELECT id FROM `regions` WHERE name = 'Buzău'), 'Tisău');" calcext:value-type="string">
            <text:p>INSERT INTO `cities` (`id`, `region_id`, `name`) VALUES (NULL, (SELECT id FROM `regions` WHERE name = 'Buzău'), 'Tis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Topliceni</text:p>
          </table:table-cell>
          <table:table-cell/>
          <table:table-cell table:formula="of:=CONCATENATE([.$C$91];[.A880];[.$K$91];[.B880];[.$L$91])" office:value-type="string" office:string-value="INSERT INTO `cities` (`id`, `region_id`, `name`) VALUES (NULL, (SELECT id FROM `regions` WHERE name = 'Buzău'), 'Topliceni');" calcext:value-type="string">
            <text:p>INSERT INTO `cities` (`id`, `region_id`, `name`) VALUES (NULL, (SELECT id FROM `regions` WHERE name = 'Buzău'), 'Topli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Ulmeni</text:p>
          </table:table-cell>
          <table:table-cell/>
          <table:table-cell table:formula="of:=CONCATENATE([.$C$91];[.A881];[.$K$91];[.B881];[.$L$91])" office:value-type="string" office:string-value="INSERT INTO `cities` (`id`, `region_id`, `name`) VALUES (NULL, (SELECT id FROM `regions` WHERE name = 'Buzău'), 'Ulmeni');" calcext:value-type="string">
            <text:p>INSERT INTO `cities` (`id`, `region_id`, `name`) VALUES (NULL, (SELECT id FROM `regions` WHERE name = 'Buzău'), 'Ulm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Unguriu</text:p>
          </table:table-cell>
          <table:table-cell/>
          <table:table-cell table:formula="of:=CONCATENATE([.$C$91];[.A882];[.$K$91];[.B882];[.$L$91])" office:value-type="string" office:string-value="INSERT INTO `cities` (`id`, `region_id`, `name`) VALUES (NULL, (SELECT id FROM `regions` WHERE name = 'Buzău'), 'Unguriu');" calcext:value-type="string">
            <text:p>INSERT INTO `cities` (`id`, `region_id`, `name`) VALUES (NULL, (SELECT id FROM `regions` WHERE name = 'Buzău'), 'Ungur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Vadu Pașii</text:p>
          </table:table-cell>
          <table:table-cell/>
          <table:table-cell table:formula="of:=CONCATENATE([.$C$91];[.A883];[.$K$91];[.B883];[.$L$91])" office:value-type="string" office:string-value="INSERT INTO `cities` (`id`, `region_id`, `name`) VALUES (NULL, (SELECT id FROM `regions` WHERE name = 'Buzău'), 'Vadu Pașii');" calcext:value-type="string">
            <text:p>INSERT INTO `cities` (`id`, `region_id`, `name`) VALUES (NULL, (SELECT id FROM `regions` WHERE name = 'Buzău'), 'Vadu Paș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Vâlcelele</text:p>
          </table:table-cell>
          <table:table-cell/>
          <table:table-cell table:formula="of:=CONCATENATE([.$C$91];[.A884];[.$K$91];[.B884];[.$L$91])" office:value-type="string" office:string-value="INSERT INTO `cities` (`id`, `region_id`, `name`) VALUES (NULL, (SELECT id FROM `regions` WHERE name = 'Buzău'), 'Vâlcelele');" calcext:value-type="string">
            <text:p>INSERT INTO `cities` (`id`, `region_id`, `name`) VALUES (NULL, (SELECT id FROM `regions` WHERE name = 'Buzău'), 'Vâlcel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Valea Râmnicului</text:p>
          </table:table-cell>
          <table:table-cell/>
          <table:table-cell table:formula="of:=CONCATENATE([.$C$91];[.A885];[.$K$91];[.B885];[.$L$91])" office:value-type="string" office:string-value="INSERT INTO `cities` (`id`, `region_id`, `name`) VALUES (NULL, (SELECT id FROM `regions` WHERE name = 'Buzău'), 'Valea Râmnicului');" calcext:value-type="string">
            <text:p>INSERT INTO `cities` (`id`, `region_id`, `name`) VALUES (NULL, (SELECT id FROM `regions` WHERE name = 'Buzău'), 'Valea Râmnic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Valea Salciei</text:p>
          </table:table-cell>
          <table:table-cell/>
          <table:table-cell table:formula="of:=CONCATENATE([.$C$91];[.A886];[.$K$91];[.B886];[.$L$91])" office:value-type="string" office:string-value="INSERT INTO `cities` (`id`, `region_id`, `name`) VALUES (NULL, (SELECT id FROM `regions` WHERE name = 'Buzău'), 'Valea Salciei');" calcext:value-type="string">
            <text:p>INSERT INTO `cities` (`id`, `region_id`, `name`) VALUES (NULL, (SELECT id FROM `regions` WHERE name = 'Buzău'), 'Valea Salci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Vernești</text:p>
          </table:table-cell>
          <table:table-cell/>
          <table:table-cell table:formula="of:=CONCATENATE([.$C$91];[.A887];[.$K$91];[.B887];[.$L$91])" office:value-type="string" office:string-value="INSERT INTO `cities` (`id`, `region_id`, `name`) VALUES (NULL, (SELECT id FROM `regions` WHERE name = 'Buzău'), 'Vernești');" calcext:value-type="string">
            <text:p>INSERT INTO `cities` (`id`, `region_id`, `name`) VALUES (NULL, (SELECT id FROM `regions` WHERE name = 'Buzău'), 'Ver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Vintilă Vodă</text:p>
          </table:table-cell>
          <table:table-cell/>
          <table:table-cell table:formula="of:=CONCATENATE([.$C$91];[.A888];[.$K$91];[.B888];[.$L$91])" office:value-type="string" office:string-value="INSERT INTO `cities` (`id`, `region_id`, `name`) VALUES (NULL, (SELECT id FROM `regions` WHERE name = 'Buzău'), 'Vintilă Vodă');" calcext:value-type="string">
            <text:p>INSERT INTO `cities` (`id`, `region_id`, `name`) VALUES (NULL, (SELECT id FROM `regions` WHERE name = 'Buzău'), 'Vintilă Vod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Viperești</text:p>
          </table:table-cell>
          <table:table-cell/>
          <table:table-cell table:formula="of:=CONCATENATE([.$C$91];[.A889];[.$K$91];[.B889];[.$L$91])" office:value-type="string" office:string-value="INSERT INTO `cities` (`id`, `region_id`, `name`) VALUES (NULL, (SELECT id FROM `regions` WHERE name = 'Buzău'), 'Viperești');" calcext:value-type="string">
            <text:p>INSERT INTO `cities` (`id`, `region_id`, `name`) VALUES (NULL, (SELECT id FROM `regions` WHERE name = 'Buzău'), 'Vipe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Zărnești</text:p>
          </table:table-cell>
          <table:table-cell/>
          <table:table-cell table:formula="of:=CONCATENATE([.$C$91];[.A890];[.$K$91];[.B890];[.$L$91])" office:value-type="string" office:string-value="INSERT INTO `cities` (`id`, `region_id`, `name`) VALUES (NULL, (SELECT id FROM `regions` WHERE name = 'Buzău'), 'Zărnești');" calcext:value-type="string">
            <text:p>INSERT INTO `cities` (`id`, `region_id`, `name`) VALUES (NULL, (SELECT id FROM `regions` WHERE name = 'Buzău'), 'Zăr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Ziduri</text:p>
          </table:table-cell>
          <table:table-cell/>
          <table:table-cell table:formula="of:=CONCATENATE([.$C$91];[.A891];[.$K$91];[.B891];[.$L$91])" office:value-type="string" office:string-value="INSERT INTO `cities` (`id`, `region_id`, `name`) VALUES (NULL, (SELECT id FROM `regions` WHERE name = 'Buzău'), 'Ziduri');" calcext:value-type="string">
            <text:p>INSERT INTO `cities` (`id`, `region_id`, `name`) VALUES (NULL, (SELECT id FROM `regions` WHERE name = 'Buzău'), 'Ziduri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Alexandru Odobescu</text:p>
          </table:table-cell>
          <table:table-cell/>
          <table:table-cell table:formula="of:=CONCATENATE([.$C$91];[.A893];[.$K$91];[.B893];[.$L$91])" office:value-type="string" office:string-value="INSERT INTO `cities` (`id`, `region_id`, `name`) VALUES (NULL, (SELECT id FROM `regions` WHERE name = 'Călărași'), 'Alexandru Odobescu');" calcext:value-type="string">
            <text:p>INSERT INTO `cities` (`id`, `region_id`, `name`) VALUES (NULL, (SELECT id FROM `regions` WHERE name = 'Călărași'), 'Alexandru Odobes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Belciugatele</text:p>
          </table:table-cell>
          <table:table-cell/>
          <table:table-cell table:formula="of:=CONCATENATE([.$C$91];[.A894];[.$K$91];[.B894];[.$L$91])" office:value-type="string" office:string-value="INSERT INTO `cities` (`id`, `region_id`, `name`) VALUES (NULL, (SELECT id FROM `regions` WHERE name = 'Călărași'), 'Belciugatele');" calcext:value-type="string">
            <text:p>INSERT INTO `cities` (`id`, `region_id`, `name`) VALUES (NULL, (SELECT id FROM `regions` WHERE name = 'Călărași'), 'Belciugat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Borcea</text:p>
          </table:table-cell>
          <table:table-cell/>
          <table:table-cell table:formula="of:=CONCATENATE([.$C$91];[.A895];[.$K$91];[.B895];[.$L$91])" office:value-type="string" office:string-value="INSERT INTO `cities` (`id`, `region_id`, `name`) VALUES (NULL, (SELECT id FROM `regions` WHERE name = 'Călărași'), 'Borcea');" calcext:value-type="string">
            <text:p>INSERT INTO `cities` (`id`, `region_id`, `name`) VALUES (NULL, (SELECT id FROM `regions` WHERE name = 'Călărași'), 'Bor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Budești</text:p>
          </table:table-cell>
          <table:table-cell/>
          <table:table-cell table:formula="of:=CONCATENATE([.$C$91];[.A896];[.$K$91];[.B896];[.$L$91])" office:value-type="string" office:string-value="INSERT INTO `cities` (`id`, `region_id`, `name`) VALUES (NULL, (SELECT id FROM `regions` WHERE name = 'Călărași'), 'Budești');" calcext:value-type="string">
            <text:p>INSERT INTO `cities` (`id`, `region_id`, `name`) VALUES (NULL, (SELECT id FROM `regions` WHERE name = 'Călărași'), 'Budești');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Călărași</text:p>
          </table:table-cell>
          <table:table-cell/>
          <table:table-cell table:formula="of:=CONCATENATE([.$C$91];[.A897];[.$K$91];[.B897];[.$L$91])" office:value-type="string" office:string-value="INSERT INTO `cities` (`id`, `region_id`, `name`) VALUES (NULL, (SELECT id FROM `regions` WHERE name = 'Călărași'), 'Călărași');" calcext:value-type="string">
            <text:p>INSERT INTO `cities` (`id`, `region_id`, `name`) VALUES (NULL, (SELECT id FROM `regions` WHERE name = 'Călărași'), 'Călăra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Căscioarele</text:p>
          </table:table-cell>
          <table:table-cell/>
          <table:table-cell table:formula="of:=CONCATENATE([.$C$91];[.A898];[.$K$91];[.B898];[.$L$91])" office:value-type="string" office:string-value="INSERT INTO `cities` (`id`, `region_id`, `name`) VALUES (NULL, (SELECT id FROM `regions` WHERE name = 'Călărași'), 'Căscioarele');" calcext:value-type="string">
            <text:p>INSERT INTO `cities` (`id`, `region_id`, `name`) VALUES (NULL, (SELECT id FROM `regions` WHERE name = 'Călărași'), 'Căscioar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Chirnogi</text:p>
          </table:table-cell>
          <table:table-cell/>
          <table:table-cell table:formula="of:=CONCATENATE([.$C$91];[.A899];[.$K$91];[.B899];[.$L$91])" office:value-type="string" office:string-value="INSERT INTO `cities` (`id`, `region_id`, `name`) VALUES (NULL, (SELECT id FROM `regions` WHERE name = 'Călărași'), 'Chirnogi');" calcext:value-type="string">
            <text:p>INSERT INTO `cities` (`id`, `region_id`, `name`) VALUES (NULL, (SELECT id FROM `regions` WHERE name = 'Călărași'), 'Chirnog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Chiselet</text:p>
          </table:table-cell>
          <table:table-cell/>
          <table:table-cell table:formula="of:=CONCATENATE([.$C$91];[.A900];[.$K$91];[.B900];[.$L$91])" office:value-type="string" office:string-value="INSERT INTO `cities` (`id`, `region_id`, `name`) VALUES (NULL, (SELECT id FROM `regions` WHERE name = 'Călărași'), 'Chiselet');" calcext:value-type="string">
            <text:p>INSERT INTO `cities` (`id`, `region_id`, `name`) VALUES (NULL, (SELECT id FROM `regions` WHERE name = 'Călărași'), 'Chisele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Ciocănești</text:p>
          </table:table-cell>
          <table:table-cell/>
          <table:table-cell table:formula="of:=CONCATENATE([.$C$91];[.A901];[.$K$91];[.B901];[.$L$91])" office:value-type="string" office:string-value="INSERT INTO `cities` (`id`, `region_id`, `name`) VALUES (NULL, (SELECT id FROM `regions` WHERE name = 'Călărași'), 'Ciocănești');" calcext:value-type="string">
            <text:p>INSERT INTO `cities` (`id`, `region_id`, `name`) VALUES (NULL, (SELECT id FROM `regions` WHERE name = 'Călărași'), 'Cioc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Crivăț</text:p>
          </table:table-cell>
          <table:table-cell/>
          <table:table-cell table:formula="of:=CONCATENATE([.$C$91];[.A902];[.$K$91];[.B902];[.$L$91])" office:value-type="string" office:string-value="INSERT INTO `cities` (`id`, `region_id`, `name`) VALUES (NULL, (SELECT id FROM `regions` WHERE name = 'Călărași'), 'Crivăț');" calcext:value-type="string">
            <text:p>INSERT INTO `cities` (`id`, `region_id`, `name`) VALUES (NULL, (SELECT id FROM `regions` WHERE name = 'Călărași'), 'Crivă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Curcani</text:p>
          </table:table-cell>
          <table:table-cell/>
          <table:table-cell table:formula="of:=CONCATENATE([.$C$91];[.A903];[.$K$91];[.B903];[.$L$91])" office:value-type="string" office:string-value="INSERT INTO `cities` (`id`, `region_id`, `name`) VALUES (NULL, (SELECT id FROM `regions` WHERE name = 'Călărași'), 'Curcani');" calcext:value-type="string">
            <text:p>INSERT INTO `cities` (`id`, `region_id`, `name`) VALUES (NULL, (SELECT id FROM `regions` WHERE name = 'Călărași'), 'Curc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Cuza Vodă</text:p>
          </table:table-cell>
          <table:table-cell/>
          <table:table-cell table:formula="of:=CONCATENATE([.$C$91];[.A904];[.$K$91];[.B904];[.$L$91])" office:value-type="string" office:string-value="INSERT INTO `cities` (`id`, `region_id`, `name`) VALUES (NULL, (SELECT id FROM `regions` WHERE name = 'Călărași'), 'Cuza Vodă');" calcext:value-type="string">
            <text:p>INSERT INTO `cities` (`id`, `region_id`, `name`) VALUES (NULL, (SELECT id FROM `regions` WHERE name = 'Călărași'), 'Cuza Vod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Dichiseni</text:p>
          </table:table-cell>
          <table:table-cell/>
          <table:table-cell table:formula="of:=CONCATENATE([.$C$91];[.A905];[.$K$91];[.B905];[.$L$91])" office:value-type="string" office:string-value="INSERT INTO `cities` (`id`, `region_id`, `name`) VALUES (NULL, (SELECT id FROM `regions` WHERE name = 'Călărași'), 'Dichiseni');" calcext:value-type="string">
            <text:p>INSERT INTO `cities` (`id`, `region_id`, `name`) VALUES (NULL, (SELECT id FROM `regions` WHERE name = 'Călărași'), 'Dichis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Dor Mărunt</text:p>
          </table:table-cell>
          <table:table-cell/>
          <table:table-cell table:formula="of:=CONCATENATE([.$C$91];[.A906];[.$K$91];[.B906];[.$L$91])" office:value-type="string" office:string-value="INSERT INTO `cities` (`id`, `region_id`, `name`) VALUES (NULL, (SELECT id FROM `regions` WHERE name = 'Călărași'), 'Dor Mărunt');" calcext:value-type="string">
            <text:p>INSERT INTO `cities` (`id`, `region_id`, `name`) VALUES (NULL, (SELECT id FROM `regions` WHERE name = 'Călărași'), 'Dor Mărun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Dorobanțu</text:p>
          </table:table-cell>
          <table:table-cell/>
          <table:table-cell table:formula="of:=CONCATENATE([.$C$91];[.A907];[.$K$91];[.B907];[.$L$91])" office:value-type="string" office:string-value="INSERT INTO `cities` (`id`, `region_id`, `name`) VALUES (NULL, (SELECT id FROM `regions` WHERE name = 'Călărași'), 'Dorobanțu');" calcext:value-type="string">
            <text:p>INSERT INTO `cities` (`id`, `region_id`, `name`) VALUES (NULL, (SELECT id FROM `regions` WHERE name = 'Călărași'), 'Dorobanț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Dragalina</text:p>
          </table:table-cell>
          <table:table-cell/>
          <table:table-cell table:formula="of:=CONCATENATE([.$C$91];[.A908];[.$K$91];[.B908];[.$L$91])" office:value-type="string" office:string-value="INSERT INTO `cities` (`id`, `region_id`, `name`) VALUES (NULL, (SELECT id FROM `regions` WHERE name = 'Călărași'), 'Dragalina');" calcext:value-type="string">
            <text:p>INSERT INTO `cities` (`id`, `region_id`, `name`) VALUES (NULL, (SELECT id FROM `regions` WHERE name = 'Călărași'), 'Dragal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Dragoș Vodă</text:p>
          </table:table-cell>
          <table:table-cell/>
          <table:table-cell table:formula="of:=CONCATENATE([.$C$91];[.A909];[.$K$91];[.B909];[.$L$91])" office:value-type="string" office:string-value="INSERT INTO `cities` (`id`, `region_id`, `name`) VALUES (NULL, (SELECT id FROM `regions` WHERE name = 'Călărași'), 'Dragoș Vodă');" calcext:value-type="string">
            <text:p>INSERT INTO `cities` (`id`, `region_id`, `name`) VALUES (NULL, (SELECT id FROM `regions` WHERE name = 'Călărași'), 'Dragoș Vod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Frăsinet</text:p>
          </table:table-cell>
          <table:table-cell/>
          <table:table-cell table:formula="of:=CONCATENATE([.$C$91];[.A910];[.$K$91];[.B910];[.$L$91])" office:value-type="string" office:string-value="INSERT INTO `cities` (`id`, `region_id`, `name`) VALUES (NULL, (SELECT id FROM `regions` WHERE name = 'Călărași'), 'Frăsinet');" calcext:value-type="string">
            <text:p>INSERT INTO `cities` (`id`, `region_id`, `name`) VALUES (NULL, (SELECT id FROM `regions` WHERE name = 'Călărași'), 'Frăsine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Frumușani</text:p>
          </table:table-cell>
          <table:table-cell/>
          <table:table-cell table:formula="of:=CONCATENATE([.$C$91];[.A911];[.$K$91];[.B911];[.$L$91])" office:value-type="string" office:string-value="INSERT INTO `cities` (`id`, `region_id`, `name`) VALUES (NULL, (SELECT id FROM `regions` WHERE name = 'Călărași'), 'Frumușani');" calcext:value-type="string">
            <text:p>INSERT INTO `cities` (`id`, `region_id`, `name`) VALUES (NULL, (SELECT id FROM `regions` WHERE name = 'Călărași'), 'Frumu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Fundeni</text:p>
          </table:table-cell>
          <table:table-cell/>
          <table:table-cell table:formula="of:=CONCATENATE([.$C$91];[.A912];[.$K$91];[.B912];[.$L$91])" office:value-type="string" office:string-value="INSERT INTO `cities` (`id`, `region_id`, `name`) VALUES (NULL, (SELECT id FROM `regions` WHERE name = 'Călărași'), 'Fundeni');" calcext:value-type="string">
            <text:p>INSERT INTO `cities` (`id`, `region_id`, `name`) VALUES (NULL, (SELECT id FROM `regions` WHERE name = 'Călărași'), 'Fund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Fundulea</text:p>
          </table:table-cell>
          <table:table-cell/>
          <table:table-cell table:formula="of:=CONCATENATE([.$C$91];[.A913];[.$K$91];[.B913];[.$L$91])" office:value-type="string" office:string-value="INSERT INTO `cities` (`id`, `region_id`, `name`) VALUES (NULL, (SELECT id FROM `regions` WHERE name = 'Călărași'), 'Fundulea');" calcext:value-type="string">
            <text:p>INSERT INTO `cities` (`id`, `region_id`, `name`) VALUES (NULL, (SELECT id FROM `regions` WHERE name = 'Călărași'), 'Fundul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Gălbinași</text:p>
          </table:table-cell>
          <table:table-cell/>
          <table:table-cell table:formula="of:=CONCATENATE([.$C$91];[.A914];[.$K$91];[.B914];[.$L$91])" office:value-type="string" office:string-value="INSERT INTO `cities` (`id`, `region_id`, `name`) VALUES (NULL, (SELECT id FROM `regions` WHERE name = 'Călărași'), 'Gălbinași');" calcext:value-type="string">
            <text:p>INSERT INTO `cities` (`id`, `region_id`, `name`) VALUES (NULL, (SELECT id FROM `regions` WHERE name = 'Călărași'), 'Gălbina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Grădiștea</text:p>
          </table:table-cell>
          <table:table-cell/>
          <table:table-cell table:formula="of:=CONCATENATE([.$C$91];[.A915];[.$K$91];[.B915];[.$L$91])" office:value-type="string" office:string-value="INSERT INTO `cities` (`id`, `region_id`, `name`) VALUES (NULL, (SELECT id FROM `regions` WHERE name = 'Călărași'), 'Grădiștea');" calcext:value-type="string">
            <text:p>INSERT INTO `cities` (`id`, `region_id`, `name`) VALUES (NULL, (SELECT id FROM `regions` WHERE name = 'Călărași'), 'Grădiș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Gurbănești</text:p>
          </table:table-cell>
          <table:table-cell/>
          <table:table-cell table:formula="of:=CONCATENATE([.$C$91];[.A916];[.$K$91];[.B916];[.$L$91])" office:value-type="string" office:string-value="INSERT INTO `cities` (`id`, `region_id`, `name`) VALUES (NULL, (SELECT id FROM `regions` WHERE name = 'Călărași'), 'Gurbănești');" calcext:value-type="string">
            <text:p>INSERT INTO `cities` (`id`, `region_id`, `name`) VALUES (NULL, (SELECT id FROM `regions` WHERE name = 'Călărași'), 'Gurb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Ileana</text:p>
          </table:table-cell>
          <table:table-cell/>
          <table:table-cell table:formula="of:=CONCATENATE([.$C$91];[.A917];[.$K$91];[.B917];[.$L$91])" office:value-type="string" office:string-value="INSERT INTO `cities` (`id`, `region_id`, `name`) VALUES (NULL, (SELECT id FROM `regions` WHERE name = 'Călărași'), 'Ileana');" calcext:value-type="string">
            <text:p>INSERT INTO `cities` (`id`, `region_id`, `name`) VALUES (NULL, (SELECT id FROM `regions` WHERE name = 'Călărași'), 'Ile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Independența</text:p>
          </table:table-cell>
          <table:table-cell/>
          <table:table-cell table:formula="of:=CONCATENATE([.$C$91];[.A918];[.$K$91];[.B918];[.$L$91])" office:value-type="string" office:string-value="INSERT INTO `cities` (`id`, `region_id`, `name`) VALUES (NULL, (SELECT id FROM `regions` WHERE name = 'Călărași'), 'Independența');" calcext:value-type="string">
            <text:p>INSERT INTO `cities` (`id`, `region_id`, `name`) VALUES (NULL, (SELECT id FROM `regions` WHERE name = 'Călărași'), 'Independen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Jegălia</text:p>
          </table:table-cell>
          <table:table-cell/>
          <table:table-cell table:formula="of:=CONCATENATE([.$C$91];[.A919];[.$K$91];[.B919];[.$L$91])" office:value-type="string" office:string-value="INSERT INTO `cities` (`id`, `region_id`, `name`) VALUES (NULL, (SELECT id FROM `regions` WHERE name = 'Călărași'), 'Jegălia');" calcext:value-type="string">
            <text:p>INSERT INTO `cities` (`id`, `region_id`, `name`) VALUES (NULL, (SELECT id FROM `regions` WHERE name = 'Călărași'), 'Jegăl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Lehliu</text:p>
          </table:table-cell>
          <table:table-cell/>
          <table:table-cell table:formula="of:=CONCATENATE([.$C$91];[.A920];[.$K$91];[.B920];[.$L$91])" office:value-type="string" office:string-value="INSERT INTO `cities` (`id`, `region_id`, `name`) VALUES (NULL, (SELECT id FROM `regions` WHERE name = 'Călărași'), 'Lehliu');" calcext:value-type="string">
            <text:p>INSERT INTO `cities` (`id`, `region_id`, `name`) VALUES (NULL, (SELECT id FROM `regions` WHERE name = 'Călărași'), 'Lehl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Lehliu Gară</text:p>
          </table:table-cell>
          <table:table-cell/>
          <table:table-cell table:formula="of:=CONCATENATE([.$C$91];[.A921];[.$K$91];[.B921];[.$L$91])" office:value-type="string" office:string-value="INSERT INTO `cities` (`id`, `region_id`, `name`) VALUES (NULL, (SELECT id FROM `regions` WHERE name = 'Călărași'), 'Lehliu Gară');" calcext:value-type="string">
            <text:p>INSERT INTO `cities` (`id`, `region_id`, `name`) VALUES (NULL, (SELECT id FROM `regions` WHERE name = 'Călărași'), 'Lehliu Gar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Luica</text:p>
          </table:table-cell>
          <table:table-cell/>
          <table:table-cell table:formula="of:=CONCATENATE([.$C$91];[.A922];[.$K$91];[.B922];[.$L$91])" office:value-type="string" office:string-value="INSERT INTO `cities` (`id`, `region_id`, `name`) VALUES (NULL, (SELECT id FROM `regions` WHERE name = 'Călărași'), 'Luica');" calcext:value-type="string">
            <text:p>INSERT INTO `cities` (`id`, `region_id`, `name`) VALUES (NULL, (SELECT id FROM `regions` WHERE name = 'Călărași'), 'Lui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Lupșanu</text:p>
          </table:table-cell>
          <table:table-cell/>
          <table:table-cell table:formula="of:=CONCATENATE([.$C$91];[.A923];[.$K$91];[.B923];[.$L$91])" office:value-type="string" office:string-value="INSERT INTO `cities` (`id`, `region_id`, `name`) VALUES (NULL, (SELECT id FROM `regions` WHERE name = 'Călărași'), 'Lupșanu');" calcext:value-type="string">
            <text:p>INSERT INTO `cities` (`id`, `region_id`, `name`) VALUES (NULL, (SELECT id FROM `regions` WHERE name = 'Călărași'), 'Lupș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Mânăstirea</text:p>
          </table:table-cell>
          <table:table-cell/>
          <table:table-cell table:formula="of:=CONCATENATE([.$C$91];[.A924];[.$K$91];[.B924];[.$L$91])" office:value-type="string" office:string-value="INSERT INTO `cities` (`id`, `region_id`, `name`) VALUES (NULL, (SELECT id FROM `regions` WHERE name = 'Călărași'), 'Mânăstirea');" calcext:value-type="string">
            <text:p>INSERT INTO `cities` (`id`, `region_id`, `name`) VALUES (NULL, (SELECT id FROM `regions` WHERE name = 'Călărași'), 'Mânăstir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Mitreni</text:p>
          </table:table-cell>
          <table:table-cell/>
          <table:table-cell table:formula="of:=CONCATENATE([.$C$91];[.A925];[.$K$91];[.B925];[.$L$91])" office:value-type="string" office:string-value="INSERT INTO `cities` (`id`, `region_id`, `name`) VALUES (NULL, (SELECT id FROM `regions` WHERE name = 'Călărași'), 'Mitreni');" calcext:value-type="string">
            <text:p>INSERT INTO `cities` (`id`, `region_id`, `name`) VALUES (NULL, (SELECT id FROM `regions` WHERE name = 'Călărași'), 'Mit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Modelu</text:p>
          </table:table-cell>
          <table:table-cell/>
          <table:table-cell table:formula="of:=CONCATENATE([.$C$91];[.A926];[.$K$91];[.B926];[.$L$91])" office:value-type="string" office:string-value="INSERT INTO `cities` (`id`, `region_id`, `name`) VALUES (NULL, (SELECT id FROM `regions` WHERE name = 'Călărași'), 'Modelu');" calcext:value-type="string">
            <text:p>INSERT INTO `cities` (`id`, `region_id`, `name`) VALUES (NULL, (SELECT id FROM `regions` WHERE name = 'Călărași'), 'Model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Nana</text:p>
          </table:table-cell>
          <table:table-cell/>
          <table:table-cell table:formula="of:=CONCATENATE([.$C$91];[.A927];[.$K$91];[.B927];[.$L$91])" office:value-type="string" office:string-value="INSERT INTO `cities` (`id`, `region_id`, `name`) VALUES (NULL, (SELECT id FROM `regions` WHERE name = 'Călărași'), 'Nana');" calcext:value-type="string">
            <text:p>INSERT INTO `cities` (`id`, `region_id`, `name`) VALUES (NULL, (SELECT id FROM `regions` WHERE name = 'Călărași'), 'N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Nicolae Bălcescu</text:p>
          </table:table-cell>
          <table:table-cell/>
          <table:table-cell table:formula="of:=CONCATENATE([.$C$91];[.A928];[.$K$91];[.B928];[.$L$91])" office:value-type="string" office:string-value="INSERT INTO `cities` (`id`, `region_id`, `name`) VALUES (NULL, (SELECT id FROM `regions` WHERE name = 'Călărași'), 'Nicolae Bălcescu');" calcext:value-type="string">
            <text:p>INSERT INTO `cities` (`id`, `region_id`, `name`) VALUES (NULL, (SELECT id FROM `regions` WHERE name = 'Călărași'), 'Nicolae Bălces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Oltenița</text:p>
          </table:table-cell>
          <table:table-cell/>
          <table:table-cell table:formula="of:=CONCATENATE([.$C$91];[.A929];[.$K$91];[.B929];[.$L$91])" office:value-type="string" office:string-value="INSERT INTO `cities` (`id`, `region_id`, `name`) VALUES (NULL, (SELECT id FROM `regions` WHERE name = 'Călărași'), 'Oltenița');" calcext:value-type="string">
            <text:p>INSERT INTO `cities` (`id`, `region_id`, `name`) VALUES (NULL, (SELECT id FROM `regions` WHERE name = 'Călărași'), 'Olten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Perișoru</text:p>
          </table:table-cell>
          <table:table-cell/>
          <table:table-cell table:formula="of:=CONCATENATE([.$C$91];[.A930];[.$K$91];[.B930];[.$L$91])" office:value-type="string" office:string-value="INSERT INTO `cities` (`id`, `region_id`, `name`) VALUES (NULL, (SELECT id FROM `regions` WHERE name = 'Călărași'), 'Perișoru');" calcext:value-type="string">
            <text:p>INSERT INTO `cities` (`id`, `region_id`, `name`) VALUES (NULL, (SELECT id FROM `regions` WHERE name = 'Călărași'), 'Perișo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Plătărești</text:p>
          </table:table-cell>
          <table:table-cell/>
          <table:table-cell table:formula="of:=CONCATENATE([.$C$91];[.A931];[.$K$91];[.B931];[.$L$91])" office:value-type="string" office:string-value="INSERT INTO `cities` (`id`, `region_id`, `name`) VALUES (NULL, (SELECT id FROM `regions` WHERE name = 'Călărași'), 'Plătărești');" calcext:value-type="string">
            <text:p>INSERT INTO `cities` (`id`, `region_id`, `name`) VALUES (NULL, (SELECT id FROM `regions` WHERE name = 'Călărași'), 'Plătă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Radovanu</text:p>
          </table:table-cell>
          <table:table-cell/>
          <table:table-cell table:formula="of:=CONCATENATE([.$C$91];[.A932];[.$K$91];[.B932];[.$L$91])" office:value-type="string" office:string-value="INSERT INTO `cities` (`id`, `region_id`, `name`) VALUES (NULL, (SELECT id FROM `regions` WHERE name = 'Călărași'), 'Radovanu');" calcext:value-type="string">
            <text:p>INSERT INTO `cities` (`id`, `region_id`, `name`) VALUES (NULL, (SELECT id FROM `regions` WHERE name = 'Călărași'), 'Radov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Roseți</text:p>
          </table:table-cell>
          <table:table-cell/>
          <table:table-cell table:formula="of:=CONCATENATE([.$C$91];[.A933];[.$K$91];[.B933];[.$L$91])" office:value-type="string" office:string-value="INSERT INTO `cities` (`id`, `region_id`, `name`) VALUES (NULL, (SELECT id FROM `regions` WHERE name = 'Călărași'), 'Roseți');" calcext:value-type="string">
            <text:p>INSERT INTO `cities` (`id`, `region_id`, `name`) VALUES (NULL, (SELECT id FROM `regions` WHERE name = 'Călărași'), 'Rose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Sărulești</text:p>
          </table:table-cell>
          <table:table-cell/>
          <table:table-cell table:formula="of:=CONCATENATE([.$C$91];[.A934];[.$K$91];[.B934];[.$L$91])" office:value-type="string" office:string-value="INSERT INTO `cities` (`id`, `region_id`, `name`) VALUES (NULL, (SELECT id FROM `regions` WHERE name = 'Călărași'), 'Sărulești');" calcext:value-type="string">
            <text:p>INSERT INTO `cities` (`id`, `region_id`, `name`) VALUES (NULL, (SELECT id FROM `regions` WHERE name = 'Călărași'), 'Săr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Sohatu</text:p>
          </table:table-cell>
          <table:table-cell/>
          <table:table-cell table:formula="of:=CONCATENATE([.$C$91];[.A935];[.$K$91];[.B935];[.$L$91])" office:value-type="string" office:string-value="INSERT INTO `cities` (`id`, `region_id`, `name`) VALUES (NULL, (SELECT id FROM `regions` WHERE name = 'Călărași'), 'Sohatu');" calcext:value-type="string">
            <text:p>INSERT INTO `cities` (`id`, `region_id`, `name`) VALUES (NULL, (SELECT id FROM `regions` WHERE name = 'Călărași'), 'Sohat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Șoldanu</text:p>
          </table:table-cell>
          <table:table-cell/>
          <table:table-cell table:formula="of:=CONCATENATE([.$C$91];[.A936];[.$K$91];[.B936];[.$L$91])" office:value-type="string" office:string-value="INSERT INTO `cities` (`id`, `region_id`, `name`) VALUES (NULL, (SELECT id FROM `regions` WHERE name = 'Călărași'), 'Șoldanu');" calcext:value-type="string">
            <text:p>INSERT INTO `cities` (`id`, `region_id`, `name`) VALUES (NULL, (SELECT id FROM `regions` WHERE name = 'Călărași'), 'Șold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Spanțov</text:p>
          </table:table-cell>
          <table:table-cell/>
          <table:table-cell table:formula="of:=CONCATENATE([.$C$91];[.A937];[.$K$91];[.B937];[.$L$91])" office:value-type="string" office:string-value="INSERT INTO `cities` (`id`, `region_id`, `name`) VALUES (NULL, (SELECT id FROM `regions` WHERE name = 'Călărași'), 'Spanțov');" calcext:value-type="string">
            <text:p>INSERT INTO `cities` (`id`, `region_id`, `name`) VALUES (NULL, (SELECT id FROM `regions` WHERE name = 'Călărași'), 'Spanțo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Ștefan cel Mare</text:p>
          </table:table-cell>
          <table:table-cell/>
          <table:table-cell table:formula="of:=CONCATENATE([.$C$91];[.A938];[.$K$91];[.B938];[.$L$91])" office:value-type="string" office:string-value="INSERT INTO `cities` (`id`, `region_id`, `name`) VALUES (NULL, (SELECT id FROM `regions` WHERE name = 'Călărași'), 'Ștefan cel Mare');" calcext:value-type="string">
            <text:p>INSERT INTO `cities` (`id`, `region_id`, `name`) VALUES (NULL, (SELECT id FROM `regions` WHERE name = 'Călărași'), 'Ștefan cel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Ștefan Vodă</text:p>
          </table:table-cell>
          <table:table-cell/>
          <table:table-cell table:formula="of:=CONCATENATE([.$C$91];[.A939];[.$K$91];[.B939];[.$L$91])" office:value-type="string" office:string-value="INSERT INTO `cities` (`id`, `region_id`, `name`) VALUES (NULL, (SELECT id FROM `regions` WHERE name = 'Călărași'), 'Ștefan Vodă');" calcext:value-type="string">
            <text:p>INSERT INTO `cities` (`id`, `region_id`, `name`) VALUES (NULL, (SELECT id FROM `regions` WHERE name = 'Călărași'), 'Ștefan Vod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Tămădău Mare</text:p>
          </table:table-cell>
          <table:table-cell/>
          <table:table-cell table:formula="of:=CONCATENATE([.$C$91];[.A940];[.$K$91];[.B940];[.$L$91])" office:value-type="string" office:string-value="INSERT INTO `cities` (`id`, `region_id`, `name`) VALUES (NULL, (SELECT id FROM `regions` WHERE name = 'Călărași'), 'Tămădău Mare');" calcext:value-type="string">
            <text:p>INSERT INTO `cities` (`id`, `region_id`, `name`) VALUES (NULL, (SELECT id FROM `regions` WHERE name = 'Călărași'), 'Tămădă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Ulmeni</text:p>
          </table:table-cell>
          <table:table-cell/>
          <table:table-cell table:formula="of:=CONCATENATE([.$C$91];[.A941];[.$K$91];[.B941];[.$L$91])" office:value-type="string" office:string-value="INSERT INTO `cities` (`id`, `region_id`, `name`) VALUES (NULL, (SELECT id FROM `regions` WHERE name = 'Călărași'), 'Ulmeni');" calcext:value-type="string">
            <text:p>INSERT INTO `cities` (`id`, `region_id`, `name`) VALUES (NULL, (SELECT id FROM `regions` WHERE name = 'Călărași'), 'Ulm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Ulmu</text:p>
          </table:table-cell>
          <table:table-cell/>
          <table:table-cell table:formula="of:=CONCATENATE([.$C$91];[.A942];[.$K$91];[.B942];[.$L$91])" office:value-type="string" office:string-value="INSERT INTO `cities` (`id`, `region_id`, `name`) VALUES (NULL, (SELECT id FROM `regions` WHERE name = 'Călărași'), 'Ulmu');" calcext:value-type="string">
            <text:p>INSERT INTO `cities` (`id`, `region_id`, `name`) VALUES (NULL, (SELECT id FROM `regions` WHERE name = 'Călărași'), 'Ulm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Unirea</text:p>
          </table:table-cell>
          <table:table-cell/>
          <table:table-cell table:formula="of:=CONCATENATE([.$C$91];[.A943];[.$K$91];[.B943];[.$L$91])" office:value-type="string" office:string-value="INSERT INTO `cities` (`id`, `region_id`, `name`) VALUES (NULL, (SELECT id FROM `regions` WHERE name = 'Călărași'), 'Unirea');" calcext:value-type="string">
            <text:p>INSERT INTO `cities` (`id`, `region_id`, `name`) VALUES (NULL, (SELECT id FROM `regions` WHERE name = 'Călărași'), 'Unir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Vâlcelele</text:p>
          </table:table-cell>
          <table:table-cell/>
          <table:table-cell table:formula="of:=CONCATENATE([.$C$91];[.A944];[.$K$91];[.B944];[.$L$91])" office:value-type="string" office:string-value="INSERT INTO `cities` (`id`, `region_id`, `name`) VALUES (NULL, (SELECT id FROM `regions` WHERE name = 'Călărași'), 'Vâlcelele');" calcext:value-type="string">
            <text:p>INSERT INTO `cities` (`id`, `region_id`, `name`) VALUES (NULL, (SELECT id FROM `regions` WHERE name = 'Călărași'), 'Vâlcel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Valea Argovei</text:p>
          </table:table-cell>
          <table:table-cell/>
          <table:table-cell table:formula="of:=CONCATENATE([.$C$91];[.A945];[.$K$91];[.B945];[.$L$91])" office:value-type="string" office:string-value="INSERT INTO `cities` (`id`, `region_id`, `name`) VALUES (NULL, (SELECT id FROM `regions` WHERE name = 'Călărași'), 'Valea Argovei');" calcext:value-type="string">
            <text:p>INSERT INTO `cities` (`id`, `region_id`, `name`) VALUES (NULL, (SELECT id FROM `regions` WHERE name = 'Călărași'), 'Valea Argov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Vasilați</text:p>
          </table:table-cell>
          <table:table-cell/>
          <table:table-cell table:formula="of:=CONCATENATE([.$C$91];[.A946];[.$K$91];[.B946];[.$L$91])" office:value-type="string" office:string-value="INSERT INTO `cities` (`id`, `region_id`, `name`) VALUES (NULL, (SELECT id FROM `regions` WHERE name = 'Călărași'), 'Vasilați');" calcext:value-type="string">
            <text:p>INSERT INTO `cities` (`id`, `region_id`, `name`) VALUES (NULL, (SELECT id FROM `regions` WHERE name = 'Călărași'), 'Vasila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Vlad Țepeș</text:p>
          </table:table-cell>
          <table:table-cell/>
          <table:table-cell table:formula="of:=CONCATENATE([.$C$91];[.A947];[.$K$91];[.B947];[.$L$91])" office:value-type="string" office:string-value="INSERT INTO `cities` (`id`, `region_id`, `name`) VALUES (NULL, (SELECT id FROM `regions` WHERE name = 'Călărași'), 'Vlad Țepeș');" calcext:value-type="string">
            <text:p>INSERT INTO `cities` (`id`, `region_id`, `name`) VALUES (NULL, (SELECT id FROM `regions` WHERE name = 'Călărași'), 'Vlad Țepeș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Anina</text:p>
          </table:table-cell>
          <table:table-cell/>
          <table:table-cell table:formula="of:=CONCATENATE([.$C$91];[.A949];[.$K$91];[.B949];[.$L$91])" office:value-type="string" office:string-value="INSERT INTO `cities` (`id`, `region_id`, `name`) VALUES (NULL, (SELECT id FROM `regions` WHERE name = 'Caraș-Severin'), 'Anina');" calcext:value-type="string">
            <text:p>INSERT INTO `cities` (`id`, `region_id`, `name`) VALUES (NULL, (SELECT id FROM `regions` WHERE name = 'Caraș-Severin'), 'An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Armeniș</text:p>
          </table:table-cell>
          <table:table-cell/>
          <table:table-cell table:formula="of:=CONCATENATE([.$C$91];[.A950];[.$K$91];[.B950];[.$L$91])" office:value-type="string" office:string-value="INSERT INTO `cities` (`id`, `region_id`, `name`) VALUES (NULL, (SELECT id FROM `regions` WHERE name = 'Caraș-Severin'), 'Armeniș');" calcext:value-type="string">
            <text:p>INSERT INTO `cities` (`id`, `region_id`, `name`) VALUES (NULL, (SELECT id FROM `regions` WHERE name = 'Caraș-Severin'), 'Armen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Băile Herculane</text:p>
          </table:table-cell>
          <table:table-cell/>
          <table:table-cell table:formula="of:=CONCATENATE([.$C$91];[.A951];[.$K$91];[.B951];[.$L$91])" office:value-type="string" office:string-value="INSERT INTO `cities` (`id`, `region_id`, `name`) VALUES (NULL, (SELECT id FROM `regions` WHERE name = 'Caraș-Severin'), 'Băile Herculane');" calcext:value-type="string">
            <text:p>INSERT INTO `cities` (`id`, `region_id`, `name`) VALUES (NULL, (SELECT id FROM `regions` WHERE name = 'Caraș-Severin'), 'Băile Herculan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Bănia</text:p>
          </table:table-cell>
          <table:table-cell/>
          <table:table-cell table:formula="of:=CONCATENATE([.$C$91];[.A952];[.$K$91];[.B952];[.$L$91])" office:value-type="string" office:string-value="INSERT INTO `cities` (`id`, `region_id`, `name`) VALUES (NULL, (SELECT id FROM `regions` WHERE name = 'Caraș-Severin'), 'Bănia');" calcext:value-type="string">
            <text:p>INSERT INTO `cities` (`id`, `region_id`, `name`) VALUES (NULL, (SELECT id FROM `regions` WHERE name = 'Caraș-Severin'), 'Băn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Băuțar</text:p>
          </table:table-cell>
          <table:table-cell/>
          <table:table-cell table:formula="of:=CONCATENATE([.$C$91];[.A953];[.$K$91];[.B953];[.$L$91])" office:value-type="string" office:string-value="INSERT INTO `cities` (`id`, `region_id`, `name`) VALUES (NULL, (SELECT id FROM `regions` WHERE name = 'Caraș-Severin'), 'Băuțar');" calcext:value-type="string">
            <text:p>INSERT INTO `cities` (`id`, `region_id`, `name`) VALUES (NULL, (SELECT id FROM `regions` WHERE name = 'Caraș-Severin'), 'Băuța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Berliște</text:p>
          </table:table-cell>
          <table:table-cell/>
          <table:table-cell table:formula="of:=CONCATENATE([.$C$91];[.A954];[.$K$91];[.B954];[.$L$91])" office:value-type="string" office:string-value="INSERT INTO `cities` (`id`, `region_id`, `name`) VALUES (NULL, (SELECT id FROM `regions` WHERE name = 'Caraș-Severin'), 'Berliște');" calcext:value-type="string">
            <text:p>INSERT INTO `cities` (`id`, `region_id`, `name`) VALUES (NULL, (SELECT id FROM `regions` WHERE name = 'Caraș-Severin'), 'Berlișt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Berzasca</text:p>
          </table:table-cell>
          <table:table-cell/>
          <table:table-cell table:formula="of:=CONCATENATE([.$C$91];[.A955];[.$K$91];[.B955];[.$L$91])" office:value-type="string" office:string-value="INSERT INTO `cities` (`id`, `region_id`, `name`) VALUES (NULL, (SELECT id FROM `regions` WHERE name = 'Caraș-Severin'), 'Berzasca');" calcext:value-type="string">
            <text:p>INSERT INTO `cities` (`id`, `region_id`, `name`) VALUES (NULL, (SELECT id FROM `regions` WHERE name = 'Caraș-Severin'), 'Berzas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Berzovia</text:p>
          </table:table-cell>
          <table:table-cell/>
          <table:table-cell table:formula="of:=CONCATENATE([.$C$91];[.A956];[.$K$91];[.B956];[.$L$91])" office:value-type="string" office:string-value="INSERT INTO `cities` (`id`, `region_id`, `name`) VALUES (NULL, (SELECT id FROM `regions` WHERE name = 'Caraș-Severin'), 'Berzovia');" calcext:value-type="string">
            <text:p>INSERT INTO `cities` (`id`, `region_id`, `name`) VALUES (NULL, (SELECT id FROM `regions` WHERE name = 'Caraș-Severin'), 'Berzov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Bocșa</text:p>
          </table:table-cell>
          <table:table-cell/>
          <table:table-cell table:formula="of:=CONCATENATE([.$C$91];[.A957];[.$K$91];[.B957];[.$L$91])" office:value-type="string" office:string-value="INSERT INTO `cities` (`id`, `region_id`, `name`) VALUES (NULL, (SELECT id FROM `regions` WHERE name = 'Caraș-Severin'), 'Bocșa');" calcext:value-type="string">
            <text:p>INSERT INTO `cities` (`id`, `region_id`, `name`) VALUES (NULL, (SELECT id FROM `regions` WHERE name = 'Caraș-Severin'), 'Bocș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Bolvașnița</text:p>
          </table:table-cell>
          <table:table-cell/>
          <table:table-cell table:formula="of:=CONCATENATE([.$C$91];[.A958];[.$K$91];[.B958];[.$L$91])" office:value-type="string" office:string-value="INSERT INTO `cities` (`id`, `region_id`, `name`) VALUES (NULL, (SELECT id FROM `regions` WHERE name = 'Caraș-Severin'), 'Bolvașnița');" calcext:value-type="string">
            <text:p>INSERT INTO `cities` (`id`, `region_id`, `name`) VALUES (NULL, (SELECT id FROM `regions` WHERE name = 'Caraș-Severin'), 'Bolvașn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Bozovici</text:p>
          </table:table-cell>
          <table:table-cell/>
          <table:table-cell table:formula="of:=CONCATENATE([.$C$91];[.A959];[.$K$91];[.B959];[.$L$91])" office:value-type="string" office:string-value="INSERT INTO `cities` (`id`, `region_id`, `name`) VALUES (NULL, (SELECT id FROM `regions` WHERE name = 'Caraș-Severin'), 'Bozovici');" calcext:value-type="string">
            <text:p>INSERT INTO `cities` (`id`, `region_id`, `name`) VALUES (NULL, (SELECT id FROM `regions` WHERE name = 'Caraș-Severin'), 'Bozovi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Brebu</text:p>
          </table:table-cell>
          <table:table-cell/>
          <table:table-cell table:formula="of:=CONCATENATE([.$C$91];[.A960];[.$K$91];[.B960];[.$L$91])" office:value-type="string" office:string-value="INSERT INTO `cities` (`id`, `region_id`, `name`) VALUES (NULL, (SELECT id FROM `regions` WHERE name = 'Caraș-Severin'), 'Brebu');" calcext:value-type="string">
            <text:p>INSERT INTO `cities` (`id`, `region_id`, `name`) VALUES (NULL, (SELECT id FROM `regions` WHERE name = 'Caraș-Severin'), 'Breb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Brebu Nou</text:p>
          </table:table-cell>
          <table:table-cell/>
          <table:table-cell table:formula="of:=CONCATENATE([.$C$91];[.A961];[.$K$91];[.B961];[.$L$91])" office:value-type="string" office:string-value="INSERT INTO `cities` (`id`, `region_id`, `name`) VALUES (NULL, (SELECT id FROM `regions` WHERE name = 'Caraș-Severin'), 'Brebu Nou');" calcext:value-type="string">
            <text:p>INSERT INTO `cities` (`id`, `region_id`, `name`) VALUES (NULL, (SELECT id FROM `regions` WHERE name = 'Caraș-Severin'), 'Brebu No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Buchin</text:p>
          </table:table-cell>
          <table:table-cell/>
          <table:table-cell table:formula="of:=CONCATENATE([.$C$91];[.A962];[.$K$91];[.B962];[.$L$91])" office:value-type="string" office:string-value="INSERT INTO `cities` (`id`, `region_id`, `name`) VALUES (NULL, (SELECT id FROM `regions` WHERE name = 'Caraș-Severin'), 'Buchin');" calcext:value-type="string">
            <text:p>INSERT INTO `cities` (`id`, `region_id`, `name`) VALUES (NULL, (SELECT id FROM `regions` WHERE name = 'Caraș-Severin'), 'Buch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Bucoșnița</text:p>
          </table:table-cell>
          <table:table-cell/>
          <table:table-cell table:formula="of:=CONCATENATE([.$C$91];[.A963];[.$K$91];[.B963];[.$L$91])" office:value-type="string" office:string-value="INSERT INTO `cities` (`id`, `region_id`, `name`) VALUES (NULL, (SELECT id FROM `regions` WHERE name = 'Caraș-Severin'), 'Bucoșnița');" calcext:value-type="string">
            <text:p>INSERT INTO `cities` (`id`, `region_id`, `name`) VALUES (NULL, (SELECT id FROM `regions` WHERE name = 'Caraș-Severin'), 'Bucoșn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Caransebeș</text:p>
          </table:table-cell>
          <table:table-cell/>
          <table:table-cell table:formula="of:=CONCATENATE([.$C$91];[.A964];[.$K$91];[.B964];[.$L$91])" office:value-type="string" office:string-value="INSERT INTO `cities` (`id`, `region_id`, `name`) VALUES (NULL, (SELECT id FROM `regions` WHERE name = 'Caraș-Severin'), 'Caransebeș');" calcext:value-type="string">
            <text:p>INSERT INTO `cities` (`id`, `region_id`, `name`) VALUES (NULL, (SELECT id FROM `regions` WHERE name = 'Caraș-Severin'), 'Caranseb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Carașova</text:p>
          </table:table-cell>
          <table:table-cell/>
          <table:table-cell table:formula="of:=CONCATENATE([.$C$91];[.A965];[.$K$91];[.B965];[.$L$91])" office:value-type="string" office:string-value="INSERT INTO `cities` (`id`, `region_id`, `name`) VALUES (NULL, (SELECT id FROM `regions` WHERE name = 'Caraș-Severin'), 'Carașova');" calcext:value-type="string">
            <text:p>INSERT INTO `cities` (`id`, `region_id`, `name`) VALUES (NULL, (SELECT id FROM `regions` WHERE name = 'Caraș-Severin'), 'Caraș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Cărbunari</text:p>
          </table:table-cell>
          <table:table-cell/>
          <table:table-cell table:formula="of:=CONCATENATE([.$C$91];[.A966];[.$K$91];[.B966];[.$L$91])" office:value-type="string" office:string-value="INSERT INTO `cities` (`id`, `region_id`, `name`) VALUES (NULL, (SELECT id FROM `regions` WHERE name = 'Caraș-Severin'), 'Cărbunari');" calcext:value-type="string">
            <text:p>INSERT INTO `cities` (`id`, `region_id`, `name`) VALUES (NULL, (SELECT id FROM `regions` WHERE name = 'Caraș-Severin'), 'Cărbun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Ciclova Română</text:p>
          </table:table-cell>
          <table:table-cell/>
          <table:table-cell table:formula="of:=CONCATENATE([.$C$91];[.A967];[.$K$91];[.B967];[.$L$91])" office:value-type="string" office:string-value="INSERT INTO `cities` (`id`, `region_id`, `name`) VALUES (NULL, (SELECT id FROM `regions` WHERE name = 'Caraș-Severin'), 'Ciclova Română');" calcext:value-type="string">
            <text:p>INSERT INTO `cities` (`id`, `region_id`, `name`) VALUES (NULL, (SELECT id FROM `regions` WHERE name = 'Caraș-Severin'), 'Ciclova Român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Ciuchici</text:p>
          </table:table-cell>
          <table:table-cell/>
          <table:table-cell table:formula="of:=CONCATENATE([.$C$91];[.A968];[.$K$91];[.B968];[.$L$91])" office:value-type="string" office:string-value="INSERT INTO `cities` (`id`, `region_id`, `name`) VALUES (NULL, (SELECT id FROM `regions` WHERE name = 'Caraș-Severin'), 'Ciuchici');" calcext:value-type="string">
            <text:p>INSERT INTO `cities` (`id`, `region_id`, `name`) VALUES (NULL, (SELECT id FROM `regions` WHERE name = 'Caraș-Severin'), 'Ciuchi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Ciudanovița</text:p>
          </table:table-cell>
          <table:table-cell/>
          <table:table-cell table:formula="of:=CONCATENATE([.$C$91];[.A969];[.$K$91];[.B969];[.$L$91])" office:value-type="string" office:string-value="INSERT INTO `cities` (`id`, `region_id`, `name`) VALUES (NULL, (SELECT id FROM `regions` WHERE name = 'Caraș-Severin'), 'Ciudanovița');" calcext:value-type="string">
            <text:p>INSERT INTO `cities` (`id`, `region_id`, `name`) VALUES (NULL, (SELECT id FROM `regions` WHERE name = 'Caraș-Severin'), 'Ciudanov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Constantin Daicoviciu</text:p>
          </table:table-cell>
          <table:table-cell/>
          <table:table-cell table:formula="of:=CONCATENATE([.$C$91];[.A970];[.$K$91];[.B970];[.$L$91])" office:value-type="string" office:string-value="INSERT INTO `cities` (`id`, `region_id`, `name`) VALUES (NULL, (SELECT id FROM `regions` WHERE name = 'Caraș-Severin'), 'Constantin Daicoviciu');" calcext:value-type="string">
            <text:p>INSERT INTO `cities` (`id`, `region_id`, `name`) VALUES (NULL, (SELECT id FROM `regions` WHERE name = 'Caraș-Severin'), 'Constantin Daicovic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Copăcele</text:p>
          </table:table-cell>
          <table:table-cell/>
          <table:table-cell table:formula="of:=CONCATENATE([.$C$91];[.A971];[.$K$91];[.B971];[.$L$91])" office:value-type="string" office:string-value="INSERT INTO `cities` (`id`, `region_id`, `name`) VALUES (NULL, (SELECT id FROM `regions` WHERE name = 'Caraș-Severin'), 'Copăcele');" calcext:value-type="string">
            <text:p>INSERT INTO `cities` (`id`, `region_id`, `name`) VALUES (NULL, (SELECT id FROM `regions` WHERE name = 'Caraș-Severin'), 'Copăc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Cornea</text:p>
          </table:table-cell>
          <table:table-cell/>
          <table:table-cell table:formula="of:=CONCATENATE([.$C$91];[.A972];[.$K$91];[.B972];[.$L$91])" office:value-type="string" office:string-value="INSERT INTO `cities` (`id`, `region_id`, `name`) VALUES (NULL, (SELECT id FROM `regions` WHERE name = 'Caraș-Severin'), 'Cornea');" calcext:value-type="string">
            <text:p>INSERT INTO `cities` (`id`, `region_id`, `name`) VALUES (NULL, (SELECT id FROM `regions` WHERE name = 'Caraș-Severin'), 'Corn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Cornereva</text:p>
          </table:table-cell>
          <table:table-cell/>
          <table:table-cell table:formula="of:=CONCATENATE([.$C$91];[.A973];[.$K$91];[.B973];[.$L$91])" office:value-type="string" office:string-value="INSERT INTO `cities` (`id`, `region_id`, `name`) VALUES (NULL, (SELECT id FROM `regions` WHERE name = 'Caraș-Severin'), 'Cornereva');" calcext:value-type="string">
            <text:p>INSERT INTO `cities` (`id`, `region_id`, `name`) VALUES (NULL, (SELECT id FROM `regions` WHERE name = 'Caraș-Severin'), 'Cornere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Coronini</text:p>
          </table:table-cell>
          <table:table-cell/>
          <table:table-cell table:formula="of:=CONCATENATE([.$C$91];[.A974];[.$K$91];[.B974];[.$L$91])" office:value-type="string" office:string-value="INSERT INTO `cities` (`id`, `region_id`, `name`) VALUES (NULL, (SELECT id FROM `regions` WHERE name = 'Caraș-Severin'), 'Coronini');" calcext:value-type="string">
            <text:p>INSERT INTO `cities` (`id`, `region_id`, `name`) VALUES (NULL, (SELECT id FROM `regions` WHERE name = 'Caraș-Severin'), 'Coroni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Dalboșeț</text:p>
          </table:table-cell>
          <table:table-cell/>
          <table:table-cell table:formula="of:=CONCATENATE([.$C$91];[.A975];[.$K$91];[.B975];[.$L$91])" office:value-type="string" office:string-value="INSERT INTO `cities` (`id`, `region_id`, `name`) VALUES (NULL, (SELECT id FROM `regions` WHERE name = 'Caraș-Severin'), 'Dalboșeț');" calcext:value-type="string">
            <text:p>INSERT INTO `cities` (`id`, `region_id`, `name`) VALUES (NULL, (SELECT id FROM `regions` WHERE name = 'Caraș-Severin'), 'Dalboșe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Doclin</text:p>
          </table:table-cell>
          <table:table-cell/>
          <table:table-cell table:formula="of:=CONCATENATE([.$C$91];[.A976];[.$K$91];[.B976];[.$L$91])" office:value-type="string" office:string-value="INSERT INTO `cities` (`id`, `region_id`, `name`) VALUES (NULL, (SELECT id FROM `regions` WHERE name = 'Caraș-Severin'), 'Doclin');" calcext:value-type="string">
            <text:p>INSERT INTO `cities` (`id`, `region_id`, `name`) VALUES (NULL, (SELECT id FROM `regions` WHERE name = 'Caraș-Severin'), 'Docl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Dognecea</text:p>
          </table:table-cell>
          <table:table-cell/>
          <table:table-cell table:formula="of:=CONCATENATE([.$C$91];[.A977];[.$K$91];[.B977];[.$L$91])" office:value-type="string" office:string-value="INSERT INTO `cities` (`id`, `region_id`, `name`) VALUES (NULL, (SELECT id FROM `regions` WHERE name = 'Caraș-Severin'), 'Dognecea');" calcext:value-type="string">
            <text:p>INSERT INTO `cities` (`id`, `region_id`, `name`) VALUES (NULL, (SELECT id FROM `regions` WHERE name = 'Caraș-Severin'), 'Dogne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Domașnea</text:p>
          </table:table-cell>
          <table:table-cell/>
          <table:table-cell table:formula="of:=CONCATENATE([.$C$91];[.A978];[.$K$91];[.B978];[.$L$91])" office:value-type="string" office:string-value="INSERT INTO `cities` (`id`, `region_id`, `name`) VALUES (NULL, (SELECT id FROM `regions` WHERE name = 'Caraș-Severin'), 'Domașnea');" calcext:value-type="string">
            <text:p>INSERT INTO `cities` (`id`, `region_id`, `name`) VALUES (NULL, (SELECT id FROM `regions` WHERE name = 'Caraș-Severin'), 'Domașn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Eftimie Murgu</text:p>
          </table:table-cell>
          <table:table-cell/>
          <table:table-cell table:formula="of:=CONCATENATE([.$C$91];[.A979];[.$K$91];[.B979];[.$L$91])" office:value-type="string" office:string-value="INSERT INTO `cities` (`id`, `region_id`, `name`) VALUES (NULL, (SELECT id FROM `regions` WHERE name = 'Caraș-Severin'), 'Eftimie Murgu');" calcext:value-type="string">
            <text:p>INSERT INTO `cities` (`id`, `region_id`, `name`) VALUES (NULL, (SELECT id FROM `regions` WHERE name = 'Caraș-Severin'), 'Eftimie Murg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Ezeriș</text:p>
          </table:table-cell>
          <table:table-cell/>
          <table:table-cell table:formula="of:=CONCATENATE([.$C$91];[.A980];[.$K$91];[.B980];[.$L$91])" office:value-type="string" office:string-value="INSERT INTO `cities` (`id`, `region_id`, `name`) VALUES (NULL, (SELECT id FROM `regions` WHERE name = 'Caraș-Severin'), 'Ezeriș');" calcext:value-type="string">
            <text:p>INSERT INTO `cities` (`id`, `region_id`, `name`) VALUES (NULL, (SELECT id FROM `regions` WHERE name = 'Caraș-Severin'), 'Ezer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Fârliug</text:p>
          </table:table-cell>
          <table:table-cell/>
          <table:table-cell table:formula="of:=CONCATENATE([.$C$91];[.A981];[.$K$91];[.B981];[.$L$91])" office:value-type="string" office:string-value="INSERT INTO `cities` (`id`, `region_id`, `name`) VALUES (NULL, (SELECT id FROM `regions` WHERE name = 'Caraș-Severin'), 'Fârliug');" calcext:value-type="string">
            <text:p>INSERT INTO `cities` (`id`, `region_id`, `name`) VALUES (NULL, (SELECT id FROM `regions` WHERE name = 'Caraș-Severin'), 'Fârliu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Forotic</text:p>
          </table:table-cell>
          <table:table-cell/>
          <table:table-cell table:formula="of:=CONCATENATE([.$C$91];[.A982];[.$K$91];[.B982];[.$L$91])" office:value-type="string" office:string-value="INSERT INTO `cities` (`id`, `region_id`, `name`) VALUES (NULL, (SELECT id FROM `regions` WHERE name = 'Caraș-Severin'), 'Forotic');" calcext:value-type="string">
            <text:p>INSERT INTO `cities` (`id`, `region_id`, `name`) VALUES (NULL, (SELECT id FROM `regions` WHERE name = 'Caraș-Severin'), 'Foroti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Gârnic</text:p>
          </table:table-cell>
          <table:table-cell/>
          <table:table-cell table:formula="of:=CONCATENATE([.$C$91];[.A983];[.$K$91];[.B983];[.$L$91])" office:value-type="string" office:string-value="INSERT INTO `cities` (`id`, `region_id`, `name`) VALUES (NULL, (SELECT id FROM `regions` WHERE name = 'Caraș-Severin'), 'Gârnic');" calcext:value-type="string">
            <text:p>INSERT INTO `cities` (`id`, `region_id`, `name`) VALUES (NULL, (SELECT id FROM `regions` WHERE name = 'Caraș-Severin'), 'Gârni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Glimboca</text:p>
          </table:table-cell>
          <table:table-cell/>
          <table:table-cell table:formula="of:=CONCATENATE([.$C$91];[.A984];[.$K$91];[.B984];[.$L$91])" office:value-type="string" office:string-value="INSERT INTO `cities` (`id`, `region_id`, `name`) VALUES (NULL, (SELECT id FROM `regions` WHERE name = 'Caraș-Severin'), 'Glimboca');" calcext:value-type="string">
            <text:p>INSERT INTO `cities` (`id`, `region_id`, `name`) VALUES (NULL, (SELECT id FROM `regions` WHERE name = 'Caraș-Severin'), 'Glimbo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Goruia</text:p>
          </table:table-cell>
          <table:table-cell/>
          <table:table-cell table:formula="of:=CONCATENATE([.$C$91];[.A985];[.$K$91];[.B985];[.$L$91])" office:value-type="string" office:string-value="INSERT INTO `cities` (`id`, `region_id`, `name`) VALUES (NULL, (SELECT id FROM `regions` WHERE name = 'Caraș-Severin'), 'Goruia');" calcext:value-type="string">
            <text:p>INSERT INTO `cities` (`id`, `region_id`, `name`) VALUES (NULL, (SELECT id FROM `regions` WHERE name = 'Caraș-Severin'), 'Goru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Grădinari</text:p>
          </table:table-cell>
          <table:table-cell/>
          <table:table-cell table:formula="of:=CONCATENATE([.$C$91];[.A986];[.$K$91];[.B986];[.$L$91])" office:value-type="string" office:string-value="INSERT INTO `cities` (`id`, `region_id`, `name`) VALUES (NULL, (SELECT id FROM `regions` WHERE name = 'Caraș-Severin'), 'Grădinari');" calcext:value-type="string">
            <text:p>INSERT INTO `cities` (`id`, `region_id`, `name`) VALUES (NULL, (SELECT id FROM `regions` WHERE name = 'Caraș-Severin'), 'Grădin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Iablanița</text:p>
          </table:table-cell>
          <table:table-cell/>
          <table:table-cell table:formula="of:=CONCATENATE([.$C$91];[.A987];[.$K$91];[.B987];[.$L$91])" office:value-type="string" office:string-value="INSERT INTO `cities` (`id`, `region_id`, `name`) VALUES (NULL, (SELECT id FROM `regions` WHERE name = 'Caraș-Severin'), 'Iablanița');" calcext:value-type="string">
            <text:p>INSERT INTO `cities` (`id`, `region_id`, `name`) VALUES (NULL, (SELECT id FROM `regions` WHERE name = 'Caraș-Severin'), 'Iablan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Lăpușnicel</text:p>
          </table:table-cell>
          <table:table-cell/>
          <table:table-cell table:formula="of:=CONCATENATE([.$C$91];[.A988];[.$K$91];[.B988];[.$L$91])" office:value-type="string" office:string-value="INSERT INTO `cities` (`id`, `region_id`, `name`) VALUES (NULL, (SELECT id FROM `regions` WHERE name = 'Caraș-Severin'), 'Lăpușnicel');" calcext:value-type="string">
            <text:p>INSERT INTO `cities` (`id`, `region_id`, `name`) VALUES (NULL, (SELECT id FROM `regions` WHERE name = 'Caraș-Severin'), 'Lăpușnic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Lăpușnicu Mare</text:p>
          </table:table-cell>
          <table:table-cell/>
          <table:table-cell table:formula="of:=CONCATENATE([.$C$91];[.A989];[.$K$91];[.B989];[.$L$91])" office:value-type="string" office:string-value="INSERT INTO `cities` (`id`, `region_id`, `name`) VALUES (NULL, (SELECT id FROM `regions` WHERE name = 'Caraș-Severin'), 'Lăpușnicu Mare');" calcext:value-type="string">
            <text:p>INSERT INTO `cities` (`id`, `region_id`, `name`) VALUES (NULL, (SELECT id FROM `regions` WHERE name = 'Caraș-Severin'), 'Lăpușnic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Luncavița</text:p>
          </table:table-cell>
          <table:table-cell/>
          <table:table-cell table:formula="of:=CONCATENATE([.$C$91];[.A990];[.$K$91];[.B990];[.$L$91])" office:value-type="string" office:string-value="INSERT INTO `cities` (`id`, `region_id`, `name`) VALUES (NULL, (SELECT id FROM `regions` WHERE name = 'Caraș-Severin'), 'Luncavița');" calcext:value-type="string">
            <text:p>INSERT INTO `cities` (`id`, `region_id`, `name`) VALUES (NULL, (SELECT id FROM `regions` WHERE name = 'Caraș-Severin'), 'Luncav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Lupac</text:p>
          </table:table-cell>
          <table:table-cell/>
          <table:table-cell table:formula="of:=CONCATENATE([.$C$91];[.A991];[.$K$91];[.B991];[.$L$91])" office:value-type="string" office:string-value="INSERT INTO `cities` (`id`, `region_id`, `name`) VALUES (NULL, (SELECT id FROM `regions` WHERE name = 'Caraș-Severin'), 'Lupac');" calcext:value-type="string">
            <text:p>INSERT INTO `cities` (`id`, `region_id`, `name`) VALUES (NULL, (SELECT id FROM `regions` WHERE name = 'Caraș-Severin'), 'Lupa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Marga</text:p>
          </table:table-cell>
          <table:table-cell/>
          <table:table-cell table:formula="of:=CONCATENATE([.$C$91];[.A992];[.$K$91];[.B992];[.$L$91])" office:value-type="string" office:string-value="INSERT INTO `cities` (`id`, `region_id`, `name`) VALUES (NULL, (SELECT id FROM `regions` WHERE name = 'Caraș-Severin'), 'Marga');" calcext:value-type="string">
            <text:p>INSERT INTO `cities` (`id`, `region_id`, `name`) VALUES (NULL, (SELECT id FROM `regions` WHERE name = 'Caraș-Severin'), 'Marg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Măureni</text:p>
          </table:table-cell>
          <table:table-cell/>
          <table:table-cell table:formula="of:=CONCATENATE([.$C$91];[.A993];[.$K$91];[.B993];[.$L$91])" office:value-type="string" office:string-value="INSERT INTO `cities` (`id`, `region_id`, `name`) VALUES (NULL, (SELECT id FROM `regions` WHERE name = 'Caraș-Severin'), 'Măureni');" calcext:value-type="string">
            <text:p>INSERT INTO `cities` (`id`, `region_id`, `name`) VALUES (NULL, (SELECT id FROM `regions` WHERE name = 'Caraș-Severin'), 'Mău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Mehadia</text:p>
          </table:table-cell>
          <table:table-cell/>
          <table:table-cell table:formula="of:=CONCATENATE([.$C$91];[.A994];[.$K$91];[.B994];[.$L$91])" office:value-type="string" office:string-value="INSERT INTO `cities` (`id`, `region_id`, `name`) VALUES (NULL, (SELECT id FROM `regions` WHERE name = 'Caraș-Severin'), 'Mehadia');" calcext:value-type="string">
            <text:p>INSERT INTO `cities` (`id`, `region_id`, `name`) VALUES (NULL, (SELECT id FROM `regions` WHERE name = 'Caraș-Severin'), 'Mehad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Mehadica</text:p>
          </table:table-cell>
          <table:table-cell/>
          <table:table-cell table:formula="of:=CONCATENATE([.$C$91];[.A995];[.$K$91];[.B995];[.$L$91])" office:value-type="string" office:string-value="INSERT INTO `cities` (`id`, `region_id`, `name`) VALUES (NULL, (SELECT id FROM `regions` WHERE name = 'Caraș-Severin'), 'Mehadica');" calcext:value-type="string">
            <text:p>INSERT INTO `cities` (`id`, `region_id`, `name`) VALUES (NULL, (SELECT id FROM `regions` WHERE name = 'Caraș-Severin'), 'Mehadi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Moldova Nouă</text:p>
          </table:table-cell>
          <table:table-cell/>
          <table:table-cell table:formula="of:=CONCATENATE([.$C$91];[.A996];[.$K$91];[.B996];[.$L$91])" office:value-type="string" office:string-value="INSERT INTO `cities` (`id`, `region_id`, `name`) VALUES (NULL, (SELECT id FROM `regions` WHERE name = 'Caraș-Severin'), 'Moldova Nouă');" calcext:value-type="string">
            <text:p>INSERT INTO `cities` (`id`, `region_id`, `name`) VALUES (NULL, (SELECT id FROM `regions` WHERE name = 'Caraș-Severin'), 'Moldova Nou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Naidăș</text:p>
          </table:table-cell>
          <table:table-cell/>
          <table:table-cell table:formula="of:=CONCATENATE([.$C$91];[.A997];[.$K$91];[.B997];[.$L$91])" office:value-type="string" office:string-value="INSERT INTO `cities` (`id`, `region_id`, `name`) VALUES (NULL, (SELECT id FROM `regions` WHERE name = 'Caraș-Severin'), 'Naidăș');" calcext:value-type="string">
            <text:p>INSERT INTO `cities` (`id`, `region_id`, `name`) VALUES (NULL, (SELECT id FROM `regions` WHERE name = 'Caraș-Severin'), 'Naidă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Obreja</text:p>
          </table:table-cell>
          <table:table-cell/>
          <table:table-cell table:formula="of:=CONCATENATE([.$C$91];[.A998];[.$K$91];[.B998];[.$L$91])" office:value-type="string" office:string-value="INSERT INTO `cities` (`id`, `region_id`, `name`) VALUES (NULL, (SELECT id FROM `regions` WHERE name = 'Caraș-Severin'), 'Obreja');" calcext:value-type="string">
            <text:p>INSERT INTO `cities` (`id`, `region_id`, `name`) VALUES (NULL, (SELECT id FROM `regions` WHERE name = 'Caraș-Severin'), 'Obrej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Ocna de Fier</text:p>
          </table:table-cell>
          <table:table-cell/>
          <table:table-cell table:formula="of:=CONCATENATE([.$C$91];[.A999];[.$K$91];[.B999];[.$L$91])" office:value-type="string" office:string-value="INSERT INTO `cities` (`id`, `region_id`, `name`) VALUES (NULL, (SELECT id FROM `regions` WHERE name = 'Caraș-Severin'), 'Ocna de Fier');" calcext:value-type="string">
            <text:p>INSERT INTO `cities` (`id`, `region_id`, `name`) VALUES (NULL, (SELECT id FROM `regions` WHERE name = 'Caraș-Severin'), 'Ocna de Fie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Oravița (Oraviţa Montană)</text:p>
          </table:table-cell>
          <table:table-cell/>
          <table:table-cell table:formula="of:=CONCATENATE([.$C$91];[.A1000];[.$K$91];[.B1000];[.$L$91])" office:value-type="string" office:string-value="INSERT INTO `cities` (`id`, `region_id`, `name`) VALUES (NULL, (SELECT id FROM `regions` WHERE name = 'Caraș-Severin'), 'Oravița (Oraviţa Montană)');" calcext:value-type="string">
            <text:p>INSERT INTO `cities` (`id`, `region_id`, `name`) VALUES (NULL, (SELECT id FROM `regions` WHERE name = 'Caraș-Severin'), 'Oravița (Oraviţa Montană)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Oțelu Roșu</text:p>
          </table:table-cell>
          <table:table-cell/>
          <table:table-cell table:formula="of:=CONCATENATE([.$C$91];[.A1001];[.$K$91];[.B1001];[.$L$91])" office:value-type="string" office:string-value="INSERT INTO `cities` (`id`, `region_id`, `name`) VALUES (NULL, (SELECT id FROM `regions` WHERE name = 'Caraș-Severin'), 'Oțelu Roșu');" calcext:value-type="string">
            <text:p>INSERT INTO `cities` (`id`, `region_id`, `name`) VALUES (NULL, (SELECT id FROM `regions` WHERE name = 'Caraș-Severin'), 'Oțelu Roș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Păltiniș</text:p>
          </table:table-cell>
          <table:table-cell/>
          <table:table-cell table:formula="of:=CONCATENATE([.$C$91];[.A1002];[.$K$91];[.B1002];[.$L$91])" office:value-type="string" office:string-value="INSERT INTO `cities` (`id`, `region_id`, `name`) VALUES (NULL, (SELECT id FROM `regions` WHERE name = 'Caraș-Severin'), 'Păltiniș');" calcext:value-type="string">
            <text:p>INSERT INTO `cities` (`id`, `region_id`, `name`) VALUES (NULL, (SELECT id FROM `regions` WHERE name = 'Caraș-Severin'), 'Păltin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Pojejena</text:p>
          </table:table-cell>
          <table:table-cell/>
          <table:table-cell table:formula="of:=CONCATENATE([.$C$91];[.A1003];[.$K$91];[.B1003];[.$L$91])" office:value-type="string" office:string-value="INSERT INTO `cities` (`id`, `region_id`, `name`) VALUES (NULL, (SELECT id FROM `regions` WHERE name = 'Caraș-Severin'), 'Pojejena');" calcext:value-type="string">
            <text:p>INSERT INTO `cities` (`id`, `region_id`, `name`) VALUES (NULL, (SELECT id FROM `regions` WHERE name = 'Caraș-Severin'), 'Pojeje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Prigor</text:p>
          </table:table-cell>
          <table:table-cell/>
          <table:table-cell table:formula="of:=CONCATENATE([.$C$91];[.A1004];[.$K$91];[.B1004];[.$L$91])" office:value-type="string" office:string-value="INSERT INTO `cities` (`id`, `region_id`, `name`) VALUES (NULL, (SELECT id FROM `regions` WHERE name = 'Caraș-Severin'), 'Prigor');" calcext:value-type="string">
            <text:p>INSERT INTO `cities` (`id`, `region_id`, `name`) VALUES (NULL, (SELECT id FROM `regions` WHERE name = 'Caraș-Severin'), 'Prig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Răcășdia</text:p>
          </table:table-cell>
          <table:table-cell/>
          <table:table-cell table:formula="of:=CONCATENATE([.$C$91];[.A1005];[.$K$91];[.B1005];[.$L$91])" office:value-type="string" office:string-value="INSERT INTO `cities` (`id`, `region_id`, `name`) VALUES (NULL, (SELECT id FROM `regions` WHERE name = 'Caraș-Severin'), 'Răcășdia');" calcext:value-type="string">
            <text:p>INSERT INTO `cities` (`id`, `region_id`, `name`) VALUES (NULL, (SELECT id FROM `regions` WHERE name = 'Caraș-Severin'), 'Răcășd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Ramna</text:p>
          </table:table-cell>
          <table:table-cell/>
          <table:table-cell table:formula="of:=CONCATENATE([.$C$91];[.A1006];[.$K$91];[.B1006];[.$L$91])" office:value-type="string" office:string-value="INSERT INTO `cities` (`id`, `region_id`, `name`) VALUES (NULL, (SELECT id FROM `regions` WHERE name = 'Caraș-Severin'), 'Ramna');" calcext:value-type="string">
            <text:p>INSERT INTO `cities` (`id`, `region_id`, `name`) VALUES (NULL, (SELECT id FROM `regions` WHERE name = 'Caraș-Severin'), 'Ram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Reșița</text:p>
          </table:table-cell>
          <table:table-cell/>
          <table:table-cell table:formula="of:=CONCATENATE([.$C$91];[.A1007];[.$K$91];[.B1007];[.$L$91])" office:value-type="string" office:string-value="INSERT INTO `cities` (`id`, `region_id`, `name`) VALUES (NULL, (SELECT id FROM `regions` WHERE name = 'Caraș-Severin'), 'Reșița');" calcext:value-type="string">
            <text:p>INSERT INTO `cities` (`id`, `region_id`, `name`) VALUES (NULL, (SELECT id FROM `regions` WHERE name = 'Caraș-Severin'), 'Reș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Rusca Montană</text:p>
          </table:table-cell>
          <table:table-cell/>
          <table:table-cell table:formula="of:=CONCATENATE([.$C$91];[.A1008];[.$K$91];[.B1008];[.$L$91])" office:value-type="string" office:string-value="INSERT INTO `cities` (`id`, `region_id`, `name`) VALUES (NULL, (SELECT id FROM `regions` WHERE name = 'Caraș-Severin'), 'Rusca Montană');" calcext:value-type="string">
            <text:p>INSERT INTO `cities` (`id`, `region_id`, `name`) VALUES (NULL, (SELECT id FROM `regions` WHERE name = 'Caraș-Severin'), 'Rusca Montan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Sacu</text:p>
          </table:table-cell>
          <table:table-cell/>
          <table:table-cell table:formula="of:=CONCATENATE([.$C$91];[.A1009];[.$K$91];[.B1009];[.$L$91])" office:value-type="string" office:string-value="INSERT INTO `cities` (`id`, `region_id`, `name`) VALUES (NULL, (SELECT id FROM `regions` WHERE name = 'Caraș-Severin'), 'Sacu');" calcext:value-type="string">
            <text:p>INSERT INTO `cities` (`id`, `region_id`, `name`) VALUES (NULL, (SELECT id FROM `regions` WHERE name = 'Caraș-Severin'), 'Sa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Sasca Montană</text:p>
          </table:table-cell>
          <table:table-cell/>
          <table:table-cell table:formula="of:=CONCATENATE([.$C$91];[.A1010];[.$K$91];[.B1010];[.$L$91])" office:value-type="string" office:string-value="INSERT INTO `cities` (`id`, `region_id`, `name`) VALUES (NULL, (SELECT id FROM `regions` WHERE name = 'Caraș-Severin'), 'Sasca Montană');" calcext:value-type="string">
            <text:p>INSERT INTO `cities` (`id`, `region_id`, `name`) VALUES (NULL, (SELECT id FROM `regions` WHERE name = 'Caraș-Severin'), 'Sasca Montan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Sichevița</text:p>
          </table:table-cell>
          <table:table-cell/>
          <table:table-cell table:formula="of:=CONCATENATE([.$C$91];[.A1011];[.$K$91];[.B1011];[.$L$91])" office:value-type="string" office:string-value="INSERT INTO `cities` (`id`, `region_id`, `name`) VALUES (NULL, (SELECT id FROM `regions` WHERE name = 'Caraș-Severin'), 'Sichevița');" calcext:value-type="string">
            <text:p>INSERT INTO `cities` (`id`, `region_id`, `name`) VALUES (NULL, (SELECT id FROM `regions` WHERE name = 'Caraș-Severin'), 'Sichev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Slatina-Timiș</text:p>
          </table:table-cell>
          <table:table-cell/>
          <table:table-cell table:formula="of:=CONCATENATE([.$C$91];[.A1012];[.$K$91];[.B1012];[.$L$91])" office:value-type="string" office:string-value="INSERT INTO `cities` (`id`, `region_id`, `name`) VALUES (NULL, (SELECT id FROM `regions` WHERE name = 'Caraș-Severin'), 'Slatina-Timiș');" calcext:value-type="string">
            <text:p>INSERT INTO `cities` (`id`, `region_id`, `name`) VALUES (NULL, (SELECT id FROM `regions` WHERE name = 'Caraș-Severin'), 'Slatina-Tim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Socol</text:p>
          </table:table-cell>
          <table:table-cell/>
          <table:table-cell table:formula="of:=CONCATENATE([.$C$91];[.A1013];[.$K$91];[.B1013];[.$L$91])" office:value-type="string" office:string-value="INSERT INTO `cities` (`id`, `region_id`, `name`) VALUES (NULL, (SELECT id FROM `regions` WHERE name = 'Caraș-Severin'), 'Socol');" calcext:value-type="string">
            <text:p>INSERT INTO `cities` (`id`, `region_id`, `name`) VALUES (NULL, (SELECT id FROM `regions` WHERE name = 'Caraș-Severin'), 'Soco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Șopotu Nou</text:p>
          </table:table-cell>
          <table:table-cell/>
          <table:table-cell table:formula="of:=CONCATENATE([.$C$91];[.A1014];[.$K$91];[.B1014];[.$L$91])" office:value-type="string" office:string-value="INSERT INTO `cities` (`id`, `region_id`, `name`) VALUES (NULL, (SELECT id FROM `regions` WHERE name = 'Caraș-Severin'), 'Șopotu Nou');" calcext:value-type="string">
            <text:p>INSERT INTO `cities` (`id`, `region_id`, `name`) VALUES (NULL, (SELECT id FROM `regions` WHERE name = 'Caraș-Severin'), 'Șopotu No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Târnova</text:p>
          </table:table-cell>
          <table:table-cell/>
          <table:table-cell table:formula="of:=CONCATENATE([.$C$91];[.A1015];[.$K$91];[.B1015];[.$L$91])" office:value-type="string" office:string-value="INSERT INTO `cities` (`id`, `region_id`, `name`) VALUES (NULL, (SELECT id FROM `regions` WHERE name = 'Caraș-Severin'), 'Târnova');" calcext:value-type="string">
            <text:p>INSERT INTO `cities` (`id`, `region_id`, `name`) VALUES (NULL, (SELECT id FROM `regions` WHERE name = 'Caraș-Severin'), 'Târn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Teregova</text:p>
          </table:table-cell>
          <table:table-cell/>
          <table:table-cell table:formula="of:=CONCATENATE([.$C$91];[.A1016];[.$K$91];[.B1016];[.$L$91])" office:value-type="string" office:string-value="INSERT INTO `cities` (`id`, `region_id`, `name`) VALUES (NULL, (SELECT id FROM `regions` WHERE name = 'Caraș-Severin'), 'Teregova');" calcext:value-type="string">
            <text:p>INSERT INTO `cities` (`id`, `region_id`, `name`) VALUES (NULL, (SELECT id FROM `regions` WHERE name = 'Caraș-Severin'), 'Tereg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Ticvaniu Mare</text:p>
          </table:table-cell>
          <table:table-cell/>
          <table:table-cell table:formula="of:=CONCATENATE([.$C$91];[.A1017];[.$K$91];[.B1017];[.$L$91])" office:value-type="string" office:string-value="INSERT INTO `cities` (`id`, `region_id`, `name`) VALUES (NULL, (SELECT id FROM `regions` WHERE name = 'Caraș-Severin'), 'Ticvaniu Mare');" calcext:value-type="string">
            <text:p>INSERT INTO `cities` (`id`, `region_id`, `name`) VALUES (NULL, (SELECT id FROM `regions` WHERE name = 'Caraș-Severin'), 'Ticvani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Topleț</text:p>
          </table:table-cell>
          <table:table-cell/>
          <table:table-cell table:formula="of:=CONCATENATE([.$C$91];[.A1018];[.$K$91];[.B1018];[.$L$91])" office:value-type="string" office:string-value="INSERT INTO `cities` (`id`, `region_id`, `name`) VALUES (NULL, (SELECT id FROM `regions` WHERE name = 'Caraș-Severin'), 'Topleț');" calcext:value-type="string">
            <text:p>INSERT INTO `cities` (`id`, `region_id`, `name`) VALUES (NULL, (SELECT id FROM `regions` WHERE name = 'Caraș-Severin'), 'Tople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Turnu Ruieni</text:p>
          </table:table-cell>
          <table:table-cell/>
          <table:table-cell table:formula="of:=CONCATENATE([.$C$91];[.A1019];[.$K$91];[.B1019];[.$L$91])" office:value-type="string" office:string-value="INSERT INTO `cities` (`id`, `region_id`, `name`) VALUES (NULL, (SELECT id FROM `regions` WHERE name = 'Caraș-Severin'), 'Turnu Ruieni');" calcext:value-type="string">
            <text:p>INSERT INTO `cities` (`id`, `region_id`, `name`) VALUES (NULL, (SELECT id FROM `regions` WHERE name = 'Caraș-Severin'), 'Turnu Ru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Văliug</text:p>
          </table:table-cell>
          <table:table-cell/>
          <table:table-cell table:formula="of:=CONCATENATE([.$C$91];[.A1020];[.$K$91];[.B1020];[.$L$91])" office:value-type="string" office:string-value="INSERT INTO `cities` (`id`, `region_id`, `name`) VALUES (NULL, (SELECT id FROM `regions` WHERE name = 'Caraș-Severin'), 'Văliug');" calcext:value-type="string">
            <text:p>INSERT INTO `cities` (`id`, `region_id`, `name`) VALUES (NULL, (SELECT id FROM `regions` WHERE name = 'Caraș-Severin'), 'Văliu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Vărădia</text:p>
          </table:table-cell>
          <table:table-cell/>
          <table:table-cell table:formula="of:=CONCATENATE([.$C$91];[.A1021];[.$K$91];[.B1021];[.$L$91])" office:value-type="string" office:string-value="INSERT INTO `cities` (`id`, `region_id`, `name`) VALUES (NULL, (SELECT id FROM `regions` WHERE name = 'Caraș-Severin'), 'Vărădia');" calcext:value-type="string">
            <text:p>INSERT INTO `cities` (`id`, `region_id`, `name`) VALUES (NULL, (SELECT id FROM `regions` WHERE name = 'Caraș-Severin'), 'Vărăd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Vermeș</text:p>
          </table:table-cell>
          <table:table-cell/>
          <table:table-cell table:formula="of:=CONCATENATE([.$C$91];[.A1022];[.$K$91];[.B1022];[.$L$91])" office:value-type="string" office:string-value="INSERT INTO `cities` (`id`, `region_id`, `name`) VALUES (NULL, (SELECT id FROM `regions` WHERE name = 'Caraș-Severin'), 'Vermeș');" calcext:value-type="string">
            <text:p>INSERT INTO `cities` (`id`, `region_id`, `name`) VALUES (NULL, (SELECT id FROM `regions` WHERE name = 'Caraș-Severin'), 'Verm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Vrani</text:p>
          </table:table-cell>
          <table:table-cell/>
          <table:table-cell table:formula="of:=CONCATENATE([.$C$91];[.A1023];[.$K$91];[.B1023];[.$L$91])" office:value-type="string" office:string-value="INSERT INTO `cities` (`id`, `region_id`, `name`) VALUES (NULL, (SELECT id FROM `regions` WHERE name = 'Caraș-Severin'), 'Vrani');" calcext:value-type="string">
            <text:p>INSERT INTO `cities` (`id`, `region_id`, `name`) VALUES (NULL, (SELECT id FROM `regions` WHERE name = 'Caraș-Severin'), 'Vr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Zăvoi</text:p>
          </table:table-cell>
          <table:table-cell/>
          <table:table-cell table:formula="of:=CONCATENATE([.$C$91];[.A1024];[.$K$91];[.B1024];[.$L$91])" office:value-type="string" office:string-value="INSERT INTO `cities` (`id`, `region_id`, `name`) VALUES (NULL, (SELECT id FROM `regions` WHERE name = 'Caraș-Severin'), 'Zăvoi');" calcext:value-type="string">
            <text:p>INSERT INTO `cities` (`id`, `region_id`, `name`) VALUES (NULL, (SELECT id FROM `regions` WHERE name = 'Caraș-Severin'), 'Zăvo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Zorlențu Mare</text:p>
          </table:table-cell>
          <table:table-cell/>
          <table:table-cell table:formula="of:=CONCATENATE([.$C$91];[.A1025];[.$K$91];[.B1025];[.$L$91])" office:value-type="string" office:string-value="INSERT INTO `cities` (`id`, `region_id`, `name`) VALUES (NULL, (SELECT id FROM `regions` WHERE name = 'Caraș-Severin'), 'Zorlențu Mare');" calcext:value-type="string">
            <text:p>INSERT INTO `cities` (`id`, `region_id`, `name`) VALUES (NULL, (SELECT id FROM `regions` WHERE name = 'Caraș-Severin'), 'Zorlențu Mare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Aghireșu</text:p>
          </table:table-cell>
          <table:table-cell/>
          <table:table-cell table:formula="of:=CONCATENATE([.$C$91];[.A1027];[.$K$91];[.B1027];[.$L$91])" office:value-type="string" office:string-value="INSERT INTO `cities` (`id`, `region_id`, `name`) VALUES (NULL, (SELECT id FROM `regions` WHERE name = 'Cluj'), 'Aghireșu');" calcext:value-type="string">
            <text:p>INSERT INTO `cities` (`id`, `region_id`, `name`) VALUES (NULL, (SELECT id FROM `regions` WHERE name = 'Cluj'), 'Aghireș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Aiton</text:p>
          </table:table-cell>
          <table:table-cell/>
          <table:table-cell table:formula="of:=CONCATENATE([.$C$91];[.A1028];[.$K$91];[.B1028];[.$L$91])" office:value-type="string" office:string-value="INSERT INTO `cities` (`id`, `region_id`, `name`) VALUES (NULL, (SELECT id FROM `regions` WHERE name = 'Cluj'), 'Aiton');" calcext:value-type="string">
            <text:p>INSERT INTO `cities` (`id`, `region_id`, `name`) VALUES (NULL, (SELECT id FROM `regions` WHERE name = 'Cluj'), 'Aito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Aluniș</text:p>
          </table:table-cell>
          <table:table-cell/>
          <table:table-cell table:formula="of:=CONCATENATE([.$C$91];[.A1029];[.$K$91];[.B1029];[.$L$91])" office:value-type="string" office:string-value="INSERT INTO `cities` (`id`, `region_id`, `name`) VALUES (NULL, (SELECT id FROM `regions` WHERE name = 'Cluj'), 'Aluniș');" calcext:value-type="string">
            <text:p>INSERT INTO `cities` (`id`, `region_id`, `name`) VALUES (NULL, (SELECT id FROM `regions` WHERE name = 'Cluj'), 'Alun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Apahida</text:p>
          </table:table-cell>
          <table:table-cell/>
          <table:table-cell table:formula="of:=CONCATENATE([.$C$91];[.A1030];[.$K$91];[.B1030];[.$L$91])" office:value-type="string" office:string-value="INSERT INTO `cities` (`id`, `region_id`, `name`) VALUES (NULL, (SELECT id FROM `regions` WHERE name = 'Cluj'), 'Apahida');" calcext:value-type="string">
            <text:p>INSERT INTO `cities` (`id`, `region_id`, `name`) VALUES (NULL, (SELECT id FROM `regions` WHERE name = 'Cluj'), 'Apahid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Așchileu</text:p>
          </table:table-cell>
          <table:table-cell/>
          <table:table-cell table:formula="of:=CONCATENATE([.$C$91];[.A1031];[.$K$91];[.B1031];[.$L$91])" office:value-type="string" office:string-value="INSERT INTO `cities` (`id`, `region_id`, `name`) VALUES (NULL, (SELECT id FROM `regions` WHERE name = 'Cluj'), 'Așchileu');" calcext:value-type="string">
            <text:p>INSERT INTO `cities` (`id`, `region_id`, `name`) VALUES (NULL, (SELECT id FROM `regions` WHERE name = 'Cluj'), 'Așchile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Baciu</text:p>
          </table:table-cell>
          <table:table-cell/>
          <table:table-cell table:formula="of:=CONCATENATE([.$C$91];[.A1032];[.$K$91];[.B1032];[.$L$91])" office:value-type="string" office:string-value="INSERT INTO `cities` (`id`, `region_id`, `name`) VALUES (NULL, (SELECT id FROM `regions` WHERE name = 'Cluj'), 'Baciu');" calcext:value-type="string">
            <text:p>INSERT INTO `cities` (`id`, `region_id`, `name`) VALUES (NULL, (SELECT id FROM `regions` WHERE name = 'Cluj'), 'Bac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Băișoara</text:p>
          </table:table-cell>
          <table:table-cell/>
          <table:table-cell table:formula="of:=CONCATENATE([.$C$91];[.A1033];[.$K$91];[.B1033];[.$L$91])" office:value-type="string" office:string-value="INSERT INTO `cities` (`id`, `region_id`, `name`) VALUES (NULL, (SELECT id FROM `regions` WHERE name = 'Cluj'), 'Băișoara');" calcext:value-type="string">
            <text:p>INSERT INTO `cities` (`id`, `region_id`, `name`) VALUES (NULL, (SELECT id FROM `regions` WHERE name = 'Cluj'), 'Băiș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Beliș</text:p>
          </table:table-cell>
          <table:table-cell/>
          <table:table-cell table:formula="of:=CONCATENATE([.$C$91];[.A1034];[.$K$91];[.B1034];[.$L$91])" office:value-type="string" office:string-value="INSERT INTO `cities` (`id`, `region_id`, `name`) VALUES (NULL, (SELECT id FROM `regions` WHERE name = 'Cluj'), 'Beliș');" calcext:value-type="string">
            <text:p>INSERT INTO `cities` (`id`, `region_id`, `name`) VALUES (NULL, (SELECT id FROM `regions` WHERE name = 'Cluj'), 'Bel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Bobâlna</text:p>
          </table:table-cell>
          <table:table-cell/>
          <table:table-cell table:formula="of:=CONCATENATE([.$C$91];[.A1035];[.$K$91];[.B1035];[.$L$91])" office:value-type="string" office:string-value="INSERT INTO `cities` (`id`, `region_id`, `name`) VALUES (NULL, (SELECT id FROM `regions` WHERE name = 'Cluj'), 'Bobâlna');" calcext:value-type="string">
            <text:p>INSERT INTO `cities` (`id`, `region_id`, `name`) VALUES (NULL, (SELECT id FROM `regions` WHERE name = 'Cluj'), 'Bobâl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Bonțida</text:p>
          </table:table-cell>
          <table:table-cell/>
          <table:table-cell table:formula="of:=CONCATENATE([.$C$91];[.A1036];[.$K$91];[.B1036];[.$L$91])" office:value-type="string" office:string-value="INSERT INTO `cities` (`id`, `region_id`, `name`) VALUES (NULL, (SELECT id FROM `regions` WHERE name = 'Cluj'), 'Bonțida');" calcext:value-type="string">
            <text:p>INSERT INTO `cities` (`id`, `region_id`, `name`) VALUES (NULL, (SELECT id FROM `regions` WHERE name = 'Cluj'), 'Bonțid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Borșa</text:p>
          </table:table-cell>
          <table:table-cell/>
          <table:table-cell table:formula="of:=CONCATENATE([.$C$91];[.A1037];[.$K$91];[.B1037];[.$L$91])" office:value-type="string" office:string-value="INSERT INTO `cities` (`id`, `region_id`, `name`) VALUES (NULL, (SELECT id FROM `regions` WHERE name = 'Cluj'), 'Borșa');" calcext:value-type="string">
            <text:p>INSERT INTO `cities` (`id`, `region_id`, `name`) VALUES (NULL, (SELECT id FROM `regions` WHERE name = 'Cluj'), 'Borș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Buza</text:p>
          </table:table-cell>
          <table:table-cell/>
          <table:table-cell table:formula="of:=CONCATENATE([.$C$91];[.A1038];[.$K$91];[.B1038];[.$L$91])" office:value-type="string" office:string-value="INSERT INTO `cities` (`id`, `region_id`, `name`) VALUES (NULL, (SELECT id FROM `regions` WHERE name = 'Cluj'), 'Buza');" calcext:value-type="string">
            <text:p>INSERT INTO `cities` (`id`, `region_id`, `name`) VALUES (NULL, (SELECT id FROM `regions` WHERE name = 'Cluj'), 'Buz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Căianu</text:p>
          </table:table-cell>
          <table:table-cell/>
          <table:table-cell table:formula="of:=CONCATENATE([.$C$91];[.A1039];[.$K$91];[.B1039];[.$L$91])" office:value-type="string" office:string-value="INSERT INTO `cities` (`id`, `region_id`, `name`) VALUES (NULL, (SELECT id FROM `regions` WHERE name = 'Cluj'), 'Căianu');" calcext:value-type="string">
            <text:p>INSERT INTO `cities` (`id`, `region_id`, `name`) VALUES (NULL, (SELECT id FROM `regions` WHERE name = 'Cluj'), 'Căi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Călărași</text:p>
          </table:table-cell>
          <table:table-cell/>
          <table:table-cell table:formula="of:=CONCATENATE([.$C$91];[.A1040];[.$K$91];[.B1040];[.$L$91])" office:value-type="string" office:string-value="INSERT INTO `cities` (`id`, `region_id`, `name`) VALUES (NULL, (SELECT id FROM `regions` WHERE name = 'Cluj'), 'Călărași');" calcext:value-type="string">
            <text:p>INSERT INTO `cities` (`id`, `region_id`, `name`) VALUES (NULL, (SELECT id FROM `regions` WHERE name = 'Cluj'), 'Călăra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Călățele</text:p>
          </table:table-cell>
          <table:table-cell/>
          <table:table-cell table:formula="of:=CONCATENATE([.$C$91];[.A1041];[.$K$91];[.B1041];[.$L$91])" office:value-type="string" office:string-value="INSERT INTO `cities` (`id`, `region_id`, `name`) VALUES (NULL, (SELECT id FROM `regions` WHERE name = 'Cluj'), 'Călățele');" calcext:value-type="string">
            <text:p>INSERT INTO `cities` (`id`, `region_id`, `name`) VALUES (NULL, (SELECT id FROM `regions` WHERE name = 'Cluj'), 'Călăț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Cămărașu</text:p>
          </table:table-cell>
          <table:table-cell/>
          <table:table-cell table:formula="of:=CONCATENATE([.$C$91];[.A1042];[.$K$91];[.B1042];[.$L$91])" office:value-type="string" office:string-value="INSERT INTO `cities` (`id`, `region_id`, `name`) VALUES (NULL, (SELECT id FROM `regions` WHERE name = 'Cluj'), 'Cămărașu');" calcext:value-type="string">
            <text:p>INSERT INTO `cities` (`id`, `region_id`, `name`) VALUES (NULL, (SELECT id FROM `regions` WHERE name = 'Cluj'), 'Cămăraș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Câmpia Turzii</text:p>
          </table:table-cell>
          <table:table-cell/>
          <table:table-cell table:formula="of:=CONCATENATE([.$C$91];[.A1043];[.$K$91];[.B1043];[.$L$91])" office:value-type="string" office:string-value="INSERT INTO `cities` (`id`, `region_id`, `name`) VALUES (NULL, (SELECT id FROM `regions` WHERE name = 'Cluj'), 'Câmpia Turzii');" calcext:value-type="string">
            <text:p>INSERT INTO `cities` (`id`, `region_id`, `name`) VALUES (NULL, (SELECT id FROM `regions` WHERE name = 'Cluj'), 'Câmpia Turz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Căpușu Mare</text:p>
          </table:table-cell>
          <table:table-cell/>
          <table:table-cell table:formula="of:=CONCATENATE([.$C$91];[.A1044];[.$K$91];[.B1044];[.$L$91])" office:value-type="string" office:string-value="INSERT INTO `cities` (`id`, `region_id`, `name`) VALUES (NULL, (SELECT id FROM `regions` WHERE name = 'Cluj'), 'Căpușu Mare');" calcext:value-type="string">
            <text:p>INSERT INTO `cities` (`id`, `region_id`, `name`) VALUES (NULL, (SELECT id FROM `regions` WHERE name = 'Cluj'), 'Căpuș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Cășeiu</text:p>
          </table:table-cell>
          <table:table-cell/>
          <table:table-cell table:formula="of:=CONCATENATE([.$C$91];[.A1045];[.$K$91];[.B1045];[.$L$91])" office:value-type="string" office:string-value="INSERT INTO `cities` (`id`, `region_id`, `name`) VALUES (NULL, (SELECT id FROM `regions` WHERE name = 'Cluj'), 'Cășeiu');" calcext:value-type="string">
            <text:p>INSERT INTO `cities` (`id`, `region_id`, `name`) VALUES (NULL, (SELECT id FROM `regions` WHERE name = 'Cluj'), 'Cășe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Câțcău</text:p>
          </table:table-cell>
          <table:table-cell/>
          <table:table-cell table:formula="of:=CONCATENATE([.$C$91];[.A1046];[.$K$91];[.B1046];[.$L$91])" office:value-type="string" office:string-value="INSERT INTO `cities` (`id`, `region_id`, `name`) VALUES (NULL, (SELECT id FROM `regions` WHERE name = 'Cluj'), 'Câțcău');" calcext:value-type="string">
            <text:p>INSERT INTO `cities` (`id`, `region_id`, `name`) VALUES (NULL, (SELECT id FROM `regions` WHERE name = 'Cluj'), 'Câțc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Cătina</text:p>
          </table:table-cell>
          <table:table-cell/>
          <table:table-cell table:formula="of:=CONCATENATE([.$C$91];[.A1047];[.$K$91];[.B1047];[.$L$91])" office:value-type="string" office:string-value="INSERT INTO `cities` (`id`, `region_id`, `name`) VALUES (NULL, (SELECT id FROM `regions` WHERE name = 'Cluj'), 'Cătina');" calcext:value-type="string">
            <text:p>INSERT INTO `cities` (`id`, `region_id`, `name`) VALUES (NULL, (SELECT id FROM `regions` WHERE name = 'Cluj'), 'Căt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Ceanu Mare</text:p>
          </table:table-cell>
          <table:table-cell/>
          <table:table-cell table:formula="of:=CONCATENATE([.$C$91];[.A1048];[.$K$91];[.B1048];[.$L$91])" office:value-type="string" office:string-value="INSERT INTO `cities` (`id`, `region_id`, `name`) VALUES (NULL, (SELECT id FROM `regions` WHERE name = 'Cluj'), 'Ceanu Mare');" calcext:value-type="string">
            <text:p>INSERT INTO `cities` (`id`, `region_id`, `name`) VALUES (NULL, (SELECT id FROM `regions` WHERE name = 'Cluj'), 'Cean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Chinteni</text:p>
          </table:table-cell>
          <table:table-cell/>
          <table:table-cell table:formula="of:=CONCATENATE([.$C$91];[.A1049];[.$K$91];[.B1049];[.$L$91])" office:value-type="string" office:string-value="INSERT INTO `cities` (`id`, `region_id`, `name`) VALUES (NULL, (SELECT id FROM `regions` WHERE name = 'Cluj'), 'Chinteni');" calcext:value-type="string">
            <text:p>INSERT INTO `cities` (`id`, `region_id`, `name`) VALUES (NULL, (SELECT id FROM `regions` WHERE name = 'Cluj'), 'Chin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Chiuiești</text:p>
          </table:table-cell>
          <table:table-cell/>
          <table:table-cell table:formula="of:=CONCATENATE([.$C$91];[.A1050];[.$K$91];[.B1050];[.$L$91])" office:value-type="string" office:string-value="INSERT INTO `cities` (`id`, `region_id`, `name`) VALUES (NULL, (SELECT id FROM `regions` WHERE name = 'Cluj'), 'Chiuiești');" calcext:value-type="string">
            <text:p>INSERT INTO `cities` (`id`, `region_id`, `name`) VALUES (NULL, (SELECT id FROM `regions` WHERE name = 'Cluj'), 'Chiu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Ciucea</text:p>
          </table:table-cell>
          <table:table-cell/>
          <table:table-cell table:formula="of:=CONCATENATE([.$C$91];[.A1051];[.$K$91];[.B1051];[.$L$91])" office:value-type="string" office:string-value="INSERT INTO `cities` (`id`, `region_id`, `name`) VALUES (NULL, (SELECT id FROM `regions` WHERE name = 'Cluj'), 'Ciucea');" calcext:value-type="string">
            <text:p>INSERT INTO `cities` (`id`, `region_id`, `name`) VALUES (NULL, (SELECT id FROM `regions` WHERE name = 'Cluj'), 'Ciu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Ciurila</text:p>
          </table:table-cell>
          <table:table-cell/>
          <table:table-cell table:formula="of:=CONCATENATE([.$C$91];[.A1052];[.$K$91];[.B1052];[.$L$91])" office:value-type="string" office:string-value="INSERT INTO `cities` (`id`, `region_id`, `name`) VALUES (NULL, (SELECT id FROM `regions` WHERE name = 'Cluj'), 'Ciurila');" calcext:value-type="string">
            <text:p>INSERT INTO `cities` (`id`, `region_id`, `name`) VALUES (NULL, (SELECT id FROM `regions` WHERE name = 'Cluj'), 'Ciuri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Cluj-Napoca</text:p>
          </table:table-cell>
          <table:table-cell/>
          <table:table-cell table:formula="of:=CONCATENATE([.$C$91];[.A1053];[.$K$91];[.B1053];[.$L$91])" office:value-type="string" office:string-value="INSERT INTO `cities` (`id`, `region_id`, `name`) VALUES (NULL, (SELECT id FROM `regions` WHERE name = 'Cluj'), 'Cluj-Napoca');" calcext:value-type="string">
            <text:p>INSERT INTO `cities` (`id`, `region_id`, `name`) VALUES (NULL, (SELECT id FROM `regions` WHERE name = 'Cluj'), 'Cluj-Napo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Cojocna</text:p>
          </table:table-cell>
          <table:table-cell/>
          <table:table-cell table:formula="of:=CONCATENATE([.$C$91];[.A1054];[.$K$91];[.B1054];[.$L$91])" office:value-type="string" office:string-value="INSERT INTO `cities` (`id`, `region_id`, `name`) VALUES (NULL, (SELECT id FROM `regions` WHERE name = 'Cluj'), 'Cojocna');" calcext:value-type="string">
            <text:p>INSERT INTO `cities` (`id`, `region_id`, `name`) VALUES (NULL, (SELECT id FROM `regions` WHERE name = 'Cluj'), 'Cojoc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Cornești</text:p>
          </table:table-cell>
          <table:table-cell/>
          <table:table-cell table:formula="of:=CONCATENATE([.$C$91];[.A1055];[.$K$91];[.B1055];[.$L$91])" office:value-type="string" office:string-value="INSERT INTO `cities` (`id`, `region_id`, `name`) VALUES (NULL, (SELECT id FROM `regions` WHERE name = 'Cluj'), 'Cornești');" calcext:value-type="string">
            <text:p>INSERT INTO `cities` (`id`, `region_id`, `name`) VALUES (NULL, (SELECT id FROM `regions` WHERE name = 'Cluj'), 'Cor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Cuzdrioara</text:p>
          </table:table-cell>
          <table:table-cell/>
          <table:table-cell table:formula="of:=CONCATENATE([.$C$91];[.A1056];[.$K$91];[.B1056];[.$L$91])" office:value-type="string" office:string-value="INSERT INTO `cities` (`id`, `region_id`, `name`) VALUES (NULL, (SELECT id FROM `regions` WHERE name = 'Cluj'), 'Cuzdrioara');" calcext:value-type="string">
            <text:p>INSERT INTO `cities` (`id`, `region_id`, `name`) VALUES (NULL, (SELECT id FROM `regions` WHERE name = 'Cluj'), 'Cuzdri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Dăbâca</text:p>
          </table:table-cell>
          <table:table-cell/>
          <table:table-cell table:formula="of:=CONCATENATE([.$C$91];[.A1057];[.$K$91];[.B1057];[.$L$91])" office:value-type="string" office:string-value="INSERT INTO `cities` (`id`, `region_id`, `name`) VALUES (NULL, (SELECT id FROM `regions` WHERE name = 'Cluj'), 'Dăbâca');" calcext:value-type="string">
            <text:p>INSERT INTO `cities` (`id`, `region_id`, `name`) VALUES (NULL, (SELECT id FROM `regions` WHERE name = 'Cluj'), 'Dăbâ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Dej</text:p>
          </table:table-cell>
          <table:table-cell/>
          <table:table-cell table:formula="of:=CONCATENATE([.$C$91];[.A1058];[.$K$91];[.B1058];[.$L$91])" office:value-type="string" office:string-value="INSERT INTO `cities` (`id`, `region_id`, `name`) VALUES (NULL, (SELECT id FROM `regions` WHERE name = 'Cluj'), 'Dej');" calcext:value-type="string">
            <text:p>INSERT INTO `cities` (`id`, `region_id`, `name`) VALUES (NULL, (SELECT id FROM `regions` WHERE name = 'Cluj'), 'Dej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Feleacu</text:p>
          </table:table-cell>
          <table:table-cell/>
          <table:table-cell table:formula="of:=CONCATENATE([.$C$91];[.A1059];[.$K$91];[.B1059];[.$L$91])" office:value-type="string" office:string-value="INSERT INTO `cities` (`id`, `region_id`, `name`) VALUES (NULL, (SELECT id FROM `regions` WHERE name = 'Cluj'), 'Feleacu');" calcext:value-type="string">
            <text:p>INSERT INTO `cities` (`id`, `region_id`, `name`) VALUES (NULL, (SELECT id FROM `regions` WHERE name = 'Cluj'), 'Felea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Fizeșu Gherlii</text:p>
          </table:table-cell>
          <table:table-cell/>
          <table:table-cell table:formula="of:=CONCATENATE([.$C$91];[.A1060];[.$K$91];[.B1060];[.$L$91])" office:value-type="string" office:string-value="INSERT INTO `cities` (`id`, `region_id`, `name`) VALUES (NULL, (SELECT id FROM `regions` WHERE name = 'Cluj'), 'Fizeșu Gherlii');" calcext:value-type="string">
            <text:p>INSERT INTO `cities` (`id`, `region_id`, `name`) VALUES (NULL, (SELECT id FROM `regions` WHERE name = 'Cluj'), 'Fizeșu Gherl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Florești</text:p>
          </table:table-cell>
          <table:table-cell/>
          <table:table-cell table:formula="of:=CONCATENATE([.$C$91];[.A1061];[.$K$91];[.B1061];[.$L$91])" office:value-type="string" office:string-value="INSERT INTO `cities` (`id`, `region_id`, `name`) VALUES (NULL, (SELECT id FROM `regions` WHERE name = 'Cluj'), 'Florești');" calcext:value-type="string">
            <text:p>INSERT INTO `cities` (`id`, `region_id`, `name`) VALUES (NULL, (SELECT id FROM `regions` WHERE name = 'Cluj'), 'Flo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Frata</text:p>
          </table:table-cell>
          <table:table-cell/>
          <table:table-cell table:formula="of:=CONCATENATE([.$C$91];[.A1062];[.$K$91];[.B1062];[.$L$91])" office:value-type="string" office:string-value="INSERT INTO `cities` (`id`, `region_id`, `name`) VALUES (NULL, (SELECT id FROM `regions` WHERE name = 'Cluj'), 'Frata');" calcext:value-type="string">
            <text:p>INSERT INTO `cities` (`id`, `region_id`, `name`) VALUES (NULL, (SELECT id FROM `regions` WHERE name = 'Cluj'), 'Fra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Gârbău</text:p>
          </table:table-cell>
          <table:table-cell/>
          <table:table-cell table:formula="of:=CONCATENATE([.$C$91];[.A1063];[.$K$91];[.B1063];[.$L$91])" office:value-type="string" office:string-value="INSERT INTO `cities` (`id`, `region_id`, `name`) VALUES (NULL, (SELECT id FROM `regions` WHERE name = 'Cluj'), 'Gârbău');" calcext:value-type="string">
            <text:p>INSERT INTO `cities` (`id`, `region_id`, `name`) VALUES (NULL, (SELECT id FROM `regions` WHERE name = 'Cluj'), 'Gârb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Geaca</text:p>
          </table:table-cell>
          <table:table-cell/>
          <table:table-cell table:formula="of:=CONCATENATE([.$C$91];[.A1064];[.$K$91];[.B1064];[.$L$91])" office:value-type="string" office:string-value="INSERT INTO `cities` (`id`, `region_id`, `name`) VALUES (NULL, (SELECT id FROM `regions` WHERE name = 'Cluj'), 'Geaca');" calcext:value-type="string">
            <text:p>INSERT INTO `cities` (`id`, `region_id`, `name`) VALUES (NULL, (SELECT id FROM `regions` WHERE name = 'Cluj'), 'Gea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Gherla</text:p>
          </table:table-cell>
          <table:table-cell/>
          <table:table-cell table:formula="of:=CONCATENATE([.$C$91];[.A1065];[.$K$91];[.B1065];[.$L$91])" office:value-type="string" office:string-value="INSERT INTO `cities` (`id`, `region_id`, `name`) VALUES (NULL, (SELECT id FROM `regions` WHERE name = 'Cluj'), 'Gherla');" calcext:value-type="string">
            <text:p>INSERT INTO `cities` (`id`, `region_id`, `name`) VALUES (NULL, (SELECT id FROM `regions` WHERE name = 'Cluj'), 'Gher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Gilău</text:p>
          </table:table-cell>
          <table:table-cell/>
          <table:table-cell table:formula="of:=CONCATENATE([.$C$91];[.A1066];[.$K$91];[.B1066];[.$L$91])" office:value-type="string" office:string-value="INSERT INTO `cities` (`id`, `region_id`, `name`) VALUES (NULL, (SELECT id FROM `regions` WHERE name = 'Cluj'), 'Gilău');" calcext:value-type="string">
            <text:p>INSERT INTO `cities` (`id`, `region_id`, `name`) VALUES (NULL, (SELECT id FROM `regions` WHERE name = 'Cluj'), 'Gil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Huedin</text:p>
          </table:table-cell>
          <table:table-cell/>
          <table:table-cell table:formula="of:=CONCATENATE([.$C$91];[.A1067];[.$K$91];[.B1067];[.$L$91])" office:value-type="string" office:string-value="INSERT INTO `cities` (`id`, `region_id`, `name`) VALUES (NULL, (SELECT id FROM `regions` WHERE name = 'Cluj'), 'Huedin');" calcext:value-type="string">
            <text:p>INSERT INTO `cities` (`id`, `region_id`, `name`) VALUES (NULL, (SELECT id FROM `regions` WHERE name = 'Cluj'), 'Hued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Iara</text:p>
          </table:table-cell>
          <table:table-cell/>
          <table:table-cell table:formula="of:=CONCATENATE([.$C$91];[.A1068];[.$K$91];[.B1068];[.$L$91])" office:value-type="string" office:string-value="INSERT INTO `cities` (`id`, `region_id`, `name`) VALUES (NULL, (SELECT id FROM `regions` WHERE name = 'Cluj'), 'Iara');" calcext:value-type="string">
            <text:p>INSERT INTO `cities` (`id`, `region_id`, `name`) VALUES (NULL, (SELECT id FROM `regions` WHERE name = 'Cluj'), 'I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Iclod</text:p>
          </table:table-cell>
          <table:table-cell/>
          <table:table-cell table:formula="of:=CONCATENATE([.$C$91];[.A1069];[.$K$91];[.B1069];[.$L$91])" office:value-type="string" office:string-value="INSERT INTO `cities` (`id`, `region_id`, `name`) VALUES (NULL, (SELECT id FROM `regions` WHERE name = 'Cluj'), 'Iclod');" calcext:value-type="string">
            <text:p>INSERT INTO `cities` (`id`, `region_id`, `name`) VALUES (NULL, (SELECT id FROM `regions` WHERE name = 'Cluj'), 'Iclo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Izvoru Crișului</text:p>
          </table:table-cell>
          <table:table-cell/>
          <table:table-cell table:formula="of:=CONCATENATE([.$C$91];[.A1070];[.$K$91];[.B1070];[.$L$91])" office:value-type="string" office:string-value="INSERT INTO `cities` (`id`, `region_id`, `name`) VALUES (NULL, (SELECT id FROM `regions` WHERE name = 'Cluj'), 'Izvoru Crișului');" calcext:value-type="string">
            <text:p>INSERT INTO `cities` (`id`, `region_id`, `name`) VALUES (NULL, (SELECT id FROM `regions` WHERE name = 'Cluj'), 'Izvoru Criș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Jichișu de Jos</text:p>
          </table:table-cell>
          <table:table-cell/>
          <table:table-cell table:formula="of:=CONCATENATE([.$C$91];[.A1071];[.$K$91];[.B1071];[.$L$91])" office:value-type="string" office:string-value="INSERT INTO `cities` (`id`, `region_id`, `name`) VALUES (NULL, (SELECT id FROM `regions` WHERE name = 'Cluj'), 'Jichișu de Jos');" calcext:value-type="string">
            <text:p>INSERT INTO `cities` (`id`, `region_id`, `name`) VALUES (NULL, (SELECT id FROM `regions` WHERE name = 'Cluj'), 'Jichiș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Jucu</text:p>
          </table:table-cell>
          <table:table-cell/>
          <table:table-cell table:formula="of:=CONCATENATE([.$C$91];[.A1072];[.$K$91];[.B1072];[.$L$91])" office:value-type="string" office:string-value="INSERT INTO `cities` (`id`, `region_id`, `name`) VALUES (NULL, (SELECT id FROM `regions` WHERE name = 'Cluj'), 'Jucu');" calcext:value-type="string">
            <text:p>INSERT INTO `cities` (`id`, `region_id`, `name`) VALUES (NULL, (SELECT id FROM `regions` WHERE name = 'Cluj'), 'Ju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Luna</text:p>
          </table:table-cell>
          <table:table-cell/>
          <table:table-cell table:formula="of:=CONCATENATE([.$C$91];[.A1073];[.$K$91];[.B1073];[.$L$91])" office:value-type="string" office:string-value="INSERT INTO `cities` (`id`, `region_id`, `name`) VALUES (NULL, (SELECT id FROM `regions` WHERE name = 'Cluj'), 'Luna');" calcext:value-type="string">
            <text:p>INSERT INTO `cities` (`id`, `region_id`, `name`) VALUES (NULL, (SELECT id FROM `regions` WHERE name = 'Cluj'), 'Lu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Măguri-Răcătău</text:p>
          </table:table-cell>
          <table:table-cell/>
          <table:table-cell table:formula="of:=CONCATENATE([.$C$91];[.A1074];[.$K$91];[.B1074];[.$L$91])" office:value-type="string" office:string-value="INSERT INTO `cities` (`id`, `region_id`, `name`) VALUES (NULL, (SELECT id FROM `regions` WHERE name = 'Cluj'), 'Măguri-Răcătău');" calcext:value-type="string">
            <text:p>INSERT INTO `cities` (`id`, `region_id`, `name`) VALUES (NULL, (SELECT id FROM `regions` WHERE name = 'Cluj'), 'Măguri-Răcăt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Mănăstireni</text:p>
          </table:table-cell>
          <table:table-cell/>
          <table:table-cell table:formula="of:=CONCATENATE([.$C$91];[.A1075];[.$K$91];[.B1075];[.$L$91])" office:value-type="string" office:string-value="INSERT INTO `cities` (`id`, `region_id`, `name`) VALUES (NULL, (SELECT id FROM `regions` WHERE name = 'Cluj'), 'Mănăstireni');" calcext:value-type="string">
            <text:p>INSERT INTO `cities` (`id`, `region_id`, `name`) VALUES (NULL, (SELECT id FROM `regions` WHERE name = 'Cluj'), 'Mănăsti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Mărgău</text:p>
          </table:table-cell>
          <table:table-cell/>
          <table:table-cell table:formula="of:=CONCATENATE([.$C$91];[.A1076];[.$K$91];[.B1076];[.$L$91])" office:value-type="string" office:string-value="INSERT INTO `cities` (`id`, `region_id`, `name`) VALUES (NULL, (SELECT id FROM `regions` WHERE name = 'Cluj'), 'Mărgău');" calcext:value-type="string">
            <text:p>INSERT INTO `cities` (`id`, `region_id`, `name`) VALUES (NULL, (SELECT id FROM `regions` WHERE name = 'Cluj'), 'Mărg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Mărișel</text:p>
          </table:table-cell>
          <table:table-cell/>
          <table:table-cell table:formula="of:=CONCATENATE([.$C$91];[.A1077];[.$K$91];[.B1077];[.$L$91])" office:value-type="string" office:string-value="INSERT INTO `cities` (`id`, `region_id`, `name`) VALUES (NULL, (SELECT id FROM `regions` WHERE name = 'Cluj'), 'Mărișel');" calcext:value-type="string">
            <text:p>INSERT INTO `cities` (`id`, `region_id`, `name`) VALUES (NULL, (SELECT id FROM `regions` WHERE name = 'Cluj'), 'Măriș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Mica</text:p>
          </table:table-cell>
          <table:table-cell/>
          <table:table-cell table:formula="of:=CONCATENATE([.$C$91];[.A1078];[.$K$91];[.B1078];[.$L$91])" office:value-type="string" office:string-value="INSERT INTO `cities` (`id`, `region_id`, `name`) VALUES (NULL, (SELECT id FROM `regions` WHERE name = 'Cluj'), 'Mica');" calcext:value-type="string">
            <text:p>INSERT INTO `cities` (`id`, `region_id`, `name`) VALUES (NULL, (SELECT id FROM `regions` WHERE name = 'Cluj'), 'Mi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Mihai Viteazu</text:p>
          </table:table-cell>
          <table:table-cell/>
          <table:table-cell table:formula="of:=CONCATENATE([.$C$91];[.A1079];[.$K$91];[.B1079];[.$L$91])" office:value-type="string" office:string-value="INSERT INTO `cities` (`id`, `region_id`, `name`) VALUES (NULL, (SELECT id FROM `regions` WHERE name = 'Cluj'), 'Mihai Viteazu');" calcext:value-type="string">
            <text:p>INSERT INTO `cities` (`id`, `region_id`, `name`) VALUES (NULL, (SELECT id FROM `regions` WHERE name = 'Cluj'), 'Mihai Viteaz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Mintiu Gherlii</text:p>
          </table:table-cell>
          <table:table-cell/>
          <table:table-cell table:formula="of:=CONCATENATE([.$C$91];[.A1080];[.$K$91];[.B1080];[.$L$91])" office:value-type="string" office:string-value="INSERT INTO `cities` (`id`, `region_id`, `name`) VALUES (NULL, (SELECT id FROM `regions` WHERE name = 'Cluj'), 'Mintiu Gherlii');" calcext:value-type="string">
            <text:p>INSERT INTO `cities` (`id`, `region_id`, `name`) VALUES (NULL, (SELECT id FROM `regions` WHERE name = 'Cluj'), 'Mintiu Gherl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Mociu</text:p>
          </table:table-cell>
          <table:table-cell/>
          <table:table-cell table:formula="of:=CONCATENATE([.$C$91];[.A1081];[.$K$91];[.B1081];[.$L$91])" office:value-type="string" office:string-value="INSERT INTO `cities` (`id`, `region_id`, `name`) VALUES (NULL, (SELECT id FROM `regions` WHERE name = 'Cluj'), 'Mociu');" calcext:value-type="string">
            <text:p>INSERT INTO `cities` (`id`, `region_id`, `name`) VALUES (NULL, (SELECT id FROM `regions` WHERE name = 'Cluj'), 'Moc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Moldovenești</text:p>
          </table:table-cell>
          <table:table-cell/>
          <table:table-cell table:formula="of:=CONCATENATE([.$C$91];[.A1082];[.$K$91];[.B1082];[.$L$91])" office:value-type="string" office:string-value="INSERT INTO `cities` (`id`, `region_id`, `name`) VALUES (NULL, (SELECT id FROM `regions` WHERE name = 'Cluj'), 'Moldovenești');" calcext:value-type="string">
            <text:p>INSERT INTO `cities` (`id`, `region_id`, `name`) VALUES (NULL, (SELECT id FROM `regions` WHERE name = 'Cluj'), 'Moldove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Negreni</text:p>
          </table:table-cell>
          <table:table-cell/>
          <table:table-cell table:formula="of:=CONCATENATE([.$C$91];[.A1083];[.$K$91];[.B1083];[.$L$91])" office:value-type="string" office:string-value="INSERT INTO `cities` (`id`, `region_id`, `name`) VALUES (NULL, (SELECT id FROM `regions` WHERE name = 'Cluj'), 'Negreni');" calcext:value-type="string">
            <text:p>INSERT INTO `cities` (`id`, `region_id`, `name`) VALUES (NULL, (SELECT id FROM `regions` WHERE name = 'Cluj'), 'Neg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Pălatca</text:p>
          </table:table-cell>
          <table:table-cell/>
          <table:table-cell table:formula="of:=CONCATENATE([.$C$91];[.A1084];[.$K$91];[.B1084];[.$L$91])" office:value-type="string" office:string-value="INSERT INTO `cities` (`id`, `region_id`, `name`) VALUES (NULL, (SELECT id FROM `regions` WHERE name = 'Cluj'), 'Pălatca');" calcext:value-type="string">
            <text:p>INSERT INTO `cities` (`id`, `region_id`, `name`) VALUES (NULL, (SELECT id FROM `regions` WHERE name = 'Cluj'), 'Pălat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Panticeu</text:p>
          </table:table-cell>
          <table:table-cell/>
          <table:table-cell table:formula="of:=CONCATENATE([.$C$91];[.A1085];[.$K$91];[.B1085];[.$L$91])" office:value-type="string" office:string-value="INSERT INTO `cities` (`id`, `region_id`, `name`) VALUES (NULL, (SELECT id FROM `regions` WHERE name = 'Cluj'), 'Panticeu');" calcext:value-type="string">
            <text:p>INSERT INTO `cities` (`id`, `region_id`, `name`) VALUES (NULL, (SELECT id FROM `regions` WHERE name = 'Cluj'), 'Pantice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Petreștii de Jos</text:p>
          </table:table-cell>
          <table:table-cell/>
          <table:table-cell table:formula="of:=CONCATENATE([.$C$91];[.A1086];[.$K$91];[.B1086];[.$L$91])" office:value-type="string" office:string-value="INSERT INTO `cities` (`id`, `region_id`, `name`) VALUES (NULL, (SELECT id FROM `regions` WHERE name = 'Cluj'), 'Petreștii de Jos');" calcext:value-type="string">
            <text:p>INSERT INTO `cities` (`id`, `region_id`, `name`) VALUES (NULL, (SELECT id FROM `regions` WHERE name = 'Cluj'), 'Petreștii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Ploscoș</text:p>
          </table:table-cell>
          <table:table-cell/>
          <table:table-cell table:formula="of:=CONCATENATE([.$C$91];[.A1087];[.$K$91];[.B1087];[.$L$91])" office:value-type="string" office:string-value="INSERT INTO `cities` (`id`, `region_id`, `name`) VALUES (NULL, (SELECT id FROM `regions` WHERE name = 'Cluj'), 'Ploscoș');" calcext:value-type="string">
            <text:p>INSERT INTO `cities` (`id`, `region_id`, `name`) VALUES (NULL, (SELECT id FROM `regions` WHERE name = 'Cluj'), 'Plosco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Poieni</text:p>
          </table:table-cell>
          <table:table-cell/>
          <table:table-cell table:formula="of:=CONCATENATE([.$C$91];[.A1088];[.$K$91];[.B1088];[.$L$91])" office:value-type="string" office:string-value="INSERT INTO `cities` (`id`, `region_id`, `name`) VALUES (NULL, (SELECT id FROM `regions` WHERE name = 'Cluj'), 'Poieni');" calcext:value-type="string">
            <text:p>INSERT INTO `cities` (`id`, `region_id`, `name`) VALUES (NULL, (SELECT id FROM `regions` WHERE name = 'Cluj'), 'Po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Râșca</text:p>
          </table:table-cell>
          <table:table-cell/>
          <table:table-cell table:formula="of:=CONCATENATE([.$C$91];[.A1089];[.$K$91];[.B1089];[.$L$91])" office:value-type="string" office:string-value="INSERT INTO `cities` (`id`, `region_id`, `name`) VALUES (NULL, (SELECT id FROM `regions` WHERE name = 'Cluj'), 'Râșca');" calcext:value-type="string">
            <text:p>INSERT INTO `cities` (`id`, `region_id`, `name`) VALUES (NULL, (SELECT id FROM `regions` WHERE name = 'Cluj'), 'Râș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Recea-Cristur</text:p>
          </table:table-cell>
          <table:table-cell/>
          <table:table-cell table:formula="of:=CONCATENATE([.$C$91];[.A1090];[.$K$91];[.B1090];[.$L$91])" office:value-type="string" office:string-value="INSERT INTO `cities` (`id`, `region_id`, `name`) VALUES (NULL, (SELECT id FROM `regions` WHERE name = 'Cluj'), 'Recea-Cristur');" calcext:value-type="string">
            <text:p>INSERT INTO `cities` (`id`, `region_id`, `name`) VALUES (NULL, (SELECT id FROM `regions` WHERE name = 'Cluj'), 'Recea-Cristu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Săcuieu</text:p>
          </table:table-cell>
          <table:table-cell/>
          <table:table-cell table:formula="of:=CONCATENATE([.$C$91];[.A1091];[.$K$91];[.B1091];[.$L$91])" office:value-type="string" office:string-value="INSERT INTO `cities` (`id`, `region_id`, `name`) VALUES (NULL, (SELECT id FROM `regions` WHERE name = 'Cluj'), 'Săcuieu');" calcext:value-type="string">
            <text:p>INSERT INTO `cities` (`id`, `region_id`, `name`) VALUES (NULL, (SELECT id FROM `regions` WHERE name = 'Cluj'), 'Săcuie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Sâncraiu</text:p>
          </table:table-cell>
          <table:table-cell/>
          <table:table-cell table:formula="of:=CONCATENATE([.$C$91];[.A1092];[.$K$91];[.B1092];[.$L$91])" office:value-type="string" office:string-value="INSERT INTO `cities` (`id`, `region_id`, `name`) VALUES (NULL, (SELECT id FROM `regions` WHERE name = 'Cluj'), 'Sâncraiu');" calcext:value-type="string">
            <text:p>INSERT INTO `cities` (`id`, `region_id`, `name`) VALUES (NULL, (SELECT id FROM `regions` WHERE name = 'Cluj'), 'Sâncra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Săndulești</text:p>
          </table:table-cell>
          <table:table-cell/>
          <table:table-cell table:formula="of:=CONCATENATE([.$C$91];[.A1093];[.$K$91];[.B1093];[.$L$91])" office:value-type="string" office:string-value="INSERT INTO `cities` (`id`, `region_id`, `name`) VALUES (NULL, (SELECT id FROM `regions` WHERE name = 'Cluj'), 'Săndulești');" calcext:value-type="string">
            <text:p>INSERT INTO `cities` (`id`, `region_id`, `name`) VALUES (NULL, (SELECT id FROM `regions` WHERE name = 'Cluj'), 'Sănd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Sânmartin</text:p>
          </table:table-cell>
          <table:table-cell/>
          <table:table-cell table:formula="of:=CONCATENATE([.$C$91];[.A1094];[.$K$91];[.B1094];[.$L$91])" office:value-type="string" office:string-value="INSERT INTO `cities` (`id`, `region_id`, `name`) VALUES (NULL, (SELECT id FROM `regions` WHERE name = 'Cluj'), 'Sânmartin');" calcext:value-type="string">
            <text:p>INSERT INTO `cities` (`id`, `region_id`, `name`) VALUES (NULL, (SELECT id FROM `regions` WHERE name = 'Cluj'), 'Sânmart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Sânpaul</text:p>
          </table:table-cell>
          <table:table-cell/>
          <table:table-cell table:formula="of:=CONCATENATE([.$C$91];[.A1095];[.$K$91];[.B1095];[.$L$91])" office:value-type="string" office:string-value="INSERT INTO `cities` (`id`, `region_id`, `name`) VALUES (NULL, (SELECT id FROM `regions` WHERE name = 'Cluj'), 'Sânpaul');" calcext:value-type="string">
            <text:p>INSERT INTO `cities` (`id`, `region_id`, `name`) VALUES (NULL, (SELECT id FROM `regions` WHERE name = 'Cluj'), 'Sânpau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Săvădisla</text:p>
          </table:table-cell>
          <table:table-cell/>
          <table:table-cell table:formula="of:=CONCATENATE([.$C$91];[.A1096];[.$K$91];[.B1096];[.$L$91])" office:value-type="string" office:string-value="INSERT INTO `cities` (`id`, `region_id`, `name`) VALUES (NULL, (SELECT id FROM `regions` WHERE name = 'Cluj'), 'Săvădisla');" calcext:value-type="string">
            <text:p>INSERT INTO `cities` (`id`, `region_id`, `name`) VALUES (NULL, (SELECT id FROM `regions` WHERE name = 'Cluj'), 'Săvădis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Sic</text:p>
          </table:table-cell>
          <table:table-cell/>
          <table:table-cell table:formula="of:=CONCATENATE([.$C$91];[.A1097];[.$K$91];[.B1097];[.$L$91])" office:value-type="string" office:string-value="INSERT INTO `cities` (`id`, `region_id`, `name`) VALUES (NULL, (SELECT id FROM `regions` WHERE name = 'Cluj'), 'Sic');" calcext:value-type="string">
            <text:p>INSERT INTO `cities` (`id`, `region_id`, `name`) VALUES (NULL, (SELECT id FROM `regions` WHERE name = 'Cluj'), 'Si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Suatu</text:p>
          </table:table-cell>
          <table:table-cell/>
          <table:table-cell table:formula="of:=CONCATENATE([.$C$91];[.A1098];[.$K$91];[.B1098];[.$L$91])" office:value-type="string" office:string-value="INSERT INTO `cities` (`id`, `region_id`, `name`) VALUES (NULL, (SELECT id FROM `regions` WHERE name = 'Cluj'), 'Suatu');" calcext:value-type="string">
            <text:p>INSERT INTO `cities` (`id`, `region_id`, `name`) VALUES (NULL, (SELECT id FROM `regions` WHERE name = 'Cluj'), 'Suat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Țaga</text:p>
          </table:table-cell>
          <table:table-cell/>
          <table:table-cell table:formula="of:=CONCATENATE([.$C$91];[.A1099];[.$K$91];[.B1099];[.$L$91])" office:value-type="string" office:string-value="INSERT INTO `cities` (`id`, `region_id`, `name`) VALUES (NULL, (SELECT id FROM `regions` WHERE name = 'Cluj'), 'Țaga');" calcext:value-type="string">
            <text:p>INSERT INTO `cities` (`id`, `region_id`, `name`) VALUES (NULL, (SELECT id FROM `regions` WHERE name = 'Cluj'), 'Țag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Tritenii de Jos</text:p>
          </table:table-cell>
          <table:table-cell/>
          <table:table-cell table:formula="of:=CONCATENATE([.$C$91];[.A1100];[.$K$91];[.B1100];[.$L$91])" office:value-type="string" office:string-value="INSERT INTO `cities` (`id`, `region_id`, `name`) VALUES (NULL, (SELECT id FROM `regions` WHERE name = 'Cluj'), 'Tritenii de Jos');" calcext:value-type="string">
            <text:p>INSERT INTO `cities` (`id`, `region_id`, `name`) VALUES (NULL, (SELECT id FROM `regions` WHERE name = 'Cluj'), 'Tritenii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Turda</text:p>
          </table:table-cell>
          <table:table-cell/>
          <table:table-cell table:formula="of:=CONCATENATE([.$C$91];[.A1101];[.$K$91];[.B1101];[.$L$91])" office:value-type="string" office:string-value="INSERT INTO `cities` (`id`, `region_id`, `name`) VALUES (NULL, (SELECT id FROM `regions` WHERE name = 'Cluj'), 'Turda');" calcext:value-type="string">
            <text:p>INSERT INTO `cities` (`id`, `region_id`, `name`) VALUES (NULL, (SELECT id FROM `regions` WHERE name = 'Cluj'), 'Turd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Tureni</text:p>
          </table:table-cell>
          <table:table-cell/>
          <table:table-cell table:formula="of:=CONCATENATE([.$C$91];[.A1102];[.$K$91];[.B1102];[.$L$91])" office:value-type="string" office:string-value="INSERT INTO `cities` (`id`, `region_id`, `name`) VALUES (NULL, (SELECT id FROM `regions` WHERE name = 'Cluj'), 'Tureni');" calcext:value-type="string">
            <text:p>INSERT INTO `cities` (`id`, `region_id`, `name`) VALUES (NULL, (SELECT id FROM `regions` WHERE name = 'Cluj'), 'Tu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Unguraș</text:p>
          </table:table-cell>
          <table:table-cell/>
          <table:table-cell table:formula="of:=CONCATENATE([.$C$91];[.A1103];[.$K$91];[.B1103];[.$L$91])" office:value-type="string" office:string-value="INSERT INTO `cities` (`id`, `region_id`, `name`) VALUES (NULL, (SELECT id FROM `regions` WHERE name = 'Cluj'), 'Unguraș');" calcext:value-type="string">
            <text:p>INSERT INTO `cities` (`id`, `region_id`, `name`) VALUES (NULL, (SELECT id FROM `regions` WHERE name = 'Cluj'), 'Ungur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Vad</text:p>
          </table:table-cell>
          <table:table-cell/>
          <table:table-cell table:formula="of:=CONCATENATE([.$C$91];[.A1104];[.$K$91];[.B1104];[.$L$91])" office:value-type="string" office:string-value="INSERT INTO `cities` (`id`, `region_id`, `name`) VALUES (NULL, (SELECT id FROM `regions` WHERE name = 'Cluj'), 'Vad');" calcext:value-type="string">
            <text:p>INSERT INTO `cities` (`id`, `region_id`, `name`) VALUES (NULL, (SELECT id FROM `regions` WHERE name = 'Cluj'), 'Va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Valea Ierii</text:p>
          </table:table-cell>
          <table:table-cell/>
          <table:table-cell table:formula="of:=CONCATENATE([.$C$91];[.A1105];[.$K$91];[.B1105];[.$L$91])" office:value-type="string" office:string-value="INSERT INTO `cities` (`id`, `region_id`, `name`) VALUES (NULL, (SELECT id FROM `regions` WHERE name = 'Cluj'), 'Valea Ierii');" calcext:value-type="string">
            <text:p>INSERT INTO `cities` (`id`, `region_id`, `name`) VALUES (NULL, (SELECT id FROM `regions` WHERE name = 'Cluj'), 'Valea Ier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Viișoara</text:p>
          </table:table-cell>
          <table:table-cell/>
          <table:table-cell table:formula="of:=CONCATENATE([.$C$91];[.A1106];[.$K$91];[.B1106];[.$L$91])" office:value-type="string" office:string-value="INSERT INTO `cities` (`id`, `region_id`, `name`) VALUES (NULL, (SELECT id FROM `regions` WHERE name = 'Cluj'), 'Viișoara');" calcext:value-type="string">
            <text:p>INSERT INTO `cities` (`id`, `region_id`, `name`) VALUES (NULL, (SELECT id FROM `regions` WHERE name = 'Cluj'), 'Viiș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Vultureni</text:p>
          </table:table-cell>
          <table:table-cell/>
          <table:table-cell table:formula="of:=CONCATENATE([.$C$91];[.A1107];[.$K$91];[.B1107];[.$L$91])" office:value-type="string" office:string-value="INSERT INTO `cities` (`id`, `region_id`, `name`) VALUES (NULL, (SELECT id FROM `regions` WHERE name = 'Cluj'), 'Vultureni');" calcext:value-type="string">
            <text:p>INSERT INTO `cities` (`id`, `region_id`, `name`) VALUES (NULL, (SELECT id FROM `regions` WHERE name = 'Cluj'), 'Vultureni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23 August</text:p>
          </table:table-cell>
          <table:table-cell/>
          <table:table-cell table:formula="of:=CONCATENATE([.$C$91];[.A1109];[.$K$91];[.B1109];[.$L$91])" office:value-type="string" office:string-value="INSERT INTO `cities` (`id`, `region_id`, `name`) VALUES (NULL, (SELECT id FROM `regions` WHERE name = 'Constanța'), '23 August');" calcext:value-type="string">
            <text:p>INSERT INTO `cities` (`id`, `region_id`, `name`) VALUES (NULL, (SELECT id FROM `regions` WHERE name = 'Constanța'), '23 Augus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Adamclisi</text:p>
          </table:table-cell>
          <table:table-cell/>
          <table:table-cell table:formula="of:=CONCATENATE([.$C$91];[.A1110];[.$K$91];[.B1110];[.$L$91])" office:value-type="string" office:string-value="INSERT INTO `cities` (`id`, `region_id`, `name`) VALUES (NULL, (SELECT id FROM `regions` WHERE name = 'Constanța'), 'Adamclisi');" calcext:value-type="string">
            <text:p>INSERT INTO `cities` (`id`, `region_id`, `name`) VALUES (NULL, (SELECT id FROM `regions` WHERE name = 'Constanța'), 'Adamclis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Agigea</text:p>
          </table:table-cell>
          <table:table-cell/>
          <table:table-cell table:formula="of:=CONCATENATE([.$C$91];[.A1111];[.$K$91];[.B1111];[.$L$91])" office:value-type="string" office:string-value="INSERT INTO `cities` (`id`, `region_id`, `name`) VALUES (NULL, (SELECT id FROM `regions` WHERE name = 'Constanța'), 'Agigea');" calcext:value-type="string">
            <text:p>INSERT INTO `cities` (`id`, `region_id`, `name`) VALUES (NULL, (SELECT id FROM `regions` WHERE name = 'Constanța'), 'Agig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Albești</text:p>
          </table:table-cell>
          <table:table-cell/>
          <table:table-cell table:formula="of:=CONCATENATE([.$C$91];[.A1112];[.$K$91];[.B1112];[.$L$91])" office:value-type="string" office:string-value="INSERT INTO `cities` (`id`, `region_id`, `name`) VALUES (NULL, (SELECT id FROM `regions` WHERE name = 'Constanța'), 'Albești');" calcext:value-type="string">
            <text:p>INSERT INTO `cities` (`id`, `region_id`, `name`) VALUES (NULL, (SELECT id FROM `regions` WHERE name = 'Constanța'), 'Alb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Aliman</text:p>
          </table:table-cell>
          <table:table-cell/>
          <table:table-cell table:formula="of:=CONCATENATE([.$C$91];[.A1113];[.$K$91];[.B1113];[.$L$91])" office:value-type="string" office:string-value="INSERT INTO `cities` (`id`, `region_id`, `name`) VALUES (NULL, (SELECT id FROM `regions` WHERE name = 'Constanța'), 'Aliman');" calcext:value-type="string">
            <text:p>INSERT INTO `cities` (`id`, `region_id`, `name`) VALUES (NULL, (SELECT id FROM `regions` WHERE name = 'Constanța'), 'Alim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Amzacea</text:p>
          </table:table-cell>
          <table:table-cell/>
          <table:table-cell table:formula="of:=CONCATENATE([.$C$91];[.A1114];[.$K$91];[.B1114];[.$L$91])" office:value-type="string" office:string-value="INSERT INTO `cities` (`id`, `region_id`, `name`) VALUES (NULL, (SELECT id FROM `regions` WHERE name = 'Constanța'), 'Amzacea');" calcext:value-type="string">
            <text:p>INSERT INTO `cities` (`id`, `region_id`, `name`) VALUES (NULL, (SELECT id FROM `regions` WHERE name = 'Constanța'), 'Amza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Băneasa</text:p>
          </table:table-cell>
          <table:table-cell/>
          <table:table-cell table:formula="of:=CONCATENATE([.$C$91];[.A1115];[.$K$91];[.B1115];[.$L$91])" office:value-type="string" office:string-value="INSERT INTO `cities` (`id`, `region_id`, `name`) VALUES (NULL, (SELECT id FROM `regions` WHERE name = 'Constanța'), 'Băneasa');" calcext:value-type="string">
            <text:p>INSERT INTO `cities` (`id`, `region_id`, `name`) VALUES (NULL, (SELECT id FROM `regions` WHERE name = 'Constanța'), 'Băne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Bărăganu</text:p>
          </table:table-cell>
          <table:table-cell/>
          <table:table-cell table:formula="of:=CONCATENATE([.$C$91];[.A1116];[.$K$91];[.B1116];[.$L$91])" office:value-type="string" office:string-value="INSERT INTO `cities` (`id`, `region_id`, `name`) VALUES (NULL, (SELECT id FROM `regions` WHERE name = 'Constanța'), 'Bărăganu');" calcext:value-type="string">
            <text:p>INSERT INTO `cities` (`id`, `region_id`, `name`) VALUES (NULL, (SELECT id FROM `regions` WHERE name = 'Constanța'), 'Bărăg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Castelu</text:p>
          </table:table-cell>
          <table:table-cell/>
          <table:table-cell table:formula="of:=CONCATENATE([.$C$91];[.A1117];[.$K$91];[.B1117];[.$L$91])" office:value-type="string" office:string-value="INSERT INTO `cities` (`id`, `region_id`, `name`) VALUES (NULL, (SELECT id FROM `regions` WHERE name = 'Constanța'), 'Castelu');" calcext:value-type="string">
            <text:p>INSERT INTO `cities` (`id`, `region_id`, `name`) VALUES (NULL, (SELECT id FROM `regions` WHERE name = 'Constanța'), 'Castel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Cerchezu</text:p>
          </table:table-cell>
          <table:table-cell/>
          <table:table-cell table:formula="of:=CONCATENATE([.$C$91];[.A1118];[.$K$91];[.B1118];[.$L$91])" office:value-type="string" office:string-value="INSERT INTO `cities` (`id`, `region_id`, `name`) VALUES (NULL, (SELECT id FROM `regions` WHERE name = 'Constanța'), 'Cerchezu');" calcext:value-type="string">
            <text:p>INSERT INTO `cities` (`id`, `region_id`, `name`) VALUES (NULL, (SELECT id FROM `regions` WHERE name = 'Constanța'), 'Cerchez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Cernavodă</text:p>
          </table:table-cell>
          <table:table-cell/>
          <table:table-cell table:formula="of:=CONCATENATE([.$C$91];[.A1119];[.$K$91];[.B1119];[.$L$91])" office:value-type="string" office:string-value="INSERT INTO `cities` (`id`, `region_id`, `name`) VALUES (NULL, (SELECT id FROM `regions` WHERE name = 'Constanța'), 'Cernavodă');" calcext:value-type="string">
            <text:p>INSERT INTO `cities` (`id`, `region_id`, `name`) VALUES (NULL, (SELECT id FROM `regions` WHERE name = 'Constanța'), 'Cernavod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Chirnogeni</text:p>
          </table:table-cell>
          <table:table-cell/>
          <table:table-cell table:formula="of:=CONCATENATE([.$C$91];[.A1120];[.$K$91];[.B1120];[.$L$91])" office:value-type="string" office:string-value="INSERT INTO `cities` (`id`, `region_id`, `name`) VALUES (NULL, (SELECT id FROM `regions` WHERE name = 'Constanța'), 'Chirnogeni');" calcext:value-type="string">
            <text:p>INSERT INTO `cities` (`id`, `region_id`, `name`) VALUES (NULL, (SELECT id FROM `regions` WHERE name = 'Constanța'), 'Chirnog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Ciobanu</text:p>
          </table:table-cell>
          <table:table-cell/>
          <table:table-cell table:formula="of:=CONCATENATE([.$C$91];[.A1121];[.$K$91];[.B1121];[.$L$91])" office:value-type="string" office:string-value="INSERT INTO `cities` (`id`, `region_id`, `name`) VALUES (NULL, (SELECT id FROM `regions` WHERE name = 'Constanța'), 'Ciobanu');" calcext:value-type="string">
            <text:p>INSERT INTO `cities` (`id`, `region_id`, `name`) VALUES (NULL, (SELECT id FROM `regions` WHERE name = 'Constanța'), 'Ciob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Ciocârlia</text:p>
          </table:table-cell>
          <table:table-cell/>
          <table:table-cell table:formula="of:=CONCATENATE([.$C$91];[.A1122];[.$K$91];[.B1122];[.$L$91])" office:value-type="string" office:string-value="INSERT INTO `cities` (`id`, `region_id`, `name`) VALUES (NULL, (SELECT id FROM `regions` WHERE name = 'Constanța'), 'Ciocârlia');" calcext:value-type="string">
            <text:p>INSERT INTO `cities` (`id`, `region_id`, `name`) VALUES (NULL, (SELECT id FROM `regions` WHERE name = 'Constanța'), 'Ciocârl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Cobadin</text:p>
          </table:table-cell>
          <table:table-cell/>
          <table:table-cell table:formula="of:=CONCATENATE([.$C$91];[.A1123];[.$K$91];[.B1123];[.$L$91])" office:value-type="string" office:string-value="INSERT INTO `cities` (`id`, `region_id`, `name`) VALUES (NULL, (SELECT id FROM `regions` WHERE name = 'Constanța'), 'Cobadin');" calcext:value-type="string">
            <text:p>INSERT INTO `cities` (`id`, `region_id`, `name`) VALUES (NULL, (SELECT id FROM `regions` WHERE name = 'Constanța'), 'Cobad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Cogealac</text:p>
          </table:table-cell>
          <table:table-cell/>
          <table:table-cell table:formula="of:=CONCATENATE([.$C$91];[.A1124];[.$K$91];[.B1124];[.$L$91])" office:value-type="string" office:string-value="INSERT INTO `cities` (`id`, `region_id`, `name`) VALUES (NULL, (SELECT id FROM `regions` WHERE name = 'Constanța'), 'Cogealac');" calcext:value-type="string">
            <text:p>INSERT INTO `cities` (`id`, `region_id`, `name`) VALUES (NULL, (SELECT id FROM `regions` WHERE name = 'Constanța'), 'Cogeala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Comana</text:p>
          </table:table-cell>
          <table:table-cell/>
          <table:table-cell table:formula="of:=CONCATENATE([.$C$91];[.A1125];[.$K$91];[.B1125];[.$L$91])" office:value-type="string" office:string-value="INSERT INTO `cities` (`id`, `region_id`, `name`) VALUES (NULL, (SELECT id FROM `regions` WHERE name = 'Constanța'), 'Comana');" calcext:value-type="string">
            <text:p>INSERT INTO `cities` (`id`, `region_id`, `name`) VALUES (NULL, (SELECT id FROM `regions` WHERE name = 'Constanța'), 'Comana');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Constanța</text:p>
          </table:table-cell>
          <table:table-cell/>
          <table:table-cell table:formula="of:=CONCATENATE([.$C$91];[.A1126];[.$K$91];[.B1126];[.$L$91])" office:value-type="string" office:string-value="INSERT INTO `cities` (`id`, `region_id`, `name`) VALUES (NULL, (SELECT id FROM `regions` WHERE name = 'Constanța'), 'Constanța');" calcext:value-type="string">
            <text:p>INSERT INTO `cities` (`id`, `region_id`, `name`) VALUES (NULL, (SELECT id FROM `regions` WHERE name = 'Constanța'), 'Constan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Corbu</text:p>
          </table:table-cell>
          <table:table-cell/>
          <table:table-cell table:formula="of:=CONCATENATE([.$C$91];[.A1127];[.$K$91];[.B1127];[.$L$91])" office:value-type="string" office:string-value="INSERT INTO `cities` (`id`, `region_id`, `name`) VALUES (NULL, (SELECT id FROM `regions` WHERE name = 'Constanța'), 'Corbu');" calcext:value-type="string">
            <text:p>INSERT INTO `cities` (`id`, `region_id`, `name`) VALUES (NULL, (SELECT id FROM `regions` WHERE name = 'Constanța'), 'Corb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Costinești</text:p>
          </table:table-cell>
          <table:table-cell/>
          <table:table-cell table:formula="of:=CONCATENATE([.$C$91];[.A1128];[.$K$91];[.B1128];[.$L$91])" office:value-type="string" office:string-value="INSERT INTO `cities` (`id`, `region_id`, `name`) VALUES (NULL, (SELECT id FROM `regions` WHERE name = 'Constanța'), 'Costinești');" calcext:value-type="string">
            <text:p>INSERT INTO `cities` (`id`, `region_id`, `name`) VALUES (NULL, (SELECT id FROM `regions` WHERE name = 'Constanța'), 'Cost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Crucea</text:p>
          </table:table-cell>
          <table:table-cell/>
          <table:table-cell table:formula="of:=CONCATENATE([.$C$91];[.A1129];[.$K$91];[.B1129];[.$L$91])" office:value-type="string" office:string-value="INSERT INTO `cities` (`id`, `region_id`, `name`) VALUES (NULL, (SELECT id FROM `regions` WHERE name = 'Constanța'), 'Crucea');" calcext:value-type="string">
            <text:p>INSERT INTO `cities` (`id`, `region_id`, `name`) VALUES (NULL, (SELECT id FROM `regions` WHERE name = 'Constanța'), 'Cru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Cumpăna</text:p>
          </table:table-cell>
          <table:table-cell/>
          <table:table-cell table:formula="of:=CONCATENATE([.$C$91];[.A1130];[.$K$91];[.B1130];[.$L$91])" office:value-type="string" office:string-value="INSERT INTO `cities` (`id`, `region_id`, `name`) VALUES (NULL, (SELECT id FROM `regions` WHERE name = 'Constanța'), 'Cumpăna');" calcext:value-type="string">
            <text:p>INSERT INTO `cities` (`id`, `region_id`, `name`) VALUES (NULL, (SELECT id FROM `regions` WHERE name = 'Constanța'), 'Cumpă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Cuza Vodă</text:p>
          </table:table-cell>
          <table:table-cell/>
          <table:table-cell table:formula="of:=CONCATENATE([.$C$91];[.A1131];[.$K$91];[.B1131];[.$L$91])" office:value-type="string" office:string-value="INSERT INTO `cities` (`id`, `region_id`, `name`) VALUES (NULL, (SELECT id FROM `regions` WHERE name = 'Constanța'), 'Cuza Vodă');" calcext:value-type="string">
            <text:p>INSERT INTO `cities` (`id`, `region_id`, `name`) VALUES (NULL, (SELECT id FROM `regions` WHERE name = 'Constanța'), 'Cuza Vod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Deleni</text:p>
          </table:table-cell>
          <table:table-cell/>
          <table:table-cell table:formula="of:=CONCATENATE([.$C$91];[.A1132];[.$K$91];[.B1132];[.$L$91])" office:value-type="string" office:string-value="INSERT INTO `cities` (`id`, `region_id`, `name`) VALUES (NULL, (SELECT id FROM `regions` WHERE name = 'Constanța'), 'Deleni');" calcext:value-type="string">
            <text:p>INSERT INTO `cities` (`id`, `region_id`, `name`) VALUES (NULL, (SELECT id FROM `regions` WHERE name = 'Constanța'), 'De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Dobromir</text:p>
          </table:table-cell>
          <table:table-cell/>
          <table:table-cell table:formula="of:=CONCATENATE([.$C$91];[.A1133];[.$K$91];[.B1133];[.$L$91])" office:value-type="string" office:string-value="INSERT INTO `cities` (`id`, `region_id`, `name`) VALUES (NULL, (SELECT id FROM `regions` WHERE name = 'Constanța'), 'Dobromir');" calcext:value-type="string">
            <text:p>INSERT INTO `cities` (`id`, `region_id`, `name`) VALUES (NULL, (SELECT id FROM `regions` WHERE name = 'Constanța'), 'Dobromi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Dumbrăveni</text:p>
          </table:table-cell>
          <table:table-cell/>
          <table:table-cell table:formula="of:=CONCATENATE([.$C$91];[.A1134];[.$K$91];[.B1134];[.$L$91])" office:value-type="string" office:string-value="INSERT INTO `cities` (`id`, `region_id`, `name`) VALUES (NULL, (SELECT id FROM `regions` WHERE name = 'Constanța'), 'Dumbrăveni');" calcext:value-type="string">
            <text:p>INSERT INTO `cities` (`id`, `region_id`, `name`) VALUES (NULL, (SELECT id FROM `regions` WHERE name = 'Constanța'), 'Dumbrăv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Eforie</text:p>
          </table:table-cell>
          <table:table-cell/>
          <table:table-cell table:formula="of:=CONCATENATE([.$C$91];[.A1135];[.$K$91];[.B1135];[.$L$91])" office:value-type="string" office:string-value="INSERT INTO `cities` (`id`, `region_id`, `name`) VALUES (NULL, (SELECT id FROM `regions` WHERE name = 'Constanța'), 'Eforie');" calcext:value-type="string">
            <text:p>INSERT INTO `cities` (`id`, `region_id`, `name`) VALUES (NULL, (SELECT id FROM `regions` WHERE name = 'Constanța'), 'Efori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Fântânele</text:p>
          </table:table-cell>
          <table:table-cell/>
          <table:table-cell table:formula="of:=CONCATENATE([.$C$91];[.A1136];[.$K$91];[.B1136];[.$L$91])" office:value-type="string" office:string-value="INSERT INTO `cities` (`id`, `region_id`, `name`) VALUES (NULL, (SELECT id FROM `regions` WHERE name = 'Constanța'), 'Fântânele');" calcext:value-type="string">
            <text:p>INSERT INTO `cities` (`id`, `region_id`, `name`) VALUES (NULL, (SELECT id FROM `regions` WHERE name = 'Constanța'), 'Fântân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Gârliciu</text:p>
          </table:table-cell>
          <table:table-cell/>
          <table:table-cell table:formula="of:=CONCATENATE([.$C$91];[.A1137];[.$K$91];[.B1137];[.$L$91])" office:value-type="string" office:string-value="INSERT INTO `cities` (`id`, `region_id`, `name`) VALUES (NULL, (SELECT id FROM `regions` WHERE name = 'Constanța'), 'Gârliciu');" calcext:value-type="string">
            <text:p>INSERT INTO `cities` (`id`, `region_id`, `name`) VALUES (NULL, (SELECT id FROM `regions` WHERE name = 'Constanța'), 'Gârlic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Ghindărești</text:p>
          </table:table-cell>
          <table:table-cell/>
          <table:table-cell table:formula="of:=CONCATENATE([.$C$91];[.A1138];[.$K$91];[.B1138];[.$L$91])" office:value-type="string" office:string-value="INSERT INTO `cities` (`id`, `region_id`, `name`) VALUES (NULL, (SELECT id FROM `regions` WHERE name = 'Constanța'), 'Ghindărești');" calcext:value-type="string">
            <text:p>INSERT INTO `cities` (`id`, `region_id`, `name`) VALUES (NULL, (SELECT id FROM `regions` WHERE name = 'Constanța'), 'Ghindă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Grădina</text:p>
          </table:table-cell>
          <table:table-cell/>
          <table:table-cell table:formula="of:=CONCATENATE([.$C$91];[.A1139];[.$K$91];[.B1139];[.$L$91])" office:value-type="string" office:string-value="INSERT INTO `cities` (`id`, `region_id`, `name`) VALUES (NULL, (SELECT id FROM `regions` WHERE name = 'Constanța'), 'Grădina');" calcext:value-type="string">
            <text:p>INSERT INTO `cities` (`id`, `region_id`, `name`) VALUES (NULL, (SELECT id FROM `regions` WHERE name = 'Constanța'), 'Grăd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Hârșova</text:p>
          </table:table-cell>
          <table:table-cell/>
          <table:table-cell table:formula="of:=CONCATENATE([.$C$91];[.A1140];[.$K$91];[.B1140];[.$L$91])" office:value-type="string" office:string-value="INSERT INTO `cities` (`id`, `region_id`, `name`) VALUES (NULL, (SELECT id FROM `regions` WHERE name = 'Constanța'), 'Hârșova');" calcext:value-type="string">
            <text:p>INSERT INTO `cities` (`id`, `region_id`, `name`) VALUES (NULL, (SELECT id FROM `regions` WHERE name = 'Constanța'), 'Hârș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Horia</text:p>
          </table:table-cell>
          <table:table-cell/>
          <table:table-cell table:formula="of:=CONCATENATE([.$C$91];[.A1141];[.$K$91];[.B1141];[.$L$91])" office:value-type="string" office:string-value="INSERT INTO `cities` (`id`, `region_id`, `name`) VALUES (NULL, (SELECT id FROM `regions` WHERE name = 'Constanța'), 'Horia');" calcext:value-type="string">
            <text:p>INSERT INTO `cities` (`id`, `region_id`, `name`) VALUES (NULL, (SELECT id FROM `regions` WHERE name = 'Constanța'), 'Hor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Independența</text:p>
          </table:table-cell>
          <table:table-cell/>
          <table:table-cell table:formula="of:=CONCATENATE([.$C$91];[.A1142];[.$K$91];[.B1142];[.$L$91])" office:value-type="string" office:string-value="INSERT INTO `cities` (`id`, `region_id`, `name`) VALUES (NULL, (SELECT id FROM `regions` WHERE name = 'Constanța'), 'Independența');" calcext:value-type="string">
            <text:p>INSERT INTO `cities` (`id`, `region_id`, `name`) VALUES (NULL, (SELECT id FROM `regions` WHERE name = 'Constanța'), 'Independen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Ion Corvin</text:p>
          </table:table-cell>
          <table:table-cell/>
          <table:table-cell table:formula="of:=CONCATENATE([.$C$91];[.A1143];[.$K$91];[.B1143];[.$L$91])" office:value-type="string" office:string-value="INSERT INTO `cities` (`id`, `region_id`, `name`) VALUES (NULL, (SELECT id FROM `regions` WHERE name = 'Constanța'), 'Ion Corvin');" calcext:value-type="string">
            <text:p>INSERT INTO `cities` (`id`, `region_id`, `name`) VALUES (NULL, (SELECT id FROM `regions` WHERE name = 'Constanța'), 'Ion Corv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Istria</text:p>
          </table:table-cell>
          <table:table-cell/>
          <table:table-cell table:formula="of:=CONCATENATE([.$C$91];[.A1144];[.$K$91];[.B1144];[.$L$91])" office:value-type="string" office:string-value="INSERT INTO `cities` (`id`, `region_id`, `name`) VALUES (NULL, (SELECT id FROM `regions` WHERE name = 'Constanța'), 'Istria');" calcext:value-type="string">
            <text:p>INSERT INTO `cities` (`id`, `region_id`, `name`) VALUES (NULL, (SELECT id FROM `regions` WHERE name = 'Constanța'), 'Istr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Limanu</text:p>
          </table:table-cell>
          <table:table-cell/>
          <table:table-cell table:formula="of:=CONCATENATE([.$C$91];[.A1145];[.$K$91];[.B1145];[.$L$91])" office:value-type="string" office:string-value="INSERT INTO `cities` (`id`, `region_id`, `name`) VALUES (NULL, (SELECT id FROM `regions` WHERE name = 'Constanța'), 'Limanu');" calcext:value-type="string">
            <text:p>INSERT INTO `cities` (`id`, `region_id`, `name`) VALUES (NULL, (SELECT id FROM `regions` WHERE name = 'Constanța'), 'Lim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Lipnița</text:p>
          </table:table-cell>
          <table:table-cell/>
          <table:table-cell table:formula="of:=CONCATENATE([.$C$91];[.A1146];[.$K$91];[.B1146];[.$L$91])" office:value-type="string" office:string-value="INSERT INTO `cities` (`id`, `region_id`, `name`) VALUES (NULL, (SELECT id FROM `regions` WHERE name = 'Constanța'), 'Lipnița');" calcext:value-type="string">
            <text:p>INSERT INTO `cities` (`id`, `region_id`, `name`) VALUES (NULL, (SELECT id FROM `regions` WHERE name = 'Constanța'), 'Lipn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Lumina</text:p>
          </table:table-cell>
          <table:table-cell/>
          <table:table-cell table:formula="of:=CONCATENATE([.$C$91];[.A1147];[.$K$91];[.B1147];[.$L$91])" office:value-type="string" office:string-value="INSERT INTO `cities` (`id`, `region_id`, `name`) VALUES (NULL, (SELECT id FROM `regions` WHERE name = 'Constanța'), 'Lumina');" calcext:value-type="string">
            <text:p>INSERT INTO `cities` (`id`, `region_id`, `name`) VALUES (NULL, (SELECT id FROM `regions` WHERE name = 'Constanța'), 'Lum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Mangalia</text:p>
          </table:table-cell>
          <table:table-cell/>
          <table:table-cell table:formula="of:=CONCATENATE([.$C$91];[.A1148];[.$K$91];[.B1148];[.$L$91])" office:value-type="string" office:string-value="INSERT INTO `cities` (`id`, `region_id`, `name`) VALUES (NULL, (SELECT id FROM `regions` WHERE name = 'Constanța'), 'Mangalia');" calcext:value-type="string">
            <text:p>INSERT INTO `cities` (`id`, `region_id`, `name`) VALUES (NULL, (SELECT id FROM `regions` WHERE name = 'Constanța'), 'Mangal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Medgidia</text:p>
          </table:table-cell>
          <table:table-cell/>
          <table:table-cell table:formula="of:=CONCATENATE([.$C$91];[.A1149];[.$K$91];[.B1149];[.$L$91])" office:value-type="string" office:string-value="INSERT INTO `cities` (`id`, `region_id`, `name`) VALUES (NULL, (SELECT id FROM `regions` WHERE name = 'Constanța'), 'Medgidia');" calcext:value-type="string">
            <text:p>INSERT INTO `cities` (`id`, `region_id`, `name`) VALUES (NULL, (SELECT id FROM `regions` WHERE name = 'Constanța'), 'Medgid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Mereni</text:p>
          </table:table-cell>
          <table:table-cell/>
          <table:table-cell table:formula="of:=CONCATENATE([.$C$91];[.A1150];[.$K$91];[.B1150];[.$L$91])" office:value-type="string" office:string-value="INSERT INTO `cities` (`id`, `region_id`, `name`) VALUES (NULL, (SELECT id FROM `regions` WHERE name = 'Constanța'), 'Mereni');" calcext:value-type="string">
            <text:p>INSERT INTO `cities` (`id`, `region_id`, `name`) VALUES (NULL, (SELECT id FROM `regions` WHERE name = 'Constanța'), 'Me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Mihail Kogălniceanu</text:p>
          </table:table-cell>
          <table:table-cell/>
          <table:table-cell table:formula="of:=CONCATENATE([.$C$91];[.A1151];[.$K$91];[.B1151];[.$L$91])" office:value-type="string" office:string-value="INSERT INTO `cities` (`id`, `region_id`, `name`) VALUES (NULL, (SELECT id FROM `regions` WHERE name = 'Constanța'), 'Mihail Kogălniceanu');" calcext:value-type="string">
            <text:p>INSERT INTO `cities` (`id`, `region_id`, `name`) VALUES (NULL, (SELECT id FROM `regions` WHERE name = 'Constanța'), 'Mihail Kogălnice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Mihai Viteazu</text:p>
          </table:table-cell>
          <table:table-cell/>
          <table:table-cell table:formula="of:=CONCATENATE([.$C$91];[.A1152];[.$K$91];[.B1152];[.$L$91])" office:value-type="string" office:string-value="INSERT INTO `cities` (`id`, `region_id`, `name`) VALUES (NULL, (SELECT id FROM `regions` WHERE name = 'Constanța'), 'Mihai Viteazu');" calcext:value-type="string">
            <text:p>INSERT INTO `cities` (`id`, `region_id`, `name`) VALUES (NULL, (SELECT id FROM `regions` WHERE name = 'Constanța'), 'Mihai Viteaz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Mircea Vodă</text:p>
          </table:table-cell>
          <table:table-cell/>
          <table:table-cell table:formula="of:=CONCATENATE([.$C$91];[.A1153];[.$K$91];[.B1153];[.$L$91])" office:value-type="string" office:string-value="INSERT INTO `cities` (`id`, `region_id`, `name`) VALUES (NULL, (SELECT id FROM `regions` WHERE name = 'Constanța'), 'Mircea Vodă');" calcext:value-type="string">
            <text:p>INSERT INTO `cities` (`id`, `region_id`, `name`) VALUES (NULL, (SELECT id FROM `regions` WHERE name = 'Constanța'), 'Mircea Vod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Murfatlar (Basarabi)</text:p>
          </table:table-cell>
          <table:table-cell/>
          <table:table-cell table:formula="of:=CONCATENATE([.$C$91];[.A1154];[.$K$91];[.B1154];[.$L$91])" office:value-type="string" office:string-value="INSERT INTO `cities` (`id`, `region_id`, `name`) VALUES (NULL, (SELECT id FROM `regions` WHERE name = 'Constanța'), 'Murfatlar (Basarabi)');" calcext:value-type="string">
            <text:p>INSERT INTO `cities` (`id`, `region_id`, `name`) VALUES (NULL, (SELECT id FROM `regions` WHERE name = 'Constanța'), 'Murfatlar (Basarabi)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Năvodari</text:p>
          </table:table-cell>
          <table:table-cell/>
          <table:table-cell table:formula="of:=CONCATENATE([.$C$91];[.A1155];[.$K$91];[.B1155];[.$L$91])" office:value-type="string" office:string-value="INSERT INTO `cities` (`id`, `region_id`, `name`) VALUES (NULL, (SELECT id FROM `regions` WHERE name = 'Constanța'), 'Năvodari');" calcext:value-type="string">
            <text:p>INSERT INTO `cities` (`id`, `region_id`, `name`) VALUES (NULL, (SELECT id FROM `regions` WHERE name = 'Constanța'), 'Năvod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Negru Vodă</text:p>
          </table:table-cell>
          <table:table-cell/>
          <table:table-cell table:formula="of:=CONCATENATE([.$C$91];[.A1156];[.$K$91];[.B1156];[.$L$91])" office:value-type="string" office:string-value="INSERT INTO `cities` (`id`, `region_id`, `name`) VALUES (NULL, (SELECT id FROM `regions` WHERE name = 'Constanța'), 'Negru Vodă');" calcext:value-type="string">
            <text:p>INSERT INTO `cities` (`id`, `region_id`, `name`) VALUES (NULL, (SELECT id FROM `regions` WHERE name = 'Constanța'), 'Negru Vod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Nicolae Bălcescu</text:p>
          </table:table-cell>
          <table:table-cell/>
          <table:table-cell table:formula="of:=CONCATENATE([.$C$91];[.A1157];[.$K$91];[.B1157];[.$L$91])" office:value-type="string" office:string-value="INSERT INTO `cities` (`id`, `region_id`, `name`) VALUES (NULL, (SELECT id FROM `regions` WHERE name = 'Constanța'), 'Nicolae Bălcescu');" calcext:value-type="string">
            <text:p>INSERT INTO `cities` (`id`, `region_id`, `name`) VALUES (NULL, (SELECT id FROM `regions` WHERE name = 'Constanța'), 'Nicolae Bălces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Oltina</text:p>
          </table:table-cell>
          <table:table-cell/>
          <table:table-cell table:formula="of:=CONCATENATE([.$C$91];[.A1158];[.$K$91];[.B1158];[.$L$91])" office:value-type="string" office:string-value="INSERT INTO `cities` (`id`, `region_id`, `name`) VALUES (NULL, (SELECT id FROM `regions` WHERE name = 'Constanța'), 'Oltina');" calcext:value-type="string">
            <text:p>INSERT INTO `cities` (`id`, `region_id`, `name`) VALUES (NULL, (SELECT id FROM `regions` WHERE name = 'Constanța'), 'Olt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Ostrov</text:p>
          </table:table-cell>
          <table:table-cell/>
          <table:table-cell table:formula="of:=CONCATENATE([.$C$91];[.A1159];[.$K$91];[.B1159];[.$L$91])" office:value-type="string" office:string-value="INSERT INTO `cities` (`id`, `region_id`, `name`) VALUES (NULL, (SELECT id FROM `regions` WHERE name = 'Constanța'), 'Ostrov');" calcext:value-type="string">
            <text:p>INSERT INTO `cities` (`id`, `region_id`, `name`) VALUES (NULL, (SELECT id FROM `regions` WHERE name = 'Constanța'), 'Ostro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Ovidiu</text:p>
          </table:table-cell>
          <table:table-cell/>
          <table:table-cell table:formula="of:=CONCATENATE([.$C$91];[.A1160];[.$K$91];[.B1160];[.$L$91])" office:value-type="string" office:string-value="INSERT INTO `cities` (`id`, `region_id`, `name`) VALUES (NULL, (SELECT id FROM `regions` WHERE name = 'Constanța'), 'Ovidiu');" calcext:value-type="string">
            <text:p>INSERT INTO `cities` (`id`, `region_id`, `name`) VALUES (NULL, (SELECT id FROM `regions` WHERE name = 'Constanța'), 'Ovid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Pantelimon</text:p>
          </table:table-cell>
          <table:table-cell/>
          <table:table-cell table:formula="of:=CONCATENATE([.$C$91];[.A1161];[.$K$91];[.B1161];[.$L$91])" office:value-type="string" office:string-value="INSERT INTO `cities` (`id`, `region_id`, `name`) VALUES (NULL, (SELECT id FROM `regions` WHERE name = 'Constanța'), 'Pantelimon');" calcext:value-type="string">
            <text:p>INSERT INTO `cities` (`id`, `region_id`, `name`) VALUES (NULL, (SELECT id FROM `regions` WHERE name = 'Constanța'), 'Pantelimo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Pecineaga</text:p>
          </table:table-cell>
          <table:table-cell/>
          <table:table-cell table:formula="of:=CONCATENATE([.$C$91];[.A1162];[.$K$91];[.B1162];[.$L$91])" office:value-type="string" office:string-value="INSERT INTO `cities` (`id`, `region_id`, `name`) VALUES (NULL, (SELECT id FROM `regions` WHERE name = 'Constanța'), 'Pecineaga');" calcext:value-type="string">
            <text:p>INSERT INTO `cities` (`id`, `region_id`, `name`) VALUES (NULL, (SELECT id FROM `regions` WHERE name = 'Constanța'), 'Pecineag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Peștera</text:p>
          </table:table-cell>
          <table:table-cell/>
          <table:table-cell table:formula="of:=CONCATENATE([.$C$91];[.A1163];[.$K$91];[.B1163];[.$L$91])" office:value-type="string" office:string-value="INSERT INTO `cities` (`id`, `region_id`, `name`) VALUES (NULL, (SELECT id FROM `regions` WHERE name = 'Constanța'), 'Peștera');" calcext:value-type="string">
            <text:p>INSERT INTO `cities` (`id`, `region_id`, `name`) VALUES (NULL, (SELECT id FROM `regions` WHERE name = 'Constanța'), 'Pește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Poarta Albă</text:p>
          </table:table-cell>
          <table:table-cell/>
          <table:table-cell table:formula="of:=CONCATENATE([.$C$91];[.A1164];[.$K$91];[.B1164];[.$L$91])" office:value-type="string" office:string-value="INSERT INTO `cities` (`id`, `region_id`, `name`) VALUES (NULL, (SELECT id FROM `regions` WHERE name = 'Constanța'), 'Poarta Albă');" calcext:value-type="string">
            <text:p>INSERT INTO `cities` (`id`, `region_id`, `name`) VALUES (NULL, (SELECT id FROM `regions` WHERE name = 'Constanța'), 'Poarta Alb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Rasova</text:p>
          </table:table-cell>
          <table:table-cell/>
          <table:table-cell table:formula="of:=CONCATENATE([.$C$91];[.A1165];[.$K$91];[.B1165];[.$L$91])" office:value-type="string" office:string-value="INSERT INTO `cities` (`id`, `region_id`, `name`) VALUES (NULL, (SELECT id FROM `regions` WHERE name = 'Constanța'), 'Rasova');" calcext:value-type="string">
            <text:p>INSERT INTO `cities` (`id`, `region_id`, `name`) VALUES (NULL, (SELECT id FROM `regions` WHERE name = 'Constanța'), 'Ras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Săcele</text:p>
          </table:table-cell>
          <table:table-cell/>
          <table:table-cell table:formula="of:=CONCATENATE([.$C$91];[.A1166];[.$K$91];[.B1166];[.$L$91])" office:value-type="string" office:string-value="INSERT INTO `cities` (`id`, `region_id`, `name`) VALUES (NULL, (SELECT id FROM `regions` WHERE name = 'Constanța'), 'Săcele');" calcext:value-type="string">
            <text:p>INSERT INTO `cities` (`id`, `region_id`, `name`) VALUES (NULL, (SELECT id FROM `regions` WHERE name = 'Constanța'), 'Săc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Saligny</text:p>
          </table:table-cell>
          <table:table-cell/>
          <table:table-cell table:formula="of:=CONCATENATE([.$C$91];[.A1167];[.$K$91];[.B1167];[.$L$91])" office:value-type="string" office:string-value="INSERT INTO `cities` (`id`, `region_id`, `name`) VALUES (NULL, (SELECT id FROM `regions` WHERE name = 'Constanța'), 'Saligny');" calcext:value-type="string">
            <text:p>INSERT INTO `cities` (`id`, `region_id`, `name`) VALUES (NULL, (SELECT id FROM `regions` WHERE name = 'Constanța'), 'Saligny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Saraiu</text:p>
          </table:table-cell>
          <table:table-cell/>
          <table:table-cell table:formula="of:=CONCATENATE([.$C$91];[.A1168];[.$K$91];[.B1168];[.$L$91])" office:value-type="string" office:string-value="INSERT INTO `cities` (`id`, `region_id`, `name`) VALUES (NULL, (SELECT id FROM `regions` WHERE name = 'Constanța'), 'Saraiu');" calcext:value-type="string">
            <text:p>INSERT INTO `cities` (`id`, `region_id`, `name`) VALUES (NULL, (SELECT id FROM `regions` WHERE name = 'Constanța'), 'Sara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Seimeni</text:p>
          </table:table-cell>
          <table:table-cell/>
          <table:table-cell table:formula="of:=CONCATENATE([.$C$91];[.A1169];[.$K$91];[.B1169];[.$L$91])" office:value-type="string" office:string-value="INSERT INTO `cities` (`id`, `region_id`, `name`) VALUES (NULL, (SELECT id FROM `regions` WHERE name = 'Constanța'), 'Seimeni');" calcext:value-type="string">
            <text:p>INSERT INTO `cities` (`id`, `region_id`, `name`) VALUES (NULL, (SELECT id FROM `regions` WHERE name = 'Constanța'), 'Seim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Siliștea</text:p>
          </table:table-cell>
          <table:table-cell/>
          <table:table-cell table:formula="of:=CONCATENATE([.$C$91];[.A1170];[.$K$91];[.B1170];[.$L$91])" office:value-type="string" office:string-value="INSERT INTO `cities` (`id`, `region_id`, `name`) VALUES (NULL, (SELECT id FROM `regions` WHERE name = 'Constanța'), 'Siliștea');" calcext:value-type="string">
            <text:p>INSERT INTO `cities` (`id`, `region_id`, `name`) VALUES (NULL, (SELECT id FROM `regions` WHERE name = 'Constanța'), 'Siliș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Târgușor</text:p>
          </table:table-cell>
          <table:table-cell/>
          <table:table-cell table:formula="of:=CONCATENATE([.$C$91];[.A1171];[.$K$91];[.B1171];[.$L$91])" office:value-type="string" office:string-value="INSERT INTO `cities` (`id`, `region_id`, `name`) VALUES (NULL, (SELECT id FROM `regions` WHERE name = 'Constanța'), 'Târgușor');" calcext:value-type="string">
            <text:p>INSERT INTO `cities` (`id`, `region_id`, `name`) VALUES (NULL, (SELECT id FROM `regions` WHERE name = 'Constanța'), 'Târguș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Techirghiol</text:p>
          </table:table-cell>
          <table:table-cell/>
          <table:table-cell table:formula="of:=CONCATENATE([.$C$91];[.A1172];[.$K$91];[.B1172];[.$L$91])" office:value-type="string" office:string-value="INSERT INTO `cities` (`id`, `region_id`, `name`) VALUES (NULL, (SELECT id FROM `regions` WHERE name = 'Constanța'), 'Techirghiol');" calcext:value-type="string">
            <text:p>INSERT INTO `cities` (`id`, `region_id`, `name`) VALUES (NULL, (SELECT id FROM `regions` WHERE name = 'Constanța'), 'Techirghio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Topalu</text:p>
          </table:table-cell>
          <table:table-cell/>
          <table:table-cell table:formula="of:=CONCATENATE([.$C$91];[.A1173];[.$K$91];[.B1173];[.$L$91])" office:value-type="string" office:string-value="INSERT INTO `cities` (`id`, `region_id`, `name`) VALUES (NULL, (SELECT id FROM `regions` WHERE name = 'Constanța'), 'Topalu');" calcext:value-type="string">
            <text:p>INSERT INTO `cities` (`id`, `region_id`, `name`) VALUES (NULL, (SELECT id FROM `regions` WHERE name = 'Constanța'), 'Topal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Topraisar</text:p>
          </table:table-cell>
          <table:table-cell/>
          <table:table-cell table:formula="of:=CONCATENATE([.$C$91];[.A1174];[.$K$91];[.B1174];[.$L$91])" office:value-type="string" office:string-value="INSERT INTO `cities` (`id`, `region_id`, `name`) VALUES (NULL, (SELECT id FROM `regions` WHERE name = 'Constanța'), 'Topraisar');" calcext:value-type="string">
            <text:p>INSERT INTO `cities` (`id`, `region_id`, `name`) VALUES (NULL, (SELECT id FROM `regions` WHERE name = 'Constanța'), 'Topraisa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Tortoman</text:p>
          </table:table-cell>
          <table:table-cell/>
          <table:table-cell table:formula="of:=CONCATENATE([.$C$91];[.A1175];[.$K$91];[.B1175];[.$L$91])" office:value-type="string" office:string-value="INSERT INTO `cities` (`id`, `region_id`, `name`) VALUES (NULL, (SELECT id FROM `regions` WHERE name = 'Constanța'), 'Tortoman');" calcext:value-type="string">
            <text:p>INSERT INTO `cities` (`id`, `region_id`, `name`) VALUES (NULL, (SELECT id FROM `regions` WHERE name = 'Constanța'), 'Tortom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Tuzla</text:p>
          </table:table-cell>
          <table:table-cell/>
          <table:table-cell table:formula="of:=CONCATENATE([.$C$91];[.A1176];[.$K$91];[.B1176];[.$L$91])" office:value-type="string" office:string-value="INSERT INTO `cities` (`id`, `region_id`, `name`) VALUES (NULL, (SELECT id FROM `regions` WHERE name = 'Constanța'), 'Tuzla');" calcext:value-type="string">
            <text:p>INSERT INTO `cities` (`id`, `region_id`, `name`) VALUES (NULL, (SELECT id FROM `regions` WHERE name = 'Constanța'), 'Tuz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Valu lui Traian</text:p>
          </table:table-cell>
          <table:table-cell/>
          <table:table-cell table:formula="of:=CONCATENATE([.$C$91];[.A1177];[.$K$91];[.B1177];[.$L$91])" office:value-type="string" office:string-value="INSERT INTO `cities` (`id`, `region_id`, `name`) VALUES (NULL, (SELECT id FROM `regions` WHERE name = 'Constanța'), 'Valu lui Traian');" calcext:value-type="string">
            <text:p>INSERT INTO `cities` (`id`, `region_id`, `name`) VALUES (NULL, (SELECT id FROM `regions` WHERE name = 'Constanța'), 'Valu lui Trai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Vulturu</text:p>
          </table:table-cell>
          <table:table-cell/>
          <table:table-cell table:formula="of:=CONCATENATE([.$C$91];[.A1178];[.$K$91];[.B1178];[.$L$91])" office:value-type="string" office:string-value="INSERT INTO `cities` (`id`, `region_id`, `name`) VALUES (NULL, (SELECT id FROM `regions` WHERE name = 'Constanța'), 'Vulturu');" calcext:value-type="string">
            <text:p>INSERT INTO `cities` (`id`, `region_id`, `name`) VALUES (NULL, (SELECT id FROM `regions` WHERE name = 'Constanța'), 'Vulturu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Aita Mare</text:p>
          </table:table-cell>
          <table:table-cell/>
          <table:table-cell table:formula="of:=CONCATENATE([.$C$91];[.A1180];[.$K$91];[.B1180];[.$L$91])" office:value-type="string" office:string-value="INSERT INTO `cities` (`id`, `region_id`, `name`) VALUES (NULL, (SELECT id FROM `regions` WHERE name = 'Covasna'), 'Aita Mare');" calcext:value-type="string">
            <text:p>INSERT INTO `cities` (`id`, `region_id`, `name`) VALUES (NULL, (SELECT id FROM `regions` WHERE name = 'Covasna'), 'Ait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Arcuș</text:p>
          </table:table-cell>
          <table:table-cell/>
          <table:table-cell table:formula="of:=CONCATENATE([.$C$91];[.A1181];[.$K$91];[.B1181];[.$L$91])" office:value-type="string" office:string-value="INSERT INTO `cities` (`id`, `region_id`, `name`) VALUES (NULL, (SELECT id FROM `regions` WHERE name = 'Covasna'), 'Arcuș');" calcext:value-type="string">
            <text:p>INSERT INTO `cities` (`id`, `region_id`, `name`) VALUES (NULL, (SELECT id FROM `regions` WHERE name = 'Covasna'), 'Arc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Baraolt</text:p>
          </table:table-cell>
          <table:table-cell/>
          <table:table-cell table:formula="of:=CONCATENATE([.$C$91];[.A1182];[.$K$91];[.B1182];[.$L$91])" office:value-type="string" office:string-value="INSERT INTO `cities` (`id`, `region_id`, `name`) VALUES (NULL, (SELECT id FROM `regions` WHERE name = 'Covasna'), 'Baraolt');" calcext:value-type="string">
            <text:p>INSERT INTO `cities` (`id`, `region_id`, `name`) VALUES (NULL, (SELECT id FROM `regions` WHERE name = 'Covasna'), 'Baraol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Barcani</text:p>
          </table:table-cell>
          <table:table-cell/>
          <table:table-cell table:formula="of:=CONCATENATE([.$C$91];[.A1183];[.$K$91];[.B1183];[.$L$91])" office:value-type="string" office:string-value="INSERT INTO `cities` (`id`, `region_id`, `name`) VALUES (NULL, (SELECT id FROM `regions` WHERE name = 'Covasna'), 'Barcani');" calcext:value-type="string">
            <text:p>INSERT INTO `cities` (`id`, `region_id`, `name`) VALUES (NULL, (SELECT id FROM `regions` WHERE name = 'Covasna'), 'Barc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Bățani</text:p>
          </table:table-cell>
          <table:table-cell/>
          <table:table-cell table:formula="of:=CONCATENATE([.$C$91];[.A1184];[.$K$91];[.B1184];[.$L$91])" office:value-type="string" office:string-value="INSERT INTO `cities` (`id`, `region_id`, `name`) VALUES (NULL, (SELECT id FROM `regions` WHERE name = 'Covasna'), 'Bățani');" calcext:value-type="string">
            <text:p>INSERT INTO `cities` (`id`, `region_id`, `name`) VALUES (NULL, (SELECT id FROM `regions` WHERE name = 'Covasna'), 'Băț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Belin</text:p>
          </table:table-cell>
          <table:table-cell/>
          <table:table-cell table:formula="of:=CONCATENATE([.$C$91];[.A1185];[.$K$91];[.B1185];[.$L$91])" office:value-type="string" office:string-value="INSERT INTO `cities` (`id`, `region_id`, `name`) VALUES (NULL, (SELECT id FROM `regions` WHERE name = 'Covasna'), 'Belin');" calcext:value-type="string">
            <text:p>INSERT INTO `cities` (`id`, `region_id`, `name`) VALUES (NULL, (SELECT id FROM `regions` WHERE name = 'Covasna'), 'Bel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Bixad</text:p>
          </table:table-cell>
          <table:table-cell/>
          <table:table-cell table:formula="of:=CONCATENATE([.$C$91];[.A1186];[.$K$91];[.B1186];[.$L$91])" office:value-type="string" office:string-value="INSERT INTO `cities` (`id`, `region_id`, `name`) VALUES (NULL, (SELECT id FROM `regions` WHERE name = 'Covasna'), 'Bixad');" calcext:value-type="string">
            <text:p>INSERT INTO `cities` (`id`, `region_id`, `name`) VALUES (NULL, (SELECT id FROM `regions` WHERE name = 'Covasna'), 'Bixa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Bodoc</text:p>
          </table:table-cell>
          <table:table-cell/>
          <table:table-cell table:formula="of:=CONCATENATE([.$C$91];[.A1187];[.$K$91];[.B1187];[.$L$91])" office:value-type="string" office:string-value="INSERT INTO `cities` (`id`, `region_id`, `name`) VALUES (NULL, (SELECT id FROM `regions` WHERE name = 'Covasna'), 'Bodoc');" calcext:value-type="string">
            <text:p>INSERT INTO `cities` (`id`, `region_id`, `name`) VALUES (NULL, (SELECT id FROM `regions` WHERE name = 'Covasna'), 'Bodo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Boroșneu Mare</text:p>
          </table:table-cell>
          <table:table-cell/>
          <table:table-cell table:formula="of:=CONCATENATE([.$C$91];[.A1188];[.$K$91];[.B1188];[.$L$91])" office:value-type="string" office:string-value="INSERT INTO `cities` (`id`, `region_id`, `name`) VALUES (NULL, (SELECT id FROM `regions` WHERE name = 'Covasna'), 'Boroșneu Mare');" calcext:value-type="string">
            <text:p>INSERT INTO `cities` (`id`, `region_id`, `name`) VALUES (NULL, (SELECT id FROM `regions` WHERE name = 'Covasna'), 'Boroșne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Brăduț</text:p>
          </table:table-cell>
          <table:table-cell/>
          <table:table-cell table:formula="of:=CONCATENATE([.$C$91];[.A1189];[.$K$91];[.B1189];[.$L$91])" office:value-type="string" office:string-value="INSERT INTO `cities` (`id`, `region_id`, `name`) VALUES (NULL, (SELECT id FROM `regions` WHERE name = 'Covasna'), 'Brăduț');" calcext:value-type="string">
            <text:p>INSERT INTO `cities` (`id`, `region_id`, `name`) VALUES (NULL, (SELECT id FROM `regions` WHERE name = 'Covasna'), 'Brădu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Brateș</text:p>
          </table:table-cell>
          <table:table-cell/>
          <table:table-cell table:formula="of:=CONCATENATE([.$C$91];[.A1190];[.$K$91];[.B1190];[.$L$91])" office:value-type="string" office:string-value="INSERT INTO `cities` (`id`, `region_id`, `name`) VALUES (NULL, (SELECT id FROM `regions` WHERE name = 'Covasna'), 'Brateș');" calcext:value-type="string">
            <text:p>INSERT INTO `cities` (`id`, `region_id`, `name`) VALUES (NULL, (SELECT id FROM `regions` WHERE name = 'Covasna'), 'Brat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Brețcu</text:p>
          </table:table-cell>
          <table:table-cell/>
          <table:table-cell table:formula="of:=CONCATENATE([.$C$91];[.A1191];[.$K$91];[.B1191];[.$L$91])" office:value-type="string" office:string-value="INSERT INTO `cities` (`id`, `region_id`, `name`) VALUES (NULL, (SELECT id FROM `regions` WHERE name = 'Covasna'), 'Brețcu');" calcext:value-type="string">
            <text:p>INSERT INTO `cities` (`id`, `region_id`, `name`) VALUES (NULL, (SELECT id FROM `regions` WHERE name = 'Covasna'), 'Breț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Catalina</text:p>
          </table:table-cell>
          <table:table-cell/>
          <table:table-cell table:formula="of:=CONCATENATE([.$C$91];[.A1192];[.$K$91];[.B1192];[.$L$91])" office:value-type="string" office:string-value="INSERT INTO `cities` (`id`, `region_id`, `name`) VALUES (NULL, (SELECT id FROM `regions` WHERE name = 'Covasna'), 'Catalina');" calcext:value-type="string">
            <text:p>INSERT INTO `cities` (`id`, `region_id`, `name`) VALUES (NULL, (SELECT id FROM `regions` WHERE name = 'Covasna'), 'Catal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Cernat</text:p>
          </table:table-cell>
          <table:table-cell/>
          <table:table-cell table:formula="of:=CONCATENATE([.$C$91];[.A1193];[.$K$91];[.B1193];[.$L$91])" office:value-type="string" office:string-value="INSERT INTO `cities` (`id`, `region_id`, `name`) VALUES (NULL, (SELECT id FROM `regions` WHERE name = 'Covasna'), 'Cernat');" calcext:value-type="string">
            <text:p>INSERT INTO `cities` (`id`, `region_id`, `name`) VALUES (NULL, (SELECT id FROM `regions` WHERE name = 'Covasna'), 'Cerna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Chichiș</text:p>
          </table:table-cell>
          <table:table-cell/>
          <table:table-cell table:formula="of:=CONCATENATE([.$C$91];[.A1194];[.$K$91];[.B1194];[.$L$91])" office:value-type="string" office:string-value="INSERT INTO `cities` (`id`, `region_id`, `name`) VALUES (NULL, (SELECT id FROM `regions` WHERE name = 'Covasna'), 'Chichiș');" calcext:value-type="string">
            <text:p>INSERT INTO `cities` (`id`, `region_id`, `name`) VALUES (NULL, (SELECT id FROM `regions` WHERE name = 'Covasna'), 'Chich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Comandău</text:p>
          </table:table-cell>
          <table:table-cell/>
          <table:table-cell table:formula="of:=CONCATENATE([.$C$91];[.A1195];[.$K$91];[.B1195];[.$L$91])" office:value-type="string" office:string-value="INSERT INTO `cities` (`id`, `region_id`, `name`) VALUES (NULL, (SELECT id FROM `regions` WHERE name = 'Covasna'), 'Comandău');" calcext:value-type="string">
            <text:p>INSERT INTO `cities` (`id`, `region_id`, `name`) VALUES (NULL, (SELECT id FROM `regions` WHERE name = 'Covasna'), 'Comandău');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Covasna</text:p>
          </table:table-cell>
          <table:table-cell/>
          <table:table-cell table:formula="of:=CONCATENATE([.$C$91];[.A1196];[.$K$91];[.B1196];[.$L$91])" office:value-type="string" office:string-value="INSERT INTO `cities` (`id`, `region_id`, `name`) VALUES (NULL, (SELECT id FROM `regions` WHERE name = 'Covasna'), 'Covasna');" calcext:value-type="string">
            <text:p>INSERT INTO `cities` (`id`, `region_id`, `name`) VALUES (NULL, (SELECT id FROM `regions` WHERE name = 'Covasna'), 'Covas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Dalnic</text:p>
          </table:table-cell>
          <table:table-cell/>
          <table:table-cell table:formula="of:=CONCATENATE([.$C$91];[.A1197];[.$K$91];[.B1197];[.$L$91])" office:value-type="string" office:string-value="INSERT INTO `cities` (`id`, `region_id`, `name`) VALUES (NULL, (SELECT id FROM `regions` WHERE name = 'Covasna'), 'Dalnic');" calcext:value-type="string">
            <text:p>INSERT INTO `cities` (`id`, `region_id`, `name`) VALUES (NULL, (SELECT id FROM `regions` WHERE name = 'Covasna'), 'Dalni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Dobârlău</text:p>
          </table:table-cell>
          <table:table-cell/>
          <table:table-cell table:formula="of:=CONCATENATE([.$C$91];[.A1198];[.$K$91];[.B1198];[.$L$91])" office:value-type="string" office:string-value="INSERT INTO `cities` (`id`, `region_id`, `name`) VALUES (NULL, (SELECT id FROM `regions` WHERE name = 'Covasna'), 'Dobârlău');" calcext:value-type="string">
            <text:p>INSERT INTO `cities` (`id`, `region_id`, `name`) VALUES (NULL, (SELECT id FROM `regions` WHERE name = 'Covasna'), 'Dobârl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Estelnic</text:p>
          </table:table-cell>
          <table:table-cell/>
          <table:table-cell table:formula="of:=CONCATENATE([.$C$91];[.A1199];[.$K$91];[.B1199];[.$L$91])" office:value-type="string" office:string-value="INSERT INTO `cities` (`id`, `region_id`, `name`) VALUES (NULL, (SELECT id FROM `regions` WHERE name = 'Covasna'), 'Estelnic');" calcext:value-type="string">
            <text:p>INSERT INTO `cities` (`id`, `region_id`, `name`) VALUES (NULL, (SELECT id FROM `regions` WHERE name = 'Covasna'), 'Estelni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Ghelința</text:p>
          </table:table-cell>
          <table:table-cell/>
          <table:table-cell table:formula="of:=CONCATENATE([.$C$91];[.A1200];[.$K$91];[.B1200];[.$L$91])" office:value-type="string" office:string-value="INSERT INTO `cities` (`id`, `region_id`, `name`) VALUES (NULL, (SELECT id FROM `regions` WHERE name = 'Covasna'), 'Ghelința');" calcext:value-type="string">
            <text:p>INSERT INTO `cities` (`id`, `region_id`, `name`) VALUES (NULL, (SELECT id FROM `regions` WHERE name = 'Covasna'), 'Ghelin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Ghidfalău</text:p>
          </table:table-cell>
          <table:table-cell/>
          <table:table-cell table:formula="of:=CONCATENATE([.$C$91];[.A1201];[.$K$91];[.B1201];[.$L$91])" office:value-type="string" office:string-value="INSERT INTO `cities` (`id`, `region_id`, `name`) VALUES (NULL, (SELECT id FROM `regions` WHERE name = 'Covasna'), 'Ghidfalău');" calcext:value-type="string">
            <text:p>INSERT INTO `cities` (`id`, `region_id`, `name`) VALUES (NULL, (SELECT id FROM `regions` WHERE name = 'Covasna'), 'Ghidfal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Hăghig</text:p>
          </table:table-cell>
          <table:table-cell/>
          <table:table-cell table:formula="of:=CONCATENATE([.$C$91];[.A1202];[.$K$91];[.B1202];[.$L$91])" office:value-type="string" office:string-value="INSERT INTO `cities` (`id`, `region_id`, `name`) VALUES (NULL, (SELECT id FROM `regions` WHERE name = 'Covasna'), 'Hăghig');" calcext:value-type="string">
            <text:p>INSERT INTO `cities` (`id`, `region_id`, `name`) VALUES (NULL, (SELECT id FROM `regions` WHERE name = 'Covasna'), 'Hăghi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Ilieni</text:p>
          </table:table-cell>
          <table:table-cell/>
          <table:table-cell table:formula="of:=CONCATENATE([.$C$91];[.A1203];[.$K$91];[.B1203];[.$L$91])" office:value-type="string" office:string-value="INSERT INTO `cities` (`id`, `region_id`, `name`) VALUES (NULL, (SELECT id FROM `regions` WHERE name = 'Covasna'), 'Ilieni');" calcext:value-type="string">
            <text:p>INSERT INTO `cities` (`id`, `region_id`, `name`) VALUES (NULL, (SELECT id FROM `regions` WHERE name = 'Covasna'), 'Il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Întorsura Buzăului</text:p>
          </table:table-cell>
          <table:table-cell/>
          <table:table-cell table:formula="of:=CONCATENATE([.$C$91];[.A1204];[.$K$91];[.B1204];[.$L$91])" office:value-type="string" office:string-value="INSERT INTO `cities` (`id`, `region_id`, `name`) VALUES (NULL, (SELECT id FROM `regions` WHERE name = 'Covasna'), 'Întorsura Buzăului');" calcext:value-type="string">
            <text:p>INSERT INTO `cities` (`id`, `region_id`, `name`) VALUES (NULL, (SELECT id FROM `regions` WHERE name = 'Covasna'), 'Întorsura Buză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Lemnia</text:p>
          </table:table-cell>
          <table:table-cell/>
          <table:table-cell table:formula="of:=CONCATENATE([.$C$91];[.A1205];[.$K$91];[.B1205];[.$L$91])" office:value-type="string" office:string-value="INSERT INTO `cities` (`id`, `region_id`, `name`) VALUES (NULL, (SELECT id FROM `regions` WHERE name = 'Covasna'), 'Lemnia');" calcext:value-type="string">
            <text:p>INSERT INTO `cities` (`id`, `region_id`, `name`) VALUES (NULL, (SELECT id FROM `regions` WHERE name = 'Covasna'), 'Lemn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Malnaș</text:p>
          </table:table-cell>
          <table:table-cell/>
          <table:table-cell table:formula="of:=CONCATENATE([.$C$91];[.A1206];[.$K$91];[.B1206];[.$L$91])" office:value-type="string" office:string-value="INSERT INTO `cities` (`id`, `region_id`, `name`) VALUES (NULL, (SELECT id FROM `regions` WHERE name = 'Covasna'), 'Malnaș');" calcext:value-type="string">
            <text:p>INSERT INTO `cities` (`id`, `region_id`, `name`) VALUES (NULL, (SELECT id FROM `regions` WHERE name = 'Covasna'), 'Maln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Mereni</text:p>
          </table:table-cell>
          <table:table-cell/>
          <table:table-cell table:formula="of:=CONCATENATE([.$C$91];[.A1207];[.$K$91];[.B1207];[.$L$91])" office:value-type="string" office:string-value="INSERT INTO `cities` (`id`, `region_id`, `name`) VALUES (NULL, (SELECT id FROM `regions` WHERE name = 'Covasna'), 'Mereni');" calcext:value-type="string">
            <text:p>INSERT INTO `cities` (`id`, `region_id`, `name`) VALUES (NULL, (SELECT id FROM `regions` WHERE name = 'Covasna'), 'Me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Micfalău</text:p>
          </table:table-cell>
          <table:table-cell/>
          <table:table-cell table:formula="of:=CONCATENATE([.$C$91];[.A1208];[.$K$91];[.B1208];[.$L$91])" office:value-type="string" office:string-value="INSERT INTO `cities` (`id`, `region_id`, `name`) VALUES (NULL, (SELECT id FROM `regions` WHERE name = 'Covasna'), 'Micfalău');" calcext:value-type="string">
            <text:p>INSERT INTO `cities` (`id`, `region_id`, `name`) VALUES (NULL, (SELECT id FROM `regions` WHERE name = 'Covasna'), 'Micfal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Moacșa</text:p>
          </table:table-cell>
          <table:table-cell/>
          <table:table-cell table:formula="of:=CONCATENATE([.$C$91];[.A1209];[.$K$91];[.B1209];[.$L$91])" office:value-type="string" office:string-value="INSERT INTO `cities` (`id`, `region_id`, `name`) VALUES (NULL, (SELECT id FROM `regions` WHERE name = 'Covasna'), 'Moacșa');" calcext:value-type="string">
            <text:p>INSERT INTO `cities` (`id`, `region_id`, `name`) VALUES (NULL, (SELECT id FROM `regions` WHERE name = 'Covasna'), 'Moacș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Ojdula</text:p>
          </table:table-cell>
          <table:table-cell/>
          <table:table-cell table:formula="of:=CONCATENATE([.$C$91];[.A1210];[.$K$91];[.B1210];[.$L$91])" office:value-type="string" office:string-value="INSERT INTO `cities` (`id`, `region_id`, `name`) VALUES (NULL, (SELECT id FROM `regions` WHERE name = 'Covasna'), 'Ojdula');" calcext:value-type="string">
            <text:p>INSERT INTO `cities` (`id`, `region_id`, `name`) VALUES (NULL, (SELECT id FROM `regions` WHERE name = 'Covasna'), 'Ojdu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Ozun</text:p>
          </table:table-cell>
          <table:table-cell/>
          <table:table-cell table:formula="of:=CONCATENATE([.$C$91];[.A1211];[.$K$91];[.B1211];[.$L$91])" office:value-type="string" office:string-value="INSERT INTO `cities` (`id`, `region_id`, `name`) VALUES (NULL, (SELECT id FROM `regions` WHERE name = 'Covasna'), 'Ozun');" calcext:value-type="string">
            <text:p>INSERT INTO `cities` (`id`, `region_id`, `name`) VALUES (NULL, (SELECT id FROM `regions` WHERE name = 'Covasna'), 'Ozu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Poian</text:p>
          </table:table-cell>
          <table:table-cell/>
          <table:table-cell table:formula="of:=CONCATENATE([.$C$91];[.A1212];[.$K$91];[.B1212];[.$L$91])" office:value-type="string" office:string-value="INSERT INTO `cities` (`id`, `region_id`, `name`) VALUES (NULL, (SELECT id FROM `regions` WHERE name = 'Covasna'), 'Poian');" calcext:value-type="string">
            <text:p>INSERT INTO `cities` (`id`, `region_id`, `name`) VALUES (NULL, (SELECT id FROM `regions` WHERE name = 'Covasna'), 'Poi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Reci</text:p>
          </table:table-cell>
          <table:table-cell/>
          <table:table-cell table:formula="of:=CONCATENATE([.$C$91];[.A1213];[.$K$91];[.B1213];[.$L$91])" office:value-type="string" office:string-value="INSERT INTO `cities` (`id`, `region_id`, `name`) VALUES (NULL, (SELECT id FROM `regions` WHERE name = 'Covasna'), 'Reci');" calcext:value-type="string">
            <text:p>INSERT INTO `cities` (`id`, `region_id`, `name`) VALUES (NULL, (SELECT id FROM `regions` WHERE name = 'Covasna'), 'Re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Sânzieni</text:p>
          </table:table-cell>
          <table:table-cell/>
          <table:table-cell table:formula="of:=CONCATENATE([.$C$91];[.A1214];[.$K$91];[.B1214];[.$L$91])" office:value-type="string" office:string-value="INSERT INTO `cities` (`id`, `region_id`, `name`) VALUES (NULL, (SELECT id FROM `regions` WHERE name = 'Covasna'), 'Sânzieni');" calcext:value-type="string">
            <text:p>INSERT INTO `cities` (`id`, `region_id`, `name`) VALUES (NULL, (SELECT id FROM `regions` WHERE name = 'Covasna'), 'Sânz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Sfântu Gheorghe</text:p>
          </table:table-cell>
          <table:table-cell/>
          <table:table-cell table:formula="of:=CONCATENATE([.$C$91];[.A1215];[.$K$91];[.B1215];[.$L$91])" office:value-type="string" office:string-value="INSERT INTO `cities` (`id`, `region_id`, `name`) VALUES (NULL, (SELECT id FROM `regions` WHERE name = 'Covasna'), 'Sfântu Gheorghe');" calcext:value-type="string">
            <text:p>INSERT INTO `cities` (`id`, `region_id`, `name`) VALUES (NULL, (SELECT id FROM `regions` WHERE name = 'Covasna'), 'Sfântu Gheorgh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Sita Buzăului</text:p>
          </table:table-cell>
          <table:table-cell/>
          <table:table-cell table:formula="of:=CONCATENATE([.$C$91];[.A1216];[.$K$91];[.B1216];[.$L$91])" office:value-type="string" office:string-value="INSERT INTO `cities` (`id`, `region_id`, `name`) VALUES (NULL, (SELECT id FROM `regions` WHERE name = 'Covasna'), 'Sita Buzăului');" calcext:value-type="string">
            <text:p>INSERT INTO `cities` (`id`, `region_id`, `name`) VALUES (NULL, (SELECT id FROM `regions` WHERE name = 'Covasna'), 'Sita Buză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Târgu Secuiesc</text:p>
          </table:table-cell>
          <table:table-cell/>
          <table:table-cell table:formula="of:=CONCATENATE([.$C$91];[.A1217];[.$K$91];[.B1217];[.$L$91])" office:value-type="string" office:string-value="INSERT INTO `cities` (`id`, `region_id`, `name`) VALUES (NULL, (SELECT id FROM `regions` WHERE name = 'Covasna'), 'Târgu Secuiesc');" calcext:value-type="string">
            <text:p>INSERT INTO `cities` (`id`, `region_id`, `name`) VALUES (NULL, (SELECT id FROM `regions` WHERE name = 'Covasna'), 'Târgu Secuies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Turia</text:p>
          </table:table-cell>
          <table:table-cell/>
          <table:table-cell table:formula="of:=CONCATENATE([.$C$91];[.A1218];[.$K$91];[.B1218];[.$L$91])" office:value-type="string" office:string-value="INSERT INTO `cities` (`id`, `region_id`, `name`) VALUES (NULL, (SELECT id FROM `regions` WHERE name = 'Covasna'), 'Turia');" calcext:value-type="string">
            <text:p>INSERT INTO `cities` (`id`, `region_id`, `name`) VALUES (NULL, (SELECT id FROM `regions` WHERE name = 'Covasna'), 'Tur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Vâlcele</text:p>
          </table:table-cell>
          <table:table-cell/>
          <table:table-cell table:formula="of:=CONCATENATE([.$C$91];[.A1219];[.$K$91];[.B1219];[.$L$91])" office:value-type="string" office:string-value="INSERT INTO `cities` (`id`, `region_id`, `name`) VALUES (NULL, (SELECT id FROM `regions` WHERE name = 'Covasna'), 'Vâlcele');" calcext:value-type="string">
            <text:p>INSERT INTO `cities` (`id`, `region_id`, `name`) VALUES (NULL, (SELECT id FROM `regions` WHERE name = 'Covasna'), 'Vâlc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Valea Crișului</text:p>
          </table:table-cell>
          <table:table-cell/>
          <table:table-cell table:formula="of:=CONCATENATE([.$C$91];[.A1220];[.$K$91];[.B1220];[.$L$91])" office:value-type="string" office:string-value="INSERT INTO `cities` (`id`, `region_id`, `name`) VALUES (NULL, (SELECT id FROM `regions` WHERE name = 'Covasna'), 'Valea Crișului');" calcext:value-type="string">
            <text:p>INSERT INTO `cities` (`id`, `region_id`, `name`) VALUES (NULL, (SELECT id FROM `regions` WHERE name = 'Covasna'), 'Valea Criș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Valea Mare</text:p>
          </table:table-cell>
          <table:table-cell/>
          <table:table-cell table:formula="of:=CONCATENATE([.$C$91];[.A1221];[.$K$91];[.B1221];[.$L$91])" office:value-type="string" office:string-value="INSERT INTO `cities` (`id`, `region_id`, `name`) VALUES (NULL, (SELECT id FROM `regions` WHERE name = 'Covasna'), 'Valea Mare');" calcext:value-type="string">
            <text:p>INSERT INTO `cities` (`id`, `region_id`, `name`) VALUES (NULL, (SELECT id FROM `regions` WHERE name = 'Covasna'), 'Vale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Vârghiș</text:p>
          </table:table-cell>
          <table:table-cell/>
          <table:table-cell table:formula="of:=CONCATENATE([.$C$91];[.A1222];[.$K$91];[.B1222];[.$L$91])" office:value-type="string" office:string-value="INSERT INTO `cities` (`id`, `region_id`, `name`) VALUES (NULL, (SELECT id FROM `regions` WHERE name = 'Covasna'), 'Vârghiș');" calcext:value-type="string">
            <text:p>INSERT INTO `cities` (`id`, `region_id`, `name`) VALUES (NULL, (SELECT id FROM `regions` WHERE name = 'Covasna'), 'Vârgh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Zăbala</text:p>
          </table:table-cell>
          <table:table-cell/>
          <table:table-cell table:formula="of:=CONCATENATE([.$C$91];[.A1223];[.$K$91];[.B1223];[.$L$91])" office:value-type="string" office:string-value="INSERT INTO `cities` (`id`, `region_id`, `name`) VALUES (NULL, (SELECT id FROM `regions` WHERE name = 'Covasna'), 'Zăbala');" calcext:value-type="string">
            <text:p>INSERT INTO `cities` (`id`, `region_id`, `name`) VALUES (NULL, (SELECT id FROM `regions` WHERE name = 'Covasna'), 'Zăba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Zagon</text:p>
          </table:table-cell>
          <table:table-cell/>
          <table:table-cell table:formula="of:=CONCATENATE([.$C$91];[.A1224];[.$K$91];[.B1224];[.$L$91])" office:value-type="string" office:string-value="INSERT INTO `cities` (`id`, `region_id`, `name`) VALUES (NULL, (SELECT id FROM `regions` WHERE name = 'Covasna'), 'Zagon');" calcext:value-type="string">
            <text:p>INSERT INTO `cities` (`id`, `region_id`, `name`) VALUES (NULL, (SELECT id FROM `regions` WHERE name = 'Covasna'), 'Zagon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Aninoasa</text:p>
          </table:table-cell>
          <table:table-cell/>
          <table:table-cell table:formula="of:=CONCATENATE([.$C$91];[.A1226];[.$K$91];[.B1226];[.$L$91])" office:value-type="string" office:string-value="INSERT INTO `cities` (`id`, `region_id`, `name`) VALUES (NULL, (SELECT id FROM `regions` WHERE name = 'Dâmbovița'), 'Aninoasa');" calcext:value-type="string">
            <text:p>INSERT INTO `cities` (`id`, `region_id`, `name`) VALUES (NULL, (SELECT id FROM `regions` WHERE name = 'Dâmbovița'), 'Anino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Băleni</text:p>
          </table:table-cell>
          <table:table-cell/>
          <table:table-cell table:formula="of:=CONCATENATE([.$C$91];[.A1227];[.$K$91];[.B1227];[.$L$91])" office:value-type="string" office:string-value="INSERT INTO `cities` (`id`, `region_id`, `name`) VALUES (NULL, (SELECT id FROM `regions` WHERE name = 'Dâmbovița'), 'Băleni');" calcext:value-type="string">
            <text:p>INSERT INTO `cities` (`id`, `region_id`, `name`) VALUES (NULL, (SELECT id FROM `regions` WHERE name = 'Dâmbovița'), 'Bă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Bărbulețu</text:p>
          </table:table-cell>
          <table:table-cell/>
          <table:table-cell table:formula="of:=CONCATENATE([.$C$91];[.A1228];[.$K$91];[.B1228];[.$L$91])" office:value-type="string" office:string-value="INSERT INTO `cities` (`id`, `region_id`, `name`) VALUES (NULL, (SELECT id FROM `regions` WHERE name = 'Dâmbovița'), 'Bărbulețu');" calcext:value-type="string">
            <text:p>INSERT INTO `cities` (`id`, `region_id`, `name`) VALUES (NULL, (SELECT id FROM `regions` WHERE name = 'Dâmbovița'), 'Bărbuleț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Bezdead</text:p>
          </table:table-cell>
          <table:table-cell/>
          <table:table-cell table:formula="of:=CONCATENATE([.$C$91];[.A1229];[.$K$91];[.B1229];[.$L$91])" office:value-type="string" office:string-value="INSERT INTO `cities` (`id`, `region_id`, `name`) VALUES (NULL, (SELECT id FROM `regions` WHERE name = 'Dâmbovița'), 'Bezdead');" calcext:value-type="string">
            <text:p>INSERT INTO `cities` (`id`, `region_id`, `name`) VALUES (NULL, (SELECT id FROM `regions` WHERE name = 'Dâmbovița'), 'Bezdea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Bilciurești</text:p>
          </table:table-cell>
          <table:table-cell/>
          <table:table-cell table:formula="of:=CONCATENATE([.$C$91];[.A1230];[.$K$91];[.B1230];[.$L$91])" office:value-type="string" office:string-value="INSERT INTO `cities` (`id`, `region_id`, `name`) VALUES (NULL, (SELECT id FROM `regions` WHERE name = 'Dâmbovița'), 'Bilciurești');" calcext:value-type="string">
            <text:p>INSERT INTO `cities` (`id`, `region_id`, `name`) VALUES (NULL, (SELECT id FROM `regions` WHERE name = 'Dâmbovița'), 'Bilciu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Brănești</text:p>
          </table:table-cell>
          <table:table-cell/>
          <table:table-cell table:formula="of:=CONCATENATE([.$C$91];[.A1231];[.$K$91];[.B1231];[.$L$91])" office:value-type="string" office:string-value="INSERT INTO `cities` (`id`, `region_id`, `name`) VALUES (NULL, (SELECT id FROM `regions` WHERE name = 'Dâmbovița'), 'Brănești');" calcext:value-type="string">
            <text:p>INSERT INTO `cities` (`id`, `region_id`, `name`) VALUES (NULL, (SELECT id FROM `regions` WHERE name = 'Dâmbovița'), 'Br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Braniștea</text:p>
          </table:table-cell>
          <table:table-cell/>
          <table:table-cell table:formula="of:=CONCATENATE([.$C$91];[.A1232];[.$K$91];[.B1232];[.$L$91])" office:value-type="string" office:string-value="INSERT INTO `cities` (`id`, `region_id`, `name`) VALUES (NULL, (SELECT id FROM `regions` WHERE name = 'Dâmbovița'), 'Braniștea');" calcext:value-type="string">
            <text:p>INSERT INTO `cities` (`id`, `region_id`, `name`) VALUES (NULL, (SELECT id FROM `regions` WHERE name = 'Dâmbovița'), 'Braniș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Brezoaele</text:p>
          </table:table-cell>
          <table:table-cell/>
          <table:table-cell table:formula="of:=CONCATENATE([.$C$91];[.A1233];[.$K$91];[.B1233];[.$L$91])" office:value-type="string" office:string-value="INSERT INTO `cities` (`id`, `region_id`, `name`) VALUES (NULL, (SELECT id FROM `regions` WHERE name = 'Dâmbovița'), 'Brezoaele');" calcext:value-type="string">
            <text:p>INSERT INTO `cities` (`id`, `region_id`, `name`) VALUES (NULL, (SELECT id FROM `regions` WHERE name = 'Dâmbovița'), 'Brezoa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Buciumeni</text:p>
          </table:table-cell>
          <table:table-cell/>
          <table:table-cell table:formula="of:=CONCATENATE([.$C$91];[.A1234];[.$K$91];[.B1234];[.$L$91])" office:value-type="string" office:string-value="INSERT INTO `cities` (`id`, `region_id`, `name`) VALUES (NULL, (SELECT id FROM `regions` WHERE name = 'Dâmbovița'), 'Buciumeni');" calcext:value-type="string">
            <text:p>INSERT INTO `cities` (`id`, `region_id`, `name`) VALUES (NULL, (SELECT id FROM `regions` WHERE name = 'Dâmbovița'), 'Bucium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Bucșani</text:p>
          </table:table-cell>
          <table:table-cell/>
          <table:table-cell table:formula="of:=CONCATENATE([.$C$91];[.A1235];[.$K$91];[.B1235];[.$L$91])" office:value-type="string" office:string-value="INSERT INTO `cities` (`id`, `region_id`, `name`) VALUES (NULL, (SELECT id FROM `regions` WHERE name = 'Dâmbovița'), 'Bucșani');" calcext:value-type="string">
            <text:p>INSERT INTO `cities` (`id`, `region_id`, `name`) VALUES (NULL, (SELECT id FROM `regions` WHERE name = 'Dâmbovița'), 'Buc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Butimanu</text:p>
          </table:table-cell>
          <table:table-cell/>
          <table:table-cell table:formula="of:=CONCATENATE([.$C$91];[.A1236];[.$K$91];[.B1236];[.$L$91])" office:value-type="string" office:string-value="INSERT INTO `cities` (`id`, `region_id`, `name`) VALUES (NULL, (SELECT id FROM `regions` WHERE name = 'Dâmbovița'), 'Butimanu');" calcext:value-type="string">
            <text:p>INSERT INTO `cities` (`id`, `region_id`, `name`) VALUES (NULL, (SELECT id FROM `regions` WHERE name = 'Dâmbovița'), 'Butim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Cândești</text:p>
          </table:table-cell>
          <table:table-cell/>
          <table:table-cell table:formula="of:=CONCATENATE([.$C$91];[.A1237];[.$K$91];[.B1237];[.$L$91])" office:value-type="string" office:string-value="INSERT INTO `cities` (`id`, `region_id`, `name`) VALUES (NULL, (SELECT id FROM `regions` WHERE name = 'Dâmbovița'), 'Cândești');" calcext:value-type="string">
            <text:p>INSERT INTO `cities` (`id`, `region_id`, `name`) VALUES (NULL, (SELECT id FROM `regions` WHERE name = 'Dâmbovița'), 'Cân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Ciocănești</text:p>
          </table:table-cell>
          <table:table-cell/>
          <table:table-cell table:formula="of:=CONCATENATE([.$C$91];[.A1238];[.$K$91];[.B1238];[.$L$91])" office:value-type="string" office:string-value="INSERT INTO `cities` (`id`, `region_id`, `name`) VALUES (NULL, (SELECT id FROM `regions` WHERE name = 'Dâmbovița'), 'Ciocănești');" calcext:value-type="string">
            <text:p>INSERT INTO `cities` (`id`, `region_id`, `name`) VALUES (NULL, (SELECT id FROM `regions` WHERE name = 'Dâmbovița'), 'Cioc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Cobia</text:p>
          </table:table-cell>
          <table:table-cell/>
          <table:table-cell table:formula="of:=CONCATENATE([.$C$91];[.A1239];[.$K$91];[.B1239];[.$L$91])" office:value-type="string" office:string-value="INSERT INTO `cities` (`id`, `region_id`, `name`) VALUES (NULL, (SELECT id FROM `regions` WHERE name = 'Dâmbovița'), 'Cobia');" calcext:value-type="string">
            <text:p>INSERT INTO `cities` (`id`, `region_id`, `name`) VALUES (NULL, (SELECT id FROM `regions` WHERE name = 'Dâmbovița'), 'Cob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Cojasca</text:p>
          </table:table-cell>
          <table:table-cell/>
          <table:table-cell table:formula="of:=CONCATENATE([.$C$91];[.A1240];[.$K$91];[.B1240];[.$L$91])" office:value-type="string" office:string-value="INSERT INTO `cities` (`id`, `region_id`, `name`) VALUES (NULL, (SELECT id FROM `regions` WHERE name = 'Dâmbovița'), 'Cojasca');" calcext:value-type="string">
            <text:p>INSERT INTO `cities` (`id`, `region_id`, `name`) VALUES (NULL, (SELECT id FROM `regions` WHERE name = 'Dâmbovița'), 'Cojas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Comișani</text:p>
          </table:table-cell>
          <table:table-cell/>
          <table:table-cell table:formula="of:=CONCATENATE([.$C$91];[.A1241];[.$K$91];[.B1241];[.$L$91])" office:value-type="string" office:string-value="INSERT INTO `cities` (`id`, `region_id`, `name`) VALUES (NULL, (SELECT id FROM `regions` WHERE name = 'Dâmbovița'), 'Comișani');" calcext:value-type="string">
            <text:p>INSERT INTO `cities` (`id`, `region_id`, `name`) VALUES (NULL, (SELECT id FROM `regions` WHERE name = 'Dâmbovița'), 'Comi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Conțești</text:p>
          </table:table-cell>
          <table:table-cell/>
          <table:table-cell table:formula="of:=CONCATENATE([.$C$91];[.A1242];[.$K$91];[.B1242];[.$L$91])" office:value-type="string" office:string-value="INSERT INTO `cities` (`id`, `region_id`, `name`) VALUES (NULL, (SELECT id FROM `regions` WHERE name = 'Dâmbovița'), 'Conțești');" calcext:value-type="string">
            <text:p>INSERT INTO `cities` (`id`, `region_id`, `name`) VALUES (NULL, (SELECT id FROM `regions` WHERE name = 'Dâmbovița'), 'Conț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Corbii Mari</text:p>
          </table:table-cell>
          <table:table-cell/>
          <table:table-cell table:formula="of:=CONCATENATE([.$C$91];[.A1243];[.$K$91];[.B1243];[.$L$91])" office:value-type="string" office:string-value="INSERT INTO `cities` (`id`, `region_id`, `name`) VALUES (NULL, (SELECT id FROM `regions` WHERE name = 'Dâmbovița'), 'Corbii Mari');" calcext:value-type="string">
            <text:p>INSERT INTO `cities` (`id`, `region_id`, `name`) VALUES (NULL, (SELECT id FROM `regions` WHERE name = 'Dâmbovița'), 'Corbii M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Cornățelu</text:p>
          </table:table-cell>
          <table:table-cell/>
          <table:table-cell table:formula="of:=CONCATENATE([.$C$91];[.A1244];[.$K$91];[.B1244];[.$L$91])" office:value-type="string" office:string-value="INSERT INTO `cities` (`id`, `region_id`, `name`) VALUES (NULL, (SELECT id FROM `regions` WHERE name = 'Dâmbovița'), 'Cornățelu');" calcext:value-type="string">
            <text:p>INSERT INTO `cities` (`id`, `region_id`, `name`) VALUES (NULL, (SELECT id FROM `regions` WHERE name = 'Dâmbovița'), 'Cornățel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Cornești</text:p>
          </table:table-cell>
          <table:table-cell/>
          <table:table-cell table:formula="of:=CONCATENATE([.$C$91];[.A1245];[.$K$91];[.B1245];[.$L$91])" office:value-type="string" office:string-value="INSERT INTO `cities` (`id`, `region_id`, `name`) VALUES (NULL, (SELECT id FROM `regions` WHERE name = 'Dâmbovița'), 'Cornești');" calcext:value-type="string">
            <text:p>INSERT INTO `cities` (`id`, `region_id`, `name`) VALUES (NULL, (SELECT id FROM `regions` WHERE name = 'Dâmbovița'), 'Cor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Costeștii din Vale</text:p>
          </table:table-cell>
          <table:table-cell/>
          <table:table-cell table:formula="of:=CONCATENATE([.$C$91];[.A1246];[.$K$91];[.B1246];[.$L$91])" office:value-type="string" office:string-value="INSERT INTO `cities` (`id`, `region_id`, `name`) VALUES (NULL, (SELECT id FROM `regions` WHERE name = 'Dâmbovița'), 'Costeștii din Vale');" calcext:value-type="string">
            <text:p>INSERT INTO `cities` (`id`, `region_id`, `name`) VALUES (NULL, (SELECT id FROM `regions` WHERE name = 'Dâmbovița'), 'Costeștii din Va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Crângurile</text:p>
          </table:table-cell>
          <table:table-cell/>
          <table:table-cell table:formula="of:=CONCATENATE([.$C$91];[.A1247];[.$K$91];[.B1247];[.$L$91])" office:value-type="string" office:string-value="INSERT INTO `cities` (`id`, `region_id`, `name`) VALUES (NULL, (SELECT id FROM `regions` WHERE name = 'Dâmbovița'), 'Crângurile');" calcext:value-type="string">
            <text:p>INSERT INTO `cities` (`id`, `region_id`, `name`) VALUES (NULL, (SELECT id FROM `regions` WHERE name = 'Dâmbovița'), 'Crânguri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Crevedia</text:p>
          </table:table-cell>
          <table:table-cell/>
          <table:table-cell table:formula="of:=CONCATENATE([.$C$91];[.A1248];[.$K$91];[.B1248];[.$L$91])" office:value-type="string" office:string-value="INSERT INTO `cities` (`id`, `region_id`, `name`) VALUES (NULL, (SELECT id FROM `regions` WHERE name = 'Dâmbovița'), 'Crevedia');" calcext:value-type="string">
            <text:p>INSERT INTO `cities` (`id`, `region_id`, `name`) VALUES (NULL, (SELECT id FROM `regions` WHERE name = 'Dâmbovița'), 'Creved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Dărmănești</text:p>
          </table:table-cell>
          <table:table-cell/>
          <table:table-cell table:formula="of:=CONCATENATE([.$C$91];[.A1249];[.$K$91];[.B1249];[.$L$91])" office:value-type="string" office:string-value="INSERT INTO `cities` (`id`, `region_id`, `name`) VALUES (NULL, (SELECT id FROM `regions` WHERE name = 'Dâmbovița'), 'Dărmănești');" calcext:value-type="string">
            <text:p>INSERT INTO `cities` (`id`, `region_id`, `name`) VALUES (NULL, (SELECT id FROM `regions` WHERE name = 'Dâmbovița'), 'Dărm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Dobra</text:p>
          </table:table-cell>
          <table:table-cell/>
          <table:table-cell table:formula="of:=CONCATENATE([.$C$91];[.A1250];[.$K$91];[.B1250];[.$L$91])" office:value-type="string" office:string-value="INSERT INTO `cities` (`id`, `region_id`, `name`) VALUES (NULL, (SELECT id FROM `regions` WHERE name = 'Dâmbovița'), 'Dobra');" calcext:value-type="string">
            <text:p>INSERT INTO `cities` (`id`, `region_id`, `name`) VALUES (NULL, (SELECT id FROM `regions` WHERE name = 'Dâmbovița'), 'Dob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Doicești</text:p>
          </table:table-cell>
          <table:table-cell/>
          <table:table-cell table:formula="of:=CONCATENATE([.$C$91];[.A1251];[.$K$91];[.B1251];[.$L$91])" office:value-type="string" office:string-value="INSERT INTO `cities` (`id`, `region_id`, `name`) VALUES (NULL, (SELECT id FROM `regions` WHERE name = 'Dâmbovița'), 'Doicești');" calcext:value-type="string">
            <text:p>INSERT INTO `cities` (`id`, `region_id`, `name`) VALUES (NULL, (SELECT id FROM `regions` WHERE name = 'Dâmbovița'), 'Doi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Dragodana</text:p>
          </table:table-cell>
          <table:table-cell/>
          <table:table-cell table:formula="of:=CONCATENATE([.$C$91];[.A1252];[.$K$91];[.B1252];[.$L$91])" office:value-type="string" office:string-value="INSERT INTO `cities` (`id`, `region_id`, `name`) VALUES (NULL, (SELECT id FROM `regions` WHERE name = 'Dâmbovița'), 'Dragodana');" calcext:value-type="string">
            <text:p>INSERT INTO `cities` (`id`, `region_id`, `name`) VALUES (NULL, (SELECT id FROM `regions` WHERE name = 'Dâmbovița'), 'Dragod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Dragomirești</text:p>
          </table:table-cell>
          <table:table-cell/>
          <table:table-cell table:formula="of:=CONCATENATE([.$C$91];[.A1253];[.$K$91];[.B1253];[.$L$91])" office:value-type="string" office:string-value="INSERT INTO `cities` (`id`, `region_id`, `name`) VALUES (NULL, (SELECT id FROM `regions` WHERE name = 'Dâmbovița'), 'Dragomirești');" calcext:value-type="string">
            <text:p>INSERT INTO `cities` (`id`, `region_id`, `name`) VALUES (NULL, (SELECT id FROM `regions` WHERE name = 'Dâmbovița'), 'Dragomi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Fieni</text:p>
          </table:table-cell>
          <table:table-cell/>
          <table:table-cell table:formula="of:=CONCATENATE([.$C$91];[.A1254];[.$K$91];[.B1254];[.$L$91])" office:value-type="string" office:string-value="INSERT INTO `cities` (`id`, `region_id`, `name`) VALUES (NULL, (SELECT id FROM `regions` WHERE name = 'Dâmbovița'), 'Fieni');" calcext:value-type="string">
            <text:p>INSERT INTO `cities` (`id`, `region_id`, `name`) VALUES (NULL, (SELECT id FROM `regions` WHERE name = 'Dâmbovița'), 'F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Finta</text:p>
          </table:table-cell>
          <table:table-cell/>
          <table:table-cell table:formula="of:=CONCATENATE([.$C$91];[.A1255];[.$K$91];[.B1255];[.$L$91])" office:value-type="string" office:string-value="INSERT INTO `cities` (`id`, `region_id`, `name`) VALUES (NULL, (SELECT id FROM `regions` WHERE name = 'Dâmbovița'), 'Finta');" calcext:value-type="string">
            <text:p>INSERT INTO `cities` (`id`, `region_id`, `name`) VALUES (NULL, (SELECT id FROM `regions` WHERE name = 'Dâmbovița'), 'Fin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Găești</text:p>
          </table:table-cell>
          <table:table-cell/>
          <table:table-cell table:formula="of:=CONCATENATE([.$C$91];[.A1256];[.$K$91];[.B1256];[.$L$91])" office:value-type="string" office:string-value="INSERT INTO `cities` (`id`, `region_id`, `name`) VALUES (NULL, (SELECT id FROM `regions` WHERE name = 'Dâmbovița'), 'Găești');" calcext:value-type="string">
            <text:p>INSERT INTO `cities` (`id`, `region_id`, `name`) VALUES (NULL, (SELECT id FROM `regions` WHERE name = 'Dâmbovița'), 'Gă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Glodeni</text:p>
          </table:table-cell>
          <table:table-cell/>
          <table:table-cell table:formula="of:=CONCATENATE([.$C$91];[.A1257];[.$K$91];[.B1257];[.$L$91])" office:value-type="string" office:string-value="INSERT INTO `cities` (`id`, `region_id`, `name`) VALUES (NULL, (SELECT id FROM `regions` WHERE name = 'Dâmbovița'), 'Glodeni');" calcext:value-type="string">
            <text:p>INSERT INTO `cities` (`id`, `region_id`, `name`) VALUES (NULL, (SELECT id FROM `regions` WHERE name = 'Dâmbovița'), 'Glod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Gura Foii</text:p>
          </table:table-cell>
          <table:table-cell/>
          <table:table-cell table:formula="of:=CONCATENATE([.$C$91];[.A1258];[.$K$91];[.B1258];[.$L$91])" office:value-type="string" office:string-value="INSERT INTO `cities` (`id`, `region_id`, `name`) VALUES (NULL, (SELECT id FROM `regions` WHERE name = 'Dâmbovița'), 'Gura Foii');" calcext:value-type="string">
            <text:p>INSERT INTO `cities` (`id`, `region_id`, `name`) VALUES (NULL, (SELECT id FROM `regions` WHERE name = 'Dâmbovița'), 'Gura Fo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Gura Ocniței</text:p>
          </table:table-cell>
          <table:table-cell/>
          <table:table-cell table:formula="of:=CONCATENATE([.$C$91];[.A1259];[.$K$91];[.B1259];[.$L$91])" office:value-type="string" office:string-value="INSERT INTO `cities` (`id`, `region_id`, `name`) VALUES (NULL, (SELECT id FROM `regions` WHERE name = 'Dâmbovița'), 'Gura Ocniței');" calcext:value-type="string">
            <text:p>INSERT INTO `cities` (`id`, `region_id`, `name`) VALUES (NULL, (SELECT id FROM `regions` WHERE name = 'Dâmbovița'), 'Gura Ocniț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Gura Șuții</text:p>
          </table:table-cell>
          <table:table-cell/>
          <table:table-cell table:formula="of:=CONCATENATE([.$C$91];[.A1260];[.$K$91];[.B1260];[.$L$91])" office:value-type="string" office:string-value="INSERT INTO `cities` (`id`, `region_id`, `name`) VALUES (NULL, (SELECT id FROM `regions` WHERE name = 'Dâmbovița'), 'Gura Șuții');" calcext:value-type="string">
            <text:p>INSERT INTO `cities` (`id`, `region_id`, `name`) VALUES (NULL, (SELECT id FROM `regions` WHERE name = 'Dâmbovița'), 'Gura Șuț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Hulubești</text:p>
          </table:table-cell>
          <table:table-cell/>
          <table:table-cell table:formula="of:=CONCATENATE([.$C$91];[.A1261];[.$K$91];[.B1261];[.$L$91])" office:value-type="string" office:string-value="INSERT INTO `cities` (`id`, `region_id`, `name`) VALUES (NULL, (SELECT id FROM `regions` WHERE name = 'Dâmbovița'), 'Hulubești');" calcext:value-type="string">
            <text:p>INSERT INTO `cities` (`id`, `region_id`, `name`) VALUES (NULL, (SELECT id FROM `regions` WHERE name = 'Dâmbovița'), 'Hulub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Iedera</text:p>
          </table:table-cell>
          <table:table-cell/>
          <table:table-cell table:formula="of:=CONCATENATE([.$C$91];[.A1262];[.$K$91];[.B1262];[.$L$91])" office:value-type="string" office:string-value="INSERT INTO `cities` (`id`, `region_id`, `name`) VALUES (NULL, (SELECT id FROM `regions` WHERE name = 'Dâmbovița'), 'Iedera');" calcext:value-type="string">
            <text:p>INSERT INTO `cities` (`id`, `region_id`, `name`) VALUES (NULL, (SELECT id FROM `regions` WHERE name = 'Dâmbovița'), 'Iede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I. L. Caragiale</text:p>
          </table:table-cell>
          <table:table-cell/>
          <table:table-cell table:formula="of:=CONCATENATE([.$C$91];[.A1263];[.$K$91];[.B1263];[.$L$91])" office:value-type="string" office:string-value="INSERT INTO `cities` (`id`, `region_id`, `name`) VALUES (NULL, (SELECT id FROM `regions` WHERE name = 'Dâmbovița'), 'I. L. Caragiale');" calcext:value-type="string">
            <text:p>INSERT INTO `cities` (`id`, `region_id`, `name`) VALUES (NULL, (SELECT id FROM `regions` WHERE name = 'Dâmbovița'), 'I. L. Caragia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Lucieni</text:p>
          </table:table-cell>
          <table:table-cell/>
          <table:table-cell table:formula="of:=CONCATENATE([.$C$91];[.A1264];[.$K$91];[.B1264];[.$L$91])" office:value-type="string" office:string-value="INSERT INTO `cities` (`id`, `region_id`, `name`) VALUES (NULL, (SELECT id FROM `regions` WHERE name = 'Dâmbovița'), 'Lucieni');" calcext:value-type="string">
            <text:p>INSERT INTO `cities` (`id`, `region_id`, `name`) VALUES (NULL, (SELECT id FROM `regions` WHERE name = 'Dâmbovița'), 'Luc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Ludești</text:p>
          </table:table-cell>
          <table:table-cell/>
          <table:table-cell table:formula="of:=CONCATENATE([.$C$91];[.A1265];[.$K$91];[.B1265];[.$L$91])" office:value-type="string" office:string-value="INSERT INTO `cities` (`id`, `region_id`, `name`) VALUES (NULL, (SELECT id FROM `regions` WHERE name = 'Dâmbovița'), 'Ludești');" calcext:value-type="string">
            <text:p>INSERT INTO `cities` (`id`, `region_id`, `name`) VALUES (NULL, (SELECT id FROM `regions` WHERE name = 'Dâmbovița'), 'Lu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Lungulețu</text:p>
          </table:table-cell>
          <table:table-cell/>
          <table:table-cell table:formula="of:=CONCATENATE([.$C$91];[.A1266];[.$K$91];[.B1266];[.$L$91])" office:value-type="string" office:string-value="INSERT INTO `cities` (`id`, `region_id`, `name`) VALUES (NULL, (SELECT id FROM `regions` WHERE name = 'Dâmbovița'), 'Lungulețu');" calcext:value-type="string">
            <text:p>INSERT INTO `cities` (`id`, `region_id`, `name`) VALUES (NULL, (SELECT id FROM `regions` WHERE name = 'Dâmbovița'), 'Lunguleț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Malu cu Flori</text:p>
          </table:table-cell>
          <table:table-cell/>
          <table:table-cell table:formula="of:=CONCATENATE([.$C$91];[.A1267];[.$K$91];[.B1267];[.$L$91])" office:value-type="string" office:string-value="INSERT INTO `cities` (`id`, `region_id`, `name`) VALUES (NULL, (SELECT id FROM `regions` WHERE name = 'Dâmbovița'), 'Malu cu Flori');" calcext:value-type="string">
            <text:p>INSERT INTO `cities` (`id`, `region_id`, `name`) VALUES (NULL, (SELECT id FROM `regions` WHERE name = 'Dâmbovița'), 'Malu cu Flo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Mănești</text:p>
          </table:table-cell>
          <table:table-cell/>
          <table:table-cell table:formula="of:=CONCATENATE([.$C$91];[.A1268];[.$K$91];[.B1268];[.$L$91])" office:value-type="string" office:string-value="INSERT INTO `cities` (`id`, `region_id`, `name`) VALUES (NULL, (SELECT id FROM `regions` WHERE name = 'Dâmbovița'), 'Mănești');" calcext:value-type="string">
            <text:p>INSERT INTO `cities` (`id`, `region_id`, `name`) VALUES (NULL, (SELECT id FROM `regions` WHERE name = 'Dâmbovița'), 'M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Mătăsaru</text:p>
          </table:table-cell>
          <table:table-cell/>
          <table:table-cell table:formula="of:=CONCATENATE([.$C$91];[.A1269];[.$K$91];[.B1269];[.$L$91])" office:value-type="string" office:string-value="INSERT INTO `cities` (`id`, `region_id`, `name`) VALUES (NULL, (SELECT id FROM `regions` WHERE name = 'Dâmbovița'), 'Mătăsaru');" calcext:value-type="string">
            <text:p>INSERT INTO `cities` (`id`, `region_id`, `name`) VALUES (NULL, (SELECT id FROM `regions` WHERE name = 'Dâmbovița'), 'Mătăsa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Mogoșani</text:p>
          </table:table-cell>
          <table:table-cell/>
          <table:table-cell table:formula="of:=CONCATENATE([.$C$91];[.A1270];[.$K$91];[.B1270];[.$L$91])" office:value-type="string" office:string-value="INSERT INTO `cities` (`id`, `region_id`, `name`) VALUES (NULL, (SELECT id FROM `regions` WHERE name = 'Dâmbovița'), 'Mogoșani');" calcext:value-type="string">
            <text:p>INSERT INTO `cities` (`id`, `region_id`, `name`) VALUES (NULL, (SELECT id FROM `regions` WHERE name = 'Dâmbovița'), 'Mogo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Moreni</text:p>
          </table:table-cell>
          <table:table-cell/>
          <table:table-cell table:formula="of:=CONCATENATE([.$C$91];[.A1271];[.$K$91];[.B1271];[.$L$91])" office:value-type="string" office:string-value="INSERT INTO `cities` (`id`, `region_id`, `name`) VALUES (NULL, (SELECT id FROM `regions` WHERE name = 'Dâmbovița'), 'Moreni');" calcext:value-type="string">
            <text:p>INSERT INTO `cities` (`id`, `region_id`, `name`) VALUES (NULL, (SELECT id FROM `regions` WHERE name = 'Dâmbovița'), 'Mo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Moroeni</text:p>
          </table:table-cell>
          <table:table-cell/>
          <table:table-cell table:formula="of:=CONCATENATE([.$C$91];[.A1272];[.$K$91];[.B1272];[.$L$91])" office:value-type="string" office:string-value="INSERT INTO `cities` (`id`, `region_id`, `name`) VALUES (NULL, (SELECT id FROM `regions` WHERE name = 'Dâmbovița'), 'Moroeni');" calcext:value-type="string">
            <text:p>INSERT INTO `cities` (`id`, `region_id`, `name`) VALUES (NULL, (SELECT id FROM `regions` WHERE name = 'Dâmbovița'), 'Moro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Morteni</text:p>
          </table:table-cell>
          <table:table-cell/>
          <table:table-cell table:formula="of:=CONCATENATE([.$C$91];[.A1273];[.$K$91];[.B1273];[.$L$91])" office:value-type="string" office:string-value="INSERT INTO `cities` (`id`, `region_id`, `name`) VALUES (NULL, (SELECT id FROM `regions` WHERE name = 'Dâmbovița'), 'Morteni');" calcext:value-type="string">
            <text:p>INSERT INTO `cities` (`id`, `region_id`, `name`) VALUES (NULL, (SELECT id FROM `regions` WHERE name = 'Dâmbovița'), 'Mor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Moțăieni</text:p>
          </table:table-cell>
          <table:table-cell/>
          <table:table-cell table:formula="of:=CONCATENATE([.$C$91];[.A1274];[.$K$91];[.B1274];[.$L$91])" office:value-type="string" office:string-value="INSERT INTO `cities` (`id`, `region_id`, `name`) VALUES (NULL, (SELECT id FROM `regions` WHERE name = 'Dâmbovița'), 'Moțăieni');" calcext:value-type="string">
            <text:p>INSERT INTO `cities` (`id`, `region_id`, `name`) VALUES (NULL, (SELECT id FROM `regions` WHERE name = 'Dâmbovița'), 'Moță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Niculești</text:p>
          </table:table-cell>
          <table:table-cell/>
          <table:table-cell table:formula="of:=CONCATENATE([.$C$91];[.A1275];[.$K$91];[.B1275];[.$L$91])" office:value-type="string" office:string-value="INSERT INTO `cities` (`id`, `region_id`, `name`) VALUES (NULL, (SELECT id FROM `regions` WHERE name = 'Dâmbovița'), 'Niculești');" calcext:value-type="string">
            <text:p>INSERT INTO `cities` (`id`, `region_id`, `name`) VALUES (NULL, (SELECT id FROM `regions` WHERE name = 'Dâmbovița'), 'Nic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Nucet</text:p>
          </table:table-cell>
          <table:table-cell/>
          <table:table-cell table:formula="of:=CONCATENATE([.$C$91];[.A1276];[.$K$91];[.B1276];[.$L$91])" office:value-type="string" office:string-value="INSERT INTO `cities` (`id`, `region_id`, `name`) VALUES (NULL, (SELECT id FROM `regions` WHERE name = 'Dâmbovița'), 'Nucet');" calcext:value-type="string">
            <text:p>INSERT INTO `cities` (`id`, `region_id`, `name`) VALUES (NULL, (SELECT id FROM `regions` WHERE name = 'Dâmbovița'), 'Nuce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Ocnița</text:p>
          </table:table-cell>
          <table:table-cell/>
          <table:table-cell table:formula="of:=CONCATENATE([.$C$91];[.A1277];[.$K$91];[.B1277];[.$L$91])" office:value-type="string" office:string-value="INSERT INTO `cities` (`id`, `region_id`, `name`) VALUES (NULL, (SELECT id FROM `regions` WHERE name = 'Dâmbovița'), 'Ocnița');" calcext:value-type="string">
            <text:p>INSERT INTO `cities` (`id`, `region_id`, `name`) VALUES (NULL, (SELECT id FROM `regions` WHERE name = 'Dâmbovița'), 'Ocn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Odobești</text:p>
          </table:table-cell>
          <table:table-cell/>
          <table:table-cell table:formula="of:=CONCATENATE([.$C$91];[.A1278];[.$K$91];[.B1278];[.$L$91])" office:value-type="string" office:string-value="INSERT INTO `cities` (`id`, `region_id`, `name`) VALUES (NULL, (SELECT id FROM `regions` WHERE name = 'Dâmbovița'), 'Odobești');" calcext:value-type="string">
            <text:p>INSERT INTO `cities` (`id`, `region_id`, `name`) VALUES (NULL, (SELECT id FROM `regions` WHERE name = 'Dâmbovița'), 'Odob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Perșinari</text:p>
          </table:table-cell>
          <table:table-cell/>
          <table:table-cell table:formula="of:=CONCATENATE([.$C$91];[.A1279];[.$K$91];[.B1279];[.$L$91])" office:value-type="string" office:string-value="INSERT INTO `cities` (`id`, `region_id`, `name`) VALUES (NULL, (SELECT id FROM `regions` WHERE name = 'Dâmbovița'), 'Perșinari');" calcext:value-type="string">
            <text:p>INSERT INTO `cities` (`id`, `region_id`, `name`) VALUES (NULL, (SELECT id FROM `regions` WHERE name = 'Dâmbovița'), 'Perșin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Petrești</text:p>
          </table:table-cell>
          <table:table-cell/>
          <table:table-cell table:formula="of:=CONCATENATE([.$C$91];[.A1280];[.$K$91];[.B1280];[.$L$91])" office:value-type="string" office:string-value="INSERT INTO `cities` (`id`, `region_id`, `name`) VALUES (NULL, (SELECT id FROM `regions` WHERE name = 'Dâmbovița'), 'Petrești');" calcext:value-type="string">
            <text:p>INSERT INTO `cities` (`id`, `region_id`, `name`) VALUES (NULL, (SELECT id FROM `regions` WHERE name = 'Dâmbovița'), 'Pet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Pietrari</text:p>
          </table:table-cell>
          <table:table-cell/>
          <table:table-cell table:formula="of:=CONCATENATE([.$C$91];[.A1281];[.$K$91];[.B1281];[.$L$91])" office:value-type="string" office:string-value="INSERT INTO `cities` (`id`, `region_id`, `name`) VALUES (NULL, (SELECT id FROM `regions` WHERE name = 'Dâmbovița'), 'Pietrari');" calcext:value-type="string">
            <text:p>INSERT INTO `cities` (`id`, `region_id`, `name`) VALUES (NULL, (SELECT id FROM `regions` WHERE name = 'Dâmbovița'), 'Pietr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Pietroșița</text:p>
          </table:table-cell>
          <table:table-cell/>
          <table:table-cell table:formula="of:=CONCATENATE([.$C$91];[.A1282];[.$K$91];[.B1282];[.$L$91])" office:value-type="string" office:string-value="INSERT INTO `cities` (`id`, `region_id`, `name`) VALUES (NULL, (SELECT id FROM `regions` WHERE name = 'Dâmbovița'), 'Pietroșița');" calcext:value-type="string">
            <text:p>INSERT INTO `cities` (`id`, `region_id`, `name`) VALUES (NULL, (SELECT id FROM `regions` WHERE name = 'Dâmbovița'), 'Pietroș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Poiana</text:p>
          </table:table-cell>
          <table:table-cell/>
          <table:table-cell table:formula="of:=CONCATENATE([.$C$91];[.A1283];[.$K$91];[.B1283];[.$L$91])" office:value-type="string" office:string-value="INSERT INTO `cities` (`id`, `region_id`, `name`) VALUES (NULL, (SELECT id FROM `regions` WHERE name = 'Dâmbovița'), 'Poiana');" calcext:value-type="string">
            <text:p>INSERT INTO `cities` (`id`, `region_id`, `name`) VALUES (NULL, (SELECT id FROM `regions` WHERE name = 'Dâmbovița'), 'Poi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Potlogi</text:p>
          </table:table-cell>
          <table:table-cell/>
          <table:table-cell table:formula="of:=CONCATENATE([.$C$91];[.A1284];[.$K$91];[.B1284];[.$L$91])" office:value-type="string" office:string-value="INSERT INTO `cities` (`id`, `region_id`, `name`) VALUES (NULL, (SELECT id FROM `regions` WHERE name = 'Dâmbovița'), 'Potlogi');" calcext:value-type="string">
            <text:p>INSERT INTO `cities` (`id`, `region_id`, `name`) VALUES (NULL, (SELECT id FROM `regions` WHERE name = 'Dâmbovița'), 'Potlog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Produlești</text:p>
          </table:table-cell>
          <table:table-cell/>
          <table:table-cell table:formula="of:=CONCATENATE([.$C$91];[.A1285];[.$K$91];[.B1285];[.$L$91])" office:value-type="string" office:string-value="INSERT INTO `cities` (`id`, `region_id`, `name`) VALUES (NULL, (SELECT id FROM `regions` WHERE name = 'Dâmbovița'), 'Produlești');" calcext:value-type="string">
            <text:p>INSERT INTO `cities` (`id`, `region_id`, `name`) VALUES (NULL, (SELECT id FROM `regions` WHERE name = 'Dâmbovița'), 'Prod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Pucheni</text:p>
          </table:table-cell>
          <table:table-cell/>
          <table:table-cell table:formula="of:=CONCATENATE([.$C$91];[.A1286];[.$K$91];[.B1286];[.$L$91])" office:value-type="string" office:string-value="INSERT INTO `cities` (`id`, `region_id`, `name`) VALUES (NULL, (SELECT id FROM `regions` WHERE name = 'Dâmbovița'), 'Pucheni');" calcext:value-type="string">
            <text:p>INSERT INTO `cities` (`id`, `region_id`, `name`) VALUES (NULL, (SELECT id FROM `regions` WHERE name = 'Dâmbovița'), 'Puch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Pucioasa</text:p>
          </table:table-cell>
          <table:table-cell/>
          <table:table-cell table:formula="of:=CONCATENATE([.$C$91];[.A1287];[.$K$91];[.B1287];[.$L$91])" office:value-type="string" office:string-value="INSERT INTO `cities` (`id`, `region_id`, `name`) VALUES (NULL, (SELECT id FROM `regions` WHERE name = 'Dâmbovița'), 'Pucioasa');" calcext:value-type="string">
            <text:p>INSERT INTO `cities` (`id`, `region_id`, `name`) VALUES (NULL, (SELECT id FROM `regions` WHERE name = 'Dâmbovița'), 'Pucio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Răcari</text:p>
          </table:table-cell>
          <table:table-cell/>
          <table:table-cell table:formula="of:=CONCATENATE([.$C$91];[.A1288];[.$K$91];[.B1288];[.$L$91])" office:value-type="string" office:string-value="INSERT INTO `cities` (`id`, `region_id`, `name`) VALUES (NULL, (SELECT id FROM `regions` WHERE name = 'Dâmbovița'), 'Răcari');" calcext:value-type="string">
            <text:p>INSERT INTO `cities` (`id`, `region_id`, `name`) VALUES (NULL, (SELECT id FROM `regions` WHERE name = 'Dâmbovița'), 'Răc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Raciu</text:p>
          </table:table-cell>
          <table:table-cell/>
          <table:table-cell table:formula="of:=CONCATENATE([.$C$91];[.A1289];[.$K$91];[.B1289];[.$L$91])" office:value-type="string" office:string-value="INSERT INTO `cities` (`id`, `region_id`, `name`) VALUES (NULL, (SELECT id FROM `regions` WHERE name = 'Dâmbovița'), 'Raciu');" calcext:value-type="string">
            <text:p>INSERT INTO `cities` (`id`, `region_id`, `name`) VALUES (NULL, (SELECT id FROM `regions` WHERE name = 'Dâmbovița'), 'Rac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Răscăeți</text:p>
          </table:table-cell>
          <table:table-cell/>
          <table:table-cell table:formula="of:=CONCATENATE([.$C$91];[.A1290];[.$K$91];[.B1290];[.$L$91])" office:value-type="string" office:string-value="INSERT INTO `cities` (`id`, `region_id`, `name`) VALUES (NULL, (SELECT id FROM `regions` WHERE name = 'Dâmbovița'), 'Răscăeți');" calcext:value-type="string">
            <text:p>INSERT INTO `cities` (`id`, `region_id`, `name`) VALUES (NULL, (SELECT id FROM `regions` WHERE name = 'Dâmbovița'), 'Răscăe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Râu Alb</text:p>
          </table:table-cell>
          <table:table-cell/>
          <table:table-cell table:formula="of:=CONCATENATE([.$C$91];[.A1291];[.$K$91];[.B1291];[.$L$91])" office:value-type="string" office:string-value="INSERT INTO `cities` (`id`, `region_id`, `name`) VALUES (NULL, (SELECT id FROM `regions` WHERE name = 'Dâmbovița'), 'Râu Alb');" calcext:value-type="string">
            <text:p>INSERT INTO `cities` (`id`, `region_id`, `name`) VALUES (NULL, (SELECT id FROM `regions` WHERE name = 'Dâmbovița'), 'Râu Alb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Răzvad</text:p>
          </table:table-cell>
          <table:table-cell/>
          <table:table-cell table:formula="of:=CONCATENATE([.$C$91];[.A1292];[.$K$91];[.B1292];[.$L$91])" office:value-type="string" office:string-value="INSERT INTO `cities` (`id`, `region_id`, `name`) VALUES (NULL, (SELECT id FROM `regions` WHERE name = 'Dâmbovița'), 'Răzvad');" calcext:value-type="string">
            <text:p>INSERT INTO `cities` (`id`, `region_id`, `name`) VALUES (NULL, (SELECT id FROM `regions` WHERE name = 'Dâmbovița'), 'Răzva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Runcu</text:p>
          </table:table-cell>
          <table:table-cell/>
          <table:table-cell table:formula="of:=CONCATENATE([.$C$91];[.A1293];[.$K$91];[.B1293];[.$L$91])" office:value-type="string" office:string-value="INSERT INTO `cities` (`id`, `region_id`, `name`) VALUES (NULL, (SELECT id FROM `regions` WHERE name = 'Dâmbovița'), 'Runcu');" calcext:value-type="string">
            <text:p>INSERT INTO `cities` (`id`, `region_id`, `name`) VALUES (NULL, (SELECT id FROM `regions` WHERE name = 'Dâmbovița'), 'Run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Sălcioara</text:p>
          </table:table-cell>
          <table:table-cell/>
          <table:table-cell table:formula="of:=CONCATENATE([.$C$91];[.A1294];[.$K$91];[.B1294];[.$L$91])" office:value-type="string" office:string-value="INSERT INTO `cities` (`id`, `region_id`, `name`) VALUES (NULL, (SELECT id FROM `regions` WHERE name = 'Dâmbovița'), 'Sălcioara');" calcext:value-type="string">
            <text:p>INSERT INTO `cities` (`id`, `region_id`, `name`) VALUES (NULL, (SELECT id FROM `regions` WHERE name = 'Dâmbovița'), 'Sălci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Șelaru</text:p>
          </table:table-cell>
          <table:table-cell/>
          <table:table-cell table:formula="of:=CONCATENATE([.$C$91];[.A1295];[.$K$91];[.B1295];[.$L$91])" office:value-type="string" office:string-value="INSERT INTO `cities` (`id`, `region_id`, `name`) VALUES (NULL, (SELECT id FROM `regions` WHERE name = 'Dâmbovița'), 'Șelaru');" calcext:value-type="string">
            <text:p>INSERT INTO `cities` (`id`, `region_id`, `name`) VALUES (NULL, (SELECT id FROM `regions` WHERE name = 'Dâmbovița'), 'Șela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Slobozia Moară</text:p>
          </table:table-cell>
          <table:table-cell/>
          <table:table-cell table:formula="of:=CONCATENATE([.$C$91];[.A1296];[.$K$91];[.B1296];[.$L$91])" office:value-type="string" office:string-value="INSERT INTO `cities` (`id`, `region_id`, `name`) VALUES (NULL, (SELECT id FROM `regions` WHERE name = 'Dâmbovița'), 'Slobozia Moară');" calcext:value-type="string">
            <text:p>INSERT INTO `cities` (`id`, `region_id`, `name`) VALUES (NULL, (SELECT id FROM `regions` WHERE name = 'Dâmbovița'), 'Slobozia Moar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Șotânga</text:p>
          </table:table-cell>
          <table:table-cell/>
          <table:table-cell table:formula="of:=CONCATENATE([.$C$91];[.A1297];[.$K$91];[.B1297];[.$L$91])" office:value-type="string" office:string-value="INSERT INTO `cities` (`id`, `region_id`, `name`) VALUES (NULL, (SELECT id FROM `regions` WHERE name = 'Dâmbovița'), 'Șotânga');" calcext:value-type="string">
            <text:p>INSERT INTO `cities` (`id`, `region_id`, `name`) VALUES (NULL, (SELECT id FROM `regions` WHERE name = 'Dâmbovița'), 'Șotâng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Târgoviște</text:p>
          </table:table-cell>
          <table:table-cell/>
          <table:table-cell table:formula="of:=CONCATENATE([.$C$91];[.A1298];[.$K$91];[.B1298];[.$L$91])" office:value-type="string" office:string-value="INSERT INTO `cities` (`id`, `region_id`, `name`) VALUES (NULL, (SELECT id FROM `regions` WHERE name = 'Dâmbovița'), 'Târgoviște');" calcext:value-type="string">
            <text:p>INSERT INTO `cities` (`id`, `region_id`, `name`) VALUES (NULL, (SELECT id FROM `regions` WHERE name = 'Dâmbovița'), 'Târgovișt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Tărtășești</text:p>
          </table:table-cell>
          <table:table-cell/>
          <table:table-cell table:formula="of:=CONCATENATE([.$C$91];[.A1299];[.$K$91];[.B1299];[.$L$91])" office:value-type="string" office:string-value="INSERT INTO `cities` (`id`, `region_id`, `name`) VALUES (NULL, (SELECT id FROM `regions` WHERE name = 'Dâmbovița'), 'Tărtășești');" calcext:value-type="string">
            <text:p>INSERT INTO `cities` (`id`, `region_id`, `name`) VALUES (NULL, (SELECT id FROM `regions` WHERE name = 'Dâmbovița'), 'Tărtă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Tătărani</text:p>
          </table:table-cell>
          <table:table-cell/>
          <table:table-cell table:formula="of:=CONCATENATE([.$C$91];[.A1300];[.$K$91];[.B1300];[.$L$91])" office:value-type="string" office:string-value="INSERT INTO `cities` (`id`, `region_id`, `name`) VALUES (NULL, (SELECT id FROM `regions` WHERE name = 'Dâmbovița'), 'Tătărani');" calcext:value-type="string">
            <text:p>INSERT INTO `cities` (`id`, `region_id`, `name`) VALUES (NULL, (SELECT id FROM `regions` WHERE name = 'Dâmbovița'), 'Tătăr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Titu</text:p>
          </table:table-cell>
          <table:table-cell/>
          <table:table-cell table:formula="of:=CONCATENATE([.$C$91];[.A1301];[.$K$91];[.B1301];[.$L$91])" office:value-type="string" office:string-value="INSERT INTO `cities` (`id`, `region_id`, `name`) VALUES (NULL, (SELECT id FROM `regions` WHERE name = 'Dâmbovița'), 'Titu');" calcext:value-type="string">
            <text:p>INSERT INTO `cities` (`id`, `region_id`, `name`) VALUES (NULL, (SELECT id FROM `regions` WHERE name = 'Dâmbovița'), 'Tit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Uliești</text:p>
          </table:table-cell>
          <table:table-cell/>
          <table:table-cell table:formula="of:=CONCATENATE([.$C$91];[.A1302];[.$K$91];[.B1302];[.$L$91])" office:value-type="string" office:string-value="INSERT INTO `cities` (`id`, `region_id`, `name`) VALUES (NULL, (SELECT id FROM `regions` WHERE name = 'Dâmbovița'), 'Uliești');" calcext:value-type="string">
            <text:p>INSERT INTO `cities` (`id`, `region_id`, `name`) VALUES (NULL, (SELECT id FROM `regions` WHERE name = 'Dâmbovița'), 'Ul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Ulmi</text:p>
          </table:table-cell>
          <table:table-cell/>
          <table:table-cell table:formula="of:=CONCATENATE([.$C$91];[.A1303];[.$K$91];[.B1303];[.$L$91])" office:value-type="string" office:string-value="INSERT INTO `cities` (`id`, `region_id`, `name`) VALUES (NULL, (SELECT id FROM `regions` WHERE name = 'Dâmbovița'), 'Ulmi');" calcext:value-type="string">
            <text:p>INSERT INTO `cities` (`id`, `region_id`, `name`) VALUES (NULL, (SELECT id FROM `regions` WHERE name = 'Dâmbovița'), 'Ulm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Văcărești</text:p>
          </table:table-cell>
          <table:table-cell/>
          <table:table-cell table:formula="of:=CONCATENATE([.$C$91];[.A1304];[.$K$91];[.B1304];[.$L$91])" office:value-type="string" office:string-value="INSERT INTO `cities` (`id`, `region_id`, `name`) VALUES (NULL, (SELECT id FROM `regions` WHERE name = 'Dâmbovița'), 'Văcărești');" calcext:value-type="string">
            <text:p>INSERT INTO `cities` (`id`, `region_id`, `name`) VALUES (NULL, (SELECT id FROM `regions` WHERE name = 'Dâmbovița'), 'Văcă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Valea Lungă</text:p>
          </table:table-cell>
          <table:table-cell/>
          <table:table-cell table:formula="of:=CONCATENATE([.$C$91];[.A1305];[.$K$91];[.B1305];[.$L$91])" office:value-type="string" office:string-value="INSERT INTO `cities` (`id`, `region_id`, `name`) VALUES (NULL, (SELECT id FROM `regions` WHERE name = 'Dâmbovița'), 'Valea Lungă');" calcext:value-type="string">
            <text:p>INSERT INTO `cities` (`id`, `region_id`, `name`) VALUES (NULL, (SELECT id FROM `regions` WHERE name = 'Dâmbovița'), 'Valea Lung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Valea Mare</text:p>
          </table:table-cell>
          <table:table-cell/>
          <table:table-cell table:formula="of:=CONCATENATE([.$C$91];[.A1306];[.$K$91];[.B1306];[.$L$91])" office:value-type="string" office:string-value="INSERT INTO `cities` (`id`, `region_id`, `name`) VALUES (NULL, (SELECT id FROM `regions` WHERE name = 'Dâmbovița'), 'Valea Mare');" calcext:value-type="string">
            <text:p>INSERT INTO `cities` (`id`, `region_id`, `name`) VALUES (NULL, (SELECT id FROM `regions` WHERE name = 'Dâmbovița'), 'Vale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Văleni-Dâmbovița</text:p>
          </table:table-cell>
          <table:table-cell/>
          <table:table-cell table:formula="of:=CONCATENATE([.$C$91];[.A1307];[.$K$91];[.B1307];[.$L$91])" office:value-type="string" office:string-value="INSERT INTO `cities` (`id`, `region_id`, `name`) VALUES (NULL, (SELECT id FROM `regions` WHERE name = 'Dâmbovița'), 'Văleni-Dâmbovița');" calcext:value-type="string">
            <text:p>INSERT INTO `cities` (`id`, `region_id`, `name`) VALUES (NULL, (SELECT id FROM `regions` WHERE name = 'Dâmbovița'), 'Văleni-Dâmbov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Vârfuri</text:p>
          </table:table-cell>
          <table:table-cell/>
          <table:table-cell table:formula="of:=CONCATENATE([.$C$91];[.A1308];[.$K$91];[.B1308];[.$L$91])" office:value-type="string" office:string-value="INSERT INTO `cities` (`id`, `region_id`, `name`) VALUES (NULL, (SELECT id FROM `regions` WHERE name = 'Dâmbovița'), 'Vârfuri');" calcext:value-type="string">
            <text:p>INSERT INTO `cities` (`id`, `region_id`, `name`) VALUES (NULL, (SELECT id FROM `regions` WHERE name = 'Dâmbovița'), 'Vârfu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Vișina</text:p>
          </table:table-cell>
          <table:table-cell/>
          <table:table-cell table:formula="of:=CONCATENATE([.$C$91];[.A1309];[.$K$91];[.B1309];[.$L$91])" office:value-type="string" office:string-value="INSERT INTO `cities` (`id`, `region_id`, `name`) VALUES (NULL, (SELECT id FROM `regions` WHERE name = 'Dâmbovița'), 'Vișina');" calcext:value-type="string">
            <text:p>INSERT INTO `cities` (`id`, `region_id`, `name`) VALUES (NULL, (SELECT id FROM `regions` WHERE name = 'Dâmbovița'), 'Viș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Vișinești</text:p>
          </table:table-cell>
          <table:table-cell/>
          <table:table-cell table:formula="of:=CONCATENATE([.$C$91];[.A1310];[.$K$91];[.B1310];[.$L$91])" office:value-type="string" office:string-value="INSERT INTO `cities` (`id`, `region_id`, `name`) VALUES (NULL, (SELECT id FROM `regions` WHERE name = 'Dâmbovița'), 'Vișinești');" calcext:value-type="string">
            <text:p>INSERT INTO `cities` (`id`, `region_id`, `name`) VALUES (NULL, (SELECT id FROM `regions` WHERE name = 'Dâmbovița'), 'Viș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Vlădeni</text:p>
          </table:table-cell>
          <table:table-cell/>
          <table:table-cell table:formula="of:=CONCATENATE([.$C$91];[.A1311];[.$K$91];[.B1311];[.$L$91])" office:value-type="string" office:string-value="INSERT INTO `cities` (`id`, `region_id`, `name`) VALUES (NULL, (SELECT id FROM `regions` WHERE name = 'Dâmbovița'), 'Vlădeni');" calcext:value-type="string">
            <text:p>INSERT INTO `cities` (`id`, `region_id`, `name`) VALUES (NULL, (SELECT id FROM `regions` WHERE name = 'Dâmbovița'), 'Vlăd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Voinești</text:p>
          </table:table-cell>
          <table:table-cell/>
          <table:table-cell table:formula="of:=CONCATENATE([.$C$91];[.A1312];[.$K$91];[.B1312];[.$L$91])" office:value-type="string" office:string-value="INSERT INTO `cities` (`id`, `region_id`, `name`) VALUES (NULL, (SELECT id FROM `regions` WHERE name = 'Dâmbovița'), 'Voinești');" calcext:value-type="string">
            <text:p>INSERT INTO `cities` (`id`, `region_id`, `name`) VALUES (NULL, (SELECT id FROM `regions` WHERE name = 'Dâmbovița'), 'Vo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Vulcana-Băi</text:p>
          </table:table-cell>
          <table:table-cell/>
          <table:table-cell table:formula="of:=CONCATENATE([.$C$91];[.A1313];[.$K$91];[.B1313];[.$L$91])" office:value-type="string" office:string-value="INSERT INTO `cities` (`id`, `region_id`, `name`) VALUES (NULL, (SELECT id FROM `regions` WHERE name = 'Dâmbovița'), 'Vulcana-Băi');" calcext:value-type="string">
            <text:p>INSERT INTO `cities` (`id`, `region_id`, `name`) VALUES (NULL, (SELECT id FROM `regions` WHERE name = 'Dâmbovița'), 'Vulcana-Bă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Vulcana-Pandele</text:p>
          </table:table-cell>
          <table:table-cell/>
          <table:table-cell table:formula="of:=CONCATENATE([.$C$91];[.A1314];[.$K$91];[.B1314];[.$L$91])" office:value-type="string" office:string-value="INSERT INTO `cities` (`id`, `region_id`, `name`) VALUES (NULL, (SELECT id FROM `regions` WHERE name = 'Dâmbovița'), 'Vulcana-Pandele');" calcext:value-type="string">
            <text:p>INSERT INTO `cities` (`id`, `region_id`, `name`) VALUES (NULL, (SELECT id FROM `regions` WHERE name = 'Dâmbovița'), 'Vulcana-Pandele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Afumați</text:p>
          </table:table-cell>
          <table:table-cell/>
          <table:table-cell table:formula="of:=CONCATENATE([.$C$91];[.A1316];[.$K$91];[.B1316];[.$L$91])" office:value-type="string" office:string-value="INSERT INTO `cities` (`id`, `region_id`, `name`) VALUES (NULL, (SELECT id FROM `regions` WHERE name = 'Dolj'), 'Afumați');" calcext:value-type="string">
            <text:p>INSERT INTO `cities` (`id`, `region_id`, `name`) VALUES (NULL, (SELECT id FROM `regions` WHERE name = 'Dolj'), 'Afuma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Almăj</text:p>
          </table:table-cell>
          <table:table-cell/>
          <table:table-cell table:formula="of:=CONCATENATE([.$C$91];[.A1317];[.$K$91];[.B1317];[.$L$91])" office:value-type="string" office:string-value="INSERT INTO `cities` (`id`, `region_id`, `name`) VALUES (NULL, (SELECT id FROM `regions` WHERE name = 'Dolj'), 'Almăj');" calcext:value-type="string">
            <text:p>INSERT INTO `cities` (`id`, `region_id`, `name`) VALUES (NULL, (SELECT id FROM `regions` WHERE name = 'Dolj'), 'Almăj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Amărăștii de Jos</text:p>
          </table:table-cell>
          <table:table-cell/>
          <table:table-cell table:formula="of:=CONCATENATE([.$C$91];[.A1318];[.$K$91];[.B1318];[.$L$91])" office:value-type="string" office:string-value="INSERT INTO `cities` (`id`, `region_id`, `name`) VALUES (NULL, (SELECT id FROM `regions` WHERE name = 'Dolj'), 'Amărăștii de Jos');" calcext:value-type="string">
            <text:p>INSERT INTO `cities` (`id`, `region_id`, `name`) VALUES (NULL, (SELECT id FROM `regions` WHERE name = 'Dolj'), 'Amărăștii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Amărăștii de Sus</text:p>
          </table:table-cell>
          <table:table-cell/>
          <table:table-cell table:formula="of:=CONCATENATE([.$C$91];[.A1319];[.$K$91];[.B1319];[.$L$91])" office:value-type="string" office:string-value="INSERT INTO `cities` (`id`, `region_id`, `name`) VALUES (NULL, (SELECT id FROM `regions` WHERE name = 'Dolj'), 'Amărăștii de Sus');" calcext:value-type="string">
            <text:p>INSERT INTO `cities` (`id`, `region_id`, `name`) VALUES (NULL, (SELECT id FROM `regions` WHERE name = 'Dolj'), 'Amărăștii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Apele Vii</text:p>
          </table:table-cell>
          <table:table-cell/>
          <table:table-cell table:formula="of:=CONCATENATE([.$C$91];[.A1320];[.$K$91];[.B1320];[.$L$91])" office:value-type="string" office:string-value="INSERT INTO `cities` (`id`, `region_id`, `name`) VALUES (NULL, (SELECT id FROM `regions` WHERE name = 'Dolj'), 'Apele Vii');" calcext:value-type="string">
            <text:p>INSERT INTO `cities` (`id`, `region_id`, `name`) VALUES (NULL, (SELECT id FROM `regions` WHERE name = 'Dolj'), 'Apele V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Argetoaia</text:p>
          </table:table-cell>
          <table:table-cell/>
          <table:table-cell table:formula="of:=CONCATENATE([.$C$91];[.A1321];[.$K$91];[.B1321];[.$L$91])" office:value-type="string" office:string-value="INSERT INTO `cities` (`id`, `region_id`, `name`) VALUES (NULL, (SELECT id FROM `regions` WHERE name = 'Dolj'), 'Argetoaia');" calcext:value-type="string">
            <text:p>INSERT INTO `cities` (`id`, `region_id`, `name`) VALUES (NULL, (SELECT id FROM `regions` WHERE name = 'Dolj'), 'Argeto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Băilești</text:p>
          </table:table-cell>
          <table:table-cell/>
          <table:table-cell table:formula="of:=CONCATENATE([.$C$91];[.A1322];[.$K$91];[.B1322];[.$L$91])" office:value-type="string" office:string-value="INSERT INTO `cities` (`id`, `region_id`, `name`) VALUES (NULL, (SELECT id FROM `regions` WHERE name = 'Dolj'), 'Băilești');" calcext:value-type="string">
            <text:p>INSERT INTO `cities` (`id`, `region_id`, `name`) VALUES (NULL, (SELECT id FROM `regions` WHERE name = 'Dolj'), 'Băi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Bârca</text:p>
          </table:table-cell>
          <table:table-cell/>
          <table:table-cell table:formula="of:=CONCATENATE([.$C$91];[.A1323];[.$K$91];[.B1323];[.$L$91])" office:value-type="string" office:string-value="INSERT INTO `cities` (`id`, `region_id`, `name`) VALUES (NULL, (SELECT id FROM `regions` WHERE name = 'Dolj'), 'Bârca');" calcext:value-type="string">
            <text:p>INSERT INTO `cities` (`id`, `region_id`, `name`) VALUES (NULL, (SELECT id FROM `regions` WHERE name = 'Dolj'), 'Bâr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Bechet</text:p>
          </table:table-cell>
          <table:table-cell/>
          <table:table-cell table:formula="of:=CONCATENATE([.$C$91];[.A1324];[.$K$91];[.B1324];[.$L$91])" office:value-type="string" office:string-value="INSERT INTO `cities` (`id`, `region_id`, `name`) VALUES (NULL, (SELECT id FROM `regions` WHERE name = 'Dolj'), 'Bechet');" calcext:value-type="string">
            <text:p>INSERT INTO `cities` (`id`, `region_id`, `name`) VALUES (NULL, (SELECT id FROM `regions` WHERE name = 'Dolj'), 'Beche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Bistreț</text:p>
          </table:table-cell>
          <table:table-cell/>
          <table:table-cell table:formula="of:=CONCATENATE([.$C$91];[.A1325];[.$K$91];[.B1325];[.$L$91])" office:value-type="string" office:string-value="INSERT INTO `cities` (`id`, `region_id`, `name`) VALUES (NULL, (SELECT id FROM `regions` WHERE name = 'Dolj'), 'Bistreț');" calcext:value-type="string">
            <text:p>INSERT INTO `cities` (`id`, `region_id`, `name`) VALUES (NULL, (SELECT id FROM `regions` WHERE name = 'Dolj'), 'Bistre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Botoșești-Paia</text:p>
          </table:table-cell>
          <table:table-cell/>
          <table:table-cell table:formula="of:=CONCATENATE([.$C$91];[.A1326];[.$K$91];[.B1326];[.$L$91])" office:value-type="string" office:string-value="INSERT INTO `cities` (`id`, `region_id`, `name`) VALUES (NULL, (SELECT id FROM `regions` WHERE name = 'Dolj'), 'Botoșești-Paia');" calcext:value-type="string">
            <text:p>INSERT INTO `cities` (`id`, `region_id`, `name`) VALUES (NULL, (SELECT id FROM `regions` WHERE name = 'Dolj'), 'Botoșești-P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Brabova</text:p>
          </table:table-cell>
          <table:table-cell/>
          <table:table-cell table:formula="of:=CONCATENATE([.$C$91];[.A1327];[.$K$91];[.B1327];[.$L$91])" office:value-type="string" office:string-value="INSERT INTO `cities` (`id`, `region_id`, `name`) VALUES (NULL, (SELECT id FROM `regions` WHERE name = 'Dolj'), 'Brabova');" calcext:value-type="string">
            <text:p>INSERT INTO `cities` (`id`, `region_id`, `name`) VALUES (NULL, (SELECT id FROM `regions` WHERE name = 'Dolj'), 'Brab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Brădești</text:p>
          </table:table-cell>
          <table:table-cell/>
          <table:table-cell table:formula="of:=CONCATENATE([.$C$91];[.A1328];[.$K$91];[.B1328];[.$L$91])" office:value-type="string" office:string-value="INSERT INTO `cities` (`id`, `region_id`, `name`) VALUES (NULL, (SELECT id FROM `regions` WHERE name = 'Dolj'), 'Brădești');" calcext:value-type="string">
            <text:p>INSERT INTO `cities` (`id`, `region_id`, `name`) VALUES (NULL, (SELECT id FROM `regions` WHERE name = 'Dolj'), 'Bră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Braloștița</text:p>
          </table:table-cell>
          <table:table-cell/>
          <table:table-cell table:formula="of:=CONCATENATE([.$C$91];[.A1329];[.$K$91];[.B1329];[.$L$91])" office:value-type="string" office:string-value="INSERT INTO `cities` (`id`, `region_id`, `name`) VALUES (NULL, (SELECT id FROM `regions` WHERE name = 'Dolj'), 'Braloștița');" calcext:value-type="string">
            <text:p>INSERT INTO `cities` (`id`, `region_id`, `name`) VALUES (NULL, (SELECT id FROM `regions` WHERE name = 'Dolj'), 'Braloșt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Bratovoești</text:p>
          </table:table-cell>
          <table:table-cell/>
          <table:table-cell table:formula="of:=CONCATENATE([.$C$91];[.A1330];[.$K$91];[.B1330];[.$L$91])" office:value-type="string" office:string-value="INSERT INTO `cities` (`id`, `region_id`, `name`) VALUES (NULL, (SELECT id FROM `regions` WHERE name = 'Dolj'), 'Bratovoești');" calcext:value-type="string">
            <text:p>INSERT INTO `cities` (`id`, `region_id`, `name`) VALUES (NULL, (SELECT id FROM `regions` WHERE name = 'Dolj'), 'Bratovo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Breasta</text:p>
          </table:table-cell>
          <table:table-cell/>
          <table:table-cell table:formula="of:=CONCATENATE([.$C$91];[.A1331];[.$K$91];[.B1331];[.$L$91])" office:value-type="string" office:string-value="INSERT INTO `cities` (`id`, `region_id`, `name`) VALUES (NULL, (SELECT id FROM `regions` WHERE name = 'Dolj'), 'Breasta');" calcext:value-type="string">
            <text:p>INSERT INTO `cities` (`id`, `region_id`, `name`) VALUES (NULL, (SELECT id FROM `regions` WHERE name = 'Dolj'), 'Breas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Bucovăț</text:p>
          </table:table-cell>
          <table:table-cell/>
          <table:table-cell table:formula="of:=CONCATENATE([.$C$91];[.A1332];[.$K$91];[.B1332];[.$L$91])" office:value-type="string" office:string-value="INSERT INTO `cities` (`id`, `region_id`, `name`) VALUES (NULL, (SELECT id FROM `regions` WHERE name = 'Dolj'), 'Bucovăț');" calcext:value-type="string">
            <text:p>INSERT INTO `cities` (`id`, `region_id`, `name`) VALUES (NULL, (SELECT id FROM `regions` WHERE name = 'Dolj'), 'Bucovă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Bulzești</text:p>
          </table:table-cell>
          <table:table-cell/>
          <table:table-cell table:formula="of:=CONCATENATE([.$C$91];[.A1333];[.$K$91];[.B1333];[.$L$91])" office:value-type="string" office:string-value="INSERT INTO `cities` (`id`, `region_id`, `name`) VALUES (NULL, (SELECT id FROM `regions` WHERE name = 'Dolj'), 'Bulzești');" calcext:value-type="string">
            <text:p>INSERT INTO `cities` (`id`, `region_id`, `name`) VALUES (NULL, (SELECT id FROM `regions` WHERE name = 'Dolj'), 'Bulz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Calafat</text:p>
          </table:table-cell>
          <table:table-cell/>
          <table:table-cell table:formula="of:=CONCATENATE([.$C$91];[.A1334];[.$K$91];[.B1334];[.$L$91])" office:value-type="string" office:string-value="INSERT INTO `cities` (`id`, `region_id`, `name`) VALUES (NULL, (SELECT id FROM `regions` WHERE name = 'Dolj'), 'Calafat');" calcext:value-type="string">
            <text:p>INSERT INTO `cities` (`id`, `region_id`, `name`) VALUES (NULL, (SELECT id FROM `regions` WHERE name = 'Dolj'), 'Calafa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Călărași</text:p>
          </table:table-cell>
          <table:table-cell/>
          <table:table-cell table:formula="of:=CONCATENATE([.$C$91];[.A1335];[.$K$91];[.B1335];[.$L$91])" office:value-type="string" office:string-value="INSERT INTO `cities` (`id`, `region_id`, `name`) VALUES (NULL, (SELECT id FROM `regions` WHERE name = 'Dolj'), 'Călărași');" calcext:value-type="string">
            <text:p>INSERT INTO `cities` (`id`, `region_id`, `name`) VALUES (NULL, (SELECT id FROM `regions` WHERE name = 'Dolj'), 'Călăra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Calopăr</text:p>
          </table:table-cell>
          <table:table-cell/>
          <table:table-cell table:formula="of:=CONCATENATE([.$C$91];[.A1336];[.$K$91];[.B1336];[.$L$91])" office:value-type="string" office:string-value="INSERT INTO `cities` (`id`, `region_id`, `name`) VALUES (NULL, (SELECT id FROM `regions` WHERE name = 'Dolj'), 'Calopăr');" calcext:value-type="string">
            <text:p>INSERT INTO `cities` (`id`, `region_id`, `name`) VALUES (NULL, (SELECT id FROM `regions` WHERE name = 'Dolj'), 'Calopă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Caraula</text:p>
          </table:table-cell>
          <table:table-cell/>
          <table:table-cell table:formula="of:=CONCATENATE([.$C$91];[.A1337];[.$K$91];[.B1337];[.$L$91])" office:value-type="string" office:string-value="INSERT INTO `cities` (`id`, `region_id`, `name`) VALUES (NULL, (SELECT id FROM `regions` WHERE name = 'Dolj'), 'Caraula');" calcext:value-type="string">
            <text:p>INSERT INTO `cities` (`id`, `region_id`, `name`) VALUES (NULL, (SELECT id FROM `regions` WHERE name = 'Dolj'), 'Carau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Cârcea</text:p>
          </table:table-cell>
          <table:table-cell/>
          <table:table-cell table:formula="of:=CONCATENATE([.$C$91];[.A1338];[.$K$91];[.B1338];[.$L$91])" office:value-type="string" office:string-value="INSERT INTO `cities` (`id`, `region_id`, `name`) VALUES (NULL, (SELECT id FROM `regions` WHERE name = 'Dolj'), 'Cârcea');" calcext:value-type="string">
            <text:p>INSERT INTO `cities` (`id`, `region_id`, `name`) VALUES (NULL, (SELECT id FROM `regions` WHERE name = 'Dolj'), 'Câr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Cârna</text:p>
          </table:table-cell>
          <table:table-cell/>
          <table:table-cell table:formula="of:=CONCATENATE([.$C$91];[.A1339];[.$K$91];[.B1339];[.$L$91])" office:value-type="string" office:string-value="INSERT INTO `cities` (`id`, `region_id`, `name`) VALUES (NULL, (SELECT id FROM `regions` WHERE name = 'Dolj'), 'Cârna');" calcext:value-type="string">
            <text:p>INSERT INTO `cities` (`id`, `region_id`, `name`) VALUES (NULL, (SELECT id FROM `regions` WHERE name = 'Dolj'), 'Câr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Carpen</text:p>
          </table:table-cell>
          <table:table-cell/>
          <table:table-cell table:formula="of:=CONCATENATE([.$C$91];[.A1340];[.$K$91];[.B1340];[.$L$91])" office:value-type="string" office:string-value="INSERT INTO `cities` (`id`, `region_id`, `name`) VALUES (NULL, (SELECT id FROM `regions` WHERE name = 'Dolj'), 'Carpen');" calcext:value-type="string">
            <text:p>INSERT INTO `cities` (`id`, `region_id`, `name`) VALUES (NULL, (SELECT id FROM `regions` WHERE name = 'Dolj'), 'Carpe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Castranova</text:p>
          </table:table-cell>
          <table:table-cell/>
          <table:table-cell table:formula="of:=CONCATENATE([.$C$91];[.A1341];[.$K$91];[.B1341];[.$L$91])" office:value-type="string" office:string-value="INSERT INTO `cities` (`id`, `region_id`, `name`) VALUES (NULL, (SELECT id FROM `regions` WHERE name = 'Dolj'), 'Castranova');" calcext:value-type="string">
            <text:p>INSERT INTO `cities` (`id`, `region_id`, `name`) VALUES (NULL, (SELECT id FROM `regions` WHERE name = 'Dolj'), 'Castran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Catane</text:p>
          </table:table-cell>
          <table:table-cell/>
          <table:table-cell table:formula="of:=CONCATENATE([.$C$91];[.A1342];[.$K$91];[.B1342];[.$L$91])" office:value-type="string" office:string-value="INSERT INTO `cities` (`id`, `region_id`, `name`) VALUES (NULL, (SELECT id FROM `regions` WHERE name = 'Dolj'), 'Catane');" calcext:value-type="string">
            <text:p>INSERT INTO `cities` (`id`, `region_id`, `name`) VALUES (NULL, (SELECT id FROM `regions` WHERE name = 'Dolj'), 'Catan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Celaru</text:p>
          </table:table-cell>
          <table:table-cell/>
          <table:table-cell table:formula="of:=CONCATENATE([.$C$91];[.A1343];[.$K$91];[.B1343];[.$L$91])" office:value-type="string" office:string-value="INSERT INTO `cities` (`id`, `region_id`, `name`) VALUES (NULL, (SELECT id FROM `regions` WHERE name = 'Dolj'), 'Celaru');" calcext:value-type="string">
            <text:p>INSERT INTO `cities` (`id`, `region_id`, `name`) VALUES (NULL, (SELECT id FROM `regions` WHERE name = 'Dolj'), 'Cela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Cerăt</text:p>
          </table:table-cell>
          <table:table-cell/>
          <table:table-cell table:formula="of:=CONCATENATE([.$C$91];[.A1344];[.$K$91];[.B1344];[.$L$91])" office:value-type="string" office:string-value="INSERT INTO `cities` (`id`, `region_id`, `name`) VALUES (NULL, (SELECT id FROM `regions` WHERE name = 'Dolj'), 'Cerăt');" calcext:value-type="string">
            <text:p>INSERT INTO `cities` (`id`, `region_id`, `name`) VALUES (NULL, (SELECT id FROM `regions` WHERE name = 'Dolj'), 'Ceră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Cernătești</text:p>
          </table:table-cell>
          <table:table-cell/>
          <table:table-cell table:formula="of:=CONCATENATE([.$C$91];[.A1345];[.$K$91];[.B1345];[.$L$91])" office:value-type="string" office:string-value="INSERT INTO `cities` (`id`, `region_id`, `name`) VALUES (NULL, (SELECT id FROM `regions` WHERE name = 'Dolj'), 'Cernătești');" calcext:value-type="string">
            <text:p>INSERT INTO `cities` (`id`, `region_id`, `name`) VALUES (NULL, (SELECT id FROM `regions` WHERE name = 'Dolj'), 'Cernă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Cetate</text:p>
          </table:table-cell>
          <table:table-cell/>
          <table:table-cell table:formula="of:=CONCATENATE([.$C$91];[.A1346];[.$K$91];[.B1346];[.$L$91])" office:value-type="string" office:string-value="INSERT INTO `cities` (`id`, `region_id`, `name`) VALUES (NULL, (SELECT id FROM `regions` WHERE name = 'Dolj'), 'Cetate');" calcext:value-type="string">
            <text:p>INSERT INTO `cities` (`id`, `region_id`, `name`) VALUES (NULL, (SELECT id FROM `regions` WHERE name = 'Dolj'), 'Cetat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Cioroiași</text:p>
          </table:table-cell>
          <table:table-cell/>
          <table:table-cell table:formula="of:=CONCATENATE([.$C$91];[.A1347];[.$K$91];[.B1347];[.$L$91])" office:value-type="string" office:string-value="INSERT INTO `cities` (`id`, `region_id`, `name`) VALUES (NULL, (SELECT id FROM `regions` WHERE name = 'Dolj'), 'Cioroiași');" calcext:value-type="string">
            <text:p>INSERT INTO `cities` (`id`, `region_id`, `name`) VALUES (NULL, (SELECT id FROM `regions` WHERE name = 'Dolj'), 'Cioroia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Ciupercenii Noi</text:p>
          </table:table-cell>
          <table:table-cell/>
          <table:table-cell table:formula="of:=CONCATENATE([.$C$91];[.A1348];[.$K$91];[.B1348];[.$L$91])" office:value-type="string" office:string-value="INSERT INTO `cities` (`id`, `region_id`, `name`) VALUES (NULL, (SELECT id FROM `regions` WHERE name = 'Dolj'), 'Ciupercenii Noi');" calcext:value-type="string">
            <text:p>INSERT INTO `cities` (`id`, `region_id`, `name`) VALUES (NULL, (SELECT id FROM `regions` WHERE name = 'Dolj'), 'Ciupercenii No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Coșoveni</text:p>
          </table:table-cell>
          <table:table-cell/>
          <table:table-cell table:formula="of:=CONCATENATE([.$C$91];[.A1349];[.$K$91];[.B1349];[.$L$91])" office:value-type="string" office:string-value="INSERT INTO `cities` (`id`, `region_id`, `name`) VALUES (NULL, (SELECT id FROM `regions` WHERE name = 'Dolj'), 'Coșoveni');" calcext:value-type="string">
            <text:p>INSERT INTO `cities` (`id`, `region_id`, `name`) VALUES (NULL, (SELECT id FROM `regions` WHERE name = 'Dolj'), 'Coșov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Coțofenii din Dos</text:p>
          </table:table-cell>
          <table:table-cell/>
          <table:table-cell table:formula="of:=CONCATENATE([.$C$91];[.A1350];[.$K$91];[.B1350];[.$L$91])" office:value-type="string" office:string-value="INSERT INTO `cities` (`id`, `region_id`, `name`) VALUES (NULL, (SELECT id FROM `regions` WHERE name = 'Dolj'), 'Coțofenii din Dos');" calcext:value-type="string">
            <text:p>INSERT INTO `cities` (`id`, `region_id`, `name`) VALUES (NULL, (SELECT id FROM `regions` WHERE name = 'Dolj'), 'Coțofenii din D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Coțofenii din Față</text:p>
          </table:table-cell>
          <table:table-cell/>
          <table:table-cell table:formula="of:=CONCATENATE([.$C$91];[.A1351];[.$K$91];[.B1351];[.$L$91])" office:value-type="string" office:string-value="INSERT INTO `cities` (`id`, `region_id`, `name`) VALUES (NULL, (SELECT id FROM `regions` WHERE name = 'Dolj'), 'Coțofenii din Față');" calcext:value-type="string">
            <text:p>INSERT INTO `cities` (`id`, `region_id`, `name`) VALUES (NULL, (SELECT id FROM `regions` WHERE name = 'Dolj'), 'Coțofenii din Faț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Craiova</text:p>
          </table:table-cell>
          <table:table-cell/>
          <table:table-cell table:formula="of:=CONCATENATE([.$C$91];[.A1352];[.$K$91];[.B1352];[.$L$91])" office:value-type="string" office:string-value="INSERT INTO `cities` (`id`, `region_id`, `name`) VALUES (NULL, (SELECT id FROM `regions` WHERE name = 'Dolj'), 'Craiova');" calcext:value-type="string">
            <text:p>INSERT INTO `cities` (`id`, `region_id`, `name`) VALUES (NULL, (SELECT id FROM `regions` WHERE name = 'Dolj'), 'Crai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Dăbuleni</text:p>
          </table:table-cell>
          <table:table-cell/>
          <table:table-cell table:formula="of:=CONCATENATE([.$C$91];[.A1353];[.$K$91];[.B1353];[.$L$91])" office:value-type="string" office:string-value="INSERT INTO `cities` (`id`, `region_id`, `name`) VALUES (NULL, (SELECT id FROM `regions` WHERE name = 'Dolj'), 'Dăbuleni');" calcext:value-type="string">
            <text:p>INSERT INTO `cities` (`id`, `region_id`, `name`) VALUES (NULL, (SELECT id FROM `regions` WHERE name = 'Dolj'), 'Dăbu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Daneți</text:p>
          </table:table-cell>
          <table:table-cell/>
          <table:table-cell table:formula="of:=CONCATENATE([.$C$91];[.A1354];[.$K$91];[.B1354];[.$L$91])" office:value-type="string" office:string-value="INSERT INTO `cities` (`id`, `region_id`, `name`) VALUES (NULL, (SELECT id FROM `regions` WHERE name = 'Dolj'), 'Daneți');" calcext:value-type="string">
            <text:p>INSERT INTO `cities` (`id`, `region_id`, `name`) VALUES (NULL, (SELECT id FROM `regions` WHERE name = 'Dolj'), 'Dane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Desa</text:p>
          </table:table-cell>
          <table:table-cell/>
          <table:table-cell table:formula="of:=CONCATENATE([.$C$91];[.A1355];[.$K$91];[.B1355];[.$L$91])" office:value-type="string" office:string-value="INSERT INTO `cities` (`id`, `region_id`, `name`) VALUES (NULL, (SELECT id FROM `regions` WHERE name = 'Dolj'), 'Desa');" calcext:value-type="string">
            <text:p>INSERT INTO `cities` (`id`, `region_id`, `name`) VALUES (NULL, (SELECT id FROM `regions` WHERE name = 'Dolj'), 'De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Dioști</text:p>
          </table:table-cell>
          <table:table-cell/>
          <table:table-cell table:formula="of:=CONCATENATE([.$C$91];[.A1356];[.$K$91];[.B1356];[.$L$91])" office:value-type="string" office:string-value="INSERT INTO `cities` (`id`, `region_id`, `name`) VALUES (NULL, (SELECT id FROM `regions` WHERE name = 'Dolj'), 'Dioști');" calcext:value-type="string">
            <text:p>INSERT INTO `cities` (`id`, `region_id`, `name`) VALUES (NULL, (SELECT id FROM `regions` WHERE name = 'Dolj'), 'Dio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Dobrești</text:p>
          </table:table-cell>
          <table:table-cell/>
          <table:table-cell table:formula="of:=CONCATENATE([.$C$91];[.A1357];[.$K$91];[.B1357];[.$L$91])" office:value-type="string" office:string-value="INSERT INTO `cities` (`id`, `region_id`, `name`) VALUES (NULL, (SELECT id FROM `regions` WHERE name = 'Dolj'), 'Dobrești');" calcext:value-type="string">
            <text:p>INSERT INTO `cities` (`id`, `region_id`, `name`) VALUES (NULL, (SELECT id FROM `regions` WHERE name = 'Dolj'), 'Dob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Dobrotești</text:p>
          </table:table-cell>
          <table:table-cell/>
          <table:table-cell table:formula="of:=CONCATENATE([.$C$91];[.A1358];[.$K$91];[.B1358];[.$L$91])" office:value-type="string" office:string-value="INSERT INTO `cities` (`id`, `region_id`, `name`) VALUES (NULL, (SELECT id FROM `regions` WHERE name = 'Dolj'), 'Dobrotești');" calcext:value-type="string">
            <text:p>INSERT INTO `cities` (`id`, `region_id`, `name`) VALUES (NULL, (SELECT id FROM `regions` WHERE name = 'Dolj'), 'Dobro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Drăgotești</text:p>
          </table:table-cell>
          <table:table-cell/>
          <table:table-cell table:formula="of:=CONCATENATE([.$C$91];[.A1359];[.$K$91];[.B1359];[.$L$91])" office:value-type="string" office:string-value="INSERT INTO `cities` (`id`, `region_id`, `name`) VALUES (NULL, (SELECT id FROM `regions` WHERE name = 'Dolj'), 'Drăgotești');" calcext:value-type="string">
            <text:p>INSERT INTO `cities` (`id`, `region_id`, `name`) VALUES (NULL, (SELECT id FROM `regions` WHERE name = 'Dolj'), 'Drăgo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Drănic</text:p>
          </table:table-cell>
          <table:table-cell/>
          <table:table-cell table:formula="of:=CONCATENATE([.$C$91];[.A1360];[.$K$91];[.B1360];[.$L$91])" office:value-type="string" office:string-value="INSERT INTO `cities` (`id`, `region_id`, `name`) VALUES (NULL, (SELECT id FROM `regions` WHERE name = 'Dolj'), 'Drănic');" calcext:value-type="string">
            <text:p>INSERT INTO `cities` (`id`, `region_id`, `name`) VALUES (NULL, (SELECT id FROM `regions` WHERE name = 'Dolj'), 'Drăni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Fărcaș</text:p>
          </table:table-cell>
          <table:table-cell/>
          <table:table-cell table:formula="of:=CONCATENATE([.$C$91];[.A1361];[.$K$91];[.B1361];[.$L$91])" office:value-type="string" office:string-value="INSERT INTO `cities` (`id`, `region_id`, `name`) VALUES (NULL, (SELECT id FROM `regions` WHERE name = 'Dolj'), 'Fărcaș');" calcext:value-type="string">
            <text:p>INSERT INTO `cities` (`id`, `region_id`, `name`) VALUES (NULL, (SELECT id FROM `regions` WHERE name = 'Dolj'), 'Fărc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Filiași</text:p>
          </table:table-cell>
          <table:table-cell/>
          <table:table-cell table:formula="of:=CONCATENATE([.$C$91];[.A1362];[.$K$91];[.B1362];[.$L$91])" office:value-type="string" office:string-value="INSERT INTO `cities` (`id`, `region_id`, `name`) VALUES (NULL, (SELECT id FROM `regions` WHERE name = 'Dolj'), 'Filiași');" calcext:value-type="string">
            <text:p>INSERT INTO `cities` (`id`, `region_id`, `name`) VALUES (NULL, (SELECT id FROM `regions` WHERE name = 'Dolj'), 'Filia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Galicea Mare</text:p>
          </table:table-cell>
          <table:table-cell/>
          <table:table-cell table:formula="of:=CONCATENATE([.$C$91];[.A1363];[.$K$91];[.B1363];[.$L$91])" office:value-type="string" office:string-value="INSERT INTO `cities` (`id`, `region_id`, `name`) VALUES (NULL, (SELECT id FROM `regions` WHERE name = 'Dolj'), 'Galicea Mare');" calcext:value-type="string">
            <text:p>INSERT INTO `cities` (`id`, `region_id`, `name`) VALUES (NULL, (SELECT id FROM `regions` WHERE name = 'Dolj'), 'Galice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Galiciuica</text:p>
          </table:table-cell>
          <table:table-cell/>
          <table:table-cell table:formula="of:=CONCATENATE([.$C$91];[.A1364];[.$K$91];[.B1364];[.$L$91])" office:value-type="string" office:string-value="INSERT INTO `cities` (`id`, `region_id`, `name`) VALUES (NULL, (SELECT id FROM `regions` WHERE name = 'Dolj'), 'Galiciuica');" calcext:value-type="string">
            <text:p>INSERT INTO `cities` (`id`, `region_id`, `name`) VALUES (NULL, (SELECT id FROM `regions` WHERE name = 'Dolj'), 'Galiciui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Gângiova</text:p>
          </table:table-cell>
          <table:table-cell/>
          <table:table-cell table:formula="of:=CONCATENATE([.$C$91];[.A1365];[.$K$91];[.B1365];[.$L$91])" office:value-type="string" office:string-value="INSERT INTO `cities` (`id`, `region_id`, `name`) VALUES (NULL, (SELECT id FROM `regions` WHERE name = 'Dolj'), 'Gângiova');" calcext:value-type="string">
            <text:p>INSERT INTO `cities` (`id`, `region_id`, `name`) VALUES (NULL, (SELECT id FROM `regions` WHERE name = 'Dolj'), 'Gângi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Ghercești</text:p>
          </table:table-cell>
          <table:table-cell/>
          <table:table-cell table:formula="of:=CONCATENATE([.$C$91];[.A1366];[.$K$91];[.B1366];[.$L$91])" office:value-type="string" office:string-value="INSERT INTO `cities` (`id`, `region_id`, `name`) VALUES (NULL, (SELECT id FROM `regions` WHERE name = 'Dolj'), 'Ghercești');" calcext:value-type="string">
            <text:p>INSERT INTO `cities` (`id`, `region_id`, `name`) VALUES (NULL, (SELECT id FROM `regions` WHERE name = 'Dolj'), 'Gher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Ghidici</text:p>
          </table:table-cell>
          <table:table-cell/>
          <table:table-cell table:formula="of:=CONCATENATE([.$C$91];[.A1367];[.$K$91];[.B1367];[.$L$91])" office:value-type="string" office:string-value="INSERT INTO `cities` (`id`, `region_id`, `name`) VALUES (NULL, (SELECT id FROM `regions` WHERE name = 'Dolj'), 'Ghidici');" calcext:value-type="string">
            <text:p>INSERT INTO `cities` (`id`, `region_id`, `name`) VALUES (NULL, (SELECT id FROM `regions` WHERE name = 'Dolj'), 'Ghidi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Ghindeni</text:p>
          </table:table-cell>
          <table:table-cell/>
          <table:table-cell table:formula="of:=CONCATENATE([.$C$91];[.A1368];[.$K$91];[.B1368];[.$L$91])" office:value-type="string" office:string-value="INSERT INTO `cities` (`id`, `region_id`, `name`) VALUES (NULL, (SELECT id FROM `regions` WHERE name = 'Dolj'), 'Ghindeni');" calcext:value-type="string">
            <text:p>INSERT INTO `cities` (`id`, `region_id`, `name`) VALUES (NULL, (SELECT id FROM `regions` WHERE name = 'Dolj'), 'Ghind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Gighera</text:p>
          </table:table-cell>
          <table:table-cell/>
          <table:table-cell table:formula="of:=CONCATENATE([.$C$91];[.A1369];[.$K$91];[.B1369];[.$L$91])" office:value-type="string" office:string-value="INSERT INTO `cities` (`id`, `region_id`, `name`) VALUES (NULL, (SELECT id FROM `regions` WHERE name = 'Dolj'), 'Gighera');" calcext:value-type="string">
            <text:p>INSERT INTO `cities` (`id`, `region_id`, `name`) VALUES (NULL, (SELECT id FROM `regions` WHERE name = 'Dolj'), 'Gighe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Giubega</text:p>
          </table:table-cell>
          <table:table-cell/>
          <table:table-cell table:formula="of:=CONCATENATE([.$C$91];[.A1370];[.$K$91];[.B1370];[.$L$91])" office:value-type="string" office:string-value="INSERT INTO `cities` (`id`, `region_id`, `name`) VALUES (NULL, (SELECT id FROM `regions` WHERE name = 'Dolj'), 'Giubega');" calcext:value-type="string">
            <text:p>INSERT INTO `cities` (`id`, `region_id`, `name`) VALUES (NULL, (SELECT id FROM `regions` WHERE name = 'Dolj'), 'Giubeg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Giurgița</text:p>
          </table:table-cell>
          <table:table-cell/>
          <table:table-cell table:formula="of:=CONCATENATE([.$C$91];[.A1371];[.$K$91];[.B1371];[.$L$91])" office:value-type="string" office:string-value="INSERT INTO `cities` (`id`, `region_id`, `name`) VALUES (NULL, (SELECT id FROM `regions` WHERE name = 'Dolj'), 'Giurgița');" calcext:value-type="string">
            <text:p>INSERT INTO `cities` (`id`, `region_id`, `name`) VALUES (NULL, (SELECT id FROM `regions` WHERE name = 'Dolj'), 'Giurg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Gogoșu</text:p>
          </table:table-cell>
          <table:table-cell/>
          <table:table-cell table:formula="of:=CONCATENATE([.$C$91];[.A1372];[.$K$91];[.B1372];[.$L$91])" office:value-type="string" office:string-value="INSERT INTO `cities` (`id`, `region_id`, `name`) VALUES (NULL, (SELECT id FROM `regions` WHERE name = 'Dolj'), 'Gogoșu');" calcext:value-type="string">
            <text:p>INSERT INTO `cities` (`id`, `region_id`, `name`) VALUES (NULL, (SELECT id FROM `regions` WHERE name = 'Dolj'), 'Gogoș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Goicea</text:p>
          </table:table-cell>
          <table:table-cell/>
          <table:table-cell table:formula="of:=CONCATENATE([.$C$91];[.A1373];[.$K$91];[.B1373];[.$L$91])" office:value-type="string" office:string-value="INSERT INTO `cities` (`id`, `region_id`, `name`) VALUES (NULL, (SELECT id FROM `regions` WHERE name = 'Dolj'), 'Goicea');" calcext:value-type="string">
            <text:p>INSERT INTO `cities` (`id`, `region_id`, `name`) VALUES (NULL, (SELECT id FROM `regions` WHERE name = 'Dolj'), 'Goi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Goiești</text:p>
          </table:table-cell>
          <table:table-cell/>
          <table:table-cell table:formula="of:=CONCATENATE([.$C$91];[.A1374];[.$K$91];[.B1374];[.$L$91])" office:value-type="string" office:string-value="INSERT INTO `cities` (`id`, `region_id`, `name`) VALUES (NULL, (SELECT id FROM `regions` WHERE name = 'Dolj'), 'Goiești');" calcext:value-type="string">
            <text:p>INSERT INTO `cities` (`id`, `region_id`, `name`) VALUES (NULL, (SELECT id FROM `regions` WHERE name = 'Dolj'), 'Go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Grecești</text:p>
          </table:table-cell>
          <table:table-cell/>
          <table:table-cell table:formula="of:=CONCATENATE([.$C$91];[.A1375];[.$K$91];[.B1375];[.$L$91])" office:value-type="string" office:string-value="INSERT INTO `cities` (`id`, `region_id`, `name`) VALUES (NULL, (SELECT id FROM `regions` WHERE name = 'Dolj'), 'Grecești');" calcext:value-type="string">
            <text:p>INSERT INTO `cities` (`id`, `region_id`, `name`) VALUES (NULL, (SELECT id FROM `regions` WHERE name = 'Dolj'), 'Gre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Întorsura</text:p>
          </table:table-cell>
          <table:table-cell/>
          <table:table-cell table:formula="of:=CONCATENATE([.$C$91];[.A1376];[.$K$91];[.B1376];[.$L$91])" office:value-type="string" office:string-value="INSERT INTO `cities` (`id`, `region_id`, `name`) VALUES (NULL, (SELECT id FROM `regions` WHERE name = 'Dolj'), 'Întorsura');" calcext:value-type="string">
            <text:p>INSERT INTO `cities` (`id`, `region_id`, `name`) VALUES (NULL, (SELECT id FROM `regions` WHERE name = 'Dolj'), 'Întorsu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Ișalnița</text:p>
          </table:table-cell>
          <table:table-cell/>
          <table:table-cell table:formula="of:=CONCATENATE([.$C$91];[.A1377];[.$K$91];[.B1377];[.$L$91])" office:value-type="string" office:string-value="INSERT INTO `cities` (`id`, `region_id`, `name`) VALUES (NULL, (SELECT id FROM `regions` WHERE name = 'Dolj'), 'Ișalnița');" calcext:value-type="string">
            <text:p>INSERT INTO `cities` (`id`, `region_id`, `name`) VALUES (NULL, (SELECT id FROM `regions` WHERE name = 'Dolj'), 'Ișaln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Izvoare</text:p>
          </table:table-cell>
          <table:table-cell/>
          <table:table-cell table:formula="of:=CONCATENATE([.$C$91];[.A1378];[.$K$91];[.B1378];[.$L$91])" office:value-type="string" office:string-value="INSERT INTO `cities` (`id`, `region_id`, `name`) VALUES (NULL, (SELECT id FROM `regions` WHERE name = 'Dolj'), 'Izvoare');" calcext:value-type="string">
            <text:p>INSERT INTO `cities` (`id`, `region_id`, `name`) VALUES (NULL, (SELECT id FROM `regions` WHERE name = 'Dolj'), 'Izvo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Leu</text:p>
          </table:table-cell>
          <table:table-cell/>
          <table:table-cell table:formula="of:=CONCATENATE([.$C$91];[.A1379];[.$K$91];[.B1379];[.$L$91])" office:value-type="string" office:string-value="INSERT INTO `cities` (`id`, `region_id`, `name`) VALUES (NULL, (SELECT id FROM `regions` WHERE name = 'Dolj'), 'Leu');" calcext:value-type="string">
            <text:p>INSERT INTO `cities` (`id`, `region_id`, `name`) VALUES (NULL, (SELECT id FROM `regions` WHERE name = 'Dolj'), 'Le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Lipovu</text:p>
          </table:table-cell>
          <table:table-cell/>
          <table:table-cell table:formula="of:=CONCATENATE([.$C$91];[.A1380];[.$K$91];[.B1380];[.$L$91])" office:value-type="string" office:string-value="INSERT INTO `cities` (`id`, `region_id`, `name`) VALUES (NULL, (SELECT id FROM `regions` WHERE name = 'Dolj'), 'Lipovu');" calcext:value-type="string">
            <text:p>INSERT INTO `cities` (`id`, `region_id`, `name`) VALUES (NULL, (SELECT id FROM `regions` WHERE name = 'Dolj'), 'Lipov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Măceșu de Jos</text:p>
          </table:table-cell>
          <table:table-cell/>
          <table:table-cell table:formula="of:=CONCATENATE([.$C$91];[.A1381];[.$K$91];[.B1381];[.$L$91])" office:value-type="string" office:string-value="INSERT INTO `cities` (`id`, `region_id`, `name`) VALUES (NULL, (SELECT id FROM `regions` WHERE name = 'Dolj'), 'Măceșu de Jos');" calcext:value-type="string">
            <text:p>INSERT INTO `cities` (`id`, `region_id`, `name`) VALUES (NULL, (SELECT id FROM `regions` WHERE name = 'Dolj'), 'Măceș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Măceșu de Sus</text:p>
          </table:table-cell>
          <table:table-cell/>
          <table:table-cell table:formula="of:=CONCATENATE([.$C$91];[.A1382];[.$K$91];[.B1382];[.$L$91])" office:value-type="string" office:string-value="INSERT INTO `cities` (`id`, `region_id`, `name`) VALUES (NULL, (SELECT id FROM `regions` WHERE name = 'Dolj'), 'Măceșu de Sus');" calcext:value-type="string">
            <text:p>INSERT INTO `cities` (`id`, `region_id`, `name`) VALUES (NULL, (SELECT id FROM `regions` WHERE name = 'Dolj'), 'Măceșu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Maglavit</text:p>
          </table:table-cell>
          <table:table-cell/>
          <table:table-cell table:formula="of:=CONCATENATE([.$C$91];[.A1383];[.$K$91];[.B1383];[.$L$91])" office:value-type="string" office:string-value="INSERT INTO `cities` (`id`, `region_id`, `name`) VALUES (NULL, (SELECT id FROM `regions` WHERE name = 'Dolj'), 'Maglavit');" calcext:value-type="string">
            <text:p>INSERT INTO `cities` (`id`, `region_id`, `name`) VALUES (NULL, (SELECT id FROM `regions` WHERE name = 'Dolj'), 'Maglavi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Malu Mare</text:p>
          </table:table-cell>
          <table:table-cell/>
          <table:table-cell table:formula="of:=CONCATENATE([.$C$91];[.A1384];[.$K$91];[.B1384];[.$L$91])" office:value-type="string" office:string-value="INSERT INTO `cities` (`id`, `region_id`, `name`) VALUES (NULL, (SELECT id FROM `regions` WHERE name = 'Dolj'), 'Malu Mare');" calcext:value-type="string">
            <text:p>INSERT INTO `cities` (`id`, `region_id`, `name`) VALUES (NULL, (SELECT id FROM `regions` WHERE name = 'Dolj'), 'Mal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Mârșani</text:p>
          </table:table-cell>
          <table:table-cell/>
          <table:table-cell table:formula="of:=CONCATENATE([.$C$91];[.A1385];[.$K$91];[.B1385];[.$L$91])" office:value-type="string" office:string-value="INSERT INTO `cities` (`id`, `region_id`, `name`) VALUES (NULL, (SELECT id FROM `regions` WHERE name = 'Dolj'), 'Mârșani');" calcext:value-type="string">
            <text:p>INSERT INTO `cities` (`id`, `region_id`, `name`) VALUES (NULL, (SELECT id FROM `regions` WHERE name = 'Dolj'), 'Mâr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Melinești</text:p>
          </table:table-cell>
          <table:table-cell/>
          <table:table-cell table:formula="of:=CONCATENATE([.$C$91];[.A1386];[.$K$91];[.B1386];[.$L$91])" office:value-type="string" office:string-value="INSERT INTO `cities` (`id`, `region_id`, `name`) VALUES (NULL, (SELECT id FROM `regions` WHERE name = 'Dolj'), 'Melinești');" calcext:value-type="string">
            <text:p>INSERT INTO `cities` (`id`, `region_id`, `name`) VALUES (NULL, (SELECT id FROM `regions` WHERE name = 'Dolj'), 'Mel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Mischii</text:p>
          </table:table-cell>
          <table:table-cell/>
          <table:table-cell table:formula="of:=CONCATENATE([.$C$91];[.A1387];[.$K$91];[.B1387];[.$L$91])" office:value-type="string" office:string-value="INSERT INTO `cities` (`id`, `region_id`, `name`) VALUES (NULL, (SELECT id FROM `regions` WHERE name = 'Dolj'), 'Mischii');" calcext:value-type="string">
            <text:p>INSERT INTO `cities` (`id`, `region_id`, `name`) VALUES (NULL, (SELECT id FROM `regions` WHERE name = 'Dolj'), 'Misch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Moțăței</text:p>
          </table:table-cell>
          <table:table-cell/>
          <table:table-cell table:formula="of:=CONCATENATE([.$C$91];[.A1388];[.$K$91];[.B1388];[.$L$91])" office:value-type="string" office:string-value="INSERT INTO `cities` (`id`, `region_id`, `name`) VALUES (NULL, (SELECT id FROM `regions` WHERE name = 'Dolj'), 'Moțăței');" calcext:value-type="string">
            <text:p>INSERT INTO `cities` (`id`, `region_id`, `name`) VALUES (NULL, (SELECT id FROM `regions` WHERE name = 'Dolj'), 'Moțăț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Murgași</text:p>
          </table:table-cell>
          <table:table-cell/>
          <table:table-cell table:formula="of:=CONCATENATE([.$C$91];[.A1389];[.$K$91];[.B1389];[.$L$91])" office:value-type="string" office:string-value="INSERT INTO `cities` (`id`, `region_id`, `name`) VALUES (NULL, (SELECT id FROM `regions` WHERE name = 'Dolj'), 'Murgași');" calcext:value-type="string">
            <text:p>INSERT INTO `cities` (`id`, `region_id`, `name`) VALUES (NULL, (SELECT id FROM `regions` WHERE name = 'Dolj'), 'Murga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Negoi</text:p>
          </table:table-cell>
          <table:table-cell/>
          <table:table-cell table:formula="of:=CONCATENATE([.$C$91];[.A1390];[.$K$91];[.B1390];[.$L$91])" office:value-type="string" office:string-value="INSERT INTO `cities` (`id`, `region_id`, `name`) VALUES (NULL, (SELECT id FROM `regions` WHERE name = 'Dolj'), 'Negoi');" calcext:value-type="string">
            <text:p>INSERT INTO `cities` (`id`, `region_id`, `name`) VALUES (NULL, (SELECT id FROM `regions` WHERE name = 'Dolj'), 'Nego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Orodel</text:p>
          </table:table-cell>
          <table:table-cell/>
          <table:table-cell table:formula="of:=CONCATENATE([.$C$91];[.A1391];[.$K$91];[.B1391];[.$L$91])" office:value-type="string" office:string-value="INSERT INTO `cities` (`id`, `region_id`, `name`) VALUES (NULL, (SELECT id FROM `regions` WHERE name = 'Dolj'), 'Orodel');" calcext:value-type="string">
            <text:p>INSERT INTO `cities` (`id`, `region_id`, `name`) VALUES (NULL, (SELECT id FROM `regions` WHERE name = 'Dolj'), 'Orod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Ostroveni</text:p>
          </table:table-cell>
          <table:table-cell/>
          <table:table-cell table:formula="of:=CONCATENATE([.$C$91];[.A1392];[.$K$91];[.B1392];[.$L$91])" office:value-type="string" office:string-value="INSERT INTO `cities` (`id`, `region_id`, `name`) VALUES (NULL, (SELECT id FROM `regions` WHERE name = 'Dolj'), 'Ostroveni');" calcext:value-type="string">
            <text:p>INSERT INTO `cities` (`id`, `region_id`, `name`) VALUES (NULL, (SELECT id FROM `regions` WHERE name = 'Dolj'), 'Ostrov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Perișor</text:p>
          </table:table-cell>
          <table:table-cell/>
          <table:table-cell table:formula="of:=CONCATENATE([.$C$91];[.A1393];[.$K$91];[.B1393];[.$L$91])" office:value-type="string" office:string-value="INSERT INTO `cities` (`id`, `region_id`, `name`) VALUES (NULL, (SELECT id FROM `regions` WHERE name = 'Dolj'), 'Perișor');" calcext:value-type="string">
            <text:p>INSERT INTO `cities` (`id`, `region_id`, `name`) VALUES (NULL, (SELECT id FROM `regions` WHERE name = 'Dolj'), 'Periș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Pielești</text:p>
          </table:table-cell>
          <table:table-cell/>
          <table:table-cell table:formula="of:=CONCATENATE([.$C$91];[.A1394];[.$K$91];[.B1394];[.$L$91])" office:value-type="string" office:string-value="INSERT INTO `cities` (`id`, `region_id`, `name`) VALUES (NULL, (SELECT id FROM `regions` WHERE name = 'Dolj'), 'Pielești');" calcext:value-type="string">
            <text:p>INSERT INTO `cities` (`id`, `region_id`, `name`) VALUES (NULL, (SELECT id FROM `regions` WHERE name = 'Dolj'), 'Pie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Piscu Vechi</text:p>
          </table:table-cell>
          <table:table-cell/>
          <table:table-cell table:formula="of:=CONCATENATE([.$C$91];[.A1395];[.$K$91];[.B1395];[.$L$91])" office:value-type="string" office:string-value="INSERT INTO `cities` (`id`, `region_id`, `name`) VALUES (NULL, (SELECT id FROM `regions` WHERE name = 'Dolj'), 'Piscu Vechi');" calcext:value-type="string">
            <text:p>INSERT INTO `cities` (`id`, `region_id`, `name`) VALUES (NULL, (SELECT id FROM `regions` WHERE name = 'Dolj'), 'Piscu Vech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Plenița</text:p>
          </table:table-cell>
          <table:table-cell/>
          <table:table-cell table:formula="of:=CONCATENATE([.$C$91];[.A1396];[.$K$91];[.B1396];[.$L$91])" office:value-type="string" office:string-value="INSERT INTO `cities` (`id`, `region_id`, `name`) VALUES (NULL, (SELECT id FROM `regions` WHERE name = 'Dolj'), 'Plenița');" calcext:value-type="string">
            <text:p>INSERT INTO `cities` (`id`, `region_id`, `name`) VALUES (NULL, (SELECT id FROM `regions` WHERE name = 'Dolj'), 'Plen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Pleșoi</text:p>
          </table:table-cell>
          <table:table-cell/>
          <table:table-cell table:formula="of:=CONCATENATE([.$C$91];[.A1397];[.$K$91];[.B1397];[.$L$91])" office:value-type="string" office:string-value="INSERT INTO `cities` (`id`, `region_id`, `name`) VALUES (NULL, (SELECT id FROM `regions` WHERE name = 'Dolj'), 'Pleșoi');" calcext:value-type="string">
            <text:p>INSERT INTO `cities` (`id`, `region_id`, `name`) VALUES (NULL, (SELECT id FROM `regions` WHERE name = 'Dolj'), 'Pleșo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Podari</text:p>
          </table:table-cell>
          <table:table-cell/>
          <table:table-cell table:formula="of:=CONCATENATE([.$C$91];[.A1398];[.$K$91];[.B1398];[.$L$91])" office:value-type="string" office:string-value="INSERT INTO `cities` (`id`, `region_id`, `name`) VALUES (NULL, (SELECT id FROM `regions` WHERE name = 'Dolj'), 'Podari');" calcext:value-type="string">
            <text:p>INSERT INTO `cities` (`id`, `region_id`, `name`) VALUES (NULL, (SELECT id FROM `regions` WHERE name = 'Dolj'), 'Pod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Poiana Mare</text:p>
          </table:table-cell>
          <table:table-cell/>
          <table:table-cell table:formula="of:=CONCATENATE([.$C$91];[.A1399];[.$K$91];[.B1399];[.$L$91])" office:value-type="string" office:string-value="INSERT INTO `cities` (`id`, `region_id`, `name`) VALUES (NULL, (SELECT id FROM `regions` WHERE name = 'Dolj'), 'Poiana Mare');" calcext:value-type="string">
            <text:p>INSERT INTO `cities` (`id`, `region_id`, `name`) VALUES (NULL, (SELECT id FROM `regions` WHERE name = 'Dolj'), 'Poian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Predești</text:p>
          </table:table-cell>
          <table:table-cell/>
          <table:table-cell table:formula="of:=CONCATENATE([.$C$91];[.A1400];[.$K$91];[.B1400];[.$L$91])" office:value-type="string" office:string-value="INSERT INTO `cities` (`id`, `region_id`, `name`) VALUES (NULL, (SELECT id FROM `regions` WHERE name = 'Dolj'), 'Predești');" calcext:value-type="string">
            <text:p>INSERT INTO `cities` (`id`, `region_id`, `name`) VALUES (NULL, (SELECT id FROM `regions` WHERE name = 'Dolj'), 'Pre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Radovan</text:p>
          </table:table-cell>
          <table:table-cell/>
          <table:table-cell table:formula="of:=CONCATENATE([.$C$91];[.A1401];[.$K$91];[.B1401];[.$L$91])" office:value-type="string" office:string-value="INSERT INTO `cities` (`id`, `region_id`, `name`) VALUES (NULL, (SELECT id FROM `regions` WHERE name = 'Dolj'), 'Radovan');" calcext:value-type="string">
            <text:p>INSERT INTO `cities` (`id`, `region_id`, `name`) VALUES (NULL, (SELECT id FROM `regions` WHERE name = 'Dolj'), 'Radov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Rast</text:p>
          </table:table-cell>
          <table:table-cell/>
          <table:table-cell table:formula="of:=CONCATENATE([.$C$91];[.A1402];[.$K$91];[.B1402];[.$L$91])" office:value-type="string" office:string-value="INSERT INTO `cities` (`id`, `region_id`, `name`) VALUES (NULL, (SELECT id FROM `regions` WHERE name = 'Dolj'), 'Rast');" calcext:value-type="string">
            <text:p>INSERT INTO `cities` (`id`, `region_id`, `name`) VALUES (NULL, (SELECT id FROM `regions` WHERE name = 'Dolj'), 'Ras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Robănești</text:p>
          </table:table-cell>
          <table:table-cell/>
          <table:table-cell table:formula="of:=CONCATENATE([.$C$91];[.A1403];[.$K$91];[.B1403];[.$L$91])" office:value-type="string" office:string-value="INSERT INTO `cities` (`id`, `region_id`, `name`) VALUES (NULL, (SELECT id FROM `regions` WHERE name = 'Dolj'), 'Robănești');" calcext:value-type="string">
            <text:p>INSERT INTO `cities` (`id`, `region_id`, `name`) VALUES (NULL, (SELECT id FROM `regions` WHERE name = 'Dolj'), 'Rob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Rojiște</text:p>
          </table:table-cell>
          <table:table-cell/>
          <table:table-cell table:formula="of:=CONCATENATE([.$C$91];[.A1404];[.$K$91];[.B1404];[.$L$91])" office:value-type="string" office:string-value="INSERT INTO `cities` (`id`, `region_id`, `name`) VALUES (NULL, (SELECT id FROM `regions` WHERE name = 'Dolj'), 'Rojiște');" calcext:value-type="string">
            <text:p>INSERT INTO `cities` (`id`, `region_id`, `name`) VALUES (NULL, (SELECT id FROM `regions` WHERE name = 'Dolj'), 'Rojișt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Sadova</text:p>
          </table:table-cell>
          <table:table-cell/>
          <table:table-cell table:formula="of:=CONCATENATE([.$C$91];[.A1405];[.$K$91];[.B1405];[.$L$91])" office:value-type="string" office:string-value="INSERT INTO `cities` (`id`, `region_id`, `name`) VALUES (NULL, (SELECT id FROM `regions` WHERE name = 'Dolj'), 'Sadova');" calcext:value-type="string">
            <text:p>INSERT INTO `cities` (`id`, `region_id`, `name`) VALUES (NULL, (SELECT id FROM `regions` WHERE name = 'Dolj'), 'Sad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Sălcuța</text:p>
          </table:table-cell>
          <table:table-cell/>
          <table:table-cell table:formula="of:=CONCATENATE([.$C$91];[.A1406];[.$K$91];[.B1406];[.$L$91])" office:value-type="string" office:string-value="INSERT INTO `cities` (`id`, `region_id`, `name`) VALUES (NULL, (SELECT id FROM `regions` WHERE name = 'Dolj'), 'Sălcuța');" calcext:value-type="string">
            <text:p>INSERT INTO `cities` (`id`, `region_id`, `name`) VALUES (NULL, (SELECT id FROM `regions` WHERE name = 'Dolj'), 'Sălcu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Scăești</text:p>
          </table:table-cell>
          <table:table-cell/>
          <table:table-cell table:formula="of:=CONCATENATE([.$C$91];[.A1407];[.$K$91];[.B1407];[.$L$91])" office:value-type="string" office:string-value="INSERT INTO `cities` (`id`, `region_id`, `name`) VALUES (NULL, (SELECT id FROM `regions` WHERE name = 'Dolj'), 'Scăești');" calcext:value-type="string">
            <text:p>INSERT INTO `cities` (`id`, `region_id`, `name`) VALUES (NULL, (SELECT id FROM `regions` WHERE name = 'Dolj'), 'Scă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Seaca de Câmp</text:p>
          </table:table-cell>
          <table:table-cell/>
          <table:table-cell table:formula="of:=CONCATENATE([.$C$91];[.A1408];[.$K$91];[.B1408];[.$L$91])" office:value-type="string" office:string-value="INSERT INTO `cities` (`id`, `region_id`, `name`) VALUES (NULL, (SELECT id FROM `regions` WHERE name = 'Dolj'), 'Seaca de Câmp');" calcext:value-type="string">
            <text:p>INSERT INTO `cities` (`id`, `region_id`, `name`) VALUES (NULL, (SELECT id FROM `regions` WHERE name = 'Dolj'), 'Seaca de Câmp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Seaca de Pădure</text:p>
          </table:table-cell>
          <table:table-cell/>
          <table:table-cell table:formula="of:=CONCATENATE([.$C$91];[.A1409];[.$K$91];[.B1409];[.$L$91])" office:value-type="string" office:string-value="INSERT INTO `cities` (`id`, `region_id`, `name`) VALUES (NULL, (SELECT id FROM `regions` WHERE name = 'Dolj'), 'Seaca de Pădure');" calcext:value-type="string">
            <text:p>INSERT INTO `cities` (`id`, `region_id`, `name`) VALUES (NULL, (SELECT id FROM `regions` WHERE name = 'Dolj'), 'Seaca de Pădu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Secu</text:p>
          </table:table-cell>
          <table:table-cell/>
          <table:table-cell table:formula="of:=CONCATENATE([.$C$91];[.A1410];[.$K$91];[.B1410];[.$L$91])" office:value-type="string" office:string-value="INSERT INTO `cities` (`id`, `region_id`, `name`) VALUES (NULL, (SELECT id FROM `regions` WHERE name = 'Dolj'), 'Secu');" calcext:value-type="string">
            <text:p>INSERT INTO `cities` (`id`, `region_id`, `name`) VALUES (NULL, (SELECT id FROM `regions` WHERE name = 'Dolj'), 'Se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Segarcea</text:p>
          </table:table-cell>
          <table:table-cell/>
          <table:table-cell table:formula="of:=CONCATENATE([.$C$91];[.A1411];[.$K$91];[.B1411];[.$L$91])" office:value-type="string" office:string-value="INSERT INTO `cities` (`id`, `region_id`, `name`) VALUES (NULL, (SELECT id FROM `regions` WHERE name = 'Dolj'), 'Segarcea');" calcext:value-type="string">
            <text:p>INSERT INTO `cities` (`id`, `region_id`, `name`) VALUES (NULL, (SELECT id FROM `regions` WHERE name = 'Dolj'), 'Segar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Siliștea Crucii</text:p>
          </table:table-cell>
          <table:table-cell/>
          <table:table-cell table:formula="of:=CONCATENATE([.$C$91];[.A1412];[.$K$91];[.B1412];[.$L$91])" office:value-type="string" office:string-value="INSERT INTO `cities` (`id`, `region_id`, `name`) VALUES (NULL, (SELECT id FROM `regions` WHERE name = 'Dolj'), 'Siliștea Crucii');" calcext:value-type="string">
            <text:p>INSERT INTO `cities` (`id`, `region_id`, `name`) VALUES (NULL, (SELECT id FROM `regions` WHERE name = 'Dolj'), 'Siliștea Cruc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Șimnicu de Sus</text:p>
          </table:table-cell>
          <table:table-cell/>
          <table:table-cell table:formula="of:=CONCATENATE([.$C$91];[.A1413];[.$K$91];[.B1413];[.$L$91])" office:value-type="string" office:string-value="INSERT INTO `cities` (`id`, `region_id`, `name`) VALUES (NULL, (SELECT id FROM `regions` WHERE name = 'Dolj'), 'Șimnicu de Sus');" calcext:value-type="string">
            <text:p>INSERT INTO `cities` (`id`, `region_id`, `name`) VALUES (NULL, (SELECT id FROM `regions` WHERE name = 'Dolj'), 'Șimnicu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Sopot</text:p>
          </table:table-cell>
          <table:table-cell/>
          <table:table-cell table:formula="of:=CONCATENATE([.$C$91];[.A1414];[.$K$91];[.B1414];[.$L$91])" office:value-type="string" office:string-value="INSERT INTO `cities` (`id`, `region_id`, `name`) VALUES (NULL, (SELECT id FROM `regions` WHERE name = 'Dolj'), 'Sopot');" calcext:value-type="string">
            <text:p>INSERT INTO `cities` (`id`, `region_id`, `name`) VALUES (NULL, (SELECT id FROM `regions` WHERE name = 'Dolj'), 'Sopo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Tălpaș</text:p>
          </table:table-cell>
          <table:table-cell/>
          <table:table-cell table:formula="of:=CONCATENATE([.$C$91];[.A1415];[.$K$91];[.B1415];[.$L$91])" office:value-type="string" office:string-value="INSERT INTO `cities` (`id`, `region_id`, `name`) VALUES (NULL, (SELECT id FROM `regions` WHERE name = 'Dolj'), 'Tălpaș');" calcext:value-type="string">
            <text:p>INSERT INTO `cities` (`id`, `region_id`, `name`) VALUES (NULL, (SELECT id FROM `regions` WHERE name = 'Dolj'), 'Tălp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Teasc</text:p>
          </table:table-cell>
          <table:table-cell/>
          <table:table-cell table:formula="of:=CONCATENATE([.$C$91];[.A1416];[.$K$91];[.B1416];[.$L$91])" office:value-type="string" office:string-value="INSERT INTO `cities` (`id`, `region_id`, `name`) VALUES (NULL, (SELECT id FROM `regions` WHERE name = 'Dolj'), 'Teasc');" calcext:value-type="string">
            <text:p>INSERT INTO `cities` (`id`, `region_id`, `name`) VALUES (NULL, (SELECT id FROM `regions` WHERE name = 'Dolj'), 'Teas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Terpezița</text:p>
          </table:table-cell>
          <table:table-cell/>
          <table:table-cell table:formula="of:=CONCATENATE([.$C$91];[.A1417];[.$K$91];[.B1417];[.$L$91])" office:value-type="string" office:string-value="INSERT INTO `cities` (`id`, `region_id`, `name`) VALUES (NULL, (SELECT id FROM `regions` WHERE name = 'Dolj'), 'Terpezița');" calcext:value-type="string">
            <text:p>INSERT INTO `cities` (`id`, `region_id`, `name`) VALUES (NULL, (SELECT id FROM `regions` WHERE name = 'Dolj'), 'Terpez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Teslui</text:p>
          </table:table-cell>
          <table:table-cell/>
          <table:table-cell table:formula="of:=CONCATENATE([.$C$91];[.A1418];[.$K$91];[.B1418];[.$L$91])" office:value-type="string" office:string-value="INSERT INTO `cities` (`id`, `region_id`, `name`) VALUES (NULL, (SELECT id FROM `regions` WHERE name = 'Dolj'), 'Teslui');" calcext:value-type="string">
            <text:p>INSERT INTO `cities` (`id`, `region_id`, `name`) VALUES (NULL, (SELECT id FROM `regions` WHERE name = 'Dolj'), 'Tes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Țuglui</text:p>
          </table:table-cell>
          <table:table-cell/>
          <table:table-cell table:formula="of:=CONCATENATE([.$C$91];[.A1419];[.$K$91];[.B1419];[.$L$91])" office:value-type="string" office:string-value="INSERT INTO `cities` (`id`, `region_id`, `name`) VALUES (NULL, (SELECT id FROM `regions` WHERE name = 'Dolj'), 'Țuglui');" calcext:value-type="string">
            <text:p>INSERT INTO `cities` (`id`, `region_id`, `name`) VALUES (NULL, (SELECT id FROM `regions` WHERE name = 'Dolj'), 'Țug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Unirea</text:p>
          </table:table-cell>
          <table:table-cell/>
          <table:table-cell table:formula="of:=CONCATENATE([.$C$91];[.A1420];[.$K$91];[.B1420];[.$L$91])" office:value-type="string" office:string-value="INSERT INTO `cities` (`id`, `region_id`, `name`) VALUES (NULL, (SELECT id FROM `regions` WHERE name = 'Dolj'), 'Unirea');" calcext:value-type="string">
            <text:p>INSERT INTO `cities` (`id`, `region_id`, `name`) VALUES (NULL, (SELECT id FROM `regions` WHERE name = 'Dolj'), 'Unir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Urzicuța</text:p>
          </table:table-cell>
          <table:table-cell/>
          <table:table-cell table:formula="of:=CONCATENATE([.$C$91];[.A1421];[.$K$91];[.B1421];[.$L$91])" office:value-type="string" office:string-value="INSERT INTO `cities` (`id`, `region_id`, `name`) VALUES (NULL, (SELECT id FROM `regions` WHERE name = 'Dolj'), 'Urzicuța');" calcext:value-type="string">
            <text:p>INSERT INTO `cities` (`id`, `region_id`, `name`) VALUES (NULL, (SELECT id FROM `regions` WHERE name = 'Dolj'), 'Urzicu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Valea Stanciului</text:p>
          </table:table-cell>
          <table:table-cell/>
          <table:table-cell table:formula="of:=CONCATENATE([.$C$91];[.A1422];[.$K$91];[.B1422];[.$L$91])" office:value-type="string" office:string-value="INSERT INTO `cities` (`id`, `region_id`, `name`) VALUES (NULL, (SELECT id FROM `regions` WHERE name = 'Dolj'), 'Valea Stanciului');" calcext:value-type="string">
            <text:p>INSERT INTO `cities` (`id`, `region_id`, `name`) VALUES (NULL, (SELECT id FROM `regions` WHERE name = 'Dolj'), 'Valea Stanci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Vârtop</text:p>
          </table:table-cell>
          <table:table-cell/>
          <table:table-cell table:formula="of:=CONCATENATE([.$C$91];[.A1423];[.$K$91];[.B1423];[.$L$91])" office:value-type="string" office:string-value="INSERT INTO `cities` (`id`, `region_id`, `name`) VALUES (NULL, (SELECT id FROM `regions` WHERE name = 'Dolj'), 'Vârtop');" calcext:value-type="string">
            <text:p>INSERT INTO `cities` (`id`, `region_id`, `name`) VALUES (NULL, (SELECT id FROM `regions` WHERE name = 'Dolj'), 'Vârtop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Vârvoru de Jos</text:p>
          </table:table-cell>
          <table:table-cell/>
          <table:table-cell table:formula="of:=CONCATENATE([.$C$91];[.A1424];[.$K$91];[.B1424];[.$L$91])" office:value-type="string" office:string-value="INSERT INTO `cities` (`id`, `region_id`, `name`) VALUES (NULL, (SELECT id FROM `regions` WHERE name = 'Dolj'), 'Vârvoru de Jos');" calcext:value-type="string">
            <text:p>INSERT INTO `cities` (`id`, `region_id`, `name`) VALUES (NULL, (SELECT id FROM `regions` WHERE name = 'Dolj'), 'Vârvor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Vela</text:p>
          </table:table-cell>
          <table:table-cell/>
          <table:table-cell table:formula="of:=CONCATENATE([.$C$91];[.A1425];[.$K$91];[.B1425];[.$L$91])" office:value-type="string" office:string-value="INSERT INTO `cities` (`id`, `region_id`, `name`) VALUES (NULL, (SELECT id FROM `regions` WHERE name = 'Dolj'), 'Vela');" calcext:value-type="string">
            <text:p>INSERT INTO `cities` (`id`, `region_id`, `name`) VALUES (NULL, (SELECT id FROM `regions` WHERE name = 'Dolj'), 'Ve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Verbița</text:p>
          </table:table-cell>
          <table:table-cell/>
          <table:table-cell table:formula="of:=CONCATENATE([.$C$91];[.A1426];[.$K$91];[.B1426];[.$L$91])" office:value-type="string" office:string-value="INSERT INTO `cities` (`id`, `region_id`, `name`) VALUES (NULL, (SELECT id FROM `regions` WHERE name = 'Dolj'), 'Verbița');" calcext:value-type="string">
            <text:p>INSERT INTO `cities` (`id`, `region_id`, `name`) VALUES (NULL, (SELECT id FROM `regions` WHERE name = 'Dolj'), 'Verbița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Bălăbănești</text:p>
          </table:table-cell>
          <table:table-cell/>
          <table:table-cell table:formula="of:=CONCATENATE([.$C$91];[.A1428];[.$K$91];[.B1428];[.$L$91])" office:value-type="string" office:string-value="INSERT INTO `cities` (`id`, `region_id`, `name`) VALUES (NULL, (SELECT id FROM `regions` WHERE name = 'Galați'), 'Bălăbănești');" calcext:value-type="string">
            <text:p>INSERT INTO `cities` (`id`, `region_id`, `name`) VALUES (NULL, (SELECT id FROM `regions` WHERE name = 'Galați'), 'Bălăb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Bălășești</text:p>
          </table:table-cell>
          <table:table-cell/>
          <table:table-cell table:formula="of:=CONCATENATE([.$C$91];[.A1429];[.$K$91];[.B1429];[.$L$91])" office:value-type="string" office:string-value="INSERT INTO `cities` (`id`, `region_id`, `name`) VALUES (NULL, (SELECT id FROM `regions` WHERE name = 'Galați'), 'Bălășești');" calcext:value-type="string">
            <text:p>INSERT INTO `cities` (`id`, `region_id`, `name`) VALUES (NULL, (SELECT id FROM `regions` WHERE name = 'Galați'), 'Bălă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Băleni</text:p>
          </table:table-cell>
          <table:table-cell/>
          <table:table-cell table:formula="of:=CONCATENATE([.$C$91];[.A1430];[.$K$91];[.B1430];[.$L$91])" office:value-type="string" office:string-value="INSERT INTO `cities` (`id`, `region_id`, `name`) VALUES (NULL, (SELECT id FROM `regions` WHERE name = 'Galați'), 'Băleni');" calcext:value-type="string">
            <text:p>INSERT INTO `cities` (`id`, `region_id`, `name`) VALUES (NULL, (SELECT id FROM `regions` WHERE name = 'Galați'), 'Bă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Băneasa</text:p>
          </table:table-cell>
          <table:table-cell/>
          <table:table-cell table:formula="of:=CONCATENATE([.$C$91];[.A1431];[.$K$91];[.B1431];[.$L$91])" office:value-type="string" office:string-value="INSERT INTO `cities` (`id`, `region_id`, `name`) VALUES (NULL, (SELECT id FROM `regions` WHERE name = 'Galați'), 'Băneasa');" calcext:value-type="string">
            <text:p>INSERT INTO `cities` (`id`, `region_id`, `name`) VALUES (NULL, (SELECT id FROM `regions` WHERE name = 'Galați'), 'Băne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Barcea</text:p>
          </table:table-cell>
          <table:table-cell/>
          <table:table-cell table:formula="of:=CONCATENATE([.$C$91];[.A1432];[.$K$91];[.B1432];[.$L$91])" office:value-type="string" office:string-value="INSERT INTO `cities` (`id`, `region_id`, `name`) VALUES (NULL, (SELECT id FROM `regions` WHERE name = 'Galați'), 'Barcea');" calcext:value-type="string">
            <text:p>INSERT INTO `cities` (`id`, `region_id`, `name`) VALUES (NULL, (SELECT id FROM `regions` WHERE name = 'Galați'), 'Bar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Berești</text:p>
          </table:table-cell>
          <table:table-cell/>
          <table:table-cell table:formula="of:=CONCATENATE([.$C$91];[.A1433];[.$K$91];[.B1433];[.$L$91])" office:value-type="string" office:string-value="INSERT INTO `cities` (`id`, `region_id`, `name`) VALUES (NULL, (SELECT id FROM `regions` WHERE name = 'Galați'), 'Berești');" calcext:value-type="string">
            <text:p>INSERT INTO `cities` (`id`, `region_id`, `name`) VALUES (NULL, (SELECT id FROM `regions` WHERE name = 'Galați'), 'Be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Berești-Meria</text:p>
          </table:table-cell>
          <table:table-cell/>
          <table:table-cell table:formula="of:=CONCATENATE([.$C$91];[.A1434];[.$K$91];[.B1434];[.$L$91])" office:value-type="string" office:string-value="INSERT INTO `cities` (`id`, `region_id`, `name`) VALUES (NULL, (SELECT id FROM `regions` WHERE name = 'Galați'), 'Berești-Meria');" calcext:value-type="string">
            <text:p>INSERT INTO `cities` (`id`, `region_id`, `name`) VALUES (NULL, (SELECT id FROM `regions` WHERE name = 'Galați'), 'Berești-Mer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Brăhășești</text:p>
          </table:table-cell>
          <table:table-cell/>
          <table:table-cell table:formula="of:=CONCATENATE([.$C$91];[.A1435];[.$K$91];[.B1435];[.$L$91])" office:value-type="string" office:string-value="INSERT INTO `cities` (`id`, `region_id`, `name`) VALUES (NULL, (SELECT id FROM `regions` WHERE name = 'Galați'), 'Brăhășești');" calcext:value-type="string">
            <text:p>INSERT INTO `cities` (`id`, `region_id`, `name`) VALUES (NULL, (SELECT id FROM `regions` WHERE name = 'Galați'), 'Brăhă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Braniștea</text:p>
          </table:table-cell>
          <table:table-cell/>
          <table:table-cell table:formula="of:=CONCATENATE([.$C$91];[.A1436];[.$K$91];[.B1436];[.$L$91])" office:value-type="string" office:string-value="INSERT INTO `cities` (`id`, `region_id`, `name`) VALUES (NULL, (SELECT id FROM `regions` WHERE name = 'Galați'), 'Braniștea');" calcext:value-type="string">
            <text:p>INSERT INTO `cities` (`id`, `region_id`, `name`) VALUES (NULL, (SELECT id FROM `regions` WHERE name = 'Galați'), 'Braniș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Buciumeni</text:p>
          </table:table-cell>
          <table:table-cell/>
          <table:table-cell table:formula="of:=CONCATENATE([.$C$91];[.A1437];[.$K$91];[.B1437];[.$L$91])" office:value-type="string" office:string-value="INSERT INTO `cities` (`id`, `region_id`, `name`) VALUES (NULL, (SELECT id FROM `regions` WHERE name = 'Galați'), 'Buciumeni');" calcext:value-type="string">
            <text:p>INSERT INTO `cities` (`id`, `region_id`, `name`) VALUES (NULL, (SELECT id FROM `regions` WHERE name = 'Galați'), 'Bucium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Cavadinești</text:p>
          </table:table-cell>
          <table:table-cell/>
          <table:table-cell table:formula="of:=CONCATENATE([.$C$91];[.A1438];[.$K$91];[.B1438];[.$L$91])" office:value-type="string" office:string-value="INSERT INTO `cities` (`id`, `region_id`, `name`) VALUES (NULL, (SELECT id FROM `regions` WHERE name = 'Galați'), 'Cavadinești');" calcext:value-type="string">
            <text:p>INSERT INTO `cities` (`id`, `region_id`, `name`) VALUES (NULL, (SELECT id FROM `regions` WHERE name = 'Galați'), 'Cavad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Cerțești</text:p>
          </table:table-cell>
          <table:table-cell/>
          <table:table-cell table:formula="of:=CONCATENATE([.$C$91];[.A1439];[.$K$91];[.B1439];[.$L$91])" office:value-type="string" office:string-value="INSERT INTO `cities` (`id`, `region_id`, `name`) VALUES (NULL, (SELECT id FROM `regions` WHERE name = 'Galați'), 'Cerțești');" calcext:value-type="string">
            <text:p>INSERT INTO `cities` (`id`, `region_id`, `name`) VALUES (NULL, (SELECT id FROM `regions` WHERE name = 'Galați'), 'Cerț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Corni</text:p>
          </table:table-cell>
          <table:table-cell/>
          <table:table-cell table:formula="of:=CONCATENATE([.$C$91];[.A1440];[.$K$91];[.B1440];[.$L$91])" office:value-type="string" office:string-value="INSERT INTO `cities` (`id`, `region_id`, `name`) VALUES (NULL, (SELECT id FROM `regions` WHERE name = 'Galați'), 'Corni');" calcext:value-type="string">
            <text:p>INSERT INTO `cities` (`id`, `region_id`, `name`) VALUES (NULL, (SELECT id FROM `regions` WHERE name = 'Galați'), 'Cor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Corod</text:p>
          </table:table-cell>
          <table:table-cell/>
          <table:table-cell table:formula="of:=CONCATENATE([.$C$91];[.A1441];[.$K$91];[.B1441];[.$L$91])" office:value-type="string" office:string-value="INSERT INTO `cities` (`id`, `region_id`, `name`) VALUES (NULL, (SELECT id FROM `regions` WHERE name = 'Galați'), 'Corod');" calcext:value-type="string">
            <text:p>INSERT INTO `cities` (`id`, `region_id`, `name`) VALUES (NULL, (SELECT id FROM `regions` WHERE name = 'Galați'), 'Coro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Cosmești</text:p>
          </table:table-cell>
          <table:table-cell/>
          <table:table-cell table:formula="of:=CONCATENATE([.$C$91];[.A1442];[.$K$91];[.B1442];[.$L$91])" office:value-type="string" office:string-value="INSERT INTO `cities` (`id`, `region_id`, `name`) VALUES (NULL, (SELECT id FROM `regions` WHERE name = 'Galați'), 'Cosmești');" calcext:value-type="string">
            <text:p>INSERT INTO `cities` (`id`, `region_id`, `name`) VALUES (NULL, (SELECT id FROM `regions` WHERE name = 'Galați'), 'Cosm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Costache Negri</text:p>
          </table:table-cell>
          <table:table-cell/>
          <table:table-cell table:formula="of:=CONCATENATE([.$C$91];[.A1443];[.$K$91];[.B1443];[.$L$91])" office:value-type="string" office:string-value="INSERT INTO `cities` (`id`, `region_id`, `name`) VALUES (NULL, (SELECT id FROM `regions` WHERE name = 'Galați'), 'Costache Negri');" calcext:value-type="string">
            <text:p>INSERT INTO `cities` (`id`, `region_id`, `name`) VALUES (NULL, (SELECT id FROM `regions` WHERE name = 'Galați'), 'Costache Neg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Cuca</text:p>
          </table:table-cell>
          <table:table-cell/>
          <table:table-cell table:formula="of:=CONCATENATE([.$C$91];[.A1444];[.$K$91];[.B1444];[.$L$91])" office:value-type="string" office:string-value="INSERT INTO `cities` (`id`, `region_id`, `name`) VALUES (NULL, (SELECT id FROM `regions` WHERE name = 'Galați'), 'Cuca');" calcext:value-type="string">
            <text:p>INSERT INTO `cities` (`id`, `region_id`, `name`) VALUES (NULL, (SELECT id FROM `regions` WHERE name = 'Galați'), 'Cu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Cudalbi</text:p>
          </table:table-cell>
          <table:table-cell/>
          <table:table-cell table:formula="of:=CONCATENATE([.$C$91];[.A1445];[.$K$91];[.B1445];[.$L$91])" office:value-type="string" office:string-value="INSERT INTO `cities` (`id`, `region_id`, `name`) VALUES (NULL, (SELECT id FROM `regions` WHERE name = 'Galați'), 'Cudalbi');" calcext:value-type="string">
            <text:p>INSERT INTO `cities` (`id`, `region_id`, `name`) VALUES (NULL, (SELECT id FROM `regions` WHERE name = 'Galați'), 'Cudalb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Cuza Vodă</text:p>
          </table:table-cell>
          <table:table-cell/>
          <table:table-cell table:formula="of:=CONCATENATE([.$C$91];[.A1446];[.$K$91];[.B1446];[.$L$91])" office:value-type="string" office:string-value="INSERT INTO `cities` (`id`, `region_id`, `name`) VALUES (NULL, (SELECT id FROM `regions` WHERE name = 'Galați'), 'Cuza Vodă');" calcext:value-type="string">
            <text:p>INSERT INTO `cities` (`id`, `region_id`, `name`) VALUES (NULL, (SELECT id FROM `regions` WHERE name = 'Galați'), 'Cuza Vod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Drăgănești</text:p>
          </table:table-cell>
          <table:table-cell/>
          <table:table-cell table:formula="of:=CONCATENATE([.$C$91];[.A1447];[.$K$91];[.B1447];[.$L$91])" office:value-type="string" office:string-value="INSERT INTO `cities` (`id`, `region_id`, `name`) VALUES (NULL, (SELECT id FROM `regions` WHERE name = 'Galați'), 'Drăgănești');" calcext:value-type="string">
            <text:p>INSERT INTO `cities` (`id`, `region_id`, `name`) VALUES (NULL, (SELECT id FROM `regions` WHERE name = 'Galați'), 'Drăg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Drăgușeni</text:p>
          </table:table-cell>
          <table:table-cell/>
          <table:table-cell table:formula="of:=CONCATENATE([.$C$91];[.A1448];[.$K$91];[.B1448];[.$L$91])" office:value-type="string" office:string-value="INSERT INTO `cities` (`id`, `region_id`, `name`) VALUES (NULL, (SELECT id FROM `regions` WHERE name = 'Galați'), 'Drăgușeni');" calcext:value-type="string">
            <text:p>INSERT INTO `cities` (`id`, `region_id`, `name`) VALUES (NULL, (SELECT id FROM `regions` WHERE name = 'Galați'), 'Drăgu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Fârțănești</text:p>
          </table:table-cell>
          <table:table-cell/>
          <table:table-cell table:formula="of:=CONCATENATE([.$C$91];[.A1449];[.$K$91];[.B1449];[.$L$91])" office:value-type="string" office:string-value="INSERT INTO `cities` (`id`, `region_id`, `name`) VALUES (NULL, (SELECT id FROM `regions` WHERE name = 'Galați'), 'Fârțănești');" calcext:value-type="string">
            <text:p>INSERT INTO `cities` (`id`, `region_id`, `name`) VALUES (NULL, (SELECT id FROM `regions` WHERE name = 'Galați'), 'Fârț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Foltești</text:p>
          </table:table-cell>
          <table:table-cell/>
          <table:table-cell table:formula="of:=CONCATENATE([.$C$91];[.A1450];[.$K$91];[.B1450];[.$L$91])" office:value-type="string" office:string-value="INSERT INTO `cities` (`id`, `region_id`, `name`) VALUES (NULL, (SELECT id FROM `regions` WHERE name = 'Galați'), 'Foltești');" calcext:value-type="string">
            <text:p>INSERT INTO `cities` (`id`, `region_id`, `name`) VALUES (NULL, (SELECT id FROM `regions` WHERE name = 'Galați'), 'Fol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Frumușița</text:p>
          </table:table-cell>
          <table:table-cell/>
          <table:table-cell table:formula="of:=CONCATENATE([.$C$91];[.A1451];[.$K$91];[.B1451];[.$L$91])" office:value-type="string" office:string-value="INSERT INTO `cities` (`id`, `region_id`, `name`) VALUES (NULL, (SELECT id FROM `regions` WHERE name = 'Galați'), 'Frumușița');" calcext:value-type="string">
            <text:p>INSERT INTO `cities` (`id`, `region_id`, `name`) VALUES (NULL, (SELECT id FROM `regions` WHERE name = 'Galați'), 'Frumuș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Fundeni</text:p>
          </table:table-cell>
          <table:table-cell/>
          <table:table-cell table:formula="of:=CONCATENATE([.$C$91];[.A1452];[.$K$91];[.B1452];[.$L$91])" office:value-type="string" office:string-value="INSERT INTO `cities` (`id`, `region_id`, `name`) VALUES (NULL, (SELECT id FROM `regions` WHERE name = 'Galați'), 'Fundeni');" calcext:value-type="string">
            <text:p>INSERT INTO `cities` (`id`, `region_id`, `name`) VALUES (NULL, (SELECT id FROM `regions` WHERE name = 'Galați'), 'Fundeni');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Galați</text:p>
          </table:table-cell>
          <table:table-cell/>
          <table:table-cell table:formula="of:=CONCATENATE([.$C$91];[.A1453];[.$K$91];[.B1453];[.$L$91])" office:value-type="string" office:string-value="INSERT INTO `cities` (`id`, `region_id`, `name`) VALUES (NULL, (SELECT id FROM `regions` WHERE name = 'Galați'), 'Galați');" calcext:value-type="string">
            <text:p>INSERT INTO `cities` (`id`, `region_id`, `name`) VALUES (NULL, (SELECT id FROM `regions` WHERE name = 'Galați'), 'Gala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Ghidigeni</text:p>
          </table:table-cell>
          <table:table-cell/>
          <table:table-cell table:formula="of:=CONCATENATE([.$C$91];[.A1454];[.$K$91];[.B1454];[.$L$91])" office:value-type="string" office:string-value="INSERT INTO `cities` (`id`, `region_id`, `name`) VALUES (NULL, (SELECT id FROM `regions` WHERE name = 'Galați'), 'Ghidigeni');" calcext:value-type="string">
            <text:p>INSERT INTO `cities` (`id`, `region_id`, `name`) VALUES (NULL, (SELECT id FROM `regions` WHERE name = 'Galați'), 'Ghidig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Gohor</text:p>
          </table:table-cell>
          <table:table-cell/>
          <table:table-cell table:formula="of:=CONCATENATE([.$C$91];[.A1455];[.$K$91];[.B1455];[.$L$91])" office:value-type="string" office:string-value="INSERT INTO `cities` (`id`, `region_id`, `name`) VALUES (NULL, (SELECT id FROM `regions` WHERE name = 'Galați'), 'Gohor');" calcext:value-type="string">
            <text:p>INSERT INTO `cities` (`id`, `region_id`, `name`) VALUES (NULL, (SELECT id FROM `regions` WHERE name = 'Galați'), 'Goh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Grivița</text:p>
          </table:table-cell>
          <table:table-cell/>
          <table:table-cell table:formula="of:=CONCATENATE([.$C$91];[.A1456];[.$K$91];[.B1456];[.$L$91])" office:value-type="string" office:string-value="INSERT INTO `cities` (`id`, `region_id`, `name`) VALUES (NULL, (SELECT id FROM `regions` WHERE name = 'Galați'), 'Grivița');" calcext:value-type="string">
            <text:p>INSERT INTO `cities` (`id`, `region_id`, `name`) VALUES (NULL, (SELECT id FROM `regions` WHERE name = 'Galați'), 'Griv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Independența</text:p>
          </table:table-cell>
          <table:table-cell/>
          <table:table-cell table:formula="of:=CONCATENATE([.$C$91];[.A1457];[.$K$91];[.B1457];[.$L$91])" office:value-type="string" office:string-value="INSERT INTO `cities` (`id`, `region_id`, `name`) VALUES (NULL, (SELECT id FROM `regions` WHERE name = 'Galați'), 'Independența');" calcext:value-type="string">
            <text:p>INSERT INTO `cities` (`id`, `region_id`, `name`) VALUES (NULL, (SELECT id FROM `regions` WHERE name = 'Galați'), 'Independen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Ivești</text:p>
          </table:table-cell>
          <table:table-cell/>
          <table:table-cell table:formula="of:=CONCATENATE([.$C$91];[.A1458];[.$K$91];[.B1458];[.$L$91])" office:value-type="string" office:string-value="INSERT INTO `cities` (`id`, `region_id`, `name`) VALUES (NULL, (SELECT id FROM `regions` WHERE name = 'Galați'), 'Ivești');" calcext:value-type="string">
            <text:p>INSERT INTO `cities` (`id`, `region_id`, `name`) VALUES (NULL, (SELECT id FROM `regions` WHERE name = 'Galați'), 'Iv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Jorăști</text:p>
          </table:table-cell>
          <table:table-cell/>
          <table:table-cell table:formula="of:=CONCATENATE([.$C$91];[.A1459];[.$K$91];[.B1459];[.$L$91])" office:value-type="string" office:string-value="INSERT INTO `cities` (`id`, `region_id`, `name`) VALUES (NULL, (SELECT id FROM `regions` WHERE name = 'Galați'), 'Jorăști');" calcext:value-type="string">
            <text:p>INSERT INTO `cities` (`id`, `region_id`, `name`) VALUES (NULL, (SELECT id FROM `regions` WHERE name = 'Galați'), 'Joră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Liești</text:p>
          </table:table-cell>
          <table:table-cell/>
          <table:table-cell table:formula="of:=CONCATENATE([.$C$91];[.A1460];[.$K$91];[.B1460];[.$L$91])" office:value-type="string" office:string-value="INSERT INTO `cities` (`id`, `region_id`, `name`) VALUES (NULL, (SELECT id FROM `regions` WHERE name = 'Galați'), 'Liești');" calcext:value-type="string">
            <text:p>INSERT INTO `cities` (`id`, `region_id`, `name`) VALUES (NULL, (SELECT id FROM `regions` WHERE name = 'Galați'), 'L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Măstăcani</text:p>
          </table:table-cell>
          <table:table-cell/>
          <table:table-cell table:formula="of:=CONCATENATE([.$C$91];[.A1461];[.$K$91];[.B1461];[.$L$91])" office:value-type="string" office:string-value="INSERT INTO `cities` (`id`, `region_id`, `name`) VALUES (NULL, (SELECT id FROM `regions` WHERE name = 'Galați'), 'Măstăcani');" calcext:value-type="string">
            <text:p>INSERT INTO `cities` (`id`, `region_id`, `name`) VALUES (NULL, (SELECT id FROM `regions` WHERE name = 'Galați'), 'Măstăc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Matca</text:p>
          </table:table-cell>
          <table:table-cell/>
          <table:table-cell table:formula="of:=CONCATENATE([.$C$91];[.A1462];[.$K$91];[.B1462];[.$L$91])" office:value-type="string" office:string-value="INSERT INTO `cities` (`id`, `region_id`, `name`) VALUES (NULL, (SELECT id FROM `regions` WHERE name = 'Galați'), 'Matca');" calcext:value-type="string">
            <text:p>INSERT INTO `cities` (`id`, `region_id`, `name`) VALUES (NULL, (SELECT id FROM `regions` WHERE name = 'Galați'), 'Mat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Movileni</text:p>
          </table:table-cell>
          <table:table-cell/>
          <table:table-cell table:formula="of:=CONCATENATE([.$C$91];[.A1463];[.$K$91];[.B1463];[.$L$91])" office:value-type="string" office:string-value="INSERT INTO `cities` (`id`, `region_id`, `name`) VALUES (NULL, (SELECT id FROM `regions` WHERE name = 'Galați'), 'Movileni');" calcext:value-type="string">
            <text:p>INSERT INTO `cities` (`id`, `region_id`, `name`) VALUES (NULL, (SELECT id FROM `regions` WHERE name = 'Galați'), 'Movi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Munteni</text:p>
          </table:table-cell>
          <table:table-cell/>
          <table:table-cell table:formula="of:=CONCATENATE([.$C$91];[.A1464];[.$K$91];[.B1464];[.$L$91])" office:value-type="string" office:string-value="INSERT INTO `cities` (`id`, `region_id`, `name`) VALUES (NULL, (SELECT id FROM `regions` WHERE name = 'Galați'), 'Munteni');" calcext:value-type="string">
            <text:p>INSERT INTO `cities` (`id`, `region_id`, `name`) VALUES (NULL, (SELECT id FROM `regions` WHERE name = 'Galați'), 'Mun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Nămoloasa</text:p>
          </table:table-cell>
          <table:table-cell/>
          <table:table-cell table:formula="of:=CONCATENATE([.$C$91];[.A1465];[.$K$91];[.B1465];[.$L$91])" office:value-type="string" office:string-value="INSERT INTO `cities` (`id`, `region_id`, `name`) VALUES (NULL, (SELECT id FROM `regions` WHERE name = 'Galați'), 'Nămoloasa');" calcext:value-type="string">
            <text:p>INSERT INTO `cities` (`id`, `region_id`, `name`) VALUES (NULL, (SELECT id FROM `regions` WHERE name = 'Galați'), 'Nămolo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Negrilești</text:p>
          </table:table-cell>
          <table:table-cell/>
          <table:table-cell table:formula="of:=CONCATENATE([.$C$91];[.A1466];[.$K$91];[.B1466];[.$L$91])" office:value-type="string" office:string-value="INSERT INTO `cities` (`id`, `region_id`, `name`) VALUES (NULL, (SELECT id FROM `regions` WHERE name = 'Galați'), 'Negrilești');" calcext:value-type="string">
            <text:p>INSERT INTO `cities` (`id`, `region_id`, `name`) VALUES (NULL, (SELECT id FROM `regions` WHERE name = 'Galați'), 'Negri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Nicorești</text:p>
          </table:table-cell>
          <table:table-cell/>
          <table:table-cell table:formula="of:=CONCATENATE([.$C$91];[.A1467];[.$K$91];[.B1467];[.$L$91])" office:value-type="string" office:string-value="INSERT INTO `cities` (`id`, `region_id`, `name`) VALUES (NULL, (SELECT id FROM `regions` WHERE name = 'Galați'), 'Nicorești');" calcext:value-type="string">
            <text:p>INSERT INTO `cities` (`id`, `region_id`, `name`) VALUES (NULL, (SELECT id FROM `regions` WHERE name = 'Galați'), 'Nico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Oancea</text:p>
          </table:table-cell>
          <table:table-cell/>
          <table:table-cell table:formula="of:=CONCATENATE([.$C$91];[.A1468];[.$K$91];[.B1468];[.$L$91])" office:value-type="string" office:string-value="INSERT INTO `cities` (`id`, `region_id`, `name`) VALUES (NULL, (SELECT id FROM `regions` WHERE name = 'Galați'), 'Oancea');" calcext:value-type="string">
            <text:p>INSERT INTO `cities` (`id`, `region_id`, `name`) VALUES (NULL, (SELECT id FROM `regions` WHERE name = 'Galați'), 'Oan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Pechea</text:p>
          </table:table-cell>
          <table:table-cell/>
          <table:table-cell table:formula="of:=CONCATENATE([.$C$91];[.A1469];[.$K$91];[.B1469];[.$L$91])" office:value-type="string" office:string-value="INSERT INTO `cities` (`id`, `region_id`, `name`) VALUES (NULL, (SELECT id FROM `regions` WHERE name = 'Galați'), 'Pechea');" calcext:value-type="string">
            <text:p>INSERT INTO `cities` (`id`, `region_id`, `name`) VALUES (NULL, (SELECT id FROM `regions` WHERE name = 'Galați'), 'Pech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Piscu</text:p>
          </table:table-cell>
          <table:table-cell/>
          <table:table-cell table:formula="of:=CONCATENATE([.$C$91];[.A1470];[.$K$91];[.B1470];[.$L$91])" office:value-type="string" office:string-value="INSERT INTO `cities` (`id`, `region_id`, `name`) VALUES (NULL, (SELECT id FROM `regions` WHERE name = 'Galați'), 'Piscu');" calcext:value-type="string">
            <text:p>INSERT INTO `cities` (`id`, `region_id`, `name`) VALUES (NULL, (SELECT id FROM `regions` WHERE name = 'Galați'), 'Pis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Poiana</text:p>
          </table:table-cell>
          <table:table-cell/>
          <table:table-cell table:formula="of:=CONCATENATE([.$C$91];[.A1471];[.$K$91];[.B1471];[.$L$91])" office:value-type="string" office:string-value="INSERT INTO `cities` (`id`, `region_id`, `name`) VALUES (NULL, (SELECT id FROM `regions` WHERE name = 'Galați'), 'Poiana');" calcext:value-type="string">
            <text:p>INSERT INTO `cities` (`id`, `region_id`, `name`) VALUES (NULL, (SELECT id FROM `regions` WHERE name = 'Galați'), 'Poi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Priponești</text:p>
          </table:table-cell>
          <table:table-cell/>
          <table:table-cell table:formula="of:=CONCATENATE([.$C$91];[.A1472];[.$K$91];[.B1472];[.$L$91])" office:value-type="string" office:string-value="INSERT INTO `cities` (`id`, `region_id`, `name`) VALUES (NULL, (SELECT id FROM `regions` WHERE name = 'Galați'), 'Priponești');" calcext:value-type="string">
            <text:p>INSERT INTO `cities` (`id`, `region_id`, `name`) VALUES (NULL, (SELECT id FROM `regions` WHERE name = 'Galați'), 'Pripo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Rădești</text:p>
          </table:table-cell>
          <table:table-cell/>
          <table:table-cell table:formula="of:=CONCATENATE([.$C$91];[.A1473];[.$K$91];[.B1473];[.$L$91])" office:value-type="string" office:string-value="INSERT INTO `cities` (`id`, `region_id`, `name`) VALUES (NULL, (SELECT id FROM `regions` WHERE name = 'Galați'), 'Rădești');" calcext:value-type="string">
            <text:p>INSERT INTO `cities` (`id`, `region_id`, `name`) VALUES (NULL, (SELECT id FROM `regions` WHERE name = 'Galați'), 'Ră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Rediu</text:p>
          </table:table-cell>
          <table:table-cell/>
          <table:table-cell table:formula="of:=CONCATENATE([.$C$91];[.A1474];[.$K$91];[.B1474];[.$L$91])" office:value-type="string" office:string-value="INSERT INTO `cities` (`id`, `region_id`, `name`) VALUES (NULL, (SELECT id FROM `regions` WHERE name = 'Galați'), 'Rediu');" calcext:value-type="string">
            <text:p>INSERT INTO `cities` (`id`, `region_id`, `name`) VALUES (NULL, (SELECT id FROM `regions` WHERE name = 'Galați'), 'Red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Scânteiești</text:p>
          </table:table-cell>
          <table:table-cell/>
          <table:table-cell table:formula="of:=CONCATENATE([.$C$91];[.A1475];[.$K$91];[.B1475];[.$L$91])" office:value-type="string" office:string-value="INSERT INTO `cities` (`id`, `region_id`, `name`) VALUES (NULL, (SELECT id FROM `regions` WHERE name = 'Galați'), 'Scânteiești');" calcext:value-type="string">
            <text:p>INSERT INTO `cities` (`id`, `region_id`, `name`) VALUES (NULL, (SELECT id FROM `regions` WHERE name = 'Galați'), 'Scânte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Schela</text:p>
          </table:table-cell>
          <table:table-cell/>
          <table:table-cell table:formula="of:=CONCATENATE([.$C$91];[.A1476];[.$K$91];[.B1476];[.$L$91])" office:value-type="string" office:string-value="INSERT INTO `cities` (`id`, `region_id`, `name`) VALUES (NULL, (SELECT id FROM `regions` WHERE name = 'Galați'), 'Schela');" calcext:value-type="string">
            <text:p>INSERT INTO `cities` (`id`, `region_id`, `name`) VALUES (NULL, (SELECT id FROM `regions` WHERE name = 'Galați'), 'Sche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Șendreni</text:p>
          </table:table-cell>
          <table:table-cell/>
          <table:table-cell table:formula="of:=CONCATENATE([.$C$91];[.A1477];[.$K$91];[.B1477];[.$L$91])" office:value-type="string" office:string-value="INSERT INTO `cities` (`id`, `region_id`, `name`) VALUES (NULL, (SELECT id FROM `regions` WHERE name = 'Galați'), 'Șendreni');" calcext:value-type="string">
            <text:p>INSERT INTO `cities` (`id`, `region_id`, `name`) VALUES (NULL, (SELECT id FROM `regions` WHERE name = 'Galați'), 'Șend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Slobozia Conachi</text:p>
          </table:table-cell>
          <table:table-cell/>
          <table:table-cell table:formula="of:=CONCATENATE([.$C$91];[.A1478];[.$K$91];[.B1478];[.$L$91])" office:value-type="string" office:string-value="INSERT INTO `cities` (`id`, `region_id`, `name`) VALUES (NULL, (SELECT id FROM `regions` WHERE name = 'Galați'), 'Slobozia Conachi');" calcext:value-type="string">
            <text:p>INSERT INTO `cities` (`id`, `region_id`, `name`) VALUES (NULL, (SELECT id FROM `regions` WHERE name = 'Galați'), 'Slobozia Conach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Smârdan</text:p>
          </table:table-cell>
          <table:table-cell/>
          <table:table-cell table:formula="of:=CONCATENATE([.$C$91];[.A1479];[.$K$91];[.B1479];[.$L$91])" office:value-type="string" office:string-value="INSERT INTO `cities` (`id`, `region_id`, `name`) VALUES (NULL, (SELECT id FROM `regions` WHERE name = 'Galați'), 'Smârdan');" calcext:value-type="string">
            <text:p>INSERT INTO `cities` (`id`, `region_id`, `name`) VALUES (NULL, (SELECT id FROM `regions` WHERE name = 'Galați'), 'Smârd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Smulți</text:p>
          </table:table-cell>
          <table:table-cell/>
          <table:table-cell table:formula="of:=CONCATENATE([.$C$91];[.A1480];[.$K$91];[.B1480];[.$L$91])" office:value-type="string" office:string-value="INSERT INTO `cities` (`id`, `region_id`, `name`) VALUES (NULL, (SELECT id FROM `regions` WHERE name = 'Galați'), 'Smulți');" calcext:value-type="string">
            <text:p>INSERT INTO `cities` (`id`, `region_id`, `name`) VALUES (NULL, (SELECT id FROM `regions` WHERE name = 'Galați'), 'Smul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Suceveni</text:p>
          </table:table-cell>
          <table:table-cell/>
          <table:table-cell table:formula="of:=CONCATENATE([.$C$91];[.A1481];[.$K$91];[.B1481];[.$L$91])" office:value-type="string" office:string-value="INSERT INTO `cities` (`id`, `region_id`, `name`) VALUES (NULL, (SELECT id FROM `regions` WHERE name = 'Galați'), 'Suceveni');" calcext:value-type="string">
            <text:p>INSERT INTO `cities` (`id`, `region_id`, `name`) VALUES (NULL, (SELECT id FROM `regions` WHERE name = 'Galați'), 'Sucev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Suhurlui</text:p>
          </table:table-cell>
          <table:table-cell/>
          <table:table-cell table:formula="of:=CONCATENATE([.$C$91];[.A1482];[.$K$91];[.B1482];[.$L$91])" office:value-type="string" office:string-value="INSERT INTO `cities` (`id`, `region_id`, `name`) VALUES (NULL, (SELECT id FROM `regions` WHERE name = 'Galați'), 'Suhurlui');" calcext:value-type="string">
            <text:p>INSERT INTO `cities` (`id`, `region_id`, `name`) VALUES (NULL, (SELECT id FROM `regions` WHERE name = 'Galați'), 'Suhur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Târgu Bujor</text:p>
          </table:table-cell>
          <table:table-cell/>
          <table:table-cell table:formula="of:=CONCATENATE([.$C$91];[.A1483];[.$K$91];[.B1483];[.$L$91])" office:value-type="string" office:string-value="INSERT INTO `cities` (`id`, `region_id`, `name`) VALUES (NULL, (SELECT id FROM `regions` WHERE name = 'Galați'), 'Târgu Bujor');" calcext:value-type="string">
            <text:p>INSERT INTO `cities` (`id`, `region_id`, `name`) VALUES (NULL, (SELECT id FROM `regions` WHERE name = 'Galați'), 'Târgu Buj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Tecuci</text:p>
          </table:table-cell>
          <table:table-cell/>
          <table:table-cell table:formula="of:=CONCATENATE([.$C$91];[.A1484];[.$K$91];[.B1484];[.$L$91])" office:value-type="string" office:string-value="INSERT INTO `cities` (`id`, `region_id`, `name`) VALUES (NULL, (SELECT id FROM `regions` WHERE name = 'Galați'), 'Tecuci');" calcext:value-type="string">
            <text:p>INSERT INTO `cities` (`id`, `region_id`, `name`) VALUES (NULL, (SELECT id FROM `regions` WHERE name = 'Galați'), 'Tecu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Țepu</text:p>
          </table:table-cell>
          <table:table-cell/>
          <table:table-cell table:formula="of:=CONCATENATE([.$C$91];[.A1485];[.$K$91];[.B1485];[.$L$91])" office:value-type="string" office:string-value="INSERT INTO `cities` (`id`, `region_id`, `name`) VALUES (NULL, (SELECT id FROM `regions` WHERE name = 'Galați'), 'Țepu');" calcext:value-type="string">
            <text:p>INSERT INTO `cities` (`id`, `region_id`, `name`) VALUES (NULL, (SELECT id FROM `regions` WHERE name = 'Galați'), 'Țep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Tudor Vladimirescu</text:p>
          </table:table-cell>
          <table:table-cell/>
          <table:table-cell table:formula="of:=CONCATENATE([.$C$91];[.A1486];[.$K$91];[.B1486];[.$L$91])" office:value-type="string" office:string-value="INSERT INTO `cities` (`id`, `region_id`, `name`) VALUES (NULL, (SELECT id FROM `regions` WHERE name = 'Galați'), 'Tudor Vladimirescu');" calcext:value-type="string">
            <text:p>INSERT INTO `cities` (`id`, `region_id`, `name`) VALUES (NULL, (SELECT id FROM `regions` WHERE name = 'Galați'), 'Tudor Vladimires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Tulucești</text:p>
          </table:table-cell>
          <table:table-cell/>
          <table:table-cell table:formula="of:=CONCATENATE([.$C$91];[.A1487];[.$K$91];[.B1487];[.$L$91])" office:value-type="string" office:string-value="INSERT INTO `cities` (`id`, `region_id`, `name`) VALUES (NULL, (SELECT id FROM `regions` WHERE name = 'Galați'), 'Tulucești');" calcext:value-type="string">
            <text:p>INSERT INTO `cities` (`id`, `region_id`, `name`) VALUES (NULL, (SELECT id FROM `regions` WHERE name = 'Galați'), 'Tulu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Umbrărești</text:p>
          </table:table-cell>
          <table:table-cell/>
          <table:table-cell table:formula="of:=CONCATENATE([.$C$91];[.A1488];[.$K$91];[.B1488];[.$L$91])" office:value-type="string" office:string-value="INSERT INTO `cities` (`id`, `region_id`, `name`) VALUES (NULL, (SELECT id FROM `regions` WHERE name = 'Galați'), 'Umbrărești');" calcext:value-type="string">
            <text:p>INSERT INTO `cities` (`id`, `region_id`, `name`) VALUES (NULL, (SELECT id FROM `regions` WHERE name = 'Galați'), 'Umbră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Valea Mărului</text:p>
          </table:table-cell>
          <table:table-cell/>
          <table:table-cell table:formula="of:=CONCATENATE([.$C$91];[.A1489];[.$K$91];[.B1489];[.$L$91])" office:value-type="string" office:string-value="INSERT INTO `cities` (`id`, `region_id`, `name`) VALUES (NULL, (SELECT id FROM `regions` WHERE name = 'Galați'), 'Valea Mărului');" calcext:value-type="string">
            <text:p>INSERT INTO `cities` (`id`, `region_id`, `name`) VALUES (NULL, (SELECT id FROM `regions` WHERE name = 'Galați'), 'Valea Măr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Vânători</text:p>
          </table:table-cell>
          <table:table-cell/>
          <table:table-cell table:formula="of:=CONCATENATE([.$C$91];[.A1490];[.$K$91];[.B1490];[.$L$91])" office:value-type="string" office:string-value="INSERT INTO `cities` (`id`, `region_id`, `name`) VALUES (NULL, (SELECT id FROM `regions` WHERE name = 'Galați'), 'Vânători');" calcext:value-type="string">
            <text:p>INSERT INTO `cities` (`id`, `region_id`, `name`) VALUES (NULL, (SELECT id FROM `regions` WHERE name = 'Galați'), 'Vânăto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Vârlezi</text:p>
          </table:table-cell>
          <table:table-cell/>
          <table:table-cell table:formula="of:=CONCATENATE([.$C$91];[.A1491];[.$K$91];[.B1491];[.$L$91])" office:value-type="string" office:string-value="INSERT INTO `cities` (`id`, `region_id`, `name`) VALUES (NULL, (SELECT id FROM `regions` WHERE name = 'Galați'), 'Vârlezi');" calcext:value-type="string">
            <text:p>INSERT INTO `cities` (`id`, `region_id`, `name`) VALUES (NULL, (SELECT id FROM `regions` WHERE name = 'Galați'), 'Vârlez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Vlădești</text:p>
          </table:table-cell>
          <table:table-cell/>
          <table:table-cell table:formula="of:=CONCATENATE([.$C$91];[.A1492];[.$K$91];[.B1492];[.$L$91])" office:value-type="string" office:string-value="INSERT INTO `cities` (`id`, `region_id`, `name`) VALUES (NULL, (SELECT id FROM `regions` WHERE name = 'Galați'), 'Vlădești');" calcext:value-type="string">
            <text:p>INSERT INTO `cities` (`id`, `region_id`, `name`) VALUES (NULL, (SELECT id FROM `regions` WHERE name = 'Galați'), 'Vlădești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Adunații-Copăceni</text:p>
          </table:table-cell>
          <table:table-cell/>
          <table:table-cell table:formula="of:=CONCATENATE([.$C$91];[.A1494];[.$K$91];[.B1494];[.$L$91])" office:value-type="string" office:string-value="INSERT INTO `cities` (`id`, `region_id`, `name`) VALUES (NULL, (SELECT id FROM `regions` WHERE name = 'Giurgiu'), 'Adunații-Copăceni');" calcext:value-type="string">
            <text:p>INSERT INTO `cities` (`id`, `region_id`, `name`) VALUES (NULL, (SELECT id FROM `regions` WHERE name = 'Giurgiu'), 'Adunații-Copă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Băneasa</text:p>
          </table:table-cell>
          <table:table-cell/>
          <table:table-cell table:formula="of:=CONCATENATE([.$C$91];[.A1495];[.$K$91];[.B1495];[.$L$91])" office:value-type="string" office:string-value="INSERT INTO `cities` (`id`, `region_id`, `name`) VALUES (NULL, (SELECT id FROM `regions` WHERE name = 'Giurgiu'), 'Băneasa');" calcext:value-type="string">
            <text:p>INSERT INTO `cities` (`id`, `region_id`, `name`) VALUES (NULL, (SELECT id FROM `regions` WHERE name = 'Giurgiu'), 'Băne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Bolintin-Deal</text:p>
          </table:table-cell>
          <table:table-cell/>
          <table:table-cell table:formula="of:=CONCATENATE([.$C$91];[.A1496];[.$K$91];[.B1496];[.$L$91])" office:value-type="string" office:string-value="INSERT INTO `cities` (`id`, `region_id`, `name`) VALUES (NULL, (SELECT id FROM `regions` WHERE name = 'Giurgiu'), 'Bolintin-Deal');" calcext:value-type="string">
            <text:p>INSERT INTO `cities` (`id`, `region_id`, `name`) VALUES (NULL, (SELECT id FROM `regions` WHERE name = 'Giurgiu'), 'Bolintin-Dea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Bolintin-Vale</text:p>
          </table:table-cell>
          <table:table-cell/>
          <table:table-cell table:formula="of:=CONCATENATE([.$C$91];[.A1497];[.$K$91];[.B1497];[.$L$91])" office:value-type="string" office:string-value="INSERT INTO `cities` (`id`, `region_id`, `name`) VALUES (NULL, (SELECT id FROM `regions` WHERE name = 'Giurgiu'), 'Bolintin-Vale');" calcext:value-type="string">
            <text:p>INSERT INTO `cities` (`id`, `region_id`, `name`) VALUES (NULL, (SELECT id FROM `regions` WHERE name = 'Giurgiu'), 'Bolintin-Va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Bucșani</text:p>
          </table:table-cell>
          <table:table-cell/>
          <table:table-cell table:formula="of:=CONCATENATE([.$C$91];[.A1498];[.$K$91];[.B1498];[.$L$91])" office:value-type="string" office:string-value="INSERT INTO `cities` (`id`, `region_id`, `name`) VALUES (NULL, (SELECT id FROM `regions` WHERE name = 'Giurgiu'), 'Bucșani');" calcext:value-type="string">
            <text:p>INSERT INTO `cities` (`id`, `region_id`, `name`) VALUES (NULL, (SELECT id FROM `regions` WHERE name = 'Giurgiu'), 'Buc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Bulbucata</text:p>
          </table:table-cell>
          <table:table-cell/>
          <table:table-cell table:formula="of:=CONCATENATE([.$C$91];[.A1499];[.$K$91];[.B1499];[.$L$91])" office:value-type="string" office:string-value="INSERT INTO `cities` (`id`, `region_id`, `name`) VALUES (NULL, (SELECT id FROM `regions` WHERE name = 'Giurgiu'), 'Bulbucata');" calcext:value-type="string">
            <text:p>INSERT INTO `cities` (`id`, `region_id`, `name`) VALUES (NULL, (SELECT id FROM `regions` WHERE name = 'Giurgiu'), 'Bulbuca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Buturugeni</text:p>
          </table:table-cell>
          <table:table-cell/>
          <table:table-cell table:formula="of:=CONCATENATE([.$C$91];[.A1500];[.$K$91];[.B1500];[.$L$91])" office:value-type="string" office:string-value="INSERT INTO `cities` (`id`, `region_id`, `name`) VALUES (NULL, (SELECT id FROM `regions` WHERE name = 'Giurgiu'), 'Buturugeni');" calcext:value-type="string">
            <text:p>INSERT INTO `cities` (`id`, `region_id`, `name`) VALUES (NULL, (SELECT id FROM `regions` WHERE name = 'Giurgiu'), 'Buturug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Călugăreni</text:p>
          </table:table-cell>
          <table:table-cell/>
          <table:table-cell table:formula="of:=CONCATENATE([.$C$91];[.A1501];[.$K$91];[.B1501];[.$L$91])" office:value-type="string" office:string-value="INSERT INTO `cities` (`id`, `region_id`, `name`) VALUES (NULL, (SELECT id FROM `regions` WHERE name = 'Giurgiu'), 'Călugăreni');" calcext:value-type="string">
            <text:p>INSERT INTO `cities` (`id`, `region_id`, `name`) VALUES (NULL, (SELECT id FROM `regions` WHERE name = 'Giurgiu'), 'Călugă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Clejani</text:p>
          </table:table-cell>
          <table:table-cell/>
          <table:table-cell table:formula="of:=CONCATENATE([.$C$91];[.A1502];[.$K$91];[.B1502];[.$L$91])" office:value-type="string" office:string-value="INSERT INTO `cities` (`id`, `region_id`, `name`) VALUES (NULL, (SELECT id FROM `regions` WHERE name = 'Giurgiu'), 'Clejani');" calcext:value-type="string">
            <text:p>INSERT INTO `cities` (`id`, `region_id`, `name`) VALUES (NULL, (SELECT id FROM `regions` WHERE name = 'Giurgiu'), 'Clej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Colibași</text:p>
          </table:table-cell>
          <table:table-cell/>
          <table:table-cell table:formula="of:=CONCATENATE([.$C$91];[.A1503];[.$K$91];[.B1503];[.$L$91])" office:value-type="string" office:string-value="INSERT INTO `cities` (`id`, `region_id`, `name`) VALUES (NULL, (SELECT id FROM `regions` WHERE name = 'Giurgiu'), 'Colibași');" calcext:value-type="string">
            <text:p>INSERT INTO `cities` (`id`, `region_id`, `name`) VALUES (NULL, (SELECT id FROM `regions` WHERE name = 'Giurgiu'), 'Coliba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Comana</text:p>
          </table:table-cell>
          <table:table-cell/>
          <table:table-cell table:formula="of:=CONCATENATE([.$C$91];[.A1504];[.$K$91];[.B1504];[.$L$91])" office:value-type="string" office:string-value="INSERT INTO `cities` (`id`, `region_id`, `name`) VALUES (NULL, (SELECT id FROM `regions` WHERE name = 'Giurgiu'), 'Comana');" calcext:value-type="string">
            <text:p>INSERT INTO `cities` (`id`, `region_id`, `name`) VALUES (NULL, (SELECT id FROM `regions` WHERE name = 'Giurgiu'), 'Com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Cosoba</text:p>
          </table:table-cell>
          <table:table-cell/>
          <table:table-cell table:formula="of:=CONCATENATE([.$C$91];[.A1505];[.$K$91];[.B1505];[.$L$91])" office:value-type="string" office:string-value="INSERT INTO `cities` (`id`, `region_id`, `name`) VALUES (NULL, (SELECT id FROM `regions` WHERE name = 'Giurgiu'), 'Cosoba');" calcext:value-type="string">
            <text:p>INSERT INTO `cities` (`id`, `region_id`, `name`) VALUES (NULL, (SELECT id FROM `regions` WHERE name = 'Giurgiu'), 'Cosob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Crevedia Mare</text:p>
          </table:table-cell>
          <table:table-cell/>
          <table:table-cell table:formula="of:=CONCATENATE([.$C$91];[.A1506];[.$K$91];[.B1506];[.$L$91])" office:value-type="string" office:string-value="INSERT INTO `cities` (`id`, `region_id`, `name`) VALUES (NULL, (SELECT id FROM `regions` WHERE name = 'Giurgiu'), 'Crevedia Mare');" calcext:value-type="string">
            <text:p>INSERT INTO `cities` (`id`, `region_id`, `name`) VALUES (NULL, (SELECT id FROM `regions` WHERE name = 'Giurgiu'), 'Crevedi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Daia</text:p>
          </table:table-cell>
          <table:table-cell/>
          <table:table-cell table:formula="of:=CONCATENATE([.$C$91];[.A1507];[.$K$91];[.B1507];[.$L$91])" office:value-type="string" office:string-value="INSERT INTO `cities` (`id`, `region_id`, `name`) VALUES (NULL, (SELECT id FROM `regions` WHERE name = 'Giurgiu'), 'Daia');" calcext:value-type="string">
            <text:p>INSERT INTO `cities` (`id`, `region_id`, `name`) VALUES (NULL, (SELECT id FROM `regions` WHERE name = 'Giurgiu'), 'D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Florești-Stoenești</text:p>
          </table:table-cell>
          <table:table-cell/>
          <table:table-cell table:formula="of:=CONCATENATE([.$C$91];[.A1508];[.$K$91];[.B1508];[.$L$91])" office:value-type="string" office:string-value="INSERT INTO `cities` (`id`, `region_id`, `name`) VALUES (NULL, (SELECT id FROM `regions` WHERE name = 'Giurgiu'), 'Florești-Stoenești');" calcext:value-type="string">
            <text:p>INSERT INTO `cities` (`id`, `region_id`, `name`) VALUES (NULL, (SELECT id FROM `regions` WHERE name = 'Giurgiu'), 'Florești-Stoe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Frătești</text:p>
          </table:table-cell>
          <table:table-cell/>
          <table:table-cell table:formula="of:=CONCATENATE([.$C$91];[.A1509];[.$K$91];[.B1509];[.$L$91])" office:value-type="string" office:string-value="INSERT INTO `cities` (`id`, `region_id`, `name`) VALUES (NULL, (SELECT id FROM `regions` WHERE name = 'Giurgiu'), 'Frătești');" calcext:value-type="string">
            <text:p>INSERT INTO `cities` (`id`, `region_id`, `name`) VALUES (NULL, (SELECT id FROM `regions` WHERE name = 'Giurgiu'), 'Fră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Găiseni</text:p>
          </table:table-cell>
          <table:table-cell/>
          <table:table-cell table:formula="of:=CONCATENATE([.$C$91];[.A1510];[.$K$91];[.B1510];[.$L$91])" office:value-type="string" office:string-value="INSERT INTO `cities` (`id`, `region_id`, `name`) VALUES (NULL, (SELECT id FROM `regions` WHERE name = 'Giurgiu'), 'Găiseni');" calcext:value-type="string">
            <text:p>INSERT INTO `cities` (`id`, `region_id`, `name`) VALUES (NULL, (SELECT id FROM `regions` WHERE name = 'Giurgiu'), 'Găis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Găujani</text:p>
          </table:table-cell>
          <table:table-cell/>
          <table:table-cell table:formula="of:=CONCATENATE([.$C$91];[.A1511];[.$K$91];[.B1511];[.$L$91])" office:value-type="string" office:string-value="INSERT INTO `cities` (`id`, `region_id`, `name`) VALUES (NULL, (SELECT id FROM `regions` WHERE name = 'Giurgiu'), 'Găujani');" calcext:value-type="string">
            <text:p>INSERT INTO `cities` (`id`, `region_id`, `name`) VALUES (NULL, (SELECT id FROM `regions` WHERE name = 'Giurgiu'), 'Găuj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Ghimpați</text:p>
          </table:table-cell>
          <table:table-cell/>
          <table:table-cell table:formula="of:=CONCATENATE([.$C$91];[.A1512];[.$K$91];[.B1512];[.$L$91])" office:value-type="string" office:string-value="INSERT INTO `cities` (`id`, `region_id`, `name`) VALUES (NULL, (SELECT id FROM `regions` WHERE name = 'Giurgiu'), 'Ghimpați');" calcext:value-type="string">
            <text:p>INSERT INTO `cities` (`id`, `region_id`, `name`) VALUES (NULL, (SELECT id FROM `regions` WHERE name = 'Giurgiu'), 'Ghimpați');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Giurgiu</text:p>
          </table:table-cell>
          <table:table-cell/>
          <table:table-cell table:formula="of:=CONCATENATE([.$C$91];[.A1513];[.$K$91];[.B1513];[.$L$91])" office:value-type="string" office:string-value="INSERT INTO `cities` (`id`, `region_id`, `name`) VALUES (NULL, (SELECT id FROM `regions` WHERE name = 'Giurgiu'), 'Giurgiu');" calcext:value-type="string">
            <text:p>INSERT INTO `cities` (`id`, `region_id`, `name`) VALUES (NULL, (SELECT id FROM `regions` WHERE name = 'Giurgiu'), 'Giurg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Gogoșari</text:p>
          </table:table-cell>
          <table:table-cell/>
          <table:table-cell table:formula="of:=CONCATENATE([.$C$91];[.A1514];[.$K$91];[.B1514];[.$L$91])" office:value-type="string" office:string-value="INSERT INTO `cities` (`id`, `region_id`, `name`) VALUES (NULL, (SELECT id FROM `regions` WHERE name = 'Giurgiu'), 'Gogoșari');" calcext:value-type="string">
            <text:p>INSERT INTO `cities` (`id`, `region_id`, `name`) VALUES (NULL, (SELECT id FROM `regions` WHERE name = 'Giurgiu'), 'Gogoș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Gostinari</text:p>
          </table:table-cell>
          <table:table-cell/>
          <table:table-cell table:formula="of:=CONCATENATE([.$C$91];[.A1515];[.$K$91];[.B1515];[.$L$91])" office:value-type="string" office:string-value="INSERT INTO `cities` (`id`, `region_id`, `name`) VALUES (NULL, (SELECT id FROM `regions` WHERE name = 'Giurgiu'), 'Gostinari');" calcext:value-type="string">
            <text:p>INSERT INTO `cities` (`id`, `region_id`, `name`) VALUES (NULL, (SELECT id FROM `regions` WHERE name = 'Giurgiu'), 'Gostin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Gostinu</text:p>
          </table:table-cell>
          <table:table-cell/>
          <table:table-cell table:formula="of:=CONCATENATE([.$C$91];[.A1516];[.$K$91];[.B1516];[.$L$91])" office:value-type="string" office:string-value="INSERT INTO `cities` (`id`, `region_id`, `name`) VALUES (NULL, (SELECT id FROM `regions` WHERE name = 'Giurgiu'), 'Gostinu');" calcext:value-type="string">
            <text:p>INSERT INTO `cities` (`id`, `region_id`, `name`) VALUES (NULL, (SELECT id FROM `regions` WHERE name = 'Giurgiu'), 'Gosti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Grădinari</text:p>
          </table:table-cell>
          <table:table-cell/>
          <table:table-cell table:formula="of:=CONCATENATE([.$C$91];[.A1517];[.$K$91];[.B1517];[.$L$91])" office:value-type="string" office:string-value="INSERT INTO `cities` (`id`, `region_id`, `name`) VALUES (NULL, (SELECT id FROM `regions` WHERE name = 'Giurgiu'), 'Grădinari');" calcext:value-type="string">
            <text:p>INSERT INTO `cities` (`id`, `region_id`, `name`) VALUES (NULL, (SELECT id FROM `regions` WHERE name = 'Giurgiu'), 'Grădin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Greaca</text:p>
          </table:table-cell>
          <table:table-cell/>
          <table:table-cell table:formula="of:=CONCATENATE([.$C$91];[.A1518];[.$K$91];[.B1518];[.$L$91])" office:value-type="string" office:string-value="INSERT INTO `cities` (`id`, `region_id`, `name`) VALUES (NULL, (SELECT id FROM `regions` WHERE name = 'Giurgiu'), 'Greaca');" calcext:value-type="string">
            <text:p>INSERT INTO `cities` (`id`, `region_id`, `name`) VALUES (NULL, (SELECT id FROM `regions` WHERE name = 'Giurgiu'), 'Grea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Herăști</text:p>
          </table:table-cell>
          <table:table-cell/>
          <table:table-cell table:formula="of:=CONCATENATE([.$C$91];[.A1519];[.$K$91];[.B1519];[.$L$91])" office:value-type="string" office:string-value="INSERT INTO `cities` (`id`, `region_id`, `name`) VALUES (NULL, (SELECT id FROM `regions` WHERE name = 'Giurgiu'), 'Herăști');" calcext:value-type="string">
            <text:p>INSERT INTO `cities` (`id`, `region_id`, `name`) VALUES (NULL, (SELECT id FROM `regions` WHERE name = 'Giurgiu'), 'Heră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Hotarele</text:p>
          </table:table-cell>
          <table:table-cell/>
          <table:table-cell table:formula="of:=CONCATENATE([.$C$91];[.A1520];[.$K$91];[.B1520];[.$L$91])" office:value-type="string" office:string-value="INSERT INTO `cities` (`id`, `region_id`, `name`) VALUES (NULL, (SELECT id FROM `regions` WHERE name = 'Giurgiu'), 'Hotarele');" calcext:value-type="string">
            <text:p>INSERT INTO `cities` (`id`, `region_id`, `name`) VALUES (NULL, (SELECT id FROM `regions` WHERE name = 'Giurgiu'), 'Hotar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Iepurești</text:p>
          </table:table-cell>
          <table:table-cell/>
          <table:table-cell table:formula="of:=CONCATENATE([.$C$91];[.A1521];[.$K$91];[.B1521];[.$L$91])" office:value-type="string" office:string-value="INSERT INTO `cities` (`id`, `region_id`, `name`) VALUES (NULL, (SELECT id FROM `regions` WHERE name = 'Giurgiu'), 'Iepurești');" calcext:value-type="string">
            <text:p>INSERT INTO `cities` (`id`, `region_id`, `name`) VALUES (NULL, (SELECT id FROM `regions` WHERE name = 'Giurgiu'), 'Iepu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Isvoarele</text:p>
          </table:table-cell>
          <table:table-cell/>
          <table:table-cell table:formula="of:=CONCATENATE([.$C$91];[.A1522];[.$K$91];[.B1522];[.$L$91])" office:value-type="string" office:string-value="INSERT INTO `cities` (`id`, `region_id`, `name`) VALUES (NULL, (SELECT id FROM `regions` WHERE name = 'Giurgiu'), 'Isvoarele');" calcext:value-type="string">
            <text:p>INSERT INTO `cities` (`id`, `region_id`, `name`) VALUES (NULL, (SELECT id FROM `regions` WHERE name = 'Giurgiu'), 'Isvoar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Izvoarele</text:p>
          </table:table-cell>
          <table:table-cell/>
          <table:table-cell table:formula="of:=CONCATENATE([.$C$91];[.A1523];[.$K$91];[.B1523];[.$L$91])" office:value-type="string" office:string-value="INSERT INTO `cities` (`id`, `region_id`, `name`) VALUES (NULL, (SELECT id FROM `regions` WHERE name = 'Giurgiu'), 'Izvoarele');" calcext:value-type="string">
            <text:p>INSERT INTO `cities` (`id`, `region_id`, `name`) VALUES (NULL, (SELECT id FROM `regions` WHERE name = 'Giurgiu'), 'Izvoar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Joița</text:p>
          </table:table-cell>
          <table:table-cell/>
          <table:table-cell table:formula="of:=CONCATENATE([.$C$91];[.A1524];[.$K$91];[.B1524];[.$L$91])" office:value-type="string" office:string-value="INSERT INTO `cities` (`id`, `region_id`, `name`) VALUES (NULL, (SELECT id FROM `regions` WHERE name = 'Giurgiu'), 'Joița');" calcext:value-type="string">
            <text:p>INSERT INTO `cities` (`id`, `region_id`, `name`) VALUES (NULL, (SELECT id FROM `regions` WHERE name = 'Giurgiu'), 'Jo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Letca Nouă</text:p>
          </table:table-cell>
          <table:table-cell/>
          <table:table-cell table:formula="of:=CONCATENATE([.$C$91];[.A1525];[.$K$91];[.B1525];[.$L$91])" office:value-type="string" office:string-value="INSERT INTO `cities` (`id`, `region_id`, `name`) VALUES (NULL, (SELECT id FROM `regions` WHERE name = 'Giurgiu'), 'Letca Nouă');" calcext:value-type="string">
            <text:p>INSERT INTO `cities` (`id`, `region_id`, `name`) VALUES (NULL, (SELECT id FROM `regions` WHERE name = 'Giurgiu'), 'Letca Nou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Malu</text:p>
          </table:table-cell>
          <table:table-cell/>
          <table:table-cell table:formula="of:=CONCATENATE([.$C$91];[.A1526];[.$K$91];[.B1526];[.$L$91])" office:value-type="string" office:string-value="INSERT INTO `cities` (`id`, `region_id`, `name`) VALUES (NULL, (SELECT id FROM `regions` WHERE name = 'Giurgiu'), 'Malu');" calcext:value-type="string">
            <text:p>INSERT INTO `cities` (`id`, `region_id`, `name`) VALUES (NULL, (SELECT id FROM `regions` WHERE name = 'Giurgiu'), 'Mal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Mârșa</text:p>
          </table:table-cell>
          <table:table-cell/>
          <table:table-cell table:formula="of:=CONCATENATE([.$C$91];[.A1527];[.$K$91];[.B1527];[.$L$91])" office:value-type="string" office:string-value="INSERT INTO `cities` (`id`, `region_id`, `name`) VALUES (NULL, (SELECT id FROM `regions` WHERE name = 'Giurgiu'), 'Mârșa');" calcext:value-type="string">
            <text:p>INSERT INTO `cities` (`id`, `region_id`, `name`) VALUES (NULL, (SELECT id FROM `regions` WHERE name = 'Giurgiu'), 'Mârș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Mihai Bravu</text:p>
          </table:table-cell>
          <table:table-cell/>
          <table:table-cell table:formula="of:=CONCATENATE([.$C$91];[.A1528];[.$K$91];[.B1528];[.$L$91])" office:value-type="string" office:string-value="INSERT INTO `cities` (`id`, `region_id`, `name`) VALUES (NULL, (SELECT id FROM `regions` WHERE name = 'Giurgiu'), 'Mihai Bravu');" calcext:value-type="string">
            <text:p>INSERT INTO `cities` (`id`, `region_id`, `name`) VALUES (NULL, (SELECT id FROM `regions` WHERE name = 'Giurgiu'), 'Mihai Brav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Mihăilești</text:p>
          </table:table-cell>
          <table:table-cell/>
          <table:table-cell table:formula="of:=CONCATENATE([.$C$91];[.A1529];[.$K$91];[.B1529];[.$L$91])" office:value-type="string" office:string-value="INSERT INTO `cities` (`id`, `region_id`, `name`) VALUES (NULL, (SELECT id FROM `regions` WHERE name = 'Giurgiu'), 'Mihăilești');" calcext:value-type="string">
            <text:p>INSERT INTO `cities` (`id`, `region_id`, `name`) VALUES (NULL, (SELECT id FROM `regions` WHERE name = 'Giurgiu'), 'Mihăi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Ogrezeni</text:p>
          </table:table-cell>
          <table:table-cell/>
          <table:table-cell table:formula="of:=CONCATENATE([.$C$91];[.A1530];[.$K$91];[.B1530];[.$L$91])" office:value-type="string" office:string-value="INSERT INTO `cities` (`id`, `region_id`, `name`) VALUES (NULL, (SELECT id FROM `regions` WHERE name = 'Giurgiu'), 'Ogrezeni');" calcext:value-type="string">
            <text:p>INSERT INTO `cities` (`id`, `region_id`, `name`) VALUES (NULL, (SELECT id FROM `regions` WHERE name = 'Giurgiu'), 'Ogrez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Oinacu</text:p>
          </table:table-cell>
          <table:table-cell/>
          <table:table-cell table:formula="of:=CONCATENATE([.$C$91];[.A1531];[.$K$91];[.B1531];[.$L$91])" office:value-type="string" office:string-value="INSERT INTO `cities` (`id`, `region_id`, `name`) VALUES (NULL, (SELECT id FROM `regions` WHERE name = 'Giurgiu'), 'Oinacu');" calcext:value-type="string">
            <text:p>INSERT INTO `cities` (`id`, `region_id`, `name`) VALUES (NULL, (SELECT id FROM `regions` WHERE name = 'Giurgiu'), 'Oina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Prundu</text:p>
          </table:table-cell>
          <table:table-cell/>
          <table:table-cell table:formula="of:=CONCATENATE([.$C$91];[.A1532];[.$K$91];[.B1532];[.$L$91])" office:value-type="string" office:string-value="INSERT INTO `cities` (`id`, `region_id`, `name`) VALUES (NULL, (SELECT id FROM `regions` WHERE name = 'Giurgiu'), 'Prundu');" calcext:value-type="string">
            <text:p>INSERT INTO `cities` (`id`, `region_id`, `name`) VALUES (NULL, (SELECT id FROM `regions` WHERE name = 'Giurgiu'), 'Prund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Putineiu</text:p>
          </table:table-cell>
          <table:table-cell/>
          <table:table-cell table:formula="of:=CONCATENATE([.$C$91];[.A1533];[.$K$91];[.B1533];[.$L$91])" office:value-type="string" office:string-value="INSERT INTO `cities` (`id`, `region_id`, `name`) VALUES (NULL, (SELECT id FROM `regions` WHERE name = 'Giurgiu'), 'Putineiu');" calcext:value-type="string">
            <text:p>INSERT INTO `cities` (`id`, `region_id`, `name`) VALUES (NULL, (SELECT id FROM `regions` WHERE name = 'Giurgiu'), 'Putine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Răsuceni</text:p>
          </table:table-cell>
          <table:table-cell/>
          <table:table-cell table:formula="of:=CONCATENATE([.$C$91];[.A1534];[.$K$91];[.B1534];[.$L$91])" office:value-type="string" office:string-value="INSERT INTO `cities` (`id`, `region_id`, `name`) VALUES (NULL, (SELECT id FROM `regions` WHERE name = 'Giurgiu'), 'Răsuceni');" calcext:value-type="string">
            <text:p>INSERT INTO `cities` (`id`, `region_id`, `name`) VALUES (NULL, (SELECT id FROM `regions` WHERE name = 'Giurgiu'), 'Răsu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Roata de Jos</text:p>
          </table:table-cell>
          <table:table-cell/>
          <table:table-cell table:formula="of:=CONCATENATE([.$C$91];[.A1535];[.$K$91];[.B1535];[.$L$91])" office:value-type="string" office:string-value="INSERT INTO `cities` (`id`, `region_id`, `name`) VALUES (NULL, (SELECT id FROM `regions` WHERE name = 'Giurgiu'), 'Roata de Jos');" calcext:value-type="string">
            <text:p>INSERT INTO `cities` (`id`, `region_id`, `name`) VALUES (NULL, (SELECT id FROM `regions` WHERE name = 'Giurgiu'), 'Roata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Săbăreni</text:p>
          </table:table-cell>
          <table:table-cell/>
          <table:table-cell table:formula="of:=CONCATENATE([.$C$91];[.A1536];[.$K$91];[.B1536];[.$L$91])" office:value-type="string" office:string-value="INSERT INTO `cities` (`id`, `region_id`, `name`) VALUES (NULL, (SELECT id FROM `regions` WHERE name = 'Giurgiu'), 'Săbăreni');" calcext:value-type="string">
            <text:p>INSERT INTO `cities` (`id`, `region_id`, `name`) VALUES (NULL, (SELECT id FROM `regions` WHERE name = 'Giurgiu'), 'Săbă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Schitu</text:p>
          </table:table-cell>
          <table:table-cell/>
          <table:table-cell table:formula="of:=CONCATENATE([.$C$91];[.A1537];[.$K$91];[.B1537];[.$L$91])" office:value-type="string" office:string-value="INSERT INTO `cities` (`id`, `region_id`, `name`) VALUES (NULL, (SELECT id FROM `regions` WHERE name = 'Giurgiu'), 'Schitu');" calcext:value-type="string">
            <text:p>INSERT INTO `cities` (`id`, `region_id`, `name`) VALUES (NULL, (SELECT id FROM `regions` WHERE name = 'Giurgiu'), 'Schit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Singureni</text:p>
          </table:table-cell>
          <table:table-cell/>
          <table:table-cell table:formula="of:=CONCATENATE([.$C$91];[.A1538];[.$K$91];[.B1538];[.$L$91])" office:value-type="string" office:string-value="INSERT INTO `cities` (`id`, `region_id`, `name`) VALUES (NULL, (SELECT id FROM `regions` WHERE name = 'Giurgiu'), 'Singureni');" calcext:value-type="string">
            <text:p>INSERT INTO `cities` (`id`, `region_id`, `name`) VALUES (NULL, (SELECT id FROM `regions` WHERE name = 'Giurgiu'), 'Singu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Slobozia</text:p>
          </table:table-cell>
          <table:table-cell/>
          <table:table-cell table:formula="of:=CONCATENATE([.$C$91];[.A1539];[.$K$91];[.B1539];[.$L$91])" office:value-type="string" office:string-value="INSERT INTO `cities` (`id`, `region_id`, `name`) VALUES (NULL, (SELECT id FROM `regions` WHERE name = 'Giurgiu'), 'Slobozia');" calcext:value-type="string">
            <text:p>INSERT INTO `cities` (`id`, `region_id`, `name`) VALUES (NULL, (SELECT id FROM `regions` WHERE name = 'Giurgiu'), 'Sloboz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Stănești</text:p>
          </table:table-cell>
          <table:table-cell/>
          <table:table-cell table:formula="of:=CONCATENATE([.$C$91];[.A1540];[.$K$91];[.B1540];[.$L$91])" office:value-type="string" office:string-value="INSERT INTO `cities` (`id`, `region_id`, `name`) VALUES (NULL, (SELECT id FROM `regions` WHERE name = 'Giurgiu'), 'Stănești');" calcext:value-type="string">
            <text:p>INSERT INTO `cities` (`id`, `region_id`, `name`) VALUES (NULL, (SELECT id FROM `regions` WHERE name = 'Giurgiu'), 'St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Stoenești</text:p>
          </table:table-cell>
          <table:table-cell/>
          <table:table-cell table:formula="of:=CONCATENATE([.$C$91];[.A1541];[.$K$91];[.B1541];[.$L$91])" office:value-type="string" office:string-value="INSERT INTO `cities` (`id`, `region_id`, `name`) VALUES (NULL, (SELECT id FROM `regions` WHERE name = 'Giurgiu'), 'Stoenești');" calcext:value-type="string">
            <text:p>INSERT INTO `cities` (`id`, `region_id`, `name`) VALUES (NULL, (SELECT id FROM `regions` WHERE name = 'Giurgiu'), 'Stoe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Toporu</text:p>
          </table:table-cell>
          <table:table-cell/>
          <table:table-cell table:formula="of:=CONCATENATE([.$C$91];[.A1542];[.$K$91];[.B1542];[.$L$91])" office:value-type="string" office:string-value="INSERT INTO `cities` (`id`, `region_id`, `name`) VALUES (NULL, (SELECT id FROM `regions` WHERE name = 'Giurgiu'), 'Toporu');" calcext:value-type="string">
            <text:p>INSERT INTO `cities` (`id`, `region_id`, `name`) VALUES (NULL, (SELECT id FROM `regions` WHERE name = 'Giurgiu'), 'Topo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Ulmi</text:p>
          </table:table-cell>
          <table:table-cell/>
          <table:table-cell table:formula="of:=CONCATENATE([.$C$91];[.A1543];[.$K$91];[.B1543];[.$L$91])" office:value-type="string" office:string-value="INSERT INTO `cities` (`id`, `region_id`, `name`) VALUES (NULL, (SELECT id FROM `regions` WHERE name = 'Giurgiu'), 'Ulmi');" calcext:value-type="string">
            <text:p>INSERT INTO `cities` (`id`, `region_id`, `name`) VALUES (NULL, (SELECT id FROM `regions` WHERE name = 'Giurgiu'), 'Ulm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Valea Dragului</text:p>
          </table:table-cell>
          <table:table-cell/>
          <table:table-cell table:formula="of:=CONCATENATE([.$C$91];[.A1544];[.$K$91];[.B1544];[.$L$91])" office:value-type="string" office:string-value="INSERT INTO `cities` (`id`, `region_id`, `name`) VALUES (NULL, (SELECT id FROM `regions` WHERE name = 'Giurgiu'), 'Valea Dragului');" calcext:value-type="string">
            <text:p>INSERT INTO `cities` (`id`, `region_id`, `name`) VALUES (NULL, (SELECT id FROM `regions` WHERE name = 'Giurgiu'), 'Valea Drag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Vânătorii Mici</text:p>
          </table:table-cell>
          <table:table-cell/>
          <table:table-cell table:formula="of:=CONCATENATE([.$C$91];[.A1545];[.$K$91];[.B1545];[.$L$91])" office:value-type="string" office:string-value="INSERT INTO `cities` (`id`, `region_id`, `name`) VALUES (NULL, (SELECT id FROM `regions` WHERE name = 'Giurgiu'), 'Vânătorii Mici');" calcext:value-type="string">
            <text:p>INSERT INTO `cities` (`id`, `region_id`, `name`) VALUES (NULL, (SELECT id FROM `regions` WHERE name = 'Giurgiu'), 'Vânătorii Mi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Vărăști</text:p>
          </table:table-cell>
          <table:table-cell/>
          <table:table-cell table:formula="of:=CONCATENATE([.$C$91];[.A1546];[.$K$91];[.B1546];[.$L$91])" office:value-type="string" office:string-value="INSERT INTO `cities` (`id`, `region_id`, `name`) VALUES (NULL, (SELECT id FROM `regions` WHERE name = 'Giurgiu'), 'Vărăști');" calcext:value-type="string">
            <text:p>INSERT INTO `cities` (`id`, `region_id`, `name`) VALUES (NULL, (SELECT id FROM `regions` WHERE name = 'Giurgiu'), 'Vără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Vedea</text:p>
          </table:table-cell>
          <table:table-cell/>
          <table:table-cell table:formula="of:=CONCATENATE([.$C$91];[.A1547];[.$K$91];[.B1547];[.$L$91])" office:value-type="string" office:string-value="INSERT INTO `cities` (`id`, `region_id`, `name`) VALUES (NULL, (SELECT id FROM `regions` WHERE name = 'Giurgiu'), 'Vedea');" calcext:value-type="string">
            <text:p>INSERT INTO `cities` (`id`, `region_id`, `name`) VALUES (NULL, (SELECT id FROM `regions` WHERE name = 'Giurgiu'), 'Vedea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Albeni</text:p>
          </table:table-cell>
          <table:table-cell/>
          <table:table-cell table:formula="of:=CONCATENATE([.$C$91];[.A1549];[.$K$91];[.B1549];[.$L$91])" office:value-type="string" office:string-value="INSERT INTO `cities` (`id`, `region_id`, `name`) VALUES (NULL, (SELECT id FROM `regions` WHERE name = 'Gorj'), 'Albeni');" calcext:value-type="string">
            <text:p>INSERT INTO `cities` (`id`, `region_id`, `name`) VALUES (NULL, (SELECT id FROM `regions` WHERE name = 'Gorj'), 'Alb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Alimpești</text:p>
          </table:table-cell>
          <table:table-cell/>
          <table:table-cell table:formula="of:=CONCATENATE([.$C$91];[.A1550];[.$K$91];[.B1550];[.$L$91])" office:value-type="string" office:string-value="INSERT INTO `cities` (`id`, `region_id`, `name`) VALUES (NULL, (SELECT id FROM `regions` WHERE name = 'Gorj'), 'Alimpești');" calcext:value-type="string">
            <text:p>INSERT INTO `cities` (`id`, `region_id`, `name`) VALUES (NULL, (SELECT id FROM `regions` WHERE name = 'Gorj'), 'Alimp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Aninoasa</text:p>
          </table:table-cell>
          <table:table-cell/>
          <table:table-cell table:formula="of:=CONCATENATE([.$C$91];[.A1551];[.$K$91];[.B1551];[.$L$91])" office:value-type="string" office:string-value="INSERT INTO `cities` (`id`, `region_id`, `name`) VALUES (NULL, (SELECT id FROM `regions` WHERE name = 'Gorj'), 'Aninoasa');" calcext:value-type="string">
            <text:p>INSERT INTO `cities` (`id`, `region_id`, `name`) VALUES (NULL, (SELECT id FROM `regions` WHERE name = 'Gorj'), 'Anino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Arcani</text:p>
          </table:table-cell>
          <table:table-cell/>
          <table:table-cell table:formula="of:=CONCATENATE([.$C$91];[.A1552];[.$K$91];[.B1552];[.$L$91])" office:value-type="string" office:string-value="INSERT INTO `cities` (`id`, `region_id`, `name`) VALUES (NULL, (SELECT id FROM `regions` WHERE name = 'Gorj'), 'Arcani');" calcext:value-type="string">
            <text:p>INSERT INTO `cities` (`id`, `region_id`, `name`) VALUES (NULL, (SELECT id FROM `regions` WHERE name = 'Gorj'), 'Arc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Baia de Fier</text:p>
          </table:table-cell>
          <table:table-cell/>
          <table:table-cell table:formula="of:=CONCATENATE([.$C$91];[.A1553];[.$K$91];[.B1553];[.$L$91])" office:value-type="string" office:string-value="INSERT INTO `cities` (`id`, `region_id`, `name`) VALUES (NULL, (SELECT id FROM `regions` WHERE name = 'Gorj'), 'Baia de Fier');" calcext:value-type="string">
            <text:p>INSERT INTO `cities` (`id`, `region_id`, `name`) VALUES (NULL, (SELECT id FROM `regions` WHERE name = 'Gorj'), 'Baia de Fie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Bălănești</text:p>
          </table:table-cell>
          <table:table-cell/>
          <table:table-cell table:formula="of:=CONCATENATE([.$C$91];[.A1554];[.$K$91];[.B1554];[.$L$91])" office:value-type="string" office:string-value="INSERT INTO `cities` (`id`, `region_id`, `name`) VALUES (NULL, (SELECT id FROM `regions` WHERE name = 'Gorj'), 'Bălănești');" calcext:value-type="string">
            <text:p>INSERT INTO `cities` (`id`, `region_id`, `name`) VALUES (NULL, (SELECT id FROM `regions` WHERE name = 'Gorj'), 'Băl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Bălești</text:p>
          </table:table-cell>
          <table:table-cell/>
          <table:table-cell table:formula="of:=CONCATENATE([.$C$91];[.A1555];[.$K$91];[.B1555];[.$L$91])" office:value-type="string" office:string-value="INSERT INTO `cities` (`id`, `region_id`, `name`) VALUES (NULL, (SELECT id FROM `regions` WHERE name = 'Gorj'), 'Bălești');" calcext:value-type="string">
            <text:p>INSERT INTO `cities` (`id`, `region_id`, `name`) VALUES (NULL, (SELECT id FROM `regions` WHERE name = 'Gorj'), 'Bă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Bâlteni</text:p>
          </table:table-cell>
          <table:table-cell/>
          <table:table-cell table:formula="of:=CONCATENATE([.$C$91];[.A1556];[.$K$91];[.B1556];[.$L$91])" office:value-type="string" office:string-value="INSERT INTO `cities` (`id`, `region_id`, `name`) VALUES (NULL, (SELECT id FROM `regions` WHERE name = 'Gorj'), 'Bâlteni');" calcext:value-type="string">
            <text:p>INSERT INTO `cities` (`id`, `region_id`, `name`) VALUES (NULL, (SELECT id FROM `regions` WHERE name = 'Gorj'), 'Bâl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Bărbătești</text:p>
          </table:table-cell>
          <table:table-cell/>
          <table:table-cell table:formula="of:=CONCATENATE([.$C$91];[.A1557];[.$K$91];[.B1557];[.$L$91])" office:value-type="string" office:string-value="INSERT INTO `cities` (`id`, `region_id`, `name`) VALUES (NULL, (SELECT id FROM `regions` WHERE name = 'Gorj'), 'Bărbătești');" calcext:value-type="string">
            <text:p>INSERT INTO `cities` (`id`, `region_id`, `name`) VALUES (NULL, (SELECT id FROM `regions` WHERE name = 'Gorj'), 'Bărbă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Bengești-Ciocadia</text:p>
          </table:table-cell>
          <table:table-cell/>
          <table:table-cell table:formula="of:=CONCATENATE([.$C$91];[.A1558];[.$K$91];[.B1558];[.$L$91])" office:value-type="string" office:string-value="INSERT INTO `cities` (`id`, `region_id`, `name`) VALUES (NULL, (SELECT id FROM `regions` WHERE name = 'Gorj'), 'Bengești-Ciocadia');" calcext:value-type="string">
            <text:p>INSERT INTO `cities` (`id`, `region_id`, `name`) VALUES (NULL, (SELECT id FROM `regions` WHERE name = 'Gorj'), 'Bengești-Ciocad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Berlești</text:p>
          </table:table-cell>
          <table:table-cell/>
          <table:table-cell table:formula="of:=CONCATENATE([.$C$91];[.A1559];[.$K$91];[.B1559];[.$L$91])" office:value-type="string" office:string-value="INSERT INTO `cities` (`id`, `region_id`, `name`) VALUES (NULL, (SELECT id FROM `regions` WHERE name = 'Gorj'), 'Berlești');" calcext:value-type="string">
            <text:p>INSERT INTO `cities` (`id`, `region_id`, `name`) VALUES (NULL, (SELECT id FROM `regions` WHERE name = 'Gorj'), 'Ber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Bolboși</text:p>
          </table:table-cell>
          <table:table-cell/>
          <table:table-cell table:formula="of:=CONCATENATE([.$C$91];[.A1560];[.$K$91];[.B1560];[.$L$91])" office:value-type="string" office:string-value="INSERT INTO `cities` (`id`, `region_id`, `name`) VALUES (NULL, (SELECT id FROM `regions` WHERE name = 'Gorj'), 'Bolboși');" calcext:value-type="string">
            <text:p>INSERT INTO `cities` (`id`, `region_id`, `name`) VALUES (NULL, (SELECT id FROM `regions` WHERE name = 'Gorj'), 'Bolbo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Borăscu</text:p>
          </table:table-cell>
          <table:table-cell/>
          <table:table-cell table:formula="of:=CONCATENATE([.$C$91];[.A1561];[.$K$91];[.B1561];[.$L$91])" office:value-type="string" office:string-value="INSERT INTO `cities` (`id`, `region_id`, `name`) VALUES (NULL, (SELECT id FROM `regions` WHERE name = 'Gorj'), 'Borăscu');" calcext:value-type="string">
            <text:p>INSERT INTO `cities` (`id`, `region_id`, `name`) VALUES (NULL, (SELECT id FROM `regions` WHERE name = 'Gorj'), 'Borăs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Brănești</text:p>
          </table:table-cell>
          <table:table-cell/>
          <table:table-cell table:formula="of:=CONCATENATE([.$C$91];[.A1562];[.$K$91];[.B1562];[.$L$91])" office:value-type="string" office:string-value="INSERT INTO `cities` (`id`, `region_id`, `name`) VALUES (NULL, (SELECT id FROM `regions` WHERE name = 'Gorj'), 'Brănești');" calcext:value-type="string">
            <text:p>INSERT INTO `cities` (`id`, `region_id`, `name`) VALUES (NULL, (SELECT id FROM `regions` WHERE name = 'Gorj'), 'Br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Bumbești-Jiu</text:p>
          </table:table-cell>
          <table:table-cell/>
          <table:table-cell table:formula="of:=CONCATENATE([.$C$91];[.A1563];[.$K$91];[.B1563];[.$L$91])" office:value-type="string" office:string-value="INSERT INTO `cities` (`id`, `region_id`, `name`) VALUES (NULL, (SELECT id FROM `regions` WHERE name = 'Gorj'), 'Bumbești-Jiu');" calcext:value-type="string">
            <text:p>INSERT INTO `cities` (`id`, `region_id`, `name`) VALUES (NULL, (SELECT id FROM `regions` WHERE name = 'Gorj'), 'Bumbești-J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Bumbești-Pițic</text:p>
          </table:table-cell>
          <table:table-cell/>
          <table:table-cell table:formula="of:=CONCATENATE([.$C$91];[.A1564];[.$K$91];[.B1564];[.$L$91])" office:value-type="string" office:string-value="INSERT INTO `cities` (`id`, `region_id`, `name`) VALUES (NULL, (SELECT id FROM `regions` WHERE name = 'Gorj'), 'Bumbești-Pițic');" calcext:value-type="string">
            <text:p>INSERT INTO `cities` (`id`, `region_id`, `name`) VALUES (NULL, (SELECT id FROM `regions` WHERE name = 'Gorj'), 'Bumbești-Piți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Bustuchin</text:p>
          </table:table-cell>
          <table:table-cell/>
          <table:table-cell table:formula="of:=CONCATENATE([.$C$91];[.A1565];[.$K$91];[.B1565];[.$L$91])" office:value-type="string" office:string-value="INSERT INTO `cities` (`id`, `region_id`, `name`) VALUES (NULL, (SELECT id FROM `regions` WHERE name = 'Gorj'), 'Bustuchin');" calcext:value-type="string">
            <text:p>INSERT INTO `cities` (`id`, `region_id`, `name`) VALUES (NULL, (SELECT id FROM `regions` WHERE name = 'Gorj'), 'Bustuch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Câlnic</text:p>
          </table:table-cell>
          <table:table-cell/>
          <table:table-cell table:formula="of:=CONCATENATE([.$C$91];[.A1566];[.$K$91];[.B1566];[.$L$91])" office:value-type="string" office:string-value="INSERT INTO `cities` (`id`, `region_id`, `name`) VALUES (NULL, (SELECT id FROM `regions` WHERE name = 'Gorj'), 'Câlnic');" calcext:value-type="string">
            <text:p>INSERT INTO `cities` (`id`, `region_id`, `name`) VALUES (NULL, (SELECT id FROM `regions` WHERE name = 'Gorj'), 'Câlni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Căpreni</text:p>
          </table:table-cell>
          <table:table-cell/>
          <table:table-cell table:formula="of:=CONCATENATE([.$C$91];[.A1567];[.$K$91];[.B1567];[.$L$91])" office:value-type="string" office:string-value="INSERT INTO `cities` (`id`, `region_id`, `name`) VALUES (NULL, (SELECT id FROM `regions` WHERE name = 'Gorj'), 'Căpreni');" calcext:value-type="string">
            <text:p>INSERT INTO `cities` (`id`, `region_id`, `name`) VALUES (NULL, (SELECT id FROM `regions` WHERE name = 'Gorj'), 'Căp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Cătunele</text:p>
          </table:table-cell>
          <table:table-cell/>
          <table:table-cell table:formula="of:=CONCATENATE([.$C$91];[.A1568];[.$K$91];[.B1568];[.$L$91])" office:value-type="string" office:string-value="INSERT INTO `cities` (`id`, `region_id`, `name`) VALUES (NULL, (SELECT id FROM `regions` WHERE name = 'Gorj'), 'Cătunele');" calcext:value-type="string">
            <text:p>INSERT INTO `cities` (`id`, `region_id`, `name`) VALUES (NULL, (SELECT id FROM `regions` WHERE name = 'Gorj'), 'Cătun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Ciuperceni</text:p>
          </table:table-cell>
          <table:table-cell/>
          <table:table-cell table:formula="of:=CONCATENATE([.$C$91];[.A1569];[.$K$91];[.B1569];[.$L$91])" office:value-type="string" office:string-value="INSERT INTO `cities` (`id`, `region_id`, `name`) VALUES (NULL, (SELECT id FROM `regions` WHERE name = 'Gorj'), 'Ciuperceni');" calcext:value-type="string">
            <text:p>INSERT INTO `cities` (`id`, `region_id`, `name`) VALUES (NULL, (SELECT id FROM `regions` WHERE name = 'Gorj'), 'Ciuper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Crasna</text:p>
          </table:table-cell>
          <table:table-cell/>
          <table:table-cell table:formula="of:=CONCATENATE([.$C$91];[.A1570];[.$K$91];[.B1570];[.$L$91])" office:value-type="string" office:string-value="INSERT INTO `cities` (`id`, `region_id`, `name`) VALUES (NULL, (SELECT id FROM `regions` WHERE name = 'Gorj'), 'Crasna');" calcext:value-type="string">
            <text:p>INSERT INTO `cities` (`id`, `region_id`, `name`) VALUES (NULL, (SELECT id FROM `regions` WHERE name = 'Gorj'), 'Cras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Crușeț</text:p>
          </table:table-cell>
          <table:table-cell/>
          <table:table-cell table:formula="of:=CONCATENATE([.$C$91];[.A1571];[.$K$91];[.B1571];[.$L$91])" office:value-type="string" office:string-value="INSERT INTO `cities` (`id`, `region_id`, `name`) VALUES (NULL, (SELECT id FROM `regions` WHERE name = 'Gorj'), 'Crușeț');" calcext:value-type="string">
            <text:p>INSERT INTO `cities` (`id`, `region_id`, `name`) VALUES (NULL, (SELECT id FROM `regions` WHERE name = 'Gorj'), 'Crușe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Dănciulești</text:p>
          </table:table-cell>
          <table:table-cell/>
          <table:table-cell table:formula="of:=CONCATENATE([.$C$91];[.A1572];[.$K$91];[.B1572];[.$L$91])" office:value-type="string" office:string-value="INSERT INTO `cities` (`id`, `region_id`, `name`) VALUES (NULL, (SELECT id FROM `regions` WHERE name = 'Gorj'), 'Dănciulești');" calcext:value-type="string">
            <text:p>INSERT INTO `cities` (`id`, `region_id`, `name`) VALUES (NULL, (SELECT id FROM `regions` WHERE name = 'Gorj'), 'Dănci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Dănești</text:p>
          </table:table-cell>
          <table:table-cell/>
          <table:table-cell table:formula="of:=CONCATENATE([.$C$91];[.A1573];[.$K$91];[.B1573];[.$L$91])" office:value-type="string" office:string-value="INSERT INTO `cities` (`id`, `region_id`, `name`) VALUES (NULL, (SELECT id FROM `regions` WHERE name = 'Gorj'), 'Dănești');" calcext:value-type="string">
            <text:p>INSERT INTO `cities` (`id`, `region_id`, `name`) VALUES (NULL, (SELECT id FROM `regions` WHERE name = 'Gorj'), 'D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Drăgotești</text:p>
          </table:table-cell>
          <table:table-cell/>
          <table:table-cell table:formula="of:=CONCATENATE([.$C$91];[.A1574];[.$K$91];[.B1574];[.$L$91])" office:value-type="string" office:string-value="INSERT INTO `cities` (`id`, `region_id`, `name`) VALUES (NULL, (SELECT id FROM `regions` WHERE name = 'Gorj'), 'Drăgotești');" calcext:value-type="string">
            <text:p>INSERT INTO `cities` (`id`, `region_id`, `name`) VALUES (NULL, (SELECT id FROM `regions` WHERE name = 'Gorj'), 'Drăgo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Drăguțești</text:p>
          </table:table-cell>
          <table:table-cell/>
          <table:table-cell table:formula="of:=CONCATENATE([.$C$91];[.A1575];[.$K$91];[.B1575];[.$L$91])" office:value-type="string" office:string-value="INSERT INTO `cities` (`id`, `region_id`, `name`) VALUES (NULL, (SELECT id FROM `regions` WHERE name = 'Gorj'), 'Drăguțești');" calcext:value-type="string">
            <text:p>INSERT INTO `cities` (`id`, `region_id`, `name`) VALUES (NULL, (SELECT id FROM `regions` WHERE name = 'Gorj'), 'Drăguț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Fărcășești</text:p>
          </table:table-cell>
          <table:table-cell/>
          <table:table-cell table:formula="of:=CONCATENATE([.$C$91];[.A1576];[.$K$91];[.B1576];[.$L$91])" office:value-type="string" office:string-value="INSERT INTO `cities` (`id`, `region_id`, `name`) VALUES (NULL, (SELECT id FROM `regions` WHERE name = 'Gorj'), 'Fărcășești');" calcext:value-type="string">
            <text:p>INSERT INTO `cities` (`id`, `region_id`, `name`) VALUES (NULL, (SELECT id FROM `regions` WHERE name = 'Gorj'), 'Fărcă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Glogova</text:p>
          </table:table-cell>
          <table:table-cell/>
          <table:table-cell table:formula="of:=CONCATENATE([.$C$91];[.A1577];[.$K$91];[.B1577];[.$L$91])" office:value-type="string" office:string-value="INSERT INTO `cities` (`id`, `region_id`, `name`) VALUES (NULL, (SELECT id FROM `regions` WHERE name = 'Gorj'), 'Glogova');" calcext:value-type="string">
            <text:p>INSERT INTO `cities` (`id`, `region_id`, `name`) VALUES (NULL, (SELECT id FROM `regions` WHERE name = 'Gorj'), 'Glog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Godinești</text:p>
          </table:table-cell>
          <table:table-cell/>
          <table:table-cell table:formula="of:=CONCATENATE([.$C$91];[.A1578];[.$K$91];[.B1578];[.$L$91])" office:value-type="string" office:string-value="INSERT INTO `cities` (`id`, `region_id`, `name`) VALUES (NULL, (SELECT id FROM `regions` WHERE name = 'Gorj'), 'Godinești');" calcext:value-type="string">
            <text:p>INSERT INTO `cities` (`id`, `region_id`, `name`) VALUES (NULL, (SELECT id FROM `regions` WHERE name = 'Gorj'), 'God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Hurezani</text:p>
          </table:table-cell>
          <table:table-cell/>
          <table:table-cell table:formula="of:=CONCATENATE([.$C$91];[.A1579];[.$K$91];[.B1579];[.$L$91])" office:value-type="string" office:string-value="INSERT INTO `cities` (`id`, `region_id`, `name`) VALUES (NULL, (SELECT id FROM `regions` WHERE name = 'Gorj'), 'Hurezani');" calcext:value-type="string">
            <text:p>INSERT INTO `cities` (`id`, `region_id`, `name`) VALUES (NULL, (SELECT id FROM `regions` WHERE name = 'Gorj'), 'Hurez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Ionești</text:p>
          </table:table-cell>
          <table:table-cell/>
          <table:table-cell table:formula="of:=CONCATENATE([.$C$91];[.A1580];[.$K$91];[.B1580];[.$L$91])" office:value-type="string" office:string-value="INSERT INTO `cities` (`id`, `region_id`, `name`) VALUES (NULL, (SELECT id FROM `regions` WHERE name = 'Gorj'), 'Ionești');" calcext:value-type="string">
            <text:p>INSERT INTO `cities` (`id`, `region_id`, `name`) VALUES (NULL, (SELECT id FROM `regions` WHERE name = 'Gorj'), 'Io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Jupânești</text:p>
          </table:table-cell>
          <table:table-cell/>
          <table:table-cell table:formula="of:=CONCATENATE([.$C$91];[.A1581];[.$K$91];[.B1581];[.$L$91])" office:value-type="string" office:string-value="INSERT INTO `cities` (`id`, `region_id`, `name`) VALUES (NULL, (SELECT id FROM `regions` WHERE name = 'Gorj'), 'Jupânești');" calcext:value-type="string">
            <text:p>INSERT INTO `cities` (`id`, `region_id`, `name`) VALUES (NULL, (SELECT id FROM `regions` WHERE name = 'Gorj'), 'Jupâ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Lelești</text:p>
          </table:table-cell>
          <table:table-cell/>
          <table:table-cell table:formula="of:=CONCATENATE([.$C$91];[.A1582];[.$K$91];[.B1582];[.$L$91])" office:value-type="string" office:string-value="INSERT INTO `cities` (`id`, `region_id`, `name`) VALUES (NULL, (SELECT id FROM `regions` WHERE name = 'Gorj'), 'Lelești');" calcext:value-type="string">
            <text:p>INSERT INTO `cities` (`id`, `region_id`, `name`) VALUES (NULL, (SELECT id FROM `regions` WHERE name = 'Gorj'), 'Le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Licurici</text:p>
          </table:table-cell>
          <table:table-cell/>
          <table:table-cell table:formula="of:=CONCATENATE([.$C$91];[.A1583];[.$K$91];[.B1583];[.$L$91])" office:value-type="string" office:string-value="INSERT INTO `cities` (`id`, `region_id`, `name`) VALUES (NULL, (SELECT id FROM `regions` WHERE name = 'Gorj'), 'Licurici');" calcext:value-type="string">
            <text:p>INSERT INTO `cities` (`id`, `region_id`, `name`) VALUES (NULL, (SELECT id FROM `regions` WHERE name = 'Gorj'), 'Licuri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Logrești</text:p>
          </table:table-cell>
          <table:table-cell/>
          <table:table-cell table:formula="of:=CONCATENATE([.$C$91];[.A1584];[.$K$91];[.B1584];[.$L$91])" office:value-type="string" office:string-value="INSERT INTO `cities` (`id`, `region_id`, `name`) VALUES (NULL, (SELECT id FROM `regions` WHERE name = 'Gorj'), 'Logrești');" calcext:value-type="string">
            <text:p>INSERT INTO `cities` (`id`, `region_id`, `name`) VALUES (NULL, (SELECT id FROM `regions` WHERE name = 'Gorj'), 'Log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Mătăsari</text:p>
          </table:table-cell>
          <table:table-cell/>
          <table:table-cell table:formula="of:=CONCATENATE([.$C$91];[.A1585];[.$K$91];[.B1585];[.$L$91])" office:value-type="string" office:string-value="INSERT INTO `cities` (`id`, `region_id`, `name`) VALUES (NULL, (SELECT id FROM `regions` WHERE name = 'Gorj'), 'Mătăsari');" calcext:value-type="string">
            <text:p>INSERT INTO `cities` (`id`, `region_id`, `name`) VALUES (NULL, (SELECT id FROM `regions` WHERE name = 'Gorj'), 'Mătăs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Motru</text:p>
          </table:table-cell>
          <table:table-cell/>
          <table:table-cell table:formula="of:=CONCATENATE([.$C$91];[.A1586];[.$K$91];[.B1586];[.$L$91])" office:value-type="string" office:string-value="INSERT INTO `cities` (`id`, `region_id`, `name`) VALUES (NULL, (SELECT id FROM `regions` WHERE name = 'Gorj'), 'Motru');" calcext:value-type="string">
            <text:p>INSERT INTO `cities` (`id`, `region_id`, `name`) VALUES (NULL, (SELECT id FROM `regions` WHERE name = 'Gorj'), 'Mot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Mușetești</text:p>
          </table:table-cell>
          <table:table-cell/>
          <table:table-cell table:formula="of:=CONCATENATE([.$C$91];[.A1587];[.$K$91];[.B1587];[.$L$91])" office:value-type="string" office:string-value="INSERT INTO `cities` (`id`, `region_id`, `name`) VALUES (NULL, (SELECT id FROM `regions` WHERE name = 'Gorj'), 'Mușetești');" calcext:value-type="string">
            <text:p>INSERT INTO `cities` (`id`, `region_id`, `name`) VALUES (NULL, (SELECT id FROM `regions` WHERE name = 'Gorj'), 'Mușe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Negomir</text:p>
          </table:table-cell>
          <table:table-cell/>
          <table:table-cell table:formula="of:=CONCATENATE([.$C$91];[.A1588];[.$K$91];[.B1588];[.$L$91])" office:value-type="string" office:string-value="INSERT INTO `cities` (`id`, `region_id`, `name`) VALUES (NULL, (SELECT id FROM `regions` WHERE name = 'Gorj'), 'Negomir');" calcext:value-type="string">
            <text:p>INSERT INTO `cities` (`id`, `region_id`, `name`) VALUES (NULL, (SELECT id FROM `regions` WHERE name = 'Gorj'), 'Negomi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Novaci</text:p>
          </table:table-cell>
          <table:table-cell/>
          <table:table-cell table:formula="of:=CONCATENATE([.$C$91];[.A1589];[.$K$91];[.B1589];[.$L$91])" office:value-type="string" office:string-value="INSERT INTO `cities` (`id`, `region_id`, `name`) VALUES (NULL, (SELECT id FROM `regions` WHERE name = 'Gorj'), 'Novaci');" calcext:value-type="string">
            <text:p>INSERT INTO `cities` (`id`, `region_id`, `name`) VALUES (NULL, (SELECT id FROM `regions` WHERE name = 'Gorj'), 'Nova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Padeș</text:p>
          </table:table-cell>
          <table:table-cell/>
          <table:table-cell table:formula="of:=CONCATENATE([.$C$91];[.A1590];[.$K$91];[.B1590];[.$L$91])" office:value-type="string" office:string-value="INSERT INTO `cities` (`id`, `region_id`, `name`) VALUES (NULL, (SELECT id FROM `regions` WHERE name = 'Gorj'), 'Padeș');" calcext:value-type="string">
            <text:p>INSERT INTO `cities` (`id`, `region_id`, `name`) VALUES (NULL, (SELECT id FROM `regions` WHERE name = 'Gorj'), 'Pad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Peștișani</text:p>
          </table:table-cell>
          <table:table-cell/>
          <table:table-cell table:formula="of:=CONCATENATE([.$C$91];[.A1591];[.$K$91];[.B1591];[.$L$91])" office:value-type="string" office:string-value="INSERT INTO `cities` (`id`, `region_id`, `name`) VALUES (NULL, (SELECT id FROM `regions` WHERE name = 'Gorj'), 'Peștișani');" calcext:value-type="string">
            <text:p>INSERT INTO `cities` (`id`, `region_id`, `name`) VALUES (NULL, (SELECT id FROM `regions` WHERE name = 'Gorj'), 'Pești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Plopșoru</text:p>
          </table:table-cell>
          <table:table-cell/>
          <table:table-cell table:formula="of:=CONCATENATE([.$C$91];[.A1592];[.$K$91];[.B1592];[.$L$91])" office:value-type="string" office:string-value="INSERT INTO `cities` (`id`, `region_id`, `name`) VALUES (NULL, (SELECT id FROM `regions` WHERE name = 'Gorj'), 'Plopșoru');" calcext:value-type="string">
            <text:p>INSERT INTO `cities` (`id`, `region_id`, `name`) VALUES (NULL, (SELECT id FROM `regions` WHERE name = 'Gorj'), 'Plopșo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Polovragi</text:p>
          </table:table-cell>
          <table:table-cell/>
          <table:table-cell table:formula="of:=CONCATENATE([.$C$91];[.A1593];[.$K$91];[.B1593];[.$L$91])" office:value-type="string" office:string-value="INSERT INTO `cities` (`id`, `region_id`, `name`) VALUES (NULL, (SELECT id FROM `regions` WHERE name = 'Gorj'), 'Polovragi');" calcext:value-type="string">
            <text:p>INSERT INTO `cities` (`id`, `region_id`, `name`) VALUES (NULL, (SELECT id FROM `regions` WHERE name = 'Gorj'), 'Polovrag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Prigoria</text:p>
          </table:table-cell>
          <table:table-cell/>
          <table:table-cell table:formula="of:=CONCATENATE([.$C$91];[.A1594];[.$K$91];[.B1594];[.$L$91])" office:value-type="string" office:string-value="INSERT INTO `cities` (`id`, `region_id`, `name`) VALUES (NULL, (SELECT id FROM `regions` WHERE name = 'Gorj'), 'Prigoria');" calcext:value-type="string">
            <text:p>INSERT INTO `cities` (`id`, `region_id`, `name`) VALUES (NULL, (SELECT id FROM `regions` WHERE name = 'Gorj'), 'Prigor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Roșia de Amaradia</text:p>
          </table:table-cell>
          <table:table-cell/>
          <table:table-cell table:formula="of:=CONCATENATE([.$C$91];[.A1595];[.$K$91];[.B1595];[.$L$91])" office:value-type="string" office:string-value="INSERT INTO `cities` (`id`, `region_id`, `name`) VALUES (NULL, (SELECT id FROM `regions` WHERE name = 'Gorj'), 'Roșia de Amaradia');" calcext:value-type="string">
            <text:p>INSERT INTO `cities` (`id`, `region_id`, `name`) VALUES (NULL, (SELECT id FROM `regions` WHERE name = 'Gorj'), 'Roșia de Amarad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Rovinari</text:p>
          </table:table-cell>
          <table:table-cell/>
          <table:table-cell table:formula="of:=CONCATENATE([.$C$91];[.A1596];[.$K$91];[.B1596];[.$L$91])" office:value-type="string" office:string-value="INSERT INTO `cities` (`id`, `region_id`, `name`) VALUES (NULL, (SELECT id FROM `regions` WHERE name = 'Gorj'), 'Rovinari');" calcext:value-type="string">
            <text:p>INSERT INTO `cities` (`id`, `region_id`, `name`) VALUES (NULL, (SELECT id FROM `regions` WHERE name = 'Gorj'), 'Rovin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Runcu</text:p>
          </table:table-cell>
          <table:table-cell/>
          <table:table-cell table:formula="of:=CONCATENATE([.$C$91];[.A1597];[.$K$91];[.B1597];[.$L$91])" office:value-type="string" office:string-value="INSERT INTO `cities` (`id`, `region_id`, `name`) VALUES (NULL, (SELECT id FROM `regions` WHERE name = 'Gorj'), 'Runcu');" calcext:value-type="string">
            <text:p>INSERT INTO `cities` (`id`, `region_id`, `name`) VALUES (NULL, (SELECT id FROM `regions` WHERE name = 'Gorj'), 'Run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Săcelu</text:p>
          </table:table-cell>
          <table:table-cell/>
          <table:table-cell table:formula="of:=CONCATENATE([.$C$91];[.A1598];[.$K$91];[.B1598];[.$L$91])" office:value-type="string" office:string-value="INSERT INTO `cities` (`id`, `region_id`, `name`) VALUES (NULL, (SELECT id FROM `regions` WHERE name = 'Gorj'), 'Săcelu');" calcext:value-type="string">
            <text:p>INSERT INTO `cities` (`id`, `region_id`, `name`) VALUES (NULL, (SELECT id FROM `regions` WHERE name = 'Gorj'), 'Săcel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Samarinești</text:p>
          </table:table-cell>
          <table:table-cell/>
          <table:table-cell table:formula="of:=CONCATENATE([.$C$91];[.A1599];[.$K$91];[.B1599];[.$L$91])" office:value-type="string" office:string-value="INSERT INTO `cities` (`id`, `region_id`, `name`) VALUES (NULL, (SELECT id FROM `regions` WHERE name = 'Gorj'), 'Samarinești');" calcext:value-type="string">
            <text:p>INSERT INTO `cities` (`id`, `region_id`, `name`) VALUES (NULL, (SELECT id FROM `regions` WHERE name = 'Gorj'), 'Samar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Săulești</text:p>
          </table:table-cell>
          <table:table-cell/>
          <table:table-cell table:formula="of:=CONCATENATE([.$C$91];[.A1600];[.$K$91];[.B1600];[.$L$91])" office:value-type="string" office:string-value="INSERT INTO `cities` (`id`, `region_id`, `name`) VALUES (NULL, (SELECT id FROM `regions` WHERE name = 'Gorj'), 'Săulești');" calcext:value-type="string">
            <text:p>INSERT INTO `cities` (`id`, `region_id`, `name`) VALUES (NULL, (SELECT id FROM `regions` WHERE name = 'Gorj'), 'Să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Schela</text:p>
          </table:table-cell>
          <table:table-cell/>
          <table:table-cell table:formula="of:=CONCATENATE([.$C$91];[.A1601];[.$K$91];[.B1601];[.$L$91])" office:value-type="string" office:string-value="INSERT INTO `cities` (`id`, `region_id`, `name`) VALUES (NULL, (SELECT id FROM `regions` WHERE name = 'Gorj'), 'Schela');" calcext:value-type="string">
            <text:p>INSERT INTO `cities` (`id`, `region_id`, `name`) VALUES (NULL, (SELECT id FROM `regions` WHERE name = 'Gorj'), 'Sche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Scoarța</text:p>
          </table:table-cell>
          <table:table-cell/>
          <table:table-cell table:formula="of:=CONCATENATE([.$C$91];[.A1602];[.$K$91];[.B1602];[.$L$91])" office:value-type="string" office:string-value="INSERT INTO `cities` (`id`, `region_id`, `name`) VALUES (NULL, (SELECT id FROM `regions` WHERE name = 'Gorj'), 'Scoarța');" calcext:value-type="string">
            <text:p>INSERT INTO `cities` (`id`, `region_id`, `name`) VALUES (NULL, (SELECT id FROM `regions` WHERE name = 'Gorj'), 'Scoar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Slivilești</text:p>
          </table:table-cell>
          <table:table-cell/>
          <table:table-cell table:formula="of:=CONCATENATE([.$C$91];[.A1603];[.$K$91];[.B1603];[.$L$91])" office:value-type="string" office:string-value="INSERT INTO `cities` (`id`, `region_id`, `name`) VALUES (NULL, (SELECT id FROM `regions` WHERE name = 'Gorj'), 'Slivilești');" calcext:value-type="string">
            <text:p>INSERT INTO `cities` (`id`, `region_id`, `name`) VALUES (NULL, (SELECT id FROM `regions` WHERE name = 'Gorj'), 'Slivi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Stănești</text:p>
          </table:table-cell>
          <table:table-cell/>
          <table:table-cell table:formula="of:=CONCATENATE([.$C$91];[.A1604];[.$K$91];[.B1604];[.$L$91])" office:value-type="string" office:string-value="INSERT INTO `cities` (`id`, `region_id`, `name`) VALUES (NULL, (SELECT id FROM `regions` WHERE name = 'Gorj'), 'Stănești');" calcext:value-type="string">
            <text:p>INSERT INTO `cities` (`id`, `region_id`, `name`) VALUES (NULL, (SELECT id FROM `regions` WHERE name = 'Gorj'), 'St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Stejari</text:p>
          </table:table-cell>
          <table:table-cell/>
          <table:table-cell table:formula="of:=CONCATENATE([.$C$91];[.A1605];[.$K$91];[.B1605];[.$L$91])" office:value-type="string" office:string-value="INSERT INTO `cities` (`id`, `region_id`, `name`) VALUES (NULL, (SELECT id FROM `regions` WHERE name = 'Gorj'), 'Stejari');" calcext:value-type="string">
            <text:p>INSERT INTO `cities` (`id`, `region_id`, `name`) VALUES (NULL, (SELECT id FROM `regions` WHERE name = 'Gorj'), 'Stej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Stoina</text:p>
          </table:table-cell>
          <table:table-cell/>
          <table:table-cell table:formula="of:=CONCATENATE([.$C$91];[.A1606];[.$K$91];[.B1606];[.$L$91])" office:value-type="string" office:string-value="INSERT INTO `cities` (`id`, `region_id`, `name`) VALUES (NULL, (SELECT id FROM `regions` WHERE name = 'Gorj'), 'Stoina');" calcext:value-type="string">
            <text:p>INSERT INTO `cities` (`id`, `region_id`, `name`) VALUES (NULL, (SELECT id FROM `regions` WHERE name = 'Gorj'), 'Sto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Țânțăreni</text:p>
          </table:table-cell>
          <table:table-cell/>
          <table:table-cell table:formula="of:=CONCATENATE([.$C$91];[.A1607];[.$K$91];[.B1607];[.$L$91])" office:value-type="string" office:string-value="INSERT INTO `cities` (`id`, `region_id`, `name`) VALUES (NULL, (SELECT id FROM `regions` WHERE name = 'Gorj'), 'Țânțăreni');" calcext:value-type="string">
            <text:p>INSERT INTO `cities` (`id`, `region_id`, `name`) VALUES (NULL, (SELECT id FROM `regions` WHERE name = 'Gorj'), 'Țânță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Târgu Cărbunești</text:p>
          </table:table-cell>
          <table:table-cell/>
          <table:table-cell table:formula="of:=CONCATENATE([.$C$91];[.A1608];[.$K$91];[.B1608];[.$L$91])" office:value-type="string" office:string-value="INSERT INTO `cities` (`id`, `region_id`, `name`) VALUES (NULL, (SELECT id FROM `regions` WHERE name = 'Gorj'), 'Târgu Cărbunești');" calcext:value-type="string">
            <text:p>INSERT INTO `cities` (`id`, `region_id`, `name`) VALUES (NULL, (SELECT id FROM `regions` WHERE name = 'Gorj'), 'Târgu Cărbu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Târgu Jiu</text:p>
          </table:table-cell>
          <table:table-cell/>
          <table:table-cell table:formula="of:=CONCATENATE([.$C$91];[.A1609];[.$K$91];[.B1609];[.$L$91])" office:value-type="string" office:string-value="INSERT INTO `cities` (`id`, `region_id`, `name`) VALUES (NULL, (SELECT id FROM `regions` WHERE name = 'Gorj'), 'Târgu Jiu');" calcext:value-type="string">
            <text:p>INSERT INTO `cities` (`id`, `region_id`, `name`) VALUES (NULL, (SELECT id FROM `regions` WHERE name = 'Gorj'), 'Târgu J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Telești</text:p>
          </table:table-cell>
          <table:table-cell/>
          <table:table-cell table:formula="of:=CONCATENATE([.$C$91];[.A1610];[.$K$91];[.B1610];[.$L$91])" office:value-type="string" office:string-value="INSERT INTO `cities` (`id`, `region_id`, `name`) VALUES (NULL, (SELECT id FROM `regions` WHERE name = 'Gorj'), 'Telești');" calcext:value-type="string">
            <text:p>INSERT INTO `cities` (`id`, `region_id`, `name`) VALUES (NULL, (SELECT id FROM `regions` WHERE name = 'Gorj'), 'Te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Țicleni</text:p>
          </table:table-cell>
          <table:table-cell/>
          <table:table-cell table:formula="of:=CONCATENATE([.$C$91];[.A1611];[.$K$91];[.B1611];[.$L$91])" office:value-type="string" office:string-value="INSERT INTO `cities` (`id`, `region_id`, `name`) VALUES (NULL, (SELECT id FROM `regions` WHERE name = 'Gorj'), 'Țicleni');" calcext:value-type="string">
            <text:p>INSERT INTO `cities` (`id`, `region_id`, `name`) VALUES (NULL, (SELECT id FROM `regions` WHERE name = 'Gorj'), 'Țic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Tismana</text:p>
          </table:table-cell>
          <table:table-cell/>
          <table:table-cell table:formula="of:=CONCATENATE([.$C$91];[.A1612];[.$K$91];[.B1612];[.$L$91])" office:value-type="string" office:string-value="INSERT INTO `cities` (`id`, `region_id`, `name`) VALUES (NULL, (SELECT id FROM `regions` WHERE name = 'Gorj'), 'Tismana');" calcext:value-type="string">
            <text:p>INSERT INTO `cities` (`id`, `region_id`, `name`) VALUES (NULL, (SELECT id FROM `regions` WHERE name = 'Gorj'), 'Tism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Turburea</text:p>
          </table:table-cell>
          <table:table-cell/>
          <table:table-cell table:formula="of:=CONCATENATE([.$C$91];[.A1613];[.$K$91];[.B1613];[.$L$91])" office:value-type="string" office:string-value="INSERT INTO `cities` (`id`, `region_id`, `name`) VALUES (NULL, (SELECT id FROM `regions` WHERE name = 'Gorj'), 'Turburea');" calcext:value-type="string">
            <text:p>INSERT INTO `cities` (`id`, `region_id`, `name`) VALUES (NULL, (SELECT id FROM `regions` WHERE name = 'Gorj'), 'Turbur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Turceni</text:p>
          </table:table-cell>
          <table:table-cell/>
          <table:table-cell table:formula="of:=CONCATENATE([.$C$91];[.A1614];[.$K$91];[.B1614];[.$L$91])" office:value-type="string" office:string-value="INSERT INTO `cities` (`id`, `region_id`, `name`) VALUES (NULL, (SELECT id FROM `regions` WHERE name = 'Gorj'), 'Turceni');" calcext:value-type="string">
            <text:p>INSERT INTO `cities` (`id`, `region_id`, `name`) VALUES (NULL, (SELECT id FROM `regions` WHERE name = 'Gorj'), 'Tur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Turcinești</text:p>
          </table:table-cell>
          <table:table-cell/>
          <table:table-cell table:formula="of:=CONCATENATE([.$C$91];[.A1615];[.$K$91];[.B1615];[.$L$91])" office:value-type="string" office:string-value="INSERT INTO `cities` (`id`, `region_id`, `name`) VALUES (NULL, (SELECT id FROM `regions` WHERE name = 'Gorj'), 'Turcinești');" calcext:value-type="string">
            <text:p>INSERT INTO `cities` (`id`, `region_id`, `name`) VALUES (NULL, (SELECT id FROM `regions` WHERE name = 'Gorj'), 'Turc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Urdari</text:p>
          </table:table-cell>
          <table:table-cell/>
          <table:table-cell table:formula="of:=CONCATENATE([.$C$91];[.A1616];[.$K$91];[.B1616];[.$L$91])" office:value-type="string" office:string-value="INSERT INTO `cities` (`id`, `region_id`, `name`) VALUES (NULL, (SELECT id FROM `regions` WHERE name = 'Gorj'), 'Urdari');" calcext:value-type="string">
            <text:p>INSERT INTO `cities` (`id`, `region_id`, `name`) VALUES (NULL, (SELECT id FROM `regions` WHERE name = 'Gorj'), 'Urd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Văgiulești</text:p>
          </table:table-cell>
          <table:table-cell/>
          <table:table-cell table:formula="of:=CONCATENATE([.$C$91];[.A1617];[.$K$91];[.B1617];[.$L$91])" office:value-type="string" office:string-value="INSERT INTO `cities` (`id`, `region_id`, `name`) VALUES (NULL, (SELECT id FROM `regions` WHERE name = 'Gorj'), 'Văgiulești');" calcext:value-type="string">
            <text:p>INSERT INTO `cities` (`id`, `region_id`, `name`) VALUES (NULL, (SELECT id FROM `regions` WHERE name = 'Gorj'), 'Văgi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Vladimir</text:p>
          </table:table-cell>
          <table:table-cell/>
          <table:table-cell table:formula="of:=CONCATENATE([.$C$91];[.A1618];[.$K$91];[.B1618];[.$L$91])" office:value-type="string" office:string-value="INSERT INTO `cities` (`id`, `region_id`, `name`) VALUES (NULL, (SELECT id FROM `regions` WHERE name = 'Gorj'), 'Vladimir');" calcext:value-type="string">
            <text:p>INSERT INTO `cities` (`id`, `region_id`, `name`) VALUES (NULL, (SELECT id FROM `regions` WHERE name = 'Gorj'), 'Vladimir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Atid</text:p>
          </table:table-cell>
          <table:table-cell/>
          <table:table-cell table:formula="of:=CONCATENATE([.$C$91];[.A1620];[.$K$91];[.B1620];[.$L$91])" office:value-type="string" office:string-value="INSERT INTO `cities` (`id`, `region_id`, `name`) VALUES (NULL, (SELECT id FROM `regions` WHERE name = 'Harghita'), 'Atid');" calcext:value-type="string">
            <text:p>INSERT INTO `cities` (`id`, `region_id`, `name`) VALUES (NULL, (SELECT id FROM `regions` WHERE name = 'Harghita'), 'Ati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Avrămești</text:p>
          </table:table-cell>
          <table:table-cell/>
          <table:table-cell table:formula="of:=CONCATENATE([.$C$91];[.A1621];[.$K$91];[.B1621];[.$L$91])" office:value-type="string" office:string-value="INSERT INTO `cities` (`id`, `region_id`, `name`) VALUES (NULL, (SELECT id FROM `regions` WHERE name = 'Harghita'), 'Avrămești');" calcext:value-type="string">
            <text:p>INSERT INTO `cities` (`id`, `region_id`, `name`) VALUES (NULL, (SELECT id FROM `regions` WHERE name = 'Harghita'), 'Avrăm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Băile Tușnad</text:p>
          </table:table-cell>
          <table:table-cell/>
          <table:table-cell table:formula="of:=CONCATENATE([.$C$91];[.A1622];[.$K$91];[.B1622];[.$L$91])" office:value-type="string" office:string-value="INSERT INTO `cities` (`id`, `region_id`, `name`) VALUES (NULL, (SELECT id FROM `regions` WHERE name = 'Harghita'), 'Băile Tușnad');" calcext:value-type="string">
            <text:p>INSERT INTO `cities` (`id`, `region_id`, `name`) VALUES (NULL, (SELECT id FROM `regions` WHERE name = 'Harghita'), 'Băile Tușna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Bălan</text:p>
          </table:table-cell>
          <table:table-cell/>
          <table:table-cell table:formula="of:=CONCATENATE([.$C$91];[.A1623];[.$K$91];[.B1623];[.$L$91])" office:value-type="string" office:string-value="INSERT INTO `cities` (`id`, `region_id`, `name`) VALUES (NULL, (SELECT id FROM `regions` WHERE name = 'Harghita'), 'Bălan');" calcext:value-type="string">
            <text:p>INSERT INTO `cities` (`id`, `region_id`, `name`) VALUES (NULL, (SELECT id FROM `regions` WHERE name = 'Harghita'), 'Băl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Bilbor</text:p>
          </table:table-cell>
          <table:table-cell/>
          <table:table-cell table:formula="of:=CONCATENATE([.$C$91];[.A1624];[.$K$91];[.B1624];[.$L$91])" office:value-type="string" office:string-value="INSERT INTO `cities` (`id`, `region_id`, `name`) VALUES (NULL, (SELECT id FROM `regions` WHERE name = 'Harghita'), 'Bilbor');" calcext:value-type="string">
            <text:p>INSERT INTO `cities` (`id`, `region_id`, `name`) VALUES (NULL, (SELECT id FROM `regions` WHERE name = 'Harghita'), 'Bilb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Borsec</text:p>
          </table:table-cell>
          <table:table-cell/>
          <table:table-cell table:formula="of:=CONCATENATE([.$C$91];[.A1625];[.$K$91];[.B1625];[.$L$91])" office:value-type="string" office:string-value="INSERT INTO `cities` (`id`, `region_id`, `name`) VALUES (NULL, (SELECT id FROM `regions` WHERE name = 'Harghita'), 'Borsec');" calcext:value-type="string">
            <text:p>INSERT INTO `cities` (`id`, `region_id`, `name`) VALUES (NULL, (SELECT id FROM `regions` WHERE name = 'Harghita'), 'Borse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Brădești</text:p>
          </table:table-cell>
          <table:table-cell/>
          <table:table-cell table:formula="of:=CONCATENATE([.$C$91];[.A1626];[.$K$91];[.B1626];[.$L$91])" office:value-type="string" office:string-value="INSERT INTO `cities` (`id`, `region_id`, `name`) VALUES (NULL, (SELECT id FROM `regions` WHERE name = 'Harghita'), 'Brădești');" calcext:value-type="string">
            <text:p>INSERT INTO `cities` (`id`, `region_id`, `name`) VALUES (NULL, (SELECT id FROM `regions` WHERE name = 'Harghita'), 'Bră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Căpâlnița</text:p>
          </table:table-cell>
          <table:table-cell/>
          <table:table-cell table:formula="of:=CONCATENATE([.$C$91];[.A1627];[.$K$91];[.B1627];[.$L$91])" office:value-type="string" office:string-value="INSERT INTO `cities` (`id`, `region_id`, `name`) VALUES (NULL, (SELECT id FROM `regions` WHERE name = 'Harghita'), 'Căpâlnița');" calcext:value-type="string">
            <text:p>INSERT INTO `cities` (`id`, `region_id`, `name`) VALUES (NULL, (SELECT id FROM `regions` WHERE name = 'Harghita'), 'Căpâln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Cârța</text:p>
          </table:table-cell>
          <table:table-cell/>
          <table:table-cell table:formula="of:=CONCATENATE([.$C$91];[.A1628];[.$K$91];[.B1628];[.$L$91])" office:value-type="string" office:string-value="INSERT INTO `cities` (`id`, `region_id`, `name`) VALUES (NULL, (SELECT id FROM `regions` WHERE name = 'Harghita'), 'Cârța');" calcext:value-type="string">
            <text:p>INSERT INTO `cities` (`id`, `region_id`, `name`) VALUES (NULL, (SELECT id FROM `regions` WHERE name = 'Harghita'), 'Câr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Ciceu</text:p>
          </table:table-cell>
          <table:table-cell/>
          <table:table-cell table:formula="of:=CONCATENATE([.$C$91];[.A1629];[.$K$91];[.B1629];[.$L$91])" office:value-type="string" office:string-value="INSERT INTO `cities` (`id`, `region_id`, `name`) VALUES (NULL, (SELECT id FROM `regions` WHERE name = 'Harghita'), 'Ciceu');" calcext:value-type="string">
            <text:p>INSERT INTO `cities` (`id`, `region_id`, `name`) VALUES (NULL, (SELECT id FROM `regions` WHERE name = 'Harghita'), 'Cice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Ciucsângeorgiu</text:p>
          </table:table-cell>
          <table:table-cell/>
          <table:table-cell table:formula="of:=CONCATENATE([.$C$91];[.A1630];[.$K$91];[.B1630];[.$L$91])" office:value-type="string" office:string-value="INSERT INTO `cities` (`id`, `region_id`, `name`) VALUES (NULL, (SELECT id FROM `regions` WHERE name = 'Harghita'), 'Ciucsângeorgiu');" calcext:value-type="string">
            <text:p>INSERT INTO `cities` (`id`, `region_id`, `name`) VALUES (NULL, (SELECT id FROM `regions` WHERE name = 'Harghita'), 'Ciucsângeorg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Ciumani</text:p>
          </table:table-cell>
          <table:table-cell/>
          <table:table-cell table:formula="of:=CONCATENATE([.$C$91];[.A1631];[.$K$91];[.B1631];[.$L$91])" office:value-type="string" office:string-value="INSERT INTO `cities` (`id`, `region_id`, `name`) VALUES (NULL, (SELECT id FROM `regions` WHERE name = 'Harghita'), 'Ciumani');" calcext:value-type="string">
            <text:p>INSERT INTO `cities` (`id`, `region_id`, `name`) VALUES (NULL, (SELECT id FROM `regions` WHERE name = 'Harghita'), 'Cium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Corbu</text:p>
          </table:table-cell>
          <table:table-cell/>
          <table:table-cell table:formula="of:=CONCATENATE([.$C$91];[.A1632];[.$K$91];[.B1632];[.$L$91])" office:value-type="string" office:string-value="INSERT INTO `cities` (`id`, `region_id`, `name`) VALUES (NULL, (SELECT id FROM `regions` WHERE name = 'Harghita'), 'Corbu');" calcext:value-type="string">
            <text:p>INSERT INTO `cities` (`id`, `region_id`, `name`) VALUES (NULL, (SELECT id FROM `regions` WHERE name = 'Harghita'), 'Corb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Corund</text:p>
          </table:table-cell>
          <table:table-cell/>
          <table:table-cell table:formula="of:=CONCATENATE([.$C$91];[.A1633];[.$K$91];[.B1633];[.$L$91])" office:value-type="string" office:string-value="INSERT INTO `cities` (`id`, `region_id`, `name`) VALUES (NULL, (SELECT id FROM `regions` WHERE name = 'Harghita'), 'Corund');" calcext:value-type="string">
            <text:p>INSERT INTO `cities` (`id`, `region_id`, `name`) VALUES (NULL, (SELECT id FROM `regions` WHERE name = 'Harghita'), 'Corun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Cozmeni</text:p>
          </table:table-cell>
          <table:table-cell/>
          <table:table-cell table:formula="of:=CONCATENATE([.$C$91];[.A1634];[.$K$91];[.B1634];[.$L$91])" office:value-type="string" office:string-value="INSERT INTO `cities` (`id`, `region_id`, `name`) VALUES (NULL, (SELECT id FROM `regions` WHERE name = 'Harghita'), 'Cozmeni');" calcext:value-type="string">
            <text:p>INSERT INTO `cities` (`id`, `region_id`, `name`) VALUES (NULL, (SELECT id FROM `regions` WHERE name = 'Harghita'), 'Cozm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Cristuru Secuiesc</text:p>
          </table:table-cell>
          <table:table-cell/>
          <table:table-cell table:formula="of:=CONCATENATE([.$C$91];[.A1635];[.$K$91];[.B1635];[.$L$91])" office:value-type="string" office:string-value="INSERT INTO `cities` (`id`, `region_id`, `name`) VALUES (NULL, (SELECT id FROM `regions` WHERE name = 'Harghita'), 'Cristuru Secuiesc');" calcext:value-type="string">
            <text:p>INSERT INTO `cities` (`id`, `region_id`, `name`) VALUES (NULL, (SELECT id FROM `regions` WHERE name = 'Harghita'), 'Cristuru Secuies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Dănești</text:p>
          </table:table-cell>
          <table:table-cell/>
          <table:table-cell table:formula="of:=CONCATENATE([.$C$91];[.A1636];[.$K$91];[.B1636];[.$L$91])" office:value-type="string" office:string-value="INSERT INTO `cities` (`id`, `region_id`, `name`) VALUES (NULL, (SELECT id FROM `regions` WHERE name = 'Harghita'), 'Dănești');" calcext:value-type="string">
            <text:p>INSERT INTO `cities` (`id`, `region_id`, `name`) VALUES (NULL, (SELECT id FROM `regions` WHERE name = 'Harghita'), 'D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Dârjiu</text:p>
          </table:table-cell>
          <table:table-cell/>
          <table:table-cell table:formula="of:=CONCATENATE([.$C$91];[.A1637];[.$K$91];[.B1637];[.$L$91])" office:value-type="string" office:string-value="INSERT INTO `cities` (`id`, `region_id`, `name`) VALUES (NULL, (SELECT id FROM `regions` WHERE name = 'Harghita'), 'Dârjiu');" calcext:value-type="string">
            <text:p>INSERT INTO `cities` (`id`, `region_id`, `name`) VALUES (NULL, (SELECT id FROM `regions` WHERE name = 'Harghita'), 'Dârj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Dealu</text:p>
          </table:table-cell>
          <table:table-cell/>
          <table:table-cell table:formula="of:=CONCATENATE([.$C$91];[.A1638];[.$K$91];[.B1638];[.$L$91])" office:value-type="string" office:string-value="INSERT INTO `cities` (`id`, `region_id`, `name`) VALUES (NULL, (SELECT id FROM `regions` WHERE name = 'Harghita'), 'Dealu');" calcext:value-type="string">
            <text:p>INSERT INTO `cities` (`id`, `region_id`, `name`) VALUES (NULL, (SELECT id FROM `regions` WHERE name = 'Harghita'), 'Deal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Ditrău</text:p>
          </table:table-cell>
          <table:table-cell/>
          <table:table-cell table:formula="of:=CONCATENATE([.$C$91];[.A1639];[.$K$91];[.B1639];[.$L$91])" office:value-type="string" office:string-value="INSERT INTO `cities` (`id`, `region_id`, `name`) VALUES (NULL, (SELECT id FROM `regions` WHERE name = 'Harghita'), 'Ditrău');" calcext:value-type="string">
            <text:p>INSERT INTO `cities` (`id`, `region_id`, `name`) VALUES (NULL, (SELECT id FROM `regions` WHERE name = 'Harghita'), 'Ditr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Feliceni</text:p>
          </table:table-cell>
          <table:table-cell/>
          <table:table-cell table:formula="of:=CONCATENATE([.$C$91];[.A1640];[.$K$91];[.B1640];[.$L$91])" office:value-type="string" office:string-value="INSERT INTO `cities` (`id`, `region_id`, `name`) VALUES (NULL, (SELECT id FROM `regions` WHERE name = 'Harghita'), 'Feliceni');" calcext:value-type="string">
            <text:p>INSERT INTO `cities` (`id`, `region_id`, `name`) VALUES (NULL, (SELECT id FROM `regions` WHERE name = 'Harghita'), 'Feli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Frumoasa</text:p>
          </table:table-cell>
          <table:table-cell/>
          <table:table-cell table:formula="of:=CONCATENATE([.$C$91];[.A1641];[.$K$91];[.B1641];[.$L$91])" office:value-type="string" office:string-value="INSERT INTO `cities` (`id`, `region_id`, `name`) VALUES (NULL, (SELECT id FROM `regions` WHERE name = 'Harghita'), 'Frumoasa');" calcext:value-type="string">
            <text:p>INSERT INTO `cities` (`id`, `region_id`, `name`) VALUES (NULL, (SELECT id FROM `regions` WHERE name = 'Harghita'), 'Frumo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Gălăuțaș</text:p>
          </table:table-cell>
          <table:table-cell/>
          <table:table-cell table:formula="of:=CONCATENATE([.$C$91];[.A1642];[.$K$91];[.B1642];[.$L$91])" office:value-type="string" office:string-value="INSERT INTO `cities` (`id`, `region_id`, `name`) VALUES (NULL, (SELECT id FROM `regions` WHERE name = 'Harghita'), 'Gălăuțaș');" calcext:value-type="string">
            <text:p>INSERT INTO `cities` (`id`, `region_id`, `name`) VALUES (NULL, (SELECT id FROM `regions` WHERE name = 'Harghita'), 'Gălăuț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Gheorgheni</text:p>
          </table:table-cell>
          <table:table-cell/>
          <table:table-cell table:formula="of:=CONCATENATE([.$C$91];[.A1643];[.$K$91];[.B1643];[.$L$91])" office:value-type="string" office:string-value="INSERT INTO `cities` (`id`, `region_id`, `name`) VALUES (NULL, (SELECT id FROM `regions` WHERE name = 'Harghita'), 'Gheorgheni');" calcext:value-type="string">
            <text:p>INSERT INTO `cities` (`id`, `region_id`, `name`) VALUES (NULL, (SELECT id FROM `regions` WHERE name = 'Harghita'), 'Gheorgh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Joseni</text:p>
          </table:table-cell>
          <table:table-cell/>
          <table:table-cell table:formula="of:=CONCATENATE([.$C$91];[.A1644];[.$K$91];[.B1644];[.$L$91])" office:value-type="string" office:string-value="INSERT INTO `cities` (`id`, `region_id`, `name`) VALUES (NULL, (SELECT id FROM `regions` WHERE name = 'Harghita'), 'Joseni');" calcext:value-type="string">
            <text:p>INSERT INTO `cities` (`id`, `region_id`, `name`) VALUES (NULL, (SELECT id FROM `regions` WHERE name = 'Harghita'), 'Jos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Lăzarea</text:p>
          </table:table-cell>
          <table:table-cell/>
          <table:table-cell table:formula="of:=CONCATENATE([.$C$91];[.A1645];[.$K$91];[.B1645];[.$L$91])" office:value-type="string" office:string-value="INSERT INTO `cities` (`id`, `region_id`, `name`) VALUES (NULL, (SELECT id FROM `regions` WHERE name = 'Harghita'), 'Lăzarea');" calcext:value-type="string">
            <text:p>INSERT INTO `cities` (`id`, `region_id`, `name`) VALUES (NULL, (SELECT id FROM `regions` WHERE name = 'Harghita'), 'Lăzar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Leliceni</text:p>
          </table:table-cell>
          <table:table-cell/>
          <table:table-cell table:formula="of:=CONCATENATE([.$C$91];[.A1646];[.$K$91];[.B1646];[.$L$91])" office:value-type="string" office:string-value="INSERT INTO `cities` (`id`, `region_id`, `name`) VALUES (NULL, (SELECT id FROM `regions` WHERE name = 'Harghita'), 'Leliceni');" calcext:value-type="string">
            <text:p>INSERT INTO `cities` (`id`, `region_id`, `name`) VALUES (NULL, (SELECT id FROM `regions` WHERE name = 'Harghita'), 'Leli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Lueta</text:p>
          </table:table-cell>
          <table:table-cell/>
          <table:table-cell table:formula="of:=CONCATENATE([.$C$91];[.A1647];[.$K$91];[.B1647];[.$L$91])" office:value-type="string" office:string-value="INSERT INTO `cities` (`id`, `region_id`, `name`) VALUES (NULL, (SELECT id FROM `regions` WHERE name = 'Harghita'), 'Lueta');" calcext:value-type="string">
            <text:p>INSERT INTO `cities` (`id`, `region_id`, `name`) VALUES (NULL, (SELECT id FROM `regions` WHERE name = 'Harghita'), 'Lue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Lunca de Jos</text:p>
          </table:table-cell>
          <table:table-cell/>
          <table:table-cell table:formula="of:=CONCATENATE([.$C$91];[.A1648];[.$K$91];[.B1648];[.$L$91])" office:value-type="string" office:string-value="INSERT INTO `cities` (`id`, `region_id`, `name`) VALUES (NULL, (SELECT id FROM `regions` WHERE name = 'Harghita'), 'Lunca de Jos');" calcext:value-type="string">
            <text:p>INSERT INTO `cities` (`id`, `region_id`, `name`) VALUES (NULL, (SELECT id FROM `regions` WHERE name = 'Harghita'), 'Lunca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Lunca de Sus</text:p>
          </table:table-cell>
          <table:table-cell/>
          <table:table-cell table:formula="of:=CONCATENATE([.$C$91];[.A1649];[.$K$91];[.B1649];[.$L$91])" office:value-type="string" office:string-value="INSERT INTO `cities` (`id`, `region_id`, `name`) VALUES (NULL, (SELECT id FROM `regions` WHERE name = 'Harghita'), 'Lunca de Sus');" calcext:value-type="string">
            <text:p>INSERT INTO `cities` (`id`, `region_id`, `name`) VALUES (NULL, (SELECT id FROM `regions` WHERE name = 'Harghita'), 'Lunca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Lupeni</text:p>
          </table:table-cell>
          <table:table-cell/>
          <table:table-cell table:formula="of:=CONCATENATE([.$C$91];[.A1650];[.$K$91];[.B1650];[.$L$91])" office:value-type="string" office:string-value="INSERT INTO `cities` (`id`, `region_id`, `name`) VALUES (NULL, (SELECT id FROM `regions` WHERE name = 'Harghita'), 'Lupeni');" calcext:value-type="string">
            <text:p>INSERT INTO `cities` (`id`, `region_id`, `name`) VALUES (NULL, (SELECT id FROM `regions` WHERE name = 'Harghita'), 'Lup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Mădăraș</text:p>
          </table:table-cell>
          <table:table-cell/>
          <table:table-cell table:formula="of:=CONCATENATE([.$C$91];[.A1651];[.$K$91];[.B1651];[.$L$91])" office:value-type="string" office:string-value="INSERT INTO `cities` (`id`, `region_id`, `name`) VALUES (NULL, (SELECT id FROM `regions` WHERE name = 'Harghita'), 'Mădăraș');" calcext:value-type="string">
            <text:p>INSERT INTO `cities` (`id`, `region_id`, `name`) VALUES (NULL, (SELECT id FROM `regions` WHERE name = 'Harghita'), 'Mădăr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Mărtiniș</text:p>
          </table:table-cell>
          <table:table-cell/>
          <table:table-cell table:formula="of:=CONCATENATE([.$C$91];[.A1652];[.$K$91];[.B1652];[.$L$91])" office:value-type="string" office:string-value="INSERT INTO `cities` (`id`, `region_id`, `name`) VALUES (NULL, (SELECT id FROM `regions` WHERE name = 'Harghita'), 'Mărtiniș');" calcext:value-type="string">
            <text:p>INSERT INTO `cities` (`id`, `region_id`, `name`) VALUES (NULL, (SELECT id FROM `regions` WHERE name = 'Harghita'), 'Mărtin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Merești</text:p>
          </table:table-cell>
          <table:table-cell/>
          <table:table-cell table:formula="of:=CONCATENATE([.$C$91];[.A1653];[.$K$91];[.B1653];[.$L$91])" office:value-type="string" office:string-value="INSERT INTO `cities` (`id`, `region_id`, `name`) VALUES (NULL, (SELECT id FROM `regions` WHERE name = 'Harghita'), 'Merești');" calcext:value-type="string">
            <text:p>INSERT INTO `cities` (`id`, `region_id`, `name`) VALUES (NULL, (SELECT id FROM `regions` WHERE name = 'Harghita'), 'Me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Miercurea Ciuc</text:p>
          </table:table-cell>
          <table:table-cell/>
          <table:table-cell table:formula="of:=CONCATENATE([.$C$91];[.A1654];[.$K$91];[.B1654];[.$L$91])" office:value-type="string" office:string-value="INSERT INTO `cities` (`id`, `region_id`, `name`) VALUES (NULL, (SELECT id FROM `regions` WHERE name = 'Harghita'), 'Miercurea Ciuc');" calcext:value-type="string">
            <text:p>INSERT INTO `cities` (`id`, `region_id`, `name`) VALUES (NULL, (SELECT id FROM `regions` WHERE name = 'Harghita'), 'Miercurea Ciu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Mihăileni</text:p>
          </table:table-cell>
          <table:table-cell/>
          <table:table-cell table:formula="of:=CONCATENATE([.$C$91];[.A1655];[.$K$91];[.B1655];[.$L$91])" office:value-type="string" office:string-value="INSERT INTO `cities` (`id`, `region_id`, `name`) VALUES (NULL, (SELECT id FROM `regions` WHERE name = 'Harghita'), 'Mihăileni');" calcext:value-type="string">
            <text:p>INSERT INTO `cities` (`id`, `region_id`, `name`) VALUES (NULL, (SELECT id FROM `regions` WHERE name = 'Harghita'), 'Mihăi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Mugeni</text:p>
          </table:table-cell>
          <table:table-cell/>
          <table:table-cell table:formula="of:=CONCATENATE([.$C$91];[.A1656];[.$K$91];[.B1656];[.$L$91])" office:value-type="string" office:string-value="INSERT INTO `cities` (`id`, `region_id`, `name`) VALUES (NULL, (SELECT id FROM `regions` WHERE name = 'Harghita'), 'Mugeni');" calcext:value-type="string">
            <text:p>INSERT INTO `cities` (`id`, `region_id`, `name`) VALUES (NULL, (SELECT id FROM `regions` WHERE name = 'Harghita'), 'Mug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Ocland</text:p>
          </table:table-cell>
          <table:table-cell/>
          <table:table-cell table:formula="of:=CONCATENATE([.$C$91];[.A1657];[.$K$91];[.B1657];[.$L$91])" office:value-type="string" office:string-value="INSERT INTO `cities` (`id`, `region_id`, `name`) VALUES (NULL, (SELECT id FROM `regions` WHERE name = 'Harghita'), 'Ocland');" calcext:value-type="string">
            <text:p>INSERT INTO `cities` (`id`, `region_id`, `name`) VALUES (NULL, (SELECT id FROM `regions` WHERE name = 'Harghita'), 'Oclan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Odorheiu Secuiesc</text:p>
          </table:table-cell>
          <table:table-cell/>
          <table:table-cell table:formula="of:=CONCATENATE([.$C$91];[.A1658];[.$K$91];[.B1658];[.$L$91])" office:value-type="string" office:string-value="INSERT INTO `cities` (`id`, `region_id`, `name`) VALUES (NULL, (SELECT id FROM `regions` WHERE name = 'Harghita'), 'Odorheiu Secuiesc');" calcext:value-type="string">
            <text:p>INSERT INTO `cities` (`id`, `region_id`, `name`) VALUES (NULL, (SELECT id FROM `regions` WHERE name = 'Harghita'), 'Odorheiu Secuies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Păuleni-Ciuc</text:p>
          </table:table-cell>
          <table:table-cell/>
          <table:table-cell table:formula="of:=CONCATENATE([.$C$91];[.A1659];[.$K$91];[.B1659];[.$L$91])" office:value-type="string" office:string-value="INSERT INTO `cities` (`id`, `region_id`, `name`) VALUES (NULL, (SELECT id FROM `regions` WHERE name = 'Harghita'), 'Păuleni-Ciuc');" calcext:value-type="string">
            <text:p>INSERT INTO `cities` (`id`, `region_id`, `name`) VALUES (NULL, (SELECT id FROM `regions` WHERE name = 'Harghita'), 'Păuleni-Ciu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Plăieșii de Jos</text:p>
          </table:table-cell>
          <table:table-cell/>
          <table:table-cell table:formula="of:=CONCATENATE([.$C$91];[.A1660];[.$K$91];[.B1660];[.$L$91])" office:value-type="string" office:string-value="INSERT INTO `cities` (`id`, `region_id`, `name`) VALUES (NULL, (SELECT id FROM `regions` WHERE name = 'Harghita'), 'Plăieșii de Jos');" calcext:value-type="string">
            <text:p>INSERT INTO `cities` (`id`, `region_id`, `name`) VALUES (NULL, (SELECT id FROM `regions` WHERE name = 'Harghita'), 'Plăieșii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Porumbeni</text:p>
          </table:table-cell>
          <table:table-cell/>
          <table:table-cell table:formula="of:=CONCATENATE([.$C$91];[.A1661];[.$K$91];[.B1661];[.$L$91])" office:value-type="string" office:string-value="INSERT INTO `cities` (`id`, `region_id`, `name`) VALUES (NULL, (SELECT id FROM `regions` WHERE name = 'Harghita'), 'Porumbeni');" calcext:value-type="string">
            <text:p>INSERT INTO `cities` (`id`, `region_id`, `name`) VALUES (NULL, (SELECT id FROM `regions` WHERE name = 'Harghita'), 'Porumb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Praid</text:p>
          </table:table-cell>
          <table:table-cell/>
          <table:table-cell table:formula="of:=CONCATENATE([.$C$91];[.A1662];[.$K$91];[.B1662];[.$L$91])" office:value-type="string" office:string-value="INSERT INTO `cities` (`id`, `region_id`, `name`) VALUES (NULL, (SELECT id FROM `regions` WHERE name = 'Harghita'), 'Praid');" calcext:value-type="string">
            <text:p>INSERT INTO `cities` (`id`, `region_id`, `name`) VALUES (NULL, (SELECT id FROM `regions` WHERE name = 'Harghita'), 'Prai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Racu</text:p>
          </table:table-cell>
          <table:table-cell/>
          <table:table-cell table:formula="of:=CONCATENATE([.$C$91];[.A1663];[.$K$91];[.B1663];[.$L$91])" office:value-type="string" office:string-value="INSERT INTO `cities` (`id`, `region_id`, `name`) VALUES (NULL, (SELECT id FROM `regions` WHERE name = 'Harghita'), 'Racu');" calcext:value-type="string">
            <text:p>INSERT INTO `cities` (`id`, `region_id`, `name`) VALUES (NULL, (SELECT id FROM `regions` WHERE name = 'Harghita'), 'Ra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Remetea</text:p>
          </table:table-cell>
          <table:table-cell/>
          <table:table-cell table:formula="of:=CONCATENATE([.$C$91];[.A1664];[.$K$91];[.B1664];[.$L$91])" office:value-type="string" office:string-value="INSERT INTO `cities` (`id`, `region_id`, `name`) VALUES (NULL, (SELECT id FROM `regions` WHERE name = 'Harghita'), 'Remetea');" calcext:value-type="string">
            <text:p>INSERT INTO `cities` (`id`, `region_id`, `name`) VALUES (NULL, (SELECT id FROM `regions` WHERE name = 'Harghita'), 'Reme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Săcel</text:p>
          </table:table-cell>
          <table:table-cell/>
          <table:table-cell table:formula="of:=CONCATENATE([.$C$91];[.A1665];[.$K$91];[.B1665];[.$L$91])" office:value-type="string" office:string-value="INSERT INTO `cities` (`id`, `region_id`, `name`) VALUES (NULL, (SELECT id FROM `regions` WHERE name = 'Harghita'), 'Săcel');" calcext:value-type="string">
            <text:p>INSERT INTO `cities` (`id`, `region_id`, `name`) VALUES (NULL, (SELECT id FROM `regions` WHERE name = 'Harghita'), 'Săc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Sâncrăieni</text:p>
          </table:table-cell>
          <table:table-cell/>
          <table:table-cell table:formula="of:=CONCATENATE([.$C$91];[.A1666];[.$K$91];[.B1666];[.$L$91])" office:value-type="string" office:string-value="INSERT INTO `cities` (`id`, `region_id`, `name`) VALUES (NULL, (SELECT id FROM `regions` WHERE name = 'Harghita'), 'Sâncrăieni');" calcext:value-type="string">
            <text:p>INSERT INTO `cities` (`id`, `region_id`, `name`) VALUES (NULL, (SELECT id FROM `regions` WHERE name = 'Harghita'), 'Sâncră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Sândominic</text:p>
          </table:table-cell>
          <table:table-cell/>
          <table:table-cell table:formula="of:=CONCATENATE([.$C$91];[.A1667];[.$K$91];[.B1667];[.$L$91])" office:value-type="string" office:string-value="INSERT INTO `cities` (`id`, `region_id`, `name`) VALUES (NULL, (SELECT id FROM `regions` WHERE name = 'Harghita'), 'Sândominic');" calcext:value-type="string">
            <text:p>INSERT INTO `cities` (`id`, `region_id`, `name`) VALUES (NULL, (SELECT id FROM `regions` WHERE name = 'Harghita'), 'Sândomini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Sânmartin</text:p>
          </table:table-cell>
          <table:table-cell/>
          <table:table-cell table:formula="of:=CONCATENATE([.$C$91];[.A1668];[.$K$91];[.B1668];[.$L$91])" office:value-type="string" office:string-value="INSERT INTO `cities` (`id`, `region_id`, `name`) VALUES (NULL, (SELECT id FROM `regions` WHERE name = 'Harghita'), 'Sânmartin');" calcext:value-type="string">
            <text:p>INSERT INTO `cities` (`id`, `region_id`, `name`) VALUES (NULL, (SELECT id FROM `regions` WHERE name = 'Harghita'), 'Sânmart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Sânsimion</text:p>
          </table:table-cell>
          <table:table-cell/>
          <table:table-cell table:formula="of:=CONCATENATE([.$C$91];[.A1669];[.$K$91];[.B1669];[.$L$91])" office:value-type="string" office:string-value="INSERT INTO `cities` (`id`, `region_id`, `name`) VALUES (NULL, (SELECT id FROM `regions` WHERE name = 'Harghita'), 'Sânsimion');" calcext:value-type="string">
            <text:p>INSERT INTO `cities` (`id`, `region_id`, `name`) VALUES (NULL, (SELECT id FROM `regions` WHERE name = 'Harghita'), 'Sânsimio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Sântimbru</text:p>
          </table:table-cell>
          <table:table-cell/>
          <table:table-cell table:formula="of:=CONCATENATE([.$C$91];[.A1670];[.$K$91];[.B1670];[.$L$91])" office:value-type="string" office:string-value="INSERT INTO `cities` (`id`, `region_id`, `name`) VALUES (NULL, (SELECT id FROM `regions` WHERE name = 'Harghita'), 'Sântimbru');" calcext:value-type="string">
            <text:p>INSERT INTO `cities` (`id`, `region_id`, `name`) VALUES (NULL, (SELECT id FROM `regions` WHERE name = 'Harghita'), 'Sântimb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Sărmaș</text:p>
          </table:table-cell>
          <table:table-cell/>
          <table:table-cell table:formula="of:=CONCATENATE([.$C$91];[.A1671];[.$K$91];[.B1671];[.$L$91])" office:value-type="string" office:string-value="INSERT INTO `cities` (`id`, `region_id`, `name`) VALUES (NULL, (SELECT id FROM `regions` WHERE name = 'Harghita'), 'Sărmaș');" calcext:value-type="string">
            <text:p>INSERT INTO `cities` (`id`, `region_id`, `name`) VALUES (NULL, (SELECT id FROM `regions` WHERE name = 'Harghita'), 'Sărm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Satu Mare</text:p>
          </table:table-cell>
          <table:table-cell/>
          <table:table-cell table:formula="of:=CONCATENATE([.$C$91];[.A1672];[.$K$91];[.B1672];[.$L$91])" office:value-type="string" office:string-value="INSERT INTO `cities` (`id`, `region_id`, `name`) VALUES (NULL, (SELECT id FROM `regions` WHERE name = 'Harghita'), 'Satu Mare');" calcext:value-type="string">
            <text:p>INSERT INTO `cities` (`id`, `region_id`, `name`) VALUES (NULL, (SELECT id FROM `regions` WHERE name = 'Harghita'), 'Sat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Secuieni</text:p>
          </table:table-cell>
          <table:table-cell/>
          <table:table-cell table:formula="of:=CONCATENATE([.$C$91];[.A1673];[.$K$91];[.B1673];[.$L$91])" office:value-type="string" office:string-value="INSERT INTO `cities` (`id`, `region_id`, `name`) VALUES (NULL, (SELECT id FROM `regions` WHERE name = 'Harghita'), 'Secuieni');" calcext:value-type="string">
            <text:p>INSERT INTO `cities` (`id`, `region_id`, `name`) VALUES (NULL, (SELECT id FROM `regions` WHERE name = 'Harghita'), 'Secu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Siculeni</text:p>
          </table:table-cell>
          <table:table-cell/>
          <table:table-cell table:formula="of:=CONCATENATE([.$C$91];[.A1674];[.$K$91];[.B1674];[.$L$91])" office:value-type="string" office:string-value="INSERT INTO `cities` (`id`, `region_id`, `name`) VALUES (NULL, (SELECT id FROM `regions` WHERE name = 'Harghita'), 'Siculeni');" calcext:value-type="string">
            <text:p>INSERT INTO `cities` (`id`, `region_id`, `name`) VALUES (NULL, (SELECT id FROM `regions` WHERE name = 'Harghita'), 'Sicu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Șimonești</text:p>
          </table:table-cell>
          <table:table-cell/>
          <table:table-cell table:formula="of:=CONCATENATE([.$C$91];[.A1675];[.$K$91];[.B1675];[.$L$91])" office:value-type="string" office:string-value="INSERT INTO `cities` (`id`, `region_id`, `name`) VALUES (NULL, (SELECT id FROM `regions` WHERE name = 'Harghita'), 'Șimonești');" calcext:value-type="string">
            <text:p>INSERT INTO `cities` (`id`, `region_id`, `name`) VALUES (NULL, (SELECT id FROM `regions` WHERE name = 'Harghita'), 'Șimo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Subcetate</text:p>
          </table:table-cell>
          <table:table-cell/>
          <table:table-cell table:formula="of:=CONCATENATE([.$C$91];[.A1676];[.$K$91];[.B1676];[.$L$91])" office:value-type="string" office:string-value="INSERT INTO `cities` (`id`, `region_id`, `name`) VALUES (NULL, (SELECT id FROM `regions` WHERE name = 'Harghita'), 'Subcetate');" calcext:value-type="string">
            <text:p>INSERT INTO `cities` (`id`, `region_id`, `name`) VALUES (NULL, (SELECT id FROM `regions` WHERE name = 'Harghita'), 'Subcetat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Suseni</text:p>
          </table:table-cell>
          <table:table-cell/>
          <table:table-cell table:formula="of:=CONCATENATE([.$C$91];[.A1677];[.$K$91];[.B1677];[.$L$91])" office:value-type="string" office:string-value="INSERT INTO `cities` (`id`, `region_id`, `name`) VALUES (NULL, (SELECT id FROM `regions` WHERE name = 'Harghita'), 'Suseni');" calcext:value-type="string">
            <text:p>INSERT INTO `cities` (`id`, `region_id`, `name`) VALUES (NULL, (SELECT id FROM `regions` WHERE name = 'Harghita'), 'Sus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Tomești</text:p>
          </table:table-cell>
          <table:table-cell/>
          <table:table-cell table:formula="of:=CONCATENATE([.$C$91];[.A1678];[.$K$91];[.B1678];[.$L$91])" office:value-type="string" office:string-value="INSERT INTO `cities` (`id`, `region_id`, `name`) VALUES (NULL, (SELECT id FROM `regions` WHERE name = 'Harghita'), 'Tomești');" calcext:value-type="string">
            <text:p>INSERT INTO `cities` (`id`, `region_id`, `name`) VALUES (NULL, (SELECT id FROM `regions` WHERE name = 'Harghita'), 'Tom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Toplița</text:p>
          </table:table-cell>
          <table:table-cell/>
          <table:table-cell table:formula="of:=CONCATENATE([.$C$91];[.A1679];[.$K$91];[.B1679];[.$L$91])" office:value-type="string" office:string-value="INSERT INTO `cities` (`id`, `region_id`, `name`) VALUES (NULL, (SELECT id FROM `regions` WHERE name = 'Harghita'), 'Toplița');" calcext:value-type="string">
            <text:p>INSERT INTO `cities` (`id`, `region_id`, `name`) VALUES (NULL, (SELECT id FROM `regions` WHERE name = 'Harghita'), 'Topl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Tulgheș</text:p>
          </table:table-cell>
          <table:table-cell/>
          <table:table-cell table:formula="of:=CONCATENATE([.$C$91];[.A1680];[.$K$91];[.B1680];[.$L$91])" office:value-type="string" office:string-value="INSERT INTO `cities` (`id`, `region_id`, `name`) VALUES (NULL, (SELECT id FROM `regions` WHERE name = 'Harghita'), 'Tulgheș');" calcext:value-type="string">
            <text:p>INSERT INTO `cities` (`id`, `region_id`, `name`) VALUES (NULL, (SELECT id FROM `regions` WHERE name = 'Harghita'), 'Tulgh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Tușnad</text:p>
          </table:table-cell>
          <table:table-cell/>
          <table:table-cell table:formula="of:=CONCATENATE([.$C$91];[.A1681];[.$K$91];[.B1681];[.$L$91])" office:value-type="string" office:string-value="INSERT INTO `cities` (`id`, `region_id`, `name`) VALUES (NULL, (SELECT id FROM `regions` WHERE name = 'Harghita'), 'Tușnad');" calcext:value-type="string">
            <text:p>INSERT INTO `cities` (`id`, `region_id`, `name`) VALUES (NULL, (SELECT id FROM `regions` WHERE name = 'Harghita'), 'Tușna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Ulieș</text:p>
          </table:table-cell>
          <table:table-cell/>
          <table:table-cell table:formula="of:=CONCATENATE([.$C$91];[.A1682];[.$K$91];[.B1682];[.$L$91])" office:value-type="string" office:string-value="INSERT INTO `cities` (`id`, `region_id`, `name`) VALUES (NULL, (SELECT id FROM `regions` WHERE name = 'Harghita'), 'Ulieș');" calcext:value-type="string">
            <text:p>INSERT INTO `cities` (`id`, `region_id`, `name`) VALUES (NULL, (SELECT id FROM `regions` WHERE name = 'Harghita'), 'Uli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Vărșag</text:p>
          </table:table-cell>
          <table:table-cell/>
          <table:table-cell table:formula="of:=CONCATENATE([.$C$91];[.A1683];[.$K$91];[.B1683];[.$L$91])" office:value-type="string" office:string-value="INSERT INTO `cities` (`id`, `region_id`, `name`) VALUES (NULL, (SELECT id FROM `regions` WHERE name = 'Harghita'), 'Vărșag');" calcext:value-type="string">
            <text:p>INSERT INTO `cities` (`id`, `region_id`, `name`) VALUES (NULL, (SELECT id FROM `regions` WHERE name = 'Harghita'), 'Vărșa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Vlăhița</text:p>
          </table:table-cell>
          <table:table-cell/>
          <table:table-cell table:formula="of:=CONCATENATE([.$C$91];[.A1684];[.$K$91];[.B1684];[.$L$91])" office:value-type="string" office:string-value="INSERT INTO `cities` (`id`, `region_id`, `name`) VALUES (NULL, (SELECT id FROM `regions` WHERE name = 'Harghita'), 'Vlăhița');" calcext:value-type="string">
            <text:p>INSERT INTO `cities` (`id`, `region_id`, `name`) VALUES (NULL, (SELECT id FROM `regions` WHERE name = 'Harghita'), 'Vlăh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Voșlăbeni</text:p>
          </table:table-cell>
          <table:table-cell/>
          <table:table-cell table:formula="of:=CONCATENATE([.$C$91];[.A1685];[.$K$91];[.B1685];[.$L$91])" office:value-type="string" office:string-value="INSERT INTO `cities` (`id`, `region_id`, `name`) VALUES (NULL, (SELECT id FROM `regions` WHERE name = 'Harghita'), 'Voșlăbeni');" calcext:value-type="string">
            <text:p>INSERT INTO `cities` (`id`, `region_id`, `name`) VALUES (NULL, (SELECT id FROM `regions` WHERE name = 'Harghita'), 'Voșlăb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Zetea</text:p>
          </table:table-cell>
          <table:table-cell/>
          <table:table-cell table:formula="of:=CONCATENATE([.$C$91];[.A1686];[.$K$91];[.B1686];[.$L$91])" office:value-type="string" office:string-value="INSERT INTO `cities` (`id`, `region_id`, `name`) VALUES (NULL, (SELECT id FROM `regions` WHERE name = 'Harghita'), 'Zetea');" calcext:value-type="string">
            <text:p>INSERT INTO `cities` (`id`, `region_id`, `name`) VALUES (NULL, (SELECT id FROM `regions` WHERE name = 'Harghita'), 'Zetea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Aninoasa</text:p>
          </table:table-cell>
          <table:table-cell/>
          <table:table-cell table:formula="of:=CONCATENATE([.$C$91];[.A1688];[.$K$91];[.B1688];[.$L$91])" office:value-type="string" office:string-value="INSERT INTO `cities` (`id`, `region_id`, `name`) VALUES (NULL, (SELECT id FROM `regions` WHERE name = 'Hunedoara'), 'Aninoasa');" calcext:value-type="string">
            <text:p>INSERT INTO `cities` (`id`, `region_id`, `name`) VALUES (NULL, (SELECT id FROM `regions` WHERE name = 'Hunedoara'), 'Anino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Băcia</text:p>
          </table:table-cell>
          <table:table-cell/>
          <table:table-cell table:formula="of:=CONCATENATE([.$C$91];[.A1689];[.$K$91];[.B1689];[.$L$91])" office:value-type="string" office:string-value="INSERT INTO `cities` (`id`, `region_id`, `name`) VALUES (NULL, (SELECT id FROM `regions` WHERE name = 'Hunedoara'), 'Băcia');" calcext:value-type="string">
            <text:p>INSERT INTO `cities` (`id`, `region_id`, `name`) VALUES (NULL, (SELECT id FROM `regions` WHERE name = 'Hunedoara'), 'Băc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Baia de Criș</text:p>
          </table:table-cell>
          <table:table-cell/>
          <table:table-cell table:formula="of:=CONCATENATE([.$C$91];[.A1690];[.$K$91];[.B1690];[.$L$91])" office:value-type="string" office:string-value="INSERT INTO `cities` (`id`, `region_id`, `name`) VALUES (NULL, (SELECT id FROM `regions` WHERE name = 'Hunedoara'), 'Baia de Criș');" calcext:value-type="string">
            <text:p>INSERT INTO `cities` (`id`, `region_id`, `name`) VALUES (NULL, (SELECT id FROM `regions` WHERE name = 'Hunedoara'), 'Baia de Cr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Băița</text:p>
          </table:table-cell>
          <table:table-cell/>
          <table:table-cell table:formula="of:=CONCATENATE([.$C$91];[.A1691];[.$K$91];[.B1691];[.$L$91])" office:value-type="string" office:string-value="INSERT INTO `cities` (`id`, `region_id`, `name`) VALUES (NULL, (SELECT id FROM `regions` WHERE name = 'Hunedoara'), 'Băița');" calcext:value-type="string">
            <text:p>INSERT INTO `cities` (`id`, `region_id`, `name`) VALUES (NULL, (SELECT id FROM `regions` WHERE name = 'Hunedoara'), 'Bă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Balșa</text:p>
          </table:table-cell>
          <table:table-cell/>
          <table:table-cell table:formula="of:=CONCATENATE([.$C$91];[.A1692];[.$K$91];[.B1692];[.$L$91])" office:value-type="string" office:string-value="INSERT INTO `cities` (`id`, `region_id`, `name`) VALUES (NULL, (SELECT id FROM `regions` WHERE name = 'Hunedoara'), 'Balșa');" calcext:value-type="string">
            <text:p>INSERT INTO `cities` (`id`, `region_id`, `name`) VALUES (NULL, (SELECT id FROM `regions` WHERE name = 'Hunedoara'), 'Balș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Bănița</text:p>
          </table:table-cell>
          <table:table-cell/>
          <table:table-cell table:formula="of:=CONCATENATE([.$C$91];[.A1693];[.$K$91];[.B1693];[.$L$91])" office:value-type="string" office:string-value="INSERT INTO `cities` (`id`, `region_id`, `name`) VALUES (NULL, (SELECT id FROM `regions` WHERE name = 'Hunedoara'), 'Bănița');" calcext:value-type="string">
            <text:p>INSERT INTO `cities` (`id`, `region_id`, `name`) VALUES (NULL, (SELECT id FROM `regions` WHERE name = 'Hunedoara'), 'Băn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Baru</text:p>
          </table:table-cell>
          <table:table-cell/>
          <table:table-cell table:formula="of:=CONCATENATE([.$C$91];[.A1694];[.$K$91];[.B1694];[.$L$91])" office:value-type="string" office:string-value="INSERT INTO `cities` (`id`, `region_id`, `name`) VALUES (NULL, (SELECT id FROM `regions` WHERE name = 'Hunedoara'), 'Baru');" calcext:value-type="string">
            <text:p>INSERT INTO `cities` (`id`, `region_id`, `name`) VALUES (NULL, (SELECT id FROM `regions` WHERE name = 'Hunedoara'), 'Ba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Bătrâna</text:p>
          </table:table-cell>
          <table:table-cell/>
          <table:table-cell table:formula="of:=CONCATENATE([.$C$91];[.A1695];[.$K$91];[.B1695];[.$L$91])" office:value-type="string" office:string-value="INSERT INTO `cities` (`id`, `region_id`, `name`) VALUES (NULL, (SELECT id FROM `regions` WHERE name = 'Hunedoara'), 'Bătrâna');" calcext:value-type="string">
            <text:p>INSERT INTO `cities` (`id`, `region_id`, `name`) VALUES (NULL, (SELECT id FROM `regions` WHERE name = 'Hunedoara'), 'Bătrâ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Beriu</text:p>
          </table:table-cell>
          <table:table-cell/>
          <table:table-cell table:formula="of:=CONCATENATE([.$C$91];[.A1696];[.$K$91];[.B1696];[.$L$91])" office:value-type="string" office:string-value="INSERT INTO `cities` (`id`, `region_id`, `name`) VALUES (NULL, (SELECT id FROM `regions` WHERE name = 'Hunedoara'), 'Beriu');" calcext:value-type="string">
            <text:p>INSERT INTO `cities` (`id`, `region_id`, `name`) VALUES (NULL, (SELECT id FROM `regions` WHERE name = 'Hunedoara'), 'Ber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Blăjeni</text:p>
          </table:table-cell>
          <table:table-cell/>
          <table:table-cell table:formula="of:=CONCATENATE([.$C$91];[.A1697];[.$K$91];[.B1697];[.$L$91])" office:value-type="string" office:string-value="INSERT INTO `cities` (`id`, `region_id`, `name`) VALUES (NULL, (SELECT id FROM `regions` WHERE name = 'Hunedoara'), 'Blăjeni');" calcext:value-type="string">
            <text:p>INSERT INTO `cities` (`id`, `region_id`, `name`) VALUES (NULL, (SELECT id FROM `regions` WHERE name = 'Hunedoara'), 'Blăj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Boșorod</text:p>
          </table:table-cell>
          <table:table-cell/>
          <table:table-cell table:formula="of:=CONCATENATE([.$C$91];[.A1698];[.$K$91];[.B1698];[.$L$91])" office:value-type="string" office:string-value="INSERT INTO `cities` (`id`, `region_id`, `name`) VALUES (NULL, (SELECT id FROM `regions` WHERE name = 'Hunedoara'), 'Boșorod');" calcext:value-type="string">
            <text:p>INSERT INTO `cities` (`id`, `region_id`, `name`) VALUES (NULL, (SELECT id FROM `regions` WHERE name = 'Hunedoara'), 'Boșoro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Brad</text:p>
          </table:table-cell>
          <table:table-cell/>
          <table:table-cell table:formula="of:=CONCATENATE([.$C$91];[.A1699];[.$K$91];[.B1699];[.$L$91])" office:value-type="string" office:string-value="INSERT INTO `cities` (`id`, `region_id`, `name`) VALUES (NULL, (SELECT id FROM `regions` WHERE name = 'Hunedoara'), 'Brad');" calcext:value-type="string">
            <text:p>INSERT INTO `cities` (`id`, `region_id`, `name`) VALUES (NULL, (SELECT id FROM `regions` WHERE name = 'Hunedoara'), 'Bra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Brănișca</text:p>
          </table:table-cell>
          <table:table-cell/>
          <table:table-cell table:formula="of:=CONCATENATE([.$C$91];[.A1700];[.$K$91];[.B1700];[.$L$91])" office:value-type="string" office:string-value="INSERT INTO `cities` (`id`, `region_id`, `name`) VALUES (NULL, (SELECT id FROM `regions` WHERE name = 'Hunedoara'), 'Brănișca');" calcext:value-type="string">
            <text:p>INSERT INTO `cities` (`id`, `region_id`, `name`) VALUES (NULL, (SELECT id FROM `regions` WHERE name = 'Hunedoara'), 'Brăniș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Bretea Română</text:p>
          </table:table-cell>
          <table:table-cell/>
          <table:table-cell table:formula="of:=CONCATENATE([.$C$91];[.A1701];[.$K$91];[.B1701];[.$L$91])" office:value-type="string" office:string-value="INSERT INTO `cities` (`id`, `region_id`, `name`) VALUES (NULL, (SELECT id FROM `regions` WHERE name = 'Hunedoara'), 'Bretea Română');" calcext:value-type="string">
            <text:p>INSERT INTO `cities` (`id`, `region_id`, `name`) VALUES (NULL, (SELECT id FROM `regions` WHERE name = 'Hunedoara'), 'Bretea Român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Buceș</text:p>
          </table:table-cell>
          <table:table-cell/>
          <table:table-cell table:formula="of:=CONCATENATE([.$C$91];[.A1702];[.$K$91];[.B1702];[.$L$91])" office:value-type="string" office:string-value="INSERT INTO `cities` (`id`, `region_id`, `name`) VALUES (NULL, (SELECT id FROM `regions` WHERE name = 'Hunedoara'), 'Buceș');" calcext:value-type="string">
            <text:p>INSERT INTO `cities` (`id`, `region_id`, `name`) VALUES (NULL, (SELECT id FROM `regions` WHERE name = 'Hunedoara'), 'Buc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Bucureșci</text:p>
          </table:table-cell>
          <table:table-cell/>
          <table:table-cell table:formula="of:=CONCATENATE([.$C$91];[.A1703];[.$K$91];[.B1703];[.$L$91])" office:value-type="string" office:string-value="INSERT INTO `cities` (`id`, `region_id`, `name`) VALUES (NULL, (SELECT id FROM `regions` WHERE name = 'Hunedoara'), 'Bucureșci');" calcext:value-type="string">
            <text:p>INSERT INTO `cities` (`id`, `region_id`, `name`) VALUES (NULL, (SELECT id FROM `regions` WHERE name = 'Hunedoara'), 'Bucureș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Bulzeștii de Sus</text:p>
          </table:table-cell>
          <table:table-cell/>
          <table:table-cell table:formula="of:=CONCATENATE([.$C$91];[.A1704];[.$K$91];[.B1704];[.$L$91])" office:value-type="string" office:string-value="INSERT INTO `cities` (`id`, `region_id`, `name`) VALUES (NULL, (SELECT id FROM `regions` WHERE name = 'Hunedoara'), 'Bulzeștii de Sus');" calcext:value-type="string">
            <text:p>INSERT INTO `cities` (`id`, `region_id`, `name`) VALUES (NULL, (SELECT id FROM `regions` WHERE name = 'Hunedoara'), 'Bulzeștii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Bunila</text:p>
          </table:table-cell>
          <table:table-cell/>
          <table:table-cell table:formula="of:=CONCATENATE([.$C$91];[.A1705];[.$K$91];[.B1705];[.$L$91])" office:value-type="string" office:string-value="INSERT INTO `cities` (`id`, `region_id`, `name`) VALUES (NULL, (SELECT id FROM `regions` WHERE name = 'Hunedoara'), 'Bunila');" calcext:value-type="string">
            <text:p>INSERT INTO `cities` (`id`, `region_id`, `name`) VALUES (NULL, (SELECT id FROM `regions` WHERE name = 'Hunedoara'), 'Buni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Burjuc</text:p>
          </table:table-cell>
          <table:table-cell/>
          <table:table-cell table:formula="of:=CONCATENATE([.$C$91];[.A1706];[.$K$91];[.B1706];[.$L$91])" office:value-type="string" office:string-value="INSERT INTO `cities` (`id`, `region_id`, `name`) VALUES (NULL, (SELECT id FROM `regions` WHERE name = 'Hunedoara'), 'Burjuc');" calcext:value-type="string">
            <text:p>INSERT INTO `cities` (`id`, `region_id`, `name`) VALUES (NULL, (SELECT id FROM `regions` WHERE name = 'Hunedoara'), 'Burju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Călan</text:p>
          </table:table-cell>
          <table:table-cell/>
          <table:table-cell table:formula="of:=CONCATENATE([.$C$91];[.A1707];[.$K$91];[.B1707];[.$L$91])" office:value-type="string" office:string-value="INSERT INTO `cities` (`id`, `region_id`, `name`) VALUES (NULL, (SELECT id FROM `regions` WHERE name = 'Hunedoara'), 'Călan');" calcext:value-type="string">
            <text:p>INSERT INTO `cities` (`id`, `region_id`, `name`) VALUES (NULL, (SELECT id FROM `regions` WHERE name = 'Hunedoara'), 'Căl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Cârjiți</text:p>
          </table:table-cell>
          <table:table-cell/>
          <table:table-cell table:formula="of:=CONCATENATE([.$C$91];[.A1708];[.$K$91];[.B1708];[.$L$91])" office:value-type="string" office:string-value="INSERT INTO `cities` (`id`, `region_id`, `name`) VALUES (NULL, (SELECT id FROM `regions` WHERE name = 'Hunedoara'), 'Cârjiți');" calcext:value-type="string">
            <text:p>INSERT INTO `cities` (`id`, `region_id`, `name`) VALUES (NULL, (SELECT id FROM `regions` WHERE name = 'Hunedoara'), 'Cârji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Cerbăl</text:p>
          </table:table-cell>
          <table:table-cell/>
          <table:table-cell table:formula="of:=CONCATENATE([.$C$91];[.A1709];[.$K$91];[.B1709];[.$L$91])" office:value-type="string" office:string-value="INSERT INTO `cities` (`id`, `region_id`, `name`) VALUES (NULL, (SELECT id FROM `regions` WHERE name = 'Hunedoara'), 'Cerbăl');" calcext:value-type="string">
            <text:p>INSERT INTO `cities` (`id`, `region_id`, `name`) VALUES (NULL, (SELECT id FROM `regions` WHERE name = 'Hunedoara'), 'Cerbă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Certeju de Sus</text:p>
          </table:table-cell>
          <table:table-cell/>
          <table:table-cell table:formula="of:=CONCATENATE([.$C$91];[.A1710];[.$K$91];[.B1710];[.$L$91])" office:value-type="string" office:string-value="INSERT INTO `cities` (`id`, `region_id`, `name`) VALUES (NULL, (SELECT id FROM `regions` WHERE name = 'Hunedoara'), 'Certeju de Sus');" calcext:value-type="string">
            <text:p>INSERT INTO `cities` (`id`, `region_id`, `name`) VALUES (NULL, (SELECT id FROM `regions` WHERE name = 'Hunedoara'), 'Certeju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Crișcior</text:p>
          </table:table-cell>
          <table:table-cell/>
          <table:table-cell table:formula="of:=CONCATENATE([.$C$91];[.A1711];[.$K$91];[.B1711];[.$L$91])" office:value-type="string" office:string-value="INSERT INTO `cities` (`id`, `region_id`, `name`) VALUES (NULL, (SELECT id FROM `regions` WHERE name = 'Hunedoara'), 'Crișcior');" calcext:value-type="string">
            <text:p>INSERT INTO `cities` (`id`, `region_id`, `name`) VALUES (NULL, (SELECT id FROM `regions` WHERE name = 'Hunedoara'), 'Crișci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Densuș</text:p>
          </table:table-cell>
          <table:table-cell/>
          <table:table-cell table:formula="of:=CONCATENATE([.$C$91];[.A1712];[.$K$91];[.B1712];[.$L$91])" office:value-type="string" office:string-value="INSERT INTO `cities` (`id`, `region_id`, `name`) VALUES (NULL, (SELECT id FROM `regions` WHERE name = 'Hunedoara'), 'Densuș');" calcext:value-type="string">
            <text:p>INSERT INTO `cities` (`id`, `region_id`, `name`) VALUES (NULL, (SELECT id FROM `regions` WHERE name = 'Hunedoara'), 'Dens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Deva</text:p>
          </table:table-cell>
          <table:table-cell/>
          <table:table-cell table:formula="of:=CONCATENATE([.$C$91];[.A1713];[.$K$91];[.B1713];[.$L$91])" office:value-type="string" office:string-value="INSERT INTO `cities` (`id`, `region_id`, `name`) VALUES (NULL, (SELECT id FROM `regions` WHERE name = 'Hunedoara'), 'Deva');" calcext:value-type="string">
            <text:p>INSERT INTO `cities` (`id`, `region_id`, `name`) VALUES (NULL, (SELECT id FROM `regions` WHERE name = 'Hunedoara'), 'De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Dobra</text:p>
          </table:table-cell>
          <table:table-cell/>
          <table:table-cell table:formula="of:=CONCATENATE([.$C$91];[.A1714];[.$K$91];[.B1714];[.$L$91])" office:value-type="string" office:string-value="INSERT INTO `cities` (`id`, `region_id`, `name`) VALUES (NULL, (SELECT id FROM `regions` WHERE name = 'Hunedoara'), 'Dobra');" calcext:value-type="string">
            <text:p>INSERT INTO `cities` (`id`, `region_id`, `name`) VALUES (NULL, (SELECT id FROM `regions` WHERE name = 'Hunedoara'), 'Dob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General Berthelot</text:p>
          </table:table-cell>
          <table:table-cell/>
          <table:table-cell table:formula="of:=CONCATENATE([.$C$91];[.A1715];[.$K$91];[.B1715];[.$L$91])" office:value-type="string" office:string-value="INSERT INTO `cities` (`id`, `region_id`, `name`) VALUES (NULL, (SELECT id FROM `regions` WHERE name = 'Hunedoara'), 'General Berthelot');" calcext:value-type="string">
            <text:p>INSERT INTO `cities` (`id`, `region_id`, `name`) VALUES (NULL, (SELECT id FROM `regions` WHERE name = 'Hunedoara'), 'General Berthelo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Geoagiu</text:p>
          </table:table-cell>
          <table:table-cell/>
          <table:table-cell table:formula="of:=CONCATENATE([.$C$91];[.A1716];[.$K$91];[.B1716];[.$L$91])" office:value-type="string" office:string-value="INSERT INTO `cities` (`id`, `region_id`, `name`) VALUES (NULL, (SELECT id FROM `regions` WHERE name = 'Hunedoara'), 'Geoagiu');" calcext:value-type="string">
            <text:p>INSERT INTO `cities` (`id`, `region_id`, `name`) VALUES (NULL, (SELECT id FROM `regions` WHERE name = 'Hunedoara'), 'Geoag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Ghelari</text:p>
          </table:table-cell>
          <table:table-cell/>
          <table:table-cell table:formula="of:=CONCATENATE([.$C$91];[.A1717];[.$K$91];[.B1717];[.$L$91])" office:value-type="string" office:string-value="INSERT INTO `cities` (`id`, `region_id`, `name`) VALUES (NULL, (SELECT id FROM `regions` WHERE name = 'Hunedoara'), 'Ghelari');" calcext:value-type="string">
            <text:p>INSERT INTO `cities` (`id`, `region_id`, `name`) VALUES (NULL, (SELECT id FROM `regions` WHERE name = 'Hunedoara'), 'Ghel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Gurasada</text:p>
          </table:table-cell>
          <table:table-cell/>
          <table:table-cell table:formula="of:=CONCATENATE([.$C$91];[.A1718];[.$K$91];[.B1718];[.$L$91])" office:value-type="string" office:string-value="INSERT INTO `cities` (`id`, `region_id`, `name`) VALUES (NULL, (SELECT id FROM `regions` WHERE name = 'Hunedoara'), 'Gurasada');" calcext:value-type="string">
            <text:p>INSERT INTO `cities` (`id`, `region_id`, `name`) VALUES (NULL, (SELECT id FROM `regions` WHERE name = 'Hunedoara'), 'Gurasad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Hărău</text:p>
          </table:table-cell>
          <table:table-cell/>
          <table:table-cell table:formula="of:=CONCATENATE([.$C$91];[.A1719];[.$K$91];[.B1719];[.$L$91])" office:value-type="string" office:string-value="INSERT INTO `cities` (`id`, `region_id`, `name`) VALUES (NULL, (SELECT id FROM `regions` WHERE name = 'Hunedoara'), 'Hărău');" calcext:value-type="string">
            <text:p>INSERT INTO `cities` (`id`, `region_id`, `name`) VALUES (NULL, (SELECT id FROM `regions` WHERE name = 'Hunedoara'), 'Hăr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Hațeg</text:p>
          </table:table-cell>
          <table:table-cell/>
          <table:table-cell table:formula="of:=CONCATENATE([.$C$91];[.A1720];[.$K$91];[.B1720];[.$L$91])" office:value-type="string" office:string-value="INSERT INTO `cities` (`id`, `region_id`, `name`) VALUES (NULL, (SELECT id FROM `regions` WHERE name = 'Hunedoara'), 'Hațeg');" calcext:value-type="string">
            <text:p>INSERT INTO `cities` (`id`, `region_id`, `name`) VALUES (NULL, (SELECT id FROM `regions` WHERE name = 'Hunedoara'), 'Hațeg');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Hunedoara</text:p>
          </table:table-cell>
          <table:table-cell/>
          <table:table-cell table:formula="of:=CONCATENATE([.$C$91];[.A1721];[.$K$91];[.B1721];[.$L$91])" office:value-type="string" office:string-value="INSERT INTO `cities` (`id`, `region_id`, `name`) VALUES (NULL, (SELECT id FROM `regions` WHERE name = 'Hunedoara'), 'Hunedoara');" calcext:value-type="string">
            <text:p>INSERT INTO `cities` (`id`, `region_id`, `name`) VALUES (NULL, (SELECT id FROM `regions` WHERE name = 'Hunedoara'), 'Huned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Ilia</text:p>
          </table:table-cell>
          <table:table-cell/>
          <table:table-cell table:formula="of:=CONCATENATE([.$C$91];[.A1722];[.$K$91];[.B1722];[.$L$91])" office:value-type="string" office:string-value="INSERT INTO `cities` (`id`, `region_id`, `name`) VALUES (NULL, (SELECT id FROM `regions` WHERE name = 'Hunedoara'), 'Ilia');" calcext:value-type="string">
            <text:p>INSERT INTO `cities` (`id`, `region_id`, `name`) VALUES (NULL, (SELECT id FROM `regions` WHERE name = 'Hunedoara'), 'Il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Lăpugiu de Jos</text:p>
          </table:table-cell>
          <table:table-cell/>
          <table:table-cell table:formula="of:=CONCATENATE([.$C$91];[.A1723];[.$K$91];[.B1723];[.$L$91])" office:value-type="string" office:string-value="INSERT INTO `cities` (`id`, `region_id`, `name`) VALUES (NULL, (SELECT id FROM `regions` WHERE name = 'Hunedoara'), 'Lăpugiu de Jos');" calcext:value-type="string">
            <text:p>INSERT INTO `cities` (`id`, `region_id`, `name`) VALUES (NULL, (SELECT id FROM `regions` WHERE name = 'Hunedoara'), 'Lăpugi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Lelese</text:p>
          </table:table-cell>
          <table:table-cell/>
          <table:table-cell table:formula="of:=CONCATENATE([.$C$91];[.A1724];[.$K$91];[.B1724];[.$L$91])" office:value-type="string" office:string-value="INSERT INTO `cities` (`id`, `region_id`, `name`) VALUES (NULL, (SELECT id FROM `regions` WHERE name = 'Hunedoara'), 'Lelese');" calcext:value-type="string">
            <text:p>INSERT INTO `cities` (`id`, `region_id`, `name`) VALUES (NULL, (SELECT id FROM `regions` WHERE name = 'Hunedoara'), 'Leles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Lunca Cernii de Jos</text:p>
          </table:table-cell>
          <table:table-cell/>
          <table:table-cell table:formula="of:=CONCATENATE([.$C$91];[.A1725];[.$K$91];[.B1725];[.$L$91])" office:value-type="string" office:string-value="INSERT INTO `cities` (`id`, `region_id`, `name`) VALUES (NULL, (SELECT id FROM `regions` WHERE name = 'Hunedoara'), 'Lunca Cernii de Jos');" calcext:value-type="string">
            <text:p>INSERT INTO `cities` (`id`, `region_id`, `name`) VALUES (NULL, (SELECT id FROM `regions` WHERE name = 'Hunedoara'), 'Lunca Cernii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Luncoiu de Jos</text:p>
          </table:table-cell>
          <table:table-cell/>
          <table:table-cell table:formula="of:=CONCATENATE([.$C$91];[.A1726];[.$K$91];[.B1726];[.$L$91])" office:value-type="string" office:string-value="INSERT INTO `cities` (`id`, `region_id`, `name`) VALUES (NULL, (SELECT id FROM `regions` WHERE name = 'Hunedoara'), 'Luncoiu de Jos');" calcext:value-type="string">
            <text:p>INSERT INTO `cities` (`id`, `region_id`, `name`) VALUES (NULL, (SELECT id FROM `regions` WHERE name = 'Hunedoara'), 'Luncoi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Lupeni</text:p>
          </table:table-cell>
          <table:table-cell/>
          <table:table-cell table:formula="of:=CONCATENATE([.$C$91];[.A1727];[.$K$91];[.B1727];[.$L$91])" office:value-type="string" office:string-value="INSERT INTO `cities` (`id`, `region_id`, `name`) VALUES (NULL, (SELECT id FROM `regions` WHERE name = 'Hunedoara'), 'Lupeni');" calcext:value-type="string">
            <text:p>INSERT INTO `cities` (`id`, `region_id`, `name`) VALUES (NULL, (SELECT id FROM `regions` WHERE name = 'Hunedoara'), 'Lup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Mărtinești</text:p>
          </table:table-cell>
          <table:table-cell/>
          <table:table-cell table:formula="of:=CONCATENATE([.$C$91];[.A1728];[.$K$91];[.B1728];[.$L$91])" office:value-type="string" office:string-value="INSERT INTO `cities` (`id`, `region_id`, `name`) VALUES (NULL, (SELECT id FROM `regions` WHERE name = 'Hunedoara'), 'Mărtinești');" calcext:value-type="string">
            <text:p>INSERT INTO `cities` (`id`, `region_id`, `name`) VALUES (NULL, (SELECT id FROM `regions` WHERE name = 'Hunedoara'), 'Mărt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Orăștie</text:p>
          </table:table-cell>
          <table:table-cell/>
          <table:table-cell table:formula="of:=CONCATENATE([.$C$91];[.A1729];[.$K$91];[.B1729];[.$L$91])" office:value-type="string" office:string-value="INSERT INTO `cities` (`id`, `region_id`, `name`) VALUES (NULL, (SELECT id FROM `regions` WHERE name = 'Hunedoara'), 'Orăștie');" calcext:value-type="string">
            <text:p>INSERT INTO `cities` (`id`, `region_id`, `name`) VALUES (NULL, (SELECT id FROM `regions` WHERE name = 'Hunedoara'), 'Orăști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Orăștioara de Sus</text:p>
          </table:table-cell>
          <table:table-cell/>
          <table:table-cell table:formula="of:=CONCATENATE([.$C$91];[.A1730];[.$K$91];[.B1730];[.$L$91])" office:value-type="string" office:string-value="INSERT INTO `cities` (`id`, `region_id`, `name`) VALUES (NULL, (SELECT id FROM `regions` WHERE name = 'Hunedoara'), 'Orăștioara de Sus');" calcext:value-type="string">
            <text:p>INSERT INTO `cities` (`id`, `region_id`, `name`) VALUES (NULL, (SELECT id FROM `regions` WHERE name = 'Hunedoara'), 'Orăștioara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Pestișu Mic</text:p>
          </table:table-cell>
          <table:table-cell/>
          <table:table-cell table:formula="of:=CONCATENATE([.$C$91];[.A1731];[.$K$91];[.B1731];[.$L$91])" office:value-type="string" office:string-value="INSERT INTO `cities` (`id`, `region_id`, `name`) VALUES (NULL, (SELECT id FROM `regions` WHERE name = 'Hunedoara'), 'Pestișu Mic');" calcext:value-type="string">
            <text:p>INSERT INTO `cities` (`id`, `region_id`, `name`) VALUES (NULL, (SELECT id FROM `regions` WHERE name = 'Hunedoara'), 'Pestișu Mi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Petrila</text:p>
          </table:table-cell>
          <table:table-cell/>
          <table:table-cell table:formula="of:=CONCATENATE([.$C$91];[.A1732];[.$K$91];[.B1732];[.$L$91])" office:value-type="string" office:string-value="INSERT INTO `cities` (`id`, `region_id`, `name`) VALUES (NULL, (SELECT id FROM `regions` WHERE name = 'Hunedoara'), 'Petrila');" calcext:value-type="string">
            <text:p>INSERT INTO `cities` (`id`, `region_id`, `name`) VALUES (NULL, (SELECT id FROM `regions` WHERE name = 'Hunedoara'), 'Petri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Petroșani</text:p>
          </table:table-cell>
          <table:table-cell/>
          <table:table-cell table:formula="of:=CONCATENATE([.$C$91];[.A1733];[.$K$91];[.B1733];[.$L$91])" office:value-type="string" office:string-value="INSERT INTO `cities` (`id`, `region_id`, `name`) VALUES (NULL, (SELECT id FROM `regions` WHERE name = 'Hunedoara'), 'Petroșani');" calcext:value-type="string">
            <text:p>INSERT INTO `cities` (`id`, `region_id`, `name`) VALUES (NULL, (SELECT id FROM `regions` WHERE name = 'Hunedoara'), 'Petro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Pui</text:p>
          </table:table-cell>
          <table:table-cell/>
          <table:table-cell table:formula="of:=CONCATENATE([.$C$91];[.A1734];[.$K$91];[.B1734];[.$L$91])" office:value-type="string" office:string-value="INSERT INTO `cities` (`id`, `region_id`, `name`) VALUES (NULL, (SELECT id FROM `regions` WHERE name = 'Hunedoara'), 'Pui');" calcext:value-type="string">
            <text:p>INSERT INTO `cities` (`id`, `region_id`, `name`) VALUES (NULL, (SELECT id FROM `regions` WHERE name = 'Hunedoara'), 'P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Răchitova</text:p>
          </table:table-cell>
          <table:table-cell/>
          <table:table-cell table:formula="of:=CONCATENATE([.$C$91];[.A1735];[.$K$91];[.B1735];[.$L$91])" office:value-type="string" office:string-value="INSERT INTO `cities` (`id`, `region_id`, `name`) VALUES (NULL, (SELECT id FROM `regions` WHERE name = 'Hunedoara'), 'Răchitova');" calcext:value-type="string">
            <text:p>INSERT INTO `cities` (`id`, `region_id`, `name`) VALUES (NULL, (SELECT id FROM `regions` WHERE name = 'Hunedoara'), 'Răchit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Rapoltu Mare</text:p>
          </table:table-cell>
          <table:table-cell/>
          <table:table-cell table:formula="of:=CONCATENATE([.$C$91];[.A1736];[.$K$91];[.B1736];[.$L$91])" office:value-type="string" office:string-value="INSERT INTO `cities` (`id`, `region_id`, `name`) VALUES (NULL, (SELECT id FROM `regions` WHERE name = 'Hunedoara'), 'Rapoltu Mare');" calcext:value-type="string">
            <text:p>INSERT INTO `cities` (`id`, `region_id`, `name`) VALUES (NULL, (SELECT id FROM `regions` WHERE name = 'Hunedoara'), 'Rapolt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Râu de Mori</text:p>
          </table:table-cell>
          <table:table-cell/>
          <table:table-cell table:formula="of:=CONCATENATE([.$C$91];[.A1737];[.$K$91];[.B1737];[.$L$91])" office:value-type="string" office:string-value="INSERT INTO `cities` (`id`, `region_id`, `name`) VALUES (NULL, (SELECT id FROM `regions` WHERE name = 'Hunedoara'), 'Râu de Mori');" calcext:value-type="string">
            <text:p>INSERT INTO `cities` (`id`, `region_id`, `name`) VALUES (NULL, (SELECT id FROM `regions` WHERE name = 'Hunedoara'), 'Râu de Mo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Ribița</text:p>
          </table:table-cell>
          <table:table-cell/>
          <table:table-cell table:formula="of:=CONCATENATE([.$C$91];[.A1738];[.$K$91];[.B1738];[.$L$91])" office:value-type="string" office:string-value="INSERT INTO `cities` (`id`, `region_id`, `name`) VALUES (NULL, (SELECT id FROM `regions` WHERE name = 'Hunedoara'), 'Ribița');" calcext:value-type="string">
            <text:p>INSERT INTO `cities` (`id`, `region_id`, `name`) VALUES (NULL, (SELECT id FROM `regions` WHERE name = 'Hunedoara'), 'Rib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Romos</text:p>
          </table:table-cell>
          <table:table-cell/>
          <table:table-cell table:formula="of:=CONCATENATE([.$C$91];[.A1739];[.$K$91];[.B1739];[.$L$91])" office:value-type="string" office:string-value="INSERT INTO `cities` (`id`, `region_id`, `name`) VALUES (NULL, (SELECT id FROM `regions` WHERE name = 'Hunedoara'), 'Romos');" calcext:value-type="string">
            <text:p>INSERT INTO `cities` (`id`, `region_id`, `name`) VALUES (NULL, (SELECT id FROM `regions` WHERE name = 'Hunedoara'), 'Rom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Sălașu de Sus</text:p>
          </table:table-cell>
          <table:table-cell/>
          <table:table-cell table:formula="of:=CONCATENATE([.$C$91];[.A1740];[.$K$91];[.B1740];[.$L$91])" office:value-type="string" office:string-value="INSERT INTO `cities` (`id`, `region_id`, `name`) VALUES (NULL, (SELECT id FROM `regions` WHERE name = 'Hunedoara'), 'Sălașu de Sus');" calcext:value-type="string">
            <text:p>INSERT INTO `cities` (`id`, `region_id`, `name`) VALUES (NULL, (SELECT id FROM `regions` WHERE name = 'Hunedoara'), 'Sălașu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Sântămăria-Orlea</text:p>
          </table:table-cell>
          <table:table-cell/>
          <table:table-cell table:formula="of:=CONCATENATE([.$C$91];[.A1741];[.$K$91];[.B1741];[.$L$91])" office:value-type="string" office:string-value="INSERT INTO `cities` (`id`, `region_id`, `name`) VALUES (NULL, (SELECT id FROM `regions` WHERE name = 'Hunedoara'), 'Sântămăria-Orlea');" calcext:value-type="string">
            <text:p>INSERT INTO `cities` (`id`, `region_id`, `name`) VALUES (NULL, (SELECT id FROM `regions` WHERE name = 'Hunedoara'), 'Sântămăria-Orl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Sarmizegetusa</text:p>
          </table:table-cell>
          <table:table-cell/>
          <table:table-cell table:formula="of:=CONCATENATE([.$C$91];[.A1742];[.$K$91];[.B1742];[.$L$91])" office:value-type="string" office:string-value="INSERT INTO `cities` (`id`, `region_id`, `name`) VALUES (NULL, (SELECT id FROM `regions` WHERE name = 'Hunedoara'), 'Sarmizegetusa');" calcext:value-type="string">
            <text:p>INSERT INTO `cities` (`id`, `region_id`, `name`) VALUES (NULL, (SELECT id FROM `regions` WHERE name = 'Hunedoara'), 'Sarmizegetu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Simeria</text:p>
          </table:table-cell>
          <table:table-cell/>
          <table:table-cell table:formula="of:=CONCATENATE([.$C$91];[.A1743];[.$K$91];[.B1743];[.$L$91])" office:value-type="string" office:string-value="INSERT INTO `cities` (`id`, `region_id`, `name`) VALUES (NULL, (SELECT id FROM `regions` WHERE name = 'Hunedoara'), 'Simeria');" calcext:value-type="string">
            <text:p>INSERT INTO `cities` (`id`, `region_id`, `name`) VALUES (NULL, (SELECT id FROM `regions` WHERE name = 'Hunedoara'), 'Simer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Șoimuș</text:p>
          </table:table-cell>
          <table:table-cell/>
          <table:table-cell table:formula="of:=CONCATENATE([.$C$91];[.A1744];[.$K$91];[.B1744];[.$L$91])" office:value-type="string" office:string-value="INSERT INTO `cities` (`id`, `region_id`, `name`) VALUES (NULL, (SELECT id FROM `regions` WHERE name = 'Hunedoara'), 'Șoimuș');" calcext:value-type="string">
            <text:p>INSERT INTO `cities` (`id`, `region_id`, `name`) VALUES (NULL, (SELECT id FROM `regions` WHERE name = 'Hunedoara'), 'Șoim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Teliucu Inferior</text:p>
          </table:table-cell>
          <table:table-cell/>
          <table:table-cell table:formula="of:=CONCATENATE([.$C$91];[.A1745];[.$K$91];[.B1745];[.$L$91])" office:value-type="string" office:string-value="INSERT INTO `cities` (`id`, `region_id`, `name`) VALUES (NULL, (SELECT id FROM `regions` WHERE name = 'Hunedoara'), 'Teliucu Inferior');" calcext:value-type="string">
            <text:p>INSERT INTO `cities` (`id`, `region_id`, `name`) VALUES (NULL, (SELECT id FROM `regions` WHERE name = 'Hunedoara'), 'Teliucu Inferi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Tomești</text:p>
          </table:table-cell>
          <table:table-cell/>
          <table:table-cell table:formula="of:=CONCATENATE([.$C$91];[.A1746];[.$K$91];[.B1746];[.$L$91])" office:value-type="string" office:string-value="INSERT INTO `cities` (`id`, `region_id`, `name`) VALUES (NULL, (SELECT id FROM `regions` WHERE name = 'Hunedoara'), 'Tomești');" calcext:value-type="string">
            <text:p>INSERT INTO `cities` (`id`, `region_id`, `name`) VALUES (NULL, (SELECT id FROM `regions` WHERE name = 'Hunedoara'), 'Tom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Toplița</text:p>
          </table:table-cell>
          <table:table-cell/>
          <table:table-cell table:formula="of:=CONCATENATE([.$C$91];[.A1747];[.$K$91];[.B1747];[.$L$91])" office:value-type="string" office:string-value="INSERT INTO `cities` (`id`, `region_id`, `name`) VALUES (NULL, (SELECT id FROM `regions` WHERE name = 'Hunedoara'), 'Toplița');" calcext:value-type="string">
            <text:p>INSERT INTO `cities` (`id`, `region_id`, `name`) VALUES (NULL, (SELECT id FROM `regions` WHERE name = 'Hunedoara'), 'Topl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Totești</text:p>
          </table:table-cell>
          <table:table-cell/>
          <table:table-cell table:formula="of:=CONCATENATE([.$C$91];[.A1748];[.$K$91];[.B1748];[.$L$91])" office:value-type="string" office:string-value="INSERT INTO `cities` (`id`, `region_id`, `name`) VALUES (NULL, (SELECT id FROM `regions` WHERE name = 'Hunedoara'), 'Totești');" calcext:value-type="string">
            <text:p>INSERT INTO `cities` (`id`, `region_id`, `name`) VALUES (NULL, (SELECT id FROM `regions` WHERE name = 'Hunedoara'), 'To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Turdaș</text:p>
          </table:table-cell>
          <table:table-cell/>
          <table:table-cell table:formula="of:=CONCATENATE([.$C$91];[.A1749];[.$K$91];[.B1749];[.$L$91])" office:value-type="string" office:string-value="INSERT INTO `cities` (`id`, `region_id`, `name`) VALUES (NULL, (SELECT id FROM `regions` WHERE name = 'Hunedoara'), 'Turdaș');" calcext:value-type="string">
            <text:p>INSERT INTO `cities` (`id`, `region_id`, `name`) VALUES (NULL, (SELECT id FROM `regions` WHERE name = 'Hunedoara'), 'Turd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Uricani</text:p>
          </table:table-cell>
          <table:table-cell/>
          <table:table-cell table:formula="of:=CONCATENATE([.$C$91];[.A1750];[.$K$91];[.B1750];[.$L$91])" office:value-type="string" office:string-value="INSERT INTO `cities` (`id`, `region_id`, `name`) VALUES (NULL, (SELECT id FROM `regions` WHERE name = 'Hunedoara'), 'Uricani');" calcext:value-type="string">
            <text:p>INSERT INTO `cities` (`id`, `region_id`, `name`) VALUES (NULL, (SELECT id FROM `regions` WHERE name = 'Hunedoara'), 'Uric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Vălișoara</text:p>
          </table:table-cell>
          <table:table-cell/>
          <table:table-cell table:formula="of:=CONCATENATE([.$C$91];[.A1751];[.$K$91];[.B1751];[.$L$91])" office:value-type="string" office:string-value="INSERT INTO `cities` (`id`, `region_id`, `name`) VALUES (NULL, (SELECT id FROM `regions` WHERE name = 'Hunedoara'), 'Vălișoara');" calcext:value-type="string">
            <text:p>INSERT INTO `cities` (`id`, `region_id`, `name`) VALUES (NULL, (SELECT id FROM `regions` WHERE name = 'Hunedoara'), 'Văliș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Vața de Jos</text:p>
          </table:table-cell>
          <table:table-cell/>
          <table:table-cell table:formula="of:=CONCATENATE([.$C$91];[.A1752];[.$K$91];[.B1752];[.$L$91])" office:value-type="string" office:string-value="INSERT INTO `cities` (`id`, `region_id`, `name`) VALUES (NULL, (SELECT id FROM `regions` WHERE name = 'Hunedoara'), 'Vața de Jos');" calcext:value-type="string">
            <text:p>INSERT INTO `cities` (`id`, `region_id`, `name`) VALUES (NULL, (SELECT id FROM `regions` WHERE name = 'Hunedoara'), 'Vața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Vețel</text:p>
          </table:table-cell>
          <table:table-cell/>
          <table:table-cell table:formula="of:=CONCATENATE([.$C$91];[.A1753];[.$K$91];[.B1753];[.$L$91])" office:value-type="string" office:string-value="INSERT INTO `cities` (`id`, `region_id`, `name`) VALUES (NULL, (SELECT id FROM `regions` WHERE name = 'Hunedoara'), 'Vețel');" calcext:value-type="string">
            <text:p>INSERT INTO `cities` (`id`, `region_id`, `name`) VALUES (NULL, (SELECT id FROM `regions` WHERE name = 'Hunedoara'), 'Veț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Vorța</text:p>
          </table:table-cell>
          <table:table-cell/>
          <table:table-cell table:formula="of:=CONCATENATE([.$C$91];[.A1754];[.$K$91];[.B1754];[.$L$91])" office:value-type="string" office:string-value="INSERT INTO `cities` (`id`, `region_id`, `name`) VALUES (NULL, (SELECT id FROM `regions` WHERE name = 'Hunedoara'), 'Vorța');" calcext:value-type="string">
            <text:p>INSERT INTO `cities` (`id`, `region_id`, `name`) VALUES (NULL, (SELECT id FROM `regions` WHERE name = 'Hunedoara'), 'Vor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Vulcan</text:p>
          </table:table-cell>
          <table:table-cell/>
          <table:table-cell table:formula="of:=CONCATENATE([.$C$91];[.A1755];[.$K$91];[.B1755];[.$L$91])" office:value-type="string" office:string-value="INSERT INTO `cities` (`id`, `region_id`, `name`) VALUES (NULL, (SELECT id FROM `regions` WHERE name = 'Hunedoara'), 'Vulcan');" calcext:value-type="string">
            <text:p>INSERT INTO `cities` (`id`, `region_id`, `name`) VALUES (NULL, (SELECT id FROM `regions` WHERE name = 'Hunedoara'), 'Vulc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Zam</text:p>
          </table:table-cell>
          <table:table-cell/>
          <table:table-cell table:formula="of:=CONCATENATE([.$C$91];[.A1756];[.$K$91];[.B1756];[.$L$91])" office:value-type="string" office:string-value="INSERT INTO `cities` (`id`, `region_id`, `name`) VALUES (NULL, (SELECT id FROM `regions` WHERE name = 'Hunedoara'), 'Zam');" calcext:value-type="string">
            <text:p>INSERT INTO `cities` (`id`, `region_id`, `name`) VALUES (NULL, (SELECT id FROM `regions` WHERE name = 'Hunedoara'), 'Zam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Alexandru Ioan Cuza (Viișoara)</text:p>
          </table:table-cell>
          <table:table-cell/>
          <table:table-cell table:formula="of:=CONCATENATE([.$C$91];[.A1758];[.$K$91];[.B1758];[.$L$91])" office:value-type="string" office:string-value="INSERT INTO `cities` (`id`, `region_id`, `name`) VALUES (NULL, (SELECT id FROM `regions` WHERE name = 'Iași'), 'Alexandru Ioan Cuza (Viișoara)');" calcext:value-type="string">
            <text:p>INSERT INTO `cities` (`id`, `region_id`, `name`) VALUES (NULL, (SELECT id FROM `regions` WHERE name = 'Iași'), 'Alexandru Ioan Cuza (Viișoara)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Andrieșeni</text:p>
          </table:table-cell>
          <table:table-cell/>
          <table:table-cell table:formula="of:=CONCATENATE([.$C$91];[.A1759];[.$K$91];[.B1759];[.$L$91])" office:value-type="string" office:string-value="INSERT INTO `cities` (`id`, `region_id`, `name`) VALUES (NULL, (SELECT id FROM `regions` WHERE name = 'Iași'), 'Andrieșeni');" calcext:value-type="string">
            <text:p>INSERT INTO `cities` (`id`, `region_id`, `name`) VALUES (NULL, (SELECT id FROM `regions` WHERE name = 'Iași'), 'Andrie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Aroneanu</text:p>
          </table:table-cell>
          <table:table-cell/>
          <table:table-cell table:formula="of:=CONCATENATE([.$C$91];[.A1760];[.$K$91];[.B1760];[.$L$91])" office:value-type="string" office:string-value="INSERT INTO `cities` (`id`, `region_id`, `name`) VALUES (NULL, (SELECT id FROM `regions` WHERE name = 'Iași'), 'Aroneanu');" calcext:value-type="string">
            <text:p>INSERT INTO `cities` (`id`, `region_id`, `name`) VALUES (NULL, (SELECT id FROM `regions` WHERE name = 'Iași'), 'Arone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Balș</text:p>
          </table:table-cell>
          <table:table-cell/>
          <table:table-cell table:formula="of:=CONCATENATE([.$C$91];[.A1761];[.$K$91];[.B1761];[.$L$91])" office:value-type="string" office:string-value="INSERT INTO `cities` (`id`, `region_id`, `name`) VALUES (NULL, (SELECT id FROM `regions` WHERE name = 'Iași'), 'Balș');" calcext:value-type="string">
            <text:p>INSERT INTO `cities` (`id`, `region_id`, `name`) VALUES (NULL, (SELECT id FROM `regions` WHERE name = 'Iași'), 'Bal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Bălțați</text:p>
          </table:table-cell>
          <table:table-cell/>
          <table:table-cell table:formula="of:=CONCATENATE([.$C$91];[.A1762];[.$K$91];[.B1762];[.$L$91])" office:value-type="string" office:string-value="INSERT INTO `cities` (`id`, `region_id`, `name`) VALUES (NULL, (SELECT id FROM `regions` WHERE name = 'Iași'), 'Bălțați');" calcext:value-type="string">
            <text:p>INSERT INTO `cities` (`id`, `region_id`, `name`) VALUES (NULL, (SELECT id FROM `regions` WHERE name = 'Iași'), 'Bălța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Bârnova</text:p>
          </table:table-cell>
          <table:table-cell/>
          <table:table-cell table:formula="of:=CONCATENATE([.$C$91];[.A1763];[.$K$91];[.B1763];[.$L$91])" office:value-type="string" office:string-value="INSERT INTO `cities` (`id`, `region_id`, `name`) VALUES (NULL, (SELECT id FROM `regions` WHERE name = 'Iași'), 'Bârnova');" calcext:value-type="string">
            <text:p>INSERT INTO `cities` (`id`, `region_id`, `name`) VALUES (NULL, (SELECT id FROM `regions` WHERE name = 'Iași'), 'Bârn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Belcești</text:p>
          </table:table-cell>
          <table:table-cell/>
          <table:table-cell table:formula="of:=CONCATENATE([.$C$91];[.A1764];[.$K$91];[.B1764];[.$L$91])" office:value-type="string" office:string-value="INSERT INTO `cities` (`id`, `region_id`, `name`) VALUES (NULL, (SELECT id FROM `regions` WHERE name = 'Iași'), 'Belcești');" calcext:value-type="string">
            <text:p>INSERT INTO `cities` (`id`, `region_id`, `name`) VALUES (NULL, (SELECT id FROM `regions` WHERE name = 'Iași'), 'Bel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Bivolari</text:p>
          </table:table-cell>
          <table:table-cell/>
          <table:table-cell table:formula="of:=CONCATENATE([.$C$91];[.A1765];[.$K$91];[.B1765];[.$L$91])" office:value-type="string" office:string-value="INSERT INTO `cities` (`id`, `region_id`, `name`) VALUES (NULL, (SELECT id FROM `regions` WHERE name = 'Iași'), 'Bivolari');" calcext:value-type="string">
            <text:p>INSERT INTO `cities` (`id`, `region_id`, `name`) VALUES (NULL, (SELECT id FROM `regions` WHERE name = 'Iași'), 'Bivol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Brăești</text:p>
          </table:table-cell>
          <table:table-cell/>
          <table:table-cell table:formula="of:=CONCATENATE([.$C$91];[.A1766];[.$K$91];[.B1766];[.$L$91])" office:value-type="string" office:string-value="INSERT INTO `cities` (`id`, `region_id`, `name`) VALUES (NULL, (SELECT id FROM `regions` WHERE name = 'Iași'), 'Brăești');" calcext:value-type="string">
            <text:p>INSERT INTO `cities` (`id`, `region_id`, `name`) VALUES (NULL, (SELECT id FROM `regions` WHERE name = 'Iași'), 'Bră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Butea</text:p>
          </table:table-cell>
          <table:table-cell/>
          <table:table-cell table:formula="of:=CONCATENATE([.$C$91];[.A1767];[.$K$91];[.B1767];[.$L$91])" office:value-type="string" office:string-value="INSERT INTO `cities` (`id`, `region_id`, `name`) VALUES (NULL, (SELECT id FROM `regions` WHERE name = 'Iași'), 'Butea');" calcext:value-type="string">
            <text:p>INSERT INTO `cities` (`id`, `region_id`, `name`) VALUES (NULL, (SELECT id FROM `regions` WHERE name = 'Iași'), 'Bu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Ceplenița</text:p>
          </table:table-cell>
          <table:table-cell/>
          <table:table-cell table:formula="of:=CONCATENATE([.$C$91];[.A1768];[.$K$91];[.B1768];[.$L$91])" office:value-type="string" office:string-value="INSERT INTO `cities` (`id`, `region_id`, `name`) VALUES (NULL, (SELECT id FROM `regions` WHERE name = 'Iași'), 'Ceplenița');" calcext:value-type="string">
            <text:p>INSERT INTO `cities` (`id`, `region_id`, `name`) VALUES (NULL, (SELECT id FROM `regions` WHERE name = 'Iași'), 'Ceplen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Ciohorăni</text:p>
          </table:table-cell>
          <table:table-cell/>
          <table:table-cell table:formula="of:=CONCATENATE([.$C$91];[.A1769];[.$K$91];[.B1769];[.$L$91])" office:value-type="string" office:string-value="INSERT INTO `cities` (`id`, `region_id`, `name`) VALUES (NULL, (SELECT id FROM `regions` WHERE name = 'Iași'), 'Ciohorăni');" calcext:value-type="string">
            <text:p>INSERT INTO `cities` (`id`, `region_id`, `name`) VALUES (NULL, (SELECT id FROM `regions` WHERE name = 'Iași'), 'Ciohoră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Ciortești</text:p>
          </table:table-cell>
          <table:table-cell/>
          <table:table-cell table:formula="of:=CONCATENATE([.$C$91];[.A1770];[.$K$91];[.B1770];[.$L$91])" office:value-type="string" office:string-value="INSERT INTO `cities` (`id`, `region_id`, `name`) VALUES (NULL, (SELECT id FROM `regions` WHERE name = 'Iași'), 'Ciortești');" calcext:value-type="string">
            <text:p>INSERT INTO `cities` (`id`, `region_id`, `name`) VALUES (NULL, (SELECT id FROM `regions` WHERE name = 'Iași'), 'Cior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Ciurea</text:p>
          </table:table-cell>
          <table:table-cell/>
          <table:table-cell table:formula="of:=CONCATENATE([.$C$91];[.A1771];[.$K$91];[.B1771];[.$L$91])" office:value-type="string" office:string-value="INSERT INTO `cities` (`id`, `region_id`, `name`) VALUES (NULL, (SELECT id FROM `regions` WHERE name = 'Iași'), 'Ciurea');" calcext:value-type="string">
            <text:p>INSERT INTO `cities` (`id`, `region_id`, `name`) VALUES (NULL, (SELECT id FROM `regions` WHERE name = 'Iași'), 'Ciur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Coarnele Caprei</text:p>
          </table:table-cell>
          <table:table-cell/>
          <table:table-cell table:formula="of:=CONCATENATE([.$C$91];[.A1772];[.$K$91];[.B1772];[.$L$91])" office:value-type="string" office:string-value="INSERT INTO `cities` (`id`, `region_id`, `name`) VALUES (NULL, (SELECT id FROM `regions` WHERE name = 'Iași'), 'Coarnele Caprei');" calcext:value-type="string">
            <text:p>INSERT INTO `cities` (`id`, `region_id`, `name`) VALUES (NULL, (SELECT id FROM `regions` WHERE name = 'Iași'), 'Coarnele Capr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Comarna</text:p>
          </table:table-cell>
          <table:table-cell/>
          <table:table-cell table:formula="of:=CONCATENATE([.$C$91];[.A1773];[.$K$91];[.B1773];[.$L$91])" office:value-type="string" office:string-value="INSERT INTO `cities` (`id`, `region_id`, `name`) VALUES (NULL, (SELECT id FROM `regions` WHERE name = 'Iași'), 'Comarna');" calcext:value-type="string">
            <text:p>INSERT INTO `cities` (`id`, `region_id`, `name`) VALUES (NULL, (SELECT id FROM `regions` WHERE name = 'Iași'), 'Comar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Costești</text:p>
          </table:table-cell>
          <table:table-cell/>
          <table:table-cell table:formula="of:=CONCATENATE([.$C$91];[.A1774];[.$K$91];[.B1774];[.$L$91])" office:value-type="string" office:string-value="INSERT INTO `cities` (`id`, `region_id`, `name`) VALUES (NULL, (SELECT id FROM `regions` WHERE name = 'Iași'), 'Costești');" calcext:value-type="string">
            <text:p>INSERT INTO `cities` (`id`, `region_id`, `name`) VALUES (NULL, (SELECT id FROM `regions` WHERE name = 'Iași'), 'Cos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Costuleni</text:p>
          </table:table-cell>
          <table:table-cell/>
          <table:table-cell table:formula="of:=CONCATENATE([.$C$91];[.A1775];[.$K$91];[.B1775];[.$L$91])" office:value-type="string" office:string-value="INSERT INTO `cities` (`id`, `region_id`, `name`) VALUES (NULL, (SELECT id FROM `regions` WHERE name = 'Iași'), 'Costuleni');" calcext:value-type="string">
            <text:p>INSERT INTO `cities` (`id`, `region_id`, `name`) VALUES (NULL, (SELECT id FROM `regions` WHERE name = 'Iași'), 'Costu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Cotnari</text:p>
          </table:table-cell>
          <table:table-cell/>
          <table:table-cell table:formula="of:=CONCATENATE([.$C$91];[.A1776];[.$K$91];[.B1776];[.$L$91])" office:value-type="string" office:string-value="INSERT INTO `cities` (`id`, `region_id`, `name`) VALUES (NULL, (SELECT id FROM `regions` WHERE name = 'Iași'), 'Cotnari');" calcext:value-type="string">
            <text:p>INSERT INTO `cities` (`id`, `region_id`, `name`) VALUES (NULL, (SELECT id FROM `regions` WHERE name = 'Iași'), 'Cotn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Cozmești</text:p>
          </table:table-cell>
          <table:table-cell/>
          <table:table-cell table:formula="of:=CONCATENATE([.$C$91];[.A1777];[.$K$91];[.B1777];[.$L$91])" office:value-type="string" office:string-value="INSERT INTO `cities` (`id`, `region_id`, `name`) VALUES (NULL, (SELECT id FROM `regions` WHERE name = 'Iași'), 'Cozmești');" calcext:value-type="string">
            <text:p>INSERT INTO `cities` (`id`, `region_id`, `name`) VALUES (NULL, (SELECT id FROM `regions` WHERE name = 'Iași'), 'Cozm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Cristești</text:p>
          </table:table-cell>
          <table:table-cell/>
          <table:table-cell table:formula="of:=CONCATENATE([.$C$91];[.A1778];[.$K$91];[.B1778];[.$L$91])" office:value-type="string" office:string-value="INSERT INTO `cities` (`id`, `region_id`, `name`) VALUES (NULL, (SELECT id FROM `regions` WHERE name = 'Iași'), 'Cristești');" calcext:value-type="string">
            <text:p>INSERT INTO `cities` (`id`, `region_id`, `name`) VALUES (NULL, (SELECT id FROM `regions` WHERE name = 'Iași'), 'Cris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Cucuteni</text:p>
          </table:table-cell>
          <table:table-cell/>
          <table:table-cell table:formula="of:=CONCATENATE([.$C$91];[.A1779];[.$K$91];[.B1779];[.$L$91])" office:value-type="string" office:string-value="INSERT INTO `cities` (`id`, `region_id`, `name`) VALUES (NULL, (SELECT id FROM `regions` WHERE name = 'Iași'), 'Cucuteni');" calcext:value-type="string">
            <text:p>INSERT INTO `cities` (`id`, `region_id`, `name`) VALUES (NULL, (SELECT id FROM `regions` WHERE name = 'Iași'), 'Cucu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Dagâța</text:p>
          </table:table-cell>
          <table:table-cell/>
          <table:table-cell table:formula="of:=CONCATENATE([.$C$91];[.A1780];[.$K$91];[.B1780];[.$L$91])" office:value-type="string" office:string-value="INSERT INTO `cities` (`id`, `region_id`, `name`) VALUES (NULL, (SELECT id FROM `regions` WHERE name = 'Iași'), 'Dagâța');" calcext:value-type="string">
            <text:p>INSERT INTO `cities` (`id`, `region_id`, `name`) VALUES (NULL, (SELECT id FROM `regions` WHERE name = 'Iași'), 'Dagâ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Deleni</text:p>
          </table:table-cell>
          <table:table-cell/>
          <table:table-cell table:formula="of:=CONCATENATE([.$C$91];[.A1781];[.$K$91];[.B1781];[.$L$91])" office:value-type="string" office:string-value="INSERT INTO `cities` (`id`, `region_id`, `name`) VALUES (NULL, (SELECT id FROM `regions` WHERE name = 'Iași'), 'Deleni');" calcext:value-type="string">
            <text:p>INSERT INTO `cities` (`id`, `region_id`, `name`) VALUES (NULL, (SELECT id FROM `regions` WHERE name = 'Iași'), 'De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Dobrovăț</text:p>
          </table:table-cell>
          <table:table-cell/>
          <table:table-cell table:formula="of:=CONCATENATE([.$C$91];[.A1782];[.$K$91];[.B1782];[.$L$91])" office:value-type="string" office:string-value="INSERT INTO `cities` (`id`, `region_id`, `name`) VALUES (NULL, (SELECT id FROM `regions` WHERE name = 'Iași'), 'Dobrovăț');" calcext:value-type="string">
            <text:p>INSERT INTO `cities` (`id`, `region_id`, `name`) VALUES (NULL, (SELECT id FROM `regions` WHERE name = 'Iași'), 'Dobrovă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Dolhești</text:p>
          </table:table-cell>
          <table:table-cell/>
          <table:table-cell table:formula="of:=CONCATENATE([.$C$91];[.A1783];[.$K$91];[.B1783];[.$L$91])" office:value-type="string" office:string-value="INSERT INTO `cities` (`id`, `region_id`, `name`) VALUES (NULL, (SELECT id FROM `regions` WHERE name = 'Iași'), 'Dolhești');" calcext:value-type="string">
            <text:p>INSERT INTO `cities` (`id`, `region_id`, `name`) VALUES (NULL, (SELECT id FROM `regions` WHERE name = 'Iași'), 'Dolh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Drăgușeni</text:p>
          </table:table-cell>
          <table:table-cell/>
          <table:table-cell table:formula="of:=CONCATENATE([.$C$91];[.A1784];[.$K$91];[.B1784];[.$L$91])" office:value-type="string" office:string-value="INSERT INTO `cities` (`id`, `region_id`, `name`) VALUES (NULL, (SELECT id FROM `regions` WHERE name = 'Iași'), 'Drăgușeni');" calcext:value-type="string">
            <text:p>INSERT INTO `cities` (`id`, `region_id`, `name`) VALUES (NULL, (SELECT id FROM `regions` WHERE name = 'Iași'), 'Drăgu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Dumești</text:p>
          </table:table-cell>
          <table:table-cell/>
          <table:table-cell table:formula="of:=CONCATENATE([.$C$91];[.A1785];[.$K$91];[.B1785];[.$L$91])" office:value-type="string" office:string-value="INSERT INTO `cities` (`id`, `region_id`, `name`) VALUES (NULL, (SELECT id FROM `regions` WHERE name = 'Iași'), 'Dumești');" calcext:value-type="string">
            <text:p>INSERT INTO `cities` (`id`, `region_id`, `name`) VALUES (NULL, (SELECT id FROM `regions` WHERE name = 'Iași'), 'Dum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Erbiceni</text:p>
          </table:table-cell>
          <table:table-cell/>
          <table:table-cell table:formula="of:=CONCATENATE([.$C$91];[.A1786];[.$K$91];[.B1786];[.$L$91])" office:value-type="string" office:string-value="INSERT INTO `cities` (`id`, `region_id`, `name`) VALUES (NULL, (SELECT id FROM `regions` WHERE name = 'Iași'), 'Erbiceni');" calcext:value-type="string">
            <text:p>INSERT INTO `cities` (`id`, `region_id`, `name`) VALUES (NULL, (SELECT id FROM `regions` WHERE name = 'Iași'), 'Erbi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Fântânele</text:p>
          </table:table-cell>
          <table:table-cell/>
          <table:table-cell table:formula="of:=CONCATENATE([.$C$91];[.A1787];[.$K$91];[.B1787];[.$L$91])" office:value-type="string" office:string-value="INSERT INTO `cities` (`id`, `region_id`, `name`) VALUES (NULL, (SELECT id FROM `regions` WHERE name = 'Iași'), 'Fântânele');" calcext:value-type="string">
            <text:p>INSERT INTO `cities` (`id`, `region_id`, `name`) VALUES (NULL, (SELECT id FROM `regions` WHERE name = 'Iași'), 'Fântân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Focuri</text:p>
          </table:table-cell>
          <table:table-cell/>
          <table:table-cell table:formula="of:=CONCATENATE([.$C$91];[.A1788];[.$K$91];[.B1788];[.$L$91])" office:value-type="string" office:string-value="INSERT INTO `cities` (`id`, `region_id`, `name`) VALUES (NULL, (SELECT id FROM `regions` WHERE name = 'Iași'), 'Focuri');" calcext:value-type="string">
            <text:p>INSERT INTO `cities` (`id`, `region_id`, `name`) VALUES (NULL, (SELECT id FROM `regions` WHERE name = 'Iași'), 'Focu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Golăiești</text:p>
          </table:table-cell>
          <table:table-cell/>
          <table:table-cell table:formula="of:=CONCATENATE([.$C$91];[.A1789];[.$K$91];[.B1789];[.$L$91])" office:value-type="string" office:string-value="INSERT INTO `cities` (`id`, `region_id`, `name`) VALUES (NULL, (SELECT id FROM `regions` WHERE name = 'Iași'), 'Golăiești');" calcext:value-type="string">
            <text:p>INSERT INTO `cities` (`id`, `region_id`, `name`) VALUES (NULL, (SELECT id FROM `regions` WHERE name = 'Iași'), 'Golă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Gorban</text:p>
          </table:table-cell>
          <table:table-cell/>
          <table:table-cell table:formula="of:=CONCATENATE([.$C$91];[.A1790];[.$K$91];[.B1790];[.$L$91])" office:value-type="string" office:string-value="INSERT INTO `cities` (`id`, `region_id`, `name`) VALUES (NULL, (SELECT id FROM `regions` WHERE name = 'Iași'), 'Gorban');" calcext:value-type="string">
            <text:p>INSERT INTO `cities` (`id`, `region_id`, `name`) VALUES (NULL, (SELECT id FROM `regions` WHERE name = 'Iași'), 'Gorb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Grajduri</text:p>
          </table:table-cell>
          <table:table-cell/>
          <table:table-cell table:formula="of:=CONCATENATE([.$C$91];[.A1791];[.$K$91];[.B1791];[.$L$91])" office:value-type="string" office:string-value="INSERT INTO `cities` (`id`, `region_id`, `name`) VALUES (NULL, (SELECT id FROM `regions` WHERE name = 'Iași'), 'Grajduri');" calcext:value-type="string">
            <text:p>INSERT INTO `cities` (`id`, `region_id`, `name`) VALUES (NULL, (SELECT id FROM `regions` WHERE name = 'Iași'), 'Grajdu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Gropnița</text:p>
          </table:table-cell>
          <table:table-cell/>
          <table:table-cell table:formula="of:=CONCATENATE([.$C$91];[.A1792];[.$K$91];[.B1792];[.$L$91])" office:value-type="string" office:string-value="INSERT INTO `cities` (`id`, `region_id`, `name`) VALUES (NULL, (SELECT id FROM `regions` WHERE name = 'Iași'), 'Gropnița');" calcext:value-type="string">
            <text:p>INSERT INTO `cities` (`id`, `region_id`, `name`) VALUES (NULL, (SELECT id FROM `regions` WHERE name = 'Iași'), 'Gropn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Grozești</text:p>
          </table:table-cell>
          <table:table-cell/>
          <table:table-cell table:formula="of:=CONCATENATE([.$C$91];[.A1793];[.$K$91];[.B1793];[.$L$91])" office:value-type="string" office:string-value="INSERT INTO `cities` (`id`, `region_id`, `name`) VALUES (NULL, (SELECT id FROM `regions` WHERE name = 'Iași'), 'Grozești');" calcext:value-type="string">
            <text:p>INSERT INTO `cities` (`id`, `region_id`, `name`) VALUES (NULL, (SELECT id FROM `regions` WHERE name = 'Iași'), 'Groz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Hălăucești</text:p>
          </table:table-cell>
          <table:table-cell/>
          <table:table-cell table:formula="of:=CONCATENATE([.$C$91];[.A1794];[.$K$91];[.B1794];[.$L$91])" office:value-type="string" office:string-value="INSERT INTO `cities` (`id`, `region_id`, `name`) VALUES (NULL, (SELECT id FROM `regions` WHERE name = 'Iași'), 'Hălăucești');" calcext:value-type="string">
            <text:p>INSERT INTO `cities` (`id`, `region_id`, `name`) VALUES (NULL, (SELECT id FROM `regions` WHERE name = 'Iași'), 'Hălău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Hârlău</text:p>
          </table:table-cell>
          <table:table-cell/>
          <table:table-cell table:formula="of:=CONCATENATE([.$C$91];[.A1795];[.$K$91];[.B1795];[.$L$91])" office:value-type="string" office:string-value="INSERT INTO `cities` (`id`, `region_id`, `name`) VALUES (NULL, (SELECT id FROM `regions` WHERE name = 'Iași'), 'Hârlău');" calcext:value-type="string">
            <text:p>INSERT INTO `cities` (`id`, `region_id`, `name`) VALUES (NULL, (SELECT id FROM `regions` WHERE name = 'Iași'), 'Hârl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Hărmănești</text:p>
          </table:table-cell>
          <table:table-cell/>
          <table:table-cell table:formula="of:=CONCATENATE([.$C$91];[.A1796];[.$K$91];[.B1796];[.$L$91])" office:value-type="string" office:string-value="INSERT INTO `cities` (`id`, `region_id`, `name`) VALUES (NULL, (SELECT id FROM `regions` WHERE name = 'Iași'), 'Hărmănești');" calcext:value-type="string">
            <text:p>INSERT INTO `cities` (`id`, `region_id`, `name`) VALUES (NULL, (SELECT id FROM `regions` WHERE name = 'Iași'), 'Hărm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Heleșteni</text:p>
          </table:table-cell>
          <table:table-cell/>
          <table:table-cell table:formula="of:=CONCATENATE([.$C$91];[.A1797];[.$K$91];[.B1797];[.$L$91])" office:value-type="string" office:string-value="INSERT INTO `cities` (`id`, `region_id`, `name`) VALUES (NULL, (SELECT id FROM `regions` WHERE name = 'Iași'), 'Heleșteni');" calcext:value-type="string">
            <text:p>INSERT INTO `cities` (`id`, `region_id`, `name`) VALUES (NULL, (SELECT id FROM `regions` WHERE name = 'Iași'), 'Heleș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Holboca</text:p>
          </table:table-cell>
          <table:table-cell/>
          <table:table-cell table:formula="of:=CONCATENATE([.$C$91];[.A1798];[.$K$91];[.B1798];[.$L$91])" office:value-type="string" office:string-value="INSERT INTO `cities` (`id`, `region_id`, `name`) VALUES (NULL, (SELECT id FROM `regions` WHERE name = 'Iași'), 'Holboca');" calcext:value-type="string">
            <text:p>INSERT INTO `cities` (`id`, `region_id`, `name`) VALUES (NULL, (SELECT id FROM `regions` WHERE name = 'Iași'), 'Holbo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Horlești</text:p>
          </table:table-cell>
          <table:table-cell/>
          <table:table-cell table:formula="of:=CONCATENATE([.$C$91];[.A1799];[.$K$91];[.B1799];[.$L$91])" office:value-type="string" office:string-value="INSERT INTO `cities` (`id`, `region_id`, `name`) VALUES (NULL, (SELECT id FROM `regions` WHERE name = 'Iași'), 'Horlești');" calcext:value-type="string">
            <text:p>INSERT INTO `cities` (`id`, `region_id`, `name`) VALUES (NULL, (SELECT id FROM `regions` WHERE name = 'Iași'), 'Horlești');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Iași</text:p>
          </table:table-cell>
          <table:table-cell/>
          <table:table-cell table:formula="of:=CONCATENATE([.$C$91];[.A1800];[.$K$91];[.B1800];[.$L$91])" office:value-type="string" office:string-value="INSERT INTO `cities` (`id`, `region_id`, `name`) VALUES (NULL, (SELECT id FROM `regions` WHERE name = 'Iași'), 'Iași');" calcext:value-type="string">
            <text:p>INSERT INTO `cities` (`id`, `region_id`, `name`) VALUES (NULL, (SELECT id FROM `regions` WHERE name = 'Iași'), 'Ia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Ion Neculce</text:p>
          </table:table-cell>
          <table:table-cell/>
          <table:table-cell table:formula="of:=CONCATENATE([.$C$91];[.A1801];[.$K$91];[.B1801];[.$L$91])" office:value-type="string" office:string-value="INSERT INTO `cities` (`id`, `region_id`, `name`) VALUES (NULL, (SELECT id FROM `regions` WHERE name = 'Iași'), 'Ion Neculce');" calcext:value-type="string">
            <text:p>INSERT INTO `cities` (`id`, `region_id`, `name`) VALUES (NULL, (SELECT id FROM `regions` WHERE name = 'Iași'), 'Ion Neculc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Ipatele</text:p>
          </table:table-cell>
          <table:table-cell/>
          <table:table-cell table:formula="of:=CONCATENATE([.$C$91];[.A1802];[.$K$91];[.B1802];[.$L$91])" office:value-type="string" office:string-value="INSERT INTO `cities` (`id`, `region_id`, `name`) VALUES (NULL, (SELECT id FROM `regions` WHERE name = 'Iași'), 'Ipatele');" calcext:value-type="string">
            <text:p>INSERT INTO `cities` (`id`, `region_id`, `name`) VALUES (NULL, (SELECT id FROM `regions` WHERE name = 'Iași'), 'Ipat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Lespezi</text:p>
          </table:table-cell>
          <table:table-cell/>
          <table:table-cell table:formula="of:=CONCATENATE([.$C$91];[.A1803];[.$K$91];[.B1803];[.$L$91])" office:value-type="string" office:string-value="INSERT INTO `cities` (`id`, `region_id`, `name`) VALUES (NULL, (SELECT id FROM `regions` WHERE name = 'Iași'), 'Lespezi');" calcext:value-type="string">
            <text:p>INSERT INTO `cities` (`id`, `region_id`, `name`) VALUES (NULL, (SELECT id FROM `regions` WHERE name = 'Iași'), 'Lespez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Lețcani</text:p>
          </table:table-cell>
          <table:table-cell/>
          <table:table-cell table:formula="of:=CONCATENATE([.$C$91];[.A1804];[.$K$91];[.B1804];[.$L$91])" office:value-type="string" office:string-value="INSERT INTO `cities` (`id`, `region_id`, `name`) VALUES (NULL, (SELECT id FROM `regions` WHERE name = 'Iași'), 'Lețcani');" calcext:value-type="string">
            <text:p>INSERT INTO `cities` (`id`, `region_id`, `name`) VALUES (NULL, (SELECT id FROM `regions` WHERE name = 'Iași'), 'Lețc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Lungani</text:p>
          </table:table-cell>
          <table:table-cell/>
          <table:table-cell table:formula="of:=CONCATENATE([.$C$91];[.A1805];[.$K$91];[.B1805];[.$L$91])" office:value-type="string" office:string-value="INSERT INTO `cities` (`id`, `region_id`, `name`) VALUES (NULL, (SELECT id FROM `regions` WHERE name = 'Iași'), 'Lungani');" calcext:value-type="string">
            <text:p>INSERT INTO `cities` (`id`, `region_id`, `name`) VALUES (NULL, (SELECT id FROM `regions` WHERE name = 'Iași'), 'Lung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Mădârjac</text:p>
          </table:table-cell>
          <table:table-cell/>
          <table:table-cell table:formula="of:=CONCATENATE([.$C$91];[.A1806];[.$K$91];[.B1806];[.$L$91])" office:value-type="string" office:string-value="INSERT INTO `cities` (`id`, `region_id`, `name`) VALUES (NULL, (SELECT id FROM `regions` WHERE name = 'Iași'), 'Mădârjac');" calcext:value-type="string">
            <text:p>INSERT INTO `cities` (`id`, `region_id`, `name`) VALUES (NULL, (SELECT id FROM `regions` WHERE name = 'Iași'), 'Mădârja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Mircești</text:p>
          </table:table-cell>
          <table:table-cell/>
          <table:table-cell table:formula="of:=CONCATENATE([.$C$91];[.A1807];[.$K$91];[.B1807];[.$L$91])" office:value-type="string" office:string-value="INSERT INTO `cities` (`id`, `region_id`, `name`) VALUES (NULL, (SELECT id FROM `regions` WHERE name = 'Iași'), 'Mircești');" calcext:value-type="string">
            <text:p>INSERT INTO `cities` (`id`, `region_id`, `name`) VALUES (NULL, (SELECT id FROM `regions` WHERE name = 'Iași'), 'Mir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Mironeasa</text:p>
          </table:table-cell>
          <table:table-cell/>
          <table:table-cell table:formula="of:=CONCATENATE([.$C$91];[.A1808];[.$K$91];[.B1808];[.$L$91])" office:value-type="string" office:string-value="INSERT INTO `cities` (`id`, `region_id`, `name`) VALUES (NULL, (SELECT id FROM `regions` WHERE name = 'Iași'), 'Mironeasa');" calcext:value-type="string">
            <text:p>INSERT INTO `cities` (`id`, `region_id`, `name`) VALUES (NULL, (SELECT id FROM `regions` WHERE name = 'Iași'), 'Mirone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Miroslava</text:p>
          </table:table-cell>
          <table:table-cell/>
          <table:table-cell table:formula="of:=CONCATENATE([.$C$91];[.A1809];[.$K$91];[.B1809];[.$L$91])" office:value-type="string" office:string-value="INSERT INTO `cities` (`id`, `region_id`, `name`) VALUES (NULL, (SELECT id FROM `regions` WHERE name = 'Iași'), 'Miroslava');" calcext:value-type="string">
            <text:p>INSERT INTO `cities` (`id`, `region_id`, `name`) VALUES (NULL, (SELECT id FROM `regions` WHERE name = 'Iași'), 'Mirosla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Miroslovești</text:p>
          </table:table-cell>
          <table:table-cell/>
          <table:table-cell table:formula="of:=CONCATENATE([.$C$91];[.A1810];[.$K$91];[.B1810];[.$L$91])" office:value-type="string" office:string-value="INSERT INTO `cities` (`id`, `region_id`, `name`) VALUES (NULL, (SELECT id FROM `regions` WHERE name = 'Iași'), 'Miroslovești');" calcext:value-type="string">
            <text:p>INSERT INTO `cities` (`id`, `region_id`, `name`) VALUES (NULL, (SELECT id FROM `regions` WHERE name = 'Iași'), 'Miroslov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Mogoșești</text:p>
          </table:table-cell>
          <table:table-cell/>
          <table:table-cell table:formula="of:=CONCATENATE([.$C$91];[.A1811];[.$K$91];[.B1811];[.$L$91])" office:value-type="string" office:string-value="INSERT INTO `cities` (`id`, `region_id`, `name`) VALUES (NULL, (SELECT id FROM `regions` WHERE name = 'Iași'), 'Mogoșești');" calcext:value-type="string">
            <text:p>INSERT INTO `cities` (`id`, `region_id`, `name`) VALUES (NULL, (SELECT id FROM `regions` WHERE name = 'Iași'), 'Mogo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Mogoșești-Siret</text:p>
          </table:table-cell>
          <table:table-cell/>
          <table:table-cell table:formula="of:=CONCATENATE([.$C$91];[.A1812];[.$K$91];[.B1812];[.$L$91])" office:value-type="string" office:string-value="INSERT INTO `cities` (`id`, `region_id`, `name`) VALUES (NULL, (SELECT id FROM `regions` WHERE name = 'Iași'), 'Mogoșești-Siret');" calcext:value-type="string">
            <text:p>INSERT INTO `cities` (`id`, `region_id`, `name`) VALUES (NULL, (SELECT id FROM `regions` WHERE name = 'Iași'), 'Mogoșești-Sire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Moșna</text:p>
          </table:table-cell>
          <table:table-cell/>
          <table:table-cell table:formula="of:=CONCATENATE([.$C$91];[.A1813];[.$K$91];[.B1813];[.$L$91])" office:value-type="string" office:string-value="INSERT INTO `cities` (`id`, `region_id`, `name`) VALUES (NULL, (SELECT id FROM `regions` WHERE name = 'Iași'), 'Moșna');" calcext:value-type="string">
            <text:p>INSERT INTO `cities` (`id`, `region_id`, `name`) VALUES (NULL, (SELECT id FROM `regions` WHERE name = 'Iași'), 'Moș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Moțca</text:p>
          </table:table-cell>
          <table:table-cell/>
          <table:table-cell table:formula="of:=CONCATENATE([.$C$91];[.A1814];[.$K$91];[.B1814];[.$L$91])" office:value-type="string" office:string-value="INSERT INTO `cities` (`id`, `region_id`, `name`) VALUES (NULL, (SELECT id FROM `regions` WHERE name = 'Iași'), 'Moțca');" calcext:value-type="string">
            <text:p>INSERT INTO `cities` (`id`, `region_id`, `name`) VALUES (NULL, (SELECT id FROM `regions` WHERE name = 'Iași'), 'Moț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Movileni</text:p>
          </table:table-cell>
          <table:table-cell/>
          <table:table-cell table:formula="of:=CONCATENATE([.$C$91];[.A1815];[.$K$91];[.B1815];[.$L$91])" office:value-type="string" office:string-value="INSERT INTO `cities` (`id`, `region_id`, `name`) VALUES (NULL, (SELECT id FROM `regions` WHERE name = 'Iași'), 'Movileni');" calcext:value-type="string">
            <text:p>INSERT INTO `cities` (`id`, `region_id`, `name`) VALUES (NULL, (SELECT id FROM `regions` WHERE name = 'Iași'), 'Movi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Oțeleni</text:p>
          </table:table-cell>
          <table:table-cell/>
          <table:table-cell table:formula="of:=CONCATENATE([.$C$91];[.A1816];[.$K$91];[.B1816];[.$L$91])" office:value-type="string" office:string-value="INSERT INTO `cities` (`id`, `region_id`, `name`) VALUES (NULL, (SELECT id FROM `regions` WHERE name = 'Iași'), 'Oțeleni');" calcext:value-type="string">
            <text:p>INSERT INTO `cities` (`id`, `region_id`, `name`) VALUES (NULL, (SELECT id FROM `regions` WHERE name = 'Iași'), 'Oțe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Pașcani</text:p>
          </table:table-cell>
          <table:table-cell/>
          <table:table-cell table:formula="of:=CONCATENATE([.$C$91];[.A1817];[.$K$91];[.B1817];[.$L$91])" office:value-type="string" office:string-value="INSERT INTO `cities` (`id`, `region_id`, `name`) VALUES (NULL, (SELECT id FROM `regions` WHERE name = 'Iași'), 'Pașcani');" calcext:value-type="string">
            <text:p>INSERT INTO `cities` (`id`, `region_id`, `name`) VALUES (NULL, (SELECT id FROM `regions` WHERE name = 'Iași'), 'Pașc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Plugari</text:p>
          </table:table-cell>
          <table:table-cell/>
          <table:table-cell table:formula="of:=CONCATENATE([.$C$91];[.A1818];[.$K$91];[.B1818];[.$L$91])" office:value-type="string" office:string-value="INSERT INTO `cities` (`id`, `region_id`, `name`) VALUES (NULL, (SELECT id FROM `regions` WHERE name = 'Iași'), 'Plugari');" calcext:value-type="string">
            <text:p>INSERT INTO `cities` (`id`, `region_id`, `name`) VALUES (NULL, (SELECT id FROM `regions` WHERE name = 'Iași'), 'Plug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Podu Iloaiei</text:p>
          </table:table-cell>
          <table:table-cell/>
          <table:table-cell table:formula="of:=CONCATENATE([.$C$91];[.A1819];[.$K$91];[.B1819];[.$L$91])" office:value-type="string" office:string-value="INSERT INTO `cities` (`id`, `region_id`, `name`) VALUES (NULL, (SELECT id FROM `regions` WHERE name = 'Iași'), 'Podu Iloaiei');" calcext:value-type="string">
            <text:p>INSERT INTO `cities` (`id`, `region_id`, `name`) VALUES (NULL, (SELECT id FROM `regions` WHERE name = 'Iași'), 'Podu Iloai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Popești</text:p>
          </table:table-cell>
          <table:table-cell/>
          <table:table-cell table:formula="of:=CONCATENATE([.$C$91];[.A1820];[.$K$91];[.B1820];[.$L$91])" office:value-type="string" office:string-value="INSERT INTO `cities` (`id`, `region_id`, `name`) VALUES (NULL, (SELECT id FROM `regions` WHERE name = 'Iași'), 'Popești');" calcext:value-type="string">
            <text:p>INSERT INTO `cities` (`id`, `region_id`, `name`) VALUES (NULL, (SELECT id FROM `regions` WHERE name = 'Iași'), 'Pop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Popricani</text:p>
          </table:table-cell>
          <table:table-cell/>
          <table:table-cell table:formula="of:=CONCATENATE([.$C$91];[.A1821];[.$K$91];[.B1821];[.$L$91])" office:value-type="string" office:string-value="INSERT INTO `cities` (`id`, `region_id`, `name`) VALUES (NULL, (SELECT id FROM `regions` WHERE name = 'Iași'), 'Popricani');" calcext:value-type="string">
            <text:p>INSERT INTO `cities` (`id`, `region_id`, `name`) VALUES (NULL, (SELECT id FROM `regions` WHERE name = 'Iași'), 'Popric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Prisăcani</text:p>
          </table:table-cell>
          <table:table-cell/>
          <table:table-cell table:formula="of:=CONCATENATE([.$C$91];[.A1822];[.$K$91];[.B1822];[.$L$91])" office:value-type="string" office:string-value="INSERT INTO `cities` (`id`, `region_id`, `name`) VALUES (NULL, (SELECT id FROM `regions` WHERE name = 'Iași'), 'Prisăcani');" calcext:value-type="string">
            <text:p>INSERT INTO `cities` (`id`, `region_id`, `name`) VALUES (NULL, (SELECT id FROM `regions` WHERE name = 'Iași'), 'Prisăc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Probota</text:p>
          </table:table-cell>
          <table:table-cell/>
          <table:table-cell table:formula="of:=CONCATENATE([.$C$91];[.A1823];[.$K$91];[.B1823];[.$L$91])" office:value-type="string" office:string-value="INSERT INTO `cities` (`id`, `region_id`, `name`) VALUES (NULL, (SELECT id FROM `regions` WHERE name = 'Iași'), 'Probota');" calcext:value-type="string">
            <text:p>INSERT INTO `cities` (`id`, `region_id`, `name`) VALUES (NULL, (SELECT id FROM `regions` WHERE name = 'Iași'), 'Probo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Răchiteni</text:p>
          </table:table-cell>
          <table:table-cell/>
          <table:table-cell table:formula="of:=CONCATENATE([.$C$91];[.A1824];[.$K$91];[.B1824];[.$L$91])" office:value-type="string" office:string-value="INSERT INTO `cities` (`id`, `region_id`, `name`) VALUES (NULL, (SELECT id FROM `regions` WHERE name = 'Iași'), 'Răchiteni');" calcext:value-type="string">
            <text:p>INSERT INTO `cities` (`id`, `region_id`, `name`) VALUES (NULL, (SELECT id FROM `regions` WHERE name = 'Iași'), 'Răchi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Răducăneni</text:p>
          </table:table-cell>
          <table:table-cell/>
          <table:table-cell table:formula="of:=CONCATENATE([.$C$91];[.A1825];[.$K$91];[.B1825];[.$L$91])" office:value-type="string" office:string-value="INSERT INTO `cities` (`id`, `region_id`, `name`) VALUES (NULL, (SELECT id FROM `regions` WHERE name = 'Iași'), 'Răducăneni');" calcext:value-type="string">
            <text:p>INSERT INTO `cities` (`id`, `region_id`, `name`) VALUES (NULL, (SELECT id FROM `regions` WHERE name = 'Iași'), 'Răducăn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Rediu</text:p>
          </table:table-cell>
          <table:table-cell/>
          <table:table-cell table:formula="of:=CONCATENATE([.$C$91];[.A1826];[.$K$91];[.B1826];[.$L$91])" office:value-type="string" office:string-value="INSERT INTO `cities` (`id`, `region_id`, `name`) VALUES (NULL, (SELECT id FROM `regions` WHERE name = 'Iași'), 'Rediu');" calcext:value-type="string">
            <text:p>INSERT INTO `cities` (`id`, `region_id`, `name`) VALUES (NULL, (SELECT id FROM `regions` WHERE name = 'Iași'), 'Red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Românești</text:p>
          </table:table-cell>
          <table:table-cell/>
          <table:table-cell table:formula="of:=CONCATENATE([.$C$91];[.A1827];[.$K$91];[.B1827];[.$L$91])" office:value-type="string" office:string-value="INSERT INTO `cities` (`id`, `region_id`, `name`) VALUES (NULL, (SELECT id FROM `regions` WHERE name = 'Iași'), 'Românești');" calcext:value-type="string">
            <text:p>INSERT INTO `cities` (`id`, `region_id`, `name`) VALUES (NULL, (SELECT id FROM `regions` WHERE name = 'Iași'), 'Româ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Roșcani</text:p>
          </table:table-cell>
          <table:table-cell/>
          <table:table-cell table:formula="of:=CONCATENATE([.$C$91];[.A1828];[.$K$91];[.B1828];[.$L$91])" office:value-type="string" office:string-value="INSERT INTO `cities` (`id`, `region_id`, `name`) VALUES (NULL, (SELECT id FROM `regions` WHERE name = 'Iași'), 'Roșcani');" calcext:value-type="string">
            <text:p>INSERT INTO `cities` (`id`, `region_id`, `name`) VALUES (NULL, (SELECT id FROM `regions` WHERE name = 'Iași'), 'Roșc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Ruginoasa</text:p>
          </table:table-cell>
          <table:table-cell/>
          <table:table-cell table:formula="of:=CONCATENATE([.$C$91];[.A1829];[.$K$91];[.B1829];[.$L$91])" office:value-type="string" office:string-value="INSERT INTO `cities` (`id`, `region_id`, `name`) VALUES (NULL, (SELECT id FROM `regions` WHERE name = 'Iași'), 'Ruginoasa');" calcext:value-type="string">
            <text:p>INSERT INTO `cities` (`id`, `region_id`, `name`) VALUES (NULL, (SELECT id FROM `regions` WHERE name = 'Iași'), 'Rugino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Scânteia</text:p>
          </table:table-cell>
          <table:table-cell/>
          <table:table-cell table:formula="of:=CONCATENATE([.$C$91];[.A1830];[.$K$91];[.B1830];[.$L$91])" office:value-type="string" office:string-value="INSERT INTO `cities` (`id`, `region_id`, `name`) VALUES (NULL, (SELECT id FROM `regions` WHERE name = 'Iași'), 'Scânteia');" calcext:value-type="string">
            <text:p>INSERT INTO `cities` (`id`, `region_id`, `name`) VALUES (NULL, (SELECT id FROM `regions` WHERE name = 'Iași'), 'Scânte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Șcheia</text:p>
          </table:table-cell>
          <table:table-cell/>
          <table:table-cell table:formula="of:=CONCATENATE([.$C$91];[.A1831];[.$K$91];[.B1831];[.$L$91])" office:value-type="string" office:string-value="INSERT INTO `cities` (`id`, `region_id`, `name`) VALUES (NULL, (SELECT id FROM `regions` WHERE name = 'Iași'), 'Șcheia');" calcext:value-type="string">
            <text:p>INSERT INTO `cities` (`id`, `region_id`, `name`) VALUES (NULL, (SELECT id FROM `regions` WHERE name = 'Iași'), 'Șche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Schitu Duca</text:p>
          </table:table-cell>
          <table:table-cell/>
          <table:table-cell table:formula="of:=CONCATENATE([.$C$91];[.A1832];[.$K$91];[.B1832];[.$L$91])" office:value-type="string" office:string-value="INSERT INTO `cities` (`id`, `region_id`, `name`) VALUES (NULL, (SELECT id FROM `regions` WHERE name = 'Iași'), 'Schitu Duca');" calcext:value-type="string">
            <text:p>INSERT INTO `cities` (`id`, `region_id`, `name`) VALUES (NULL, (SELECT id FROM `regions` WHERE name = 'Iași'), 'Schitu Du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Scobinți</text:p>
          </table:table-cell>
          <table:table-cell/>
          <table:table-cell table:formula="of:=CONCATENATE([.$C$91];[.A1833];[.$K$91];[.B1833];[.$L$91])" office:value-type="string" office:string-value="INSERT INTO `cities` (`id`, `region_id`, `name`) VALUES (NULL, (SELECT id FROM `regions` WHERE name = 'Iași'), 'Scobinți');" calcext:value-type="string">
            <text:p>INSERT INTO `cities` (`id`, `region_id`, `name`) VALUES (NULL, (SELECT id FROM `regions` WHERE name = 'Iași'), 'Scobin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Sinești</text:p>
          </table:table-cell>
          <table:table-cell/>
          <table:table-cell table:formula="of:=CONCATENATE([.$C$91];[.A1834];[.$K$91];[.B1834];[.$L$91])" office:value-type="string" office:string-value="INSERT INTO `cities` (`id`, `region_id`, `name`) VALUES (NULL, (SELECT id FROM `regions` WHERE name = 'Iași'), 'Sinești');" calcext:value-type="string">
            <text:p>INSERT INTO `cities` (`id`, `region_id`, `name`) VALUES (NULL, (SELECT id FROM `regions` WHERE name = 'Iași'), 'S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Șipote</text:p>
          </table:table-cell>
          <table:table-cell/>
          <table:table-cell table:formula="of:=CONCATENATE([.$C$91];[.A1835];[.$K$91];[.B1835];[.$L$91])" office:value-type="string" office:string-value="INSERT INTO `cities` (`id`, `region_id`, `name`) VALUES (NULL, (SELECT id FROM `regions` WHERE name = 'Iași'), 'Șipote');" calcext:value-type="string">
            <text:p>INSERT INTO `cities` (`id`, `region_id`, `name`) VALUES (NULL, (SELECT id FROM `regions` WHERE name = 'Iași'), 'Șipot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Sirețel</text:p>
          </table:table-cell>
          <table:table-cell/>
          <table:table-cell table:formula="of:=CONCATENATE([.$C$91];[.A1836];[.$K$91];[.B1836];[.$L$91])" office:value-type="string" office:string-value="INSERT INTO `cities` (`id`, `region_id`, `name`) VALUES (NULL, (SELECT id FROM `regions` WHERE name = 'Iași'), 'Sirețel');" calcext:value-type="string">
            <text:p>INSERT INTO `cities` (`id`, `region_id`, `name`) VALUES (NULL, (SELECT id FROM `regions` WHERE name = 'Iași'), 'Sireț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Stolniceni-Prăjescu</text:p>
          </table:table-cell>
          <table:table-cell/>
          <table:table-cell table:formula="of:=CONCATENATE([.$C$91];[.A1837];[.$K$91];[.B1837];[.$L$91])" office:value-type="string" office:string-value="INSERT INTO `cities` (`id`, `region_id`, `name`) VALUES (NULL, (SELECT id FROM `regions` WHERE name = 'Iași'), 'Stolniceni-Prăjescu');" calcext:value-type="string">
            <text:p>INSERT INTO `cities` (`id`, `region_id`, `name`) VALUES (NULL, (SELECT id FROM `regions` WHERE name = 'Iași'), 'Stolniceni-Prăjes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Strunga</text:p>
          </table:table-cell>
          <table:table-cell/>
          <table:table-cell table:formula="of:=CONCATENATE([.$C$91];[.A1838];[.$K$91];[.B1838];[.$L$91])" office:value-type="string" office:string-value="INSERT INTO `cities` (`id`, `region_id`, `name`) VALUES (NULL, (SELECT id FROM `regions` WHERE name = 'Iași'), 'Strunga');" calcext:value-type="string">
            <text:p>INSERT INTO `cities` (`id`, `region_id`, `name`) VALUES (NULL, (SELECT id FROM `regions` WHERE name = 'Iași'), 'Strung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Tansa</text:p>
          </table:table-cell>
          <table:table-cell/>
          <table:table-cell table:formula="of:=CONCATENATE([.$C$91];[.A1839];[.$K$91];[.B1839];[.$L$91])" office:value-type="string" office:string-value="INSERT INTO `cities` (`id`, `region_id`, `name`) VALUES (NULL, (SELECT id FROM `regions` WHERE name = 'Iași'), 'Tansa');" calcext:value-type="string">
            <text:p>INSERT INTO `cities` (`id`, `region_id`, `name`) VALUES (NULL, (SELECT id FROM `regions` WHERE name = 'Iași'), 'Tan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Târgu Frumos</text:p>
          </table:table-cell>
          <table:table-cell/>
          <table:table-cell table:formula="of:=CONCATENATE([.$C$91];[.A1840];[.$K$91];[.B1840];[.$L$91])" office:value-type="string" office:string-value="INSERT INTO `cities` (`id`, `region_id`, `name`) VALUES (NULL, (SELECT id FROM `regions` WHERE name = 'Iași'), 'Târgu Frumos');" calcext:value-type="string">
            <text:p>INSERT INTO `cities` (`id`, `region_id`, `name`) VALUES (NULL, (SELECT id FROM `regions` WHERE name = 'Iași'), 'Târgu Frum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Tătăruși</text:p>
          </table:table-cell>
          <table:table-cell/>
          <table:table-cell table:formula="of:=CONCATENATE([.$C$91];[.A1841];[.$K$91];[.B1841];[.$L$91])" office:value-type="string" office:string-value="INSERT INTO `cities` (`id`, `region_id`, `name`) VALUES (NULL, (SELECT id FROM `regions` WHERE name = 'Iași'), 'Tătăruși');" calcext:value-type="string">
            <text:p>INSERT INTO `cities` (`id`, `region_id`, `name`) VALUES (NULL, (SELECT id FROM `regions` WHERE name = 'Iași'), 'Tătăru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Țibana</text:p>
          </table:table-cell>
          <table:table-cell/>
          <table:table-cell table:formula="of:=CONCATENATE([.$C$91];[.A1842];[.$K$91];[.B1842];[.$L$91])" office:value-type="string" office:string-value="INSERT INTO `cities` (`id`, `region_id`, `name`) VALUES (NULL, (SELECT id FROM `regions` WHERE name = 'Iași'), 'Țibana');" calcext:value-type="string">
            <text:p>INSERT INTO `cities` (`id`, `region_id`, `name`) VALUES (NULL, (SELECT id FROM `regions` WHERE name = 'Iași'), 'Țib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Țibănești</text:p>
          </table:table-cell>
          <table:table-cell/>
          <table:table-cell table:formula="of:=CONCATENATE([.$C$91];[.A1843];[.$K$91];[.B1843];[.$L$91])" office:value-type="string" office:string-value="INSERT INTO `cities` (`id`, `region_id`, `name`) VALUES (NULL, (SELECT id FROM `regions` WHERE name = 'Iași'), 'Țibănești');" calcext:value-type="string">
            <text:p>INSERT INTO `cities` (`id`, `region_id`, `name`) VALUES (NULL, (SELECT id FROM `regions` WHERE name = 'Iași'), 'Țib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Țigănași</text:p>
          </table:table-cell>
          <table:table-cell/>
          <table:table-cell table:formula="of:=CONCATENATE([.$C$91];[.A1844];[.$K$91];[.B1844];[.$L$91])" office:value-type="string" office:string-value="INSERT INTO `cities` (`id`, `region_id`, `name`) VALUES (NULL, (SELECT id FROM `regions` WHERE name = 'Iași'), 'Țigănași');" calcext:value-type="string">
            <text:p>INSERT INTO `cities` (`id`, `region_id`, `name`) VALUES (NULL, (SELECT id FROM `regions` WHERE name = 'Iași'), 'Țigăna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Todirești</text:p>
          </table:table-cell>
          <table:table-cell/>
          <table:table-cell table:formula="of:=CONCATENATE([.$C$91];[.A1845];[.$K$91];[.B1845];[.$L$91])" office:value-type="string" office:string-value="INSERT INTO `cities` (`id`, `region_id`, `name`) VALUES (NULL, (SELECT id FROM `regions` WHERE name = 'Iași'), 'Todirești');" calcext:value-type="string">
            <text:p>INSERT INTO `cities` (`id`, `region_id`, `name`) VALUES (NULL, (SELECT id FROM `regions` WHERE name = 'Iași'), 'Todi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Tomești</text:p>
          </table:table-cell>
          <table:table-cell/>
          <table:table-cell table:formula="of:=CONCATENATE([.$C$91];[.A1846];[.$K$91];[.B1846];[.$L$91])" office:value-type="string" office:string-value="INSERT INTO `cities` (`id`, `region_id`, `name`) VALUES (NULL, (SELECT id FROM `regions` WHERE name = 'Iași'), 'Tomești');" calcext:value-type="string">
            <text:p>INSERT INTO `cities` (`id`, `region_id`, `name`) VALUES (NULL, (SELECT id FROM `regions` WHERE name = 'Iași'), 'Tom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Trifești</text:p>
          </table:table-cell>
          <table:table-cell/>
          <table:table-cell table:formula="of:=CONCATENATE([.$C$91];[.A1847];[.$K$91];[.B1847];[.$L$91])" office:value-type="string" office:string-value="INSERT INTO `cities` (`id`, `region_id`, `name`) VALUES (NULL, (SELECT id FROM `regions` WHERE name = 'Iași'), 'Trifești');" calcext:value-type="string">
            <text:p>INSERT INTO `cities` (`id`, `region_id`, `name`) VALUES (NULL, (SELECT id FROM `regions` WHERE name = 'Iași'), 'Trif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Țuțora</text:p>
          </table:table-cell>
          <table:table-cell/>
          <table:table-cell table:formula="of:=CONCATENATE([.$C$91];[.A1848];[.$K$91];[.B1848];[.$L$91])" office:value-type="string" office:string-value="INSERT INTO `cities` (`id`, `region_id`, `name`) VALUES (NULL, (SELECT id FROM `regions` WHERE name = 'Iași'), 'Țuțora');" calcext:value-type="string">
            <text:p>INSERT INTO `cities` (`id`, `region_id`, `name`) VALUES (NULL, (SELECT id FROM `regions` WHERE name = 'Iași'), 'Țuțo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Ungheni</text:p>
          </table:table-cell>
          <table:table-cell/>
          <table:table-cell table:formula="of:=CONCATENATE([.$C$91];[.A1849];[.$K$91];[.B1849];[.$L$91])" office:value-type="string" office:string-value="INSERT INTO `cities` (`id`, `region_id`, `name`) VALUES (NULL, (SELECT id FROM `regions` WHERE name = 'Iași'), 'Ungheni');" calcext:value-type="string">
            <text:p>INSERT INTO `cities` (`id`, `region_id`, `name`) VALUES (NULL, (SELECT id FROM `regions` WHERE name = 'Iași'), 'Ungh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Valea Lupului</text:p>
          </table:table-cell>
          <table:table-cell/>
          <table:table-cell table:formula="of:=CONCATENATE([.$C$91];[.A1850];[.$K$91];[.B1850];[.$L$91])" office:value-type="string" office:string-value="INSERT INTO `cities` (`id`, `region_id`, `name`) VALUES (NULL, (SELECT id FROM `regions` WHERE name = 'Iași'), 'Valea Lupului');" calcext:value-type="string">
            <text:p>INSERT INTO `cities` (`id`, `region_id`, `name`) VALUES (NULL, (SELECT id FROM `regions` WHERE name = 'Iași'), 'Valea Lup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Valea Seacă</text:p>
          </table:table-cell>
          <table:table-cell/>
          <table:table-cell table:formula="of:=CONCATENATE([.$C$91];[.A1851];[.$K$91];[.B1851];[.$L$91])" office:value-type="string" office:string-value="INSERT INTO `cities` (`id`, `region_id`, `name`) VALUES (NULL, (SELECT id FROM `regions` WHERE name = 'Iași'), 'Valea Seacă');" calcext:value-type="string">
            <text:p>INSERT INTO `cities` (`id`, `region_id`, `name`) VALUES (NULL, (SELECT id FROM `regions` WHERE name = 'Iași'), 'Valea Seac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Vânători</text:p>
          </table:table-cell>
          <table:table-cell/>
          <table:table-cell table:formula="of:=CONCATENATE([.$C$91];[.A1852];[.$K$91];[.B1852];[.$L$91])" office:value-type="string" office:string-value="INSERT INTO `cities` (`id`, `region_id`, `name`) VALUES (NULL, (SELECT id FROM `regions` WHERE name = 'Iași'), 'Vânători');" calcext:value-type="string">
            <text:p>INSERT INTO `cities` (`id`, `region_id`, `name`) VALUES (NULL, (SELECT id FROM `regions` WHERE name = 'Iași'), 'Vânăto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Victoria</text:p>
          </table:table-cell>
          <table:table-cell/>
          <table:table-cell table:formula="of:=CONCATENATE([.$C$91];[.A1853];[.$K$91];[.B1853];[.$L$91])" office:value-type="string" office:string-value="INSERT INTO `cities` (`id`, `region_id`, `name`) VALUES (NULL, (SELECT id FROM `regions` WHERE name = 'Iași'), 'Victoria');" calcext:value-type="string">
            <text:p>INSERT INTO `cities` (`id`, `region_id`, `name`) VALUES (NULL, (SELECT id FROM `regions` WHERE name = 'Iași'), 'Victor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Vlădeni</text:p>
          </table:table-cell>
          <table:table-cell/>
          <table:table-cell table:formula="of:=CONCATENATE([.$C$91];[.A1854];[.$K$91];[.B1854];[.$L$91])" office:value-type="string" office:string-value="INSERT INTO `cities` (`id`, `region_id`, `name`) VALUES (NULL, (SELECT id FROM `regions` WHERE name = 'Iași'), 'Vlădeni');" calcext:value-type="string">
            <text:p>INSERT INTO `cities` (`id`, `region_id`, `name`) VALUES (NULL, (SELECT id FROM `regions` WHERE name = 'Iași'), 'Vlăd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Voinești</text:p>
          </table:table-cell>
          <table:table-cell/>
          <table:table-cell table:formula="of:=CONCATENATE([.$C$91];[.A1855];[.$K$91];[.B1855];[.$L$91])" office:value-type="string" office:string-value="INSERT INTO `cities` (`id`, `region_id`, `name`) VALUES (NULL, (SELECT id FROM `regions` WHERE name = 'Iași'), 'Voinești');" calcext:value-type="string">
            <text:p>INSERT INTO `cities` (`id`, `region_id`, `name`) VALUES (NULL, (SELECT id FROM `regions` WHERE name = 'Iași'), 'Voinești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Adâncata</text:p>
          </table:table-cell>
          <table:table-cell/>
          <table:table-cell table:formula="of:=CONCATENATE([.$C$91];[.A1857];[.$K$91];[.B1857];[.$L$91])" office:value-type="string" office:string-value="INSERT INTO `cities` (`id`, `region_id`, `name`) VALUES (NULL, (SELECT id FROM `regions` WHERE name = 'Ialomița'), 'Adâncata');" calcext:value-type="string">
            <text:p>INSERT INTO `cities` (`id`, `region_id`, `name`) VALUES (NULL, (SELECT id FROM `regions` WHERE name = 'Ialomița'), 'Adânca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Albești</text:p>
          </table:table-cell>
          <table:table-cell/>
          <table:table-cell table:formula="of:=CONCATENATE([.$C$91];[.A1858];[.$K$91];[.B1858];[.$L$91])" office:value-type="string" office:string-value="INSERT INTO `cities` (`id`, `region_id`, `name`) VALUES (NULL, (SELECT id FROM `regions` WHERE name = 'Ialomița'), 'Albești');" calcext:value-type="string">
            <text:p>INSERT INTO `cities` (`id`, `region_id`, `name`) VALUES (NULL, (SELECT id FROM `regions` WHERE name = 'Ialomița'), 'Alb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Alexeni</text:p>
          </table:table-cell>
          <table:table-cell/>
          <table:table-cell table:formula="of:=CONCATENATE([.$C$91];[.A1859];[.$K$91];[.B1859];[.$L$91])" office:value-type="string" office:string-value="INSERT INTO `cities` (`id`, `region_id`, `name`) VALUES (NULL, (SELECT id FROM `regions` WHERE name = 'Ialomița'), 'Alexeni');" calcext:value-type="string">
            <text:p>INSERT INTO `cities` (`id`, `region_id`, `name`) VALUES (NULL, (SELECT id FROM `regions` WHERE name = 'Ialomița'), 'Alex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Amara</text:p>
          </table:table-cell>
          <table:table-cell/>
          <table:table-cell table:formula="of:=CONCATENATE([.$C$91];[.A1860];[.$K$91];[.B1860];[.$L$91])" office:value-type="string" office:string-value="INSERT INTO `cities` (`id`, `region_id`, `name`) VALUES (NULL, (SELECT id FROM `regions` WHERE name = 'Ialomița'), 'Amara');" calcext:value-type="string">
            <text:p>INSERT INTO `cities` (`id`, `region_id`, `name`) VALUES (NULL, (SELECT id FROM `regions` WHERE name = 'Ialomița'), 'Am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Andrășești</text:p>
          </table:table-cell>
          <table:table-cell/>
          <table:table-cell table:formula="of:=CONCATENATE([.$C$91];[.A1861];[.$K$91];[.B1861];[.$L$91])" office:value-type="string" office:string-value="INSERT INTO `cities` (`id`, `region_id`, `name`) VALUES (NULL, (SELECT id FROM `regions` WHERE name = 'Ialomița'), 'Andrășești');" calcext:value-type="string">
            <text:p>INSERT INTO `cities` (`id`, `region_id`, `name`) VALUES (NULL, (SELECT id FROM `regions` WHERE name = 'Ialomița'), 'Andră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Armășești</text:p>
          </table:table-cell>
          <table:table-cell/>
          <table:table-cell table:formula="of:=CONCATENATE([.$C$91];[.A1862];[.$K$91];[.B1862];[.$L$91])" office:value-type="string" office:string-value="INSERT INTO `cities` (`id`, `region_id`, `name`) VALUES (NULL, (SELECT id FROM `regions` WHERE name = 'Ialomița'), 'Armășești');" calcext:value-type="string">
            <text:p>INSERT INTO `cities` (`id`, `region_id`, `name`) VALUES (NULL, (SELECT id FROM `regions` WHERE name = 'Ialomița'), 'Armă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Axintele</text:p>
          </table:table-cell>
          <table:table-cell/>
          <table:table-cell table:formula="of:=CONCATENATE([.$C$91];[.A1863];[.$K$91];[.B1863];[.$L$91])" office:value-type="string" office:string-value="INSERT INTO `cities` (`id`, `region_id`, `name`) VALUES (NULL, (SELECT id FROM `regions` WHERE name = 'Ialomița'), 'Axintele');" calcext:value-type="string">
            <text:p>INSERT INTO `cities` (`id`, `region_id`, `name`) VALUES (NULL, (SELECT id FROM `regions` WHERE name = 'Ialomița'), 'Axint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Balaciu</text:p>
          </table:table-cell>
          <table:table-cell/>
          <table:table-cell table:formula="of:=CONCATENATE([.$C$91];[.A1864];[.$K$91];[.B1864];[.$L$91])" office:value-type="string" office:string-value="INSERT INTO `cities` (`id`, `region_id`, `name`) VALUES (NULL, (SELECT id FROM `regions` WHERE name = 'Ialomița'), 'Balaciu');" calcext:value-type="string">
            <text:p>INSERT INTO `cities` (`id`, `region_id`, `name`) VALUES (NULL, (SELECT id FROM `regions` WHERE name = 'Ialomița'), 'Balac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Bărbulești</text:p>
          </table:table-cell>
          <table:table-cell/>
          <table:table-cell table:formula="of:=CONCATENATE([.$C$91];[.A1865];[.$K$91];[.B1865];[.$L$91])" office:value-type="string" office:string-value="INSERT INTO `cities` (`id`, `region_id`, `name`) VALUES (NULL, (SELECT id FROM `regions` WHERE name = 'Ialomița'), 'Bărbulești');" calcext:value-type="string">
            <text:p>INSERT INTO `cities` (`id`, `region_id`, `name`) VALUES (NULL, (SELECT id FROM `regions` WHERE name = 'Ialomița'), 'Bărb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Bărcănești</text:p>
          </table:table-cell>
          <table:table-cell/>
          <table:table-cell table:formula="of:=CONCATENATE([.$C$91];[.A1866];[.$K$91];[.B1866];[.$L$91])" office:value-type="string" office:string-value="INSERT INTO `cities` (`id`, `region_id`, `name`) VALUES (NULL, (SELECT id FROM `regions` WHERE name = 'Ialomița'), 'Bărcănești');" calcext:value-type="string">
            <text:p>INSERT INTO `cities` (`id`, `region_id`, `name`) VALUES (NULL, (SELECT id FROM `regions` WHERE name = 'Ialomița'), 'Bărc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Borănești</text:p>
          </table:table-cell>
          <table:table-cell/>
          <table:table-cell table:formula="of:=CONCATENATE([.$C$91];[.A1867];[.$K$91];[.B1867];[.$L$91])" office:value-type="string" office:string-value="INSERT INTO `cities` (`id`, `region_id`, `name`) VALUES (NULL, (SELECT id FROM `regions` WHERE name = 'Ialomița'), 'Borănești');" calcext:value-type="string">
            <text:p>INSERT INTO `cities` (`id`, `region_id`, `name`) VALUES (NULL, (SELECT id FROM `regions` WHERE name = 'Ialomița'), 'Bor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Bordușani</text:p>
          </table:table-cell>
          <table:table-cell/>
          <table:table-cell table:formula="of:=CONCATENATE([.$C$91];[.A1868];[.$K$91];[.B1868];[.$L$91])" office:value-type="string" office:string-value="INSERT INTO `cities` (`id`, `region_id`, `name`) VALUES (NULL, (SELECT id FROM `regions` WHERE name = 'Ialomița'), 'Bordușani');" calcext:value-type="string">
            <text:p>INSERT INTO `cities` (`id`, `region_id`, `name`) VALUES (NULL, (SELECT id FROM `regions` WHERE name = 'Ialomița'), 'Bordu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Bucu</text:p>
          </table:table-cell>
          <table:table-cell/>
          <table:table-cell table:formula="of:=CONCATENATE([.$C$91];[.A1869];[.$K$91];[.B1869];[.$L$91])" office:value-type="string" office:string-value="INSERT INTO `cities` (`id`, `region_id`, `name`) VALUES (NULL, (SELECT id FROM `regions` WHERE name = 'Ialomița'), 'Bucu');" calcext:value-type="string">
            <text:p>INSERT INTO `cities` (`id`, `region_id`, `name`) VALUES (NULL, (SELECT id FROM `regions` WHERE name = 'Ialomița'), 'Bu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Buești</text:p>
          </table:table-cell>
          <table:table-cell/>
          <table:table-cell table:formula="of:=CONCATENATE([.$C$91];[.A1870];[.$K$91];[.B1870];[.$L$91])" office:value-type="string" office:string-value="INSERT INTO `cities` (`id`, `region_id`, `name`) VALUES (NULL, (SELECT id FROM `regions` WHERE name = 'Ialomița'), 'Buești');" calcext:value-type="string">
            <text:p>INSERT INTO `cities` (`id`, `region_id`, `name`) VALUES (NULL, (SELECT id FROM `regions` WHERE name = 'Ialomița'), 'Bu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Căzănești</text:p>
          </table:table-cell>
          <table:table-cell/>
          <table:table-cell table:formula="of:=CONCATENATE([.$C$91];[.A1871];[.$K$91];[.B1871];[.$L$91])" office:value-type="string" office:string-value="INSERT INTO `cities` (`id`, `region_id`, `name`) VALUES (NULL, (SELECT id FROM `regions` WHERE name = 'Ialomița'), 'Căzănești');" calcext:value-type="string">
            <text:p>INSERT INTO `cities` (`id`, `region_id`, `name`) VALUES (NULL, (SELECT id FROM `regions` WHERE name = 'Ialomița'), 'Căz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Ciocârlia</text:p>
          </table:table-cell>
          <table:table-cell/>
          <table:table-cell table:formula="of:=CONCATENATE([.$C$91];[.A1872];[.$K$91];[.B1872];[.$L$91])" office:value-type="string" office:string-value="INSERT INTO `cities` (`id`, `region_id`, `name`) VALUES (NULL, (SELECT id FROM `regions` WHERE name = 'Ialomița'), 'Ciocârlia');" calcext:value-type="string">
            <text:p>INSERT INTO `cities` (`id`, `region_id`, `name`) VALUES (NULL, (SELECT id FROM `regions` WHERE name = 'Ialomița'), 'Ciocârl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Ciochina</text:p>
          </table:table-cell>
          <table:table-cell/>
          <table:table-cell table:formula="of:=CONCATENATE([.$C$91];[.A1873];[.$K$91];[.B1873];[.$L$91])" office:value-type="string" office:string-value="INSERT INTO `cities` (`id`, `region_id`, `name`) VALUES (NULL, (SELECT id FROM `regions` WHERE name = 'Ialomița'), 'Ciochina');" calcext:value-type="string">
            <text:p>INSERT INTO `cities` (`id`, `region_id`, `name`) VALUES (NULL, (SELECT id FROM `regions` WHERE name = 'Ialomița'), 'Cioch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Ciulnița</text:p>
          </table:table-cell>
          <table:table-cell/>
          <table:table-cell table:formula="of:=CONCATENATE([.$C$91];[.A1874];[.$K$91];[.B1874];[.$L$91])" office:value-type="string" office:string-value="INSERT INTO `cities` (`id`, `region_id`, `name`) VALUES (NULL, (SELECT id FROM `regions` WHERE name = 'Ialomița'), 'Ciulnița');" calcext:value-type="string">
            <text:p>INSERT INTO `cities` (`id`, `region_id`, `name`) VALUES (NULL, (SELECT id FROM `regions` WHERE name = 'Ialomița'), 'Ciuln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Cocora</text:p>
          </table:table-cell>
          <table:table-cell/>
          <table:table-cell table:formula="of:=CONCATENATE([.$C$91];[.A1875];[.$K$91];[.B1875];[.$L$91])" office:value-type="string" office:string-value="INSERT INTO `cities` (`id`, `region_id`, `name`) VALUES (NULL, (SELECT id FROM `regions` WHERE name = 'Ialomița'), 'Cocora');" calcext:value-type="string">
            <text:p>INSERT INTO `cities` (`id`, `region_id`, `name`) VALUES (NULL, (SELECT id FROM `regions` WHERE name = 'Ialomița'), 'Coco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Colelia</text:p>
          </table:table-cell>
          <table:table-cell/>
          <table:table-cell table:formula="of:=CONCATENATE([.$C$91];[.A1876];[.$K$91];[.B1876];[.$L$91])" office:value-type="string" office:string-value="INSERT INTO `cities` (`id`, `region_id`, `name`) VALUES (NULL, (SELECT id FROM `regions` WHERE name = 'Ialomița'), 'Colelia');" calcext:value-type="string">
            <text:p>INSERT INTO `cities` (`id`, `region_id`, `name`) VALUES (NULL, (SELECT id FROM `regions` WHERE name = 'Ialomița'), 'Colel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Cosâmbești</text:p>
          </table:table-cell>
          <table:table-cell/>
          <table:table-cell table:formula="of:=CONCATENATE([.$C$91];[.A1877];[.$K$91];[.B1877];[.$L$91])" office:value-type="string" office:string-value="INSERT INTO `cities` (`id`, `region_id`, `name`) VALUES (NULL, (SELECT id FROM `regions` WHERE name = 'Ialomița'), 'Cosâmbești');" calcext:value-type="string">
            <text:p>INSERT INTO `cities` (`id`, `region_id`, `name`) VALUES (NULL, (SELECT id FROM `regions` WHERE name = 'Ialomița'), 'Cosâmb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Coșereni</text:p>
          </table:table-cell>
          <table:table-cell/>
          <table:table-cell table:formula="of:=CONCATENATE([.$C$91];[.A1878];[.$K$91];[.B1878];[.$L$91])" office:value-type="string" office:string-value="INSERT INTO `cities` (`id`, `region_id`, `name`) VALUES (NULL, (SELECT id FROM `regions` WHERE name = 'Ialomița'), 'Coșereni');" calcext:value-type="string">
            <text:p>INSERT INTO `cities` (`id`, `region_id`, `name`) VALUES (NULL, (SELECT id FROM `regions` WHERE name = 'Ialomița'), 'Coșe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Drăgoești</text:p>
          </table:table-cell>
          <table:table-cell/>
          <table:table-cell table:formula="of:=CONCATENATE([.$C$91];[.A1879];[.$K$91];[.B1879];[.$L$91])" office:value-type="string" office:string-value="INSERT INTO `cities` (`id`, `region_id`, `name`) VALUES (NULL, (SELECT id FROM `regions` WHERE name = 'Ialomița'), 'Drăgoești');" calcext:value-type="string">
            <text:p>INSERT INTO `cities` (`id`, `region_id`, `name`) VALUES (NULL, (SELECT id FROM `regions` WHERE name = 'Ialomița'), 'Drăgo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Dridu</text:p>
          </table:table-cell>
          <table:table-cell/>
          <table:table-cell table:formula="of:=CONCATENATE([.$C$91];[.A1880];[.$K$91];[.B1880];[.$L$91])" office:value-type="string" office:string-value="INSERT INTO `cities` (`id`, `region_id`, `name`) VALUES (NULL, (SELECT id FROM `regions` WHERE name = 'Ialomița'), 'Dridu');" calcext:value-type="string">
            <text:p>INSERT INTO `cities` (`id`, `region_id`, `name`) VALUES (NULL, (SELECT id FROM `regions` WHERE name = 'Ialomița'), 'Drid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Făcăeni</text:p>
          </table:table-cell>
          <table:table-cell/>
          <table:table-cell table:formula="of:=CONCATENATE([.$C$91];[.A1881];[.$K$91];[.B1881];[.$L$91])" office:value-type="string" office:string-value="INSERT INTO `cities` (`id`, `region_id`, `name`) VALUES (NULL, (SELECT id FROM `regions` WHERE name = 'Ialomița'), 'Făcăeni');" calcext:value-type="string">
            <text:p>INSERT INTO `cities` (`id`, `region_id`, `name`) VALUES (NULL, (SELECT id FROM `regions` WHERE name = 'Ialomița'), 'Făcă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Fetești</text:p>
          </table:table-cell>
          <table:table-cell/>
          <table:table-cell table:formula="of:=CONCATENATE([.$C$91];[.A1882];[.$K$91];[.B1882];[.$L$91])" office:value-type="string" office:string-value="INSERT INTO `cities` (`id`, `region_id`, `name`) VALUES (NULL, (SELECT id FROM `regions` WHERE name = 'Ialomița'), 'Fetești');" calcext:value-type="string">
            <text:p>INSERT INTO `cities` (`id`, `region_id`, `name`) VALUES (NULL, (SELECT id FROM `regions` WHERE name = 'Ialomița'), 'Fe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Fierbinți-Târg</text:p>
          </table:table-cell>
          <table:table-cell/>
          <table:table-cell table:formula="of:=CONCATENATE([.$C$91];[.A1883];[.$K$91];[.B1883];[.$L$91])" office:value-type="string" office:string-value="INSERT INTO `cities` (`id`, `region_id`, `name`) VALUES (NULL, (SELECT id FROM `regions` WHERE name = 'Ialomița'), 'Fierbinți-Târg');" calcext:value-type="string">
            <text:p>INSERT INTO `cities` (`id`, `region_id`, `name`) VALUES (NULL, (SELECT id FROM `regions` WHERE name = 'Ialomița'), 'Fierbinți-Târ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Gârbovi</text:p>
          </table:table-cell>
          <table:table-cell/>
          <table:table-cell table:formula="of:=CONCATENATE([.$C$91];[.A1884];[.$K$91];[.B1884];[.$L$91])" office:value-type="string" office:string-value="INSERT INTO `cities` (`id`, `region_id`, `name`) VALUES (NULL, (SELECT id FROM `regions` WHERE name = 'Ialomița'), 'Gârbovi');" calcext:value-type="string">
            <text:p>INSERT INTO `cities` (`id`, `region_id`, `name`) VALUES (NULL, (SELECT id FROM `regions` WHERE name = 'Ialomița'), 'Gârbov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Gheorghe Doja</text:p>
          </table:table-cell>
          <table:table-cell/>
          <table:table-cell table:formula="of:=CONCATENATE([.$C$91];[.A1885];[.$K$91];[.B1885];[.$L$91])" office:value-type="string" office:string-value="INSERT INTO `cities` (`id`, `region_id`, `name`) VALUES (NULL, (SELECT id FROM `regions` WHERE name = 'Ialomița'), 'Gheorghe Doja');" calcext:value-type="string">
            <text:p>INSERT INTO `cities` (`id`, `region_id`, `name`) VALUES (NULL, (SELECT id FROM `regions` WHERE name = 'Ialomița'), 'Gheorghe Doj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Gheorghe Lazăr</text:p>
          </table:table-cell>
          <table:table-cell/>
          <table:table-cell table:formula="of:=CONCATENATE([.$C$91];[.A1886];[.$K$91];[.B1886];[.$L$91])" office:value-type="string" office:string-value="INSERT INTO `cities` (`id`, `region_id`, `name`) VALUES (NULL, (SELECT id FROM `regions` WHERE name = 'Ialomița'), 'Gheorghe Lazăr');" calcext:value-type="string">
            <text:p>INSERT INTO `cities` (`id`, `region_id`, `name`) VALUES (NULL, (SELECT id FROM `regions` WHERE name = 'Ialomița'), 'Gheorghe Lază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Giurgeni</text:p>
          </table:table-cell>
          <table:table-cell/>
          <table:table-cell table:formula="of:=CONCATENATE([.$C$91];[.A1887];[.$K$91];[.B1887];[.$L$91])" office:value-type="string" office:string-value="INSERT INTO `cities` (`id`, `region_id`, `name`) VALUES (NULL, (SELECT id FROM `regions` WHERE name = 'Ialomița'), 'Giurgeni');" calcext:value-type="string">
            <text:p>INSERT INTO `cities` (`id`, `region_id`, `name`) VALUES (NULL, (SELECT id FROM `regions` WHERE name = 'Ialomița'), 'Giurg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Grindu</text:p>
          </table:table-cell>
          <table:table-cell/>
          <table:table-cell table:formula="of:=CONCATENATE([.$C$91];[.A1888];[.$K$91];[.B1888];[.$L$91])" office:value-type="string" office:string-value="INSERT INTO `cities` (`id`, `region_id`, `name`) VALUES (NULL, (SELECT id FROM `regions` WHERE name = 'Ialomița'), 'Grindu');" calcext:value-type="string">
            <text:p>INSERT INTO `cities` (`id`, `region_id`, `name`) VALUES (NULL, (SELECT id FROM `regions` WHERE name = 'Ialomița'), 'Grind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Grivița</text:p>
          </table:table-cell>
          <table:table-cell/>
          <table:table-cell table:formula="of:=CONCATENATE([.$C$91];[.A1889];[.$K$91];[.B1889];[.$L$91])" office:value-type="string" office:string-value="INSERT INTO `cities` (`id`, `region_id`, `name`) VALUES (NULL, (SELECT id FROM `regions` WHERE name = 'Ialomița'), 'Grivița');" calcext:value-type="string">
            <text:p>INSERT INTO `cities` (`id`, `region_id`, `name`) VALUES (NULL, (SELECT id FROM `regions` WHERE name = 'Ialomița'), 'Griv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Gura Ialomiței</text:p>
          </table:table-cell>
          <table:table-cell/>
          <table:table-cell table:formula="of:=CONCATENATE([.$C$91];[.A1890];[.$K$91];[.B1890];[.$L$91])" office:value-type="string" office:string-value="INSERT INTO `cities` (`id`, `region_id`, `name`) VALUES (NULL, (SELECT id FROM `regions` WHERE name = 'Ialomița'), 'Gura Ialomiței');" calcext:value-type="string">
            <text:p>INSERT INTO `cities` (`id`, `region_id`, `name`) VALUES (NULL, (SELECT id FROM `regions` WHERE name = 'Ialomița'), 'Gura Ialomiț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Ion Roată</text:p>
          </table:table-cell>
          <table:table-cell/>
          <table:table-cell table:formula="of:=CONCATENATE([.$C$91];[.A1891];[.$K$91];[.B1891];[.$L$91])" office:value-type="string" office:string-value="INSERT INTO `cities` (`id`, `region_id`, `name`) VALUES (NULL, (SELECT id FROM `regions` WHERE name = 'Ialomița'), 'Ion Roată');" calcext:value-type="string">
            <text:p>INSERT INTO `cities` (`id`, `region_id`, `name`) VALUES (NULL, (SELECT id FROM `regions` WHERE name = 'Ialomița'), 'Ion Roat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Jilavele</text:p>
          </table:table-cell>
          <table:table-cell/>
          <table:table-cell table:formula="of:=CONCATENATE([.$C$91];[.A1892];[.$K$91];[.B1892];[.$L$91])" office:value-type="string" office:string-value="INSERT INTO `cities` (`id`, `region_id`, `name`) VALUES (NULL, (SELECT id FROM `regions` WHERE name = 'Ialomița'), 'Jilavele');" calcext:value-type="string">
            <text:p>INSERT INTO `cities` (`id`, `region_id`, `name`) VALUES (NULL, (SELECT id FROM `regions` WHERE name = 'Ialomița'), 'Jilav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Maia</text:p>
          </table:table-cell>
          <table:table-cell/>
          <table:table-cell table:formula="of:=CONCATENATE([.$C$91];[.A1893];[.$K$91];[.B1893];[.$L$91])" office:value-type="string" office:string-value="INSERT INTO `cities` (`id`, `region_id`, `name`) VALUES (NULL, (SELECT id FROM `regions` WHERE name = 'Ialomița'), 'Maia');" calcext:value-type="string">
            <text:p>INSERT INTO `cities` (`id`, `region_id`, `name`) VALUES (NULL, (SELECT id FROM `regions` WHERE name = 'Ialomița'), 'M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Manasia</text:p>
          </table:table-cell>
          <table:table-cell/>
          <table:table-cell table:formula="of:=CONCATENATE([.$C$91];[.A1894];[.$K$91];[.B1894];[.$L$91])" office:value-type="string" office:string-value="INSERT INTO `cities` (`id`, `region_id`, `name`) VALUES (NULL, (SELECT id FROM `regions` WHERE name = 'Ialomița'), 'Manasia');" calcext:value-type="string">
            <text:p>INSERT INTO `cities` (`id`, `region_id`, `name`) VALUES (NULL, (SELECT id FROM `regions` WHERE name = 'Ialomița'), 'Manas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Mărculești</text:p>
          </table:table-cell>
          <table:table-cell/>
          <table:table-cell table:formula="of:=CONCATENATE([.$C$91];[.A1895];[.$K$91];[.B1895];[.$L$91])" office:value-type="string" office:string-value="INSERT INTO `cities` (`id`, `region_id`, `name`) VALUES (NULL, (SELECT id FROM `regions` WHERE name = 'Ialomița'), 'Mărculești');" calcext:value-type="string">
            <text:p>INSERT INTO `cities` (`id`, `region_id`, `name`) VALUES (NULL, (SELECT id FROM `regions` WHERE name = 'Ialomița'), 'Mărc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Mihail Kogălniceanu</text:p>
          </table:table-cell>
          <table:table-cell/>
          <table:table-cell table:formula="of:=CONCATENATE([.$C$91];[.A1896];[.$K$91];[.B1896];[.$L$91])" office:value-type="string" office:string-value="INSERT INTO `cities` (`id`, `region_id`, `name`) VALUES (NULL, (SELECT id FROM `regions` WHERE name = 'Ialomița'), 'Mihail Kogălniceanu');" calcext:value-type="string">
            <text:p>INSERT INTO `cities` (`id`, `region_id`, `name`) VALUES (NULL, (SELECT id FROM `regions` WHERE name = 'Ialomița'), 'Mihail Kogălnice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Miloșești</text:p>
          </table:table-cell>
          <table:table-cell/>
          <table:table-cell table:formula="of:=CONCATENATE([.$C$91];[.A1897];[.$K$91];[.B1897];[.$L$91])" office:value-type="string" office:string-value="INSERT INTO `cities` (`id`, `region_id`, `name`) VALUES (NULL, (SELECT id FROM `regions` WHERE name = 'Ialomița'), 'Miloșești');" calcext:value-type="string">
            <text:p>INSERT INTO `cities` (`id`, `region_id`, `name`) VALUES (NULL, (SELECT id FROM `regions` WHERE name = 'Ialomița'), 'Milo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Moldoveni</text:p>
          </table:table-cell>
          <table:table-cell/>
          <table:table-cell table:formula="of:=CONCATENATE([.$C$91];[.A1898];[.$K$91];[.B1898];[.$L$91])" office:value-type="string" office:string-value="INSERT INTO `cities` (`id`, `region_id`, `name`) VALUES (NULL, (SELECT id FROM `regions` WHERE name = 'Ialomița'), 'Moldoveni');" calcext:value-type="string">
            <text:p>INSERT INTO `cities` (`id`, `region_id`, `name`) VALUES (NULL, (SELECT id FROM `regions` WHERE name = 'Ialomița'), 'Moldov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Movila</text:p>
          </table:table-cell>
          <table:table-cell/>
          <table:table-cell table:formula="of:=CONCATENATE([.$C$91];[.A1899];[.$K$91];[.B1899];[.$L$91])" office:value-type="string" office:string-value="INSERT INTO `cities` (`id`, `region_id`, `name`) VALUES (NULL, (SELECT id FROM `regions` WHERE name = 'Ialomița'), 'Movila');" calcext:value-type="string">
            <text:p>INSERT INTO `cities` (`id`, `region_id`, `name`) VALUES (NULL, (SELECT id FROM `regions` WHERE name = 'Ialomița'), 'Movi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Movilița</text:p>
          </table:table-cell>
          <table:table-cell/>
          <table:table-cell table:formula="of:=CONCATENATE([.$C$91];[.A1900];[.$K$91];[.B1900];[.$L$91])" office:value-type="string" office:string-value="INSERT INTO `cities` (`id`, `region_id`, `name`) VALUES (NULL, (SELECT id FROM `regions` WHERE name = 'Ialomița'), 'Movilița');" calcext:value-type="string">
            <text:p>INSERT INTO `cities` (`id`, `region_id`, `name`) VALUES (NULL, (SELECT id FROM `regions` WHERE name = 'Ialomița'), 'Movil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Munteni-Buzău</text:p>
          </table:table-cell>
          <table:table-cell/>
          <table:table-cell table:formula="of:=CONCATENATE([.$C$91];[.A1901];[.$K$91];[.B1901];[.$L$91])" office:value-type="string" office:string-value="INSERT INTO `cities` (`id`, `region_id`, `name`) VALUES (NULL, (SELECT id FROM `regions` WHERE name = 'Ialomița'), 'Munteni-Buzău');" calcext:value-type="string">
            <text:p>INSERT INTO `cities` (`id`, `region_id`, `name`) VALUES (NULL, (SELECT id FROM `regions` WHERE name = 'Ialomița'), 'Munteni-Buz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Ograda</text:p>
          </table:table-cell>
          <table:table-cell/>
          <table:table-cell table:formula="of:=CONCATENATE([.$C$91];[.A1902];[.$K$91];[.B1902];[.$L$91])" office:value-type="string" office:string-value="INSERT INTO `cities` (`id`, `region_id`, `name`) VALUES (NULL, (SELECT id FROM `regions` WHERE name = 'Ialomița'), 'Ograda');" calcext:value-type="string">
            <text:p>INSERT INTO `cities` (`id`, `region_id`, `name`) VALUES (NULL, (SELECT id FROM `regions` WHERE name = 'Ialomița'), 'Ograd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Perieți</text:p>
          </table:table-cell>
          <table:table-cell/>
          <table:table-cell table:formula="of:=CONCATENATE([.$C$91];[.A1903];[.$K$91];[.B1903];[.$L$91])" office:value-type="string" office:string-value="INSERT INTO `cities` (`id`, `region_id`, `name`) VALUES (NULL, (SELECT id FROM `regions` WHERE name = 'Ialomița'), 'Perieți');" calcext:value-type="string">
            <text:p>INSERT INTO `cities` (`id`, `region_id`, `name`) VALUES (NULL, (SELECT id FROM `regions` WHERE name = 'Ialomița'), 'Perie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Platonești</text:p>
          </table:table-cell>
          <table:table-cell/>
          <table:table-cell table:formula="of:=CONCATENATE([.$C$91];[.A1904];[.$K$91];[.B1904];[.$L$91])" office:value-type="string" office:string-value="INSERT INTO `cities` (`id`, `region_id`, `name`) VALUES (NULL, (SELECT id FROM `regions` WHERE name = 'Ialomița'), 'Platonești');" calcext:value-type="string">
            <text:p>INSERT INTO `cities` (`id`, `region_id`, `name`) VALUES (NULL, (SELECT id FROM `regions` WHERE name = 'Ialomița'), 'Plato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Rădulești (Brazii)</text:p>
          </table:table-cell>
          <table:table-cell/>
          <table:table-cell table:formula="of:=CONCATENATE([.$C$91];[.A1905];[.$K$91];[.B1905];[.$L$91])" office:value-type="string" office:string-value="INSERT INTO `cities` (`id`, `region_id`, `name`) VALUES (NULL, (SELECT id FROM `regions` WHERE name = 'Ialomița'), 'Rădulești (Brazii)');" calcext:value-type="string">
            <text:p>INSERT INTO `cities` (`id`, `region_id`, `name`) VALUES (NULL, (SELECT id FROM `regions` WHERE name = 'Ialomița'), 'Rădulești (Brazii)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Reviga</text:p>
          </table:table-cell>
          <table:table-cell/>
          <table:table-cell table:formula="of:=CONCATENATE([.$C$91];[.A1906];[.$K$91];[.B1906];[.$L$91])" office:value-type="string" office:string-value="INSERT INTO `cities` (`id`, `region_id`, `name`) VALUES (NULL, (SELECT id FROM `regions` WHERE name = 'Ialomița'), 'Reviga');" calcext:value-type="string">
            <text:p>INSERT INTO `cities` (`id`, `region_id`, `name`) VALUES (NULL, (SELECT id FROM `regions` WHERE name = 'Ialomița'), 'Revig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Roșiori</text:p>
          </table:table-cell>
          <table:table-cell/>
          <table:table-cell table:formula="of:=CONCATENATE([.$C$91];[.A1907];[.$K$91];[.B1907];[.$L$91])" office:value-type="string" office:string-value="INSERT INTO `cities` (`id`, `region_id`, `name`) VALUES (NULL, (SELECT id FROM `regions` WHERE name = 'Ialomița'), 'Roșiori');" calcext:value-type="string">
            <text:p>INSERT INTO `cities` (`id`, `region_id`, `name`) VALUES (NULL, (SELECT id FROM `regions` WHERE name = 'Ialomița'), 'Roșio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Sălcioara</text:p>
          </table:table-cell>
          <table:table-cell/>
          <table:table-cell table:formula="of:=CONCATENATE([.$C$91];[.A1908];[.$K$91];[.B1908];[.$L$91])" office:value-type="string" office:string-value="INSERT INTO `cities` (`id`, `region_id`, `name`) VALUES (NULL, (SELECT id FROM `regions` WHERE name = 'Ialomița'), 'Sălcioara');" calcext:value-type="string">
            <text:p>INSERT INTO `cities` (`id`, `region_id`, `name`) VALUES (NULL, (SELECT id FROM `regions` WHERE name = 'Ialomița'), 'Sălci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Sărățeni</text:p>
          </table:table-cell>
          <table:table-cell/>
          <table:table-cell table:formula="of:=CONCATENATE([.$C$91];[.A1909];[.$K$91];[.B1909];[.$L$91])" office:value-type="string" office:string-value="INSERT INTO `cities` (`id`, `region_id`, `name`) VALUES (NULL, (SELECT id FROM `regions` WHERE name = 'Ialomița'), 'Sărățeni');" calcext:value-type="string">
            <text:p>INSERT INTO `cities` (`id`, `region_id`, `name`) VALUES (NULL, (SELECT id FROM `regions` WHERE name = 'Ialomița'), 'Sărăț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Săveni</text:p>
          </table:table-cell>
          <table:table-cell/>
          <table:table-cell table:formula="of:=CONCATENATE([.$C$91];[.A1910];[.$K$91];[.B1910];[.$L$91])" office:value-type="string" office:string-value="INSERT INTO `cities` (`id`, `region_id`, `name`) VALUES (NULL, (SELECT id FROM `regions` WHERE name = 'Ialomița'), 'Săveni');" calcext:value-type="string">
            <text:p>INSERT INTO `cities` (`id`, `region_id`, `name`) VALUES (NULL, (SELECT id FROM `regions` WHERE name = 'Ialomița'), 'Săv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Scânteia</text:p>
          </table:table-cell>
          <table:table-cell/>
          <table:table-cell table:formula="of:=CONCATENATE([.$C$91];[.A1911];[.$K$91];[.B1911];[.$L$91])" office:value-type="string" office:string-value="INSERT INTO `cities` (`id`, `region_id`, `name`) VALUES (NULL, (SELECT id FROM `regions` WHERE name = 'Ialomița'), 'Scânteia');" calcext:value-type="string">
            <text:p>INSERT INTO `cities` (`id`, `region_id`, `name`) VALUES (NULL, (SELECT id FROM `regions` WHERE name = 'Ialomița'), 'Scânte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Sfântu Gheorghe</text:p>
          </table:table-cell>
          <table:table-cell/>
          <table:table-cell table:formula="of:=CONCATENATE([.$C$91];[.A1912];[.$K$91];[.B1912];[.$L$91])" office:value-type="string" office:string-value="INSERT INTO `cities` (`id`, `region_id`, `name`) VALUES (NULL, (SELECT id FROM `regions` WHERE name = 'Ialomița'), 'Sfântu Gheorghe');" calcext:value-type="string">
            <text:p>INSERT INTO `cities` (`id`, `region_id`, `name`) VALUES (NULL, (SELECT id FROM `regions` WHERE name = 'Ialomița'), 'Sfântu Gheorgh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Sinești</text:p>
          </table:table-cell>
          <table:table-cell/>
          <table:table-cell table:formula="of:=CONCATENATE([.$C$91];[.A1913];[.$K$91];[.B1913];[.$L$91])" office:value-type="string" office:string-value="INSERT INTO `cities` (`id`, `region_id`, `name`) VALUES (NULL, (SELECT id FROM `regions` WHERE name = 'Ialomița'), 'Sinești');" calcext:value-type="string">
            <text:p>INSERT INTO `cities` (`id`, `region_id`, `name`) VALUES (NULL, (SELECT id FROM `regions` WHERE name = 'Ialomița'), 'S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Slobozia</text:p>
          </table:table-cell>
          <table:table-cell/>
          <table:table-cell table:formula="of:=CONCATENATE([.$C$91];[.A1914];[.$K$91];[.B1914];[.$L$91])" office:value-type="string" office:string-value="INSERT INTO `cities` (`id`, `region_id`, `name`) VALUES (NULL, (SELECT id FROM `regions` WHERE name = 'Ialomița'), 'Slobozia');" calcext:value-type="string">
            <text:p>INSERT INTO `cities` (`id`, `region_id`, `name`) VALUES (NULL, (SELECT id FROM `regions` WHERE name = 'Ialomița'), 'Sloboz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Stelnica</text:p>
          </table:table-cell>
          <table:table-cell/>
          <table:table-cell table:formula="of:=CONCATENATE([.$C$91];[.A1915];[.$K$91];[.B1915];[.$L$91])" office:value-type="string" office:string-value="INSERT INTO `cities` (`id`, `region_id`, `name`) VALUES (NULL, (SELECT id FROM `regions` WHERE name = 'Ialomița'), 'Stelnica');" calcext:value-type="string">
            <text:p>INSERT INTO `cities` (`id`, `region_id`, `name`) VALUES (NULL, (SELECT id FROM `regions` WHERE name = 'Ialomița'), 'Stelni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Sudiți</text:p>
          </table:table-cell>
          <table:table-cell/>
          <table:table-cell table:formula="of:=CONCATENATE([.$C$91];[.A1916];[.$K$91];[.B1916];[.$L$91])" office:value-type="string" office:string-value="INSERT INTO `cities` (`id`, `region_id`, `name`) VALUES (NULL, (SELECT id FROM `regions` WHERE name = 'Ialomița'), 'Sudiți');" calcext:value-type="string">
            <text:p>INSERT INTO `cities` (`id`, `region_id`, `name`) VALUES (NULL, (SELECT id FROM `regions` WHERE name = 'Ialomița'), 'Sudi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Țăndărei</text:p>
          </table:table-cell>
          <table:table-cell/>
          <table:table-cell table:formula="of:=CONCATENATE([.$C$91];[.A1917];[.$K$91];[.B1917];[.$L$91])" office:value-type="string" office:string-value="INSERT INTO `cities` (`id`, `region_id`, `name`) VALUES (NULL, (SELECT id FROM `regions` WHERE name = 'Ialomița'), 'Țăndărei');" calcext:value-type="string">
            <text:p>INSERT INTO `cities` (`id`, `region_id`, `name`) VALUES (NULL, (SELECT id FROM `regions` WHERE name = 'Ialomița'), 'Țăndăr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Traian</text:p>
          </table:table-cell>
          <table:table-cell/>
          <table:table-cell table:formula="of:=CONCATENATE([.$C$91];[.A1918];[.$K$91];[.B1918];[.$L$91])" office:value-type="string" office:string-value="INSERT INTO `cities` (`id`, `region_id`, `name`) VALUES (NULL, (SELECT id FROM `regions` WHERE name = 'Ialomița'), 'Traian');" calcext:value-type="string">
            <text:p>INSERT INTO `cities` (`id`, `region_id`, `name`) VALUES (NULL, (SELECT id FROM `regions` WHERE name = 'Ialomița'), 'Trai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Urziceni</text:p>
          </table:table-cell>
          <table:table-cell/>
          <table:table-cell table:formula="of:=CONCATENATE([.$C$91];[.A1919];[.$K$91];[.B1919];[.$L$91])" office:value-type="string" office:string-value="INSERT INTO `cities` (`id`, `region_id`, `name`) VALUES (NULL, (SELECT id FROM `regions` WHERE name = 'Ialomița'), 'Urziceni');" calcext:value-type="string">
            <text:p>INSERT INTO `cities` (`id`, `region_id`, `name`) VALUES (NULL, (SELECT id FROM `regions` WHERE name = 'Ialomița'), 'Urzi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Valea Ciorii</text:p>
          </table:table-cell>
          <table:table-cell/>
          <table:table-cell table:formula="of:=CONCATENATE([.$C$91];[.A1920];[.$K$91];[.B1920];[.$L$91])" office:value-type="string" office:string-value="INSERT INTO `cities` (`id`, `region_id`, `name`) VALUES (NULL, (SELECT id FROM `regions` WHERE name = 'Ialomița'), 'Valea Ciorii');" calcext:value-type="string">
            <text:p>INSERT INTO `cities` (`id`, `region_id`, `name`) VALUES (NULL, (SELECT id FROM `regions` WHERE name = 'Ialomița'), 'Valea Cior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Valea Măcrișului</text:p>
          </table:table-cell>
          <table:table-cell/>
          <table:table-cell table:formula="of:=CONCATENATE([.$C$91];[.A1921];[.$K$91];[.B1921];[.$L$91])" office:value-type="string" office:string-value="INSERT INTO `cities` (`id`, `region_id`, `name`) VALUES (NULL, (SELECT id FROM `regions` WHERE name = 'Ialomița'), 'Valea Măcrișului');" calcext:value-type="string">
            <text:p>INSERT INTO `cities` (`id`, `region_id`, `name`) VALUES (NULL, (SELECT id FROM `regions` WHERE name = 'Ialomița'), 'Valea Măcriș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Vlădeni</text:p>
          </table:table-cell>
          <table:table-cell/>
          <table:table-cell table:formula="of:=CONCATENATE([.$C$91];[.A1922];[.$K$91];[.B1922];[.$L$91])" office:value-type="string" office:string-value="INSERT INTO `cities` (`id`, `region_id`, `name`) VALUES (NULL, (SELECT id FROM `regions` WHERE name = 'Ialomița'), 'Vlădeni');" calcext:value-type="string">
            <text:p>INSERT INTO `cities` (`id`, `region_id`, `name`) VALUES (NULL, (SELECT id FROM `regions` WHERE name = 'Ialomița'), 'Vlădeni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1 Decembrie</text:p>
          </table:table-cell>
          <table:table-cell/>
          <table:table-cell table:formula="of:=CONCATENATE([.$C$91];[.A1924];[.$K$91];[.B1924];[.$L$91])" office:value-type="string" office:string-value="INSERT INTO `cities` (`id`, `region_id`, `name`) VALUES (NULL, (SELECT id FROM `regions` WHERE name = 'Ilfov'), '1 Decembrie');" calcext:value-type="string">
            <text:p>INSERT INTO `cities` (`id`, `region_id`, `name`) VALUES (NULL, (SELECT id FROM `regions` WHERE name = 'Ilfov'), '1 Decembri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Afumați</text:p>
          </table:table-cell>
          <table:table-cell/>
          <table:table-cell table:formula="of:=CONCATENATE([.$C$91];[.A1925];[.$K$91];[.B1925];[.$L$91])" office:value-type="string" office:string-value="INSERT INTO `cities` (`id`, `region_id`, `name`) VALUES (NULL, (SELECT id FROM `regions` WHERE name = 'Ilfov'), 'Afumați');" calcext:value-type="string">
            <text:p>INSERT INTO `cities` (`id`, `region_id`, `name`) VALUES (NULL, (SELECT id FROM `regions` WHERE name = 'Ilfov'), 'Afuma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Balotești</text:p>
          </table:table-cell>
          <table:table-cell/>
          <table:table-cell table:formula="of:=CONCATENATE([.$C$91];[.A1926];[.$K$91];[.B1926];[.$L$91])" office:value-type="string" office:string-value="INSERT INTO `cities` (`id`, `region_id`, `name`) VALUES (NULL, (SELECT id FROM `regions` WHERE name = 'Ilfov'), 'Balotești');" calcext:value-type="string">
            <text:p>INSERT INTO `cities` (`id`, `region_id`, `name`) VALUES (NULL, (SELECT id FROM `regions` WHERE name = 'Ilfov'), 'Balo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Berceni</text:p>
          </table:table-cell>
          <table:table-cell/>
          <table:table-cell table:formula="of:=CONCATENATE([.$C$91];[.A1927];[.$K$91];[.B1927];[.$L$91])" office:value-type="string" office:string-value="INSERT INTO `cities` (`id`, `region_id`, `name`) VALUES (NULL, (SELECT id FROM `regions` WHERE name = 'Ilfov'), 'Berceni');" calcext:value-type="string">
            <text:p>INSERT INTO `cities` (`id`, `region_id`, `name`) VALUES (NULL, (SELECT id FROM `regions` WHERE name = 'Ilfov'), 'Ber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Bragadiru</text:p>
          </table:table-cell>
          <table:table-cell/>
          <table:table-cell table:formula="of:=CONCATENATE([.$C$91];[.A1928];[.$K$91];[.B1928];[.$L$91])" office:value-type="string" office:string-value="INSERT INTO `cities` (`id`, `region_id`, `name`) VALUES (NULL, (SELECT id FROM `regions` WHERE name = 'Ilfov'), 'Bragadiru');" calcext:value-type="string">
            <text:p>INSERT INTO `cities` (`id`, `region_id`, `name`) VALUES (NULL, (SELECT id FROM `regions` WHERE name = 'Ilfov'), 'Bragadi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Brănești</text:p>
          </table:table-cell>
          <table:table-cell/>
          <table:table-cell table:formula="of:=CONCATENATE([.$C$91];[.A1929];[.$K$91];[.B1929];[.$L$91])" office:value-type="string" office:string-value="INSERT INTO `cities` (`id`, `region_id`, `name`) VALUES (NULL, (SELECT id FROM `regions` WHERE name = 'Ilfov'), 'Brănești');" calcext:value-type="string">
            <text:p>INSERT INTO `cities` (`id`, `region_id`, `name`) VALUES (NULL, (SELECT id FROM `regions` WHERE name = 'Ilfov'), 'Br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Buftea</text:p>
          </table:table-cell>
          <table:table-cell/>
          <table:table-cell table:formula="of:=CONCATENATE([.$C$91];[.A1930];[.$K$91];[.B1930];[.$L$91])" office:value-type="string" office:string-value="INSERT INTO `cities` (`id`, `region_id`, `name`) VALUES (NULL, (SELECT id FROM `regions` WHERE name = 'Ilfov'), 'Buftea');" calcext:value-type="string">
            <text:p>INSERT INTO `cities` (`id`, `region_id`, `name`) VALUES (NULL, (SELECT id FROM `regions` WHERE name = 'Ilfov'), 'Buf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Cernica</text:p>
          </table:table-cell>
          <table:table-cell/>
          <table:table-cell table:formula="of:=CONCATENATE([.$C$91];[.A1931];[.$K$91];[.B1931];[.$L$91])" office:value-type="string" office:string-value="INSERT INTO `cities` (`id`, `region_id`, `name`) VALUES (NULL, (SELECT id FROM `regions` WHERE name = 'Ilfov'), 'Cernica');" calcext:value-type="string">
            <text:p>INSERT INTO `cities` (`id`, `region_id`, `name`) VALUES (NULL, (SELECT id FROM `regions` WHERE name = 'Ilfov'), 'Cerni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Chiajna</text:p>
          </table:table-cell>
          <table:table-cell/>
          <table:table-cell table:formula="of:=CONCATENATE([.$C$91];[.A1932];[.$K$91];[.B1932];[.$L$91])" office:value-type="string" office:string-value="INSERT INTO `cities` (`id`, `region_id`, `name`) VALUES (NULL, (SELECT id FROM `regions` WHERE name = 'Ilfov'), 'Chiajna');" calcext:value-type="string">
            <text:p>INSERT INTO `cities` (`id`, `region_id`, `name`) VALUES (NULL, (SELECT id FROM `regions` WHERE name = 'Ilfov'), 'Chiaj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Chitila</text:p>
          </table:table-cell>
          <table:table-cell/>
          <table:table-cell table:formula="of:=CONCATENATE([.$C$91];[.A1933];[.$K$91];[.B1933];[.$L$91])" office:value-type="string" office:string-value="INSERT INTO `cities` (`id`, `region_id`, `name`) VALUES (NULL, (SELECT id FROM `regions` WHERE name = 'Ilfov'), 'Chitila');" calcext:value-type="string">
            <text:p>INSERT INTO `cities` (`id`, `region_id`, `name`) VALUES (NULL, (SELECT id FROM `regions` WHERE name = 'Ilfov'), 'Chiti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Ciolpani</text:p>
          </table:table-cell>
          <table:table-cell/>
          <table:table-cell table:formula="of:=CONCATENATE([.$C$91];[.A1934];[.$K$91];[.B1934];[.$L$91])" office:value-type="string" office:string-value="INSERT INTO `cities` (`id`, `region_id`, `name`) VALUES (NULL, (SELECT id FROM `regions` WHERE name = 'Ilfov'), 'Ciolpani');" calcext:value-type="string">
            <text:p>INSERT INTO `cities` (`id`, `region_id`, `name`) VALUES (NULL, (SELECT id FROM `regions` WHERE name = 'Ilfov'), 'Ciolp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Ciorogârla</text:p>
          </table:table-cell>
          <table:table-cell/>
          <table:table-cell table:formula="of:=CONCATENATE([.$C$91];[.A1935];[.$K$91];[.B1935];[.$L$91])" office:value-type="string" office:string-value="INSERT INTO `cities` (`id`, `region_id`, `name`) VALUES (NULL, (SELECT id FROM `regions` WHERE name = 'Ilfov'), 'Ciorogârla');" calcext:value-type="string">
            <text:p>INSERT INTO `cities` (`id`, `region_id`, `name`) VALUES (NULL, (SELECT id FROM `regions` WHERE name = 'Ilfov'), 'Ciorogâr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Clinceni</text:p>
          </table:table-cell>
          <table:table-cell/>
          <table:table-cell table:formula="of:=CONCATENATE([.$C$91];[.A1936];[.$K$91];[.B1936];[.$L$91])" office:value-type="string" office:string-value="INSERT INTO `cities` (`id`, `region_id`, `name`) VALUES (NULL, (SELECT id FROM `regions` WHERE name = 'Ilfov'), 'Clinceni');" calcext:value-type="string">
            <text:p>INSERT INTO `cities` (`id`, `region_id`, `name`) VALUES (NULL, (SELECT id FROM `regions` WHERE name = 'Ilfov'), 'Clin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Copăceni</text:p>
          </table:table-cell>
          <table:table-cell/>
          <table:table-cell table:formula="of:=CONCATENATE([.$C$91];[.A1937];[.$K$91];[.B1937];[.$L$91])" office:value-type="string" office:string-value="INSERT INTO `cities` (`id`, `region_id`, `name`) VALUES (NULL, (SELECT id FROM `regions` WHERE name = 'Ilfov'), 'Copăceni');" calcext:value-type="string">
            <text:p>INSERT INTO `cities` (`id`, `region_id`, `name`) VALUES (NULL, (SELECT id FROM `regions` WHERE name = 'Ilfov'), 'Copă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Corbeanca</text:p>
          </table:table-cell>
          <table:table-cell/>
          <table:table-cell table:formula="of:=CONCATENATE([.$C$91];[.A1938];[.$K$91];[.B1938];[.$L$91])" office:value-type="string" office:string-value="INSERT INTO `cities` (`id`, `region_id`, `name`) VALUES (NULL, (SELECT id FROM `regions` WHERE name = 'Ilfov'), 'Corbeanca');" calcext:value-type="string">
            <text:p>INSERT INTO `cities` (`id`, `region_id`, `name`) VALUES (NULL, (SELECT id FROM `regions` WHERE name = 'Ilfov'), 'Corbean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Cornetu</text:p>
          </table:table-cell>
          <table:table-cell/>
          <table:table-cell table:formula="of:=CONCATENATE([.$C$91];[.A1939];[.$K$91];[.B1939];[.$L$91])" office:value-type="string" office:string-value="INSERT INTO `cities` (`id`, `region_id`, `name`) VALUES (NULL, (SELECT id FROM `regions` WHERE name = 'Ilfov'), 'Cornetu');" calcext:value-type="string">
            <text:p>INSERT INTO `cities` (`id`, `region_id`, `name`) VALUES (NULL, (SELECT id FROM `regions` WHERE name = 'Ilfov'), 'Cornet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Dărăști-Ilfov</text:p>
          </table:table-cell>
          <table:table-cell/>
          <table:table-cell table:formula="of:=CONCATENATE([.$C$91];[.A1940];[.$K$91];[.B1940];[.$L$91])" office:value-type="string" office:string-value="INSERT INTO `cities` (`id`, `region_id`, `name`) VALUES (NULL, (SELECT id FROM `regions` WHERE name = 'Ilfov'), 'Dărăști-Ilfov');" calcext:value-type="string">
            <text:p>INSERT INTO `cities` (`id`, `region_id`, `name`) VALUES (NULL, (SELECT id FROM `regions` WHERE name = 'Ilfov'), 'Dărăști-Ilfo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Dascălu</text:p>
          </table:table-cell>
          <table:table-cell/>
          <table:table-cell table:formula="of:=CONCATENATE([.$C$91];[.A1941];[.$K$91];[.B1941];[.$L$91])" office:value-type="string" office:string-value="INSERT INTO `cities` (`id`, `region_id`, `name`) VALUES (NULL, (SELECT id FROM `regions` WHERE name = 'Ilfov'), 'Dascălu');" calcext:value-type="string">
            <text:p>INSERT INTO `cities` (`id`, `region_id`, `name`) VALUES (NULL, (SELECT id FROM `regions` WHERE name = 'Ilfov'), 'Dascăl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Dobroești</text:p>
          </table:table-cell>
          <table:table-cell/>
          <table:table-cell table:formula="of:=CONCATENATE([.$C$91];[.A1942];[.$K$91];[.B1942];[.$L$91])" office:value-type="string" office:string-value="INSERT INTO `cities` (`id`, `region_id`, `name`) VALUES (NULL, (SELECT id FROM `regions` WHERE name = 'Ilfov'), 'Dobroești');" calcext:value-type="string">
            <text:p>INSERT INTO `cities` (`id`, `region_id`, `name`) VALUES (NULL, (SELECT id FROM `regions` WHERE name = 'Ilfov'), 'Dobro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Domnești</text:p>
          </table:table-cell>
          <table:table-cell/>
          <table:table-cell table:formula="of:=CONCATENATE([.$C$91];[.A1943];[.$K$91];[.B1943];[.$L$91])" office:value-type="string" office:string-value="INSERT INTO `cities` (`id`, `region_id`, `name`) VALUES (NULL, (SELECT id FROM `regions` WHERE name = 'Ilfov'), 'Domnești');" calcext:value-type="string">
            <text:p>INSERT INTO `cities` (`id`, `region_id`, `name`) VALUES (NULL, (SELECT id FROM `regions` WHERE name = 'Ilfov'), 'Dom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Dragomirești-Vale</text:p>
          </table:table-cell>
          <table:table-cell/>
          <table:table-cell table:formula="of:=CONCATENATE([.$C$91];[.A1944];[.$K$91];[.B1944];[.$L$91])" office:value-type="string" office:string-value="INSERT INTO `cities` (`id`, `region_id`, `name`) VALUES (NULL, (SELECT id FROM `regions` WHERE name = 'Ilfov'), 'Dragomirești-Vale');" calcext:value-type="string">
            <text:p>INSERT INTO `cities` (`id`, `region_id`, `name`) VALUES (NULL, (SELECT id FROM `regions` WHERE name = 'Ilfov'), 'Dragomirești-Va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Găneasa</text:p>
          </table:table-cell>
          <table:table-cell/>
          <table:table-cell table:formula="of:=CONCATENATE([.$C$91];[.A1945];[.$K$91];[.B1945];[.$L$91])" office:value-type="string" office:string-value="INSERT INTO `cities` (`id`, `region_id`, `name`) VALUES (NULL, (SELECT id FROM `regions` WHERE name = 'Ilfov'), 'Găneasa');" calcext:value-type="string">
            <text:p>INSERT INTO `cities` (`id`, `region_id`, `name`) VALUES (NULL, (SELECT id FROM `regions` WHERE name = 'Ilfov'), 'Găne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Glina</text:p>
          </table:table-cell>
          <table:table-cell/>
          <table:table-cell table:formula="of:=CONCATENATE([.$C$91];[.A1946];[.$K$91];[.B1946];[.$L$91])" office:value-type="string" office:string-value="INSERT INTO `cities` (`id`, `region_id`, `name`) VALUES (NULL, (SELECT id FROM `regions` WHERE name = 'Ilfov'), 'Glina');" calcext:value-type="string">
            <text:p>INSERT INTO `cities` (`id`, `region_id`, `name`) VALUES (NULL, (SELECT id FROM `regions` WHERE name = 'Ilfov'), 'Gl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Grădiștea</text:p>
          </table:table-cell>
          <table:table-cell/>
          <table:table-cell table:formula="of:=CONCATENATE([.$C$91];[.A1947];[.$K$91];[.B1947];[.$L$91])" office:value-type="string" office:string-value="INSERT INTO `cities` (`id`, `region_id`, `name`) VALUES (NULL, (SELECT id FROM `regions` WHERE name = 'Ilfov'), 'Grădiștea');" calcext:value-type="string">
            <text:p>INSERT INTO `cities` (`id`, `region_id`, `name`) VALUES (NULL, (SELECT id FROM `regions` WHERE name = 'Ilfov'), 'Grădiș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Gruiu</text:p>
          </table:table-cell>
          <table:table-cell/>
          <table:table-cell table:formula="of:=CONCATENATE([.$C$91];[.A1948];[.$K$91];[.B1948];[.$L$91])" office:value-type="string" office:string-value="INSERT INTO `cities` (`id`, `region_id`, `name`) VALUES (NULL, (SELECT id FROM `regions` WHERE name = 'Ilfov'), 'Gruiu');" calcext:value-type="string">
            <text:p>INSERT INTO `cities` (`id`, `region_id`, `name`) VALUES (NULL, (SELECT id FROM `regions` WHERE name = 'Ilfov'), 'Gru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Jilava</text:p>
          </table:table-cell>
          <table:table-cell/>
          <table:table-cell table:formula="of:=CONCATENATE([.$C$91];[.A1949];[.$K$91];[.B1949];[.$L$91])" office:value-type="string" office:string-value="INSERT INTO `cities` (`id`, `region_id`, `name`) VALUES (NULL, (SELECT id FROM `regions` WHERE name = 'Ilfov'), 'Jilava');" calcext:value-type="string">
            <text:p>INSERT INTO `cities` (`id`, `region_id`, `name`) VALUES (NULL, (SELECT id FROM `regions` WHERE name = 'Ilfov'), 'Jila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Măgurele</text:p>
          </table:table-cell>
          <table:table-cell/>
          <table:table-cell table:formula="of:=CONCATENATE([.$C$91];[.A1950];[.$K$91];[.B1950];[.$L$91])" office:value-type="string" office:string-value="INSERT INTO `cities` (`id`, `region_id`, `name`) VALUES (NULL, (SELECT id FROM `regions` WHERE name = 'Ilfov'), 'Măgurele');" calcext:value-type="string">
            <text:p>INSERT INTO `cities` (`id`, `region_id`, `name`) VALUES (NULL, (SELECT id FROM `regions` WHERE name = 'Ilfov'), 'Măgur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Moara Vlăsiei</text:p>
          </table:table-cell>
          <table:table-cell/>
          <table:table-cell table:formula="of:=CONCATENATE([.$C$91];[.A1951];[.$K$91];[.B1951];[.$L$91])" office:value-type="string" office:string-value="INSERT INTO `cities` (`id`, `region_id`, `name`) VALUES (NULL, (SELECT id FROM `regions` WHERE name = 'Ilfov'), 'Moara Vlăsiei');" calcext:value-type="string">
            <text:p>INSERT INTO `cities` (`id`, `region_id`, `name`) VALUES (NULL, (SELECT id FROM `regions` WHERE name = 'Ilfov'), 'Moara Vlăsi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Mogoșoaia</text:p>
          </table:table-cell>
          <table:table-cell/>
          <table:table-cell table:formula="of:=CONCATENATE([.$C$91];[.A1952];[.$K$91];[.B1952];[.$L$91])" office:value-type="string" office:string-value="INSERT INTO `cities` (`id`, `region_id`, `name`) VALUES (NULL, (SELECT id FROM `regions` WHERE name = 'Ilfov'), 'Mogoșoaia');" calcext:value-type="string">
            <text:p>INSERT INTO `cities` (`id`, `region_id`, `name`) VALUES (NULL, (SELECT id FROM `regions` WHERE name = 'Ilfov'), 'Mogoșo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Nuci</text:p>
          </table:table-cell>
          <table:table-cell/>
          <table:table-cell table:formula="of:=CONCATENATE([.$C$91];[.A1953];[.$K$91];[.B1953];[.$L$91])" office:value-type="string" office:string-value="INSERT INTO `cities` (`id`, `region_id`, `name`) VALUES (NULL, (SELECT id FROM `regions` WHERE name = 'Ilfov'), 'Nuci');" calcext:value-type="string">
            <text:p>INSERT INTO `cities` (`id`, `region_id`, `name`) VALUES (NULL, (SELECT id FROM `regions` WHERE name = 'Ilfov'), 'Nu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Otopeni</text:p>
          </table:table-cell>
          <table:table-cell/>
          <table:table-cell table:formula="of:=CONCATENATE([.$C$91];[.A1954];[.$K$91];[.B1954];[.$L$91])" office:value-type="string" office:string-value="INSERT INTO `cities` (`id`, `region_id`, `name`) VALUES (NULL, (SELECT id FROM `regions` WHERE name = 'Ilfov'), 'Otopeni');" calcext:value-type="string">
            <text:p>INSERT INTO `cities` (`id`, `region_id`, `name`) VALUES (NULL, (SELECT id FROM `regions` WHERE name = 'Ilfov'), 'Otop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Pantelimon</text:p>
          </table:table-cell>
          <table:table-cell/>
          <table:table-cell table:formula="of:=CONCATENATE([.$C$91];[.A1955];[.$K$91];[.B1955];[.$L$91])" office:value-type="string" office:string-value="INSERT INTO `cities` (`id`, `region_id`, `name`) VALUES (NULL, (SELECT id FROM `regions` WHERE name = 'Ilfov'), 'Pantelimon');" calcext:value-type="string">
            <text:p>INSERT INTO `cities` (`id`, `region_id`, `name`) VALUES (NULL, (SELECT id FROM `regions` WHERE name = 'Ilfov'), 'Pantelimo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Periș</text:p>
          </table:table-cell>
          <table:table-cell/>
          <table:table-cell table:formula="of:=CONCATENATE([.$C$91];[.A1956];[.$K$91];[.B1956];[.$L$91])" office:value-type="string" office:string-value="INSERT INTO `cities` (`id`, `region_id`, `name`) VALUES (NULL, (SELECT id FROM `regions` WHERE name = 'Ilfov'), 'Periș');" calcext:value-type="string">
            <text:p>INSERT INTO `cities` (`id`, `region_id`, `name`) VALUES (NULL, (SELECT id FROM `regions` WHERE name = 'Ilfov'), 'Per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Petrăchioaia</text:p>
          </table:table-cell>
          <table:table-cell/>
          <table:table-cell table:formula="of:=CONCATENATE([.$C$91];[.A1957];[.$K$91];[.B1957];[.$L$91])" office:value-type="string" office:string-value="INSERT INTO `cities` (`id`, `region_id`, `name`) VALUES (NULL, (SELECT id FROM `regions` WHERE name = 'Ilfov'), 'Petrăchioaia');" calcext:value-type="string">
            <text:p>INSERT INTO `cities` (`id`, `region_id`, `name`) VALUES (NULL, (SELECT id FROM `regions` WHERE name = 'Ilfov'), 'Petrăchio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Popești-Leordeni</text:p>
          </table:table-cell>
          <table:table-cell/>
          <table:table-cell table:formula="of:=CONCATENATE([.$C$91];[.A1958];[.$K$91];[.B1958];[.$L$91])" office:value-type="string" office:string-value="INSERT INTO `cities` (`id`, `region_id`, `name`) VALUES (NULL, (SELECT id FROM `regions` WHERE name = 'Ilfov'), 'Popești-Leordeni');" calcext:value-type="string">
            <text:p>INSERT INTO `cities` (`id`, `region_id`, `name`) VALUES (NULL, (SELECT id FROM `regions` WHERE name = 'Ilfov'), 'Popești-Leord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Snagov</text:p>
          </table:table-cell>
          <table:table-cell/>
          <table:table-cell table:formula="of:=CONCATENATE([.$C$91];[.A1959];[.$K$91];[.B1959];[.$L$91])" office:value-type="string" office:string-value="INSERT INTO `cities` (`id`, `region_id`, `name`) VALUES (NULL, (SELECT id FROM `regions` WHERE name = 'Ilfov'), 'Snagov');" calcext:value-type="string">
            <text:p>INSERT INTO `cities` (`id`, `region_id`, `name`) VALUES (NULL, (SELECT id FROM `regions` WHERE name = 'Ilfov'), 'Snago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Ștefăneștii de Jos</text:p>
          </table:table-cell>
          <table:table-cell/>
          <table:table-cell table:formula="of:=CONCATENATE([.$C$91];[.A1960];[.$K$91];[.B1960];[.$L$91])" office:value-type="string" office:string-value="INSERT INTO `cities` (`id`, `region_id`, `name`) VALUES (NULL, (SELECT id FROM `regions` WHERE name = 'Ilfov'), 'Ștefăneștii de Jos');" calcext:value-type="string">
            <text:p>INSERT INTO `cities` (`id`, `region_id`, `name`) VALUES (NULL, (SELECT id FROM `regions` WHERE name = 'Ilfov'), 'Ștefăneștii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Tunari</text:p>
          </table:table-cell>
          <table:table-cell/>
          <table:table-cell table:formula="of:=CONCATENATE([.$C$91];[.A1961];[.$K$91];[.B1961];[.$L$91])" office:value-type="string" office:string-value="INSERT INTO `cities` (`id`, `region_id`, `name`) VALUES (NULL, (SELECT id FROM `regions` WHERE name = 'Ilfov'), 'Tunari');" calcext:value-type="string">
            <text:p>INSERT INTO `cities` (`id`, `region_id`, `name`) VALUES (NULL, (SELECT id FROM `regions` WHERE name = 'Ilfov'), 'Tun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Vidra</text:p>
          </table:table-cell>
          <table:table-cell/>
          <table:table-cell table:formula="of:=CONCATENATE([.$C$91];[.A1962];[.$K$91];[.B1962];[.$L$91])" office:value-type="string" office:string-value="INSERT INTO `cities` (`id`, `region_id`, `name`) VALUES (NULL, (SELECT id FROM `regions` WHERE name = 'Ilfov'), 'Vidra');" calcext:value-type="string">
            <text:p>INSERT INTO `cities` (`id`, `region_id`, `name`) VALUES (NULL, (SELECT id FROM `regions` WHERE name = 'Ilfov'), 'Vid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Voluntari</text:p>
          </table:table-cell>
          <table:table-cell/>
          <table:table-cell table:formula="of:=CONCATENATE([.$C$91];[.A1963];[.$K$91];[.B1963];[.$L$91])" office:value-type="string" office:string-value="INSERT INTO `cities` (`id`, `region_id`, `name`) VALUES (NULL, (SELECT id FROM `regions` WHERE name = 'Ilfov'), 'Voluntari');" calcext:value-type="string">
            <text:p>INSERT INTO `cities` (`id`, `region_id`, `name`) VALUES (NULL, (SELECT id FROM `regions` WHERE name = 'Ilfov'), 'Voluntari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Ardusat</text:p>
          </table:table-cell>
          <table:table-cell/>
          <table:table-cell table:formula="of:=CONCATENATE([.$C$91];[.A1965];[.$K$91];[.B1965];[.$L$91])" office:value-type="string" office:string-value="INSERT INTO `cities` (`id`, `region_id`, `name`) VALUES (NULL, (SELECT id FROM `regions` WHERE name = 'Maramureș'), 'Ardusat');" calcext:value-type="string">
            <text:p>INSERT INTO `cities` (`id`, `region_id`, `name`) VALUES (NULL, (SELECT id FROM `regions` WHERE name = 'Maramureș'), 'Ardusa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Ariniș</text:p>
          </table:table-cell>
          <table:table-cell/>
          <table:table-cell table:formula="of:=CONCATENATE([.$C$91];[.A1966];[.$K$91];[.B1966];[.$L$91])" office:value-type="string" office:string-value="INSERT INTO `cities` (`id`, `region_id`, `name`) VALUES (NULL, (SELECT id FROM `regions` WHERE name = 'Maramureș'), 'Ariniș');" calcext:value-type="string">
            <text:p>INSERT INTO `cities` (`id`, `region_id`, `name`) VALUES (NULL, (SELECT id FROM `regions` WHERE name = 'Maramureș'), 'Arin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Asuaju de Sus</text:p>
          </table:table-cell>
          <table:table-cell/>
          <table:table-cell table:formula="of:=CONCATENATE([.$C$91];[.A1967];[.$K$91];[.B1967];[.$L$91])" office:value-type="string" office:string-value="INSERT INTO `cities` (`id`, `region_id`, `name`) VALUES (NULL, (SELECT id FROM `regions` WHERE name = 'Maramureș'), 'Asuaju de Sus');" calcext:value-type="string">
            <text:p>INSERT INTO `cities` (`id`, `region_id`, `name`) VALUES (NULL, (SELECT id FROM `regions` WHERE name = 'Maramureș'), 'Asuaju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Baia Mare</text:p>
          </table:table-cell>
          <table:table-cell/>
          <table:table-cell table:formula="of:=CONCATENATE([.$C$91];[.A1968];[.$K$91];[.B1968];[.$L$91])" office:value-type="string" office:string-value="INSERT INTO `cities` (`id`, `region_id`, `name`) VALUES (NULL, (SELECT id FROM `regions` WHERE name = 'Maramureș'), 'Baia Mare');" calcext:value-type="string">
            <text:p>INSERT INTO `cities` (`id`, `region_id`, `name`) VALUES (NULL, (SELECT id FROM `regions` WHERE name = 'Maramureș'), 'Bai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Baia Sprie</text:p>
          </table:table-cell>
          <table:table-cell/>
          <table:table-cell table:formula="of:=CONCATENATE([.$C$91];[.A1969];[.$K$91];[.B1969];[.$L$91])" office:value-type="string" office:string-value="INSERT INTO `cities` (`id`, `region_id`, `name`) VALUES (NULL, (SELECT id FROM `regions` WHERE name = 'Maramureș'), 'Baia Sprie');" calcext:value-type="string">
            <text:p>INSERT INTO `cities` (`id`, `region_id`, `name`) VALUES (NULL, (SELECT id FROM `regions` WHERE name = 'Maramureș'), 'Baia Spri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Băița de sub Codru</text:p>
          </table:table-cell>
          <table:table-cell/>
          <table:table-cell table:formula="of:=CONCATENATE([.$C$91];[.A1970];[.$K$91];[.B1970];[.$L$91])" office:value-type="string" office:string-value="INSERT INTO `cities` (`id`, `region_id`, `name`) VALUES (NULL, (SELECT id FROM `regions` WHERE name = 'Maramureș'), 'Băița de sub Codru');" calcext:value-type="string">
            <text:p>INSERT INTO `cities` (`id`, `region_id`, `name`) VALUES (NULL, (SELECT id FROM `regions` WHERE name = 'Maramureș'), 'Băița de sub Cod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Băiuț</text:p>
          </table:table-cell>
          <table:table-cell/>
          <table:table-cell table:formula="of:=CONCATENATE([.$C$91];[.A1971];[.$K$91];[.B1971];[.$L$91])" office:value-type="string" office:string-value="INSERT INTO `cities` (`id`, `region_id`, `name`) VALUES (NULL, (SELECT id FROM `regions` WHERE name = 'Maramureș'), 'Băiuț');" calcext:value-type="string">
            <text:p>INSERT INTO `cities` (`id`, `region_id`, `name`) VALUES (NULL, (SELECT id FROM `regions` WHERE name = 'Maramureș'), 'Băiu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Bârsana</text:p>
          </table:table-cell>
          <table:table-cell/>
          <table:table-cell table:formula="of:=CONCATENATE([.$C$91];[.A1972];[.$K$91];[.B1972];[.$L$91])" office:value-type="string" office:string-value="INSERT INTO `cities` (`id`, `region_id`, `name`) VALUES (NULL, (SELECT id FROM `regions` WHERE name = 'Maramureș'), 'Bârsana');" calcext:value-type="string">
            <text:p>INSERT INTO `cities` (`id`, `region_id`, `name`) VALUES (NULL, (SELECT id FROM `regions` WHERE name = 'Maramureș'), 'Bârs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Băsești</text:p>
          </table:table-cell>
          <table:table-cell/>
          <table:table-cell table:formula="of:=CONCATENATE([.$C$91];[.A1973];[.$K$91];[.B1973];[.$L$91])" office:value-type="string" office:string-value="INSERT INTO `cities` (`id`, `region_id`, `name`) VALUES (NULL, (SELECT id FROM `regions` WHERE name = 'Maramureș'), 'Băsești');" calcext:value-type="string">
            <text:p>INSERT INTO `cities` (`id`, `region_id`, `name`) VALUES (NULL, (SELECT id FROM `regions` WHERE name = 'Maramureș'), 'Băs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Bicaz</text:p>
          </table:table-cell>
          <table:table-cell/>
          <table:table-cell table:formula="of:=CONCATENATE([.$C$91];[.A1974];[.$K$91];[.B1974];[.$L$91])" office:value-type="string" office:string-value="INSERT INTO `cities` (`id`, `region_id`, `name`) VALUES (NULL, (SELECT id FROM `regions` WHERE name = 'Maramureș'), 'Bicaz');" calcext:value-type="string">
            <text:p>INSERT INTO `cities` (`id`, `region_id`, `name`) VALUES (NULL, (SELECT id FROM `regions` WHERE name = 'Maramureș'), 'Bicaz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Bistra</text:p>
          </table:table-cell>
          <table:table-cell/>
          <table:table-cell table:formula="of:=CONCATENATE([.$C$91];[.A1975];[.$K$91];[.B1975];[.$L$91])" office:value-type="string" office:string-value="INSERT INTO `cities` (`id`, `region_id`, `name`) VALUES (NULL, (SELECT id FROM `regions` WHERE name = 'Maramureș'), 'Bistra');" calcext:value-type="string">
            <text:p>INSERT INTO `cities` (`id`, `region_id`, `name`) VALUES (NULL, (SELECT id FROM `regions` WHERE name = 'Maramureș'), 'Bist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Bocicoiu Mare</text:p>
          </table:table-cell>
          <table:table-cell/>
          <table:table-cell table:formula="of:=CONCATENATE([.$C$91];[.A1976];[.$K$91];[.B1976];[.$L$91])" office:value-type="string" office:string-value="INSERT INTO `cities` (`id`, `region_id`, `name`) VALUES (NULL, (SELECT id FROM `regions` WHERE name = 'Maramureș'), 'Bocicoiu Mare');" calcext:value-type="string">
            <text:p>INSERT INTO `cities` (`id`, `region_id`, `name`) VALUES (NULL, (SELECT id FROM `regions` WHERE name = 'Maramureș'), 'Bocicoi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Bogdan Vodă</text:p>
          </table:table-cell>
          <table:table-cell/>
          <table:table-cell table:formula="of:=CONCATENATE([.$C$91];[.A1977];[.$K$91];[.B1977];[.$L$91])" office:value-type="string" office:string-value="INSERT INTO `cities` (`id`, `region_id`, `name`) VALUES (NULL, (SELECT id FROM `regions` WHERE name = 'Maramureș'), 'Bogdan Vodă');" calcext:value-type="string">
            <text:p>INSERT INTO `cities` (`id`, `region_id`, `name`) VALUES (NULL, (SELECT id FROM `regions` WHERE name = 'Maramureș'), 'Bogdan Vod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Boiu Mare</text:p>
          </table:table-cell>
          <table:table-cell/>
          <table:table-cell table:formula="of:=CONCATENATE([.$C$91];[.A1978];[.$K$91];[.B1978];[.$L$91])" office:value-type="string" office:string-value="INSERT INTO `cities` (`id`, `region_id`, `name`) VALUES (NULL, (SELECT id FROM `regions` WHERE name = 'Maramureș'), 'Boiu Mare');" calcext:value-type="string">
            <text:p>INSERT INTO `cities` (`id`, `region_id`, `name`) VALUES (NULL, (SELECT id FROM `regions` WHERE name = 'Maramureș'), 'Boi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Borșa</text:p>
          </table:table-cell>
          <table:table-cell/>
          <table:table-cell table:formula="of:=CONCATENATE([.$C$91];[.A1979];[.$K$91];[.B1979];[.$L$91])" office:value-type="string" office:string-value="INSERT INTO `cities` (`id`, `region_id`, `name`) VALUES (NULL, (SELECT id FROM `regions` WHERE name = 'Maramureș'), 'Borșa');" calcext:value-type="string">
            <text:p>INSERT INTO `cities` (`id`, `region_id`, `name`) VALUES (NULL, (SELECT id FROM `regions` WHERE name = 'Maramureș'), 'Borș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Botiza</text:p>
          </table:table-cell>
          <table:table-cell/>
          <table:table-cell table:formula="of:=CONCATENATE([.$C$91];[.A1980];[.$K$91];[.B1980];[.$L$91])" office:value-type="string" office:string-value="INSERT INTO `cities` (`id`, `region_id`, `name`) VALUES (NULL, (SELECT id FROM `regions` WHERE name = 'Maramureș'), 'Botiza');" calcext:value-type="string">
            <text:p>INSERT INTO `cities` (`id`, `region_id`, `name`) VALUES (NULL, (SELECT id FROM `regions` WHERE name = 'Maramureș'), 'Botiz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Budești</text:p>
          </table:table-cell>
          <table:table-cell/>
          <table:table-cell table:formula="of:=CONCATENATE([.$C$91];[.A1981];[.$K$91];[.B1981];[.$L$91])" office:value-type="string" office:string-value="INSERT INTO `cities` (`id`, `region_id`, `name`) VALUES (NULL, (SELECT id FROM `regions` WHERE name = 'Maramureș'), 'Budești');" calcext:value-type="string">
            <text:p>INSERT INTO `cities` (`id`, `region_id`, `name`) VALUES (NULL, (SELECT id FROM `regions` WHERE name = 'Maramureș'), 'Bu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Călinești</text:p>
          </table:table-cell>
          <table:table-cell/>
          <table:table-cell table:formula="of:=CONCATENATE([.$C$91];[.A1982];[.$K$91];[.B1982];[.$L$91])" office:value-type="string" office:string-value="INSERT INTO `cities` (`id`, `region_id`, `name`) VALUES (NULL, (SELECT id FROM `regions` WHERE name = 'Maramureș'), 'Călinești');" calcext:value-type="string">
            <text:p>INSERT INTO `cities` (`id`, `region_id`, `name`) VALUES (NULL, (SELECT id FROM `regions` WHERE name = 'Maramureș'), 'Căl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Câmpulung la Tisa</text:p>
          </table:table-cell>
          <table:table-cell/>
          <table:table-cell table:formula="of:=CONCATENATE([.$C$91];[.A1983];[.$K$91];[.B1983];[.$L$91])" office:value-type="string" office:string-value="INSERT INTO `cities` (`id`, `region_id`, `name`) VALUES (NULL, (SELECT id FROM `regions` WHERE name = 'Maramureș'), 'Câmpulung la Tisa');" calcext:value-type="string">
            <text:p>INSERT INTO `cities` (`id`, `region_id`, `name`) VALUES (NULL, (SELECT id FROM `regions` WHERE name = 'Maramureș'), 'Câmpulung la Ti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Cavnic</text:p>
          </table:table-cell>
          <table:table-cell/>
          <table:table-cell table:formula="of:=CONCATENATE([.$C$91];[.A1984];[.$K$91];[.B1984];[.$L$91])" office:value-type="string" office:string-value="INSERT INTO `cities` (`id`, `region_id`, `name`) VALUES (NULL, (SELECT id FROM `regions` WHERE name = 'Maramureș'), 'Cavnic');" calcext:value-type="string">
            <text:p>INSERT INTO `cities` (`id`, `region_id`, `name`) VALUES (NULL, (SELECT id FROM `regions` WHERE name = 'Maramureș'), 'Cavni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Cernești</text:p>
          </table:table-cell>
          <table:table-cell/>
          <table:table-cell table:formula="of:=CONCATENATE([.$C$91];[.A1985];[.$K$91];[.B1985];[.$L$91])" office:value-type="string" office:string-value="INSERT INTO `cities` (`id`, `region_id`, `name`) VALUES (NULL, (SELECT id FROM `regions` WHERE name = 'Maramureș'), 'Cernești');" calcext:value-type="string">
            <text:p>INSERT INTO `cities` (`id`, `region_id`, `name`) VALUES (NULL, (SELECT id FROM `regions` WHERE name = 'Maramureș'), 'Cer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Cicârlău</text:p>
          </table:table-cell>
          <table:table-cell/>
          <table:table-cell table:formula="of:=CONCATENATE([.$C$91];[.A1986];[.$K$91];[.B1986];[.$L$91])" office:value-type="string" office:string-value="INSERT INTO `cities` (`id`, `region_id`, `name`) VALUES (NULL, (SELECT id FROM `regions` WHERE name = 'Maramureș'), 'Cicârlău');" calcext:value-type="string">
            <text:p>INSERT INTO `cities` (`id`, `region_id`, `name`) VALUES (NULL, (SELECT id FROM `regions` WHERE name = 'Maramureș'), 'Cicârl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Coaș</text:p>
          </table:table-cell>
          <table:table-cell/>
          <table:table-cell table:formula="of:=CONCATENATE([.$C$91];[.A1987];[.$K$91];[.B1987];[.$L$91])" office:value-type="string" office:string-value="INSERT INTO `cities` (`id`, `region_id`, `name`) VALUES (NULL, (SELECT id FROM `regions` WHERE name = 'Maramureș'), 'Coaș');" calcext:value-type="string">
            <text:p>INSERT INTO `cities` (`id`, `region_id`, `name`) VALUES (NULL, (SELECT id FROM `regions` WHERE name = 'Maramureș'), 'Co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Coltău</text:p>
          </table:table-cell>
          <table:table-cell/>
          <table:table-cell table:formula="of:=CONCATENATE([.$C$91];[.A1988];[.$K$91];[.B1988];[.$L$91])" office:value-type="string" office:string-value="INSERT INTO `cities` (`id`, `region_id`, `name`) VALUES (NULL, (SELECT id FROM `regions` WHERE name = 'Maramureș'), 'Coltău');" calcext:value-type="string">
            <text:p>INSERT INTO `cities` (`id`, `region_id`, `name`) VALUES (NULL, (SELECT id FROM `regions` WHERE name = 'Maramureș'), 'Colt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Copalnic-Mănăștur</text:p>
          </table:table-cell>
          <table:table-cell/>
          <table:table-cell table:formula="of:=CONCATENATE([.$C$91];[.A1989];[.$K$91];[.B1989];[.$L$91])" office:value-type="string" office:string-value="INSERT INTO `cities` (`id`, `region_id`, `name`) VALUES (NULL, (SELECT id FROM `regions` WHERE name = 'Maramureș'), 'Copalnic-Mănăștur');" calcext:value-type="string">
            <text:p>INSERT INTO `cities` (`id`, `region_id`, `name`) VALUES (NULL, (SELECT id FROM `regions` WHERE name = 'Maramureș'), 'Copalnic-Mănăștu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Coroieni</text:p>
          </table:table-cell>
          <table:table-cell/>
          <table:table-cell table:formula="of:=CONCATENATE([.$C$91];[.A1990];[.$K$91];[.B1990];[.$L$91])" office:value-type="string" office:string-value="INSERT INTO `cities` (`id`, `region_id`, `name`) VALUES (NULL, (SELECT id FROM `regions` WHERE name = 'Maramureș'), 'Coroieni');" calcext:value-type="string">
            <text:p>INSERT INTO `cities` (`id`, `region_id`, `name`) VALUES (NULL, (SELECT id FROM `regions` WHERE name = 'Maramureș'), 'Coro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Cupșeni</text:p>
          </table:table-cell>
          <table:table-cell/>
          <table:table-cell table:formula="of:=CONCATENATE([.$C$91];[.A1991];[.$K$91];[.B1991];[.$L$91])" office:value-type="string" office:string-value="INSERT INTO `cities` (`id`, `region_id`, `name`) VALUES (NULL, (SELECT id FROM `regions` WHERE name = 'Maramureș'), 'Cupșeni');" calcext:value-type="string">
            <text:p>INSERT INTO `cities` (`id`, `region_id`, `name`) VALUES (NULL, (SELECT id FROM `regions` WHERE name = 'Maramureș'), 'Cup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Desești</text:p>
          </table:table-cell>
          <table:table-cell/>
          <table:table-cell table:formula="of:=CONCATENATE([.$C$91];[.A1992];[.$K$91];[.B1992];[.$L$91])" office:value-type="string" office:string-value="INSERT INTO `cities` (`id`, `region_id`, `name`) VALUES (NULL, (SELECT id FROM `regions` WHERE name = 'Maramureș'), 'Desești');" calcext:value-type="string">
            <text:p>INSERT INTO `cities` (`id`, `region_id`, `name`) VALUES (NULL, (SELECT id FROM `regions` WHERE name = 'Maramureș'), 'Des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Dragomirești</text:p>
          </table:table-cell>
          <table:table-cell/>
          <table:table-cell table:formula="of:=CONCATENATE([.$C$91];[.A1993];[.$K$91];[.B1993];[.$L$91])" office:value-type="string" office:string-value="INSERT INTO `cities` (`id`, `region_id`, `name`) VALUES (NULL, (SELECT id FROM `regions` WHERE name = 'Maramureș'), 'Dragomirești');" calcext:value-type="string">
            <text:p>INSERT INTO `cities` (`id`, `region_id`, `name`) VALUES (NULL, (SELECT id FROM `regions` WHERE name = 'Maramureș'), 'Dragomi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Dumbrăvița</text:p>
          </table:table-cell>
          <table:table-cell/>
          <table:table-cell table:formula="of:=CONCATENATE([.$C$91];[.A1994];[.$K$91];[.B1994];[.$L$91])" office:value-type="string" office:string-value="INSERT INTO `cities` (`id`, `region_id`, `name`) VALUES (NULL, (SELECT id FROM `regions` WHERE name = 'Maramureș'), 'Dumbrăvița');" calcext:value-type="string">
            <text:p>INSERT INTO `cities` (`id`, `region_id`, `name`) VALUES (NULL, (SELECT id FROM `regions` WHERE name = 'Maramureș'), 'Dumbrăv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Fărcașa</text:p>
          </table:table-cell>
          <table:table-cell/>
          <table:table-cell table:formula="of:=CONCATENATE([.$C$91];[.A1995];[.$K$91];[.B1995];[.$L$91])" office:value-type="string" office:string-value="INSERT INTO `cities` (`id`, `region_id`, `name`) VALUES (NULL, (SELECT id FROM `regions` WHERE name = 'Maramureș'), 'Fărcașa');" calcext:value-type="string">
            <text:p>INSERT INTO `cities` (`id`, `region_id`, `name`) VALUES (NULL, (SELECT id FROM `regions` WHERE name = 'Maramureș'), 'Fărcaș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Gârdani</text:p>
          </table:table-cell>
          <table:table-cell/>
          <table:table-cell table:formula="of:=CONCATENATE([.$C$91];[.A1996];[.$K$91];[.B1996];[.$L$91])" office:value-type="string" office:string-value="INSERT INTO `cities` (`id`, `region_id`, `name`) VALUES (NULL, (SELECT id FROM `regions` WHERE name = 'Maramureș'), 'Gârdani');" calcext:value-type="string">
            <text:p>INSERT INTO `cities` (`id`, `region_id`, `name`) VALUES (NULL, (SELECT id FROM `regions` WHERE name = 'Maramureș'), 'Gârd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Giulești</text:p>
          </table:table-cell>
          <table:table-cell/>
          <table:table-cell table:formula="of:=CONCATENATE([.$C$91];[.A1997];[.$K$91];[.B1997];[.$L$91])" office:value-type="string" office:string-value="INSERT INTO `cities` (`id`, `region_id`, `name`) VALUES (NULL, (SELECT id FROM `regions` WHERE name = 'Maramureș'), 'Giulești');" calcext:value-type="string">
            <text:p>INSERT INTO `cities` (`id`, `region_id`, `name`) VALUES (NULL, (SELECT id FROM `regions` WHERE name = 'Maramureș'), 'Gi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Groși</text:p>
          </table:table-cell>
          <table:table-cell/>
          <table:table-cell table:formula="of:=CONCATENATE([.$C$91];[.A1998];[.$K$91];[.B1998];[.$L$91])" office:value-type="string" office:string-value="INSERT INTO `cities` (`id`, `region_id`, `name`) VALUES (NULL, (SELECT id FROM `regions` WHERE name = 'Maramureș'), 'Groși');" calcext:value-type="string">
            <text:p>INSERT INTO `cities` (`id`, `region_id`, `name`) VALUES (NULL, (SELECT id FROM `regions` WHERE name = 'Maramureș'), 'Gro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Groșii Țibleșului</text:p>
          </table:table-cell>
          <table:table-cell/>
          <table:table-cell table:formula="of:=CONCATENATE([.$C$91];[.A1999];[.$K$91];[.B1999];[.$L$91])" office:value-type="string" office:string-value="INSERT INTO `cities` (`id`, `region_id`, `name`) VALUES (NULL, (SELECT id FROM `regions` WHERE name = 'Maramureș'), 'Groșii Țibleșului');" calcext:value-type="string">
            <text:p>INSERT INTO `cities` (`id`, `region_id`, `name`) VALUES (NULL, (SELECT id FROM `regions` WHERE name = 'Maramureș'), 'Groșii Țibleș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Ieud</text:p>
          </table:table-cell>
          <table:table-cell/>
          <table:table-cell table:formula="of:=CONCATENATE([.$C$91];[.A2000];[.$K$91];[.B2000];[.$L$91])" office:value-type="string" office:string-value="INSERT INTO `cities` (`id`, `region_id`, `name`) VALUES (NULL, (SELECT id FROM `regions` WHERE name = 'Maramureș'), 'Ieud');" calcext:value-type="string">
            <text:p>INSERT INTO `cities` (`id`, `region_id`, `name`) VALUES (NULL, (SELECT id FROM `regions` WHERE name = 'Maramureș'), 'Ieu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Lăpuș</text:p>
          </table:table-cell>
          <table:table-cell/>
          <table:table-cell table:formula="of:=CONCATENATE([.$C$91];[.A2001];[.$K$91];[.B2001];[.$L$91])" office:value-type="string" office:string-value="INSERT INTO `cities` (`id`, `region_id`, `name`) VALUES (NULL, (SELECT id FROM `regions` WHERE name = 'Maramureș'), 'Lăpuș');" calcext:value-type="string">
            <text:p>INSERT INTO `cities` (`id`, `region_id`, `name`) VALUES (NULL, (SELECT id FROM `regions` WHERE name = 'Maramureș'), 'Lăp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Leordina</text:p>
          </table:table-cell>
          <table:table-cell/>
          <table:table-cell table:formula="of:=CONCATENATE([.$C$91];[.A2002];[.$K$91];[.B2002];[.$L$91])" office:value-type="string" office:string-value="INSERT INTO `cities` (`id`, `region_id`, `name`) VALUES (NULL, (SELECT id FROM `regions` WHERE name = 'Maramureș'), 'Leordina');" calcext:value-type="string">
            <text:p>INSERT INTO `cities` (`id`, `region_id`, `name`) VALUES (NULL, (SELECT id FROM `regions` WHERE name = 'Maramureș'), 'Leord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Mireșu Mare</text:p>
          </table:table-cell>
          <table:table-cell/>
          <table:table-cell table:formula="of:=CONCATENATE([.$C$91];[.A2003];[.$K$91];[.B2003];[.$L$91])" office:value-type="string" office:string-value="INSERT INTO `cities` (`id`, `region_id`, `name`) VALUES (NULL, (SELECT id FROM `regions` WHERE name = 'Maramureș'), 'Mireșu Mare');" calcext:value-type="string">
            <text:p>INSERT INTO `cities` (`id`, `region_id`, `name`) VALUES (NULL, (SELECT id FROM `regions` WHERE name = 'Maramureș'), 'Mireș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Moisei</text:p>
          </table:table-cell>
          <table:table-cell/>
          <table:table-cell table:formula="of:=CONCATENATE([.$C$91];[.A2004];[.$K$91];[.B2004];[.$L$91])" office:value-type="string" office:string-value="INSERT INTO `cities` (`id`, `region_id`, `name`) VALUES (NULL, (SELECT id FROM `regions` WHERE name = 'Maramureș'), 'Moisei');" calcext:value-type="string">
            <text:p>INSERT INTO `cities` (`id`, `region_id`, `name`) VALUES (NULL, (SELECT id FROM `regions` WHERE name = 'Maramureș'), 'Mois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Oarța de Jos</text:p>
          </table:table-cell>
          <table:table-cell/>
          <table:table-cell table:formula="of:=CONCATENATE([.$C$91];[.A2005];[.$K$91];[.B2005];[.$L$91])" office:value-type="string" office:string-value="INSERT INTO `cities` (`id`, `region_id`, `name`) VALUES (NULL, (SELECT id FROM `regions` WHERE name = 'Maramureș'), 'Oarța de Jos');" calcext:value-type="string">
            <text:p>INSERT INTO `cities` (`id`, `region_id`, `name`) VALUES (NULL, (SELECT id FROM `regions` WHERE name = 'Maramureș'), 'Oarța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Ocna Șugatag</text:p>
          </table:table-cell>
          <table:table-cell/>
          <table:table-cell table:formula="of:=CONCATENATE([.$C$91];[.A2006];[.$K$91];[.B2006];[.$L$91])" office:value-type="string" office:string-value="INSERT INTO `cities` (`id`, `region_id`, `name`) VALUES (NULL, (SELECT id FROM `regions` WHERE name = 'Maramureș'), 'Ocna Șugatag');" calcext:value-type="string">
            <text:p>INSERT INTO `cities` (`id`, `region_id`, `name`) VALUES (NULL, (SELECT id FROM `regions` WHERE name = 'Maramureș'), 'Ocna Șugata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Oncești</text:p>
          </table:table-cell>
          <table:table-cell/>
          <table:table-cell table:formula="of:=CONCATENATE([.$C$91];[.A2007];[.$K$91];[.B2007];[.$L$91])" office:value-type="string" office:string-value="INSERT INTO `cities` (`id`, `region_id`, `name`) VALUES (NULL, (SELECT id FROM `regions` WHERE name = 'Maramureș'), 'Oncești');" calcext:value-type="string">
            <text:p>INSERT INTO `cities` (`id`, `region_id`, `name`) VALUES (NULL, (SELECT id FROM `regions` WHERE name = 'Maramureș'), 'On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Petrova</text:p>
          </table:table-cell>
          <table:table-cell/>
          <table:table-cell table:formula="of:=CONCATENATE([.$C$91];[.A2008];[.$K$91];[.B2008];[.$L$91])" office:value-type="string" office:string-value="INSERT INTO `cities` (`id`, `region_id`, `name`) VALUES (NULL, (SELECT id FROM `regions` WHERE name = 'Maramureș'), 'Petrova');" calcext:value-type="string">
            <text:p>INSERT INTO `cities` (`id`, `region_id`, `name`) VALUES (NULL, (SELECT id FROM `regions` WHERE name = 'Maramureș'), 'Petr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Poienile de sub Munte</text:p>
          </table:table-cell>
          <table:table-cell/>
          <table:table-cell table:formula="of:=CONCATENATE([.$C$91];[.A2009];[.$K$91];[.B2009];[.$L$91])" office:value-type="string" office:string-value="INSERT INTO `cities` (`id`, `region_id`, `name`) VALUES (NULL, (SELECT id FROM `regions` WHERE name = 'Maramureș'), 'Poienile de sub Munte');" calcext:value-type="string">
            <text:p>INSERT INTO `cities` (`id`, `region_id`, `name`) VALUES (NULL, (SELECT id FROM `regions` WHERE name = 'Maramureș'), 'Poienile de sub Munt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Poienile Izei</text:p>
          </table:table-cell>
          <table:table-cell/>
          <table:table-cell table:formula="of:=CONCATENATE([.$C$91];[.A2010];[.$K$91];[.B2010];[.$L$91])" office:value-type="string" office:string-value="INSERT INTO `cities` (`id`, `region_id`, `name`) VALUES (NULL, (SELECT id FROM `regions` WHERE name = 'Maramureș'), 'Poienile Izei');" calcext:value-type="string">
            <text:p>INSERT INTO `cities` (`id`, `region_id`, `name`) VALUES (NULL, (SELECT id FROM `regions` WHERE name = 'Maramureș'), 'Poienile Iz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Recea</text:p>
          </table:table-cell>
          <table:table-cell/>
          <table:table-cell table:formula="of:=CONCATENATE([.$C$91];[.A2011];[.$K$91];[.B2011];[.$L$91])" office:value-type="string" office:string-value="INSERT INTO `cities` (`id`, `region_id`, `name`) VALUES (NULL, (SELECT id FROM `regions` WHERE name = 'Maramureș'), 'Recea');" calcext:value-type="string">
            <text:p>INSERT INTO `cities` (`id`, `region_id`, `name`) VALUES (NULL, (SELECT id FROM `regions` WHERE name = 'Maramureș'), 'Re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Remetea Chioarului</text:p>
          </table:table-cell>
          <table:table-cell/>
          <table:table-cell table:formula="of:=CONCATENATE([.$C$91];[.A2012];[.$K$91];[.B2012];[.$L$91])" office:value-type="string" office:string-value="INSERT INTO `cities` (`id`, `region_id`, `name`) VALUES (NULL, (SELECT id FROM `regions` WHERE name = 'Maramureș'), 'Remetea Chioarului');" calcext:value-type="string">
            <text:p>INSERT INTO `cities` (`id`, `region_id`, `name`) VALUES (NULL, (SELECT id FROM `regions` WHERE name = 'Maramureș'), 'Remetea Chioar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Remeți</text:p>
          </table:table-cell>
          <table:table-cell/>
          <table:table-cell table:formula="of:=CONCATENATE([.$C$91];[.A2013];[.$K$91];[.B2013];[.$L$91])" office:value-type="string" office:string-value="INSERT INTO `cities` (`id`, `region_id`, `name`) VALUES (NULL, (SELECT id FROM `regions` WHERE name = 'Maramureș'), 'Remeți');" calcext:value-type="string">
            <text:p>INSERT INTO `cities` (`id`, `region_id`, `name`) VALUES (NULL, (SELECT id FROM `regions` WHERE name = 'Maramureș'), 'Reme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Repedea</text:p>
          </table:table-cell>
          <table:table-cell/>
          <table:table-cell table:formula="of:=CONCATENATE([.$C$91];[.A2014];[.$K$91];[.B2014];[.$L$91])" office:value-type="string" office:string-value="INSERT INTO `cities` (`id`, `region_id`, `name`) VALUES (NULL, (SELECT id FROM `regions` WHERE name = 'Maramureș'), 'Repedea');" calcext:value-type="string">
            <text:p>INSERT INTO `cities` (`id`, `region_id`, `name`) VALUES (NULL, (SELECT id FROM `regions` WHERE name = 'Maramureș'), 'Reped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Rona de Jos</text:p>
          </table:table-cell>
          <table:table-cell/>
          <table:table-cell table:formula="of:=CONCATENATE([.$C$91];[.A2015];[.$K$91];[.B2015];[.$L$91])" office:value-type="string" office:string-value="INSERT INTO `cities` (`id`, `region_id`, `name`) VALUES (NULL, (SELECT id FROM `regions` WHERE name = 'Maramureș'), 'Rona de Jos');" calcext:value-type="string">
            <text:p>INSERT INTO `cities` (`id`, `region_id`, `name`) VALUES (NULL, (SELECT id FROM `regions` WHERE name = 'Maramureș'), 'Rona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Rona de Sus</text:p>
          </table:table-cell>
          <table:table-cell/>
          <table:table-cell table:formula="of:=CONCATENATE([.$C$91];[.A2016];[.$K$91];[.B2016];[.$L$91])" office:value-type="string" office:string-value="INSERT INTO `cities` (`id`, `region_id`, `name`) VALUES (NULL, (SELECT id FROM `regions` WHERE name = 'Maramureș'), 'Rona de Sus');" calcext:value-type="string">
            <text:p>INSERT INTO `cities` (`id`, `region_id`, `name`) VALUES (NULL, (SELECT id FROM `regions` WHERE name = 'Maramureș'), 'Rona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Rozavlea</text:p>
          </table:table-cell>
          <table:table-cell/>
          <table:table-cell table:formula="of:=CONCATENATE([.$C$91];[.A2017];[.$K$91];[.B2017];[.$L$91])" office:value-type="string" office:string-value="INSERT INTO `cities` (`id`, `region_id`, `name`) VALUES (NULL, (SELECT id FROM `regions` WHERE name = 'Maramureș'), 'Rozavlea');" calcext:value-type="string">
            <text:p>INSERT INTO `cities` (`id`, `region_id`, `name`) VALUES (NULL, (SELECT id FROM `regions` WHERE name = 'Maramureș'), 'Rozavl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Ruscova</text:p>
          </table:table-cell>
          <table:table-cell/>
          <table:table-cell table:formula="of:=CONCATENATE([.$C$91];[.A2018];[.$K$91];[.B2018];[.$L$91])" office:value-type="string" office:string-value="INSERT INTO `cities` (`id`, `region_id`, `name`) VALUES (NULL, (SELECT id FROM `regions` WHERE name = 'Maramureș'), 'Ruscova');" calcext:value-type="string">
            <text:p>INSERT INTO `cities` (`id`, `region_id`, `name`) VALUES (NULL, (SELECT id FROM `regions` WHERE name = 'Maramureș'), 'Rusc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Săcălășeni</text:p>
          </table:table-cell>
          <table:table-cell/>
          <table:table-cell table:formula="of:=CONCATENATE([.$C$91];[.A2019];[.$K$91];[.B2019];[.$L$91])" office:value-type="string" office:string-value="INSERT INTO `cities` (`id`, `region_id`, `name`) VALUES (NULL, (SELECT id FROM `regions` WHERE name = 'Maramureș'), 'Săcălășeni');" calcext:value-type="string">
            <text:p>INSERT INTO `cities` (`id`, `region_id`, `name`) VALUES (NULL, (SELECT id FROM `regions` WHERE name = 'Maramureș'), 'Săcălă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Săcel</text:p>
          </table:table-cell>
          <table:table-cell/>
          <table:table-cell table:formula="of:=CONCATENATE([.$C$91];[.A2020];[.$K$91];[.B2020];[.$L$91])" office:value-type="string" office:string-value="INSERT INTO `cities` (`id`, `region_id`, `name`) VALUES (NULL, (SELECT id FROM `regions` WHERE name = 'Maramureș'), 'Săcel');" calcext:value-type="string">
            <text:p>INSERT INTO `cities` (`id`, `region_id`, `name`) VALUES (NULL, (SELECT id FROM `regions` WHERE name = 'Maramureș'), 'Săc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Săliștea de Sus</text:p>
          </table:table-cell>
          <table:table-cell/>
          <table:table-cell table:formula="of:=CONCATENATE([.$C$91];[.A2021];[.$K$91];[.B2021];[.$L$91])" office:value-type="string" office:string-value="INSERT INTO `cities` (`id`, `region_id`, `name`) VALUES (NULL, (SELECT id FROM `regions` WHERE name = 'Maramureș'), 'Săliștea de Sus');" calcext:value-type="string">
            <text:p>INSERT INTO `cities` (`id`, `region_id`, `name`) VALUES (NULL, (SELECT id FROM `regions` WHERE name = 'Maramureș'), 'Săliștea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Sălsig</text:p>
          </table:table-cell>
          <table:table-cell/>
          <table:table-cell table:formula="of:=CONCATENATE([.$C$91];[.A2022];[.$K$91];[.B2022];[.$L$91])" office:value-type="string" office:string-value="INSERT INTO `cities` (`id`, `region_id`, `name`) VALUES (NULL, (SELECT id FROM `regions` WHERE name = 'Maramureș'), 'Sălsig');" calcext:value-type="string">
            <text:p>INSERT INTO `cities` (`id`, `region_id`, `name`) VALUES (NULL, (SELECT id FROM `regions` WHERE name = 'Maramureș'), 'Sălsi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Săpânța</text:p>
          </table:table-cell>
          <table:table-cell/>
          <table:table-cell table:formula="of:=CONCATENATE([.$C$91];[.A2023];[.$K$91];[.B2023];[.$L$91])" office:value-type="string" office:string-value="INSERT INTO `cities` (`id`, `region_id`, `name`) VALUES (NULL, (SELECT id FROM `regions` WHERE name = 'Maramureș'), 'Săpânța');" calcext:value-type="string">
            <text:p>INSERT INTO `cities` (`id`, `region_id`, `name`) VALUES (NULL, (SELECT id FROM `regions` WHERE name = 'Maramureș'), 'Săpân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Sarasău</text:p>
          </table:table-cell>
          <table:table-cell/>
          <table:table-cell table:formula="of:=CONCATENATE([.$C$91];[.A2024];[.$K$91];[.B2024];[.$L$91])" office:value-type="string" office:string-value="INSERT INTO `cities` (`id`, `region_id`, `name`) VALUES (NULL, (SELECT id FROM `regions` WHERE name = 'Maramureș'), 'Sarasău');" calcext:value-type="string">
            <text:p>INSERT INTO `cities` (`id`, `region_id`, `name`) VALUES (NULL, (SELECT id FROM `regions` WHERE name = 'Maramureș'), 'Saras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Satulung</text:p>
          </table:table-cell>
          <table:table-cell/>
          <table:table-cell table:formula="of:=CONCATENATE([.$C$91];[.A2025];[.$K$91];[.B2025];[.$L$91])" office:value-type="string" office:string-value="INSERT INTO `cities` (`id`, `region_id`, `name`) VALUES (NULL, (SELECT id FROM `regions` WHERE name = 'Maramureș'), 'Satulung');" calcext:value-type="string">
            <text:p>INSERT INTO `cities` (`id`, `region_id`, `name`) VALUES (NULL, (SELECT id FROM `regions` WHERE name = 'Maramureș'), 'Satulun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Seini</text:p>
          </table:table-cell>
          <table:table-cell/>
          <table:table-cell table:formula="of:=CONCATENATE([.$C$91];[.A2026];[.$K$91];[.B2026];[.$L$91])" office:value-type="string" office:string-value="INSERT INTO `cities` (`id`, `region_id`, `name`) VALUES (NULL, (SELECT id FROM `regions` WHERE name = 'Maramureș'), 'Seini');" calcext:value-type="string">
            <text:p>INSERT INTO `cities` (`id`, `region_id`, `name`) VALUES (NULL, (SELECT id FROM `regions` WHERE name = 'Maramureș'), 'Sei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Șieu</text:p>
          </table:table-cell>
          <table:table-cell/>
          <table:table-cell table:formula="of:=CONCATENATE([.$C$91];[.A2027];[.$K$91];[.B2027];[.$L$91])" office:value-type="string" office:string-value="INSERT INTO `cities` (`id`, `region_id`, `name`) VALUES (NULL, (SELECT id FROM `regions` WHERE name = 'Maramureș'), 'Șieu');" calcext:value-type="string">
            <text:p>INSERT INTO `cities` (`id`, `region_id`, `name`) VALUES (NULL, (SELECT id FROM `regions` WHERE name = 'Maramureș'), 'Șie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Sighetu Marmației</text:p>
          </table:table-cell>
          <table:table-cell/>
          <table:table-cell table:formula="of:=CONCATENATE([.$C$91];[.A2028];[.$K$91];[.B2028];[.$L$91])" office:value-type="string" office:string-value="INSERT INTO `cities` (`id`, `region_id`, `name`) VALUES (NULL, (SELECT id FROM `regions` WHERE name = 'Maramureș'), 'Sighetu Marmației');" calcext:value-type="string">
            <text:p>INSERT INTO `cities` (`id`, `region_id`, `name`) VALUES (NULL, (SELECT id FROM `regions` WHERE name = 'Maramureș'), 'Sighetu Marmați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Șișești</text:p>
          </table:table-cell>
          <table:table-cell/>
          <table:table-cell table:formula="of:=CONCATENATE([.$C$91];[.A2029];[.$K$91];[.B2029];[.$L$91])" office:value-type="string" office:string-value="INSERT INTO `cities` (`id`, `region_id`, `name`) VALUES (NULL, (SELECT id FROM `regions` WHERE name = 'Maramureș'), 'Șișești');" calcext:value-type="string">
            <text:p>INSERT INTO `cities` (`id`, `region_id`, `name`) VALUES (NULL, (SELECT id FROM `regions` WHERE name = 'Maramureș'), 'Și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Șomcuta Mare</text:p>
          </table:table-cell>
          <table:table-cell/>
          <table:table-cell table:formula="of:=CONCATENATE([.$C$91];[.A2030];[.$K$91];[.B2030];[.$L$91])" office:value-type="string" office:string-value="INSERT INTO `cities` (`id`, `region_id`, `name`) VALUES (NULL, (SELECT id FROM `regions` WHERE name = 'Maramureș'), 'Șomcuta Mare');" calcext:value-type="string">
            <text:p>INSERT INTO `cities` (`id`, `region_id`, `name`) VALUES (NULL, (SELECT id FROM `regions` WHERE name = 'Maramureș'), 'Șomcut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Strâmtura</text:p>
          </table:table-cell>
          <table:table-cell/>
          <table:table-cell table:formula="of:=CONCATENATE([.$C$91];[.A2031];[.$K$91];[.B2031];[.$L$91])" office:value-type="string" office:string-value="INSERT INTO `cities` (`id`, `region_id`, `name`) VALUES (NULL, (SELECT id FROM `regions` WHERE name = 'Maramureș'), 'Strâmtura');" calcext:value-type="string">
            <text:p>INSERT INTO `cities` (`id`, `region_id`, `name`) VALUES (NULL, (SELECT id FROM `regions` WHERE name = 'Maramureș'), 'Strâmtu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Suciu de Sus</text:p>
          </table:table-cell>
          <table:table-cell/>
          <table:table-cell table:formula="of:=CONCATENATE([.$C$91];[.A2032];[.$K$91];[.B2032];[.$L$91])" office:value-type="string" office:string-value="INSERT INTO `cities` (`id`, `region_id`, `name`) VALUES (NULL, (SELECT id FROM `regions` WHERE name = 'Maramureș'), 'Suciu de Sus');" calcext:value-type="string">
            <text:p>INSERT INTO `cities` (`id`, `region_id`, `name`) VALUES (NULL, (SELECT id FROM `regions` WHERE name = 'Maramureș'), 'Suciu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Târgu Lăpuș</text:p>
          </table:table-cell>
          <table:table-cell/>
          <table:table-cell table:formula="of:=CONCATENATE([.$C$91];[.A2033];[.$K$91];[.B2033];[.$L$91])" office:value-type="string" office:string-value="INSERT INTO `cities` (`id`, `region_id`, `name`) VALUES (NULL, (SELECT id FROM `regions` WHERE name = 'Maramureș'), 'Târgu Lăpuș');" calcext:value-type="string">
            <text:p>INSERT INTO `cities` (`id`, `region_id`, `name`) VALUES (NULL, (SELECT id FROM `regions` WHERE name = 'Maramureș'), 'Târgu Lăp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Tăuții-Măgherăuș</text:p>
          </table:table-cell>
          <table:table-cell/>
          <table:table-cell table:formula="of:=CONCATENATE([.$C$91];[.A2034];[.$K$91];[.B2034];[.$L$91])" office:value-type="string" office:string-value="INSERT INTO `cities` (`id`, `region_id`, `name`) VALUES (NULL, (SELECT id FROM `regions` WHERE name = 'Maramureș'), 'Tăuții-Măgherăuș');" calcext:value-type="string">
            <text:p>INSERT INTO `cities` (`id`, `region_id`, `name`) VALUES (NULL, (SELECT id FROM `regions` WHERE name = 'Maramureș'), 'Tăuții-Măgheră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Ulmeni</text:p>
          </table:table-cell>
          <table:table-cell/>
          <table:table-cell table:formula="of:=CONCATENATE([.$C$91];[.A2035];[.$K$91];[.B2035];[.$L$91])" office:value-type="string" office:string-value="INSERT INTO `cities` (`id`, `region_id`, `name`) VALUES (NULL, (SELECT id FROM `regions` WHERE name = 'Maramureș'), 'Ulmeni');" calcext:value-type="string">
            <text:p>INSERT INTO `cities` (`id`, `region_id`, `name`) VALUES (NULL, (SELECT id FROM `regions` WHERE name = 'Maramureș'), 'Ulm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Vadu Izei</text:p>
          </table:table-cell>
          <table:table-cell/>
          <table:table-cell table:formula="of:=CONCATENATE([.$C$91];[.A2036];[.$K$91];[.B2036];[.$L$91])" office:value-type="string" office:string-value="INSERT INTO `cities` (`id`, `region_id`, `name`) VALUES (NULL, (SELECT id FROM `regions` WHERE name = 'Maramureș'), 'Vadu Izei');" calcext:value-type="string">
            <text:p>INSERT INTO `cities` (`id`, `region_id`, `name`) VALUES (NULL, (SELECT id FROM `regions` WHERE name = 'Maramureș'), 'Vadu Iz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Valea Chioarului</text:p>
          </table:table-cell>
          <table:table-cell/>
          <table:table-cell table:formula="of:=CONCATENATE([.$C$91];[.A2037];[.$K$91];[.B2037];[.$L$91])" office:value-type="string" office:string-value="INSERT INTO `cities` (`id`, `region_id`, `name`) VALUES (NULL, (SELECT id FROM `regions` WHERE name = 'Maramureș'), 'Valea Chioarului');" calcext:value-type="string">
            <text:p>INSERT INTO `cities` (`id`, `region_id`, `name`) VALUES (NULL, (SELECT id FROM `regions` WHERE name = 'Maramureș'), 'Valea Chioar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Vima Mică</text:p>
          </table:table-cell>
          <table:table-cell/>
          <table:table-cell table:formula="of:=CONCATENATE([.$C$91];[.A2038];[.$K$91];[.B2038];[.$L$91])" office:value-type="string" office:string-value="INSERT INTO `cities` (`id`, `region_id`, `name`) VALUES (NULL, (SELECT id FROM `regions` WHERE name = 'Maramureș'), 'Vima Mică');" calcext:value-type="string">
            <text:p>INSERT INTO `cities` (`id`, `region_id`, `name`) VALUES (NULL, (SELECT id FROM `regions` WHERE name = 'Maramureș'), 'Vima Mic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Vișeu de Jos</text:p>
          </table:table-cell>
          <table:table-cell/>
          <table:table-cell table:formula="of:=CONCATENATE([.$C$91];[.A2039];[.$K$91];[.B2039];[.$L$91])" office:value-type="string" office:string-value="INSERT INTO `cities` (`id`, `region_id`, `name`) VALUES (NULL, (SELECT id FROM `regions` WHERE name = 'Maramureș'), 'Vișeu de Jos');" calcext:value-type="string">
            <text:p>INSERT INTO `cities` (`id`, `region_id`, `name`) VALUES (NULL, (SELECT id FROM `regions` WHERE name = 'Maramureș'), 'Vișe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Vișeu de Sus</text:p>
          </table:table-cell>
          <table:table-cell/>
          <table:table-cell table:formula="of:=CONCATENATE([.$C$91];[.A2040];[.$K$91];[.B2040];[.$L$91])" office:value-type="string" office:string-value="INSERT INTO `cities` (`id`, `region_id`, `name`) VALUES (NULL, (SELECT id FROM `regions` WHERE name = 'Maramureș'), 'Vișeu de Sus');" calcext:value-type="string">
            <text:p>INSERT INTO `cities` (`id`, `region_id`, `name`) VALUES (NULL, (SELECT id FROM `regions` WHERE name = 'Maramureș'), 'Vișeu de Sus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Bâcleș</text:p>
          </table:table-cell>
          <table:table-cell/>
          <table:table-cell table:formula="of:=CONCATENATE([.$C$91];[.A2042];[.$K$91];[.B2042];[.$L$91])" office:value-type="string" office:string-value="INSERT INTO `cities` (`id`, `region_id`, `name`) VALUES (NULL, (SELECT id FROM `regions` WHERE name = 'Mehedinți'), 'Bâcleș');" calcext:value-type="string">
            <text:p>INSERT INTO `cities` (`id`, `region_id`, `name`) VALUES (NULL, (SELECT id FROM `regions` WHERE name = 'Mehedinți'), 'Bâcl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Baia de Aramă</text:p>
          </table:table-cell>
          <table:table-cell/>
          <table:table-cell table:formula="of:=CONCATENATE([.$C$91];[.A2043];[.$K$91];[.B2043];[.$L$91])" office:value-type="string" office:string-value="INSERT INTO `cities` (`id`, `region_id`, `name`) VALUES (NULL, (SELECT id FROM `regions` WHERE name = 'Mehedinți'), 'Baia de Aramă');" calcext:value-type="string">
            <text:p>INSERT INTO `cities` (`id`, `region_id`, `name`) VALUES (NULL, (SELECT id FROM `regions` WHERE name = 'Mehedinți'), 'Baia de Aram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Bala</text:p>
          </table:table-cell>
          <table:table-cell/>
          <table:table-cell table:formula="of:=CONCATENATE([.$C$91];[.A2044];[.$K$91];[.B2044];[.$L$91])" office:value-type="string" office:string-value="INSERT INTO `cities` (`id`, `region_id`, `name`) VALUES (NULL, (SELECT id FROM `regions` WHERE name = 'Mehedinți'), 'Bala');" calcext:value-type="string">
            <text:p>INSERT INTO `cities` (`id`, `region_id`, `name`) VALUES (NULL, (SELECT id FROM `regions` WHERE name = 'Mehedinți'), 'Ba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Bălăcița</text:p>
          </table:table-cell>
          <table:table-cell/>
          <table:table-cell table:formula="of:=CONCATENATE([.$C$91];[.A2045];[.$K$91];[.B2045];[.$L$91])" office:value-type="string" office:string-value="INSERT INTO `cities` (`id`, `region_id`, `name`) VALUES (NULL, (SELECT id FROM `regions` WHERE name = 'Mehedinți'), 'Bălăcița');" calcext:value-type="string">
            <text:p>INSERT INTO `cities` (`id`, `region_id`, `name`) VALUES (NULL, (SELECT id FROM `regions` WHERE name = 'Mehedinți'), 'Bălăc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Balta</text:p>
          </table:table-cell>
          <table:table-cell/>
          <table:table-cell table:formula="of:=CONCATENATE([.$C$91];[.A2046];[.$K$91];[.B2046];[.$L$91])" office:value-type="string" office:string-value="INSERT INTO `cities` (`id`, `region_id`, `name`) VALUES (NULL, (SELECT id FROM `regions` WHERE name = 'Mehedinți'), 'Balta');" calcext:value-type="string">
            <text:p>INSERT INTO `cities` (`id`, `region_id`, `name`) VALUES (NULL, (SELECT id FROM `regions` WHERE name = 'Mehedinți'), 'Bal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Bâlvănești</text:p>
          </table:table-cell>
          <table:table-cell/>
          <table:table-cell table:formula="of:=CONCATENATE([.$C$91];[.A2047];[.$K$91];[.B2047];[.$L$91])" office:value-type="string" office:string-value="INSERT INTO `cities` (`id`, `region_id`, `name`) VALUES (NULL, (SELECT id FROM `regions` WHERE name = 'Mehedinți'), 'Bâlvănești');" calcext:value-type="string">
            <text:p>INSERT INTO `cities` (`id`, `region_id`, `name`) VALUES (NULL, (SELECT id FROM `regions` WHERE name = 'Mehedinți'), 'Bâlv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Braniștea</text:p>
          </table:table-cell>
          <table:table-cell/>
          <table:table-cell table:formula="of:=CONCATENATE([.$C$91];[.A2048];[.$K$91];[.B2048];[.$L$91])" office:value-type="string" office:string-value="INSERT INTO `cities` (`id`, `region_id`, `name`) VALUES (NULL, (SELECT id FROM `regions` WHERE name = 'Mehedinți'), 'Braniștea');" calcext:value-type="string">
            <text:p>INSERT INTO `cities` (`id`, `region_id`, `name`) VALUES (NULL, (SELECT id FROM `regions` WHERE name = 'Mehedinți'), 'Braniș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Breznița-Motru</text:p>
          </table:table-cell>
          <table:table-cell/>
          <table:table-cell table:formula="of:=CONCATENATE([.$C$91];[.A2049];[.$K$91];[.B2049];[.$L$91])" office:value-type="string" office:string-value="INSERT INTO `cities` (`id`, `region_id`, `name`) VALUES (NULL, (SELECT id FROM `regions` WHERE name = 'Mehedinți'), 'Breznița-Motru');" calcext:value-type="string">
            <text:p>INSERT INTO `cities` (`id`, `region_id`, `name`) VALUES (NULL, (SELECT id FROM `regions` WHERE name = 'Mehedinți'), 'Breznița-Mot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Breznița-Ocol</text:p>
          </table:table-cell>
          <table:table-cell/>
          <table:table-cell table:formula="of:=CONCATENATE([.$C$91];[.A2050];[.$K$91];[.B2050];[.$L$91])" office:value-type="string" office:string-value="INSERT INTO `cities` (`id`, `region_id`, `name`) VALUES (NULL, (SELECT id FROM `regions` WHERE name = 'Mehedinți'), 'Breznița-Ocol');" calcext:value-type="string">
            <text:p>INSERT INTO `cities` (`id`, `region_id`, `name`) VALUES (NULL, (SELECT id FROM `regions` WHERE name = 'Mehedinți'), 'Breznița-Oco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Broșteni</text:p>
          </table:table-cell>
          <table:table-cell/>
          <table:table-cell table:formula="of:=CONCATENATE([.$C$91];[.A2051];[.$K$91];[.B2051];[.$L$91])" office:value-type="string" office:string-value="INSERT INTO `cities` (`id`, `region_id`, `name`) VALUES (NULL, (SELECT id FROM `regions` WHERE name = 'Mehedinți'), 'Broșteni');" calcext:value-type="string">
            <text:p>INSERT INTO `cities` (`id`, `region_id`, `name`) VALUES (NULL, (SELECT id FROM `regions` WHERE name = 'Mehedinți'), 'Broș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Burila Mare</text:p>
          </table:table-cell>
          <table:table-cell/>
          <table:table-cell table:formula="of:=CONCATENATE([.$C$91];[.A2052];[.$K$91];[.B2052];[.$L$91])" office:value-type="string" office:string-value="INSERT INTO `cities` (`id`, `region_id`, `name`) VALUES (NULL, (SELECT id FROM `regions` WHERE name = 'Mehedinți'), 'Burila Mare');" calcext:value-type="string">
            <text:p>INSERT INTO `cities` (`id`, `region_id`, `name`) VALUES (NULL, (SELECT id FROM `regions` WHERE name = 'Mehedinți'), 'Buril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Butoiești</text:p>
          </table:table-cell>
          <table:table-cell/>
          <table:table-cell table:formula="of:=CONCATENATE([.$C$91];[.A2053];[.$K$91];[.B2053];[.$L$91])" office:value-type="string" office:string-value="INSERT INTO `cities` (`id`, `region_id`, `name`) VALUES (NULL, (SELECT id FROM `regions` WHERE name = 'Mehedinți'), 'Butoiești');" calcext:value-type="string">
            <text:p>INSERT INTO `cities` (`id`, `region_id`, `name`) VALUES (NULL, (SELECT id FROM `regions` WHERE name = 'Mehedinți'), 'Buto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Căzănești</text:p>
          </table:table-cell>
          <table:table-cell/>
          <table:table-cell table:formula="of:=CONCATENATE([.$C$91];[.A2054];[.$K$91];[.B2054];[.$L$91])" office:value-type="string" office:string-value="INSERT INTO `cities` (`id`, `region_id`, `name`) VALUES (NULL, (SELECT id FROM `regions` WHERE name = 'Mehedinți'), 'Căzănești');" calcext:value-type="string">
            <text:p>INSERT INTO `cities` (`id`, `region_id`, `name`) VALUES (NULL, (SELECT id FROM `regions` WHERE name = 'Mehedinți'), 'Căz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Cireșu</text:p>
          </table:table-cell>
          <table:table-cell/>
          <table:table-cell table:formula="of:=CONCATENATE([.$C$91];[.A2055];[.$K$91];[.B2055];[.$L$91])" office:value-type="string" office:string-value="INSERT INTO `cities` (`id`, `region_id`, `name`) VALUES (NULL, (SELECT id FROM `regions` WHERE name = 'Mehedinți'), 'Cireșu');" calcext:value-type="string">
            <text:p>INSERT INTO `cities` (`id`, `region_id`, `name`) VALUES (NULL, (SELECT id FROM `regions` WHERE name = 'Mehedinți'), 'Cireș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Corcova</text:p>
          </table:table-cell>
          <table:table-cell/>
          <table:table-cell table:formula="of:=CONCATENATE([.$C$91];[.A2056];[.$K$91];[.B2056];[.$L$91])" office:value-type="string" office:string-value="INSERT INTO `cities` (`id`, `region_id`, `name`) VALUES (NULL, (SELECT id FROM `regions` WHERE name = 'Mehedinți'), 'Corcova');" calcext:value-type="string">
            <text:p>INSERT INTO `cities` (`id`, `region_id`, `name`) VALUES (NULL, (SELECT id FROM `regions` WHERE name = 'Mehedinți'), 'Corc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Corlățel</text:p>
          </table:table-cell>
          <table:table-cell/>
          <table:table-cell table:formula="of:=CONCATENATE([.$C$91];[.A2057];[.$K$91];[.B2057];[.$L$91])" office:value-type="string" office:string-value="INSERT INTO `cities` (`id`, `region_id`, `name`) VALUES (NULL, (SELECT id FROM `regions` WHERE name = 'Mehedinți'), 'Corlățel');" calcext:value-type="string">
            <text:p>INSERT INTO `cities` (`id`, `region_id`, `name`) VALUES (NULL, (SELECT id FROM `regions` WHERE name = 'Mehedinți'), 'Corlăț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Cujmir</text:p>
          </table:table-cell>
          <table:table-cell/>
          <table:table-cell table:formula="of:=CONCATENATE([.$C$91];[.A2058];[.$K$91];[.B2058];[.$L$91])" office:value-type="string" office:string-value="INSERT INTO `cities` (`id`, `region_id`, `name`) VALUES (NULL, (SELECT id FROM `regions` WHERE name = 'Mehedinți'), 'Cujmir');" calcext:value-type="string">
            <text:p>INSERT INTO `cities` (`id`, `region_id`, `name`) VALUES (NULL, (SELECT id FROM `regions` WHERE name = 'Mehedinți'), 'Cujmi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Dârvari</text:p>
          </table:table-cell>
          <table:table-cell/>
          <table:table-cell table:formula="of:=CONCATENATE([.$C$91];[.A2059];[.$K$91];[.B2059];[.$L$91])" office:value-type="string" office:string-value="INSERT INTO `cities` (`id`, `region_id`, `name`) VALUES (NULL, (SELECT id FROM `regions` WHERE name = 'Mehedinți'), 'Dârvari');" calcext:value-type="string">
            <text:p>INSERT INTO `cities` (`id`, `region_id`, `name`) VALUES (NULL, (SELECT id FROM `regions` WHERE name = 'Mehedinți'), 'Dârv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Devesel</text:p>
          </table:table-cell>
          <table:table-cell/>
          <table:table-cell table:formula="of:=CONCATENATE([.$C$91];[.A2060];[.$K$91];[.B2060];[.$L$91])" office:value-type="string" office:string-value="INSERT INTO `cities` (`id`, `region_id`, `name`) VALUES (NULL, (SELECT id FROM `regions` WHERE name = 'Mehedinți'), 'Devesel');" calcext:value-type="string">
            <text:p>INSERT INTO `cities` (`id`, `region_id`, `name`) VALUES (NULL, (SELECT id FROM `regions` WHERE name = 'Mehedinți'), 'Deves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Drobeta-Turnu Severin</text:p>
          </table:table-cell>
          <table:table-cell/>
          <table:table-cell table:formula="of:=CONCATENATE([.$C$91];[.A2061];[.$K$91];[.B2061];[.$L$91])" office:value-type="string" office:string-value="INSERT INTO `cities` (`id`, `region_id`, `name`) VALUES (NULL, (SELECT id FROM `regions` WHERE name = 'Mehedinți'), 'Drobeta-Turnu Severin');" calcext:value-type="string">
            <text:p>INSERT INTO `cities` (`id`, `region_id`, `name`) VALUES (NULL, (SELECT id FROM `regions` WHERE name = 'Mehedinți'), 'Drobeta-Turnu Sever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Dubova</text:p>
          </table:table-cell>
          <table:table-cell/>
          <table:table-cell table:formula="of:=CONCATENATE([.$C$91];[.A2062];[.$K$91];[.B2062];[.$L$91])" office:value-type="string" office:string-value="INSERT INTO `cities` (`id`, `region_id`, `name`) VALUES (NULL, (SELECT id FROM `regions` WHERE name = 'Mehedinți'), 'Dubova');" calcext:value-type="string">
            <text:p>INSERT INTO `cities` (`id`, `region_id`, `name`) VALUES (NULL, (SELECT id FROM `regions` WHERE name = 'Mehedinți'), 'Dub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Dumbrava</text:p>
          </table:table-cell>
          <table:table-cell/>
          <table:table-cell table:formula="of:=CONCATENATE([.$C$91];[.A2063];[.$K$91];[.B2063];[.$L$91])" office:value-type="string" office:string-value="INSERT INTO `cities` (`id`, `region_id`, `name`) VALUES (NULL, (SELECT id FROM `regions` WHERE name = 'Mehedinți'), 'Dumbrava');" calcext:value-type="string">
            <text:p>INSERT INTO `cities` (`id`, `region_id`, `name`) VALUES (NULL, (SELECT id FROM `regions` WHERE name = 'Mehedinți'), 'Dumbra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Eșelnița</text:p>
          </table:table-cell>
          <table:table-cell/>
          <table:table-cell table:formula="of:=CONCATENATE([.$C$91];[.A2064];[.$K$91];[.B2064];[.$L$91])" office:value-type="string" office:string-value="INSERT INTO `cities` (`id`, `region_id`, `name`) VALUES (NULL, (SELECT id FROM `regions` WHERE name = 'Mehedinți'), 'Eșelnița');" calcext:value-type="string">
            <text:p>INSERT INTO `cities` (`id`, `region_id`, `name`) VALUES (NULL, (SELECT id FROM `regions` WHERE name = 'Mehedinți'), 'Eșeln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Florești</text:p>
          </table:table-cell>
          <table:table-cell/>
          <table:table-cell table:formula="of:=CONCATENATE([.$C$91];[.A2065];[.$K$91];[.B2065];[.$L$91])" office:value-type="string" office:string-value="INSERT INTO `cities` (`id`, `region_id`, `name`) VALUES (NULL, (SELECT id FROM `regions` WHERE name = 'Mehedinți'), 'Florești');" calcext:value-type="string">
            <text:p>INSERT INTO `cities` (`id`, `region_id`, `name`) VALUES (NULL, (SELECT id FROM `regions` WHERE name = 'Mehedinți'), 'Flo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Gârla Mare</text:p>
          </table:table-cell>
          <table:table-cell/>
          <table:table-cell table:formula="of:=CONCATENATE([.$C$91];[.A2066];[.$K$91];[.B2066];[.$L$91])" office:value-type="string" office:string-value="INSERT INTO `cities` (`id`, `region_id`, `name`) VALUES (NULL, (SELECT id FROM `regions` WHERE name = 'Mehedinți'), 'Gârla Mare');" calcext:value-type="string">
            <text:p>INSERT INTO `cities` (`id`, `region_id`, `name`) VALUES (NULL, (SELECT id FROM `regions` WHERE name = 'Mehedinți'), 'Gârl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Godeanu</text:p>
          </table:table-cell>
          <table:table-cell/>
          <table:table-cell table:formula="of:=CONCATENATE([.$C$91];[.A2067];[.$K$91];[.B2067];[.$L$91])" office:value-type="string" office:string-value="INSERT INTO `cities` (`id`, `region_id`, `name`) VALUES (NULL, (SELECT id FROM `regions` WHERE name = 'Mehedinți'), 'Godeanu');" calcext:value-type="string">
            <text:p>INSERT INTO `cities` (`id`, `region_id`, `name`) VALUES (NULL, (SELECT id FROM `regions` WHERE name = 'Mehedinți'), 'Gode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Gogoșu</text:p>
          </table:table-cell>
          <table:table-cell/>
          <table:table-cell table:formula="of:=CONCATENATE([.$C$91];[.A2068];[.$K$91];[.B2068];[.$L$91])" office:value-type="string" office:string-value="INSERT INTO `cities` (`id`, `region_id`, `name`) VALUES (NULL, (SELECT id FROM `regions` WHERE name = 'Mehedinți'), 'Gogoșu');" calcext:value-type="string">
            <text:p>INSERT INTO `cities` (`id`, `region_id`, `name`) VALUES (NULL, (SELECT id FROM `regions` WHERE name = 'Mehedinți'), 'Gogoș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Greci</text:p>
          </table:table-cell>
          <table:table-cell/>
          <table:table-cell table:formula="of:=CONCATENATE([.$C$91];[.A2069];[.$K$91];[.B2069];[.$L$91])" office:value-type="string" office:string-value="INSERT INTO `cities` (`id`, `region_id`, `name`) VALUES (NULL, (SELECT id FROM `regions` WHERE name = 'Mehedinți'), 'Greci');" calcext:value-type="string">
            <text:p>INSERT INTO `cities` (`id`, `region_id`, `name`) VALUES (NULL, (SELECT id FROM `regions` WHERE name = 'Mehedinți'), 'Gre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Grozești</text:p>
          </table:table-cell>
          <table:table-cell/>
          <table:table-cell table:formula="of:=CONCATENATE([.$C$91];[.A2070];[.$K$91];[.B2070];[.$L$91])" office:value-type="string" office:string-value="INSERT INTO `cities` (`id`, `region_id`, `name`) VALUES (NULL, (SELECT id FROM `regions` WHERE name = 'Mehedinți'), 'Grozești');" calcext:value-type="string">
            <text:p>INSERT INTO `cities` (`id`, `region_id`, `name`) VALUES (NULL, (SELECT id FROM `regions` WHERE name = 'Mehedinți'), 'Groz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Gruia</text:p>
          </table:table-cell>
          <table:table-cell/>
          <table:table-cell table:formula="of:=CONCATENATE([.$C$91];[.A2071];[.$K$91];[.B2071];[.$L$91])" office:value-type="string" office:string-value="INSERT INTO `cities` (`id`, `region_id`, `name`) VALUES (NULL, (SELECT id FROM `regions` WHERE name = 'Mehedinți'), 'Gruia');" calcext:value-type="string">
            <text:p>INSERT INTO `cities` (`id`, `region_id`, `name`) VALUES (NULL, (SELECT id FROM `regions` WHERE name = 'Mehedinți'), 'Gru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Hinova</text:p>
          </table:table-cell>
          <table:table-cell/>
          <table:table-cell table:formula="of:=CONCATENATE([.$C$91];[.A2072];[.$K$91];[.B2072];[.$L$91])" office:value-type="string" office:string-value="INSERT INTO `cities` (`id`, `region_id`, `name`) VALUES (NULL, (SELECT id FROM `regions` WHERE name = 'Mehedinți'), 'Hinova');" calcext:value-type="string">
            <text:p>INSERT INTO `cities` (`id`, `region_id`, `name`) VALUES (NULL, (SELECT id FROM `regions` WHERE name = 'Mehedinți'), 'Hin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Husnicioara</text:p>
          </table:table-cell>
          <table:table-cell/>
          <table:table-cell table:formula="of:=CONCATENATE([.$C$91];[.A2073];[.$K$91];[.B2073];[.$L$91])" office:value-type="string" office:string-value="INSERT INTO `cities` (`id`, `region_id`, `name`) VALUES (NULL, (SELECT id FROM `regions` WHERE name = 'Mehedinți'), 'Husnicioara');" calcext:value-type="string">
            <text:p>INSERT INTO `cities` (`id`, `region_id`, `name`) VALUES (NULL, (SELECT id FROM `regions` WHERE name = 'Mehedinți'), 'Husnici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Ilovăț</text:p>
          </table:table-cell>
          <table:table-cell/>
          <table:table-cell table:formula="of:=CONCATENATE([.$C$91];[.A2074];[.$K$91];[.B2074];[.$L$91])" office:value-type="string" office:string-value="INSERT INTO `cities` (`id`, `region_id`, `name`) VALUES (NULL, (SELECT id FROM `regions` WHERE name = 'Mehedinți'), 'Ilovăț');" calcext:value-type="string">
            <text:p>INSERT INTO `cities` (`id`, `region_id`, `name`) VALUES (NULL, (SELECT id FROM `regions` WHERE name = 'Mehedinți'), 'Ilovă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Ilovița</text:p>
          </table:table-cell>
          <table:table-cell/>
          <table:table-cell table:formula="of:=CONCATENATE([.$C$91];[.A2075];[.$K$91];[.B2075];[.$L$91])" office:value-type="string" office:string-value="INSERT INTO `cities` (`id`, `region_id`, `name`) VALUES (NULL, (SELECT id FROM `regions` WHERE name = 'Mehedinți'), 'Ilovița');" calcext:value-type="string">
            <text:p>INSERT INTO `cities` (`id`, `region_id`, `name`) VALUES (NULL, (SELECT id FROM `regions` WHERE name = 'Mehedinți'), 'Ilov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Isverna</text:p>
          </table:table-cell>
          <table:table-cell/>
          <table:table-cell table:formula="of:=CONCATENATE([.$C$91];[.A2076];[.$K$91];[.B2076];[.$L$91])" office:value-type="string" office:string-value="INSERT INTO `cities` (`id`, `region_id`, `name`) VALUES (NULL, (SELECT id FROM `regions` WHERE name = 'Mehedinți'), 'Isverna');" calcext:value-type="string">
            <text:p>INSERT INTO `cities` (`id`, `region_id`, `name`) VALUES (NULL, (SELECT id FROM `regions` WHERE name = 'Mehedinți'), 'Isver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Izvoru Bârzii</text:p>
          </table:table-cell>
          <table:table-cell/>
          <table:table-cell table:formula="of:=CONCATENATE([.$C$91];[.A2077];[.$K$91];[.B2077];[.$L$91])" office:value-type="string" office:string-value="INSERT INTO `cities` (`id`, `region_id`, `name`) VALUES (NULL, (SELECT id FROM `regions` WHERE name = 'Mehedinți'), 'Izvoru Bârzii');" calcext:value-type="string">
            <text:p>INSERT INTO `cities` (`id`, `region_id`, `name`) VALUES (NULL, (SELECT id FROM `regions` WHERE name = 'Mehedinți'), 'Izvoru Bârz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Jiana</text:p>
          </table:table-cell>
          <table:table-cell/>
          <table:table-cell table:formula="of:=CONCATENATE([.$C$91];[.A2078];[.$K$91];[.B2078];[.$L$91])" office:value-type="string" office:string-value="INSERT INTO `cities` (`id`, `region_id`, `name`) VALUES (NULL, (SELECT id FROM `regions` WHERE name = 'Mehedinți'), 'Jiana');" calcext:value-type="string">
            <text:p>INSERT INTO `cities` (`id`, `region_id`, `name`) VALUES (NULL, (SELECT id FROM `regions` WHERE name = 'Mehedinți'), 'Ji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Livezile</text:p>
          </table:table-cell>
          <table:table-cell/>
          <table:table-cell table:formula="of:=CONCATENATE([.$C$91];[.A2079];[.$K$91];[.B2079];[.$L$91])" office:value-type="string" office:string-value="INSERT INTO `cities` (`id`, `region_id`, `name`) VALUES (NULL, (SELECT id FROM `regions` WHERE name = 'Mehedinți'), 'Livezile');" calcext:value-type="string">
            <text:p>INSERT INTO `cities` (`id`, `region_id`, `name`) VALUES (NULL, (SELECT id FROM `regions` WHERE name = 'Mehedinți'), 'Livezi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Malovăț</text:p>
          </table:table-cell>
          <table:table-cell/>
          <table:table-cell table:formula="of:=CONCATENATE([.$C$91];[.A2080];[.$K$91];[.B2080];[.$L$91])" office:value-type="string" office:string-value="INSERT INTO `cities` (`id`, `region_id`, `name`) VALUES (NULL, (SELECT id FROM `regions` WHERE name = 'Mehedinți'), 'Malovăț');" calcext:value-type="string">
            <text:p>INSERT INTO `cities` (`id`, `region_id`, `name`) VALUES (NULL, (SELECT id FROM `regions` WHERE name = 'Mehedinți'), 'Malovă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Obârșia-Cloșani</text:p>
          </table:table-cell>
          <table:table-cell/>
          <table:table-cell table:formula="of:=CONCATENATE([.$C$91];[.A2081];[.$K$91];[.B2081];[.$L$91])" office:value-type="string" office:string-value="INSERT INTO `cities` (`id`, `region_id`, `name`) VALUES (NULL, (SELECT id FROM `regions` WHERE name = 'Mehedinți'), 'Obârșia-Cloșani');" calcext:value-type="string">
            <text:p>INSERT INTO `cities` (`id`, `region_id`, `name`) VALUES (NULL, (SELECT id FROM `regions` WHERE name = 'Mehedinți'), 'Obârșia-Clo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Obârșia de Câmp</text:p>
          </table:table-cell>
          <table:table-cell/>
          <table:table-cell table:formula="of:=CONCATENATE([.$C$91];[.A2082];[.$K$91];[.B2082];[.$L$91])" office:value-type="string" office:string-value="INSERT INTO `cities` (`id`, `region_id`, `name`) VALUES (NULL, (SELECT id FROM `regions` WHERE name = 'Mehedinți'), 'Obârșia de Câmp');" calcext:value-type="string">
            <text:p>INSERT INTO `cities` (`id`, `region_id`, `name`) VALUES (NULL, (SELECT id FROM `regions` WHERE name = 'Mehedinți'), 'Obârșia de Câmp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Oprișor</text:p>
          </table:table-cell>
          <table:table-cell/>
          <table:table-cell table:formula="of:=CONCATENATE([.$C$91];[.A2083];[.$K$91];[.B2083];[.$L$91])" office:value-type="string" office:string-value="INSERT INTO `cities` (`id`, `region_id`, `name`) VALUES (NULL, (SELECT id FROM `regions` WHERE name = 'Mehedinți'), 'Oprișor');" calcext:value-type="string">
            <text:p>INSERT INTO `cities` (`id`, `region_id`, `name`) VALUES (NULL, (SELECT id FROM `regions` WHERE name = 'Mehedinți'), 'Opriș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Orșova</text:p>
          </table:table-cell>
          <table:table-cell/>
          <table:table-cell table:formula="of:=CONCATENATE([.$C$91];[.A2084];[.$K$91];[.B2084];[.$L$91])" office:value-type="string" office:string-value="INSERT INTO `cities` (`id`, `region_id`, `name`) VALUES (NULL, (SELECT id FROM `regions` WHERE name = 'Mehedinți'), 'Orșova');" calcext:value-type="string">
            <text:p>INSERT INTO `cities` (`id`, `region_id`, `name`) VALUES (NULL, (SELECT id FROM `regions` WHERE name = 'Mehedinți'), 'Orș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Pădina Mare</text:p>
          </table:table-cell>
          <table:table-cell/>
          <table:table-cell table:formula="of:=CONCATENATE([.$C$91];[.A2085];[.$K$91];[.B2085];[.$L$91])" office:value-type="string" office:string-value="INSERT INTO `cities` (`id`, `region_id`, `name`) VALUES (NULL, (SELECT id FROM `regions` WHERE name = 'Mehedinți'), 'Pădina Mare');" calcext:value-type="string">
            <text:p>INSERT INTO `cities` (`id`, `region_id`, `name`) VALUES (NULL, (SELECT id FROM `regions` WHERE name = 'Mehedinți'), 'Pădin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Pătulele</text:p>
          </table:table-cell>
          <table:table-cell/>
          <table:table-cell table:formula="of:=CONCATENATE([.$C$91];[.A2086];[.$K$91];[.B2086];[.$L$91])" office:value-type="string" office:string-value="INSERT INTO `cities` (`id`, `region_id`, `name`) VALUES (NULL, (SELECT id FROM `regions` WHERE name = 'Mehedinți'), 'Pătulele');" calcext:value-type="string">
            <text:p>INSERT INTO `cities` (`id`, `region_id`, `name`) VALUES (NULL, (SELECT id FROM `regions` WHERE name = 'Mehedinți'), 'Pătul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Podeni</text:p>
          </table:table-cell>
          <table:table-cell/>
          <table:table-cell table:formula="of:=CONCATENATE([.$C$91];[.A2087];[.$K$91];[.B2087];[.$L$91])" office:value-type="string" office:string-value="INSERT INTO `cities` (`id`, `region_id`, `name`) VALUES (NULL, (SELECT id FROM `regions` WHERE name = 'Mehedinți'), 'Podeni');" calcext:value-type="string">
            <text:p>INSERT INTO `cities` (`id`, `region_id`, `name`) VALUES (NULL, (SELECT id FROM `regions` WHERE name = 'Mehedinți'), 'Pod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Ponoarele</text:p>
          </table:table-cell>
          <table:table-cell/>
          <table:table-cell table:formula="of:=CONCATENATE([.$C$91];[.A2088];[.$K$91];[.B2088];[.$L$91])" office:value-type="string" office:string-value="INSERT INTO `cities` (`id`, `region_id`, `name`) VALUES (NULL, (SELECT id FROM `regions` WHERE name = 'Mehedinți'), 'Ponoarele');" calcext:value-type="string">
            <text:p>INSERT INTO `cities` (`id`, `region_id`, `name`) VALUES (NULL, (SELECT id FROM `regions` WHERE name = 'Mehedinți'), 'Ponoar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Poroina Mare</text:p>
          </table:table-cell>
          <table:table-cell/>
          <table:table-cell table:formula="of:=CONCATENATE([.$C$91];[.A2089];[.$K$91];[.B2089];[.$L$91])" office:value-type="string" office:string-value="INSERT INTO `cities` (`id`, `region_id`, `name`) VALUES (NULL, (SELECT id FROM `regions` WHERE name = 'Mehedinți'), 'Poroina Mare');" calcext:value-type="string">
            <text:p>INSERT INTO `cities` (`id`, `region_id`, `name`) VALUES (NULL, (SELECT id FROM `regions` WHERE name = 'Mehedinți'), 'Poroin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Pristol</text:p>
          </table:table-cell>
          <table:table-cell/>
          <table:table-cell table:formula="of:=CONCATENATE([.$C$91];[.A2090];[.$K$91];[.B2090];[.$L$91])" office:value-type="string" office:string-value="INSERT INTO `cities` (`id`, `region_id`, `name`) VALUES (NULL, (SELECT id FROM `regions` WHERE name = 'Mehedinți'), 'Pristol');" calcext:value-type="string">
            <text:p>INSERT INTO `cities` (`id`, `region_id`, `name`) VALUES (NULL, (SELECT id FROM `regions` WHERE name = 'Mehedinți'), 'Pristo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Prunișor</text:p>
          </table:table-cell>
          <table:table-cell/>
          <table:table-cell table:formula="of:=CONCATENATE([.$C$91];[.A2091];[.$K$91];[.B2091];[.$L$91])" office:value-type="string" office:string-value="INSERT INTO `cities` (`id`, `region_id`, `name`) VALUES (NULL, (SELECT id FROM `regions` WHERE name = 'Mehedinți'), 'Prunișor');" calcext:value-type="string">
            <text:p>INSERT INTO `cities` (`id`, `region_id`, `name`) VALUES (NULL, (SELECT id FROM `regions` WHERE name = 'Mehedinți'), 'Pruniș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Punghina</text:p>
          </table:table-cell>
          <table:table-cell/>
          <table:table-cell table:formula="of:=CONCATENATE([.$C$91];[.A2092];[.$K$91];[.B2092];[.$L$91])" office:value-type="string" office:string-value="INSERT INTO `cities` (`id`, `region_id`, `name`) VALUES (NULL, (SELECT id FROM `regions` WHERE name = 'Mehedinți'), 'Punghina');" calcext:value-type="string">
            <text:p>INSERT INTO `cities` (`id`, `region_id`, `name`) VALUES (NULL, (SELECT id FROM `regions` WHERE name = 'Mehedinți'), 'Pungh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Rogova</text:p>
          </table:table-cell>
          <table:table-cell/>
          <table:table-cell table:formula="of:=CONCATENATE([.$C$91];[.A2093];[.$K$91];[.B2093];[.$L$91])" office:value-type="string" office:string-value="INSERT INTO `cities` (`id`, `region_id`, `name`) VALUES (NULL, (SELECT id FROM `regions` WHERE name = 'Mehedinți'), 'Rogova');" calcext:value-type="string">
            <text:p>INSERT INTO `cities` (`id`, `region_id`, `name`) VALUES (NULL, (SELECT id FROM `regions` WHERE name = 'Mehedinți'), 'Rog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Salcia</text:p>
          </table:table-cell>
          <table:table-cell/>
          <table:table-cell table:formula="of:=CONCATENATE([.$C$91];[.A2094];[.$K$91];[.B2094];[.$L$91])" office:value-type="string" office:string-value="INSERT INTO `cities` (`id`, `region_id`, `name`) VALUES (NULL, (SELECT id FROM `regions` WHERE name = 'Mehedinți'), 'Salcia');" calcext:value-type="string">
            <text:p>INSERT INTO `cities` (`id`, `region_id`, `name`) VALUES (NULL, (SELECT id FROM `regions` WHERE name = 'Mehedinți'), 'Salc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Șimian</text:p>
          </table:table-cell>
          <table:table-cell/>
          <table:table-cell table:formula="of:=CONCATENATE([.$C$91];[.A2095];[.$K$91];[.B2095];[.$L$91])" office:value-type="string" office:string-value="INSERT INTO `cities` (`id`, `region_id`, `name`) VALUES (NULL, (SELECT id FROM `regions` WHERE name = 'Mehedinți'), 'Șimian');" calcext:value-type="string">
            <text:p>INSERT INTO `cities` (`id`, `region_id`, `name`) VALUES (NULL, (SELECT id FROM `regions` WHERE name = 'Mehedinți'), 'Șimi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Șișești</text:p>
          </table:table-cell>
          <table:table-cell/>
          <table:table-cell table:formula="of:=CONCATENATE([.$C$91];[.A2096];[.$K$91];[.B2096];[.$L$91])" office:value-type="string" office:string-value="INSERT INTO `cities` (`id`, `region_id`, `name`) VALUES (NULL, (SELECT id FROM `regions` WHERE name = 'Mehedinți'), 'Șișești');" calcext:value-type="string">
            <text:p>INSERT INTO `cities` (`id`, `region_id`, `name`) VALUES (NULL, (SELECT id FROM `regions` WHERE name = 'Mehedinți'), 'Și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Șovarna</text:p>
          </table:table-cell>
          <table:table-cell/>
          <table:table-cell table:formula="of:=CONCATENATE([.$C$91];[.A2097];[.$K$91];[.B2097];[.$L$91])" office:value-type="string" office:string-value="INSERT INTO `cities` (`id`, `region_id`, `name`) VALUES (NULL, (SELECT id FROM `regions` WHERE name = 'Mehedinți'), 'Șovarna');" calcext:value-type="string">
            <text:p>INSERT INTO `cities` (`id`, `region_id`, `name`) VALUES (NULL, (SELECT id FROM `regions` WHERE name = 'Mehedinți'), 'Șovar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Stângăceaua</text:p>
          </table:table-cell>
          <table:table-cell/>
          <table:table-cell table:formula="of:=CONCATENATE([.$C$91];[.A2098];[.$K$91];[.B2098];[.$L$91])" office:value-type="string" office:string-value="INSERT INTO `cities` (`id`, `region_id`, `name`) VALUES (NULL, (SELECT id FROM `regions` WHERE name = 'Mehedinți'), 'Stângăceaua');" calcext:value-type="string">
            <text:p>INSERT INTO `cities` (`id`, `region_id`, `name`) VALUES (NULL, (SELECT id FROM `regions` WHERE name = 'Mehedinți'), 'Stângăceau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Strehaia</text:p>
          </table:table-cell>
          <table:table-cell/>
          <table:table-cell table:formula="of:=CONCATENATE([.$C$91];[.A2099];[.$K$91];[.B2099];[.$L$91])" office:value-type="string" office:string-value="INSERT INTO `cities` (`id`, `region_id`, `name`) VALUES (NULL, (SELECT id FROM `regions` WHERE name = 'Mehedinți'), 'Strehaia');" calcext:value-type="string">
            <text:p>INSERT INTO `cities` (`id`, `region_id`, `name`) VALUES (NULL, (SELECT id FROM `regions` WHERE name = 'Mehedinți'), 'Streh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Svinița</text:p>
          </table:table-cell>
          <table:table-cell/>
          <table:table-cell table:formula="of:=CONCATENATE([.$C$91];[.A2100];[.$K$91];[.B2100];[.$L$91])" office:value-type="string" office:string-value="INSERT INTO `cities` (`id`, `region_id`, `name`) VALUES (NULL, (SELECT id FROM `regions` WHERE name = 'Mehedinți'), 'Svinița');" calcext:value-type="string">
            <text:p>INSERT INTO `cities` (`id`, `region_id`, `name`) VALUES (NULL, (SELECT id FROM `regions` WHERE name = 'Mehedinți'), 'Svin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Tâmna</text:p>
          </table:table-cell>
          <table:table-cell/>
          <table:table-cell table:formula="of:=CONCATENATE([.$C$91];[.A2101];[.$K$91];[.B2101];[.$L$91])" office:value-type="string" office:string-value="INSERT INTO `cities` (`id`, `region_id`, `name`) VALUES (NULL, (SELECT id FROM `regions` WHERE name = 'Mehedinți'), 'Tâmna');" calcext:value-type="string">
            <text:p>INSERT INTO `cities` (`id`, `region_id`, `name`) VALUES (NULL, (SELECT id FROM `regions` WHERE name = 'Mehedinți'), 'Tâm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Vânători</text:p>
          </table:table-cell>
          <table:table-cell/>
          <table:table-cell table:formula="of:=CONCATENATE([.$C$91];[.A2102];[.$K$91];[.B2102];[.$L$91])" office:value-type="string" office:string-value="INSERT INTO `cities` (`id`, `region_id`, `name`) VALUES (NULL, (SELECT id FROM `regions` WHERE name = 'Mehedinți'), 'Vânători');" calcext:value-type="string">
            <text:p>INSERT INTO `cities` (`id`, `region_id`, `name`) VALUES (NULL, (SELECT id FROM `regions` WHERE name = 'Mehedinți'), 'Vânăto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Vânjuleț</text:p>
          </table:table-cell>
          <table:table-cell/>
          <table:table-cell table:formula="of:=CONCATENATE([.$C$91];[.A2103];[.$K$91];[.B2103];[.$L$91])" office:value-type="string" office:string-value="INSERT INTO `cities` (`id`, `region_id`, `name`) VALUES (NULL, (SELECT id FROM `regions` WHERE name = 'Mehedinți'), 'Vânjuleț');" calcext:value-type="string">
            <text:p>INSERT INTO `cities` (`id`, `region_id`, `name`) VALUES (NULL, (SELECT id FROM `regions` WHERE name = 'Mehedinți'), 'Vânjule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Vânju Mare</text:p>
          </table:table-cell>
          <table:table-cell/>
          <table:table-cell table:formula="of:=CONCATENATE([.$C$91];[.A2104];[.$K$91];[.B2104];[.$L$91])" office:value-type="string" office:string-value="INSERT INTO `cities` (`id`, `region_id`, `name`) VALUES (NULL, (SELECT id FROM `regions` WHERE name = 'Mehedinți'), 'Vânju Mare');" calcext:value-type="string">
            <text:p>INSERT INTO `cities` (`id`, `region_id`, `name`) VALUES (NULL, (SELECT id FROM `regions` WHERE name = 'Mehedinți'), 'Vânj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Vlădaia</text:p>
          </table:table-cell>
          <table:table-cell/>
          <table:table-cell table:formula="of:=CONCATENATE([.$C$91];[.A2105];[.$K$91];[.B2105];[.$L$91])" office:value-type="string" office:string-value="INSERT INTO `cities` (`id`, `region_id`, `name`) VALUES (NULL, (SELECT id FROM `regions` WHERE name = 'Mehedinți'), 'Vlădaia');" calcext:value-type="string">
            <text:p>INSERT INTO `cities` (`id`, `region_id`, `name`) VALUES (NULL, (SELECT id FROM `regions` WHERE name = 'Mehedinți'), 'Vlăd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Voloiac</text:p>
          </table:table-cell>
          <table:table-cell/>
          <table:table-cell table:formula="of:=CONCATENATE([.$C$91];[.A2106];[.$K$91];[.B2106];[.$L$91])" office:value-type="string" office:string-value="INSERT INTO `cities` (`id`, `region_id`, `name`) VALUES (NULL, (SELECT id FROM `regions` WHERE name = 'Mehedinți'), 'Voloiac');" calcext:value-type="string">
            <text:p>INSERT INTO `cities` (`id`, `region_id`, `name`) VALUES (NULL, (SELECT id FROM `regions` WHERE name = 'Mehedinți'), 'Voloia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Vrata</text:p>
          </table:table-cell>
          <table:table-cell/>
          <table:table-cell table:formula="of:=CONCATENATE([.$C$91];[.A2107];[.$K$91];[.B2107];[.$L$91])" office:value-type="string" office:string-value="INSERT INTO `cities` (`id`, `region_id`, `name`) VALUES (NULL, (SELECT id FROM `regions` WHERE name = 'Mehedinți'), 'Vrata');" calcext:value-type="string">
            <text:p>INSERT INTO `cities` (`id`, `region_id`, `name`) VALUES (NULL, (SELECT id FROM `regions` WHERE name = 'Mehedinți'), 'Vrata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Acățari</text:p>
          </table:table-cell>
          <table:table-cell/>
          <table:table-cell table:formula="of:=CONCATENATE([.$C$91];[.A2109];[.$K$91];[.B2109];[.$L$91])" office:value-type="string" office:string-value="INSERT INTO `cities` (`id`, `region_id`, `name`) VALUES (NULL, (SELECT id FROM `regions` WHERE name = 'Mureș'), 'Acățari');" calcext:value-type="string">
            <text:p>INSERT INTO `cities` (`id`, `region_id`, `name`) VALUES (NULL, (SELECT id FROM `regions` WHERE name = 'Mureș'), 'Acăț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Adămuș</text:p>
          </table:table-cell>
          <table:table-cell/>
          <table:table-cell table:formula="of:=CONCATENATE([.$C$91];[.A2110];[.$K$91];[.B2110];[.$L$91])" office:value-type="string" office:string-value="INSERT INTO `cities` (`id`, `region_id`, `name`) VALUES (NULL, (SELECT id FROM `regions` WHERE name = 'Mureș'), 'Adămuș');" calcext:value-type="string">
            <text:p>INSERT INTO `cities` (`id`, `region_id`, `name`) VALUES (NULL, (SELECT id FROM `regions` WHERE name = 'Mureș'), 'Adăm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Albești</text:p>
          </table:table-cell>
          <table:table-cell/>
          <table:table-cell table:formula="of:=CONCATENATE([.$C$91];[.A2111];[.$K$91];[.B2111];[.$L$91])" office:value-type="string" office:string-value="INSERT INTO `cities` (`id`, `region_id`, `name`) VALUES (NULL, (SELECT id FROM `regions` WHERE name = 'Mureș'), 'Albești');" calcext:value-type="string">
            <text:p>INSERT INTO `cities` (`id`, `region_id`, `name`) VALUES (NULL, (SELECT id FROM `regions` WHERE name = 'Mureș'), 'Alb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Aluniș</text:p>
          </table:table-cell>
          <table:table-cell/>
          <table:table-cell table:formula="of:=CONCATENATE([.$C$91];[.A2112];[.$K$91];[.B2112];[.$L$91])" office:value-type="string" office:string-value="INSERT INTO `cities` (`id`, `region_id`, `name`) VALUES (NULL, (SELECT id FROM `regions` WHERE name = 'Mureș'), 'Aluniș');" calcext:value-type="string">
            <text:p>INSERT INTO `cities` (`id`, `region_id`, `name`) VALUES (NULL, (SELECT id FROM `regions` WHERE name = 'Mureș'), 'Alun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Apold</text:p>
          </table:table-cell>
          <table:table-cell/>
          <table:table-cell table:formula="of:=CONCATENATE([.$C$91];[.A2113];[.$K$91];[.B2113];[.$L$91])" office:value-type="string" office:string-value="INSERT INTO `cities` (`id`, `region_id`, `name`) VALUES (NULL, (SELECT id FROM `regions` WHERE name = 'Mureș'), 'Apold');" calcext:value-type="string">
            <text:p>INSERT INTO `cities` (`id`, `region_id`, `name`) VALUES (NULL, (SELECT id FROM `regions` WHERE name = 'Mureș'), 'Apol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Ațintiș</text:p>
          </table:table-cell>
          <table:table-cell/>
          <table:table-cell table:formula="of:=CONCATENATE([.$C$91];[.A2114];[.$K$91];[.B2114];[.$L$91])" office:value-type="string" office:string-value="INSERT INTO `cities` (`id`, `region_id`, `name`) VALUES (NULL, (SELECT id FROM `regions` WHERE name = 'Mureș'), 'Ațintiș');" calcext:value-type="string">
            <text:p>INSERT INTO `cities` (`id`, `region_id`, `name`) VALUES (NULL, (SELECT id FROM `regions` WHERE name = 'Mureș'), 'Ațint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Băgaciu</text:p>
          </table:table-cell>
          <table:table-cell/>
          <table:table-cell table:formula="of:=CONCATENATE([.$C$91];[.A2115];[.$K$91];[.B2115];[.$L$91])" office:value-type="string" office:string-value="INSERT INTO `cities` (`id`, `region_id`, `name`) VALUES (NULL, (SELECT id FROM `regions` WHERE name = 'Mureș'), 'Băgaciu');" calcext:value-type="string">
            <text:p>INSERT INTO `cities` (`id`, `region_id`, `name`) VALUES (NULL, (SELECT id FROM `regions` WHERE name = 'Mureș'), 'Băgac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Bahnea</text:p>
          </table:table-cell>
          <table:table-cell/>
          <table:table-cell table:formula="of:=CONCATENATE([.$C$91];[.A2116];[.$K$91];[.B2116];[.$L$91])" office:value-type="string" office:string-value="INSERT INTO `cities` (`id`, `region_id`, `name`) VALUES (NULL, (SELECT id FROM `regions` WHERE name = 'Mureș'), 'Bahnea');" calcext:value-type="string">
            <text:p>INSERT INTO `cities` (`id`, `region_id`, `name`) VALUES (NULL, (SELECT id FROM `regions` WHERE name = 'Mureș'), 'Bahn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Băla</text:p>
          </table:table-cell>
          <table:table-cell/>
          <table:table-cell table:formula="of:=CONCATENATE([.$C$91];[.A2117];[.$K$91];[.B2117];[.$L$91])" office:value-type="string" office:string-value="INSERT INTO `cities` (`id`, `region_id`, `name`) VALUES (NULL, (SELECT id FROM `regions` WHERE name = 'Mureș'), 'Băla');" calcext:value-type="string">
            <text:p>INSERT INTO `cities` (`id`, `region_id`, `name`) VALUES (NULL, (SELECT id FROM `regions` WHERE name = 'Mureș'), 'Bă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Bălăușeri</text:p>
          </table:table-cell>
          <table:table-cell/>
          <table:table-cell table:formula="of:=CONCATENATE([.$C$91];[.A2118];[.$K$91];[.B2118];[.$L$91])" office:value-type="string" office:string-value="INSERT INTO `cities` (`id`, `region_id`, `name`) VALUES (NULL, (SELECT id FROM `regions` WHERE name = 'Mureș'), 'Bălăușeri');" calcext:value-type="string">
            <text:p>INSERT INTO `cities` (`id`, `region_id`, `name`) VALUES (NULL, (SELECT id FROM `regions` WHERE name = 'Mureș'), 'Bălăușe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Band</text:p>
          </table:table-cell>
          <table:table-cell/>
          <table:table-cell table:formula="of:=CONCATENATE([.$C$91];[.A2119];[.$K$91];[.B2119];[.$L$91])" office:value-type="string" office:string-value="INSERT INTO `cities` (`id`, `region_id`, `name`) VALUES (NULL, (SELECT id FROM `regions` WHERE name = 'Mureș'), 'Band');" calcext:value-type="string">
            <text:p>INSERT INTO `cities` (`id`, `region_id`, `name`) VALUES (NULL, (SELECT id FROM `regions` WHERE name = 'Mureș'), 'Ban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Batoș</text:p>
          </table:table-cell>
          <table:table-cell/>
          <table:table-cell table:formula="of:=CONCATENATE([.$C$91];[.A2120];[.$K$91];[.B2120];[.$L$91])" office:value-type="string" office:string-value="INSERT INTO `cities` (`id`, `region_id`, `name`) VALUES (NULL, (SELECT id FROM `regions` WHERE name = 'Mureș'), 'Batoș');" calcext:value-type="string">
            <text:p>INSERT INTO `cities` (`id`, `region_id`, `name`) VALUES (NULL, (SELECT id FROM `regions` WHERE name = 'Mureș'), 'Bato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Beica de Jos</text:p>
          </table:table-cell>
          <table:table-cell/>
          <table:table-cell table:formula="of:=CONCATENATE([.$C$91];[.A2121];[.$K$91];[.B2121];[.$L$91])" office:value-type="string" office:string-value="INSERT INTO `cities` (`id`, `region_id`, `name`) VALUES (NULL, (SELECT id FROM `regions` WHERE name = 'Mureș'), 'Beica de Jos');" calcext:value-type="string">
            <text:p>INSERT INTO `cities` (`id`, `region_id`, `name`) VALUES (NULL, (SELECT id FROM `regions` WHERE name = 'Mureș'), 'Beica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Bereni</text:p>
          </table:table-cell>
          <table:table-cell/>
          <table:table-cell table:formula="of:=CONCATENATE([.$C$91];[.A2122];[.$K$91];[.B2122];[.$L$91])" office:value-type="string" office:string-value="INSERT INTO `cities` (`id`, `region_id`, `name`) VALUES (NULL, (SELECT id FROM `regions` WHERE name = 'Mureș'), 'Bereni');" calcext:value-type="string">
            <text:p>INSERT INTO `cities` (`id`, `region_id`, `name`) VALUES (NULL, (SELECT id FROM `regions` WHERE name = 'Mureș'), 'Be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Bichiș</text:p>
          </table:table-cell>
          <table:table-cell/>
          <table:table-cell table:formula="of:=CONCATENATE([.$C$91];[.A2123];[.$K$91];[.B2123];[.$L$91])" office:value-type="string" office:string-value="INSERT INTO `cities` (`id`, `region_id`, `name`) VALUES (NULL, (SELECT id FROM `regions` WHERE name = 'Mureș'), 'Bichiș');" calcext:value-type="string">
            <text:p>INSERT INTO `cities` (`id`, `region_id`, `name`) VALUES (NULL, (SELECT id FROM `regions` WHERE name = 'Mureș'), 'Bich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Bogata</text:p>
          </table:table-cell>
          <table:table-cell/>
          <table:table-cell table:formula="of:=CONCATENATE([.$C$91];[.A2124];[.$K$91];[.B2124];[.$L$91])" office:value-type="string" office:string-value="INSERT INTO `cities` (`id`, `region_id`, `name`) VALUES (NULL, (SELECT id FROM `regions` WHERE name = 'Mureș'), 'Bogata');" calcext:value-type="string">
            <text:p>INSERT INTO `cities` (`id`, `region_id`, `name`) VALUES (NULL, (SELECT id FROM `regions` WHERE name = 'Mureș'), 'Boga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Brâncovenești</text:p>
          </table:table-cell>
          <table:table-cell/>
          <table:table-cell table:formula="of:=CONCATENATE([.$C$91];[.A2125];[.$K$91];[.B2125];[.$L$91])" office:value-type="string" office:string-value="INSERT INTO `cities` (`id`, `region_id`, `name`) VALUES (NULL, (SELECT id FROM `regions` WHERE name = 'Mureș'), 'Brâncovenești');" calcext:value-type="string">
            <text:p>INSERT INTO `cities` (`id`, `region_id`, `name`) VALUES (NULL, (SELECT id FROM `regions` WHERE name = 'Mureș'), 'Brâncove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Breaza</text:p>
          </table:table-cell>
          <table:table-cell/>
          <table:table-cell table:formula="of:=CONCATENATE([.$C$91];[.A2126];[.$K$91];[.B2126];[.$L$91])" office:value-type="string" office:string-value="INSERT INTO `cities` (`id`, `region_id`, `name`) VALUES (NULL, (SELECT id FROM `regions` WHERE name = 'Mureș'), 'Breaza');" calcext:value-type="string">
            <text:p>INSERT INTO `cities` (`id`, `region_id`, `name`) VALUES (NULL, (SELECT id FROM `regions` WHERE name = 'Mureș'), 'Breaz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Ceuașu de Câmpie</text:p>
          </table:table-cell>
          <table:table-cell/>
          <table:table-cell table:formula="of:=CONCATENATE([.$C$91];[.A2127];[.$K$91];[.B2127];[.$L$91])" office:value-type="string" office:string-value="INSERT INTO `cities` (`id`, `region_id`, `name`) VALUES (NULL, (SELECT id FROM `regions` WHERE name = 'Mureș'), 'Ceuașu de Câmpie');" calcext:value-type="string">
            <text:p>INSERT INTO `cities` (`id`, `region_id`, `name`) VALUES (NULL, (SELECT id FROM `regions` WHERE name = 'Mureș'), 'Ceuașu de Câmpi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Chețani</text:p>
          </table:table-cell>
          <table:table-cell/>
          <table:table-cell table:formula="of:=CONCATENATE([.$C$91];[.A2128];[.$K$91];[.B2128];[.$L$91])" office:value-type="string" office:string-value="INSERT INTO `cities` (`id`, `region_id`, `name`) VALUES (NULL, (SELECT id FROM `regions` WHERE name = 'Mureș'), 'Chețani');" calcext:value-type="string">
            <text:p>INSERT INTO `cities` (`id`, `region_id`, `name`) VALUES (NULL, (SELECT id FROM `regions` WHERE name = 'Mureș'), 'Cheț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Chibed</text:p>
          </table:table-cell>
          <table:table-cell/>
          <table:table-cell table:formula="of:=CONCATENATE([.$C$91];[.A2129];[.$K$91];[.B2129];[.$L$91])" office:value-type="string" office:string-value="INSERT INTO `cities` (`id`, `region_id`, `name`) VALUES (NULL, (SELECT id FROM `regions` WHERE name = 'Mureș'), 'Chibed');" calcext:value-type="string">
            <text:p>INSERT INTO `cities` (`id`, `region_id`, `name`) VALUES (NULL, (SELECT id FROM `regions` WHERE name = 'Mureș'), 'Chibe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Chiheru de Jos</text:p>
          </table:table-cell>
          <table:table-cell/>
          <table:table-cell table:formula="of:=CONCATENATE([.$C$91];[.A2130];[.$K$91];[.B2130];[.$L$91])" office:value-type="string" office:string-value="INSERT INTO `cities` (`id`, `region_id`, `name`) VALUES (NULL, (SELECT id FROM `regions` WHERE name = 'Mureș'), 'Chiheru de Jos');" calcext:value-type="string">
            <text:p>INSERT INTO `cities` (`id`, `region_id`, `name`) VALUES (NULL, (SELECT id FROM `regions` WHERE name = 'Mureș'), 'Chiher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Coroisânmărtin</text:p>
          </table:table-cell>
          <table:table-cell/>
          <table:table-cell table:formula="of:=CONCATENATE([.$C$91];[.A2131];[.$K$91];[.B2131];[.$L$91])" office:value-type="string" office:string-value="INSERT INTO `cities` (`id`, `region_id`, `name`) VALUES (NULL, (SELECT id FROM `regions` WHERE name = 'Mureș'), 'Coroisânmărtin');" calcext:value-type="string">
            <text:p>INSERT INTO `cities` (`id`, `region_id`, `name`) VALUES (NULL, (SELECT id FROM `regions` WHERE name = 'Mureș'), 'Coroisânmărt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Corunca</text:p>
          </table:table-cell>
          <table:table-cell/>
          <table:table-cell table:formula="of:=CONCATENATE([.$C$91];[.A2132];[.$K$91];[.B2132];[.$L$91])" office:value-type="string" office:string-value="INSERT INTO `cities` (`id`, `region_id`, `name`) VALUES (NULL, (SELECT id FROM `regions` WHERE name = 'Mureș'), 'Corunca');" calcext:value-type="string">
            <text:p>INSERT INTO `cities` (`id`, `region_id`, `name`) VALUES (NULL, (SELECT id FROM `regions` WHERE name = 'Mureș'), 'Corun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Cozma</text:p>
          </table:table-cell>
          <table:table-cell/>
          <table:table-cell table:formula="of:=CONCATENATE([.$C$91];[.A2133];[.$K$91];[.B2133];[.$L$91])" office:value-type="string" office:string-value="INSERT INTO `cities` (`id`, `region_id`, `name`) VALUES (NULL, (SELECT id FROM `regions` WHERE name = 'Mureș'), 'Cozma');" calcext:value-type="string">
            <text:p>INSERT INTO `cities` (`id`, `region_id`, `name`) VALUES (NULL, (SELECT id FROM `regions` WHERE name = 'Mureș'), 'Cozm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Crăciunești</text:p>
          </table:table-cell>
          <table:table-cell/>
          <table:table-cell table:formula="of:=CONCATENATE([.$C$91];[.A2134];[.$K$91];[.B2134];[.$L$91])" office:value-type="string" office:string-value="INSERT INTO `cities` (`id`, `region_id`, `name`) VALUES (NULL, (SELECT id FROM `regions` WHERE name = 'Mureș'), 'Crăciunești');" calcext:value-type="string">
            <text:p>INSERT INTO `cities` (`id`, `region_id`, `name`) VALUES (NULL, (SELECT id FROM `regions` WHERE name = 'Mureș'), 'Crăciu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Crăiești</text:p>
          </table:table-cell>
          <table:table-cell/>
          <table:table-cell table:formula="of:=CONCATENATE([.$C$91];[.A2135];[.$K$91];[.B2135];[.$L$91])" office:value-type="string" office:string-value="INSERT INTO `cities` (`id`, `region_id`, `name`) VALUES (NULL, (SELECT id FROM `regions` WHERE name = 'Mureș'), 'Crăiești');" calcext:value-type="string">
            <text:p>INSERT INTO `cities` (`id`, `region_id`, `name`) VALUES (NULL, (SELECT id FROM `regions` WHERE name = 'Mureș'), 'Cră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Cristești</text:p>
          </table:table-cell>
          <table:table-cell/>
          <table:table-cell table:formula="of:=CONCATENATE([.$C$91];[.A2136];[.$K$91];[.B2136];[.$L$91])" office:value-type="string" office:string-value="INSERT INTO `cities` (`id`, `region_id`, `name`) VALUES (NULL, (SELECT id FROM `regions` WHERE name = 'Mureș'), 'Cristești');" calcext:value-type="string">
            <text:p>INSERT INTO `cities` (`id`, `region_id`, `name`) VALUES (NULL, (SELECT id FROM `regions` WHERE name = 'Mureș'), 'Cris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Cucerdea</text:p>
          </table:table-cell>
          <table:table-cell/>
          <table:table-cell table:formula="of:=CONCATENATE([.$C$91];[.A2137];[.$K$91];[.B2137];[.$L$91])" office:value-type="string" office:string-value="INSERT INTO `cities` (`id`, `region_id`, `name`) VALUES (NULL, (SELECT id FROM `regions` WHERE name = 'Mureș'), 'Cucerdea');" calcext:value-type="string">
            <text:p>INSERT INTO `cities` (`id`, `region_id`, `name`) VALUES (NULL, (SELECT id FROM `regions` WHERE name = 'Mureș'), 'Cucerd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Cuci</text:p>
          </table:table-cell>
          <table:table-cell/>
          <table:table-cell table:formula="of:=CONCATENATE([.$C$91];[.A2138];[.$K$91];[.B2138];[.$L$91])" office:value-type="string" office:string-value="INSERT INTO `cities` (`id`, `region_id`, `name`) VALUES (NULL, (SELECT id FROM `regions` WHERE name = 'Mureș'), 'Cuci');" calcext:value-type="string">
            <text:p>INSERT INTO `cities` (`id`, `region_id`, `name`) VALUES (NULL, (SELECT id FROM `regions` WHERE name = 'Mureș'), 'Cu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Daneș</text:p>
          </table:table-cell>
          <table:table-cell/>
          <table:table-cell table:formula="of:=CONCATENATE([.$C$91];[.A2139];[.$K$91];[.B2139];[.$L$91])" office:value-type="string" office:string-value="INSERT INTO `cities` (`id`, `region_id`, `name`) VALUES (NULL, (SELECT id FROM `regions` WHERE name = 'Mureș'), 'Daneș');" calcext:value-type="string">
            <text:p>INSERT INTO `cities` (`id`, `region_id`, `name`) VALUES (NULL, (SELECT id FROM `regions` WHERE name = 'Mureș'), 'Dan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Deda</text:p>
          </table:table-cell>
          <table:table-cell/>
          <table:table-cell table:formula="of:=CONCATENATE([.$C$91];[.A2140];[.$K$91];[.B2140];[.$L$91])" office:value-type="string" office:string-value="INSERT INTO `cities` (`id`, `region_id`, `name`) VALUES (NULL, (SELECT id FROM `regions` WHERE name = 'Mureș'), 'Deda');" calcext:value-type="string">
            <text:p>INSERT INTO `cities` (`id`, `region_id`, `name`) VALUES (NULL, (SELECT id FROM `regions` WHERE name = 'Mureș'), 'Ded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Eremitu</text:p>
          </table:table-cell>
          <table:table-cell/>
          <table:table-cell table:formula="of:=CONCATENATE([.$C$91];[.A2141];[.$K$91];[.B2141];[.$L$91])" office:value-type="string" office:string-value="INSERT INTO `cities` (`id`, `region_id`, `name`) VALUES (NULL, (SELECT id FROM `regions` WHERE name = 'Mureș'), 'Eremitu');" calcext:value-type="string">
            <text:p>INSERT INTO `cities` (`id`, `region_id`, `name`) VALUES (NULL, (SELECT id FROM `regions` WHERE name = 'Mureș'), 'Eremit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Ernei</text:p>
          </table:table-cell>
          <table:table-cell/>
          <table:table-cell table:formula="of:=CONCATENATE([.$C$91];[.A2142];[.$K$91];[.B2142];[.$L$91])" office:value-type="string" office:string-value="INSERT INTO `cities` (`id`, `region_id`, `name`) VALUES (NULL, (SELECT id FROM `regions` WHERE name = 'Mureș'), 'Ernei');" calcext:value-type="string">
            <text:p>INSERT INTO `cities` (`id`, `region_id`, `name`) VALUES (NULL, (SELECT id FROM `regions` WHERE name = 'Mureș'), 'Ern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Fântânele</text:p>
          </table:table-cell>
          <table:table-cell/>
          <table:table-cell table:formula="of:=CONCATENATE([.$C$91];[.A2143];[.$K$91];[.B2143];[.$L$91])" office:value-type="string" office:string-value="INSERT INTO `cities` (`id`, `region_id`, `name`) VALUES (NULL, (SELECT id FROM `regions` WHERE name = 'Mureș'), 'Fântânele');" calcext:value-type="string">
            <text:p>INSERT INTO `cities` (`id`, `region_id`, `name`) VALUES (NULL, (SELECT id FROM `regions` WHERE name = 'Mureș'), 'Fântân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Fărăgău</text:p>
          </table:table-cell>
          <table:table-cell/>
          <table:table-cell table:formula="of:=CONCATENATE([.$C$91];[.A2144];[.$K$91];[.B2144];[.$L$91])" office:value-type="string" office:string-value="INSERT INTO `cities` (`id`, `region_id`, `name`) VALUES (NULL, (SELECT id FROM `regions` WHERE name = 'Mureș'), 'Fărăgău');" calcext:value-type="string">
            <text:p>INSERT INTO `cities` (`id`, `region_id`, `name`) VALUES (NULL, (SELECT id FROM `regions` WHERE name = 'Mureș'), 'Fărăg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Gălești</text:p>
          </table:table-cell>
          <table:table-cell/>
          <table:table-cell table:formula="of:=CONCATENATE([.$C$91];[.A2145];[.$K$91];[.B2145];[.$L$91])" office:value-type="string" office:string-value="INSERT INTO `cities` (`id`, `region_id`, `name`) VALUES (NULL, (SELECT id FROM `regions` WHERE name = 'Mureș'), 'Gălești');" calcext:value-type="string">
            <text:p>INSERT INTO `cities` (`id`, `region_id`, `name`) VALUES (NULL, (SELECT id FROM `regions` WHERE name = 'Mureș'), 'Gă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Gănești</text:p>
          </table:table-cell>
          <table:table-cell/>
          <table:table-cell table:formula="of:=CONCATENATE([.$C$91];[.A2146];[.$K$91];[.B2146];[.$L$91])" office:value-type="string" office:string-value="INSERT INTO `cities` (`id`, `region_id`, `name`) VALUES (NULL, (SELECT id FROM `regions` WHERE name = 'Mureș'), 'Gănești');" calcext:value-type="string">
            <text:p>INSERT INTO `cities` (`id`, `region_id`, `name`) VALUES (NULL, (SELECT id FROM `regions` WHERE name = 'Mureș'), 'G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Gheorghe Doja</text:p>
          </table:table-cell>
          <table:table-cell/>
          <table:table-cell table:formula="of:=CONCATENATE([.$C$91];[.A2147];[.$K$91];[.B2147];[.$L$91])" office:value-type="string" office:string-value="INSERT INTO `cities` (`id`, `region_id`, `name`) VALUES (NULL, (SELECT id FROM `regions` WHERE name = 'Mureș'), 'Gheorghe Doja');" calcext:value-type="string">
            <text:p>INSERT INTO `cities` (`id`, `region_id`, `name`) VALUES (NULL, (SELECT id FROM `regions` WHERE name = 'Mureș'), 'Gheorghe Doj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Ghindari</text:p>
          </table:table-cell>
          <table:table-cell/>
          <table:table-cell table:formula="of:=CONCATENATE([.$C$91];[.A2148];[.$K$91];[.B2148];[.$L$91])" office:value-type="string" office:string-value="INSERT INTO `cities` (`id`, `region_id`, `name`) VALUES (NULL, (SELECT id FROM `regions` WHERE name = 'Mureș'), 'Ghindari');" calcext:value-type="string">
            <text:p>INSERT INTO `cities` (`id`, `region_id`, `name`) VALUES (NULL, (SELECT id FROM `regions` WHERE name = 'Mureș'), 'Ghind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Glodeni</text:p>
          </table:table-cell>
          <table:table-cell/>
          <table:table-cell table:formula="of:=CONCATENATE([.$C$91];[.A2149];[.$K$91];[.B2149];[.$L$91])" office:value-type="string" office:string-value="INSERT INTO `cities` (`id`, `region_id`, `name`) VALUES (NULL, (SELECT id FROM `regions` WHERE name = 'Mureș'), 'Glodeni');" calcext:value-type="string">
            <text:p>INSERT INTO `cities` (`id`, `region_id`, `name`) VALUES (NULL, (SELECT id FROM `regions` WHERE name = 'Mureș'), 'Glod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Gornești</text:p>
          </table:table-cell>
          <table:table-cell/>
          <table:table-cell table:formula="of:=CONCATENATE([.$C$91];[.A2150];[.$K$91];[.B2150];[.$L$91])" office:value-type="string" office:string-value="INSERT INTO `cities` (`id`, `region_id`, `name`) VALUES (NULL, (SELECT id FROM `regions` WHERE name = 'Mureș'), 'Gornești');" calcext:value-type="string">
            <text:p>INSERT INTO `cities` (`id`, `region_id`, `name`) VALUES (NULL, (SELECT id FROM `regions` WHERE name = 'Mureș'), 'Gor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Grebenișu de Câmpie</text:p>
          </table:table-cell>
          <table:table-cell/>
          <table:table-cell table:formula="of:=CONCATENATE([.$C$91];[.A2151];[.$K$91];[.B2151];[.$L$91])" office:value-type="string" office:string-value="INSERT INTO `cities` (`id`, `region_id`, `name`) VALUES (NULL, (SELECT id FROM `regions` WHERE name = 'Mureș'), 'Grebenișu de Câmpie');" calcext:value-type="string">
            <text:p>INSERT INTO `cities` (`id`, `region_id`, `name`) VALUES (NULL, (SELECT id FROM `regions` WHERE name = 'Mureș'), 'Grebenișu de Câmpi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Gurghiu</text:p>
          </table:table-cell>
          <table:table-cell/>
          <table:table-cell table:formula="of:=CONCATENATE([.$C$91];[.A2152];[.$K$91];[.B2152];[.$L$91])" office:value-type="string" office:string-value="INSERT INTO `cities` (`id`, `region_id`, `name`) VALUES (NULL, (SELECT id FROM `regions` WHERE name = 'Mureș'), 'Gurghiu');" calcext:value-type="string">
            <text:p>INSERT INTO `cities` (`id`, `region_id`, `name`) VALUES (NULL, (SELECT id FROM `regions` WHERE name = 'Mureș'), 'Gurgh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Hodac</text:p>
          </table:table-cell>
          <table:table-cell/>
          <table:table-cell table:formula="of:=CONCATENATE([.$C$91];[.A2153];[.$K$91];[.B2153];[.$L$91])" office:value-type="string" office:string-value="INSERT INTO `cities` (`id`, `region_id`, `name`) VALUES (NULL, (SELECT id FROM `regions` WHERE name = 'Mureș'), 'Hodac');" calcext:value-type="string">
            <text:p>INSERT INTO `cities` (`id`, `region_id`, `name`) VALUES (NULL, (SELECT id FROM `regions` WHERE name = 'Mureș'), 'Hoda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Hodoșa</text:p>
          </table:table-cell>
          <table:table-cell/>
          <table:table-cell table:formula="of:=CONCATENATE([.$C$91];[.A2154];[.$K$91];[.B2154];[.$L$91])" office:value-type="string" office:string-value="INSERT INTO `cities` (`id`, `region_id`, `name`) VALUES (NULL, (SELECT id FROM `regions` WHERE name = 'Mureș'), 'Hodoșa');" calcext:value-type="string">
            <text:p>INSERT INTO `cities` (`id`, `region_id`, `name`) VALUES (NULL, (SELECT id FROM `regions` WHERE name = 'Mureș'), 'Hodoș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Ibănești</text:p>
          </table:table-cell>
          <table:table-cell/>
          <table:table-cell table:formula="of:=CONCATENATE([.$C$91];[.A2155];[.$K$91];[.B2155];[.$L$91])" office:value-type="string" office:string-value="INSERT INTO `cities` (`id`, `region_id`, `name`) VALUES (NULL, (SELECT id FROM `regions` WHERE name = 'Mureș'), 'Ibănești');" calcext:value-type="string">
            <text:p>INSERT INTO `cities` (`id`, `region_id`, `name`) VALUES (NULL, (SELECT id FROM `regions` WHERE name = 'Mureș'), 'Ib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Iclănzel</text:p>
          </table:table-cell>
          <table:table-cell/>
          <table:table-cell table:formula="of:=CONCATENATE([.$C$91];[.A2156];[.$K$91];[.B2156];[.$L$91])" office:value-type="string" office:string-value="INSERT INTO `cities` (`id`, `region_id`, `name`) VALUES (NULL, (SELECT id FROM `regions` WHERE name = 'Mureș'), 'Iclănzel');" calcext:value-type="string">
            <text:p>INSERT INTO `cities` (`id`, `region_id`, `name`) VALUES (NULL, (SELECT id FROM `regions` WHERE name = 'Mureș'), 'Iclănz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Ideciu de Jos</text:p>
          </table:table-cell>
          <table:table-cell/>
          <table:table-cell table:formula="of:=CONCATENATE([.$C$91];[.A2157];[.$K$91];[.B2157];[.$L$91])" office:value-type="string" office:string-value="INSERT INTO `cities` (`id`, `region_id`, `name`) VALUES (NULL, (SELECT id FROM `regions` WHERE name = 'Mureș'), 'Ideciu de Jos');" calcext:value-type="string">
            <text:p>INSERT INTO `cities` (`id`, `region_id`, `name`) VALUES (NULL, (SELECT id FROM `regions` WHERE name = 'Mureș'), 'Ideci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Iernut</text:p>
          </table:table-cell>
          <table:table-cell/>
          <table:table-cell table:formula="of:=CONCATENATE([.$C$91];[.A2158];[.$K$91];[.B2158];[.$L$91])" office:value-type="string" office:string-value="INSERT INTO `cities` (`id`, `region_id`, `name`) VALUES (NULL, (SELECT id FROM `regions` WHERE name = 'Mureș'), 'Iernut');" calcext:value-type="string">
            <text:p>INSERT INTO `cities` (`id`, `region_id`, `name`) VALUES (NULL, (SELECT id FROM `regions` WHERE name = 'Mureș'), 'Iernu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Livezeni</text:p>
          </table:table-cell>
          <table:table-cell/>
          <table:table-cell table:formula="of:=CONCATENATE([.$C$91];[.A2159];[.$K$91];[.B2159];[.$L$91])" office:value-type="string" office:string-value="INSERT INTO `cities` (`id`, `region_id`, `name`) VALUES (NULL, (SELECT id FROM `regions` WHERE name = 'Mureș'), 'Livezeni');" calcext:value-type="string">
            <text:p>INSERT INTO `cities` (`id`, `region_id`, `name`) VALUES (NULL, (SELECT id FROM `regions` WHERE name = 'Mureș'), 'Livez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Luduș</text:p>
          </table:table-cell>
          <table:table-cell/>
          <table:table-cell table:formula="of:=CONCATENATE([.$C$91];[.A2160];[.$K$91];[.B2160];[.$L$91])" office:value-type="string" office:string-value="INSERT INTO `cities` (`id`, `region_id`, `name`) VALUES (NULL, (SELECT id FROM `regions` WHERE name = 'Mureș'), 'Luduș');" calcext:value-type="string">
            <text:p>INSERT INTO `cities` (`id`, `region_id`, `name`) VALUES (NULL, (SELECT id FROM `regions` WHERE name = 'Mureș'), 'Ludu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Lunca</text:p>
          </table:table-cell>
          <table:table-cell/>
          <table:table-cell table:formula="of:=CONCATENATE([.$C$91];[.A2161];[.$K$91];[.B2161];[.$L$91])" office:value-type="string" office:string-value="INSERT INTO `cities` (`id`, `region_id`, `name`) VALUES (NULL, (SELECT id FROM `regions` WHERE name = 'Mureș'), 'Lunca');" calcext:value-type="string">
            <text:p>INSERT INTO `cities` (`id`, `region_id`, `name`) VALUES (NULL, (SELECT id FROM `regions` WHERE name = 'Mureș'), 'Lun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Lunca Bradului</text:p>
          </table:table-cell>
          <table:table-cell/>
          <table:table-cell table:formula="of:=CONCATENATE([.$C$91];[.A2162];[.$K$91];[.B2162];[.$L$91])" office:value-type="string" office:string-value="INSERT INTO `cities` (`id`, `region_id`, `name`) VALUES (NULL, (SELECT id FROM `regions` WHERE name = 'Mureș'), 'Lunca Bradului');" calcext:value-type="string">
            <text:p>INSERT INTO `cities` (`id`, `region_id`, `name`) VALUES (NULL, (SELECT id FROM `regions` WHERE name = 'Mureș'), 'Lunca Brad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Mădăraș</text:p>
          </table:table-cell>
          <table:table-cell/>
          <table:table-cell table:formula="of:=CONCATENATE([.$C$91];[.A2163];[.$K$91];[.B2163];[.$L$91])" office:value-type="string" office:string-value="INSERT INTO `cities` (`id`, `region_id`, `name`) VALUES (NULL, (SELECT id FROM `regions` WHERE name = 'Mureș'), 'Mădăraș');" calcext:value-type="string">
            <text:p>INSERT INTO `cities` (`id`, `region_id`, `name`) VALUES (NULL, (SELECT id FROM `regions` WHERE name = 'Mureș'), 'Mădăr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Măgherani</text:p>
          </table:table-cell>
          <table:table-cell/>
          <table:table-cell table:formula="of:=CONCATENATE([.$C$91];[.A2164];[.$K$91];[.B2164];[.$L$91])" office:value-type="string" office:string-value="INSERT INTO `cities` (`id`, `region_id`, `name`) VALUES (NULL, (SELECT id FROM `regions` WHERE name = 'Mureș'), 'Măgherani');" calcext:value-type="string">
            <text:p>INSERT INTO `cities` (`id`, `region_id`, `name`) VALUES (NULL, (SELECT id FROM `regions` WHERE name = 'Mureș'), 'Măgher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Mica</text:p>
          </table:table-cell>
          <table:table-cell/>
          <table:table-cell table:formula="of:=CONCATENATE([.$C$91];[.A2165];[.$K$91];[.B2165];[.$L$91])" office:value-type="string" office:string-value="INSERT INTO `cities` (`id`, `region_id`, `name`) VALUES (NULL, (SELECT id FROM `regions` WHERE name = 'Mureș'), 'Mica');" calcext:value-type="string">
            <text:p>INSERT INTO `cities` (`id`, `region_id`, `name`) VALUES (NULL, (SELECT id FROM `regions` WHERE name = 'Mureș'), 'Mi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Miercurea Nirajului</text:p>
          </table:table-cell>
          <table:table-cell/>
          <table:table-cell table:formula="of:=CONCATENATE([.$C$91];[.A2166];[.$K$91];[.B2166];[.$L$91])" office:value-type="string" office:string-value="INSERT INTO `cities` (`id`, `region_id`, `name`) VALUES (NULL, (SELECT id FROM `regions` WHERE name = 'Mureș'), 'Miercurea Nirajului');" calcext:value-type="string">
            <text:p>INSERT INTO `cities` (`id`, `region_id`, `name`) VALUES (NULL, (SELECT id FROM `regions` WHERE name = 'Mureș'), 'Miercurea Niraj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Miheșu de Câmpie</text:p>
          </table:table-cell>
          <table:table-cell/>
          <table:table-cell table:formula="of:=CONCATENATE([.$C$91];[.A2167];[.$K$91];[.B2167];[.$L$91])" office:value-type="string" office:string-value="INSERT INTO `cities` (`id`, `region_id`, `name`) VALUES (NULL, (SELECT id FROM `regions` WHERE name = 'Mureș'), 'Miheșu de Câmpie');" calcext:value-type="string">
            <text:p>INSERT INTO `cities` (`id`, `region_id`, `name`) VALUES (NULL, (SELECT id FROM `regions` WHERE name = 'Mureș'), 'Miheșu de Câmpi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Nadeș</text:p>
          </table:table-cell>
          <table:table-cell/>
          <table:table-cell table:formula="of:=CONCATENATE([.$C$91];[.A2168];[.$K$91];[.B2168];[.$L$91])" office:value-type="string" office:string-value="INSERT INTO `cities` (`id`, `region_id`, `name`) VALUES (NULL, (SELECT id FROM `regions` WHERE name = 'Mureș'), 'Nadeș');" calcext:value-type="string">
            <text:p>INSERT INTO `cities` (`id`, `region_id`, `name`) VALUES (NULL, (SELECT id FROM `regions` WHERE name = 'Mureș'), 'Nad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Neaua</text:p>
          </table:table-cell>
          <table:table-cell/>
          <table:table-cell table:formula="of:=CONCATENATE([.$C$91];[.A2169];[.$K$91];[.B2169];[.$L$91])" office:value-type="string" office:string-value="INSERT INTO `cities` (`id`, `region_id`, `name`) VALUES (NULL, (SELECT id FROM `regions` WHERE name = 'Mureș'), 'Neaua');" calcext:value-type="string">
            <text:p>INSERT INTO `cities` (`id`, `region_id`, `name`) VALUES (NULL, (SELECT id FROM `regions` WHERE name = 'Mureș'), 'Neau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Ogra</text:p>
          </table:table-cell>
          <table:table-cell/>
          <table:table-cell table:formula="of:=CONCATENATE([.$C$91];[.A2170];[.$K$91];[.B2170];[.$L$91])" office:value-type="string" office:string-value="INSERT INTO `cities` (`id`, `region_id`, `name`) VALUES (NULL, (SELECT id FROM `regions` WHERE name = 'Mureș'), 'Ogra');" calcext:value-type="string">
            <text:p>INSERT INTO `cities` (`id`, `region_id`, `name`) VALUES (NULL, (SELECT id FROM `regions` WHERE name = 'Mureș'), 'Og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Pănet</text:p>
          </table:table-cell>
          <table:table-cell/>
          <table:table-cell table:formula="of:=CONCATENATE([.$C$91];[.A2171];[.$K$91];[.B2171];[.$L$91])" office:value-type="string" office:string-value="INSERT INTO `cities` (`id`, `region_id`, `name`) VALUES (NULL, (SELECT id FROM `regions` WHERE name = 'Mureș'), 'Pănet');" calcext:value-type="string">
            <text:p>INSERT INTO `cities` (`id`, `region_id`, `name`) VALUES (NULL, (SELECT id FROM `regions` WHERE name = 'Mureș'), 'Păne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Papiu Ilarian</text:p>
          </table:table-cell>
          <table:table-cell/>
          <table:table-cell table:formula="of:=CONCATENATE([.$C$91];[.A2172];[.$K$91];[.B2172];[.$L$91])" office:value-type="string" office:string-value="INSERT INTO `cities` (`id`, `region_id`, `name`) VALUES (NULL, (SELECT id FROM `regions` WHERE name = 'Mureș'), 'Papiu Ilarian');" calcext:value-type="string">
            <text:p>INSERT INTO `cities` (`id`, `region_id`, `name`) VALUES (NULL, (SELECT id FROM `regions` WHERE name = 'Mureș'), 'Papiu Ilari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Păsăreni</text:p>
          </table:table-cell>
          <table:table-cell/>
          <table:table-cell table:formula="of:=CONCATENATE([.$C$91];[.A2173];[.$K$91];[.B2173];[.$L$91])" office:value-type="string" office:string-value="INSERT INTO `cities` (`id`, `region_id`, `name`) VALUES (NULL, (SELECT id FROM `regions` WHERE name = 'Mureș'), 'Păsăreni');" calcext:value-type="string">
            <text:p>INSERT INTO `cities` (`id`, `region_id`, `name`) VALUES (NULL, (SELECT id FROM `regions` WHERE name = 'Mureș'), 'Păsă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Petelea</text:p>
          </table:table-cell>
          <table:table-cell/>
          <table:table-cell table:formula="of:=CONCATENATE([.$C$91];[.A2174];[.$K$91];[.B2174];[.$L$91])" office:value-type="string" office:string-value="INSERT INTO `cities` (`id`, `region_id`, `name`) VALUES (NULL, (SELECT id FROM `regions` WHERE name = 'Mureș'), 'Petelea');" calcext:value-type="string">
            <text:p>INSERT INTO `cities` (`id`, `region_id`, `name`) VALUES (NULL, (SELECT id FROM `regions` WHERE name = 'Mureș'), 'Petel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Pogăceaua</text:p>
          </table:table-cell>
          <table:table-cell/>
          <table:table-cell table:formula="of:=CONCATENATE([.$C$91];[.A2175];[.$K$91];[.B2175];[.$L$91])" office:value-type="string" office:string-value="INSERT INTO `cities` (`id`, `region_id`, `name`) VALUES (NULL, (SELECT id FROM `regions` WHERE name = 'Mureș'), 'Pogăceaua');" calcext:value-type="string">
            <text:p>INSERT INTO `cities` (`id`, `region_id`, `name`) VALUES (NULL, (SELECT id FROM `regions` WHERE name = 'Mureș'), 'Pogăceau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Râciu</text:p>
          </table:table-cell>
          <table:table-cell/>
          <table:table-cell table:formula="of:=CONCATENATE([.$C$91];[.A2176];[.$K$91];[.B2176];[.$L$91])" office:value-type="string" office:string-value="INSERT INTO `cities` (`id`, `region_id`, `name`) VALUES (NULL, (SELECT id FROM `regions` WHERE name = 'Mureș'), 'Râciu');" calcext:value-type="string">
            <text:p>INSERT INTO `cities` (`id`, `region_id`, `name`) VALUES (NULL, (SELECT id FROM `regions` WHERE name = 'Mureș'), 'Râc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Răstolița</text:p>
          </table:table-cell>
          <table:table-cell/>
          <table:table-cell table:formula="of:=CONCATENATE([.$C$91];[.A2177];[.$K$91];[.B2177];[.$L$91])" office:value-type="string" office:string-value="INSERT INTO `cities` (`id`, `region_id`, `name`) VALUES (NULL, (SELECT id FROM `regions` WHERE name = 'Mureș'), 'Răstolița');" calcext:value-type="string">
            <text:p>INSERT INTO `cities` (`id`, `region_id`, `name`) VALUES (NULL, (SELECT id FROM `regions` WHERE name = 'Mureș'), 'Răstol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Reghin</text:p>
          </table:table-cell>
          <table:table-cell/>
          <table:table-cell table:formula="of:=CONCATENATE([.$C$91];[.A2178];[.$K$91];[.B2178];[.$L$91])" office:value-type="string" office:string-value="INSERT INTO `cities` (`id`, `region_id`, `name`) VALUES (NULL, (SELECT id FROM `regions` WHERE name = 'Mureș'), 'Reghin');" calcext:value-type="string">
            <text:p>INSERT INTO `cities` (`id`, `region_id`, `name`) VALUES (NULL, (SELECT id FROM `regions` WHERE name = 'Mureș'), 'Regh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Rușii-Munți</text:p>
          </table:table-cell>
          <table:table-cell/>
          <table:table-cell table:formula="of:=CONCATENATE([.$C$91];[.A2179];[.$K$91];[.B2179];[.$L$91])" office:value-type="string" office:string-value="INSERT INTO `cities` (`id`, `region_id`, `name`) VALUES (NULL, (SELECT id FROM `regions` WHERE name = 'Mureș'), 'Rușii-Munți');" calcext:value-type="string">
            <text:p>INSERT INTO `cities` (`id`, `region_id`, `name`) VALUES (NULL, (SELECT id FROM `regions` WHERE name = 'Mureș'), 'Rușii-Mun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Sâncraiu de Mureș</text:p>
          </table:table-cell>
          <table:table-cell/>
          <table:table-cell table:formula="of:=CONCATENATE([.$C$91];[.A2180];[.$K$91];[.B2180];[.$L$91])" office:value-type="string" office:string-value="INSERT INTO `cities` (`id`, `region_id`, `name`) VALUES (NULL, (SELECT id FROM `regions` WHERE name = 'Mureș'), 'Sâncraiu de Mureș');" calcext:value-type="string">
            <text:p>INSERT INTO `cities` (`id`, `region_id`, `name`) VALUES (NULL, (SELECT id FROM `regions` WHERE name = 'Mureș'), 'Sâncraiu de Mur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Sângeorgiu de Mureș</text:p>
          </table:table-cell>
          <table:table-cell/>
          <table:table-cell table:formula="of:=CONCATENATE([.$C$91];[.A2181];[.$K$91];[.B2181];[.$L$91])" office:value-type="string" office:string-value="INSERT INTO `cities` (`id`, `region_id`, `name`) VALUES (NULL, (SELECT id FROM `regions` WHERE name = 'Mureș'), 'Sângeorgiu de Mureș');" calcext:value-type="string">
            <text:p>INSERT INTO `cities` (`id`, `region_id`, `name`) VALUES (NULL, (SELECT id FROM `regions` WHERE name = 'Mureș'), 'Sângeorgiu de Mur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Sângeorgiu de Pădure</text:p>
          </table:table-cell>
          <table:table-cell/>
          <table:table-cell table:formula="of:=CONCATENATE([.$C$91];[.A2182];[.$K$91];[.B2182];[.$L$91])" office:value-type="string" office:string-value="INSERT INTO `cities` (`id`, `region_id`, `name`) VALUES (NULL, (SELECT id FROM `regions` WHERE name = 'Mureș'), 'Sângeorgiu de Pădure');" calcext:value-type="string">
            <text:p>INSERT INTO `cities` (`id`, `region_id`, `name`) VALUES (NULL, (SELECT id FROM `regions` WHERE name = 'Mureș'), 'Sângeorgiu de Pădu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Sânger</text:p>
          </table:table-cell>
          <table:table-cell/>
          <table:table-cell table:formula="of:=CONCATENATE([.$C$91];[.A2183];[.$K$91];[.B2183];[.$L$91])" office:value-type="string" office:string-value="INSERT INTO `cities` (`id`, `region_id`, `name`) VALUES (NULL, (SELECT id FROM `regions` WHERE name = 'Mureș'), 'Sânger');" calcext:value-type="string">
            <text:p>INSERT INTO `cities` (`id`, `region_id`, `name`) VALUES (NULL, (SELECT id FROM `regions` WHERE name = 'Mureș'), 'Sânge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Sânpaul</text:p>
          </table:table-cell>
          <table:table-cell/>
          <table:table-cell table:formula="of:=CONCATENATE([.$C$91];[.A2184];[.$K$91];[.B2184];[.$L$91])" office:value-type="string" office:string-value="INSERT INTO `cities` (`id`, `region_id`, `name`) VALUES (NULL, (SELECT id FROM `regions` WHERE name = 'Mureș'), 'Sânpaul');" calcext:value-type="string">
            <text:p>INSERT INTO `cities` (`id`, `region_id`, `name`) VALUES (NULL, (SELECT id FROM `regions` WHERE name = 'Mureș'), 'Sânpau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Sânpetru de Câmpie</text:p>
          </table:table-cell>
          <table:table-cell/>
          <table:table-cell table:formula="of:=CONCATENATE([.$C$91];[.A2185];[.$K$91];[.B2185];[.$L$91])" office:value-type="string" office:string-value="INSERT INTO `cities` (`id`, `region_id`, `name`) VALUES (NULL, (SELECT id FROM `regions` WHERE name = 'Mureș'), 'Sânpetru de Câmpie');" calcext:value-type="string">
            <text:p>INSERT INTO `cities` (`id`, `region_id`, `name`) VALUES (NULL, (SELECT id FROM `regions` WHERE name = 'Mureș'), 'Sânpetru de Câmpi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Sântana de Mureș</text:p>
          </table:table-cell>
          <table:table-cell/>
          <table:table-cell table:formula="of:=CONCATENATE([.$C$91];[.A2186];[.$K$91];[.B2186];[.$L$91])" office:value-type="string" office:string-value="INSERT INTO `cities` (`id`, `region_id`, `name`) VALUES (NULL, (SELECT id FROM `regions` WHERE name = 'Mureș'), 'Sântana de Mureș');" calcext:value-type="string">
            <text:p>INSERT INTO `cities` (`id`, `region_id`, `name`) VALUES (NULL, (SELECT id FROM `regions` WHERE name = 'Mureș'), 'Sântana de Mur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Sărățeni</text:p>
          </table:table-cell>
          <table:table-cell/>
          <table:table-cell table:formula="of:=CONCATENATE([.$C$91];[.A2187];[.$K$91];[.B2187];[.$L$91])" office:value-type="string" office:string-value="INSERT INTO `cities` (`id`, `region_id`, `name`) VALUES (NULL, (SELECT id FROM `regions` WHERE name = 'Mureș'), 'Sărățeni');" calcext:value-type="string">
            <text:p>INSERT INTO `cities` (`id`, `region_id`, `name`) VALUES (NULL, (SELECT id FROM `regions` WHERE name = 'Mureș'), 'Sărăț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Sărmașu</text:p>
          </table:table-cell>
          <table:table-cell/>
          <table:table-cell table:formula="of:=CONCATENATE([.$C$91];[.A2188];[.$K$91];[.B2188];[.$L$91])" office:value-type="string" office:string-value="INSERT INTO `cities` (`id`, `region_id`, `name`) VALUES (NULL, (SELECT id FROM `regions` WHERE name = 'Mureș'), 'Sărmașu');" calcext:value-type="string">
            <text:p>INSERT INTO `cities` (`id`, `region_id`, `name`) VALUES (NULL, (SELECT id FROM `regions` WHERE name = 'Mureș'), 'Sărmaș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Saschiz</text:p>
          </table:table-cell>
          <table:table-cell/>
          <table:table-cell table:formula="of:=CONCATENATE([.$C$91];[.A2189];[.$K$91];[.B2189];[.$L$91])" office:value-type="string" office:string-value="INSERT INTO `cities` (`id`, `region_id`, `name`) VALUES (NULL, (SELECT id FROM `regions` WHERE name = 'Mureș'), 'Saschiz');" calcext:value-type="string">
            <text:p>INSERT INTO `cities` (`id`, `region_id`, `name`) VALUES (NULL, (SELECT id FROM `regions` WHERE name = 'Mureș'), 'Saschiz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Șăulia</text:p>
          </table:table-cell>
          <table:table-cell/>
          <table:table-cell table:formula="of:=CONCATENATE([.$C$91];[.A2190];[.$K$91];[.B2190];[.$L$91])" office:value-type="string" office:string-value="INSERT INTO `cities` (`id`, `region_id`, `name`) VALUES (NULL, (SELECT id FROM `regions` WHERE name = 'Mureș'), 'Șăulia');" calcext:value-type="string">
            <text:p>INSERT INTO `cities` (`id`, `region_id`, `name`) VALUES (NULL, (SELECT id FROM `regions` WHERE name = 'Mureș'), 'Șăul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Sighișoara</text:p>
          </table:table-cell>
          <table:table-cell/>
          <table:table-cell table:formula="of:=CONCATENATE([.$C$91];[.A2191];[.$K$91];[.B2191];[.$L$91])" office:value-type="string" office:string-value="INSERT INTO `cities` (`id`, `region_id`, `name`) VALUES (NULL, (SELECT id FROM `regions` WHERE name = 'Mureș'), 'Sighișoara');" calcext:value-type="string">
            <text:p>INSERT INTO `cities` (`id`, `region_id`, `name`) VALUES (NULL, (SELECT id FROM `regions` WHERE name = 'Mureș'), 'Sighiș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Șincai</text:p>
          </table:table-cell>
          <table:table-cell/>
          <table:table-cell table:formula="of:=CONCATENATE([.$C$91];[.A2192];[.$K$91];[.B2192];[.$L$91])" office:value-type="string" office:string-value="INSERT INTO `cities` (`id`, `region_id`, `name`) VALUES (NULL, (SELECT id FROM `regions` WHERE name = 'Mureș'), 'Șincai');" calcext:value-type="string">
            <text:p>INSERT INTO `cities` (`id`, `region_id`, `name`) VALUES (NULL, (SELECT id FROM `regions` WHERE name = 'Mureș'), 'Șinca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Solovăstru</text:p>
          </table:table-cell>
          <table:table-cell/>
          <table:table-cell table:formula="of:=CONCATENATE([.$C$91];[.A2193];[.$K$91];[.B2193];[.$L$91])" office:value-type="string" office:string-value="INSERT INTO `cities` (`id`, `region_id`, `name`) VALUES (NULL, (SELECT id FROM `regions` WHERE name = 'Mureș'), 'Solovăstru');" calcext:value-type="string">
            <text:p>INSERT INTO `cities` (`id`, `region_id`, `name`) VALUES (NULL, (SELECT id FROM `regions` WHERE name = 'Mureș'), 'Solovăst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Sovata</text:p>
          </table:table-cell>
          <table:table-cell/>
          <table:table-cell table:formula="of:=CONCATENATE([.$C$91];[.A2194];[.$K$91];[.B2194];[.$L$91])" office:value-type="string" office:string-value="INSERT INTO `cities` (`id`, `region_id`, `name`) VALUES (NULL, (SELECT id FROM `regions` WHERE name = 'Mureș'), 'Sovata');" calcext:value-type="string">
            <text:p>INSERT INTO `cities` (`id`, `region_id`, `name`) VALUES (NULL, (SELECT id FROM `regions` WHERE name = 'Mureș'), 'Sova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Stânceni</text:p>
          </table:table-cell>
          <table:table-cell/>
          <table:table-cell table:formula="of:=CONCATENATE([.$C$91];[.A2195];[.$K$91];[.B2195];[.$L$91])" office:value-type="string" office:string-value="INSERT INTO `cities` (`id`, `region_id`, `name`) VALUES (NULL, (SELECT id FROM `regions` WHERE name = 'Mureș'), 'Stânceni');" calcext:value-type="string">
            <text:p>INSERT INTO `cities` (`id`, `region_id`, `name`) VALUES (NULL, (SELECT id FROM `regions` WHERE name = 'Mureș'), 'Stân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Suplac</text:p>
          </table:table-cell>
          <table:table-cell/>
          <table:table-cell table:formula="of:=CONCATENATE([.$C$91];[.A2196];[.$K$91];[.B2196];[.$L$91])" office:value-type="string" office:string-value="INSERT INTO `cities` (`id`, `region_id`, `name`) VALUES (NULL, (SELECT id FROM `regions` WHERE name = 'Mureș'), 'Suplac');" calcext:value-type="string">
            <text:p>INSERT INTO `cities` (`id`, `region_id`, `name`) VALUES (NULL, (SELECT id FROM `regions` WHERE name = 'Mureș'), 'Supla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Suseni</text:p>
          </table:table-cell>
          <table:table-cell/>
          <table:table-cell table:formula="of:=CONCATENATE([.$C$91];[.A2197];[.$K$91];[.B2197];[.$L$91])" office:value-type="string" office:string-value="INSERT INTO `cities` (`id`, `region_id`, `name`) VALUES (NULL, (SELECT id FROM `regions` WHERE name = 'Mureș'), 'Suseni');" calcext:value-type="string">
            <text:p>INSERT INTO `cities` (`id`, `region_id`, `name`) VALUES (NULL, (SELECT id FROM `regions` WHERE name = 'Mureș'), 'Sus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Târgu Mureș</text:p>
          </table:table-cell>
          <table:table-cell/>
          <table:table-cell table:formula="of:=CONCATENATE([.$C$91];[.A2198];[.$K$91];[.B2198];[.$L$91])" office:value-type="string" office:string-value="INSERT INTO `cities` (`id`, `region_id`, `name`) VALUES (NULL, (SELECT id FROM `regions` WHERE name = 'Mureș'), 'Târgu Mureș');" calcext:value-type="string">
            <text:p>INSERT INTO `cities` (`id`, `region_id`, `name`) VALUES (NULL, (SELECT id FROM `regions` WHERE name = 'Mureș'), 'Târgu Mur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Târnăveni (Diciosânmartin)</text:p>
          </table:table-cell>
          <table:table-cell/>
          <table:table-cell table:formula="of:=CONCATENATE([.$C$91];[.A2199];[.$K$91];[.B2199];[.$L$91])" office:value-type="string" office:string-value="INSERT INTO `cities` (`id`, `region_id`, `name`) VALUES (NULL, (SELECT id FROM `regions` WHERE name = 'Mureș'), 'Târnăveni (Diciosânmartin)');" calcext:value-type="string">
            <text:p>INSERT INTO `cities` (`id`, `region_id`, `name`) VALUES (NULL, (SELECT id FROM `regions` WHERE name = 'Mureș'), 'Târnăveni (Diciosânmartin)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Tăureni</text:p>
          </table:table-cell>
          <table:table-cell/>
          <table:table-cell table:formula="of:=CONCATENATE([.$C$91];[.A2200];[.$K$91];[.B2200];[.$L$91])" office:value-type="string" office:string-value="INSERT INTO `cities` (`id`, `region_id`, `name`) VALUES (NULL, (SELECT id FROM `regions` WHERE name = 'Mureș'), 'Tăureni');" calcext:value-type="string">
            <text:p>INSERT INTO `cities` (`id`, `region_id`, `name`) VALUES (NULL, (SELECT id FROM `regions` WHERE name = 'Mureș'), 'Tău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Ungheni (Niraşteu)</text:p>
          </table:table-cell>
          <table:table-cell/>
          <table:table-cell table:formula="of:=CONCATENATE([.$C$91];[.A2201];[.$K$91];[.B2201];[.$L$91])" office:value-type="string" office:string-value="INSERT INTO `cities` (`id`, `region_id`, `name`) VALUES (NULL, (SELECT id FROM `regions` WHERE name = 'Mureș'), 'Ungheni (Niraşteu)');" calcext:value-type="string">
            <text:p>INSERT INTO `cities` (`id`, `region_id`, `name`) VALUES (NULL, (SELECT id FROM `regions` WHERE name = 'Mureș'), 'Ungheni (Niraşteu)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Valea Largă</text:p>
          </table:table-cell>
          <table:table-cell/>
          <table:table-cell table:formula="of:=CONCATENATE([.$C$91];[.A2202];[.$K$91];[.B2202];[.$L$91])" office:value-type="string" office:string-value="INSERT INTO `cities` (`id`, `region_id`, `name`) VALUES (NULL, (SELECT id FROM `regions` WHERE name = 'Mureș'), 'Valea Largă');" calcext:value-type="string">
            <text:p>INSERT INTO `cities` (`id`, `region_id`, `name`) VALUES (NULL, (SELECT id FROM `regions` WHERE name = 'Mureș'), 'Valea Larg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Vânători</text:p>
          </table:table-cell>
          <table:table-cell/>
          <table:table-cell table:formula="of:=CONCATENATE([.$C$91];[.A2203];[.$K$91];[.B2203];[.$L$91])" office:value-type="string" office:string-value="INSERT INTO `cities` (`id`, `region_id`, `name`) VALUES (NULL, (SELECT id FROM `regions` WHERE name = 'Mureș'), 'Vânători');" calcext:value-type="string">
            <text:p>INSERT INTO `cities` (`id`, `region_id`, `name`) VALUES (NULL, (SELECT id FROM `regions` WHERE name = 'Mureș'), 'Vânăto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Vărgata</text:p>
          </table:table-cell>
          <table:table-cell/>
          <table:table-cell table:formula="of:=CONCATENATE([.$C$91];[.A2204];[.$K$91];[.B2204];[.$L$91])" office:value-type="string" office:string-value="INSERT INTO `cities` (`id`, `region_id`, `name`) VALUES (NULL, (SELECT id FROM `regions` WHERE name = 'Mureș'), 'Vărgata');" calcext:value-type="string">
            <text:p>INSERT INTO `cities` (`id`, `region_id`, `name`) VALUES (NULL, (SELECT id FROM `regions` WHERE name = 'Mureș'), 'Vărga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Vătava</text:p>
          </table:table-cell>
          <table:table-cell/>
          <table:table-cell table:formula="of:=CONCATENATE([.$C$91];[.A2205];[.$K$91];[.B2205];[.$L$91])" office:value-type="string" office:string-value="INSERT INTO `cities` (`id`, `region_id`, `name`) VALUES (NULL, (SELECT id FROM `regions` WHERE name = 'Mureș'), 'Vătava');" calcext:value-type="string">
            <text:p>INSERT INTO `cities` (`id`, `region_id`, `name`) VALUES (NULL, (SELECT id FROM `regions` WHERE name = 'Mureș'), 'Văta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Vețca</text:p>
          </table:table-cell>
          <table:table-cell/>
          <table:table-cell table:formula="of:=CONCATENATE([.$C$91];[.A2206];[.$K$91];[.B2206];[.$L$91])" office:value-type="string" office:string-value="INSERT INTO `cities` (`id`, `region_id`, `name`) VALUES (NULL, (SELECT id FROM `regions` WHERE name = 'Mureș'), 'Vețca');" calcext:value-type="string">
            <text:p>INSERT INTO `cities` (`id`, `region_id`, `name`) VALUES (NULL, (SELECT id FROM `regions` WHERE name = 'Mureș'), 'Veț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Viișoara</text:p>
          </table:table-cell>
          <table:table-cell/>
          <table:table-cell table:formula="of:=CONCATENATE([.$C$91];[.A2207];[.$K$91];[.B2207];[.$L$91])" office:value-type="string" office:string-value="INSERT INTO `cities` (`id`, `region_id`, `name`) VALUES (NULL, (SELECT id FROM `regions` WHERE name = 'Mureș'), 'Viișoara');" calcext:value-type="string">
            <text:p>INSERT INTO `cities` (`id`, `region_id`, `name`) VALUES (NULL, (SELECT id FROM `regions` WHERE name = 'Mureș'), 'Viiș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Voivodeni</text:p>
          </table:table-cell>
          <table:table-cell/>
          <table:table-cell table:formula="of:=CONCATENATE([.$C$91];[.A2208];[.$K$91];[.B2208];[.$L$91])" office:value-type="string" office:string-value="INSERT INTO `cities` (`id`, `region_id`, `name`) VALUES (NULL, (SELECT id FROM `regions` WHERE name = 'Mureș'), 'Voivodeni');" calcext:value-type="string">
            <text:p>INSERT INTO `cities` (`id`, `region_id`, `name`) VALUES (NULL, (SELECT id FROM `regions` WHERE name = 'Mureș'), 'Voivod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Zagăr</text:p>
          </table:table-cell>
          <table:table-cell/>
          <table:table-cell table:formula="of:=CONCATENATE([.$C$91];[.A2209];[.$K$91];[.B2209];[.$L$91])" office:value-type="string" office:string-value="INSERT INTO `cities` (`id`, `region_id`, `name`) VALUES (NULL, (SELECT id FROM `regions` WHERE name = 'Mureș'), 'Zagăr');" calcext:value-type="string">
            <text:p>INSERT INTO `cities` (`id`, `region_id`, `name`) VALUES (NULL, (SELECT id FROM `regions` WHERE name = 'Mureș'), 'Zagă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Zau de Câmpie</text:p>
          </table:table-cell>
          <table:table-cell/>
          <table:table-cell table:formula="of:=CONCATENATE([.$C$91];[.A2210];[.$K$91];[.B2210];[.$L$91])" office:value-type="string" office:string-value="INSERT INTO `cities` (`id`, `region_id`, `name`) VALUES (NULL, (SELECT id FROM `regions` WHERE name = 'Mureș'), 'Zau de Câmpie');" calcext:value-type="string">
            <text:p>INSERT INTO `cities` (`id`, `region_id`, `name`) VALUES (NULL, (SELECT id FROM `regions` WHERE name = 'Mureș'), 'Zau de Câmpie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Agapia</text:p>
          </table:table-cell>
          <table:table-cell/>
          <table:table-cell table:formula="of:=CONCATENATE([.$C$91];[.A2212];[.$K$91];[.B2212];[.$L$91])" office:value-type="string" office:string-value="INSERT INTO `cities` (`id`, `region_id`, `name`) VALUES (NULL, (SELECT id FROM `regions` WHERE name = 'Neamț'), 'Agapia');" calcext:value-type="string">
            <text:p>INSERT INTO `cities` (`id`, `region_id`, `name`) VALUES (NULL, (SELECT id FROM `regions` WHERE name = 'Neamț'), 'Agap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Alexandru cel Bun</text:p>
          </table:table-cell>
          <table:table-cell/>
          <table:table-cell table:formula="of:=CONCATENATE([.$C$91];[.A2213];[.$K$91];[.B2213];[.$L$91])" office:value-type="string" office:string-value="INSERT INTO `cities` (`id`, `region_id`, `name`) VALUES (NULL, (SELECT id FROM `regions` WHERE name = 'Neamț'), 'Alexandru cel Bun');" calcext:value-type="string">
            <text:p>INSERT INTO `cities` (`id`, `region_id`, `name`) VALUES (NULL, (SELECT id FROM `regions` WHERE name = 'Neamț'), 'Alexandru cel Bu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Bahna</text:p>
          </table:table-cell>
          <table:table-cell/>
          <table:table-cell table:formula="of:=CONCATENATE([.$C$91];[.A2214];[.$K$91];[.B2214];[.$L$91])" office:value-type="string" office:string-value="INSERT INTO `cities` (`id`, `region_id`, `name`) VALUES (NULL, (SELECT id FROM `regions` WHERE name = 'Neamț'), 'Bahna');" calcext:value-type="string">
            <text:p>INSERT INTO `cities` (`id`, `region_id`, `name`) VALUES (NULL, (SELECT id FROM `regions` WHERE name = 'Neamț'), 'Bah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Bălțătești</text:p>
          </table:table-cell>
          <table:table-cell/>
          <table:table-cell table:formula="of:=CONCATENATE([.$C$91];[.A2215];[.$K$91];[.B2215];[.$L$91])" office:value-type="string" office:string-value="INSERT INTO `cities` (`id`, `region_id`, `name`) VALUES (NULL, (SELECT id FROM `regions` WHERE name = 'Neamț'), 'Bălțătești');" calcext:value-type="string">
            <text:p>INSERT INTO `cities` (`id`, `region_id`, `name`) VALUES (NULL, (SELECT id FROM `regions` WHERE name = 'Neamț'), 'Bălță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Bâra</text:p>
          </table:table-cell>
          <table:table-cell/>
          <table:table-cell table:formula="of:=CONCATENATE([.$C$91];[.A2216];[.$K$91];[.B2216];[.$L$91])" office:value-type="string" office:string-value="INSERT INTO `cities` (`id`, `region_id`, `name`) VALUES (NULL, (SELECT id FROM `regions` WHERE name = 'Neamț'), 'Bâra');" calcext:value-type="string">
            <text:p>INSERT INTO `cities` (`id`, `region_id`, `name`) VALUES (NULL, (SELECT id FROM `regions` WHERE name = 'Neamț'), 'Bâ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Bârgăuani</text:p>
          </table:table-cell>
          <table:table-cell/>
          <table:table-cell table:formula="of:=CONCATENATE([.$C$91];[.A2217];[.$K$91];[.B2217];[.$L$91])" office:value-type="string" office:string-value="INSERT INTO `cities` (`id`, `region_id`, `name`) VALUES (NULL, (SELECT id FROM `regions` WHERE name = 'Neamț'), 'Bârgăuani');" calcext:value-type="string">
            <text:p>INSERT INTO `cities` (`id`, `region_id`, `name`) VALUES (NULL, (SELECT id FROM `regions` WHERE name = 'Neamț'), 'Bârgău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Bicaz</text:p>
          </table:table-cell>
          <table:table-cell/>
          <table:table-cell table:formula="of:=CONCATENATE([.$C$91];[.A2218];[.$K$91];[.B2218];[.$L$91])" office:value-type="string" office:string-value="INSERT INTO `cities` (`id`, `region_id`, `name`) VALUES (NULL, (SELECT id FROM `regions` WHERE name = 'Neamț'), 'Bicaz');" calcext:value-type="string">
            <text:p>INSERT INTO `cities` (`id`, `region_id`, `name`) VALUES (NULL, (SELECT id FROM `regions` WHERE name = 'Neamț'), 'Bicaz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Bicaz-Chei</text:p>
          </table:table-cell>
          <table:table-cell/>
          <table:table-cell table:formula="of:=CONCATENATE([.$C$91];[.A2219];[.$K$91];[.B2219];[.$L$91])" office:value-type="string" office:string-value="INSERT INTO `cities` (`id`, `region_id`, `name`) VALUES (NULL, (SELECT id FROM `regions` WHERE name = 'Neamț'), 'Bicaz-Chei');" calcext:value-type="string">
            <text:p>INSERT INTO `cities` (`id`, `region_id`, `name`) VALUES (NULL, (SELECT id FROM `regions` WHERE name = 'Neamț'), 'Bicaz-Ch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Bicazu Ardelean</text:p>
          </table:table-cell>
          <table:table-cell/>
          <table:table-cell table:formula="of:=CONCATENATE([.$C$91];[.A2220];[.$K$91];[.B2220];[.$L$91])" office:value-type="string" office:string-value="INSERT INTO `cities` (`id`, `region_id`, `name`) VALUES (NULL, (SELECT id FROM `regions` WHERE name = 'Neamț'), 'Bicazu Ardelean');" calcext:value-type="string">
            <text:p>INSERT INTO `cities` (`id`, `region_id`, `name`) VALUES (NULL, (SELECT id FROM `regions` WHERE name = 'Neamț'), 'Bicazu Ardele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Bodești</text:p>
          </table:table-cell>
          <table:table-cell/>
          <table:table-cell table:formula="of:=CONCATENATE([.$C$91];[.A2221];[.$K$91];[.B2221];[.$L$91])" office:value-type="string" office:string-value="INSERT INTO `cities` (`id`, `region_id`, `name`) VALUES (NULL, (SELECT id FROM `regions` WHERE name = 'Neamț'), 'Bodești');" calcext:value-type="string">
            <text:p>INSERT INTO `cities` (`id`, `region_id`, `name`) VALUES (NULL, (SELECT id FROM `regions` WHERE name = 'Neamț'), 'Bo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Boghicea</text:p>
          </table:table-cell>
          <table:table-cell/>
          <table:table-cell table:formula="of:=CONCATENATE([.$C$91];[.A2222];[.$K$91];[.B2222];[.$L$91])" office:value-type="string" office:string-value="INSERT INTO `cities` (`id`, `region_id`, `name`) VALUES (NULL, (SELECT id FROM `regions` WHERE name = 'Neamț'), 'Boghicea');" calcext:value-type="string">
            <text:p>INSERT INTO `cities` (`id`, `region_id`, `name`) VALUES (NULL, (SELECT id FROM `regions` WHERE name = 'Neamț'), 'Boghi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Borca</text:p>
          </table:table-cell>
          <table:table-cell/>
          <table:table-cell table:formula="of:=CONCATENATE([.$C$91];[.A2223];[.$K$91];[.B2223];[.$L$91])" office:value-type="string" office:string-value="INSERT INTO `cities` (`id`, `region_id`, `name`) VALUES (NULL, (SELECT id FROM `regions` WHERE name = 'Neamț'), 'Borca');" calcext:value-type="string">
            <text:p>INSERT INTO `cities` (`id`, `region_id`, `name`) VALUES (NULL, (SELECT id FROM `regions` WHERE name = 'Neamț'), 'Bor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Borlești</text:p>
          </table:table-cell>
          <table:table-cell/>
          <table:table-cell table:formula="of:=CONCATENATE([.$C$91];[.A2224];[.$K$91];[.B2224];[.$L$91])" office:value-type="string" office:string-value="INSERT INTO `cities` (`id`, `region_id`, `name`) VALUES (NULL, (SELECT id FROM `regions` WHERE name = 'Neamț'), 'Borlești');" calcext:value-type="string">
            <text:p>INSERT INTO `cities` (`id`, `region_id`, `name`) VALUES (NULL, (SELECT id FROM `regions` WHERE name = 'Neamț'), 'Bor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Botești</text:p>
          </table:table-cell>
          <table:table-cell/>
          <table:table-cell table:formula="of:=CONCATENATE([.$C$91];[.A2225];[.$K$91];[.B2225];[.$L$91])" office:value-type="string" office:string-value="INSERT INTO `cities` (`id`, `region_id`, `name`) VALUES (NULL, (SELECT id FROM `regions` WHERE name = 'Neamț'), 'Botești');" calcext:value-type="string">
            <text:p>INSERT INTO `cities` (`id`, `region_id`, `name`) VALUES (NULL, (SELECT id FROM `regions` WHERE name = 'Neamț'), 'Bo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Bozieni</text:p>
          </table:table-cell>
          <table:table-cell/>
          <table:table-cell table:formula="of:=CONCATENATE([.$C$91];[.A2226];[.$K$91];[.B2226];[.$L$91])" office:value-type="string" office:string-value="INSERT INTO `cities` (`id`, `region_id`, `name`) VALUES (NULL, (SELECT id FROM `regions` WHERE name = 'Neamț'), 'Bozieni');" calcext:value-type="string">
            <text:p>INSERT INTO `cities` (`id`, `region_id`, `name`) VALUES (NULL, (SELECT id FROM `regions` WHERE name = 'Neamț'), 'Boz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Brusturi</text:p>
          </table:table-cell>
          <table:table-cell/>
          <table:table-cell table:formula="of:=CONCATENATE([.$C$91];[.A2227];[.$K$91];[.B2227];[.$L$91])" office:value-type="string" office:string-value="INSERT INTO `cities` (`id`, `region_id`, `name`) VALUES (NULL, (SELECT id FROM `regions` WHERE name = 'Neamț'), 'Brusturi');" calcext:value-type="string">
            <text:p>INSERT INTO `cities` (`id`, `region_id`, `name`) VALUES (NULL, (SELECT id FROM `regions` WHERE name = 'Neamț'), 'Brustu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Cândești</text:p>
          </table:table-cell>
          <table:table-cell/>
          <table:table-cell table:formula="of:=CONCATENATE([.$C$91];[.A2228];[.$K$91];[.B2228];[.$L$91])" office:value-type="string" office:string-value="INSERT INTO `cities` (`id`, `region_id`, `name`) VALUES (NULL, (SELECT id FROM `regions` WHERE name = 'Neamț'), 'Cândești');" calcext:value-type="string">
            <text:p>INSERT INTO `cities` (`id`, `region_id`, `name`) VALUES (NULL, (SELECT id FROM `regions` WHERE name = 'Neamț'), 'Cân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Ceahlău</text:p>
          </table:table-cell>
          <table:table-cell/>
          <table:table-cell table:formula="of:=CONCATENATE([.$C$91];[.A2229];[.$K$91];[.B2229];[.$L$91])" office:value-type="string" office:string-value="INSERT INTO `cities` (`id`, `region_id`, `name`) VALUES (NULL, (SELECT id FROM `regions` WHERE name = 'Neamț'), 'Ceahlău');" calcext:value-type="string">
            <text:p>INSERT INTO `cities` (`id`, `region_id`, `name`) VALUES (NULL, (SELECT id FROM `regions` WHERE name = 'Neamț'), 'Ceahl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Cordun</text:p>
          </table:table-cell>
          <table:table-cell/>
          <table:table-cell table:formula="of:=CONCATENATE([.$C$91];[.A2230];[.$K$91];[.B2230];[.$L$91])" office:value-type="string" office:string-value="INSERT INTO `cities` (`id`, `region_id`, `name`) VALUES (NULL, (SELECT id FROM `regions` WHERE name = 'Neamț'), 'Cordun');" calcext:value-type="string">
            <text:p>INSERT INTO `cities` (`id`, `region_id`, `name`) VALUES (NULL, (SELECT id FROM `regions` WHERE name = 'Neamț'), 'Cordu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Costișa</text:p>
          </table:table-cell>
          <table:table-cell/>
          <table:table-cell table:formula="of:=CONCATENATE([.$C$91];[.A2231];[.$K$91];[.B2231];[.$L$91])" office:value-type="string" office:string-value="INSERT INTO `cities` (`id`, `region_id`, `name`) VALUES (NULL, (SELECT id FROM `regions` WHERE name = 'Neamț'), 'Costișa');" calcext:value-type="string">
            <text:p>INSERT INTO `cities` (`id`, `region_id`, `name`) VALUES (NULL, (SELECT id FROM `regions` WHERE name = 'Neamț'), 'Costiș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Crăcăoani</text:p>
          </table:table-cell>
          <table:table-cell/>
          <table:table-cell table:formula="of:=CONCATENATE([.$C$91];[.A2232];[.$K$91];[.B2232];[.$L$91])" office:value-type="string" office:string-value="INSERT INTO `cities` (`id`, `region_id`, `name`) VALUES (NULL, (SELECT id FROM `regions` WHERE name = 'Neamț'), 'Crăcăoani');" calcext:value-type="string">
            <text:p>INSERT INTO `cities` (`id`, `region_id`, `name`) VALUES (NULL, (SELECT id FROM `regions` WHERE name = 'Neamț'), 'Crăcăo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Dămuc</text:p>
          </table:table-cell>
          <table:table-cell/>
          <table:table-cell table:formula="of:=CONCATENATE([.$C$91];[.A2233];[.$K$91];[.B2233];[.$L$91])" office:value-type="string" office:string-value="INSERT INTO `cities` (`id`, `region_id`, `name`) VALUES (NULL, (SELECT id FROM `regions` WHERE name = 'Neamț'), 'Dămuc');" calcext:value-type="string">
            <text:p>INSERT INTO `cities` (`id`, `region_id`, `name`) VALUES (NULL, (SELECT id FROM `regions` WHERE name = 'Neamț'), 'Dămu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Dobreni</text:p>
          </table:table-cell>
          <table:table-cell/>
          <table:table-cell table:formula="of:=CONCATENATE([.$C$91];[.A2234];[.$K$91];[.B2234];[.$L$91])" office:value-type="string" office:string-value="INSERT INTO `cities` (`id`, `region_id`, `name`) VALUES (NULL, (SELECT id FROM `regions` WHERE name = 'Neamț'), 'Dobreni');" calcext:value-type="string">
            <text:p>INSERT INTO `cities` (`id`, `region_id`, `name`) VALUES (NULL, (SELECT id FROM `regions` WHERE name = 'Neamț'), 'Dob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Dochia</text:p>
          </table:table-cell>
          <table:table-cell/>
          <table:table-cell table:formula="of:=CONCATENATE([.$C$91];[.A2235];[.$K$91];[.B2235];[.$L$91])" office:value-type="string" office:string-value="INSERT INTO `cities` (`id`, `region_id`, `name`) VALUES (NULL, (SELECT id FROM `regions` WHERE name = 'Neamț'), 'Dochia');" calcext:value-type="string">
            <text:p>INSERT INTO `cities` (`id`, `region_id`, `name`) VALUES (NULL, (SELECT id FROM `regions` WHERE name = 'Neamț'), 'Doch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Doljești</text:p>
          </table:table-cell>
          <table:table-cell/>
          <table:table-cell table:formula="of:=CONCATENATE([.$C$91];[.A2236];[.$K$91];[.B2236];[.$L$91])" office:value-type="string" office:string-value="INSERT INTO `cities` (`id`, `region_id`, `name`) VALUES (NULL, (SELECT id FROM `regions` WHERE name = 'Neamț'), 'Doljești');" calcext:value-type="string">
            <text:p>INSERT INTO `cities` (`id`, `region_id`, `name`) VALUES (NULL, (SELECT id FROM `regions` WHERE name = 'Neamț'), 'Dolj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Drăgănești</text:p>
          </table:table-cell>
          <table:table-cell/>
          <table:table-cell table:formula="of:=CONCATENATE([.$C$91];[.A2237];[.$K$91];[.B2237];[.$L$91])" office:value-type="string" office:string-value="INSERT INTO `cities` (`id`, `region_id`, `name`) VALUES (NULL, (SELECT id FROM `regions` WHERE name = 'Neamț'), 'Drăgănești');" calcext:value-type="string">
            <text:p>INSERT INTO `cities` (`id`, `region_id`, `name`) VALUES (NULL, (SELECT id FROM `regions` WHERE name = 'Neamț'), 'Drăg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Dragomirești</text:p>
          </table:table-cell>
          <table:table-cell/>
          <table:table-cell table:formula="of:=CONCATENATE([.$C$91];[.A2238];[.$K$91];[.B2238];[.$L$91])" office:value-type="string" office:string-value="INSERT INTO `cities` (`id`, `region_id`, `name`) VALUES (NULL, (SELECT id FROM `regions` WHERE name = 'Neamț'), 'Dragomirești');" calcext:value-type="string">
            <text:p>INSERT INTO `cities` (`id`, `region_id`, `name`) VALUES (NULL, (SELECT id FROM `regions` WHERE name = 'Neamț'), 'Dragomi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Dulcești</text:p>
          </table:table-cell>
          <table:table-cell/>
          <table:table-cell table:formula="of:=CONCATENATE([.$C$91];[.A2239];[.$K$91];[.B2239];[.$L$91])" office:value-type="string" office:string-value="INSERT INTO `cities` (`id`, `region_id`, `name`) VALUES (NULL, (SELECT id FROM `regions` WHERE name = 'Neamț'), 'Dulcești');" calcext:value-type="string">
            <text:p>INSERT INTO `cities` (`id`, `region_id`, `name`) VALUES (NULL, (SELECT id FROM `regions` WHERE name = 'Neamț'), 'Dul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Dumbrava Roșie</text:p>
          </table:table-cell>
          <table:table-cell/>
          <table:table-cell table:formula="of:=CONCATENATE([.$C$91];[.A2240];[.$K$91];[.B2240];[.$L$91])" office:value-type="string" office:string-value="INSERT INTO `cities` (`id`, `region_id`, `name`) VALUES (NULL, (SELECT id FROM `regions` WHERE name = 'Neamț'), 'Dumbrava Roșie');" calcext:value-type="string">
            <text:p>INSERT INTO `cities` (`id`, `region_id`, `name`) VALUES (NULL, (SELECT id FROM `regions` WHERE name = 'Neamț'), 'Dumbrava Roși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Farcașa</text:p>
          </table:table-cell>
          <table:table-cell/>
          <table:table-cell table:formula="of:=CONCATENATE([.$C$91];[.A2241];[.$K$91];[.B2241];[.$L$91])" office:value-type="string" office:string-value="INSERT INTO `cities` (`id`, `region_id`, `name`) VALUES (NULL, (SELECT id FROM `regions` WHERE name = 'Neamț'), 'Farcașa');" calcext:value-type="string">
            <text:p>INSERT INTO `cities` (`id`, `region_id`, `name`) VALUES (NULL, (SELECT id FROM `regions` WHERE name = 'Neamț'), 'Farcaș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Făurei</text:p>
          </table:table-cell>
          <table:table-cell/>
          <table:table-cell table:formula="of:=CONCATENATE([.$C$91];[.A2242];[.$K$91];[.B2242];[.$L$91])" office:value-type="string" office:string-value="INSERT INTO `cities` (`id`, `region_id`, `name`) VALUES (NULL, (SELECT id FROM `regions` WHERE name = 'Neamț'), 'Făurei');" calcext:value-type="string">
            <text:p>INSERT INTO `cities` (`id`, `region_id`, `name`) VALUES (NULL, (SELECT id FROM `regions` WHERE name = 'Neamț'), 'Făur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Gâdinți</text:p>
          </table:table-cell>
          <table:table-cell/>
          <table:table-cell table:formula="of:=CONCATENATE([.$C$91];[.A2243];[.$K$91];[.B2243];[.$L$91])" office:value-type="string" office:string-value="INSERT INTO `cities` (`id`, `region_id`, `name`) VALUES (NULL, (SELECT id FROM `regions` WHERE name = 'Neamț'), 'Gâdinți');" calcext:value-type="string">
            <text:p>INSERT INTO `cities` (`id`, `region_id`, `name`) VALUES (NULL, (SELECT id FROM `regions` WHERE name = 'Neamț'), 'Gâdin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Gârcina</text:p>
          </table:table-cell>
          <table:table-cell/>
          <table:table-cell table:formula="of:=CONCATENATE([.$C$91];[.A2244];[.$K$91];[.B2244];[.$L$91])" office:value-type="string" office:string-value="INSERT INTO `cities` (`id`, `region_id`, `name`) VALUES (NULL, (SELECT id FROM `regions` WHERE name = 'Neamț'), 'Gârcina');" calcext:value-type="string">
            <text:p>INSERT INTO `cities` (`id`, `region_id`, `name`) VALUES (NULL, (SELECT id FROM `regions` WHERE name = 'Neamț'), 'Gârc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Gherăești</text:p>
          </table:table-cell>
          <table:table-cell/>
          <table:table-cell table:formula="of:=CONCATENATE([.$C$91];[.A2245];[.$K$91];[.B2245];[.$L$91])" office:value-type="string" office:string-value="INSERT INTO `cities` (`id`, `region_id`, `name`) VALUES (NULL, (SELECT id FROM `regions` WHERE name = 'Neamț'), 'Gherăești');" calcext:value-type="string">
            <text:p>INSERT INTO `cities` (`id`, `region_id`, `name`) VALUES (NULL, (SELECT id FROM `regions` WHERE name = 'Neamț'), 'Gheră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Ghindăoani</text:p>
          </table:table-cell>
          <table:table-cell/>
          <table:table-cell table:formula="of:=CONCATENATE([.$C$91];[.A2246];[.$K$91];[.B2246];[.$L$91])" office:value-type="string" office:string-value="INSERT INTO `cities` (`id`, `region_id`, `name`) VALUES (NULL, (SELECT id FROM `regions` WHERE name = 'Neamț'), 'Ghindăoani');" calcext:value-type="string">
            <text:p>INSERT INTO `cities` (`id`, `region_id`, `name`) VALUES (NULL, (SELECT id FROM `regions` WHERE name = 'Neamț'), 'Ghindăo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Girov</text:p>
          </table:table-cell>
          <table:table-cell/>
          <table:table-cell table:formula="of:=CONCATENATE([.$C$91];[.A2247];[.$K$91];[.B2247];[.$L$91])" office:value-type="string" office:string-value="INSERT INTO `cities` (`id`, `region_id`, `name`) VALUES (NULL, (SELECT id FROM `regions` WHERE name = 'Neamț'), 'Girov');" calcext:value-type="string">
            <text:p>INSERT INTO `cities` (`id`, `region_id`, `name`) VALUES (NULL, (SELECT id FROM `regions` WHERE name = 'Neamț'), 'Giro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Grințieș</text:p>
          </table:table-cell>
          <table:table-cell/>
          <table:table-cell table:formula="of:=CONCATENATE([.$C$91];[.A2248];[.$K$91];[.B2248];[.$L$91])" office:value-type="string" office:string-value="INSERT INTO `cities` (`id`, `region_id`, `name`) VALUES (NULL, (SELECT id FROM `regions` WHERE name = 'Neamț'), 'Grințieș');" calcext:value-type="string">
            <text:p>INSERT INTO `cities` (`id`, `region_id`, `name`) VALUES (NULL, (SELECT id FROM `regions` WHERE name = 'Neamț'), 'Grinți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Grumăzești</text:p>
          </table:table-cell>
          <table:table-cell/>
          <table:table-cell table:formula="of:=CONCATENATE([.$C$91];[.A2249];[.$K$91];[.B2249];[.$L$91])" office:value-type="string" office:string-value="INSERT INTO `cities` (`id`, `region_id`, `name`) VALUES (NULL, (SELECT id FROM `regions` WHERE name = 'Neamț'), 'Grumăzești');" calcext:value-type="string">
            <text:p>INSERT INTO `cities` (`id`, `region_id`, `name`) VALUES (NULL, (SELECT id FROM `regions` WHERE name = 'Neamț'), 'Grumăz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Hangu</text:p>
          </table:table-cell>
          <table:table-cell/>
          <table:table-cell table:formula="of:=CONCATENATE([.$C$91];[.A2250];[.$K$91];[.B2250];[.$L$91])" office:value-type="string" office:string-value="INSERT INTO `cities` (`id`, `region_id`, `name`) VALUES (NULL, (SELECT id FROM `regions` WHERE name = 'Neamț'), 'Hangu');" calcext:value-type="string">
            <text:p>INSERT INTO `cities` (`id`, `region_id`, `name`) VALUES (NULL, (SELECT id FROM `regions` WHERE name = 'Neamț'), 'Hang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Horia</text:p>
          </table:table-cell>
          <table:table-cell/>
          <table:table-cell table:formula="of:=CONCATENATE([.$C$91];[.A2251];[.$K$91];[.B2251];[.$L$91])" office:value-type="string" office:string-value="INSERT INTO `cities` (`id`, `region_id`, `name`) VALUES (NULL, (SELECT id FROM `regions` WHERE name = 'Neamț'), 'Horia');" calcext:value-type="string">
            <text:p>INSERT INTO `cities` (`id`, `region_id`, `name`) VALUES (NULL, (SELECT id FROM `regions` WHERE name = 'Neamț'), 'Hor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Icușești</text:p>
          </table:table-cell>
          <table:table-cell/>
          <table:table-cell table:formula="of:=CONCATENATE([.$C$91];[.A2252];[.$K$91];[.B2252];[.$L$91])" office:value-type="string" office:string-value="INSERT INTO `cities` (`id`, `region_id`, `name`) VALUES (NULL, (SELECT id FROM `regions` WHERE name = 'Neamț'), 'Icușești');" calcext:value-type="string">
            <text:p>INSERT INTO `cities` (`id`, `region_id`, `name`) VALUES (NULL, (SELECT id FROM `regions` WHERE name = 'Neamț'), 'Icu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Ion Creangă</text:p>
          </table:table-cell>
          <table:table-cell/>
          <table:table-cell table:formula="of:=CONCATENATE([.$C$91];[.A2253];[.$K$91];[.B2253];[.$L$91])" office:value-type="string" office:string-value="INSERT INTO `cities` (`id`, `region_id`, `name`) VALUES (NULL, (SELECT id FROM `regions` WHERE name = 'Neamț'), 'Ion Creangă');" calcext:value-type="string">
            <text:p>INSERT INTO `cities` (`id`, `region_id`, `name`) VALUES (NULL, (SELECT id FROM `regions` WHERE name = 'Neamț'), 'Ion Creang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Mărgineni</text:p>
          </table:table-cell>
          <table:table-cell/>
          <table:table-cell table:formula="of:=CONCATENATE([.$C$91];[.A2254];[.$K$91];[.B2254];[.$L$91])" office:value-type="string" office:string-value="INSERT INTO `cities` (`id`, `region_id`, `name`) VALUES (NULL, (SELECT id FROM `regions` WHERE name = 'Neamț'), 'Mărgineni');" calcext:value-type="string">
            <text:p>INSERT INTO `cities` (`id`, `region_id`, `name`) VALUES (NULL, (SELECT id FROM `regions` WHERE name = 'Neamț'), 'Mărgin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Moldoveni</text:p>
          </table:table-cell>
          <table:table-cell/>
          <table:table-cell table:formula="of:=CONCATENATE([.$C$91];[.A2255];[.$K$91];[.B2255];[.$L$91])" office:value-type="string" office:string-value="INSERT INTO `cities` (`id`, `region_id`, `name`) VALUES (NULL, (SELECT id FROM `regions` WHERE name = 'Neamț'), 'Moldoveni');" calcext:value-type="string">
            <text:p>INSERT INTO `cities` (`id`, `region_id`, `name`) VALUES (NULL, (SELECT id FROM `regions` WHERE name = 'Neamț'), 'Moldov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Negrești</text:p>
          </table:table-cell>
          <table:table-cell/>
          <table:table-cell table:formula="of:=CONCATENATE([.$C$91];[.A2256];[.$K$91];[.B2256];[.$L$91])" office:value-type="string" office:string-value="INSERT INTO `cities` (`id`, `region_id`, `name`) VALUES (NULL, (SELECT id FROM `regions` WHERE name = 'Neamț'), 'Negrești');" calcext:value-type="string">
            <text:p>INSERT INTO `cities` (`id`, `region_id`, `name`) VALUES (NULL, (SELECT id FROM `regions` WHERE name = 'Neamț'), 'Neg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Oniceni</text:p>
          </table:table-cell>
          <table:table-cell/>
          <table:table-cell table:formula="of:=CONCATENATE([.$C$91];[.A2257];[.$K$91];[.B2257];[.$L$91])" office:value-type="string" office:string-value="INSERT INTO `cities` (`id`, `region_id`, `name`) VALUES (NULL, (SELECT id FROM `regions` WHERE name = 'Neamț'), 'Oniceni');" calcext:value-type="string">
            <text:p>INSERT INTO `cities` (`id`, `region_id`, `name`) VALUES (NULL, (SELECT id FROM `regions` WHERE name = 'Neamț'), 'Oni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Pâncești</text:p>
          </table:table-cell>
          <table:table-cell/>
          <table:table-cell table:formula="of:=CONCATENATE([.$C$91];[.A2258];[.$K$91];[.B2258];[.$L$91])" office:value-type="string" office:string-value="INSERT INTO `cities` (`id`, `region_id`, `name`) VALUES (NULL, (SELECT id FROM `regions` WHERE name = 'Neamț'), 'Pâncești');" calcext:value-type="string">
            <text:p>INSERT INTO `cities` (`id`, `region_id`, `name`) VALUES (NULL, (SELECT id FROM `regions` WHERE name = 'Neamț'), 'Pân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Pângărați</text:p>
          </table:table-cell>
          <table:table-cell/>
          <table:table-cell table:formula="of:=CONCATENATE([.$C$91];[.A2259];[.$K$91];[.B2259];[.$L$91])" office:value-type="string" office:string-value="INSERT INTO `cities` (`id`, `region_id`, `name`) VALUES (NULL, (SELECT id FROM `regions` WHERE name = 'Neamț'), 'Pângărați');" calcext:value-type="string">
            <text:p>INSERT INTO `cities` (`id`, `region_id`, `name`) VALUES (NULL, (SELECT id FROM `regions` WHERE name = 'Neamț'), 'Pângăra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Păstrăveni</text:p>
          </table:table-cell>
          <table:table-cell/>
          <table:table-cell table:formula="of:=CONCATENATE([.$C$91];[.A2260];[.$K$91];[.B2260];[.$L$91])" office:value-type="string" office:string-value="INSERT INTO `cities` (`id`, `region_id`, `name`) VALUES (NULL, (SELECT id FROM `regions` WHERE name = 'Neamț'), 'Păstrăveni');" calcext:value-type="string">
            <text:p>INSERT INTO `cities` (`id`, `region_id`, `name`) VALUES (NULL, (SELECT id FROM `regions` WHERE name = 'Neamț'), 'Păstrăv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Petricani</text:p>
          </table:table-cell>
          <table:table-cell/>
          <table:table-cell table:formula="of:=CONCATENATE([.$C$91];[.A2261];[.$K$91];[.B2261];[.$L$91])" office:value-type="string" office:string-value="INSERT INTO `cities` (`id`, `region_id`, `name`) VALUES (NULL, (SELECT id FROM `regions` WHERE name = 'Neamț'), 'Petricani');" calcext:value-type="string">
            <text:p>INSERT INTO `cities` (`id`, `region_id`, `name`) VALUES (NULL, (SELECT id FROM `regions` WHERE name = 'Neamț'), 'Petric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Piatra Neamț</text:p>
          </table:table-cell>
          <table:table-cell/>
          <table:table-cell table:formula="of:=CONCATENATE([.$C$91];[.A2262];[.$K$91];[.B2262];[.$L$91])" office:value-type="string" office:string-value="INSERT INTO `cities` (`id`, `region_id`, `name`) VALUES (NULL, (SELECT id FROM `regions` WHERE name = 'Neamț'), 'Piatra Neamț');" calcext:value-type="string">
            <text:p>INSERT INTO `cities` (`id`, `region_id`, `name`) VALUES (NULL, (SELECT id FROM `regions` WHERE name = 'Neamț'), 'Piatra Neam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Piatra Șoimului</text:p>
          </table:table-cell>
          <table:table-cell/>
          <table:table-cell table:formula="of:=CONCATENATE([.$C$91];[.A2263];[.$K$91];[.B2263];[.$L$91])" office:value-type="string" office:string-value="INSERT INTO `cities` (`id`, `region_id`, `name`) VALUES (NULL, (SELECT id FROM `regions` WHERE name = 'Neamț'), 'Piatra Șoimului');" calcext:value-type="string">
            <text:p>INSERT INTO `cities` (`id`, `region_id`, `name`) VALUES (NULL, (SELECT id FROM `regions` WHERE name = 'Neamț'), 'Piatra Șoim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Pipirig</text:p>
          </table:table-cell>
          <table:table-cell/>
          <table:table-cell table:formula="of:=CONCATENATE([.$C$91];[.A2264];[.$K$91];[.B2264];[.$L$91])" office:value-type="string" office:string-value="INSERT INTO `cities` (`id`, `region_id`, `name`) VALUES (NULL, (SELECT id FROM `regions` WHERE name = 'Neamț'), 'Pipirig');" calcext:value-type="string">
            <text:p>INSERT INTO `cities` (`id`, `region_id`, `name`) VALUES (NULL, (SELECT id FROM `regions` WHERE name = 'Neamț'), 'Pipiri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Podoleni</text:p>
          </table:table-cell>
          <table:table-cell/>
          <table:table-cell table:formula="of:=CONCATENATE([.$C$91];[.A2265];[.$K$91];[.B2265];[.$L$91])" office:value-type="string" office:string-value="INSERT INTO `cities` (`id`, `region_id`, `name`) VALUES (NULL, (SELECT id FROM `regions` WHERE name = 'Neamț'), 'Podoleni');" calcext:value-type="string">
            <text:p>INSERT INTO `cities` (`id`, `region_id`, `name`) VALUES (NULL, (SELECT id FROM `regions` WHERE name = 'Neamț'), 'Podo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Poiana Teiului</text:p>
          </table:table-cell>
          <table:table-cell/>
          <table:table-cell table:formula="of:=CONCATENATE([.$C$91];[.A2266];[.$K$91];[.B2266];[.$L$91])" office:value-type="string" office:string-value="INSERT INTO `cities` (`id`, `region_id`, `name`) VALUES (NULL, (SELECT id FROM `regions` WHERE name = 'Neamț'), 'Poiana Teiului');" calcext:value-type="string">
            <text:p>INSERT INTO `cities` (`id`, `region_id`, `name`) VALUES (NULL, (SELECT id FROM `regions` WHERE name = 'Neamț'), 'Poiana Tei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Poienari</text:p>
          </table:table-cell>
          <table:table-cell/>
          <table:table-cell table:formula="of:=CONCATENATE([.$C$91];[.A2267];[.$K$91];[.B2267];[.$L$91])" office:value-type="string" office:string-value="INSERT INTO `cities` (`id`, `region_id`, `name`) VALUES (NULL, (SELECT id FROM `regions` WHERE name = 'Neamț'), 'Poienari');" calcext:value-type="string">
            <text:p>INSERT INTO `cities` (`id`, `region_id`, `name`) VALUES (NULL, (SELECT id FROM `regions` WHERE name = 'Neamț'), 'Poien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Răucești</text:p>
          </table:table-cell>
          <table:table-cell/>
          <table:table-cell table:formula="of:=CONCATENATE([.$C$91];[.A2268];[.$K$91];[.B2268];[.$L$91])" office:value-type="string" office:string-value="INSERT INTO `cities` (`id`, `region_id`, `name`) VALUES (NULL, (SELECT id FROM `regions` WHERE name = 'Neamț'), 'Răucești');" calcext:value-type="string">
            <text:p>INSERT INTO `cities` (`id`, `region_id`, `name`) VALUES (NULL, (SELECT id FROM `regions` WHERE name = 'Neamț'), 'Rău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Războieni</text:p>
          </table:table-cell>
          <table:table-cell/>
          <table:table-cell table:formula="of:=CONCATENATE([.$C$91];[.A2269];[.$K$91];[.B2269];[.$L$91])" office:value-type="string" office:string-value="INSERT INTO `cities` (`id`, `region_id`, `name`) VALUES (NULL, (SELECT id FROM `regions` WHERE name = 'Neamț'), 'Războieni');" calcext:value-type="string">
            <text:p>INSERT INTO `cities` (`id`, `region_id`, `name`) VALUES (NULL, (SELECT id FROM `regions` WHERE name = 'Neamț'), 'Războ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Rediu</text:p>
          </table:table-cell>
          <table:table-cell/>
          <table:table-cell table:formula="of:=CONCATENATE([.$C$91];[.A2270];[.$K$91];[.B2270];[.$L$91])" office:value-type="string" office:string-value="INSERT INTO `cities` (`id`, `region_id`, `name`) VALUES (NULL, (SELECT id FROM `regions` WHERE name = 'Neamț'), 'Rediu');" calcext:value-type="string">
            <text:p>INSERT INTO `cities` (`id`, `region_id`, `name`) VALUES (NULL, (SELECT id FROM `regions` WHERE name = 'Neamț'), 'Red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Roman</text:p>
          </table:table-cell>
          <table:table-cell/>
          <table:table-cell table:formula="of:=CONCATENATE([.$C$91];[.A2271];[.$K$91];[.B2271];[.$L$91])" office:value-type="string" office:string-value="INSERT INTO `cities` (`id`, `region_id`, `name`) VALUES (NULL, (SELECT id FROM `regions` WHERE name = 'Neamț'), 'Roman');" calcext:value-type="string">
            <text:p>INSERT INTO `cities` (`id`, `region_id`, `name`) VALUES (NULL, (SELECT id FROM `regions` WHERE name = 'Neamț'), 'Rom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Români</text:p>
          </table:table-cell>
          <table:table-cell/>
          <table:table-cell table:formula="of:=CONCATENATE([.$C$91];[.A2272];[.$K$91];[.B2272];[.$L$91])" office:value-type="string" office:string-value="INSERT INTO `cities` (`id`, `region_id`, `name`) VALUES (NULL, (SELECT id FROM `regions` WHERE name = 'Neamț'), 'Români');" calcext:value-type="string">
            <text:p>INSERT INTO `cities` (`id`, `region_id`, `name`) VALUES (NULL, (SELECT id FROM `regions` WHERE name = 'Neamț'), 'Româ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Roznov</text:p>
          </table:table-cell>
          <table:table-cell/>
          <table:table-cell table:formula="of:=CONCATENATE([.$C$91];[.A2273];[.$K$91];[.B2273];[.$L$91])" office:value-type="string" office:string-value="INSERT INTO `cities` (`id`, `region_id`, `name`) VALUES (NULL, (SELECT id FROM `regions` WHERE name = 'Neamț'), 'Roznov');" calcext:value-type="string">
            <text:p>INSERT INTO `cities` (`id`, `region_id`, `name`) VALUES (NULL, (SELECT id FROM `regions` WHERE name = 'Neamț'), 'Rozno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Ruginoasa</text:p>
          </table:table-cell>
          <table:table-cell/>
          <table:table-cell table:formula="of:=CONCATENATE([.$C$91];[.A2274];[.$K$91];[.B2274];[.$L$91])" office:value-type="string" office:string-value="INSERT INTO `cities` (`id`, `region_id`, `name`) VALUES (NULL, (SELECT id FROM `regions` WHERE name = 'Neamț'), 'Ruginoasa');" calcext:value-type="string">
            <text:p>INSERT INTO `cities` (`id`, `region_id`, `name`) VALUES (NULL, (SELECT id FROM `regions` WHERE name = 'Neamț'), 'Rugino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Săbăoani</text:p>
          </table:table-cell>
          <table:table-cell/>
          <table:table-cell table:formula="of:=CONCATENATE([.$C$91];[.A2275];[.$K$91];[.B2275];[.$L$91])" office:value-type="string" office:string-value="INSERT INTO `cities` (`id`, `region_id`, `name`) VALUES (NULL, (SELECT id FROM `regions` WHERE name = 'Neamț'), 'Săbăoani');" calcext:value-type="string">
            <text:p>INSERT INTO `cities` (`id`, `region_id`, `name`) VALUES (NULL, (SELECT id FROM `regions` WHERE name = 'Neamț'), 'Săbăo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Sagna</text:p>
          </table:table-cell>
          <table:table-cell/>
          <table:table-cell table:formula="of:=CONCATENATE([.$C$91];[.A2276];[.$K$91];[.B2276];[.$L$91])" office:value-type="string" office:string-value="INSERT INTO `cities` (`id`, `region_id`, `name`) VALUES (NULL, (SELECT id FROM `regions` WHERE name = 'Neamț'), 'Sagna');" calcext:value-type="string">
            <text:p>INSERT INTO `cities` (`id`, `region_id`, `name`) VALUES (NULL, (SELECT id FROM `regions` WHERE name = 'Neamț'), 'Sag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Săvinești</text:p>
          </table:table-cell>
          <table:table-cell/>
          <table:table-cell table:formula="of:=CONCATENATE([.$C$91];[.A2277];[.$K$91];[.B2277];[.$L$91])" office:value-type="string" office:string-value="INSERT INTO `cities` (`id`, `region_id`, `name`) VALUES (NULL, (SELECT id FROM `regions` WHERE name = 'Neamț'), 'Săvinești');" calcext:value-type="string">
            <text:p>INSERT INTO `cities` (`id`, `region_id`, `name`) VALUES (NULL, (SELECT id FROM `regions` WHERE name = 'Neamț'), 'Săv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Secuieni</text:p>
          </table:table-cell>
          <table:table-cell/>
          <table:table-cell table:formula="of:=CONCATENATE([.$C$91];[.A2278];[.$K$91];[.B2278];[.$L$91])" office:value-type="string" office:string-value="INSERT INTO `cities` (`id`, `region_id`, `name`) VALUES (NULL, (SELECT id FROM `regions` WHERE name = 'Neamț'), 'Secuieni');" calcext:value-type="string">
            <text:p>INSERT INTO `cities` (`id`, `region_id`, `name`) VALUES (NULL, (SELECT id FROM `regions` WHERE name = 'Neamț'), 'Secu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Stănița</text:p>
          </table:table-cell>
          <table:table-cell/>
          <table:table-cell table:formula="of:=CONCATENATE([.$C$91];[.A2279];[.$K$91];[.B2279];[.$L$91])" office:value-type="string" office:string-value="INSERT INTO `cities` (`id`, `region_id`, `name`) VALUES (NULL, (SELECT id FROM `regions` WHERE name = 'Neamț'), 'Stănița');" calcext:value-type="string">
            <text:p>INSERT INTO `cities` (`id`, `region_id`, `name`) VALUES (NULL, (SELECT id FROM `regions` WHERE name = 'Neamț'), 'Stăn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Ștefan cel Mare</text:p>
          </table:table-cell>
          <table:table-cell/>
          <table:table-cell table:formula="of:=CONCATENATE([.$C$91];[.A2280];[.$K$91];[.B2280];[.$L$91])" office:value-type="string" office:string-value="INSERT INTO `cities` (`id`, `region_id`, `name`) VALUES (NULL, (SELECT id FROM `regions` WHERE name = 'Neamț'), 'Ștefan cel Mare');" calcext:value-type="string">
            <text:p>INSERT INTO `cities` (`id`, `region_id`, `name`) VALUES (NULL, (SELECT id FROM `regions` WHERE name = 'Neamț'), 'Ștefan cel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Tămășeni</text:p>
          </table:table-cell>
          <table:table-cell/>
          <table:table-cell table:formula="of:=CONCATENATE([.$C$91];[.A2281];[.$K$91];[.B2281];[.$L$91])" office:value-type="string" office:string-value="INSERT INTO `cities` (`id`, `region_id`, `name`) VALUES (NULL, (SELECT id FROM `regions` WHERE name = 'Neamț'), 'Tămășeni');" calcext:value-type="string">
            <text:p>INSERT INTO `cities` (`id`, `region_id`, `name`) VALUES (NULL, (SELECT id FROM `regions` WHERE name = 'Neamț'), 'Tămă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Tarcău</text:p>
          </table:table-cell>
          <table:table-cell/>
          <table:table-cell table:formula="of:=CONCATENATE([.$C$91];[.A2282];[.$K$91];[.B2282];[.$L$91])" office:value-type="string" office:string-value="INSERT INTO `cities` (`id`, `region_id`, `name`) VALUES (NULL, (SELECT id FROM `regions` WHERE name = 'Neamț'), 'Tarcău');" calcext:value-type="string">
            <text:p>INSERT INTO `cities` (`id`, `region_id`, `name`) VALUES (NULL, (SELECT id FROM `regions` WHERE name = 'Neamț'), 'Tarc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Târgu Neamț</text:p>
          </table:table-cell>
          <table:table-cell/>
          <table:table-cell table:formula="of:=CONCATENATE([.$C$91];[.A2283];[.$K$91];[.B2283];[.$L$91])" office:value-type="string" office:string-value="INSERT INTO `cities` (`id`, `region_id`, `name`) VALUES (NULL, (SELECT id FROM `regions` WHERE name = 'Neamț'), 'Târgu Neamț');" calcext:value-type="string">
            <text:p>INSERT INTO `cities` (`id`, `region_id`, `name`) VALUES (NULL, (SELECT id FROM `regions` WHERE name = 'Neamț'), 'Târgu Neam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Tașca</text:p>
          </table:table-cell>
          <table:table-cell/>
          <table:table-cell table:formula="of:=CONCATENATE([.$C$91];[.A2284];[.$K$91];[.B2284];[.$L$91])" office:value-type="string" office:string-value="INSERT INTO `cities` (`id`, `region_id`, `name`) VALUES (NULL, (SELECT id FROM `regions` WHERE name = 'Neamț'), 'Tașca');" calcext:value-type="string">
            <text:p>INSERT INTO `cities` (`id`, `region_id`, `name`) VALUES (NULL, (SELECT id FROM `regions` WHERE name = 'Neamț'), 'Taș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Tazlău</text:p>
          </table:table-cell>
          <table:table-cell/>
          <table:table-cell table:formula="of:=CONCATENATE([.$C$91];[.A2285];[.$K$91];[.B2285];[.$L$91])" office:value-type="string" office:string-value="INSERT INTO `cities` (`id`, `region_id`, `name`) VALUES (NULL, (SELECT id FROM `regions` WHERE name = 'Neamț'), 'Tazlău');" calcext:value-type="string">
            <text:p>INSERT INTO `cities` (`id`, `region_id`, `name`) VALUES (NULL, (SELECT id FROM `regions` WHERE name = 'Neamț'), 'Tazl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Țibucani</text:p>
          </table:table-cell>
          <table:table-cell/>
          <table:table-cell table:formula="of:=CONCATENATE([.$C$91];[.A2286];[.$K$91];[.B2286];[.$L$91])" office:value-type="string" office:string-value="INSERT INTO `cities` (`id`, `region_id`, `name`) VALUES (NULL, (SELECT id FROM `regions` WHERE name = 'Neamț'), 'Țibucani');" calcext:value-type="string">
            <text:p>INSERT INTO `cities` (`id`, `region_id`, `name`) VALUES (NULL, (SELECT id FROM `regions` WHERE name = 'Neamț'), 'Țibuc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Timișești</text:p>
          </table:table-cell>
          <table:table-cell/>
          <table:table-cell table:formula="of:=CONCATENATE([.$C$91];[.A2287];[.$K$91];[.B2287];[.$L$91])" office:value-type="string" office:string-value="INSERT INTO `cities` (`id`, `region_id`, `name`) VALUES (NULL, (SELECT id FROM `regions` WHERE name = 'Neamț'), 'Timișești');" calcext:value-type="string">
            <text:p>INSERT INTO `cities` (`id`, `region_id`, `name`) VALUES (NULL, (SELECT id FROM `regions` WHERE name = 'Neamț'), 'Timi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Trifești</text:p>
          </table:table-cell>
          <table:table-cell/>
          <table:table-cell table:formula="of:=CONCATENATE([.$C$91];[.A2288];[.$K$91];[.B2288];[.$L$91])" office:value-type="string" office:string-value="INSERT INTO `cities` (`id`, `region_id`, `name`) VALUES (NULL, (SELECT id FROM `regions` WHERE name = 'Neamț'), 'Trifești');" calcext:value-type="string">
            <text:p>INSERT INTO `cities` (`id`, `region_id`, `name`) VALUES (NULL, (SELECT id FROM `regions` WHERE name = 'Neamț'), 'Trif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Tupilați</text:p>
          </table:table-cell>
          <table:table-cell/>
          <table:table-cell table:formula="of:=CONCATENATE([.$C$91];[.A2289];[.$K$91];[.B2289];[.$L$91])" office:value-type="string" office:string-value="INSERT INTO `cities` (`id`, `region_id`, `name`) VALUES (NULL, (SELECT id FROM `regions` WHERE name = 'Neamț'), 'Tupilați');" calcext:value-type="string">
            <text:p>INSERT INTO `cities` (`id`, `region_id`, `name`) VALUES (NULL, (SELECT id FROM `regions` WHERE name = 'Neamț'), 'Tupila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Urecheni</text:p>
          </table:table-cell>
          <table:table-cell/>
          <table:table-cell table:formula="of:=CONCATENATE([.$C$91];[.A2290];[.$K$91];[.B2290];[.$L$91])" office:value-type="string" office:string-value="INSERT INTO `cities` (`id`, `region_id`, `name`) VALUES (NULL, (SELECT id FROM `regions` WHERE name = 'Neamț'), 'Urecheni');" calcext:value-type="string">
            <text:p>INSERT INTO `cities` (`id`, `region_id`, `name`) VALUES (NULL, (SELECT id FROM `regions` WHERE name = 'Neamț'), 'Urech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Valea Ursului</text:p>
          </table:table-cell>
          <table:table-cell/>
          <table:table-cell table:formula="of:=CONCATENATE([.$C$91];[.A2291];[.$K$91];[.B2291];[.$L$91])" office:value-type="string" office:string-value="INSERT INTO `cities` (`id`, `region_id`, `name`) VALUES (NULL, (SELECT id FROM `regions` WHERE name = 'Neamț'), 'Valea Ursului');" calcext:value-type="string">
            <text:p>INSERT INTO `cities` (`id`, `region_id`, `name`) VALUES (NULL, (SELECT id FROM `regions` WHERE name = 'Neamț'), 'Valea Urs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Văleni</text:p>
          </table:table-cell>
          <table:table-cell/>
          <table:table-cell table:formula="of:=CONCATENATE([.$C$91];[.A2292];[.$K$91];[.B2292];[.$L$91])" office:value-type="string" office:string-value="INSERT INTO `cities` (`id`, `region_id`, `name`) VALUES (NULL, (SELECT id FROM `regions` WHERE name = 'Neamț'), 'Văleni');" calcext:value-type="string">
            <text:p>INSERT INTO `cities` (`id`, `region_id`, `name`) VALUES (NULL, (SELECT id FROM `regions` WHERE name = 'Neamț'), 'Vă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Vânători-Neamț</text:p>
          </table:table-cell>
          <table:table-cell/>
          <table:table-cell table:formula="of:=CONCATENATE([.$C$91];[.A2293];[.$K$91];[.B2293];[.$L$91])" office:value-type="string" office:string-value="INSERT INTO `cities` (`id`, `region_id`, `name`) VALUES (NULL, (SELECT id FROM `regions` WHERE name = 'Neamț'), 'Vânători-Neamț');" calcext:value-type="string">
            <text:p>INSERT INTO `cities` (`id`, `region_id`, `name`) VALUES (NULL, (SELECT id FROM `regions` WHERE name = 'Neamț'), 'Vânători-Neam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Zănești</text:p>
          </table:table-cell>
          <table:table-cell/>
          <table:table-cell table:formula="of:=CONCATENATE([.$C$91];[.A2294];[.$K$91];[.B2294];[.$L$91])" office:value-type="string" office:string-value="INSERT INTO `cities` (`id`, `region_id`, `name`) VALUES (NULL, (SELECT id FROM `regions` WHERE name = 'Neamț'), 'Zănești');" calcext:value-type="string">
            <text:p>INSERT INTO `cities` (`id`, `region_id`, `name`) VALUES (NULL, (SELECT id FROM `regions` WHERE name = 'Neamț'), 'Zănești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Băbiciu</text:p>
          </table:table-cell>
          <table:table-cell/>
          <table:table-cell table:formula="of:=CONCATENATE([.$C$91];[.A2296];[.$K$91];[.B2296];[.$L$91])" office:value-type="string" office:string-value="INSERT INTO `cities` (`id`, `region_id`, `name`) VALUES (NULL, (SELECT id FROM `regions` WHERE name = 'Olt'), 'Băbiciu');" calcext:value-type="string">
            <text:p>INSERT INTO `cities` (`id`, `region_id`, `name`) VALUES (NULL, (SELECT id FROM `regions` WHERE name = 'Olt'), 'Băbic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Baldovinești</text:p>
          </table:table-cell>
          <table:table-cell/>
          <table:table-cell table:formula="of:=CONCATENATE([.$C$91];[.A2297];[.$K$91];[.B2297];[.$L$91])" office:value-type="string" office:string-value="INSERT INTO `cities` (`id`, `region_id`, `name`) VALUES (NULL, (SELECT id FROM `regions` WHERE name = 'Olt'), 'Baldovinești');" calcext:value-type="string">
            <text:p>INSERT INTO `cities` (`id`, `region_id`, `name`) VALUES (NULL, (SELECT id FROM `regions` WHERE name = 'Olt'), 'Baldov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Balș</text:p>
          </table:table-cell>
          <table:table-cell/>
          <table:table-cell table:formula="of:=CONCATENATE([.$C$91];[.A2298];[.$K$91];[.B2298];[.$L$91])" office:value-type="string" office:string-value="INSERT INTO `cities` (`id`, `region_id`, `name`) VALUES (NULL, (SELECT id FROM `regions` WHERE name = 'Olt'), 'Balș');" calcext:value-type="string">
            <text:p>INSERT INTO `cities` (`id`, `region_id`, `name`) VALUES (NULL, (SELECT id FROM `regions` WHERE name = 'Olt'), 'Bal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Bălteni</text:p>
          </table:table-cell>
          <table:table-cell/>
          <table:table-cell table:formula="of:=CONCATENATE([.$C$91];[.A2299];[.$K$91];[.B2299];[.$L$91])" office:value-type="string" office:string-value="INSERT INTO `cities` (`id`, `region_id`, `name`) VALUES (NULL, (SELECT id FROM `regions` WHERE name = 'Olt'), 'Bălteni');" calcext:value-type="string">
            <text:p>INSERT INTO `cities` (`id`, `region_id`, `name`) VALUES (NULL, (SELECT id FROM `regions` WHERE name = 'Olt'), 'Băl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Bărăști</text:p>
          </table:table-cell>
          <table:table-cell/>
          <table:table-cell table:formula="of:=CONCATENATE([.$C$91];[.A2300];[.$K$91];[.B2300];[.$L$91])" office:value-type="string" office:string-value="INSERT INTO `cities` (`id`, `region_id`, `name`) VALUES (NULL, (SELECT id FROM `regions` WHERE name = 'Olt'), 'Bărăști');" calcext:value-type="string">
            <text:p>INSERT INTO `cities` (`id`, `region_id`, `name`) VALUES (NULL, (SELECT id FROM `regions` WHERE name = 'Olt'), 'Bără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Bârza</text:p>
          </table:table-cell>
          <table:table-cell/>
          <table:table-cell table:formula="of:=CONCATENATE([.$C$91];[.A2301];[.$K$91];[.B2301];[.$L$91])" office:value-type="string" office:string-value="INSERT INTO `cities` (`id`, `region_id`, `name`) VALUES (NULL, (SELECT id FROM `regions` WHERE name = 'Olt'), 'Bârza');" calcext:value-type="string">
            <text:p>INSERT INTO `cities` (`id`, `region_id`, `name`) VALUES (NULL, (SELECT id FROM `regions` WHERE name = 'Olt'), 'Bârz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Bobicești</text:p>
          </table:table-cell>
          <table:table-cell/>
          <table:table-cell table:formula="of:=CONCATENATE([.$C$91];[.A2302];[.$K$91];[.B2302];[.$L$91])" office:value-type="string" office:string-value="INSERT INTO `cities` (`id`, `region_id`, `name`) VALUES (NULL, (SELECT id FROM `regions` WHERE name = 'Olt'), 'Bobicești');" calcext:value-type="string">
            <text:p>INSERT INTO `cities` (`id`, `region_id`, `name`) VALUES (NULL, (SELECT id FROM `regions` WHERE name = 'Olt'), 'Bobi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Brâncoveni</text:p>
          </table:table-cell>
          <table:table-cell/>
          <table:table-cell table:formula="of:=CONCATENATE([.$C$91];[.A2303];[.$K$91];[.B2303];[.$L$91])" office:value-type="string" office:string-value="INSERT INTO `cities` (`id`, `region_id`, `name`) VALUES (NULL, (SELECT id FROM `regions` WHERE name = 'Olt'), 'Brâncoveni');" calcext:value-type="string">
            <text:p>INSERT INTO `cities` (`id`, `region_id`, `name`) VALUES (NULL, (SELECT id FROM `regions` WHERE name = 'Olt'), 'Brâncov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Brastavățu</text:p>
          </table:table-cell>
          <table:table-cell/>
          <table:table-cell table:formula="of:=CONCATENATE([.$C$91];[.A2304];[.$K$91];[.B2304];[.$L$91])" office:value-type="string" office:string-value="INSERT INTO `cities` (`id`, `region_id`, `name`) VALUES (NULL, (SELECT id FROM `regions` WHERE name = 'Olt'), 'Brastavățu');" calcext:value-type="string">
            <text:p>INSERT INTO `cities` (`id`, `region_id`, `name`) VALUES (NULL, (SELECT id FROM `regions` WHERE name = 'Olt'), 'Brastavăț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Brebeni</text:p>
          </table:table-cell>
          <table:table-cell/>
          <table:table-cell table:formula="of:=CONCATENATE([.$C$91];[.A2305];[.$K$91];[.B2305];[.$L$91])" office:value-type="string" office:string-value="INSERT INTO `cities` (`id`, `region_id`, `name`) VALUES (NULL, (SELECT id FROM `regions` WHERE name = 'Olt'), 'Brebeni');" calcext:value-type="string">
            <text:p>INSERT INTO `cities` (`id`, `region_id`, `name`) VALUES (NULL, (SELECT id FROM `regions` WHERE name = 'Olt'), 'Breb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Bucinișu</text:p>
          </table:table-cell>
          <table:table-cell/>
          <table:table-cell table:formula="of:=CONCATENATE([.$C$91];[.A2306];[.$K$91];[.B2306];[.$L$91])" office:value-type="string" office:string-value="INSERT INTO `cities` (`id`, `region_id`, `name`) VALUES (NULL, (SELECT id FROM `regions` WHERE name = 'Olt'), 'Bucinișu');" calcext:value-type="string">
            <text:p>INSERT INTO `cities` (`id`, `region_id`, `name`) VALUES (NULL, (SELECT id FROM `regions` WHERE name = 'Olt'), 'Buciniș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Călui</text:p>
          </table:table-cell>
          <table:table-cell/>
          <table:table-cell table:formula="of:=CONCATENATE([.$C$91];[.A2307];[.$K$91];[.B2307];[.$L$91])" office:value-type="string" office:string-value="INSERT INTO `cities` (`id`, `region_id`, `name`) VALUES (NULL, (SELECT id FROM `regions` WHERE name = 'Olt'), 'Călui');" calcext:value-type="string">
            <text:p>INSERT INTO `cities` (`id`, `region_id`, `name`) VALUES (NULL, (SELECT id FROM `regions` WHERE name = 'Olt'), 'Că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Caracal</text:p>
          </table:table-cell>
          <table:table-cell/>
          <table:table-cell table:formula="of:=CONCATENATE([.$C$91];[.A2308];[.$K$91];[.B2308];[.$L$91])" office:value-type="string" office:string-value="INSERT INTO `cities` (`id`, `region_id`, `name`) VALUES (NULL, (SELECT id FROM `regions` WHERE name = 'Olt'), 'Caracal');" calcext:value-type="string">
            <text:p>INSERT INTO `cities` (`id`, `region_id`, `name`) VALUES (NULL, (SELECT id FROM `regions` WHERE name = 'Olt'), 'Caraca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Cârlogani</text:p>
          </table:table-cell>
          <table:table-cell/>
          <table:table-cell table:formula="of:=CONCATENATE([.$C$91];[.A2309];[.$K$91];[.B2309];[.$L$91])" office:value-type="string" office:string-value="INSERT INTO `cities` (`id`, `region_id`, `name`) VALUES (NULL, (SELECT id FROM `regions` WHERE name = 'Olt'), 'Cârlogani');" calcext:value-type="string">
            <text:p>INSERT INTO `cities` (`id`, `region_id`, `name`) VALUES (NULL, (SELECT id FROM `regions` WHERE name = 'Olt'), 'Cârlog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Cezieni</text:p>
          </table:table-cell>
          <table:table-cell/>
          <table:table-cell table:formula="of:=CONCATENATE([.$C$91];[.A2310];[.$K$91];[.B2310];[.$L$91])" office:value-type="string" office:string-value="INSERT INTO `cities` (`id`, `region_id`, `name`) VALUES (NULL, (SELECT id FROM `regions` WHERE name = 'Olt'), 'Cezieni');" calcext:value-type="string">
            <text:p>INSERT INTO `cities` (`id`, `region_id`, `name`) VALUES (NULL, (SELECT id FROM `regions` WHERE name = 'Olt'), 'Cez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Cilieni</text:p>
          </table:table-cell>
          <table:table-cell/>
          <table:table-cell table:formula="of:=CONCATENATE([.$C$91];[.A2311];[.$K$91];[.B2311];[.$L$91])" office:value-type="string" office:string-value="INSERT INTO `cities` (`id`, `region_id`, `name`) VALUES (NULL, (SELECT id FROM `regions` WHERE name = 'Olt'), 'Cilieni');" calcext:value-type="string">
            <text:p>INSERT INTO `cities` (`id`, `region_id`, `name`) VALUES (NULL, (SELECT id FROM `regions` WHERE name = 'Olt'), 'Cil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Colonești</text:p>
          </table:table-cell>
          <table:table-cell/>
          <table:table-cell table:formula="of:=CONCATENATE([.$C$91];[.A2312];[.$K$91];[.B2312];[.$L$91])" office:value-type="string" office:string-value="INSERT INTO `cities` (`id`, `region_id`, `name`) VALUES (NULL, (SELECT id FROM `regions` WHERE name = 'Olt'), 'Colonești');" calcext:value-type="string">
            <text:p>INSERT INTO `cities` (`id`, `region_id`, `name`) VALUES (NULL, (SELECT id FROM `regions` WHERE name = 'Olt'), 'Colo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Corabia</text:p>
          </table:table-cell>
          <table:table-cell/>
          <table:table-cell table:formula="of:=CONCATENATE([.$C$91];[.A2313];[.$K$91];[.B2313];[.$L$91])" office:value-type="string" office:string-value="INSERT INTO `cities` (`id`, `region_id`, `name`) VALUES (NULL, (SELECT id FROM `regions` WHERE name = 'Olt'), 'Corabia');" calcext:value-type="string">
            <text:p>INSERT INTO `cities` (`id`, `region_id`, `name`) VALUES (NULL, (SELECT id FROM `regions` WHERE name = 'Olt'), 'Corab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Corbu</text:p>
          </table:table-cell>
          <table:table-cell/>
          <table:table-cell table:formula="of:=CONCATENATE([.$C$91];[.A2314];[.$K$91];[.B2314];[.$L$91])" office:value-type="string" office:string-value="INSERT INTO `cities` (`id`, `region_id`, `name`) VALUES (NULL, (SELECT id FROM `regions` WHERE name = 'Olt'), 'Corbu');" calcext:value-type="string">
            <text:p>INSERT INTO `cities` (`id`, `region_id`, `name`) VALUES (NULL, (SELECT id FROM `regions` WHERE name = 'Olt'), 'Corb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Coteana</text:p>
          </table:table-cell>
          <table:table-cell/>
          <table:table-cell table:formula="of:=CONCATENATE([.$C$91];[.A2315];[.$K$91];[.B2315];[.$L$91])" office:value-type="string" office:string-value="INSERT INTO `cities` (`id`, `region_id`, `name`) VALUES (NULL, (SELECT id FROM `regions` WHERE name = 'Olt'), 'Coteana');" calcext:value-type="string">
            <text:p>INSERT INTO `cities` (`id`, `region_id`, `name`) VALUES (NULL, (SELECT id FROM `regions` WHERE name = 'Olt'), 'Cote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Crâmpoia</text:p>
          </table:table-cell>
          <table:table-cell/>
          <table:table-cell table:formula="of:=CONCATENATE([.$C$91];[.A2316];[.$K$91];[.B2316];[.$L$91])" office:value-type="string" office:string-value="INSERT INTO `cities` (`id`, `region_id`, `name`) VALUES (NULL, (SELECT id FROM `regions` WHERE name = 'Olt'), 'Crâmpoia');" calcext:value-type="string">
            <text:p>INSERT INTO `cities` (`id`, `region_id`, `name`) VALUES (NULL, (SELECT id FROM `regions` WHERE name = 'Olt'), 'Crâmpo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Cungrea</text:p>
          </table:table-cell>
          <table:table-cell/>
          <table:table-cell table:formula="of:=CONCATENATE([.$C$91];[.A2317];[.$K$91];[.B2317];[.$L$91])" office:value-type="string" office:string-value="INSERT INTO `cities` (`id`, `region_id`, `name`) VALUES (NULL, (SELECT id FROM `regions` WHERE name = 'Olt'), 'Cungrea');" calcext:value-type="string">
            <text:p>INSERT INTO `cities` (`id`, `region_id`, `name`) VALUES (NULL, (SELECT id FROM `regions` WHERE name = 'Olt'), 'Cungr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Curtișoara</text:p>
          </table:table-cell>
          <table:table-cell/>
          <table:table-cell table:formula="of:=CONCATENATE([.$C$91];[.A2318];[.$K$91];[.B2318];[.$L$91])" office:value-type="string" office:string-value="INSERT INTO `cities` (`id`, `region_id`, `name`) VALUES (NULL, (SELECT id FROM `regions` WHERE name = 'Olt'), 'Curtișoara');" calcext:value-type="string">
            <text:p>INSERT INTO `cities` (`id`, `region_id`, `name`) VALUES (NULL, (SELECT id FROM `regions` WHERE name = 'Olt'), 'Curtiș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Dăneasa</text:p>
          </table:table-cell>
          <table:table-cell/>
          <table:table-cell table:formula="of:=CONCATENATE([.$C$91];[.A2319];[.$K$91];[.B2319];[.$L$91])" office:value-type="string" office:string-value="INSERT INTO `cities` (`id`, `region_id`, `name`) VALUES (NULL, (SELECT id FROM `regions` WHERE name = 'Olt'), 'Dăneasa');" calcext:value-type="string">
            <text:p>INSERT INTO `cities` (`id`, `region_id`, `name`) VALUES (NULL, (SELECT id FROM `regions` WHERE name = 'Olt'), 'Dăne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Deveselu</text:p>
          </table:table-cell>
          <table:table-cell/>
          <table:table-cell table:formula="of:=CONCATENATE([.$C$91];[.A2320];[.$K$91];[.B2320];[.$L$91])" office:value-type="string" office:string-value="INSERT INTO `cities` (`id`, `region_id`, `name`) VALUES (NULL, (SELECT id FROM `regions` WHERE name = 'Olt'), 'Deveselu');" calcext:value-type="string">
            <text:p>INSERT INTO `cities` (`id`, `region_id`, `name`) VALUES (NULL, (SELECT id FROM `regions` WHERE name = 'Olt'), 'Devesel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Dobrețu</text:p>
          </table:table-cell>
          <table:table-cell/>
          <table:table-cell table:formula="of:=CONCATENATE([.$C$91];[.A2321];[.$K$91];[.B2321];[.$L$91])" office:value-type="string" office:string-value="INSERT INTO `cities` (`id`, `region_id`, `name`) VALUES (NULL, (SELECT id FROM `regions` WHERE name = 'Olt'), 'Dobrețu');" calcext:value-type="string">
            <text:p>INSERT INTO `cities` (`id`, `region_id`, `name`) VALUES (NULL, (SELECT id FROM `regions` WHERE name = 'Olt'), 'Dobreț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Dobrosloveni</text:p>
          </table:table-cell>
          <table:table-cell/>
          <table:table-cell table:formula="of:=CONCATENATE([.$C$91];[.A2322];[.$K$91];[.B2322];[.$L$91])" office:value-type="string" office:string-value="INSERT INTO `cities` (`id`, `region_id`, `name`) VALUES (NULL, (SELECT id FROM `regions` WHERE name = 'Olt'), 'Dobrosloveni');" calcext:value-type="string">
            <text:p>INSERT INTO `cities` (`id`, `region_id`, `name`) VALUES (NULL, (SELECT id FROM `regions` WHERE name = 'Olt'), 'Dobroslov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Dobroteasa</text:p>
          </table:table-cell>
          <table:table-cell/>
          <table:table-cell table:formula="of:=CONCATENATE([.$C$91];[.A2323];[.$K$91];[.B2323];[.$L$91])" office:value-type="string" office:string-value="INSERT INTO `cities` (`id`, `region_id`, `name`) VALUES (NULL, (SELECT id FROM `regions` WHERE name = 'Olt'), 'Dobroteasa');" calcext:value-type="string">
            <text:p>INSERT INTO `cities` (`id`, `region_id`, `name`) VALUES (NULL, (SELECT id FROM `regions` WHERE name = 'Olt'), 'Dobrote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Dobrun</text:p>
          </table:table-cell>
          <table:table-cell/>
          <table:table-cell table:formula="of:=CONCATENATE([.$C$91];[.A2324];[.$K$91];[.B2324];[.$L$91])" office:value-type="string" office:string-value="INSERT INTO `cities` (`id`, `region_id`, `name`) VALUES (NULL, (SELECT id FROM `regions` WHERE name = 'Olt'), 'Dobrun');" calcext:value-type="string">
            <text:p>INSERT INTO `cities` (`id`, `region_id`, `name`) VALUES (NULL, (SELECT id FROM `regions` WHERE name = 'Olt'), 'Dobru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Drăgănești-Olt</text:p>
          </table:table-cell>
          <table:table-cell/>
          <table:table-cell table:formula="of:=CONCATENATE([.$C$91];[.A2325];[.$K$91];[.B2325];[.$L$91])" office:value-type="string" office:string-value="INSERT INTO `cities` (`id`, `region_id`, `name`) VALUES (NULL, (SELECT id FROM `regions` WHERE name = 'Olt'), 'Drăgănești-Olt');" calcext:value-type="string">
            <text:p>INSERT INTO `cities` (`id`, `region_id`, `name`) VALUES (NULL, (SELECT id FROM `regions` WHERE name = 'Olt'), 'Drăgănești-Ol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Drăghiceni</text:p>
          </table:table-cell>
          <table:table-cell/>
          <table:table-cell table:formula="of:=CONCATENATE([.$C$91];[.A2326];[.$K$91];[.B2326];[.$L$91])" office:value-type="string" office:string-value="INSERT INTO `cities` (`id`, `region_id`, `name`) VALUES (NULL, (SELECT id FROM `regions` WHERE name = 'Olt'), 'Drăghiceni');" calcext:value-type="string">
            <text:p>INSERT INTO `cities` (`id`, `region_id`, `name`) VALUES (NULL, (SELECT id FROM `regions` WHERE name = 'Olt'), 'Drăghi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Făgețelu</text:p>
          </table:table-cell>
          <table:table-cell/>
          <table:table-cell table:formula="of:=CONCATENATE([.$C$91];[.A2327];[.$K$91];[.B2327];[.$L$91])" office:value-type="string" office:string-value="INSERT INTO `cities` (`id`, `region_id`, `name`) VALUES (NULL, (SELECT id FROM `regions` WHERE name = 'Olt'), 'Făgețelu');" calcext:value-type="string">
            <text:p>INSERT INTO `cities` (`id`, `region_id`, `name`) VALUES (NULL, (SELECT id FROM `regions` WHERE name = 'Olt'), 'Făgețel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Fălcoiu</text:p>
          </table:table-cell>
          <table:table-cell/>
          <table:table-cell table:formula="of:=CONCATENATE([.$C$91];[.A2328];[.$K$91];[.B2328];[.$L$91])" office:value-type="string" office:string-value="INSERT INTO `cities` (`id`, `region_id`, `name`) VALUES (NULL, (SELECT id FROM `regions` WHERE name = 'Olt'), 'Fălcoiu');" calcext:value-type="string">
            <text:p>INSERT INTO `cities` (`id`, `region_id`, `name`) VALUES (NULL, (SELECT id FROM `regions` WHERE name = 'Olt'), 'Fălco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Fărcașele</text:p>
          </table:table-cell>
          <table:table-cell/>
          <table:table-cell table:formula="of:=CONCATENATE([.$C$91];[.A2329];[.$K$91];[.B2329];[.$L$91])" office:value-type="string" office:string-value="INSERT INTO `cities` (`id`, `region_id`, `name`) VALUES (NULL, (SELECT id FROM `regions` WHERE name = 'Olt'), 'Fărcașele');" calcext:value-type="string">
            <text:p>INSERT INTO `cities` (`id`, `region_id`, `name`) VALUES (NULL, (SELECT id FROM `regions` WHERE name = 'Olt'), 'Fărcaș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Găneasa</text:p>
          </table:table-cell>
          <table:table-cell/>
          <table:table-cell table:formula="of:=CONCATENATE([.$C$91];[.A2330];[.$K$91];[.B2330];[.$L$91])" office:value-type="string" office:string-value="INSERT INTO `cities` (`id`, `region_id`, `name`) VALUES (NULL, (SELECT id FROM `regions` WHERE name = 'Olt'), 'Găneasa');" calcext:value-type="string">
            <text:p>INSERT INTO `cities` (`id`, `region_id`, `name`) VALUES (NULL, (SELECT id FROM `regions` WHERE name = 'Olt'), 'Găne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Gârcov</text:p>
          </table:table-cell>
          <table:table-cell/>
          <table:table-cell table:formula="of:=CONCATENATE([.$C$91];[.A2331];[.$K$91];[.B2331];[.$L$91])" office:value-type="string" office:string-value="INSERT INTO `cities` (`id`, `region_id`, `name`) VALUES (NULL, (SELECT id FROM `regions` WHERE name = 'Olt'), 'Gârcov');" calcext:value-type="string">
            <text:p>INSERT INTO `cities` (`id`, `region_id`, `name`) VALUES (NULL, (SELECT id FROM `regions` WHERE name = 'Olt'), 'Gârco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Găvănești</text:p>
          </table:table-cell>
          <table:table-cell/>
          <table:table-cell table:formula="of:=CONCATENATE([.$C$91];[.A2332];[.$K$91];[.B2332];[.$L$91])" office:value-type="string" office:string-value="INSERT INTO `cities` (`id`, `region_id`, `name`) VALUES (NULL, (SELECT id FROM `regions` WHERE name = 'Olt'), 'Găvănești');" calcext:value-type="string">
            <text:p>INSERT INTO `cities` (`id`, `region_id`, `name`) VALUES (NULL, (SELECT id FROM `regions` WHERE name = 'Olt'), 'Găv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Ghimpețeni</text:p>
          </table:table-cell>
          <table:table-cell/>
          <table:table-cell table:formula="of:=CONCATENATE([.$C$91];[.A2333];[.$K$91];[.B2333];[.$L$91])" office:value-type="string" office:string-value="INSERT INTO `cities` (`id`, `region_id`, `name`) VALUES (NULL, (SELECT id FROM `regions` WHERE name = 'Olt'), 'Ghimpețeni');" calcext:value-type="string">
            <text:p>INSERT INTO `cities` (`id`, `region_id`, `name`) VALUES (NULL, (SELECT id FROM `regions` WHERE name = 'Olt'), 'Ghimpeț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Giuvărăști</text:p>
          </table:table-cell>
          <table:table-cell/>
          <table:table-cell table:formula="of:=CONCATENATE([.$C$91];[.A2334];[.$K$91];[.B2334];[.$L$91])" office:value-type="string" office:string-value="INSERT INTO `cities` (`id`, `region_id`, `name`) VALUES (NULL, (SELECT id FROM `regions` WHERE name = 'Olt'), 'Giuvărăști');" calcext:value-type="string">
            <text:p>INSERT INTO `cities` (`id`, `region_id`, `name`) VALUES (NULL, (SELECT id FROM `regions` WHERE name = 'Olt'), 'Giuvără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Gostavățu</text:p>
          </table:table-cell>
          <table:table-cell/>
          <table:table-cell table:formula="of:=CONCATENATE([.$C$91];[.A2335];[.$K$91];[.B2335];[.$L$91])" office:value-type="string" office:string-value="INSERT INTO `cities` (`id`, `region_id`, `name`) VALUES (NULL, (SELECT id FROM `regions` WHERE name = 'Olt'), 'Gostavățu');" calcext:value-type="string">
            <text:p>INSERT INTO `cities` (`id`, `region_id`, `name`) VALUES (NULL, (SELECT id FROM `regions` WHERE name = 'Olt'), 'Gostavăț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Grădinari</text:p>
          </table:table-cell>
          <table:table-cell/>
          <table:table-cell table:formula="of:=CONCATENATE([.$C$91];[.A2336];[.$K$91];[.B2336];[.$L$91])" office:value-type="string" office:string-value="INSERT INTO `cities` (`id`, `region_id`, `name`) VALUES (NULL, (SELECT id FROM `regions` WHERE name = 'Olt'), 'Grădinari');" calcext:value-type="string">
            <text:p>INSERT INTO `cities` (`id`, `region_id`, `name`) VALUES (NULL, (SELECT id FROM `regions` WHERE name = 'Olt'), 'Grădin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Grădinile</text:p>
          </table:table-cell>
          <table:table-cell/>
          <table:table-cell table:formula="of:=CONCATENATE([.$C$91];[.A2337];[.$K$91];[.B2337];[.$L$91])" office:value-type="string" office:string-value="INSERT INTO `cities` (`id`, `region_id`, `name`) VALUES (NULL, (SELECT id FROM `regions` WHERE name = 'Olt'), 'Grădinile');" calcext:value-type="string">
            <text:p>INSERT INTO `cities` (`id`, `region_id`, `name`) VALUES (NULL, (SELECT id FROM `regions` WHERE name = 'Olt'), 'Grădini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Grojdibodu</text:p>
          </table:table-cell>
          <table:table-cell/>
          <table:table-cell table:formula="of:=CONCATENATE([.$C$91];[.A2338];[.$K$91];[.B2338];[.$L$91])" office:value-type="string" office:string-value="INSERT INTO `cities` (`id`, `region_id`, `name`) VALUES (NULL, (SELECT id FROM `regions` WHERE name = 'Olt'), 'Grojdibodu');" calcext:value-type="string">
            <text:p>INSERT INTO `cities` (`id`, `region_id`, `name`) VALUES (NULL, (SELECT id FROM `regions` WHERE name = 'Olt'), 'Grojdibod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Gura Padinii</text:p>
          </table:table-cell>
          <table:table-cell/>
          <table:table-cell table:formula="of:=CONCATENATE([.$C$91];[.A2339];[.$K$91];[.B2339];[.$L$91])" office:value-type="string" office:string-value="INSERT INTO `cities` (`id`, `region_id`, `name`) VALUES (NULL, (SELECT id FROM `regions` WHERE name = 'Olt'), 'Gura Padinii');" calcext:value-type="string">
            <text:p>INSERT INTO `cities` (`id`, `region_id`, `name`) VALUES (NULL, (SELECT id FROM `regions` WHERE name = 'Olt'), 'Gura Padin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Ianca</text:p>
          </table:table-cell>
          <table:table-cell/>
          <table:table-cell table:formula="of:=CONCATENATE([.$C$91];[.A2340];[.$K$91];[.B2340];[.$L$91])" office:value-type="string" office:string-value="INSERT INTO `cities` (`id`, `region_id`, `name`) VALUES (NULL, (SELECT id FROM `regions` WHERE name = 'Olt'), 'Ianca');" calcext:value-type="string">
            <text:p>INSERT INTO `cities` (`id`, `region_id`, `name`) VALUES (NULL, (SELECT id FROM `regions` WHERE name = 'Olt'), 'Ian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Iancu Jianu</text:p>
          </table:table-cell>
          <table:table-cell/>
          <table:table-cell table:formula="of:=CONCATENATE([.$C$91];[.A2341];[.$K$91];[.B2341];[.$L$91])" office:value-type="string" office:string-value="INSERT INTO `cities` (`id`, `region_id`, `name`) VALUES (NULL, (SELECT id FROM `regions` WHERE name = 'Olt'), 'Iancu Jianu');" calcext:value-type="string">
            <text:p>INSERT INTO `cities` (`id`, `region_id`, `name`) VALUES (NULL, (SELECT id FROM `regions` WHERE name = 'Olt'), 'Iancu Ji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Icoana</text:p>
          </table:table-cell>
          <table:table-cell/>
          <table:table-cell table:formula="of:=CONCATENATE([.$C$91];[.A2342];[.$K$91];[.B2342];[.$L$91])" office:value-type="string" office:string-value="INSERT INTO `cities` (`id`, `region_id`, `name`) VALUES (NULL, (SELECT id FROM `regions` WHERE name = 'Olt'), 'Icoana');" calcext:value-type="string">
            <text:p>INSERT INTO `cities` (`id`, `region_id`, `name`) VALUES (NULL, (SELECT id FROM `regions` WHERE name = 'Olt'), 'Ico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Ipotești</text:p>
          </table:table-cell>
          <table:table-cell/>
          <table:table-cell table:formula="of:=CONCATENATE([.$C$91];[.A2343];[.$K$91];[.B2343];[.$L$91])" office:value-type="string" office:string-value="INSERT INTO `cities` (`id`, `region_id`, `name`) VALUES (NULL, (SELECT id FROM `regions` WHERE name = 'Olt'), 'Ipotești');" calcext:value-type="string">
            <text:p>INSERT INTO `cities` (`id`, `region_id`, `name`) VALUES (NULL, (SELECT id FROM `regions` WHERE name = 'Olt'), 'Ipo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Izbiceni</text:p>
          </table:table-cell>
          <table:table-cell/>
          <table:table-cell table:formula="of:=CONCATENATE([.$C$91];[.A2344];[.$K$91];[.B2344];[.$L$91])" office:value-type="string" office:string-value="INSERT INTO `cities` (`id`, `region_id`, `name`) VALUES (NULL, (SELECT id FROM `regions` WHERE name = 'Olt'), 'Izbiceni');" calcext:value-type="string">
            <text:p>INSERT INTO `cities` (`id`, `region_id`, `name`) VALUES (NULL, (SELECT id FROM `regions` WHERE name = 'Olt'), 'Izbi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Izvoarele</text:p>
          </table:table-cell>
          <table:table-cell/>
          <table:table-cell table:formula="of:=CONCATENATE([.$C$91];[.A2345];[.$K$91];[.B2345];[.$L$91])" office:value-type="string" office:string-value="INSERT INTO `cities` (`id`, `region_id`, `name`) VALUES (NULL, (SELECT id FROM `regions` WHERE name = 'Olt'), 'Izvoarele');" calcext:value-type="string">
            <text:p>INSERT INTO `cities` (`id`, `region_id`, `name`) VALUES (NULL, (SELECT id FROM `regions` WHERE name = 'Olt'), 'Izvoar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Leleasca</text:p>
          </table:table-cell>
          <table:table-cell/>
          <table:table-cell table:formula="of:=CONCATENATE([.$C$91];[.A2346];[.$K$91];[.B2346];[.$L$91])" office:value-type="string" office:string-value="INSERT INTO `cities` (`id`, `region_id`, `name`) VALUES (NULL, (SELECT id FROM `regions` WHERE name = 'Olt'), 'Leleasca');" calcext:value-type="string">
            <text:p>INSERT INTO `cities` (`id`, `region_id`, `name`) VALUES (NULL, (SELECT id FROM `regions` WHERE name = 'Olt'), 'Leleas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Mărunței</text:p>
          </table:table-cell>
          <table:table-cell/>
          <table:table-cell table:formula="of:=CONCATENATE([.$C$91];[.A2347];[.$K$91];[.B2347];[.$L$91])" office:value-type="string" office:string-value="INSERT INTO `cities` (`id`, `region_id`, `name`) VALUES (NULL, (SELECT id FROM `regions` WHERE name = 'Olt'), 'Mărunței');" calcext:value-type="string">
            <text:p>INSERT INTO `cities` (`id`, `region_id`, `name`) VALUES (NULL, (SELECT id FROM `regions` WHERE name = 'Olt'), 'Mărunț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Mihăești</text:p>
          </table:table-cell>
          <table:table-cell/>
          <table:table-cell table:formula="of:=CONCATENATE([.$C$91];[.A2348];[.$K$91];[.B2348];[.$L$91])" office:value-type="string" office:string-value="INSERT INTO `cities` (`id`, `region_id`, `name`) VALUES (NULL, (SELECT id FROM `regions` WHERE name = 'Olt'), 'Mihăești');" calcext:value-type="string">
            <text:p>INSERT INTO `cities` (`id`, `region_id`, `name`) VALUES (NULL, (SELECT id FROM `regions` WHERE name = 'Olt'), 'Mihă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Milcov</text:p>
          </table:table-cell>
          <table:table-cell/>
          <table:table-cell table:formula="of:=CONCATENATE([.$C$91];[.A2349];[.$K$91];[.B2349];[.$L$91])" office:value-type="string" office:string-value="INSERT INTO `cities` (`id`, `region_id`, `name`) VALUES (NULL, (SELECT id FROM `regions` WHERE name = 'Olt'), 'Milcov');" calcext:value-type="string">
            <text:p>INSERT INTO `cities` (`id`, `region_id`, `name`) VALUES (NULL, (SELECT id FROM `regions` WHERE name = 'Olt'), 'Milco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Morunglav</text:p>
          </table:table-cell>
          <table:table-cell/>
          <table:table-cell table:formula="of:=CONCATENATE([.$C$91];[.A2350];[.$K$91];[.B2350];[.$L$91])" office:value-type="string" office:string-value="INSERT INTO `cities` (`id`, `region_id`, `name`) VALUES (NULL, (SELECT id FROM `regions` WHERE name = 'Olt'), 'Morunglav');" calcext:value-type="string">
            <text:p>INSERT INTO `cities` (`id`, `region_id`, `name`) VALUES (NULL, (SELECT id FROM `regions` WHERE name = 'Olt'), 'Morungla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Movileni</text:p>
          </table:table-cell>
          <table:table-cell/>
          <table:table-cell table:formula="of:=CONCATENATE([.$C$91];[.A2351];[.$K$91];[.B2351];[.$L$91])" office:value-type="string" office:string-value="INSERT INTO `cities` (`id`, `region_id`, `name`) VALUES (NULL, (SELECT id FROM `regions` WHERE name = 'Olt'), 'Movileni');" calcext:value-type="string">
            <text:p>INSERT INTO `cities` (`id`, `region_id`, `name`) VALUES (NULL, (SELECT id FROM `regions` WHERE name = 'Olt'), 'Movi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Nicolae Titulescu</text:p>
          </table:table-cell>
          <table:table-cell/>
          <table:table-cell table:formula="of:=CONCATENATE([.$C$91];[.A2352];[.$K$91];[.B2352];[.$L$91])" office:value-type="string" office:string-value="INSERT INTO `cities` (`id`, `region_id`, `name`) VALUES (NULL, (SELECT id FROM `regions` WHERE name = 'Olt'), 'Nicolae Titulescu');" calcext:value-type="string">
            <text:p>INSERT INTO `cities` (`id`, `region_id`, `name`) VALUES (NULL, (SELECT id FROM `regions` WHERE name = 'Olt'), 'Nicolae Titules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Obârșia</text:p>
          </table:table-cell>
          <table:table-cell/>
          <table:table-cell table:formula="of:=CONCATENATE([.$C$91];[.A2353];[.$K$91];[.B2353];[.$L$91])" office:value-type="string" office:string-value="INSERT INTO `cities` (`id`, `region_id`, `name`) VALUES (NULL, (SELECT id FROM `regions` WHERE name = 'Olt'), 'Obârșia');" calcext:value-type="string">
            <text:p>INSERT INTO `cities` (`id`, `region_id`, `name`) VALUES (NULL, (SELECT id FROM `regions` WHERE name = 'Olt'), 'Obârș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Oboga</text:p>
          </table:table-cell>
          <table:table-cell/>
          <table:table-cell table:formula="of:=CONCATENATE([.$C$91];[.A2354];[.$K$91];[.B2354];[.$L$91])" office:value-type="string" office:string-value="INSERT INTO `cities` (`id`, `region_id`, `name`) VALUES (NULL, (SELECT id FROM `regions` WHERE name = 'Olt'), 'Oboga');" calcext:value-type="string">
            <text:p>INSERT INTO `cities` (`id`, `region_id`, `name`) VALUES (NULL, (SELECT id FROM `regions` WHERE name = 'Olt'), 'Obog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Oporelu</text:p>
          </table:table-cell>
          <table:table-cell/>
          <table:table-cell table:formula="of:=CONCATENATE([.$C$91];[.A2355];[.$K$91];[.B2355];[.$L$91])" office:value-type="string" office:string-value="INSERT INTO `cities` (`id`, `region_id`, `name`) VALUES (NULL, (SELECT id FROM `regions` WHERE name = 'Olt'), 'Oporelu');" calcext:value-type="string">
            <text:p>INSERT INTO `cities` (`id`, `region_id`, `name`) VALUES (NULL, (SELECT id FROM `regions` WHERE name = 'Olt'), 'Oporel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Optași-Măgura</text:p>
          </table:table-cell>
          <table:table-cell/>
          <table:table-cell table:formula="of:=CONCATENATE([.$C$91];[.A2356];[.$K$91];[.B2356];[.$L$91])" office:value-type="string" office:string-value="INSERT INTO `cities` (`id`, `region_id`, `name`) VALUES (NULL, (SELECT id FROM `regions` WHERE name = 'Olt'), 'Optași-Măgura');" calcext:value-type="string">
            <text:p>INSERT INTO `cities` (`id`, `region_id`, `name`) VALUES (NULL, (SELECT id FROM `regions` WHERE name = 'Olt'), 'Optași-Măgu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Orlea</text:p>
          </table:table-cell>
          <table:table-cell/>
          <table:table-cell table:formula="of:=CONCATENATE([.$C$91];[.A2357];[.$K$91];[.B2357];[.$L$91])" office:value-type="string" office:string-value="INSERT INTO `cities` (`id`, `region_id`, `name`) VALUES (NULL, (SELECT id FROM `regions` WHERE name = 'Olt'), 'Orlea');" calcext:value-type="string">
            <text:p>INSERT INTO `cities` (`id`, `region_id`, `name`) VALUES (NULL, (SELECT id FROM `regions` WHERE name = 'Olt'), 'Orl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Osica de Jos</text:p>
          </table:table-cell>
          <table:table-cell/>
          <table:table-cell table:formula="of:=CONCATENATE([.$C$91];[.A2358];[.$K$91];[.B2358];[.$L$91])" office:value-type="string" office:string-value="INSERT INTO `cities` (`id`, `region_id`, `name`) VALUES (NULL, (SELECT id FROM `regions` WHERE name = 'Olt'), 'Osica de Jos');" calcext:value-type="string">
            <text:p>INSERT INTO `cities` (`id`, `region_id`, `name`) VALUES (NULL, (SELECT id FROM `regions` WHERE name = 'Olt'), 'Osica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Osica de Sus</text:p>
          </table:table-cell>
          <table:table-cell/>
          <table:table-cell table:formula="of:=CONCATENATE([.$C$91];[.A2359];[.$K$91];[.B2359];[.$L$91])" office:value-type="string" office:string-value="INSERT INTO `cities` (`id`, `region_id`, `name`) VALUES (NULL, (SELECT id FROM `regions` WHERE name = 'Olt'), 'Osica de Sus');" calcext:value-type="string">
            <text:p>INSERT INTO `cities` (`id`, `region_id`, `name`) VALUES (NULL, (SELECT id FROM `regions` WHERE name = 'Olt'), 'Osica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Pârșcoveni</text:p>
          </table:table-cell>
          <table:table-cell/>
          <table:table-cell table:formula="of:=CONCATENATE([.$C$91];[.A2360];[.$K$91];[.B2360];[.$L$91])" office:value-type="string" office:string-value="INSERT INTO `cities` (`id`, `region_id`, `name`) VALUES (NULL, (SELECT id FROM `regions` WHERE name = 'Olt'), 'Pârșcoveni');" calcext:value-type="string">
            <text:p>INSERT INTO `cities` (`id`, `region_id`, `name`) VALUES (NULL, (SELECT id FROM `regions` WHERE name = 'Olt'), 'Pârșcov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Perieți</text:p>
          </table:table-cell>
          <table:table-cell/>
          <table:table-cell table:formula="of:=CONCATENATE([.$C$91];[.A2361];[.$K$91];[.B2361];[.$L$91])" office:value-type="string" office:string-value="INSERT INTO `cities` (`id`, `region_id`, `name`) VALUES (NULL, (SELECT id FROM `regions` WHERE name = 'Olt'), 'Perieți');" calcext:value-type="string">
            <text:p>INSERT INTO `cities` (`id`, `region_id`, `name`) VALUES (NULL, (SELECT id FROM `regions` WHERE name = 'Olt'), 'Perie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Piatra-Olt</text:p>
          </table:table-cell>
          <table:table-cell/>
          <table:table-cell table:formula="of:=CONCATENATE([.$C$91];[.A2362];[.$K$91];[.B2362];[.$L$91])" office:value-type="string" office:string-value="INSERT INTO `cities` (`id`, `region_id`, `name`) VALUES (NULL, (SELECT id FROM `regions` WHERE name = 'Olt'), 'Piatra-Olt');" calcext:value-type="string">
            <text:p>INSERT INTO `cities` (`id`, `region_id`, `name`) VALUES (NULL, (SELECT id FROM `regions` WHERE name = 'Olt'), 'Piatra-Ol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Pleșoiu</text:p>
          </table:table-cell>
          <table:table-cell/>
          <table:table-cell table:formula="of:=CONCATENATE([.$C$91];[.A2363];[.$K$91];[.B2363];[.$L$91])" office:value-type="string" office:string-value="INSERT INTO `cities` (`id`, `region_id`, `name`) VALUES (NULL, (SELECT id FROM `regions` WHERE name = 'Olt'), 'Pleșoiu');" calcext:value-type="string">
            <text:p>INSERT INTO `cities` (`id`, `region_id`, `name`) VALUES (NULL, (SELECT id FROM `regions` WHERE name = 'Olt'), 'Pleșo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Poboru</text:p>
          </table:table-cell>
          <table:table-cell/>
          <table:table-cell table:formula="of:=CONCATENATE([.$C$91];[.A2364];[.$K$91];[.B2364];[.$L$91])" office:value-type="string" office:string-value="INSERT INTO `cities` (`id`, `region_id`, `name`) VALUES (NULL, (SELECT id FROM `regions` WHERE name = 'Olt'), 'Poboru');" calcext:value-type="string">
            <text:p>INSERT INTO `cities` (`id`, `region_id`, `name`) VALUES (NULL, (SELECT id FROM `regions` WHERE name = 'Olt'), 'Pobo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Potcoava</text:p>
          </table:table-cell>
          <table:table-cell/>
          <table:table-cell table:formula="of:=CONCATENATE([.$C$91];[.A2365];[.$K$91];[.B2365];[.$L$91])" office:value-type="string" office:string-value="INSERT INTO `cities` (`id`, `region_id`, `name`) VALUES (NULL, (SELECT id FROM `regions` WHERE name = 'Olt'), 'Potcoava');" calcext:value-type="string">
            <text:p>INSERT INTO `cities` (`id`, `region_id`, `name`) VALUES (NULL, (SELECT id FROM `regions` WHERE name = 'Olt'), 'Potcoa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Priseaca</text:p>
          </table:table-cell>
          <table:table-cell/>
          <table:table-cell table:formula="of:=CONCATENATE([.$C$91];[.A2366];[.$K$91];[.B2366];[.$L$91])" office:value-type="string" office:string-value="INSERT INTO `cities` (`id`, `region_id`, `name`) VALUES (NULL, (SELECT id FROM `regions` WHERE name = 'Olt'), 'Priseaca');" calcext:value-type="string">
            <text:p>INSERT INTO `cities` (`id`, `region_id`, `name`) VALUES (NULL, (SELECT id FROM `regions` WHERE name = 'Olt'), 'Prisea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Radomirești</text:p>
          </table:table-cell>
          <table:table-cell/>
          <table:table-cell table:formula="of:=CONCATENATE([.$C$91];[.A2367];[.$K$91];[.B2367];[.$L$91])" office:value-type="string" office:string-value="INSERT INTO `cities` (`id`, `region_id`, `name`) VALUES (NULL, (SELECT id FROM `regions` WHERE name = 'Olt'), 'Radomirești');" calcext:value-type="string">
            <text:p>INSERT INTO `cities` (`id`, `region_id`, `name`) VALUES (NULL, (SELECT id FROM `regions` WHERE name = 'Olt'), 'Radomi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Redea</text:p>
          </table:table-cell>
          <table:table-cell/>
          <table:table-cell table:formula="of:=CONCATENATE([.$C$91];[.A2368];[.$K$91];[.B2368];[.$L$91])" office:value-type="string" office:string-value="INSERT INTO `cities` (`id`, `region_id`, `name`) VALUES (NULL, (SELECT id FROM `regions` WHERE name = 'Olt'), 'Redea');" calcext:value-type="string">
            <text:p>INSERT INTO `cities` (`id`, `region_id`, `name`) VALUES (NULL, (SELECT id FROM `regions` WHERE name = 'Olt'), 'Red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Rotunda</text:p>
          </table:table-cell>
          <table:table-cell/>
          <table:table-cell table:formula="of:=CONCATENATE([.$C$91];[.A2369];[.$K$91];[.B2369];[.$L$91])" office:value-type="string" office:string-value="INSERT INTO `cities` (`id`, `region_id`, `name`) VALUES (NULL, (SELECT id FROM `regions` WHERE name = 'Olt'), 'Rotunda');" calcext:value-type="string">
            <text:p>INSERT INTO `cities` (`id`, `region_id`, `name`) VALUES (NULL, (SELECT id FROM `regions` WHERE name = 'Olt'), 'Rotund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Rusănești</text:p>
          </table:table-cell>
          <table:table-cell/>
          <table:table-cell table:formula="of:=CONCATENATE([.$C$91];[.A2370];[.$K$91];[.B2370];[.$L$91])" office:value-type="string" office:string-value="INSERT INTO `cities` (`id`, `region_id`, `name`) VALUES (NULL, (SELECT id FROM `regions` WHERE name = 'Olt'), 'Rusănești');" calcext:value-type="string">
            <text:p>INSERT INTO `cities` (`id`, `region_id`, `name`) VALUES (NULL, (SELECT id FROM `regions` WHERE name = 'Olt'), 'Rus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Sâmburești</text:p>
          </table:table-cell>
          <table:table-cell/>
          <table:table-cell table:formula="of:=CONCATENATE([.$C$91];[.A2371];[.$K$91];[.B2371];[.$L$91])" office:value-type="string" office:string-value="INSERT INTO `cities` (`id`, `region_id`, `name`) VALUES (NULL, (SELECT id FROM `regions` WHERE name = 'Olt'), 'Sâmburești');" calcext:value-type="string">
            <text:p>INSERT INTO `cities` (`id`, `region_id`, `name`) VALUES (NULL, (SELECT id FROM `regions` WHERE name = 'Olt'), 'Sâmbu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Sârbii-Măgura</text:p>
          </table:table-cell>
          <table:table-cell/>
          <table:table-cell table:formula="of:=CONCATENATE([.$C$91];[.A2372];[.$K$91];[.B2372];[.$L$91])" office:value-type="string" office:string-value="INSERT INTO `cities` (`id`, `region_id`, `name`) VALUES (NULL, (SELECT id FROM `regions` WHERE name = 'Olt'), 'Sârbii-Măgura');" calcext:value-type="string">
            <text:p>INSERT INTO `cities` (`id`, `region_id`, `name`) VALUES (NULL, (SELECT id FROM `regions` WHERE name = 'Olt'), 'Sârbii-Măgu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Scărișoara</text:p>
          </table:table-cell>
          <table:table-cell/>
          <table:table-cell table:formula="of:=CONCATENATE([.$C$91];[.A2373];[.$K$91];[.B2373];[.$L$91])" office:value-type="string" office:string-value="INSERT INTO `cities` (`id`, `region_id`, `name`) VALUES (NULL, (SELECT id FROM `regions` WHERE name = 'Olt'), 'Scărișoara');" calcext:value-type="string">
            <text:p>INSERT INTO `cities` (`id`, `region_id`, `name`) VALUES (NULL, (SELECT id FROM `regions` WHERE name = 'Olt'), 'Scăriș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Schitu</text:p>
          </table:table-cell>
          <table:table-cell/>
          <table:table-cell table:formula="of:=CONCATENATE([.$C$91];[.A2374];[.$K$91];[.B2374];[.$L$91])" office:value-type="string" office:string-value="INSERT INTO `cities` (`id`, `region_id`, `name`) VALUES (NULL, (SELECT id FROM `regions` WHERE name = 'Olt'), 'Schitu');" calcext:value-type="string">
            <text:p>INSERT INTO `cities` (`id`, `region_id`, `name`) VALUES (NULL, (SELECT id FROM `regions` WHERE name = 'Olt'), 'Schit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Scornicești</text:p>
          </table:table-cell>
          <table:table-cell/>
          <table:table-cell table:formula="of:=CONCATENATE([.$C$91];[.A2375];[.$K$91];[.B2375];[.$L$91])" office:value-type="string" office:string-value="INSERT INTO `cities` (`id`, `region_id`, `name`) VALUES (NULL, (SELECT id FROM `regions` WHERE name = 'Olt'), 'Scornicești');" calcext:value-type="string">
            <text:p>INSERT INTO `cities` (`id`, `region_id`, `name`) VALUES (NULL, (SELECT id FROM `regions` WHERE name = 'Olt'), 'Scorni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Seaca</text:p>
          </table:table-cell>
          <table:table-cell/>
          <table:table-cell table:formula="of:=CONCATENATE([.$C$91];[.A2376];[.$K$91];[.B2376];[.$L$91])" office:value-type="string" office:string-value="INSERT INTO `cities` (`id`, `region_id`, `name`) VALUES (NULL, (SELECT id FROM `regions` WHERE name = 'Olt'), 'Seaca');" calcext:value-type="string">
            <text:p>INSERT INTO `cities` (`id`, `region_id`, `name`) VALUES (NULL, (SELECT id FROM `regions` WHERE name = 'Olt'), 'Sea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Șerbănești</text:p>
          </table:table-cell>
          <table:table-cell/>
          <table:table-cell table:formula="of:=CONCATENATE([.$C$91];[.A2377];[.$K$91];[.B2377];[.$L$91])" office:value-type="string" office:string-value="INSERT INTO `cities` (`id`, `region_id`, `name`) VALUES (NULL, (SELECT id FROM `regions` WHERE name = 'Olt'), 'Șerbănești');" calcext:value-type="string">
            <text:p>INSERT INTO `cities` (`id`, `region_id`, `name`) VALUES (NULL, (SELECT id FROM `regions` WHERE name = 'Olt'), 'Șerb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Slatina</text:p>
          </table:table-cell>
          <table:table-cell/>
          <table:table-cell table:formula="of:=CONCATENATE([.$C$91];[.A2378];[.$K$91];[.B2378];[.$L$91])" office:value-type="string" office:string-value="INSERT INTO `cities` (`id`, `region_id`, `name`) VALUES (NULL, (SELECT id FROM `regions` WHERE name = 'Olt'), 'Slatina');" calcext:value-type="string">
            <text:p>INSERT INTO `cities` (`id`, `region_id`, `name`) VALUES (NULL, (SELECT id FROM `regions` WHERE name = 'Olt'), 'Slat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Slătioara</text:p>
          </table:table-cell>
          <table:table-cell/>
          <table:table-cell table:formula="of:=CONCATENATE([.$C$91];[.A2379];[.$K$91];[.B2379];[.$L$91])" office:value-type="string" office:string-value="INSERT INTO `cities` (`id`, `region_id`, `name`) VALUES (NULL, (SELECT id FROM `regions` WHERE name = 'Olt'), 'Slătioara');" calcext:value-type="string">
            <text:p>INSERT INTO `cities` (`id`, `region_id`, `name`) VALUES (NULL, (SELECT id FROM `regions` WHERE name = 'Olt'), 'Slăti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Șopârlița</text:p>
          </table:table-cell>
          <table:table-cell/>
          <table:table-cell table:formula="of:=CONCATENATE([.$C$91];[.A2380];[.$K$91];[.B2380];[.$L$91])" office:value-type="string" office:string-value="INSERT INTO `cities` (`id`, `region_id`, `name`) VALUES (NULL, (SELECT id FROM `regions` WHERE name = 'Olt'), 'Șopârlița');" calcext:value-type="string">
            <text:p>INSERT INTO `cities` (`id`, `region_id`, `name`) VALUES (NULL, (SELECT id FROM `regions` WHERE name = 'Olt'), 'Șopârl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Spineni</text:p>
          </table:table-cell>
          <table:table-cell/>
          <table:table-cell table:formula="of:=CONCATENATE([.$C$91];[.A2381];[.$K$91];[.B2381];[.$L$91])" office:value-type="string" office:string-value="INSERT INTO `cities` (`id`, `region_id`, `name`) VALUES (NULL, (SELECT id FROM `regions` WHERE name = 'Olt'), 'Spineni');" calcext:value-type="string">
            <text:p>INSERT INTO `cities` (`id`, `region_id`, `name`) VALUES (NULL, (SELECT id FROM `regions` WHERE name = 'Olt'), 'Spin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Sprâncenata</text:p>
          </table:table-cell>
          <table:table-cell/>
          <table:table-cell table:formula="of:=CONCATENATE([.$C$91];[.A2382];[.$K$91];[.B2382];[.$L$91])" office:value-type="string" office:string-value="INSERT INTO `cities` (`id`, `region_id`, `name`) VALUES (NULL, (SELECT id FROM `regions` WHERE name = 'Olt'), 'Sprâncenata');" calcext:value-type="string">
            <text:p>INSERT INTO `cities` (`id`, `region_id`, `name`) VALUES (NULL, (SELECT id FROM `regions` WHERE name = 'Olt'), 'Sprâncena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Ștefan cel Mare</text:p>
          </table:table-cell>
          <table:table-cell/>
          <table:table-cell table:formula="of:=CONCATENATE([.$C$91];[.A2383];[.$K$91];[.B2383];[.$L$91])" office:value-type="string" office:string-value="INSERT INTO `cities` (`id`, `region_id`, `name`) VALUES (NULL, (SELECT id FROM `regions` WHERE name = 'Olt'), 'Ștefan cel Mare');" calcext:value-type="string">
            <text:p>INSERT INTO `cities` (`id`, `region_id`, `name`) VALUES (NULL, (SELECT id FROM `regions` WHERE name = 'Olt'), 'Ștefan cel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Stoenești</text:p>
          </table:table-cell>
          <table:table-cell/>
          <table:table-cell table:formula="of:=CONCATENATE([.$C$91];[.A2384];[.$K$91];[.B2384];[.$L$91])" office:value-type="string" office:string-value="INSERT INTO `cities` (`id`, `region_id`, `name`) VALUES (NULL, (SELECT id FROM `regions` WHERE name = 'Olt'), 'Stoenești');" calcext:value-type="string">
            <text:p>INSERT INTO `cities` (`id`, `region_id`, `name`) VALUES (NULL, (SELECT id FROM `regions` WHERE name = 'Olt'), 'Stoe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Stoicănești</text:p>
          </table:table-cell>
          <table:table-cell/>
          <table:table-cell table:formula="of:=CONCATENATE([.$C$91];[.A2385];[.$K$91];[.B2385];[.$L$91])" office:value-type="string" office:string-value="INSERT INTO `cities` (`id`, `region_id`, `name`) VALUES (NULL, (SELECT id FROM `regions` WHERE name = 'Olt'), 'Stoicănești');" calcext:value-type="string">
            <text:p>INSERT INTO `cities` (`id`, `region_id`, `name`) VALUES (NULL, (SELECT id FROM `regions` WHERE name = 'Olt'), 'Stoic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Strejești</text:p>
          </table:table-cell>
          <table:table-cell/>
          <table:table-cell table:formula="of:=CONCATENATE([.$C$91];[.A2386];[.$K$91];[.B2386];[.$L$91])" office:value-type="string" office:string-value="INSERT INTO `cities` (`id`, `region_id`, `name`) VALUES (NULL, (SELECT id FROM `regions` WHERE name = 'Olt'), 'Strejești');" calcext:value-type="string">
            <text:p>INSERT INTO `cities` (`id`, `region_id`, `name`) VALUES (NULL, (SELECT id FROM `regions` WHERE name = 'Olt'), 'Strej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Studina</text:p>
          </table:table-cell>
          <table:table-cell/>
          <table:table-cell table:formula="of:=CONCATENATE([.$C$91];[.A2387];[.$K$91];[.B2387];[.$L$91])" office:value-type="string" office:string-value="INSERT INTO `cities` (`id`, `region_id`, `name`) VALUES (NULL, (SELECT id FROM `regions` WHERE name = 'Olt'), 'Studina');" calcext:value-type="string">
            <text:p>INSERT INTO `cities` (`id`, `region_id`, `name`) VALUES (NULL, (SELECT id FROM `regions` WHERE name = 'Olt'), 'Stud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Tătulești</text:p>
          </table:table-cell>
          <table:table-cell/>
          <table:table-cell table:formula="of:=CONCATENATE([.$C$91];[.A2388];[.$K$91];[.B2388];[.$L$91])" office:value-type="string" office:string-value="INSERT INTO `cities` (`id`, `region_id`, `name`) VALUES (NULL, (SELECT id FROM `regions` WHERE name = 'Olt'), 'Tătulești');" calcext:value-type="string">
            <text:p>INSERT INTO `cities` (`id`, `region_id`, `name`) VALUES (NULL, (SELECT id FROM `regions` WHERE name = 'Olt'), 'Tăt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Teslui</text:p>
          </table:table-cell>
          <table:table-cell/>
          <table:table-cell table:formula="of:=CONCATENATE([.$C$91];[.A2389];[.$K$91];[.B2389];[.$L$91])" office:value-type="string" office:string-value="INSERT INTO `cities` (`id`, `region_id`, `name`) VALUES (NULL, (SELECT id FROM `regions` WHERE name = 'Olt'), 'Teslui');" calcext:value-type="string">
            <text:p>INSERT INTO `cities` (`id`, `region_id`, `name`) VALUES (NULL, (SELECT id FROM `regions` WHERE name = 'Olt'), 'Tes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Tia Mare</text:p>
          </table:table-cell>
          <table:table-cell/>
          <table:table-cell table:formula="of:=CONCATENATE([.$C$91];[.A2390];[.$K$91];[.B2390];[.$L$91])" office:value-type="string" office:string-value="INSERT INTO `cities` (`id`, `region_id`, `name`) VALUES (NULL, (SELECT id FROM `regions` WHERE name = 'Olt'), 'Tia Mare');" calcext:value-type="string">
            <text:p>INSERT INTO `cities` (`id`, `region_id`, `name`) VALUES (NULL, (SELECT id FROM `regions` WHERE name = 'Olt'), 'Ti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Topana</text:p>
          </table:table-cell>
          <table:table-cell/>
          <table:table-cell table:formula="of:=CONCATENATE([.$C$91];[.A2391];[.$K$91];[.B2391];[.$L$91])" office:value-type="string" office:string-value="INSERT INTO `cities` (`id`, `region_id`, `name`) VALUES (NULL, (SELECT id FROM `regions` WHERE name = 'Olt'), 'Topana');" calcext:value-type="string">
            <text:p>INSERT INTO `cities` (`id`, `region_id`, `name`) VALUES (NULL, (SELECT id FROM `regions` WHERE name = 'Olt'), 'Top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Traian</text:p>
          </table:table-cell>
          <table:table-cell/>
          <table:table-cell table:formula="of:=CONCATENATE([.$C$91];[.A2392];[.$K$91];[.B2392];[.$L$91])" office:value-type="string" office:string-value="INSERT INTO `cities` (`id`, `region_id`, `name`) VALUES (NULL, (SELECT id FROM `regions` WHERE name = 'Olt'), 'Traian');" calcext:value-type="string">
            <text:p>INSERT INTO `cities` (`id`, `region_id`, `name`) VALUES (NULL, (SELECT id FROM `regions` WHERE name = 'Olt'), 'Trai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Tufeni</text:p>
          </table:table-cell>
          <table:table-cell/>
          <table:table-cell table:formula="of:=CONCATENATE([.$C$91];[.A2393];[.$K$91];[.B2393];[.$L$91])" office:value-type="string" office:string-value="INSERT INTO `cities` (`id`, `region_id`, `name`) VALUES (NULL, (SELECT id FROM `regions` WHERE name = 'Olt'), 'Tufeni');" calcext:value-type="string">
            <text:p>INSERT INTO `cities` (`id`, `region_id`, `name`) VALUES (NULL, (SELECT id FROM `regions` WHERE name = 'Olt'), 'Tuf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Urzica</text:p>
          </table:table-cell>
          <table:table-cell/>
          <table:table-cell table:formula="of:=CONCATENATE([.$C$91];[.A2394];[.$K$91];[.B2394];[.$L$91])" office:value-type="string" office:string-value="INSERT INTO `cities` (`id`, `region_id`, `name`) VALUES (NULL, (SELECT id FROM `regions` WHERE name = 'Olt'), 'Urzica');" calcext:value-type="string">
            <text:p>INSERT INTO `cities` (`id`, `region_id`, `name`) VALUES (NULL, (SELECT id FROM `regions` WHERE name = 'Olt'), 'Urzi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Vădastra</text:p>
          </table:table-cell>
          <table:table-cell/>
          <table:table-cell table:formula="of:=CONCATENATE([.$C$91];[.A2395];[.$K$91];[.B2395];[.$L$91])" office:value-type="string" office:string-value="INSERT INTO `cities` (`id`, `region_id`, `name`) VALUES (NULL, (SELECT id FROM `regions` WHERE name = 'Olt'), 'Vădastra');" calcext:value-type="string">
            <text:p>INSERT INTO `cities` (`id`, `region_id`, `name`) VALUES (NULL, (SELECT id FROM `regions` WHERE name = 'Olt'), 'Vădast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Vădăstrița</text:p>
          </table:table-cell>
          <table:table-cell/>
          <table:table-cell table:formula="of:=CONCATENATE([.$C$91];[.A2396];[.$K$91];[.B2396];[.$L$91])" office:value-type="string" office:string-value="INSERT INTO `cities` (`id`, `region_id`, `name`) VALUES (NULL, (SELECT id FROM `regions` WHERE name = 'Olt'), 'Vădăstrița');" calcext:value-type="string">
            <text:p>INSERT INTO `cities` (`id`, `region_id`, `name`) VALUES (NULL, (SELECT id FROM `regions` WHERE name = 'Olt'), 'Vădăstr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Vâlcele</text:p>
          </table:table-cell>
          <table:table-cell/>
          <table:table-cell table:formula="of:=CONCATENATE([.$C$91];[.A2397];[.$K$91];[.B2397];[.$L$91])" office:value-type="string" office:string-value="INSERT INTO `cities` (`id`, `region_id`, `name`) VALUES (NULL, (SELECT id FROM `regions` WHERE name = 'Olt'), 'Vâlcele');" calcext:value-type="string">
            <text:p>INSERT INTO `cities` (`id`, `region_id`, `name`) VALUES (NULL, (SELECT id FROM `regions` WHERE name = 'Olt'), 'Vâlc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Valea Mare</text:p>
          </table:table-cell>
          <table:table-cell/>
          <table:table-cell table:formula="of:=CONCATENATE([.$C$91];[.A2398];[.$K$91];[.B2398];[.$L$91])" office:value-type="string" office:string-value="INSERT INTO `cities` (`id`, `region_id`, `name`) VALUES (NULL, (SELECT id FROM `regions` WHERE name = 'Olt'), 'Valea Mare');" calcext:value-type="string">
            <text:p>INSERT INTO `cities` (`id`, `region_id`, `name`) VALUES (NULL, (SELECT id FROM `regions` WHERE name = 'Olt'), 'Vale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Văleni</text:p>
          </table:table-cell>
          <table:table-cell/>
          <table:table-cell table:formula="of:=CONCATENATE([.$C$91];[.A2399];[.$K$91];[.B2399];[.$L$91])" office:value-type="string" office:string-value="INSERT INTO `cities` (`id`, `region_id`, `name`) VALUES (NULL, (SELECT id FROM `regions` WHERE name = 'Olt'), 'Văleni');" calcext:value-type="string">
            <text:p>INSERT INTO `cities` (`id`, `region_id`, `name`) VALUES (NULL, (SELECT id FROM `regions` WHERE name = 'Olt'), 'Vă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Verguleasa</text:p>
          </table:table-cell>
          <table:table-cell/>
          <table:table-cell table:formula="of:=CONCATENATE([.$C$91];[.A2400];[.$K$91];[.B2400];[.$L$91])" office:value-type="string" office:string-value="INSERT INTO `cities` (`id`, `region_id`, `name`) VALUES (NULL, (SELECT id FROM `regions` WHERE name = 'Olt'), 'Verguleasa');" calcext:value-type="string">
            <text:p>INSERT INTO `cities` (`id`, `region_id`, `name`) VALUES (NULL, (SELECT id FROM `regions` WHERE name = 'Olt'), 'Vergule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Vișina</text:p>
          </table:table-cell>
          <table:table-cell/>
          <table:table-cell table:formula="of:=CONCATENATE([.$C$91];[.A2401];[.$K$91];[.B2401];[.$L$91])" office:value-type="string" office:string-value="INSERT INTO `cities` (`id`, `region_id`, `name`) VALUES (NULL, (SELECT id FROM `regions` WHERE name = 'Olt'), 'Vișina');" calcext:value-type="string">
            <text:p>INSERT INTO `cities` (`id`, `region_id`, `name`) VALUES (NULL, (SELECT id FROM `regions` WHERE name = 'Olt'), 'Viș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Vișina Nouă</text:p>
          </table:table-cell>
          <table:table-cell/>
          <table:table-cell table:formula="of:=CONCATENATE([.$C$91];[.A2402];[.$K$91];[.B2402];[.$L$91])" office:value-type="string" office:string-value="INSERT INTO `cities` (`id`, `region_id`, `name`) VALUES (NULL, (SELECT id FROM `regions` WHERE name = 'Olt'), 'Vișina Nouă');" calcext:value-type="string">
            <text:p>INSERT INTO `cities` (`id`, `region_id`, `name`) VALUES (NULL, (SELECT id FROM `regions` WHERE name = 'Olt'), 'Vișina Nou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Vitomirești</text:p>
          </table:table-cell>
          <table:table-cell/>
          <table:table-cell table:formula="of:=CONCATENATE([.$C$91];[.A2403];[.$K$91];[.B2403];[.$L$91])" office:value-type="string" office:string-value="INSERT INTO `cities` (`id`, `region_id`, `name`) VALUES (NULL, (SELECT id FROM `regions` WHERE name = 'Olt'), 'Vitomirești');" calcext:value-type="string">
            <text:p>INSERT INTO `cities` (`id`, `region_id`, `name`) VALUES (NULL, (SELECT id FROM `regions` WHERE name = 'Olt'), 'Vitomi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Vlădila</text:p>
          </table:table-cell>
          <table:table-cell/>
          <table:table-cell table:formula="of:=CONCATENATE([.$C$91];[.A2404];[.$K$91];[.B2404];[.$L$91])" office:value-type="string" office:string-value="INSERT INTO `cities` (`id`, `region_id`, `name`) VALUES (NULL, (SELECT id FROM `regions` WHERE name = 'Olt'), 'Vlădila');" calcext:value-type="string">
            <text:p>INSERT INTO `cities` (`id`, `region_id`, `name`) VALUES (NULL, (SELECT id FROM `regions` WHERE name = 'Olt'), 'Vlădi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Voineasa</text:p>
          </table:table-cell>
          <table:table-cell/>
          <table:table-cell table:formula="of:=CONCATENATE([.$C$91];[.A2405];[.$K$91];[.B2405];[.$L$91])" office:value-type="string" office:string-value="INSERT INTO `cities` (`id`, `region_id`, `name`) VALUES (NULL, (SELECT id FROM `regions` WHERE name = 'Olt'), 'Voineasa');" calcext:value-type="string">
            <text:p>INSERT INTO `cities` (`id`, `region_id`, `name`) VALUES (NULL, (SELECT id FROM `regions` WHERE name = 'Olt'), 'Voine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Vulpeni</text:p>
          </table:table-cell>
          <table:table-cell/>
          <table:table-cell table:formula="of:=CONCATENATE([.$C$91];[.A2406];[.$K$91];[.B2406];[.$L$91])" office:value-type="string" office:string-value="INSERT INTO `cities` (`id`, `region_id`, `name`) VALUES (NULL, (SELECT id FROM `regions` WHERE name = 'Olt'), 'Vulpeni');" calcext:value-type="string">
            <text:p>INSERT INTO `cities` (`id`, `region_id`, `name`) VALUES (NULL, (SELECT id FROM `regions` WHERE name = 'Olt'), 'Vulp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Vulturești</text:p>
          </table:table-cell>
          <table:table-cell/>
          <table:table-cell table:formula="of:=CONCATENATE([.$C$91];[.A2407];[.$K$91];[.B2407];[.$L$91])" office:value-type="string" office:string-value="INSERT INTO `cities` (`id`, `region_id`, `name`) VALUES (NULL, (SELECT id FROM `regions` WHERE name = 'Olt'), 'Vulturești');" calcext:value-type="string">
            <text:p>INSERT INTO `cities` (`id`, `region_id`, `name`) VALUES (NULL, (SELECT id FROM `regions` WHERE name = 'Olt'), 'Vulturești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Adunați</text:p>
          </table:table-cell>
          <table:table-cell/>
          <table:table-cell table:formula="of:=CONCATENATE([.$C$91];[.A2409];[.$K$91];[.B2409];[.$L$91])" office:value-type="string" office:string-value="INSERT INTO `cities` (`id`, `region_id`, `name`) VALUES (NULL, (SELECT id FROM `regions` WHERE name = 'Prahova'), 'Adunați');" calcext:value-type="string">
            <text:p>INSERT INTO `cities` (`id`, `region_id`, `name`) VALUES (NULL, (SELECT id FROM `regions` WHERE name = 'Prahova'), 'Aduna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Albești-Paleologu</text:p>
          </table:table-cell>
          <table:table-cell/>
          <table:table-cell table:formula="of:=CONCATENATE([.$C$91];[.A2410];[.$K$91];[.B2410];[.$L$91])" office:value-type="string" office:string-value="INSERT INTO `cities` (`id`, `region_id`, `name`) VALUES (NULL, (SELECT id FROM `regions` WHERE name = 'Prahova'), 'Albești-Paleologu');" calcext:value-type="string">
            <text:p>INSERT INTO `cities` (`id`, `region_id`, `name`) VALUES (NULL, (SELECT id FROM `regions` WHERE name = 'Prahova'), 'Albești-Paleolog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Aluniș</text:p>
          </table:table-cell>
          <table:table-cell/>
          <table:table-cell table:formula="of:=CONCATENATE([.$C$91];[.A2411];[.$K$91];[.B2411];[.$L$91])" office:value-type="string" office:string-value="INSERT INTO `cities` (`id`, `region_id`, `name`) VALUES (NULL, (SELECT id FROM `regions` WHERE name = 'Prahova'), 'Aluniș');" calcext:value-type="string">
            <text:p>INSERT INTO `cities` (`id`, `region_id`, `name`) VALUES (NULL, (SELECT id FROM `regions` WHERE name = 'Prahova'), 'Alun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Apostolache</text:p>
          </table:table-cell>
          <table:table-cell/>
          <table:table-cell table:formula="of:=CONCATENATE([.$C$91];[.A2412];[.$K$91];[.B2412];[.$L$91])" office:value-type="string" office:string-value="INSERT INTO `cities` (`id`, `region_id`, `name`) VALUES (NULL, (SELECT id FROM `regions` WHERE name = 'Prahova'), 'Apostolache');" calcext:value-type="string">
            <text:p>INSERT INTO `cities` (`id`, `region_id`, `name`) VALUES (NULL, (SELECT id FROM `regions` WHERE name = 'Prahova'), 'Apostolach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Ariceștii Rahtivani</text:p>
          </table:table-cell>
          <table:table-cell/>
          <table:table-cell table:formula="of:=CONCATENATE([.$C$91];[.A2413];[.$K$91];[.B2413];[.$L$91])" office:value-type="string" office:string-value="INSERT INTO `cities` (`id`, `region_id`, `name`) VALUES (NULL, (SELECT id FROM `regions` WHERE name = 'Prahova'), 'Ariceștii Rahtivani');" calcext:value-type="string">
            <text:p>INSERT INTO `cities` (`id`, `region_id`, `name`) VALUES (NULL, (SELECT id FROM `regions` WHERE name = 'Prahova'), 'Ariceștii Rahtiv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Ariceștii Zeletin</text:p>
          </table:table-cell>
          <table:table-cell/>
          <table:table-cell table:formula="of:=CONCATENATE([.$C$91];[.A2414];[.$K$91];[.B2414];[.$L$91])" office:value-type="string" office:string-value="INSERT INTO `cities` (`id`, `region_id`, `name`) VALUES (NULL, (SELECT id FROM `regions` WHERE name = 'Prahova'), 'Ariceștii Zeletin');" calcext:value-type="string">
            <text:p>INSERT INTO `cities` (`id`, `region_id`, `name`) VALUES (NULL, (SELECT id FROM `regions` WHERE name = 'Prahova'), 'Ariceștii Zelet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Azuga</text:p>
          </table:table-cell>
          <table:table-cell/>
          <table:table-cell table:formula="of:=CONCATENATE([.$C$91];[.A2415];[.$K$91];[.B2415];[.$L$91])" office:value-type="string" office:string-value="INSERT INTO `cities` (`id`, `region_id`, `name`) VALUES (NULL, (SELECT id FROM `regions` WHERE name = 'Prahova'), 'Azuga');" calcext:value-type="string">
            <text:p>INSERT INTO `cities` (`id`, `region_id`, `name`) VALUES (NULL, (SELECT id FROM `regions` WHERE name = 'Prahova'), 'Azug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Baba Ana</text:p>
          </table:table-cell>
          <table:table-cell/>
          <table:table-cell table:formula="of:=CONCATENATE([.$C$91];[.A2416];[.$K$91];[.B2416];[.$L$91])" office:value-type="string" office:string-value="INSERT INTO `cities` (`id`, `region_id`, `name`) VALUES (NULL, (SELECT id FROM `regions` WHERE name = 'Prahova'), 'Baba Ana');" calcext:value-type="string">
            <text:p>INSERT INTO `cities` (`id`, `region_id`, `name`) VALUES (NULL, (SELECT id FROM `regions` WHERE name = 'Prahova'), 'Baba 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Băicoi</text:p>
          </table:table-cell>
          <table:table-cell/>
          <table:table-cell table:formula="of:=CONCATENATE([.$C$91];[.A2417];[.$K$91];[.B2417];[.$L$91])" office:value-type="string" office:string-value="INSERT INTO `cities` (`id`, `region_id`, `name`) VALUES (NULL, (SELECT id FROM `regions` WHERE name = 'Prahova'), 'Băicoi');" calcext:value-type="string">
            <text:p>INSERT INTO `cities` (`id`, `region_id`, `name`) VALUES (NULL, (SELECT id FROM `regions` WHERE name = 'Prahova'), 'Băico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Balta Doamnei</text:p>
          </table:table-cell>
          <table:table-cell/>
          <table:table-cell table:formula="of:=CONCATENATE([.$C$91];[.A2418];[.$K$91];[.B2418];[.$L$91])" office:value-type="string" office:string-value="INSERT INTO `cities` (`id`, `region_id`, `name`) VALUES (NULL, (SELECT id FROM `regions` WHERE name = 'Prahova'), 'Balta Doamnei');" calcext:value-type="string">
            <text:p>INSERT INTO `cities` (`id`, `region_id`, `name`) VALUES (NULL, (SELECT id FROM `regions` WHERE name = 'Prahova'), 'Balta Doamn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Bălțești</text:p>
          </table:table-cell>
          <table:table-cell/>
          <table:table-cell table:formula="of:=CONCATENATE([.$C$91];[.A2419];[.$K$91];[.B2419];[.$L$91])" office:value-type="string" office:string-value="INSERT INTO `cities` (`id`, `region_id`, `name`) VALUES (NULL, (SELECT id FROM `regions` WHERE name = 'Prahova'), 'Bălțești');" calcext:value-type="string">
            <text:p>INSERT INTO `cities` (`id`, `region_id`, `name`) VALUES (NULL, (SELECT id FROM `regions` WHERE name = 'Prahova'), 'Bălț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Bănești</text:p>
          </table:table-cell>
          <table:table-cell/>
          <table:table-cell table:formula="of:=CONCATENATE([.$C$91];[.A2420];[.$K$91];[.B2420];[.$L$91])" office:value-type="string" office:string-value="INSERT INTO `cities` (`id`, `region_id`, `name`) VALUES (NULL, (SELECT id FROM `regions` WHERE name = 'Prahova'), 'Bănești');" calcext:value-type="string">
            <text:p>INSERT INTO `cities` (`id`, `region_id`, `name`) VALUES (NULL, (SELECT id FROM `regions` WHERE name = 'Prahova'), 'B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Bărcănești</text:p>
          </table:table-cell>
          <table:table-cell/>
          <table:table-cell table:formula="of:=CONCATENATE([.$C$91];[.A2421];[.$K$91];[.B2421];[.$L$91])" office:value-type="string" office:string-value="INSERT INTO `cities` (`id`, `region_id`, `name`) VALUES (NULL, (SELECT id FROM `regions` WHERE name = 'Prahova'), 'Bărcănești');" calcext:value-type="string">
            <text:p>INSERT INTO `cities` (`id`, `region_id`, `name`) VALUES (NULL, (SELECT id FROM `regions` WHERE name = 'Prahova'), 'Bărc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Bătrâni</text:p>
          </table:table-cell>
          <table:table-cell/>
          <table:table-cell table:formula="of:=CONCATENATE([.$C$91];[.A2422];[.$K$91];[.B2422];[.$L$91])" office:value-type="string" office:string-value="INSERT INTO `cities` (`id`, `region_id`, `name`) VALUES (NULL, (SELECT id FROM `regions` WHERE name = 'Prahova'), 'Bătrâni');" calcext:value-type="string">
            <text:p>INSERT INTO `cities` (`id`, `region_id`, `name`) VALUES (NULL, (SELECT id FROM `regions` WHERE name = 'Prahova'), 'Bătrâ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Berceni</text:p>
          </table:table-cell>
          <table:table-cell/>
          <table:table-cell table:formula="of:=CONCATENATE([.$C$91];[.A2423];[.$K$91];[.B2423];[.$L$91])" office:value-type="string" office:string-value="INSERT INTO `cities` (`id`, `region_id`, `name`) VALUES (NULL, (SELECT id FROM `regions` WHERE name = 'Prahova'), 'Berceni');" calcext:value-type="string">
            <text:p>INSERT INTO `cities` (`id`, `region_id`, `name`) VALUES (NULL, (SELECT id FROM `regions` WHERE name = 'Prahova'), 'Ber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Bertea</text:p>
          </table:table-cell>
          <table:table-cell/>
          <table:table-cell table:formula="of:=CONCATENATE([.$C$91];[.A2424];[.$K$91];[.B2424];[.$L$91])" office:value-type="string" office:string-value="INSERT INTO `cities` (`id`, `region_id`, `name`) VALUES (NULL, (SELECT id FROM `regions` WHERE name = 'Prahova'), 'Bertea');" calcext:value-type="string">
            <text:p>INSERT INTO `cities` (`id`, `region_id`, `name`) VALUES (NULL, (SELECT id FROM `regions` WHERE name = 'Prahova'), 'Ber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Blejoi</text:p>
          </table:table-cell>
          <table:table-cell/>
          <table:table-cell table:formula="of:=CONCATENATE([.$C$91];[.A2425];[.$K$91];[.B2425];[.$L$91])" office:value-type="string" office:string-value="INSERT INTO `cities` (`id`, `region_id`, `name`) VALUES (NULL, (SELECT id FROM `regions` WHERE name = 'Prahova'), 'Blejoi');" calcext:value-type="string">
            <text:p>INSERT INTO `cities` (`id`, `region_id`, `name`) VALUES (NULL, (SELECT id FROM `regions` WHERE name = 'Prahova'), 'Blejo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Boldești-Grădiștea</text:p>
          </table:table-cell>
          <table:table-cell/>
          <table:table-cell table:formula="of:=CONCATENATE([.$C$91];[.A2426];[.$K$91];[.B2426];[.$L$91])" office:value-type="string" office:string-value="INSERT INTO `cities` (`id`, `region_id`, `name`) VALUES (NULL, (SELECT id FROM `regions` WHERE name = 'Prahova'), 'Boldești-Grădiștea');" calcext:value-type="string">
            <text:p>INSERT INTO `cities` (`id`, `region_id`, `name`) VALUES (NULL, (SELECT id FROM `regions` WHERE name = 'Prahova'), 'Boldești-Grădiș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Boldești-Scăeni</text:p>
          </table:table-cell>
          <table:table-cell/>
          <table:table-cell table:formula="of:=CONCATENATE([.$C$91];[.A2427];[.$K$91];[.B2427];[.$L$91])" office:value-type="string" office:string-value="INSERT INTO `cities` (`id`, `region_id`, `name`) VALUES (NULL, (SELECT id FROM `regions` WHERE name = 'Prahova'), 'Boldești-Scăeni');" calcext:value-type="string">
            <text:p>INSERT INTO `cities` (`id`, `region_id`, `name`) VALUES (NULL, (SELECT id FROM `regions` WHERE name = 'Prahova'), 'Boldești-Scă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Brazi</text:p>
          </table:table-cell>
          <table:table-cell/>
          <table:table-cell table:formula="of:=CONCATENATE([.$C$91];[.A2428];[.$K$91];[.B2428];[.$L$91])" office:value-type="string" office:string-value="INSERT INTO `cities` (`id`, `region_id`, `name`) VALUES (NULL, (SELECT id FROM `regions` WHERE name = 'Prahova'), 'Brazi');" calcext:value-type="string">
            <text:p>INSERT INTO `cities` (`id`, `region_id`, `name`) VALUES (NULL, (SELECT id FROM `regions` WHERE name = 'Prahova'), 'Braz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Breaza</text:p>
          </table:table-cell>
          <table:table-cell/>
          <table:table-cell table:formula="of:=CONCATENATE([.$C$91];[.A2429];[.$K$91];[.B2429];[.$L$91])" office:value-type="string" office:string-value="INSERT INTO `cities` (`id`, `region_id`, `name`) VALUES (NULL, (SELECT id FROM `regions` WHERE name = 'Prahova'), 'Breaza');" calcext:value-type="string">
            <text:p>INSERT INTO `cities` (`id`, `region_id`, `name`) VALUES (NULL, (SELECT id FROM `regions` WHERE name = 'Prahova'), 'Breaz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Brebu</text:p>
          </table:table-cell>
          <table:table-cell/>
          <table:table-cell table:formula="of:=CONCATENATE([.$C$91];[.A2430];[.$K$91];[.B2430];[.$L$91])" office:value-type="string" office:string-value="INSERT INTO `cities` (`id`, `region_id`, `name`) VALUES (NULL, (SELECT id FROM `regions` WHERE name = 'Prahova'), 'Brebu');" calcext:value-type="string">
            <text:p>INSERT INTO `cities` (`id`, `region_id`, `name`) VALUES (NULL, (SELECT id FROM `regions` WHERE name = 'Prahova'), 'Breb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Bucov</text:p>
          </table:table-cell>
          <table:table-cell/>
          <table:table-cell table:formula="of:=CONCATENATE([.$C$91];[.A2431];[.$K$91];[.B2431];[.$L$91])" office:value-type="string" office:string-value="INSERT INTO `cities` (`id`, `region_id`, `name`) VALUES (NULL, (SELECT id FROM `regions` WHERE name = 'Prahova'), 'Bucov');" calcext:value-type="string">
            <text:p>INSERT INTO `cities` (`id`, `region_id`, `name`) VALUES (NULL, (SELECT id FROM `regions` WHERE name = 'Prahova'), 'Buco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Bușteni</text:p>
          </table:table-cell>
          <table:table-cell/>
          <table:table-cell table:formula="of:=CONCATENATE([.$C$91];[.A2432];[.$K$91];[.B2432];[.$L$91])" office:value-type="string" office:string-value="INSERT INTO `cities` (`id`, `region_id`, `name`) VALUES (NULL, (SELECT id FROM `regions` WHERE name = 'Prahova'), 'Bușteni');" calcext:value-type="string">
            <text:p>INSERT INTO `cities` (`id`, `region_id`, `name`) VALUES (NULL, (SELECT id FROM `regions` WHERE name = 'Prahova'), 'Buș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Călugăreni</text:p>
          </table:table-cell>
          <table:table-cell/>
          <table:table-cell table:formula="of:=CONCATENATE([.$C$91];[.A2433];[.$K$91];[.B2433];[.$L$91])" office:value-type="string" office:string-value="INSERT INTO `cities` (`id`, `region_id`, `name`) VALUES (NULL, (SELECT id FROM `regions` WHERE name = 'Prahova'), 'Călugăreni');" calcext:value-type="string">
            <text:p>INSERT INTO `cities` (`id`, `region_id`, `name`) VALUES (NULL, (SELECT id FROM `regions` WHERE name = 'Prahova'), 'Călugă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Câmpina</text:p>
          </table:table-cell>
          <table:table-cell/>
          <table:table-cell table:formula="of:=CONCATENATE([.$C$91];[.A2434];[.$K$91];[.B2434];[.$L$91])" office:value-type="string" office:string-value="INSERT INTO `cities` (`id`, `region_id`, `name`) VALUES (NULL, (SELECT id FROM `regions` WHERE name = 'Prahova'), 'Câmpina');" calcext:value-type="string">
            <text:p>INSERT INTO `cities` (`id`, `region_id`, `name`) VALUES (NULL, (SELECT id FROM `regions` WHERE name = 'Prahova'), 'Câmp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Cărbunești</text:p>
          </table:table-cell>
          <table:table-cell/>
          <table:table-cell table:formula="of:=CONCATENATE([.$C$91];[.A2435];[.$K$91];[.B2435];[.$L$91])" office:value-type="string" office:string-value="INSERT INTO `cities` (`id`, `region_id`, `name`) VALUES (NULL, (SELECT id FROM `regions` WHERE name = 'Prahova'), 'Cărbunești');" calcext:value-type="string">
            <text:p>INSERT INTO `cities` (`id`, `region_id`, `name`) VALUES (NULL, (SELECT id FROM `regions` WHERE name = 'Prahova'), 'Cărbu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Ceptura</text:p>
          </table:table-cell>
          <table:table-cell/>
          <table:table-cell table:formula="of:=CONCATENATE([.$C$91];[.A2436];[.$K$91];[.B2436];[.$L$91])" office:value-type="string" office:string-value="INSERT INTO `cities` (`id`, `region_id`, `name`) VALUES (NULL, (SELECT id FROM `regions` WHERE name = 'Prahova'), 'Ceptura');" calcext:value-type="string">
            <text:p>INSERT INTO `cities` (`id`, `region_id`, `name`) VALUES (NULL, (SELECT id FROM `regions` WHERE name = 'Prahova'), 'Ceptu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Cerașu</text:p>
          </table:table-cell>
          <table:table-cell/>
          <table:table-cell table:formula="of:=CONCATENATE([.$C$91];[.A2437];[.$K$91];[.B2437];[.$L$91])" office:value-type="string" office:string-value="INSERT INTO `cities` (`id`, `region_id`, `name`) VALUES (NULL, (SELECT id FROM `regions` WHERE name = 'Prahova'), 'Cerașu');" calcext:value-type="string">
            <text:p>INSERT INTO `cities` (`id`, `region_id`, `name`) VALUES (NULL, (SELECT id FROM `regions` WHERE name = 'Prahova'), 'Ceraș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Chiojdeanca</text:p>
          </table:table-cell>
          <table:table-cell/>
          <table:table-cell table:formula="of:=CONCATENATE([.$C$91];[.A2438];[.$K$91];[.B2438];[.$L$91])" office:value-type="string" office:string-value="INSERT INTO `cities` (`id`, `region_id`, `name`) VALUES (NULL, (SELECT id FROM `regions` WHERE name = 'Prahova'), 'Chiojdeanca');" calcext:value-type="string">
            <text:p>INSERT INTO `cities` (`id`, `region_id`, `name`) VALUES (NULL, (SELECT id FROM `regions` WHERE name = 'Prahova'), 'Chiojdean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Ciorani</text:p>
          </table:table-cell>
          <table:table-cell/>
          <table:table-cell table:formula="of:=CONCATENATE([.$C$91];[.A2439];[.$K$91];[.B2439];[.$L$91])" office:value-type="string" office:string-value="INSERT INTO `cities` (`id`, `region_id`, `name`) VALUES (NULL, (SELECT id FROM `regions` WHERE name = 'Prahova'), 'Ciorani');" calcext:value-type="string">
            <text:p>INSERT INTO `cities` (`id`, `region_id`, `name`) VALUES (NULL, (SELECT id FROM `regions` WHERE name = 'Prahova'), 'Cior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Cocorăștii Colț</text:p>
          </table:table-cell>
          <table:table-cell/>
          <table:table-cell table:formula="of:=CONCATENATE([.$C$91];[.A2440];[.$K$91];[.B2440];[.$L$91])" office:value-type="string" office:string-value="INSERT INTO `cities` (`id`, `region_id`, `name`) VALUES (NULL, (SELECT id FROM `regions` WHERE name = 'Prahova'), 'Cocorăștii Colț');" calcext:value-type="string">
            <text:p>INSERT INTO `cities` (`id`, `region_id`, `name`) VALUES (NULL, (SELECT id FROM `regions` WHERE name = 'Prahova'), 'Cocorăștii Col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Cocorăștii Mislii</text:p>
          </table:table-cell>
          <table:table-cell/>
          <table:table-cell table:formula="of:=CONCATENATE([.$C$91];[.A2441];[.$K$91];[.B2441];[.$L$91])" office:value-type="string" office:string-value="INSERT INTO `cities` (`id`, `region_id`, `name`) VALUES (NULL, (SELECT id FROM `regions` WHERE name = 'Prahova'), 'Cocorăștii Mislii');" calcext:value-type="string">
            <text:p>INSERT INTO `cities` (`id`, `region_id`, `name`) VALUES (NULL, (SELECT id FROM `regions` WHERE name = 'Prahova'), 'Cocorăștii Misl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Colceag</text:p>
          </table:table-cell>
          <table:table-cell/>
          <table:table-cell table:formula="of:=CONCATENATE([.$C$91];[.A2442];[.$K$91];[.B2442];[.$L$91])" office:value-type="string" office:string-value="INSERT INTO `cities` (`id`, `region_id`, `name`) VALUES (NULL, (SELECT id FROM `regions` WHERE name = 'Prahova'), 'Colceag');" calcext:value-type="string">
            <text:p>INSERT INTO `cities` (`id`, `region_id`, `name`) VALUES (NULL, (SELECT id FROM `regions` WHERE name = 'Prahova'), 'Colcea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Comarnic</text:p>
          </table:table-cell>
          <table:table-cell/>
          <table:table-cell table:formula="of:=CONCATENATE([.$C$91];[.A2443];[.$K$91];[.B2443];[.$L$91])" office:value-type="string" office:string-value="INSERT INTO `cities` (`id`, `region_id`, `name`) VALUES (NULL, (SELECT id FROM `regions` WHERE name = 'Prahova'), 'Comarnic');" calcext:value-type="string">
            <text:p>INSERT INTO `cities` (`id`, `region_id`, `name`) VALUES (NULL, (SELECT id FROM `regions` WHERE name = 'Prahova'), 'Comarni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Cornu</text:p>
          </table:table-cell>
          <table:table-cell/>
          <table:table-cell table:formula="of:=CONCATENATE([.$C$91];[.A2444];[.$K$91];[.B2444];[.$L$91])" office:value-type="string" office:string-value="INSERT INTO `cities` (`id`, `region_id`, `name`) VALUES (NULL, (SELECT id FROM `regions` WHERE name = 'Prahova'), 'Cornu');" calcext:value-type="string">
            <text:p>INSERT INTO `cities` (`id`, `region_id`, `name`) VALUES (NULL, (SELECT id FROM `regions` WHERE name = 'Prahova'), 'Cor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Cosminele</text:p>
          </table:table-cell>
          <table:table-cell/>
          <table:table-cell table:formula="of:=CONCATENATE([.$C$91];[.A2445];[.$K$91];[.B2445];[.$L$91])" office:value-type="string" office:string-value="INSERT INTO `cities` (`id`, `region_id`, `name`) VALUES (NULL, (SELECT id FROM `regions` WHERE name = 'Prahova'), 'Cosminele');" calcext:value-type="string">
            <text:p>INSERT INTO `cities` (`id`, `region_id`, `name`) VALUES (NULL, (SELECT id FROM `regions` WHERE name = 'Prahova'), 'Cosmin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Drăgănești</text:p>
          </table:table-cell>
          <table:table-cell/>
          <table:table-cell table:formula="of:=CONCATENATE([.$C$91];[.A2446];[.$K$91];[.B2446];[.$L$91])" office:value-type="string" office:string-value="INSERT INTO `cities` (`id`, `region_id`, `name`) VALUES (NULL, (SELECT id FROM `regions` WHERE name = 'Prahova'), 'Drăgănești');" calcext:value-type="string">
            <text:p>INSERT INTO `cities` (`id`, `region_id`, `name`) VALUES (NULL, (SELECT id FROM `regions` WHERE name = 'Prahova'), 'Drăg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Drajna</text:p>
          </table:table-cell>
          <table:table-cell/>
          <table:table-cell table:formula="of:=CONCATENATE([.$C$91];[.A2447];[.$K$91];[.B2447];[.$L$91])" office:value-type="string" office:string-value="INSERT INTO `cities` (`id`, `region_id`, `name`) VALUES (NULL, (SELECT id FROM `regions` WHERE name = 'Prahova'), 'Drajna');" calcext:value-type="string">
            <text:p>INSERT INTO `cities` (`id`, `region_id`, `name`) VALUES (NULL, (SELECT id FROM `regions` WHERE name = 'Prahova'), 'Draj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Dumbrava</text:p>
          </table:table-cell>
          <table:table-cell/>
          <table:table-cell table:formula="of:=CONCATENATE([.$C$91];[.A2448];[.$K$91];[.B2448];[.$L$91])" office:value-type="string" office:string-value="INSERT INTO `cities` (`id`, `region_id`, `name`) VALUES (NULL, (SELECT id FROM `regions` WHERE name = 'Prahova'), 'Dumbrava');" calcext:value-type="string">
            <text:p>INSERT INTO `cities` (`id`, `region_id`, `name`) VALUES (NULL, (SELECT id FROM `regions` WHERE name = 'Prahova'), 'Dumbra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Dumbrăvești</text:p>
          </table:table-cell>
          <table:table-cell/>
          <table:table-cell table:formula="of:=CONCATENATE([.$C$91];[.A2449];[.$K$91];[.B2449];[.$L$91])" office:value-type="string" office:string-value="INSERT INTO `cities` (`id`, `region_id`, `name`) VALUES (NULL, (SELECT id FROM `regions` WHERE name = 'Prahova'), 'Dumbrăvești');" calcext:value-type="string">
            <text:p>INSERT INTO `cities` (`id`, `region_id`, `name`) VALUES (NULL, (SELECT id FROM `regions` WHERE name = 'Prahova'), 'Dumbrăv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Fântânele</text:p>
          </table:table-cell>
          <table:table-cell/>
          <table:table-cell table:formula="of:=CONCATENATE([.$C$91];[.A2450];[.$K$91];[.B2450];[.$L$91])" office:value-type="string" office:string-value="INSERT INTO `cities` (`id`, `region_id`, `name`) VALUES (NULL, (SELECT id FROM `regions` WHERE name = 'Prahova'), 'Fântânele');" calcext:value-type="string">
            <text:p>INSERT INTO `cities` (`id`, `region_id`, `name`) VALUES (NULL, (SELECT id FROM `regions` WHERE name = 'Prahova'), 'Fântân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Filipeștii de Pădure</text:p>
          </table:table-cell>
          <table:table-cell/>
          <table:table-cell table:formula="of:=CONCATENATE([.$C$91];[.A2451];[.$K$91];[.B2451];[.$L$91])" office:value-type="string" office:string-value="INSERT INTO `cities` (`id`, `region_id`, `name`) VALUES (NULL, (SELECT id FROM `regions` WHERE name = 'Prahova'), 'Filipeștii de Pădure');" calcext:value-type="string">
            <text:p>INSERT INTO `cities` (`id`, `region_id`, `name`) VALUES (NULL, (SELECT id FROM `regions` WHERE name = 'Prahova'), 'Filipeștii de Pădu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Filipeștii de Târg</text:p>
          </table:table-cell>
          <table:table-cell/>
          <table:table-cell table:formula="of:=CONCATENATE([.$C$91];[.A2452];[.$K$91];[.B2452];[.$L$91])" office:value-type="string" office:string-value="INSERT INTO `cities` (`id`, `region_id`, `name`) VALUES (NULL, (SELECT id FROM `regions` WHERE name = 'Prahova'), 'Filipeștii de Târg');" calcext:value-type="string">
            <text:p>INSERT INTO `cities` (`id`, `region_id`, `name`) VALUES (NULL, (SELECT id FROM `regions` WHERE name = 'Prahova'), 'Filipeștii de Târ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Florești</text:p>
          </table:table-cell>
          <table:table-cell/>
          <table:table-cell table:formula="of:=CONCATENATE([.$C$91];[.A2453];[.$K$91];[.B2453];[.$L$91])" office:value-type="string" office:string-value="INSERT INTO `cities` (`id`, `region_id`, `name`) VALUES (NULL, (SELECT id FROM `regions` WHERE name = 'Prahova'), 'Florești');" calcext:value-type="string">
            <text:p>INSERT INTO `cities` (`id`, `region_id`, `name`) VALUES (NULL, (SELECT id FROM `regions` WHERE name = 'Prahova'), 'Flo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Fulga</text:p>
          </table:table-cell>
          <table:table-cell/>
          <table:table-cell table:formula="of:=CONCATENATE([.$C$91];[.A2454];[.$K$91];[.B2454];[.$L$91])" office:value-type="string" office:string-value="INSERT INTO `cities` (`id`, `region_id`, `name`) VALUES (NULL, (SELECT id FROM `regions` WHERE name = 'Prahova'), 'Fulga');" calcext:value-type="string">
            <text:p>INSERT INTO `cities` (`id`, `region_id`, `name`) VALUES (NULL, (SELECT id FROM `regions` WHERE name = 'Prahova'), 'Fulg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Gherghița</text:p>
          </table:table-cell>
          <table:table-cell/>
          <table:table-cell table:formula="of:=CONCATENATE([.$C$91];[.A2455];[.$K$91];[.B2455];[.$L$91])" office:value-type="string" office:string-value="INSERT INTO `cities` (`id`, `region_id`, `name`) VALUES (NULL, (SELECT id FROM `regions` WHERE name = 'Prahova'), 'Gherghița');" calcext:value-type="string">
            <text:p>INSERT INTO `cities` (`id`, `region_id`, `name`) VALUES (NULL, (SELECT id FROM `regions` WHERE name = 'Prahova'), 'Ghergh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Gorgota</text:p>
          </table:table-cell>
          <table:table-cell/>
          <table:table-cell table:formula="of:=CONCATENATE([.$C$91];[.A2456];[.$K$91];[.B2456];[.$L$91])" office:value-type="string" office:string-value="INSERT INTO `cities` (`id`, `region_id`, `name`) VALUES (NULL, (SELECT id FROM `regions` WHERE name = 'Prahova'), 'Gorgota');" calcext:value-type="string">
            <text:p>INSERT INTO `cities` (`id`, `region_id`, `name`) VALUES (NULL, (SELECT id FROM `regions` WHERE name = 'Prahova'), 'Gorgo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Gornet</text:p>
          </table:table-cell>
          <table:table-cell/>
          <table:table-cell table:formula="of:=CONCATENATE([.$C$91];[.A2457];[.$K$91];[.B2457];[.$L$91])" office:value-type="string" office:string-value="INSERT INTO `cities` (`id`, `region_id`, `name`) VALUES (NULL, (SELECT id FROM `regions` WHERE name = 'Prahova'), 'Gornet');" calcext:value-type="string">
            <text:p>INSERT INTO `cities` (`id`, `region_id`, `name`) VALUES (NULL, (SELECT id FROM `regions` WHERE name = 'Prahova'), 'Gorne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Gornet-Cricov</text:p>
          </table:table-cell>
          <table:table-cell/>
          <table:table-cell table:formula="of:=CONCATENATE([.$C$91];[.A2458];[.$K$91];[.B2458];[.$L$91])" office:value-type="string" office:string-value="INSERT INTO `cities` (`id`, `region_id`, `name`) VALUES (NULL, (SELECT id FROM `regions` WHERE name = 'Prahova'), 'Gornet-Cricov');" calcext:value-type="string">
            <text:p>INSERT INTO `cities` (`id`, `region_id`, `name`) VALUES (NULL, (SELECT id FROM `regions` WHERE name = 'Prahova'), 'Gornet-Crico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Gura Vadului</text:p>
          </table:table-cell>
          <table:table-cell/>
          <table:table-cell table:formula="of:=CONCATENATE([.$C$91];[.A2459];[.$K$91];[.B2459];[.$L$91])" office:value-type="string" office:string-value="INSERT INTO `cities` (`id`, `region_id`, `name`) VALUES (NULL, (SELECT id FROM `regions` WHERE name = 'Prahova'), 'Gura Vadului');" calcext:value-type="string">
            <text:p>INSERT INTO `cities` (`id`, `region_id`, `name`) VALUES (NULL, (SELECT id FROM `regions` WHERE name = 'Prahova'), 'Gura Vad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Gura Vitioarei</text:p>
          </table:table-cell>
          <table:table-cell/>
          <table:table-cell table:formula="of:=CONCATENATE([.$C$91];[.A2460];[.$K$91];[.B2460];[.$L$91])" office:value-type="string" office:string-value="INSERT INTO `cities` (`id`, `region_id`, `name`) VALUES (NULL, (SELECT id FROM `regions` WHERE name = 'Prahova'), 'Gura Vitioarei');" calcext:value-type="string">
            <text:p>INSERT INTO `cities` (`id`, `region_id`, `name`) VALUES (NULL, (SELECT id FROM `regions` WHERE name = 'Prahova'), 'Gura Vitioar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Iordăcheanu</text:p>
          </table:table-cell>
          <table:table-cell/>
          <table:table-cell table:formula="of:=CONCATENATE([.$C$91];[.A2461];[.$K$91];[.B2461];[.$L$91])" office:value-type="string" office:string-value="INSERT INTO `cities` (`id`, `region_id`, `name`) VALUES (NULL, (SELECT id FROM `regions` WHERE name = 'Prahova'), 'Iordăcheanu');" calcext:value-type="string">
            <text:p>INSERT INTO `cities` (`id`, `region_id`, `name`) VALUES (NULL, (SELECT id FROM `regions` WHERE name = 'Prahova'), 'Iordăche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Izvoarele</text:p>
          </table:table-cell>
          <table:table-cell/>
          <table:table-cell table:formula="of:=CONCATENATE([.$C$91];[.A2462];[.$K$91];[.B2462];[.$L$91])" office:value-type="string" office:string-value="INSERT INTO `cities` (`id`, `region_id`, `name`) VALUES (NULL, (SELECT id FROM `regions` WHERE name = 'Prahova'), 'Izvoarele');" calcext:value-type="string">
            <text:p>INSERT INTO `cities` (`id`, `region_id`, `name`) VALUES (NULL, (SELECT id FROM `regions` WHERE name = 'Prahova'), 'Izvoar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Jugureni</text:p>
          </table:table-cell>
          <table:table-cell/>
          <table:table-cell table:formula="of:=CONCATENATE([.$C$91];[.A2463];[.$K$91];[.B2463];[.$L$91])" office:value-type="string" office:string-value="INSERT INTO `cities` (`id`, `region_id`, `name`) VALUES (NULL, (SELECT id FROM `regions` WHERE name = 'Prahova'), 'Jugureni');" calcext:value-type="string">
            <text:p>INSERT INTO `cities` (`id`, `region_id`, `name`) VALUES (NULL, (SELECT id FROM `regions` WHERE name = 'Prahova'), 'Jugu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Lapoș</text:p>
          </table:table-cell>
          <table:table-cell/>
          <table:table-cell table:formula="of:=CONCATENATE([.$C$91];[.A2464];[.$K$91];[.B2464];[.$L$91])" office:value-type="string" office:string-value="INSERT INTO `cities` (`id`, `region_id`, `name`) VALUES (NULL, (SELECT id FROM `regions` WHERE name = 'Prahova'), 'Lapoș');" calcext:value-type="string">
            <text:p>INSERT INTO `cities` (`id`, `region_id`, `name`) VALUES (NULL, (SELECT id FROM `regions` WHERE name = 'Prahova'), 'Lapo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Lipănești</text:p>
          </table:table-cell>
          <table:table-cell/>
          <table:table-cell table:formula="of:=CONCATENATE([.$C$91];[.A2465];[.$K$91];[.B2465];[.$L$91])" office:value-type="string" office:string-value="INSERT INTO `cities` (`id`, `region_id`, `name`) VALUES (NULL, (SELECT id FROM `regions` WHERE name = 'Prahova'), 'Lipănești');" calcext:value-type="string">
            <text:p>INSERT INTO `cities` (`id`, `region_id`, `name`) VALUES (NULL, (SELECT id FROM `regions` WHERE name = 'Prahova'), 'Lip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Măgurele</text:p>
          </table:table-cell>
          <table:table-cell/>
          <table:table-cell table:formula="of:=CONCATENATE([.$C$91];[.A2466];[.$K$91];[.B2466];[.$L$91])" office:value-type="string" office:string-value="INSERT INTO `cities` (`id`, `region_id`, `name`) VALUES (NULL, (SELECT id FROM `regions` WHERE name = 'Prahova'), 'Măgurele');" calcext:value-type="string">
            <text:p>INSERT INTO `cities` (`id`, `region_id`, `name`) VALUES (NULL, (SELECT id FROM `regions` WHERE name = 'Prahova'), 'Măgur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Măgureni</text:p>
          </table:table-cell>
          <table:table-cell/>
          <table:table-cell table:formula="of:=CONCATENATE([.$C$91];[.A2467];[.$K$91];[.B2467];[.$L$91])" office:value-type="string" office:string-value="INSERT INTO `cities` (`id`, `region_id`, `name`) VALUES (NULL, (SELECT id FROM `regions` WHERE name = 'Prahova'), 'Măgureni');" calcext:value-type="string">
            <text:p>INSERT INTO `cities` (`id`, `region_id`, `name`) VALUES (NULL, (SELECT id FROM `regions` WHERE name = 'Prahova'), 'Măgu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Măneciu</text:p>
          </table:table-cell>
          <table:table-cell/>
          <table:table-cell table:formula="of:=CONCATENATE([.$C$91];[.A2468];[.$K$91];[.B2468];[.$L$91])" office:value-type="string" office:string-value="INSERT INTO `cities` (`id`, `region_id`, `name`) VALUES (NULL, (SELECT id FROM `regions` WHERE name = 'Prahova'), 'Măneciu');" calcext:value-type="string">
            <text:p>INSERT INTO `cities` (`id`, `region_id`, `name`) VALUES (NULL, (SELECT id FROM `regions` WHERE name = 'Prahova'), 'Mănec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Mănești</text:p>
          </table:table-cell>
          <table:table-cell/>
          <table:table-cell table:formula="of:=CONCATENATE([.$C$91];[.A2469];[.$K$91];[.B2469];[.$L$91])" office:value-type="string" office:string-value="INSERT INTO `cities` (`id`, `region_id`, `name`) VALUES (NULL, (SELECT id FROM `regions` WHERE name = 'Prahova'), 'Mănești');" calcext:value-type="string">
            <text:p>INSERT INTO `cities` (`id`, `region_id`, `name`) VALUES (NULL, (SELECT id FROM `regions` WHERE name = 'Prahova'), 'M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Mizil</text:p>
          </table:table-cell>
          <table:table-cell/>
          <table:table-cell table:formula="of:=CONCATENATE([.$C$91];[.A2470];[.$K$91];[.B2470];[.$L$91])" office:value-type="string" office:string-value="INSERT INTO `cities` (`id`, `region_id`, `name`) VALUES (NULL, (SELECT id FROM `regions` WHERE name = 'Prahova'), 'Mizil');" calcext:value-type="string">
            <text:p>INSERT INTO `cities` (`id`, `region_id`, `name`) VALUES (NULL, (SELECT id FROM `regions` WHERE name = 'Prahova'), 'Mizi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Olari</text:p>
          </table:table-cell>
          <table:table-cell/>
          <table:table-cell table:formula="of:=CONCATENATE([.$C$91];[.A2471];[.$K$91];[.B2471];[.$L$91])" office:value-type="string" office:string-value="INSERT INTO `cities` (`id`, `region_id`, `name`) VALUES (NULL, (SELECT id FROM `regions` WHERE name = 'Prahova'), 'Olari');" calcext:value-type="string">
            <text:p>INSERT INTO `cities` (`id`, `region_id`, `name`) VALUES (NULL, (SELECT id FROM `regions` WHERE name = 'Prahova'), 'Ol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Păcureți</text:p>
          </table:table-cell>
          <table:table-cell/>
          <table:table-cell table:formula="of:=CONCATENATE([.$C$91];[.A2472];[.$K$91];[.B2472];[.$L$91])" office:value-type="string" office:string-value="INSERT INTO `cities` (`id`, `region_id`, `name`) VALUES (NULL, (SELECT id FROM `regions` WHERE name = 'Prahova'), 'Păcureți');" calcext:value-type="string">
            <text:p>INSERT INTO `cities` (`id`, `region_id`, `name`) VALUES (NULL, (SELECT id FROM `regions` WHERE name = 'Prahova'), 'Păcure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Păulești</text:p>
          </table:table-cell>
          <table:table-cell/>
          <table:table-cell table:formula="of:=CONCATENATE([.$C$91];[.A2473];[.$K$91];[.B2473];[.$L$91])" office:value-type="string" office:string-value="INSERT INTO `cities` (`id`, `region_id`, `name`) VALUES (NULL, (SELECT id FROM `regions` WHERE name = 'Prahova'), 'Păulești');" calcext:value-type="string">
            <text:p>INSERT INTO `cities` (`id`, `region_id`, `name`) VALUES (NULL, (SELECT id FROM `regions` WHERE name = 'Prahova'), 'Pă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Ploiești</text:p>
          </table:table-cell>
          <table:table-cell/>
          <table:table-cell table:formula="of:=CONCATENATE([.$C$91];[.A2474];[.$K$91];[.B2474];[.$L$91])" office:value-type="string" office:string-value="INSERT INTO `cities` (`id`, `region_id`, `name`) VALUES (NULL, (SELECT id FROM `regions` WHERE name = 'Prahova'), 'Ploiești');" calcext:value-type="string">
            <text:p>INSERT INTO `cities` (`id`, `region_id`, `name`) VALUES (NULL, (SELECT id FROM `regions` WHERE name = 'Prahova'), 'Plo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Plopeni</text:p>
          </table:table-cell>
          <table:table-cell/>
          <table:table-cell table:formula="of:=CONCATENATE([.$C$91];[.A2475];[.$K$91];[.B2475];[.$L$91])" office:value-type="string" office:string-value="INSERT INTO `cities` (`id`, `region_id`, `name`) VALUES (NULL, (SELECT id FROM `regions` WHERE name = 'Prahova'), 'Plopeni');" calcext:value-type="string">
            <text:p>INSERT INTO `cities` (`id`, `region_id`, `name`) VALUES (NULL, (SELECT id FROM `regions` WHERE name = 'Prahova'), 'Plop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Plopu</text:p>
          </table:table-cell>
          <table:table-cell/>
          <table:table-cell table:formula="of:=CONCATENATE([.$C$91];[.A2476];[.$K$91];[.B2476];[.$L$91])" office:value-type="string" office:string-value="INSERT INTO `cities` (`id`, `region_id`, `name`) VALUES (NULL, (SELECT id FROM `regions` WHERE name = 'Prahova'), 'Plopu');" calcext:value-type="string">
            <text:p>INSERT INTO `cities` (`id`, `region_id`, `name`) VALUES (NULL, (SELECT id FROM `regions` WHERE name = 'Prahova'), 'Plop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Podenii Noi</text:p>
          </table:table-cell>
          <table:table-cell/>
          <table:table-cell table:formula="of:=CONCATENATE([.$C$91];[.A2477];[.$K$91];[.B2477];[.$L$91])" office:value-type="string" office:string-value="INSERT INTO `cities` (`id`, `region_id`, `name`) VALUES (NULL, (SELECT id FROM `regions` WHERE name = 'Prahova'), 'Podenii Noi');" calcext:value-type="string">
            <text:p>INSERT INTO `cities` (`id`, `region_id`, `name`) VALUES (NULL, (SELECT id FROM `regions` WHERE name = 'Prahova'), 'Podenii No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Poiana Câmpina</text:p>
          </table:table-cell>
          <table:table-cell/>
          <table:table-cell table:formula="of:=CONCATENATE([.$C$91];[.A2478];[.$K$91];[.B2478];[.$L$91])" office:value-type="string" office:string-value="INSERT INTO `cities` (`id`, `region_id`, `name`) VALUES (NULL, (SELECT id FROM `regions` WHERE name = 'Prahova'), 'Poiana Câmpina');" calcext:value-type="string">
            <text:p>INSERT INTO `cities` (`id`, `region_id`, `name`) VALUES (NULL, (SELECT id FROM `regions` WHERE name = 'Prahova'), 'Poiana Câmp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Poienarii Burchii</text:p>
          </table:table-cell>
          <table:table-cell/>
          <table:table-cell table:formula="of:=CONCATENATE([.$C$91];[.A2479];[.$K$91];[.B2479];[.$L$91])" office:value-type="string" office:string-value="INSERT INTO `cities` (`id`, `region_id`, `name`) VALUES (NULL, (SELECT id FROM `regions` WHERE name = 'Prahova'), 'Poienarii Burchii');" calcext:value-type="string">
            <text:p>INSERT INTO `cities` (`id`, `region_id`, `name`) VALUES (NULL, (SELECT id FROM `regions` WHERE name = 'Prahova'), 'Poienarii Burch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Posești</text:p>
          </table:table-cell>
          <table:table-cell/>
          <table:table-cell table:formula="of:=CONCATENATE([.$C$91];[.A2480];[.$K$91];[.B2480];[.$L$91])" office:value-type="string" office:string-value="INSERT INTO `cities` (`id`, `region_id`, `name`) VALUES (NULL, (SELECT id FROM `regions` WHERE name = 'Prahova'), 'Posești');" calcext:value-type="string">
            <text:p>INSERT INTO `cities` (`id`, `region_id`, `name`) VALUES (NULL, (SELECT id FROM `regions` WHERE name = 'Prahova'), 'Pos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Predeal-Sărari</text:p>
          </table:table-cell>
          <table:table-cell/>
          <table:table-cell table:formula="of:=CONCATENATE([.$C$91];[.A2481];[.$K$91];[.B2481];[.$L$91])" office:value-type="string" office:string-value="INSERT INTO `cities` (`id`, `region_id`, `name`) VALUES (NULL, (SELECT id FROM `regions` WHERE name = 'Prahova'), 'Predeal-Sărari');" calcext:value-type="string">
            <text:p>INSERT INTO `cities` (`id`, `region_id`, `name`) VALUES (NULL, (SELECT id FROM `regions` WHERE name = 'Prahova'), 'Predeal-Săr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Provița de Jos</text:p>
          </table:table-cell>
          <table:table-cell/>
          <table:table-cell table:formula="of:=CONCATENATE([.$C$91];[.A2482];[.$K$91];[.B2482];[.$L$91])" office:value-type="string" office:string-value="INSERT INTO `cities` (`id`, `region_id`, `name`) VALUES (NULL, (SELECT id FROM `regions` WHERE name = 'Prahova'), 'Provița de Jos');" calcext:value-type="string">
            <text:p>INSERT INTO `cities` (`id`, `region_id`, `name`) VALUES (NULL, (SELECT id FROM `regions` WHERE name = 'Prahova'), 'Provița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Provița de Sus</text:p>
          </table:table-cell>
          <table:table-cell/>
          <table:table-cell table:formula="of:=CONCATENATE([.$C$91];[.A2483];[.$K$91];[.B2483];[.$L$91])" office:value-type="string" office:string-value="INSERT INTO `cities` (`id`, `region_id`, `name`) VALUES (NULL, (SELECT id FROM `regions` WHERE name = 'Prahova'), 'Provița de Sus');" calcext:value-type="string">
            <text:p>INSERT INTO `cities` (`id`, `region_id`, `name`) VALUES (NULL, (SELECT id FROM `regions` WHERE name = 'Prahova'), 'Provița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Puchenii Mari</text:p>
          </table:table-cell>
          <table:table-cell/>
          <table:table-cell table:formula="of:=CONCATENATE([.$C$91];[.A2484];[.$K$91];[.B2484];[.$L$91])" office:value-type="string" office:string-value="INSERT INTO `cities` (`id`, `region_id`, `name`) VALUES (NULL, (SELECT id FROM `regions` WHERE name = 'Prahova'), 'Puchenii Mari');" calcext:value-type="string">
            <text:p>INSERT INTO `cities` (`id`, `region_id`, `name`) VALUES (NULL, (SELECT id FROM `regions` WHERE name = 'Prahova'), 'Puchenii M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Râfov</text:p>
          </table:table-cell>
          <table:table-cell/>
          <table:table-cell table:formula="of:=CONCATENATE([.$C$91];[.A2485];[.$K$91];[.B2485];[.$L$91])" office:value-type="string" office:string-value="INSERT INTO `cities` (`id`, `region_id`, `name`) VALUES (NULL, (SELECT id FROM `regions` WHERE name = 'Prahova'), 'Râfov');" calcext:value-type="string">
            <text:p>INSERT INTO `cities` (`id`, `region_id`, `name`) VALUES (NULL, (SELECT id FROM `regions` WHERE name = 'Prahova'), 'Râfo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Salcia</text:p>
          </table:table-cell>
          <table:table-cell/>
          <table:table-cell table:formula="of:=CONCATENATE([.$C$91];[.A2486];[.$K$91];[.B2486];[.$L$91])" office:value-type="string" office:string-value="INSERT INTO `cities` (`id`, `region_id`, `name`) VALUES (NULL, (SELECT id FROM `regions` WHERE name = 'Prahova'), 'Salcia');" calcext:value-type="string">
            <text:p>INSERT INTO `cities` (`id`, `region_id`, `name`) VALUES (NULL, (SELECT id FROM `regions` WHERE name = 'Prahova'), 'Salc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Sălciile</text:p>
          </table:table-cell>
          <table:table-cell/>
          <table:table-cell table:formula="of:=CONCATENATE([.$C$91];[.A2487];[.$K$91];[.B2487];[.$L$91])" office:value-type="string" office:string-value="INSERT INTO `cities` (`id`, `region_id`, `name`) VALUES (NULL, (SELECT id FROM `regions` WHERE name = 'Prahova'), 'Sălciile');" calcext:value-type="string">
            <text:p>INSERT INTO `cities` (`id`, `region_id`, `name`) VALUES (NULL, (SELECT id FROM `regions` WHERE name = 'Prahova'), 'Sălcii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Sângeru</text:p>
          </table:table-cell>
          <table:table-cell/>
          <table:table-cell table:formula="of:=CONCATENATE([.$C$91];[.A2488];[.$K$91];[.B2488];[.$L$91])" office:value-type="string" office:string-value="INSERT INTO `cities` (`id`, `region_id`, `name`) VALUES (NULL, (SELECT id FROM `regions` WHERE name = 'Prahova'), 'Sângeru');" calcext:value-type="string">
            <text:p>INSERT INTO `cities` (`id`, `region_id`, `name`) VALUES (NULL, (SELECT id FROM `regions` WHERE name = 'Prahova'), 'Sânge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Scorțeni</text:p>
          </table:table-cell>
          <table:table-cell/>
          <table:table-cell table:formula="of:=CONCATENATE([.$C$91];[.A2489];[.$K$91];[.B2489];[.$L$91])" office:value-type="string" office:string-value="INSERT INTO `cities` (`id`, `region_id`, `name`) VALUES (NULL, (SELECT id FROM `regions` WHERE name = 'Prahova'), 'Scorțeni');" calcext:value-type="string">
            <text:p>INSERT INTO `cities` (`id`, `region_id`, `name`) VALUES (NULL, (SELECT id FROM `regions` WHERE name = 'Prahova'), 'Scorț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Secăria</text:p>
          </table:table-cell>
          <table:table-cell/>
          <table:table-cell table:formula="of:=CONCATENATE([.$C$91];[.A2490];[.$K$91];[.B2490];[.$L$91])" office:value-type="string" office:string-value="INSERT INTO `cities` (`id`, `region_id`, `name`) VALUES (NULL, (SELECT id FROM `regions` WHERE name = 'Prahova'), 'Secăria');" calcext:value-type="string">
            <text:p>INSERT INTO `cities` (`id`, `region_id`, `name`) VALUES (NULL, (SELECT id FROM `regions` WHERE name = 'Prahova'), 'Secăr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Sinaia</text:p>
          </table:table-cell>
          <table:table-cell/>
          <table:table-cell table:formula="of:=CONCATENATE([.$C$91];[.A2491];[.$K$91];[.B2491];[.$L$91])" office:value-type="string" office:string-value="INSERT INTO `cities` (`id`, `region_id`, `name`) VALUES (NULL, (SELECT id FROM `regions` WHERE name = 'Prahova'), 'Sinaia');" calcext:value-type="string">
            <text:p>INSERT INTO `cities` (`id`, `region_id`, `name`) VALUES (NULL, (SELECT id FROM `regions` WHERE name = 'Prahova'), 'Sin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Șirna</text:p>
          </table:table-cell>
          <table:table-cell/>
          <table:table-cell table:formula="of:=CONCATENATE([.$C$91];[.A2492];[.$K$91];[.B2492];[.$L$91])" office:value-type="string" office:string-value="INSERT INTO `cities` (`id`, `region_id`, `name`) VALUES (NULL, (SELECT id FROM `regions` WHERE name = 'Prahova'), 'Șirna');" calcext:value-type="string">
            <text:p>INSERT INTO `cities` (`id`, `region_id`, `name`) VALUES (NULL, (SELECT id FROM `regions` WHERE name = 'Prahova'), 'Șir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Slănic</text:p>
          </table:table-cell>
          <table:table-cell/>
          <table:table-cell table:formula="of:=CONCATENATE([.$C$91];[.A2493];[.$K$91];[.B2493];[.$L$91])" office:value-type="string" office:string-value="INSERT INTO `cities` (`id`, `region_id`, `name`) VALUES (NULL, (SELECT id FROM `regions` WHERE name = 'Prahova'), 'Slănic');" calcext:value-type="string">
            <text:p>INSERT INTO `cities` (`id`, `region_id`, `name`) VALUES (NULL, (SELECT id FROM `regions` WHERE name = 'Prahova'), 'Slăni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Șoimari</text:p>
          </table:table-cell>
          <table:table-cell/>
          <table:table-cell table:formula="of:=CONCATENATE([.$C$91];[.A2494];[.$K$91];[.B2494];[.$L$91])" office:value-type="string" office:string-value="INSERT INTO `cities` (`id`, `region_id`, `name`) VALUES (NULL, (SELECT id FROM `regions` WHERE name = 'Prahova'), 'Șoimari');" calcext:value-type="string">
            <text:p>INSERT INTO `cities` (`id`, `region_id`, `name`) VALUES (NULL, (SELECT id FROM `regions` WHERE name = 'Prahova'), 'Șoim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Șotrile</text:p>
          </table:table-cell>
          <table:table-cell/>
          <table:table-cell table:formula="of:=CONCATENATE([.$C$91];[.A2495];[.$K$91];[.B2495];[.$L$91])" office:value-type="string" office:string-value="INSERT INTO `cities` (`id`, `region_id`, `name`) VALUES (NULL, (SELECT id FROM `regions` WHERE name = 'Prahova'), 'Șotrile');" calcext:value-type="string">
            <text:p>INSERT INTO `cities` (`id`, `region_id`, `name`) VALUES (NULL, (SELECT id FROM `regions` WHERE name = 'Prahova'), 'Șotri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Starchiojd</text:p>
          </table:table-cell>
          <table:table-cell/>
          <table:table-cell table:formula="of:=CONCATENATE([.$C$91];[.A2496];[.$K$91];[.B2496];[.$L$91])" office:value-type="string" office:string-value="INSERT INTO `cities` (`id`, `region_id`, `name`) VALUES (NULL, (SELECT id FROM `regions` WHERE name = 'Prahova'), 'Starchiojd');" calcext:value-type="string">
            <text:p>INSERT INTO `cities` (`id`, `region_id`, `name`) VALUES (NULL, (SELECT id FROM `regions` WHERE name = 'Prahova'), 'Starchioj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Ștefești</text:p>
          </table:table-cell>
          <table:table-cell/>
          <table:table-cell table:formula="of:=CONCATENATE([.$C$91];[.A2497];[.$K$91];[.B2497];[.$L$91])" office:value-type="string" office:string-value="INSERT INTO `cities` (`id`, `region_id`, `name`) VALUES (NULL, (SELECT id FROM `regions` WHERE name = 'Prahova'), 'Ștefești');" calcext:value-type="string">
            <text:p>INSERT INTO `cities` (`id`, `region_id`, `name`) VALUES (NULL, (SELECT id FROM `regions` WHERE name = 'Prahova'), 'Ștef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Surani</text:p>
          </table:table-cell>
          <table:table-cell/>
          <table:table-cell table:formula="of:=CONCATENATE([.$C$91];[.A2498];[.$K$91];[.B2498];[.$L$91])" office:value-type="string" office:string-value="INSERT INTO `cities` (`id`, `region_id`, `name`) VALUES (NULL, (SELECT id FROM `regions` WHERE name = 'Prahova'), 'Surani');" calcext:value-type="string">
            <text:p>INSERT INTO `cities` (`id`, `region_id`, `name`) VALUES (NULL, (SELECT id FROM `regions` WHERE name = 'Prahova'), 'Sur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Talea</text:p>
          </table:table-cell>
          <table:table-cell/>
          <table:table-cell table:formula="of:=CONCATENATE([.$C$91];[.A2499];[.$K$91];[.B2499];[.$L$91])" office:value-type="string" office:string-value="INSERT INTO `cities` (`id`, `region_id`, `name`) VALUES (NULL, (SELECT id FROM `regions` WHERE name = 'Prahova'), 'Talea');" calcext:value-type="string">
            <text:p>INSERT INTO `cities` (`id`, `region_id`, `name`) VALUES (NULL, (SELECT id FROM `regions` WHERE name = 'Prahova'), 'Tal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Târgșoru Vechi</text:p>
          </table:table-cell>
          <table:table-cell/>
          <table:table-cell table:formula="of:=CONCATENATE([.$C$91];[.A2500];[.$K$91];[.B2500];[.$L$91])" office:value-type="string" office:string-value="INSERT INTO `cities` (`id`, `region_id`, `name`) VALUES (NULL, (SELECT id FROM `regions` WHERE name = 'Prahova'), 'Târgșoru Vechi');" calcext:value-type="string">
            <text:p>INSERT INTO `cities` (`id`, `region_id`, `name`) VALUES (NULL, (SELECT id FROM `regions` WHERE name = 'Prahova'), 'Târgșoru Vech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Tătaru</text:p>
          </table:table-cell>
          <table:table-cell/>
          <table:table-cell table:formula="of:=CONCATENATE([.$C$91];[.A2501];[.$K$91];[.B2501];[.$L$91])" office:value-type="string" office:string-value="INSERT INTO `cities` (`id`, `region_id`, `name`) VALUES (NULL, (SELECT id FROM `regions` WHERE name = 'Prahova'), 'Tătaru');" calcext:value-type="string">
            <text:p>INSERT INTO `cities` (`id`, `region_id`, `name`) VALUES (NULL, (SELECT id FROM `regions` WHERE name = 'Prahova'), 'Tăta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Teișani</text:p>
          </table:table-cell>
          <table:table-cell/>
          <table:table-cell table:formula="of:=CONCATENATE([.$C$91];[.A2502];[.$K$91];[.B2502];[.$L$91])" office:value-type="string" office:string-value="INSERT INTO `cities` (`id`, `region_id`, `name`) VALUES (NULL, (SELECT id FROM `regions` WHERE name = 'Prahova'), 'Teișani');" calcext:value-type="string">
            <text:p>INSERT INTO `cities` (`id`, `region_id`, `name`) VALUES (NULL, (SELECT id FROM `regions` WHERE name = 'Prahova'), 'Tei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Telega</text:p>
          </table:table-cell>
          <table:table-cell/>
          <table:table-cell table:formula="of:=CONCATENATE([.$C$91];[.A2503];[.$K$91];[.B2503];[.$L$91])" office:value-type="string" office:string-value="INSERT INTO `cities` (`id`, `region_id`, `name`) VALUES (NULL, (SELECT id FROM `regions` WHERE name = 'Prahova'), 'Telega');" calcext:value-type="string">
            <text:p>INSERT INTO `cities` (`id`, `region_id`, `name`) VALUES (NULL, (SELECT id FROM `regions` WHERE name = 'Prahova'), 'Teleg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Tinosu</text:p>
          </table:table-cell>
          <table:table-cell/>
          <table:table-cell table:formula="of:=CONCATENATE([.$C$91];[.A2504];[.$K$91];[.B2504];[.$L$91])" office:value-type="string" office:string-value="INSERT INTO `cities` (`id`, `region_id`, `name`) VALUES (NULL, (SELECT id FROM `regions` WHERE name = 'Prahova'), 'Tinosu');" calcext:value-type="string">
            <text:p>INSERT INTO `cities` (`id`, `region_id`, `name`) VALUES (NULL, (SELECT id FROM `regions` WHERE name = 'Prahova'), 'Tinos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Tomșani</text:p>
          </table:table-cell>
          <table:table-cell/>
          <table:table-cell table:formula="of:=CONCATENATE([.$C$91];[.A2505];[.$K$91];[.B2505];[.$L$91])" office:value-type="string" office:string-value="INSERT INTO `cities` (`id`, `region_id`, `name`) VALUES (NULL, (SELECT id FROM `regions` WHERE name = 'Prahova'), 'Tomșani');" calcext:value-type="string">
            <text:p>INSERT INTO `cities` (`id`, `region_id`, `name`) VALUES (NULL, (SELECT id FROM `regions` WHERE name = 'Prahova'), 'Tom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Urlați</text:p>
          </table:table-cell>
          <table:table-cell/>
          <table:table-cell table:formula="of:=CONCATENATE([.$C$91];[.A2506];[.$K$91];[.B2506];[.$L$91])" office:value-type="string" office:string-value="INSERT INTO `cities` (`id`, `region_id`, `name`) VALUES (NULL, (SELECT id FROM `regions` WHERE name = 'Prahova'), 'Urlați');" calcext:value-type="string">
            <text:p>INSERT INTO `cities` (`id`, `region_id`, `name`) VALUES (NULL, (SELECT id FROM `regions` WHERE name = 'Prahova'), 'Urla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Vadu Săpat</text:p>
          </table:table-cell>
          <table:table-cell/>
          <table:table-cell table:formula="of:=CONCATENATE([.$C$91];[.A2507];[.$K$91];[.B2507];[.$L$91])" office:value-type="string" office:string-value="INSERT INTO `cities` (`id`, `region_id`, `name`) VALUES (NULL, (SELECT id FROM `regions` WHERE name = 'Prahova'), 'Vadu Săpat');" calcext:value-type="string">
            <text:p>INSERT INTO `cities` (`id`, `region_id`, `name`) VALUES (NULL, (SELECT id FROM `regions` WHERE name = 'Prahova'), 'Vadu Săpa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Vâlcănești</text:p>
          </table:table-cell>
          <table:table-cell/>
          <table:table-cell table:formula="of:=CONCATENATE([.$C$91];[.A2508];[.$K$91];[.B2508];[.$L$91])" office:value-type="string" office:string-value="INSERT INTO `cities` (`id`, `region_id`, `name`) VALUES (NULL, (SELECT id FROM `regions` WHERE name = 'Prahova'), 'Vâlcănești');" calcext:value-type="string">
            <text:p>INSERT INTO `cities` (`id`, `region_id`, `name`) VALUES (NULL, (SELECT id FROM `regions` WHERE name = 'Prahova'), 'Vâlc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Valea Călugărească</text:p>
          </table:table-cell>
          <table:table-cell/>
          <table:table-cell table:formula="of:=CONCATENATE([.$C$91];[.A2509];[.$K$91];[.B2509];[.$L$91])" office:value-type="string" office:string-value="INSERT INTO `cities` (`id`, `region_id`, `name`) VALUES (NULL, (SELECT id FROM `regions` WHERE name = 'Prahova'), 'Valea Călugărească');" calcext:value-type="string">
            <text:p>INSERT INTO `cities` (`id`, `region_id`, `name`) VALUES (NULL, (SELECT id FROM `regions` WHERE name = 'Prahova'), 'Valea Călugăreasc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Valea Doftanei</text:p>
          </table:table-cell>
          <table:table-cell/>
          <table:table-cell table:formula="of:=CONCATENATE([.$C$91];[.A2510];[.$K$91];[.B2510];[.$L$91])" office:value-type="string" office:string-value="INSERT INTO `cities` (`id`, `region_id`, `name`) VALUES (NULL, (SELECT id FROM `regions` WHERE name = 'Prahova'), 'Valea Doftanei');" calcext:value-type="string">
            <text:p>INSERT INTO `cities` (`id`, `region_id`, `name`) VALUES (NULL, (SELECT id FROM `regions` WHERE name = 'Prahova'), 'Valea Doftan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Vălenii de Munte</text:p>
          </table:table-cell>
          <table:table-cell/>
          <table:table-cell table:formula="of:=CONCATENATE([.$C$91];[.A2511];[.$K$91];[.B2511];[.$L$91])" office:value-type="string" office:string-value="INSERT INTO `cities` (`id`, `region_id`, `name`) VALUES (NULL, (SELECT id FROM `regions` WHERE name = 'Prahova'), 'Vălenii de Munte');" calcext:value-type="string">
            <text:p>INSERT INTO `cities` (`id`, `region_id`, `name`) VALUES (NULL, (SELECT id FROM `regions` WHERE name = 'Prahova'), 'Vălenii de Munt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Vărbilău</text:p>
          </table:table-cell>
          <table:table-cell/>
          <table:table-cell table:formula="of:=CONCATENATE([.$C$91];[.A2512];[.$K$91];[.B2512];[.$L$91])" office:value-type="string" office:string-value="INSERT INTO `cities` (`id`, `region_id`, `name`) VALUES (NULL, (SELECT id FROM `regions` WHERE name = 'Prahova'), 'Vărbilău');" calcext:value-type="string">
            <text:p>INSERT INTO `cities` (`id`, `region_id`, `name`) VALUES (NULL, (SELECT id FROM `regions` WHERE name = 'Prahova'), 'Vărbilău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Agrij</text:p>
          </table:table-cell>
          <table:table-cell/>
          <table:table-cell table:formula="of:=CONCATENATE([.$C$91];[.A2514];[.$K$91];[.B2514];[.$L$91])" office:value-type="string" office:string-value="INSERT INTO `cities` (`id`, `region_id`, `name`) VALUES (NULL, (SELECT id FROM `regions` WHERE name = 'Sălaj'), 'Agrij');" calcext:value-type="string">
            <text:p>INSERT INTO `cities` (`id`, `region_id`, `name`) VALUES (NULL, (SELECT id FROM `regions` WHERE name = 'Sălaj'), 'Agrij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Almașu</text:p>
          </table:table-cell>
          <table:table-cell/>
          <table:table-cell table:formula="of:=CONCATENATE([.$C$91];[.A2515];[.$K$91];[.B2515];[.$L$91])" office:value-type="string" office:string-value="INSERT INTO `cities` (`id`, `region_id`, `name`) VALUES (NULL, (SELECT id FROM `regions` WHERE name = 'Sălaj'), 'Almașu');" calcext:value-type="string">
            <text:p>INSERT INTO `cities` (`id`, `region_id`, `name`) VALUES (NULL, (SELECT id FROM `regions` WHERE name = 'Sălaj'), 'Almaș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Băbeni</text:p>
          </table:table-cell>
          <table:table-cell/>
          <table:table-cell table:formula="of:=CONCATENATE([.$C$91];[.A2516];[.$K$91];[.B2516];[.$L$91])" office:value-type="string" office:string-value="INSERT INTO `cities` (`id`, `region_id`, `name`) VALUES (NULL, (SELECT id FROM `regions` WHERE name = 'Sălaj'), 'Băbeni');" calcext:value-type="string">
            <text:p>INSERT INTO `cities` (`id`, `region_id`, `name`) VALUES (NULL, (SELECT id FROM `regions` WHERE name = 'Sălaj'), 'Băb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Bălan</text:p>
          </table:table-cell>
          <table:table-cell/>
          <table:table-cell table:formula="of:=CONCATENATE([.$C$91];[.A2517];[.$K$91];[.B2517];[.$L$91])" office:value-type="string" office:string-value="INSERT INTO `cities` (`id`, `region_id`, `name`) VALUES (NULL, (SELECT id FROM `regions` WHERE name = 'Sălaj'), 'Bălan');" calcext:value-type="string">
            <text:p>INSERT INTO `cities` (`id`, `region_id`, `name`) VALUES (NULL, (SELECT id FROM `regions` WHERE name = 'Sălaj'), 'Băl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Bănișor</text:p>
          </table:table-cell>
          <table:table-cell/>
          <table:table-cell table:formula="of:=CONCATENATE([.$C$91];[.A2518];[.$K$91];[.B2518];[.$L$91])" office:value-type="string" office:string-value="INSERT INTO `cities` (`id`, `region_id`, `name`) VALUES (NULL, (SELECT id FROM `regions` WHERE name = 'Sălaj'), 'Bănișor');" calcext:value-type="string">
            <text:p>INSERT INTO `cities` (`id`, `region_id`, `name`) VALUES (NULL, (SELECT id FROM `regions` WHERE name = 'Sălaj'), 'Băniș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Benesat</text:p>
          </table:table-cell>
          <table:table-cell/>
          <table:table-cell table:formula="of:=CONCATENATE([.$C$91];[.A2519];[.$K$91];[.B2519];[.$L$91])" office:value-type="string" office:string-value="INSERT INTO `cities` (`id`, `region_id`, `name`) VALUES (NULL, (SELECT id FROM `regions` WHERE name = 'Sălaj'), 'Benesat');" calcext:value-type="string">
            <text:p>INSERT INTO `cities` (`id`, `region_id`, `name`) VALUES (NULL, (SELECT id FROM `regions` WHERE name = 'Sălaj'), 'Benesa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Bobota</text:p>
          </table:table-cell>
          <table:table-cell/>
          <table:table-cell table:formula="of:=CONCATENATE([.$C$91];[.A2520];[.$K$91];[.B2520];[.$L$91])" office:value-type="string" office:string-value="INSERT INTO `cities` (`id`, `region_id`, `name`) VALUES (NULL, (SELECT id FROM `regions` WHERE name = 'Sălaj'), 'Bobota');" calcext:value-type="string">
            <text:p>INSERT INTO `cities` (`id`, `region_id`, `name`) VALUES (NULL, (SELECT id FROM `regions` WHERE name = 'Sălaj'), 'Bobo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Bocșa</text:p>
          </table:table-cell>
          <table:table-cell/>
          <table:table-cell table:formula="of:=CONCATENATE([.$C$91];[.A2521];[.$K$91];[.B2521];[.$L$91])" office:value-type="string" office:string-value="INSERT INTO `cities` (`id`, `region_id`, `name`) VALUES (NULL, (SELECT id FROM `regions` WHERE name = 'Sălaj'), 'Bocșa');" calcext:value-type="string">
            <text:p>INSERT INTO `cities` (`id`, `region_id`, `name`) VALUES (NULL, (SELECT id FROM `regions` WHERE name = 'Sălaj'), 'Bocș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Boghiș</text:p>
          </table:table-cell>
          <table:table-cell/>
          <table:table-cell table:formula="of:=CONCATENATE([.$C$91];[.A2522];[.$K$91];[.B2522];[.$L$91])" office:value-type="string" office:string-value="INSERT INTO `cities` (`id`, `region_id`, `name`) VALUES (NULL, (SELECT id FROM `regions` WHERE name = 'Sălaj'), 'Boghiș');" calcext:value-type="string">
            <text:p>INSERT INTO `cities` (`id`, `region_id`, `name`) VALUES (NULL, (SELECT id FROM `regions` WHERE name = 'Sălaj'), 'Bogh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Buciumi</text:p>
          </table:table-cell>
          <table:table-cell/>
          <table:table-cell table:formula="of:=CONCATENATE([.$C$91];[.A2523];[.$K$91];[.B2523];[.$L$91])" office:value-type="string" office:string-value="INSERT INTO `cities` (`id`, `region_id`, `name`) VALUES (NULL, (SELECT id FROM `regions` WHERE name = 'Sălaj'), 'Buciumi');" calcext:value-type="string">
            <text:p>INSERT INTO `cities` (`id`, `region_id`, `name`) VALUES (NULL, (SELECT id FROM `regions` WHERE name = 'Sălaj'), 'Bucium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Camăr</text:p>
          </table:table-cell>
          <table:table-cell/>
          <table:table-cell table:formula="of:=CONCATENATE([.$C$91];[.A2524];[.$K$91];[.B2524];[.$L$91])" office:value-type="string" office:string-value="INSERT INTO `cities` (`id`, `region_id`, `name`) VALUES (NULL, (SELECT id FROM `regions` WHERE name = 'Sălaj'), 'Camăr');" calcext:value-type="string">
            <text:p>INSERT INTO `cities` (`id`, `region_id`, `name`) VALUES (NULL, (SELECT id FROM `regions` WHERE name = 'Sălaj'), 'Camă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Carastelec</text:p>
          </table:table-cell>
          <table:table-cell/>
          <table:table-cell table:formula="of:=CONCATENATE([.$C$91];[.A2525];[.$K$91];[.B2525];[.$L$91])" office:value-type="string" office:string-value="INSERT INTO `cities` (`id`, `region_id`, `name`) VALUES (NULL, (SELECT id FROM `regions` WHERE name = 'Sălaj'), 'Carastelec');" calcext:value-type="string">
            <text:p>INSERT INTO `cities` (`id`, `region_id`, `name`) VALUES (NULL, (SELECT id FROM `regions` WHERE name = 'Sălaj'), 'Carastele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Cehu Silvaniei</text:p>
          </table:table-cell>
          <table:table-cell/>
          <table:table-cell table:formula="of:=CONCATENATE([.$C$91];[.A2526];[.$K$91];[.B2526];[.$L$91])" office:value-type="string" office:string-value="INSERT INTO `cities` (`id`, `region_id`, `name`) VALUES (NULL, (SELECT id FROM `regions` WHERE name = 'Sălaj'), 'Cehu Silvaniei');" calcext:value-type="string">
            <text:p>INSERT INTO `cities` (`id`, `region_id`, `name`) VALUES (NULL, (SELECT id FROM `regions` WHERE name = 'Sălaj'), 'Cehu Silvani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Chieșd</text:p>
          </table:table-cell>
          <table:table-cell/>
          <table:table-cell table:formula="of:=CONCATENATE([.$C$91];[.A2527];[.$K$91];[.B2527];[.$L$91])" office:value-type="string" office:string-value="INSERT INTO `cities` (`id`, `region_id`, `name`) VALUES (NULL, (SELECT id FROM `regions` WHERE name = 'Sălaj'), 'Chieșd');" calcext:value-type="string">
            <text:p>INSERT INTO `cities` (`id`, `region_id`, `name`) VALUES (NULL, (SELECT id FROM `regions` WHERE name = 'Sălaj'), 'Chieș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Cizer</text:p>
          </table:table-cell>
          <table:table-cell/>
          <table:table-cell table:formula="of:=CONCATENATE([.$C$91];[.A2528];[.$K$91];[.B2528];[.$L$91])" office:value-type="string" office:string-value="INSERT INTO `cities` (`id`, `region_id`, `name`) VALUES (NULL, (SELECT id FROM `regions` WHERE name = 'Sălaj'), 'Cizer');" calcext:value-type="string">
            <text:p>INSERT INTO `cities` (`id`, `region_id`, `name`) VALUES (NULL, (SELECT id FROM `regions` WHERE name = 'Sălaj'), 'Cize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Coșeiu</text:p>
          </table:table-cell>
          <table:table-cell/>
          <table:table-cell table:formula="of:=CONCATENATE([.$C$91];[.A2529];[.$K$91];[.B2529];[.$L$91])" office:value-type="string" office:string-value="INSERT INTO `cities` (`id`, `region_id`, `name`) VALUES (NULL, (SELECT id FROM `regions` WHERE name = 'Sălaj'), 'Coșeiu');" calcext:value-type="string">
            <text:p>INSERT INTO `cities` (`id`, `region_id`, `name`) VALUES (NULL, (SELECT id FROM `regions` WHERE name = 'Sălaj'), 'Coșe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Crasna</text:p>
          </table:table-cell>
          <table:table-cell/>
          <table:table-cell table:formula="of:=CONCATENATE([.$C$91];[.A2530];[.$K$91];[.B2530];[.$L$91])" office:value-type="string" office:string-value="INSERT INTO `cities` (`id`, `region_id`, `name`) VALUES (NULL, (SELECT id FROM `regions` WHERE name = 'Sălaj'), 'Crasna');" calcext:value-type="string">
            <text:p>INSERT INTO `cities` (`id`, `region_id`, `name`) VALUES (NULL, (SELECT id FROM `regions` WHERE name = 'Sălaj'), 'Cras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Creaca</text:p>
          </table:table-cell>
          <table:table-cell/>
          <table:table-cell table:formula="of:=CONCATENATE([.$C$91];[.A2531];[.$K$91];[.B2531];[.$L$91])" office:value-type="string" office:string-value="INSERT INTO `cities` (`id`, `region_id`, `name`) VALUES (NULL, (SELECT id FROM `regions` WHERE name = 'Sălaj'), 'Creaca');" calcext:value-type="string">
            <text:p>INSERT INTO `cities` (`id`, `region_id`, `name`) VALUES (NULL, (SELECT id FROM `regions` WHERE name = 'Sălaj'), 'Crea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Crișeni</text:p>
          </table:table-cell>
          <table:table-cell/>
          <table:table-cell table:formula="of:=CONCATENATE([.$C$91];[.A2532];[.$K$91];[.B2532];[.$L$91])" office:value-type="string" office:string-value="INSERT INTO `cities` (`id`, `region_id`, `name`) VALUES (NULL, (SELECT id FROM `regions` WHERE name = 'Sălaj'), 'Crișeni');" calcext:value-type="string">
            <text:p>INSERT INTO `cities` (`id`, `region_id`, `name`) VALUES (NULL, (SELECT id FROM `regions` WHERE name = 'Sălaj'), 'Cri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Cristolț</text:p>
          </table:table-cell>
          <table:table-cell/>
          <table:table-cell table:formula="of:=CONCATENATE([.$C$91];[.A2533];[.$K$91];[.B2533];[.$L$91])" office:value-type="string" office:string-value="INSERT INTO `cities` (`id`, `region_id`, `name`) VALUES (NULL, (SELECT id FROM `regions` WHERE name = 'Sălaj'), 'Cristolț');" calcext:value-type="string">
            <text:p>INSERT INTO `cities` (`id`, `region_id`, `name`) VALUES (NULL, (SELECT id FROM `regions` WHERE name = 'Sălaj'), 'Cristol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Cuzăplac</text:p>
          </table:table-cell>
          <table:table-cell/>
          <table:table-cell table:formula="of:=CONCATENATE([.$C$91];[.A2534];[.$K$91];[.B2534];[.$L$91])" office:value-type="string" office:string-value="INSERT INTO `cities` (`id`, `region_id`, `name`) VALUES (NULL, (SELECT id FROM `regions` WHERE name = 'Sălaj'), 'Cuzăplac');" calcext:value-type="string">
            <text:p>INSERT INTO `cities` (`id`, `region_id`, `name`) VALUES (NULL, (SELECT id FROM `regions` WHERE name = 'Sălaj'), 'Cuzăpla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Dobrin</text:p>
          </table:table-cell>
          <table:table-cell/>
          <table:table-cell table:formula="of:=CONCATENATE([.$C$91];[.A2535];[.$K$91];[.B2535];[.$L$91])" office:value-type="string" office:string-value="INSERT INTO `cities` (`id`, `region_id`, `name`) VALUES (NULL, (SELECT id FROM `regions` WHERE name = 'Sălaj'), 'Dobrin');" calcext:value-type="string">
            <text:p>INSERT INTO `cities` (`id`, `region_id`, `name`) VALUES (NULL, (SELECT id FROM `regions` WHERE name = 'Sălaj'), 'Dobr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Dragu</text:p>
          </table:table-cell>
          <table:table-cell/>
          <table:table-cell table:formula="of:=CONCATENATE([.$C$91];[.A2536];[.$K$91];[.B2536];[.$L$91])" office:value-type="string" office:string-value="INSERT INTO `cities` (`id`, `region_id`, `name`) VALUES (NULL, (SELECT id FROM `regions` WHERE name = 'Sălaj'), 'Dragu');" calcext:value-type="string">
            <text:p>INSERT INTO `cities` (`id`, `region_id`, `name`) VALUES (NULL, (SELECT id FROM `regions` WHERE name = 'Sălaj'), 'Drag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Fildu de Jos</text:p>
          </table:table-cell>
          <table:table-cell/>
          <table:table-cell table:formula="of:=CONCATENATE([.$C$91];[.A2537];[.$K$91];[.B2537];[.$L$91])" office:value-type="string" office:string-value="INSERT INTO `cities` (`id`, `region_id`, `name`) VALUES (NULL, (SELECT id FROM `regions` WHERE name = 'Sălaj'), 'Fildu de Jos');" calcext:value-type="string">
            <text:p>INSERT INTO `cities` (`id`, `region_id`, `name`) VALUES (NULL, (SELECT id FROM `regions` WHERE name = 'Sălaj'), 'Fild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Gâlgău</text:p>
          </table:table-cell>
          <table:table-cell/>
          <table:table-cell table:formula="of:=CONCATENATE([.$C$91];[.A2538];[.$K$91];[.B2538];[.$L$91])" office:value-type="string" office:string-value="INSERT INTO `cities` (`id`, `region_id`, `name`) VALUES (NULL, (SELECT id FROM `regions` WHERE name = 'Sălaj'), 'Gâlgău');" calcext:value-type="string">
            <text:p>INSERT INTO `cities` (`id`, `region_id`, `name`) VALUES (NULL, (SELECT id FROM `regions` WHERE name = 'Sălaj'), 'Gâlg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Gârbou</text:p>
          </table:table-cell>
          <table:table-cell/>
          <table:table-cell table:formula="of:=CONCATENATE([.$C$91];[.A2539];[.$K$91];[.B2539];[.$L$91])" office:value-type="string" office:string-value="INSERT INTO `cities` (`id`, `region_id`, `name`) VALUES (NULL, (SELECT id FROM `regions` WHERE name = 'Sălaj'), 'Gârbou');" calcext:value-type="string">
            <text:p>INSERT INTO `cities` (`id`, `region_id`, `name`) VALUES (NULL, (SELECT id FROM `regions` WHERE name = 'Sălaj'), 'Gârbo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Halmășd</text:p>
          </table:table-cell>
          <table:table-cell/>
          <table:table-cell table:formula="of:=CONCATENATE([.$C$91];[.A2540];[.$K$91];[.B2540];[.$L$91])" office:value-type="string" office:string-value="INSERT INTO `cities` (`id`, `region_id`, `name`) VALUES (NULL, (SELECT id FROM `regions` WHERE name = 'Sălaj'), 'Halmășd');" calcext:value-type="string">
            <text:p>INSERT INTO `cities` (`id`, `region_id`, `name`) VALUES (NULL, (SELECT id FROM `regions` WHERE name = 'Sălaj'), 'Halmăș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Hereclean</text:p>
          </table:table-cell>
          <table:table-cell/>
          <table:table-cell table:formula="of:=CONCATENATE([.$C$91];[.A2541];[.$K$91];[.B2541];[.$L$91])" office:value-type="string" office:string-value="INSERT INTO `cities` (`id`, `region_id`, `name`) VALUES (NULL, (SELECT id FROM `regions` WHERE name = 'Sălaj'), 'Hereclean');" calcext:value-type="string">
            <text:p>INSERT INTO `cities` (`id`, `region_id`, `name`) VALUES (NULL, (SELECT id FROM `regions` WHERE name = 'Sălaj'), 'Herecle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Hida</text:p>
          </table:table-cell>
          <table:table-cell/>
          <table:table-cell table:formula="of:=CONCATENATE([.$C$91];[.A2542];[.$K$91];[.B2542];[.$L$91])" office:value-type="string" office:string-value="INSERT INTO `cities` (`id`, `region_id`, `name`) VALUES (NULL, (SELECT id FROM `regions` WHERE name = 'Sălaj'), 'Hida');" calcext:value-type="string">
            <text:p>INSERT INTO `cities` (`id`, `region_id`, `name`) VALUES (NULL, (SELECT id FROM `regions` WHERE name = 'Sălaj'), 'Hid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Horoatu Crasnei</text:p>
          </table:table-cell>
          <table:table-cell/>
          <table:table-cell table:formula="of:=CONCATENATE([.$C$91];[.A2543];[.$K$91];[.B2543];[.$L$91])" office:value-type="string" office:string-value="INSERT INTO `cities` (`id`, `region_id`, `name`) VALUES (NULL, (SELECT id FROM `regions` WHERE name = 'Sălaj'), 'Horoatu Crasnei');" calcext:value-type="string">
            <text:p>INSERT INTO `cities` (`id`, `region_id`, `name`) VALUES (NULL, (SELECT id FROM `regions` WHERE name = 'Sălaj'), 'Horoatu Crasn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Ileanda</text:p>
          </table:table-cell>
          <table:table-cell/>
          <table:table-cell table:formula="of:=CONCATENATE([.$C$91];[.A2544];[.$K$91];[.B2544];[.$L$91])" office:value-type="string" office:string-value="INSERT INTO `cities` (`id`, `region_id`, `name`) VALUES (NULL, (SELECT id FROM `regions` WHERE name = 'Sălaj'), 'Ileanda');" calcext:value-type="string">
            <text:p>INSERT INTO `cities` (`id`, `region_id`, `name`) VALUES (NULL, (SELECT id FROM `regions` WHERE name = 'Sălaj'), 'Ileand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Ip</text:p>
          </table:table-cell>
          <table:table-cell/>
          <table:table-cell table:formula="of:=CONCATENATE([.$C$91];[.A2545];[.$K$91];[.B2545];[.$L$91])" office:value-type="string" office:string-value="INSERT INTO `cities` (`id`, `region_id`, `name`) VALUES (NULL, (SELECT id FROM `regions` WHERE name = 'Sălaj'), 'Ip');" calcext:value-type="string">
            <text:p>INSERT INTO `cities` (`id`, `region_id`, `name`) VALUES (NULL, (SELECT id FROM `regions` WHERE name = 'Sălaj'), 'Ip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Jibou</text:p>
          </table:table-cell>
          <table:table-cell/>
          <table:table-cell table:formula="of:=CONCATENATE([.$C$91];[.A2546];[.$K$91];[.B2546];[.$L$91])" office:value-type="string" office:string-value="INSERT INTO `cities` (`id`, `region_id`, `name`) VALUES (NULL, (SELECT id FROM `regions` WHERE name = 'Sălaj'), 'Jibou');" calcext:value-type="string">
            <text:p>INSERT INTO `cities` (`id`, `region_id`, `name`) VALUES (NULL, (SELECT id FROM `regions` WHERE name = 'Sălaj'), 'Jibo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Letca</text:p>
          </table:table-cell>
          <table:table-cell/>
          <table:table-cell table:formula="of:=CONCATENATE([.$C$91];[.A2547];[.$K$91];[.B2547];[.$L$91])" office:value-type="string" office:string-value="INSERT INTO `cities` (`id`, `region_id`, `name`) VALUES (NULL, (SELECT id FROM `regions` WHERE name = 'Sălaj'), 'Letca');" calcext:value-type="string">
            <text:p>INSERT INTO `cities` (`id`, `region_id`, `name`) VALUES (NULL, (SELECT id FROM `regions` WHERE name = 'Sălaj'), 'Let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Lozna</text:p>
          </table:table-cell>
          <table:table-cell/>
          <table:table-cell table:formula="of:=CONCATENATE([.$C$91];[.A2548];[.$K$91];[.B2548];[.$L$91])" office:value-type="string" office:string-value="INSERT INTO `cities` (`id`, `region_id`, `name`) VALUES (NULL, (SELECT id FROM `regions` WHERE name = 'Sălaj'), 'Lozna');" calcext:value-type="string">
            <text:p>INSERT INTO `cities` (`id`, `region_id`, `name`) VALUES (NULL, (SELECT id FROM `regions` WHERE name = 'Sălaj'), 'Loz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Măeriște</text:p>
          </table:table-cell>
          <table:table-cell/>
          <table:table-cell table:formula="of:=CONCATENATE([.$C$91];[.A2549];[.$K$91];[.B2549];[.$L$91])" office:value-type="string" office:string-value="INSERT INTO `cities` (`id`, `region_id`, `name`) VALUES (NULL, (SELECT id FROM `regions` WHERE name = 'Sălaj'), 'Măeriște');" calcext:value-type="string">
            <text:p>INSERT INTO `cities` (`id`, `region_id`, `name`) VALUES (NULL, (SELECT id FROM `regions` WHERE name = 'Sălaj'), 'Măerișt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Marca</text:p>
          </table:table-cell>
          <table:table-cell/>
          <table:table-cell table:formula="of:=CONCATENATE([.$C$91];[.A2550];[.$K$91];[.B2550];[.$L$91])" office:value-type="string" office:string-value="INSERT INTO `cities` (`id`, `region_id`, `name`) VALUES (NULL, (SELECT id FROM `regions` WHERE name = 'Sălaj'), 'Marca');" calcext:value-type="string">
            <text:p>INSERT INTO `cities` (`id`, `region_id`, `name`) VALUES (NULL, (SELECT id FROM `regions` WHERE name = 'Sălaj'), 'Mar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Meseșenii de Jos</text:p>
          </table:table-cell>
          <table:table-cell/>
          <table:table-cell table:formula="of:=CONCATENATE([.$C$91];[.A2551];[.$K$91];[.B2551];[.$L$91])" office:value-type="string" office:string-value="INSERT INTO `cities` (`id`, `region_id`, `name`) VALUES (NULL, (SELECT id FROM `regions` WHERE name = 'Sălaj'), 'Meseșenii de Jos');" calcext:value-type="string">
            <text:p>INSERT INTO `cities` (`id`, `region_id`, `name`) VALUES (NULL, (SELECT id FROM `regions` WHERE name = 'Sălaj'), 'Meseșenii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Mirșid</text:p>
          </table:table-cell>
          <table:table-cell/>
          <table:table-cell table:formula="of:=CONCATENATE([.$C$91];[.A2552];[.$K$91];[.B2552];[.$L$91])" office:value-type="string" office:string-value="INSERT INTO `cities` (`id`, `region_id`, `name`) VALUES (NULL, (SELECT id FROM `regions` WHERE name = 'Sălaj'), 'Mirșid');" calcext:value-type="string">
            <text:p>INSERT INTO `cities` (`id`, `region_id`, `name`) VALUES (NULL, (SELECT id FROM `regions` WHERE name = 'Sălaj'), 'Mirși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Năpradea</text:p>
          </table:table-cell>
          <table:table-cell/>
          <table:table-cell table:formula="of:=CONCATENATE([.$C$91];[.A2553];[.$K$91];[.B2553];[.$L$91])" office:value-type="string" office:string-value="INSERT INTO `cities` (`id`, `region_id`, `name`) VALUES (NULL, (SELECT id FROM `regions` WHERE name = 'Sălaj'), 'Năpradea');" calcext:value-type="string">
            <text:p>INSERT INTO `cities` (`id`, `region_id`, `name`) VALUES (NULL, (SELECT id FROM `regions` WHERE name = 'Sălaj'), 'Năprad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Nușfalău</text:p>
          </table:table-cell>
          <table:table-cell/>
          <table:table-cell table:formula="of:=CONCATENATE([.$C$91];[.A2554];[.$K$91];[.B2554];[.$L$91])" office:value-type="string" office:string-value="INSERT INTO `cities` (`id`, `region_id`, `name`) VALUES (NULL, (SELECT id FROM `regions` WHERE name = 'Sălaj'), 'Nușfalău');" calcext:value-type="string">
            <text:p>INSERT INTO `cities` (`id`, `region_id`, `name`) VALUES (NULL, (SELECT id FROM `regions` WHERE name = 'Sălaj'), 'Nușfal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Pericei</text:p>
          </table:table-cell>
          <table:table-cell/>
          <table:table-cell table:formula="of:=CONCATENATE([.$C$91];[.A2555];[.$K$91];[.B2555];[.$L$91])" office:value-type="string" office:string-value="INSERT INTO `cities` (`id`, `region_id`, `name`) VALUES (NULL, (SELECT id FROM `regions` WHERE name = 'Sălaj'), 'Pericei');" calcext:value-type="string">
            <text:p>INSERT INTO `cities` (`id`, `region_id`, `name`) VALUES (NULL, (SELECT id FROM `regions` WHERE name = 'Sălaj'), 'Peric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Plopiș</text:p>
          </table:table-cell>
          <table:table-cell/>
          <table:table-cell table:formula="of:=CONCATENATE([.$C$91];[.A2556];[.$K$91];[.B2556];[.$L$91])" office:value-type="string" office:string-value="INSERT INTO `cities` (`id`, `region_id`, `name`) VALUES (NULL, (SELECT id FROM `regions` WHERE name = 'Sălaj'), 'Plopiș');" calcext:value-type="string">
            <text:p>INSERT INTO `cities` (`id`, `region_id`, `name`) VALUES (NULL, (SELECT id FROM `regions` WHERE name = 'Sălaj'), 'Plop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Poiana Blenchii</text:p>
          </table:table-cell>
          <table:table-cell/>
          <table:table-cell table:formula="of:=CONCATENATE([.$C$91];[.A2557];[.$K$91];[.B2557];[.$L$91])" office:value-type="string" office:string-value="INSERT INTO `cities` (`id`, `region_id`, `name`) VALUES (NULL, (SELECT id FROM `regions` WHERE name = 'Sălaj'), 'Poiana Blenchii');" calcext:value-type="string">
            <text:p>INSERT INTO `cities` (`id`, `region_id`, `name`) VALUES (NULL, (SELECT id FROM `regions` WHERE name = 'Sălaj'), 'Poiana Blench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Românași</text:p>
          </table:table-cell>
          <table:table-cell/>
          <table:table-cell table:formula="of:=CONCATENATE([.$C$91];[.A2558];[.$K$91];[.B2558];[.$L$91])" office:value-type="string" office:string-value="INSERT INTO `cities` (`id`, `region_id`, `name`) VALUES (NULL, (SELECT id FROM `regions` WHERE name = 'Sălaj'), 'Românași');" calcext:value-type="string">
            <text:p>INSERT INTO `cities` (`id`, `region_id`, `name`) VALUES (NULL, (SELECT id FROM `regions` WHERE name = 'Sălaj'), 'Româna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Rus</text:p>
          </table:table-cell>
          <table:table-cell/>
          <table:table-cell table:formula="of:=CONCATENATE([.$C$91];[.A2559];[.$K$91];[.B2559];[.$L$91])" office:value-type="string" office:string-value="INSERT INTO `cities` (`id`, `region_id`, `name`) VALUES (NULL, (SELECT id FROM `regions` WHERE name = 'Sălaj'), 'Rus');" calcext:value-type="string">
            <text:p>INSERT INTO `cities` (`id`, `region_id`, `name`) VALUES (NULL, (SELECT id FROM `regions` WHERE name = 'Sălaj'), 'R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Sâg</text:p>
          </table:table-cell>
          <table:table-cell/>
          <table:table-cell table:formula="of:=CONCATENATE([.$C$91];[.A2560];[.$K$91];[.B2560];[.$L$91])" office:value-type="string" office:string-value="INSERT INTO `cities` (`id`, `region_id`, `name`) VALUES (NULL, (SELECT id FROM `regions` WHERE name = 'Sălaj'), 'Sâg');" calcext:value-type="string">
            <text:p>INSERT INTO `cities` (`id`, `region_id`, `name`) VALUES (NULL, (SELECT id FROM `regions` WHERE name = 'Sălaj'), 'Sâ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Sălățig</text:p>
          </table:table-cell>
          <table:table-cell/>
          <table:table-cell table:formula="of:=CONCATENATE([.$C$91];[.A2561];[.$K$91];[.B2561];[.$L$91])" office:value-type="string" office:string-value="INSERT INTO `cities` (`id`, `region_id`, `name`) VALUES (NULL, (SELECT id FROM `regions` WHERE name = 'Sălaj'), 'Sălățig');" calcext:value-type="string">
            <text:p>INSERT INTO `cities` (`id`, `region_id`, `name`) VALUES (NULL, (SELECT id FROM `regions` WHERE name = 'Sălaj'), 'Sălăți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Șamșud</text:p>
          </table:table-cell>
          <table:table-cell/>
          <table:table-cell table:formula="of:=CONCATENATE([.$C$91];[.A2562];[.$K$91];[.B2562];[.$L$91])" office:value-type="string" office:string-value="INSERT INTO `cities` (`id`, `region_id`, `name`) VALUES (NULL, (SELECT id FROM `regions` WHERE name = 'Sălaj'), 'Șamșud');" calcext:value-type="string">
            <text:p>INSERT INTO `cities` (`id`, `region_id`, `name`) VALUES (NULL, (SELECT id FROM `regions` WHERE name = 'Sălaj'), 'Șamșu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Sânmihaiu Almașului</text:p>
          </table:table-cell>
          <table:table-cell/>
          <table:table-cell table:formula="of:=CONCATENATE([.$C$91];[.A2563];[.$K$91];[.B2563];[.$L$91])" office:value-type="string" office:string-value="INSERT INTO `cities` (`id`, `region_id`, `name`) VALUES (NULL, (SELECT id FROM `regions` WHERE name = 'Sălaj'), 'Sânmihaiu Almașului');" calcext:value-type="string">
            <text:p>INSERT INTO `cities` (`id`, `region_id`, `name`) VALUES (NULL, (SELECT id FROM `regions` WHERE name = 'Sălaj'), 'Sânmihaiu Almaș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Sărmășag</text:p>
          </table:table-cell>
          <table:table-cell/>
          <table:table-cell table:formula="of:=CONCATENATE([.$C$91];[.A2564];[.$K$91];[.B2564];[.$L$91])" office:value-type="string" office:string-value="INSERT INTO `cities` (`id`, `region_id`, `name`) VALUES (NULL, (SELECT id FROM `regions` WHERE name = 'Sălaj'), 'Sărmășag');" calcext:value-type="string">
            <text:p>INSERT INTO `cities` (`id`, `region_id`, `name`) VALUES (NULL, (SELECT id FROM `regions` WHERE name = 'Sălaj'), 'Sărmășa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Șimișna</text:p>
          </table:table-cell>
          <table:table-cell/>
          <table:table-cell table:formula="of:=CONCATENATE([.$C$91];[.A2565];[.$K$91];[.B2565];[.$L$91])" office:value-type="string" office:string-value="INSERT INTO `cities` (`id`, `region_id`, `name`) VALUES (NULL, (SELECT id FROM `regions` WHERE name = 'Sălaj'), 'Șimișna');" calcext:value-type="string">
            <text:p>INSERT INTO `cities` (`id`, `region_id`, `name`) VALUES (NULL, (SELECT id FROM `regions` WHERE name = 'Sălaj'), 'Șimiș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Șimleu Silvaniei</text:p>
          </table:table-cell>
          <table:table-cell/>
          <table:table-cell table:formula="of:=CONCATENATE([.$C$91];[.A2566];[.$K$91];[.B2566];[.$L$91])" office:value-type="string" office:string-value="INSERT INTO `cities` (`id`, `region_id`, `name`) VALUES (NULL, (SELECT id FROM `regions` WHERE name = 'Sălaj'), 'Șimleu Silvaniei');" calcext:value-type="string">
            <text:p>INSERT INTO `cities` (`id`, `region_id`, `name`) VALUES (NULL, (SELECT id FROM `regions` WHERE name = 'Sălaj'), 'Șimleu Silvani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Someș-Odorhei</text:p>
          </table:table-cell>
          <table:table-cell/>
          <table:table-cell table:formula="of:=CONCATENATE([.$C$91];[.A2567];[.$K$91];[.B2567];[.$L$91])" office:value-type="string" office:string-value="INSERT INTO `cities` (`id`, `region_id`, `name`) VALUES (NULL, (SELECT id FROM `regions` WHERE name = 'Sălaj'), 'Someș-Odorhei');" calcext:value-type="string">
            <text:p>INSERT INTO `cities` (`id`, `region_id`, `name`) VALUES (NULL, (SELECT id FROM `regions` WHERE name = 'Sălaj'), 'Someș-Odorh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Surduc</text:p>
          </table:table-cell>
          <table:table-cell/>
          <table:table-cell table:formula="of:=CONCATENATE([.$C$91];[.A2568];[.$K$91];[.B2568];[.$L$91])" office:value-type="string" office:string-value="INSERT INTO `cities` (`id`, `region_id`, `name`) VALUES (NULL, (SELECT id FROM `regions` WHERE name = 'Sălaj'), 'Surduc');" calcext:value-type="string">
            <text:p>INSERT INTO `cities` (`id`, `region_id`, `name`) VALUES (NULL, (SELECT id FROM `regions` WHERE name = 'Sălaj'), 'Surdu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Treznea</text:p>
          </table:table-cell>
          <table:table-cell/>
          <table:table-cell table:formula="of:=CONCATENATE([.$C$91];[.A2569];[.$K$91];[.B2569];[.$L$91])" office:value-type="string" office:string-value="INSERT INTO `cities` (`id`, `region_id`, `name`) VALUES (NULL, (SELECT id FROM `regions` WHERE name = 'Sălaj'), 'Treznea');" calcext:value-type="string">
            <text:p>INSERT INTO `cities` (`id`, `region_id`, `name`) VALUES (NULL, (SELECT id FROM `regions` WHERE name = 'Sălaj'), 'Trezn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Valcău de Jos</text:p>
          </table:table-cell>
          <table:table-cell/>
          <table:table-cell table:formula="of:=CONCATENATE([.$C$91];[.A2570];[.$K$91];[.B2570];[.$L$91])" office:value-type="string" office:string-value="INSERT INTO `cities` (`id`, `region_id`, `name`) VALUES (NULL, (SELECT id FROM `regions` WHERE name = 'Sălaj'), 'Valcău de Jos');" calcext:value-type="string">
            <text:p>INSERT INTO `cities` (`id`, `region_id`, `name`) VALUES (NULL, (SELECT id FROM `regions` WHERE name = 'Sălaj'), 'Valcă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Vârșolț</text:p>
          </table:table-cell>
          <table:table-cell/>
          <table:table-cell table:formula="of:=CONCATENATE([.$C$91];[.A2571];[.$K$91];[.B2571];[.$L$91])" office:value-type="string" office:string-value="INSERT INTO `cities` (`id`, `region_id`, `name`) VALUES (NULL, (SELECT id FROM `regions` WHERE name = 'Sălaj'), 'Vârșolț');" calcext:value-type="string">
            <text:p>INSERT INTO `cities` (`id`, `region_id`, `name`) VALUES (NULL, (SELECT id FROM `regions` WHERE name = 'Sălaj'), 'Vârșol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Zalău</text:p>
          </table:table-cell>
          <table:table-cell/>
          <table:table-cell table:formula="of:=CONCATENATE([.$C$91];[.A2572];[.$K$91];[.B2572];[.$L$91])" office:value-type="string" office:string-value="INSERT INTO `cities` (`id`, `region_id`, `name`) VALUES (NULL, (SELECT id FROM `regions` WHERE name = 'Sălaj'), 'Zalău');" calcext:value-type="string">
            <text:p>INSERT INTO `cities` (`id`, `region_id`, `name`) VALUES (NULL, (SELECT id FROM `regions` WHERE name = 'Sălaj'), 'Zal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Zalha</text:p>
          </table:table-cell>
          <table:table-cell/>
          <table:table-cell table:formula="of:=CONCATENATE([.$C$91];[.A2573];[.$K$91];[.B2573];[.$L$91])" office:value-type="string" office:string-value="INSERT INTO `cities` (`id`, `region_id`, `name`) VALUES (NULL, (SELECT id FROM `regions` WHERE name = 'Sălaj'), 'Zalha');" calcext:value-type="string">
            <text:p>INSERT INTO `cities` (`id`, `region_id`, `name`) VALUES (NULL, (SELECT id FROM `regions` WHERE name = 'Sălaj'), 'Zalh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Zimbor</text:p>
          </table:table-cell>
          <table:table-cell/>
          <table:table-cell table:formula="of:=CONCATENATE([.$C$91];[.A2574];[.$K$91];[.B2574];[.$L$91])" office:value-type="string" office:string-value="INSERT INTO `cities` (`id`, `region_id`, `name`) VALUES (NULL, (SELECT id FROM `regions` WHERE name = 'Sălaj'), 'Zimbor');" calcext:value-type="string">
            <text:p>INSERT INTO `cities` (`id`, `region_id`, `name`) VALUES (NULL, (SELECT id FROM `regions` WHERE name = 'Sălaj'), 'Zimbor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Acâș</text:p>
          </table:table-cell>
          <table:table-cell/>
          <table:table-cell table:formula="of:=CONCATENATE([.$C$91];[.A2576];[.$K$91];[.B2576];[.$L$91])" office:value-type="string" office:string-value="INSERT INTO `cities` (`id`, `region_id`, `name`) VALUES (NULL, (SELECT id FROM `regions` WHERE name = 'Satu Mare'), 'Acâș');" calcext:value-type="string">
            <text:p>INSERT INTO `cities` (`id`, `region_id`, `name`) VALUES (NULL, (SELECT id FROM `regions` WHERE name = 'Satu Mare'), 'Acâ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Agriș</text:p>
          </table:table-cell>
          <table:table-cell/>
          <table:table-cell table:formula="of:=CONCATENATE([.$C$91];[.A2577];[.$K$91];[.B2577];[.$L$91])" office:value-type="string" office:string-value="INSERT INTO `cities` (`id`, `region_id`, `name`) VALUES (NULL, (SELECT id FROM `regions` WHERE name = 'Satu Mare'), 'Agriș');" calcext:value-type="string">
            <text:p>INSERT INTO `cities` (`id`, `region_id`, `name`) VALUES (NULL, (SELECT id FROM `regions` WHERE name = 'Satu Mare'), 'Agr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Andrid</text:p>
          </table:table-cell>
          <table:table-cell/>
          <table:table-cell table:formula="of:=CONCATENATE([.$C$91];[.A2578];[.$K$91];[.B2578];[.$L$91])" office:value-type="string" office:string-value="INSERT INTO `cities` (`id`, `region_id`, `name`) VALUES (NULL, (SELECT id FROM `regions` WHERE name = 'Satu Mare'), 'Andrid');" calcext:value-type="string">
            <text:p>INSERT INTO `cities` (`id`, `region_id`, `name`) VALUES (NULL, (SELECT id FROM `regions` WHERE name = 'Satu Mare'), 'Andri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Apa</text:p>
          </table:table-cell>
          <table:table-cell/>
          <table:table-cell table:formula="of:=CONCATENATE([.$C$91];[.A2579];[.$K$91];[.B2579];[.$L$91])" office:value-type="string" office:string-value="INSERT INTO `cities` (`id`, `region_id`, `name`) VALUES (NULL, (SELECT id FROM `regions` WHERE name = 'Satu Mare'), 'Apa');" calcext:value-type="string">
            <text:p>INSERT INTO `cities` (`id`, `region_id`, `name`) VALUES (NULL, (SELECT id FROM `regions` WHERE name = 'Satu Mare'), 'Ap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Ardud</text:p>
          </table:table-cell>
          <table:table-cell/>
          <table:table-cell table:formula="of:=CONCATENATE([.$C$91];[.A2580];[.$K$91];[.B2580];[.$L$91])" office:value-type="string" office:string-value="INSERT INTO `cities` (`id`, `region_id`, `name`) VALUES (NULL, (SELECT id FROM `regions` WHERE name = 'Satu Mare'), 'Ardud');" calcext:value-type="string">
            <text:p>INSERT INTO `cities` (`id`, `region_id`, `name`) VALUES (NULL, (SELECT id FROM `regions` WHERE name = 'Satu Mare'), 'Ardu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Bârsău</text:p>
          </table:table-cell>
          <table:table-cell/>
          <table:table-cell table:formula="of:=CONCATENATE([.$C$91];[.A2581];[.$K$91];[.B2581];[.$L$91])" office:value-type="string" office:string-value="INSERT INTO `cities` (`id`, `region_id`, `name`) VALUES (NULL, (SELECT id FROM `regions` WHERE name = 'Satu Mare'), 'Bârsău');" calcext:value-type="string">
            <text:p>INSERT INTO `cities` (`id`, `region_id`, `name`) VALUES (NULL, (SELECT id FROM `regions` WHERE name = 'Satu Mare'), 'Bârs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Bătarci</text:p>
          </table:table-cell>
          <table:table-cell/>
          <table:table-cell table:formula="of:=CONCATENATE([.$C$91];[.A2582];[.$K$91];[.B2582];[.$L$91])" office:value-type="string" office:string-value="INSERT INTO `cities` (`id`, `region_id`, `name`) VALUES (NULL, (SELECT id FROM `regions` WHERE name = 'Satu Mare'), 'Bătarci');" calcext:value-type="string">
            <text:p>INSERT INTO `cities` (`id`, `region_id`, `name`) VALUES (NULL, (SELECT id FROM `regions` WHERE name = 'Satu Mare'), 'Bătar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Beltiug</text:p>
          </table:table-cell>
          <table:table-cell/>
          <table:table-cell table:formula="of:=CONCATENATE([.$C$91];[.A2583];[.$K$91];[.B2583];[.$L$91])" office:value-type="string" office:string-value="INSERT INTO `cities` (`id`, `region_id`, `name`) VALUES (NULL, (SELECT id FROM `regions` WHERE name = 'Satu Mare'), 'Beltiug');" calcext:value-type="string">
            <text:p>INSERT INTO `cities` (`id`, `region_id`, `name`) VALUES (NULL, (SELECT id FROM `regions` WHERE name = 'Satu Mare'), 'Beltiu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Berveni</text:p>
          </table:table-cell>
          <table:table-cell/>
          <table:table-cell table:formula="of:=CONCATENATE([.$C$91];[.A2584];[.$K$91];[.B2584];[.$L$91])" office:value-type="string" office:string-value="INSERT INTO `cities` (`id`, `region_id`, `name`) VALUES (NULL, (SELECT id FROM `regions` WHERE name = 'Satu Mare'), 'Berveni');" calcext:value-type="string">
            <text:p>INSERT INTO `cities` (`id`, `region_id`, `name`) VALUES (NULL, (SELECT id FROM `regions` WHERE name = 'Satu Mare'), 'Berv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Bixad</text:p>
          </table:table-cell>
          <table:table-cell/>
          <table:table-cell table:formula="of:=CONCATENATE([.$C$91];[.A2585];[.$K$91];[.B2585];[.$L$91])" office:value-type="string" office:string-value="INSERT INTO `cities` (`id`, `region_id`, `name`) VALUES (NULL, (SELECT id FROM `regions` WHERE name = 'Satu Mare'), 'Bixad');" calcext:value-type="string">
            <text:p>INSERT INTO `cities` (`id`, `region_id`, `name`) VALUES (NULL, (SELECT id FROM `regions` WHERE name = 'Satu Mare'), 'Bixa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Bogdand</text:p>
          </table:table-cell>
          <table:table-cell/>
          <table:table-cell table:formula="of:=CONCATENATE([.$C$91];[.A2586];[.$K$91];[.B2586];[.$L$91])" office:value-type="string" office:string-value="INSERT INTO `cities` (`id`, `region_id`, `name`) VALUES (NULL, (SELECT id FROM `regions` WHERE name = 'Satu Mare'), 'Bogdand');" calcext:value-type="string">
            <text:p>INSERT INTO `cities` (`id`, `region_id`, `name`) VALUES (NULL, (SELECT id FROM `regions` WHERE name = 'Satu Mare'), 'Bogdan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Botiz</text:p>
          </table:table-cell>
          <table:table-cell/>
          <table:table-cell table:formula="of:=CONCATENATE([.$C$91];[.A2587];[.$K$91];[.B2587];[.$L$91])" office:value-type="string" office:string-value="INSERT INTO `cities` (`id`, `region_id`, `name`) VALUES (NULL, (SELECT id FROM `regions` WHERE name = 'Satu Mare'), 'Botiz');" calcext:value-type="string">
            <text:p>INSERT INTO `cities` (`id`, `region_id`, `name`) VALUES (NULL, (SELECT id FROM `regions` WHERE name = 'Satu Mare'), 'Botiz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Călinești-Oaș</text:p>
          </table:table-cell>
          <table:table-cell/>
          <table:table-cell table:formula="of:=CONCATENATE([.$C$91];[.A2588];[.$K$91];[.B2588];[.$L$91])" office:value-type="string" office:string-value="INSERT INTO `cities` (`id`, `region_id`, `name`) VALUES (NULL, (SELECT id FROM `regions` WHERE name = 'Satu Mare'), 'Călinești-Oaș');" calcext:value-type="string">
            <text:p>INSERT INTO `cities` (`id`, `region_id`, `name`) VALUES (NULL, (SELECT id FROM `regions` WHERE name = 'Satu Mare'), 'Călinești-O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Cămărzana</text:p>
          </table:table-cell>
          <table:table-cell/>
          <table:table-cell table:formula="of:=CONCATENATE([.$C$91];[.A2589];[.$K$91];[.B2589];[.$L$91])" office:value-type="string" office:string-value="INSERT INTO `cities` (`id`, `region_id`, `name`) VALUES (NULL, (SELECT id FROM `regions` WHERE name = 'Satu Mare'), 'Cămărzana');" calcext:value-type="string">
            <text:p>INSERT INTO `cities` (`id`, `region_id`, `name`) VALUES (NULL, (SELECT id FROM `regions` WHERE name = 'Satu Mare'), 'Cămărz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Cămin</text:p>
          </table:table-cell>
          <table:table-cell/>
          <table:table-cell table:formula="of:=CONCATENATE([.$C$91];[.A2590];[.$K$91];[.B2590];[.$L$91])" office:value-type="string" office:string-value="INSERT INTO `cities` (`id`, `region_id`, `name`) VALUES (NULL, (SELECT id FROM `regions` WHERE name = 'Satu Mare'), 'Cămin');" calcext:value-type="string">
            <text:p>INSERT INTO `cities` (`id`, `region_id`, `name`) VALUES (NULL, (SELECT id FROM `regions` WHERE name = 'Satu Mare'), 'Căm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Căpleni</text:p>
          </table:table-cell>
          <table:table-cell/>
          <table:table-cell table:formula="of:=CONCATENATE([.$C$91];[.A2591];[.$K$91];[.B2591];[.$L$91])" office:value-type="string" office:string-value="INSERT INTO `cities` (`id`, `region_id`, `name`) VALUES (NULL, (SELECT id FROM `regions` WHERE name = 'Satu Mare'), 'Căpleni');" calcext:value-type="string">
            <text:p>INSERT INTO `cities` (`id`, `region_id`, `name`) VALUES (NULL, (SELECT id FROM `regions` WHERE name = 'Satu Mare'), 'Căp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Carei</text:p>
          </table:table-cell>
          <table:table-cell/>
          <table:table-cell table:formula="of:=CONCATENATE([.$C$91];[.A2592];[.$K$91];[.B2592];[.$L$91])" office:value-type="string" office:string-value="INSERT INTO `cities` (`id`, `region_id`, `name`) VALUES (NULL, (SELECT id FROM `regions` WHERE name = 'Satu Mare'), 'Carei');" calcext:value-type="string">
            <text:p>INSERT INTO `cities` (`id`, `region_id`, `name`) VALUES (NULL, (SELECT id FROM `regions` WHERE name = 'Satu Mare'), 'Car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Căuaș</text:p>
          </table:table-cell>
          <table:table-cell/>
          <table:table-cell table:formula="of:=CONCATENATE([.$C$91];[.A2593];[.$K$91];[.B2593];[.$L$91])" office:value-type="string" office:string-value="INSERT INTO `cities` (`id`, `region_id`, `name`) VALUES (NULL, (SELECT id FROM `regions` WHERE name = 'Satu Mare'), 'Căuaș');" calcext:value-type="string">
            <text:p>INSERT INTO `cities` (`id`, `region_id`, `name`) VALUES (NULL, (SELECT id FROM `regions` WHERE name = 'Satu Mare'), 'Cău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Cehal</text:p>
          </table:table-cell>
          <table:table-cell/>
          <table:table-cell table:formula="of:=CONCATENATE([.$C$91];[.A2594];[.$K$91];[.B2594];[.$L$91])" office:value-type="string" office:string-value="INSERT INTO `cities` (`id`, `region_id`, `name`) VALUES (NULL, (SELECT id FROM `regions` WHERE name = 'Satu Mare'), 'Cehal');" calcext:value-type="string">
            <text:p>INSERT INTO `cities` (`id`, `region_id`, `name`) VALUES (NULL, (SELECT id FROM `regions` WHERE name = 'Satu Mare'), 'Ceha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Certeze</text:p>
          </table:table-cell>
          <table:table-cell/>
          <table:table-cell table:formula="of:=CONCATENATE([.$C$91];[.A2595];[.$K$91];[.B2595];[.$L$91])" office:value-type="string" office:string-value="INSERT INTO `cities` (`id`, `region_id`, `name`) VALUES (NULL, (SELECT id FROM `regions` WHERE name = 'Satu Mare'), 'Certeze');" calcext:value-type="string">
            <text:p>INSERT INTO `cities` (`id`, `region_id`, `name`) VALUES (NULL, (SELECT id FROM `regions` WHERE name = 'Satu Mare'), 'Certez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Ciumești</text:p>
          </table:table-cell>
          <table:table-cell/>
          <table:table-cell table:formula="of:=CONCATENATE([.$C$91];[.A2596];[.$K$91];[.B2596];[.$L$91])" office:value-type="string" office:string-value="INSERT INTO `cities` (`id`, `region_id`, `name`) VALUES (NULL, (SELECT id FROM `regions` WHERE name = 'Satu Mare'), 'Ciumești');" calcext:value-type="string">
            <text:p>INSERT INTO `cities` (`id`, `region_id`, `name`) VALUES (NULL, (SELECT id FROM `regions` WHERE name = 'Satu Mare'), 'Cium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Craidorolț</text:p>
          </table:table-cell>
          <table:table-cell/>
          <table:table-cell table:formula="of:=CONCATENATE([.$C$91];[.A2597];[.$K$91];[.B2597];[.$L$91])" office:value-type="string" office:string-value="INSERT INTO `cities` (`id`, `region_id`, `name`) VALUES (NULL, (SELECT id FROM `regions` WHERE name = 'Satu Mare'), 'Craidorolț');" calcext:value-type="string">
            <text:p>INSERT INTO `cities` (`id`, `region_id`, `name`) VALUES (NULL, (SELECT id FROM `regions` WHERE name = 'Satu Mare'), 'Craidorol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Crucișor</text:p>
          </table:table-cell>
          <table:table-cell/>
          <table:table-cell table:formula="of:=CONCATENATE([.$C$91];[.A2598];[.$K$91];[.B2598];[.$L$91])" office:value-type="string" office:string-value="INSERT INTO `cities` (`id`, `region_id`, `name`) VALUES (NULL, (SELECT id FROM `regions` WHERE name = 'Satu Mare'), 'Crucișor');" calcext:value-type="string">
            <text:p>INSERT INTO `cities` (`id`, `region_id`, `name`) VALUES (NULL, (SELECT id FROM `regions` WHERE name = 'Satu Mare'), 'Cruciș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Culciu</text:p>
          </table:table-cell>
          <table:table-cell/>
          <table:table-cell table:formula="of:=CONCATENATE([.$C$91];[.A2599];[.$K$91];[.B2599];[.$L$91])" office:value-type="string" office:string-value="INSERT INTO `cities` (`id`, `region_id`, `name`) VALUES (NULL, (SELECT id FROM `regions` WHERE name = 'Satu Mare'), 'Culciu');" calcext:value-type="string">
            <text:p>INSERT INTO `cities` (`id`, `region_id`, `name`) VALUES (NULL, (SELECT id FROM `regions` WHERE name = 'Satu Mare'), 'Culc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Doba</text:p>
          </table:table-cell>
          <table:table-cell/>
          <table:table-cell table:formula="of:=CONCATENATE([.$C$91];[.A2600];[.$K$91];[.B2600];[.$L$91])" office:value-type="string" office:string-value="INSERT INTO `cities` (`id`, `region_id`, `name`) VALUES (NULL, (SELECT id FROM `regions` WHERE name = 'Satu Mare'), 'Doba');" calcext:value-type="string">
            <text:p>INSERT INTO `cities` (`id`, `region_id`, `name`) VALUES (NULL, (SELECT id FROM `regions` WHERE name = 'Satu Mare'), 'Dob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Dorolț</text:p>
          </table:table-cell>
          <table:table-cell/>
          <table:table-cell table:formula="of:=CONCATENATE([.$C$91];[.A2601];[.$K$91];[.B2601];[.$L$91])" office:value-type="string" office:string-value="INSERT INTO `cities` (`id`, `region_id`, `name`) VALUES (NULL, (SELECT id FROM `regions` WHERE name = 'Satu Mare'), 'Dorolț');" calcext:value-type="string">
            <text:p>INSERT INTO `cities` (`id`, `region_id`, `name`) VALUES (NULL, (SELECT id FROM `regions` WHERE name = 'Satu Mare'), 'Dorol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Foieni</text:p>
          </table:table-cell>
          <table:table-cell/>
          <table:table-cell table:formula="of:=CONCATENATE([.$C$91];[.A2602];[.$K$91];[.B2602];[.$L$91])" office:value-type="string" office:string-value="INSERT INTO `cities` (`id`, `region_id`, `name`) VALUES (NULL, (SELECT id FROM `regions` WHERE name = 'Satu Mare'), 'Foieni');" calcext:value-type="string">
            <text:p>INSERT INTO `cities` (`id`, `region_id`, `name`) VALUES (NULL, (SELECT id FROM `regions` WHERE name = 'Satu Mare'), 'Fo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Gherța Mică</text:p>
          </table:table-cell>
          <table:table-cell/>
          <table:table-cell table:formula="of:=CONCATENATE([.$C$91];[.A2603];[.$K$91];[.B2603];[.$L$91])" office:value-type="string" office:string-value="INSERT INTO `cities` (`id`, `region_id`, `name`) VALUES (NULL, (SELECT id FROM `regions` WHERE name = 'Satu Mare'), 'Gherța Mică');" calcext:value-type="string">
            <text:p>INSERT INTO `cities` (`id`, `region_id`, `name`) VALUES (NULL, (SELECT id FROM `regions` WHERE name = 'Satu Mare'), 'Gherța Mic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Halmeu</text:p>
          </table:table-cell>
          <table:table-cell/>
          <table:table-cell table:formula="of:=CONCATENATE([.$C$91];[.A2604];[.$K$91];[.B2604];[.$L$91])" office:value-type="string" office:string-value="INSERT INTO `cities` (`id`, `region_id`, `name`) VALUES (NULL, (SELECT id FROM `regions` WHERE name = 'Satu Mare'), 'Halmeu');" calcext:value-type="string">
            <text:p>INSERT INTO `cities` (`id`, `region_id`, `name`) VALUES (NULL, (SELECT id FROM `regions` WHERE name = 'Satu Mare'), 'Halme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Hodod</text:p>
          </table:table-cell>
          <table:table-cell/>
          <table:table-cell table:formula="of:=CONCATENATE([.$C$91];[.A2605];[.$K$91];[.B2605];[.$L$91])" office:value-type="string" office:string-value="INSERT INTO `cities` (`id`, `region_id`, `name`) VALUES (NULL, (SELECT id FROM `regions` WHERE name = 'Satu Mare'), 'Hodod');" calcext:value-type="string">
            <text:p>INSERT INTO `cities` (`id`, `region_id`, `name`) VALUES (NULL, (SELECT id FROM `regions` WHERE name = 'Satu Mare'), 'Hodo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Homoroade</text:p>
          </table:table-cell>
          <table:table-cell/>
          <table:table-cell table:formula="of:=CONCATENATE([.$C$91];[.A2606];[.$K$91];[.B2606];[.$L$91])" office:value-type="string" office:string-value="INSERT INTO `cities` (`id`, `region_id`, `name`) VALUES (NULL, (SELECT id FROM `regions` WHERE name = 'Satu Mare'), 'Homoroade');" calcext:value-type="string">
            <text:p>INSERT INTO `cities` (`id`, `region_id`, `name`) VALUES (NULL, (SELECT id FROM `regions` WHERE name = 'Satu Mare'), 'Homoroad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Lazuri</text:p>
          </table:table-cell>
          <table:table-cell/>
          <table:table-cell table:formula="of:=CONCATENATE([.$C$91];[.A2607];[.$K$91];[.B2607];[.$L$91])" office:value-type="string" office:string-value="INSERT INTO `cities` (`id`, `region_id`, `name`) VALUES (NULL, (SELECT id FROM `regions` WHERE name = 'Satu Mare'), 'Lazuri');" calcext:value-type="string">
            <text:p>INSERT INTO `cities` (`id`, `region_id`, `name`) VALUES (NULL, (SELECT id FROM `regions` WHERE name = 'Satu Mare'), 'Lazu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Livada</text:p>
          </table:table-cell>
          <table:table-cell/>
          <table:table-cell table:formula="of:=CONCATENATE([.$C$91];[.A2608];[.$K$91];[.B2608];[.$L$91])" office:value-type="string" office:string-value="INSERT INTO `cities` (`id`, `region_id`, `name`) VALUES (NULL, (SELECT id FROM `regions` WHERE name = 'Satu Mare'), 'Livada');" calcext:value-type="string">
            <text:p>INSERT INTO `cities` (`id`, `region_id`, `name`) VALUES (NULL, (SELECT id FROM `regions` WHERE name = 'Satu Mare'), 'Livad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Medieșu Aurit</text:p>
          </table:table-cell>
          <table:table-cell/>
          <table:table-cell table:formula="of:=CONCATENATE([.$C$91];[.A2609];[.$K$91];[.B2609];[.$L$91])" office:value-type="string" office:string-value="INSERT INTO `cities` (`id`, `region_id`, `name`) VALUES (NULL, (SELECT id FROM `regions` WHERE name = 'Satu Mare'), 'Medieșu Aurit');" calcext:value-type="string">
            <text:p>INSERT INTO `cities` (`id`, `region_id`, `name`) VALUES (NULL, (SELECT id FROM `regions` WHERE name = 'Satu Mare'), 'Medieșu Auri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Micula</text:p>
          </table:table-cell>
          <table:table-cell/>
          <table:table-cell table:formula="of:=CONCATENATE([.$C$91];[.A2610];[.$K$91];[.B2610];[.$L$91])" office:value-type="string" office:string-value="INSERT INTO `cities` (`id`, `region_id`, `name`) VALUES (NULL, (SELECT id FROM `regions` WHERE name = 'Satu Mare'), 'Micula');" calcext:value-type="string">
            <text:p>INSERT INTO `cities` (`id`, `region_id`, `name`) VALUES (NULL, (SELECT id FROM `regions` WHERE name = 'Satu Mare'), 'Micu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Moftin</text:p>
          </table:table-cell>
          <table:table-cell/>
          <table:table-cell table:formula="of:=CONCATENATE([.$C$91];[.A2611];[.$K$91];[.B2611];[.$L$91])" office:value-type="string" office:string-value="INSERT INTO `cities` (`id`, `region_id`, `name`) VALUES (NULL, (SELECT id FROM `regions` WHERE name = 'Satu Mare'), 'Moftin');" calcext:value-type="string">
            <text:p>INSERT INTO `cities` (`id`, `region_id`, `name`) VALUES (NULL, (SELECT id FROM `regions` WHERE name = 'Satu Mare'), 'Moft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Negrești-Oaș</text:p>
          </table:table-cell>
          <table:table-cell/>
          <table:table-cell table:formula="of:=CONCATENATE([.$C$91];[.A2612];[.$K$91];[.B2612];[.$L$91])" office:value-type="string" office:string-value="INSERT INTO `cities` (`id`, `region_id`, `name`) VALUES (NULL, (SELECT id FROM `regions` WHERE name = 'Satu Mare'), 'Negrești-Oaș');" calcext:value-type="string">
            <text:p>INSERT INTO `cities` (`id`, `region_id`, `name`) VALUES (NULL, (SELECT id FROM `regions` WHERE name = 'Satu Mare'), 'Negrești-O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Odoreu</text:p>
          </table:table-cell>
          <table:table-cell/>
          <table:table-cell table:formula="of:=CONCATENATE([.$C$91];[.A2613];[.$K$91];[.B2613];[.$L$91])" office:value-type="string" office:string-value="INSERT INTO `cities` (`id`, `region_id`, `name`) VALUES (NULL, (SELECT id FROM `regions` WHERE name = 'Satu Mare'), 'Odoreu');" calcext:value-type="string">
            <text:p>INSERT INTO `cities` (`id`, `region_id`, `name`) VALUES (NULL, (SELECT id FROM `regions` WHERE name = 'Satu Mare'), 'Odore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Orașu Nou</text:p>
          </table:table-cell>
          <table:table-cell/>
          <table:table-cell table:formula="of:=CONCATENATE([.$C$91];[.A2614];[.$K$91];[.B2614];[.$L$91])" office:value-type="string" office:string-value="INSERT INTO `cities` (`id`, `region_id`, `name`) VALUES (NULL, (SELECT id FROM `regions` WHERE name = 'Satu Mare'), 'Orașu Nou');" calcext:value-type="string">
            <text:p>INSERT INTO `cities` (`id`, `region_id`, `name`) VALUES (NULL, (SELECT id FROM `regions` WHERE name = 'Satu Mare'), 'Orașu No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Păulești</text:p>
          </table:table-cell>
          <table:table-cell/>
          <table:table-cell table:formula="of:=CONCATENATE([.$C$91];[.A2615];[.$K$91];[.B2615];[.$L$91])" office:value-type="string" office:string-value="INSERT INTO `cities` (`id`, `region_id`, `name`) VALUES (NULL, (SELECT id FROM `regions` WHERE name = 'Satu Mare'), 'Păulești');" calcext:value-type="string">
            <text:p>INSERT INTO `cities` (`id`, `region_id`, `name`) VALUES (NULL, (SELECT id FROM `regions` WHERE name = 'Satu Mare'), 'Pă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Petrești</text:p>
          </table:table-cell>
          <table:table-cell/>
          <table:table-cell table:formula="of:=CONCATENATE([.$C$91];[.A2616];[.$K$91];[.B2616];[.$L$91])" office:value-type="string" office:string-value="INSERT INTO `cities` (`id`, `region_id`, `name`) VALUES (NULL, (SELECT id FROM `regions` WHERE name = 'Satu Mare'), 'Petrești');" calcext:value-type="string">
            <text:p>INSERT INTO `cities` (`id`, `region_id`, `name`) VALUES (NULL, (SELECT id FROM `regions` WHERE name = 'Satu Mare'), 'Pet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Pir</text:p>
          </table:table-cell>
          <table:table-cell/>
          <table:table-cell table:formula="of:=CONCATENATE([.$C$91];[.A2617];[.$K$91];[.B2617];[.$L$91])" office:value-type="string" office:string-value="INSERT INTO `cities` (`id`, `region_id`, `name`) VALUES (NULL, (SELECT id FROM `regions` WHERE name = 'Satu Mare'), 'Pir');" calcext:value-type="string">
            <text:p>INSERT INTO `cities` (`id`, `region_id`, `name`) VALUES (NULL, (SELECT id FROM `regions` WHERE name = 'Satu Mare'), 'Pi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Pișcolt</text:p>
          </table:table-cell>
          <table:table-cell/>
          <table:table-cell table:formula="of:=CONCATENATE([.$C$91];[.A2618];[.$K$91];[.B2618];[.$L$91])" office:value-type="string" office:string-value="INSERT INTO `cities` (`id`, `region_id`, `name`) VALUES (NULL, (SELECT id FROM `regions` WHERE name = 'Satu Mare'), 'Pișcolt');" calcext:value-type="string">
            <text:p>INSERT INTO `cities` (`id`, `region_id`, `name`) VALUES (NULL, (SELECT id FROM `regions` WHERE name = 'Satu Mare'), 'Pișcol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Pomi</text:p>
          </table:table-cell>
          <table:table-cell/>
          <table:table-cell table:formula="of:=CONCATENATE([.$C$91];[.A2619];[.$K$91];[.B2619];[.$L$91])" office:value-type="string" office:string-value="INSERT INTO `cities` (`id`, `region_id`, `name`) VALUES (NULL, (SELECT id FROM `regions` WHERE name = 'Satu Mare'), 'Pomi');" calcext:value-type="string">
            <text:p>INSERT INTO `cities` (`id`, `region_id`, `name`) VALUES (NULL, (SELECT id FROM `regions` WHERE name = 'Satu Mare'), 'Pom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Porumbești</text:p>
          </table:table-cell>
          <table:table-cell/>
          <table:table-cell table:formula="of:=CONCATENATE([.$C$91];[.A2620];[.$K$91];[.B2620];[.$L$91])" office:value-type="string" office:string-value="INSERT INTO `cities` (`id`, `region_id`, `name`) VALUES (NULL, (SELECT id FROM `regions` WHERE name = 'Satu Mare'), 'Porumbești');" calcext:value-type="string">
            <text:p>INSERT INTO `cities` (`id`, `region_id`, `name`) VALUES (NULL, (SELECT id FROM `regions` WHERE name = 'Satu Mare'), 'Porumb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Racșa</text:p>
          </table:table-cell>
          <table:table-cell/>
          <table:table-cell table:formula="of:=CONCATENATE([.$C$91];[.A2621];[.$K$91];[.B2621];[.$L$91])" office:value-type="string" office:string-value="INSERT INTO `cities` (`id`, `region_id`, `name`) VALUES (NULL, (SELECT id FROM `regions` WHERE name = 'Satu Mare'), 'Racșa');" calcext:value-type="string">
            <text:p>INSERT INTO `cities` (`id`, `region_id`, `name`) VALUES (NULL, (SELECT id FROM `regions` WHERE name = 'Satu Mare'), 'Racș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Săcășeni</text:p>
          </table:table-cell>
          <table:table-cell/>
          <table:table-cell table:formula="of:=CONCATENATE([.$C$91];[.A2622];[.$K$91];[.B2622];[.$L$91])" office:value-type="string" office:string-value="INSERT INTO `cities` (`id`, `region_id`, `name`) VALUES (NULL, (SELECT id FROM `regions` WHERE name = 'Satu Mare'), 'Săcășeni');" calcext:value-type="string">
            <text:p>INSERT INTO `cities` (`id`, `region_id`, `name`) VALUES (NULL, (SELECT id FROM `regions` WHERE name = 'Satu Mare'), 'Săcă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Sanislău</text:p>
          </table:table-cell>
          <table:table-cell/>
          <table:table-cell table:formula="of:=CONCATENATE([.$C$91];[.A2623];[.$K$91];[.B2623];[.$L$91])" office:value-type="string" office:string-value="INSERT INTO `cities` (`id`, `region_id`, `name`) VALUES (NULL, (SELECT id FROM `regions` WHERE name = 'Satu Mare'), 'Sanislău');" calcext:value-type="string">
            <text:p>INSERT INTO `cities` (`id`, `region_id`, `name`) VALUES (NULL, (SELECT id FROM `regions` WHERE name = 'Satu Mare'), 'Sanislă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Santău</text:p>
          </table:table-cell>
          <table:table-cell/>
          <table:table-cell table:formula="of:=CONCATENATE([.$C$91];[.A2624];[.$K$91];[.B2624];[.$L$91])" office:value-type="string" office:string-value="INSERT INTO `cities` (`id`, `region_id`, `name`) VALUES (NULL, (SELECT id FROM `regions` WHERE name = 'Satu Mare'), 'Santău');" calcext:value-type="string">
            <text:p>INSERT INTO `cities` (`id`, `region_id`, `name`) VALUES (NULL, (SELECT id FROM `regions` WHERE name = 'Satu Mare'), 'Santău');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atu Mare</text:p>
          </table:table-cell>
          <table:table-cell/>
          <table:table-cell table:formula="of:=CONCATENATE([.$C$91];[.A2625];[.$K$91];[.B2625];[.$L$91])" office:value-type="string" office:string-value="INSERT INTO `cities` (`id`, `region_id`, `name`) VALUES (NULL, (SELECT id FROM `regions` WHERE name = 'Satu Mare'), 'Satu Mare');" calcext:value-type="string">
            <text:p>INSERT INTO `cities` (`id`, `region_id`, `name`) VALUES (NULL, (SELECT id FROM `regions` WHERE name = 'Satu Mare'), 'Sat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Săuca</text:p>
          </table:table-cell>
          <table:table-cell/>
          <table:table-cell table:formula="of:=CONCATENATE([.$C$91];[.A2626];[.$K$91];[.B2626];[.$L$91])" office:value-type="string" office:string-value="INSERT INTO `cities` (`id`, `region_id`, `name`) VALUES (NULL, (SELECT id FROM `regions` WHERE name = 'Satu Mare'), 'Săuca');" calcext:value-type="string">
            <text:p>INSERT INTO `cities` (`id`, `region_id`, `name`) VALUES (NULL, (SELECT id FROM `regions` WHERE name = 'Satu Mare'), 'Său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Socond</text:p>
          </table:table-cell>
          <table:table-cell/>
          <table:table-cell table:formula="of:=CONCATENATE([.$C$91];[.A2627];[.$K$91];[.B2627];[.$L$91])" office:value-type="string" office:string-value="INSERT INTO `cities` (`id`, `region_id`, `name`) VALUES (NULL, (SELECT id FROM `regions` WHERE name = 'Satu Mare'), 'Socond');" calcext:value-type="string">
            <text:p>INSERT INTO `cities` (`id`, `region_id`, `name`) VALUES (NULL, (SELECT id FROM `regions` WHERE name = 'Satu Mare'), 'Socon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Supur</text:p>
          </table:table-cell>
          <table:table-cell/>
          <table:table-cell table:formula="of:=CONCATENATE([.$C$91];[.A2628];[.$K$91];[.B2628];[.$L$91])" office:value-type="string" office:string-value="INSERT INTO `cities` (`id`, `region_id`, `name`) VALUES (NULL, (SELECT id FROM `regions` WHERE name = 'Satu Mare'), 'Supur');" calcext:value-type="string">
            <text:p>INSERT INTO `cities` (`id`, `region_id`, `name`) VALUES (NULL, (SELECT id FROM `regions` WHERE name = 'Satu Mare'), 'Supu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Tarna Mare</text:p>
          </table:table-cell>
          <table:table-cell/>
          <table:table-cell table:formula="of:=CONCATENATE([.$C$91];[.A2629];[.$K$91];[.B2629];[.$L$91])" office:value-type="string" office:string-value="INSERT INTO `cities` (`id`, `region_id`, `name`) VALUES (NULL, (SELECT id FROM `regions` WHERE name = 'Satu Mare'), 'Tarna Mare');" calcext:value-type="string">
            <text:p>INSERT INTO `cities` (`id`, `region_id`, `name`) VALUES (NULL, (SELECT id FROM `regions` WHERE name = 'Satu Mare'), 'Tarn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Târșolț</text:p>
          </table:table-cell>
          <table:table-cell/>
          <table:table-cell table:formula="of:=CONCATENATE([.$C$91];[.A2630];[.$K$91];[.B2630];[.$L$91])" office:value-type="string" office:string-value="INSERT INTO `cities` (`id`, `region_id`, `name`) VALUES (NULL, (SELECT id FROM `regions` WHERE name = 'Satu Mare'), 'Târșolț');" calcext:value-type="string">
            <text:p>INSERT INTO `cities` (`id`, `region_id`, `name`) VALUES (NULL, (SELECT id FROM `regions` WHERE name = 'Satu Mare'), 'Târșol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Tășnad</text:p>
          </table:table-cell>
          <table:table-cell/>
          <table:table-cell table:formula="of:=CONCATENATE([.$C$91];[.A2631];[.$K$91];[.B2631];[.$L$91])" office:value-type="string" office:string-value="INSERT INTO `cities` (`id`, `region_id`, `name`) VALUES (NULL, (SELECT id FROM `regions` WHERE name = 'Satu Mare'), 'Tășnad');" calcext:value-type="string">
            <text:p>INSERT INTO `cities` (`id`, `region_id`, `name`) VALUES (NULL, (SELECT id FROM `regions` WHERE name = 'Satu Mare'), 'Tășna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Terebești</text:p>
          </table:table-cell>
          <table:table-cell/>
          <table:table-cell table:formula="of:=CONCATENATE([.$C$91];[.A2632];[.$K$91];[.B2632];[.$L$91])" office:value-type="string" office:string-value="INSERT INTO `cities` (`id`, `region_id`, `name`) VALUES (NULL, (SELECT id FROM `regions` WHERE name = 'Satu Mare'), 'Terebești');" calcext:value-type="string">
            <text:p>INSERT INTO `cities` (`id`, `region_id`, `name`) VALUES (NULL, (SELECT id FROM `regions` WHERE name = 'Satu Mare'), 'Tereb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Tiream</text:p>
          </table:table-cell>
          <table:table-cell/>
          <table:table-cell table:formula="of:=CONCATENATE([.$C$91];[.A2633];[.$K$91];[.B2633];[.$L$91])" office:value-type="string" office:string-value="INSERT INTO `cities` (`id`, `region_id`, `name`) VALUES (NULL, (SELECT id FROM `regions` WHERE name = 'Satu Mare'), 'Tiream');" calcext:value-type="string">
            <text:p>INSERT INTO `cities` (`id`, `region_id`, `name`) VALUES (NULL, (SELECT id FROM `regions` WHERE name = 'Satu Mare'), 'Tiream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Turț</text:p>
          </table:table-cell>
          <table:table-cell/>
          <table:table-cell table:formula="of:=CONCATENATE([.$C$91];[.A2634];[.$K$91];[.B2634];[.$L$91])" office:value-type="string" office:string-value="INSERT INTO `cities` (`id`, `region_id`, `name`) VALUES (NULL, (SELECT id FROM `regions` WHERE name = 'Satu Mare'), 'Turț');" calcext:value-type="string">
            <text:p>INSERT INTO `cities` (`id`, `region_id`, `name`) VALUES (NULL, (SELECT id FROM `regions` WHERE name = 'Satu Mare'), 'Tur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Turulung</text:p>
          </table:table-cell>
          <table:table-cell/>
          <table:table-cell table:formula="of:=CONCATENATE([.$C$91];[.A2635];[.$K$91];[.B2635];[.$L$91])" office:value-type="string" office:string-value="INSERT INTO `cities` (`id`, `region_id`, `name`) VALUES (NULL, (SELECT id FROM `regions` WHERE name = 'Satu Mare'), 'Turulung');" calcext:value-type="string">
            <text:p>INSERT INTO `cities` (`id`, `region_id`, `name`) VALUES (NULL, (SELECT id FROM `regions` WHERE name = 'Satu Mare'), 'Turulun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Urziceni</text:p>
          </table:table-cell>
          <table:table-cell/>
          <table:table-cell table:formula="of:=CONCATENATE([.$C$91];[.A2636];[.$K$91];[.B2636];[.$L$91])" office:value-type="string" office:string-value="INSERT INTO `cities` (`id`, `region_id`, `name`) VALUES (NULL, (SELECT id FROM `regions` WHERE name = 'Satu Mare'), 'Urziceni');" calcext:value-type="string">
            <text:p>INSERT INTO `cities` (`id`, `region_id`, `name`) VALUES (NULL, (SELECT id FROM `regions` WHERE name = 'Satu Mare'), 'Urzi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Valea Vinului</text:p>
          </table:table-cell>
          <table:table-cell/>
          <table:table-cell table:formula="of:=CONCATENATE([.$C$91];[.A2637];[.$K$91];[.B2637];[.$L$91])" office:value-type="string" office:string-value="INSERT INTO `cities` (`id`, `region_id`, `name`) VALUES (NULL, (SELECT id FROM `regions` WHERE name = 'Satu Mare'), 'Valea Vinului');" calcext:value-type="string">
            <text:p>INSERT INTO `cities` (`id`, `region_id`, `name`) VALUES (NULL, (SELECT id FROM `regions` WHERE name = 'Satu Mare'), 'Valea Vin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Vama</text:p>
          </table:table-cell>
          <table:table-cell/>
          <table:table-cell table:formula="of:=CONCATENATE([.$C$91];[.A2638];[.$K$91];[.B2638];[.$L$91])" office:value-type="string" office:string-value="INSERT INTO `cities` (`id`, `region_id`, `name`) VALUES (NULL, (SELECT id FROM `regions` WHERE name = 'Satu Mare'), 'Vama');" calcext:value-type="string">
            <text:p>INSERT INTO `cities` (`id`, `region_id`, `name`) VALUES (NULL, (SELECT id FROM `regions` WHERE name = 'Satu Mare'), 'Vam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Vetiș</text:p>
          </table:table-cell>
          <table:table-cell/>
          <table:table-cell table:formula="of:=CONCATENATE([.$C$91];[.A2639];[.$K$91];[.B2639];[.$L$91])" office:value-type="string" office:string-value="INSERT INTO `cities` (`id`, `region_id`, `name`) VALUES (NULL, (SELECT id FROM `regions` WHERE name = 'Satu Mare'), 'Vetiș');" calcext:value-type="string">
            <text:p>INSERT INTO `cities` (`id`, `region_id`, `name`) VALUES (NULL, (SELECT id FROM `regions` WHERE name = 'Satu Mare'), 'Vet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Viile Satu Mare</text:p>
          </table:table-cell>
          <table:table-cell/>
          <table:table-cell table:formula="of:=CONCATENATE([.$C$91];[.A2640];[.$K$91];[.B2640];[.$L$91])" office:value-type="string" office:string-value="INSERT INTO `cities` (`id`, `region_id`, `name`) VALUES (NULL, (SELECT id FROM `regions` WHERE name = 'Satu Mare'), 'Viile Satu Mare');" calcext:value-type="string">
            <text:p>INSERT INTO `cities` (`id`, `region_id`, `name`) VALUES (NULL, (SELECT id FROM `regions` WHERE name = 'Satu Mare'), 'Viile Satu Mare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Agnita</text:p>
          </table:table-cell>
          <table:table-cell/>
          <table:table-cell table:formula="of:=CONCATENATE([.$C$91];[.A2642];[.$K$91];[.B2642];[.$L$91])" office:value-type="string" office:string-value="INSERT INTO `cities` (`id`, `region_id`, `name`) VALUES (NULL, (SELECT id FROM `regions` WHERE name = 'Sibiu'), 'Agnita');" calcext:value-type="string">
            <text:p>INSERT INTO `cities` (`id`, `region_id`, `name`) VALUES (NULL, (SELECT id FROM `regions` WHERE name = 'Sibiu'), 'Agni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Alma</text:p>
          </table:table-cell>
          <table:table-cell/>
          <table:table-cell table:formula="of:=CONCATENATE([.$C$91];[.A2643];[.$K$91];[.B2643];[.$L$91])" office:value-type="string" office:string-value="INSERT INTO `cities` (`id`, `region_id`, `name`) VALUES (NULL, (SELECT id FROM `regions` WHERE name = 'Sibiu'), 'Alma');" calcext:value-type="string">
            <text:p>INSERT INTO `cities` (`id`, `region_id`, `name`) VALUES (NULL, (SELECT id FROM `regions` WHERE name = 'Sibiu'), 'Alm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Alțâna</text:p>
          </table:table-cell>
          <table:table-cell/>
          <table:table-cell table:formula="of:=CONCATENATE([.$C$91];[.A2644];[.$K$91];[.B2644];[.$L$91])" office:value-type="string" office:string-value="INSERT INTO `cities` (`id`, `region_id`, `name`) VALUES (NULL, (SELECT id FROM `regions` WHERE name = 'Sibiu'), 'Alțâna');" calcext:value-type="string">
            <text:p>INSERT INTO `cities` (`id`, `region_id`, `name`) VALUES (NULL, (SELECT id FROM `regions` WHERE name = 'Sibiu'), 'Alțâ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Apoldu de Jos</text:p>
          </table:table-cell>
          <table:table-cell/>
          <table:table-cell table:formula="of:=CONCATENATE([.$C$91];[.A2645];[.$K$91];[.B2645];[.$L$91])" office:value-type="string" office:string-value="INSERT INTO `cities` (`id`, `region_id`, `name`) VALUES (NULL, (SELECT id FROM `regions` WHERE name = 'Sibiu'), 'Apoldu de Jos');" calcext:value-type="string">
            <text:p>INSERT INTO `cities` (`id`, `region_id`, `name`) VALUES (NULL, (SELECT id FROM `regions` WHERE name = 'Sibiu'), 'Apold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Arpașu de Jos</text:p>
          </table:table-cell>
          <table:table-cell/>
          <table:table-cell table:formula="of:=CONCATENATE([.$C$91];[.A2646];[.$K$91];[.B2646];[.$L$91])" office:value-type="string" office:string-value="INSERT INTO `cities` (`id`, `region_id`, `name`) VALUES (NULL, (SELECT id FROM `regions` WHERE name = 'Sibiu'), 'Arpașu de Jos');" calcext:value-type="string">
            <text:p>INSERT INTO `cities` (`id`, `region_id`, `name`) VALUES (NULL, (SELECT id FROM `regions` WHERE name = 'Sibiu'), 'Arpaș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Ațel</text:p>
          </table:table-cell>
          <table:table-cell/>
          <table:table-cell table:formula="of:=CONCATENATE([.$C$91];[.A2647];[.$K$91];[.B2647];[.$L$91])" office:value-type="string" office:string-value="INSERT INTO `cities` (`id`, `region_id`, `name`) VALUES (NULL, (SELECT id FROM `regions` WHERE name = 'Sibiu'), 'Ațel');" calcext:value-type="string">
            <text:p>INSERT INTO `cities` (`id`, `region_id`, `name`) VALUES (NULL, (SELECT id FROM `regions` WHERE name = 'Sibiu'), 'Aț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Avrig</text:p>
          </table:table-cell>
          <table:table-cell/>
          <table:table-cell table:formula="of:=CONCATENATE([.$C$91];[.A2648];[.$K$91];[.B2648];[.$L$91])" office:value-type="string" office:string-value="INSERT INTO `cities` (`id`, `region_id`, `name`) VALUES (NULL, (SELECT id FROM `regions` WHERE name = 'Sibiu'), 'Avrig');" calcext:value-type="string">
            <text:p>INSERT INTO `cities` (`id`, `region_id`, `name`) VALUES (NULL, (SELECT id FROM `regions` WHERE name = 'Sibiu'), 'Avri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Axente Sever</text:p>
          </table:table-cell>
          <table:table-cell/>
          <table:table-cell table:formula="of:=CONCATENATE([.$C$91];[.A2649];[.$K$91];[.B2649];[.$L$91])" office:value-type="string" office:string-value="INSERT INTO `cities` (`id`, `region_id`, `name`) VALUES (NULL, (SELECT id FROM `regions` WHERE name = 'Sibiu'), 'Axente Sever');" calcext:value-type="string">
            <text:p>INSERT INTO `cities` (`id`, `region_id`, `name`) VALUES (NULL, (SELECT id FROM `regions` WHERE name = 'Sibiu'), 'Axente Seve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Bârghiș</text:p>
          </table:table-cell>
          <table:table-cell/>
          <table:table-cell table:formula="of:=CONCATENATE([.$C$91];[.A2650];[.$K$91];[.B2650];[.$L$91])" office:value-type="string" office:string-value="INSERT INTO `cities` (`id`, `region_id`, `name`) VALUES (NULL, (SELECT id FROM `regions` WHERE name = 'Sibiu'), 'Bârghiș');" calcext:value-type="string">
            <text:p>INSERT INTO `cities` (`id`, `region_id`, `name`) VALUES (NULL, (SELECT id FROM `regions` WHERE name = 'Sibiu'), 'Bârgh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Bazna</text:p>
          </table:table-cell>
          <table:table-cell/>
          <table:table-cell table:formula="of:=CONCATENATE([.$C$91];[.A2651];[.$K$91];[.B2651];[.$L$91])" office:value-type="string" office:string-value="INSERT INTO `cities` (`id`, `region_id`, `name`) VALUES (NULL, (SELECT id FROM `regions` WHERE name = 'Sibiu'), 'Bazna');" calcext:value-type="string">
            <text:p>INSERT INTO `cities` (`id`, `region_id`, `name`) VALUES (NULL, (SELECT id FROM `regions` WHERE name = 'Sibiu'), 'Baz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Biertan</text:p>
          </table:table-cell>
          <table:table-cell/>
          <table:table-cell table:formula="of:=CONCATENATE([.$C$91];[.A2652];[.$K$91];[.B2652];[.$L$91])" office:value-type="string" office:string-value="INSERT INTO `cities` (`id`, `region_id`, `name`) VALUES (NULL, (SELECT id FROM `regions` WHERE name = 'Sibiu'), 'Biertan');" calcext:value-type="string">
            <text:p>INSERT INTO `cities` (`id`, `region_id`, `name`) VALUES (NULL, (SELECT id FROM `regions` WHERE name = 'Sibiu'), 'Biert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Blăjel</text:p>
          </table:table-cell>
          <table:table-cell/>
          <table:table-cell table:formula="of:=CONCATENATE([.$C$91];[.A2653];[.$K$91];[.B2653];[.$L$91])" office:value-type="string" office:string-value="INSERT INTO `cities` (`id`, `region_id`, `name`) VALUES (NULL, (SELECT id FROM `regions` WHERE name = 'Sibiu'), 'Blăjel');" calcext:value-type="string">
            <text:p>INSERT INTO `cities` (`id`, `region_id`, `name`) VALUES (NULL, (SELECT id FROM `regions` WHERE name = 'Sibiu'), 'Blăj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Boița</text:p>
          </table:table-cell>
          <table:table-cell/>
          <table:table-cell table:formula="of:=CONCATENATE([.$C$91];[.A2654];[.$K$91];[.B2654];[.$L$91])" office:value-type="string" office:string-value="INSERT INTO `cities` (`id`, `region_id`, `name`) VALUES (NULL, (SELECT id FROM `regions` WHERE name = 'Sibiu'), 'Boița');" calcext:value-type="string">
            <text:p>INSERT INTO `cities` (`id`, `region_id`, `name`) VALUES (NULL, (SELECT id FROM `regions` WHERE name = 'Sibiu'), 'Bo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Brădeni</text:p>
          </table:table-cell>
          <table:table-cell/>
          <table:table-cell table:formula="of:=CONCATENATE([.$C$91];[.A2655];[.$K$91];[.B2655];[.$L$91])" office:value-type="string" office:string-value="INSERT INTO `cities` (`id`, `region_id`, `name`) VALUES (NULL, (SELECT id FROM `regions` WHERE name = 'Sibiu'), 'Brădeni');" calcext:value-type="string">
            <text:p>INSERT INTO `cities` (`id`, `region_id`, `name`) VALUES (NULL, (SELECT id FROM `regions` WHERE name = 'Sibiu'), 'Brăd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Brateiu</text:p>
          </table:table-cell>
          <table:table-cell/>
          <table:table-cell table:formula="of:=CONCATENATE([.$C$91];[.A2656];[.$K$91];[.B2656];[.$L$91])" office:value-type="string" office:string-value="INSERT INTO `cities` (`id`, `region_id`, `name`) VALUES (NULL, (SELECT id FROM `regions` WHERE name = 'Sibiu'), 'Brateiu');" calcext:value-type="string">
            <text:p>INSERT INTO `cities` (`id`, `region_id`, `name`) VALUES (NULL, (SELECT id FROM `regions` WHERE name = 'Sibiu'), 'Brate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Bruiu</text:p>
          </table:table-cell>
          <table:table-cell/>
          <table:table-cell table:formula="of:=CONCATENATE([.$C$91];[.A2657];[.$K$91];[.B2657];[.$L$91])" office:value-type="string" office:string-value="INSERT INTO `cities` (`id`, `region_id`, `name`) VALUES (NULL, (SELECT id FROM `regions` WHERE name = 'Sibiu'), 'Bruiu');" calcext:value-type="string">
            <text:p>INSERT INTO `cities` (`id`, `region_id`, `name`) VALUES (NULL, (SELECT id FROM `regions` WHERE name = 'Sibiu'), 'Bru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Cârța</text:p>
          </table:table-cell>
          <table:table-cell/>
          <table:table-cell table:formula="of:=CONCATENATE([.$C$91];[.A2658];[.$K$91];[.B2658];[.$L$91])" office:value-type="string" office:string-value="INSERT INTO `cities` (`id`, `region_id`, `name`) VALUES (NULL, (SELECT id FROM `regions` WHERE name = 'Sibiu'), 'Cârța');" calcext:value-type="string">
            <text:p>INSERT INTO `cities` (`id`, `region_id`, `name`) VALUES (NULL, (SELECT id FROM `regions` WHERE name = 'Sibiu'), 'Câr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Cârțișoara</text:p>
          </table:table-cell>
          <table:table-cell/>
          <table:table-cell table:formula="of:=CONCATENATE([.$C$91];[.A2659];[.$K$91];[.B2659];[.$L$91])" office:value-type="string" office:string-value="INSERT INTO `cities` (`id`, `region_id`, `name`) VALUES (NULL, (SELECT id FROM `regions` WHERE name = 'Sibiu'), 'Cârțișoara');" calcext:value-type="string">
            <text:p>INSERT INTO `cities` (`id`, `region_id`, `name`) VALUES (NULL, (SELECT id FROM `regions` WHERE name = 'Sibiu'), 'Cârțiș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Chirpăr</text:p>
          </table:table-cell>
          <table:table-cell/>
          <table:table-cell table:formula="of:=CONCATENATE([.$C$91];[.A2660];[.$K$91];[.B2660];[.$L$91])" office:value-type="string" office:string-value="INSERT INTO `cities` (`id`, `region_id`, `name`) VALUES (NULL, (SELECT id FROM `regions` WHERE name = 'Sibiu'), 'Chirpăr');" calcext:value-type="string">
            <text:p>INSERT INTO `cities` (`id`, `region_id`, `name`) VALUES (NULL, (SELECT id FROM `regions` WHERE name = 'Sibiu'), 'Chirpă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Cisnădie</text:p>
          </table:table-cell>
          <table:table-cell/>
          <table:table-cell table:formula="of:=CONCATENATE([.$C$91];[.A2661];[.$K$91];[.B2661];[.$L$91])" office:value-type="string" office:string-value="INSERT INTO `cities` (`id`, `region_id`, `name`) VALUES (NULL, (SELECT id FROM `regions` WHERE name = 'Sibiu'), 'Cisnădie');" calcext:value-type="string">
            <text:p>INSERT INTO `cities` (`id`, `region_id`, `name`) VALUES (NULL, (SELECT id FROM `regions` WHERE name = 'Sibiu'), 'Cisnădi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Copșa Mică</text:p>
          </table:table-cell>
          <table:table-cell/>
          <table:table-cell table:formula="of:=CONCATENATE([.$C$91];[.A2662];[.$K$91];[.B2662];[.$L$91])" office:value-type="string" office:string-value="INSERT INTO `cities` (`id`, `region_id`, `name`) VALUES (NULL, (SELECT id FROM `regions` WHERE name = 'Sibiu'), 'Copșa Mică');" calcext:value-type="string">
            <text:p>INSERT INTO `cities` (`id`, `region_id`, `name`) VALUES (NULL, (SELECT id FROM `regions` WHERE name = 'Sibiu'), 'Copșa Mic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Cristian</text:p>
          </table:table-cell>
          <table:table-cell/>
          <table:table-cell table:formula="of:=CONCATENATE([.$C$91];[.A2663];[.$K$91];[.B2663];[.$L$91])" office:value-type="string" office:string-value="INSERT INTO `cities` (`id`, `region_id`, `name`) VALUES (NULL, (SELECT id FROM `regions` WHERE name = 'Sibiu'), 'Cristian');" calcext:value-type="string">
            <text:p>INSERT INTO `cities` (`id`, `region_id`, `name`) VALUES (NULL, (SELECT id FROM `regions` WHERE name = 'Sibiu'), 'Cristi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Dârlos</text:p>
          </table:table-cell>
          <table:table-cell/>
          <table:table-cell table:formula="of:=CONCATENATE([.$C$91];[.A2664];[.$K$91];[.B2664];[.$L$91])" office:value-type="string" office:string-value="INSERT INTO `cities` (`id`, `region_id`, `name`) VALUES (NULL, (SELECT id FROM `regions` WHERE name = 'Sibiu'), 'Dârlos');" calcext:value-type="string">
            <text:p>INSERT INTO `cities` (`id`, `region_id`, `name`) VALUES (NULL, (SELECT id FROM `regions` WHERE name = 'Sibiu'), 'Dârl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Dumbrăveni</text:p>
          </table:table-cell>
          <table:table-cell/>
          <table:table-cell table:formula="of:=CONCATENATE([.$C$91];[.A2665];[.$K$91];[.B2665];[.$L$91])" office:value-type="string" office:string-value="INSERT INTO `cities` (`id`, `region_id`, `name`) VALUES (NULL, (SELECT id FROM `regions` WHERE name = 'Sibiu'), 'Dumbrăveni');" calcext:value-type="string">
            <text:p>INSERT INTO `cities` (`id`, `region_id`, `name`) VALUES (NULL, (SELECT id FROM `regions` WHERE name = 'Sibiu'), 'Dumbrăv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Gura Râului</text:p>
          </table:table-cell>
          <table:table-cell/>
          <table:table-cell table:formula="of:=CONCATENATE([.$C$91];[.A2666];[.$K$91];[.B2666];[.$L$91])" office:value-type="string" office:string-value="INSERT INTO `cities` (`id`, `region_id`, `name`) VALUES (NULL, (SELECT id FROM `regions` WHERE name = 'Sibiu'), 'Gura Râului');" calcext:value-type="string">
            <text:p>INSERT INTO `cities` (`id`, `region_id`, `name`) VALUES (NULL, (SELECT id FROM `regions` WHERE name = 'Sibiu'), 'Gura Râ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Hoghilag</text:p>
          </table:table-cell>
          <table:table-cell/>
          <table:table-cell table:formula="of:=CONCATENATE([.$C$91];[.A2667];[.$K$91];[.B2667];[.$L$91])" office:value-type="string" office:string-value="INSERT INTO `cities` (`id`, `region_id`, `name`) VALUES (NULL, (SELECT id FROM `regions` WHERE name = 'Sibiu'), 'Hoghilag');" calcext:value-type="string">
            <text:p>INSERT INTO `cities` (`id`, `region_id`, `name`) VALUES (NULL, (SELECT id FROM `regions` WHERE name = 'Sibiu'), 'Hoghila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Iacobeni</text:p>
          </table:table-cell>
          <table:table-cell/>
          <table:table-cell table:formula="of:=CONCATENATE([.$C$91];[.A2668];[.$K$91];[.B2668];[.$L$91])" office:value-type="string" office:string-value="INSERT INTO `cities` (`id`, `region_id`, `name`) VALUES (NULL, (SELECT id FROM `regions` WHERE name = 'Sibiu'), 'Iacobeni');" calcext:value-type="string">
            <text:p>INSERT INTO `cities` (`id`, `region_id`, `name`) VALUES (NULL, (SELECT id FROM `regions` WHERE name = 'Sibiu'), 'Iacob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Jina</text:p>
          </table:table-cell>
          <table:table-cell/>
          <table:table-cell table:formula="of:=CONCATENATE([.$C$91];[.A2669];[.$K$91];[.B2669];[.$L$91])" office:value-type="string" office:string-value="INSERT INTO `cities` (`id`, `region_id`, `name`) VALUES (NULL, (SELECT id FROM `regions` WHERE name = 'Sibiu'), 'Jina');" calcext:value-type="string">
            <text:p>INSERT INTO `cities` (`id`, `region_id`, `name`) VALUES (NULL, (SELECT id FROM `regions` WHERE name = 'Sibiu'), 'J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Laslea</text:p>
          </table:table-cell>
          <table:table-cell/>
          <table:table-cell table:formula="of:=CONCATENATE([.$C$91];[.A2670];[.$K$91];[.B2670];[.$L$91])" office:value-type="string" office:string-value="INSERT INTO `cities` (`id`, `region_id`, `name`) VALUES (NULL, (SELECT id FROM `regions` WHERE name = 'Sibiu'), 'Laslea');" calcext:value-type="string">
            <text:p>INSERT INTO `cities` (`id`, `region_id`, `name`) VALUES (NULL, (SELECT id FROM `regions` WHERE name = 'Sibiu'), 'Lasl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Loamneș</text:p>
          </table:table-cell>
          <table:table-cell/>
          <table:table-cell table:formula="of:=CONCATENATE([.$C$91];[.A2671];[.$K$91];[.B2671];[.$L$91])" office:value-type="string" office:string-value="INSERT INTO `cities` (`id`, `region_id`, `name`) VALUES (NULL, (SELECT id FROM `regions` WHERE name = 'Sibiu'), 'Loamneș');" calcext:value-type="string">
            <text:p>INSERT INTO `cities` (`id`, `region_id`, `name`) VALUES (NULL, (SELECT id FROM `regions` WHERE name = 'Sibiu'), 'Loamne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Ludoș</text:p>
          </table:table-cell>
          <table:table-cell/>
          <table:table-cell table:formula="of:=CONCATENATE([.$C$91];[.A2672];[.$K$91];[.B2672];[.$L$91])" office:value-type="string" office:string-value="INSERT INTO `cities` (`id`, `region_id`, `name`) VALUES (NULL, (SELECT id FROM `regions` WHERE name = 'Sibiu'), 'Ludoș');" calcext:value-type="string">
            <text:p>INSERT INTO `cities` (`id`, `region_id`, `name`) VALUES (NULL, (SELECT id FROM `regions` WHERE name = 'Sibiu'), 'Ludo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Marpod</text:p>
          </table:table-cell>
          <table:table-cell/>
          <table:table-cell table:formula="of:=CONCATENATE([.$C$91];[.A2673];[.$K$91];[.B2673];[.$L$91])" office:value-type="string" office:string-value="INSERT INTO `cities` (`id`, `region_id`, `name`) VALUES (NULL, (SELECT id FROM `regions` WHERE name = 'Sibiu'), 'Marpod');" calcext:value-type="string">
            <text:p>INSERT INTO `cities` (`id`, `region_id`, `name`) VALUES (NULL, (SELECT id FROM `regions` WHERE name = 'Sibiu'), 'Marpo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Mediaș</text:p>
          </table:table-cell>
          <table:table-cell/>
          <table:table-cell table:formula="of:=CONCATENATE([.$C$91];[.A2674];[.$K$91];[.B2674];[.$L$91])" office:value-type="string" office:string-value="INSERT INTO `cities` (`id`, `region_id`, `name`) VALUES (NULL, (SELECT id FROM `regions` WHERE name = 'Sibiu'), 'Mediaș');" calcext:value-type="string">
            <text:p>INSERT INTO `cities` (`id`, `region_id`, `name`) VALUES (NULL, (SELECT id FROM `regions` WHERE name = 'Sibiu'), 'Medi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Merghindeal</text:p>
          </table:table-cell>
          <table:table-cell/>
          <table:table-cell table:formula="of:=CONCATENATE([.$C$91];[.A2675];[.$K$91];[.B2675];[.$L$91])" office:value-type="string" office:string-value="INSERT INTO `cities` (`id`, `region_id`, `name`) VALUES (NULL, (SELECT id FROM `regions` WHERE name = 'Sibiu'), 'Merghindeal');" calcext:value-type="string">
            <text:p>INSERT INTO `cities` (`id`, `region_id`, `name`) VALUES (NULL, (SELECT id FROM `regions` WHERE name = 'Sibiu'), 'Merghindea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Micăsasa</text:p>
          </table:table-cell>
          <table:table-cell/>
          <table:table-cell table:formula="of:=CONCATENATE([.$C$91];[.A2676];[.$K$91];[.B2676];[.$L$91])" office:value-type="string" office:string-value="INSERT INTO `cities` (`id`, `region_id`, `name`) VALUES (NULL, (SELECT id FROM `regions` WHERE name = 'Sibiu'), 'Micăsasa');" calcext:value-type="string">
            <text:p>INSERT INTO `cities` (`id`, `region_id`, `name`) VALUES (NULL, (SELECT id FROM `regions` WHERE name = 'Sibiu'), 'Micăs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Miercurea Sibiului</text:p>
          </table:table-cell>
          <table:table-cell/>
          <table:table-cell table:formula="of:=CONCATENATE([.$C$91];[.A2677];[.$K$91];[.B2677];[.$L$91])" office:value-type="string" office:string-value="INSERT INTO `cities` (`id`, `region_id`, `name`) VALUES (NULL, (SELECT id FROM `regions` WHERE name = 'Sibiu'), 'Miercurea Sibiului');" calcext:value-type="string">
            <text:p>INSERT INTO `cities` (`id`, `region_id`, `name`) VALUES (NULL, (SELECT id FROM `regions` WHERE name = 'Sibiu'), 'Miercurea Sibi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Mihăileni</text:p>
          </table:table-cell>
          <table:table-cell/>
          <table:table-cell table:formula="of:=CONCATENATE([.$C$91];[.A2678];[.$K$91];[.B2678];[.$L$91])" office:value-type="string" office:string-value="INSERT INTO `cities` (`id`, `region_id`, `name`) VALUES (NULL, (SELECT id FROM `regions` WHERE name = 'Sibiu'), 'Mihăileni');" calcext:value-type="string">
            <text:p>INSERT INTO `cities` (`id`, `region_id`, `name`) VALUES (NULL, (SELECT id FROM `regions` WHERE name = 'Sibiu'), 'Mihăi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Moșna</text:p>
          </table:table-cell>
          <table:table-cell/>
          <table:table-cell table:formula="of:=CONCATENATE([.$C$91];[.A2679];[.$K$91];[.B2679];[.$L$91])" office:value-type="string" office:string-value="INSERT INTO `cities` (`id`, `region_id`, `name`) VALUES (NULL, (SELECT id FROM `regions` WHERE name = 'Sibiu'), 'Moșna');" calcext:value-type="string">
            <text:p>INSERT INTO `cities` (`id`, `region_id`, `name`) VALUES (NULL, (SELECT id FROM `regions` WHERE name = 'Sibiu'), 'Moș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Nocrich</text:p>
          </table:table-cell>
          <table:table-cell/>
          <table:table-cell table:formula="of:=CONCATENATE([.$C$91];[.A2680];[.$K$91];[.B2680];[.$L$91])" office:value-type="string" office:string-value="INSERT INTO `cities` (`id`, `region_id`, `name`) VALUES (NULL, (SELECT id FROM `regions` WHERE name = 'Sibiu'), 'Nocrich');" calcext:value-type="string">
            <text:p>INSERT INTO `cities` (`id`, `region_id`, `name`) VALUES (NULL, (SELECT id FROM `regions` WHERE name = 'Sibiu'), 'Nocrich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Ocna Sibiului</text:p>
          </table:table-cell>
          <table:table-cell/>
          <table:table-cell table:formula="of:=CONCATENATE([.$C$91];[.A2681];[.$K$91];[.B2681];[.$L$91])" office:value-type="string" office:string-value="INSERT INTO `cities` (`id`, `region_id`, `name`) VALUES (NULL, (SELECT id FROM `regions` WHERE name = 'Sibiu'), 'Ocna Sibiului');" calcext:value-type="string">
            <text:p>INSERT INTO `cities` (`id`, `region_id`, `name`) VALUES (NULL, (SELECT id FROM `regions` WHERE name = 'Sibiu'), 'Ocna Sibi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Orlat</text:p>
          </table:table-cell>
          <table:table-cell/>
          <table:table-cell table:formula="of:=CONCATENATE([.$C$91];[.A2682];[.$K$91];[.B2682];[.$L$91])" office:value-type="string" office:string-value="INSERT INTO `cities` (`id`, `region_id`, `name`) VALUES (NULL, (SELECT id FROM `regions` WHERE name = 'Sibiu'), 'Orlat');" calcext:value-type="string">
            <text:p>INSERT INTO `cities` (`id`, `region_id`, `name`) VALUES (NULL, (SELECT id FROM `regions` WHERE name = 'Sibiu'), 'Orla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Păuca</text:p>
          </table:table-cell>
          <table:table-cell/>
          <table:table-cell table:formula="of:=CONCATENATE([.$C$91];[.A2683];[.$K$91];[.B2683];[.$L$91])" office:value-type="string" office:string-value="INSERT INTO `cities` (`id`, `region_id`, `name`) VALUES (NULL, (SELECT id FROM `regions` WHERE name = 'Sibiu'), 'Păuca');" calcext:value-type="string">
            <text:p>INSERT INTO `cities` (`id`, `region_id`, `name`) VALUES (NULL, (SELECT id FROM `regions` WHERE name = 'Sibiu'), 'Pău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Poiana Sibiului</text:p>
          </table:table-cell>
          <table:table-cell/>
          <table:table-cell table:formula="of:=CONCATENATE([.$C$91];[.A2684];[.$K$91];[.B2684];[.$L$91])" office:value-type="string" office:string-value="INSERT INTO `cities` (`id`, `region_id`, `name`) VALUES (NULL, (SELECT id FROM `regions` WHERE name = 'Sibiu'), 'Poiana Sibiului');" calcext:value-type="string">
            <text:p>INSERT INTO `cities` (`id`, `region_id`, `name`) VALUES (NULL, (SELECT id FROM `regions` WHERE name = 'Sibiu'), 'Poiana Sibi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Poplaca</text:p>
          </table:table-cell>
          <table:table-cell/>
          <table:table-cell table:formula="of:=CONCATENATE([.$C$91];[.A2685];[.$K$91];[.B2685];[.$L$91])" office:value-type="string" office:string-value="INSERT INTO `cities` (`id`, `region_id`, `name`) VALUES (NULL, (SELECT id FROM `regions` WHERE name = 'Sibiu'), 'Poplaca');" calcext:value-type="string">
            <text:p>INSERT INTO `cities` (`id`, `region_id`, `name`) VALUES (NULL, (SELECT id FROM `regions` WHERE name = 'Sibiu'), 'Popla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Porumbacu de Jos</text:p>
          </table:table-cell>
          <table:table-cell/>
          <table:table-cell table:formula="of:=CONCATENATE([.$C$91];[.A2686];[.$K$91];[.B2686];[.$L$91])" office:value-type="string" office:string-value="INSERT INTO `cities` (`id`, `region_id`, `name`) VALUES (NULL, (SELECT id FROM `regions` WHERE name = 'Sibiu'), 'Porumbacu de Jos');" calcext:value-type="string">
            <text:p>INSERT INTO `cities` (`id`, `region_id`, `name`) VALUES (NULL, (SELECT id FROM `regions` WHERE name = 'Sibiu'), 'Porumbac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Racovița</text:p>
          </table:table-cell>
          <table:table-cell/>
          <table:table-cell table:formula="of:=CONCATENATE([.$C$91];[.A2687];[.$K$91];[.B2687];[.$L$91])" office:value-type="string" office:string-value="INSERT INTO `cities` (`id`, `region_id`, `name`) VALUES (NULL, (SELECT id FROM `regions` WHERE name = 'Sibiu'), 'Racovița');" calcext:value-type="string">
            <text:p>INSERT INTO `cities` (`id`, `region_id`, `name`) VALUES (NULL, (SELECT id FROM `regions` WHERE name = 'Sibiu'), 'Racov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Rășinari</text:p>
          </table:table-cell>
          <table:table-cell/>
          <table:table-cell table:formula="of:=CONCATENATE([.$C$91];[.A2688];[.$K$91];[.B2688];[.$L$91])" office:value-type="string" office:string-value="INSERT INTO `cities` (`id`, `region_id`, `name`) VALUES (NULL, (SELECT id FROM `regions` WHERE name = 'Sibiu'), 'Rășinari');" calcext:value-type="string">
            <text:p>INSERT INTO `cities` (`id`, `region_id`, `name`) VALUES (NULL, (SELECT id FROM `regions` WHERE name = 'Sibiu'), 'Rășin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Râu Sadului</text:p>
          </table:table-cell>
          <table:table-cell/>
          <table:table-cell table:formula="of:=CONCATENATE([.$C$91];[.A2689];[.$K$91];[.B2689];[.$L$91])" office:value-type="string" office:string-value="INSERT INTO `cities` (`id`, `region_id`, `name`) VALUES (NULL, (SELECT id FROM `regions` WHERE name = 'Sibiu'), 'Râu Sadului');" calcext:value-type="string">
            <text:p>INSERT INTO `cities` (`id`, `region_id`, `name`) VALUES (NULL, (SELECT id FROM `regions` WHERE name = 'Sibiu'), 'Râu Sad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Roșia</text:p>
          </table:table-cell>
          <table:table-cell/>
          <table:table-cell table:formula="of:=CONCATENATE([.$C$91];[.A2690];[.$K$91];[.B2690];[.$L$91])" office:value-type="string" office:string-value="INSERT INTO `cities` (`id`, `region_id`, `name`) VALUES (NULL, (SELECT id FROM `regions` WHERE name = 'Sibiu'), 'Roșia');" calcext:value-type="string">
            <text:p>INSERT INTO `cities` (`id`, `region_id`, `name`) VALUES (NULL, (SELECT id FROM `regions` WHERE name = 'Sibiu'), 'Roș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Sadu</text:p>
          </table:table-cell>
          <table:table-cell/>
          <table:table-cell table:formula="of:=CONCATENATE([.$C$91];[.A2691];[.$K$91];[.B2691];[.$L$91])" office:value-type="string" office:string-value="INSERT INTO `cities` (`id`, `region_id`, `name`) VALUES (NULL, (SELECT id FROM `regions` WHERE name = 'Sibiu'), 'Sadu');" calcext:value-type="string">
            <text:p>INSERT INTO `cities` (`id`, `region_id`, `name`) VALUES (NULL, (SELECT id FROM `regions` WHERE name = 'Sibiu'), 'Sad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Săliște</text:p>
          </table:table-cell>
          <table:table-cell/>
          <table:table-cell table:formula="of:=CONCATENATE([.$C$91];[.A2692];[.$K$91];[.B2692];[.$L$91])" office:value-type="string" office:string-value="INSERT INTO `cities` (`id`, `region_id`, `name`) VALUES (NULL, (SELECT id FROM `regions` WHERE name = 'Sibiu'), 'Săliște');" calcext:value-type="string">
            <text:p>INSERT INTO `cities` (`id`, `region_id`, `name`) VALUES (NULL, (SELECT id FROM `regions` WHERE name = 'Sibiu'), 'Sălișt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Șeica Mare</text:p>
          </table:table-cell>
          <table:table-cell/>
          <table:table-cell table:formula="of:=CONCATENATE([.$C$91];[.A2693];[.$K$91];[.B2693];[.$L$91])" office:value-type="string" office:string-value="INSERT INTO `cities` (`id`, `region_id`, `name`) VALUES (NULL, (SELECT id FROM `regions` WHERE name = 'Sibiu'), 'Șeica Mare');" calcext:value-type="string">
            <text:p>INSERT INTO `cities` (`id`, `region_id`, `name`) VALUES (NULL, (SELECT id FROM `regions` WHERE name = 'Sibiu'), 'Șeic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Șeica Mică</text:p>
          </table:table-cell>
          <table:table-cell/>
          <table:table-cell table:formula="of:=CONCATENATE([.$C$91];[.A2694];[.$K$91];[.B2694];[.$L$91])" office:value-type="string" office:string-value="INSERT INTO `cities` (`id`, `region_id`, `name`) VALUES (NULL, (SELECT id FROM `regions` WHERE name = 'Sibiu'), 'Șeica Mică');" calcext:value-type="string">
            <text:p>INSERT INTO `cities` (`id`, `region_id`, `name`) VALUES (NULL, (SELECT id FROM `regions` WHERE name = 'Sibiu'), 'Șeica Mic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Șelimbăr</text:p>
          </table:table-cell>
          <table:table-cell/>
          <table:table-cell table:formula="of:=CONCATENATE([.$C$91];[.A2695];[.$K$91];[.B2695];[.$L$91])" office:value-type="string" office:string-value="INSERT INTO `cities` (`id`, `region_id`, `name`) VALUES (NULL, (SELECT id FROM `regions` WHERE name = 'Sibiu'), 'Șelimbăr');" calcext:value-type="string">
            <text:p>INSERT INTO `cities` (`id`, `region_id`, `name`) VALUES (NULL, (SELECT id FROM `regions` WHERE name = 'Sibiu'), 'Șelimbăr');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ibiu</text:p>
          </table:table-cell>
          <table:table-cell/>
          <table:table-cell table:formula="of:=CONCATENATE([.$C$91];[.A2696];[.$K$91];[.B2696];[.$L$91])" office:value-type="string" office:string-value="INSERT INTO `cities` (`id`, `region_id`, `name`) VALUES (NULL, (SELECT id FROM `regions` WHERE name = 'Sibiu'), 'Sibiu');" calcext:value-type="string">
            <text:p>INSERT INTO `cities` (`id`, `region_id`, `name`) VALUES (NULL, (SELECT id FROM `regions` WHERE name = 'Sibiu'), 'Sib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Slimnic</text:p>
          </table:table-cell>
          <table:table-cell/>
          <table:table-cell table:formula="of:=CONCATENATE([.$C$91];[.A2697];[.$K$91];[.B2697];[.$L$91])" office:value-type="string" office:string-value="INSERT INTO `cities` (`id`, `region_id`, `name`) VALUES (NULL, (SELECT id FROM `regions` WHERE name = 'Sibiu'), 'Slimnic');" calcext:value-type="string">
            <text:p>INSERT INTO `cities` (`id`, `region_id`, `name`) VALUES (NULL, (SELECT id FROM `regions` WHERE name = 'Sibiu'), 'Slimni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Șura Mare</text:p>
          </table:table-cell>
          <table:table-cell/>
          <table:table-cell table:formula="of:=CONCATENATE([.$C$91];[.A2698];[.$K$91];[.B2698];[.$L$91])" office:value-type="string" office:string-value="INSERT INTO `cities` (`id`, `region_id`, `name`) VALUES (NULL, (SELECT id FROM `regions` WHERE name = 'Sibiu'), 'Șura Mare');" calcext:value-type="string">
            <text:p>INSERT INTO `cities` (`id`, `region_id`, `name`) VALUES (NULL, (SELECT id FROM `regions` WHERE name = 'Sibiu'), 'Șur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Șura Mică</text:p>
          </table:table-cell>
          <table:table-cell/>
          <table:table-cell table:formula="of:=CONCATENATE([.$C$91];[.A2699];[.$K$91];[.B2699];[.$L$91])" office:value-type="string" office:string-value="INSERT INTO `cities` (`id`, `region_id`, `name`) VALUES (NULL, (SELECT id FROM `regions` WHERE name = 'Sibiu'), 'Șura Mică');" calcext:value-type="string">
            <text:p>INSERT INTO `cities` (`id`, `region_id`, `name`) VALUES (NULL, (SELECT id FROM `regions` WHERE name = 'Sibiu'), 'Șura Mic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Tălmaciu</text:p>
          </table:table-cell>
          <table:table-cell/>
          <table:table-cell table:formula="of:=CONCATENATE([.$C$91];[.A2700];[.$K$91];[.B2700];[.$L$91])" office:value-type="string" office:string-value="INSERT INTO `cities` (`id`, `region_id`, `name`) VALUES (NULL, (SELECT id FROM `regions` WHERE name = 'Sibiu'), 'Tălmaciu');" calcext:value-type="string">
            <text:p>INSERT INTO `cities` (`id`, `region_id`, `name`) VALUES (NULL, (SELECT id FROM `regions` WHERE name = 'Sibiu'), 'Tălmac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Târnava</text:p>
          </table:table-cell>
          <table:table-cell/>
          <table:table-cell table:formula="of:=CONCATENATE([.$C$91];[.A2701];[.$K$91];[.B2701];[.$L$91])" office:value-type="string" office:string-value="INSERT INTO `cities` (`id`, `region_id`, `name`) VALUES (NULL, (SELECT id FROM `regions` WHERE name = 'Sibiu'), 'Târnava');" calcext:value-type="string">
            <text:p>INSERT INTO `cities` (`id`, `region_id`, `name`) VALUES (NULL, (SELECT id FROM `regions` WHERE name = 'Sibiu'), 'Târna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Tilișca</text:p>
          </table:table-cell>
          <table:table-cell/>
          <table:table-cell table:formula="of:=CONCATENATE([.$C$91];[.A2702];[.$K$91];[.B2702];[.$L$91])" office:value-type="string" office:string-value="INSERT INTO `cities` (`id`, `region_id`, `name`) VALUES (NULL, (SELECT id FROM `regions` WHERE name = 'Sibiu'), 'Tilișca');" calcext:value-type="string">
            <text:p>INSERT INTO `cities` (`id`, `region_id`, `name`) VALUES (NULL, (SELECT id FROM `regions` WHERE name = 'Sibiu'), 'Tiliș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Turnu Roșu</text:p>
          </table:table-cell>
          <table:table-cell/>
          <table:table-cell table:formula="of:=CONCATENATE([.$C$91];[.A2703];[.$K$91];[.B2703];[.$L$91])" office:value-type="string" office:string-value="INSERT INTO `cities` (`id`, `region_id`, `name`) VALUES (NULL, (SELECT id FROM `regions` WHERE name = 'Sibiu'), 'Turnu Roșu');" calcext:value-type="string">
            <text:p>INSERT INTO `cities` (`id`, `region_id`, `name`) VALUES (NULL, (SELECT id FROM `regions` WHERE name = 'Sibiu'), 'Turnu Roș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Valea Viilor</text:p>
          </table:table-cell>
          <table:table-cell/>
          <table:table-cell table:formula="of:=CONCATENATE([.$C$91];[.A2704];[.$K$91];[.B2704];[.$L$91])" office:value-type="string" office:string-value="INSERT INTO `cities` (`id`, `region_id`, `name`) VALUES (NULL, (SELECT id FROM `regions` WHERE name = 'Sibiu'), 'Valea Viilor');" calcext:value-type="string">
            <text:p>INSERT INTO `cities` (`id`, `region_id`, `name`) VALUES (NULL, (SELECT id FROM `regions` WHERE name = 'Sibiu'), 'Valea Viil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Vurpăr</text:p>
          </table:table-cell>
          <table:table-cell/>
          <table:table-cell table:formula="of:=CONCATENATE([.$C$91];[.A2705];[.$K$91];[.B2705];[.$L$91])" office:value-type="string" office:string-value="INSERT INTO `cities` (`id`, `region_id`, `name`) VALUES (NULL, (SELECT id FROM `regions` WHERE name = 'Sibiu'), 'Vurpăr');" calcext:value-type="string">
            <text:p>INSERT INTO `cities` (`id`, `region_id`, `name`) VALUES (NULL, (SELECT id FROM `regions` WHERE name = 'Sibiu'), 'Vurpăr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Adâncata</text:p>
          </table:table-cell>
          <table:table-cell/>
          <table:table-cell table:formula="of:=CONCATENATE([.$C$91];[.A2707];[.$K$91];[.B2707];[.$L$91])" office:value-type="string" office:string-value="INSERT INTO `cities` (`id`, `region_id`, `name`) VALUES (NULL, (SELECT id FROM `regions` WHERE name = 'Suceava'), 'Adâncata');" calcext:value-type="string">
            <text:p>INSERT INTO `cities` (`id`, `region_id`, `name`) VALUES (NULL, (SELECT id FROM `regions` WHERE name = 'Suceava'), 'Adânca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Arbore</text:p>
          </table:table-cell>
          <table:table-cell/>
          <table:table-cell table:formula="of:=CONCATENATE([.$C$91];[.A2708];[.$K$91];[.B2708];[.$L$91])" office:value-type="string" office:string-value="INSERT INTO `cities` (`id`, `region_id`, `name`) VALUES (NULL, (SELECT id FROM `regions` WHERE name = 'Suceava'), 'Arbore');" calcext:value-type="string">
            <text:p>INSERT INTO `cities` (`id`, `region_id`, `name`) VALUES (NULL, (SELECT id FROM `regions` WHERE name = 'Suceava'), 'Arbo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Baia</text:p>
          </table:table-cell>
          <table:table-cell/>
          <table:table-cell table:formula="of:=CONCATENATE([.$C$91];[.A2709];[.$K$91];[.B2709];[.$L$91])" office:value-type="string" office:string-value="INSERT INTO `cities` (`id`, `region_id`, `name`) VALUES (NULL, (SELECT id FROM `regions` WHERE name = 'Suceava'), 'Baia');" calcext:value-type="string">
            <text:p>INSERT INTO `cities` (`id`, `region_id`, `name`) VALUES (NULL, (SELECT id FROM `regions` WHERE name = 'Suceava'), 'B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Bălăceana</text:p>
          </table:table-cell>
          <table:table-cell/>
          <table:table-cell table:formula="of:=CONCATENATE([.$C$91];[.A2710];[.$K$91];[.B2710];[.$L$91])" office:value-type="string" office:string-value="INSERT INTO `cities` (`id`, `region_id`, `name`) VALUES (NULL, (SELECT id FROM `regions` WHERE name = 'Suceava'), 'Bălăceana');" calcext:value-type="string">
            <text:p>INSERT INTO `cities` (`id`, `region_id`, `name`) VALUES (NULL, (SELECT id FROM `regions` WHERE name = 'Suceava'), 'Bălăce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Bălcăuți</text:p>
          </table:table-cell>
          <table:table-cell/>
          <table:table-cell table:formula="of:=CONCATENATE([.$C$91];[.A2711];[.$K$91];[.B2711];[.$L$91])" office:value-type="string" office:string-value="INSERT INTO `cities` (`id`, `region_id`, `name`) VALUES (NULL, (SELECT id FROM `regions` WHERE name = 'Suceava'), 'Bălcăuți');" calcext:value-type="string">
            <text:p>INSERT INTO `cities` (`id`, `region_id`, `name`) VALUES (NULL, (SELECT id FROM `regions` WHERE name = 'Suceava'), 'Bălcău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Berchișești</text:p>
          </table:table-cell>
          <table:table-cell/>
          <table:table-cell table:formula="of:=CONCATENATE([.$C$91];[.A2712];[.$K$91];[.B2712];[.$L$91])" office:value-type="string" office:string-value="INSERT INTO `cities` (`id`, `region_id`, `name`) VALUES (NULL, (SELECT id FROM `regions` WHERE name = 'Suceava'), 'Berchișești');" calcext:value-type="string">
            <text:p>INSERT INTO `cities` (`id`, `region_id`, `name`) VALUES (NULL, (SELECT id FROM `regions` WHERE name = 'Suceava'), 'Berchi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Bilca</text:p>
          </table:table-cell>
          <table:table-cell/>
          <table:table-cell table:formula="of:=CONCATENATE([.$C$91];[.A2713];[.$K$91];[.B2713];[.$L$91])" office:value-type="string" office:string-value="INSERT INTO `cities` (`id`, `region_id`, `name`) VALUES (NULL, (SELECT id FROM `regions` WHERE name = 'Suceava'), 'Bilca');" calcext:value-type="string">
            <text:p>INSERT INTO `cities` (`id`, `region_id`, `name`) VALUES (NULL, (SELECT id FROM `regions` WHERE name = 'Suceava'), 'Bil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Bogdănești</text:p>
          </table:table-cell>
          <table:table-cell/>
          <table:table-cell table:formula="of:=CONCATENATE([.$C$91];[.A2714];[.$K$91];[.B2714];[.$L$91])" office:value-type="string" office:string-value="INSERT INTO `cities` (`id`, `region_id`, `name`) VALUES (NULL, (SELECT id FROM `regions` WHERE name = 'Suceava'), 'Bogdănești');" calcext:value-type="string">
            <text:p>INSERT INTO `cities` (`id`, `region_id`, `name`) VALUES (NULL, (SELECT id FROM `regions` WHERE name = 'Suceava'), 'Bogd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Boroaia</text:p>
          </table:table-cell>
          <table:table-cell/>
          <table:table-cell table:formula="of:=CONCATENATE([.$C$91];[.A2715];[.$K$91];[.B2715];[.$L$91])" office:value-type="string" office:string-value="INSERT INTO `cities` (`id`, `region_id`, `name`) VALUES (NULL, (SELECT id FROM `regions` WHERE name = 'Suceava'), 'Boroaia');" calcext:value-type="string">
            <text:p>INSERT INTO `cities` (`id`, `region_id`, `name`) VALUES (NULL, (SELECT id FROM `regions` WHERE name = 'Suceava'), 'Boro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Bosanci</text:p>
          </table:table-cell>
          <table:table-cell/>
          <table:table-cell table:formula="of:=CONCATENATE([.$C$91];[.A2716];[.$K$91];[.B2716];[.$L$91])" office:value-type="string" office:string-value="INSERT INTO `cities` (`id`, `region_id`, `name`) VALUES (NULL, (SELECT id FROM `regions` WHERE name = 'Suceava'), 'Bosanci');" calcext:value-type="string">
            <text:p>INSERT INTO `cities` (`id`, `region_id`, `name`) VALUES (NULL, (SELECT id FROM `regions` WHERE name = 'Suceava'), 'Bosan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Botoșana</text:p>
          </table:table-cell>
          <table:table-cell/>
          <table:table-cell table:formula="of:=CONCATENATE([.$C$91];[.A2717];[.$K$91];[.B2717];[.$L$91])" office:value-type="string" office:string-value="INSERT INTO `cities` (`id`, `region_id`, `name`) VALUES (NULL, (SELECT id FROM `regions` WHERE name = 'Suceava'), 'Botoșana');" calcext:value-type="string">
            <text:p>INSERT INTO `cities` (`id`, `region_id`, `name`) VALUES (NULL, (SELECT id FROM `regions` WHERE name = 'Suceava'), 'Botoș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Breaza</text:p>
          </table:table-cell>
          <table:table-cell/>
          <table:table-cell table:formula="of:=CONCATENATE([.$C$91];[.A2718];[.$K$91];[.B2718];[.$L$91])" office:value-type="string" office:string-value="INSERT INTO `cities` (`id`, `region_id`, `name`) VALUES (NULL, (SELECT id FROM `regions` WHERE name = 'Suceava'), 'Breaza');" calcext:value-type="string">
            <text:p>INSERT INTO `cities` (`id`, `region_id`, `name`) VALUES (NULL, (SELECT id FROM `regions` WHERE name = 'Suceava'), 'Breaz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Brodina</text:p>
          </table:table-cell>
          <table:table-cell/>
          <table:table-cell table:formula="of:=CONCATENATE([.$C$91];[.A2719];[.$K$91];[.B2719];[.$L$91])" office:value-type="string" office:string-value="INSERT INTO `cities` (`id`, `region_id`, `name`) VALUES (NULL, (SELECT id FROM `regions` WHERE name = 'Suceava'), 'Brodina');" calcext:value-type="string">
            <text:p>INSERT INTO `cities` (`id`, `region_id`, `name`) VALUES (NULL, (SELECT id FROM `regions` WHERE name = 'Suceava'), 'Brod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Broșteni</text:p>
          </table:table-cell>
          <table:table-cell/>
          <table:table-cell table:formula="of:=CONCATENATE([.$C$91];[.A2720];[.$K$91];[.B2720];[.$L$91])" office:value-type="string" office:string-value="INSERT INTO `cities` (`id`, `region_id`, `name`) VALUES (NULL, (SELECT id FROM `regions` WHERE name = 'Suceava'), 'Broșteni');" calcext:value-type="string">
            <text:p>INSERT INTO `cities` (`id`, `region_id`, `name`) VALUES (NULL, (SELECT id FROM `regions` WHERE name = 'Suceava'), 'Broș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Bunești</text:p>
          </table:table-cell>
          <table:table-cell/>
          <table:table-cell table:formula="of:=CONCATENATE([.$C$91];[.A2721];[.$K$91];[.B2721];[.$L$91])" office:value-type="string" office:string-value="INSERT INTO `cities` (`id`, `region_id`, `name`) VALUES (NULL, (SELECT id FROM `regions` WHERE name = 'Suceava'), 'Bunești');" calcext:value-type="string">
            <text:p>INSERT INTO `cities` (`id`, `region_id`, `name`) VALUES (NULL, (SELECT id FROM `regions` WHERE name = 'Suceava'), 'Bu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Burla</text:p>
          </table:table-cell>
          <table:table-cell/>
          <table:table-cell table:formula="of:=CONCATENATE([.$C$91];[.A2722];[.$K$91];[.B2722];[.$L$91])" office:value-type="string" office:string-value="INSERT INTO `cities` (`id`, `region_id`, `name`) VALUES (NULL, (SELECT id FROM `regions` WHERE name = 'Suceava'), 'Burla');" calcext:value-type="string">
            <text:p>INSERT INTO `cities` (`id`, `region_id`, `name`) VALUES (NULL, (SELECT id FROM `regions` WHERE name = 'Suceava'), 'Bur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Cacica</text:p>
          </table:table-cell>
          <table:table-cell/>
          <table:table-cell table:formula="of:=CONCATENATE([.$C$91];[.A2723];[.$K$91];[.B2723];[.$L$91])" office:value-type="string" office:string-value="INSERT INTO `cities` (`id`, `region_id`, `name`) VALUES (NULL, (SELECT id FROM `regions` WHERE name = 'Suceava'), 'Cacica');" calcext:value-type="string">
            <text:p>INSERT INTO `cities` (`id`, `region_id`, `name`) VALUES (NULL, (SELECT id FROM `regions` WHERE name = 'Suceava'), 'Caci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Cajvana</text:p>
          </table:table-cell>
          <table:table-cell/>
          <table:table-cell table:formula="of:=CONCATENATE([.$C$91];[.A2724];[.$K$91];[.B2724];[.$L$91])" office:value-type="string" office:string-value="INSERT INTO `cities` (`id`, `region_id`, `name`) VALUES (NULL, (SELECT id FROM `regions` WHERE name = 'Suceava'), 'Cajvana');" calcext:value-type="string">
            <text:p>INSERT INTO `cities` (`id`, `region_id`, `name`) VALUES (NULL, (SELECT id FROM `regions` WHERE name = 'Suceava'), 'Cajv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Calafindești</text:p>
          </table:table-cell>
          <table:table-cell/>
          <table:table-cell table:formula="of:=CONCATENATE([.$C$91];[.A2725];[.$K$91];[.B2725];[.$L$91])" office:value-type="string" office:string-value="INSERT INTO `cities` (`id`, `region_id`, `name`) VALUES (NULL, (SELECT id FROM `regions` WHERE name = 'Suceava'), 'Calafindești');" calcext:value-type="string">
            <text:p>INSERT INTO `cities` (`id`, `region_id`, `name`) VALUES (NULL, (SELECT id FROM `regions` WHERE name = 'Suceava'), 'Calafin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Câmpulung Moldovenesc</text:p>
          </table:table-cell>
          <table:table-cell/>
          <table:table-cell table:formula="of:=CONCATENATE([.$C$91];[.A2726];[.$K$91];[.B2726];[.$L$91])" office:value-type="string" office:string-value="INSERT INTO `cities` (`id`, `region_id`, `name`) VALUES (NULL, (SELECT id FROM `regions` WHERE name = 'Suceava'), 'Câmpulung Moldovenesc');" calcext:value-type="string">
            <text:p>INSERT INTO `cities` (`id`, `region_id`, `name`) VALUES (NULL, (SELECT id FROM `regions` WHERE name = 'Suceava'), 'Câmpulung Moldovenes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Capu Câmpului</text:p>
          </table:table-cell>
          <table:table-cell/>
          <table:table-cell table:formula="of:=CONCATENATE([.$C$91];[.A2727];[.$K$91];[.B2727];[.$L$91])" office:value-type="string" office:string-value="INSERT INTO `cities` (`id`, `region_id`, `name`) VALUES (NULL, (SELECT id FROM `regions` WHERE name = 'Suceava'), 'Capu Câmpului');" calcext:value-type="string">
            <text:p>INSERT INTO `cities` (`id`, `region_id`, `name`) VALUES (NULL, (SELECT id FROM `regions` WHERE name = 'Suceava'), 'Capu Câmp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Cârlibaba</text:p>
          </table:table-cell>
          <table:table-cell/>
          <table:table-cell table:formula="of:=CONCATENATE([.$C$91];[.A2728];[.$K$91];[.B2728];[.$L$91])" office:value-type="string" office:string-value="INSERT INTO `cities` (`id`, `region_id`, `name`) VALUES (NULL, (SELECT id FROM `regions` WHERE name = 'Suceava'), 'Cârlibaba');" calcext:value-type="string">
            <text:p>INSERT INTO `cities` (`id`, `region_id`, `name`) VALUES (NULL, (SELECT id FROM `regions` WHERE name = 'Suceava'), 'Cârlibab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Ciocănești</text:p>
          </table:table-cell>
          <table:table-cell/>
          <table:table-cell table:formula="of:=CONCATENATE([.$C$91];[.A2729];[.$K$91];[.B2729];[.$L$91])" office:value-type="string" office:string-value="INSERT INTO `cities` (`id`, `region_id`, `name`) VALUES (NULL, (SELECT id FROM `regions` WHERE name = 'Suceava'), 'Ciocănești');" calcext:value-type="string">
            <text:p>INSERT INTO `cities` (`id`, `region_id`, `name`) VALUES (NULL, (SELECT id FROM `regions` WHERE name = 'Suceava'), 'Cioc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Ciprian Porumbescu</text:p>
          </table:table-cell>
          <table:table-cell/>
          <table:table-cell table:formula="of:=CONCATENATE([.$C$91];[.A2730];[.$K$91];[.B2730];[.$L$91])" office:value-type="string" office:string-value="INSERT INTO `cities` (`id`, `region_id`, `name`) VALUES (NULL, (SELECT id FROM `regions` WHERE name = 'Suceava'), 'Ciprian Porumbescu');" calcext:value-type="string">
            <text:p>INSERT INTO `cities` (`id`, `region_id`, `name`) VALUES (NULL, (SELECT id FROM `regions` WHERE name = 'Suceava'), 'Ciprian Porumbes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Comănești</text:p>
          </table:table-cell>
          <table:table-cell/>
          <table:table-cell table:formula="of:=CONCATENATE([.$C$91];[.A2731];[.$K$91];[.B2731];[.$L$91])" office:value-type="string" office:string-value="INSERT INTO `cities` (`id`, `region_id`, `name`) VALUES (NULL, (SELECT id FROM `regions` WHERE name = 'Suceava'), 'Comănești');" calcext:value-type="string">
            <text:p>INSERT INTO `cities` (`id`, `region_id`, `name`) VALUES (NULL, (SELECT id FROM `regions` WHERE name = 'Suceava'), 'Com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Cornu Luncii</text:p>
          </table:table-cell>
          <table:table-cell/>
          <table:table-cell table:formula="of:=CONCATENATE([.$C$91];[.A2732];[.$K$91];[.B2732];[.$L$91])" office:value-type="string" office:string-value="INSERT INTO `cities` (`id`, `region_id`, `name`) VALUES (NULL, (SELECT id FROM `regions` WHERE name = 'Suceava'), 'Cornu Luncii');" calcext:value-type="string">
            <text:p>INSERT INTO `cities` (`id`, `region_id`, `name`) VALUES (NULL, (SELECT id FROM `regions` WHERE name = 'Suceava'), 'Cornu Lunc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Coșna</text:p>
          </table:table-cell>
          <table:table-cell/>
          <table:table-cell table:formula="of:=CONCATENATE([.$C$91];[.A2733];[.$K$91];[.B2733];[.$L$91])" office:value-type="string" office:string-value="INSERT INTO `cities` (`id`, `region_id`, `name`) VALUES (NULL, (SELECT id FROM `regions` WHERE name = 'Suceava'), 'Coșna');" calcext:value-type="string">
            <text:p>INSERT INTO `cities` (`id`, `region_id`, `name`) VALUES (NULL, (SELECT id FROM `regions` WHERE name = 'Suceava'), 'Coș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Crucea</text:p>
          </table:table-cell>
          <table:table-cell/>
          <table:table-cell table:formula="of:=CONCATENATE([.$C$91];[.A2734];[.$K$91];[.B2734];[.$L$91])" office:value-type="string" office:string-value="INSERT INTO `cities` (`id`, `region_id`, `name`) VALUES (NULL, (SELECT id FROM `regions` WHERE name = 'Suceava'), 'Crucea');" calcext:value-type="string">
            <text:p>INSERT INTO `cities` (`id`, `region_id`, `name`) VALUES (NULL, (SELECT id FROM `regions` WHERE name = 'Suceava'), 'Cru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Dărmănești</text:p>
          </table:table-cell>
          <table:table-cell/>
          <table:table-cell table:formula="of:=CONCATENATE([.$C$91];[.A2735];[.$K$91];[.B2735];[.$L$91])" office:value-type="string" office:string-value="INSERT INTO `cities` (`id`, `region_id`, `name`) VALUES (NULL, (SELECT id FROM `regions` WHERE name = 'Suceava'), 'Dărmănești');" calcext:value-type="string">
            <text:p>INSERT INTO `cities` (`id`, `region_id`, `name`) VALUES (NULL, (SELECT id FROM `regions` WHERE name = 'Suceava'), 'Dărm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Dolhasca</text:p>
          </table:table-cell>
          <table:table-cell/>
          <table:table-cell table:formula="of:=CONCATENATE([.$C$91];[.A2736];[.$K$91];[.B2736];[.$L$91])" office:value-type="string" office:string-value="INSERT INTO `cities` (`id`, `region_id`, `name`) VALUES (NULL, (SELECT id FROM `regions` WHERE name = 'Suceava'), 'Dolhasca');" calcext:value-type="string">
            <text:p>INSERT INTO `cities` (`id`, `region_id`, `name`) VALUES (NULL, (SELECT id FROM `regions` WHERE name = 'Suceava'), 'Dolhas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Dolhești</text:p>
          </table:table-cell>
          <table:table-cell/>
          <table:table-cell table:formula="of:=CONCATENATE([.$C$91];[.A2737];[.$K$91];[.B2737];[.$L$91])" office:value-type="string" office:string-value="INSERT INTO `cities` (`id`, `region_id`, `name`) VALUES (NULL, (SELECT id FROM `regions` WHERE name = 'Suceava'), 'Dolhești');" calcext:value-type="string">
            <text:p>INSERT INTO `cities` (`id`, `region_id`, `name`) VALUES (NULL, (SELECT id FROM `regions` WHERE name = 'Suceava'), 'Dolh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Dorna-Arini</text:p>
          </table:table-cell>
          <table:table-cell/>
          <table:table-cell table:formula="of:=CONCATENATE([.$C$91];[.A2738];[.$K$91];[.B2738];[.$L$91])" office:value-type="string" office:string-value="INSERT INTO `cities` (`id`, `region_id`, `name`) VALUES (NULL, (SELECT id FROM `regions` WHERE name = 'Suceava'), 'Dorna-Arini');" calcext:value-type="string">
            <text:p>INSERT INTO `cities` (`id`, `region_id`, `name`) VALUES (NULL, (SELECT id FROM `regions` WHERE name = 'Suceava'), 'Dorna-Ari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Dorna Candrenilor</text:p>
          </table:table-cell>
          <table:table-cell/>
          <table:table-cell table:formula="of:=CONCATENATE([.$C$91];[.A2739];[.$K$91];[.B2739];[.$L$91])" office:value-type="string" office:string-value="INSERT INTO `cities` (`id`, `region_id`, `name`) VALUES (NULL, (SELECT id FROM `regions` WHERE name = 'Suceava'), 'Dorna Candrenilor');" calcext:value-type="string">
            <text:p>INSERT INTO `cities` (`id`, `region_id`, `name`) VALUES (NULL, (SELECT id FROM `regions` WHERE name = 'Suceava'), 'Dorna Candrenil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Dornești</text:p>
          </table:table-cell>
          <table:table-cell/>
          <table:table-cell table:formula="of:=CONCATENATE([.$C$91];[.A2740];[.$K$91];[.B2740];[.$L$91])" office:value-type="string" office:string-value="INSERT INTO `cities` (`id`, `region_id`, `name`) VALUES (NULL, (SELECT id FROM `regions` WHERE name = 'Suceava'), 'Dornești');" calcext:value-type="string">
            <text:p>INSERT INTO `cities` (`id`, `region_id`, `name`) VALUES (NULL, (SELECT id FROM `regions` WHERE name = 'Suceava'), 'Dor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Drăgoiești</text:p>
          </table:table-cell>
          <table:table-cell/>
          <table:table-cell table:formula="of:=CONCATENATE([.$C$91];[.A2741];[.$K$91];[.B2741];[.$L$91])" office:value-type="string" office:string-value="INSERT INTO `cities` (`id`, `region_id`, `name`) VALUES (NULL, (SELECT id FROM `regions` WHERE name = 'Suceava'), 'Drăgoiești');" calcext:value-type="string">
            <text:p>INSERT INTO `cities` (`id`, `region_id`, `name`) VALUES (NULL, (SELECT id FROM `regions` WHERE name = 'Suceava'), 'Drăgo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Drăgușeni</text:p>
          </table:table-cell>
          <table:table-cell/>
          <table:table-cell table:formula="of:=CONCATENATE([.$C$91];[.A2742];[.$K$91];[.B2742];[.$L$91])" office:value-type="string" office:string-value="INSERT INTO `cities` (`id`, `region_id`, `name`) VALUES (NULL, (SELECT id FROM `regions` WHERE name = 'Suceava'), 'Drăgușeni');" calcext:value-type="string">
            <text:p>INSERT INTO `cities` (`id`, `region_id`, `name`) VALUES (NULL, (SELECT id FROM `regions` WHERE name = 'Suceava'), 'Drăgu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Dumbrăveni</text:p>
          </table:table-cell>
          <table:table-cell/>
          <table:table-cell table:formula="of:=CONCATENATE([.$C$91];[.A2743];[.$K$91];[.B2743];[.$L$91])" office:value-type="string" office:string-value="INSERT INTO `cities` (`id`, `region_id`, `name`) VALUES (NULL, (SELECT id FROM `regions` WHERE name = 'Suceava'), 'Dumbrăveni');" calcext:value-type="string">
            <text:p>INSERT INTO `cities` (`id`, `region_id`, `name`) VALUES (NULL, (SELECT id FROM `regions` WHERE name = 'Suceava'), 'Dumbrăv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Fălticeni</text:p>
          </table:table-cell>
          <table:table-cell/>
          <table:table-cell table:formula="of:=CONCATENATE([.$C$91];[.A2744];[.$K$91];[.B2744];[.$L$91])" office:value-type="string" office:string-value="INSERT INTO `cities` (`id`, `region_id`, `name`) VALUES (NULL, (SELECT id FROM `regions` WHERE name = 'Suceava'), 'Fălticeni');" calcext:value-type="string">
            <text:p>INSERT INTO `cities` (`id`, `region_id`, `name`) VALUES (NULL, (SELECT id FROM `regions` WHERE name = 'Suceava'), 'Fălti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Fântâna Mare</text:p>
          </table:table-cell>
          <table:table-cell/>
          <table:table-cell table:formula="of:=CONCATENATE([.$C$91];[.A2745];[.$K$91];[.B2745];[.$L$91])" office:value-type="string" office:string-value="INSERT INTO `cities` (`id`, `region_id`, `name`) VALUES (NULL, (SELECT id FROM `regions` WHERE name = 'Suceava'), 'Fântâna Mare');" calcext:value-type="string">
            <text:p>INSERT INTO `cities` (`id`, `region_id`, `name`) VALUES (NULL, (SELECT id FROM `regions` WHERE name = 'Suceava'), 'Fântân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Fântânele</text:p>
          </table:table-cell>
          <table:table-cell/>
          <table:table-cell table:formula="of:=CONCATENATE([.$C$91];[.A2746];[.$K$91];[.B2746];[.$L$91])" office:value-type="string" office:string-value="INSERT INTO `cities` (`id`, `region_id`, `name`) VALUES (NULL, (SELECT id FROM `regions` WHERE name = 'Suceava'), 'Fântânele');" calcext:value-type="string">
            <text:p>INSERT INTO `cities` (`id`, `region_id`, `name`) VALUES (NULL, (SELECT id FROM `regions` WHERE name = 'Suceava'), 'Fântân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Forăști</text:p>
          </table:table-cell>
          <table:table-cell/>
          <table:table-cell table:formula="of:=CONCATENATE([.$C$91];[.A2747];[.$K$91];[.B2747];[.$L$91])" office:value-type="string" office:string-value="INSERT INTO `cities` (`id`, `region_id`, `name`) VALUES (NULL, (SELECT id FROM `regions` WHERE name = 'Suceava'), 'Forăști');" calcext:value-type="string">
            <text:p>INSERT INTO `cities` (`id`, `region_id`, `name`) VALUES (NULL, (SELECT id FROM `regions` WHERE name = 'Suceava'), 'Foră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Frasin</text:p>
          </table:table-cell>
          <table:table-cell/>
          <table:table-cell table:formula="of:=CONCATENATE([.$C$91];[.A2748];[.$K$91];[.B2748];[.$L$91])" office:value-type="string" office:string-value="INSERT INTO `cities` (`id`, `region_id`, `name`) VALUES (NULL, (SELECT id FROM `regions` WHERE name = 'Suceava'), 'Frasin');" calcext:value-type="string">
            <text:p>INSERT INTO `cities` (`id`, `region_id`, `name`) VALUES (NULL, (SELECT id FROM `regions` WHERE name = 'Suceava'), 'Fras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Frătăuții Noi</text:p>
          </table:table-cell>
          <table:table-cell/>
          <table:table-cell table:formula="of:=CONCATENATE([.$C$91];[.A2749];[.$K$91];[.B2749];[.$L$91])" office:value-type="string" office:string-value="INSERT INTO `cities` (`id`, `region_id`, `name`) VALUES (NULL, (SELECT id FROM `regions` WHERE name = 'Suceava'), 'Frătăuții Noi');" calcext:value-type="string">
            <text:p>INSERT INTO `cities` (`id`, `region_id`, `name`) VALUES (NULL, (SELECT id FROM `regions` WHERE name = 'Suceava'), 'Frătăuții No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Frătăuții Vechi</text:p>
          </table:table-cell>
          <table:table-cell/>
          <table:table-cell table:formula="of:=CONCATENATE([.$C$91];[.A2750];[.$K$91];[.B2750];[.$L$91])" office:value-type="string" office:string-value="INSERT INTO `cities` (`id`, `region_id`, `name`) VALUES (NULL, (SELECT id FROM `regions` WHERE name = 'Suceava'), 'Frătăuții Vechi');" calcext:value-type="string">
            <text:p>INSERT INTO `cities` (`id`, `region_id`, `name`) VALUES (NULL, (SELECT id FROM `regions` WHERE name = 'Suceava'), 'Frătăuții Vech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Frumosu</text:p>
          </table:table-cell>
          <table:table-cell/>
          <table:table-cell table:formula="of:=CONCATENATE([.$C$91];[.A2751];[.$K$91];[.B2751];[.$L$91])" office:value-type="string" office:string-value="INSERT INTO `cities` (`id`, `region_id`, `name`) VALUES (NULL, (SELECT id FROM `regions` WHERE name = 'Suceava'), 'Frumosu');" calcext:value-type="string">
            <text:p>INSERT INTO `cities` (`id`, `region_id`, `name`) VALUES (NULL, (SELECT id FROM `regions` WHERE name = 'Suceava'), 'Frumos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Fundu Moldovei</text:p>
          </table:table-cell>
          <table:table-cell/>
          <table:table-cell table:formula="of:=CONCATENATE([.$C$91];[.A2752];[.$K$91];[.B2752];[.$L$91])" office:value-type="string" office:string-value="INSERT INTO `cities` (`id`, `region_id`, `name`) VALUES (NULL, (SELECT id FROM `regions` WHERE name = 'Suceava'), 'Fundu Moldovei');" calcext:value-type="string">
            <text:p>INSERT INTO `cities` (`id`, `region_id`, `name`) VALUES (NULL, (SELECT id FROM `regions` WHERE name = 'Suceava'), 'Fundu Moldov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Gălănești</text:p>
          </table:table-cell>
          <table:table-cell/>
          <table:table-cell table:formula="of:=CONCATENATE([.$C$91];[.A2753];[.$K$91];[.B2753];[.$L$91])" office:value-type="string" office:string-value="INSERT INTO `cities` (`id`, `region_id`, `name`) VALUES (NULL, (SELECT id FROM `regions` WHERE name = 'Suceava'), 'Gălănești');" calcext:value-type="string">
            <text:p>INSERT INTO `cities` (`id`, `region_id`, `name`) VALUES (NULL, (SELECT id FROM `regions` WHERE name = 'Suceava'), 'Găl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Grămești</text:p>
          </table:table-cell>
          <table:table-cell/>
          <table:table-cell table:formula="of:=CONCATENATE([.$C$91];[.A2754];[.$K$91];[.B2754];[.$L$91])" office:value-type="string" office:string-value="INSERT INTO `cities` (`id`, `region_id`, `name`) VALUES (NULL, (SELECT id FROM `regions` WHERE name = 'Suceava'), 'Grămești');" calcext:value-type="string">
            <text:p>INSERT INTO `cities` (`id`, `region_id`, `name`) VALUES (NULL, (SELECT id FROM `regions` WHERE name = 'Suceava'), 'Grăm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Grănicești</text:p>
          </table:table-cell>
          <table:table-cell/>
          <table:table-cell table:formula="of:=CONCATENATE([.$C$91];[.A2755];[.$K$91];[.B2755];[.$L$91])" office:value-type="string" office:string-value="INSERT INTO `cities` (`id`, `region_id`, `name`) VALUES (NULL, (SELECT id FROM `regions` WHERE name = 'Suceava'), 'Grănicești');" calcext:value-type="string">
            <text:p>INSERT INTO `cities` (`id`, `region_id`, `name`) VALUES (NULL, (SELECT id FROM `regions` WHERE name = 'Suceava'), 'Grăni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Gura Humorului</text:p>
          </table:table-cell>
          <table:table-cell/>
          <table:table-cell table:formula="of:=CONCATENATE([.$C$91];[.A2756];[.$K$91];[.B2756];[.$L$91])" office:value-type="string" office:string-value="INSERT INTO `cities` (`id`, `region_id`, `name`) VALUES (NULL, (SELECT id FROM `regions` WHERE name = 'Suceava'), 'Gura Humorului');" calcext:value-type="string">
            <text:p>INSERT INTO `cities` (`id`, `region_id`, `name`) VALUES (NULL, (SELECT id FROM `regions` WHERE name = 'Suceava'), 'Gura Humor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Hănțești</text:p>
          </table:table-cell>
          <table:table-cell/>
          <table:table-cell table:formula="of:=CONCATENATE([.$C$91];[.A2757];[.$K$91];[.B2757];[.$L$91])" office:value-type="string" office:string-value="INSERT INTO `cities` (`id`, `region_id`, `name`) VALUES (NULL, (SELECT id FROM `regions` WHERE name = 'Suceava'), 'Hănțești');" calcext:value-type="string">
            <text:p>INSERT INTO `cities` (`id`, `region_id`, `name`) VALUES (NULL, (SELECT id FROM `regions` WHERE name = 'Suceava'), 'Hănț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Hârtop</text:p>
          </table:table-cell>
          <table:table-cell/>
          <table:table-cell table:formula="of:=CONCATENATE([.$C$91];[.A2758];[.$K$91];[.B2758];[.$L$91])" office:value-type="string" office:string-value="INSERT INTO `cities` (`id`, `region_id`, `name`) VALUES (NULL, (SELECT id FROM `regions` WHERE name = 'Suceava'), 'Hârtop');" calcext:value-type="string">
            <text:p>INSERT INTO `cities` (`id`, `region_id`, `name`) VALUES (NULL, (SELECT id FROM `regions` WHERE name = 'Suceava'), 'Hârtop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Horodnic de Jos</text:p>
          </table:table-cell>
          <table:table-cell/>
          <table:table-cell table:formula="of:=CONCATENATE([.$C$91];[.A2759];[.$K$91];[.B2759];[.$L$91])" office:value-type="string" office:string-value="INSERT INTO `cities` (`id`, `region_id`, `name`) VALUES (NULL, (SELECT id FROM `regions` WHERE name = 'Suceava'), 'Horodnic de Jos');" calcext:value-type="string">
            <text:p>INSERT INTO `cities` (`id`, `region_id`, `name`) VALUES (NULL, (SELECT id FROM `regions` WHERE name = 'Suceava'), 'Horodnic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Horodnic de Sus</text:p>
          </table:table-cell>
          <table:table-cell/>
          <table:table-cell table:formula="of:=CONCATENATE([.$C$91];[.A2760];[.$K$91];[.B2760];[.$L$91])" office:value-type="string" office:string-value="INSERT INTO `cities` (`id`, `region_id`, `name`) VALUES (NULL, (SELECT id FROM `regions` WHERE name = 'Suceava'), 'Horodnic de Sus');" calcext:value-type="string">
            <text:p>INSERT INTO `cities` (`id`, `region_id`, `name`) VALUES (NULL, (SELECT id FROM `regions` WHERE name = 'Suceava'), 'Horodnic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Horodniceni</text:p>
          </table:table-cell>
          <table:table-cell/>
          <table:table-cell table:formula="of:=CONCATENATE([.$C$91];[.A2761];[.$K$91];[.B2761];[.$L$91])" office:value-type="string" office:string-value="INSERT INTO `cities` (`id`, `region_id`, `name`) VALUES (NULL, (SELECT id FROM `regions` WHERE name = 'Suceava'), 'Horodniceni');" calcext:value-type="string">
            <text:p>INSERT INTO `cities` (`id`, `region_id`, `name`) VALUES (NULL, (SELECT id FROM `regions` WHERE name = 'Suceava'), 'Horodni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Iacobeni</text:p>
          </table:table-cell>
          <table:table-cell/>
          <table:table-cell table:formula="of:=CONCATENATE([.$C$91];[.A2762];[.$K$91];[.B2762];[.$L$91])" office:value-type="string" office:string-value="INSERT INTO `cities` (`id`, `region_id`, `name`) VALUES (NULL, (SELECT id FROM `regions` WHERE name = 'Suceava'), 'Iacobeni');" calcext:value-type="string">
            <text:p>INSERT INTO `cities` (`id`, `region_id`, `name`) VALUES (NULL, (SELECT id FROM `regions` WHERE name = 'Suceava'), 'Iacob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Iaslovăț</text:p>
          </table:table-cell>
          <table:table-cell/>
          <table:table-cell table:formula="of:=CONCATENATE([.$C$91];[.A2763];[.$K$91];[.B2763];[.$L$91])" office:value-type="string" office:string-value="INSERT INTO `cities` (`id`, `region_id`, `name`) VALUES (NULL, (SELECT id FROM `regions` WHERE name = 'Suceava'), 'Iaslovăț');" calcext:value-type="string">
            <text:p>INSERT INTO `cities` (`id`, `region_id`, `name`) VALUES (NULL, (SELECT id FROM `regions` WHERE name = 'Suceava'), 'Iaslovă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Ilișești</text:p>
          </table:table-cell>
          <table:table-cell/>
          <table:table-cell table:formula="of:=CONCATENATE([.$C$91];[.A2764];[.$K$91];[.B2764];[.$L$91])" office:value-type="string" office:string-value="INSERT INTO `cities` (`id`, `region_id`, `name`) VALUES (NULL, (SELECT id FROM `regions` WHERE name = 'Suceava'), 'Ilișești');" calcext:value-type="string">
            <text:p>INSERT INTO `cities` (`id`, `region_id`, `name`) VALUES (NULL, (SELECT id FROM `regions` WHERE name = 'Suceava'), 'Ili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Ipotești</text:p>
          </table:table-cell>
          <table:table-cell/>
          <table:table-cell table:formula="of:=CONCATENATE([.$C$91];[.A2765];[.$K$91];[.B2765];[.$L$91])" office:value-type="string" office:string-value="INSERT INTO `cities` (`id`, `region_id`, `name`) VALUES (NULL, (SELECT id FROM `regions` WHERE name = 'Suceava'), 'Ipotești');" calcext:value-type="string">
            <text:p>INSERT INTO `cities` (`id`, `region_id`, `name`) VALUES (NULL, (SELECT id FROM `regions` WHERE name = 'Suceava'), 'Ipo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Izvoarele Sucevei</text:p>
          </table:table-cell>
          <table:table-cell/>
          <table:table-cell table:formula="of:=CONCATENATE([.$C$91];[.A2766];[.$K$91];[.B2766];[.$L$91])" office:value-type="string" office:string-value="INSERT INTO `cities` (`id`, `region_id`, `name`) VALUES (NULL, (SELECT id FROM `regions` WHERE name = 'Suceava'), 'Izvoarele Sucevei');" calcext:value-type="string">
            <text:p>INSERT INTO `cities` (`id`, `region_id`, `name`) VALUES (NULL, (SELECT id FROM `regions` WHERE name = 'Suceava'), 'Izvoarele Sucev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Liteni</text:p>
          </table:table-cell>
          <table:table-cell/>
          <table:table-cell table:formula="of:=CONCATENATE([.$C$91];[.A2767];[.$K$91];[.B2767];[.$L$91])" office:value-type="string" office:string-value="INSERT INTO `cities` (`id`, `region_id`, `name`) VALUES (NULL, (SELECT id FROM `regions` WHERE name = 'Suceava'), 'Liteni');" calcext:value-type="string">
            <text:p>INSERT INTO `cities` (`id`, `region_id`, `name`) VALUES (NULL, (SELECT id FROM `regions` WHERE name = 'Suceava'), 'Li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Mălini</text:p>
          </table:table-cell>
          <table:table-cell/>
          <table:table-cell table:formula="of:=CONCATENATE([.$C$91];[.A2768];[.$K$91];[.B2768];[.$L$91])" office:value-type="string" office:string-value="INSERT INTO `cities` (`id`, `region_id`, `name`) VALUES (NULL, (SELECT id FROM `regions` WHERE name = 'Suceava'), 'Mălini');" calcext:value-type="string">
            <text:p>INSERT INTO `cities` (`id`, `region_id`, `name`) VALUES (NULL, (SELECT id FROM `regions` WHERE name = 'Suceava'), 'Măli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Mănăstirea Humorului</text:p>
          </table:table-cell>
          <table:table-cell/>
          <table:table-cell table:formula="of:=CONCATENATE([.$C$91];[.A2769];[.$K$91];[.B2769];[.$L$91])" office:value-type="string" office:string-value="INSERT INTO `cities` (`id`, `region_id`, `name`) VALUES (NULL, (SELECT id FROM `regions` WHERE name = 'Suceava'), 'Mănăstirea Humorului');" calcext:value-type="string">
            <text:p>INSERT INTO `cities` (`id`, `region_id`, `name`) VALUES (NULL, (SELECT id FROM `regions` WHERE name = 'Suceava'), 'Mănăstirea Humor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Marginea</text:p>
          </table:table-cell>
          <table:table-cell/>
          <table:table-cell table:formula="of:=CONCATENATE([.$C$91];[.A2770];[.$K$91];[.B2770];[.$L$91])" office:value-type="string" office:string-value="INSERT INTO `cities` (`id`, `region_id`, `name`) VALUES (NULL, (SELECT id FROM `regions` WHERE name = 'Suceava'), 'Marginea');" calcext:value-type="string">
            <text:p>INSERT INTO `cities` (`id`, `region_id`, `name`) VALUES (NULL, (SELECT id FROM `regions` WHERE name = 'Suceava'), 'Margin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Milișăuți</text:p>
          </table:table-cell>
          <table:table-cell/>
          <table:table-cell table:formula="of:=CONCATENATE([.$C$91];[.A2771];[.$K$91];[.B2771];[.$L$91])" office:value-type="string" office:string-value="INSERT INTO `cities` (`id`, `region_id`, `name`) VALUES (NULL, (SELECT id FROM `regions` WHERE name = 'Suceava'), 'Milișăuți');" calcext:value-type="string">
            <text:p>INSERT INTO `cities` (`id`, `region_id`, `name`) VALUES (NULL, (SELECT id FROM `regions` WHERE name = 'Suceava'), 'Milișău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Mitocu Dragomirnei</text:p>
          </table:table-cell>
          <table:table-cell/>
          <table:table-cell table:formula="of:=CONCATENATE([.$C$91];[.A2772];[.$K$91];[.B2772];[.$L$91])" office:value-type="string" office:string-value="INSERT INTO `cities` (`id`, `region_id`, `name`) VALUES (NULL, (SELECT id FROM `regions` WHERE name = 'Suceava'), 'Mitocu Dragomirnei');" calcext:value-type="string">
            <text:p>INSERT INTO `cities` (`id`, `region_id`, `name`) VALUES (NULL, (SELECT id FROM `regions` WHERE name = 'Suceava'), 'Mitocu Dragomirn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Moara</text:p>
          </table:table-cell>
          <table:table-cell/>
          <table:table-cell table:formula="of:=CONCATENATE([.$C$91];[.A2773];[.$K$91];[.B2773];[.$L$91])" office:value-type="string" office:string-value="INSERT INTO `cities` (`id`, `region_id`, `name`) VALUES (NULL, (SELECT id FROM `regions` WHERE name = 'Suceava'), 'Moara');" calcext:value-type="string">
            <text:p>INSERT INTO `cities` (`id`, `region_id`, `name`) VALUES (NULL, (SELECT id FROM `regions` WHERE name = 'Suceava'), 'M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Moldova-Sulița</text:p>
          </table:table-cell>
          <table:table-cell/>
          <table:table-cell table:formula="of:=CONCATENATE([.$C$91];[.A2774];[.$K$91];[.B2774];[.$L$91])" office:value-type="string" office:string-value="INSERT INTO `cities` (`id`, `region_id`, `name`) VALUES (NULL, (SELECT id FROM `regions` WHERE name = 'Suceava'), 'Moldova-Sulița');" calcext:value-type="string">
            <text:p>INSERT INTO `cities` (`id`, `region_id`, `name`) VALUES (NULL, (SELECT id FROM `regions` WHERE name = 'Suceava'), 'Moldova-Sul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Moldovița</text:p>
          </table:table-cell>
          <table:table-cell/>
          <table:table-cell table:formula="of:=CONCATENATE([.$C$91];[.A2775];[.$K$91];[.B2775];[.$L$91])" office:value-type="string" office:string-value="INSERT INTO `cities` (`id`, `region_id`, `name`) VALUES (NULL, (SELECT id FROM `regions` WHERE name = 'Suceava'), 'Moldovița');" calcext:value-type="string">
            <text:p>INSERT INTO `cities` (`id`, `region_id`, `name`) VALUES (NULL, (SELECT id FROM `regions` WHERE name = 'Suceava'), 'Moldov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Mușenița</text:p>
          </table:table-cell>
          <table:table-cell/>
          <table:table-cell table:formula="of:=CONCATENATE([.$C$91];[.A2776];[.$K$91];[.B2776];[.$L$91])" office:value-type="string" office:string-value="INSERT INTO `cities` (`id`, `region_id`, `name`) VALUES (NULL, (SELECT id FROM `regions` WHERE name = 'Suceava'), 'Mușenița');" calcext:value-type="string">
            <text:p>INSERT INTO `cities` (`id`, `region_id`, `name`) VALUES (NULL, (SELECT id FROM `regions` WHERE name = 'Suceava'), 'Mușen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Ostra</text:p>
          </table:table-cell>
          <table:table-cell/>
          <table:table-cell table:formula="of:=CONCATENATE([.$C$91];[.A2777];[.$K$91];[.B2777];[.$L$91])" office:value-type="string" office:string-value="INSERT INTO `cities` (`id`, `region_id`, `name`) VALUES (NULL, (SELECT id FROM `regions` WHERE name = 'Suceava'), 'Ostra');" calcext:value-type="string">
            <text:p>INSERT INTO `cities` (`id`, `region_id`, `name`) VALUES (NULL, (SELECT id FROM `regions` WHERE name = 'Suceava'), 'Ost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Păltinoasa</text:p>
          </table:table-cell>
          <table:table-cell/>
          <table:table-cell table:formula="of:=CONCATENATE([.$C$91];[.A2778];[.$K$91];[.B2778];[.$L$91])" office:value-type="string" office:string-value="INSERT INTO `cities` (`id`, `region_id`, `name`) VALUES (NULL, (SELECT id FROM `regions` WHERE name = 'Suceava'), 'Păltinoasa');" calcext:value-type="string">
            <text:p>INSERT INTO `cities` (`id`, `region_id`, `name`) VALUES (NULL, (SELECT id FROM `regions` WHERE name = 'Suceava'), 'Păltino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Panaci</text:p>
          </table:table-cell>
          <table:table-cell/>
          <table:table-cell table:formula="of:=CONCATENATE([.$C$91];[.A2779];[.$K$91];[.B2779];[.$L$91])" office:value-type="string" office:string-value="INSERT INTO `cities` (`id`, `region_id`, `name`) VALUES (NULL, (SELECT id FROM `regions` WHERE name = 'Suceava'), 'Panaci');" calcext:value-type="string">
            <text:p>INSERT INTO `cities` (`id`, `region_id`, `name`) VALUES (NULL, (SELECT id FROM `regions` WHERE name = 'Suceava'), 'Pana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Pârteștii de Jos</text:p>
          </table:table-cell>
          <table:table-cell/>
          <table:table-cell table:formula="of:=CONCATENATE([.$C$91];[.A2780];[.$K$91];[.B2780];[.$L$91])" office:value-type="string" office:string-value="INSERT INTO `cities` (`id`, `region_id`, `name`) VALUES (NULL, (SELECT id FROM `regions` WHERE name = 'Suceava'), 'Pârteștii de Jos');" calcext:value-type="string">
            <text:p>INSERT INTO `cities` (`id`, `region_id`, `name`) VALUES (NULL, (SELECT id FROM `regions` WHERE name = 'Suceava'), 'Pârteștii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Pătrăuți</text:p>
          </table:table-cell>
          <table:table-cell/>
          <table:table-cell table:formula="of:=CONCATENATE([.$C$91];[.A2781];[.$K$91];[.B2781];[.$L$91])" office:value-type="string" office:string-value="INSERT INTO `cities` (`id`, `region_id`, `name`) VALUES (NULL, (SELECT id FROM `regions` WHERE name = 'Suceava'), 'Pătrăuți');" calcext:value-type="string">
            <text:p>INSERT INTO `cities` (`id`, `region_id`, `name`) VALUES (NULL, (SELECT id FROM `regions` WHERE name = 'Suceava'), 'Pătrău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Poiana Stampei</text:p>
          </table:table-cell>
          <table:table-cell/>
          <table:table-cell table:formula="of:=CONCATENATE([.$C$91];[.A2782];[.$K$91];[.B2782];[.$L$91])" office:value-type="string" office:string-value="INSERT INTO `cities` (`id`, `region_id`, `name`) VALUES (NULL, (SELECT id FROM `regions` WHERE name = 'Suceava'), 'Poiana Stampei');" calcext:value-type="string">
            <text:p>INSERT INTO `cities` (`id`, `region_id`, `name`) VALUES (NULL, (SELECT id FROM `regions` WHERE name = 'Suceava'), 'Poiana Stamp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Poieni-Solca</text:p>
          </table:table-cell>
          <table:table-cell/>
          <table:table-cell table:formula="of:=CONCATENATE([.$C$91];[.A2783];[.$K$91];[.B2783];[.$L$91])" office:value-type="string" office:string-value="INSERT INTO `cities` (`id`, `region_id`, `name`) VALUES (NULL, (SELECT id FROM `regions` WHERE name = 'Suceava'), 'Poieni-Solca');" calcext:value-type="string">
            <text:p>INSERT INTO `cities` (`id`, `region_id`, `name`) VALUES (NULL, (SELECT id FROM `regions` WHERE name = 'Suceava'), 'Poieni-Sol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Pojorâta</text:p>
          </table:table-cell>
          <table:table-cell/>
          <table:table-cell table:formula="of:=CONCATENATE([.$C$91];[.A2784];[.$K$91];[.B2784];[.$L$91])" office:value-type="string" office:string-value="INSERT INTO `cities` (`id`, `region_id`, `name`) VALUES (NULL, (SELECT id FROM `regions` WHERE name = 'Suceava'), 'Pojorâta');" calcext:value-type="string">
            <text:p>INSERT INTO `cities` (`id`, `region_id`, `name`) VALUES (NULL, (SELECT id FROM `regions` WHERE name = 'Suceava'), 'Pojorâ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Preutești</text:p>
          </table:table-cell>
          <table:table-cell/>
          <table:table-cell table:formula="of:=CONCATENATE([.$C$91];[.A2785];[.$K$91];[.B2785];[.$L$91])" office:value-type="string" office:string-value="INSERT INTO `cities` (`id`, `region_id`, `name`) VALUES (NULL, (SELECT id FROM `regions` WHERE name = 'Suceava'), 'Preutești');" calcext:value-type="string">
            <text:p>INSERT INTO `cities` (`id`, `region_id`, `name`) VALUES (NULL, (SELECT id FROM `regions` WHERE name = 'Suceava'), 'Preu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Putna</text:p>
          </table:table-cell>
          <table:table-cell/>
          <table:table-cell table:formula="of:=CONCATENATE([.$C$91];[.A2786];[.$K$91];[.B2786];[.$L$91])" office:value-type="string" office:string-value="INSERT INTO `cities` (`id`, `region_id`, `name`) VALUES (NULL, (SELECT id FROM `regions` WHERE name = 'Suceava'), 'Putna');" calcext:value-type="string">
            <text:p>INSERT INTO `cities` (`id`, `region_id`, `name`) VALUES (NULL, (SELECT id FROM `regions` WHERE name = 'Suceava'), 'Put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Rădășeni</text:p>
          </table:table-cell>
          <table:table-cell/>
          <table:table-cell table:formula="of:=CONCATENATE([.$C$91];[.A2787];[.$K$91];[.B2787];[.$L$91])" office:value-type="string" office:string-value="INSERT INTO `cities` (`id`, `region_id`, `name`) VALUES (NULL, (SELECT id FROM `regions` WHERE name = 'Suceava'), 'Rădășeni');" calcext:value-type="string">
            <text:p>INSERT INTO `cities` (`id`, `region_id`, `name`) VALUES (NULL, (SELECT id FROM `regions` WHERE name = 'Suceava'), 'Rădă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Rădăuți</text:p>
          </table:table-cell>
          <table:table-cell/>
          <table:table-cell table:formula="of:=CONCATENATE([.$C$91];[.A2788];[.$K$91];[.B2788];[.$L$91])" office:value-type="string" office:string-value="INSERT INTO `cities` (`id`, `region_id`, `name`) VALUES (NULL, (SELECT id FROM `regions` WHERE name = 'Suceava'), 'Rădăuți');" calcext:value-type="string">
            <text:p>INSERT INTO `cities` (`id`, `region_id`, `name`) VALUES (NULL, (SELECT id FROM `regions` WHERE name = 'Suceava'), 'Rădău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Râșca</text:p>
          </table:table-cell>
          <table:table-cell/>
          <table:table-cell table:formula="of:=CONCATENATE([.$C$91];[.A2789];[.$K$91];[.B2789];[.$L$91])" office:value-type="string" office:string-value="INSERT INTO `cities` (`id`, `region_id`, `name`) VALUES (NULL, (SELECT id FROM `regions` WHERE name = 'Suceava'), 'Râșca');" calcext:value-type="string">
            <text:p>INSERT INTO `cities` (`id`, `region_id`, `name`) VALUES (NULL, (SELECT id FROM `regions` WHERE name = 'Suceava'), 'Râș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Sadova</text:p>
          </table:table-cell>
          <table:table-cell/>
          <table:table-cell table:formula="of:=CONCATENATE([.$C$91];[.A2790];[.$K$91];[.B2790];[.$L$91])" office:value-type="string" office:string-value="INSERT INTO `cities` (`id`, `region_id`, `name`) VALUES (NULL, (SELECT id FROM `regions` WHERE name = 'Suceava'), 'Sadova');" calcext:value-type="string">
            <text:p>INSERT INTO `cities` (`id`, `region_id`, `name`) VALUES (NULL, (SELECT id FROM `regions` WHERE name = 'Suceava'), 'Sad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Salcea</text:p>
          </table:table-cell>
          <table:table-cell/>
          <table:table-cell table:formula="of:=CONCATENATE([.$C$91];[.A2791];[.$K$91];[.B2791];[.$L$91])" office:value-type="string" office:string-value="INSERT INTO `cities` (`id`, `region_id`, `name`) VALUES (NULL, (SELECT id FROM `regions` WHERE name = 'Suceava'), 'Salcea');" calcext:value-type="string">
            <text:p>INSERT INTO `cities` (`id`, `region_id`, `name`) VALUES (NULL, (SELECT id FROM `regions` WHERE name = 'Suceava'), 'Sal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Șaru Dornei</text:p>
          </table:table-cell>
          <table:table-cell/>
          <table:table-cell table:formula="of:=CONCATENATE([.$C$91];[.A2792];[.$K$91];[.B2792];[.$L$91])" office:value-type="string" office:string-value="INSERT INTO `cities` (`id`, `region_id`, `name`) VALUES (NULL, (SELECT id FROM `regions` WHERE name = 'Suceava'), 'Șaru Dornei');" calcext:value-type="string">
            <text:p>INSERT INTO `cities` (`id`, `region_id`, `name`) VALUES (NULL, (SELECT id FROM `regions` WHERE name = 'Suceava'), 'Șaru Dorn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Satu Mare</text:p>
          </table:table-cell>
          <table:table-cell/>
          <table:table-cell table:formula="of:=CONCATENATE([.$C$91];[.A2793];[.$K$91];[.B2793];[.$L$91])" office:value-type="string" office:string-value="INSERT INTO `cities` (`id`, `region_id`, `name`) VALUES (NULL, (SELECT id FROM `regions` WHERE name = 'Suceava'), 'Satu Mare');" calcext:value-type="string">
            <text:p>INSERT INTO `cities` (`id`, `region_id`, `name`) VALUES (NULL, (SELECT id FROM `regions` WHERE name = 'Suceava'), 'Sat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Șcheia</text:p>
          </table:table-cell>
          <table:table-cell/>
          <table:table-cell table:formula="of:=CONCATENATE([.$C$91];[.A2794];[.$K$91];[.B2794];[.$L$91])" office:value-type="string" office:string-value="INSERT INTO `cities` (`id`, `region_id`, `name`) VALUES (NULL, (SELECT id FROM `regions` WHERE name = 'Suceava'), 'Șcheia');" calcext:value-type="string">
            <text:p>INSERT INTO `cities` (`id`, `region_id`, `name`) VALUES (NULL, (SELECT id FROM `regions` WHERE name = 'Suceava'), 'Șche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Șerbăuți</text:p>
          </table:table-cell>
          <table:table-cell/>
          <table:table-cell table:formula="of:=CONCATENATE([.$C$91];[.A2795];[.$K$91];[.B2795];[.$L$91])" office:value-type="string" office:string-value="INSERT INTO `cities` (`id`, `region_id`, `name`) VALUES (NULL, (SELECT id FROM `regions` WHERE name = 'Suceava'), 'Șerbăuți');" calcext:value-type="string">
            <text:p>INSERT INTO `cities` (`id`, `region_id`, `name`) VALUES (NULL, (SELECT id FROM `regions` WHERE name = 'Suceava'), 'Șerbăuț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Siminicea</text:p>
          </table:table-cell>
          <table:table-cell/>
          <table:table-cell table:formula="of:=CONCATENATE([.$C$91];[.A2796];[.$K$91];[.B2796];[.$L$91])" office:value-type="string" office:string-value="INSERT INTO `cities` (`id`, `region_id`, `name`) VALUES (NULL, (SELECT id FROM `regions` WHERE name = 'Suceava'), 'Siminicea');" calcext:value-type="string">
            <text:p>INSERT INTO `cities` (`id`, `region_id`, `name`) VALUES (NULL, (SELECT id FROM `regions` WHERE name = 'Suceava'), 'Simini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Siret</text:p>
          </table:table-cell>
          <table:table-cell/>
          <table:table-cell table:formula="of:=CONCATENATE([.$C$91];[.A2797];[.$K$91];[.B2797];[.$L$91])" office:value-type="string" office:string-value="INSERT INTO `cities` (`id`, `region_id`, `name`) VALUES (NULL, (SELECT id FROM `regions` WHERE name = 'Suceava'), 'Siret');" calcext:value-type="string">
            <text:p>INSERT INTO `cities` (`id`, `region_id`, `name`) VALUES (NULL, (SELECT id FROM `regions` WHERE name = 'Suceava'), 'Sire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Slatina</text:p>
          </table:table-cell>
          <table:table-cell/>
          <table:table-cell table:formula="of:=CONCATENATE([.$C$91];[.A2798];[.$K$91];[.B2798];[.$L$91])" office:value-type="string" office:string-value="INSERT INTO `cities` (`id`, `region_id`, `name`) VALUES (NULL, (SELECT id FROM `regions` WHERE name = 'Suceava'), 'Slatina');" calcext:value-type="string">
            <text:p>INSERT INTO `cities` (`id`, `region_id`, `name`) VALUES (NULL, (SELECT id FROM `regions` WHERE name = 'Suceava'), 'Slat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Solca</text:p>
          </table:table-cell>
          <table:table-cell/>
          <table:table-cell table:formula="of:=CONCATENATE([.$C$91];[.A2799];[.$K$91];[.B2799];[.$L$91])" office:value-type="string" office:string-value="INSERT INTO `cities` (`id`, `region_id`, `name`) VALUES (NULL, (SELECT id FROM `regions` WHERE name = 'Suceava'), 'Solca');" calcext:value-type="string">
            <text:p>INSERT INTO `cities` (`id`, `region_id`, `name`) VALUES (NULL, (SELECT id FROM `regions` WHERE name = 'Suceava'), 'Sol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Straja</text:p>
          </table:table-cell>
          <table:table-cell/>
          <table:table-cell table:formula="of:=CONCATENATE([.$C$91];[.A2800];[.$K$91];[.B2800];[.$L$91])" office:value-type="string" office:string-value="INSERT INTO `cities` (`id`, `region_id`, `name`) VALUES (NULL, (SELECT id FROM `regions` WHERE name = 'Suceava'), 'Straja');" calcext:value-type="string">
            <text:p>INSERT INTO `cities` (`id`, `region_id`, `name`) VALUES (NULL, (SELECT id FROM `regions` WHERE name = 'Suceava'), 'Straj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Stroiești</text:p>
          </table:table-cell>
          <table:table-cell/>
          <table:table-cell table:formula="of:=CONCATENATE([.$C$91];[.A2801];[.$K$91];[.B2801];[.$L$91])" office:value-type="string" office:string-value="INSERT INTO `cities` (`id`, `region_id`, `name`) VALUES (NULL, (SELECT id FROM `regions` WHERE name = 'Suceava'), 'Stroiești');" calcext:value-type="string">
            <text:p>INSERT INTO `cities` (`id`, `region_id`, `name`) VALUES (NULL, (SELECT id FROM `regions` WHERE name = 'Suceava'), 'Stro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Stulpicani</text:p>
          </table:table-cell>
          <table:table-cell/>
          <table:table-cell table:formula="of:=CONCATENATE([.$C$91];[.A2802];[.$K$91];[.B2802];[.$L$91])" office:value-type="string" office:string-value="INSERT INTO `cities` (`id`, `region_id`, `name`) VALUES (NULL, (SELECT id FROM `regions` WHERE name = 'Suceava'), 'Stulpicani');" calcext:value-type="string">
            <text:p>INSERT INTO `cities` (`id`, `region_id`, `name`) VALUES (NULL, (SELECT id FROM `regions` WHERE name = 'Suceava'), 'Stulpicani');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uceava</text:p>
          </table:table-cell>
          <table:table-cell/>
          <table:table-cell table:formula="of:=CONCATENATE([.$C$91];[.A2803];[.$K$91];[.B2803];[.$L$91])" office:value-type="string" office:string-value="INSERT INTO `cities` (`id`, `region_id`, `name`) VALUES (NULL, (SELECT id FROM `regions` WHERE name = 'Suceava'), 'Suceava');" calcext:value-type="string">
            <text:p>INSERT INTO `cities` (`id`, `region_id`, `name`) VALUES (NULL, (SELECT id FROM `regions` WHERE name = 'Suceava'), 'Sucea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Sucevița</text:p>
          </table:table-cell>
          <table:table-cell/>
          <table:table-cell table:formula="of:=CONCATENATE([.$C$91];[.A2804];[.$K$91];[.B2804];[.$L$91])" office:value-type="string" office:string-value="INSERT INTO `cities` (`id`, `region_id`, `name`) VALUES (NULL, (SELECT id FROM `regions` WHERE name = 'Suceava'), 'Sucevița');" calcext:value-type="string">
            <text:p>INSERT INTO `cities` (`id`, `region_id`, `name`) VALUES (NULL, (SELECT id FROM `regions` WHERE name = 'Suceava'), 'Sucev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Todirești</text:p>
          </table:table-cell>
          <table:table-cell/>
          <table:table-cell table:formula="of:=CONCATENATE([.$C$91];[.A2805];[.$K$91];[.B2805];[.$L$91])" office:value-type="string" office:string-value="INSERT INTO `cities` (`id`, `region_id`, `name`) VALUES (NULL, (SELECT id FROM `regions` WHERE name = 'Suceava'), 'Todirești');" calcext:value-type="string">
            <text:p>INSERT INTO `cities` (`id`, `region_id`, `name`) VALUES (NULL, (SELECT id FROM `regions` WHERE name = 'Suceava'), 'Todi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Udești</text:p>
          </table:table-cell>
          <table:table-cell/>
          <table:table-cell table:formula="of:=CONCATENATE([.$C$91];[.A2806];[.$K$91];[.B2806];[.$L$91])" office:value-type="string" office:string-value="INSERT INTO `cities` (`id`, `region_id`, `name`) VALUES (NULL, (SELECT id FROM `regions` WHERE name = 'Suceava'), 'Udești');" calcext:value-type="string">
            <text:p>INSERT INTO `cities` (`id`, `region_id`, `name`) VALUES (NULL, (SELECT id FROM `regions` WHERE name = 'Suceava'), 'U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Ulma</text:p>
          </table:table-cell>
          <table:table-cell/>
          <table:table-cell table:formula="of:=CONCATENATE([.$C$91];[.A2807];[.$K$91];[.B2807];[.$L$91])" office:value-type="string" office:string-value="INSERT INTO `cities` (`id`, `region_id`, `name`) VALUES (NULL, (SELECT id FROM `regions` WHERE name = 'Suceava'), 'Ulma');" calcext:value-type="string">
            <text:p>INSERT INTO `cities` (`id`, `region_id`, `name`) VALUES (NULL, (SELECT id FROM `regions` WHERE name = 'Suceava'), 'Ulm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Vadu Moldovei</text:p>
          </table:table-cell>
          <table:table-cell/>
          <table:table-cell table:formula="of:=CONCATENATE([.$C$91];[.A2808];[.$K$91];[.B2808];[.$L$91])" office:value-type="string" office:string-value="INSERT INTO `cities` (`id`, `region_id`, `name`) VALUES (NULL, (SELECT id FROM `regions` WHERE name = 'Suceava'), 'Vadu Moldovei');" calcext:value-type="string">
            <text:p>INSERT INTO `cities` (`id`, `region_id`, `name`) VALUES (NULL, (SELECT id FROM `regions` WHERE name = 'Suceava'), 'Vadu Moldov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Valea Moldovei</text:p>
          </table:table-cell>
          <table:table-cell/>
          <table:table-cell table:formula="of:=CONCATENATE([.$C$91];[.A2809];[.$K$91];[.B2809];[.$L$91])" office:value-type="string" office:string-value="INSERT INTO `cities` (`id`, `region_id`, `name`) VALUES (NULL, (SELECT id FROM `regions` WHERE name = 'Suceava'), 'Valea Moldovei');" calcext:value-type="string">
            <text:p>INSERT INTO `cities` (`id`, `region_id`, `name`) VALUES (NULL, (SELECT id FROM `regions` WHERE name = 'Suceava'), 'Valea Moldov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Vama</text:p>
          </table:table-cell>
          <table:table-cell/>
          <table:table-cell table:formula="of:=CONCATENATE([.$C$91];[.A2810];[.$K$91];[.B2810];[.$L$91])" office:value-type="string" office:string-value="INSERT INTO `cities` (`id`, `region_id`, `name`) VALUES (NULL, (SELECT id FROM `regions` WHERE name = 'Suceava'), 'Vama');" calcext:value-type="string">
            <text:p>INSERT INTO `cities` (`id`, `region_id`, `name`) VALUES (NULL, (SELECT id FROM `regions` WHERE name = 'Suceava'), 'Vam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Vatra Dornei</text:p>
          </table:table-cell>
          <table:table-cell/>
          <table:table-cell table:formula="of:=CONCATENATE([.$C$91];[.A2811];[.$K$91];[.B2811];[.$L$91])" office:value-type="string" office:string-value="INSERT INTO `cities` (`id`, `region_id`, `name`) VALUES (NULL, (SELECT id FROM `regions` WHERE name = 'Suceava'), 'Vatra Dornei');" calcext:value-type="string">
            <text:p>INSERT INTO `cities` (`id`, `region_id`, `name`) VALUES (NULL, (SELECT id FROM `regions` WHERE name = 'Suceava'), 'Vatra Dorn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Vatra Moldoviței</text:p>
          </table:table-cell>
          <table:table-cell/>
          <table:table-cell table:formula="of:=CONCATENATE([.$C$91];[.A2812];[.$K$91];[.B2812];[.$L$91])" office:value-type="string" office:string-value="INSERT INTO `cities` (`id`, `region_id`, `name`) VALUES (NULL, (SELECT id FROM `regions` WHERE name = 'Suceava'), 'Vatra Moldoviței');" calcext:value-type="string">
            <text:p>INSERT INTO `cities` (`id`, `region_id`, `name`) VALUES (NULL, (SELECT id FROM `regions` WHERE name = 'Suceava'), 'Vatra Moldoviț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Verești</text:p>
          </table:table-cell>
          <table:table-cell/>
          <table:table-cell table:formula="of:=CONCATENATE([.$C$91];[.A2813];[.$K$91];[.B2813];[.$L$91])" office:value-type="string" office:string-value="INSERT INTO `cities` (`id`, `region_id`, `name`) VALUES (NULL, (SELECT id FROM `regions` WHERE name = 'Suceava'), 'Verești');" calcext:value-type="string">
            <text:p>INSERT INTO `cities` (`id`, `region_id`, `name`) VALUES (NULL, (SELECT id FROM `regions` WHERE name = 'Suceava'), 'Ve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Vicovu de Jos</text:p>
          </table:table-cell>
          <table:table-cell/>
          <table:table-cell table:formula="of:=CONCATENATE([.$C$91];[.A2814];[.$K$91];[.B2814];[.$L$91])" office:value-type="string" office:string-value="INSERT INTO `cities` (`id`, `region_id`, `name`) VALUES (NULL, (SELECT id FROM `regions` WHERE name = 'Suceava'), 'Vicovu de Jos');" calcext:value-type="string">
            <text:p>INSERT INTO `cities` (`id`, `region_id`, `name`) VALUES (NULL, (SELECT id FROM `regions` WHERE name = 'Suceava'), 'Vicov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Vicovu de Sus</text:p>
          </table:table-cell>
          <table:table-cell/>
          <table:table-cell table:formula="of:=CONCATENATE([.$C$91];[.A2815];[.$K$91];[.B2815];[.$L$91])" office:value-type="string" office:string-value="INSERT INTO `cities` (`id`, `region_id`, `name`) VALUES (NULL, (SELECT id FROM `regions` WHERE name = 'Suceava'), 'Vicovu de Sus');" calcext:value-type="string">
            <text:p>INSERT INTO `cities` (`id`, `region_id`, `name`) VALUES (NULL, (SELECT id FROM `regions` WHERE name = 'Suceava'), 'Vicovu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Voitinel</text:p>
          </table:table-cell>
          <table:table-cell/>
          <table:table-cell table:formula="of:=CONCATENATE([.$C$91];[.A2816];[.$K$91];[.B2816];[.$L$91])" office:value-type="string" office:string-value="INSERT INTO `cities` (`id`, `region_id`, `name`) VALUES (NULL, (SELECT id FROM `regions` WHERE name = 'Suceava'), 'Voitinel');" calcext:value-type="string">
            <text:p>INSERT INTO `cities` (`id`, `region_id`, `name`) VALUES (NULL, (SELECT id FROM `regions` WHERE name = 'Suceava'), 'Voitin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Volovăț</text:p>
          </table:table-cell>
          <table:table-cell/>
          <table:table-cell table:formula="of:=CONCATENATE([.$C$91];[.A2817];[.$K$91];[.B2817];[.$L$91])" office:value-type="string" office:string-value="INSERT INTO `cities` (`id`, `region_id`, `name`) VALUES (NULL, (SELECT id FROM `regions` WHERE name = 'Suceava'), 'Volovăț');" calcext:value-type="string">
            <text:p>INSERT INTO `cities` (`id`, `region_id`, `name`) VALUES (NULL, (SELECT id FROM `regions` WHERE name = 'Suceava'), 'Volovă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Vulturești</text:p>
          </table:table-cell>
          <table:table-cell/>
          <table:table-cell table:formula="of:=CONCATENATE([.$C$91];[.A2818];[.$K$91];[.B2818];[.$L$91])" office:value-type="string" office:string-value="INSERT INTO `cities` (`id`, `region_id`, `name`) VALUES (NULL, (SELECT id FROM `regions` WHERE name = 'Suceava'), 'Vulturești');" calcext:value-type="string">
            <text:p>INSERT INTO `cities` (`id`, `region_id`, `name`) VALUES (NULL, (SELECT id FROM `regions` WHERE name = 'Suceava'), 'Vultu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Zamostea</text:p>
          </table:table-cell>
          <table:table-cell/>
          <table:table-cell table:formula="of:=CONCATENATE([.$C$91];[.A2819];[.$K$91];[.B2819];[.$L$91])" office:value-type="string" office:string-value="INSERT INTO `cities` (`id`, `region_id`, `name`) VALUES (NULL, (SELECT id FROM `regions` WHERE name = 'Suceava'), 'Zamostea');" calcext:value-type="string">
            <text:p>INSERT INTO `cities` (`id`, `region_id`, `name`) VALUES (NULL, (SELECT id FROM `regions` WHERE name = 'Suceava'), 'Zamos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Zvoriștea</text:p>
          </table:table-cell>
          <table:table-cell/>
          <table:table-cell table:formula="of:=CONCATENATE([.$C$91];[.A2820];[.$K$91];[.B2820];[.$L$91])" office:value-type="string" office:string-value="INSERT INTO `cities` (`id`, `region_id`, `name`) VALUES (NULL, (SELECT id FROM `regions` WHERE name = 'Suceava'), 'Zvoriștea');" calcext:value-type="string">
            <text:p>INSERT INTO `cities` (`id`, `region_id`, `name`) VALUES (NULL, (SELECT id FROM `regions` WHERE name = 'Suceava'), 'Zvoriștea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Alexandria</text:p>
          </table:table-cell>
          <table:table-cell/>
          <table:table-cell table:formula="of:=CONCATENATE([.$C$91];[.A2822];[.$K$91];[.B2822];[.$L$91])" office:value-type="string" office:string-value="INSERT INTO `cities` (`id`, `region_id`, `name`) VALUES (NULL, (SELECT id FROM `regions` WHERE name = 'Teleorman'), 'Alexandria');" calcext:value-type="string">
            <text:p>INSERT INTO `cities` (`id`, `region_id`, `name`) VALUES (NULL, (SELECT id FROM `regions` WHERE name = 'Teleorman'), 'Alexandr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Băbăița</text:p>
          </table:table-cell>
          <table:table-cell/>
          <table:table-cell table:formula="of:=CONCATENATE([.$C$91];[.A2823];[.$K$91];[.B2823];[.$L$91])" office:value-type="string" office:string-value="INSERT INTO `cities` (`id`, `region_id`, `name`) VALUES (NULL, (SELECT id FROM `regions` WHERE name = 'Teleorman'), 'Băbăița');" calcext:value-type="string">
            <text:p>INSERT INTO `cities` (`id`, `region_id`, `name`) VALUES (NULL, (SELECT id FROM `regions` WHERE name = 'Teleorman'), 'Băbă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Balaci</text:p>
          </table:table-cell>
          <table:table-cell/>
          <table:table-cell table:formula="of:=CONCATENATE([.$C$91];[.A2824];[.$K$91];[.B2824];[.$L$91])" office:value-type="string" office:string-value="INSERT INTO `cities` (`id`, `region_id`, `name`) VALUES (NULL, (SELECT id FROM `regions` WHERE name = 'Teleorman'), 'Balaci');" calcext:value-type="string">
            <text:p>INSERT INTO `cities` (`id`, `region_id`, `name`) VALUES (NULL, (SELECT id FROM `regions` WHERE name = 'Teleorman'), 'Bala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Beciu</text:p>
          </table:table-cell>
          <table:table-cell/>
          <table:table-cell table:formula="of:=CONCATENATE([.$C$91];[.A2825];[.$K$91];[.B2825];[.$L$91])" office:value-type="string" office:string-value="INSERT INTO `cities` (`id`, `region_id`, `name`) VALUES (NULL, (SELECT id FROM `regions` WHERE name = 'Teleorman'), 'Beciu');" calcext:value-type="string">
            <text:p>INSERT INTO `cities` (`id`, `region_id`, `name`) VALUES (NULL, (SELECT id FROM `regions` WHERE name = 'Teleorman'), 'Bec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Beuca</text:p>
          </table:table-cell>
          <table:table-cell/>
          <table:table-cell table:formula="of:=CONCATENATE([.$C$91];[.A2826];[.$K$91];[.B2826];[.$L$91])" office:value-type="string" office:string-value="INSERT INTO `cities` (`id`, `region_id`, `name`) VALUES (NULL, (SELECT id FROM `regions` WHERE name = 'Teleorman'), 'Beuca');" calcext:value-type="string">
            <text:p>INSERT INTO `cities` (`id`, `region_id`, `name`) VALUES (NULL, (SELECT id FROM `regions` WHERE name = 'Teleorman'), 'Beu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Blejești</text:p>
          </table:table-cell>
          <table:table-cell/>
          <table:table-cell table:formula="of:=CONCATENATE([.$C$91];[.A2827];[.$K$91];[.B2827];[.$L$91])" office:value-type="string" office:string-value="INSERT INTO `cities` (`id`, `region_id`, `name`) VALUES (NULL, (SELECT id FROM `regions` WHERE name = 'Teleorman'), 'Blejești');" calcext:value-type="string">
            <text:p>INSERT INTO `cities` (`id`, `region_id`, `name`) VALUES (NULL, (SELECT id FROM `regions` WHERE name = 'Teleorman'), 'Blej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Bogdana</text:p>
          </table:table-cell>
          <table:table-cell/>
          <table:table-cell table:formula="of:=CONCATENATE([.$C$91];[.A2828];[.$K$91];[.B2828];[.$L$91])" office:value-type="string" office:string-value="INSERT INTO `cities` (`id`, `region_id`, `name`) VALUES (NULL, (SELECT id FROM `regions` WHERE name = 'Teleorman'), 'Bogdana');" calcext:value-type="string">
            <text:p>INSERT INTO `cities` (`id`, `region_id`, `name`) VALUES (NULL, (SELECT id FROM `regions` WHERE name = 'Teleorman'), 'Bogd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Botoroaga</text:p>
          </table:table-cell>
          <table:table-cell/>
          <table:table-cell table:formula="of:=CONCATENATE([.$C$91];[.A2829];[.$K$91];[.B2829];[.$L$91])" office:value-type="string" office:string-value="INSERT INTO `cities` (`id`, `region_id`, `name`) VALUES (NULL, (SELECT id FROM `regions` WHERE name = 'Teleorman'), 'Botoroaga');" calcext:value-type="string">
            <text:p>INSERT INTO `cities` (`id`, `region_id`, `name`) VALUES (NULL, (SELECT id FROM `regions` WHERE name = 'Teleorman'), 'Botoroag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Bragadiru</text:p>
          </table:table-cell>
          <table:table-cell/>
          <table:table-cell table:formula="of:=CONCATENATE([.$C$91];[.A2830];[.$K$91];[.B2830];[.$L$91])" office:value-type="string" office:string-value="INSERT INTO `cities` (`id`, `region_id`, `name`) VALUES (NULL, (SELECT id FROM `regions` WHERE name = 'Teleorman'), 'Bragadiru');" calcext:value-type="string">
            <text:p>INSERT INTO `cities` (`id`, `region_id`, `name`) VALUES (NULL, (SELECT id FROM `regions` WHERE name = 'Teleorman'), 'Bragadi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Brânceni</text:p>
          </table:table-cell>
          <table:table-cell/>
          <table:table-cell table:formula="of:=CONCATENATE([.$C$91];[.A2831];[.$K$91];[.B2831];[.$L$91])" office:value-type="string" office:string-value="INSERT INTO `cities` (`id`, `region_id`, `name`) VALUES (NULL, (SELECT id FROM `regions` WHERE name = 'Teleorman'), 'Brânceni');" calcext:value-type="string">
            <text:p>INSERT INTO `cities` (`id`, `region_id`, `name`) VALUES (NULL, (SELECT id FROM `regions` WHERE name = 'Teleorman'), 'Brân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Bujoreni</text:p>
          </table:table-cell>
          <table:table-cell/>
          <table:table-cell table:formula="of:=CONCATENATE([.$C$91];[.A2832];[.$K$91];[.B2832];[.$L$91])" office:value-type="string" office:string-value="INSERT INTO `cities` (`id`, `region_id`, `name`) VALUES (NULL, (SELECT id FROM `regions` WHERE name = 'Teleorman'), 'Bujoreni');" calcext:value-type="string">
            <text:p>INSERT INTO `cities` (`id`, `region_id`, `name`) VALUES (NULL, (SELECT id FROM `regions` WHERE name = 'Teleorman'), 'Bujo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Bujoru</text:p>
          </table:table-cell>
          <table:table-cell/>
          <table:table-cell table:formula="of:=CONCATENATE([.$C$91];[.A2833];[.$K$91];[.B2833];[.$L$91])" office:value-type="string" office:string-value="INSERT INTO `cities` (`id`, `region_id`, `name`) VALUES (NULL, (SELECT id FROM `regions` WHERE name = 'Teleorman'), 'Bujoru');" calcext:value-type="string">
            <text:p>INSERT INTO `cities` (`id`, `region_id`, `name`) VALUES (NULL, (SELECT id FROM `regions` WHERE name = 'Teleorman'), 'Bujo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Buzescu</text:p>
          </table:table-cell>
          <table:table-cell/>
          <table:table-cell table:formula="of:=CONCATENATE([.$C$91];[.A2834];[.$K$91];[.B2834];[.$L$91])" office:value-type="string" office:string-value="INSERT INTO `cities` (`id`, `region_id`, `name`) VALUES (NULL, (SELECT id FROM `regions` WHERE name = 'Teleorman'), 'Buzescu');" calcext:value-type="string">
            <text:p>INSERT INTO `cities` (`id`, `region_id`, `name`) VALUES (NULL, (SELECT id FROM `regions` WHERE name = 'Teleorman'), 'Buzes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Călinești</text:p>
          </table:table-cell>
          <table:table-cell/>
          <table:table-cell table:formula="of:=CONCATENATE([.$C$91];[.A2835];[.$K$91];[.B2835];[.$L$91])" office:value-type="string" office:string-value="INSERT INTO `cities` (`id`, `region_id`, `name`) VALUES (NULL, (SELECT id FROM `regions` WHERE name = 'Teleorman'), 'Călinești');" calcext:value-type="string">
            <text:p>INSERT INTO `cities` (`id`, `region_id`, `name`) VALUES (NULL, (SELECT id FROM `regions` WHERE name = 'Teleorman'), 'Căl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Călmățuiu</text:p>
          </table:table-cell>
          <table:table-cell/>
          <table:table-cell table:formula="of:=CONCATENATE([.$C$91];[.A2836];[.$K$91];[.B2836];[.$L$91])" office:value-type="string" office:string-value="INSERT INTO `cities` (`id`, `region_id`, `name`) VALUES (NULL, (SELECT id FROM `regions` WHERE name = 'Teleorman'), 'Călmățuiu');" calcext:value-type="string">
            <text:p>INSERT INTO `cities` (`id`, `region_id`, `name`) VALUES (NULL, (SELECT id FROM `regions` WHERE name = 'Teleorman'), 'Călmățu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Călmățuiu de Sus</text:p>
          </table:table-cell>
          <table:table-cell/>
          <table:table-cell table:formula="of:=CONCATENATE([.$C$91];[.A2837];[.$K$91];[.B2837];[.$L$91])" office:value-type="string" office:string-value="INSERT INTO `cities` (`id`, `region_id`, `name`) VALUES (NULL, (SELECT id FROM `regions` WHERE name = 'Teleorman'), 'Călmățuiu de Sus');" calcext:value-type="string">
            <text:p>INSERT INTO `cities` (`id`, `region_id`, `name`) VALUES (NULL, (SELECT id FROM `regions` WHERE name = 'Teleorman'), 'Călmățuiu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Cervenia</text:p>
          </table:table-cell>
          <table:table-cell/>
          <table:table-cell table:formula="of:=CONCATENATE([.$C$91];[.A2838];[.$K$91];[.B2838];[.$L$91])" office:value-type="string" office:string-value="INSERT INTO `cities` (`id`, `region_id`, `name`) VALUES (NULL, (SELECT id FROM `regions` WHERE name = 'Teleorman'), 'Cervenia');" calcext:value-type="string">
            <text:p>INSERT INTO `cities` (`id`, `region_id`, `name`) VALUES (NULL, (SELECT id FROM `regions` WHERE name = 'Teleorman'), 'Cerven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Ciolănești</text:p>
          </table:table-cell>
          <table:table-cell/>
          <table:table-cell table:formula="of:=CONCATENATE([.$C$91];[.A2839];[.$K$91];[.B2839];[.$L$91])" office:value-type="string" office:string-value="INSERT INTO `cities` (`id`, `region_id`, `name`) VALUES (NULL, (SELECT id FROM `regions` WHERE name = 'Teleorman'), 'Ciolănești');" calcext:value-type="string">
            <text:p>INSERT INTO `cities` (`id`, `region_id`, `name`) VALUES (NULL, (SELECT id FROM `regions` WHERE name = 'Teleorman'), 'Ciol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Ciuperceni</text:p>
          </table:table-cell>
          <table:table-cell/>
          <table:table-cell table:formula="of:=CONCATENATE([.$C$91];[.A2840];[.$K$91];[.B2840];[.$L$91])" office:value-type="string" office:string-value="INSERT INTO `cities` (`id`, `region_id`, `name`) VALUES (NULL, (SELECT id FROM `regions` WHERE name = 'Teleorman'), 'Ciuperceni');" calcext:value-type="string">
            <text:p>INSERT INTO `cities` (`id`, `region_id`, `name`) VALUES (NULL, (SELECT id FROM `regions` WHERE name = 'Teleorman'), 'Ciuper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Conțești</text:p>
          </table:table-cell>
          <table:table-cell/>
          <table:table-cell table:formula="of:=CONCATENATE([.$C$91];[.A2841];[.$K$91];[.B2841];[.$L$91])" office:value-type="string" office:string-value="INSERT INTO `cities` (`id`, `region_id`, `name`) VALUES (NULL, (SELECT id FROM `regions` WHERE name = 'Teleorman'), 'Conțești');" calcext:value-type="string">
            <text:p>INSERT INTO `cities` (`id`, `region_id`, `name`) VALUES (NULL, (SELECT id FROM `regions` WHERE name = 'Teleorman'), 'Conț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Cosmești</text:p>
          </table:table-cell>
          <table:table-cell/>
          <table:table-cell table:formula="of:=CONCATENATE([.$C$91];[.A2842];[.$K$91];[.B2842];[.$L$91])" office:value-type="string" office:string-value="INSERT INTO `cities` (`id`, `region_id`, `name`) VALUES (NULL, (SELECT id FROM `regions` WHERE name = 'Teleorman'), 'Cosmești');" calcext:value-type="string">
            <text:p>INSERT INTO `cities` (`id`, `region_id`, `name`) VALUES (NULL, (SELECT id FROM `regions` WHERE name = 'Teleorman'), 'Cosm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Crângeni</text:p>
          </table:table-cell>
          <table:table-cell/>
          <table:table-cell table:formula="of:=CONCATENATE([.$C$91];[.A2843];[.$K$91];[.B2843];[.$L$91])" office:value-type="string" office:string-value="INSERT INTO `cities` (`id`, `region_id`, `name`) VALUES (NULL, (SELECT id FROM `regions` WHERE name = 'Teleorman'), 'Crângeni');" calcext:value-type="string">
            <text:p>INSERT INTO `cities` (`id`, `region_id`, `name`) VALUES (NULL, (SELECT id FROM `regions` WHERE name = 'Teleorman'), 'Crâng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Crângu</text:p>
          </table:table-cell>
          <table:table-cell/>
          <table:table-cell table:formula="of:=CONCATENATE([.$C$91];[.A2844];[.$K$91];[.B2844];[.$L$91])" office:value-type="string" office:string-value="INSERT INTO `cities` (`id`, `region_id`, `name`) VALUES (NULL, (SELECT id FROM `regions` WHERE name = 'Teleorman'), 'Crângu');" calcext:value-type="string">
            <text:p>INSERT INTO `cities` (`id`, `region_id`, `name`) VALUES (NULL, (SELECT id FROM `regions` WHERE name = 'Teleorman'), 'Crâng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Crevenicu</text:p>
          </table:table-cell>
          <table:table-cell/>
          <table:table-cell table:formula="of:=CONCATENATE([.$C$91];[.A2845];[.$K$91];[.B2845];[.$L$91])" office:value-type="string" office:string-value="INSERT INTO `cities` (`id`, `region_id`, `name`) VALUES (NULL, (SELECT id FROM `regions` WHERE name = 'Teleorman'), 'Crevenicu');" calcext:value-type="string">
            <text:p>INSERT INTO `cities` (`id`, `region_id`, `name`) VALUES (NULL, (SELECT id FROM `regions` WHERE name = 'Teleorman'), 'Creveni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Didești</text:p>
          </table:table-cell>
          <table:table-cell/>
          <table:table-cell table:formula="of:=CONCATENATE([.$C$91];[.A2846];[.$K$91];[.B2846];[.$L$91])" office:value-type="string" office:string-value="INSERT INTO `cities` (`id`, `region_id`, `name`) VALUES (NULL, (SELECT id FROM `regions` WHERE name = 'Teleorman'), 'Didești');" calcext:value-type="string">
            <text:p>INSERT INTO `cities` (`id`, `region_id`, `name`) VALUES (NULL, (SELECT id FROM `regions` WHERE name = 'Teleorman'), 'Di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Dobrotești</text:p>
          </table:table-cell>
          <table:table-cell/>
          <table:table-cell table:formula="of:=CONCATENATE([.$C$91];[.A2847];[.$K$91];[.B2847];[.$L$91])" office:value-type="string" office:string-value="INSERT INTO `cities` (`id`, `region_id`, `name`) VALUES (NULL, (SELECT id FROM `regions` WHERE name = 'Teleorman'), 'Dobrotești');" calcext:value-type="string">
            <text:p>INSERT INTO `cities` (`id`, `region_id`, `name`) VALUES (NULL, (SELECT id FROM `regions` WHERE name = 'Teleorman'), 'Dobro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Dracea</text:p>
          </table:table-cell>
          <table:table-cell/>
          <table:table-cell table:formula="of:=CONCATENATE([.$C$91];[.A2848];[.$K$91];[.B2848];[.$L$91])" office:value-type="string" office:string-value="INSERT INTO `cities` (`id`, `region_id`, `name`) VALUES (NULL, (SELECT id FROM `regions` WHERE name = 'Teleorman'), 'Dracea');" calcext:value-type="string">
            <text:p>INSERT INTO `cities` (`id`, `region_id`, `name`) VALUES (NULL, (SELECT id FROM `regions` WHERE name = 'Teleorman'), 'Dra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Drăcșenei</text:p>
          </table:table-cell>
          <table:table-cell/>
          <table:table-cell table:formula="of:=CONCATENATE([.$C$91];[.A2849];[.$K$91];[.B2849];[.$L$91])" office:value-type="string" office:string-value="INSERT INTO `cities` (`id`, `region_id`, `name`) VALUES (NULL, (SELECT id FROM `regions` WHERE name = 'Teleorman'), 'Drăcșenei');" calcext:value-type="string">
            <text:p>INSERT INTO `cities` (`id`, `region_id`, `name`) VALUES (NULL, (SELECT id FROM `regions` WHERE name = 'Teleorman'), 'Drăcșen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Drăgănești de Vede</text:p>
          </table:table-cell>
          <table:table-cell/>
          <table:table-cell table:formula="of:=CONCATENATE([.$C$91];[.A2850];[.$K$91];[.B2850];[.$L$91])" office:value-type="string" office:string-value="INSERT INTO `cities` (`id`, `region_id`, `name`) VALUES (NULL, (SELECT id FROM `regions` WHERE name = 'Teleorman'), 'Drăgănești de Vede');" calcext:value-type="string">
            <text:p>INSERT INTO `cities` (`id`, `region_id`, `name`) VALUES (NULL, (SELECT id FROM `regions` WHERE name = 'Teleorman'), 'Drăgănești de Ved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Drăgănești-Vlașca</text:p>
          </table:table-cell>
          <table:table-cell/>
          <table:table-cell table:formula="of:=CONCATENATE([.$C$91];[.A2851];[.$K$91];[.B2851];[.$L$91])" office:value-type="string" office:string-value="INSERT INTO `cities` (`id`, `region_id`, `name`) VALUES (NULL, (SELECT id FROM `regions` WHERE name = 'Teleorman'), 'Drăgănești-Vlașca');" calcext:value-type="string">
            <text:p>INSERT INTO `cities` (`id`, `region_id`, `name`) VALUES (NULL, (SELECT id FROM `regions` WHERE name = 'Teleorman'), 'Drăgănești-Vlaș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Fântânele</text:p>
          </table:table-cell>
          <table:table-cell/>
          <table:table-cell table:formula="of:=CONCATENATE([.$C$91];[.A2852];[.$K$91];[.B2852];[.$L$91])" office:value-type="string" office:string-value="INSERT INTO `cities` (`id`, `region_id`, `name`) VALUES (NULL, (SELECT id FROM `regions` WHERE name = 'Teleorman'), 'Fântânele');" calcext:value-type="string">
            <text:p>INSERT INTO `cities` (`id`, `region_id`, `name`) VALUES (NULL, (SELECT id FROM `regions` WHERE name = 'Teleorman'), 'Fântân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Frăsinet</text:p>
          </table:table-cell>
          <table:table-cell/>
          <table:table-cell table:formula="of:=CONCATENATE([.$C$91];[.A2853];[.$K$91];[.B2853];[.$L$91])" office:value-type="string" office:string-value="INSERT INTO `cities` (`id`, `region_id`, `name`) VALUES (NULL, (SELECT id FROM `regions` WHERE name = 'Teleorman'), 'Frăsinet');" calcext:value-type="string">
            <text:p>INSERT INTO `cities` (`id`, `region_id`, `name`) VALUES (NULL, (SELECT id FROM `regions` WHERE name = 'Teleorman'), 'Frăsine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Frumoasa</text:p>
          </table:table-cell>
          <table:table-cell/>
          <table:table-cell table:formula="of:=CONCATENATE([.$C$91];[.A2854];[.$K$91];[.B2854];[.$L$91])" office:value-type="string" office:string-value="INSERT INTO `cities` (`id`, `region_id`, `name`) VALUES (NULL, (SELECT id FROM `regions` WHERE name = 'Teleorman'), 'Frumoasa');" calcext:value-type="string">
            <text:p>INSERT INTO `cities` (`id`, `region_id`, `name`) VALUES (NULL, (SELECT id FROM `regions` WHERE name = 'Teleorman'), 'Frumo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Furculești</text:p>
          </table:table-cell>
          <table:table-cell/>
          <table:table-cell table:formula="of:=CONCATENATE([.$C$91];[.A2855];[.$K$91];[.B2855];[.$L$91])" office:value-type="string" office:string-value="INSERT INTO `cities` (`id`, `region_id`, `name`) VALUES (NULL, (SELECT id FROM `regions` WHERE name = 'Teleorman'), 'Furculești');" calcext:value-type="string">
            <text:p>INSERT INTO `cities` (`id`, `region_id`, `name`) VALUES (NULL, (SELECT id FROM `regions` WHERE name = 'Teleorman'), 'Furc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Gălăteni</text:p>
          </table:table-cell>
          <table:table-cell/>
          <table:table-cell table:formula="of:=CONCATENATE([.$C$91];[.A2856];[.$K$91];[.B2856];[.$L$91])" office:value-type="string" office:string-value="INSERT INTO `cities` (`id`, `region_id`, `name`) VALUES (NULL, (SELECT id FROM `regions` WHERE name = 'Teleorman'), 'Gălăteni');" calcext:value-type="string">
            <text:p>INSERT INTO `cities` (`id`, `region_id`, `name`) VALUES (NULL, (SELECT id FROM `regions` WHERE name = 'Teleorman'), 'Gălă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Gratia</text:p>
          </table:table-cell>
          <table:table-cell/>
          <table:table-cell table:formula="of:=CONCATENATE([.$C$91];[.A2857];[.$K$91];[.B2857];[.$L$91])" office:value-type="string" office:string-value="INSERT INTO `cities` (`id`, `region_id`, `name`) VALUES (NULL, (SELECT id FROM `regions` WHERE name = 'Teleorman'), 'Gratia');" calcext:value-type="string">
            <text:p>INSERT INTO `cities` (`id`, `region_id`, `name`) VALUES (NULL, (SELECT id FROM `regions` WHERE name = 'Teleorman'), 'Grat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Islaz</text:p>
          </table:table-cell>
          <table:table-cell/>
          <table:table-cell table:formula="of:=CONCATENATE([.$C$91];[.A2858];[.$K$91];[.B2858];[.$L$91])" office:value-type="string" office:string-value="INSERT INTO `cities` (`id`, `region_id`, `name`) VALUES (NULL, (SELECT id FROM `regions` WHERE name = 'Teleorman'), 'Islaz');" calcext:value-type="string">
            <text:p>INSERT INTO `cities` (`id`, `region_id`, `name`) VALUES (NULL, (SELECT id FROM `regions` WHERE name = 'Teleorman'), 'Islaz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Izvoarele</text:p>
          </table:table-cell>
          <table:table-cell/>
          <table:table-cell table:formula="of:=CONCATENATE([.$C$91];[.A2859];[.$K$91];[.B2859];[.$L$91])" office:value-type="string" office:string-value="INSERT INTO `cities` (`id`, `region_id`, `name`) VALUES (NULL, (SELECT id FROM `regions` WHERE name = 'Teleorman'), 'Izvoarele');" calcext:value-type="string">
            <text:p>INSERT INTO `cities` (`id`, `region_id`, `name`) VALUES (NULL, (SELECT id FROM `regions` WHERE name = 'Teleorman'), 'Izvoar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Lisa</text:p>
          </table:table-cell>
          <table:table-cell/>
          <table:table-cell table:formula="of:=CONCATENATE([.$C$91];[.A2860];[.$K$91];[.B2860];[.$L$91])" office:value-type="string" office:string-value="INSERT INTO `cities` (`id`, `region_id`, `name`) VALUES (NULL, (SELECT id FROM `regions` WHERE name = 'Teleorman'), 'Lisa');" calcext:value-type="string">
            <text:p>INSERT INTO `cities` (`id`, `region_id`, `name`) VALUES (NULL, (SELECT id FROM `regions` WHERE name = 'Teleorman'), 'Li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Lița</text:p>
          </table:table-cell>
          <table:table-cell/>
          <table:table-cell table:formula="of:=CONCATENATE([.$C$91];[.A2861];[.$K$91];[.B2861];[.$L$91])" office:value-type="string" office:string-value="INSERT INTO `cities` (`id`, `region_id`, `name`) VALUES (NULL, (SELECT id FROM `regions` WHERE name = 'Teleorman'), 'Lița');" calcext:value-type="string">
            <text:p>INSERT INTO `cities` (`id`, `region_id`, `name`) VALUES (NULL, (SELECT id FROM `regions` WHERE name = 'Teleorman'), 'L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Lunca</text:p>
          </table:table-cell>
          <table:table-cell/>
          <table:table-cell table:formula="of:=CONCATENATE([.$C$91];[.A2862];[.$K$91];[.B2862];[.$L$91])" office:value-type="string" office:string-value="INSERT INTO `cities` (`id`, `region_id`, `name`) VALUES (NULL, (SELECT id FROM `regions` WHERE name = 'Teleorman'), 'Lunca');" calcext:value-type="string">
            <text:p>INSERT INTO `cities` (`id`, `region_id`, `name`) VALUES (NULL, (SELECT id FROM `regions` WHERE name = 'Teleorman'), 'Lun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Măgura</text:p>
          </table:table-cell>
          <table:table-cell/>
          <table:table-cell table:formula="of:=CONCATENATE([.$C$91];[.A2863];[.$K$91];[.B2863];[.$L$91])" office:value-type="string" office:string-value="INSERT INTO `cities` (`id`, `region_id`, `name`) VALUES (NULL, (SELECT id FROM `regions` WHERE name = 'Teleorman'), 'Măgura');" calcext:value-type="string">
            <text:p>INSERT INTO `cities` (`id`, `region_id`, `name`) VALUES (NULL, (SELECT id FROM `regions` WHERE name = 'Teleorman'), 'Măgu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Măldăeni</text:p>
          </table:table-cell>
          <table:table-cell/>
          <table:table-cell table:formula="of:=CONCATENATE([.$C$91];[.A2864];[.$K$91];[.B2864];[.$L$91])" office:value-type="string" office:string-value="INSERT INTO `cities` (`id`, `region_id`, `name`) VALUES (NULL, (SELECT id FROM `regions` WHERE name = 'Teleorman'), 'Măldăeni');" calcext:value-type="string">
            <text:p>INSERT INTO `cities` (`id`, `region_id`, `name`) VALUES (NULL, (SELECT id FROM `regions` WHERE name = 'Teleorman'), 'Măldă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Mârzănești</text:p>
          </table:table-cell>
          <table:table-cell/>
          <table:table-cell table:formula="of:=CONCATENATE([.$C$91];[.A2865];[.$K$91];[.B2865];[.$L$91])" office:value-type="string" office:string-value="INSERT INTO `cities` (`id`, `region_id`, `name`) VALUES (NULL, (SELECT id FROM `regions` WHERE name = 'Teleorman'), 'Mârzănești');" calcext:value-type="string">
            <text:p>INSERT INTO `cities` (`id`, `region_id`, `name`) VALUES (NULL, (SELECT id FROM `regions` WHERE name = 'Teleorman'), 'Mârz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Mavrodin</text:p>
          </table:table-cell>
          <table:table-cell/>
          <table:table-cell table:formula="of:=CONCATENATE([.$C$91];[.A2866];[.$K$91];[.B2866];[.$L$91])" office:value-type="string" office:string-value="INSERT INTO `cities` (`id`, `region_id`, `name`) VALUES (NULL, (SELECT id FROM `regions` WHERE name = 'Teleorman'), 'Mavrodin');" calcext:value-type="string">
            <text:p>INSERT INTO `cities` (`id`, `region_id`, `name`) VALUES (NULL, (SELECT id FROM `regions` WHERE name = 'Teleorman'), 'Mavrod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Mereni</text:p>
          </table:table-cell>
          <table:table-cell/>
          <table:table-cell table:formula="of:=CONCATENATE([.$C$91];[.A2867];[.$K$91];[.B2867];[.$L$91])" office:value-type="string" office:string-value="INSERT INTO `cities` (`id`, `region_id`, `name`) VALUES (NULL, (SELECT id FROM `regions` WHERE name = 'Teleorman'), 'Mereni');" calcext:value-type="string">
            <text:p>INSERT INTO `cities` (`id`, `region_id`, `name`) VALUES (NULL, (SELECT id FROM `regions` WHERE name = 'Teleorman'), 'Me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Moșteni</text:p>
          </table:table-cell>
          <table:table-cell/>
          <table:table-cell table:formula="of:=CONCATENATE([.$C$91];[.A2868];[.$K$91];[.B2868];[.$L$91])" office:value-type="string" office:string-value="INSERT INTO `cities` (`id`, `region_id`, `name`) VALUES (NULL, (SELECT id FROM `regions` WHERE name = 'Teleorman'), 'Moșteni');" calcext:value-type="string">
            <text:p>INSERT INTO `cities` (`id`, `region_id`, `name`) VALUES (NULL, (SELECT id FROM `regions` WHERE name = 'Teleorman'), 'Moș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Nanov</text:p>
          </table:table-cell>
          <table:table-cell/>
          <table:table-cell table:formula="of:=CONCATENATE([.$C$91];[.A2869];[.$K$91];[.B2869];[.$L$91])" office:value-type="string" office:string-value="INSERT INTO `cities` (`id`, `region_id`, `name`) VALUES (NULL, (SELECT id FROM `regions` WHERE name = 'Teleorman'), 'Nanov');" calcext:value-type="string">
            <text:p>INSERT INTO `cities` (`id`, `region_id`, `name`) VALUES (NULL, (SELECT id FROM `regions` WHERE name = 'Teleorman'), 'Nano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Năsturelu</text:p>
          </table:table-cell>
          <table:table-cell/>
          <table:table-cell table:formula="of:=CONCATENATE([.$C$91];[.A2870];[.$K$91];[.B2870];[.$L$91])" office:value-type="string" office:string-value="INSERT INTO `cities` (`id`, `region_id`, `name`) VALUES (NULL, (SELECT id FROM `regions` WHERE name = 'Teleorman'), 'Năsturelu');" calcext:value-type="string">
            <text:p>INSERT INTO `cities` (`id`, `region_id`, `name`) VALUES (NULL, (SELECT id FROM `regions` WHERE name = 'Teleorman'), 'Năsturel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Necșești</text:p>
          </table:table-cell>
          <table:table-cell/>
          <table:table-cell table:formula="of:=CONCATENATE([.$C$91];[.A2871];[.$K$91];[.B2871];[.$L$91])" office:value-type="string" office:string-value="INSERT INTO `cities` (`id`, `region_id`, `name`) VALUES (NULL, (SELECT id FROM `regions` WHERE name = 'Teleorman'), 'Necșești');" calcext:value-type="string">
            <text:p>INSERT INTO `cities` (`id`, `region_id`, `name`) VALUES (NULL, (SELECT id FROM `regions` WHERE name = 'Teleorman'), 'Nec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Nenciulești</text:p>
          </table:table-cell>
          <table:table-cell/>
          <table:table-cell table:formula="of:=CONCATENATE([.$C$91];[.A2872];[.$K$91];[.B2872];[.$L$91])" office:value-type="string" office:string-value="INSERT INTO `cities` (`id`, `region_id`, `name`) VALUES (NULL, (SELECT id FROM `regions` WHERE name = 'Teleorman'), 'Nenciulești');" calcext:value-type="string">
            <text:p>INSERT INTO `cities` (`id`, `region_id`, `name`) VALUES (NULL, (SELECT id FROM `regions` WHERE name = 'Teleorman'), 'Nenci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Olteni</text:p>
          </table:table-cell>
          <table:table-cell/>
          <table:table-cell table:formula="of:=CONCATENATE([.$C$91];[.A2873];[.$K$91];[.B2873];[.$L$91])" office:value-type="string" office:string-value="INSERT INTO `cities` (`id`, `region_id`, `name`) VALUES (NULL, (SELECT id FROM `regions` WHERE name = 'Teleorman'), 'Olteni');" calcext:value-type="string">
            <text:p>INSERT INTO `cities` (`id`, `region_id`, `name`) VALUES (NULL, (SELECT id FROM `regions` WHERE name = 'Teleorman'), 'Ol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Orbeasca</text:p>
          </table:table-cell>
          <table:table-cell/>
          <table:table-cell table:formula="of:=CONCATENATE([.$C$91];[.A2874];[.$K$91];[.B2874];[.$L$91])" office:value-type="string" office:string-value="INSERT INTO `cities` (`id`, `region_id`, `name`) VALUES (NULL, (SELECT id FROM `regions` WHERE name = 'Teleorman'), 'Orbeasca');" calcext:value-type="string">
            <text:p>INSERT INTO `cities` (`id`, `region_id`, `name`) VALUES (NULL, (SELECT id FROM `regions` WHERE name = 'Teleorman'), 'Orbeas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Peretu</text:p>
          </table:table-cell>
          <table:table-cell/>
          <table:table-cell table:formula="of:=CONCATENATE([.$C$91];[.A2875];[.$K$91];[.B2875];[.$L$91])" office:value-type="string" office:string-value="INSERT INTO `cities` (`id`, `region_id`, `name`) VALUES (NULL, (SELECT id FROM `regions` WHERE name = 'Teleorman'), 'Peretu');" calcext:value-type="string">
            <text:p>INSERT INTO `cities` (`id`, `region_id`, `name`) VALUES (NULL, (SELECT id FROM `regions` WHERE name = 'Teleorman'), 'Peret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Piatra</text:p>
          </table:table-cell>
          <table:table-cell/>
          <table:table-cell table:formula="of:=CONCATENATE([.$C$91];[.A2876];[.$K$91];[.B2876];[.$L$91])" office:value-type="string" office:string-value="INSERT INTO `cities` (`id`, `region_id`, `name`) VALUES (NULL, (SELECT id FROM `regions` WHERE name = 'Teleorman'), 'Piatra');" calcext:value-type="string">
            <text:p>INSERT INTO `cities` (`id`, `region_id`, `name`) VALUES (NULL, (SELECT id FROM `regions` WHERE name = 'Teleorman'), 'Piat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Pietroșani</text:p>
          </table:table-cell>
          <table:table-cell/>
          <table:table-cell table:formula="of:=CONCATENATE([.$C$91];[.A2877];[.$K$91];[.B2877];[.$L$91])" office:value-type="string" office:string-value="INSERT INTO `cities` (`id`, `region_id`, `name`) VALUES (NULL, (SELECT id FROM `regions` WHERE name = 'Teleorman'), 'Pietroșani');" calcext:value-type="string">
            <text:p>INSERT INTO `cities` (`id`, `region_id`, `name`) VALUES (NULL, (SELECT id FROM `regions` WHERE name = 'Teleorman'), 'Pietro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Plopii-Slăvitești</text:p>
          </table:table-cell>
          <table:table-cell/>
          <table:table-cell table:formula="of:=CONCATENATE([.$C$91];[.A2878];[.$K$91];[.B2878];[.$L$91])" office:value-type="string" office:string-value="INSERT INTO `cities` (`id`, `region_id`, `name`) VALUES (NULL, (SELECT id FROM `regions` WHERE name = 'Teleorman'), 'Plopii-Slăvitești');" calcext:value-type="string">
            <text:p>INSERT INTO `cities` (`id`, `region_id`, `name`) VALUES (NULL, (SELECT id FROM `regions` WHERE name = 'Teleorman'), 'Plopii-Slăvi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Plosca</text:p>
          </table:table-cell>
          <table:table-cell/>
          <table:table-cell table:formula="of:=CONCATENATE([.$C$91];[.A2879];[.$K$91];[.B2879];[.$L$91])" office:value-type="string" office:string-value="INSERT INTO `cities` (`id`, `region_id`, `name`) VALUES (NULL, (SELECT id FROM `regions` WHERE name = 'Teleorman'), 'Plosca');" calcext:value-type="string">
            <text:p>INSERT INTO `cities` (`id`, `region_id`, `name`) VALUES (NULL, (SELECT id FROM `regions` WHERE name = 'Teleorman'), 'Plos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Poeni</text:p>
          </table:table-cell>
          <table:table-cell/>
          <table:table-cell table:formula="of:=CONCATENATE([.$C$91];[.A2880];[.$K$91];[.B2880];[.$L$91])" office:value-type="string" office:string-value="INSERT INTO `cities` (`id`, `region_id`, `name`) VALUES (NULL, (SELECT id FROM `regions` WHERE name = 'Teleorman'), 'Poeni');" calcext:value-type="string">
            <text:p>INSERT INTO `cities` (`id`, `region_id`, `name`) VALUES (NULL, (SELECT id FROM `regions` WHERE name = 'Teleorman'), 'Po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Poroschia</text:p>
          </table:table-cell>
          <table:table-cell/>
          <table:table-cell table:formula="of:=CONCATENATE([.$C$91];[.A2881];[.$K$91];[.B2881];[.$L$91])" office:value-type="string" office:string-value="INSERT INTO `cities` (`id`, `region_id`, `name`) VALUES (NULL, (SELECT id FROM `regions` WHERE name = 'Teleorman'), 'Poroschia');" calcext:value-type="string">
            <text:p>INSERT INTO `cities` (`id`, `region_id`, `name`) VALUES (NULL, (SELECT id FROM `regions` WHERE name = 'Teleorman'), 'Porosch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Purani</text:p>
          </table:table-cell>
          <table:table-cell/>
          <table:table-cell table:formula="of:=CONCATENATE([.$C$91];[.A2882];[.$K$91];[.B2882];[.$L$91])" office:value-type="string" office:string-value="INSERT INTO `cities` (`id`, `region_id`, `name`) VALUES (NULL, (SELECT id FROM `regions` WHERE name = 'Teleorman'), 'Purani');" calcext:value-type="string">
            <text:p>INSERT INTO `cities` (`id`, `region_id`, `name`) VALUES (NULL, (SELECT id FROM `regions` WHERE name = 'Teleorman'), 'Pur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Putineiu</text:p>
          </table:table-cell>
          <table:table-cell/>
          <table:table-cell table:formula="of:=CONCATENATE([.$C$91];[.A2883];[.$K$91];[.B2883];[.$L$91])" office:value-type="string" office:string-value="INSERT INTO `cities` (`id`, `region_id`, `name`) VALUES (NULL, (SELECT id FROM `regions` WHERE name = 'Teleorman'), 'Putineiu');" calcext:value-type="string">
            <text:p>INSERT INTO `cities` (`id`, `region_id`, `name`) VALUES (NULL, (SELECT id FROM `regions` WHERE name = 'Teleorman'), 'Putine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Rădoiești</text:p>
          </table:table-cell>
          <table:table-cell/>
          <table:table-cell table:formula="of:=CONCATENATE([.$C$91];[.A2884];[.$K$91];[.B2884];[.$L$91])" office:value-type="string" office:string-value="INSERT INTO `cities` (`id`, `region_id`, `name`) VALUES (NULL, (SELECT id FROM `regions` WHERE name = 'Teleorman'), 'Rădoiești');" calcext:value-type="string">
            <text:p>INSERT INTO `cities` (`id`, `region_id`, `name`) VALUES (NULL, (SELECT id FROM `regions` WHERE name = 'Teleorman'), 'Rădo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Răsmirești</text:p>
          </table:table-cell>
          <table:table-cell/>
          <table:table-cell table:formula="of:=CONCATENATE([.$C$91];[.A2885];[.$K$91];[.B2885];[.$L$91])" office:value-type="string" office:string-value="INSERT INTO `cities` (`id`, `region_id`, `name`) VALUES (NULL, (SELECT id FROM `regions` WHERE name = 'Teleorman'), 'Răsmirești');" calcext:value-type="string">
            <text:p>INSERT INTO `cities` (`id`, `region_id`, `name`) VALUES (NULL, (SELECT id FROM `regions` WHERE name = 'Teleorman'), 'Răsmi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Roșiorii de Vede</text:p>
          </table:table-cell>
          <table:table-cell/>
          <table:table-cell table:formula="of:=CONCATENATE([.$C$91];[.A2886];[.$K$91];[.B2886];[.$L$91])" office:value-type="string" office:string-value="INSERT INTO `cities` (`id`, `region_id`, `name`) VALUES (NULL, (SELECT id FROM `regions` WHERE name = 'Teleorman'), 'Roșiorii de Vede');" calcext:value-type="string">
            <text:p>INSERT INTO `cities` (`id`, `region_id`, `name`) VALUES (NULL, (SELECT id FROM `regions` WHERE name = 'Teleorman'), 'Roșiorii de Ved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Săceni</text:p>
          </table:table-cell>
          <table:table-cell/>
          <table:table-cell table:formula="of:=CONCATENATE([.$C$91];[.A2887];[.$K$91];[.B2887];[.$L$91])" office:value-type="string" office:string-value="INSERT INTO `cities` (`id`, `region_id`, `name`) VALUES (NULL, (SELECT id FROM `regions` WHERE name = 'Teleorman'), 'Săceni');" calcext:value-type="string">
            <text:p>INSERT INTO `cities` (`id`, `region_id`, `name`) VALUES (NULL, (SELECT id FROM `regions` WHERE name = 'Teleorman'), 'Să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Saelele</text:p>
          </table:table-cell>
          <table:table-cell/>
          <table:table-cell table:formula="of:=CONCATENATE([.$C$91];[.A2888];[.$K$91];[.B2888];[.$L$91])" office:value-type="string" office:string-value="INSERT INTO `cities` (`id`, `region_id`, `name`) VALUES (NULL, (SELECT id FROM `regions` WHERE name = 'Teleorman'), 'Saelele');" calcext:value-type="string">
            <text:p>INSERT INTO `cities` (`id`, `region_id`, `name`) VALUES (NULL, (SELECT id FROM `regions` WHERE name = 'Teleorman'), 'Sael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Salcia</text:p>
          </table:table-cell>
          <table:table-cell/>
          <table:table-cell table:formula="of:=CONCATENATE([.$C$91];[.A2889];[.$K$91];[.B2889];[.$L$91])" office:value-type="string" office:string-value="INSERT INTO `cities` (`id`, `region_id`, `name`) VALUES (NULL, (SELECT id FROM `regions` WHERE name = 'Teleorman'), 'Salcia');" calcext:value-type="string">
            <text:p>INSERT INTO `cities` (`id`, `region_id`, `name`) VALUES (NULL, (SELECT id FROM `regions` WHERE name = 'Teleorman'), 'Salc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Sârbeni</text:p>
          </table:table-cell>
          <table:table-cell/>
          <table:table-cell table:formula="of:=CONCATENATE([.$C$91];[.A2890];[.$K$91];[.B2890];[.$L$91])" office:value-type="string" office:string-value="INSERT INTO `cities` (`id`, `region_id`, `name`) VALUES (NULL, (SELECT id FROM `regions` WHERE name = 'Teleorman'), 'Sârbeni');" calcext:value-type="string">
            <text:p>INSERT INTO `cities` (`id`, `region_id`, `name`) VALUES (NULL, (SELECT id FROM `regions` WHERE name = 'Teleorman'), 'Sârb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Scrioaștea</text:p>
          </table:table-cell>
          <table:table-cell/>
          <table:table-cell table:formula="of:=CONCATENATE([.$C$91];[.A2891];[.$K$91];[.B2891];[.$L$91])" office:value-type="string" office:string-value="INSERT INTO `cities` (`id`, `region_id`, `name`) VALUES (NULL, (SELECT id FROM `regions` WHERE name = 'Teleorman'), 'Scrioaștea');" calcext:value-type="string">
            <text:p>INSERT INTO `cities` (`id`, `region_id`, `name`) VALUES (NULL, (SELECT id FROM `regions` WHERE name = 'Teleorman'), 'Scrioaș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Scurtu Mare</text:p>
          </table:table-cell>
          <table:table-cell/>
          <table:table-cell table:formula="of:=CONCATENATE([.$C$91];[.A2892];[.$K$91];[.B2892];[.$L$91])" office:value-type="string" office:string-value="INSERT INTO `cities` (`id`, `region_id`, `name`) VALUES (NULL, (SELECT id FROM `regions` WHERE name = 'Teleorman'), 'Scurtu Mare');" calcext:value-type="string">
            <text:p>INSERT INTO `cities` (`id`, `region_id`, `name`) VALUES (NULL, (SELECT id FROM `regions` WHERE name = 'Teleorman'), 'Scurt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Seaca</text:p>
          </table:table-cell>
          <table:table-cell/>
          <table:table-cell table:formula="of:=CONCATENATE([.$C$91];[.A2893];[.$K$91];[.B2893];[.$L$91])" office:value-type="string" office:string-value="INSERT INTO `cities` (`id`, `region_id`, `name`) VALUES (NULL, (SELECT id FROM `regions` WHERE name = 'Teleorman'), 'Seaca');" calcext:value-type="string">
            <text:p>INSERT INTO `cities` (`id`, `region_id`, `name`) VALUES (NULL, (SELECT id FROM `regions` WHERE name = 'Teleorman'), 'Sea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Segarcea-Vale</text:p>
          </table:table-cell>
          <table:table-cell/>
          <table:table-cell table:formula="of:=CONCATENATE([.$C$91];[.A2894];[.$K$91];[.B2894];[.$L$91])" office:value-type="string" office:string-value="INSERT INTO `cities` (`id`, `region_id`, `name`) VALUES (NULL, (SELECT id FROM `regions` WHERE name = 'Teleorman'), 'Segarcea-Vale');" calcext:value-type="string">
            <text:p>INSERT INTO `cities` (`id`, `region_id`, `name`) VALUES (NULL, (SELECT id FROM `regions` WHERE name = 'Teleorman'), 'Segarcea-Va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Sfințești</text:p>
          </table:table-cell>
          <table:table-cell/>
          <table:table-cell table:formula="of:=CONCATENATE([.$C$91];[.A2895];[.$K$91];[.B2895];[.$L$91])" office:value-type="string" office:string-value="INSERT INTO `cities` (`id`, `region_id`, `name`) VALUES (NULL, (SELECT id FROM `regions` WHERE name = 'Teleorman'), 'Sfințești');" calcext:value-type="string">
            <text:p>INSERT INTO `cities` (`id`, `region_id`, `name`) VALUES (NULL, (SELECT id FROM `regions` WHERE name = 'Teleorman'), 'Sfinț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Siliștea</text:p>
          </table:table-cell>
          <table:table-cell/>
          <table:table-cell table:formula="of:=CONCATENATE([.$C$91];[.A2896];[.$K$91];[.B2896];[.$L$91])" office:value-type="string" office:string-value="INSERT INTO `cities` (`id`, `region_id`, `name`) VALUES (NULL, (SELECT id FROM `regions` WHERE name = 'Teleorman'), 'Siliștea');" calcext:value-type="string">
            <text:p>INSERT INTO `cities` (`id`, `region_id`, `name`) VALUES (NULL, (SELECT id FROM `regions` WHERE name = 'Teleorman'), 'Siliș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Siliștea Gumești</text:p>
          </table:table-cell>
          <table:table-cell/>
          <table:table-cell table:formula="of:=CONCATENATE([.$C$91];[.A2897];[.$K$91];[.B2897];[.$L$91])" office:value-type="string" office:string-value="INSERT INTO `cities` (`id`, `region_id`, `name`) VALUES (NULL, (SELECT id FROM `regions` WHERE name = 'Teleorman'), 'Siliștea Gumești');" calcext:value-type="string">
            <text:p>INSERT INTO `cities` (`id`, `region_id`, `name`) VALUES (NULL, (SELECT id FROM `regions` WHERE name = 'Teleorman'), 'Siliștea Gum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Slobozia Mândra</text:p>
          </table:table-cell>
          <table:table-cell/>
          <table:table-cell table:formula="of:=CONCATENATE([.$C$91];[.A2898];[.$K$91];[.B2898];[.$L$91])" office:value-type="string" office:string-value="INSERT INTO `cities` (`id`, `region_id`, `name`) VALUES (NULL, (SELECT id FROM `regions` WHERE name = 'Teleorman'), 'Slobozia Mândra');" calcext:value-type="string">
            <text:p>INSERT INTO `cities` (`id`, `region_id`, `name`) VALUES (NULL, (SELECT id FROM `regions` WHERE name = 'Teleorman'), 'Slobozia Mând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Smârdioasa</text:p>
          </table:table-cell>
          <table:table-cell/>
          <table:table-cell table:formula="of:=CONCATENATE([.$C$91];[.A2899];[.$K$91];[.B2899];[.$L$91])" office:value-type="string" office:string-value="INSERT INTO `cities` (`id`, `region_id`, `name`) VALUES (NULL, (SELECT id FROM `regions` WHERE name = 'Teleorman'), 'Smârdioasa');" calcext:value-type="string">
            <text:p>INSERT INTO `cities` (`id`, `region_id`, `name`) VALUES (NULL, (SELECT id FROM `regions` WHERE name = 'Teleorman'), 'Smârdio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Stejaru</text:p>
          </table:table-cell>
          <table:table-cell/>
          <table:table-cell table:formula="of:=CONCATENATE([.$C$91];[.A2900];[.$K$91];[.B2900];[.$L$91])" office:value-type="string" office:string-value="INSERT INTO `cities` (`id`, `region_id`, `name`) VALUES (NULL, (SELECT id FROM `regions` WHERE name = 'Teleorman'), 'Stejaru');" calcext:value-type="string">
            <text:p>INSERT INTO `cities` (`id`, `region_id`, `name`) VALUES (NULL, (SELECT id FROM `regions` WHERE name = 'Teleorman'), 'Steja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Ștorobăneasa</text:p>
          </table:table-cell>
          <table:table-cell/>
          <table:table-cell table:formula="of:=CONCATENATE([.$C$91];[.A2901];[.$K$91];[.B2901];[.$L$91])" office:value-type="string" office:string-value="INSERT INTO `cities` (`id`, `region_id`, `name`) VALUES (NULL, (SELECT id FROM `regions` WHERE name = 'Teleorman'), 'Ștorobăneasa');" calcext:value-type="string">
            <text:p>INSERT INTO `cities` (`id`, `region_id`, `name`) VALUES (NULL, (SELECT id FROM `regions` WHERE name = 'Teleorman'), 'Ștorobăne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Suhaia</text:p>
          </table:table-cell>
          <table:table-cell/>
          <table:table-cell table:formula="of:=CONCATENATE([.$C$91];[.A2902];[.$K$91];[.B2902];[.$L$91])" office:value-type="string" office:string-value="INSERT INTO `cities` (`id`, `region_id`, `name`) VALUES (NULL, (SELECT id FROM `regions` WHERE name = 'Teleorman'), 'Suhaia');" calcext:value-type="string">
            <text:p>INSERT INTO `cities` (`id`, `region_id`, `name`) VALUES (NULL, (SELECT id FROM `regions` WHERE name = 'Teleorman'), 'Suh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Talpa</text:p>
          </table:table-cell>
          <table:table-cell/>
          <table:table-cell table:formula="of:=CONCATENATE([.$C$91];[.A2903];[.$K$91];[.B2903];[.$L$91])" office:value-type="string" office:string-value="INSERT INTO `cities` (`id`, `region_id`, `name`) VALUES (NULL, (SELECT id FROM `regions` WHERE name = 'Teleorman'), 'Talpa');" calcext:value-type="string">
            <text:p>INSERT INTO `cities` (`id`, `region_id`, `name`) VALUES (NULL, (SELECT id FROM `regions` WHERE name = 'Teleorman'), 'Talp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Tătărăștii de Jos</text:p>
          </table:table-cell>
          <table:table-cell/>
          <table:table-cell table:formula="of:=CONCATENATE([.$C$91];[.A2904];[.$K$91];[.B2904];[.$L$91])" office:value-type="string" office:string-value="INSERT INTO `cities` (`id`, `region_id`, `name`) VALUES (NULL, (SELECT id FROM `regions` WHERE name = 'Teleorman'), 'Tătărăștii de Jos');" calcext:value-type="string">
            <text:p>INSERT INTO `cities` (`id`, `region_id`, `name`) VALUES (NULL, (SELECT id FROM `regions` WHERE name = 'Teleorman'), 'Tătărăștii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Tătărăștii de Sus</text:p>
          </table:table-cell>
          <table:table-cell/>
          <table:table-cell table:formula="of:=CONCATENATE([.$C$91];[.A2905];[.$K$91];[.B2905];[.$L$91])" office:value-type="string" office:string-value="INSERT INTO `cities` (`id`, `region_id`, `name`) VALUES (NULL, (SELECT id FROM `regions` WHERE name = 'Teleorman'), 'Tătărăștii de Sus');" calcext:value-type="string">
            <text:p>INSERT INTO `cities` (`id`, `region_id`, `name`) VALUES (NULL, (SELECT id FROM `regions` WHERE name = 'Teleorman'), 'Tătărăștii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Țigănești</text:p>
          </table:table-cell>
          <table:table-cell/>
          <table:table-cell table:formula="of:=CONCATENATE([.$C$91];[.A2906];[.$K$91];[.B2906];[.$L$91])" office:value-type="string" office:string-value="INSERT INTO `cities` (`id`, `region_id`, `name`) VALUES (NULL, (SELECT id FROM `regions` WHERE name = 'Teleorman'), 'Țigănești');" calcext:value-type="string">
            <text:p>INSERT INTO `cities` (`id`, `region_id`, `name`) VALUES (NULL, (SELECT id FROM `regions` WHERE name = 'Teleorman'), 'Țig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Traian</text:p>
          </table:table-cell>
          <table:table-cell/>
          <table:table-cell table:formula="of:=CONCATENATE([.$C$91];[.A2907];[.$K$91];[.B2907];[.$L$91])" office:value-type="string" office:string-value="INSERT INTO `cities` (`id`, `region_id`, `name`) VALUES (NULL, (SELECT id FROM `regions` WHERE name = 'Teleorman'), 'Traian');" calcext:value-type="string">
            <text:p>INSERT INTO `cities` (`id`, `region_id`, `name`) VALUES (NULL, (SELECT id FROM `regions` WHERE name = 'Teleorman'), 'Trai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Trivalea-Moșteni</text:p>
          </table:table-cell>
          <table:table-cell/>
          <table:table-cell table:formula="of:=CONCATENATE([.$C$91];[.A2908];[.$K$91];[.B2908];[.$L$91])" office:value-type="string" office:string-value="INSERT INTO `cities` (`id`, `region_id`, `name`) VALUES (NULL, (SELECT id FROM `regions` WHERE name = 'Teleorman'), 'Trivalea-Moșteni');" calcext:value-type="string">
            <text:p>INSERT INTO `cities` (`id`, `region_id`, `name`) VALUES (NULL, (SELECT id FROM `regions` WHERE name = 'Teleorman'), 'Trivalea-Moș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Troianul</text:p>
          </table:table-cell>
          <table:table-cell/>
          <table:table-cell table:formula="of:=CONCATENATE([.$C$91];[.A2909];[.$K$91];[.B2909];[.$L$91])" office:value-type="string" office:string-value="INSERT INTO `cities` (`id`, `region_id`, `name`) VALUES (NULL, (SELECT id FROM `regions` WHERE name = 'Teleorman'), 'Troianul');" calcext:value-type="string">
            <text:p>INSERT INTO `cities` (`id`, `region_id`, `name`) VALUES (NULL, (SELECT id FROM `regions` WHERE name = 'Teleorman'), 'Troianu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Turnu Măgurele</text:p>
          </table:table-cell>
          <table:table-cell/>
          <table:table-cell table:formula="of:=CONCATENATE([.$C$91];[.A2910];[.$K$91];[.B2910];[.$L$91])" office:value-type="string" office:string-value="INSERT INTO `cities` (`id`, `region_id`, `name`) VALUES (NULL, (SELECT id FROM `regions` WHERE name = 'Teleorman'), 'Turnu Măgurele');" calcext:value-type="string">
            <text:p>INSERT INTO `cities` (`id`, `region_id`, `name`) VALUES (NULL, (SELECT id FROM `regions` WHERE name = 'Teleorman'), 'Turnu Măgur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Uda-Clocociov</text:p>
          </table:table-cell>
          <table:table-cell/>
          <table:table-cell table:formula="of:=CONCATENATE([.$C$91];[.A2911];[.$K$91];[.B2911];[.$L$91])" office:value-type="string" office:string-value="INSERT INTO `cities` (`id`, `region_id`, `name`) VALUES (NULL, (SELECT id FROM `regions` WHERE name = 'Teleorman'), 'Uda-Clocociov');" calcext:value-type="string">
            <text:p>INSERT INTO `cities` (`id`, `region_id`, `name`) VALUES (NULL, (SELECT id FROM `regions` WHERE name = 'Teleorman'), 'Uda-Clococio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Vârtoape</text:p>
          </table:table-cell>
          <table:table-cell/>
          <table:table-cell table:formula="of:=CONCATENATE([.$C$91];[.A2912];[.$K$91];[.B2912];[.$L$91])" office:value-type="string" office:string-value="INSERT INTO `cities` (`id`, `region_id`, `name`) VALUES (NULL, (SELECT id FROM `regions` WHERE name = 'Teleorman'), 'Vârtoape');" calcext:value-type="string">
            <text:p>INSERT INTO `cities` (`id`, `region_id`, `name`) VALUES (NULL, (SELECT id FROM `regions` WHERE name = 'Teleorman'), 'Vârtoap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Vedea</text:p>
          </table:table-cell>
          <table:table-cell/>
          <table:table-cell table:formula="of:=CONCATENATE([.$C$91];[.A2913];[.$K$91];[.B2913];[.$L$91])" office:value-type="string" office:string-value="INSERT INTO `cities` (`id`, `region_id`, `name`) VALUES (NULL, (SELECT id FROM `regions` WHERE name = 'Teleorman'), 'Vedea');" calcext:value-type="string">
            <text:p>INSERT INTO `cities` (`id`, `region_id`, `name`) VALUES (NULL, (SELECT id FROM `regions` WHERE name = 'Teleorman'), 'Ved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Videle</text:p>
          </table:table-cell>
          <table:table-cell/>
          <table:table-cell table:formula="of:=CONCATENATE([.$C$91];[.A2914];[.$K$91];[.B2914];[.$L$91])" office:value-type="string" office:string-value="INSERT INTO `cities` (`id`, `region_id`, `name`) VALUES (NULL, (SELECT id FROM `regions` WHERE name = 'Teleorman'), 'Videle');" calcext:value-type="string">
            <text:p>INSERT INTO `cities` (`id`, `region_id`, `name`) VALUES (NULL, (SELECT id FROM `regions` WHERE name = 'Teleorman'), 'Vid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Viișoara</text:p>
          </table:table-cell>
          <table:table-cell/>
          <table:table-cell table:formula="of:=CONCATENATE([.$C$91];[.A2915];[.$K$91];[.B2915];[.$L$91])" office:value-type="string" office:string-value="INSERT INTO `cities` (`id`, `region_id`, `name`) VALUES (NULL, (SELECT id FROM `regions` WHERE name = 'Teleorman'), 'Viișoara');" calcext:value-type="string">
            <text:p>INSERT INTO `cities` (`id`, `region_id`, `name`) VALUES (NULL, (SELECT id FROM `regions` WHERE name = 'Teleorman'), 'Viiș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Vitănești</text:p>
          </table:table-cell>
          <table:table-cell/>
          <table:table-cell table:formula="of:=CONCATENATE([.$C$91];[.A2916];[.$K$91];[.B2916];[.$L$91])" office:value-type="string" office:string-value="INSERT INTO `cities` (`id`, `region_id`, `name`) VALUES (NULL, (SELECT id FROM `regions` WHERE name = 'Teleorman'), 'Vitănești');" calcext:value-type="string">
            <text:p>INSERT INTO `cities` (`id`, `region_id`, `name`) VALUES (NULL, (SELECT id FROM `regions` WHERE name = 'Teleorman'), 'Vit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Zâmbreasca</text:p>
          </table:table-cell>
          <table:table-cell/>
          <table:table-cell table:formula="of:=CONCATENATE([.$C$91];[.A2917];[.$K$91];[.B2917];[.$L$91])" office:value-type="string" office:string-value="INSERT INTO `cities` (`id`, `region_id`, `name`) VALUES (NULL, (SELECT id FROM `regions` WHERE name = 'Teleorman'), 'Zâmbreasca');" calcext:value-type="string">
            <text:p>INSERT INTO `cities` (`id`, `region_id`, `name`) VALUES (NULL, (SELECT id FROM `regions` WHERE name = 'Teleorman'), 'Zâmbreas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Zimnicea</text:p>
          </table:table-cell>
          <table:table-cell/>
          <table:table-cell table:formula="of:=CONCATENATE([.$C$91];[.A2918];[.$K$91];[.B2918];[.$L$91])" office:value-type="string" office:string-value="INSERT INTO `cities` (`id`, `region_id`, `name`) VALUES (NULL, (SELECT id FROM `regions` WHERE name = 'Teleorman'), 'Zimnicea');" calcext:value-type="string">
            <text:p>INSERT INTO `cities` (`id`, `region_id`, `name`) VALUES (NULL, (SELECT id FROM `regions` WHERE name = 'Teleorman'), 'Zimnicea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Balinț</text:p>
          </table:table-cell>
          <table:table-cell/>
          <table:table-cell table:formula="of:=CONCATENATE([.$C$91];[.A2920];[.$K$91];[.B2920];[.$L$91])" office:value-type="string" office:string-value="INSERT INTO `cities` (`id`, `region_id`, `name`) VALUES (NULL, (SELECT id FROM `regions` WHERE name = 'Timiș'), 'Balinț');" calcext:value-type="string">
            <text:p>INSERT INTO `cities` (`id`, `region_id`, `name`) VALUES (NULL, (SELECT id FROM `regions` WHERE name = 'Timiș'), 'Balin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Banloc</text:p>
          </table:table-cell>
          <table:table-cell/>
          <table:table-cell table:formula="of:=CONCATENATE([.$C$91];[.A2921];[.$K$91];[.B2921];[.$L$91])" office:value-type="string" office:string-value="INSERT INTO `cities` (`id`, `region_id`, `name`) VALUES (NULL, (SELECT id FROM `regions` WHERE name = 'Timiș'), 'Banloc');" calcext:value-type="string">
            <text:p>INSERT INTO `cities` (`id`, `region_id`, `name`) VALUES (NULL, (SELECT id FROM `regions` WHERE name = 'Timiș'), 'Banlo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Bara</text:p>
          </table:table-cell>
          <table:table-cell/>
          <table:table-cell table:formula="of:=CONCATENATE([.$C$91];[.A2922];[.$K$91];[.B2922];[.$L$91])" office:value-type="string" office:string-value="INSERT INTO `cities` (`id`, `region_id`, `name`) VALUES (NULL, (SELECT id FROM `regions` WHERE name = 'Timiș'), 'Bara');" calcext:value-type="string">
            <text:p>INSERT INTO `cities` (`id`, `region_id`, `name`) VALUES (NULL, (SELECT id FROM `regions` WHERE name = 'Timiș'), 'B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Bârna</text:p>
          </table:table-cell>
          <table:table-cell/>
          <table:table-cell table:formula="of:=CONCATENATE([.$C$91];[.A2923];[.$K$91];[.B2923];[.$L$91])" office:value-type="string" office:string-value="INSERT INTO `cities` (`id`, `region_id`, `name`) VALUES (NULL, (SELECT id FROM `regions` WHERE name = 'Timiș'), 'Bârna');" calcext:value-type="string">
            <text:p>INSERT INTO `cities` (`id`, `region_id`, `name`) VALUES (NULL, (SELECT id FROM `regions` WHERE name = 'Timiș'), 'Bâr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Beba Veche</text:p>
          </table:table-cell>
          <table:table-cell/>
          <table:table-cell table:formula="of:=CONCATENATE([.$C$91];[.A2924];[.$K$91];[.B2924];[.$L$91])" office:value-type="string" office:string-value="INSERT INTO `cities` (`id`, `region_id`, `name`) VALUES (NULL, (SELECT id FROM `regions` WHERE name = 'Timiș'), 'Beba Veche');" calcext:value-type="string">
            <text:p>INSERT INTO `cities` (`id`, `region_id`, `name`) VALUES (NULL, (SELECT id FROM `regions` WHERE name = 'Timiș'), 'Beba Vech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Becicherecu Mic</text:p>
          </table:table-cell>
          <table:table-cell/>
          <table:table-cell table:formula="of:=CONCATENATE([.$C$91];[.A2925];[.$K$91];[.B2925];[.$L$91])" office:value-type="string" office:string-value="INSERT INTO `cities` (`id`, `region_id`, `name`) VALUES (NULL, (SELECT id FROM `regions` WHERE name = 'Timiș'), 'Becicherecu Mic');" calcext:value-type="string">
            <text:p>INSERT INTO `cities` (`id`, `region_id`, `name`) VALUES (NULL, (SELECT id FROM `regions` WHERE name = 'Timiș'), 'Becicherecu Mi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Belinț</text:p>
          </table:table-cell>
          <table:table-cell/>
          <table:table-cell table:formula="of:=CONCATENATE([.$C$91];[.A2926];[.$K$91];[.B2926];[.$L$91])" office:value-type="string" office:string-value="INSERT INTO `cities` (`id`, `region_id`, `name`) VALUES (NULL, (SELECT id FROM `regions` WHERE name = 'Timiș'), 'Belinț');" calcext:value-type="string">
            <text:p>INSERT INTO `cities` (`id`, `region_id`, `name`) VALUES (NULL, (SELECT id FROM `regions` WHERE name = 'Timiș'), 'Belin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Bethausen</text:p>
          </table:table-cell>
          <table:table-cell/>
          <table:table-cell table:formula="of:=CONCATENATE([.$C$91];[.A2927];[.$K$91];[.B2927];[.$L$91])" office:value-type="string" office:string-value="INSERT INTO `cities` (`id`, `region_id`, `name`) VALUES (NULL, (SELECT id FROM `regions` WHERE name = 'Timiș'), 'Bethausen');" calcext:value-type="string">
            <text:p>INSERT INTO `cities` (`id`, `region_id`, `name`) VALUES (NULL, (SELECT id FROM `regions` WHERE name = 'Timiș'), 'Bethause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Biled</text:p>
          </table:table-cell>
          <table:table-cell/>
          <table:table-cell table:formula="of:=CONCATENATE([.$C$91];[.A2928];[.$K$91];[.B2928];[.$L$91])" office:value-type="string" office:string-value="INSERT INTO `cities` (`id`, `region_id`, `name`) VALUES (NULL, (SELECT id FROM `regions` WHERE name = 'Timiș'), 'Biled');" calcext:value-type="string">
            <text:p>INSERT INTO `cities` (`id`, `region_id`, `name`) VALUES (NULL, (SELECT id FROM `regions` WHERE name = 'Timiș'), 'Bile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Birda</text:p>
          </table:table-cell>
          <table:table-cell/>
          <table:table-cell table:formula="of:=CONCATENATE([.$C$91];[.A2929];[.$K$91];[.B2929];[.$L$91])" office:value-type="string" office:string-value="INSERT INTO `cities` (`id`, `region_id`, `name`) VALUES (NULL, (SELECT id FROM `regions` WHERE name = 'Timiș'), 'Birda');" calcext:value-type="string">
            <text:p>INSERT INTO `cities` (`id`, `region_id`, `name`) VALUES (NULL, (SELECT id FROM `regions` WHERE name = 'Timiș'), 'Bird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Bogda</text:p>
          </table:table-cell>
          <table:table-cell/>
          <table:table-cell table:formula="of:=CONCATENATE([.$C$91];[.A2930];[.$K$91];[.B2930];[.$L$91])" office:value-type="string" office:string-value="INSERT INTO `cities` (`id`, `region_id`, `name`) VALUES (NULL, (SELECT id FROM `regions` WHERE name = 'Timiș'), 'Bogda');" calcext:value-type="string">
            <text:p>INSERT INTO `cities` (`id`, `region_id`, `name`) VALUES (NULL, (SELECT id FROM `regions` WHERE name = 'Timiș'), 'Bogd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Boldur</text:p>
          </table:table-cell>
          <table:table-cell/>
          <table:table-cell table:formula="of:=CONCATENATE([.$C$91];[.A2931];[.$K$91];[.B2931];[.$L$91])" office:value-type="string" office:string-value="INSERT INTO `cities` (`id`, `region_id`, `name`) VALUES (NULL, (SELECT id FROM `regions` WHERE name = 'Timiș'), 'Boldur');" calcext:value-type="string">
            <text:p>INSERT INTO `cities` (`id`, `region_id`, `name`) VALUES (NULL, (SELECT id FROM `regions` WHERE name = 'Timiș'), 'Boldu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Brestovăț</text:p>
          </table:table-cell>
          <table:table-cell/>
          <table:table-cell table:formula="of:=CONCATENATE([.$C$91];[.A2932];[.$K$91];[.B2932];[.$L$91])" office:value-type="string" office:string-value="INSERT INTO `cities` (`id`, `region_id`, `name`) VALUES (NULL, (SELECT id FROM `regions` WHERE name = 'Timiș'), 'Brestovăț');" calcext:value-type="string">
            <text:p>INSERT INTO `cities` (`id`, `region_id`, `name`) VALUES (NULL, (SELECT id FROM `regions` WHERE name = 'Timiș'), 'Brestovă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Bucovăț</text:p>
          </table:table-cell>
          <table:table-cell/>
          <table:table-cell table:formula="of:=CONCATENATE([.$C$91];[.A2933];[.$K$91];[.B2933];[.$L$91])" office:value-type="string" office:string-value="INSERT INTO `cities` (`id`, `region_id`, `name`) VALUES (NULL, (SELECT id FROM `regions` WHERE name = 'Timiș'), 'Bucovăț');" calcext:value-type="string">
            <text:p>INSERT INTO `cities` (`id`, `region_id`, `name`) VALUES (NULL, (SELECT id FROM `regions` WHERE name = 'Timiș'), 'Bucovă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Buziaș</text:p>
          </table:table-cell>
          <table:table-cell/>
          <table:table-cell table:formula="of:=CONCATENATE([.$C$91];[.A2934];[.$K$91];[.B2934];[.$L$91])" office:value-type="string" office:string-value="INSERT INTO `cities` (`id`, `region_id`, `name`) VALUES (NULL, (SELECT id FROM `regions` WHERE name = 'Timiș'), 'Buziaș');" calcext:value-type="string">
            <text:p>INSERT INTO `cities` (`id`, `region_id`, `name`) VALUES (NULL, (SELECT id FROM `regions` WHERE name = 'Timiș'), 'Buzi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Cărpiniș</text:p>
          </table:table-cell>
          <table:table-cell/>
          <table:table-cell table:formula="of:=CONCATENATE([.$C$91];[.A2935];[.$K$91];[.B2935];[.$L$91])" office:value-type="string" office:string-value="INSERT INTO `cities` (`id`, `region_id`, `name`) VALUES (NULL, (SELECT id FROM `regions` WHERE name = 'Timiș'), 'Cărpiniș');" calcext:value-type="string">
            <text:p>INSERT INTO `cities` (`id`, `region_id`, `name`) VALUES (NULL, (SELECT id FROM `regions` WHERE name = 'Timiș'), 'Cărpin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Cenad</text:p>
          </table:table-cell>
          <table:table-cell/>
          <table:table-cell table:formula="of:=CONCATENATE([.$C$91];[.A2936];[.$K$91];[.B2936];[.$L$91])" office:value-type="string" office:string-value="INSERT INTO `cities` (`id`, `region_id`, `name`) VALUES (NULL, (SELECT id FROM `regions` WHERE name = 'Timiș'), 'Cenad');" calcext:value-type="string">
            <text:p>INSERT INTO `cities` (`id`, `region_id`, `name`) VALUES (NULL, (SELECT id FROM `regions` WHERE name = 'Timiș'), 'Cena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Cenei</text:p>
          </table:table-cell>
          <table:table-cell/>
          <table:table-cell table:formula="of:=CONCATENATE([.$C$91];[.A2937];[.$K$91];[.B2937];[.$L$91])" office:value-type="string" office:string-value="INSERT INTO `cities` (`id`, `region_id`, `name`) VALUES (NULL, (SELECT id FROM `regions` WHERE name = 'Timiș'), 'Cenei');" calcext:value-type="string">
            <text:p>INSERT INTO `cities` (`id`, `region_id`, `name`) VALUES (NULL, (SELECT id FROM `regions` WHERE name = 'Timiș'), 'Cen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Checea</text:p>
          </table:table-cell>
          <table:table-cell/>
          <table:table-cell table:formula="of:=CONCATENATE([.$C$91];[.A2938];[.$K$91];[.B2938];[.$L$91])" office:value-type="string" office:string-value="INSERT INTO `cities` (`id`, `region_id`, `name`) VALUES (NULL, (SELECT id FROM `regions` WHERE name = 'Timiș'), 'Checea');" calcext:value-type="string">
            <text:p>INSERT INTO `cities` (`id`, `region_id`, `name`) VALUES (NULL, (SELECT id FROM `regions` WHERE name = 'Timiș'), 'Che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Chevereșu Mare</text:p>
          </table:table-cell>
          <table:table-cell/>
          <table:table-cell table:formula="of:=CONCATENATE([.$C$91];[.A2939];[.$K$91];[.B2939];[.$L$91])" office:value-type="string" office:string-value="INSERT INTO `cities` (`id`, `region_id`, `name`) VALUES (NULL, (SELECT id FROM `regions` WHERE name = 'Timiș'), 'Chevereșu Mare');" calcext:value-type="string">
            <text:p>INSERT INTO `cities` (`id`, `region_id`, `name`) VALUES (NULL, (SELECT id FROM `regions` WHERE name = 'Timiș'), 'Chevereș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Ciacova</text:p>
          </table:table-cell>
          <table:table-cell/>
          <table:table-cell table:formula="of:=CONCATENATE([.$C$91];[.A2940];[.$K$91];[.B2940];[.$L$91])" office:value-type="string" office:string-value="INSERT INTO `cities` (`id`, `region_id`, `name`) VALUES (NULL, (SELECT id FROM `regions` WHERE name = 'Timiș'), 'Ciacova');" calcext:value-type="string">
            <text:p>INSERT INTO `cities` (`id`, `region_id`, `name`) VALUES (NULL, (SELECT id FROM `regions` WHERE name = 'Timiș'), 'Ciac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Comloșu Mare</text:p>
          </table:table-cell>
          <table:table-cell/>
          <table:table-cell table:formula="of:=CONCATENATE([.$C$91];[.A2941];[.$K$91];[.B2941];[.$L$91])" office:value-type="string" office:string-value="INSERT INTO `cities` (`id`, `region_id`, `name`) VALUES (NULL, (SELECT id FROM `regions` WHERE name = 'Timiș'), 'Comloșu Mare');" calcext:value-type="string">
            <text:p>INSERT INTO `cities` (`id`, `region_id`, `name`) VALUES (NULL, (SELECT id FROM `regions` WHERE name = 'Timiș'), 'Comloș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Coșteiu</text:p>
          </table:table-cell>
          <table:table-cell/>
          <table:table-cell table:formula="of:=CONCATENATE([.$C$91];[.A2942];[.$K$91];[.B2942];[.$L$91])" office:value-type="string" office:string-value="INSERT INTO `cities` (`id`, `region_id`, `name`) VALUES (NULL, (SELECT id FROM `regions` WHERE name = 'Timiș'), 'Coșteiu');" calcext:value-type="string">
            <text:p>INSERT INTO `cities` (`id`, `region_id`, `name`) VALUES (NULL, (SELECT id FROM `regions` WHERE name = 'Timiș'), 'Coște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Criciova</text:p>
          </table:table-cell>
          <table:table-cell/>
          <table:table-cell table:formula="of:=CONCATENATE([.$C$91];[.A2943];[.$K$91];[.B2943];[.$L$91])" office:value-type="string" office:string-value="INSERT INTO `cities` (`id`, `region_id`, `name`) VALUES (NULL, (SELECT id FROM `regions` WHERE name = 'Timiș'), 'Criciova');" calcext:value-type="string">
            <text:p>INSERT INTO `cities` (`id`, `region_id`, `name`) VALUES (NULL, (SELECT id FROM `regions` WHERE name = 'Timiș'), 'Crici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Curtea</text:p>
          </table:table-cell>
          <table:table-cell/>
          <table:table-cell table:formula="of:=CONCATENATE([.$C$91];[.A2944];[.$K$91];[.B2944];[.$L$91])" office:value-type="string" office:string-value="INSERT INTO `cities` (`id`, `region_id`, `name`) VALUES (NULL, (SELECT id FROM `regions` WHERE name = 'Timiș'), 'Curtea');" calcext:value-type="string">
            <text:p>INSERT INTO `cities` (`id`, `region_id`, `name`) VALUES (NULL, (SELECT id FROM `regions` WHERE name = 'Timiș'), 'Cur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Darova</text:p>
          </table:table-cell>
          <table:table-cell/>
          <table:table-cell table:formula="of:=CONCATENATE([.$C$91];[.A2945];[.$K$91];[.B2945];[.$L$91])" office:value-type="string" office:string-value="INSERT INTO `cities` (`id`, `region_id`, `name`) VALUES (NULL, (SELECT id FROM `regions` WHERE name = 'Timiș'), 'Darova');" calcext:value-type="string">
            <text:p>INSERT INTO `cities` (`id`, `region_id`, `name`) VALUES (NULL, (SELECT id FROM `regions` WHERE name = 'Timiș'), 'Dar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Denta</text:p>
          </table:table-cell>
          <table:table-cell/>
          <table:table-cell table:formula="of:=CONCATENATE([.$C$91];[.A2946];[.$K$91];[.B2946];[.$L$91])" office:value-type="string" office:string-value="INSERT INTO `cities` (`id`, `region_id`, `name`) VALUES (NULL, (SELECT id FROM `regions` WHERE name = 'Timiș'), 'Denta');" calcext:value-type="string">
            <text:p>INSERT INTO `cities` (`id`, `region_id`, `name`) VALUES (NULL, (SELECT id FROM `regions` WHERE name = 'Timiș'), 'Den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Deta</text:p>
          </table:table-cell>
          <table:table-cell/>
          <table:table-cell table:formula="of:=CONCATENATE([.$C$91];[.A2947];[.$K$91];[.B2947];[.$L$91])" office:value-type="string" office:string-value="INSERT INTO `cities` (`id`, `region_id`, `name`) VALUES (NULL, (SELECT id FROM `regions` WHERE name = 'Timiș'), 'Deta');" calcext:value-type="string">
            <text:p>INSERT INTO `cities` (`id`, `region_id`, `name`) VALUES (NULL, (SELECT id FROM `regions` WHERE name = 'Timiș'), 'De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Dudeștii Noi</text:p>
          </table:table-cell>
          <table:table-cell/>
          <table:table-cell table:formula="of:=CONCATENATE([.$C$91];[.A2948];[.$K$91];[.B2948];[.$L$91])" office:value-type="string" office:string-value="INSERT INTO `cities` (`id`, `region_id`, `name`) VALUES (NULL, (SELECT id FROM `regions` WHERE name = 'Timiș'), 'Dudeștii Noi');" calcext:value-type="string">
            <text:p>INSERT INTO `cities` (`id`, `region_id`, `name`) VALUES (NULL, (SELECT id FROM `regions` WHERE name = 'Timiș'), 'Dudeștii No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Dudeștii Vechi</text:p>
          </table:table-cell>
          <table:table-cell/>
          <table:table-cell table:formula="of:=CONCATENATE([.$C$91];[.A2949];[.$K$91];[.B2949];[.$L$91])" office:value-type="string" office:string-value="INSERT INTO `cities` (`id`, `region_id`, `name`) VALUES (NULL, (SELECT id FROM `regions` WHERE name = 'Timiș'), 'Dudeștii Vechi');" calcext:value-type="string">
            <text:p>INSERT INTO `cities` (`id`, `region_id`, `name`) VALUES (NULL, (SELECT id FROM `regions` WHERE name = 'Timiș'), 'Dudeștii Vech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Dumbrava</text:p>
          </table:table-cell>
          <table:table-cell/>
          <table:table-cell table:formula="of:=CONCATENATE([.$C$91];[.A2950];[.$K$91];[.B2950];[.$L$91])" office:value-type="string" office:string-value="INSERT INTO `cities` (`id`, `region_id`, `name`) VALUES (NULL, (SELECT id FROM `regions` WHERE name = 'Timiș'), 'Dumbrava');" calcext:value-type="string">
            <text:p>INSERT INTO `cities` (`id`, `region_id`, `name`) VALUES (NULL, (SELECT id FROM `regions` WHERE name = 'Timiș'), 'Dumbra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Dumbrăvița</text:p>
          </table:table-cell>
          <table:table-cell/>
          <table:table-cell table:formula="of:=CONCATENATE([.$C$91];[.A2951];[.$K$91];[.B2951];[.$L$91])" office:value-type="string" office:string-value="INSERT INTO `cities` (`id`, `region_id`, `name`) VALUES (NULL, (SELECT id FROM `regions` WHERE name = 'Timiș'), 'Dumbrăvița');" calcext:value-type="string">
            <text:p>INSERT INTO `cities` (`id`, `region_id`, `name`) VALUES (NULL, (SELECT id FROM `regions` WHERE name = 'Timiș'), 'Dumbrăv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Făget</text:p>
          </table:table-cell>
          <table:table-cell/>
          <table:table-cell table:formula="of:=CONCATENATE([.$C$91];[.A2952];[.$K$91];[.B2952];[.$L$91])" office:value-type="string" office:string-value="INSERT INTO `cities` (`id`, `region_id`, `name`) VALUES (NULL, (SELECT id FROM `regions` WHERE name = 'Timiș'), 'Făget');" calcext:value-type="string">
            <text:p>INSERT INTO `cities` (`id`, `region_id`, `name`) VALUES (NULL, (SELECT id FROM `regions` WHERE name = 'Timiș'), 'Făge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Fârdea</text:p>
          </table:table-cell>
          <table:table-cell/>
          <table:table-cell table:formula="of:=CONCATENATE([.$C$91];[.A2953];[.$K$91];[.B2953];[.$L$91])" office:value-type="string" office:string-value="INSERT INTO `cities` (`id`, `region_id`, `name`) VALUES (NULL, (SELECT id FROM `regions` WHERE name = 'Timiș'), 'Fârdea');" calcext:value-type="string">
            <text:p>INSERT INTO `cities` (`id`, `region_id`, `name`) VALUES (NULL, (SELECT id FROM `regions` WHERE name = 'Timiș'), 'Fârd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Fibiș</text:p>
          </table:table-cell>
          <table:table-cell/>
          <table:table-cell table:formula="of:=CONCATENATE([.$C$91];[.A2954];[.$K$91];[.B2954];[.$L$91])" office:value-type="string" office:string-value="INSERT INTO `cities` (`id`, `region_id`, `name`) VALUES (NULL, (SELECT id FROM `regions` WHERE name = 'Timiș'), 'Fibiș');" calcext:value-type="string">
            <text:p>INSERT INTO `cities` (`id`, `region_id`, `name`) VALUES (NULL, (SELECT id FROM `regions` WHERE name = 'Timiș'), 'Fibi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Foeni</text:p>
          </table:table-cell>
          <table:table-cell/>
          <table:table-cell table:formula="of:=CONCATENATE([.$C$91];[.A2955];[.$K$91];[.B2955];[.$L$91])" office:value-type="string" office:string-value="INSERT INTO `cities` (`id`, `region_id`, `name`) VALUES (NULL, (SELECT id FROM `regions` WHERE name = 'Timiș'), 'Foeni');" calcext:value-type="string">
            <text:p>INSERT INTO `cities` (`id`, `region_id`, `name`) VALUES (NULL, (SELECT id FROM `regions` WHERE name = 'Timiș'), 'Fo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Gătaia</text:p>
          </table:table-cell>
          <table:table-cell/>
          <table:table-cell table:formula="of:=CONCATENATE([.$C$91];[.A2956];[.$K$91];[.B2956];[.$L$91])" office:value-type="string" office:string-value="INSERT INTO `cities` (`id`, `region_id`, `name`) VALUES (NULL, (SELECT id FROM `regions` WHERE name = 'Timiș'), 'Gătaia');" calcext:value-type="string">
            <text:p>INSERT INTO `cities` (`id`, `region_id`, `name`) VALUES (NULL, (SELECT id FROM `regions` WHERE name = 'Timiș'), 'Găt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Gavojdia</text:p>
          </table:table-cell>
          <table:table-cell/>
          <table:table-cell table:formula="of:=CONCATENATE([.$C$91];[.A2957];[.$K$91];[.B2957];[.$L$91])" office:value-type="string" office:string-value="INSERT INTO `cities` (`id`, `region_id`, `name`) VALUES (NULL, (SELECT id FROM `regions` WHERE name = 'Timiș'), 'Gavojdia');" calcext:value-type="string">
            <text:p>INSERT INTO `cities` (`id`, `region_id`, `name`) VALUES (NULL, (SELECT id FROM `regions` WHERE name = 'Timiș'), 'Gavojd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Ghilad</text:p>
          </table:table-cell>
          <table:table-cell/>
          <table:table-cell table:formula="of:=CONCATENATE([.$C$91];[.A2958];[.$K$91];[.B2958];[.$L$91])" office:value-type="string" office:string-value="INSERT INTO `cities` (`id`, `region_id`, `name`) VALUES (NULL, (SELECT id FROM `regions` WHERE name = 'Timiș'), 'Ghilad');" calcext:value-type="string">
            <text:p>INSERT INTO `cities` (`id`, `region_id`, `name`) VALUES (NULL, (SELECT id FROM `regions` WHERE name = 'Timiș'), 'Ghila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Ghiroda</text:p>
          </table:table-cell>
          <table:table-cell/>
          <table:table-cell table:formula="of:=CONCATENATE([.$C$91];[.A2959];[.$K$91];[.B2959];[.$L$91])" office:value-type="string" office:string-value="INSERT INTO `cities` (`id`, `region_id`, `name`) VALUES (NULL, (SELECT id FROM `regions` WHERE name = 'Timiș'), 'Ghiroda');" calcext:value-type="string">
            <text:p>INSERT INTO `cities` (`id`, `region_id`, `name`) VALUES (NULL, (SELECT id FROM `regions` WHERE name = 'Timiș'), 'Ghirod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Ghizela</text:p>
          </table:table-cell>
          <table:table-cell/>
          <table:table-cell table:formula="of:=CONCATENATE([.$C$91];[.A2960];[.$K$91];[.B2960];[.$L$91])" office:value-type="string" office:string-value="INSERT INTO `cities` (`id`, `region_id`, `name`) VALUES (NULL, (SELECT id FROM `regions` WHERE name = 'Timiș'), 'Ghizela');" calcext:value-type="string">
            <text:p>INSERT INTO `cities` (`id`, `region_id`, `name`) VALUES (NULL, (SELECT id FROM `regions` WHERE name = 'Timiș'), 'Ghize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Giarmata</text:p>
          </table:table-cell>
          <table:table-cell/>
          <table:table-cell table:formula="of:=CONCATENATE([.$C$91];[.A2961];[.$K$91];[.B2961];[.$L$91])" office:value-type="string" office:string-value="INSERT INTO `cities` (`id`, `region_id`, `name`) VALUES (NULL, (SELECT id FROM `regions` WHERE name = 'Timiș'), 'Giarmata');" calcext:value-type="string">
            <text:p>INSERT INTO `cities` (`id`, `region_id`, `name`) VALUES (NULL, (SELECT id FROM `regions` WHERE name = 'Timiș'), 'Giarma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Giera</text:p>
          </table:table-cell>
          <table:table-cell/>
          <table:table-cell table:formula="of:=CONCATENATE([.$C$91];[.A2962];[.$K$91];[.B2962];[.$L$91])" office:value-type="string" office:string-value="INSERT INTO `cities` (`id`, `region_id`, `name`) VALUES (NULL, (SELECT id FROM `regions` WHERE name = 'Timiș'), 'Giera');" calcext:value-type="string">
            <text:p>INSERT INTO `cities` (`id`, `region_id`, `name`) VALUES (NULL, (SELECT id FROM `regions` WHERE name = 'Timiș'), 'Gie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Giroc</text:p>
          </table:table-cell>
          <table:table-cell/>
          <table:table-cell table:formula="of:=CONCATENATE([.$C$91];[.A2963];[.$K$91];[.B2963];[.$L$91])" office:value-type="string" office:string-value="INSERT INTO `cities` (`id`, `region_id`, `name`) VALUES (NULL, (SELECT id FROM `regions` WHERE name = 'Timiș'), 'Giroc');" calcext:value-type="string">
            <text:p>INSERT INTO `cities` (`id`, `region_id`, `name`) VALUES (NULL, (SELECT id FROM `regions` WHERE name = 'Timiș'), 'Giro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Giulvăz</text:p>
          </table:table-cell>
          <table:table-cell/>
          <table:table-cell table:formula="of:=CONCATENATE([.$C$91];[.A2964];[.$K$91];[.B2964];[.$L$91])" office:value-type="string" office:string-value="INSERT INTO `cities` (`id`, `region_id`, `name`) VALUES (NULL, (SELECT id FROM `regions` WHERE name = 'Timiș'), 'Giulvăz');" calcext:value-type="string">
            <text:p>INSERT INTO `cities` (`id`, `region_id`, `name`) VALUES (NULL, (SELECT id FROM `regions` WHERE name = 'Timiș'), 'Giulvăz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Gottlob</text:p>
          </table:table-cell>
          <table:table-cell/>
          <table:table-cell table:formula="of:=CONCATENATE([.$C$91];[.A2965];[.$K$91];[.B2965];[.$L$91])" office:value-type="string" office:string-value="INSERT INTO `cities` (`id`, `region_id`, `name`) VALUES (NULL, (SELECT id FROM `regions` WHERE name = 'Timiș'), 'Gottlob');" calcext:value-type="string">
            <text:p>INSERT INTO `cities` (`id`, `region_id`, `name`) VALUES (NULL, (SELECT id FROM `regions` WHERE name = 'Timiș'), 'Gottlob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Iecea Mare</text:p>
          </table:table-cell>
          <table:table-cell/>
          <table:table-cell table:formula="of:=CONCATENATE([.$C$91];[.A2966];[.$K$91];[.B2966];[.$L$91])" office:value-type="string" office:string-value="INSERT INTO `cities` (`id`, `region_id`, `name`) VALUES (NULL, (SELECT id FROM `regions` WHERE name = 'Timiș'), 'Iecea Mare');" calcext:value-type="string">
            <text:p>INSERT INTO `cities` (`id`, `region_id`, `name`) VALUES (NULL, (SELECT id FROM `regions` WHERE name = 'Timiș'), 'Iece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Jamu Mare</text:p>
          </table:table-cell>
          <table:table-cell/>
          <table:table-cell table:formula="of:=CONCATENATE([.$C$91];[.A2967];[.$K$91];[.B2967];[.$L$91])" office:value-type="string" office:string-value="INSERT INTO `cities` (`id`, `region_id`, `name`) VALUES (NULL, (SELECT id FROM `regions` WHERE name = 'Timiș'), 'Jamu Mare');" calcext:value-type="string">
            <text:p>INSERT INTO `cities` (`id`, `region_id`, `name`) VALUES (NULL, (SELECT id FROM `regions` WHERE name = 'Timiș'), 'Jam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Jebel</text:p>
          </table:table-cell>
          <table:table-cell/>
          <table:table-cell table:formula="of:=CONCATENATE([.$C$91];[.A2968];[.$K$91];[.B2968];[.$L$91])" office:value-type="string" office:string-value="INSERT INTO `cities` (`id`, `region_id`, `name`) VALUES (NULL, (SELECT id FROM `regions` WHERE name = 'Timiș'), 'Jebel');" calcext:value-type="string">
            <text:p>INSERT INTO `cities` (`id`, `region_id`, `name`) VALUES (NULL, (SELECT id FROM `regions` WHERE name = 'Timiș'), 'Jeb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Jimbolia</text:p>
          </table:table-cell>
          <table:table-cell/>
          <table:table-cell table:formula="of:=CONCATENATE([.$C$91];[.A2969];[.$K$91];[.B2969];[.$L$91])" office:value-type="string" office:string-value="INSERT INTO `cities` (`id`, `region_id`, `name`) VALUES (NULL, (SELECT id FROM `regions` WHERE name = 'Timiș'), 'Jimbolia');" calcext:value-type="string">
            <text:p>INSERT INTO `cities` (`id`, `region_id`, `name`) VALUES (NULL, (SELECT id FROM `regions` WHERE name = 'Timiș'), 'Jimbol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Lenauheim</text:p>
          </table:table-cell>
          <table:table-cell/>
          <table:table-cell table:formula="of:=CONCATENATE([.$C$91];[.A2970];[.$K$91];[.B2970];[.$L$91])" office:value-type="string" office:string-value="INSERT INTO `cities` (`id`, `region_id`, `name`) VALUES (NULL, (SELECT id FROM `regions` WHERE name = 'Timiș'), 'Lenauheim');" calcext:value-type="string">
            <text:p>INSERT INTO `cities` (`id`, `region_id`, `name`) VALUES (NULL, (SELECT id FROM `regions` WHERE name = 'Timiș'), 'Lenauheim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Liebling</text:p>
          </table:table-cell>
          <table:table-cell/>
          <table:table-cell table:formula="of:=CONCATENATE([.$C$91];[.A2971];[.$K$91];[.B2971];[.$L$91])" office:value-type="string" office:string-value="INSERT INTO `cities` (`id`, `region_id`, `name`) VALUES (NULL, (SELECT id FROM `regions` WHERE name = 'Timiș'), 'Liebling');" calcext:value-type="string">
            <text:p>INSERT INTO `cities` (`id`, `region_id`, `name`) VALUES (NULL, (SELECT id FROM `regions` WHERE name = 'Timiș'), 'Lieblin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Livezile</text:p>
          </table:table-cell>
          <table:table-cell/>
          <table:table-cell table:formula="of:=CONCATENATE([.$C$91];[.A2972];[.$K$91];[.B2972];[.$L$91])" office:value-type="string" office:string-value="INSERT INTO `cities` (`id`, `region_id`, `name`) VALUES (NULL, (SELECT id FROM `regions` WHERE name = 'Timiș'), 'Livezile');" calcext:value-type="string">
            <text:p>INSERT INTO `cities` (`id`, `region_id`, `name`) VALUES (NULL, (SELECT id FROM `regions` WHERE name = 'Timiș'), 'Livezi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Lovrin</text:p>
          </table:table-cell>
          <table:table-cell/>
          <table:table-cell table:formula="of:=CONCATENATE([.$C$91];[.A2973];[.$K$91];[.B2973];[.$L$91])" office:value-type="string" office:string-value="INSERT INTO `cities` (`id`, `region_id`, `name`) VALUES (NULL, (SELECT id FROM `regions` WHERE name = 'Timiș'), 'Lovrin');" calcext:value-type="string">
            <text:p>INSERT INTO `cities` (`id`, `region_id`, `name`) VALUES (NULL, (SELECT id FROM `regions` WHERE name = 'Timiș'), 'Lovr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Lugoj</text:p>
          </table:table-cell>
          <table:table-cell/>
          <table:table-cell table:formula="of:=CONCATENATE([.$C$91];[.A2974];[.$K$91];[.B2974];[.$L$91])" office:value-type="string" office:string-value="INSERT INTO `cities` (`id`, `region_id`, `name`) VALUES (NULL, (SELECT id FROM `regions` WHERE name = 'Timiș'), 'Lugoj');" calcext:value-type="string">
            <text:p>INSERT INTO `cities` (`id`, `region_id`, `name`) VALUES (NULL, (SELECT id FROM `regions` WHERE name = 'Timiș'), 'Lugoj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Mănăștiur</text:p>
          </table:table-cell>
          <table:table-cell/>
          <table:table-cell table:formula="of:=CONCATENATE([.$C$91];[.A2975];[.$K$91];[.B2975];[.$L$91])" office:value-type="string" office:string-value="INSERT INTO `cities` (`id`, `region_id`, `name`) VALUES (NULL, (SELECT id FROM `regions` WHERE name = 'Timiș'), 'Mănăștiur');" calcext:value-type="string">
            <text:p>INSERT INTO `cities` (`id`, `region_id`, `name`) VALUES (NULL, (SELECT id FROM `regions` WHERE name = 'Timiș'), 'Mănăștiu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Margina</text:p>
          </table:table-cell>
          <table:table-cell/>
          <table:table-cell table:formula="of:=CONCATENATE([.$C$91];[.A2976];[.$K$91];[.B2976];[.$L$91])" office:value-type="string" office:string-value="INSERT INTO `cities` (`id`, `region_id`, `name`) VALUES (NULL, (SELECT id FROM `regions` WHERE name = 'Timiș'), 'Margina');" calcext:value-type="string">
            <text:p>INSERT INTO `cities` (`id`, `region_id`, `name`) VALUES (NULL, (SELECT id FROM `regions` WHERE name = 'Timiș'), 'Marg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Mașloc</text:p>
          </table:table-cell>
          <table:table-cell/>
          <table:table-cell table:formula="of:=CONCATENATE([.$C$91];[.A2977];[.$K$91];[.B2977];[.$L$91])" office:value-type="string" office:string-value="INSERT INTO `cities` (`id`, `region_id`, `name`) VALUES (NULL, (SELECT id FROM `regions` WHERE name = 'Timiș'), 'Mașloc');" calcext:value-type="string">
            <text:p>INSERT INTO `cities` (`id`, `region_id`, `name`) VALUES (NULL, (SELECT id FROM `regions` WHERE name = 'Timiș'), 'Mașlo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Moravița</text:p>
          </table:table-cell>
          <table:table-cell/>
          <table:table-cell table:formula="of:=CONCATENATE([.$C$91];[.A2978];[.$K$91];[.B2978];[.$L$91])" office:value-type="string" office:string-value="INSERT INTO `cities` (`id`, `region_id`, `name`) VALUES (NULL, (SELECT id FROM `regions` WHERE name = 'Timiș'), 'Moravița');" calcext:value-type="string">
            <text:p>INSERT INTO `cities` (`id`, `region_id`, `name`) VALUES (NULL, (SELECT id FROM `regions` WHERE name = 'Timiș'), 'Morav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Moșnița Nouă</text:p>
          </table:table-cell>
          <table:table-cell/>
          <table:table-cell table:formula="of:=CONCATENATE([.$C$91];[.A2979];[.$K$91];[.B2979];[.$L$91])" office:value-type="string" office:string-value="INSERT INTO `cities` (`id`, `region_id`, `name`) VALUES (NULL, (SELECT id FROM `regions` WHERE name = 'Timiș'), 'Moșnița Nouă');" calcext:value-type="string">
            <text:p>INSERT INTO `cities` (`id`, `region_id`, `name`) VALUES (NULL, (SELECT id FROM `regions` WHERE name = 'Timiș'), 'Moșnița Nou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Nădrag</text:p>
          </table:table-cell>
          <table:table-cell/>
          <table:table-cell table:formula="of:=CONCATENATE([.$C$91];[.A2980];[.$K$91];[.B2980];[.$L$91])" office:value-type="string" office:string-value="INSERT INTO `cities` (`id`, `region_id`, `name`) VALUES (NULL, (SELECT id FROM `regions` WHERE name = 'Timiș'), 'Nădrag');" calcext:value-type="string">
            <text:p>INSERT INTO `cities` (`id`, `region_id`, `name`) VALUES (NULL, (SELECT id FROM `regions` WHERE name = 'Timiș'), 'Nădra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Nițchidorf</text:p>
          </table:table-cell>
          <table:table-cell/>
          <table:table-cell table:formula="of:=CONCATENATE([.$C$91];[.A2981];[.$K$91];[.B2981];[.$L$91])" office:value-type="string" office:string-value="INSERT INTO `cities` (`id`, `region_id`, `name`) VALUES (NULL, (SELECT id FROM `regions` WHERE name = 'Timiș'), 'Nițchidorf');" calcext:value-type="string">
            <text:p>INSERT INTO `cities` (`id`, `region_id`, `name`) VALUES (NULL, (SELECT id FROM `regions` WHERE name = 'Timiș'), 'Nițchidorf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Ohaba Lungă</text:p>
          </table:table-cell>
          <table:table-cell/>
          <table:table-cell table:formula="of:=CONCATENATE([.$C$91];[.A2982];[.$K$91];[.B2982];[.$L$91])" office:value-type="string" office:string-value="INSERT INTO `cities` (`id`, `region_id`, `name`) VALUES (NULL, (SELECT id FROM `regions` WHERE name = 'Timiș'), 'Ohaba Lungă');" calcext:value-type="string">
            <text:p>INSERT INTO `cities` (`id`, `region_id`, `name`) VALUES (NULL, (SELECT id FROM `regions` WHERE name = 'Timiș'), 'Ohaba Lung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Orțișoara</text:p>
          </table:table-cell>
          <table:table-cell/>
          <table:table-cell table:formula="of:=CONCATENATE([.$C$91];[.A2983];[.$K$91];[.B2983];[.$L$91])" office:value-type="string" office:string-value="INSERT INTO `cities` (`id`, `region_id`, `name`) VALUES (NULL, (SELECT id FROM `regions` WHERE name = 'Timiș'), 'Orțișoara');" calcext:value-type="string">
            <text:p>INSERT INTO `cities` (`id`, `region_id`, `name`) VALUES (NULL, (SELECT id FROM `regions` WHERE name = 'Timiș'), 'Orțiș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Otelec</text:p>
          </table:table-cell>
          <table:table-cell/>
          <table:table-cell table:formula="of:=CONCATENATE([.$C$91];[.A2984];[.$K$91];[.B2984];[.$L$91])" office:value-type="string" office:string-value="INSERT INTO `cities` (`id`, `region_id`, `name`) VALUES (NULL, (SELECT id FROM `regions` WHERE name = 'Timiș'), 'Otelec');" calcext:value-type="string">
            <text:p>INSERT INTO `cities` (`id`, `region_id`, `name`) VALUES (NULL, (SELECT id FROM `regions` WHERE name = 'Timiș'), 'Otele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Pădureni</text:p>
          </table:table-cell>
          <table:table-cell/>
          <table:table-cell table:formula="of:=CONCATENATE([.$C$91];[.A2985];[.$K$91];[.B2985];[.$L$91])" office:value-type="string" office:string-value="INSERT INTO `cities` (`id`, `region_id`, `name`) VALUES (NULL, (SELECT id FROM `regions` WHERE name = 'Timiș'), 'Pădureni');" calcext:value-type="string">
            <text:p>INSERT INTO `cities` (`id`, `region_id`, `name`) VALUES (NULL, (SELECT id FROM `regions` WHERE name = 'Timiș'), 'Pădu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Parța</text:p>
          </table:table-cell>
          <table:table-cell/>
          <table:table-cell table:formula="of:=CONCATENATE([.$C$91];[.A2986];[.$K$91];[.B2986];[.$L$91])" office:value-type="string" office:string-value="INSERT INTO `cities` (`id`, `region_id`, `name`) VALUES (NULL, (SELECT id FROM `regions` WHERE name = 'Timiș'), 'Parța');" calcext:value-type="string">
            <text:p>INSERT INTO `cities` (`id`, `region_id`, `name`) VALUES (NULL, (SELECT id FROM `regions` WHERE name = 'Timiș'), 'Par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Peciu Nou</text:p>
          </table:table-cell>
          <table:table-cell/>
          <table:table-cell table:formula="of:=CONCATENATE([.$C$91];[.A2987];[.$K$91];[.B2987];[.$L$91])" office:value-type="string" office:string-value="INSERT INTO `cities` (`id`, `region_id`, `name`) VALUES (NULL, (SELECT id FROM `regions` WHERE name = 'Timiș'), 'Peciu Nou');" calcext:value-type="string">
            <text:p>INSERT INTO `cities` (`id`, `region_id`, `name`) VALUES (NULL, (SELECT id FROM `regions` WHERE name = 'Timiș'), 'Peciu No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Periam</text:p>
          </table:table-cell>
          <table:table-cell/>
          <table:table-cell table:formula="of:=CONCATENATE([.$C$91];[.A2988];[.$K$91];[.B2988];[.$L$91])" office:value-type="string" office:string-value="INSERT INTO `cities` (`id`, `region_id`, `name`) VALUES (NULL, (SELECT id FROM `regions` WHERE name = 'Timiș'), 'Periam');" calcext:value-type="string">
            <text:p>INSERT INTO `cities` (`id`, `region_id`, `name`) VALUES (NULL, (SELECT id FROM `regions` WHERE name = 'Timiș'), 'Periam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Pesac</text:p>
          </table:table-cell>
          <table:table-cell/>
          <table:table-cell table:formula="of:=CONCATENATE([.$C$91];[.A2989];[.$K$91];[.B2989];[.$L$91])" office:value-type="string" office:string-value="INSERT INTO `cities` (`id`, `region_id`, `name`) VALUES (NULL, (SELECT id FROM `regions` WHERE name = 'Timiș'), 'Pesac');" calcext:value-type="string">
            <text:p>INSERT INTO `cities` (`id`, `region_id`, `name`) VALUES (NULL, (SELECT id FROM `regions` WHERE name = 'Timiș'), 'Pesa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Pietroasa</text:p>
          </table:table-cell>
          <table:table-cell/>
          <table:table-cell table:formula="of:=CONCATENATE([.$C$91];[.A2990];[.$K$91];[.B2990];[.$L$91])" office:value-type="string" office:string-value="INSERT INTO `cities` (`id`, `region_id`, `name`) VALUES (NULL, (SELECT id FROM `regions` WHERE name = 'Timiș'), 'Pietroasa');" calcext:value-type="string">
            <text:p>INSERT INTO `cities` (`id`, `region_id`, `name`) VALUES (NULL, (SELECT id FROM `regions` WHERE name = 'Timiș'), 'Pietro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Pișchia</text:p>
          </table:table-cell>
          <table:table-cell/>
          <table:table-cell table:formula="of:=CONCATENATE([.$C$91];[.A2991];[.$K$91];[.B2991];[.$L$91])" office:value-type="string" office:string-value="INSERT INTO `cities` (`id`, `region_id`, `name`) VALUES (NULL, (SELECT id FROM `regions` WHERE name = 'Timiș'), 'Pișchia');" calcext:value-type="string">
            <text:p>INSERT INTO `cities` (`id`, `region_id`, `name`) VALUES (NULL, (SELECT id FROM `regions` WHERE name = 'Timiș'), 'Pișch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Racovița</text:p>
          </table:table-cell>
          <table:table-cell/>
          <table:table-cell table:formula="of:=CONCATENATE([.$C$91];[.A2992];[.$K$91];[.B2992];[.$L$91])" office:value-type="string" office:string-value="INSERT INTO `cities` (`id`, `region_id`, `name`) VALUES (NULL, (SELECT id FROM `regions` WHERE name = 'Timiș'), 'Racovița');" calcext:value-type="string">
            <text:p>INSERT INTO `cities` (`id`, `region_id`, `name`) VALUES (NULL, (SELECT id FROM `regions` WHERE name = 'Timiș'), 'Racov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Recaș</text:p>
          </table:table-cell>
          <table:table-cell/>
          <table:table-cell table:formula="of:=CONCATENATE([.$C$91];[.A2993];[.$K$91];[.B2993];[.$L$91])" office:value-type="string" office:string-value="INSERT INTO `cities` (`id`, `region_id`, `name`) VALUES (NULL, (SELECT id FROM `regions` WHERE name = 'Timiș'), 'Recaș');" calcext:value-type="string">
            <text:p>INSERT INTO `cities` (`id`, `region_id`, `name`) VALUES (NULL, (SELECT id FROM `regions` WHERE name = 'Timiș'), 'Rec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Remetea Mare</text:p>
          </table:table-cell>
          <table:table-cell/>
          <table:table-cell table:formula="of:=CONCATENATE([.$C$91];[.A2994];[.$K$91];[.B2994];[.$L$91])" office:value-type="string" office:string-value="INSERT INTO `cities` (`id`, `region_id`, `name`) VALUES (NULL, (SELECT id FROM `regions` WHERE name = 'Timiș'), 'Remetea Mare');" calcext:value-type="string">
            <text:p>INSERT INTO `cities` (`id`, `region_id`, `name`) VALUES (NULL, (SELECT id FROM `regions` WHERE name = 'Timiș'), 'Remete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Săcălaz</text:p>
          </table:table-cell>
          <table:table-cell/>
          <table:table-cell table:formula="of:=CONCATENATE([.$C$91];[.A2995];[.$K$91];[.B2995];[.$L$91])" office:value-type="string" office:string-value="INSERT INTO `cities` (`id`, `region_id`, `name`) VALUES (NULL, (SELECT id FROM `regions` WHERE name = 'Timiș'), 'Săcălaz');" calcext:value-type="string">
            <text:p>INSERT INTO `cities` (`id`, `region_id`, `name`) VALUES (NULL, (SELECT id FROM `regions` WHERE name = 'Timiș'), 'Săcălaz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Sacoșu Turcesc</text:p>
          </table:table-cell>
          <table:table-cell/>
          <table:table-cell table:formula="of:=CONCATENATE([.$C$91];[.A2996];[.$K$91];[.B2996];[.$L$91])" office:value-type="string" office:string-value="INSERT INTO `cities` (`id`, `region_id`, `name`) VALUES (NULL, (SELECT id FROM `regions` WHERE name = 'Timiș'), 'Sacoșu Turcesc');" calcext:value-type="string">
            <text:p>INSERT INTO `cities` (`id`, `region_id`, `name`) VALUES (NULL, (SELECT id FROM `regions` WHERE name = 'Timiș'), 'Sacoșu Turces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Șag</text:p>
          </table:table-cell>
          <table:table-cell/>
          <table:table-cell table:formula="of:=CONCATENATE([.$C$91];[.A2997];[.$K$91];[.B2997];[.$L$91])" office:value-type="string" office:string-value="INSERT INTO `cities` (`id`, `region_id`, `name`) VALUES (NULL, (SELECT id FROM `regions` WHERE name = 'Timiș'), 'Șag');" calcext:value-type="string">
            <text:p>INSERT INTO `cities` (`id`, `region_id`, `name`) VALUES (NULL, (SELECT id FROM `regions` WHERE name = 'Timiș'), 'Șa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Sânandrei</text:p>
          </table:table-cell>
          <table:table-cell/>
          <table:table-cell table:formula="of:=CONCATENATE([.$C$91];[.A2998];[.$K$91];[.B2998];[.$L$91])" office:value-type="string" office:string-value="INSERT INTO `cities` (`id`, `region_id`, `name`) VALUES (NULL, (SELECT id FROM `regions` WHERE name = 'Timiș'), 'Sânandrei');" calcext:value-type="string">
            <text:p>INSERT INTO `cities` (`id`, `region_id`, `name`) VALUES (NULL, (SELECT id FROM `regions` WHERE name = 'Timiș'), 'Sânandr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Șandra</text:p>
          </table:table-cell>
          <table:table-cell/>
          <table:table-cell table:formula="of:=CONCATENATE([.$C$91];[.A2999];[.$K$91];[.B2999];[.$L$91])" office:value-type="string" office:string-value="INSERT INTO `cities` (`id`, `region_id`, `name`) VALUES (NULL, (SELECT id FROM `regions` WHERE name = 'Timiș'), 'Șandra');" calcext:value-type="string">
            <text:p>INSERT INTO `cities` (`id`, `region_id`, `name`) VALUES (NULL, (SELECT id FROM `regions` WHERE name = 'Timiș'), 'Șand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Sânmihaiu Român</text:p>
          </table:table-cell>
          <table:table-cell/>
          <table:table-cell table:formula="of:=CONCATENATE([.$C$91];[.A3000];[.$K$91];[.B3000];[.$L$91])" office:value-type="string" office:string-value="INSERT INTO `cities` (`id`, `region_id`, `name`) VALUES (NULL, (SELECT id FROM `regions` WHERE name = 'Timiș'), 'Sânmihaiu Român');" calcext:value-type="string">
            <text:p>INSERT INTO `cities` (`id`, `region_id`, `name`) VALUES (NULL, (SELECT id FROM `regions` WHERE name = 'Timiș'), 'Sânmihaiu Româ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Sânnicolau Mare</text:p>
          </table:table-cell>
          <table:table-cell/>
          <table:table-cell table:formula="of:=CONCATENATE([.$C$91];[.A3001];[.$K$91];[.B3001];[.$L$91])" office:value-type="string" office:string-value="INSERT INTO `cities` (`id`, `region_id`, `name`) VALUES (NULL, (SELECT id FROM `regions` WHERE name = 'Timiș'), 'Sânnicolau Mare');" calcext:value-type="string">
            <text:p>INSERT INTO `cities` (`id`, `region_id`, `name`) VALUES (NULL, (SELECT id FROM `regions` WHERE name = 'Timiș'), 'Sânnicola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Sânpetru Mare</text:p>
          </table:table-cell>
          <table:table-cell/>
          <table:table-cell table:formula="of:=CONCATENATE([.$C$91];[.A3002];[.$K$91];[.B3002];[.$L$91])" office:value-type="string" office:string-value="INSERT INTO `cities` (`id`, `region_id`, `name`) VALUES (NULL, (SELECT id FROM `regions` WHERE name = 'Timiș'), 'Sânpetru Mare');" calcext:value-type="string">
            <text:p>INSERT INTO `cities` (`id`, `region_id`, `name`) VALUES (NULL, (SELECT id FROM `regions` WHERE name = 'Timiș'), 'Sânpetr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Saravale</text:p>
          </table:table-cell>
          <table:table-cell/>
          <table:table-cell table:formula="of:=CONCATENATE([.$C$91];[.A3003];[.$K$91];[.B3003];[.$L$91])" office:value-type="string" office:string-value="INSERT INTO `cities` (`id`, `region_id`, `name`) VALUES (NULL, (SELECT id FROM `regions` WHERE name = 'Timiș'), 'Saravale');" calcext:value-type="string">
            <text:p>INSERT INTO `cities` (`id`, `region_id`, `name`) VALUES (NULL, (SELECT id FROM `regions` WHERE name = 'Timiș'), 'Sarava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Satchinez</text:p>
          </table:table-cell>
          <table:table-cell/>
          <table:table-cell table:formula="of:=CONCATENATE([.$C$91];[.A3004];[.$K$91];[.B3004];[.$L$91])" office:value-type="string" office:string-value="INSERT INTO `cities` (`id`, `region_id`, `name`) VALUES (NULL, (SELECT id FROM `regions` WHERE name = 'Timiș'), 'Satchinez');" calcext:value-type="string">
            <text:p>INSERT INTO `cities` (`id`, `region_id`, `name`) VALUES (NULL, (SELECT id FROM `regions` WHERE name = 'Timiș'), 'Satchinez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Secaș</text:p>
          </table:table-cell>
          <table:table-cell/>
          <table:table-cell table:formula="of:=CONCATENATE([.$C$91];[.A3005];[.$K$91];[.B3005];[.$L$91])" office:value-type="string" office:string-value="INSERT INTO `cities` (`id`, `region_id`, `name`) VALUES (NULL, (SELECT id FROM `regions` WHERE name = 'Timiș'), 'Secaș');" calcext:value-type="string">
            <text:p>INSERT INTO `cities` (`id`, `region_id`, `name`) VALUES (NULL, (SELECT id FROM `regions` WHERE name = 'Timiș'), 'Sec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Știuca</text:p>
          </table:table-cell>
          <table:table-cell/>
          <table:table-cell table:formula="of:=CONCATENATE([.$C$91];[.A3006];[.$K$91];[.B3006];[.$L$91])" office:value-type="string" office:string-value="INSERT INTO `cities` (`id`, `region_id`, `name`) VALUES (NULL, (SELECT id FROM `regions` WHERE name = 'Timiș'), 'Știuca');" calcext:value-type="string">
            <text:p>INSERT INTO `cities` (`id`, `region_id`, `name`) VALUES (NULL, (SELECT id FROM `regions` WHERE name = 'Timiș'), 'Știu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Teremia Mare</text:p>
          </table:table-cell>
          <table:table-cell/>
          <table:table-cell table:formula="of:=CONCATENATE([.$C$91];[.A3007];[.$K$91];[.B3007];[.$L$91])" office:value-type="string" office:string-value="INSERT INTO `cities` (`id`, `region_id`, `name`) VALUES (NULL, (SELECT id FROM `regions` WHERE name = 'Timiș'), 'Teremia Mare');" calcext:value-type="string">
            <text:p>INSERT INTO `cities` (`id`, `region_id`, `name`) VALUES (NULL, (SELECT id FROM `regions` WHERE name = 'Timiș'), 'Teremi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Timișoara</text:p>
          </table:table-cell>
          <table:table-cell/>
          <table:table-cell table:formula="of:=CONCATENATE([.$C$91];[.A3008];[.$K$91];[.B3008];[.$L$91])" office:value-type="string" office:string-value="INSERT INTO `cities` (`id`, `region_id`, `name`) VALUES (NULL, (SELECT id FROM `regions` WHERE name = 'Timiș'), 'Timișoara');" calcext:value-type="string">
            <text:p>INSERT INTO `cities` (`id`, `region_id`, `name`) VALUES (NULL, (SELECT id FROM `regions` WHERE name = 'Timiș'), 'Timiș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Tomești</text:p>
          </table:table-cell>
          <table:table-cell/>
          <table:table-cell table:formula="of:=CONCATENATE([.$C$91];[.A3009];[.$K$91];[.B3009];[.$L$91])" office:value-type="string" office:string-value="INSERT INTO `cities` (`id`, `region_id`, `name`) VALUES (NULL, (SELECT id FROM `regions` WHERE name = 'Timiș'), 'Tomești');" calcext:value-type="string">
            <text:p>INSERT INTO `cities` (`id`, `region_id`, `name`) VALUES (NULL, (SELECT id FROM `regions` WHERE name = 'Timiș'), 'Tom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Tomnatic</text:p>
          </table:table-cell>
          <table:table-cell/>
          <table:table-cell table:formula="of:=CONCATENATE([.$C$91];[.A3010];[.$K$91];[.B3010];[.$L$91])" office:value-type="string" office:string-value="INSERT INTO `cities` (`id`, `region_id`, `name`) VALUES (NULL, (SELECT id FROM `regions` WHERE name = 'Timiș'), 'Tomnatic');" calcext:value-type="string">
            <text:p>INSERT INTO `cities` (`id`, `region_id`, `name`) VALUES (NULL, (SELECT id FROM `regions` WHERE name = 'Timiș'), 'Tomnati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Topolovățu Mare</text:p>
          </table:table-cell>
          <table:table-cell/>
          <table:table-cell table:formula="of:=CONCATENATE([.$C$91];[.A3011];[.$K$91];[.B3011];[.$L$91])" office:value-type="string" office:string-value="INSERT INTO `cities` (`id`, `region_id`, `name`) VALUES (NULL, (SELECT id FROM `regions` WHERE name = 'Timiș'), 'Topolovățu Mare');" calcext:value-type="string">
            <text:p>INSERT INTO `cities` (`id`, `region_id`, `name`) VALUES (NULL, (SELECT id FROM `regions` WHERE name = 'Timiș'), 'Topolovățu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Tormac</text:p>
          </table:table-cell>
          <table:table-cell/>
          <table:table-cell table:formula="of:=CONCATENATE([.$C$91];[.A3012];[.$K$91];[.B3012];[.$L$91])" office:value-type="string" office:string-value="INSERT INTO `cities` (`id`, `region_id`, `name`) VALUES (NULL, (SELECT id FROM `regions` WHERE name = 'Timiș'), 'Tormac');" calcext:value-type="string">
            <text:p>INSERT INTO `cities` (`id`, `region_id`, `name`) VALUES (NULL, (SELECT id FROM `regions` WHERE name = 'Timiș'), 'Torma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Traian Vuia</text:p>
          </table:table-cell>
          <table:table-cell/>
          <table:table-cell table:formula="of:=CONCATENATE([.$C$91];[.A3013];[.$K$91];[.B3013];[.$L$91])" office:value-type="string" office:string-value="INSERT INTO `cities` (`id`, `region_id`, `name`) VALUES (NULL, (SELECT id FROM `regions` WHERE name = 'Timiș'), 'Traian Vuia');" calcext:value-type="string">
            <text:p>INSERT INTO `cities` (`id`, `region_id`, `name`) VALUES (NULL, (SELECT id FROM `regions` WHERE name = 'Timiș'), 'Traian Vu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Uivar</text:p>
          </table:table-cell>
          <table:table-cell/>
          <table:table-cell table:formula="of:=CONCATENATE([.$C$91];[.A3014];[.$K$91];[.B3014];[.$L$91])" office:value-type="string" office:string-value="INSERT INTO `cities` (`id`, `region_id`, `name`) VALUES (NULL, (SELECT id FROM `regions` WHERE name = 'Timiș'), 'Uivar');" calcext:value-type="string">
            <text:p>INSERT INTO `cities` (`id`, `region_id`, `name`) VALUES (NULL, (SELECT id FROM `regions` WHERE name = 'Timiș'), 'Uiva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Vălcani</text:p>
          </table:table-cell>
          <table:table-cell/>
          <table:table-cell table:formula="of:=CONCATENATE([.$C$91];[.A3015];[.$K$91];[.B3015];[.$L$91])" office:value-type="string" office:string-value="INSERT INTO `cities` (`id`, `region_id`, `name`) VALUES (NULL, (SELECT id FROM `regions` WHERE name = 'Timiș'), 'Vălcani');" calcext:value-type="string">
            <text:p>INSERT INTO `cities` (`id`, `region_id`, `name`) VALUES (NULL, (SELECT id FROM `regions` WHERE name = 'Timiș'), 'Vălc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Variaș</text:p>
          </table:table-cell>
          <table:table-cell/>
          <table:table-cell table:formula="of:=CONCATENATE([.$C$91];[.A3016];[.$K$91];[.B3016];[.$L$91])" office:value-type="string" office:string-value="INSERT INTO `cities` (`id`, `region_id`, `name`) VALUES (NULL, (SELECT id FROM `regions` WHERE name = 'Timiș'), 'Variaș');" calcext:value-type="string">
            <text:p>INSERT INTO `cities` (`id`, `region_id`, `name`) VALUES (NULL, (SELECT id FROM `regions` WHERE name = 'Timiș'), 'Variaș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Victor Vlad Delamarina</text:p>
          </table:table-cell>
          <table:table-cell/>
          <table:table-cell table:formula="of:=CONCATENATE([.$C$91];[.A3017];[.$K$91];[.B3017];[.$L$91])" office:value-type="string" office:string-value="INSERT INTO `cities` (`id`, `region_id`, `name`) VALUES (NULL, (SELECT id FROM `regions` WHERE name = 'Timiș'), 'Victor Vlad Delamarina');" calcext:value-type="string">
            <text:p>INSERT INTO `cities` (`id`, `region_id`, `name`) VALUES (NULL, (SELECT id FROM `regions` WHERE name = 'Timiș'), 'Victor Vlad Delamar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Voiteg</text:p>
          </table:table-cell>
          <table:table-cell/>
          <table:table-cell table:formula="of:=CONCATENATE([.$C$91];[.A3018];[.$K$91];[.B3018];[.$L$91])" office:value-type="string" office:string-value="INSERT INTO `cities` (`id`, `region_id`, `name`) VALUES (NULL, (SELECT id FROM `regions` WHERE name = 'Timiș'), 'Voiteg');" calcext:value-type="string">
            <text:p>INSERT INTO `cities` (`id`, `region_id`, `name`) VALUES (NULL, (SELECT id FROM `regions` WHERE name = 'Timiș'), 'Voiteg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Babadag</text:p>
          </table:table-cell>
          <table:table-cell/>
          <table:table-cell table:formula="of:=CONCATENATE([.$C$91];[.A3020];[.$K$91];[.B3020];[.$L$91])" office:value-type="string" office:string-value="INSERT INTO `cities` (`id`, `region_id`, `name`) VALUES (NULL, (SELECT id FROM `regions` WHERE name = 'Tulcea'), 'Babadag');" calcext:value-type="string">
            <text:p>INSERT INTO `cities` (`id`, `region_id`, `name`) VALUES (NULL, (SELECT id FROM `regions` WHERE name = 'Tulcea'), 'Babadag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Baia</text:p>
          </table:table-cell>
          <table:table-cell/>
          <table:table-cell table:formula="of:=CONCATENATE([.$C$91];[.A3021];[.$K$91];[.B3021];[.$L$91])" office:value-type="string" office:string-value="INSERT INTO `cities` (`id`, `region_id`, `name`) VALUES (NULL, (SELECT id FROM `regions` WHERE name = 'Tulcea'), 'Baia');" calcext:value-type="string">
            <text:p>INSERT INTO `cities` (`id`, `region_id`, `name`) VALUES (NULL, (SELECT id FROM `regions` WHERE name = 'Tulcea'), 'B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Beidaud</text:p>
          </table:table-cell>
          <table:table-cell/>
          <table:table-cell table:formula="of:=CONCATENATE([.$C$91];[.A3022];[.$K$91];[.B3022];[.$L$91])" office:value-type="string" office:string-value="INSERT INTO `cities` (`id`, `region_id`, `name`) VALUES (NULL, (SELECT id FROM `regions` WHERE name = 'Tulcea'), 'Beidaud');" calcext:value-type="string">
            <text:p>INSERT INTO `cities` (`id`, `region_id`, `name`) VALUES (NULL, (SELECT id FROM `regions` WHERE name = 'Tulcea'), 'Beidau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Beștepe</text:p>
          </table:table-cell>
          <table:table-cell/>
          <table:table-cell table:formula="of:=CONCATENATE([.$C$91];[.A3023];[.$K$91];[.B3023];[.$L$91])" office:value-type="string" office:string-value="INSERT INTO `cities` (`id`, `region_id`, `name`) VALUES (NULL, (SELECT id FROM `regions` WHERE name = 'Tulcea'), 'Beștepe');" calcext:value-type="string">
            <text:p>INSERT INTO `cities` (`id`, `region_id`, `name`) VALUES (NULL, (SELECT id FROM `regions` WHERE name = 'Tulcea'), 'Beștep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Carcaliu</text:p>
          </table:table-cell>
          <table:table-cell/>
          <table:table-cell table:formula="of:=CONCATENATE([.$C$91];[.A3024];[.$K$91];[.B3024];[.$L$91])" office:value-type="string" office:string-value="INSERT INTO `cities` (`id`, `region_id`, `name`) VALUES (NULL, (SELECT id FROM `regions` WHERE name = 'Tulcea'), 'Carcaliu');" calcext:value-type="string">
            <text:p>INSERT INTO `cities` (`id`, `region_id`, `name`) VALUES (NULL, (SELECT id FROM `regions` WHERE name = 'Tulcea'), 'Carcal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C.A. Rosetti</text:p>
          </table:table-cell>
          <table:table-cell/>
          <table:table-cell table:formula="of:=CONCATENATE([.$C$91];[.A3025];[.$K$91];[.B3025];[.$L$91])" office:value-type="string" office:string-value="INSERT INTO `cities` (`id`, `region_id`, `name`) VALUES (NULL, (SELECT id FROM `regions` WHERE name = 'Tulcea'), 'C.A. Rosetti');" calcext:value-type="string">
            <text:p>INSERT INTO `cities` (`id`, `region_id`, `name`) VALUES (NULL, (SELECT id FROM `regions` WHERE name = 'Tulcea'), 'C.A. Roset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Casimcea</text:p>
          </table:table-cell>
          <table:table-cell/>
          <table:table-cell table:formula="of:=CONCATENATE([.$C$91];[.A3026];[.$K$91];[.B3026];[.$L$91])" office:value-type="string" office:string-value="INSERT INTO `cities` (`id`, `region_id`, `name`) VALUES (NULL, (SELECT id FROM `regions` WHERE name = 'Tulcea'), 'Casimcea');" calcext:value-type="string">
            <text:p>INSERT INTO `cities` (`id`, `region_id`, `name`) VALUES (NULL, (SELECT id FROM `regions` WHERE name = 'Tulcea'), 'Casim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Ceamurlia de Jos</text:p>
          </table:table-cell>
          <table:table-cell/>
          <table:table-cell table:formula="of:=CONCATENATE([.$C$91];[.A3027];[.$K$91];[.B3027];[.$L$91])" office:value-type="string" office:string-value="INSERT INTO `cities` (`id`, `region_id`, `name`) VALUES (NULL, (SELECT id FROM `regions` WHERE name = 'Tulcea'), 'Ceamurlia de Jos');" calcext:value-type="string">
            <text:p>INSERT INTO `cities` (`id`, `region_id`, `name`) VALUES (NULL, (SELECT id FROM `regions` WHERE name = 'Tulcea'), 'Ceamurlia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Ceatalchioi</text:p>
          </table:table-cell>
          <table:table-cell/>
          <table:table-cell table:formula="of:=CONCATENATE([.$C$91];[.A3028];[.$K$91];[.B3028];[.$L$91])" office:value-type="string" office:string-value="INSERT INTO `cities` (`id`, `region_id`, `name`) VALUES (NULL, (SELECT id FROM `regions` WHERE name = 'Tulcea'), 'Ceatalchioi');" calcext:value-type="string">
            <text:p>INSERT INTO `cities` (`id`, `region_id`, `name`) VALUES (NULL, (SELECT id FROM `regions` WHERE name = 'Tulcea'), 'Ceatalchio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Cerna</text:p>
          </table:table-cell>
          <table:table-cell/>
          <table:table-cell table:formula="of:=CONCATENATE([.$C$91];[.A3029];[.$K$91];[.B3029];[.$L$91])" office:value-type="string" office:string-value="INSERT INTO `cities` (`id`, `region_id`, `name`) VALUES (NULL, (SELECT id FROM `regions` WHERE name = 'Tulcea'), 'Cerna');" calcext:value-type="string">
            <text:p>INSERT INTO `cities` (`id`, `region_id`, `name`) VALUES (NULL, (SELECT id FROM `regions` WHERE name = 'Tulcea'), 'Cer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Chilia Veche</text:p>
          </table:table-cell>
          <table:table-cell/>
          <table:table-cell table:formula="of:=CONCATENATE([.$C$91];[.A3030];[.$K$91];[.B3030];[.$L$91])" office:value-type="string" office:string-value="INSERT INTO `cities` (`id`, `region_id`, `name`) VALUES (NULL, (SELECT id FROM `regions` WHERE name = 'Tulcea'), 'Chilia Veche');" calcext:value-type="string">
            <text:p>INSERT INTO `cities` (`id`, `region_id`, `name`) VALUES (NULL, (SELECT id FROM `regions` WHERE name = 'Tulcea'), 'Chilia Vech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Ciucurova</text:p>
          </table:table-cell>
          <table:table-cell/>
          <table:table-cell table:formula="of:=CONCATENATE([.$C$91];[.A3031];[.$K$91];[.B3031];[.$L$91])" office:value-type="string" office:string-value="INSERT INTO `cities` (`id`, `region_id`, `name`) VALUES (NULL, (SELECT id FROM `regions` WHERE name = 'Tulcea'), 'Ciucurova');" calcext:value-type="string">
            <text:p>INSERT INTO `cities` (`id`, `region_id`, `name`) VALUES (NULL, (SELECT id FROM `regions` WHERE name = 'Tulcea'), 'Ciucur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Crișan</text:p>
          </table:table-cell>
          <table:table-cell/>
          <table:table-cell table:formula="of:=CONCATENATE([.$C$91];[.A3032];[.$K$91];[.B3032];[.$L$91])" office:value-type="string" office:string-value="INSERT INTO `cities` (`id`, `region_id`, `name`) VALUES (NULL, (SELECT id FROM `regions` WHERE name = 'Tulcea'), 'Crișan');" calcext:value-type="string">
            <text:p>INSERT INTO `cities` (`id`, `region_id`, `name`) VALUES (NULL, (SELECT id FROM `regions` WHERE name = 'Tulcea'), 'Criș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Dăeni</text:p>
          </table:table-cell>
          <table:table-cell/>
          <table:table-cell table:formula="of:=CONCATENATE([.$C$91];[.A3033];[.$K$91];[.B3033];[.$L$91])" office:value-type="string" office:string-value="INSERT INTO `cities` (`id`, `region_id`, `name`) VALUES (NULL, (SELECT id FROM `regions` WHERE name = 'Tulcea'), 'Dăeni');" calcext:value-type="string">
            <text:p>INSERT INTO `cities` (`id`, `region_id`, `name`) VALUES (NULL, (SELECT id FROM `regions` WHERE name = 'Tulcea'), 'Dă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Dorobanțu</text:p>
          </table:table-cell>
          <table:table-cell/>
          <table:table-cell table:formula="of:=CONCATENATE([.$C$91];[.A3034];[.$K$91];[.B3034];[.$L$91])" office:value-type="string" office:string-value="INSERT INTO `cities` (`id`, `region_id`, `name`) VALUES (NULL, (SELECT id FROM `regions` WHERE name = 'Tulcea'), 'Dorobanțu');" calcext:value-type="string">
            <text:p>INSERT INTO `cities` (`id`, `region_id`, `name`) VALUES (NULL, (SELECT id FROM `regions` WHERE name = 'Tulcea'), 'Dorobanț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Frecăței</text:p>
          </table:table-cell>
          <table:table-cell/>
          <table:table-cell table:formula="of:=CONCATENATE([.$C$91];[.A3035];[.$K$91];[.B3035];[.$L$91])" office:value-type="string" office:string-value="INSERT INTO `cities` (`id`, `region_id`, `name`) VALUES (NULL, (SELECT id FROM `regions` WHERE name = 'Tulcea'), 'Frecăței');" calcext:value-type="string">
            <text:p>INSERT INTO `cities` (`id`, `region_id`, `name`) VALUES (NULL, (SELECT id FROM `regions` WHERE name = 'Tulcea'), 'Frecăț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Greci</text:p>
          </table:table-cell>
          <table:table-cell/>
          <table:table-cell table:formula="of:=CONCATENATE([.$C$91];[.A3036];[.$K$91];[.B3036];[.$L$91])" office:value-type="string" office:string-value="INSERT INTO `cities` (`id`, `region_id`, `name`) VALUES (NULL, (SELECT id FROM `regions` WHERE name = 'Tulcea'), 'Greci');" calcext:value-type="string">
            <text:p>INSERT INTO `cities` (`id`, `region_id`, `name`) VALUES (NULL, (SELECT id FROM `regions` WHERE name = 'Tulcea'), 'Gre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Grindu</text:p>
          </table:table-cell>
          <table:table-cell/>
          <table:table-cell table:formula="of:=CONCATENATE([.$C$91];[.A3037];[.$K$91];[.B3037];[.$L$91])" office:value-type="string" office:string-value="INSERT INTO `cities` (`id`, `region_id`, `name`) VALUES (NULL, (SELECT id FROM `regions` WHERE name = 'Tulcea'), 'Grindu');" calcext:value-type="string">
            <text:p>INSERT INTO `cities` (`id`, `region_id`, `name`) VALUES (NULL, (SELECT id FROM `regions` WHERE name = 'Tulcea'), 'Grind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Hamcearca</text:p>
          </table:table-cell>
          <table:table-cell/>
          <table:table-cell table:formula="of:=CONCATENATE([.$C$91];[.A3038];[.$K$91];[.B3038];[.$L$91])" office:value-type="string" office:string-value="INSERT INTO `cities` (`id`, `region_id`, `name`) VALUES (NULL, (SELECT id FROM `regions` WHERE name = 'Tulcea'), 'Hamcearca');" calcext:value-type="string">
            <text:p>INSERT INTO `cities` (`id`, `region_id`, `name`) VALUES (NULL, (SELECT id FROM `regions` WHERE name = 'Tulcea'), 'Hamcear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Horia</text:p>
          </table:table-cell>
          <table:table-cell/>
          <table:table-cell table:formula="of:=CONCATENATE([.$C$91];[.A3039];[.$K$91];[.B3039];[.$L$91])" office:value-type="string" office:string-value="INSERT INTO `cities` (`id`, `region_id`, `name`) VALUES (NULL, (SELECT id FROM `regions` WHERE name = 'Tulcea'), 'Horia');" calcext:value-type="string">
            <text:p>INSERT INTO `cities` (`id`, `region_id`, `name`) VALUES (NULL, (SELECT id FROM `regions` WHERE name = 'Tulcea'), 'Hor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I. C. Brătianu</text:p>
          </table:table-cell>
          <table:table-cell/>
          <table:table-cell table:formula="of:=CONCATENATE([.$C$91];[.A3040];[.$K$91];[.B3040];[.$L$91])" office:value-type="string" office:string-value="INSERT INTO `cities` (`id`, `region_id`, `name`) VALUES (NULL, (SELECT id FROM `regions` WHERE name = 'Tulcea'), 'I. C. Brătianu');" calcext:value-type="string">
            <text:p>INSERT INTO `cities` (`id`, `region_id`, `name`) VALUES (NULL, (SELECT id FROM `regions` WHERE name = 'Tulcea'), 'I. C. Brăti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Isaccea</text:p>
          </table:table-cell>
          <table:table-cell/>
          <table:table-cell table:formula="of:=CONCATENATE([.$C$91];[.A3041];[.$K$91];[.B3041];[.$L$91])" office:value-type="string" office:string-value="INSERT INTO `cities` (`id`, `region_id`, `name`) VALUES (NULL, (SELECT id FROM `regions` WHERE name = 'Tulcea'), 'Isaccea');" calcext:value-type="string">
            <text:p>INSERT INTO `cities` (`id`, `region_id`, `name`) VALUES (NULL, (SELECT id FROM `regions` WHERE name = 'Tulcea'), 'Isac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Izvoarele</text:p>
          </table:table-cell>
          <table:table-cell/>
          <table:table-cell table:formula="of:=CONCATENATE([.$C$91];[.A3042];[.$K$91];[.B3042];[.$L$91])" office:value-type="string" office:string-value="INSERT INTO `cities` (`id`, `region_id`, `name`) VALUES (NULL, (SELECT id FROM `regions` WHERE name = 'Tulcea'), 'Izvoarele');" calcext:value-type="string">
            <text:p>INSERT INTO `cities` (`id`, `region_id`, `name`) VALUES (NULL, (SELECT id FROM `regions` WHERE name = 'Tulcea'), 'Izvoar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Jijila</text:p>
          </table:table-cell>
          <table:table-cell/>
          <table:table-cell table:formula="of:=CONCATENATE([.$C$91];[.A3043];[.$K$91];[.B3043];[.$L$91])" office:value-type="string" office:string-value="INSERT INTO `cities` (`id`, `region_id`, `name`) VALUES (NULL, (SELECT id FROM `regions` WHERE name = 'Tulcea'), 'Jijila');" calcext:value-type="string">
            <text:p>INSERT INTO `cities` (`id`, `region_id`, `name`) VALUES (NULL, (SELECT id FROM `regions` WHERE name = 'Tulcea'), 'Jiji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Jurilovca</text:p>
          </table:table-cell>
          <table:table-cell/>
          <table:table-cell table:formula="of:=CONCATENATE([.$C$91];[.A3044];[.$K$91];[.B3044];[.$L$91])" office:value-type="string" office:string-value="INSERT INTO `cities` (`id`, `region_id`, `name`) VALUES (NULL, (SELECT id FROM `regions` WHERE name = 'Tulcea'), 'Jurilovca');" calcext:value-type="string">
            <text:p>INSERT INTO `cities` (`id`, `region_id`, `name`) VALUES (NULL, (SELECT id FROM `regions` WHERE name = 'Tulcea'), 'Jurilov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Luncavița</text:p>
          </table:table-cell>
          <table:table-cell/>
          <table:table-cell table:formula="of:=CONCATENATE([.$C$91];[.A3045];[.$K$91];[.B3045];[.$L$91])" office:value-type="string" office:string-value="INSERT INTO `cities` (`id`, `region_id`, `name`) VALUES (NULL, (SELECT id FROM `regions` WHERE name = 'Tulcea'), 'Luncavița');" calcext:value-type="string">
            <text:p>INSERT INTO `cities` (`id`, `region_id`, `name`) VALUES (NULL, (SELECT id FROM `regions` WHERE name = 'Tulcea'), 'Luncav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Măcin</text:p>
          </table:table-cell>
          <table:table-cell/>
          <table:table-cell table:formula="of:=CONCATENATE([.$C$91];[.A3046];[.$K$91];[.B3046];[.$L$91])" office:value-type="string" office:string-value="INSERT INTO `cities` (`id`, `region_id`, `name`) VALUES (NULL, (SELECT id FROM `regions` WHERE name = 'Tulcea'), 'Măcin');" calcext:value-type="string">
            <text:p>INSERT INTO `cities` (`id`, `region_id`, `name`) VALUES (NULL, (SELECT id FROM `regions` WHERE name = 'Tulcea'), 'Măc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Mahmudia</text:p>
          </table:table-cell>
          <table:table-cell/>
          <table:table-cell table:formula="of:=CONCATENATE([.$C$91];[.A3047];[.$K$91];[.B3047];[.$L$91])" office:value-type="string" office:string-value="INSERT INTO `cities` (`id`, `region_id`, `name`) VALUES (NULL, (SELECT id FROM `regions` WHERE name = 'Tulcea'), 'Mahmudia');" calcext:value-type="string">
            <text:p>INSERT INTO `cities` (`id`, `region_id`, `name`) VALUES (NULL, (SELECT id FROM `regions` WHERE name = 'Tulcea'), 'Mahmud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Maliuc</text:p>
          </table:table-cell>
          <table:table-cell/>
          <table:table-cell table:formula="of:=CONCATENATE([.$C$91];[.A3048];[.$K$91];[.B3048];[.$L$91])" office:value-type="string" office:string-value="INSERT INTO `cities` (`id`, `region_id`, `name`) VALUES (NULL, (SELECT id FROM `regions` WHERE name = 'Tulcea'), 'Maliuc');" calcext:value-type="string">
            <text:p>INSERT INTO `cities` (`id`, `region_id`, `name`) VALUES (NULL, (SELECT id FROM `regions` WHERE name = 'Tulcea'), 'Maliuc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Mihai Bravu</text:p>
          </table:table-cell>
          <table:table-cell/>
          <table:table-cell table:formula="of:=CONCATENATE([.$C$91];[.A3049];[.$K$91];[.B3049];[.$L$91])" office:value-type="string" office:string-value="INSERT INTO `cities` (`id`, `region_id`, `name`) VALUES (NULL, (SELECT id FROM `regions` WHERE name = 'Tulcea'), 'Mihai Bravu');" calcext:value-type="string">
            <text:p>INSERT INTO `cities` (`id`, `region_id`, `name`) VALUES (NULL, (SELECT id FROM `regions` WHERE name = 'Tulcea'), 'Mihai Brav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Mihail Kogălniceanu</text:p>
          </table:table-cell>
          <table:table-cell/>
          <table:table-cell table:formula="of:=CONCATENATE([.$C$91];[.A3050];[.$K$91];[.B3050];[.$L$91])" office:value-type="string" office:string-value="INSERT INTO `cities` (`id`, `region_id`, `name`) VALUES (NULL, (SELECT id FROM `regions` WHERE name = 'Tulcea'), 'Mihail Kogălniceanu');" calcext:value-type="string">
            <text:p>INSERT INTO `cities` (`id`, `region_id`, `name`) VALUES (NULL, (SELECT id FROM `regions` WHERE name = 'Tulcea'), 'Mihail Kogălnice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Murighiol</text:p>
          </table:table-cell>
          <table:table-cell/>
          <table:table-cell table:formula="of:=CONCATENATE([.$C$91];[.A3051];[.$K$91];[.B3051];[.$L$91])" office:value-type="string" office:string-value="INSERT INTO `cities` (`id`, `region_id`, `name`) VALUES (NULL, (SELECT id FROM `regions` WHERE name = 'Tulcea'), 'Murighiol');" calcext:value-type="string">
            <text:p>INSERT INTO `cities` (`id`, `region_id`, `name`) VALUES (NULL, (SELECT id FROM `regions` WHERE name = 'Tulcea'), 'Murighio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Nalbant</text:p>
          </table:table-cell>
          <table:table-cell/>
          <table:table-cell table:formula="of:=CONCATENATE([.$C$91];[.A3052];[.$K$91];[.B3052];[.$L$91])" office:value-type="string" office:string-value="INSERT INTO `cities` (`id`, `region_id`, `name`) VALUES (NULL, (SELECT id FROM `regions` WHERE name = 'Tulcea'), 'Nalbant');" calcext:value-type="string">
            <text:p>INSERT INTO `cities` (`id`, `region_id`, `name`) VALUES (NULL, (SELECT id FROM `regions` WHERE name = 'Tulcea'), 'Nalbant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Niculițel</text:p>
          </table:table-cell>
          <table:table-cell/>
          <table:table-cell table:formula="of:=CONCATENATE([.$C$91];[.A3053];[.$K$91];[.B3053];[.$L$91])" office:value-type="string" office:string-value="INSERT INTO `cities` (`id`, `region_id`, `name`) VALUES (NULL, (SELECT id FROM `regions` WHERE name = 'Tulcea'), 'Niculițel');" calcext:value-type="string">
            <text:p>INSERT INTO `cities` (`id`, `region_id`, `name`) VALUES (NULL, (SELECT id FROM `regions` WHERE name = 'Tulcea'), 'Niculiț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Nufăru</text:p>
          </table:table-cell>
          <table:table-cell/>
          <table:table-cell table:formula="of:=CONCATENATE([.$C$91];[.A3054];[.$K$91];[.B3054];[.$L$91])" office:value-type="string" office:string-value="INSERT INTO `cities` (`id`, `region_id`, `name`) VALUES (NULL, (SELECT id FROM `regions` WHERE name = 'Tulcea'), 'Nufăru');" calcext:value-type="string">
            <text:p>INSERT INTO `cities` (`id`, `region_id`, `name`) VALUES (NULL, (SELECT id FROM `regions` WHERE name = 'Tulcea'), 'Nufă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Ostrov</text:p>
          </table:table-cell>
          <table:table-cell/>
          <table:table-cell table:formula="of:=CONCATENATE([.$C$91];[.A3055];[.$K$91];[.B3055];[.$L$91])" office:value-type="string" office:string-value="INSERT INTO `cities` (`id`, `region_id`, `name`) VALUES (NULL, (SELECT id FROM `regions` WHERE name = 'Tulcea'), 'Ostrov');" calcext:value-type="string">
            <text:p>INSERT INTO `cities` (`id`, `region_id`, `name`) VALUES (NULL, (SELECT id FROM `regions` WHERE name = 'Tulcea'), 'Ostrov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Pardina</text:p>
          </table:table-cell>
          <table:table-cell/>
          <table:table-cell table:formula="of:=CONCATENATE([.$C$91];[.A3056];[.$K$91];[.B3056];[.$L$91])" office:value-type="string" office:string-value="INSERT INTO `cities` (`id`, `region_id`, `name`) VALUES (NULL, (SELECT id FROM `regions` WHERE name = 'Tulcea'), 'Pardina');" calcext:value-type="string">
            <text:p>INSERT INTO `cities` (`id`, `region_id`, `name`) VALUES (NULL, (SELECT id FROM `regions` WHERE name = 'Tulcea'), 'Pard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Peceneaga</text:p>
          </table:table-cell>
          <table:table-cell/>
          <table:table-cell table:formula="of:=CONCATENATE([.$C$91];[.A3057];[.$K$91];[.B3057];[.$L$91])" office:value-type="string" office:string-value="INSERT INTO `cities` (`id`, `region_id`, `name`) VALUES (NULL, (SELECT id FROM `regions` WHERE name = 'Tulcea'), 'Peceneaga');" calcext:value-type="string">
            <text:p>INSERT INTO `cities` (`id`, `region_id`, `name`) VALUES (NULL, (SELECT id FROM `regions` WHERE name = 'Tulcea'), 'Peceneag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Sarichioi</text:p>
          </table:table-cell>
          <table:table-cell/>
          <table:table-cell table:formula="of:=CONCATENATE([.$C$91];[.A3058];[.$K$91];[.B3058];[.$L$91])" office:value-type="string" office:string-value="INSERT INTO `cities` (`id`, `region_id`, `name`) VALUES (NULL, (SELECT id FROM `regions` WHERE name = 'Tulcea'), 'Sarichioi');" calcext:value-type="string">
            <text:p>INSERT INTO `cities` (`id`, `region_id`, `name`) VALUES (NULL, (SELECT id FROM `regions` WHERE name = 'Tulcea'), 'Sarichio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Sfântu Gheorghe</text:p>
          </table:table-cell>
          <table:table-cell/>
          <table:table-cell table:formula="of:=CONCATENATE([.$C$91];[.A3059];[.$K$91];[.B3059];[.$L$91])" office:value-type="string" office:string-value="INSERT INTO `cities` (`id`, `region_id`, `name`) VALUES (NULL, (SELECT id FROM `regions` WHERE name = 'Tulcea'), 'Sfântu Gheorghe');" calcext:value-type="string">
            <text:p>INSERT INTO `cities` (`id`, `region_id`, `name`) VALUES (NULL, (SELECT id FROM `regions` WHERE name = 'Tulcea'), 'Sfântu Gheorgh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Slava Cercheză</text:p>
          </table:table-cell>
          <table:table-cell/>
          <table:table-cell table:formula="of:=CONCATENATE([.$C$91];[.A3060];[.$K$91];[.B3060];[.$L$91])" office:value-type="string" office:string-value="INSERT INTO `cities` (`id`, `region_id`, `name`) VALUES (NULL, (SELECT id FROM `regions` WHERE name = 'Tulcea'), 'Slava Cercheză');" calcext:value-type="string">
            <text:p>INSERT INTO `cities` (`id`, `region_id`, `name`) VALUES (NULL, (SELECT id FROM `regions` WHERE name = 'Tulcea'), 'Slava Cerchez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Smârdan</text:p>
          </table:table-cell>
          <table:table-cell/>
          <table:table-cell table:formula="of:=CONCATENATE([.$C$91];[.A3061];[.$K$91];[.B3061];[.$L$91])" office:value-type="string" office:string-value="INSERT INTO `cities` (`id`, `region_id`, `name`) VALUES (NULL, (SELECT id FROM `regions` WHERE name = 'Tulcea'), 'Smârdan');" calcext:value-type="string">
            <text:p>INSERT INTO `cities` (`id`, `region_id`, `name`) VALUES (NULL, (SELECT id FROM `regions` WHERE name = 'Tulcea'), 'Smârda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Somova</text:p>
          </table:table-cell>
          <table:table-cell/>
          <table:table-cell table:formula="of:=CONCATENATE([.$C$91];[.A3062];[.$K$91];[.B3062];[.$L$91])" office:value-type="string" office:string-value="INSERT INTO `cities` (`id`, `region_id`, `name`) VALUES (NULL, (SELECT id FROM `regions` WHERE name = 'Tulcea'), 'Somova');" calcext:value-type="string">
            <text:p>INSERT INTO `cities` (`id`, `region_id`, `name`) VALUES (NULL, (SELECT id FROM `regions` WHERE name = 'Tulcea'), 'Som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Stejaru</text:p>
          </table:table-cell>
          <table:table-cell/>
          <table:table-cell table:formula="of:=CONCATENATE([.$C$91];[.A3063];[.$K$91];[.B3063];[.$L$91])" office:value-type="string" office:string-value="INSERT INTO `cities` (`id`, `region_id`, `name`) VALUES (NULL, (SELECT id FROM `regions` WHERE name = 'Tulcea'), 'Stejaru');" calcext:value-type="string">
            <text:p>INSERT INTO `cities` (`id`, `region_id`, `name`) VALUES (NULL, (SELECT id FROM `regions` WHERE name = 'Tulcea'), 'Stejar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Sulina</text:p>
          </table:table-cell>
          <table:table-cell/>
          <table:table-cell table:formula="of:=CONCATENATE([.$C$91];[.A3064];[.$K$91];[.B3064];[.$L$91])" office:value-type="string" office:string-value="INSERT INTO `cities` (`id`, `region_id`, `name`) VALUES (NULL, (SELECT id FROM `regions` WHERE name = 'Tulcea'), 'Sulina');" calcext:value-type="string">
            <text:p>INSERT INTO `cities` (`id`, `region_id`, `name`) VALUES (NULL, (SELECT id FROM `regions` WHERE name = 'Tulcea'), 'Suli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Topolog</text:p>
          </table:table-cell>
          <table:table-cell/>
          <table:table-cell table:formula="of:=CONCATENATE([.$C$91];[.A3065];[.$K$91];[.B3065];[.$L$91])" office:value-type="string" office:string-value="INSERT INTO `cities` (`id`, `region_id`, `name`) VALUES (NULL, (SELECT id FROM `regions` WHERE name = 'Tulcea'), 'Topolog');" calcext:value-type="string">
            <text:p>INSERT INTO `cities` (`id`, `region_id`, `name`) VALUES (NULL, (SELECT id FROM `regions` WHERE name = 'Tulcea'), 'Topolog');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ulcea</text:p>
          </table:table-cell>
          <table:table-cell/>
          <table:table-cell table:formula="of:=CONCATENATE([.$C$91];[.A3066];[.$K$91];[.B3066];[.$L$91])" office:value-type="string" office:string-value="INSERT INTO `cities` (`id`, `region_id`, `name`) VALUES (NULL, (SELECT id FROM `regions` WHERE name = 'Tulcea'), 'Tulcea');" calcext:value-type="string">
            <text:p>INSERT INTO `cities` (`id`, `region_id`, `name`) VALUES (NULL, (SELECT id FROM `regions` WHERE name = 'Tulcea'), 'Tul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Turcoaia</text:p>
          </table:table-cell>
          <table:table-cell/>
          <table:table-cell table:formula="of:=CONCATENATE([.$C$91];[.A3067];[.$K$91];[.B3067];[.$L$91])" office:value-type="string" office:string-value="INSERT INTO `cities` (`id`, `region_id`, `name`) VALUES (NULL, (SELECT id FROM `regions` WHERE name = 'Tulcea'), 'Turcoaia');" calcext:value-type="string">
            <text:p>INSERT INTO `cities` (`id`, `region_id`, `name`) VALUES (NULL, (SELECT id FROM `regions` WHERE name = 'Tulcea'), 'Turco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Văcăreni</text:p>
          </table:table-cell>
          <table:table-cell/>
          <table:table-cell table:formula="of:=CONCATENATE([.$C$91];[.A3068];[.$K$91];[.B3068];[.$L$91])" office:value-type="string" office:string-value="INSERT INTO `cities` (`id`, `region_id`, `name`) VALUES (NULL, (SELECT id FROM `regions` WHERE name = 'Tulcea'), 'Văcăreni');" calcext:value-type="string">
            <text:p>INSERT INTO `cities` (`id`, `region_id`, `name`) VALUES (NULL, (SELECT id FROM `regions` WHERE name = 'Tulcea'), 'Văcă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Valea Nucarilor</text:p>
          </table:table-cell>
          <table:table-cell/>
          <table:table-cell table:formula="of:=CONCATENATE([.$C$91];[.A3069];[.$K$91];[.B3069];[.$L$91])" office:value-type="string" office:string-value="INSERT INTO `cities` (`id`, `region_id`, `name`) VALUES (NULL, (SELECT id FROM `regions` WHERE name = 'Tulcea'), 'Valea Nucarilor');" calcext:value-type="string">
            <text:p>INSERT INTO `cities` (`id`, `region_id`, `name`) VALUES (NULL, (SELECT id FROM `regions` WHERE name = 'Tulcea'), 'Valea Nucarilo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Valea Teilor</text:p>
          </table:table-cell>
          <table:table-cell/>
          <table:table-cell table:formula="of:=CONCATENATE([.$C$91];[.A3070];[.$K$91];[.B3070];[.$L$91])" office:value-type="string" office:string-value="INSERT INTO `cities` (`id`, `region_id`, `name`) VALUES (NULL, (SELECT id FROM `regions` WHERE name = 'Tulcea'), 'Valea Teilor');" calcext:value-type="string">
            <text:p>INSERT INTO `cities` (`id`, `region_id`, `name`) VALUES (NULL, (SELECT id FROM `regions` WHERE name = 'Tulcea'), 'Valea Teilor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Alunu</text:p>
          </table:table-cell>
          <table:table-cell/>
          <table:table-cell table:formula="of:=CONCATENATE([.$C$91];[.A3072];[.$K$91];[.B3072];[.$L$91])" office:value-type="string" office:string-value="INSERT INTO `cities` (`id`, `region_id`, `name`) VALUES (NULL, (SELECT id FROM `regions` WHERE name = 'Vâlcea'), 'Alunu');" calcext:value-type="string">
            <text:p>INSERT INTO `cities` (`id`, `region_id`, `name`) VALUES (NULL, (SELECT id FROM `regions` WHERE name = 'Vâlcea'), 'Alu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Amărăști</text:p>
          </table:table-cell>
          <table:table-cell/>
          <table:table-cell table:formula="of:=CONCATENATE([.$C$91];[.A3073];[.$K$91];[.B3073];[.$L$91])" office:value-type="string" office:string-value="INSERT INTO `cities` (`id`, `region_id`, `name`) VALUES (NULL, (SELECT id FROM `regions` WHERE name = 'Vâlcea'), 'Amărăști');" calcext:value-type="string">
            <text:p>INSERT INTO `cities` (`id`, `region_id`, `name`) VALUES (NULL, (SELECT id FROM `regions` WHERE name = 'Vâlcea'), 'Amără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Băbeni</text:p>
          </table:table-cell>
          <table:table-cell/>
          <table:table-cell table:formula="of:=CONCATENATE([.$C$91];[.A3074];[.$K$91];[.B3074];[.$L$91])" office:value-type="string" office:string-value="INSERT INTO `cities` (`id`, `region_id`, `name`) VALUES (NULL, (SELECT id FROM `regions` WHERE name = 'Vâlcea'), 'Băbeni');" calcext:value-type="string">
            <text:p>INSERT INTO `cities` (`id`, `region_id`, `name`) VALUES (NULL, (SELECT id FROM `regions` WHERE name = 'Vâlcea'), 'Băb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Băile Govora</text:p>
          </table:table-cell>
          <table:table-cell/>
          <table:table-cell table:formula="of:=CONCATENATE([.$C$91];[.A3075];[.$K$91];[.B3075];[.$L$91])" office:value-type="string" office:string-value="INSERT INTO `cities` (`id`, `region_id`, `name`) VALUES (NULL, (SELECT id FROM `regions` WHERE name = 'Vâlcea'), 'Băile Govora');" calcext:value-type="string">
            <text:p>INSERT INTO `cities` (`id`, `region_id`, `name`) VALUES (NULL, (SELECT id FROM `regions` WHERE name = 'Vâlcea'), 'Băile Govo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Băile Olănești</text:p>
          </table:table-cell>
          <table:table-cell/>
          <table:table-cell table:formula="of:=CONCATENATE([.$C$91];[.A3076];[.$K$91];[.B3076];[.$L$91])" office:value-type="string" office:string-value="INSERT INTO `cities` (`id`, `region_id`, `name`) VALUES (NULL, (SELECT id FROM `regions` WHERE name = 'Vâlcea'), 'Băile Olănești');" calcext:value-type="string">
            <text:p>INSERT INTO `cities` (`id`, `region_id`, `name`) VALUES (NULL, (SELECT id FROM `regions` WHERE name = 'Vâlcea'), 'Băile Ol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Bălcești</text:p>
          </table:table-cell>
          <table:table-cell/>
          <table:table-cell table:formula="of:=CONCATENATE([.$C$91];[.A3077];[.$K$91];[.B3077];[.$L$91])" office:value-type="string" office:string-value="INSERT INTO `cities` (`id`, `region_id`, `name`) VALUES (NULL, (SELECT id FROM `regions` WHERE name = 'Vâlcea'), 'Bălcești');" calcext:value-type="string">
            <text:p>INSERT INTO `cities` (`id`, `region_id`, `name`) VALUES (NULL, (SELECT id FROM `regions` WHERE name = 'Vâlcea'), 'Băl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Bărbătești</text:p>
          </table:table-cell>
          <table:table-cell/>
          <table:table-cell table:formula="of:=CONCATENATE([.$C$91];[.A3078];[.$K$91];[.B3078];[.$L$91])" office:value-type="string" office:string-value="INSERT INTO `cities` (`id`, `region_id`, `name`) VALUES (NULL, (SELECT id FROM `regions` WHERE name = 'Vâlcea'), 'Bărbătești');" calcext:value-type="string">
            <text:p>INSERT INTO `cities` (`id`, `region_id`, `name`) VALUES (NULL, (SELECT id FROM `regions` WHERE name = 'Vâlcea'), 'Bărbă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Berbești</text:p>
          </table:table-cell>
          <table:table-cell/>
          <table:table-cell table:formula="of:=CONCATENATE([.$C$91];[.A3079];[.$K$91];[.B3079];[.$L$91])" office:value-type="string" office:string-value="INSERT INTO `cities` (`id`, `region_id`, `name`) VALUES (NULL, (SELECT id FROM `regions` WHERE name = 'Vâlcea'), 'Berbești');" calcext:value-type="string">
            <text:p>INSERT INTO `cities` (`id`, `region_id`, `name`) VALUES (NULL, (SELECT id FROM `regions` WHERE name = 'Vâlcea'), 'Berb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Berislăvești</text:p>
          </table:table-cell>
          <table:table-cell/>
          <table:table-cell table:formula="of:=CONCATENATE([.$C$91];[.A3080];[.$K$91];[.B3080];[.$L$91])" office:value-type="string" office:string-value="INSERT INTO `cities` (`id`, `region_id`, `name`) VALUES (NULL, (SELECT id FROM `regions` WHERE name = 'Vâlcea'), 'Berislăvești');" calcext:value-type="string">
            <text:p>INSERT INTO `cities` (`id`, `region_id`, `name`) VALUES (NULL, (SELECT id FROM `regions` WHERE name = 'Vâlcea'), 'Berislăv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Boișoara</text:p>
          </table:table-cell>
          <table:table-cell/>
          <table:table-cell table:formula="of:=CONCATENATE([.$C$91];[.A3081];[.$K$91];[.B3081];[.$L$91])" office:value-type="string" office:string-value="INSERT INTO `cities` (`id`, `region_id`, `name`) VALUES (NULL, (SELECT id FROM `regions` WHERE name = 'Vâlcea'), 'Boișoara');" calcext:value-type="string">
            <text:p>INSERT INTO `cities` (`id`, `region_id`, `name`) VALUES (NULL, (SELECT id FROM `regions` WHERE name = 'Vâlcea'), 'Boiș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Brezoi</text:p>
          </table:table-cell>
          <table:table-cell/>
          <table:table-cell table:formula="of:=CONCATENATE([.$C$91];[.A3082];[.$K$91];[.B3082];[.$L$91])" office:value-type="string" office:string-value="INSERT INTO `cities` (`id`, `region_id`, `name`) VALUES (NULL, (SELECT id FROM `regions` WHERE name = 'Vâlcea'), 'Brezoi');" calcext:value-type="string">
            <text:p>INSERT INTO `cities` (`id`, `region_id`, `name`) VALUES (NULL, (SELECT id FROM `regions` WHERE name = 'Vâlcea'), 'Brezo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Budești</text:p>
          </table:table-cell>
          <table:table-cell/>
          <table:table-cell table:formula="of:=CONCATENATE([.$C$91];[.A3083];[.$K$91];[.B3083];[.$L$91])" office:value-type="string" office:string-value="INSERT INTO `cities` (`id`, `region_id`, `name`) VALUES (NULL, (SELECT id FROM `regions` WHERE name = 'Vâlcea'), 'Budești');" calcext:value-type="string">
            <text:p>INSERT INTO `cities` (`id`, `region_id`, `name`) VALUES (NULL, (SELECT id FROM `regions` WHERE name = 'Vâlcea'), 'Bu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Bujoreni</text:p>
          </table:table-cell>
          <table:table-cell/>
          <table:table-cell table:formula="of:=CONCATENATE([.$C$91];[.A3084];[.$K$91];[.B3084];[.$L$91])" office:value-type="string" office:string-value="INSERT INTO `cities` (`id`, `region_id`, `name`) VALUES (NULL, (SELECT id FROM `regions` WHERE name = 'Vâlcea'), 'Bujoreni');" calcext:value-type="string">
            <text:p>INSERT INTO `cities` (`id`, `region_id`, `name`) VALUES (NULL, (SELECT id FROM `regions` WHERE name = 'Vâlcea'), 'Bujo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Bunești</text:p>
          </table:table-cell>
          <table:table-cell/>
          <table:table-cell table:formula="of:=CONCATENATE([.$C$91];[.A3085];[.$K$91];[.B3085];[.$L$91])" office:value-type="string" office:string-value="INSERT INTO `cities` (`id`, `region_id`, `name`) VALUES (NULL, (SELECT id FROM `regions` WHERE name = 'Vâlcea'), 'Bunești');" calcext:value-type="string">
            <text:p>INSERT INTO `cities` (`id`, `region_id`, `name`) VALUES (NULL, (SELECT id FROM `regions` WHERE name = 'Vâlcea'), 'Bu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Câineni</text:p>
          </table:table-cell>
          <table:table-cell/>
          <table:table-cell table:formula="of:=CONCATENATE([.$C$91];[.A3086];[.$K$91];[.B3086];[.$L$91])" office:value-type="string" office:string-value="INSERT INTO `cities` (`id`, `region_id`, `name`) VALUES (NULL, (SELECT id FROM `regions` WHERE name = 'Vâlcea'), 'Câineni');" calcext:value-type="string">
            <text:p>INSERT INTO `cities` (`id`, `region_id`, `name`) VALUES (NULL, (SELECT id FROM `regions` WHERE name = 'Vâlcea'), 'Câin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Călimănești</text:p>
          </table:table-cell>
          <table:table-cell/>
          <table:table-cell table:formula="of:=CONCATENATE([.$C$91];[.A3087];[.$K$91];[.B3087];[.$L$91])" office:value-type="string" office:string-value="INSERT INTO `cities` (`id`, `region_id`, `name`) VALUES (NULL, (SELECT id FROM `regions` WHERE name = 'Vâlcea'), 'Călimănești');" calcext:value-type="string">
            <text:p>INSERT INTO `cities` (`id`, `region_id`, `name`) VALUES (NULL, (SELECT id FROM `regions` WHERE name = 'Vâlcea'), 'Călim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Cernișoara</text:p>
          </table:table-cell>
          <table:table-cell/>
          <table:table-cell table:formula="of:=CONCATENATE([.$C$91];[.A3088];[.$K$91];[.B3088];[.$L$91])" office:value-type="string" office:string-value="INSERT INTO `cities` (`id`, `region_id`, `name`) VALUES (NULL, (SELECT id FROM `regions` WHERE name = 'Vâlcea'), 'Cernișoara');" calcext:value-type="string">
            <text:p>INSERT INTO `cities` (`id`, `region_id`, `name`) VALUES (NULL, (SELECT id FROM `regions` WHERE name = 'Vâlcea'), 'Cerniș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Copăceni</text:p>
          </table:table-cell>
          <table:table-cell/>
          <table:table-cell table:formula="of:=CONCATENATE([.$C$91];[.A3089];[.$K$91];[.B3089];[.$L$91])" office:value-type="string" office:string-value="INSERT INTO `cities` (`id`, `region_id`, `name`) VALUES (NULL, (SELECT id FROM `regions` WHERE name = 'Vâlcea'), 'Copăceni');" calcext:value-type="string">
            <text:p>INSERT INTO `cities` (`id`, `region_id`, `name`) VALUES (NULL, (SELECT id FROM `regions` WHERE name = 'Vâlcea'), 'Copă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Costești</text:p>
          </table:table-cell>
          <table:table-cell/>
          <table:table-cell table:formula="of:=CONCATENATE([.$C$91];[.A3090];[.$K$91];[.B3090];[.$L$91])" office:value-type="string" office:string-value="INSERT INTO `cities` (`id`, `region_id`, `name`) VALUES (NULL, (SELECT id FROM `regions` WHERE name = 'Vâlcea'), 'Costești');" calcext:value-type="string">
            <text:p>INSERT INTO `cities` (`id`, `region_id`, `name`) VALUES (NULL, (SELECT id FROM `regions` WHERE name = 'Vâlcea'), 'Cos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Crețeni</text:p>
          </table:table-cell>
          <table:table-cell/>
          <table:table-cell table:formula="of:=CONCATENATE([.$C$91];[.A3091];[.$K$91];[.B3091];[.$L$91])" office:value-type="string" office:string-value="INSERT INTO `cities` (`id`, `region_id`, `name`) VALUES (NULL, (SELECT id FROM `regions` WHERE name = 'Vâlcea'), 'Crețeni');" calcext:value-type="string">
            <text:p>INSERT INTO `cities` (`id`, `region_id`, `name`) VALUES (NULL, (SELECT id FROM `regions` WHERE name = 'Vâlcea'), 'Creț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Dăești</text:p>
          </table:table-cell>
          <table:table-cell/>
          <table:table-cell table:formula="of:=CONCATENATE([.$C$91];[.A3092];[.$K$91];[.B3092];[.$L$91])" office:value-type="string" office:string-value="INSERT INTO `cities` (`id`, `region_id`, `name`) VALUES (NULL, (SELECT id FROM `regions` WHERE name = 'Vâlcea'), 'Dăești');" calcext:value-type="string">
            <text:p>INSERT INTO `cities` (`id`, `region_id`, `name`) VALUES (NULL, (SELECT id FROM `regions` WHERE name = 'Vâlcea'), 'Dă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Dănicei</text:p>
          </table:table-cell>
          <table:table-cell/>
          <table:table-cell table:formula="of:=CONCATENATE([.$C$91];[.A3093];[.$K$91];[.B3093];[.$L$91])" office:value-type="string" office:string-value="INSERT INTO `cities` (`id`, `region_id`, `name`) VALUES (NULL, (SELECT id FROM `regions` WHERE name = 'Vâlcea'), 'Dănicei');" calcext:value-type="string">
            <text:p>INSERT INTO `cities` (`id`, `region_id`, `name`) VALUES (NULL, (SELECT id FROM `regions` WHERE name = 'Vâlcea'), 'Dănic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Diculești</text:p>
          </table:table-cell>
          <table:table-cell/>
          <table:table-cell table:formula="of:=CONCATENATE([.$C$91];[.A3094];[.$K$91];[.B3094];[.$L$91])" office:value-type="string" office:string-value="INSERT INTO `cities` (`id`, `region_id`, `name`) VALUES (NULL, (SELECT id FROM `regions` WHERE name = 'Vâlcea'), 'Diculești');" calcext:value-type="string">
            <text:p>INSERT INTO `cities` (`id`, `region_id`, `name`) VALUES (NULL, (SELECT id FROM `regions` WHERE name = 'Vâlcea'), 'Dic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Drăgășani</text:p>
          </table:table-cell>
          <table:table-cell/>
          <table:table-cell table:formula="of:=CONCATENATE([.$C$91];[.A3095];[.$K$91];[.B3095];[.$L$91])" office:value-type="string" office:string-value="INSERT INTO `cities` (`id`, `region_id`, `name`) VALUES (NULL, (SELECT id FROM `regions` WHERE name = 'Vâlcea'), 'Drăgășani');" calcext:value-type="string">
            <text:p>INSERT INTO `cities` (`id`, `region_id`, `name`) VALUES (NULL, (SELECT id FROM `regions` WHERE name = 'Vâlcea'), 'Drăgă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Drăgoești</text:p>
          </table:table-cell>
          <table:table-cell/>
          <table:table-cell table:formula="of:=CONCATENATE([.$C$91];[.A3096];[.$K$91];[.B3096];[.$L$91])" office:value-type="string" office:string-value="INSERT INTO `cities` (`id`, `region_id`, `name`) VALUES (NULL, (SELECT id FROM `regions` WHERE name = 'Vâlcea'), 'Drăgoești');" calcext:value-type="string">
            <text:p>INSERT INTO `cities` (`id`, `region_id`, `name`) VALUES (NULL, (SELECT id FROM `regions` WHERE name = 'Vâlcea'), 'Drăgo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Fârtățești</text:p>
          </table:table-cell>
          <table:table-cell/>
          <table:table-cell table:formula="of:=CONCATENATE([.$C$91];[.A3097];[.$K$91];[.B3097];[.$L$91])" office:value-type="string" office:string-value="INSERT INTO `cities` (`id`, `region_id`, `name`) VALUES (NULL, (SELECT id FROM `regions` WHERE name = 'Vâlcea'), 'Fârtățești');" calcext:value-type="string">
            <text:p>INSERT INTO `cities` (`id`, `region_id`, `name`) VALUES (NULL, (SELECT id FROM `regions` WHERE name = 'Vâlcea'), 'Fârtăț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Făurești</text:p>
          </table:table-cell>
          <table:table-cell/>
          <table:table-cell table:formula="of:=CONCATENATE([.$C$91];[.A3098];[.$K$91];[.B3098];[.$L$91])" office:value-type="string" office:string-value="INSERT INTO `cities` (`id`, `region_id`, `name`) VALUES (NULL, (SELECT id FROM `regions` WHERE name = 'Vâlcea'), 'Făurești');" calcext:value-type="string">
            <text:p>INSERT INTO `cities` (`id`, `region_id`, `name`) VALUES (NULL, (SELECT id FROM `regions` WHERE name = 'Vâlcea'), 'Fău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Frâncești</text:p>
          </table:table-cell>
          <table:table-cell/>
          <table:table-cell table:formula="of:=CONCATENATE([.$C$91];[.A3099];[.$K$91];[.B3099];[.$L$91])" office:value-type="string" office:string-value="INSERT INTO `cities` (`id`, `region_id`, `name`) VALUES (NULL, (SELECT id FROM `regions` WHERE name = 'Vâlcea'), 'Frâncești');" calcext:value-type="string">
            <text:p>INSERT INTO `cities` (`id`, `region_id`, `name`) VALUES (NULL, (SELECT id FROM `regions` WHERE name = 'Vâlcea'), 'Frân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Galicea</text:p>
          </table:table-cell>
          <table:table-cell/>
          <table:table-cell table:formula="of:=CONCATENATE([.$C$91];[.A3100];[.$K$91];[.B3100];[.$L$91])" office:value-type="string" office:string-value="INSERT INTO `cities` (`id`, `region_id`, `name`) VALUES (NULL, (SELECT id FROM `regions` WHERE name = 'Vâlcea'), 'Galicea');" calcext:value-type="string">
            <text:p>INSERT INTO `cities` (`id`, `region_id`, `name`) VALUES (NULL, (SELECT id FROM `regions` WHERE name = 'Vâlcea'), 'Gali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Ghioroiu</text:p>
          </table:table-cell>
          <table:table-cell/>
          <table:table-cell table:formula="of:=CONCATENATE([.$C$91];[.A3101];[.$K$91];[.B3101];[.$L$91])" office:value-type="string" office:string-value="INSERT INTO `cities` (`id`, `region_id`, `name`) VALUES (NULL, (SELECT id FROM `regions` WHERE name = 'Vâlcea'), 'Ghioroiu');" calcext:value-type="string">
            <text:p>INSERT INTO `cities` (`id`, `region_id`, `name`) VALUES (NULL, (SELECT id FROM `regions` WHERE name = 'Vâlcea'), 'Ghioro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Glăvile</text:p>
          </table:table-cell>
          <table:table-cell/>
          <table:table-cell table:formula="of:=CONCATENATE([.$C$91];[.A3102];[.$K$91];[.B3102];[.$L$91])" office:value-type="string" office:string-value="INSERT INTO `cities` (`id`, `region_id`, `name`) VALUES (NULL, (SELECT id FROM `regions` WHERE name = 'Vâlcea'), 'Glăvile');" calcext:value-type="string">
            <text:p>INSERT INTO `cities` (`id`, `region_id`, `name`) VALUES (NULL, (SELECT id FROM `regions` WHERE name = 'Vâlcea'), 'Glăvi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Golești</text:p>
          </table:table-cell>
          <table:table-cell/>
          <table:table-cell table:formula="of:=CONCATENATE([.$C$91];[.A3103];[.$K$91];[.B3103];[.$L$91])" office:value-type="string" office:string-value="INSERT INTO `cities` (`id`, `region_id`, `name`) VALUES (NULL, (SELECT id FROM `regions` WHERE name = 'Vâlcea'), 'Golești');" calcext:value-type="string">
            <text:p>INSERT INTO `cities` (`id`, `region_id`, `name`) VALUES (NULL, (SELECT id FROM `regions` WHERE name = 'Vâlcea'), 'Go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Grădiștea</text:p>
          </table:table-cell>
          <table:table-cell/>
          <table:table-cell table:formula="of:=CONCATENATE([.$C$91];[.A3104];[.$K$91];[.B3104];[.$L$91])" office:value-type="string" office:string-value="INSERT INTO `cities` (`id`, `region_id`, `name`) VALUES (NULL, (SELECT id FROM `regions` WHERE name = 'Vâlcea'), 'Grădiștea');" calcext:value-type="string">
            <text:p>INSERT INTO `cities` (`id`, `region_id`, `name`) VALUES (NULL, (SELECT id FROM `regions` WHERE name = 'Vâlcea'), 'Grădiș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Gușoeni</text:p>
          </table:table-cell>
          <table:table-cell/>
          <table:table-cell table:formula="of:=CONCATENATE([.$C$91];[.A3105];[.$K$91];[.B3105];[.$L$91])" office:value-type="string" office:string-value="INSERT INTO `cities` (`id`, `region_id`, `name`) VALUES (NULL, (SELECT id FROM `regions` WHERE name = 'Vâlcea'), 'Gușoeni');" calcext:value-type="string">
            <text:p>INSERT INTO `cities` (`id`, `region_id`, `name`) VALUES (NULL, (SELECT id FROM `regions` WHERE name = 'Vâlcea'), 'Gușo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Horezu</text:p>
          </table:table-cell>
          <table:table-cell/>
          <table:table-cell table:formula="of:=CONCATENATE([.$C$91];[.A3106];[.$K$91];[.B3106];[.$L$91])" office:value-type="string" office:string-value="INSERT INTO `cities` (`id`, `region_id`, `name`) VALUES (NULL, (SELECT id FROM `regions` WHERE name = 'Vâlcea'), 'Horezu');" calcext:value-type="string">
            <text:p>INSERT INTO `cities` (`id`, `region_id`, `name`) VALUES (NULL, (SELECT id FROM `regions` WHERE name = 'Vâlcea'), 'Horez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Ionești</text:p>
          </table:table-cell>
          <table:table-cell/>
          <table:table-cell table:formula="of:=CONCATENATE([.$C$91];[.A3107];[.$K$91];[.B3107];[.$L$91])" office:value-type="string" office:string-value="INSERT INTO `cities` (`id`, `region_id`, `name`) VALUES (NULL, (SELECT id FROM `regions` WHERE name = 'Vâlcea'), 'Ionești');" calcext:value-type="string">
            <text:p>INSERT INTO `cities` (`id`, `region_id`, `name`) VALUES (NULL, (SELECT id FROM `regions` WHERE name = 'Vâlcea'), 'Io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Lăcusteni</text:p>
          </table:table-cell>
          <table:table-cell/>
          <table:table-cell table:formula="of:=CONCATENATE([.$C$91];[.A3108];[.$K$91];[.B3108];[.$L$91])" office:value-type="string" office:string-value="INSERT INTO `cities` (`id`, `region_id`, `name`) VALUES (NULL, (SELECT id FROM `regions` WHERE name = 'Vâlcea'), 'Lăcusteni');" calcext:value-type="string">
            <text:p>INSERT INTO `cities` (`id`, `region_id`, `name`) VALUES (NULL, (SELECT id FROM `regions` WHERE name = 'Vâlcea'), 'Lăcus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Lădești</text:p>
          </table:table-cell>
          <table:table-cell/>
          <table:table-cell table:formula="of:=CONCATENATE([.$C$91];[.A3109];[.$K$91];[.B3109];[.$L$91])" office:value-type="string" office:string-value="INSERT INTO `cities` (`id`, `region_id`, `name`) VALUES (NULL, (SELECT id FROM `regions` WHERE name = 'Vâlcea'), 'Lădești');" calcext:value-type="string">
            <text:p>INSERT INTO `cities` (`id`, `region_id`, `name`) VALUES (NULL, (SELECT id FROM `regions` WHERE name = 'Vâlcea'), 'Lă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Laloșu</text:p>
          </table:table-cell>
          <table:table-cell/>
          <table:table-cell table:formula="of:=CONCATENATE([.$C$91];[.A3110];[.$K$91];[.B3110];[.$L$91])" office:value-type="string" office:string-value="INSERT INTO `cities` (`id`, `region_id`, `name`) VALUES (NULL, (SELECT id FROM `regions` WHERE name = 'Vâlcea'), 'Laloșu');" calcext:value-type="string">
            <text:p>INSERT INTO `cities` (`id`, `region_id`, `name`) VALUES (NULL, (SELECT id FROM `regions` WHERE name = 'Vâlcea'), 'Laloș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Lăpușata</text:p>
          </table:table-cell>
          <table:table-cell/>
          <table:table-cell table:formula="of:=CONCATENATE([.$C$91];[.A3111];[.$K$91];[.B3111];[.$L$91])" office:value-type="string" office:string-value="INSERT INTO `cities` (`id`, `region_id`, `name`) VALUES (NULL, (SELECT id FROM `regions` WHERE name = 'Vâlcea'), 'Lăpușata');" calcext:value-type="string">
            <text:p>INSERT INTO `cities` (`id`, `region_id`, `name`) VALUES (NULL, (SELECT id FROM `regions` WHERE name = 'Vâlcea'), 'Lăpușa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Livezi</text:p>
          </table:table-cell>
          <table:table-cell/>
          <table:table-cell table:formula="of:=CONCATENATE([.$C$91];[.A3112];[.$K$91];[.B3112];[.$L$91])" office:value-type="string" office:string-value="INSERT INTO `cities` (`id`, `region_id`, `name`) VALUES (NULL, (SELECT id FROM `regions` WHERE name = 'Vâlcea'), 'Livezi');" calcext:value-type="string">
            <text:p>INSERT INTO `cities` (`id`, `region_id`, `name`) VALUES (NULL, (SELECT id FROM `regions` WHERE name = 'Vâlcea'), 'Livez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Lungești</text:p>
          </table:table-cell>
          <table:table-cell/>
          <table:table-cell table:formula="of:=CONCATENATE([.$C$91];[.A3113];[.$K$91];[.B3113];[.$L$91])" office:value-type="string" office:string-value="INSERT INTO `cities` (`id`, `region_id`, `name`) VALUES (NULL, (SELECT id FROM `regions` WHERE name = 'Vâlcea'), 'Lungești');" calcext:value-type="string">
            <text:p>INSERT INTO `cities` (`id`, `region_id`, `name`) VALUES (NULL, (SELECT id FROM `regions` WHERE name = 'Vâlcea'), 'Lung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Măciuca</text:p>
          </table:table-cell>
          <table:table-cell/>
          <table:table-cell table:formula="of:=CONCATENATE([.$C$91];[.A3114];[.$K$91];[.B3114];[.$L$91])" office:value-type="string" office:string-value="INSERT INTO `cities` (`id`, `region_id`, `name`) VALUES (NULL, (SELECT id FROM `regions` WHERE name = 'Vâlcea'), 'Măciuca');" calcext:value-type="string">
            <text:p>INSERT INTO `cities` (`id`, `region_id`, `name`) VALUES (NULL, (SELECT id FROM `regions` WHERE name = 'Vâlcea'), 'Măciu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Mădulari</text:p>
          </table:table-cell>
          <table:table-cell/>
          <table:table-cell table:formula="of:=CONCATENATE([.$C$91];[.A3115];[.$K$91];[.B3115];[.$L$91])" office:value-type="string" office:string-value="INSERT INTO `cities` (`id`, `region_id`, `name`) VALUES (NULL, (SELECT id FROM `regions` WHERE name = 'Vâlcea'), 'Mădulari');" calcext:value-type="string">
            <text:p>INSERT INTO `cities` (`id`, `region_id`, `name`) VALUES (NULL, (SELECT id FROM `regions` WHERE name = 'Vâlcea'), 'Mădul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Malaia</text:p>
          </table:table-cell>
          <table:table-cell/>
          <table:table-cell table:formula="of:=CONCATENATE([.$C$91];[.A3116];[.$K$91];[.B3116];[.$L$91])" office:value-type="string" office:string-value="INSERT INTO `cities` (`id`, `region_id`, `name`) VALUES (NULL, (SELECT id FROM `regions` WHERE name = 'Vâlcea'), 'Malaia');" calcext:value-type="string">
            <text:p>INSERT INTO `cities` (`id`, `region_id`, `name`) VALUES (NULL, (SELECT id FROM `regions` WHERE name = 'Vâlcea'), 'Mal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Măldărești</text:p>
          </table:table-cell>
          <table:table-cell/>
          <table:table-cell table:formula="of:=CONCATENATE([.$C$91];[.A3117];[.$K$91];[.B3117];[.$L$91])" office:value-type="string" office:string-value="INSERT INTO `cities` (`id`, `region_id`, `name`) VALUES (NULL, (SELECT id FROM `regions` WHERE name = 'Vâlcea'), 'Măldărești');" calcext:value-type="string">
            <text:p>INSERT INTO `cities` (`id`, `region_id`, `name`) VALUES (NULL, (SELECT id FROM `regions` WHERE name = 'Vâlcea'), 'Măldă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Mateești</text:p>
          </table:table-cell>
          <table:table-cell/>
          <table:table-cell table:formula="of:=CONCATENATE([.$C$91];[.A3118];[.$K$91];[.B3118];[.$L$91])" office:value-type="string" office:string-value="INSERT INTO `cities` (`id`, `region_id`, `name`) VALUES (NULL, (SELECT id FROM `regions` WHERE name = 'Vâlcea'), 'Mateești');" calcext:value-type="string">
            <text:p>INSERT INTO `cities` (`id`, `region_id`, `name`) VALUES (NULL, (SELECT id FROM `regions` WHERE name = 'Vâlcea'), 'Mate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Mihăești</text:p>
          </table:table-cell>
          <table:table-cell/>
          <table:table-cell table:formula="of:=CONCATENATE([.$C$91];[.A3119];[.$K$91];[.B3119];[.$L$91])" office:value-type="string" office:string-value="INSERT INTO `cities` (`id`, `region_id`, `name`) VALUES (NULL, (SELECT id FROM `regions` WHERE name = 'Vâlcea'), 'Mihăești');" calcext:value-type="string">
            <text:p>INSERT INTO `cities` (`id`, `region_id`, `name`) VALUES (NULL, (SELECT id FROM `regions` WHERE name = 'Vâlcea'), 'Mihă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Milcoiu</text:p>
          </table:table-cell>
          <table:table-cell/>
          <table:table-cell table:formula="of:=CONCATENATE([.$C$91];[.A3120];[.$K$91];[.B3120];[.$L$91])" office:value-type="string" office:string-value="INSERT INTO `cities` (`id`, `region_id`, `name`) VALUES (NULL, (SELECT id FROM `regions` WHERE name = 'Vâlcea'), 'Milcoiu');" calcext:value-type="string">
            <text:p>INSERT INTO `cities` (`id`, `region_id`, `name`) VALUES (NULL, (SELECT id FROM `regions` WHERE name = 'Vâlcea'), 'Milco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Mitrofani</text:p>
          </table:table-cell>
          <table:table-cell/>
          <table:table-cell table:formula="of:=CONCATENATE([.$C$91];[.A3121];[.$K$91];[.B3121];[.$L$91])" office:value-type="string" office:string-value="INSERT INTO `cities` (`id`, `region_id`, `name`) VALUES (NULL, (SELECT id FROM `regions` WHERE name = 'Vâlcea'), 'Mitrofani');" calcext:value-type="string">
            <text:p>INSERT INTO `cities` (`id`, `region_id`, `name`) VALUES (NULL, (SELECT id FROM `regions` WHERE name = 'Vâlcea'), 'Mitrof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Muereasca</text:p>
          </table:table-cell>
          <table:table-cell/>
          <table:table-cell table:formula="of:=CONCATENATE([.$C$91];[.A3122];[.$K$91];[.B3122];[.$L$91])" office:value-type="string" office:string-value="INSERT INTO `cities` (`id`, `region_id`, `name`) VALUES (NULL, (SELECT id FROM `regions` WHERE name = 'Vâlcea'), 'Muereasca');" calcext:value-type="string">
            <text:p>INSERT INTO `cities` (`id`, `region_id`, `name`) VALUES (NULL, (SELECT id FROM `regions` WHERE name = 'Vâlcea'), 'Muereas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Nicolae Bălcescu</text:p>
          </table:table-cell>
          <table:table-cell/>
          <table:table-cell table:formula="of:=CONCATENATE([.$C$91];[.A3123];[.$K$91];[.B3123];[.$L$91])" office:value-type="string" office:string-value="INSERT INTO `cities` (`id`, `region_id`, `name`) VALUES (NULL, (SELECT id FROM `regions` WHERE name = 'Vâlcea'), 'Nicolae Bălcescu');" calcext:value-type="string">
            <text:p>INSERT INTO `cities` (`id`, `region_id`, `name`) VALUES (NULL, (SELECT id FROM `regions` WHERE name = 'Vâlcea'), 'Nicolae Bălces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Ocnele Mari</text:p>
          </table:table-cell>
          <table:table-cell/>
          <table:table-cell table:formula="of:=CONCATENATE([.$C$91];[.A3124];[.$K$91];[.B3124];[.$L$91])" office:value-type="string" office:string-value="INSERT INTO `cities` (`id`, `region_id`, `name`) VALUES (NULL, (SELECT id FROM `regions` WHERE name = 'Vâlcea'), 'Ocnele Mari');" calcext:value-type="string">
            <text:p>INSERT INTO `cities` (`id`, `region_id`, `name`) VALUES (NULL, (SELECT id FROM `regions` WHERE name = 'Vâlcea'), 'Ocnele M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Olanu</text:p>
          </table:table-cell>
          <table:table-cell/>
          <table:table-cell table:formula="of:=CONCATENATE([.$C$91];[.A3125];[.$K$91];[.B3125];[.$L$91])" office:value-type="string" office:string-value="INSERT INTO `cities` (`id`, `region_id`, `name`) VALUES (NULL, (SELECT id FROM `regions` WHERE name = 'Vâlcea'), 'Olanu');" calcext:value-type="string">
            <text:p>INSERT INTO `cities` (`id`, `region_id`, `name`) VALUES (NULL, (SELECT id FROM `regions` WHERE name = 'Vâlcea'), 'Ol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Orlești</text:p>
          </table:table-cell>
          <table:table-cell/>
          <table:table-cell table:formula="of:=CONCATENATE([.$C$91];[.A3126];[.$K$91];[.B3126];[.$L$91])" office:value-type="string" office:string-value="INSERT INTO `cities` (`id`, `region_id`, `name`) VALUES (NULL, (SELECT id FROM `regions` WHERE name = 'Vâlcea'), 'Orlești');" calcext:value-type="string">
            <text:p>INSERT INTO `cities` (`id`, `region_id`, `name`) VALUES (NULL, (SELECT id FROM `regions` WHERE name = 'Vâlcea'), 'Or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Oteșani</text:p>
          </table:table-cell>
          <table:table-cell/>
          <table:table-cell table:formula="of:=CONCATENATE([.$C$91];[.A3127];[.$K$91];[.B3127];[.$L$91])" office:value-type="string" office:string-value="INSERT INTO `cities` (`id`, `region_id`, `name`) VALUES (NULL, (SELECT id FROM `regions` WHERE name = 'Vâlcea'), 'Oteșani');" calcext:value-type="string">
            <text:p>INSERT INTO `cities` (`id`, `region_id`, `name`) VALUES (NULL, (SELECT id FROM `regions` WHERE name = 'Vâlcea'), 'Ote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Păușești</text:p>
          </table:table-cell>
          <table:table-cell/>
          <table:table-cell table:formula="of:=CONCATENATE([.$C$91];[.A3128];[.$K$91];[.B3128];[.$L$91])" office:value-type="string" office:string-value="INSERT INTO `cities` (`id`, `region_id`, `name`) VALUES (NULL, (SELECT id FROM `regions` WHERE name = 'Vâlcea'), 'Păușești');" calcext:value-type="string">
            <text:p>INSERT INTO `cities` (`id`, `region_id`, `name`) VALUES (NULL, (SELECT id FROM `regions` WHERE name = 'Vâlcea'), 'Pău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Păușești-Măglași</text:p>
          </table:table-cell>
          <table:table-cell/>
          <table:table-cell table:formula="of:=CONCATENATE([.$C$91];[.A3129];[.$K$91];[.B3129];[.$L$91])" office:value-type="string" office:string-value="INSERT INTO `cities` (`id`, `region_id`, `name`) VALUES (NULL, (SELECT id FROM `regions` WHERE name = 'Vâlcea'), 'Păușești-Măglași');" calcext:value-type="string">
            <text:p>INSERT INTO `cities` (`id`, `region_id`, `name`) VALUES (NULL, (SELECT id FROM `regions` WHERE name = 'Vâlcea'), 'Păușești-Măgla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Perișani</text:p>
          </table:table-cell>
          <table:table-cell/>
          <table:table-cell table:formula="of:=CONCATENATE([.$C$91];[.A3130];[.$K$91];[.B3130];[.$L$91])" office:value-type="string" office:string-value="INSERT INTO `cities` (`id`, `region_id`, `name`) VALUES (NULL, (SELECT id FROM `regions` WHERE name = 'Vâlcea'), 'Perișani');" calcext:value-type="string">
            <text:p>INSERT INTO `cities` (`id`, `region_id`, `name`) VALUES (NULL, (SELECT id FROM `regions` WHERE name = 'Vâlcea'), 'Peri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Pesceana</text:p>
          </table:table-cell>
          <table:table-cell/>
          <table:table-cell table:formula="of:=CONCATENATE([.$C$91];[.A3131];[.$K$91];[.B3131];[.$L$91])" office:value-type="string" office:string-value="INSERT INTO `cities` (`id`, `region_id`, `name`) VALUES (NULL, (SELECT id FROM `regions` WHERE name = 'Vâlcea'), 'Pesceana');" calcext:value-type="string">
            <text:p>INSERT INTO `cities` (`id`, `region_id`, `name`) VALUES (NULL, (SELECT id FROM `regions` WHERE name = 'Vâlcea'), 'Pesce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Pietrari</text:p>
          </table:table-cell>
          <table:table-cell/>
          <table:table-cell table:formula="of:=CONCATENATE([.$C$91];[.A3132];[.$K$91];[.B3132];[.$L$91])" office:value-type="string" office:string-value="INSERT INTO `cities` (`id`, `region_id`, `name`) VALUES (NULL, (SELECT id FROM `regions` WHERE name = 'Vâlcea'), 'Pietrari');" calcext:value-type="string">
            <text:p>INSERT INTO `cities` (`id`, `region_id`, `name`) VALUES (NULL, (SELECT id FROM `regions` WHERE name = 'Vâlcea'), 'Pietra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Popești</text:p>
          </table:table-cell>
          <table:table-cell/>
          <table:table-cell table:formula="of:=CONCATENATE([.$C$91];[.A3133];[.$K$91];[.B3133];[.$L$91])" office:value-type="string" office:string-value="INSERT INTO `cities` (`id`, `region_id`, `name`) VALUES (NULL, (SELECT id FROM `regions` WHERE name = 'Vâlcea'), 'Popești');" calcext:value-type="string">
            <text:p>INSERT INTO `cities` (`id`, `region_id`, `name`) VALUES (NULL, (SELECT id FROM `regions` WHERE name = 'Vâlcea'), 'Pop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Prundeni</text:p>
          </table:table-cell>
          <table:table-cell/>
          <table:table-cell table:formula="of:=CONCATENATE([.$C$91];[.A3134];[.$K$91];[.B3134];[.$L$91])" office:value-type="string" office:string-value="INSERT INTO `cities` (`id`, `region_id`, `name`) VALUES (NULL, (SELECT id FROM `regions` WHERE name = 'Vâlcea'), 'Prundeni');" calcext:value-type="string">
            <text:p>INSERT INTO `cities` (`id`, `region_id`, `name`) VALUES (NULL, (SELECT id FROM `regions` WHERE name = 'Vâlcea'), 'Prund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Racovița</text:p>
          </table:table-cell>
          <table:table-cell/>
          <table:table-cell table:formula="of:=CONCATENATE([.$C$91];[.A3135];[.$K$91];[.B3135];[.$L$91])" office:value-type="string" office:string-value="INSERT INTO `cities` (`id`, `region_id`, `name`) VALUES (NULL, (SELECT id FROM `regions` WHERE name = 'Vâlcea'), 'Racovița');" calcext:value-type="string">
            <text:p>INSERT INTO `cities` (`id`, `region_id`, `name`) VALUES (NULL, (SELECT id FROM `regions` WHERE name = 'Vâlcea'), 'Racov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Râmnicu Vâlcea</text:p>
          </table:table-cell>
          <table:table-cell/>
          <table:table-cell table:formula="of:=CONCATENATE([.$C$91];[.A3136];[.$K$91];[.B3136];[.$L$91])" office:value-type="string" office:string-value="INSERT INTO `cities` (`id`, `region_id`, `name`) VALUES (NULL, (SELECT id FROM `regions` WHERE name = 'Vâlcea'), 'Râmnicu Vâlcea');" calcext:value-type="string">
            <text:p>INSERT INTO `cities` (`id`, `region_id`, `name`) VALUES (NULL, (SELECT id FROM `regions` WHERE name = 'Vâlcea'), 'Râmnicu Vâl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Roești</text:p>
          </table:table-cell>
          <table:table-cell/>
          <table:table-cell table:formula="of:=CONCATENATE([.$C$91];[.A3137];[.$K$91];[.B3137];[.$L$91])" office:value-type="string" office:string-value="INSERT INTO `cities` (`id`, `region_id`, `name`) VALUES (NULL, (SELECT id FROM `regions` WHERE name = 'Vâlcea'), 'Roești');" calcext:value-type="string">
            <text:p>INSERT INTO `cities` (`id`, `region_id`, `name`) VALUES (NULL, (SELECT id FROM `regions` WHERE name = 'Vâlcea'), 'Ro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Roșiile</text:p>
          </table:table-cell>
          <table:table-cell/>
          <table:table-cell table:formula="of:=CONCATENATE([.$C$91];[.A3138];[.$K$91];[.B3138];[.$L$91])" office:value-type="string" office:string-value="INSERT INTO `cities` (`id`, `region_id`, `name`) VALUES (NULL, (SELECT id FROM `regions` WHERE name = 'Vâlcea'), 'Roșiile');" calcext:value-type="string">
            <text:p>INSERT INTO `cities` (`id`, `region_id`, `name`) VALUES (NULL, (SELECT id FROM `regions` WHERE name = 'Vâlcea'), 'Roșii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Runcu</text:p>
          </table:table-cell>
          <table:table-cell/>
          <table:table-cell table:formula="of:=CONCATENATE([.$C$91];[.A3139];[.$K$91];[.B3139];[.$L$91])" office:value-type="string" office:string-value="INSERT INTO `cities` (`id`, `region_id`, `name`) VALUES (NULL, (SELECT id FROM `regions` WHERE name = 'Vâlcea'), 'Runcu');" calcext:value-type="string">
            <text:p>INSERT INTO `cities` (`id`, `region_id`, `name`) VALUES (NULL, (SELECT id FROM `regions` WHERE name = 'Vâlcea'), 'Run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Sălătrucel</text:p>
          </table:table-cell>
          <table:table-cell/>
          <table:table-cell table:formula="of:=CONCATENATE([.$C$91];[.A3140];[.$K$91];[.B3140];[.$L$91])" office:value-type="string" office:string-value="INSERT INTO `cities` (`id`, `region_id`, `name`) VALUES (NULL, (SELECT id FROM `regions` WHERE name = 'Vâlcea'), 'Sălătrucel');" calcext:value-type="string">
            <text:p>INSERT INTO `cities` (`id`, `region_id`, `name`) VALUES (NULL, (SELECT id FROM `regions` WHERE name = 'Vâlcea'), 'Sălătruce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Scundu</text:p>
          </table:table-cell>
          <table:table-cell/>
          <table:table-cell table:formula="of:=CONCATENATE([.$C$91];[.A3141];[.$K$91];[.B3141];[.$L$91])" office:value-type="string" office:string-value="INSERT INTO `cities` (`id`, `region_id`, `name`) VALUES (NULL, (SELECT id FROM `regions` WHERE name = 'Vâlcea'), 'Scundu');" calcext:value-type="string">
            <text:p>INSERT INTO `cities` (`id`, `region_id`, `name`) VALUES (NULL, (SELECT id FROM `regions` WHERE name = 'Vâlcea'), 'Scund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Sinești</text:p>
          </table:table-cell>
          <table:table-cell/>
          <table:table-cell table:formula="of:=CONCATENATE([.$C$91];[.A3142];[.$K$91];[.B3142];[.$L$91])" office:value-type="string" office:string-value="INSERT INTO `cities` (`id`, `region_id`, `name`) VALUES (NULL, (SELECT id FROM `regions` WHERE name = 'Vâlcea'), 'Sinești');" calcext:value-type="string">
            <text:p>INSERT INTO `cities` (`id`, `region_id`, `name`) VALUES (NULL, (SELECT id FROM `regions` WHERE name = 'Vâlcea'), 'S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Șirineasa</text:p>
          </table:table-cell>
          <table:table-cell/>
          <table:table-cell table:formula="of:=CONCATENATE([.$C$91];[.A3143];[.$K$91];[.B3143];[.$L$91])" office:value-type="string" office:string-value="INSERT INTO `cities` (`id`, `region_id`, `name`) VALUES (NULL, (SELECT id FROM `regions` WHERE name = 'Vâlcea'), 'Șirineasa');" calcext:value-type="string">
            <text:p>INSERT INTO `cities` (`id`, `region_id`, `name`) VALUES (NULL, (SELECT id FROM `regions` WHERE name = 'Vâlcea'), 'Șirine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Slătioara</text:p>
          </table:table-cell>
          <table:table-cell/>
          <table:table-cell table:formula="of:=CONCATENATE([.$C$91];[.A3144];[.$K$91];[.B3144];[.$L$91])" office:value-type="string" office:string-value="INSERT INTO `cities` (`id`, `region_id`, `name`) VALUES (NULL, (SELECT id FROM `regions` WHERE name = 'Vâlcea'), 'Slătioara');" calcext:value-type="string">
            <text:p>INSERT INTO `cities` (`id`, `region_id`, `name`) VALUES (NULL, (SELECT id FROM `regions` WHERE name = 'Vâlcea'), 'Slăti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Stănești</text:p>
          </table:table-cell>
          <table:table-cell/>
          <table:table-cell table:formula="of:=CONCATENATE([.$C$91];[.A3145];[.$K$91];[.B3145];[.$L$91])" office:value-type="string" office:string-value="INSERT INTO `cities` (`id`, `region_id`, `name`) VALUES (NULL, (SELECT id FROM `regions` WHERE name = 'Vâlcea'), 'Stănești');" calcext:value-type="string">
            <text:p>INSERT INTO `cities` (`id`, `region_id`, `name`) VALUES (NULL, (SELECT id FROM `regions` WHERE name = 'Vâlcea'), 'St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Ștefănești</text:p>
          </table:table-cell>
          <table:table-cell/>
          <table:table-cell table:formula="of:=CONCATENATE([.$C$91];[.A3146];[.$K$91];[.B3146];[.$L$91])" office:value-type="string" office:string-value="INSERT INTO `cities` (`id`, `region_id`, `name`) VALUES (NULL, (SELECT id FROM `regions` WHERE name = 'Vâlcea'), 'Ștefănești');" calcext:value-type="string">
            <text:p>INSERT INTO `cities` (`id`, `region_id`, `name`) VALUES (NULL, (SELECT id FROM `regions` WHERE name = 'Vâlcea'), 'Ștef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Stoenești</text:p>
          </table:table-cell>
          <table:table-cell/>
          <table:table-cell table:formula="of:=CONCATENATE([.$C$91];[.A3147];[.$K$91];[.B3147];[.$L$91])" office:value-type="string" office:string-value="INSERT INTO `cities` (`id`, `region_id`, `name`) VALUES (NULL, (SELECT id FROM `regions` WHERE name = 'Vâlcea'), 'Stoenești');" calcext:value-type="string">
            <text:p>INSERT INTO `cities` (`id`, `region_id`, `name`) VALUES (NULL, (SELECT id FROM `regions` WHERE name = 'Vâlcea'), 'Stoe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Stoilești</text:p>
          </table:table-cell>
          <table:table-cell/>
          <table:table-cell table:formula="of:=CONCATENATE([.$C$91];[.A3148];[.$K$91];[.B3148];[.$L$91])" office:value-type="string" office:string-value="INSERT INTO `cities` (`id`, `region_id`, `name`) VALUES (NULL, (SELECT id FROM `regions` WHERE name = 'Vâlcea'), 'Stoilești');" calcext:value-type="string">
            <text:p>INSERT INTO `cities` (`id`, `region_id`, `name`) VALUES (NULL, (SELECT id FROM `regions` WHERE name = 'Vâlcea'), 'Stoi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Stroești</text:p>
          </table:table-cell>
          <table:table-cell/>
          <table:table-cell table:formula="of:=CONCATENATE([.$C$91];[.A3149];[.$K$91];[.B3149];[.$L$91])" office:value-type="string" office:string-value="INSERT INTO `cities` (`id`, `region_id`, `name`) VALUES (NULL, (SELECT id FROM `regions` WHERE name = 'Vâlcea'), 'Stroești');" calcext:value-type="string">
            <text:p>INSERT INTO `cities` (`id`, `region_id`, `name`) VALUES (NULL, (SELECT id FROM `regions` WHERE name = 'Vâlcea'), 'Stro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Șușani</text:p>
          </table:table-cell>
          <table:table-cell/>
          <table:table-cell table:formula="of:=CONCATENATE([.$C$91];[.A3150];[.$K$91];[.B3150];[.$L$91])" office:value-type="string" office:string-value="INSERT INTO `cities` (`id`, `region_id`, `name`) VALUES (NULL, (SELECT id FROM `regions` WHERE name = 'Vâlcea'), 'Șușani');" calcext:value-type="string">
            <text:p>INSERT INTO `cities` (`id`, `region_id`, `name`) VALUES (NULL, (SELECT id FROM `regions` WHERE name = 'Vâlcea'), 'Șu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Sutești</text:p>
          </table:table-cell>
          <table:table-cell/>
          <table:table-cell table:formula="of:=CONCATENATE([.$C$91];[.A3151];[.$K$91];[.B3151];[.$L$91])" office:value-type="string" office:string-value="INSERT INTO `cities` (`id`, `region_id`, `name`) VALUES (NULL, (SELECT id FROM `regions` WHERE name = 'Vâlcea'), 'Sutești');" calcext:value-type="string">
            <text:p>INSERT INTO `cities` (`id`, `region_id`, `name`) VALUES (NULL, (SELECT id FROM `regions` WHERE name = 'Vâlcea'), 'Su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Tetoiu</text:p>
          </table:table-cell>
          <table:table-cell/>
          <table:table-cell table:formula="of:=CONCATENATE([.$C$91];[.A3152];[.$K$91];[.B3152];[.$L$91])" office:value-type="string" office:string-value="INSERT INTO `cities` (`id`, `region_id`, `name`) VALUES (NULL, (SELECT id FROM `regions` WHERE name = 'Vâlcea'), 'Tetoiu');" calcext:value-type="string">
            <text:p>INSERT INTO `cities` (`id`, `region_id`, `name`) VALUES (NULL, (SELECT id FROM `regions` WHERE name = 'Vâlcea'), 'Teto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Titești</text:p>
          </table:table-cell>
          <table:table-cell/>
          <table:table-cell table:formula="of:=CONCATENATE([.$C$91];[.A3153];[.$K$91];[.B3153];[.$L$91])" office:value-type="string" office:string-value="INSERT INTO `cities` (`id`, `region_id`, `name`) VALUES (NULL, (SELECT id FROM `regions` WHERE name = 'Vâlcea'), 'Titești');" calcext:value-type="string">
            <text:p>INSERT INTO `cities` (`id`, `region_id`, `name`) VALUES (NULL, (SELECT id FROM `regions` WHERE name = 'Vâlcea'), 'Ti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Tomșani</text:p>
          </table:table-cell>
          <table:table-cell/>
          <table:table-cell table:formula="of:=CONCATENATE([.$C$91];[.A3154];[.$K$91];[.B3154];[.$L$91])" office:value-type="string" office:string-value="INSERT INTO `cities` (`id`, `region_id`, `name`) VALUES (NULL, (SELECT id FROM `regions` WHERE name = 'Vâlcea'), 'Tomșani');" calcext:value-type="string">
            <text:p>INSERT INTO `cities` (`id`, `region_id`, `name`) VALUES (NULL, (SELECT id FROM `regions` WHERE name = 'Vâlcea'), 'Tom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Vaideeni</text:p>
          </table:table-cell>
          <table:table-cell/>
          <table:table-cell table:formula="of:=CONCATENATE([.$C$91];[.A3155];[.$K$91];[.B3155];[.$L$91])" office:value-type="string" office:string-value="INSERT INTO `cities` (`id`, `region_id`, `name`) VALUES (NULL, (SELECT id FROM `regions` WHERE name = 'Vâlcea'), 'Vaideeni');" calcext:value-type="string">
            <text:p>INSERT INTO `cities` (`id`, `region_id`, `name`) VALUES (NULL, (SELECT id FROM `regions` WHERE name = 'Vâlcea'), 'Vaide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Valea Mare</text:p>
          </table:table-cell>
          <table:table-cell/>
          <table:table-cell table:formula="of:=CONCATENATE([.$C$91];[.A3156];[.$K$91];[.B3156];[.$L$91])" office:value-type="string" office:string-value="INSERT INTO `cities` (`id`, `region_id`, `name`) VALUES (NULL, (SELECT id FROM `regions` WHERE name = 'Vâlcea'), 'Valea Mare');" calcext:value-type="string">
            <text:p>INSERT INTO `cities` (`id`, `region_id`, `name`) VALUES (NULL, (SELECT id FROM `regions` WHERE name = 'Vâlcea'), 'Valea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Vlădești</text:p>
          </table:table-cell>
          <table:table-cell/>
          <table:table-cell table:formula="of:=CONCATENATE([.$C$91];[.A3157];[.$K$91];[.B3157];[.$L$91])" office:value-type="string" office:string-value="INSERT INTO `cities` (`id`, `region_id`, `name`) VALUES (NULL, (SELECT id FROM `regions` WHERE name = 'Vâlcea'), 'Vlădești');" calcext:value-type="string">
            <text:p>INSERT INTO `cities` (`id`, `region_id`, `name`) VALUES (NULL, (SELECT id FROM `regions` WHERE name = 'Vâlcea'), 'Vlă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Voicești</text:p>
          </table:table-cell>
          <table:table-cell/>
          <table:table-cell table:formula="of:=CONCATENATE([.$C$91];[.A3158];[.$K$91];[.B3158];[.$L$91])" office:value-type="string" office:string-value="INSERT INTO `cities` (`id`, `region_id`, `name`) VALUES (NULL, (SELECT id FROM `regions` WHERE name = 'Vâlcea'), 'Voicești');" calcext:value-type="string">
            <text:p>INSERT INTO `cities` (`id`, `region_id`, `name`) VALUES (NULL, (SELECT id FROM `regions` WHERE name = 'Vâlcea'), 'Voi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Voineasa</text:p>
          </table:table-cell>
          <table:table-cell/>
          <table:table-cell table:formula="of:=CONCATENATE([.$C$91];[.A3159];[.$K$91];[.B3159];[.$L$91])" office:value-type="string" office:string-value="INSERT INTO `cities` (`id`, `region_id`, `name`) VALUES (NULL, (SELECT id FROM `regions` WHERE name = 'Vâlcea'), 'Voineasa');" calcext:value-type="string">
            <text:p>INSERT INTO `cities` (`id`, `region_id`, `name`) VALUES (NULL, (SELECT id FROM `regions` WHERE name = 'Vâlcea'), 'Voine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Zătreni</text:p>
          </table:table-cell>
          <table:table-cell/>
          <table:table-cell table:formula="of:=CONCATENATE([.$C$91];[.A3160];[.$K$91];[.B3160];[.$L$91])" office:value-type="string" office:string-value="INSERT INTO `cities` (`id`, `region_id`, `name`) VALUES (NULL, (SELECT id FROM `regions` WHERE name = 'Vâlcea'), 'Zătreni');" calcext:value-type="string">
            <text:p>INSERT INTO `cities` (`id`, `region_id`, `name`) VALUES (NULL, (SELECT id FROM `regions` WHERE name = 'Vâlcea'), 'Zătreni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Albești</text:p>
          </table:table-cell>
          <table:table-cell/>
          <table:table-cell table:formula="of:=CONCATENATE([.$C$91];[.A3162];[.$K$91];[.B3162];[.$L$91])" office:value-type="string" office:string-value="INSERT INTO `cities` (`id`, `region_id`, `name`) VALUES (NULL, (SELECT id FROM `regions` WHERE name = 'Vaslui'), 'Albești');" calcext:value-type="string">
            <text:p>INSERT INTO `cities` (`id`, `region_id`, `name`) VALUES (NULL, (SELECT id FROM `regions` WHERE name = 'Vaslui'), 'Alb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Alexandru Vlahuță</text:p>
          </table:table-cell>
          <table:table-cell/>
          <table:table-cell table:formula="of:=CONCATENATE([.$C$91];[.A3163];[.$K$91];[.B3163];[.$L$91])" office:value-type="string" office:string-value="INSERT INTO `cities` (`id`, `region_id`, `name`) VALUES (NULL, (SELECT id FROM `regions` WHERE name = 'Vaslui'), 'Alexandru Vlahuță');" calcext:value-type="string">
            <text:p>INSERT INTO `cities` (`id`, `region_id`, `name`) VALUES (NULL, (SELECT id FROM `regions` WHERE name = 'Vaslui'), 'Alexandru Vlahuță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Arsura</text:p>
          </table:table-cell>
          <table:table-cell/>
          <table:table-cell table:formula="of:=CONCATENATE([.$C$91];[.A3164];[.$K$91];[.B3164];[.$L$91])" office:value-type="string" office:string-value="INSERT INTO `cities` (`id`, `region_id`, `name`) VALUES (NULL, (SELECT id FROM `regions` WHERE name = 'Vaslui'), 'Arsura');" calcext:value-type="string">
            <text:p>INSERT INTO `cities` (`id`, `region_id`, `name`) VALUES (NULL, (SELECT id FROM `regions` WHERE name = 'Vaslui'), 'Arsu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Băcani</text:p>
          </table:table-cell>
          <table:table-cell/>
          <table:table-cell table:formula="of:=CONCATENATE([.$C$91];[.A3165];[.$K$91];[.B3165];[.$L$91])" office:value-type="string" office:string-value="INSERT INTO `cities` (`id`, `region_id`, `name`) VALUES (NULL, (SELECT id FROM `regions` WHERE name = 'Vaslui'), 'Băcani');" calcext:value-type="string">
            <text:p>INSERT INTO `cities` (`id`, `region_id`, `name`) VALUES (NULL, (SELECT id FROM `regions` WHERE name = 'Vaslui'), 'Băc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Băcești</text:p>
          </table:table-cell>
          <table:table-cell/>
          <table:table-cell table:formula="of:=CONCATENATE([.$C$91];[.A3166];[.$K$91];[.B3166];[.$L$91])" office:value-type="string" office:string-value="INSERT INTO `cities` (`id`, `region_id`, `name`) VALUES (NULL, (SELECT id FROM `regions` WHERE name = 'Vaslui'), 'Băcești');" calcext:value-type="string">
            <text:p>INSERT INTO `cities` (`id`, `region_id`, `name`) VALUES (NULL, (SELECT id FROM `regions` WHERE name = 'Vaslui'), 'Băc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Bălteni</text:p>
          </table:table-cell>
          <table:table-cell/>
          <table:table-cell table:formula="of:=CONCATENATE([.$C$91];[.A3167];[.$K$91];[.B3167];[.$L$91])" office:value-type="string" office:string-value="INSERT INTO `cities` (`id`, `region_id`, `name`) VALUES (NULL, (SELECT id FROM `regions` WHERE name = 'Vaslui'), 'Bălteni');" calcext:value-type="string">
            <text:p>INSERT INTO `cities` (`id`, `region_id`, `name`) VALUES (NULL, (SELECT id FROM `regions` WHERE name = 'Vaslui'), 'Băl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Banca</text:p>
          </table:table-cell>
          <table:table-cell/>
          <table:table-cell table:formula="of:=CONCATENATE([.$C$91];[.A3168];[.$K$91];[.B3168];[.$L$91])" office:value-type="string" office:string-value="INSERT INTO `cities` (`id`, `region_id`, `name`) VALUES (NULL, (SELECT id FROM `regions` WHERE name = 'Vaslui'), 'Banca');" calcext:value-type="string">
            <text:p>INSERT INTO `cities` (`id`, `region_id`, `name`) VALUES (NULL, (SELECT id FROM `regions` WHERE name = 'Vaslui'), 'Ban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Bârlad</text:p>
          </table:table-cell>
          <table:table-cell/>
          <table:table-cell table:formula="of:=CONCATENATE([.$C$91];[.A3169];[.$K$91];[.B3169];[.$L$91])" office:value-type="string" office:string-value="INSERT INTO `cities` (`id`, `region_id`, `name`) VALUES (NULL, (SELECT id FROM `regions` WHERE name = 'Vaslui'), 'Bârlad');" calcext:value-type="string">
            <text:p>INSERT INTO `cities` (`id`, `region_id`, `name`) VALUES (NULL, (SELECT id FROM `regions` WHERE name = 'Vaslui'), 'Bârla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Berezeni</text:p>
          </table:table-cell>
          <table:table-cell/>
          <table:table-cell table:formula="of:=CONCATENATE([.$C$91];[.A3170];[.$K$91];[.B3170];[.$L$91])" office:value-type="string" office:string-value="INSERT INTO `cities` (`id`, `region_id`, `name`) VALUES (NULL, (SELECT id FROM `regions` WHERE name = 'Vaslui'), 'Berezeni');" calcext:value-type="string">
            <text:p>INSERT INTO `cities` (`id`, `region_id`, `name`) VALUES (NULL, (SELECT id FROM `regions` WHERE name = 'Vaslui'), 'Berez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Blăgești</text:p>
          </table:table-cell>
          <table:table-cell/>
          <table:table-cell table:formula="of:=CONCATENATE([.$C$91];[.A3171];[.$K$91];[.B3171];[.$L$91])" office:value-type="string" office:string-value="INSERT INTO `cities` (`id`, `region_id`, `name`) VALUES (NULL, (SELECT id FROM `regions` WHERE name = 'Vaslui'), 'Blăgești');" calcext:value-type="string">
            <text:p>INSERT INTO `cities` (`id`, `region_id`, `name`) VALUES (NULL, (SELECT id FROM `regions` WHERE name = 'Vaslui'), 'Blăg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Bogdana</text:p>
          </table:table-cell>
          <table:table-cell/>
          <table:table-cell table:formula="of:=CONCATENATE([.$C$91];[.A3172];[.$K$91];[.B3172];[.$L$91])" office:value-type="string" office:string-value="INSERT INTO `cities` (`id`, `region_id`, `name`) VALUES (NULL, (SELECT id FROM `regions` WHERE name = 'Vaslui'), 'Bogdana');" calcext:value-type="string">
            <text:p>INSERT INTO `cities` (`id`, `region_id`, `name`) VALUES (NULL, (SELECT id FROM `regions` WHERE name = 'Vaslui'), 'Bogd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Bogdănești</text:p>
          </table:table-cell>
          <table:table-cell/>
          <table:table-cell table:formula="of:=CONCATENATE([.$C$91];[.A3173];[.$K$91];[.B3173];[.$L$91])" office:value-type="string" office:string-value="INSERT INTO `cities` (`id`, `region_id`, `name`) VALUES (NULL, (SELECT id FROM `regions` WHERE name = 'Vaslui'), 'Bogdănești');" calcext:value-type="string">
            <text:p>INSERT INTO `cities` (`id`, `region_id`, `name`) VALUES (NULL, (SELECT id FROM `regions` WHERE name = 'Vaslui'), 'Bogd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Bogdănița</text:p>
          </table:table-cell>
          <table:table-cell/>
          <table:table-cell table:formula="of:=CONCATENATE([.$C$91];[.A3174];[.$K$91];[.B3174];[.$L$91])" office:value-type="string" office:string-value="INSERT INTO `cities` (`id`, `region_id`, `name`) VALUES (NULL, (SELECT id FROM `regions` WHERE name = 'Vaslui'), 'Bogdănița');" calcext:value-type="string">
            <text:p>INSERT INTO `cities` (`id`, `region_id`, `name`) VALUES (NULL, (SELECT id FROM `regions` WHERE name = 'Vaslui'), 'Bogdăn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Boțești</text:p>
          </table:table-cell>
          <table:table-cell/>
          <table:table-cell table:formula="of:=CONCATENATE([.$C$91];[.A3175];[.$K$91];[.B3175];[.$L$91])" office:value-type="string" office:string-value="INSERT INTO `cities` (`id`, `region_id`, `name`) VALUES (NULL, (SELECT id FROM `regions` WHERE name = 'Vaslui'), 'Boțești');" calcext:value-type="string">
            <text:p>INSERT INTO `cities` (`id`, `region_id`, `name`) VALUES (NULL, (SELECT id FROM `regions` WHERE name = 'Vaslui'), 'Boț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Bunești-Averești</text:p>
          </table:table-cell>
          <table:table-cell/>
          <table:table-cell table:formula="of:=CONCATENATE([.$C$91];[.A3176];[.$K$91];[.B3176];[.$L$91])" office:value-type="string" office:string-value="INSERT INTO `cities` (`id`, `region_id`, `name`) VALUES (NULL, (SELECT id FROM `regions` WHERE name = 'Vaslui'), 'Bunești-Averești');" calcext:value-type="string">
            <text:p>INSERT INTO `cities` (`id`, `region_id`, `name`) VALUES (NULL, (SELECT id FROM `regions` WHERE name = 'Vaslui'), 'Bunești-Ave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Ciocani</text:p>
          </table:table-cell>
          <table:table-cell/>
          <table:table-cell table:formula="of:=CONCATENATE([.$C$91];[.A3177];[.$K$91];[.B3177];[.$L$91])" office:value-type="string" office:string-value="INSERT INTO `cities` (`id`, `region_id`, `name`) VALUES (NULL, (SELECT id FROM `regions` WHERE name = 'Vaslui'), 'Ciocani');" calcext:value-type="string">
            <text:p>INSERT INTO `cities` (`id`, `region_id`, `name`) VALUES (NULL, (SELECT id FROM `regions` WHERE name = 'Vaslui'), 'Cioc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Codăești</text:p>
          </table:table-cell>
          <table:table-cell/>
          <table:table-cell table:formula="of:=CONCATENATE([.$C$91];[.A3178];[.$K$91];[.B3178];[.$L$91])" office:value-type="string" office:string-value="INSERT INTO `cities` (`id`, `region_id`, `name`) VALUES (NULL, (SELECT id FROM `regions` WHERE name = 'Vaslui'), 'Codăești');" calcext:value-type="string">
            <text:p>INSERT INTO `cities` (`id`, `region_id`, `name`) VALUES (NULL, (SELECT id FROM `regions` WHERE name = 'Vaslui'), 'Codă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Coroiești</text:p>
          </table:table-cell>
          <table:table-cell/>
          <table:table-cell table:formula="of:=CONCATENATE([.$C$91];[.A3179];[.$K$91];[.B3179];[.$L$91])" office:value-type="string" office:string-value="INSERT INTO `cities` (`id`, `region_id`, `name`) VALUES (NULL, (SELECT id FROM `regions` WHERE name = 'Vaslui'), 'Coroiești');" calcext:value-type="string">
            <text:p>INSERT INTO `cities` (`id`, `region_id`, `name`) VALUES (NULL, (SELECT id FROM `regions` WHERE name = 'Vaslui'), 'Coro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Costești</text:p>
          </table:table-cell>
          <table:table-cell/>
          <table:table-cell table:formula="of:=CONCATENATE([.$C$91];[.A3180];[.$K$91];[.B3180];[.$L$91])" office:value-type="string" office:string-value="INSERT INTO `cities` (`id`, `region_id`, `name`) VALUES (NULL, (SELECT id FROM `regions` WHERE name = 'Vaslui'), 'Costești');" calcext:value-type="string">
            <text:p>INSERT INTO `cities` (`id`, `region_id`, `name`) VALUES (NULL, (SELECT id FROM `regions` WHERE name = 'Vaslui'), 'Cos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Cozmești</text:p>
          </table:table-cell>
          <table:table-cell/>
          <table:table-cell table:formula="of:=CONCATENATE([.$C$91];[.A3181];[.$K$91];[.B3181];[.$L$91])" office:value-type="string" office:string-value="INSERT INTO `cities` (`id`, `region_id`, `name`) VALUES (NULL, (SELECT id FROM `regions` WHERE name = 'Vaslui'), 'Cozmești');" calcext:value-type="string">
            <text:p>INSERT INTO `cities` (`id`, `region_id`, `name`) VALUES (NULL, (SELECT id FROM `regions` WHERE name = 'Vaslui'), 'Cozm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Crețești</text:p>
          </table:table-cell>
          <table:table-cell/>
          <table:table-cell table:formula="of:=CONCATENATE([.$C$91];[.A3182];[.$K$91];[.B3182];[.$L$91])" office:value-type="string" office:string-value="INSERT INTO `cities` (`id`, `region_id`, `name`) VALUES (NULL, (SELECT id FROM `regions` WHERE name = 'Vaslui'), 'Crețești');" calcext:value-type="string">
            <text:p>INSERT INTO `cities` (`id`, `region_id`, `name`) VALUES (NULL, (SELECT id FROM `regions` WHERE name = 'Vaslui'), 'Creț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Dănești</text:p>
          </table:table-cell>
          <table:table-cell/>
          <table:table-cell table:formula="of:=CONCATENATE([.$C$91];[.A3183];[.$K$91];[.B3183];[.$L$91])" office:value-type="string" office:string-value="INSERT INTO `cities` (`id`, `region_id`, `name`) VALUES (NULL, (SELECT id FROM `regions` WHERE name = 'Vaslui'), 'Dănești');" calcext:value-type="string">
            <text:p>INSERT INTO `cities` (`id`, `region_id`, `name`) VALUES (NULL, (SELECT id FROM `regions` WHERE name = 'Vaslui'), 'D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Deleni</text:p>
          </table:table-cell>
          <table:table-cell/>
          <table:table-cell table:formula="of:=CONCATENATE([.$C$91];[.A3184];[.$K$91];[.B3184];[.$L$91])" office:value-type="string" office:string-value="INSERT INTO `cities` (`id`, `region_id`, `name`) VALUES (NULL, (SELECT id FROM `regions` WHERE name = 'Vaslui'), 'Deleni');" calcext:value-type="string">
            <text:p>INSERT INTO `cities` (`id`, `region_id`, `name`) VALUES (NULL, (SELECT id FROM `regions` WHERE name = 'Vaslui'), 'Del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Delești</text:p>
          </table:table-cell>
          <table:table-cell/>
          <table:table-cell table:formula="of:=CONCATENATE([.$C$91];[.A3185];[.$K$91];[.B3185];[.$L$91])" office:value-type="string" office:string-value="INSERT INTO `cities` (`id`, `region_id`, `name`) VALUES (NULL, (SELECT id FROM `regions` WHERE name = 'Vaslui'), 'Delești');" calcext:value-type="string">
            <text:p>INSERT INTO `cities` (`id`, `region_id`, `name`) VALUES (NULL, (SELECT id FROM `regions` WHERE name = 'Vaslui'), 'De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Dimitrie Cantemir</text:p>
          </table:table-cell>
          <table:table-cell/>
          <table:table-cell table:formula="of:=CONCATENATE([.$C$91];[.A3186];[.$K$91];[.B3186];[.$L$91])" office:value-type="string" office:string-value="INSERT INTO `cities` (`id`, `region_id`, `name`) VALUES (NULL, (SELECT id FROM `regions` WHERE name = 'Vaslui'), 'Dimitrie Cantemir');" calcext:value-type="string">
            <text:p>INSERT INTO `cities` (`id`, `region_id`, `name`) VALUES (NULL, (SELECT id FROM `regions` WHERE name = 'Vaslui'), 'Dimitrie Cantemi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Dodești</text:p>
          </table:table-cell>
          <table:table-cell/>
          <table:table-cell table:formula="of:=CONCATENATE([.$C$91];[.A3187];[.$K$91];[.B3187];[.$L$91])" office:value-type="string" office:string-value="INSERT INTO `cities` (`id`, `region_id`, `name`) VALUES (NULL, (SELECT id FROM `regions` WHERE name = 'Vaslui'), 'Dodești');" calcext:value-type="string">
            <text:p>INSERT INTO `cities` (`id`, `region_id`, `name`) VALUES (NULL, (SELECT id FROM `regions` WHERE name = 'Vaslui'), 'Do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Dragomirești</text:p>
          </table:table-cell>
          <table:table-cell/>
          <table:table-cell table:formula="of:=CONCATENATE([.$C$91];[.A3188];[.$K$91];[.B3188];[.$L$91])" office:value-type="string" office:string-value="INSERT INTO `cities` (`id`, `region_id`, `name`) VALUES (NULL, (SELECT id FROM `regions` WHERE name = 'Vaslui'), 'Dragomirești');" calcext:value-type="string">
            <text:p>INSERT INTO `cities` (`id`, `region_id`, `name`) VALUES (NULL, (SELECT id FROM `regions` WHERE name = 'Vaslui'), 'Dragomi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Drânceni</text:p>
          </table:table-cell>
          <table:table-cell/>
          <table:table-cell table:formula="of:=CONCATENATE([.$C$91];[.A3189];[.$K$91];[.B3189];[.$L$91])" office:value-type="string" office:string-value="INSERT INTO `cities` (`id`, `region_id`, `name`) VALUES (NULL, (SELECT id FROM `regions` WHERE name = 'Vaslui'), 'Drânceni');" calcext:value-type="string">
            <text:p>INSERT INTO `cities` (`id`, `region_id`, `name`) VALUES (NULL, (SELECT id FROM `regions` WHERE name = 'Vaslui'), 'Drân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Duda-Epureni</text:p>
          </table:table-cell>
          <table:table-cell/>
          <table:table-cell table:formula="of:=CONCATENATE([.$C$91];[.A3190];[.$K$91];[.B3190];[.$L$91])" office:value-type="string" office:string-value="INSERT INTO `cities` (`id`, `region_id`, `name`) VALUES (NULL, (SELECT id FROM `regions` WHERE name = 'Vaslui'), 'Duda-Epureni');" calcext:value-type="string">
            <text:p>INSERT INTO `cities` (`id`, `region_id`, `name`) VALUES (NULL, (SELECT id FROM `regions` WHERE name = 'Vaslui'), 'Duda-Epu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Dumești</text:p>
          </table:table-cell>
          <table:table-cell/>
          <table:table-cell table:formula="of:=CONCATENATE([.$C$91];[.A3191];[.$K$91];[.B3191];[.$L$91])" office:value-type="string" office:string-value="INSERT INTO `cities` (`id`, `region_id`, `name`) VALUES (NULL, (SELECT id FROM `regions` WHERE name = 'Vaslui'), 'Dumești');" calcext:value-type="string">
            <text:p>INSERT INTO `cities` (`id`, `region_id`, `name`) VALUES (NULL, (SELECT id FROM `regions` WHERE name = 'Vaslui'), 'Dum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Epureni</text:p>
          </table:table-cell>
          <table:table-cell/>
          <table:table-cell table:formula="of:=CONCATENATE([.$C$91];[.A3192];[.$K$91];[.B3192];[.$L$91])" office:value-type="string" office:string-value="INSERT INTO `cities` (`id`, `region_id`, `name`) VALUES (NULL, (SELECT id FROM `regions` WHERE name = 'Vaslui'), 'Epureni');" calcext:value-type="string">
            <text:p>INSERT INTO `cities` (`id`, `region_id`, `name`) VALUES (NULL, (SELECT id FROM `regions` WHERE name = 'Vaslui'), 'Epu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Fălciu</text:p>
          </table:table-cell>
          <table:table-cell/>
          <table:table-cell table:formula="of:=CONCATENATE([.$C$91];[.A3193];[.$K$91];[.B3193];[.$L$91])" office:value-type="string" office:string-value="INSERT INTO `cities` (`id`, `region_id`, `name`) VALUES (NULL, (SELECT id FROM `regions` WHERE name = 'Vaslui'), 'Fălciu');" calcext:value-type="string">
            <text:p>INSERT INTO `cities` (`id`, `region_id`, `name`) VALUES (NULL, (SELECT id FROM `regions` WHERE name = 'Vaslui'), 'Fălc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Ferești</text:p>
          </table:table-cell>
          <table:table-cell/>
          <table:table-cell table:formula="of:=CONCATENATE([.$C$91];[.A3194];[.$K$91];[.B3194];[.$L$91])" office:value-type="string" office:string-value="INSERT INTO `cities` (`id`, `region_id`, `name`) VALUES (NULL, (SELECT id FROM `regions` WHERE name = 'Vaslui'), 'Ferești');" calcext:value-type="string">
            <text:p>INSERT INTO `cities` (`id`, `region_id`, `name`) VALUES (NULL, (SELECT id FROM `regions` WHERE name = 'Vaslui'), 'Fe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Fruntișeni</text:p>
          </table:table-cell>
          <table:table-cell/>
          <table:table-cell table:formula="of:=CONCATENATE([.$C$91];[.A3195];[.$K$91];[.B3195];[.$L$91])" office:value-type="string" office:string-value="INSERT INTO `cities` (`id`, `region_id`, `name`) VALUES (NULL, (SELECT id FROM `regions` WHERE name = 'Vaslui'), 'Fruntișeni');" calcext:value-type="string">
            <text:p>INSERT INTO `cities` (`id`, `region_id`, `name`) VALUES (NULL, (SELECT id FROM `regions` WHERE name = 'Vaslui'), 'Fruntiș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Găgești</text:p>
          </table:table-cell>
          <table:table-cell/>
          <table:table-cell table:formula="of:=CONCATENATE([.$C$91];[.A3196];[.$K$91];[.B3196];[.$L$91])" office:value-type="string" office:string-value="INSERT INTO `cities` (`id`, `region_id`, `name`) VALUES (NULL, (SELECT id FROM `regions` WHERE name = 'Vaslui'), 'Găgești');" calcext:value-type="string">
            <text:p>INSERT INTO `cities` (`id`, `region_id`, `name`) VALUES (NULL, (SELECT id FROM `regions` WHERE name = 'Vaslui'), 'Găg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Gârceni</text:p>
          </table:table-cell>
          <table:table-cell/>
          <table:table-cell table:formula="of:=CONCATENATE([.$C$91];[.A3197];[.$K$91];[.B3197];[.$L$91])" office:value-type="string" office:string-value="INSERT INTO `cities` (`id`, `region_id`, `name`) VALUES (NULL, (SELECT id FROM `regions` WHERE name = 'Vaslui'), 'Gârceni');" calcext:value-type="string">
            <text:p>INSERT INTO `cities` (`id`, `region_id`, `name`) VALUES (NULL, (SELECT id FROM `regions` WHERE name = 'Vaslui'), 'Gâr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Gherghești</text:p>
          </table:table-cell>
          <table:table-cell/>
          <table:table-cell table:formula="of:=CONCATENATE([.$C$91];[.A3198];[.$K$91];[.B3198];[.$L$91])" office:value-type="string" office:string-value="INSERT INTO `cities` (`id`, `region_id`, `name`) VALUES (NULL, (SELECT id FROM `regions` WHERE name = 'Vaslui'), 'Gherghești');" calcext:value-type="string">
            <text:p>INSERT INTO `cities` (`id`, `region_id`, `name`) VALUES (NULL, (SELECT id FROM `regions` WHERE name = 'Vaslui'), 'Ghergh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Grivița</text:p>
          </table:table-cell>
          <table:table-cell/>
          <table:table-cell table:formula="of:=CONCATENATE([.$C$91];[.A3199];[.$K$91];[.B3199];[.$L$91])" office:value-type="string" office:string-value="INSERT INTO `cities` (`id`, `region_id`, `name`) VALUES (NULL, (SELECT id FROM `regions` WHERE name = 'Vaslui'), 'Grivița');" calcext:value-type="string">
            <text:p>INSERT INTO `cities` (`id`, `region_id`, `name`) VALUES (NULL, (SELECT id FROM `regions` WHERE name = 'Vaslui'), 'Griv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Hoceni</text:p>
          </table:table-cell>
          <table:table-cell/>
          <table:table-cell table:formula="of:=CONCATENATE([.$C$91];[.A3200];[.$K$91];[.B3200];[.$L$91])" office:value-type="string" office:string-value="INSERT INTO `cities` (`id`, `region_id`, `name`) VALUES (NULL, (SELECT id FROM `regions` WHERE name = 'Vaslui'), 'Hoceni');" calcext:value-type="string">
            <text:p>INSERT INTO `cities` (`id`, `region_id`, `name`) VALUES (NULL, (SELECT id FROM `regions` WHERE name = 'Vaslui'), 'Hoc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Huși</text:p>
          </table:table-cell>
          <table:table-cell/>
          <table:table-cell table:formula="of:=CONCATENATE([.$C$91];[.A3201];[.$K$91];[.B3201];[.$L$91])" office:value-type="string" office:string-value="INSERT INTO `cities` (`id`, `region_id`, `name`) VALUES (NULL, (SELECT id FROM `regions` WHERE name = 'Vaslui'), 'Huși');" calcext:value-type="string">
            <text:p>INSERT INTO `cities` (`id`, `region_id`, `name`) VALUES (NULL, (SELECT id FROM `regions` WHERE name = 'Vaslui'), 'Hu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Iana</text:p>
          </table:table-cell>
          <table:table-cell/>
          <table:table-cell table:formula="of:=CONCATENATE([.$C$91];[.A3202];[.$K$91];[.B3202];[.$L$91])" office:value-type="string" office:string-value="INSERT INTO `cities` (`id`, `region_id`, `name`) VALUES (NULL, (SELECT id FROM `regions` WHERE name = 'Vaslui'), 'Iana');" calcext:value-type="string">
            <text:p>INSERT INTO `cities` (`id`, `region_id`, `name`) VALUES (NULL, (SELECT id FROM `regions` WHERE name = 'Vaslui'), 'I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Ibănești</text:p>
          </table:table-cell>
          <table:table-cell/>
          <table:table-cell table:formula="of:=CONCATENATE([.$C$91];[.A3203];[.$K$91];[.B3203];[.$L$91])" office:value-type="string" office:string-value="INSERT INTO `cities` (`id`, `region_id`, `name`) VALUES (NULL, (SELECT id FROM `regions` WHERE name = 'Vaslui'), 'Ibănești');" calcext:value-type="string">
            <text:p>INSERT INTO `cities` (`id`, `region_id`, `name`) VALUES (NULL, (SELECT id FROM `regions` WHERE name = 'Vaslui'), 'Ib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Ivănești</text:p>
          </table:table-cell>
          <table:table-cell/>
          <table:table-cell table:formula="of:=CONCATENATE([.$C$91];[.A3204];[.$K$91];[.B3204];[.$L$91])" office:value-type="string" office:string-value="INSERT INTO `cities` (`id`, `region_id`, `name`) VALUES (NULL, (SELECT id FROM `regions` WHERE name = 'Vaslui'), 'Ivănești');" calcext:value-type="string">
            <text:p>INSERT INTO `cities` (`id`, `region_id`, `name`) VALUES (NULL, (SELECT id FROM `regions` WHERE name = 'Vaslui'), 'Iv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Ivești</text:p>
          </table:table-cell>
          <table:table-cell/>
          <table:table-cell table:formula="of:=CONCATENATE([.$C$91];[.A3205];[.$K$91];[.B3205];[.$L$91])" office:value-type="string" office:string-value="INSERT INTO `cities` (`id`, `region_id`, `name`) VALUES (NULL, (SELECT id FROM `regions` WHERE name = 'Vaslui'), 'Ivești');" calcext:value-type="string">
            <text:p>INSERT INTO `cities` (`id`, `region_id`, `name`) VALUES (NULL, (SELECT id FROM `regions` WHERE name = 'Vaslui'), 'Iv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Laza</text:p>
          </table:table-cell>
          <table:table-cell/>
          <table:table-cell table:formula="of:=CONCATENATE([.$C$91];[.A3206];[.$K$91];[.B3206];[.$L$91])" office:value-type="string" office:string-value="INSERT INTO `cities` (`id`, `region_id`, `name`) VALUES (NULL, (SELECT id FROM `regions` WHERE name = 'Vaslui'), 'Laza');" calcext:value-type="string">
            <text:p>INSERT INTO `cities` (`id`, `region_id`, `name`) VALUES (NULL, (SELECT id FROM `regions` WHERE name = 'Vaslui'), 'Laz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Lipovăț</text:p>
          </table:table-cell>
          <table:table-cell/>
          <table:table-cell table:formula="of:=CONCATENATE([.$C$91];[.A3207];[.$K$91];[.B3207];[.$L$91])" office:value-type="string" office:string-value="INSERT INTO `cities` (`id`, `region_id`, `name`) VALUES (NULL, (SELECT id FROM `regions` WHERE name = 'Vaslui'), 'Lipovăț');" calcext:value-type="string">
            <text:p>INSERT INTO `cities` (`id`, `region_id`, `name`) VALUES (NULL, (SELECT id FROM `regions` WHERE name = 'Vaslui'), 'Lipovăț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Lunca Banului</text:p>
          </table:table-cell>
          <table:table-cell/>
          <table:table-cell table:formula="of:=CONCATENATE([.$C$91];[.A3208];[.$K$91];[.B3208];[.$L$91])" office:value-type="string" office:string-value="INSERT INTO `cities` (`id`, `region_id`, `name`) VALUES (NULL, (SELECT id FROM `regions` WHERE name = 'Vaslui'), 'Lunca Banului');" calcext:value-type="string">
            <text:p>INSERT INTO `cities` (`id`, `region_id`, `name`) VALUES (NULL, (SELECT id FROM `regions` WHERE name = 'Vaslui'), 'Lunca Ban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Mălușteni</text:p>
          </table:table-cell>
          <table:table-cell/>
          <table:table-cell table:formula="of:=CONCATENATE([.$C$91];[.A3209];[.$K$91];[.B3209];[.$L$91])" office:value-type="string" office:string-value="INSERT INTO `cities` (`id`, `region_id`, `name`) VALUES (NULL, (SELECT id FROM `regions` WHERE name = 'Vaslui'), 'Mălușteni');" calcext:value-type="string">
            <text:p>INSERT INTO `cities` (`id`, `region_id`, `name`) VALUES (NULL, (SELECT id FROM `regions` WHERE name = 'Vaslui'), 'Măluș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Miclești</text:p>
          </table:table-cell>
          <table:table-cell/>
          <table:table-cell table:formula="of:=CONCATENATE([.$C$91];[.A3210];[.$K$91];[.B3210];[.$L$91])" office:value-type="string" office:string-value="INSERT INTO `cities` (`id`, `region_id`, `name`) VALUES (NULL, (SELECT id FROM `regions` WHERE name = 'Vaslui'), 'Miclești');" calcext:value-type="string">
            <text:p>INSERT INTO `cities` (`id`, `region_id`, `name`) VALUES (NULL, (SELECT id FROM `regions` WHERE name = 'Vaslui'), 'Mic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Muntenii de Jos</text:p>
          </table:table-cell>
          <table:table-cell/>
          <table:table-cell table:formula="of:=CONCATENATE([.$C$91];[.A3211];[.$K$91];[.B3211];[.$L$91])" office:value-type="string" office:string-value="INSERT INTO `cities` (`id`, `region_id`, `name`) VALUES (NULL, (SELECT id FROM `regions` WHERE name = 'Vaslui'), 'Muntenii de Jos');" calcext:value-type="string">
            <text:p>INSERT INTO `cities` (`id`, `region_id`, `name`) VALUES (NULL, (SELECT id FROM `regions` WHERE name = 'Vaslui'), 'Muntenii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Muntenii de Sus</text:p>
          </table:table-cell>
          <table:table-cell/>
          <table:table-cell table:formula="of:=CONCATENATE([.$C$91];[.A3212];[.$K$91];[.B3212];[.$L$91])" office:value-type="string" office:string-value="INSERT INTO `cities` (`id`, `region_id`, `name`) VALUES (NULL, (SELECT id FROM `regions` WHERE name = 'Vaslui'), 'Muntenii de Sus');" calcext:value-type="string">
            <text:p>INSERT INTO `cities` (`id`, `region_id`, `name`) VALUES (NULL, (SELECT id FROM `regions` WHERE name = 'Vaslui'), 'Muntenii de Su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Murgeni</text:p>
          </table:table-cell>
          <table:table-cell/>
          <table:table-cell table:formula="of:=CONCATENATE([.$C$91];[.A3213];[.$K$91];[.B3213];[.$L$91])" office:value-type="string" office:string-value="INSERT INTO `cities` (`id`, `region_id`, `name`) VALUES (NULL, (SELECT id FROM `regions` WHERE name = 'Vaslui'), 'Murgeni');" calcext:value-type="string">
            <text:p>INSERT INTO `cities` (`id`, `region_id`, `name`) VALUES (NULL, (SELECT id FROM `regions` WHERE name = 'Vaslui'), 'Murg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Negrești</text:p>
          </table:table-cell>
          <table:table-cell/>
          <table:table-cell table:formula="of:=CONCATENATE([.$C$91];[.A3214];[.$K$91];[.B3214];[.$L$91])" office:value-type="string" office:string-value="INSERT INTO `cities` (`id`, `region_id`, `name`) VALUES (NULL, (SELECT id FROM `regions` WHERE name = 'Vaslui'), 'Negrești');" calcext:value-type="string">
            <text:p>INSERT INTO `cities` (`id`, `region_id`, `name`) VALUES (NULL, (SELECT id FROM `regions` WHERE name = 'Vaslui'), 'Neg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Oltenești</text:p>
          </table:table-cell>
          <table:table-cell/>
          <table:table-cell table:formula="of:=CONCATENATE([.$C$91];[.A3215];[.$K$91];[.B3215];[.$L$91])" office:value-type="string" office:string-value="INSERT INTO `cities` (`id`, `region_id`, `name`) VALUES (NULL, (SELECT id FROM `regions` WHERE name = 'Vaslui'), 'Oltenești');" calcext:value-type="string">
            <text:p>INSERT INTO `cities` (`id`, `region_id`, `name`) VALUES (NULL, (SELECT id FROM `regions` WHERE name = 'Vaslui'), 'Olte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Oșești</text:p>
          </table:table-cell>
          <table:table-cell/>
          <table:table-cell table:formula="of:=CONCATENATE([.$C$91];[.A3216];[.$K$91];[.B3216];[.$L$91])" office:value-type="string" office:string-value="INSERT INTO `cities` (`id`, `region_id`, `name`) VALUES (NULL, (SELECT id FROM `regions` WHERE name = 'Vaslui'), 'Oșești');" calcext:value-type="string">
            <text:p>INSERT INTO `cities` (`id`, `region_id`, `name`) VALUES (NULL, (SELECT id FROM `regions` WHERE name = 'Vaslui'), 'O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Pădureni</text:p>
          </table:table-cell>
          <table:table-cell/>
          <table:table-cell table:formula="of:=CONCATENATE([.$C$91];[.A3217];[.$K$91];[.B3217];[.$L$91])" office:value-type="string" office:string-value="INSERT INTO `cities` (`id`, `region_id`, `name`) VALUES (NULL, (SELECT id FROM `regions` WHERE name = 'Vaslui'), 'Pădureni');" calcext:value-type="string">
            <text:p>INSERT INTO `cities` (`id`, `region_id`, `name`) VALUES (NULL, (SELECT id FROM `regions` WHERE name = 'Vaslui'), 'Pădur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Perieni</text:p>
          </table:table-cell>
          <table:table-cell/>
          <table:table-cell table:formula="of:=CONCATENATE([.$C$91];[.A3218];[.$K$91];[.B3218];[.$L$91])" office:value-type="string" office:string-value="INSERT INTO `cities` (`id`, `region_id`, `name`) VALUES (NULL, (SELECT id FROM `regions` WHERE name = 'Vaslui'), 'Perieni');" calcext:value-type="string">
            <text:p>INSERT INTO `cities` (`id`, `region_id`, `name`) VALUES (NULL, (SELECT id FROM `regions` WHERE name = 'Vaslui'), 'Peri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Pochidia</text:p>
          </table:table-cell>
          <table:table-cell/>
          <table:table-cell table:formula="of:=CONCATENATE([.$C$91];[.A3219];[.$K$91];[.B3219];[.$L$91])" office:value-type="string" office:string-value="INSERT INTO `cities` (`id`, `region_id`, `name`) VALUES (NULL, (SELECT id FROM `regions` WHERE name = 'Vaslui'), 'Pochidia');" calcext:value-type="string">
            <text:p>INSERT INTO `cities` (`id`, `region_id`, `name`) VALUES (NULL, (SELECT id FROM `regions` WHERE name = 'Vaslui'), 'Pochid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Pogana</text:p>
          </table:table-cell>
          <table:table-cell/>
          <table:table-cell table:formula="of:=CONCATENATE([.$C$91];[.A3220];[.$K$91];[.B3220];[.$L$91])" office:value-type="string" office:string-value="INSERT INTO `cities` (`id`, `region_id`, `name`) VALUES (NULL, (SELECT id FROM `regions` WHERE name = 'Vaslui'), 'Pogana');" calcext:value-type="string">
            <text:p>INSERT INTO `cities` (`id`, `region_id`, `name`) VALUES (NULL, (SELECT id FROM `regions` WHERE name = 'Vaslui'), 'Pogan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Pogonești</text:p>
          </table:table-cell>
          <table:table-cell/>
          <table:table-cell table:formula="of:=CONCATENATE([.$C$91];[.A3221];[.$K$91];[.B3221];[.$L$91])" office:value-type="string" office:string-value="INSERT INTO `cities` (`id`, `region_id`, `name`) VALUES (NULL, (SELECT id FROM `regions` WHERE name = 'Vaslui'), 'Pogonești');" calcext:value-type="string">
            <text:p>INSERT INTO `cities` (`id`, `region_id`, `name`) VALUES (NULL, (SELECT id FROM `regions` WHERE name = 'Vaslui'), 'Pogo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Poienești</text:p>
          </table:table-cell>
          <table:table-cell/>
          <table:table-cell table:formula="of:=CONCATENATE([.$C$91];[.A3222];[.$K$91];[.B3222];[.$L$91])" office:value-type="string" office:string-value="INSERT INTO `cities` (`id`, `region_id`, `name`) VALUES (NULL, (SELECT id FROM `regions` WHERE name = 'Vaslui'), 'Poienești');" calcext:value-type="string">
            <text:p>INSERT INTO `cities` (`id`, `region_id`, `name`) VALUES (NULL, (SELECT id FROM `regions` WHERE name = 'Vaslui'), 'Poie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Puiești</text:p>
          </table:table-cell>
          <table:table-cell/>
          <table:table-cell table:formula="of:=CONCATENATE([.$C$91];[.A3223];[.$K$91];[.B3223];[.$L$91])" office:value-type="string" office:string-value="INSERT INTO `cities` (`id`, `region_id`, `name`) VALUES (NULL, (SELECT id FROM `regions` WHERE name = 'Vaslui'), 'Puiești');" calcext:value-type="string">
            <text:p>INSERT INTO `cities` (`id`, `region_id`, `name`) VALUES (NULL, (SELECT id FROM `regions` WHERE name = 'Vaslui'), 'Pu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Pungești</text:p>
          </table:table-cell>
          <table:table-cell/>
          <table:table-cell table:formula="of:=CONCATENATE([.$C$91];[.A3224];[.$K$91];[.B3224];[.$L$91])" office:value-type="string" office:string-value="INSERT INTO `cities` (`id`, `region_id`, `name`) VALUES (NULL, (SELECT id FROM `regions` WHERE name = 'Vaslui'), 'Pungești');" calcext:value-type="string">
            <text:p>INSERT INTO `cities` (`id`, `region_id`, `name`) VALUES (NULL, (SELECT id FROM `regions` WHERE name = 'Vaslui'), 'Pung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Pușcași</text:p>
          </table:table-cell>
          <table:table-cell/>
          <table:table-cell table:formula="of:=CONCATENATE([.$C$91];[.A3225];[.$K$91];[.B3225];[.$L$91])" office:value-type="string" office:string-value="INSERT INTO `cities` (`id`, `region_id`, `name`) VALUES (NULL, (SELECT id FROM `regions` WHERE name = 'Vaslui'), 'Pușcași');" calcext:value-type="string">
            <text:p>INSERT INTO `cities` (`id`, `region_id`, `name`) VALUES (NULL, (SELECT id FROM `regions` WHERE name = 'Vaslui'), 'Pușcaș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Rafaila</text:p>
          </table:table-cell>
          <table:table-cell/>
          <table:table-cell table:formula="of:=CONCATENATE([.$C$91];[.A3226];[.$K$91];[.B3226];[.$L$91])" office:value-type="string" office:string-value="INSERT INTO `cities` (`id`, `region_id`, `name`) VALUES (NULL, (SELECT id FROM `regions` WHERE name = 'Vaslui'), 'Rafaila');" calcext:value-type="string">
            <text:p>INSERT INTO `cities` (`id`, `region_id`, `name`) VALUES (NULL, (SELECT id FROM `regions` WHERE name = 'Vaslui'), 'Rafail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Rebricea</text:p>
          </table:table-cell>
          <table:table-cell/>
          <table:table-cell table:formula="of:=CONCATENATE([.$C$91];[.A3227];[.$K$91];[.B3227];[.$L$91])" office:value-type="string" office:string-value="INSERT INTO `cities` (`id`, `region_id`, `name`) VALUES (NULL, (SELECT id FROM `regions` WHERE name = 'Vaslui'), 'Rebricea');" calcext:value-type="string">
            <text:p>INSERT INTO `cities` (`id`, `region_id`, `name`) VALUES (NULL, (SELECT id FROM `regions` WHERE name = 'Vaslui'), 'Rebri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Roșiești</text:p>
          </table:table-cell>
          <table:table-cell/>
          <table:table-cell table:formula="of:=CONCATENATE([.$C$91];[.A3228];[.$K$91];[.B3228];[.$L$91])" office:value-type="string" office:string-value="INSERT INTO `cities` (`id`, `region_id`, `name`) VALUES (NULL, (SELECT id FROM `regions` WHERE name = 'Vaslui'), 'Roșiești');" calcext:value-type="string">
            <text:p>INSERT INTO `cities` (`id`, `region_id`, `name`) VALUES (NULL, (SELECT id FROM `regions` WHERE name = 'Vaslui'), 'Roș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Solești</text:p>
          </table:table-cell>
          <table:table-cell/>
          <table:table-cell table:formula="of:=CONCATENATE([.$C$91];[.A3229];[.$K$91];[.B3229];[.$L$91])" office:value-type="string" office:string-value="INSERT INTO `cities` (`id`, `region_id`, `name`) VALUES (NULL, (SELECT id FROM `regions` WHERE name = 'Vaslui'), 'Solești');" calcext:value-type="string">
            <text:p>INSERT INTO `cities` (`id`, `region_id`, `name`) VALUES (NULL, (SELECT id FROM `regions` WHERE name = 'Vaslui'), 'So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Stănilești</text:p>
          </table:table-cell>
          <table:table-cell/>
          <table:table-cell table:formula="of:=CONCATENATE([.$C$91];[.A3230];[.$K$91];[.B3230];[.$L$91])" office:value-type="string" office:string-value="INSERT INTO `cities` (`id`, `region_id`, `name`) VALUES (NULL, (SELECT id FROM `regions` WHERE name = 'Vaslui'), 'Stănilești');" calcext:value-type="string">
            <text:p>INSERT INTO `cities` (`id`, `region_id`, `name`) VALUES (NULL, (SELECT id FROM `regions` WHERE name = 'Vaslui'), 'Stăni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Ștefan cel Mare</text:p>
          </table:table-cell>
          <table:table-cell/>
          <table:table-cell table:formula="of:=CONCATENATE([.$C$91];[.A3231];[.$K$91];[.B3231];[.$L$91])" office:value-type="string" office:string-value="INSERT INTO `cities` (`id`, `region_id`, `name`) VALUES (NULL, (SELECT id FROM `regions` WHERE name = 'Vaslui'), 'Ștefan cel Mare');" calcext:value-type="string">
            <text:p>INSERT INTO `cities` (`id`, `region_id`, `name`) VALUES (NULL, (SELECT id FROM `regions` WHERE name = 'Vaslui'), 'Ștefan cel Mar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Șuletea</text:p>
          </table:table-cell>
          <table:table-cell/>
          <table:table-cell table:formula="of:=CONCATENATE([.$C$91];[.A3232];[.$K$91];[.B3232];[.$L$91])" office:value-type="string" office:string-value="INSERT INTO `cities` (`id`, `region_id`, `name`) VALUES (NULL, (SELECT id FROM `regions` WHERE name = 'Vaslui'), 'Șuletea');" calcext:value-type="string">
            <text:p>INSERT INTO `cities` (`id`, `region_id`, `name`) VALUES (NULL, (SELECT id FROM `regions` WHERE name = 'Vaslui'), 'Șule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Tăcuta</text:p>
          </table:table-cell>
          <table:table-cell/>
          <table:table-cell table:formula="of:=CONCATENATE([.$C$91];[.A3233];[.$K$91];[.B3233];[.$L$91])" office:value-type="string" office:string-value="INSERT INTO `cities` (`id`, `region_id`, `name`) VALUES (NULL, (SELECT id FROM `regions` WHERE name = 'Vaslui'), 'Tăcuta');" calcext:value-type="string">
            <text:p>INSERT INTO `cities` (`id`, `region_id`, `name`) VALUES (NULL, (SELECT id FROM `regions` WHERE name = 'Vaslui'), 'Tăcut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Tanacu</text:p>
          </table:table-cell>
          <table:table-cell/>
          <table:table-cell table:formula="of:=CONCATENATE([.$C$91];[.A3234];[.$K$91];[.B3234];[.$L$91])" office:value-type="string" office:string-value="INSERT INTO `cities` (`id`, `region_id`, `name`) VALUES (NULL, (SELECT id FROM `regions` WHERE name = 'Vaslui'), 'Tanacu');" calcext:value-type="string">
            <text:p>INSERT INTO `cities` (`id`, `region_id`, `name`) VALUES (NULL, (SELECT id FROM `regions` WHERE name = 'Vaslui'), 'Tanac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Tătărăni</text:p>
          </table:table-cell>
          <table:table-cell/>
          <table:table-cell table:formula="of:=CONCATENATE([.$C$91];[.A3235];[.$K$91];[.B3235];[.$L$91])" office:value-type="string" office:string-value="INSERT INTO `cities` (`id`, `region_id`, `name`) VALUES (NULL, (SELECT id FROM `regions` WHERE name = 'Vaslui'), 'Tătărăni');" calcext:value-type="string">
            <text:p>INSERT INTO `cities` (`id`, `region_id`, `name`) VALUES (NULL, (SELECT id FROM `regions` WHERE name = 'Vaslui'), 'Tătără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Todirești</text:p>
          </table:table-cell>
          <table:table-cell/>
          <table:table-cell table:formula="of:=CONCATENATE([.$C$91];[.A3236];[.$K$91];[.B3236];[.$L$91])" office:value-type="string" office:string-value="INSERT INTO `cities` (`id`, `region_id`, `name`) VALUES (NULL, (SELECT id FROM `regions` WHERE name = 'Vaslui'), 'Todirești');" calcext:value-type="string">
            <text:p>INSERT INTO `cities` (`id`, `region_id`, `name`) VALUES (NULL, (SELECT id FROM `regions` WHERE name = 'Vaslui'), 'Todi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Tutova</text:p>
          </table:table-cell>
          <table:table-cell/>
          <table:table-cell table:formula="of:=CONCATENATE([.$C$91];[.A3237];[.$K$91];[.B3237];[.$L$91])" office:value-type="string" office:string-value="INSERT INTO `cities` (`id`, `region_id`, `name`) VALUES (NULL, (SELECT id FROM `regions` WHERE name = 'Vaslui'), 'Tutova');" calcext:value-type="string">
            <text:p>INSERT INTO `cities` (`id`, `region_id`, `name`) VALUES (NULL, (SELECT id FROM `regions` WHERE name = 'Vaslui'), 'Tutov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Văleni</text:p>
          </table:table-cell>
          <table:table-cell/>
          <table:table-cell table:formula="of:=CONCATENATE([.$C$91];[.A3238];[.$K$91];[.B3238];[.$L$91])" office:value-type="string" office:string-value="INSERT INTO `cities` (`id`, `region_id`, `name`) VALUES (NULL, (SELECT id FROM `regions` WHERE name = 'Vaslui'), 'Văleni');" calcext:value-type="string">
            <text:p>INSERT INTO `cities` (`id`, `region_id`, `name`) VALUES (NULL, (SELECT id FROM `regions` WHERE name = 'Vaslui'), 'Văleni');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Vaslui</text:p>
          </table:table-cell>
          <table:table-cell/>
          <table:table-cell table:formula="of:=CONCATENATE([.$C$91];[.A3239];[.$K$91];[.B3239];[.$L$91])" office:value-type="string" office:string-value="INSERT INTO `cities` (`id`, `region_id`, `name`) VALUES (NULL, (SELECT id FROM `regions` WHERE name = 'Vaslui'), 'Vaslui');" calcext:value-type="string">
            <text:p>INSERT INTO `cities` (`id`, `region_id`, `name`) VALUES (NULL, (SELECT id FROM `regions` WHERE name = 'Vaslui'), 'Vas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Vetrișoaia</text:p>
          </table:table-cell>
          <table:table-cell/>
          <table:table-cell table:formula="of:=CONCATENATE([.$C$91];[.A3240];[.$K$91];[.B3240];[.$L$91])" office:value-type="string" office:string-value="INSERT INTO `cities` (`id`, `region_id`, `name`) VALUES (NULL, (SELECT id FROM `regions` WHERE name = 'Vaslui'), 'Vetrișoaia');" calcext:value-type="string">
            <text:p>INSERT INTO `cities` (`id`, `region_id`, `name`) VALUES (NULL, (SELECT id FROM `regions` WHERE name = 'Vaslui'), 'Vetrișo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Viișoara</text:p>
          </table:table-cell>
          <table:table-cell/>
          <table:table-cell table:formula="of:=CONCATENATE([.$C$91];[.A3241];[.$K$91];[.B3241];[.$L$91])" office:value-type="string" office:string-value="INSERT INTO `cities` (`id`, `region_id`, `name`) VALUES (NULL, (SELECT id FROM `regions` WHERE name = 'Vaslui'), 'Viișoara');" calcext:value-type="string">
            <text:p>INSERT INTO `cities` (`id`, `region_id`, `name`) VALUES (NULL, (SELECT id FROM `regions` WHERE name = 'Vaslui'), 'Viișoa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Vinderei</text:p>
          </table:table-cell>
          <table:table-cell/>
          <table:table-cell table:formula="of:=CONCATENATE([.$C$91];[.A3242];[.$K$91];[.B3242];[.$L$91])" office:value-type="string" office:string-value="INSERT INTO `cities` (`id`, `region_id`, `name`) VALUES (NULL, (SELECT id FROM `regions` WHERE name = 'Vaslui'), 'Vinderei');" calcext:value-type="string">
            <text:p>INSERT INTO `cities` (`id`, `region_id`, `name`) VALUES (NULL, (SELECT id FROM `regions` WHERE name = 'Vaslui'), 'Vinder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Voinești</text:p>
          </table:table-cell>
          <table:table-cell/>
          <table:table-cell table:formula="of:=CONCATENATE([.$C$91];[.A3243];[.$K$91];[.B3243];[.$L$91])" office:value-type="string" office:string-value="INSERT INTO `cities` (`id`, `region_id`, `name`) VALUES (NULL, (SELECT id FROM `regions` WHERE name = 'Vaslui'), 'Voinești');" calcext:value-type="string">
            <text:p>INSERT INTO `cities` (`id`, `region_id`, `name`) VALUES (NULL, (SELECT id FROM `regions` WHERE name = 'Vaslui'), 'Vo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Vulturești</text:p>
          </table:table-cell>
          <table:table-cell/>
          <table:table-cell table:formula="of:=CONCATENATE([.$C$91];[.A3244];[.$K$91];[.B3244];[.$L$91])" office:value-type="string" office:string-value="INSERT INTO `cities` (`id`, `region_id`, `name`) VALUES (NULL, (SELECT id FROM `regions` WHERE name = 'Vaslui'), 'Vulturești');" calcext:value-type="string">
            <text:p>INSERT INTO `cities` (`id`, `region_id`, `name`) VALUES (NULL, (SELECT id FROM `regions` WHERE name = 'Vaslui'), 'Vultu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Vutcani</text:p>
          </table:table-cell>
          <table:table-cell/>
          <table:table-cell table:formula="of:=CONCATENATE([.$C$91];[.A3245];[.$K$91];[.B3245];[.$L$91])" office:value-type="string" office:string-value="INSERT INTO `cities` (`id`, `region_id`, `name`) VALUES (NULL, (SELECT id FROM `regions` WHERE name = 'Vaslui'), 'Vutcani');" calcext:value-type="string">
            <text:p>INSERT INTO `cities` (`id`, `region_id`, `name`) VALUES (NULL, (SELECT id FROM `regions` WHERE name = 'Vaslui'), 'Vutc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Zăpodeni</text:p>
          </table:table-cell>
          <table:table-cell/>
          <table:table-cell table:formula="of:=CONCATENATE([.$C$91];[.A3246];[.$K$91];[.B3246];[.$L$91])" office:value-type="string" office:string-value="INSERT INTO `cities` (`id`, `region_id`, `name`) VALUES (NULL, (SELECT id FROM `regions` WHERE name = 'Vaslui'), 'Zăpodeni');" calcext:value-type="string">
            <text:p>INSERT INTO `cities` (`id`, `region_id`, `name`) VALUES (NULL, (SELECT id FROM `regions` WHERE name = 'Vaslui'), 'Zăpod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Zorleni</text:p>
          </table:table-cell>
          <table:table-cell/>
          <table:table-cell table:formula="of:=CONCATENATE([.$C$91];[.A3247];[.$K$91];[.B3247];[.$L$91])" office:value-type="string" office:string-value="INSERT INTO `cities` (`id`, `region_id`, `name`) VALUES (NULL, (SELECT id FROM `regions` WHERE name = 'Vaslui'), 'Zorleni');" calcext:value-type="string">
            <text:p>INSERT INTO `cities` (`id`, `region_id`, `name`) VALUES (NULL, (SELECT id FROM `regions` WHERE name = 'Vaslui'), 'Zorleni');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Adjud</text:p>
          </table:table-cell>
          <table:table-cell/>
          <table:table-cell table:formula="of:=CONCATENATE([.$C$91];[.A3249];[.$K$91];[.B3249];[.$L$91])" office:value-type="string" office:string-value="INSERT INTO `cities` (`id`, `region_id`, `name`) VALUES (NULL, (SELECT id FROM `regions` WHERE name = 'Vrancea'), 'Adjud');" calcext:value-type="string">
            <text:p>INSERT INTO `cities` (`id`, `region_id`, `name`) VALUES (NULL, (SELECT id FROM `regions` WHERE name = 'Vrancea'), 'Adjud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Andreiașu de Jos</text:p>
          </table:table-cell>
          <table:table-cell/>
          <table:table-cell table:formula="of:=CONCATENATE([.$C$91];[.A3250];[.$K$91];[.B3250];[.$L$91])" office:value-type="string" office:string-value="INSERT INTO `cities` (`id`, `region_id`, `name`) VALUES (NULL, (SELECT id FROM `regions` WHERE name = 'Vrancea'), 'Andreiașu de Jos');" calcext:value-type="string">
            <text:p>INSERT INTO `cities` (`id`, `region_id`, `name`) VALUES (NULL, (SELECT id FROM `regions` WHERE name = 'Vrancea'), 'Andreiașu de Jos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Bălești</text:p>
          </table:table-cell>
          <table:table-cell/>
          <table:table-cell table:formula="of:=CONCATENATE([.$C$91];[.A3251];[.$K$91];[.B3251];[.$L$91])" office:value-type="string" office:string-value="INSERT INTO `cities` (`id`, `region_id`, `name`) VALUES (NULL, (SELECT id FROM `regions` WHERE name = 'Vrancea'), 'Bălești');" calcext:value-type="string">
            <text:p>INSERT INTO `cities` (`id`, `region_id`, `name`) VALUES (NULL, (SELECT id FROM `regions` WHERE name = 'Vrancea'), 'Bă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Bârsești</text:p>
          </table:table-cell>
          <table:table-cell/>
          <table:table-cell table:formula="of:=CONCATENATE([.$C$91];[.A3252];[.$K$91];[.B3252];[.$L$91])" office:value-type="string" office:string-value="INSERT INTO `cities` (`id`, `region_id`, `name`) VALUES (NULL, (SELECT id FROM `regions` WHERE name = 'Vrancea'), 'Bârsești');" calcext:value-type="string">
            <text:p>INSERT INTO `cities` (`id`, `region_id`, `name`) VALUES (NULL, (SELECT id FROM `regions` WHERE name = 'Vrancea'), 'Bârs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Biliești</text:p>
          </table:table-cell>
          <table:table-cell/>
          <table:table-cell table:formula="of:=CONCATENATE([.$C$91];[.A3253];[.$K$91];[.B3253];[.$L$91])" office:value-type="string" office:string-value="INSERT INTO `cities` (`id`, `region_id`, `name`) VALUES (NULL, (SELECT id FROM `regions` WHERE name = 'Vrancea'), 'Biliești');" calcext:value-type="string">
            <text:p>INSERT INTO `cities` (`id`, `region_id`, `name`) VALUES (NULL, (SELECT id FROM `regions` WHERE name = 'Vrancea'), 'Bili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Boghești</text:p>
          </table:table-cell>
          <table:table-cell/>
          <table:table-cell table:formula="of:=CONCATENATE([.$C$91];[.A3254];[.$K$91];[.B3254];[.$L$91])" office:value-type="string" office:string-value="INSERT INTO `cities` (`id`, `region_id`, `name`) VALUES (NULL, (SELECT id FROM `regions` WHERE name = 'Vrancea'), 'Boghești');" calcext:value-type="string">
            <text:p>INSERT INTO `cities` (`id`, `region_id`, `name`) VALUES (NULL, (SELECT id FROM `regions` WHERE name = 'Vrancea'), 'Bogh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Bolotești</text:p>
          </table:table-cell>
          <table:table-cell/>
          <table:table-cell table:formula="of:=CONCATENATE([.$C$91];[.A3255];[.$K$91];[.B3255];[.$L$91])" office:value-type="string" office:string-value="INSERT INTO `cities` (`id`, `region_id`, `name`) VALUES (NULL, (SELECT id FROM `regions` WHERE name = 'Vrancea'), 'Bolotești');" calcext:value-type="string">
            <text:p>INSERT INTO `cities` (`id`, `region_id`, `name`) VALUES (NULL, (SELECT id FROM `regions` WHERE name = 'Vrancea'), 'Bolo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Bordești</text:p>
          </table:table-cell>
          <table:table-cell/>
          <table:table-cell table:formula="of:=CONCATENATE([.$C$91];[.A3256];[.$K$91];[.B3256];[.$L$91])" office:value-type="string" office:string-value="INSERT INTO `cities` (`id`, `region_id`, `name`) VALUES (NULL, (SELECT id FROM `regions` WHERE name = 'Vrancea'), 'Bordești');" calcext:value-type="string">
            <text:p>INSERT INTO `cities` (`id`, `region_id`, `name`) VALUES (NULL, (SELECT id FROM `regions` WHERE name = 'Vrancea'), 'Bord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Broșteni</text:p>
          </table:table-cell>
          <table:table-cell/>
          <table:table-cell table:formula="of:=CONCATENATE([.$C$91];[.A3257];[.$K$91];[.B3257];[.$L$91])" office:value-type="string" office:string-value="INSERT INTO `cities` (`id`, `region_id`, `name`) VALUES (NULL, (SELECT id FROM `regions` WHERE name = 'Vrancea'), 'Broșteni');" calcext:value-type="string">
            <text:p>INSERT INTO `cities` (`id`, `region_id`, `name`) VALUES (NULL, (SELECT id FROM `regions` WHERE name = 'Vrancea'), 'Broșt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Câmpineanca</text:p>
          </table:table-cell>
          <table:table-cell/>
          <table:table-cell table:formula="of:=CONCATENATE([.$C$91];[.A3258];[.$K$91];[.B3258];[.$L$91])" office:value-type="string" office:string-value="INSERT INTO `cities` (`id`, `region_id`, `name`) VALUES (NULL, (SELECT id FROM `regions` WHERE name = 'Vrancea'), 'Câmpineanca');" calcext:value-type="string">
            <text:p>INSERT INTO `cities` (`id`, `region_id`, `name`) VALUES (NULL, (SELECT id FROM `regions` WHERE name = 'Vrancea'), 'Câmpinean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Câmpuri</text:p>
          </table:table-cell>
          <table:table-cell/>
          <table:table-cell table:formula="of:=CONCATENATE([.$C$91];[.A3259];[.$K$91];[.B3259];[.$L$91])" office:value-type="string" office:string-value="INSERT INTO `cities` (`id`, `region_id`, `name`) VALUES (NULL, (SELECT id FROM `regions` WHERE name = 'Vrancea'), 'Câmpuri');" calcext:value-type="string">
            <text:p>INSERT INTO `cities` (`id`, `region_id`, `name`) VALUES (NULL, (SELECT id FROM `regions` WHERE name = 'Vrancea'), 'Câmpu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Cârligele</text:p>
          </table:table-cell>
          <table:table-cell/>
          <table:table-cell table:formula="of:=CONCATENATE([.$C$91];[.A3260];[.$K$91];[.B3260];[.$L$91])" office:value-type="string" office:string-value="INSERT INTO `cities` (`id`, `region_id`, `name`) VALUES (NULL, (SELECT id FROM `regions` WHERE name = 'Vrancea'), 'Cârligele');" calcext:value-type="string">
            <text:p>INSERT INTO `cities` (`id`, `region_id`, `name`) VALUES (NULL, (SELECT id FROM `regions` WHERE name = 'Vrancea'), 'Cârligel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Chiojdeni</text:p>
          </table:table-cell>
          <table:table-cell/>
          <table:table-cell table:formula="of:=CONCATENATE([.$C$91];[.A3261];[.$K$91];[.B3261];[.$L$91])" office:value-type="string" office:string-value="INSERT INTO `cities` (`id`, `region_id`, `name`) VALUES (NULL, (SELECT id FROM `regions` WHERE name = 'Vrancea'), 'Chiojdeni');" calcext:value-type="string">
            <text:p>INSERT INTO `cities` (`id`, `region_id`, `name`) VALUES (NULL, (SELECT id FROM `regions` WHERE name = 'Vrancea'), 'Chiojd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Ciorăști</text:p>
          </table:table-cell>
          <table:table-cell/>
          <table:table-cell table:formula="of:=CONCATENATE([.$C$91];[.A3262];[.$K$91];[.B3262];[.$L$91])" office:value-type="string" office:string-value="INSERT INTO `cities` (`id`, `region_id`, `name`) VALUES (NULL, (SELECT id FROM `regions` WHERE name = 'Vrancea'), 'Ciorăști');" calcext:value-type="string">
            <text:p>INSERT INTO `cities` (`id`, `region_id`, `name`) VALUES (NULL, (SELECT id FROM `regions` WHERE name = 'Vrancea'), 'Cioră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Corbița</text:p>
          </table:table-cell>
          <table:table-cell/>
          <table:table-cell table:formula="of:=CONCATENATE([.$C$91];[.A3263];[.$K$91];[.B3263];[.$L$91])" office:value-type="string" office:string-value="INSERT INTO `cities` (`id`, `region_id`, `name`) VALUES (NULL, (SELECT id FROM `regions` WHERE name = 'Vrancea'), 'Corbița');" calcext:value-type="string">
            <text:p>INSERT INTO `cities` (`id`, `region_id`, `name`) VALUES (NULL, (SELECT id FROM `regions` WHERE name = 'Vrancea'), 'Corb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Cotești</text:p>
          </table:table-cell>
          <table:table-cell/>
          <table:table-cell table:formula="of:=CONCATENATE([.$C$91];[.A3264];[.$K$91];[.B3264];[.$L$91])" office:value-type="string" office:string-value="INSERT INTO `cities` (`id`, `region_id`, `name`) VALUES (NULL, (SELECT id FROM `regions` WHERE name = 'Vrancea'), 'Cotești');" calcext:value-type="string">
            <text:p>INSERT INTO `cities` (`id`, `region_id`, `name`) VALUES (NULL, (SELECT id FROM `regions` WHERE name = 'Vrancea'), 'Cot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Dumbrăveni</text:p>
          </table:table-cell>
          <table:table-cell/>
          <table:table-cell table:formula="of:=CONCATENATE([.$C$91];[.A3265];[.$K$91];[.B3265];[.$L$91])" office:value-type="string" office:string-value="INSERT INTO `cities` (`id`, `region_id`, `name`) VALUES (NULL, (SELECT id FROM `regions` WHERE name = 'Vrancea'), 'Dumbrăveni');" calcext:value-type="string">
            <text:p>INSERT INTO `cities` (`id`, `region_id`, `name`) VALUES (NULL, (SELECT id FROM `regions` WHERE name = 'Vrancea'), 'Dumbrăv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Dumitrești</text:p>
          </table:table-cell>
          <table:table-cell/>
          <table:table-cell table:formula="of:=CONCATENATE([.$C$91];[.A3266];[.$K$91];[.B3266];[.$L$91])" office:value-type="string" office:string-value="INSERT INTO `cities` (`id`, `region_id`, `name`) VALUES (NULL, (SELECT id FROM `regions` WHERE name = 'Vrancea'), 'Dumitrești');" calcext:value-type="string">
            <text:p>INSERT INTO `cities` (`id`, `region_id`, `name`) VALUES (NULL, (SELECT id FROM `regions` WHERE name = 'Vrancea'), 'Dumit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Fitionești</text:p>
          </table:table-cell>
          <table:table-cell/>
          <table:table-cell table:formula="of:=CONCATENATE([.$C$91];[.A3267];[.$K$91];[.B3267];[.$L$91])" office:value-type="string" office:string-value="INSERT INTO `cities` (`id`, `region_id`, `name`) VALUES (NULL, (SELECT id FROM `regions` WHERE name = 'Vrancea'), 'Fitionești');" calcext:value-type="string">
            <text:p>INSERT INTO `cities` (`id`, `region_id`, `name`) VALUES (NULL, (SELECT id FROM `regions` WHERE name = 'Vrancea'), 'Fitio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Focșani</text:p>
          </table:table-cell>
          <table:table-cell/>
          <table:table-cell table:formula="of:=CONCATENATE([.$C$91];[.A3268];[.$K$91];[.B3268];[.$L$91])" office:value-type="string" office:string-value="INSERT INTO `cities` (`id`, `region_id`, `name`) VALUES (NULL, (SELECT id FROM `regions` WHERE name = 'Vrancea'), 'Focșani');" calcext:value-type="string">
            <text:p>INSERT INTO `cities` (`id`, `region_id`, `name`) VALUES (NULL, (SELECT id FROM `regions` WHERE name = 'Vrancea'), 'Focșa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Garoafa</text:p>
          </table:table-cell>
          <table:table-cell/>
          <table:table-cell table:formula="of:=CONCATENATE([.$C$91];[.A3269];[.$K$91];[.B3269];[.$L$91])" office:value-type="string" office:string-value="INSERT INTO `cities` (`id`, `region_id`, `name`) VALUES (NULL, (SELECT id FROM `regions` WHERE name = 'Vrancea'), 'Garoafa');" calcext:value-type="string">
            <text:p>INSERT INTO `cities` (`id`, `region_id`, `name`) VALUES (NULL, (SELECT id FROM `regions` WHERE name = 'Vrancea'), 'Garoaf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Golești</text:p>
          </table:table-cell>
          <table:table-cell/>
          <table:table-cell table:formula="of:=CONCATENATE([.$C$91];[.A3270];[.$K$91];[.B3270];[.$L$91])" office:value-type="string" office:string-value="INSERT INTO `cities` (`id`, `region_id`, `name`) VALUES (NULL, (SELECT id FROM `regions` WHERE name = 'Vrancea'), 'Golești');" calcext:value-type="string">
            <text:p>INSERT INTO `cities` (`id`, `region_id`, `name`) VALUES (NULL, (SELECT id FROM `regions` WHERE name = 'Vrancea'), 'Go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Gologanu</text:p>
          </table:table-cell>
          <table:table-cell/>
          <table:table-cell table:formula="of:=CONCATENATE([.$C$91];[.A3271];[.$K$91];[.B3271];[.$L$91])" office:value-type="string" office:string-value="INSERT INTO `cities` (`id`, `region_id`, `name`) VALUES (NULL, (SELECT id FROM `regions` WHERE name = 'Vrancea'), 'Gologanu');" calcext:value-type="string">
            <text:p>INSERT INTO `cities` (`id`, `region_id`, `name`) VALUES (NULL, (SELECT id FROM `regions` WHERE name = 'Vrancea'), 'Golog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Gugești</text:p>
          </table:table-cell>
          <table:table-cell/>
          <table:table-cell table:formula="of:=CONCATENATE([.$C$91];[.A3272];[.$K$91];[.B3272];[.$L$91])" office:value-type="string" office:string-value="INSERT INTO `cities` (`id`, `region_id`, `name`) VALUES (NULL, (SELECT id FROM `regions` WHERE name = 'Vrancea'), 'Gugești');" calcext:value-type="string">
            <text:p>INSERT INTO `cities` (`id`, `region_id`, `name`) VALUES (NULL, (SELECT id FROM `regions` WHERE name = 'Vrancea'), 'Gug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Gura Caliței</text:p>
          </table:table-cell>
          <table:table-cell/>
          <table:table-cell table:formula="of:=CONCATENATE([.$C$91];[.A3273];[.$K$91];[.B3273];[.$L$91])" office:value-type="string" office:string-value="INSERT INTO `cities` (`id`, `region_id`, `name`) VALUES (NULL, (SELECT id FROM `regions` WHERE name = 'Vrancea'), 'Gura Caliței');" calcext:value-type="string">
            <text:p>INSERT INTO `cities` (`id`, `region_id`, `name`) VALUES (NULL, (SELECT id FROM `regions` WHERE name = 'Vrancea'), 'Gura Caliț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Homocea</text:p>
          </table:table-cell>
          <table:table-cell/>
          <table:table-cell table:formula="of:=CONCATENATE([.$C$91];[.A3274];[.$K$91];[.B3274];[.$L$91])" office:value-type="string" office:string-value="INSERT INTO `cities` (`id`, `region_id`, `name`) VALUES (NULL, (SELECT id FROM `regions` WHERE name = 'Vrancea'), 'Homocea');" calcext:value-type="string">
            <text:p>INSERT INTO `cities` (`id`, `region_id`, `name`) VALUES (NULL, (SELECT id FROM `regions` WHERE name = 'Vrancea'), 'Homoc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Jariștea</text:p>
          </table:table-cell>
          <table:table-cell/>
          <table:table-cell table:formula="of:=CONCATENATE([.$C$91];[.A3275];[.$K$91];[.B3275];[.$L$91])" office:value-type="string" office:string-value="INSERT INTO `cities` (`id`, `region_id`, `name`) VALUES (NULL, (SELECT id FROM `regions` WHERE name = 'Vrancea'), 'Jariștea');" calcext:value-type="string">
            <text:p>INSERT INTO `cities` (`id`, `region_id`, `name`) VALUES (NULL, (SELECT id FROM `regions` WHERE name = 'Vrancea'), 'Jarișt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Jitia</text:p>
          </table:table-cell>
          <table:table-cell/>
          <table:table-cell table:formula="of:=CONCATENATE([.$C$91];[.A3276];[.$K$91];[.B3276];[.$L$91])" office:value-type="string" office:string-value="INSERT INTO `cities` (`id`, `region_id`, `name`) VALUES (NULL, (SELECT id FROM `regions` WHERE name = 'Vrancea'), 'Jitia');" calcext:value-type="string">
            <text:p>INSERT INTO `cities` (`id`, `region_id`, `name`) VALUES (NULL, (SELECT id FROM `regions` WHERE name = 'Vrancea'), 'Jit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Măicănești</text:p>
          </table:table-cell>
          <table:table-cell/>
          <table:table-cell table:formula="of:=CONCATENATE([.$C$91];[.A3277];[.$K$91];[.B3277];[.$L$91])" office:value-type="string" office:string-value="INSERT INTO `cities` (`id`, `region_id`, `name`) VALUES (NULL, (SELECT id FROM `regions` WHERE name = 'Vrancea'), 'Măicănești');" calcext:value-type="string">
            <text:p>INSERT INTO `cities` (`id`, `region_id`, `name`) VALUES (NULL, (SELECT id FROM `regions` WHERE name = 'Vrancea'), 'Măic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Mărășești</text:p>
          </table:table-cell>
          <table:table-cell/>
          <table:table-cell table:formula="of:=CONCATENATE([.$C$91];[.A3278];[.$K$91];[.B3278];[.$L$91])" office:value-type="string" office:string-value="INSERT INTO `cities` (`id`, `region_id`, `name`) VALUES (NULL, (SELECT id FROM `regions` WHERE name = 'Vrancea'), 'Mărășești');" calcext:value-type="string">
            <text:p>INSERT INTO `cities` (`id`, `region_id`, `name`) VALUES (NULL, (SELECT id FROM `regions` WHERE name = 'Vrancea'), 'Mărăș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Mera</text:p>
          </table:table-cell>
          <table:table-cell/>
          <table:table-cell table:formula="of:=CONCATENATE([.$C$91];[.A3279];[.$K$91];[.B3279];[.$L$91])" office:value-type="string" office:string-value="INSERT INTO `cities` (`id`, `region_id`, `name`) VALUES (NULL, (SELECT id FROM `regions` WHERE name = 'Vrancea'), 'Mera');" calcext:value-type="string">
            <text:p>INSERT INTO `cities` (`id`, `region_id`, `name`) VALUES (NULL, (SELECT id FROM `regions` WHERE name = 'Vrancea'), 'Me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Milcovul</text:p>
          </table:table-cell>
          <table:table-cell/>
          <table:table-cell table:formula="of:=CONCATENATE([.$C$91];[.A3280];[.$K$91];[.B3280];[.$L$91])" office:value-type="string" office:string-value="INSERT INTO `cities` (`id`, `region_id`, `name`) VALUES (NULL, (SELECT id FROM `regions` WHERE name = 'Vrancea'), 'Milcovul');" calcext:value-type="string">
            <text:p>INSERT INTO `cities` (`id`, `region_id`, `name`) VALUES (NULL, (SELECT id FROM `regions` WHERE name = 'Vrancea'), 'Milcovul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Movilița</text:p>
          </table:table-cell>
          <table:table-cell/>
          <table:table-cell table:formula="of:=CONCATENATE([.$C$91];[.A3281];[.$K$91];[.B3281];[.$L$91])" office:value-type="string" office:string-value="INSERT INTO `cities` (`id`, `region_id`, `name`) VALUES (NULL, (SELECT id FROM `regions` WHERE name = 'Vrancea'), 'Movilița');" calcext:value-type="string">
            <text:p>INSERT INTO `cities` (`id`, `region_id`, `name`) VALUES (NULL, (SELECT id FROM `regions` WHERE name = 'Vrancea'), 'Movil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Nănești</text:p>
          </table:table-cell>
          <table:table-cell/>
          <table:table-cell table:formula="of:=CONCATENATE([.$C$91];[.A3282];[.$K$91];[.B3282];[.$L$91])" office:value-type="string" office:string-value="INSERT INTO `cities` (`id`, `region_id`, `name`) VALUES (NULL, (SELECT id FROM `regions` WHERE name = 'Vrancea'), 'Nănești');" calcext:value-type="string">
            <text:p>INSERT INTO `cities` (`id`, `region_id`, `name`) VALUES (NULL, (SELECT id FROM `regions` WHERE name = 'Vrancea'), 'Nă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Năruja</text:p>
          </table:table-cell>
          <table:table-cell/>
          <table:table-cell table:formula="of:=CONCATENATE([.$C$91];[.A3283];[.$K$91];[.B3283];[.$L$91])" office:value-type="string" office:string-value="INSERT INTO `cities` (`id`, `region_id`, `name`) VALUES (NULL, (SELECT id FROM `regions` WHERE name = 'Vrancea'), 'Năruja');" calcext:value-type="string">
            <text:p>INSERT INTO `cities` (`id`, `region_id`, `name`) VALUES (NULL, (SELECT id FROM `regions` WHERE name = 'Vrancea'), 'Năruj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Negrilești</text:p>
          </table:table-cell>
          <table:table-cell/>
          <table:table-cell table:formula="of:=CONCATENATE([.$C$91];[.A3284];[.$K$91];[.B3284];[.$L$91])" office:value-type="string" office:string-value="INSERT INTO `cities` (`id`, `region_id`, `name`) VALUES (NULL, (SELECT id FROM `regions` WHERE name = 'Vrancea'), 'Negrilești');" calcext:value-type="string">
            <text:p>INSERT INTO `cities` (`id`, `region_id`, `name`) VALUES (NULL, (SELECT id FROM `regions` WHERE name = 'Vrancea'), 'Negri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Nereju</text:p>
          </table:table-cell>
          <table:table-cell/>
          <table:table-cell table:formula="of:=CONCATENATE([.$C$91];[.A3285];[.$K$91];[.B3285];[.$L$91])" office:value-type="string" office:string-value="INSERT INTO `cities` (`id`, `region_id`, `name`) VALUES (NULL, (SELECT id FROM `regions` WHERE name = 'Vrancea'), 'Nereju');" calcext:value-type="string">
            <text:p>INSERT INTO `cities` (`id`, `region_id`, `name`) VALUES (NULL, (SELECT id FROM `regions` WHERE name = 'Vrancea'), 'Nerej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Nistorești</text:p>
          </table:table-cell>
          <table:table-cell/>
          <table:table-cell table:formula="of:=CONCATENATE([.$C$91];[.A3286];[.$K$91];[.B3286];[.$L$91])" office:value-type="string" office:string-value="INSERT INTO `cities` (`id`, `region_id`, `name`) VALUES (NULL, (SELECT id FROM `regions` WHERE name = 'Vrancea'), 'Nistorești');" calcext:value-type="string">
            <text:p>INSERT INTO `cities` (`id`, `region_id`, `name`) VALUES (NULL, (SELECT id FROM `regions` WHERE name = 'Vrancea'), 'Nistor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Obrejița</text:p>
          </table:table-cell>
          <table:table-cell/>
          <table:table-cell table:formula="of:=CONCATENATE([.$C$91];[.A3287];[.$K$91];[.B3287];[.$L$91])" office:value-type="string" office:string-value="INSERT INTO `cities` (`id`, `region_id`, `name`) VALUES (NULL, (SELECT id FROM `regions` WHERE name = 'Vrancea'), 'Obrejița');" calcext:value-type="string">
            <text:p>INSERT INTO `cities` (`id`, `region_id`, `name`) VALUES (NULL, (SELECT id FROM `regions` WHERE name = 'Vrancea'), 'Obrejiț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Odobești</text:p>
          </table:table-cell>
          <table:table-cell/>
          <table:table-cell table:formula="of:=CONCATENATE([.$C$91];[.A3288];[.$K$91];[.B3288];[.$L$91])" office:value-type="string" office:string-value="INSERT INTO `cities` (`id`, `region_id`, `name`) VALUES (NULL, (SELECT id FROM `regions` WHERE name = 'Vrancea'), 'Odobești');" calcext:value-type="string">
            <text:p>INSERT INTO `cities` (`id`, `region_id`, `name`) VALUES (NULL, (SELECT id FROM `regions` WHERE name = 'Vrancea'), 'Odob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Paltin</text:p>
          </table:table-cell>
          <table:table-cell/>
          <table:table-cell table:formula="of:=CONCATENATE([.$C$91];[.A3289];[.$K$91];[.B3289];[.$L$91])" office:value-type="string" office:string-value="INSERT INTO `cities` (`id`, `region_id`, `name`) VALUES (NULL, (SELECT id FROM `regions` WHERE name = 'Vrancea'), 'Paltin');" calcext:value-type="string">
            <text:p>INSERT INTO `cities` (`id`, `region_id`, `name`) VALUES (NULL, (SELECT id FROM `regions` WHERE name = 'Vrancea'), 'Paltin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Panciu</text:p>
          </table:table-cell>
          <table:table-cell/>
          <table:table-cell table:formula="of:=CONCATENATE([.$C$91];[.A3290];[.$K$91];[.B3290];[.$L$91])" office:value-type="string" office:string-value="INSERT INTO `cities` (`id`, `region_id`, `name`) VALUES (NULL, (SELECT id FROM `regions` WHERE name = 'Vrancea'), 'Panciu');" calcext:value-type="string">
            <text:p>INSERT INTO `cities` (`id`, `region_id`, `name`) VALUES (NULL, (SELECT id FROM `regions` WHERE name = 'Vrancea'), 'Panc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Păulești</text:p>
          </table:table-cell>
          <table:table-cell/>
          <table:table-cell table:formula="of:=CONCATENATE([.$C$91];[.A3291];[.$K$91];[.B3291];[.$L$91])" office:value-type="string" office:string-value="INSERT INTO `cities` (`id`, `region_id`, `name`) VALUES (NULL, (SELECT id FROM `regions` WHERE name = 'Vrancea'), 'Păulești');" calcext:value-type="string">
            <text:p>INSERT INTO `cities` (`id`, `region_id`, `name`) VALUES (NULL, (SELECT id FROM `regions` WHERE name = 'Vrancea'), 'Păul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Păunești</text:p>
          </table:table-cell>
          <table:table-cell/>
          <table:table-cell table:formula="of:=CONCATENATE([.$C$91];[.A3292];[.$K$91];[.B3292];[.$L$91])" office:value-type="string" office:string-value="INSERT INTO `cities` (`id`, `region_id`, `name`) VALUES (NULL, (SELECT id FROM `regions` WHERE name = 'Vrancea'), 'Păunești');" calcext:value-type="string">
            <text:p>INSERT INTO `cities` (`id`, `region_id`, `name`) VALUES (NULL, (SELECT id FROM `regions` WHERE name = 'Vrancea'), 'Pău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Ploscuțeni</text:p>
          </table:table-cell>
          <table:table-cell/>
          <table:table-cell table:formula="of:=CONCATENATE([.$C$91];[.A3293];[.$K$91];[.B3293];[.$L$91])" office:value-type="string" office:string-value="INSERT INTO `cities` (`id`, `region_id`, `name`) VALUES (NULL, (SELECT id FROM `regions` WHERE name = 'Vrancea'), 'Ploscuțeni');" calcext:value-type="string">
            <text:p>INSERT INTO `cities` (`id`, `region_id`, `name`) VALUES (NULL, (SELECT id FROM `regions` WHERE name = 'Vrancea'), 'Ploscuțen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Poiana Cristei</text:p>
          </table:table-cell>
          <table:table-cell/>
          <table:table-cell table:formula="of:=CONCATENATE([.$C$91];[.A3294];[.$K$91];[.B3294];[.$L$91])" office:value-type="string" office:string-value="INSERT INTO `cities` (`id`, `region_id`, `name`) VALUES (NULL, (SELECT id FROM `regions` WHERE name = 'Vrancea'), 'Poiana Cristei');" calcext:value-type="string">
            <text:p>INSERT INTO `cities` (`id`, `region_id`, `name`) VALUES (NULL, (SELECT id FROM `regions` WHERE name = 'Vrancea'), 'Poiana Criste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Popești</text:p>
          </table:table-cell>
          <table:table-cell/>
          <table:table-cell table:formula="of:=CONCATENATE([.$C$91];[.A3295];[.$K$91];[.B3295];[.$L$91])" office:value-type="string" office:string-value="INSERT INTO `cities` (`id`, `region_id`, `name`) VALUES (NULL, (SELECT id FROM `regions` WHERE name = 'Vrancea'), 'Popești');" calcext:value-type="string">
            <text:p>INSERT INTO `cities` (`id`, `region_id`, `name`) VALUES (NULL, (SELECT id FROM `regions` WHERE name = 'Vrancea'), 'Pop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Pufești</text:p>
          </table:table-cell>
          <table:table-cell/>
          <table:table-cell table:formula="of:=CONCATENATE([.$C$91];[.A3296];[.$K$91];[.B3296];[.$L$91])" office:value-type="string" office:string-value="INSERT INTO `cities` (`id`, `region_id`, `name`) VALUES (NULL, (SELECT id FROM `regions` WHERE name = 'Vrancea'), 'Pufești');" calcext:value-type="string">
            <text:p>INSERT INTO `cities` (`id`, `region_id`, `name`) VALUES (NULL, (SELECT id FROM `regions` WHERE name = 'Vrancea'), 'Puf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Răcoasa</text:p>
          </table:table-cell>
          <table:table-cell/>
          <table:table-cell table:formula="of:=CONCATENATE([.$C$91];[.A3297];[.$K$91];[.B3297];[.$L$91])" office:value-type="string" office:string-value="INSERT INTO `cities` (`id`, `region_id`, `name`) VALUES (NULL, (SELECT id FROM `regions` WHERE name = 'Vrancea'), 'Răcoasa');" calcext:value-type="string">
            <text:p>INSERT INTO `cities` (`id`, `region_id`, `name`) VALUES (NULL, (SELECT id FROM `regions` WHERE name = 'Vrancea'), 'Răcoas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Răstoaca</text:p>
          </table:table-cell>
          <table:table-cell/>
          <table:table-cell table:formula="of:=CONCATENATE([.$C$91];[.A3298];[.$K$91];[.B3298];[.$L$91])" office:value-type="string" office:string-value="INSERT INTO `cities` (`id`, `region_id`, `name`) VALUES (NULL, (SELECT id FROM `regions` WHERE name = 'Vrancea'), 'Răstoaca');" calcext:value-type="string">
            <text:p>INSERT INTO `cities` (`id`, `region_id`, `name`) VALUES (NULL, (SELECT id FROM `regions` WHERE name = 'Vrancea'), 'Răstoa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Reghiu</text:p>
          </table:table-cell>
          <table:table-cell/>
          <table:table-cell table:formula="of:=CONCATENATE([.$C$91];[.A3299];[.$K$91];[.B3299];[.$L$91])" office:value-type="string" office:string-value="INSERT INTO `cities` (`id`, `region_id`, `name`) VALUES (NULL, (SELECT id FROM `regions` WHERE name = 'Vrancea'), 'Reghiu');" calcext:value-type="string">
            <text:p>INSERT INTO `cities` (`id`, `region_id`, `name`) VALUES (NULL, (SELECT id FROM `regions` WHERE name = 'Vrancea'), 'Regh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Ruginești</text:p>
          </table:table-cell>
          <table:table-cell/>
          <table:table-cell table:formula="of:=CONCATENATE([.$C$91];[.A3300];[.$K$91];[.B3300];[.$L$91])" office:value-type="string" office:string-value="INSERT INTO `cities` (`id`, `region_id`, `name`) VALUES (NULL, (SELECT id FROM `regions` WHERE name = 'Vrancea'), 'Ruginești');" calcext:value-type="string">
            <text:p>INSERT INTO `cities` (`id`, `region_id`, `name`) VALUES (NULL, (SELECT id FROM `regions` WHERE name = 'Vrancea'), 'Rugin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Sihlea</text:p>
          </table:table-cell>
          <table:table-cell/>
          <table:table-cell table:formula="of:=CONCATENATE([.$C$91];[.A3301];[.$K$91];[.B3301];[.$L$91])" office:value-type="string" office:string-value="INSERT INTO `cities` (`id`, `region_id`, `name`) VALUES (NULL, (SELECT id FROM `regions` WHERE name = 'Vrancea'), 'Sihlea');" calcext:value-type="string">
            <text:p>INSERT INTO `cities` (`id`, `region_id`, `name`) VALUES (NULL, (SELECT id FROM `regions` WHERE name = 'Vrancea'), 'Sihle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Slobozia Bradului</text:p>
          </table:table-cell>
          <table:table-cell/>
          <table:table-cell table:formula="of:=CONCATENATE([.$C$91];[.A3302];[.$K$91];[.B3302];[.$L$91])" office:value-type="string" office:string-value="INSERT INTO `cities` (`id`, `region_id`, `name`) VALUES (NULL, (SELECT id FROM `regions` WHERE name = 'Vrancea'), 'Slobozia Bradului');" calcext:value-type="string">
            <text:p>INSERT INTO `cities` (`id`, `region_id`, `name`) VALUES (NULL, (SELECT id FROM `regions` WHERE name = 'Vrancea'), 'Slobozia Bradulu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Slobozia Ciorăști</text:p>
          </table:table-cell>
          <table:table-cell/>
          <table:table-cell table:formula="of:=CONCATENATE([.$C$91];[.A3303];[.$K$91];[.B3303];[.$L$91])" office:value-type="string" office:string-value="INSERT INTO `cities` (`id`, `region_id`, `name`) VALUES (NULL, (SELECT id FROM `regions` WHERE name = 'Vrancea'), 'Slobozia Ciorăști');" calcext:value-type="string">
            <text:p>INSERT INTO `cities` (`id`, `region_id`, `name`) VALUES (NULL, (SELECT id FROM `regions` WHERE name = 'Vrancea'), 'Slobozia Cioră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Soveja</text:p>
          </table:table-cell>
          <table:table-cell/>
          <table:table-cell table:formula="of:=CONCATENATE([.$C$91];[.A3304];[.$K$91];[.B3304];[.$L$91])" office:value-type="string" office:string-value="INSERT INTO `cities` (`id`, `region_id`, `name`) VALUES (NULL, (SELECT id FROM `regions` WHERE name = 'Vrancea'), 'Soveja');" calcext:value-type="string">
            <text:p>INSERT INTO `cities` (`id`, `region_id`, `name`) VALUES (NULL, (SELECT id FROM `regions` WHERE name = 'Vrancea'), 'Sovej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Spulber</text:p>
          </table:table-cell>
          <table:table-cell/>
          <table:table-cell table:formula="of:=CONCATENATE([.$C$91];[.A3305];[.$K$91];[.B3305];[.$L$91])" office:value-type="string" office:string-value="INSERT INTO `cities` (`id`, `region_id`, `name`) VALUES (NULL, (SELECT id FROM `regions` WHERE name = 'Vrancea'), 'Spulber');" calcext:value-type="string">
            <text:p>INSERT INTO `cities` (`id`, `region_id`, `name`) VALUES (NULL, (SELECT id FROM `regions` WHERE name = 'Vrancea'), 'Spulber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Străoane</text:p>
          </table:table-cell>
          <table:table-cell/>
          <table:table-cell table:formula="of:=CONCATENATE([.$C$91];[.A3306];[.$K$91];[.B3306];[.$L$91])" office:value-type="string" office:string-value="INSERT INTO `cities` (`id`, `region_id`, `name`) VALUES (NULL, (SELECT id FROM `regions` WHERE name = 'Vrancea'), 'Străoane');" calcext:value-type="string">
            <text:p>INSERT INTO `cities` (`id`, `region_id`, `name`) VALUES (NULL, (SELECT id FROM `regions` WHERE name = 'Vrancea'), 'Străoane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Suraia</text:p>
          </table:table-cell>
          <table:table-cell/>
          <table:table-cell table:formula="of:=CONCATENATE([.$C$91];[.A3307];[.$K$91];[.B3307];[.$L$91])" office:value-type="string" office:string-value="INSERT INTO `cities` (`id`, `region_id`, `name`) VALUES (NULL, (SELECT id FROM `regions` WHERE name = 'Vrancea'), 'Suraia');" calcext:value-type="string">
            <text:p>INSERT INTO `cities` (`id`, `region_id`, `name`) VALUES (NULL, (SELECT id FROM `regions` WHERE name = 'Vrancea'), 'Sur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Tâmboești</text:p>
          </table:table-cell>
          <table:table-cell/>
          <table:table-cell table:formula="of:=CONCATENATE([.$C$91];[.A3308];[.$K$91];[.B3308];[.$L$91])" office:value-type="string" office:string-value="INSERT INTO `cities` (`id`, `region_id`, `name`) VALUES (NULL, (SELECT id FROM `regions` WHERE name = 'Vrancea'), 'Tâmboești');" calcext:value-type="string">
            <text:p>INSERT INTO `cities` (`id`, `region_id`, `name`) VALUES (NULL, (SELECT id FROM `regions` WHERE name = 'Vrancea'), 'Tâmbo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Tănăsoaia</text:p>
          </table:table-cell>
          <table:table-cell/>
          <table:table-cell table:formula="of:=CONCATENATE([.$C$91];[.A3309];[.$K$91];[.B3309];[.$L$91])" office:value-type="string" office:string-value="INSERT INTO `cities` (`id`, `region_id`, `name`) VALUES (NULL, (SELECT id FROM `regions` WHERE name = 'Vrancea'), 'Tănăsoaia');" calcext:value-type="string">
            <text:p>INSERT INTO `cities` (`id`, `region_id`, `name`) VALUES (NULL, (SELECT id FROM `regions` WHERE name = 'Vrancea'), 'Tănăso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Tătăranu</text:p>
          </table:table-cell>
          <table:table-cell/>
          <table:table-cell table:formula="of:=CONCATENATE([.$C$91];[.A3310];[.$K$91];[.B3310];[.$L$91])" office:value-type="string" office:string-value="INSERT INTO `cities` (`id`, `region_id`, `name`) VALUES (NULL, (SELECT id FROM `regions` WHERE name = 'Vrancea'), 'Tătăranu');" calcext:value-type="string">
            <text:p>INSERT INTO `cities` (`id`, `region_id`, `name`) VALUES (NULL, (SELECT id FROM `regions` WHERE name = 'Vrancea'), 'Tătăran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Țifești</text:p>
          </table:table-cell>
          <table:table-cell/>
          <table:table-cell table:formula="of:=CONCATENATE([.$C$91];[.A3311];[.$K$91];[.B3311];[.$L$91])" office:value-type="string" office:string-value="INSERT INTO `cities` (`id`, `region_id`, `name`) VALUES (NULL, (SELECT id FROM `regions` WHERE name = 'Vrancea'), 'Țifești');" calcext:value-type="string">
            <text:p>INSERT INTO `cities` (`id`, `region_id`, `name`) VALUES (NULL, (SELECT id FROM `regions` WHERE name = 'Vrancea'), 'Țif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Tulnici</text:p>
          </table:table-cell>
          <table:table-cell/>
          <table:table-cell table:formula="of:=CONCATENATE([.$C$91];[.A3312];[.$K$91];[.B3312];[.$L$91])" office:value-type="string" office:string-value="INSERT INTO `cities` (`id`, `region_id`, `name`) VALUES (NULL, (SELECT id FROM `regions` WHERE name = 'Vrancea'), 'Tulnici');" calcext:value-type="string">
            <text:p>INSERT INTO `cities` (`id`, `region_id`, `name`) VALUES (NULL, (SELECT id FROM `regions` WHERE name = 'Vrancea'), 'Tulnic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Urechești</text:p>
          </table:table-cell>
          <table:table-cell/>
          <table:table-cell table:formula="of:=CONCATENATE([.$C$91];[.A3313];[.$K$91];[.B3313];[.$L$91])" office:value-type="string" office:string-value="INSERT INTO `cities` (`id`, `region_id`, `name`) VALUES (NULL, (SELECT id FROM `regions` WHERE name = 'Vrancea'), 'Urechești');" calcext:value-type="string">
            <text:p>INSERT INTO `cities` (`id`, `region_id`, `name`) VALUES (NULL, (SELECT id FROM `regions` WHERE name = 'Vrancea'), 'Urecheșt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Valea Sării</text:p>
          </table:table-cell>
          <table:table-cell/>
          <table:table-cell table:formula="of:=CONCATENATE([.$C$91];[.A3314];[.$K$91];[.B3314];[.$L$91])" office:value-type="string" office:string-value="INSERT INTO `cities` (`id`, `region_id`, `name`) VALUES (NULL, (SELECT id FROM `regions` WHERE name = 'Vrancea'), 'Valea Sării');" calcext:value-type="string">
            <text:p>INSERT INTO `cities` (`id`, `region_id`, `name`) VALUES (NULL, (SELECT id FROM `regions` WHERE name = 'Vrancea'), 'Valea Sări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Vânători</text:p>
          </table:table-cell>
          <table:table-cell/>
          <table:table-cell table:formula="of:=CONCATENATE([.$C$91];[.A3315];[.$K$91];[.B3315];[.$L$91])" office:value-type="string" office:string-value="INSERT INTO `cities` (`id`, `region_id`, `name`) VALUES (NULL, (SELECT id FROM `regions` WHERE name = 'Vrancea'), 'Vânători');" calcext:value-type="string">
            <text:p>INSERT INTO `cities` (`id`, `region_id`, `name`) VALUES (NULL, (SELECT id FROM `regions` WHERE name = 'Vrancea'), 'Vânător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Vârteșcoiu</text:p>
          </table:table-cell>
          <table:table-cell/>
          <table:table-cell table:formula="of:=CONCATENATE([.$C$91];[.A3316];[.$K$91];[.B3316];[.$L$91])" office:value-type="string" office:string-value="INSERT INTO `cities` (`id`, `region_id`, `name`) VALUES (NULL, (SELECT id FROM `regions` WHERE name = 'Vrancea'), 'Vârteșcoiu');" calcext:value-type="string">
            <text:p>INSERT INTO `cities` (`id`, `region_id`, `name`) VALUES (NULL, (SELECT id FROM `regions` WHERE name = 'Vrancea'), 'Vârteșcoiu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Vidra</text:p>
          </table:table-cell>
          <table:table-cell/>
          <table:table-cell table:formula="of:=CONCATENATE([.$C$91];[.A3317];[.$K$91];[.B3317];[.$L$91])" office:value-type="string" office:string-value="INSERT INTO `cities` (`id`, `region_id`, `name`) VALUES (NULL, (SELECT id FROM `regions` WHERE name = 'Vrancea'), 'Vidra');" calcext:value-type="string">
            <text:p>INSERT INTO `cities` (`id`, `region_id`, `name`) VALUES (NULL, (SELECT id FROM `regions` WHERE name = 'Vrancea'), 'Vidr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Vintileasca</text:p>
          </table:table-cell>
          <table:table-cell/>
          <table:table-cell table:formula="of:=CONCATENATE([.$C$91];[.A3318];[.$K$91];[.B3318];[.$L$91])" office:value-type="string" office:string-value="INSERT INTO `cities` (`id`, `region_id`, `name`) VALUES (NULL, (SELECT id FROM `regions` WHERE name = 'Vrancea'), 'Vintileasca');" calcext:value-type="string">
            <text:p>INSERT INTO `cities` (`id`, `region_id`, `name`) VALUES (NULL, (SELECT id FROM `regions` WHERE name = 'Vrancea'), 'Vintileasc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Vizantea-Livezi</text:p>
          </table:table-cell>
          <table:table-cell/>
          <table:table-cell table:formula="of:=CONCATENATE([.$C$91];[.A3319];[.$K$91];[.B3319];[.$L$91])" office:value-type="string" office:string-value="INSERT INTO `cities` (`id`, `region_id`, `name`) VALUES (NULL, (SELECT id FROM `regions` WHERE name = 'Vrancea'), 'Vizantea-Livezi');" calcext:value-type="string">
            <text:p>INSERT INTO `cities` (`id`, `region_id`, `name`) VALUES (NULL, (SELECT id FROM `regions` WHERE name = 'Vrancea'), 'Vizantea-Livezi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Vrâncioaia</text:p>
          </table:table-cell>
          <table:table-cell/>
          <table:table-cell table:formula="of:=CONCATENATE([.$C$91];[.A3320];[.$K$91];[.B3320];[.$L$91])" office:value-type="string" office:string-value="INSERT INTO `cities` (`id`, `region_id`, `name`) VALUES (NULL, (SELECT id FROM `regions` WHERE name = 'Vrancea'), 'Vrâncioaia');" calcext:value-type="string">
            <text:p>INSERT INTO `cities` (`id`, `region_id`, `name`) VALUES (NULL, (SELECT id FROM `regions` WHERE name = 'Vrancea'), 'Vrâncioaia'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Vulturu</text:p>
          </table:table-cell>
          <table:table-cell/>
          <table:table-cell table:formula="of:=CONCATENATE([.$C$91];[.A3321];[.$K$91];[.B3321];[.$L$91])" office:value-type="string" office:string-value="INSERT INTO `cities` (`id`, `region_id`, `name`) VALUES (NULL, (SELECT id FROM `regions` WHERE name = 'Vrancea'), 'Vulturu');" calcext:value-type="string">
            <text:p>INSERT INTO `cities` (`id`, `region_id`, `name`) VALUES (NULL, (SELECT id FROM `regions` WHERE name = 'Vrancea'), 'Vulturu');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o" fo:country="R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.00.0000</text:date>, <text:time style:data-style-name="N2" text:time-value="09:50:46.8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09:39:49.422000000</meta:creation-date>
    <dc:date>2020-02-18T10:08:38.191000000</dc:date>
    <meta:editing-duration>PT28M26S</meta:editing-duration>
    <meta:editing-cycles>22</meta:editing-cycles>
    <meta:generator>LibreOffice/6.2.8.2$Windows_x86 LibreOffice_project/f82ddfca21ebc1e222a662a32b25c0c9d20169ee</meta:generator>
    <meta:document-statistic meta:table-count="1" meta:cell-count="9646" meta:object-count="0"/>
  </office:meta>
</office:document-meta>
</file>